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43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s_10000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7705362186115E+018" calcext:value-type="float">
            <text:p>1.47705362186115E+018</text:p>
          </table:table-cell>
          <table:table-cell office:value-type="float" office:value="1.47705362186489E+018" calcext:value-type="float">
            <text:p>1.47705362186489E+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7705362186168E+018" calcext:value-type="float">
            <text:p>1.47705362186168E+018</text:p>
          </table:table-cell>
          <table:table-cell office:value-type="float" office:value="1.47705362186644E+018" calcext:value-type="float">
            <text:p>1.47705362186644E+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770536218621E+018" calcext:value-type="float">
            <text:p>1.4770536218621E+018</text:p>
          </table:table-cell>
          <table:table-cell office:value-type="float" office:value="1.4770536218674E+018" calcext:value-type="float">
            <text:p>1.4770536218674E+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7705362186246E+018" calcext:value-type="float">
            <text:p>1.47705362186246E+018</text:p>
          </table:table-cell>
          <table:table-cell office:value-type="float" office:value="1.47705362186836E+018" calcext:value-type="float">
            <text:p>1.47705362186836E+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7705362186284E+018" calcext:value-type="float">
            <text:p>1.47705362186284E+018</text:p>
          </table:table-cell>
          <table:table-cell office:value-type="float" office:value="1.47705362186843E+018" calcext:value-type="float">
            <text:p>1.47705362186843E+0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770536218632E+018" calcext:value-type="float">
            <text:p>1.4770536218632E+018</text:p>
          </table:table-cell>
          <table:table-cell office:value-type="float" office:value="1.47705362186861E+018" calcext:value-type="float">
            <text:p>1.47705362186861E+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7705362186358E+018" calcext:value-type="float">
            <text:p>1.47705362186358E+018</text:p>
          </table:table-cell>
          <table:table-cell office:value-type="float" office:value="1.47705362186996E+018" calcext:value-type="float">
            <text:p>1.47705362186996E+0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7705362186397E+018" calcext:value-type="float">
            <text:p>1.47705362186397E+018</text:p>
          </table:table-cell>
          <table:table-cell office:value-type="float" office:value="1.47705362187003E+018" calcext:value-type="float">
            <text:p>1.47705362187003E+0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7705362186434E+018" calcext:value-type="float">
            <text:p>1.47705362186434E+018</text:p>
          </table:table-cell>
          <table:table-cell office:value-type="float" office:value="1.47705362187133E+018" calcext:value-type="float">
            <text:p>1.47705362187133E+0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7705362186469E+018" calcext:value-type="float">
            <text:p>1.47705362186469E+018</text:p>
          </table:table-cell>
          <table:table-cell office:value-type="float" office:value="1.47705362187227E+018" calcext:value-type="float">
            <text:p>1.47705362187227E+0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7705362186531E+018" calcext:value-type="float">
            <text:p>1.47705362186531E+018</text:p>
          </table:table-cell>
          <table:table-cell office:value-type="float" office:value="1.47705362187318E+018" calcext:value-type="float">
            <text:p>1.47705362187318E+0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7705362186582E+018" calcext:value-type="float">
            <text:p>1.47705362186582E+018</text:p>
          </table:table-cell>
          <table:table-cell office:value-type="float" office:value="1.47705362187514E+018" calcext:value-type="float">
            <text:p>1.47705362187514E+0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770536218662E+018" calcext:value-type="float">
            <text:p>1.4770536218662E+018</text:p>
          </table:table-cell>
          <table:table-cell office:value-type="float" office:value="1.47705362187869E+018" calcext:value-type="float">
            <text:p>1.47705362187869E+0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7705362186677E+018" calcext:value-type="float">
            <text:p>1.47705362186677E+018</text:p>
          </table:table-cell>
          <table:table-cell office:value-type="float" office:value="1.47705362187961E+018" calcext:value-type="float">
            <text:p>1.47705362187961E+0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7705362186713E+018" calcext:value-type="float">
            <text:p>1.47705362186713E+018</text:p>
          </table:table-cell>
          <table:table-cell office:value-type="float" office:value="1.47705362188264E+018" calcext:value-type="float">
            <text:p>1.47705362188264E+0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47705362186772E+018" calcext:value-type="float">
            <text:p>1.47705362186772E+018</text:p>
          </table:table-cell>
          <table:table-cell office:value-type="float" office:value="1.47705362188272E+018" calcext:value-type="float">
            <text:p>1.47705362188272E+0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47705362186809E+018" calcext:value-type="float">
            <text:p>1.47705362186809E+018</text:p>
          </table:table-cell>
          <table:table-cell office:value-type="float" office:value="1.47705362188278E+018" calcext:value-type="float">
            <text:p>1.47705362188278E+0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47705362186889E+018" calcext:value-type="float">
            <text:p>1.47705362186889E+018</text:p>
          </table:table-cell>
          <table:table-cell office:value-type="float" office:value="1.47705362188368E+018" calcext:value-type="float">
            <text:p>1.47705362188368E+0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47705362186929E+018" calcext:value-type="float">
            <text:p>1.47705362186929E+018</text:p>
          </table:table-cell>
          <table:table-cell office:value-type="float" office:value="1.47705362188468E+018" calcext:value-type="float">
            <text:p>1.47705362188468E+0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47705362186968E+018" calcext:value-type="float">
            <text:p>1.47705362186968E+018</text:p>
          </table:table-cell>
          <table:table-cell office:value-type="float" office:value="1.47705362188564E+018" calcext:value-type="float">
            <text:p>1.47705362188564E+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47705362187033E+018" calcext:value-type="float">
            <text:p>1.47705362187033E+018</text:p>
          </table:table-cell>
          <table:table-cell office:value-type="float" office:value="1.47705362188571E+018" calcext:value-type="float">
            <text:p>1.47705362188571E+0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47705362187073E+018" calcext:value-type="float">
            <text:p>1.47705362187073E+018</text:p>
          </table:table-cell>
          <table:table-cell office:value-type="float" office:value="1.47705362188671E+018" calcext:value-type="float">
            <text:p>1.47705362188671E+0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47705362187109E+018" calcext:value-type="float">
            <text:p>1.47705362187109E+018</text:p>
          </table:table-cell>
          <table:table-cell office:value-type="float" office:value="1.47705362188678E+018" calcext:value-type="float">
            <text:p>1.47705362188678E+0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47705362187164E+018" calcext:value-type="float">
            <text:p>1.47705362187164E+018</text:p>
          </table:table-cell>
          <table:table-cell office:value-type="float" office:value="1.47705362188731E+018" calcext:value-type="float">
            <text:p>1.47705362188731E+0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47705362187204E+018" calcext:value-type="float">
            <text:p>1.47705362187204E+018</text:p>
          </table:table-cell>
          <table:table-cell office:value-type="float" office:value="1.47705362188938E+018" calcext:value-type="float">
            <text:p>1.47705362188938E+0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47705362187259E+018" calcext:value-type="float">
            <text:p>1.47705362187259E+018</text:p>
          </table:table-cell>
          <table:table-cell office:value-type="float" office:value="1.47705362188969E+018" calcext:value-type="float">
            <text:p>1.47705362188969E+0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47705362187295E+018" calcext:value-type="float">
            <text:p>1.47705362187295E+018</text:p>
          </table:table-cell>
          <table:table-cell office:value-type="float" office:value="1.47705362189027E+018" calcext:value-type="float">
            <text:p>1.47705362189027E+0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47705362187349E+018" calcext:value-type="float">
            <text:p>1.47705362187349E+018</text:p>
          </table:table-cell>
          <table:table-cell office:value-type="float" office:value="1.47705362189182E+018" calcext:value-type="float">
            <text:p>1.47705362189182E+0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47705362187384E+018" calcext:value-type="float">
            <text:p>1.47705362187384E+018</text:p>
          </table:table-cell>
          <table:table-cell office:value-type="float" office:value="1.47705362189278E+018" calcext:value-type="float">
            <text:p>1.47705362189278E+0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47705362187419E+018" calcext:value-type="float">
            <text:p>1.47705362187419E+018</text:p>
          </table:table-cell>
          <table:table-cell office:value-type="float" office:value="1.47705362189368E+018" calcext:value-type="float">
            <text:p>1.47705362189368E+0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47705362187457E+018" calcext:value-type="float">
            <text:p>1.47705362187457E+018</text:p>
          </table:table-cell>
          <table:table-cell office:value-type="float" office:value="1.47705362189539E+018" calcext:value-type="float">
            <text:p>1.47705362189539E+0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47705362187492E+018" calcext:value-type="float">
            <text:p>1.47705362187492E+018</text:p>
          </table:table-cell>
          <table:table-cell office:value-type="float" office:value="1.47705362189678E+018" calcext:value-type="float">
            <text:p>1.47705362189678E+0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47705362187546E+018" calcext:value-type="float">
            <text:p>1.47705362187546E+018</text:p>
          </table:table-cell>
          <table:table-cell office:value-type="float" office:value="1.47705362189774E+018" calcext:value-type="float">
            <text:p>1.47705362189774E+0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47705362187586E+018" calcext:value-type="float">
            <text:p>1.47705362187586E+018</text:p>
          </table:table-cell>
          <table:table-cell office:value-type="float" office:value="1.4770536219006E+018" calcext:value-type="float">
            <text:p>1.4770536219006E+0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47705362187621E+018" calcext:value-type="float">
            <text:p>1.47705362187621E+018</text:p>
          </table:table-cell>
          <table:table-cell office:value-type="float" office:value="1.47705362190156E+018" calcext:value-type="float">
            <text:p>1.47705362190156E+0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47705362187656E+018" calcext:value-type="float">
            <text:p>1.47705362187656E+018</text:p>
          </table:table-cell>
          <table:table-cell office:value-type="float" office:value="1.47705362190259E+018" calcext:value-type="float">
            <text:p>1.47705362190259E+0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47705362187692E+018" calcext:value-type="float">
            <text:p>1.47705362187692E+018</text:p>
          </table:table-cell>
          <table:table-cell office:value-type="float" office:value="1.47705362190265E+018" calcext:value-type="float">
            <text:p>1.47705362190265E+0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4770536218773E+018" calcext:value-type="float">
            <text:p>1.4770536218773E+018</text:p>
          </table:table-cell>
          <table:table-cell office:value-type="float" office:value="1.47705362190271E+018" calcext:value-type="float">
            <text:p>1.47705362190271E+0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47705362187766E+018" calcext:value-type="float">
            <text:p>1.47705362187766E+018</text:p>
          </table:table-cell>
          <table:table-cell office:value-type="float" office:value="1.47705362190517E+018" calcext:value-type="float">
            <text:p>1.47705362190517E+0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47705362187805E+018" calcext:value-type="float">
            <text:p>1.47705362187805E+018</text:p>
          </table:table-cell>
          <table:table-cell office:value-type="float" office:value="1.47705362190525E+018" calcext:value-type="float">
            <text:p>1.47705362190525E+0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47705362187844E+018" calcext:value-type="float">
            <text:p>1.47705362187844E+018</text:p>
          </table:table-cell>
          <table:table-cell office:value-type="float" office:value="1.47705362190625E+018" calcext:value-type="float">
            <text:p>1.47705362190625E+0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47705362187902E+018" calcext:value-type="float">
            <text:p>1.47705362187902E+018</text:p>
          </table:table-cell>
          <table:table-cell office:value-type="float" office:value="1.47705362190666E+018" calcext:value-type="float">
            <text:p>1.47705362190666E+0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47705362187938E+018" calcext:value-type="float">
            <text:p>1.47705362187938E+018</text:p>
          </table:table-cell>
          <table:table-cell office:value-type="float" office:value="1.47705362190802E+018" calcext:value-type="float">
            <text:p>1.47705362190802E+0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4770536218799E+018" calcext:value-type="float">
            <text:p>1.4770536218799E+018</text:p>
          </table:table-cell>
          <table:table-cell office:value-type="float" office:value="1.47705362190823E+018" calcext:value-type="float">
            <text:p>1.47705362190823E+0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47705362188033E+018" calcext:value-type="float">
            <text:p>1.47705362188033E+018</text:p>
          </table:table-cell>
          <table:table-cell office:value-type="float" office:value="1.4770536219096E+018" calcext:value-type="float">
            <text:p>1.4770536219096E+0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47705362188069E+018" calcext:value-type="float">
            <text:p>1.47705362188069E+018</text:p>
          </table:table-cell>
          <table:table-cell office:value-type="float" office:value="1.47705362191086E+018" calcext:value-type="float">
            <text:p>1.47705362191086E+0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47705362188104E+018" calcext:value-type="float">
            <text:p>1.47705362188104E+018</text:p>
          </table:table-cell>
          <table:table-cell office:value-type="float" office:value="1.4770536219114E+018" calcext:value-type="float">
            <text:p>1.4770536219114E+0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47705362188143E+018" calcext:value-type="float">
            <text:p>1.47705362188143E+018</text:p>
          </table:table-cell>
          <table:table-cell office:value-type="float" office:value="1.47705362191311E+018" calcext:value-type="float">
            <text:p>1.47705362191311E+0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47705362188183E+018" calcext:value-type="float">
            <text:p>1.47705362188183E+018</text:p>
          </table:table-cell>
          <table:table-cell office:value-type="float" office:value="1.4770536219148E+018" calcext:value-type="float">
            <text:p>1.4770536219148E+0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47705362188221E+018" calcext:value-type="float">
            <text:p>1.47705362188221E+018</text:p>
          </table:table-cell>
          <table:table-cell office:value-type="float" office:value="1.47705362191713E+018" calcext:value-type="float">
            <text:p>1.47705362191713E+0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47705362188308E+018" calcext:value-type="float">
            <text:p>1.47705362188308E+018</text:p>
          </table:table-cell>
          <table:table-cell office:value-type="float" office:value="1.47705362191847E+018" calcext:value-type="float">
            <text:p>1.47705362191847E+0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47705362188344E+018" calcext:value-type="float">
            <text:p>1.47705362188344E+018</text:p>
          </table:table-cell>
          <table:table-cell office:value-type="float" office:value="1.47705362191889E+018" calcext:value-type="float">
            <text:p>1.47705362191889E+0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477053621884E+018" calcext:value-type="float">
            <text:p>1.477053621884E+018</text:p>
          </table:table-cell>
          <table:table-cell office:value-type="float" office:value="1.47705362191927E+018" calcext:value-type="float">
            <text:p>1.47705362191927E+0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47705362188441E+018" calcext:value-type="float">
            <text:p>1.47705362188441E+018</text:p>
          </table:table-cell>
          <table:table-cell office:value-type="float" office:value="1.47705362191933E+018" calcext:value-type="float">
            <text:p>1.47705362191933E+0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477053621885E+018" calcext:value-type="float">
            <text:p>1.477053621885E+018</text:p>
          </table:table-cell>
          <table:table-cell office:value-type="float" office:value="1.47705362191939E+018" calcext:value-type="float">
            <text:p>1.47705362191939E+0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47705362188536E+018" calcext:value-type="float">
            <text:p>1.47705362188536E+018</text:p>
          </table:table-cell>
          <table:table-cell office:value-type="float" office:value="1.47705362191945E+018" calcext:value-type="float">
            <text:p>1.47705362191945E+0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47705362188607E+018" calcext:value-type="float">
            <text:p>1.47705362188607E+018</text:p>
          </table:table-cell>
          <table:table-cell office:value-type="float" office:value="1.47705362192084E+018" calcext:value-type="float">
            <text:p>1.47705362192084E+0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47705362188644E+018" calcext:value-type="float">
            <text:p>1.47705362188644E+018</text:p>
          </table:table-cell>
          <table:table-cell office:value-type="float" office:value="1.4770536219218E+018" calcext:value-type="float">
            <text:p>1.4770536219218E+0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47705362188708E+018" calcext:value-type="float">
            <text:p>1.47705362188708E+018</text:p>
          </table:table-cell>
          <table:table-cell office:value-type="float" office:value="1.47705362192263E+018" calcext:value-type="float">
            <text:p>1.47705362192263E+0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47705362188762E+018" calcext:value-type="float">
            <text:p>1.47705362188762E+018</text:p>
          </table:table-cell>
          <table:table-cell office:value-type="float" office:value="1.47705362192414E+018" calcext:value-type="float">
            <text:p>1.47705362192414E+0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47705362188798E+018" calcext:value-type="float">
            <text:p>1.47705362188798E+018</text:p>
          </table:table-cell>
          <table:table-cell office:value-type="float" office:value="1.47705362192421E+018" calcext:value-type="float">
            <text:p>1.47705362192421E+01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47705362188836E+018" calcext:value-type="float">
            <text:p>1.47705362188836E+018</text:p>
          </table:table-cell>
          <table:table-cell office:value-type="float" office:value="1.47705362192427E+018" calcext:value-type="float">
            <text:p>1.47705362192427E+0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47705362188871E+018" calcext:value-type="float">
            <text:p>1.47705362188871E+018</text:p>
          </table:table-cell>
          <table:table-cell office:value-type="float" office:value="1.47705362192433E+018" calcext:value-type="float">
            <text:p>1.47705362192433E+01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47705362188911E+018" calcext:value-type="float">
            <text:p>1.47705362188911E+018</text:p>
          </table:table-cell>
          <table:table-cell office:value-type="float" office:value="1.47705362192439E+018" calcext:value-type="float">
            <text:p>1.47705362192439E+0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47705362188989E+018" calcext:value-type="float">
            <text:p>1.47705362188989E+018</text:p>
          </table:table-cell>
          <table:table-cell office:value-type="float" office:value="1.47705362192445E+018" calcext:value-type="float">
            <text:p>1.47705362192445E+0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47705362189046E+018" calcext:value-type="float">
            <text:p>1.47705362189046E+018</text:p>
          </table:table-cell>
          <table:table-cell office:value-type="float" office:value="1.47705362192544E+018" calcext:value-type="float">
            <text:p>1.47705362192544E+01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47705362189082E+018" calcext:value-type="float">
            <text:p>1.47705362189082E+018</text:p>
          </table:table-cell>
          <table:table-cell office:value-type="float" office:value="1.4770536219255E+018" calcext:value-type="float">
            <text:p>1.4770536219255E+0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47705362189121E+018" calcext:value-type="float">
            <text:p>1.47705362189121E+018</text:p>
          </table:table-cell>
          <table:table-cell office:value-type="float" office:value="1.47705362192556E+018" calcext:value-type="float">
            <text:p>1.47705362192556E+0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47705362189158E+018" calcext:value-type="float">
            <text:p>1.47705362189158E+018</text:p>
          </table:table-cell>
          <table:table-cell office:value-type="float" office:value="1.4770536219266E+018" calcext:value-type="float">
            <text:p>1.4770536219266E+0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47705362189217E+018" calcext:value-type="float">
            <text:p>1.47705362189217E+018</text:p>
          </table:table-cell>
          <table:table-cell office:value-type="float" office:value="1.47705362192668E+018" calcext:value-type="float">
            <text:p>1.47705362192668E+01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47705362189254E+018" calcext:value-type="float">
            <text:p>1.47705362189254E+018</text:p>
          </table:table-cell>
          <table:table-cell office:value-type="float" office:value="1.47705362192758E+018" calcext:value-type="float">
            <text:p>1.47705362192758E+0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47705362189309E+018" calcext:value-type="float">
            <text:p>1.47705362189309E+018</text:p>
          </table:table-cell>
          <table:table-cell office:value-type="float" office:value="1.47705362192994E+018" calcext:value-type="float">
            <text:p>1.47705362192994E+0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47705362189345E+018" calcext:value-type="float">
            <text:p>1.47705362189345E+018</text:p>
          </table:table-cell>
          <table:table-cell office:value-type="float" office:value="1.47705362193085E+018" calcext:value-type="float">
            <text:p>1.47705362193085E+0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47705362189399E+018" calcext:value-type="float">
            <text:p>1.47705362189399E+018</text:p>
          </table:table-cell>
          <table:table-cell office:value-type="float" office:value="1.47705362193321E+018" calcext:value-type="float">
            <text:p>1.47705362193321E+01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47705362189434E+018" calcext:value-type="float">
            <text:p>1.47705362189434E+018</text:p>
          </table:table-cell>
          <table:table-cell office:value-type="float" office:value="1.47705362193453E+018" calcext:value-type="float">
            <text:p>1.47705362193453E+0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47705362189473E+018" calcext:value-type="float">
            <text:p>1.47705362189473E+018</text:p>
          </table:table-cell>
          <table:table-cell office:value-type="float" office:value="1.4770536219359E+018" calcext:value-type="float">
            <text:p>1.4770536219359E+01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47705362189508E+018" calcext:value-type="float">
            <text:p>1.47705362189508E+018</text:p>
          </table:table-cell>
          <table:table-cell office:value-type="float" office:value="1.47705362193688E+018" calcext:value-type="float">
            <text:p>1.47705362193688E+01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47705362189571E+018" calcext:value-type="float">
            <text:p>1.47705362189571E+018</text:p>
          </table:table-cell>
          <table:table-cell office:value-type="float" office:value="1.47705362193857E+018" calcext:value-type="float">
            <text:p>1.47705362193857E+0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47705362189618E+018" calcext:value-type="float">
            <text:p>1.47705362189618E+018</text:p>
          </table:table-cell>
          <table:table-cell office:value-type="float" office:value="1.47705362194173E+018" calcext:value-type="float">
            <text:p>1.47705362194173E+0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47705362189654E+018" calcext:value-type="float">
            <text:p>1.47705362189654E+018</text:p>
          </table:table-cell>
          <table:table-cell office:value-type="float" office:value="1.47705362194305E+018" calcext:value-type="float">
            <text:p>1.47705362194305E+0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47705362189714E+018" calcext:value-type="float">
            <text:p>1.47705362189714E+018</text:p>
          </table:table-cell>
          <table:table-cell office:value-type="float" office:value="1.47705362194312E+018" calcext:value-type="float">
            <text:p>1.47705362194312E+0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47705362189751E+018" calcext:value-type="float">
            <text:p>1.47705362189751E+018</text:p>
          </table:table-cell>
          <table:table-cell office:value-type="float" office:value="1.4770536219435E+018" calcext:value-type="float">
            <text:p>1.4770536219435E+0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47705362189802E+018" calcext:value-type="float">
            <text:p>1.47705362189802E+018</text:p>
          </table:table-cell>
          <table:table-cell office:value-type="float" office:value="1.47705362194356E+018" calcext:value-type="float">
            <text:p>1.47705362194356E+01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47705362189849E+018" calcext:value-type="float">
            <text:p>1.47705362189849E+018</text:p>
          </table:table-cell>
          <table:table-cell office:value-type="float" office:value="1.47705362194363E+018" calcext:value-type="float">
            <text:p>1.47705362194363E+01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47705362189885E+018" calcext:value-type="float">
            <text:p>1.47705362189885E+018</text:p>
          </table:table-cell>
          <table:table-cell office:value-type="float" office:value="1.47705362194368E+018" calcext:value-type="float">
            <text:p>1.47705362194368E+0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4770536218992E+018" calcext:value-type="float">
            <text:p>1.4770536218992E+018</text:p>
          </table:table-cell>
          <table:table-cell office:value-type="float" office:value="1.47705362194391E+018" calcext:value-type="float">
            <text:p>1.47705362194391E+01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47705362189957E+018" calcext:value-type="float">
            <text:p>1.47705362189957E+018</text:p>
          </table:table-cell>
          <table:table-cell office:value-type="float" office:value="1.47705362194434E+018" calcext:value-type="float">
            <text:p>1.47705362194434E+01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47705362189997E+018" calcext:value-type="float">
            <text:p>1.47705362189997E+018</text:p>
          </table:table-cell>
          <table:table-cell office:value-type="float" office:value="1.47705362194568E+018" calcext:value-type="float">
            <text:p>1.47705362194568E+01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47705362190036E+018" calcext:value-type="float">
            <text:p>1.47705362190036E+018</text:p>
          </table:table-cell>
          <table:table-cell office:value-type="float" office:value="1.47705362194872E+018" calcext:value-type="float">
            <text:p>1.47705362194872E+0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47705362190097E+018" calcext:value-type="float">
            <text:p>1.47705362190097E+018</text:p>
          </table:table-cell>
          <table:table-cell office:value-type="float" office:value="1.47705362194958E+018" calcext:value-type="float">
            <text:p>1.47705362194958E+0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47705362190133E+018" calcext:value-type="float">
            <text:p>1.47705362190133E+018</text:p>
          </table:table-cell>
          <table:table-cell office:value-type="float" office:value="1.47705362195108E+018" calcext:value-type="float">
            <text:p>1.47705362195108E+01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47705362190188E+018" calcext:value-type="float">
            <text:p>1.47705362190188E+018</text:p>
          </table:table-cell>
          <table:table-cell office:value-type="float" office:value="1.47705362195115E+018" calcext:value-type="float">
            <text:p>1.47705362195115E+0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47705362190224E+018" calcext:value-type="float">
            <text:p>1.47705362190224E+018</text:p>
          </table:table-cell>
          <table:table-cell office:value-type="float" office:value="1.47705362195397E+018" calcext:value-type="float">
            <text:p>1.47705362195397E+01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47705362190299E+018" calcext:value-type="float">
            <text:p>1.47705362190299E+018</text:p>
          </table:table-cell>
          <table:table-cell office:value-type="float" office:value="1.47705362195476E+018" calcext:value-type="float">
            <text:p>1.47705362195476E+01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4770536219034E+018" calcext:value-type="float">
            <text:p>1.4770536219034E+018</text:p>
          </table:table-cell>
          <table:table-cell office:value-type="float" office:value="1.47705362195482E+018" calcext:value-type="float">
            <text:p>1.47705362195482E+0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47705362190375E+018" calcext:value-type="float">
            <text:p>1.47705362190375E+018</text:p>
          </table:table-cell>
          <table:table-cell office:value-type="float" office:value="1.47705362195488E+018" calcext:value-type="float">
            <text:p>1.47705362195488E+0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47705362190414E+018" calcext:value-type="float">
            <text:p>1.47705362190414E+018</text:p>
          </table:table-cell>
          <table:table-cell office:value-type="float" office:value="1.47705362195533E+018" calcext:value-type="float">
            <text:p>1.47705362195533E+01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47705362190454E+018" calcext:value-type="float">
            <text:p>1.47705362190454E+018</text:p>
          </table:table-cell>
          <table:table-cell office:value-type="float" office:value="1.47705362195655E+018" calcext:value-type="float">
            <text:p>1.47705362195655E+01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4770536219049E+018" calcext:value-type="float">
            <text:p>1.4770536219049E+018</text:p>
          </table:table-cell>
          <table:table-cell office:value-type="float" office:value="1.47705362195662E+018" calcext:value-type="float">
            <text:p>1.47705362195662E+01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47705362190555E+018" calcext:value-type="float">
            <text:p>1.47705362190555E+018</text:p>
          </table:table-cell>
          <table:table-cell office:value-type="float" office:value="1.47705362195668E+018" calcext:value-type="float">
            <text:p>1.47705362195668E+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47705362190596E+018" calcext:value-type="float">
            <text:p>1.47705362190596E+018</text:p>
          </table:table-cell>
          <table:table-cell office:value-type="float" office:value="1.47705362195674E+018" calcext:value-type="float">
            <text:p>1.47705362195674E+01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47705362190652E+018" calcext:value-type="float">
            <text:p>1.47705362190652E+018</text:p>
          </table:table-cell>
          <table:table-cell office:value-type="float" office:value="1.4770536219568E+018" calcext:value-type="float">
            <text:p>1.4770536219568E+01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47705362190699E+018" calcext:value-type="float">
            <text:p>1.47705362190699E+018</text:p>
          </table:table-cell>
          <table:table-cell office:value-type="float" office:value="1.47705362195686E+018" calcext:value-type="float">
            <text:p>1.47705362195686E+01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47705362190738E+018" calcext:value-type="float">
            <text:p>1.47705362190738E+018</text:p>
          </table:table-cell>
          <table:table-cell office:value-type="float" office:value="1.47705362195692E+018" calcext:value-type="float">
            <text:p>1.47705362195692E+01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47705362190778E+018" calcext:value-type="float">
            <text:p>1.47705362190778E+018</text:p>
          </table:table-cell>
          <table:table-cell office:value-type="float" office:value="1.477053621958E+018" calcext:value-type="float">
            <text:p>1.477053621958E+01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47705362190856E+018" calcext:value-type="float">
            <text:p>1.47705362190856E+018</text:p>
          </table:table-cell>
          <table:table-cell office:value-type="float" office:value="1.47705362195807E+018" calcext:value-type="float">
            <text:p>1.47705362195807E+01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47705362190898E+018" calcext:value-type="float">
            <text:p>1.47705362190898E+018</text:p>
          </table:table-cell>
          <table:table-cell office:value-type="float" office:value="1.47705362195813E+018" calcext:value-type="float">
            <text:p>1.47705362195813E+01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47705362190933E+018" calcext:value-type="float">
            <text:p>1.47705362190933E+018</text:p>
          </table:table-cell>
          <table:table-cell office:value-type="float" office:value="1.4770536219586E+018" calcext:value-type="float">
            <text:p>1.4770536219586E+01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47705362190992E+018" calcext:value-type="float">
            <text:p>1.47705362190992E+018</text:p>
          </table:table-cell>
          <table:table-cell office:value-type="float" office:value="1.47705362195867E+018" calcext:value-type="float">
            <text:p>1.47705362195867E+01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47705362191028E+018" calcext:value-type="float">
            <text:p>1.47705362191028E+018</text:p>
          </table:table-cell>
          <table:table-cell office:value-type="float" office:value="1.47705362195872E+018" calcext:value-type="float">
            <text:p>1.47705362195872E+01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47705362191062E+018" calcext:value-type="float">
            <text:p>1.47705362191062E+018</text:p>
          </table:table-cell>
          <table:table-cell office:value-type="float" office:value="1.47705362195878E+018" calcext:value-type="float">
            <text:p>1.47705362195878E+0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47705362191117E+018" calcext:value-type="float">
            <text:p>1.47705362191117E+018</text:p>
          </table:table-cell>
          <table:table-cell office:value-type="float" office:value="1.47705362195884E+018" calcext:value-type="float">
            <text:p>1.47705362195884E+01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47705362191169E+018" calcext:value-type="float">
            <text:p>1.47705362191169E+018</text:p>
          </table:table-cell>
          <table:table-cell office:value-type="float" office:value="1.4770536219589E+018" calcext:value-type="float">
            <text:p>1.4770536219589E+01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47705362191213E+018" calcext:value-type="float">
            <text:p>1.47705362191213E+018</text:p>
          </table:table-cell>
          <table:table-cell office:value-type="float" office:value="1.47705362195896E+018" calcext:value-type="float">
            <text:p>1.47705362195896E+01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47705362191252E+018" calcext:value-type="float">
            <text:p>1.47705362191252E+018</text:p>
          </table:table-cell>
          <table:table-cell office:value-type="float" office:value="1.47705362196323E+018" calcext:value-type="float">
            <text:p>1.47705362196323E+01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47705362191288E+018" calcext:value-type="float">
            <text:p>1.47705362191288E+018</text:p>
          </table:table-cell>
          <table:table-cell office:value-type="float" office:value="1.47705362196819E+018" calcext:value-type="float">
            <text:p>1.47705362196819E+01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47705362191343E+018" calcext:value-type="float">
            <text:p>1.47705362191343E+018</text:p>
          </table:table-cell>
          <table:table-cell office:value-type="float" office:value="1.47705362196942E+018" calcext:value-type="float">
            <text:p>1.47705362196942E+01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47705362191383E+018" calcext:value-type="float">
            <text:p>1.47705362191383E+018</text:p>
          </table:table-cell>
          <table:table-cell office:value-type="float" office:value="1.47705362196949E+018" calcext:value-type="float">
            <text:p>1.47705362196949E+01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47705362191419E+018" calcext:value-type="float">
            <text:p>1.47705362191419E+018</text:p>
          </table:table-cell>
          <table:table-cell office:value-type="float" office:value="1.47705362197329E+018" calcext:value-type="float">
            <text:p>1.47705362197329E+0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47705362191457E+018" calcext:value-type="float">
            <text:p>1.47705362191457E+018</text:p>
          </table:table-cell>
          <table:table-cell office:value-type="float" office:value="1.47705362197336E+018" calcext:value-type="float">
            <text:p>1.47705362197336E+0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47705362191517E+018" calcext:value-type="float">
            <text:p>1.47705362191517E+018</text:p>
          </table:table-cell>
          <table:table-cell office:value-type="float" office:value="1.47705362197342E+018" calcext:value-type="float">
            <text:p>1.47705362197342E+0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4770536219156E+018" calcext:value-type="float">
            <text:p>1.4770536219156E+018</text:p>
          </table:table-cell>
          <table:table-cell office:value-type="float" office:value="1.47705362197348E+018" calcext:value-type="float">
            <text:p>1.47705362197348E+01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47705362191601E+018" calcext:value-type="float">
            <text:p>1.47705362191601E+018</text:p>
          </table:table-cell>
          <table:table-cell office:value-type="float" office:value="1.47705362197354E+018" calcext:value-type="float">
            <text:p>1.47705362197354E+01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4770536219165E+018" calcext:value-type="float">
            <text:p>1.4770536219165E+018</text:p>
          </table:table-cell>
          <table:table-cell office:value-type="float" office:value="1.4770536219736E+018" calcext:value-type="float">
            <text:p>1.4770536219736E+01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47705362191689E+018" calcext:value-type="float">
            <text:p>1.47705362191689E+018</text:p>
          </table:table-cell>
          <table:table-cell office:value-type="float" office:value="1.47705362197366E+018" calcext:value-type="float">
            <text:p>1.47705362197366E+01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47705362191746E+018" calcext:value-type="float">
            <text:p>1.47705362191746E+018</text:p>
          </table:table-cell>
          <table:table-cell office:value-type="float" office:value="1.47705362197372E+018" calcext:value-type="float">
            <text:p>1.47705362197372E+01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47705362191786E+018" calcext:value-type="float">
            <text:p>1.47705362191786E+018</text:p>
          </table:table-cell>
          <table:table-cell office:value-type="float" office:value="1.47705362197377E+018" calcext:value-type="float">
            <text:p>1.47705362197377E+01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47705362191826E+018" calcext:value-type="float">
            <text:p>1.47705362191826E+018</text:p>
          </table:table-cell>
          <table:table-cell office:value-type="float" office:value="1.47705362197383E+018" calcext:value-type="float">
            <text:p>1.47705362197383E+0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47705362191882E+018" calcext:value-type="float">
            <text:p>1.47705362191882E+018</text:p>
          </table:table-cell>
          <table:table-cell office:value-type="float" office:value="1.47705362197389E+018" calcext:value-type="float">
            <text:p>1.47705362197389E+01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47705362191982E+018" calcext:value-type="float">
            <text:p>1.47705362191982E+018</text:p>
          </table:table-cell>
          <table:table-cell office:value-type="float" office:value="1.47705362197395E+018" calcext:value-type="float">
            <text:p>1.47705362197395E+01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47705362192022E+018" calcext:value-type="float">
            <text:p>1.47705362192022E+018</text:p>
          </table:table-cell>
          <table:table-cell office:value-type="float" office:value="1.47705362197401E+018" calcext:value-type="float">
            <text:p>1.47705362197401E+01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4770536219206E+018" calcext:value-type="float">
            <text:p>1.4770536219206E+018</text:p>
          </table:table-cell>
          <table:table-cell office:value-type="float" office:value="1.47705362197407E+018" calcext:value-type="float">
            <text:p>1.47705362197407E+01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47705362192116E+018" calcext:value-type="float">
            <text:p>1.47705362192116E+018</text:p>
          </table:table-cell>
          <table:table-cell office:value-type="float" office:value="1.47705362197412E+018" calcext:value-type="float">
            <text:p>1.47705362197412E+01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47705362192152E+018" calcext:value-type="float">
            <text:p>1.47705362192152E+018</text:p>
          </table:table-cell>
          <table:table-cell office:value-type="float" office:value="1.47705362197502E+018" calcext:value-type="float">
            <text:p>1.47705362197502E+01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47705362192208E+018" calcext:value-type="float">
            <text:p>1.47705362192208E+018</text:p>
          </table:table-cell>
          <table:table-cell office:value-type="float" office:value="1.4770536219751E+018" calcext:value-type="float">
            <text:p>1.4770536219751E+01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47705362192248E+018" calcext:value-type="float">
            <text:p>1.47705362192248E+018</text:p>
          </table:table-cell>
          <table:table-cell office:value-type="float" office:value="1.47705362197516E+018" calcext:value-type="float">
            <text:p>1.47705362197516E+01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47705362192299E+018" calcext:value-type="float">
            <text:p>1.47705362192299E+018</text:p>
          </table:table-cell>
          <table:table-cell office:value-type="float" office:value="1.47705362197521E+018" calcext:value-type="float">
            <text:p>1.47705362197521E+01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47705362192336E+018" calcext:value-type="float">
            <text:p>1.47705362192336E+018</text:p>
          </table:table-cell>
          <table:table-cell office:value-type="float" office:value="1.47705362197527E+018" calcext:value-type="float">
            <text:p>1.47705362197527E+01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4770536219237E+018" calcext:value-type="float">
            <text:p>1.4770536219237E+018</text:p>
          </table:table-cell>
          <table:table-cell office:value-type="float" office:value="1.47705362197533E+018" calcext:value-type="float">
            <text:p>1.47705362197533E+01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47705362192475E+018" calcext:value-type="float">
            <text:p>1.47705362192475E+018</text:p>
          </table:table-cell>
          <table:table-cell office:value-type="float" office:value="1.47705362197539E+018" calcext:value-type="float">
            <text:p>1.47705362197539E+01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47705362192511E+018" calcext:value-type="float">
            <text:p>1.47705362192511E+018</text:p>
          </table:table-cell>
          <table:table-cell office:value-type="float" office:value="1.47705362197545E+018" calcext:value-type="float">
            <text:p>1.47705362197545E+01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47705362192592E+018" calcext:value-type="float">
            <text:p>1.47705362192592E+018</text:p>
          </table:table-cell>
          <table:table-cell office:value-type="float" office:value="1.4770536219755E+018" calcext:value-type="float">
            <text:p>1.4770536219755E+01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47705362192632E+018" calcext:value-type="float">
            <text:p>1.47705362192632E+018</text:p>
          </table:table-cell>
          <table:table-cell office:value-type="float" office:value="1.47705362197556E+018" calcext:value-type="float">
            <text:p>1.47705362197556E+01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47705362192699E+018" calcext:value-type="float">
            <text:p>1.47705362192699E+018</text:p>
          </table:table-cell>
          <table:table-cell office:value-type="float" office:value="1.47705362197704E+018" calcext:value-type="float">
            <text:p>1.47705362197704E+01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47705362192735E+018" calcext:value-type="float">
            <text:p>1.47705362192735E+018</text:p>
          </table:table-cell>
          <table:table-cell office:value-type="float" office:value="1.4770536219794E+018" calcext:value-type="float">
            <text:p>1.4770536219794E+01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47705362192789E+018" calcext:value-type="float">
            <text:p>1.47705362192789E+018</text:p>
          </table:table-cell>
          <table:table-cell office:value-type="float" office:value="1.47705362197947E+018" calcext:value-type="float">
            <text:p>1.47705362197947E+01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47705362192825E+018" calcext:value-type="float">
            <text:p>1.47705362192825E+018</text:p>
          </table:table-cell>
          <table:table-cell office:value-type="float" office:value="1.47705362197953E+018" calcext:value-type="float">
            <text:p>1.47705362197953E+01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.47705362192862E+018" calcext:value-type="float">
            <text:p>1.47705362192862E+018</text:p>
          </table:table-cell>
          <table:table-cell office:value-type="float" office:value="1.47705362197959E+018" calcext:value-type="float">
            <text:p>1.47705362197959E+01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47705362192898E+018" calcext:value-type="float">
            <text:p>1.47705362192898E+018</text:p>
          </table:table-cell>
          <table:table-cell office:value-type="float" office:value="1.47705362197965E+018" calcext:value-type="float">
            <text:p>1.47705362197965E+01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.47705362192935E+018" calcext:value-type="float">
            <text:p>1.47705362192935E+018</text:p>
          </table:table-cell>
          <table:table-cell office:value-type="float" office:value="1.47705362197971E+018" calcext:value-type="float">
            <text:p>1.47705362197971E+0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47705362192971E+018" calcext:value-type="float">
            <text:p>1.47705362192971E+018</text:p>
          </table:table-cell>
          <table:table-cell office:value-type="float" office:value="1.47705362197977E+018" calcext:value-type="float">
            <text:p>1.47705362197977E+01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47705362193027E+018" calcext:value-type="float">
            <text:p>1.47705362193027E+018</text:p>
          </table:table-cell>
          <table:table-cell office:value-type="float" office:value="1.47705362197983E+018" calcext:value-type="float">
            <text:p>1.47705362197983E+01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47705362193063E+018" calcext:value-type="float">
            <text:p>1.47705362193063E+018</text:p>
          </table:table-cell>
          <table:table-cell office:value-type="float" office:value="1.47705362197989E+018" calcext:value-type="float">
            <text:p>1.47705362197989E+01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47705362193117E+018" calcext:value-type="float">
            <text:p>1.47705362193117E+018</text:p>
          </table:table-cell>
          <table:table-cell office:value-type="float" office:value="1.47705362197995E+018" calcext:value-type="float">
            <text:p>1.47705362197995E+01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47705362193152E+018" calcext:value-type="float">
            <text:p>1.47705362193152E+018</text:p>
          </table:table-cell>
          <table:table-cell office:value-type="float" office:value="1.47705362198001E+018" calcext:value-type="float">
            <text:p>1.47705362198001E+01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47705362193186E+018" calcext:value-type="float">
            <text:p>1.47705362193186E+018</text:p>
          </table:table-cell>
          <table:table-cell office:value-type="float" office:value="1.47705362198007E+018" calcext:value-type="float">
            <text:p>1.47705362198007E+01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47705362193224E+018" calcext:value-type="float">
            <text:p>1.47705362193224E+018</text:p>
          </table:table-cell>
          <table:table-cell office:value-type="float" office:value="1.47705362198012E+018" calcext:value-type="float">
            <text:p>1.47705362198012E+01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47705362193262E+018" calcext:value-type="float">
            <text:p>1.47705362193262E+018</text:p>
          </table:table-cell>
          <table:table-cell office:value-type="float" office:value="1.47705362198165E+018" calcext:value-type="float">
            <text:p>1.47705362198165E+01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47705362193297E+018" calcext:value-type="float">
            <text:p>1.47705362193297E+018</text:p>
          </table:table-cell>
          <table:table-cell office:value-type="float" office:value="1.47705362198172E+018" calcext:value-type="float">
            <text:p>1.47705362198172E+01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47705362193353E+018" calcext:value-type="float">
            <text:p>1.47705362193353E+018</text:p>
          </table:table-cell>
          <table:table-cell office:value-type="float" office:value="1.47705362198178E+018" calcext:value-type="float">
            <text:p>1.47705362198178E+01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47705362193394E+018" calcext:value-type="float">
            <text:p>1.47705362193394E+018</text:p>
          </table:table-cell>
          <table:table-cell office:value-type="float" office:value="1.47705362198184E+018" calcext:value-type="float">
            <text:p>1.47705362198184E+01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4770536219343E+018" calcext:value-type="float">
            <text:p>1.4770536219343E+018</text:p>
          </table:table-cell>
          <table:table-cell office:value-type="float" office:value="1.4770536219819E+018" calcext:value-type="float">
            <text:p>1.4770536219819E+01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47705362193489E+018" calcext:value-type="float">
            <text:p>1.47705362193489E+018</text:p>
          </table:table-cell>
          <table:table-cell office:value-type="float" office:value="1.47705362198196E+018" calcext:value-type="float">
            <text:p>1.47705362198196E+01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47705362193525E+018" calcext:value-type="float">
            <text:p>1.47705362193525E+018</text:p>
          </table:table-cell>
          <table:table-cell office:value-type="float" office:value="1.47705362198202E+018" calcext:value-type="float">
            <text:p>1.47705362198202E+01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.47705362193563E+018" calcext:value-type="float">
            <text:p>1.47705362193563E+018</text:p>
          </table:table-cell>
          <table:table-cell office:value-type="float" office:value="1.47705362198208E+018" calcext:value-type="float">
            <text:p>1.47705362198208E+01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47705362193625E+018" calcext:value-type="float">
            <text:p>1.47705362193625E+018</text:p>
          </table:table-cell>
          <table:table-cell office:value-type="float" office:value="1.47705362198214E+018" calcext:value-type="float">
            <text:p>1.47705362198214E+01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47705362193665E+018" calcext:value-type="float">
            <text:p>1.47705362193665E+018</text:p>
          </table:table-cell>
          <table:table-cell office:value-type="float" office:value="1.47705362198219E+018" calcext:value-type="float">
            <text:p>1.47705362198219E+01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.4770536219372E+018" calcext:value-type="float">
            <text:p>1.4770536219372E+018</text:p>
          </table:table-cell>
          <table:table-cell office:value-type="float" office:value="1.47705362198225E+018" calcext:value-type="float">
            <text:p>1.47705362198225E+01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47705362193759E+018" calcext:value-type="float">
            <text:p>1.47705362193759E+018</text:p>
          </table:table-cell>
          <table:table-cell office:value-type="float" office:value="1.47705362198464E+018" calcext:value-type="float">
            <text:p>1.47705362198464E+01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.47705362193795E+018" calcext:value-type="float">
            <text:p>1.47705362193795E+018</text:p>
          </table:table-cell>
          <table:table-cell office:value-type="float" office:value="1.47705362198471E+018" calcext:value-type="float">
            <text:p>1.47705362198471E+01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47705362193833E+018" calcext:value-type="float">
            <text:p>1.47705362193833E+018</text:p>
          </table:table-cell>
          <table:table-cell office:value-type="float" office:value="1.47705362198477E+018" calcext:value-type="float">
            <text:p>1.47705362198477E+01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47705362193889E+018" calcext:value-type="float">
            <text:p>1.47705362193889E+018</text:p>
          </table:table-cell>
          <table:table-cell office:value-type="float" office:value="1.47705362198483E+018" calcext:value-type="float">
            <text:p>1.47705362198483E+01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47705362193925E+018" calcext:value-type="float">
            <text:p>1.47705362193925E+018</text:p>
          </table:table-cell>
          <table:table-cell office:value-type="float" office:value="1.47705362198489E+018" calcext:value-type="float">
            <text:p>1.47705362198489E+01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.47705362193963E+018" calcext:value-type="float">
            <text:p>1.47705362193963E+018</text:p>
          </table:table-cell>
          <table:table-cell office:value-type="float" office:value="1.47705362198495E+018" calcext:value-type="float">
            <text:p>1.47705362198495E+01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47705362193999E+018" calcext:value-type="float">
            <text:p>1.47705362193999E+018</text:p>
          </table:table-cell>
          <table:table-cell office:value-type="float" office:value="1.47705362198883E+018" calcext:value-type="float">
            <text:p>1.47705362198883E+01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47705362194037E+018" calcext:value-type="float">
            <text:p>1.47705362194037E+018</text:p>
          </table:table-cell>
          <table:table-cell office:value-type="float" office:value="1.47705362198891E+018" calcext:value-type="float">
            <text:p>1.47705362198891E+01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47705362194075E+018" calcext:value-type="float">
            <text:p>1.47705362194075E+018</text:p>
          </table:table-cell>
          <table:table-cell office:value-type="float" office:value="1.47705362198897E+018" calcext:value-type="float">
            <text:p>1.47705362198897E+01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47705362194111E+018" calcext:value-type="float">
            <text:p>1.47705362194111E+018</text:p>
          </table:table-cell>
          <table:table-cell office:value-type="float" office:value="1.47705362198903E+018" calcext:value-type="float">
            <text:p>1.47705362198903E+01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.47705362194149E+018" calcext:value-type="float">
            <text:p>1.47705362194149E+018</text:p>
          </table:table-cell>
          <table:table-cell office:value-type="float" office:value="1.47705362198909E+018" calcext:value-type="float">
            <text:p>1.47705362198909E+01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.47705362194209E+018" calcext:value-type="float">
            <text:p>1.47705362194209E+018</text:p>
          </table:table-cell>
          <table:table-cell office:value-type="float" office:value="1.47705362198915E+018" calcext:value-type="float">
            <text:p>1.47705362198915E+01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47705362194246E+018" calcext:value-type="float">
            <text:p>1.47705362194246E+018</text:p>
          </table:table-cell>
          <table:table-cell office:value-type="float" office:value="1.47705362198921E+018" calcext:value-type="float">
            <text:p>1.47705362198921E+01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47705362194284E+018" calcext:value-type="float">
            <text:p>1.47705362194284E+018</text:p>
          </table:table-cell>
          <table:table-cell office:value-type="float" office:value="1.47705362198926E+018" calcext:value-type="float">
            <text:p>1.47705362198926E+01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.47705362194419E+018" calcext:value-type="float">
            <text:p>1.47705362194419E+018</text:p>
          </table:table-cell>
          <table:table-cell office:value-type="float" office:value="1.47705362198932E+018" calcext:value-type="float">
            <text:p>1.47705362198932E+01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47705362194467E+018" calcext:value-type="float">
            <text:p>1.47705362194467E+018</text:p>
          </table:table-cell>
          <table:table-cell office:value-type="float" office:value="1.47705362198978E+018" calcext:value-type="float">
            <text:p>1.47705362198978E+01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.47705362194506E+018" calcext:value-type="float">
            <text:p>1.47705362194506E+018</text:p>
          </table:table-cell>
          <table:table-cell office:value-type="float" office:value="1.47705362198985E+018" calcext:value-type="float">
            <text:p>1.47705362198985E+01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47705362194544E+018" calcext:value-type="float">
            <text:p>1.47705362194544E+018</text:p>
          </table:table-cell>
          <table:table-cell office:value-type="float" office:value="1.47705362198991E+018" calcext:value-type="float">
            <text:p>1.47705362198991E+01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.4770536219461E+018" calcext:value-type="float">
            <text:p>1.4770536219461E+018</text:p>
          </table:table-cell>
          <table:table-cell office:value-type="float" office:value="1.47705362198997E+018" calcext:value-type="float">
            <text:p>1.47705362198997E+01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.47705362194788E+018" calcext:value-type="float">
            <text:p>1.47705362194788E+018</text:p>
          </table:table-cell>
          <table:table-cell office:value-type="float" office:value="1.47705362199003E+018" calcext:value-type="float">
            <text:p>1.47705362199003E+01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.47705362194844E+018" calcext:value-type="float">
            <text:p>1.47705362194844E+018</text:p>
          </table:table-cell>
          <table:table-cell office:value-type="float" office:value="1.477053621991E+018" calcext:value-type="float">
            <text:p>1.477053621991E+01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47705362194994E+018" calcext:value-type="float">
            <text:p>1.47705362194994E+018</text:p>
          </table:table-cell>
          <table:table-cell office:value-type="float" office:value="1.47705362199312E+018" calcext:value-type="float">
            <text:p>1.47705362199312E+01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4770536219507E+018" calcext:value-type="float">
            <text:p>1.4770536219507E+018</text:p>
          </table:table-cell>
          <table:table-cell office:value-type="float" office:value="1.47705362199508E+018" calcext:value-type="float">
            <text:p>1.47705362199508E+01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.47705362195147E+018" calcext:value-type="float">
            <text:p>1.47705362195147E+018</text:p>
          </table:table-cell>
          <table:table-cell office:value-type="float" office:value="1.47705362199768E+018" calcext:value-type="float">
            <text:p>1.47705362199768E+01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47705362195187E+018" calcext:value-type="float">
            <text:p>1.47705362195187E+018</text:p>
          </table:table-cell>
          <table:table-cell office:value-type="float" office:value="1.47705362199775E+018" calcext:value-type="float">
            <text:p>1.47705362199775E+01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.47705362195222E+018" calcext:value-type="float">
            <text:p>1.47705362195222E+018</text:p>
          </table:table-cell>
          <table:table-cell office:value-type="float" office:value="1.47705362199781E+018" calcext:value-type="float">
            <text:p>1.47705362199781E+01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.47705362195257E+018" calcext:value-type="float">
            <text:p>1.47705362195257E+018</text:p>
          </table:table-cell>
          <table:table-cell office:value-type="float" office:value="1.47705362199788E+018" calcext:value-type="float">
            <text:p>1.47705362199788E+01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47705362195317E+018" calcext:value-type="float">
            <text:p>1.47705362195317E+018</text:p>
          </table:table-cell>
          <table:table-cell office:value-type="float" office:value="1.47705362199793E+018" calcext:value-type="float">
            <text:p>1.47705362199793E+01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47705362195361E+018" calcext:value-type="float">
            <text:p>1.47705362195361E+018</text:p>
          </table:table-cell>
          <table:table-cell office:value-type="float" office:value="1.47705362199799E+018" calcext:value-type="float">
            <text:p>1.47705362199799E+01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.47705362195438E+018" calcext:value-type="float">
            <text:p>1.47705362195438E+018</text:p>
          </table:table-cell>
          <table:table-cell office:value-type="float" office:value="1.47705362199805E+018" calcext:value-type="float">
            <text:p>1.47705362199805E+01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47705362195516E+018" calcext:value-type="float">
            <text:p>1.47705362195516E+018</text:p>
          </table:table-cell>
          <table:table-cell office:value-type="float" office:value="1.47705362199811E+018" calcext:value-type="float">
            <text:p>1.47705362199811E+01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47705362195564E+018" calcext:value-type="float">
            <text:p>1.47705362195564E+018</text:p>
          </table:table-cell>
          <table:table-cell office:value-type="float" office:value="1.47705362199817E+018" calcext:value-type="float">
            <text:p>1.47705362199817E+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47705362195605E+018" calcext:value-type="float">
            <text:p>1.47705362195605E+018</text:p>
          </table:table-cell>
          <table:table-cell office:value-type="float" office:value="1.47705362199823E+018" calcext:value-type="float">
            <text:p>1.47705362199823E+01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.47705362195724E+018" calcext:value-type="float">
            <text:p>1.47705362195724E+018</text:p>
          </table:table-cell>
          <table:table-cell office:value-type="float" office:value="1.47705362199829E+018" calcext:value-type="float">
            <text:p>1.47705362199829E+01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.47705362195761E+018" calcext:value-type="float">
            <text:p>1.47705362195761E+018</text:p>
          </table:table-cell>
          <table:table-cell office:value-type="float" office:value="1.47705362199835E+018" calcext:value-type="float">
            <text:p>1.47705362199835E+01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.47705362195923E+018" calcext:value-type="float">
            <text:p>1.47705362195923E+018</text:p>
          </table:table-cell>
          <table:table-cell office:value-type="float" office:value="1.47705362199841E+018" calcext:value-type="float">
            <text:p>1.47705362199841E+01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.4770536219596E+018" calcext:value-type="float">
            <text:p>1.4770536219596E+018</text:p>
          </table:table-cell>
          <table:table-cell office:value-type="float" office:value="1.47705362199847E+018" calcext:value-type="float">
            <text:p>1.47705362199847E+01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.47705362195998E+018" calcext:value-type="float">
            <text:p>1.47705362195998E+018</text:p>
          </table:table-cell>
          <table:table-cell office:value-type="float" office:value="1.47705362199852E+018" calcext:value-type="float">
            <text:p>1.47705362199852E+01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.47705362196037E+018" calcext:value-type="float">
            <text:p>1.47705362196037E+018</text:p>
          </table:table-cell>
          <table:table-cell office:value-type="float" office:value="1.47705362199858E+018" calcext:value-type="float">
            <text:p>1.47705362199858E+01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.47705362196072E+018" calcext:value-type="float">
            <text:p>1.47705362196072E+018</text:p>
          </table:table-cell>
          <table:table-cell office:value-type="float" office:value="1.47705362199864E+018" calcext:value-type="float">
            <text:p>1.47705362199864E+01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.47705362196109E+018" calcext:value-type="float">
            <text:p>1.47705362196109E+018</text:p>
          </table:table-cell>
          <table:table-cell office:value-type="float" office:value="1.4770536219987E+018" calcext:value-type="float">
            <text:p>1.4770536219987E+01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.47705362196144E+018" calcext:value-type="float">
            <text:p>1.47705362196144E+018</text:p>
          </table:table-cell>
          <table:table-cell office:value-type="float" office:value="1.47705362199876E+018" calcext:value-type="float">
            <text:p>1.47705362199876E+01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.47705362196184E+018" calcext:value-type="float">
            <text:p>1.47705362196184E+018</text:p>
          </table:table-cell>
          <table:table-cell office:value-type="float" office:value="1.47705362200017E+018" calcext:value-type="float">
            <text:p>1.47705362200017E+01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.4770536219623E+018" calcext:value-type="float">
            <text:p>1.4770536219623E+018</text:p>
          </table:table-cell>
          <table:table-cell office:value-type="float" office:value="1.47705362200225E+018" calcext:value-type="float">
            <text:p>1.47705362200225E+01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.47705362196265E+018" calcext:value-type="float">
            <text:p>1.47705362196265E+018</text:p>
          </table:table-cell>
          <table:table-cell office:value-type="float" office:value="1.47705362200496E+018" calcext:value-type="float">
            <text:p>1.47705362200496E+01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.47705362196305E+018" calcext:value-type="float">
            <text:p>1.47705362196305E+018</text:p>
          </table:table-cell>
          <table:table-cell office:value-type="float" office:value="1.47705362200504E+018" calcext:value-type="float">
            <text:p>1.47705362200504E+01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.47705362196373E+018" calcext:value-type="float">
            <text:p>1.47705362196373E+018</text:p>
          </table:table-cell>
          <table:table-cell office:value-type="float" office:value="1.4770536220051E+018" calcext:value-type="float">
            <text:p>1.4770536220051E+01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.47705362196423E+018" calcext:value-type="float">
            <text:p>1.47705362196423E+018</text:p>
          </table:table-cell>
          <table:table-cell office:value-type="float" office:value="1.47705362200516E+018" calcext:value-type="float">
            <text:p>1.47705362200516E+01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.47705362196464E+018" calcext:value-type="float">
            <text:p>1.47705362196464E+018</text:p>
          </table:table-cell>
          <table:table-cell office:value-type="float" office:value="1.47705362200522E+018" calcext:value-type="float">
            <text:p>1.47705362200522E+0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.47705362196505E+018" calcext:value-type="float">
            <text:p>1.47705362196505E+018</text:p>
          </table:table-cell>
          <table:table-cell office:value-type="float" office:value="1.47705362200527E+018" calcext:value-type="float">
            <text:p>1.47705362200527E+01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.47705362196546E+018" calcext:value-type="float">
            <text:p>1.47705362196546E+018</text:p>
          </table:table-cell>
          <table:table-cell office:value-type="float" office:value="1.47705362200533E+018" calcext:value-type="float">
            <text:p>1.47705362200533E+01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.4770536219659E+018" calcext:value-type="float">
            <text:p>1.4770536219659E+018</text:p>
          </table:table-cell>
          <table:table-cell office:value-type="float" office:value="1.47705362200539E+018" calcext:value-type="float">
            <text:p>1.47705362200539E+01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.47705362196631E+018" calcext:value-type="float">
            <text:p>1.47705362196631E+018</text:p>
          </table:table-cell>
          <table:table-cell office:value-type="float" office:value="1.47705362200545E+018" calcext:value-type="float">
            <text:p>1.47705362200545E+01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.47705362196671E+018" calcext:value-type="float">
            <text:p>1.47705362196671E+018</text:p>
          </table:table-cell>
          <table:table-cell office:value-type="float" office:value="1.47705362200802E+018" calcext:value-type="float">
            <text:p>1.47705362200802E+01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.47705362196713E+018" calcext:value-type="float">
            <text:p>1.47705362196713E+018</text:p>
          </table:table-cell>
          <table:table-cell office:value-type="float" office:value="1.47705362200809E+018" calcext:value-type="float">
            <text:p>1.47705362200809E+01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.47705362196755E+018" calcext:value-type="float">
            <text:p>1.47705362196755E+018</text:p>
          </table:table-cell>
          <table:table-cell office:value-type="float" office:value="1.47705362200815E+018" calcext:value-type="float">
            <text:p>1.47705362200815E+01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.47705362196794E+018" calcext:value-type="float">
            <text:p>1.47705362196794E+018</text:p>
          </table:table-cell>
          <table:table-cell office:value-type="float" office:value="1.47705362200821E+018" calcext:value-type="float">
            <text:p>1.47705362200821E+01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.47705362196852E+018" calcext:value-type="float">
            <text:p>1.47705362196852E+018</text:p>
          </table:table-cell>
          <table:table-cell office:value-type="float" office:value="1.47705362200827E+018" calcext:value-type="float">
            <text:p>1.47705362200827E+01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.47705362196914E+018" calcext:value-type="float">
            <text:p>1.47705362196914E+018</text:p>
          </table:table-cell>
          <table:table-cell office:value-type="float" office:value="1.47705362200833E+018" calcext:value-type="float">
            <text:p>1.47705362200833E+01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.4770536219698E+018" calcext:value-type="float">
            <text:p>1.4770536219698E+018</text:p>
          </table:table-cell>
          <table:table-cell office:value-type="float" office:value="1.47705362200839E+018" calcext:value-type="float">
            <text:p>1.47705362200839E+01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.47705362197015E+018" calcext:value-type="float">
            <text:p>1.47705362197015E+018</text:p>
          </table:table-cell>
          <table:table-cell office:value-type="float" office:value="1.47705362200845E+018" calcext:value-type="float">
            <text:p>1.47705362200845E+01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.4770536219705E+018" calcext:value-type="float">
            <text:p>1.4770536219705E+018</text:p>
          </table:table-cell>
          <table:table-cell office:value-type="float" office:value="1.47705362200851E+018" calcext:value-type="float">
            <text:p>1.47705362200851E+01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.47705362197095E+018" calcext:value-type="float">
            <text:p>1.47705362197095E+018</text:p>
          </table:table-cell>
          <table:table-cell office:value-type="float" office:value="1.47705362200857E+018" calcext:value-type="float">
            <text:p>1.47705362200857E+01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.47705362197173E+018" calcext:value-type="float">
            <text:p>1.47705362197173E+018</text:p>
          </table:table-cell>
          <table:table-cell office:value-type="float" office:value="1.47705362200904E+018" calcext:value-type="float">
            <text:p>1.47705362200904E+01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.47705362197231E+018" calcext:value-type="float">
            <text:p>1.47705362197231E+018</text:p>
          </table:table-cell>
          <table:table-cell office:value-type="float" office:value="1.4770536220091E+018" calcext:value-type="float">
            <text:p>1.4770536220091E+01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.47705362197441E+018" calcext:value-type="float">
            <text:p>1.47705362197441E+018</text:p>
          </table:table-cell>
          <table:table-cell office:value-type="float" office:value="1.47705362200916E+018" calcext:value-type="float">
            <text:p>1.47705362200916E+01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.47705362197486E+018" calcext:value-type="float">
            <text:p>1.47705362197486E+018</text:p>
          </table:table-cell>
          <table:table-cell office:value-type="float" office:value="1.47705362200922E+018" calcext:value-type="float">
            <text:p>1.47705362200922E+01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.47705362197593E+018" calcext:value-type="float">
            <text:p>1.47705362197593E+018</text:p>
          </table:table-cell>
          <table:table-cell office:value-type="float" office:value="1.47705362200928E+018" calcext:value-type="float">
            <text:p>1.47705362200928E+01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.47705362197638E+018" calcext:value-type="float">
            <text:p>1.47705362197638E+018</text:p>
          </table:table-cell>
          <table:table-cell office:value-type="float" office:value="1.47705362200934E+018" calcext:value-type="float">
            <text:p>1.47705362200934E+01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.47705362197686E+018" calcext:value-type="float">
            <text:p>1.47705362197686E+018</text:p>
          </table:table-cell>
          <table:table-cell office:value-type="float" office:value="1.4770536220094E+018" calcext:value-type="float">
            <text:p>1.4770536220094E+01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.47705362197742E+018" calcext:value-type="float">
            <text:p>1.47705362197742E+018</text:p>
          </table:table-cell>
          <table:table-cell office:value-type="float" office:value="1.47705362201851E+018" calcext:value-type="float">
            <text:p>1.47705362201851E+01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.47705362197778E+018" calcext:value-type="float">
            <text:p>1.47705362197778E+018</text:p>
          </table:table-cell>
          <table:table-cell office:value-type="float" office:value="1.47705362201858E+018" calcext:value-type="float">
            <text:p>1.47705362201858E+01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47705362197817E+018" calcext:value-type="float">
            <text:p>1.47705362197817E+018</text:p>
          </table:table-cell>
          <table:table-cell office:value-type="float" office:value="1.47705362201864E+018" calcext:value-type="float">
            <text:p>1.47705362201864E+01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.47705362197863E+018" calcext:value-type="float">
            <text:p>1.47705362197863E+018</text:p>
          </table:table-cell>
          <table:table-cell office:value-type="float" office:value="1.4770536220187E+018" calcext:value-type="float">
            <text:p>1.4770536220187E+01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.47705362198047E+018" calcext:value-type="float">
            <text:p>1.47705362198047E+018</text:p>
          </table:table-cell>
          <table:table-cell office:value-type="float" office:value="1.47705362201876E+018" calcext:value-type="float">
            <text:p>1.47705362201876E+01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.47705362198089E+018" calcext:value-type="float">
            <text:p>1.47705362198089E+018</text:p>
          </table:table-cell>
          <table:table-cell office:value-type="float" office:value="1.47705362201882E+018" calcext:value-type="float">
            <text:p>1.47705362201882E+01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.47705362198253E+018" calcext:value-type="float">
            <text:p>1.47705362198253E+018</text:p>
          </table:table-cell>
          <table:table-cell office:value-type="float" office:value="1.47705362201888E+018" calcext:value-type="float">
            <text:p>1.47705362201888E+01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.47705362198289E+018" calcext:value-type="float">
            <text:p>1.47705362198289E+018</text:p>
          </table:table-cell>
          <table:table-cell office:value-type="float" office:value="1.47705362201894E+018" calcext:value-type="float">
            <text:p>1.47705362201894E+01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.47705362198331E+018" calcext:value-type="float">
            <text:p>1.47705362198331E+018</text:p>
          </table:table-cell>
          <table:table-cell office:value-type="float" office:value="1.47705362201899E+018" calcext:value-type="float">
            <text:p>1.47705362201899E+01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.47705362198374E+018" calcext:value-type="float">
            <text:p>1.47705362198374E+018</text:p>
          </table:table-cell>
          <table:table-cell office:value-type="float" office:value="1.47705362201905E+018" calcext:value-type="float">
            <text:p>1.47705362201905E+01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.47705362198411E+018" calcext:value-type="float">
            <text:p>1.47705362198411E+018</text:p>
          </table:table-cell>
          <table:table-cell office:value-type="float" office:value="1.47705362201911E+018" calcext:value-type="float">
            <text:p>1.47705362201911E+01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.47705362198528E+018" calcext:value-type="float">
            <text:p>1.47705362198528E+018</text:p>
          </table:table-cell>
          <table:table-cell office:value-type="float" office:value="1.47705362201917E+018" calcext:value-type="float">
            <text:p>1.47705362201917E+01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47705362198568E+018" calcext:value-type="float">
            <text:p>1.47705362198568E+018</text:p>
          </table:table-cell>
          <table:table-cell office:value-type="float" office:value="1.47705362201923E+018" calcext:value-type="float">
            <text:p>1.47705362201923E+01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.47705362198625E+018" calcext:value-type="float">
            <text:p>1.47705362198625E+018</text:p>
          </table:table-cell>
          <table:table-cell office:value-type="float" office:value="1.47705362201929E+018" calcext:value-type="float">
            <text:p>1.47705362201929E+01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.47705362198661E+018" calcext:value-type="float">
            <text:p>1.47705362198661E+018</text:p>
          </table:table-cell>
          <table:table-cell office:value-type="float" office:value="1.47705362201935E+018" calcext:value-type="float">
            <text:p>1.47705362201935E+01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.47705362198708E+018" calcext:value-type="float">
            <text:p>1.47705362198708E+018</text:p>
          </table:table-cell>
          <table:table-cell office:value-type="float" office:value="1.47705362201941E+018" calcext:value-type="float">
            <text:p>1.47705362201941E+01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.47705362198756E+018" calcext:value-type="float">
            <text:p>1.47705362198756E+018</text:p>
          </table:table-cell>
          <table:table-cell office:value-type="float" office:value="1.47705362201947E+018" calcext:value-type="float">
            <text:p>1.47705362201947E+01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.47705362198802E+018" calcext:value-type="float">
            <text:p>1.47705362198802E+018</text:p>
          </table:table-cell>
          <table:table-cell office:value-type="float" office:value="1.47705362201952E+018" calcext:value-type="float">
            <text:p>1.47705362201952E+01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47705362198851E+018" calcext:value-type="float">
            <text:p>1.47705362198851E+018</text:p>
          </table:table-cell>
          <table:table-cell office:value-type="float" office:value="1.47705362201958E+018" calcext:value-type="float">
            <text:p>1.47705362201958E+01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.47705362199034E+018" calcext:value-type="float">
            <text:p>1.47705362199034E+018</text:p>
          </table:table-cell>
          <table:table-cell office:value-type="float" office:value="1.47705362201964E+018" calcext:value-type="float">
            <text:p>1.47705362201964E+01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.47705362199076E+018" calcext:value-type="float">
            <text:p>1.47705362199076E+018</text:p>
          </table:table-cell>
          <table:table-cell office:value-type="float" office:value="1.4770536220197E+018" calcext:value-type="float">
            <text:p>1.4770536220197E+01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.47705362199129E+018" calcext:value-type="float">
            <text:p>1.47705362199129E+018</text:p>
          </table:table-cell>
          <table:table-cell office:value-type="float" office:value="1.47705362201976E+018" calcext:value-type="float">
            <text:p>1.47705362201976E+01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.47705362199176E+018" calcext:value-type="float">
            <text:p>1.47705362199176E+018</text:p>
          </table:table-cell>
          <table:table-cell office:value-type="float" office:value="1.47705362201981E+018" calcext:value-type="float">
            <text:p>1.47705362201981E+01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.47705362199219E+018" calcext:value-type="float">
            <text:p>1.47705362199219E+018</text:p>
          </table:table-cell>
          <table:table-cell office:value-type="float" office:value="1.47705362201987E+018" calcext:value-type="float">
            <text:p>1.47705362201987E+01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.47705362199254E+018" calcext:value-type="float">
            <text:p>1.47705362199254E+018</text:p>
          </table:table-cell>
          <table:table-cell office:value-type="float" office:value="1.47705362201993E+018" calcext:value-type="float">
            <text:p>1.47705362201993E+01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.47705362199303E+018" calcext:value-type="float">
            <text:p>1.47705362199303E+018</text:p>
          </table:table-cell>
          <table:table-cell office:value-type="float" office:value="1.47705362201999E+018" calcext:value-type="float">
            <text:p>1.47705362201999E+01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.47705362199356E+018" calcext:value-type="float">
            <text:p>1.47705362199356E+018</text:p>
          </table:table-cell>
          <table:table-cell office:value-type="float" office:value="1.47705362202005E+018" calcext:value-type="float">
            <text:p>1.47705362202005E+01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.47705362199391E+018" calcext:value-type="float">
            <text:p>1.47705362199391E+018</text:p>
          </table:table-cell>
          <table:table-cell office:value-type="float" office:value="1.4770536220201E+018" calcext:value-type="float">
            <text:p>1.4770536220201E+01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.47705362199435E+018" calcext:value-type="float">
            <text:p>1.47705362199435E+018</text:p>
          </table:table-cell>
          <table:table-cell office:value-type="float" office:value="1.47705362202016E+018" calcext:value-type="float">
            <text:p>1.47705362202016E+01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.47705362199476E+018" calcext:value-type="float">
            <text:p>1.47705362199476E+018</text:p>
          </table:table-cell>
          <table:table-cell office:value-type="float" office:value="1.47705362202022E+018" calcext:value-type="float">
            <text:p>1.47705362202022E+01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.47705362199533E+018" calcext:value-type="float">
            <text:p>1.47705362199533E+018</text:p>
          </table:table-cell>
          <table:table-cell office:value-type="float" office:value="1.47705362202028E+018" calcext:value-type="float">
            <text:p>1.47705362202028E+01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.47705362199569E+018" calcext:value-type="float">
            <text:p>1.47705362199569E+018</text:p>
          </table:table-cell>
          <table:table-cell office:value-type="float" office:value="1.47705362202034E+018" calcext:value-type="float">
            <text:p>1.47705362202034E+01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.47705362199623E+018" calcext:value-type="float">
            <text:p>1.47705362199623E+018</text:p>
          </table:table-cell>
          <table:table-cell office:value-type="float" office:value="1.4770536220204E+018" calcext:value-type="float">
            <text:p>1.4770536220204E+01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.47705362199679E+018" calcext:value-type="float">
            <text:p>1.47705362199679E+018</text:p>
          </table:table-cell>
          <table:table-cell office:value-type="float" office:value="1.47705362202125E+018" calcext:value-type="float">
            <text:p>1.47705362202125E+01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.4770536219991E+018" calcext:value-type="float">
            <text:p>1.4770536219991E+018</text:p>
          </table:table-cell>
          <table:table-cell office:value-type="float" office:value="1.47705362202166E+018" calcext:value-type="float">
            <text:p>1.47705362202166E+01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.47705362199947E+018" calcext:value-type="float">
            <text:p>1.47705362199947E+018</text:p>
          </table:table-cell>
          <table:table-cell office:value-type="float" office:value="1.47705362202179E+018" calcext:value-type="float">
            <text:p>1.47705362202179E+01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.47705362199986E+018" calcext:value-type="float">
            <text:p>1.47705362199986E+018</text:p>
          </table:table-cell>
          <table:table-cell office:value-type="float" office:value="1.47705362202509E+018" calcext:value-type="float">
            <text:p>1.47705362202509E+01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.47705362200051E+018" calcext:value-type="float">
            <text:p>1.47705362200051E+018</text:p>
          </table:table-cell>
          <table:table-cell office:value-type="float" office:value="1.47705362202673E+018" calcext:value-type="float">
            <text:p>1.47705362202673E+01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.47705362200095E+018" calcext:value-type="float">
            <text:p>1.47705362200095E+018</text:p>
          </table:table-cell>
          <table:table-cell office:value-type="float" office:value="1.47705362202757E+018" calcext:value-type="float">
            <text:p>1.47705362202757E+01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.47705362200143E+018" calcext:value-type="float">
            <text:p>1.47705362200143E+018</text:p>
          </table:table-cell>
          <table:table-cell office:value-type="float" office:value="1.47705362202802E+018" calcext:value-type="float">
            <text:p>1.47705362202802E+01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.47705362200178E+018" calcext:value-type="float">
            <text:p>1.47705362200178E+018</text:p>
          </table:table-cell>
          <table:table-cell office:value-type="float" office:value="1.47705362202852E+018" calcext:value-type="float">
            <text:p>1.47705362202852E+01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.47705362200216E+018" calcext:value-type="float">
            <text:p>1.47705362200216E+018</text:p>
          </table:table-cell>
          <table:table-cell office:value-type="float" office:value="1.47705362203048E+018" calcext:value-type="float">
            <text:p>1.47705362203048E+01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.47705362200273E+018" calcext:value-type="float">
            <text:p>1.47705362200273E+018</text:p>
          </table:table-cell>
          <table:table-cell office:value-type="float" office:value="1.47705362203062E+018" calcext:value-type="float">
            <text:p>1.47705362203062E+01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.47705362200313E+018" calcext:value-type="float">
            <text:p>1.47705362200313E+018</text:p>
          </table:table-cell>
          <table:table-cell office:value-type="float" office:value="1.47705362203267E+018" calcext:value-type="float">
            <text:p>1.47705362203267E+01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.47705362200349E+018" calcext:value-type="float">
            <text:p>1.47705362200349E+018</text:p>
          </table:table-cell>
          <table:table-cell office:value-type="float" office:value="1.47705362203465E+018" calcext:value-type="float">
            <text:p>1.47705362203465E+01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.47705362200396E+018" calcext:value-type="float">
            <text:p>1.47705362200396E+018</text:p>
          </table:table-cell>
          <table:table-cell office:value-type="float" office:value="1.47705362203559E+018" calcext:value-type="float">
            <text:p>1.47705362203559E+01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.4770536220045E+018" calcext:value-type="float">
            <text:p>1.4770536220045E+018</text:p>
          </table:table-cell>
          <table:table-cell office:value-type="float" office:value="1.47705362203607E+018" calcext:value-type="float">
            <text:p>1.47705362203607E+01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.47705362200584E+018" calcext:value-type="float">
            <text:p>1.47705362200584E+018</text:p>
          </table:table-cell>
          <table:table-cell office:value-type="float" office:value="1.47705362203697E+018" calcext:value-type="float">
            <text:p>1.47705362203697E+01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.47705362200626E+018" calcext:value-type="float">
            <text:p>1.47705362200626E+018</text:p>
          </table:table-cell>
          <table:table-cell office:value-type="float" office:value="1.47705362203847E+018" calcext:value-type="float">
            <text:p>1.47705362203847E+01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.47705362200662E+018" calcext:value-type="float">
            <text:p>1.47705362200662E+018</text:p>
          </table:table-cell>
          <table:table-cell office:value-type="float" office:value="1.47705362205296E+018" calcext:value-type="float">
            <text:p>1.47705362205296E+01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.47705362200697E+018" calcext:value-type="float">
            <text:p>1.47705362200697E+018</text:p>
          </table:table-cell>
          <table:table-cell office:value-type="float" office:value="1.47705362205304E+018" calcext:value-type="float">
            <text:p>1.47705362205304E+01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.47705362200742E+018" calcext:value-type="float">
            <text:p>1.47705362200742E+018</text:p>
          </table:table-cell>
          <table:table-cell office:value-type="float" office:value="1.47705362205311E+018" calcext:value-type="float">
            <text:p>1.47705362205311E+01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.47705362200974E+018" calcext:value-type="float">
            <text:p>1.47705362200974E+018</text:p>
          </table:table-cell>
          <table:table-cell office:value-type="float" office:value="1.47705362205317E+018" calcext:value-type="float">
            <text:p>1.47705362205317E+01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.47705362201023E+018" calcext:value-type="float">
            <text:p>1.47705362201023E+018</text:p>
          </table:table-cell>
          <table:table-cell office:value-type="float" office:value="1.47705362205323E+018" calcext:value-type="float">
            <text:p>1.47705362205323E+01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.47705362201059E+018" calcext:value-type="float">
            <text:p>1.47705362201059E+018</text:p>
          </table:table-cell>
          <table:table-cell office:value-type="float" office:value="1.47705362205328E+018" calcext:value-type="float">
            <text:p>1.47705362205328E+01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.47705362201094E+018" calcext:value-type="float">
            <text:p>1.47705362201094E+018</text:p>
          </table:table-cell>
          <table:table-cell office:value-type="float" office:value="1.47705362205334E+018" calcext:value-type="float">
            <text:p>1.47705362205334E+01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.47705362201132E+018" calcext:value-type="float">
            <text:p>1.47705362201132E+018</text:p>
          </table:table-cell>
          <table:table-cell office:value-type="float" office:value="1.4770536220534E+018" calcext:value-type="float">
            <text:p>1.4770536220534E+01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.47705362201171E+018" calcext:value-type="float">
            <text:p>1.47705362201171E+018</text:p>
          </table:table-cell>
          <table:table-cell office:value-type="float" office:value="1.47705362205346E+018" calcext:value-type="float">
            <text:p>1.47705362205346E+01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.47705362201207E+018" calcext:value-type="float">
            <text:p>1.47705362201207E+018</text:p>
          </table:table-cell>
          <table:table-cell office:value-type="float" office:value="1.47705362205352E+018" calcext:value-type="float">
            <text:p>1.47705362205352E+01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.47705362201246E+018" calcext:value-type="float">
            <text:p>1.47705362201246E+018</text:p>
          </table:table-cell>
          <table:table-cell office:value-type="float" office:value="1.47705362205358E+018" calcext:value-type="float">
            <text:p>1.47705362205358E+01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.47705362201296E+018" calcext:value-type="float">
            <text:p>1.47705362201296E+018</text:p>
          </table:table-cell>
          <table:table-cell office:value-type="float" office:value="1.47705362205511E+018" calcext:value-type="float">
            <text:p>1.47705362205511E+01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.47705362201332E+018" calcext:value-type="float">
            <text:p>1.47705362201332E+018</text:p>
          </table:table-cell>
          <table:table-cell office:value-type="float" office:value="1.47705362205914E+018" calcext:value-type="float">
            <text:p>1.47705362205914E+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4770536220137E+018" calcext:value-type="float">
            <text:p>1.4770536220137E+018</text:p>
          </table:table-cell>
          <table:table-cell office:value-type="float" office:value="1.47705362205922E+018" calcext:value-type="float">
            <text:p>1.47705362205922E+01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.47705362201408E+018" calcext:value-type="float">
            <text:p>1.47705362201408E+018</text:p>
          </table:table-cell>
          <table:table-cell office:value-type="float" office:value="1.47705362205928E+018" calcext:value-type="float">
            <text:p>1.47705362205928E+01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.47705362201444E+018" calcext:value-type="float">
            <text:p>1.47705362201444E+018</text:p>
          </table:table-cell>
          <table:table-cell office:value-type="float" office:value="1.47705362205934E+018" calcext:value-type="float">
            <text:p>1.47705362205934E+01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.47705362201479E+018" calcext:value-type="float">
            <text:p>1.47705362201479E+018</text:p>
          </table:table-cell>
          <table:table-cell office:value-type="float" office:value="1.4770536220594E+018" calcext:value-type="float">
            <text:p>1.4770536220594E+01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.47705362201523E+018" calcext:value-type="float">
            <text:p>1.47705362201523E+018</text:p>
          </table:table-cell>
          <table:table-cell office:value-type="float" office:value="1.47705362205946E+018" calcext:value-type="float">
            <text:p>1.47705362205946E+01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.47705362201571E+018" calcext:value-type="float">
            <text:p>1.47705362201571E+018</text:p>
          </table:table-cell>
          <table:table-cell office:value-type="float" office:value="1.47705362205952E+018" calcext:value-type="float">
            <text:p>1.47705362205952E+01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.47705362201612E+018" calcext:value-type="float">
            <text:p>1.47705362201612E+018</text:p>
          </table:table-cell>
          <table:table-cell office:value-type="float" office:value="1.47705362205957E+018" calcext:value-type="float">
            <text:p>1.47705362205957E+01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.4770536220165E+018" calcext:value-type="float">
            <text:p>1.4770536220165E+018</text:p>
          </table:table-cell>
          <table:table-cell office:value-type="float" office:value="1.47705362205963E+018" calcext:value-type="float">
            <text:p>1.47705362205963E+01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.47705362202069E+018" calcext:value-type="float">
            <text:p>1.47705362202069E+018</text:p>
          </table:table-cell>
          <table:table-cell office:value-type="float" office:value="1.4770536220597E+018" calcext:value-type="float">
            <text:p>1.4770536220597E+01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47705362202109E+018" calcext:value-type="float">
            <text:p>1.47705362202109E+018</text:p>
          </table:table-cell>
          <table:table-cell office:value-type="float" office:value="1.47705362205975E+018" calcext:value-type="float">
            <text:p>1.47705362205975E+01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.47705362202156E+018" calcext:value-type="float">
            <text:p>1.47705362202156E+018</text:p>
          </table:table-cell>
          <table:table-cell office:value-type="float" office:value="1.47705362205981E+018" calcext:value-type="float">
            <text:p>1.47705362205981E+01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.47705362202233E+018" calcext:value-type="float">
            <text:p>1.47705362202233E+018</text:p>
          </table:table-cell>
          <table:table-cell office:value-type="float" office:value="1.47705362205987E+018" calcext:value-type="float">
            <text:p>1.47705362205987E+01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.47705362202272E+018" calcext:value-type="float">
            <text:p>1.47705362202272E+018</text:p>
          </table:table-cell>
          <table:table-cell office:value-type="float" office:value="1.47705362206069E+018" calcext:value-type="float">
            <text:p>1.47705362206069E+01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.47705362202308E+018" calcext:value-type="float">
            <text:p>1.47705362202308E+018</text:p>
          </table:table-cell>
          <table:table-cell office:value-type="float" office:value="1.47705362206076E+018" calcext:value-type="float">
            <text:p>1.47705362206076E+01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.47705362202343E+018" calcext:value-type="float">
            <text:p>1.47705362202343E+018</text:p>
          </table:table-cell>
          <table:table-cell office:value-type="float" office:value="1.47705362206083E+018" calcext:value-type="float">
            <text:p>1.47705362206083E+01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.47705362202381E+018" calcext:value-type="float">
            <text:p>1.47705362202381E+018</text:p>
          </table:table-cell>
          <table:table-cell office:value-type="float" office:value="1.47705362206088E+018" calcext:value-type="float">
            <text:p>1.47705362206088E+01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.4770536220242E+018" calcext:value-type="float">
            <text:p>1.4770536220242E+018</text:p>
          </table:table-cell>
          <table:table-cell office:value-type="float" office:value="1.47705362206094E+018" calcext:value-type="float">
            <text:p>1.47705362206094E+01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.47705362202455E+018" calcext:value-type="float">
            <text:p>1.47705362202455E+018</text:p>
          </table:table-cell>
          <table:table-cell office:value-type="float" office:value="1.477053622061E+018" calcext:value-type="float">
            <text:p>1.477053622061E+01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.47705362202494E+018" calcext:value-type="float">
            <text:p>1.47705362202494E+018</text:p>
          </table:table-cell>
          <table:table-cell office:value-type="float" office:value="1.47705362206142E+018" calcext:value-type="float">
            <text:p>1.47705362206142E+01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.47705362202542E+018" calcext:value-type="float">
            <text:p>1.47705362202542E+018</text:p>
          </table:table-cell>
          <table:table-cell office:value-type="float" office:value="1.47705362206148E+018" calcext:value-type="float">
            <text:p>1.47705362206148E+01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.47705362202585E+018" calcext:value-type="float">
            <text:p>1.47705362202585E+018</text:p>
          </table:table-cell>
          <table:table-cell office:value-type="float" office:value="1.47705362206154E+018" calcext:value-type="float">
            <text:p>1.47705362206154E+01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.47705362202622E+018" calcext:value-type="float">
            <text:p>1.47705362202622E+018</text:p>
          </table:table-cell>
          <table:table-cell office:value-type="float" office:value="1.4770536220616E+018" calcext:value-type="float">
            <text:p>1.4770536220616E+01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.47705362202657E+018" calcext:value-type="float">
            <text:p>1.47705362202657E+018</text:p>
          </table:table-cell>
          <table:table-cell office:value-type="float" office:value="1.47705362206166E+018" calcext:value-type="float">
            <text:p>1.47705362206166E+01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.47705362202706E+018" calcext:value-type="float">
            <text:p>1.47705362202706E+018</text:p>
          </table:table-cell>
          <table:table-cell office:value-type="float" office:value="1.47705362206172E+018" calcext:value-type="float">
            <text:p>1.47705362206172E+01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.47705362202741E+018" calcext:value-type="float">
            <text:p>1.47705362202741E+018</text:p>
          </table:table-cell>
          <table:table-cell office:value-type="float" office:value="1.47705362206178E+018" calcext:value-type="float">
            <text:p>1.47705362206178E+01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.47705362202786E+018" calcext:value-type="float">
            <text:p>1.47705362202786E+018</text:p>
          </table:table-cell>
          <table:table-cell office:value-type="float" office:value="1.47705362206184E+018" calcext:value-type="float">
            <text:p>1.47705362206184E+01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.47705362202843E+018" calcext:value-type="float">
            <text:p>1.47705362202843E+018</text:p>
          </table:table-cell>
          <table:table-cell office:value-type="float" office:value="1.4770536220619E+018" calcext:value-type="float">
            <text:p>1.4770536220619E+01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.47705362202891E+018" calcext:value-type="float">
            <text:p>1.47705362202891E+018</text:p>
          </table:table-cell>
          <table:table-cell office:value-type="float" office:value="1.47705362206195E+018" calcext:value-type="float">
            <text:p>1.47705362206195E+01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.47705362202927E+018" calcext:value-type="float">
            <text:p>1.47705362202927E+018</text:p>
          </table:table-cell>
          <table:table-cell office:value-type="float" office:value="1.47705362206201E+018" calcext:value-type="float">
            <text:p>1.47705362206201E+01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.47705362202966E+018" calcext:value-type="float">
            <text:p>1.47705362202966E+018</text:p>
          </table:table-cell>
          <table:table-cell office:value-type="float" office:value="1.47705362206207E+018" calcext:value-type="float">
            <text:p>1.47705362206207E+01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.47705362203002E+018" calcext:value-type="float">
            <text:p>1.47705362203002E+018</text:p>
          </table:table-cell>
          <table:table-cell office:value-type="float" office:value="1.47705362206213E+018" calcext:value-type="float">
            <text:p>1.47705362206213E+01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.47705362203039E+018" calcext:value-type="float">
            <text:p>1.47705362203039E+018</text:p>
          </table:table-cell>
          <table:table-cell office:value-type="float" office:value="1.47705362206219E+018" calcext:value-type="float">
            <text:p>1.47705362206219E+01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.47705362203102E+018" calcext:value-type="float">
            <text:p>1.47705362203102E+018</text:p>
          </table:table-cell>
          <table:table-cell office:value-type="float" office:value="1.47705362206225E+018" calcext:value-type="float">
            <text:p>1.47705362206225E+01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47705362203143E+018" calcext:value-type="float">
            <text:p>1.47705362203143E+018</text:p>
          </table:table-cell>
          <table:table-cell office:value-type="float" office:value="1.47705362206231E+018" calcext:value-type="float">
            <text:p>1.47705362206231E+01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.47705362203179E+018" calcext:value-type="float">
            <text:p>1.47705362203179E+018</text:p>
          </table:table-cell>
          <table:table-cell office:value-type="float" office:value="1.47705362206237E+018" calcext:value-type="float">
            <text:p>1.47705362206237E+01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.47705362203214E+018" calcext:value-type="float">
            <text:p>1.47705362203214E+018</text:p>
          </table:table-cell>
          <table:table-cell office:value-type="float" office:value="1.47705362206242E+018" calcext:value-type="float">
            <text:p>1.47705362206242E+01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.47705362203252E+018" calcext:value-type="float">
            <text:p>1.47705362203252E+018</text:p>
          </table:table-cell>
          <table:table-cell office:value-type="float" office:value="1.47705362206248E+018" calcext:value-type="float">
            <text:p>1.47705362206248E+01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.477053622033E+018" calcext:value-type="float">
            <text:p>1.477053622033E+018</text:p>
          </table:table-cell>
          <table:table-cell office:value-type="float" office:value="1.4770536220629E+018" calcext:value-type="float">
            <text:p>1.4770536220629E+01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.4770536220334E+018" calcext:value-type="float">
            <text:p>1.4770536220334E+018</text:p>
          </table:table-cell>
          <table:table-cell office:value-type="float" office:value="1.47705362206297E+018" calcext:value-type="float">
            <text:p>1.47705362206297E+01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.47705362203376E+018" calcext:value-type="float">
            <text:p>1.47705362203376E+018</text:p>
          </table:table-cell>
          <table:table-cell office:value-type="float" office:value="1.47705362206428E+018" calcext:value-type="float">
            <text:p>1.47705362206428E+01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.47705362203413E+018" calcext:value-type="float">
            <text:p>1.47705362203413E+018</text:p>
          </table:table-cell>
          <table:table-cell office:value-type="float" office:value="1.47705362206436E+018" calcext:value-type="float">
            <text:p>1.47705362206436E+01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.4770536220345E+018" calcext:value-type="float">
            <text:p>1.4770536220345E+018</text:p>
          </table:table-cell>
          <table:table-cell office:value-type="float" office:value="1.47705362206443E+018" calcext:value-type="float">
            <text:p>1.47705362206443E+01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.47705362203504E+018" calcext:value-type="float">
            <text:p>1.47705362203504E+018</text:p>
          </table:table-cell>
          <table:table-cell office:value-type="float" office:value="1.47705362206448E+018" calcext:value-type="float">
            <text:p>1.47705362206448E+01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.47705362203544E+018" calcext:value-type="float">
            <text:p>1.47705362203544E+018</text:p>
          </table:table-cell>
          <table:table-cell office:value-type="float" office:value="1.47705362206454E+018" calcext:value-type="float">
            <text:p>1.47705362206454E+01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.47705362203597E+018" calcext:value-type="float">
            <text:p>1.47705362203597E+018</text:p>
          </table:table-cell>
          <table:table-cell office:value-type="float" office:value="1.4770536220646E+018" calcext:value-type="float">
            <text:p>1.4770536220646E+01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.47705362203646E+018" calcext:value-type="float">
            <text:p>1.47705362203646E+018</text:p>
          </table:table-cell>
          <table:table-cell office:value-type="float" office:value="1.47705362206738E+018" calcext:value-type="float">
            <text:p>1.47705362206738E+01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.47705362203682E+018" calcext:value-type="float">
            <text:p>1.47705362203682E+018</text:p>
          </table:table-cell>
          <table:table-cell office:value-type="float" office:value="1.47705362206746E+018" calcext:value-type="float">
            <text:p>1.47705362206746E+01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.47705362203729E+018" calcext:value-type="float">
            <text:p>1.47705362203729E+018</text:p>
          </table:table-cell>
          <table:table-cell office:value-type="float" office:value="1.47705362206752E+018" calcext:value-type="float">
            <text:p>1.47705362206752E+01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.47705362203765E+018" calcext:value-type="float">
            <text:p>1.47705362203765E+018</text:p>
          </table:table-cell>
          <table:table-cell office:value-type="float" office:value="1.47705362206758E+018" calcext:value-type="float">
            <text:p>1.47705362206758E+01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.477053622038E+018" calcext:value-type="float">
            <text:p>1.477053622038E+018</text:p>
          </table:table-cell>
          <table:table-cell office:value-type="float" office:value="1.47705362206764E+018" calcext:value-type="float">
            <text:p>1.47705362206764E+01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.47705362203838E+018" calcext:value-type="float">
            <text:p>1.47705362203838E+018</text:p>
          </table:table-cell>
          <table:table-cell office:value-type="float" office:value="1.4770536220677E+018" calcext:value-type="float">
            <text:p>1.4770536220677E+01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.47705362203887E+018" calcext:value-type="float">
            <text:p>1.47705362203887E+018</text:p>
          </table:table-cell>
          <table:table-cell office:value-type="float" office:value="1.47705362206776E+018" calcext:value-type="float">
            <text:p>1.47705362206776E+01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.47705362203931E+018" calcext:value-type="float">
            <text:p>1.47705362203931E+018</text:p>
          </table:table-cell>
          <table:table-cell office:value-type="float" office:value="1.47705362206781E+018" calcext:value-type="float">
            <text:p>1.47705362206781E+01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47705362203969E+018" calcext:value-type="float">
            <text:p>1.47705362203969E+018</text:p>
          </table:table-cell>
          <table:table-cell office:value-type="float" office:value="1.47705362206787E+018" calcext:value-type="float">
            <text:p>1.47705362206787E+01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.47705362204022E+018" calcext:value-type="float">
            <text:p>1.47705362204022E+018</text:p>
          </table:table-cell>
          <table:table-cell office:value-type="float" office:value="1.47705362206793E+018" calcext:value-type="float">
            <text:p>1.47705362206793E+01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.47705362204057E+018" calcext:value-type="float">
            <text:p>1.47705362204057E+018</text:p>
          </table:table-cell>
          <table:table-cell office:value-type="float" office:value="1.47705362206799E+018" calcext:value-type="float">
            <text:p>1.47705362206799E+01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.47705362204096E+018" calcext:value-type="float">
            <text:p>1.47705362204096E+018</text:p>
          </table:table-cell>
          <table:table-cell office:value-type="float" office:value="1.47705362206805E+018" calcext:value-type="float">
            <text:p>1.47705362206805E+01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.47705362204143E+018" calcext:value-type="float">
            <text:p>1.47705362204143E+018</text:p>
          </table:table-cell>
          <table:table-cell office:value-type="float" office:value="1.47705362206811E+018" calcext:value-type="float">
            <text:p>1.47705362206811E+01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.47705362204179E+018" calcext:value-type="float">
            <text:p>1.47705362204179E+018</text:p>
          </table:table-cell>
          <table:table-cell office:value-type="float" office:value="1.47705362206817E+018" calcext:value-type="float">
            <text:p>1.47705362206817E+01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.47705362204217E+018" calcext:value-type="float">
            <text:p>1.47705362204217E+018</text:p>
          </table:table-cell>
          <table:table-cell office:value-type="float" office:value="1.47705362206823E+018" calcext:value-type="float">
            <text:p>1.47705362206823E+01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.47705362204255E+018" calcext:value-type="float">
            <text:p>1.47705362204255E+018</text:p>
          </table:table-cell>
          <table:table-cell office:value-type="float" office:value="1.47705362206828E+018" calcext:value-type="float">
            <text:p>1.47705362206828E+01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.4770536220429E+018" calcext:value-type="float">
            <text:p>1.4770536220429E+018</text:p>
          </table:table-cell>
          <table:table-cell office:value-type="float" office:value="1.47705362206835E+018" calcext:value-type="float">
            <text:p>1.47705362206835E+01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.47705362204328E+018" calcext:value-type="float">
            <text:p>1.47705362204328E+018</text:p>
          </table:table-cell>
          <table:table-cell office:value-type="float" office:value="1.4770536220684E+018" calcext:value-type="float">
            <text:p>1.4770536220684E+01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.47705362204367E+018" calcext:value-type="float">
            <text:p>1.47705362204367E+018</text:p>
          </table:table-cell>
          <table:table-cell office:value-type="float" office:value="1.47705362206846E+018" calcext:value-type="float">
            <text:p>1.47705362206846E+01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.47705362204402E+018" calcext:value-type="float">
            <text:p>1.47705362204402E+018</text:p>
          </table:table-cell>
          <table:table-cell office:value-type="float" office:value="1.47705362206852E+018" calcext:value-type="float">
            <text:p>1.47705362206852E+01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.47705362204437E+018" calcext:value-type="float">
            <text:p>1.47705362204437E+018</text:p>
          </table:table-cell>
          <table:table-cell office:value-type="float" office:value="1.47705362206858E+018" calcext:value-type="float">
            <text:p>1.47705362206858E+01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.47705362204471E+018" calcext:value-type="float">
            <text:p>1.47705362204471E+018</text:p>
          </table:table-cell>
          <table:table-cell office:value-type="float" office:value="1.47705362206864E+018" calcext:value-type="float">
            <text:p>1.47705362206864E+01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.47705362204511E+018" calcext:value-type="float">
            <text:p>1.47705362204511E+018</text:p>
          </table:table-cell>
          <table:table-cell office:value-type="float" office:value="1.4770536220687E+018" calcext:value-type="float">
            <text:p>1.4770536220687E+01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.47705362204546E+018" calcext:value-type="float">
            <text:p>1.47705362204546E+018</text:p>
          </table:table-cell>
          <table:table-cell office:value-type="float" office:value="1.47705362206875E+018" calcext:value-type="float">
            <text:p>1.47705362206875E+01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.47705362204588E+018" calcext:value-type="float">
            <text:p>1.47705362204588E+018</text:p>
          </table:table-cell>
          <table:table-cell office:value-type="float" office:value="1.47705362206881E+018" calcext:value-type="float">
            <text:p>1.47705362206881E+01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.47705362204635E+018" calcext:value-type="float">
            <text:p>1.47705362204635E+018</text:p>
          </table:table-cell>
          <table:table-cell office:value-type="float" office:value="1.47705362206887E+018" calcext:value-type="float">
            <text:p>1.47705362206887E+01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.47705362204693E+018" calcext:value-type="float">
            <text:p>1.47705362204693E+018</text:p>
          </table:table-cell>
          <table:table-cell office:value-type="float" office:value="1.47705362206893E+018" calcext:value-type="float">
            <text:p>1.47705362206893E+01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.47705362204729E+018" calcext:value-type="float">
            <text:p>1.47705362204729E+018</text:p>
          </table:table-cell>
          <table:table-cell office:value-type="float" office:value="1.47705362206994E+018" calcext:value-type="float">
            <text:p>1.47705362206994E+01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.47705362204767E+018" calcext:value-type="float">
            <text:p>1.47705362204767E+018</text:p>
          </table:table-cell>
          <table:table-cell office:value-type="float" office:value="1.47705362207003E+018" calcext:value-type="float">
            <text:p>1.47705362207003E+01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.47705362204827E+018" calcext:value-type="float">
            <text:p>1.47705362204827E+018</text:p>
          </table:table-cell>
          <table:table-cell office:value-type="float" office:value="1.47705362207066E+018" calcext:value-type="float">
            <text:p>1.47705362207066E+01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.47705362204878E+018" calcext:value-type="float">
            <text:p>1.47705362204878E+018</text:p>
          </table:table-cell>
          <table:table-cell office:value-type="float" office:value="1.47705362207079E+018" calcext:value-type="float">
            <text:p>1.47705362207079E+01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.47705362204924E+018" calcext:value-type="float">
            <text:p>1.47705362204924E+018</text:p>
          </table:table-cell>
          <table:table-cell office:value-type="float" office:value="1.47705362207086E+018" calcext:value-type="float">
            <text:p>1.47705362207086E+01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.47705362204991E+018" calcext:value-type="float">
            <text:p>1.47705362204991E+018</text:p>
          </table:table-cell>
          <table:table-cell office:value-type="float" office:value="1.47705362207092E+018" calcext:value-type="float">
            <text:p>1.47705362207092E+01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.47705362205028E+018" calcext:value-type="float">
            <text:p>1.47705362205028E+018</text:p>
          </table:table-cell>
          <table:table-cell office:value-type="float" office:value="1.47705362207098E+018" calcext:value-type="float">
            <text:p>1.47705362207098E+01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.47705362205063E+018" calcext:value-type="float">
            <text:p>1.47705362205063E+018</text:p>
          </table:table-cell>
          <table:table-cell office:value-type="float" office:value="1.47705362207104E+018" calcext:value-type="float">
            <text:p>1.47705362207104E+01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.47705362205124E+018" calcext:value-type="float">
            <text:p>1.47705362205124E+018</text:p>
          </table:table-cell>
          <table:table-cell office:value-type="float" office:value="1.47705362207109E+018" calcext:value-type="float">
            <text:p>1.47705362207109E+01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.47705362205391E+018" calcext:value-type="float">
            <text:p>1.47705362205391E+018</text:p>
          </table:table-cell>
          <table:table-cell office:value-type="float" office:value="1.47705362207115E+018" calcext:value-type="float">
            <text:p>1.47705362207115E+01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.47705362205429E+018" calcext:value-type="float">
            <text:p>1.47705362205429E+018</text:p>
          </table:table-cell>
          <table:table-cell office:value-type="float" office:value="1.47705362207121E+018" calcext:value-type="float">
            <text:p>1.47705362207121E+01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.47705362205464E+018" calcext:value-type="float">
            <text:p>1.47705362205464E+018</text:p>
          </table:table-cell>
          <table:table-cell office:value-type="float" office:value="1.47705362207127E+018" calcext:value-type="float">
            <text:p>1.47705362207127E+01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47705362205504E+018" calcext:value-type="float">
            <text:p>1.47705362205504E+018</text:p>
          </table:table-cell>
          <table:table-cell office:value-type="float" office:value="1.47705362207133E+018" calcext:value-type="float">
            <text:p>1.47705362207133E+01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.4770536220555E+018" calcext:value-type="float">
            <text:p>1.4770536220555E+018</text:p>
          </table:table-cell>
          <table:table-cell office:value-type="float" office:value="1.47705362207139E+018" calcext:value-type="float">
            <text:p>1.47705362207139E+01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.4770536220559E+018" calcext:value-type="float">
            <text:p>1.4770536220559E+018</text:p>
          </table:table-cell>
          <table:table-cell office:value-type="float" office:value="1.47705362207183E+018" calcext:value-type="float">
            <text:p>1.47705362207183E+01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.47705362205639E+018" calcext:value-type="float">
            <text:p>1.47705362205639E+018</text:p>
          </table:table-cell>
          <table:table-cell office:value-type="float" office:value="1.47705362207205E+018" calcext:value-type="float">
            <text:p>1.47705362207205E+01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47705362205756E+018" calcext:value-type="float">
            <text:p>1.47705362205756E+018</text:p>
          </table:table-cell>
          <table:table-cell office:value-type="float" office:value="1.47705362207269E+018" calcext:value-type="float">
            <text:p>1.47705362207269E+01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.47705362205794E+018" calcext:value-type="float">
            <text:p>1.47705362205794E+018</text:p>
          </table:table-cell>
          <table:table-cell office:value-type="float" office:value="1.47705362207276E+018" calcext:value-type="float">
            <text:p>1.47705362207276E+01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.47705362205829E+018" calcext:value-type="float">
            <text:p>1.47705362205829E+018</text:p>
          </table:table-cell>
          <table:table-cell office:value-type="float" office:value="1.47705362207401E+018" calcext:value-type="float">
            <text:p>1.47705362207401E+01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.47705362205879E+018" calcext:value-type="float">
            <text:p>1.47705362205879E+018</text:p>
          </table:table-cell>
          <table:table-cell office:value-type="float" office:value="1.47705362207408E+018" calcext:value-type="float">
            <text:p>1.47705362207408E+01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.47705362206016E+018" calcext:value-type="float">
            <text:p>1.47705362206016E+018</text:p>
          </table:table-cell>
          <table:table-cell office:value-type="float" office:value="1.47705362207461E+018" calcext:value-type="float">
            <text:p>1.47705362207461E+01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.47705362206053E+018" calcext:value-type="float">
            <text:p>1.47705362206053E+018</text:p>
          </table:table-cell>
          <table:table-cell office:value-type="float" office:value="1.47705362207564E+018" calcext:value-type="float">
            <text:p>1.47705362207564E+01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.47705362206127E+018" calcext:value-type="float">
            <text:p>1.47705362206127E+018</text:p>
          </table:table-cell>
          <table:table-cell office:value-type="float" office:value="1.47705362207571E+018" calcext:value-type="float">
            <text:p>1.47705362207571E+01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.47705362206276E+018" calcext:value-type="float">
            <text:p>1.47705362206276E+018</text:p>
          </table:table-cell>
          <table:table-cell office:value-type="float" office:value="1.47705362207848E+018" calcext:value-type="float">
            <text:p>1.47705362207848E+01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.47705362206329E+018" calcext:value-type="float">
            <text:p>1.47705362206329E+018</text:p>
          </table:table-cell>
          <table:table-cell office:value-type="float" office:value="1.47705362207855E+018" calcext:value-type="float">
            <text:p>1.47705362207855E+01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.47705362206521E+018" calcext:value-type="float">
            <text:p>1.47705362206521E+018</text:p>
          </table:table-cell>
          <table:table-cell office:value-type="float" office:value="1.47705362207861E+018" calcext:value-type="float">
            <text:p>1.47705362207861E+01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.47705362206923E+018" calcext:value-type="float">
            <text:p>1.47705362206923E+018</text:p>
          </table:table-cell>
          <table:table-cell office:value-type="float" office:value="1.47705362207867E+018" calcext:value-type="float">
            <text:p>1.47705362207867E+01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.47705362206961E+018" calcext:value-type="float">
            <text:p>1.47705362206961E+018</text:p>
          </table:table-cell>
          <table:table-cell office:value-type="float" office:value="1.47705362207873E+018" calcext:value-type="float">
            <text:p>1.47705362207873E+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47705362207041E+018" calcext:value-type="float">
            <text:p>1.47705362207041E+018</text:p>
          </table:table-cell>
          <table:table-cell office:value-type="float" office:value="1.47705362207879E+018" calcext:value-type="float">
            <text:p>1.47705362207879E+01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.47705362207169E+018" calcext:value-type="float">
            <text:p>1.47705362207169E+018</text:p>
          </table:table-cell>
          <table:table-cell office:value-type="float" office:value="1.47705362207885E+018" calcext:value-type="float">
            <text:p>1.47705362207885E+01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.47705362207239E+018" calcext:value-type="float">
            <text:p>1.47705362207239E+018</text:p>
          </table:table-cell>
          <table:table-cell office:value-type="float" office:value="1.47705362207891E+018" calcext:value-type="float">
            <text:p>1.47705362207891E+01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.47705362207308E+018" calcext:value-type="float">
            <text:p>1.47705362207308E+018</text:p>
          </table:table-cell>
          <table:table-cell office:value-type="float" office:value="1.47705362208009E+018" calcext:value-type="float">
            <text:p>1.47705362208009E+01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.47705362207358E+018" calcext:value-type="float">
            <text:p>1.47705362207358E+018</text:p>
          </table:table-cell>
          <table:table-cell office:value-type="float" office:value="1.47705362208143E+018" calcext:value-type="float">
            <text:p>1.47705362208143E+01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.47705362207439E+018" calcext:value-type="float">
            <text:p>1.47705362207439E+018</text:p>
          </table:table-cell>
          <table:table-cell office:value-type="float" office:value="1.4770536220815E+018" calcext:value-type="float">
            <text:p>1.4770536220815E+01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.47705362207499E+018" calcext:value-type="float">
            <text:p>1.47705362207499E+018</text:p>
          </table:table-cell>
          <table:table-cell office:value-type="float" office:value="1.47705362208156E+018" calcext:value-type="float">
            <text:p>1.47705362208156E+01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.47705362207599E+018" calcext:value-type="float">
            <text:p>1.47705362207599E+018</text:p>
          </table:table-cell>
          <table:table-cell office:value-type="float" office:value="1.47705362208162E+018" calcext:value-type="float">
            <text:p>1.47705362208162E+01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.4770536220764E+018" calcext:value-type="float">
            <text:p>1.4770536220764E+018</text:p>
          </table:table-cell>
          <table:table-cell office:value-type="float" office:value="1.47705362208168E+018" calcext:value-type="float">
            <text:p>1.47705362208168E+01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.47705362207675E+018" calcext:value-type="float">
            <text:p>1.47705362207675E+018</text:p>
          </table:table-cell>
          <table:table-cell office:value-type="float" office:value="1.47705362208174E+018" calcext:value-type="float">
            <text:p>1.47705362208174E+01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.47705362207714E+018" calcext:value-type="float">
            <text:p>1.47705362207714E+018</text:p>
          </table:table-cell>
          <table:table-cell office:value-type="float" office:value="1.4770536220818E+018" calcext:value-type="float">
            <text:p>1.4770536220818E+01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.4770536220775E+018" calcext:value-type="float">
            <text:p>1.4770536220775E+018</text:p>
          </table:table-cell>
          <table:table-cell office:value-type="float" office:value="1.47705362208621E+018" calcext:value-type="float">
            <text:p>1.47705362208621E+01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.47705362207788E+018" calcext:value-type="float">
            <text:p>1.47705362207788E+018</text:p>
          </table:table-cell>
          <table:table-cell office:value-type="float" office:value="1.47705362208777E+018" calcext:value-type="float">
            <text:p>1.47705362208777E+01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.47705362207826E+018" calcext:value-type="float">
            <text:p>1.47705362207826E+018</text:p>
          </table:table-cell>
          <table:table-cell office:value-type="float" office:value="1.47705362208787E+018" calcext:value-type="float">
            <text:p>1.47705362208787E+01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.47705362207924E+018" calcext:value-type="float">
            <text:p>1.47705362207924E+018</text:p>
          </table:table-cell>
          <table:table-cell office:value-type="float" office:value="1.47705362208793E+018" calcext:value-type="float">
            <text:p>1.47705362208793E+01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.4770536220799E+018" calcext:value-type="float">
            <text:p>1.4770536220799E+018</text:p>
          </table:table-cell>
          <table:table-cell office:value-type="float" office:value="1.47705362208916E+018" calcext:value-type="float">
            <text:p>1.47705362208916E+01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.47705362208043E+018" calcext:value-type="float">
            <text:p>1.47705362208043E+018</text:p>
          </table:table-cell>
          <table:table-cell office:value-type="float" office:value="1.47705362208923E+018" calcext:value-type="float">
            <text:p>1.47705362208923E+01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.47705362208092E+018" calcext:value-type="float">
            <text:p>1.47705362208092E+018</text:p>
          </table:table-cell>
          <table:table-cell office:value-type="float" office:value="1.47705362209397E+018" calcext:value-type="float">
            <text:p>1.47705362209397E+01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.47705362208212E+018" calcext:value-type="float">
            <text:p>1.47705362208212E+018</text:p>
          </table:table-cell>
          <table:table-cell office:value-type="float" office:value="1.47705362209404E+018" calcext:value-type="float">
            <text:p>1.47705362209404E+01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.47705362208252E+018" calcext:value-type="float">
            <text:p>1.47705362208252E+018</text:p>
          </table:table-cell>
          <table:table-cell office:value-type="float" office:value="1.47705362209411E+018" calcext:value-type="float">
            <text:p>1.47705362209411E+01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.47705362208292E+018" calcext:value-type="float">
            <text:p>1.47705362208292E+018</text:p>
          </table:table-cell>
          <table:table-cell office:value-type="float" office:value="1.47705362209417E+018" calcext:value-type="float">
            <text:p>1.47705362209417E+01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.47705362208328E+018" calcext:value-type="float">
            <text:p>1.47705362208328E+018</text:p>
          </table:table-cell>
          <table:table-cell office:value-type="float" office:value="1.47705362209422E+018" calcext:value-type="float">
            <text:p>1.47705362209422E+01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.47705362208366E+018" calcext:value-type="float">
            <text:p>1.47705362208366E+018</text:p>
          </table:table-cell>
          <table:table-cell office:value-type="float" office:value="1.47705362209428E+018" calcext:value-type="float">
            <text:p>1.47705362209428E+01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.47705362208405E+018" calcext:value-type="float">
            <text:p>1.47705362208405E+018</text:p>
          </table:table-cell>
          <table:table-cell office:value-type="float" office:value="1.47705362209434E+018" calcext:value-type="float">
            <text:p>1.47705362209434E+01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.47705362208456E+018" calcext:value-type="float">
            <text:p>1.47705362208456E+018</text:p>
          </table:table-cell>
          <table:table-cell office:value-type="float" office:value="1.4770536220944E+018" calcext:value-type="float">
            <text:p>1.4770536220944E+01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.47705362208501E+018" calcext:value-type="float">
            <text:p>1.47705362208501E+018</text:p>
          </table:table-cell>
          <table:table-cell office:value-type="float" office:value="1.47705362209446E+018" calcext:value-type="float">
            <text:p>1.47705362209446E+01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.47705362208561E+018" calcext:value-type="float">
            <text:p>1.47705362208561E+018</text:p>
          </table:table-cell>
          <table:table-cell office:value-type="float" office:value="1.47705362209452E+018" calcext:value-type="float">
            <text:p>1.47705362209452E+01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.47705362208603E+018" calcext:value-type="float">
            <text:p>1.47705362208603E+018</text:p>
          </table:table-cell>
          <table:table-cell office:value-type="float" office:value="1.47705362209457E+018" calcext:value-type="float">
            <text:p>1.47705362209457E+01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.47705362208653E+018" calcext:value-type="float">
            <text:p>1.47705362208653E+018</text:p>
          </table:table-cell>
          <table:table-cell office:value-type="float" office:value="1.47705362209515E+018" calcext:value-type="float">
            <text:p>1.47705362209515E+01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.47705362208689E+018" calcext:value-type="float">
            <text:p>1.47705362208689E+018</text:p>
          </table:table-cell>
          <table:table-cell office:value-type="float" office:value="1.47705362209747E+018" calcext:value-type="float">
            <text:p>1.47705362209747E+01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.47705362208724E+018" calcext:value-type="float">
            <text:p>1.47705362208724E+018</text:p>
          </table:table-cell>
          <table:table-cell office:value-type="float" office:value="1.47705362209804E+018" calcext:value-type="float">
            <text:p>1.47705362209804E+01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.47705362208762E+018" calcext:value-type="float">
            <text:p>1.47705362208762E+018</text:p>
          </table:table-cell>
          <table:table-cell office:value-type="float" office:value="1.4770536220992E+018" calcext:value-type="float">
            <text:p>1.4770536220992E+01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.47705362208826E+018" calcext:value-type="float">
            <text:p>1.47705362208826E+018</text:p>
          </table:table-cell>
          <table:table-cell office:value-type="float" office:value="1.47705362209927E+018" calcext:value-type="float">
            <text:p>1.47705362209927E+01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47705362208885E+018" calcext:value-type="float">
            <text:p>1.47705362208885E+018</text:p>
          </table:table-cell>
          <table:table-cell office:value-type="float" office:value="1.47705362209933E+018" calcext:value-type="float">
            <text:p>1.47705362209933E+01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.47705362208956E+018" calcext:value-type="float">
            <text:p>1.47705362208956E+018</text:p>
          </table:table-cell>
          <table:table-cell office:value-type="float" office:value="1.47705362210054E+018" calcext:value-type="float">
            <text:p>1.47705362210054E+01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.47705362208994E+018" calcext:value-type="float">
            <text:p>1.47705362208994E+018</text:p>
          </table:table-cell>
          <table:table-cell office:value-type="float" office:value="1.47705362210176E+018" calcext:value-type="float">
            <text:p>1.47705362210176E+01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.47705362209056E+018" calcext:value-type="float">
            <text:p>1.47705362209056E+018</text:p>
          </table:table-cell>
          <table:table-cell office:value-type="float" office:value="1.47705362210183E+018" calcext:value-type="float">
            <text:p>1.47705362210183E+01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.47705362209105E+018" calcext:value-type="float">
            <text:p>1.47705362209105E+018</text:p>
          </table:table-cell>
          <table:table-cell office:value-type="float" office:value="1.47705362210189E+018" calcext:value-type="float">
            <text:p>1.47705362210189E+01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.47705362209166E+018" calcext:value-type="float">
            <text:p>1.47705362209166E+018</text:p>
          </table:table-cell>
          <table:table-cell office:value-type="float" office:value="1.47705362210195E+018" calcext:value-type="float">
            <text:p>1.47705362210195E+01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.47705362209218E+018" calcext:value-type="float">
            <text:p>1.47705362209218E+018</text:p>
          </table:table-cell>
          <table:table-cell office:value-type="float" office:value="1.47705362210201E+018" calcext:value-type="float">
            <text:p>1.47705362210201E+01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.47705362209254E+018" calcext:value-type="float">
            <text:p>1.47705362209254E+018</text:p>
          </table:table-cell>
          <table:table-cell office:value-type="float" office:value="1.47705362210207E+018" calcext:value-type="float">
            <text:p>1.47705362210207E+01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.47705362209293E+018" calcext:value-type="float">
            <text:p>1.47705362209293E+018</text:p>
          </table:table-cell>
          <table:table-cell office:value-type="float" office:value="1.47705362210213E+018" calcext:value-type="float">
            <text:p>1.47705362210213E+01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.47705362209328E+018" calcext:value-type="float">
            <text:p>1.47705362209328E+018</text:p>
          </table:table-cell>
          <table:table-cell office:value-type="float" office:value="1.47705362210219E+018" calcext:value-type="float">
            <text:p>1.47705362210219E+01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.47705362209366E+018" calcext:value-type="float">
            <text:p>1.47705362209366E+018</text:p>
          </table:table-cell>
          <table:table-cell office:value-type="float" office:value="1.47705362210329E+018" calcext:value-type="float">
            <text:p>1.47705362210329E+01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.47705362209487E+018" calcext:value-type="float">
            <text:p>1.47705362209487E+018</text:p>
          </table:table-cell>
          <table:table-cell office:value-type="float" office:value="1.47705362210336E+018" calcext:value-type="float">
            <text:p>1.47705362210336E+01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.47705362209544E+018" calcext:value-type="float">
            <text:p>1.47705362209544E+018</text:p>
          </table:table-cell>
          <table:table-cell office:value-type="float" office:value="1.47705362210343E+018" calcext:value-type="float">
            <text:p>1.47705362210343E+01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.47705362209598E+018" calcext:value-type="float">
            <text:p>1.47705362209598E+018</text:p>
          </table:table-cell>
          <table:table-cell office:value-type="float" office:value="1.47705362210349E+018" calcext:value-type="float">
            <text:p>1.47705362210349E+01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.47705362209635E+018" calcext:value-type="float">
            <text:p>1.47705362209635E+018</text:p>
          </table:table-cell>
          <table:table-cell office:value-type="float" office:value="1.47705362210354E+018" calcext:value-type="float">
            <text:p>1.47705362210354E+01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.47705362209675E+018" calcext:value-type="float">
            <text:p>1.47705362209675E+018</text:p>
          </table:table-cell>
          <table:table-cell office:value-type="float" office:value="1.4770536221036E+018" calcext:value-type="float">
            <text:p>1.4770536221036E+01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.47705362209726E+018" calcext:value-type="float">
            <text:p>1.47705362209726E+018</text:p>
          </table:table-cell>
          <table:table-cell office:value-type="float" office:value="1.47705362210366E+018" calcext:value-type="float">
            <text:p>1.47705362210366E+01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47705362209788E+018" calcext:value-type="float">
            <text:p>1.47705362209788E+018</text:p>
          </table:table-cell>
          <table:table-cell office:value-type="float" office:value="1.47705362210372E+018" calcext:value-type="float">
            <text:p>1.47705362210372E+01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.47705362209858E+018" calcext:value-type="float">
            <text:p>1.47705362209858E+018</text:p>
          </table:table-cell>
          <table:table-cell office:value-type="float" office:value="1.47705362210485E+018" calcext:value-type="float">
            <text:p>1.47705362210485E+01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.47705362209965E+018" calcext:value-type="float">
            <text:p>1.47705362209965E+018</text:p>
          </table:table-cell>
          <table:table-cell office:value-type="float" office:value="1.47705362210496E+018" calcext:value-type="float">
            <text:p>1.47705362210496E+01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4770536221E+018" calcext:value-type="float">
            <text:p>1.4770536221E+018</text:p>
          </table:table-cell>
          <table:table-cell office:value-type="float" office:value="1.47705362210576E+018" calcext:value-type="float">
            <text:p>1.47705362210576E+01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.4770536221004E+018" calcext:value-type="float">
            <text:p>1.4770536221004E+018</text:p>
          </table:table-cell>
          <table:table-cell office:value-type="float" office:value="1.47705362210687E+018" calcext:value-type="float">
            <text:p>1.47705362210687E+01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.47705362210083E+018" calcext:value-type="float">
            <text:p>1.47705362210083E+018</text:p>
          </table:table-cell>
          <table:table-cell office:value-type="float" office:value="1.47705362210707E+018" calcext:value-type="float">
            <text:p>1.47705362210707E+01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.47705362210121E+018" calcext:value-type="float">
            <text:p>1.47705362210121E+018</text:p>
          </table:table-cell>
          <table:table-cell office:value-type="float" office:value="1.4770536221083E+018" calcext:value-type="float">
            <text:p>1.4770536221083E+01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.4770536221016E+018" calcext:value-type="float">
            <text:p>1.4770536221016E+018</text:p>
          </table:table-cell>
          <table:table-cell office:value-type="float" office:value="1.47705362210907E+018" calcext:value-type="float">
            <text:p>1.47705362210907E+01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.47705362210252E+018" calcext:value-type="float">
            <text:p>1.47705362210252E+018</text:p>
          </table:table-cell>
          <table:table-cell office:value-type="float" office:value="1.47705362210957E+018" calcext:value-type="float">
            <text:p>1.47705362210957E+01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.47705362210404E+018" calcext:value-type="float">
            <text:p>1.47705362210404E+018</text:p>
          </table:table-cell>
          <table:table-cell office:value-type="float" office:value="1.47705362210971E+018" calcext:value-type="float">
            <text:p>1.47705362210971E+01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47705362210458E+018" calcext:value-type="float">
            <text:p>1.47705362210458E+018</text:p>
          </table:table-cell>
          <table:table-cell office:value-type="float" office:value="1.47705362211144E+018" calcext:value-type="float">
            <text:p>1.47705362211144E+01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.47705362210526E+018" calcext:value-type="float">
            <text:p>1.47705362210526E+018</text:p>
          </table:table-cell>
          <table:table-cell office:value-type="float" office:value="1.47705362211152E+018" calcext:value-type="float">
            <text:p>1.47705362211152E+01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.47705362210562E+018" calcext:value-type="float">
            <text:p>1.47705362210562E+018</text:p>
          </table:table-cell>
          <table:table-cell office:value-type="float" office:value="1.47705362211158E+018" calcext:value-type="float">
            <text:p>1.47705362211158E+01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47705362210628E+018" calcext:value-type="float">
            <text:p>1.47705362210628E+018</text:p>
          </table:table-cell>
          <table:table-cell office:value-type="float" office:value="1.47705362211164E+018" calcext:value-type="float">
            <text:p>1.47705362211164E+01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.47705362210677E+018" calcext:value-type="float">
            <text:p>1.47705362210677E+018</text:p>
          </table:table-cell>
          <table:table-cell office:value-type="float" office:value="1.4770536221117E+018" calcext:value-type="float">
            <text:p>1.4770536221117E+01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.47705362210739E+018" calcext:value-type="float">
            <text:p>1.47705362210739E+018</text:p>
          </table:table-cell>
          <table:table-cell office:value-type="float" office:value="1.47705362211175E+018" calcext:value-type="float">
            <text:p>1.47705362211175E+01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.47705362210776E+018" calcext:value-type="float">
            <text:p>1.47705362210776E+018</text:p>
          </table:table-cell>
          <table:table-cell office:value-type="float" office:value="1.47705362211181E+018" calcext:value-type="float">
            <text:p>1.47705362211181E+01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.47705362210814E+018" calcext:value-type="float">
            <text:p>1.47705362210814E+018</text:p>
          </table:table-cell>
          <table:table-cell office:value-type="float" office:value="1.47705362211323E+018" calcext:value-type="float">
            <text:p>1.47705362211323E+01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.47705362210862E+018" calcext:value-type="float">
            <text:p>1.47705362210862E+018</text:p>
          </table:table-cell>
          <table:table-cell office:value-type="float" office:value="1.47705362211489E+018" calcext:value-type="float">
            <text:p>1.47705362211489E+01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.47705362210949E+018" calcext:value-type="float">
            <text:p>1.47705362210949E+018</text:p>
          </table:table-cell>
          <table:table-cell office:value-type="float" office:value="1.47705362211786E+018" calcext:value-type="float">
            <text:p>1.47705362211786E+01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.47705362211003E+018" calcext:value-type="float">
            <text:p>1.47705362211003E+018</text:p>
          </table:table-cell>
          <table:table-cell office:value-type="float" office:value="1.47705362211833E+018" calcext:value-type="float">
            <text:p>1.47705362211833E+01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.47705362211042E+018" calcext:value-type="float">
            <text:p>1.47705362211042E+018</text:p>
          </table:table-cell>
          <table:table-cell office:value-type="float" office:value="1.47705362211916E+018" calcext:value-type="float">
            <text:p>1.47705362211916E+01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.47705362211085E+018" calcext:value-type="float">
            <text:p>1.47705362211085E+018</text:p>
          </table:table-cell>
          <table:table-cell office:value-type="float" office:value="1.47705362212238E+018" calcext:value-type="float">
            <text:p>1.47705362212238E+01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.47705362211216E+018" calcext:value-type="float">
            <text:p>1.47705362211216E+018</text:p>
          </table:table-cell>
          <table:table-cell office:value-type="float" office:value="1.47705362212245E+018" calcext:value-type="float">
            <text:p>1.47705362212245E+01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.47705362211268E+018" calcext:value-type="float">
            <text:p>1.47705362211268E+018</text:p>
          </table:table-cell>
          <table:table-cell office:value-type="float" office:value="1.47705362212251E+018" calcext:value-type="float">
            <text:p>1.47705362212251E+01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.47705362211304E+018" calcext:value-type="float">
            <text:p>1.47705362211304E+018</text:p>
          </table:table-cell>
          <table:table-cell office:value-type="float" office:value="1.47705362212257E+018" calcext:value-type="float">
            <text:p>1.47705362212257E+01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.47705362211359E+018" calcext:value-type="float">
            <text:p>1.47705362211359E+018</text:p>
          </table:table-cell>
          <table:table-cell office:value-type="float" office:value="1.47705362212263E+018" calcext:value-type="float">
            <text:p>1.47705362212263E+01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.47705362211396E+018" calcext:value-type="float">
            <text:p>1.47705362211396E+018</text:p>
          </table:table-cell>
          <table:table-cell office:value-type="float" office:value="1.47705362212269E+018" calcext:value-type="float">
            <text:p>1.47705362212269E+01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.47705362211435E+018" calcext:value-type="float">
            <text:p>1.47705362211435E+018</text:p>
          </table:table-cell>
          <table:table-cell office:value-type="float" office:value="1.47705362212433E+018" calcext:value-type="float">
            <text:p>1.47705362212433E+01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.47705362211473E+018" calcext:value-type="float">
            <text:p>1.47705362211473E+018</text:p>
          </table:table-cell>
          <table:table-cell office:value-type="float" office:value="1.4770536221244E+018" calcext:value-type="float">
            <text:p>1.4770536221244E+01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.47705362211522E+018" calcext:value-type="float">
            <text:p>1.47705362211522E+018</text:p>
          </table:table-cell>
          <table:table-cell office:value-type="float" office:value="1.47705362212446E+018" calcext:value-type="float">
            <text:p>1.47705362212446E+01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.47705362211583E+018" calcext:value-type="float">
            <text:p>1.47705362211583E+018</text:p>
          </table:table-cell>
          <table:table-cell office:value-type="float" office:value="1.47705362212452E+018" calcext:value-type="float">
            <text:p>1.47705362212452E+01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.47705362211627E+018" calcext:value-type="float">
            <text:p>1.47705362211627E+018</text:p>
          </table:table-cell>
          <table:table-cell office:value-type="float" office:value="1.47705362212458E+018" calcext:value-type="float">
            <text:p>1.47705362212458E+01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.47705362211662E+018" calcext:value-type="float">
            <text:p>1.47705362211662E+018</text:p>
          </table:table-cell>
          <table:table-cell office:value-type="float" office:value="1.47705362212464E+018" calcext:value-type="float">
            <text:p>1.47705362212464E+01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.47705362211702E+018" calcext:value-type="float">
            <text:p>1.47705362211702E+018</text:p>
          </table:table-cell>
          <table:table-cell office:value-type="float" office:value="1.4770536221247E+018" calcext:value-type="float">
            <text:p>1.4770536221247E+01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.47705362211753E+018" calcext:value-type="float">
            <text:p>1.47705362211753E+018</text:p>
          </table:table-cell>
          <table:table-cell office:value-type="float" office:value="1.47705362212476E+018" calcext:value-type="float">
            <text:p>1.47705362212476E+01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.47705362211815E+018" calcext:value-type="float">
            <text:p>1.47705362211815E+018</text:p>
          </table:table-cell>
          <table:table-cell office:value-type="float" office:value="1.47705362212482E+018" calcext:value-type="float">
            <text:p>1.47705362212482E+01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.47705362211865E+018" calcext:value-type="float">
            <text:p>1.47705362211865E+018</text:p>
          </table:table-cell>
          <table:table-cell office:value-type="float" office:value="1.47705362212488E+018" calcext:value-type="float">
            <text:p>1.47705362212488E+01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.47705362211901E+018" calcext:value-type="float">
            <text:p>1.47705362211901E+018</text:p>
          </table:table-cell>
          <table:table-cell office:value-type="float" office:value="1.47705362212493E+018" calcext:value-type="float">
            <text:p>1.47705362212493E+01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.47705362211959E+018" calcext:value-type="float">
            <text:p>1.47705362211959E+018</text:p>
          </table:table-cell>
          <table:table-cell office:value-type="float" office:value="1.47705362212499E+018" calcext:value-type="float">
            <text:p>1.47705362212499E+01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.47705362212E+018" calcext:value-type="float">
            <text:p>1.47705362212E+018</text:p>
          </table:table-cell>
          <table:table-cell office:value-type="float" office:value="1.47705362212505E+018" calcext:value-type="float">
            <text:p>1.47705362212505E+01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.47705362212036E+018" calcext:value-type="float">
            <text:p>1.47705362212036E+018</text:p>
          </table:table-cell>
          <table:table-cell office:value-type="float" office:value="1.47705362212511E+018" calcext:value-type="float">
            <text:p>1.47705362212511E+01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.47705362212075E+018" calcext:value-type="float">
            <text:p>1.47705362212075E+018</text:p>
          </table:table-cell>
          <table:table-cell office:value-type="float" office:value="1.47705362212585E+018" calcext:value-type="float">
            <text:p>1.47705362212585E+01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.47705362212111E+018" calcext:value-type="float">
            <text:p>1.47705362212111E+018</text:p>
          </table:table-cell>
          <table:table-cell office:value-type="float" office:value="1.47705362212735E+018" calcext:value-type="float">
            <text:p>1.47705362212735E+01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.4770536221215E+018" calcext:value-type="float">
            <text:p>1.4770536221215E+018</text:p>
          </table:table-cell>
          <table:table-cell office:value-type="float" office:value="1.47705362212743E+018" calcext:value-type="float">
            <text:p>1.47705362212743E+01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.47705362212189E+018" calcext:value-type="float">
            <text:p>1.47705362212189E+018</text:p>
          </table:table-cell>
          <table:table-cell office:value-type="float" office:value="1.47705362212749E+018" calcext:value-type="float">
            <text:p>1.47705362212749E+01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.47705362212302E+018" calcext:value-type="float">
            <text:p>1.47705362212302E+018</text:p>
          </table:table-cell>
          <table:table-cell office:value-type="float" office:value="1.47705362212755E+018" calcext:value-type="float">
            <text:p>1.47705362212755E+01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47705362212356E+018" calcext:value-type="float">
            <text:p>1.47705362212356E+018</text:p>
          </table:table-cell>
          <table:table-cell office:value-type="float" office:value="1.47705362212824E+018" calcext:value-type="float">
            <text:p>1.47705362212824E+01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.47705362212546E+018" calcext:value-type="float">
            <text:p>1.47705362212546E+018</text:p>
          </table:table-cell>
          <table:table-cell office:value-type="float" office:value="1.47705362212831E+018" calcext:value-type="float">
            <text:p>1.47705362212831E+01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.47705362212612E+018" calcext:value-type="float">
            <text:p>1.47705362212612E+018</text:p>
          </table:table-cell>
          <table:table-cell office:value-type="float" office:value="1.47705362212945E+018" calcext:value-type="float">
            <text:p>1.47705362212945E+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47705362212649E+018" calcext:value-type="float">
            <text:p>1.47705362212649E+018</text:p>
          </table:table-cell>
          <table:table-cell office:value-type="float" office:value="1.47705362212952E+018" calcext:value-type="float">
            <text:p>1.47705362212952E+01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.47705362212687E+018" calcext:value-type="float">
            <text:p>1.47705362212687E+018</text:p>
          </table:table-cell>
          <table:table-cell office:value-type="float" office:value="1.47705362213014E+018" calcext:value-type="float">
            <text:p>1.47705362213014E+01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.47705362212789E+018" calcext:value-type="float">
            <text:p>1.47705362212789E+018</text:p>
          </table:table-cell>
          <table:table-cell office:value-type="float" office:value="1.47705362213235E+018" calcext:value-type="float">
            <text:p>1.47705362213235E+01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.47705362212865E+018" calcext:value-type="float">
            <text:p>1.47705362212865E+018</text:p>
          </table:table-cell>
          <table:table-cell office:value-type="float" office:value="1.47705362213243E+018" calcext:value-type="float">
            <text:p>1.47705362213243E+01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.47705362212923E+018" calcext:value-type="float">
            <text:p>1.47705362212923E+018</text:p>
          </table:table-cell>
          <table:table-cell office:value-type="float" office:value="1.47705362213471E+018" calcext:value-type="float">
            <text:p>1.47705362213471E+01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.47705362212985E+018" calcext:value-type="float">
            <text:p>1.47705362212985E+018</text:p>
          </table:table-cell>
          <table:table-cell office:value-type="float" office:value="1.47705362213555E+018" calcext:value-type="float">
            <text:p>1.47705362213555E+01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.4770536221304E+018" calcext:value-type="float">
            <text:p>1.4770536221304E+018</text:p>
          </table:table-cell>
          <table:table-cell office:value-type="float" office:value="1.477053622136E+018" calcext:value-type="float">
            <text:p>1.477053622136E+01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.47705362213079E+018" calcext:value-type="float">
            <text:p>1.47705362213079E+018</text:p>
          </table:table-cell>
          <table:table-cell office:value-type="float" office:value="1.47705362213747E+018" calcext:value-type="float">
            <text:p>1.47705362213747E+01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.47705362213114E+018" calcext:value-type="float">
            <text:p>1.47705362213114E+018</text:p>
          </table:table-cell>
          <table:table-cell office:value-type="float" office:value="1.47705362214142E+018" calcext:value-type="float">
            <text:p>1.47705362214142E+01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.47705362213153E+018" calcext:value-type="float">
            <text:p>1.47705362213153E+018</text:p>
          </table:table-cell>
          <table:table-cell office:value-type="float" office:value="1.47705362214453E+018" calcext:value-type="float">
            <text:p>1.47705362214453E+01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47705362213196E+018" calcext:value-type="float">
            <text:p>1.47705362213196E+018</text:p>
          </table:table-cell>
          <table:table-cell office:value-type="float" office:value="1.47705362214619E+018" calcext:value-type="float">
            <text:p>1.47705362214619E+01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.47705362213291E+018" calcext:value-type="float">
            <text:p>1.47705362213291E+018</text:p>
          </table:table-cell>
          <table:table-cell office:value-type="float" office:value="1.47705362214878E+018" calcext:value-type="float">
            <text:p>1.47705362214878E+01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47705362213332E+018" calcext:value-type="float">
            <text:p>1.47705362213332E+018</text:p>
          </table:table-cell>
          <table:table-cell office:value-type="float" office:value="1.47705362214934E+018" calcext:value-type="float">
            <text:p>1.47705362214934E+01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.47705362213367E+018" calcext:value-type="float">
            <text:p>1.47705362213367E+018</text:p>
          </table:table-cell>
          <table:table-cell office:value-type="float" office:value="1.47705362215238E+018" calcext:value-type="float">
            <text:p>1.47705362215238E+01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47705362213406E+018" calcext:value-type="float">
            <text:p>1.47705362213406E+018</text:p>
          </table:table-cell>
          <table:table-cell office:value-type="float" office:value="1.47705362215503E+018" calcext:value-type="float">
            <text:p>1.47705362215503E+01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.47705362213455E+018" calcext:value-type="float">
            <text:p>1.47705362213455E+018</text:p>
          </table:table-cell>
          <table:table-cell office:value-type="float" office:value="1.47705362215517E+018" calcext:value-type="float">
            <text:p>1.47705362215517E+01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.47705362213503E+018" calcext:value-type="float">
            <text:p>1.47705362213503E+018</text:p>
          </table:table-cell>
          <table:table-cell office:value-type="float" office:value="1.47705362215641E+018" calcext:value-type="float">
            <text:p>1.47705362215641E+01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.47705362213539E+018" calcext:value-type="float">
            <text:p>1.47705362213539E+018</text:p>
          </table:table-cell>
          <table:table-cell office:value-type="float" office:value="1.47705362215837E+018" calcext:value-type="float">
            <text:p>1.47705362215837E+01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.47705362213591E+018" calcext:value-type="float">
            <text:p>1.47705362213591E+018</text:p>
          </table:table-cell>
          <table:table-cell office:value-type="float" office:value="1.47705362216063E+018" calcext:value-type="float">
            <text:p>1.47705362216063E+01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.4770536221364E+018" calcext:value-type="float">
            <text:p>1.4770536221364E+018</text:p>
          </table:table-cell>
          <table:table-cell office:value-type="float" office:value="1.47705362216399E+018" calcext:value-type="float">
            <text:p>1.47705362216399E+01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47705362213678E+018" calcext:value-type="float">
            <text:p>1.47705362213678E+018</text:p>
          </table:table-cell>
          <table:table-cell office:value-type="float" office:value="1.47705362216406E+018" calcext:value-type="float">
            <text:p>1.47705362216406E+01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.4770536221372E+018" calcext:value-type="float">
            <text:p>1.4770536221372E+018</text:p>
          </table:table-cell>
          <table:table-cell office:value-type="float" office:value="1.47705362216412E+018" calcext:value-type="float">
            <text:p>1.47705362216412E+01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.47705362213786E+018" calcext:value-type="float">
            <text:p>1.47705362213786E+018</text:p>
          </table:table-cell>
          <table:table-cell office:value-type="float" office:value="1.47705362216418E+018" calcext:value-type="float">
            <text:p>1.47705362216418E+01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47705362213822E+018" calcext:value-type="float">
            <text:p>1.47705362213822E+018</text:p>
          </table:table-cell>
          <table:table-cell office:value-type="float" office:value="1.47705362216424E+018" calcext:value-type="float">
            <text:p>1.47705362216424E+01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.47705362213861E+018" calcext:value-type="float">
            <text:p>1.47705362213861E+018</text:p>
          </table:table-cell>
          <table:table-cell office:value-type="float" office:value="1.4770536221643E+018" calcext:value-type="float">
            <text:p>1.4770536221643E+01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.47705362213909E+018" calcext:value-type="float">
            <text:p>1.47705362213909E+018</text:p>
          </table:table-cell>
          <table:table-cell office:value-type="float" office:value="1.47705362216436E+018" calcext:value-type="float">
            <text:p>1.47705362216436E+01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.47705362213962E+018" calcext:value-type="float">
            <text:p>1.47705362213962E+018</text:p>
          </table:table-cell>
          <table:table-cell office:value-type="float" office:value="1.47705362216442E+018" calcext:value-type="float">
            <text:p>1.47705362216442E+01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.47705362214012E+018" calcext:value-type="float">
            <text:p>1.47705362214012E+018</text:p>
          </table:table-cell>
          <table:table-cell office:value-type="float" office:value="1.47705362216448E+018" calcext:value-type="float">
            <text:p>1.47705362216448E+01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.47705362214057E+018" calcext:value-type="float">
            <text:p>1.47705362214057E+018</text:p>
          </table:table-cell>
          <table:table-cell office:value-type="float" office:value="1.47705362216454E+018" calcext:value-type="float">
            <text:p>1.47705362216454E+01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.47705362214106E+018" calcext:value-type="float">
            <text:p>1.47705362214106E+018</text:p>
          </table:table-cell>
          <table:table-cell office:value-type="float" office:value="1.47705362216459E+018" calcext:value-type="float">
            <text:p>1.47705362216459E+01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47705362214166E+018" calcext:value-type="float">
            <text:p>1.47705362214166E+018</text:p>
          </table:table-cell>
          <table:table-cell office:value-type="float" office:value="1.47705362216465E+018" calcext:value-type="float">
            <text:p>1.47705362216465E+01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.47705362214202E+018" calcext:value-type="float">
            <text:p>1.47705362214202E+018</text:p>
          </table:table-cell>
          <table:table-cell office:value-type="float" office:value="1.47705362216471E+018" calcext:value-type="float">
            <text:p>1.47705362216471E+01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.4770536221424E+018" calcext:value-type="float">
            <text:p>1.4770536221424E+018</text:p>
          </table:table-cell>
          <table:table-cell office:value-type="float" office:value="1.47705362216477E+018" calcext:value-type="float">
            <text:p>1.47705362216477E+01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.47705362214275E+018" calcext:value-type="float">
            <text:p>1.47705362214275E+018</text:p>
          </table:table-cell>
          <table:table-cell office:value-type="float" office:value="1.47705362216483E+018" calcext:value-type="float">
            <text:p>1.47705362216483E+01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.47705362214313E+018" calcext:value-type="float">
            <text:p>1.47705362214313E+018</text:p>
          </table:table-cell>
          <table:table-cell office:value-type="float" office:value="1.47705362216489E+018" calcext:value-type="float">
            <text:p>1.47705362216489E+01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.47705362214364E+018" calcext:value-type="float">
            <text:p>1.47705362214364E+018</text:p>
          </table:table-cell>
          <table:table-cell office:value-type="float" office:value="1.47705362216494E+018" calcext:value-type="float">
            <text:p>1.47705362216494E+01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.477053622144E+018" calcext:value-type="float">
            <text:p>1.477053622144E+018</text:p>
          </table:table-cell>
          <table:table-cell office:value-type="float" office:value="1.477053622165E+018" calcext:value-type="float">
            <text:p>1.477053622165E+01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.47705362214438E+018" calcext:value-type="float">
            <text:p>1.47705362214438E+018</text:p>
          </table:table-cell>
          <table:table-cell office:value-type="float" office:value="1.47705362216506E+018" calcext:value-type="float">
            <text:p>1.47705362216506E+01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.47705362214485E+018" calcext:value-type="float">
            <text:p>1.47705362214485E+018</text:p>
          </table:table-cell>
          <table:table-cell office:value-type="float" office:value="1.47705362216645E+018" calcext:value-type="float">
            <text:p>1.47705362216645E+01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.47705362214524E+018" calcext:value-type="float">
            <text:p>1.47705362214524E+018</text:p>
          </table:table-cell>
          <table:table-cell office:value-type="float" office:value="1.47705362216696E+018" calcext:value-type="float">
            <text:p>1.47705362216696E+01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47705362214559E+018" calcext:value-type="float">
            <text:p>1.47705362214559E+018</text:p>
          </table:table-cell>
          <table:table-cell office:value-type="float" office:value="1.47705362216741E+018" calcext:value-type="float">
            <text:p>1.47705362216741E+01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.47705362214603E+018" calcext:value-type="float">
            <text:p>1.47705362214603E+018</text:p>
          </table:table-cell>
          <table:table-cell office:value-type="float" office:value="1.4770536221675E+018" calcext:value-type="float">
            <text:p>1.4770536221675E+01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.47705362214652E+018" calcext:value-type="float">
            <text:p>1.47705362214652E+018</text:p>
          </table:table-cell>
          <table:table-cell office:value-type="float" office:value="1.47705362216757E+018" calcext:value-type="float">
            <text:p>1.47705362216757E+01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.47705362214688E+018" calcext:value-type="float">
            <text:p>1.47705362214688E+018</text:p>
          </table:table-cell>
          <table:table-cell office:value-type="float" office:value="1.47705362216763E+018" calcext:value-type="float">
            <text:p>1.47705362216763E+01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.47705362214726E+018" calcext:value-type="float">
            <text:p>1.47705362214726E+018</text:p>
          </table:table-cell>
          <table:table-cell office:value-type="float" office:value="1.47705362216769E+018" calcext:value-type="float">
            <text:p>1.47705362216769E+01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.47705362214761E+018" calcext:value-type="float">
            <text:p>1.47705362214761E+018</text:p>
          </table:table-cell>
          <table:table-cell office:value-type="float" office:value="1.47705362216775E+018" calcext:value-type="float">
            <text:p>1.47705362216775E+018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47705362214796E+018" calcext:value-type="float">
            <text:p>1.47705362214796E+018</text:p>
          </table:table-cell>
          <table:table-cell office:value-type="float" office:value="1.47705362216781E+018" calcext:value-type="float">
            <text:p>1.47705362216781E+01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.47705362214831E+018" calcext:value-type="float">
            <text:p>1.47705362214831E+018</text:p>
          </table:table-cell>
          <table:table-cell office:value-type="float" office:value="1.47705362216787E+018" calcext:value-type="float">
            <text:p>1.47705362216787E+01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.47705362214869E+018" calcext:value-type="float">
            <text:p>1.47705362214869E+018</text:p>
          </table:table-cell>
          <table:table-cell office:value-type="float" office:value="1.47705362216793E+018" calcext:value-type="float">
            <text:p>1.47705362216793E+01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.47705362214918E+018" calcext:value-type="float">
            <text:p>1.47705362214918E+018</text:p>
          </table:table-cell>
          <table:table-cell office:value-type="float" office:value="1.47705362216799E+018" calcext:value-type="float">
            <text:p>1.47705362216799E+01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47705362214965E+018" calcext:value-type="float">
            <text:p>1.47705362214965E+018</text:p>
          </table:table-cell>
          <table:table-cell office:value-type="float" office:value="1.47705362216805E+018" calcext:value-type="float">
            <text:p>1.47705362216805E+01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.47705362215001E+018" calcext:value-type="float">
            <text:p>1.47705362215001E+018</text:p>
          </table:table-cell>
          <table:table-cell office:value-type="float" office:value="1.47705362216811E+018" calcext:value-type="float">
            <text:p>1.47705362216811E+01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.47705362215041E+018" calcext:value-type="float">
            <text:p>1.47705362215041E+018</text:p>
          </table:table-cell>
          <table:table-cell office:value-type="float" office:value="1.47705362216816E+018" calcext:value-type="float">
            <text:p>1.47705362216816E+01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.47705362215076E+018" calcext:value-type="float">
            <text:p>1.47705362215076E+018</text:p>
          </table:table-cell>
          <table:table-cell office:value-type="float" office:value="1.47705362216822E+018" calcext:value-type="float">
            <text:p>1.47705362216822E+01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.47705362215114E+018" calcext:value-type="float">
            <text:p>1.47705362215114E+018</text:p>
          </table:table-cell>
          <table:table-cell office:value-type="float" office:value="1.47705362216828E+018" calcext:value-type="float">
            <text:p>1.47705362216828E+01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.47705362215153E+018" calcext:value-type="float">
            <text:p>1.47705362215153E+018</text:p>
          </table:table-cell>
          <table:table-cell office:value-type="float" office:value="1.47705362216834E+018" calcext:value-type="float">
            <text:p>1.47705362216834E+01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47705362215188E+018" calcext:value-type="float">
            <text:p>1.47705362215188E+018</text:p>
          </table:table-cell>
          <table:table-cell office:value-type="float" office:value="1.47705362217006E+018" calcext:value-type="float">
            <text:p>1.47705362217006E+01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.47705362215223E+018" calcext:value-type="float">
            <text:p>1.47705362215223E+018</text:p>
          </table:table-cell>
          <table:table-cell office:value-type="float" office:value="1.47705362217014E+018" calcext:value-type="float">
            <text:p>1.47705362217014E+01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.47705362215269E+018" calcext:value-type="float">
            <text:p>1.47705362215269E+018</text:p>
          </table:table-cell>
          <table:table-cell office:value-type="float" office:value="1.4770536221702E+018" calcext:value-type="float">
            <text:p>1.4770536221702E+01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.47705362215305E+018" calcext:value-type="float">
            <text:p>1.47705362215305E+018</text:p>
          </table:table-cell>
          <table:table-cell office:value-type="float" office:value="1.47705362217026E+018" calcext:value-type="float">
            <text:p>1.47705362217026E+01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47705362215344E+018" calcext:value-type="float">
            <text:p>1.47705362215344E+018</text:p>
          </table:table-cell>
          <table:table-cell office:value-type="float" office:value="1.47705362217213E+018" calcext:value-type="float">
            <text:p>1.47705362217213E+01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.47705362215383E+018" calcext:value-type="float">
            <text:p>1.47705362215383E+018</text:p>
          </table:table-cell>
          <table:table-cell office:value-type="float" office:value="1.4770536221722E+018" calcext:value-type="float">
            <text:p>1.4770536221722E+01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47705362215418E+018" calcext:value-type="float">
            <text:p>1.47705362215418E+018</text:p>
          </table:table-cell>
          <table:table-cell office:value-type="float" office:value="1.47705362217385E+018" calcext:value-type="float">
            <text:p>1.47705362217385E+01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.47705362215453E+018" calcext:value-type="float">
            <text:p>1.47705362215453E+018</text:p>
          </table:table-cell>
          <table:table-cell office:value-type="float" office:value="1.47705362217426E+018" calcext:value-type="float">
            <text:p>1.47705362217426E+01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.47705362215487E+018" calcext:value-type="float">
            <text:p>1.47705362215487E+018</text:p>
          </table:table-cell>
          <table:table-cell office:value-type="float" office:value="1.47705362217601E+018" calcext:value-type="float">
            <text:p>1.47705362217601E+01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.47705362215549E+018" calcext:value-type="float">
            <text:p>1.47705362215549E+018</text:p>
          </table:table-cell>
          <table:table-cell office:value-type="float" office:value="1.47705362217692E+018" calcext:value-type="float">
            <text:p>1.47705362217692E+01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.4770536221559E+018" calcext:value-type="float">
            <text:p>1.4770536221559E+018</text:p>
          </table:table-cell>
          <table:table-cell office:value-type="float" office:value="1.47705362217777E+018" calcext:value-type="float">
            <text:p>1.47705362217777E+01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.47705362215625E+018" calcext:value-type="float">
            <text:p>1.47705362215625E+018</text:p>
          </table:table-cell>
          <table:table-cell office:value-type="float" office:value="1.47705362217823E+018" calcext:value-type="float">
            <text:p>1.47705362217823E+01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.47705362215672E+018" calcext:value-type="float">
            <text:p>1.47705362215672E+018</text:p>
          </table:table-cell>
          <table:table-cell office:value-type="float" office:value="1.47705362217873E+018" calcext:value-type="float">
            <text:p>1.47705362217873E+01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.47705362215708E+018" calcext:value-type="float">
            <text:p>1.47705362215708E+018</text:p>
          </table:table-cell>
          <table:table-cell office:value-type="float" office:value="1.47705362218187E+018" calcext:value-type="float">
            <text:p>1.47705362218187E+01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47705362215742E+018" calcext:value-type="float">
            <text:p>1.47705362215742E+018</text:p>
          </table:table-cell>
          <table:table-cell office:value-type="float" office:value="1.47705362218361E+018" calcext:value-type="float">
            <text:p>1.47705362218361E+01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.47705362215779E+018" calcext:value-type="float">
            <text:p>1.47705362215779E+018</text:p>
          </table:table-cell>
          <table:table-cell office:value-type="float" office:value="1.47705362218478E+018" calcext:value-type="float">
            <text:p>1.47705362218478E+01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.47705362215822E+018" calcext:value-type="float">
            <text:p>1.47705362215822E+018</text:p>
          </table:table-cell>
          <table:table-cell office:value-type="float" office:value="1.47705362218499E+018" calcext:value-type="float">
            <text:p>1.47705362218499E+01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.47705362215872E+018" calcext:value-type="float">
            <text:p>1.47705362215872E+018</text:p>
          </table:table-cell>
          <table:table-cell office:value-type="float" office:value="1.47705362218594E+018" calcext:value-type="float">
            <text:p>1.47705362218594E+01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.47705362215913E+018" calcext:value-type="float">
            <text:p>1.47705362215913E+018</text:p>
          </table:table-cell>
          <table:table-cell office:value-type="float" office:value="1.4770536221864E+018" calcext:value-type="float">
            <text:p>1.4770536221864E+01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.47705362215949E+018" calcext:value-type="float">
            <text:p>1.47705362215949E+018</text:p>
          </table:table-cell>
          <table:table-cell office:value-type="float" office:value="1.47705362218724E+018" calcext:value-type="float">
            <text:p>1.47705362218724E+01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.47705362215985E+018" calcext:value-type="float">
            <text:p>1.47705362215985E+018</text:p>
          </table:table-cell>
          <table:table-cell office:value-type="float" office:value="1.47705362218739E+018" calcext:value-type="float">
            <text:p>1.47705362218739E+01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.47705362216025E+018" calcext:value-type="float">
            <text:p>1.47705362216025E+018</text:p>
          </table:table-cell>
          <table:table-cell office:value-type="float" office:value="1.47705362218754E+018" calcext:value-type="float">
            <text:p>1.47705362218754E+01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.47705362216108E+018" calcext:value-type="float">
            <text:p>1.47705362216108E+018</text:p>
          </table:table-cell>
          <table:table-cell office:value-type="float" office:value="1.47705362218761E+018" calcext:value-type="float">
            <text:p>1.47705362218761E+01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.47705362216145E+018" calcext:value-type="float">
            <text:p>1.47705362216145E+018</text:p>
          </table:table-cell>
          <table:table-cell office:value-type="float" office:value="1.47705362218767E+018" calcext:value-type="float">
            <text:p>1.47705362218767E+01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4770536221618E+018" calcext:value-type="float">
            <text:p>1.4770536221618E+018</text:p>
          </table:table-cell>
          <table:table-cell office:value-type="float" office:value="1.47705362218773E+018" calcext:value-type="float">
            <text:p>1.47705362218773E+01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.47705362216218E+018" calcext:value-type="float">
            <text:p>1.47705362216218E+018</text:p>
          </table:table-cell>
          <table:table-cell office:value-type="float" office:value="1.47705362218779E+018" calcext:value-type="float">
            <text:p>1.47705362218779E+01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.47705362216537E+018" calcext:value-type="float">
            <text:p>1.47705362216537E+018</text:p>
          </table:table-cell>
          <table:table-cell office:value-type="float" office:value="1.4770536221889E+018" calcext:value-type="float">
            <text:p>1.4770536221889E+01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47705362216598E+018" calcext:value-type="float">
            <text:p>1.47705362216598E+018</text:p>
          </table:table-cell>
          <table:table-cell office:value-type="float" office:value="1.47705362219228E+018" calcext:value-type="float">
            <text:p>1.47705362219228E+01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47705362216637E+018" calcext:value-type="float">
            <text:p>1.47705362216637E+018</text:p>
          </table:table-cell>
          <table:table-cell office:value-type="float" office:value="1.4770536221925E+018" calcext:value-type="float">
            <text:p>1.4770536221925E+01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47705362216681E+018" calcext:value-type="float">
            <text:p>1.47705362216681E+018</text:p>
          </table:table-cell>
          <table:table-cell office:value-type="float" office:value="1.47705362219299E+018" calcext:value-type="float">
            <text:p>1.47705362219299E+01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47705362216727E+018" calcext:value-type="float">
            <text:p>1.47705362216727E+018</text:p>
          </table:table-cell>
          <table:table-cell office:value-type="float" office:value="1.47705362219383E+018" calcext:value-type="float">
            <text:p>1.47705362219383E+01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.47705362216868E+018" calcext:value-type="float">
            <text:p>1.47705362216868E+018</text:p>
          </table:table-cell>
          <table:table-cell office:value-type="float" office:value="1.47705362219504E+018" calcext:value-type="float">
            <text:p>1.47705362219504E+01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47705362216926E+018" calcext:value-type="float">
            <text:p>1.47705362216926E+018</text:p>
          </table:table-cell>
          <table:table-cell office:value-type="float" office:value="1.47705362219514E+018" calcext:value-type="float">
            <text:p>1.47705362219514E+01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47705362216972E+018" calcext:value-type="float">
            <text:p>1.47705362216972E+018</text:p>
          </table:table-cell>
          <table:table-cell office:value-type="float" office:value="1.4770536221952E+018" calcext:value-type="float">
            <text:p>1.4770536221952E+01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47705362217056E+018" calcext:value-type="float">
            <text:p>1.47705362217056E+018</text:p>
          </table:table-cell>
          <table:table-cell office:value-type="float" office:value="1.47705362220115E+018" calcext:value-type="float">
            <text:p>1.47705362220115E+01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47705362217095E+018" calcext:value-type="float">
            <text:p>1.47705362217095E+018</text:p>
          </table:table-cell>
          <table:table-cell office:value-type="float" office:value="1.47705362220123E+018" calcext:value-type="float">
            <text:p>1.47705362220123E+01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47705362217251E+018" calcext:value-type="float">
            <text:p>1.47705362217251E+018</text:p>
          </table:table-cell>
          <table:table-cell office:value-type="float" office:value="1.47705362220129E+018" calcext:value-type="float">
            <text:p>1.47705362220129E+01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47705362217298E+018" calcext:value-type="float">
            <text:p>1.47705362217298E+018</text:p>
          </table:table-cell>
          <table:table-cell office:value-type="float" office:value="1.47705362220135E+018" calcext:value-type="float">
            <text:p>1.47705362220135E+01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47705362217335E+018" calcext:value-type="float">
            <text:p>1.47705362217335E+018</text:p>
          </table:table-cell>
          <table:table-cell office:value-type="float" office:value="1.47705362220142E+018" calcext:value-type="float">
            <text:p>1.47705362220142E+01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4770536221737E+018" calcext:value-type="float">
            <text:p>1.4770536221737E+018</text:p>
          </table:table-cell>
          <table:table-cell office:value-type="float" office:value="1.47705362220147E+018" calcext:value-type="float">
            <text:p>1.47705362220147E+01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.47705362217417E+018" calcext:value-type="float">
            <text:p>1.47705362217417E+018</text:p>
          </table:table-cell>
          <table:table-cell office:value-type="float" office:value="1.47705362220153E+018" calcext:value-type="float">
            <text:p>1.47705362220153E+01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47705362217465E+018" calcext:value-type="float">
            <text:p>1.47705362217465E+018</text:p>
          </table:table-cell>
          <table:table-cell office:value-type="float" office:value="1.47705362220159E+018" calcext:value-type="float">
            <text:p>1.47705362220159E+01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.47705362217504E+018" calcext:value-type="float">
            <text:p>1.47705362217504E+018</text:p>
          </table:table-cell>
          <table:table-cell office:value-type="float" office:value="1.47705362220165E+018" calcext:value-type="float">
            <text:p>1.47705362220165E+01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.4770536221754E+018" calcext:value-type="float">
            <text:p>1.4770536221754E+018</text:p>
          </table:table-cell>
          <table:table-cell office:value-type="float" office:value="1.47705362220171E+018" calcext:value-type="float">
            <text:p>1.47705362220171E+01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47705362217587E+018" calcext:value-type="float">
            <text:p>1.47705362217587E+018</text:p>
          </table:table-cell>
          <table:table-cell office:value-type="float" office:value="1.47705362220177E+018" calcext:value-type="float">
            <text:p>1.47705362220177E+01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47705362217631E+018" calcext:value-type="float">
            <text:p>1.47705362217631E+018</text:p>
          </table:table-cell>
          <table:table-cell office:value-type="float" office:value="1.47705362220183E+018" calcext:value-type="float">
            <text:p>1.47705362220183E+01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.4770536221767E+018" calcext:value-type="float">
            <text:p>1.4770536221767E+018</text:p>
          </table:table-cell>
          <table:table-cell office:value-type="float" office:value="1.47705362220298E+018" calcext:value-type="float">
            <text:p>1.47705362220298E+01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47705362217725E+018" calcext:value-type="float">
            <text:p>1.47705362217725E+018</text:p>
          </table:table-cell>
          <table:table-cell office:value-type="float" office:value="1.47705362220464E+018" calcext:value-type="float">
            <text:p>1.47705362220464E+01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47705362217761E+018" calcext:value-type="float">
            <text:p>1.47705362217761E+018</text:p>
          </table:table-cell>
          <table:table-cell office:value-type="float" office:value="1.47705362220511E+018" calcext:value-type="float">
            <text:p>1.47705362220511E+01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.47705362217807E+018" calcext:value-type="float">
            <text:p>1.47705362217807E+018</text:p>
          </table:table-cell>
          <table:table-cell office:value-type="float" office:value="1.47705362220524E+018" calcext:value-type="float">
            <text:p>1.47705362220524E+01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47705362217857E+018" calcext:value-type="float">
            <text:p>1.47705362217857E+018</text:p>
          </table:table-cell>
          <table:table-cell office:value-type="float" office:value="1.47705362220689E+018" calcext:value-type="float">
            <text:p>1.47705362220689E+01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.47705362217912E+018" calcext:value-type="float">
            <text:p>1.47705362217912E+018</text:p>
          </table:table-cell>
          <table:table-cell office:value-type="float" office:value="1.47705362220736E+018" calcext:value-type="float">
            <text:p>1.47705362220736E+01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47705362217951E+018" calcext:value-type="float">
            <text:p>1.47705362217951E+018</text:p>
          </table:table-cell>
          <table:table-cell office:value-type="float" office:value="1.47705362220745E+018" calcext:value-type="float">
            <text:p>1.47705362220745E+01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47705362217987E+018" calcext:value-type="float">
            <text:p>1.47705362217987E+018</text:p>
          </table:table-cell>
          <table:table-cell office:value-type="float" office:value="1.47705362220751E+018" calcext:value-type="float">
            <text:p>1.47705362220751E+01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47705362218033E+018" calcext:value-type="float">
            <text:p>1.47705362218033E+018</text:p>
          </table:table-cell>
          <table:table-cell office:value-type="float" office:value="1.47705362220757E+018" calcext:value-type="float">
            <text:p>1.47705362220757E+01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.4770536221807E+018" calcext:value-type="float">
            <text:p>1.4770536221807E+018</text:p>
          </table:table-cell>
          <table:table-cell office:value-type="float" office:value="1.47705362220763E+018" calcext:value-type="float">
            <text:p>1.47705362220763E+01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.47705362218105E+018" calcext:value-type="float">
            <text:p>1.47705362218105E+018</text:p>
          </table:table-cell>
          <table:table-cell office:value-type="float" office:value="1.47705362220769E+018" calcext:value-type="float">
            <text:p>1.47705362220769E+01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47705362218139E+018" calcext:value-type="float">
            <text:p>1.47705362218139E+018</text:p>
          </table:table-cell>
          <table:table-cell office:value-type="float" office:value="1.47705362220775E+018" calcext:value-type="float">
            <text:p>1.47705362220775E+01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.47705362218178E+018" calcext:value-type="float">
            <text:p>1.47705362218178E+018</text:p>
          </table:table-cell>
          <table:table-cell office:value-type="float" office:value="1.47705362220781E+018" calcext:value-type="float">
            <text:p>1.47705362220781E+01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47705362218227E+018" calcext:value-type="float">
            <text:p>1.47705362218227E+018</text:p>
          </table:table-cell>
          <table:table-cell office:value-type="float" office:value="1.47705362220786E+018" calcext:value-type="float">
            <text:p>1.47705362220786E+01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.47705362218266E+018" calcext:value-type="float">
            <text:p>1.47705362218266E+018</text:p>
          </table:table-cell>
          <table:table-cell office:value-type="float" office:value="1.47705362220793E+018" calcext:value-type="float">
            <text:p>1.47705362220793E+01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.47705362218301E+018" calcext:value-type="float">
            <text:p>1.47705362218301E+018</text:p>
          </table:table-cell>
          <table:table-cell office:value-type="float" office:value="1.47705362220798E+018" calcext:value-type="float">
            <text:p>1.47705362220798E+01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4770536221834E+018" calcext:value-type="float">
            <text:p>1.4770536221834E+018</text:p>
          </table:table-cell>
          <table:table-cell office:value-type="float" office:value="1.47705362220804E+018" calcext:value-type="float">
            <text:p>1.47705362220804E+01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.47705362218394E+018" calcext:value-type="float">
            <text:p>1.47705362218394E+018</text:p>
          </table:table-cell>
          <table:table-cell office:value-type="float" office:value="1.4770536222081E+018" calcext:value-type="float">
            <text:p>1.4770536222081E+01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.47705362218431E+018" calcext:value-type="float">
            <text:p>1.47705362218431E+018</text:p>
          </table:table-cell>
          <table:table-cell office:value-type="float" office:value="1.47705362220907E+018" calcext:value-type="float">
            <text:p>1.47705362220907E+01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.4770536221847E+018" calcext:value-type="float">
            <text:p>1.4770536221847E+018</text:p>
          </table:table-cell>
          <table:table-cell office:value-type="float" office:value="1.47705362220924E+018" calcext:value-type="float">
            <text:p>1.47705362220924E+01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.47705362218531E+018" calcext:value-type="float">
            <text:p>1.47705362218531E+018</text:p>
          </table:table-cell>
          <table:table-cell office:value-type="float" office:value="1.47705362220931E+018" calcext:value-type="float">
            <text:p>1.47705362220931E+01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.47705362218567E+018" calcext:value-type="float">
            <text:p>1.47705362218567E+018</text:p>
          </table:table-cell>
          <table:table-cell office:value-type="float" office:value="1.47705362220937E+018" calcext:value-type="float">
            <text:p>1.47705362220937E+01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47705362218624E+018" calcext:value-type="float">
            <text:p>1.47705362218624E+018</text:p>
          </table:table-cell>
          <table:table-cell office:value-type="float" office:value="1.47705362220943E+018" calcext:value-type="float">
            <text:p>1.47705362220943E+01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.47705362218672E+018" calcext:value-type="float">
            <text:p>1.47705362218672E+018</text:p>
          </table:table-cell>
          <table:table-cell office:value-type="float" office:value="1.47705362220949E+018" calcext:value-type="float">
            <text:p>1.47705362220949E+01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.47705362218708E+018" calcext:value-type="float">
            <text:p>1.47705362218708E+018</text:p>
          </table:table-cell>
          <table:table-cell office:value-type="float" office:value="1.47705362220955E+018" calcext:value-type="float">
            <text:p>1.47705362220955E+01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.47705362218805E+018" calcext:value-type="float">
            <text:p>1.47705362218805E+018</text:p>
          </table:table-cell>
          <table:table-cell office:value-type="float" office:value="1.47705362220961E+018" calcext:value-type="float">
            <text:p>1.47705362220961E+01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.47705362218842E+018" calcext:value-type="float">
            <text:p>1.47705362218842E+018</text:p>
          </table:table-cell>
          <table:table-cell office:value-type="float" office:value="1.47705362221272E+018" calcext:value-type="float">
            <text:p>1.47705362221272E+01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.47705362218882E+018" calcext:value-type="float">
            <text:p>1.47705362218882E+018</text:p>
          </table:table-cell>
          <table:table-cell office:value-type="float" office:value="1.47705362221434E+018" calcext:value-type="float">
            <text:p>1.47705362221434E+01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.47705362218925E+018" calcext:value-type="float">
            <text:p>1.47705362218925E+018</text:p>
          </table:table-cell>
          <table:table-cell office:value-type="float" office:value="1.47705362221441E+018" calcext:value-type="float">
            <text:p>1.47705362221441E+01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.47705362218964E+018" calcext:value-type="float">
            <text:p>1.47705362218964E+018</text:p>
          </table:table-cell>
          <table:table-cell office:value-type="float" office:value="1.47705362221447E+018" calcext:value-type="float">
            <text:p>1.47705362221447E+01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.47705362219003E+018" calcext:value-type="float">
            <text:p>1.47705362219003E+018</text:p>
          </table:table-cell>
          <table:table-cell office:value-type="float" office:value="1.47705362221453E+018" calcext:value-type="float">
            <text:p>1.47705362221453E+01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.47705362219069E+018" calcext:value-type="float">
            <text:p>1.47705362219069E+018</text:p>
          </table:table-cell>
          <table:table-cell office:value-type="float" office:value="1.47705362221459E+018" calcext:value-type="float">
            <text:p>1.47705362221459E+01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.4770536221912E+018" calcext:value-type="float">
            <text:p>1.4770536221912E+018</text:p>
          </table:table-cell>
          <table:table-cell office:value-type="float" office:value="1.47705362221465E+018" calcext:value-type="float">
            <text:p>1.47705362221465E+01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.47705362219155E+018" calcext:value-type="float">
            <text:p>1.47705362219155E+018</text:p>
          </table:table-cell>
          <table:table-cell office:value-type="float" office:value="1.47705362221471E+018" calcext:value-type="float">
            <text:p>1.47705362221471E+01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.47705362219219E+018" calcext:value-type="float">
            <text:p>1.47705362219219E+018</text:p>
          </table:table-cell>
          <table:table-cell office:value-type="float" office:value="1.47705362221477E+018" calcext:value-type="float">
            <text:p>1.47705362221477E+01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.47705362219282E+018" calcext:value-type="float">
            <text:p>1.47705362219282E+018</text:p>
          </table:table-cell>
          <table:table-cell office:value-type="float" office:value="1.47705362221483E+018" calcext:value-type="float">
            <text:p>1.47705362221483E+01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.47705362219331E+018" calcext:value-type="float">
            <text:p>1.47705362219331E+018</text:p>
          </table:table-cell>
          <table:table-cell office:value-type="float" office:value="1.47705362221488E+018" calcext:value-type="float">
            <text:p>1.47705362221488E+01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.47705362219367E+018" calcext:value-type="float">
            <text:p>1.47705362219367E+018</text:p>
          </table:table-cell>
          <table:table-cell office:value-type="float" office:value="1.47705362221494E+018" calcext:value-type="float">
            <text:p>1.47705362221494E+01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47705362219415E+018" calcext:value-type="float">
            <text:p>1.47705362219415E+018</text:p>
          </table:table-cell>
          <table:table-cell office:value-type="float" office:value="1.477053622215E+018" calcext:value-type="float">
            <text:p>1.477053622215E+01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.47705362219451E+018" calcext:value-type="float">
            <text:p>1.47705362219451E+018</text:p>
          </table:table-cell>
          <table:table-cell office:value-type="float" office:value="1.47705362221836E+018" calcext:value-type="float">
            <text:p>1.47705362221836E+01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.47705362219489E+018" calcext:value-type="float">
            <text:p>1.47705362219489E+018</text:p>
          </table:table-cell>
          <table:table-cell office:value-type="float" office:value="1.47705362221843E+018" calcext:value-type="float">
            <text:p>1.47705362221843E+01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.47705362219553E+018" calcext:value-type="float">
            <text:p>1.47705362219553E+018</text:p>
          </table:table-cell>
          <table:table-cell office:value-type="float" office:value="1.4770536222185E+018" calcext:value-type="float">
            <text:p>1.4770536222185E+01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.47705362219613E+018" calcext:value-type="float">
            <text:p>1.47705362219613E+018</text:p>
          </table:table-cell>
          <table:table-cell office:value-type="float" office:value="1.47705362221856E+018" calcext:value-type="float">
            <text:p>1.47705362221856E+01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.47705362219651E+018" calcext:value-type="float">
            <text:p>1.47705362219651E+018</text:p>
          </table:table-cell>
          <table:table-cell office:value-type="float" office:value="1.47705362221862E+018" calcext:value-type="float">
            <text:p>1.47705362221862E+01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.47705362219686E+018" calcext:value-type="float">
            <text:p>1.47705362219686E+018</text:p>
          </table:table-cell>
          <table:table-cell office:value-type="float" office:value="1.47705362221868E+018" calcext:value-type="float">
            <text:p>1.47705362221868E+01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.47705362219725E+018" calcext:value-type="float">
            <text:p>1.47705362219725E+018</text:p>
          </table:table-cell>
          <table:table-cell office:value-type="float" office:value="1.47705362221979E+018" calcext:value-type="float">
            <text:p>1.47705362221979E+01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.47705362219774E+018" calcext:value-type="float">
            <text:p>1.47705362219774E+018</text:p>
          </table:table-cell>
          <table:table-cell office:value-type="float" office:value="1.47705362222029E+018" calcext:value-type="float">
            <text:p>1.47705362222029E+01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.47705362219809E+018" calcext:value-type="float">
            <text:p>1.47705362219809E+018</text:p>
          </table:table-cell>
          <table:table-cell office:value-type="float" office:value="1.47705362222075E+018" calcext:value-type="float">
            <text:p>1.47705362222075E+01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47705362219847E+018" calcext:value-type="float">
            <text:p>1.47705362219847E+018</text:p>
          </table:table-cell>
          <table:table-cell office:value-type="float" office:value="1.47705362222085E+018" calcext:value-type="float">
            <text:p>1.47705362222085E+01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.47705362219896E+018" calcext:value-type="float">
            <text:p>1.47705362219896E+018</text:p>
          </table:table-cell>
          <table:table-cell office:value-type="float" office:value="1.47705362222091E+018" calcext:value-type="float">
            <text:p>1.47705362222091E+01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.4770536221994E+018" calcext:value-type="float">
            <text:p>1.4770536221994E+018</text:p>
          </table:table-cell>
          <table:table-cell office:value-type="float" office:value="1.47705362222097E+018" calcext:value-type="float">
            <text:p>1.47705362222097E+01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.47705362220211E+018" calcext:value-type="float">
            <text:p>1.47705362220211E+018</text:p>
          </table:table-cell>
          <table:table-cell office:value-type="float" office:value="1.47705362222103E+018" calcext:value-type="float">
            <text:p>1.47705362222103E+01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.47705362220248E+018" calcext:value-type="float">
            <text:p>1.47705362220248E+018</text:p>
          </table:table-cell>
          <table:table-cell office:value-type="float" office:value="1.47705362222109E+018" calcext:value-type="float">
            <text:p>1.47705362222109E+01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.47705362220283E+018" calcext:value-type="float">
            <text:p>1.47705362220283E+018</text:p>
          </table:table-cell>
          <table:table-cell office:value-type="float" office:value="1.47705362222195E+018" calcext:value-type="float">
            <text:p>1.47705362222195E+01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.4770536222033E+018" calcext:value-type="float">
            <text:p>1.4770536222033E+018</text:p>
          </table:table-cell>
          <table:table-cell office:value-type="float" office:value="1.47705362222242E+018" calcext:value-type="float">
            <text:p>1.47705362222242E+01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.47705362220369E+018" calcext:value-type="float">
            <text:p>1.47705362220369E+018</text:p>
          </table:table-cell>
          <table:table-cell office:value-type="float" office:value="1.47705362222303E+018" calcext:value-type="float">
            <text:p>1.47705362222303E+01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.47705362220404E+018" calcext:value-type="float">
            <text:p>1.47705362220404E+018</text:p>
          </table:table-cell>
          <table:table-cell office:value-type="float" office:value="1.47705362222349E+018" calcext:value-type="float">
            <text:p>1.47705362222349E+01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.47705362220443E+018" calcext:value-type="float">
            <text:p>1.47705362220443E+018</text:p>
          </table:table-cell>
          <table:table-cell office:value-type="float" office:value="1.47705362222356E+018" calcext:value-type="float">
            <text:p>1.47705362222356E+01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47705362220495E+018" calcext:value-type="float">
            <text:p>1.47705362220495E+018</text:p>
          </table:table-cell>
          <table:table-cell office:value-type="float" office:value="1.47705362222362E+018" calcext:value-type="float">
            <text:p>1.47705362222362E+01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.47705362220557E+018" calcext:value-type="float">
            <text:p>1.47705362220557E+018</text:p>
          </table:table-cell>
          <table:table-cell office:value-type="float" office:value="1.47705362222368E+018" calcext:value-type="float">
            <text:p>1.47705362222368E+01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.47705362220598E+018" calcext:value-type="float">
            <text:p>1.47705362220598E+018</text:p>
          </table:table-cell>
          <table:table-cell office:value-type="float" office:value="1.47705362222374E+018" calcext:value-type="float">
            <text:p>1.47705362222374E+01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.47705362220638E+018" calcext:value-type="float">
            <text:p>1.47705362220638E+018</text:p>
          </table:table-cell>
          <table:table-cell office:value-type="float" office:value="1.4770536222238E+018" calcext:value-type="float">
            <text:p>1.4770536222238E+01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.47705362220674E+018" calcext:value-type="float">
            <text:p>1.47705362220674E+018</text:p>
          </table:table-cell>
          <table:table-cell office:value-type="float" office:value="1.47705362222386E+018" calcext:value-type="float">
            <text:p>1.47705362222386E+01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.4770536222072E+018" calcext:value-type="float">
            <text:p>1.4770536222072E+018</text:p>
          </table:table-cell>
          <table:table-cell office:value-type="float" office:value="1.47705362222392E+018" calcext:value-type="float">
            <text:p>1.47705362222392E+01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.4770536222084E+018" calcext:value-type="float">
            <text:p>1.4770536222084E+018</text:p>
          </table:table-cell>
          <table:table-cell office:value-type="float" office:value="1.47705362222397E+018" calcext:value-type="float">
            <text:p>1.47705362222397E+01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.47705362220888E+018" calcext:value-type="float">
            <text:p>1.47705362220888E+018</text:p>
          </table:table-cell>
          <table:table-cell office:value-type="float" office:value="1.47705362222403E+018" calcext:value-type="float">
            <text:p>1.47705362222403E+01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.47705362220989E+018" calcext:value-type="float">
            <text:p>1.47705362220989E+018</text:p>
          </table:table-cell>
          <table:table-cell office:value-type="float" office:value="1.47705362222409E+018" calcext:value-type="float">
            <text:p>1.47705362222409E+01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.47705362221031E+018" calcext:value-type="float">
            <text:p>1.47705362221031E+018</text:p>
          </table:table-cell>
          <table:table-cell office:value-type="float" office:value="1.47705362222415E+018" calcext:value-type="float">
            <text:p>1.47705362222415E+01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.47705362221067E+018" calcext:value-type="float">
            <text:p>1.47705362221067E+018</text:p>
          </table:table-cell>
          <table:table-cell office:value-type="float" office:value="1.47705362222421E+018" calcext:value-type="float">
            <text:p>1.47705362222421E+01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.47705362221102E+018" calcext:value-type="float">
            <text:p>1.47705362221102E+018</text:p>
          </table:table-cell>
          <table:table-cell office:value-type="float" office:value="1.47705362222427E+018" calcext:value-type="float">
            <text:p>1.47705362222427E+01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.47705362221148E+018" calcext:value-type="float">
            <text:p>1.47705362221148E+018</text:p>
          </table:table-cell>
          <table:table-cell office:value-type="float" office:value="1.47705362222433E+018" calcext:value-type="float">
            <text:p>1.47705362222433E+01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.47705362221187E+018" calcext:value-type="float">
            <text:p>1.47705362221187E+018</text:p>
          </table:table-cell>
          <table:table-cell office:value-type="float" office:value="1.47705362222438E+018" calcext:value-type="float">
            <text:p>1.47705362222438E+018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.47705362221222E+018" calcext:value-type="float">
            <text:p>1.47705362221222E+018</text:p>
          </table:table-cell>
          <table:table-cell office:value-type="float" office:value="1.47705362222604E+018" calcext:value-type="float">
            <text:p>1.47705362222604E+01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.47705362221257E+018" calcext:value-type="float">
            <text:p>1.47705362221257E+018</text:p>
          </table:table-cell>
          <table:table-cell office:value-type="float" office:value="1.47705362222611E+018" calcext:value-type="float">
            <text:p>1.47705362222611E+01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.47705362221302E+018" calcext:value-type="float">
            <text:p>1.47705362221302E+018</text:p>
          </table:table-cell>
          <table:table-cell office:value-type="float" office:value="1.47705362222617E+018" calcext:value-type="float">
            <text:p>1.47705362222617E+01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.47705362221345E+018" calcext:value-type="float">
            <text:p>1.47705362221345E+018</text:p>
          </table:table-cell>
          <table:table-cell office:value-type="float" office:value="1.47705362222789E+018" calcext:value-type="float">
            <text:p>1.47705362222789E+01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.47705362221543E+018" calcext:value-type="float">
            <text:p>1.47705362221543E+018</text:p>
          </table:table-cell>
          <table:table-cell office:value-type="float" office:value="1.47705362222796E+018" calcext:value-type="float">
            <text:p>1.47705362222796E+01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.47705362221585E+018" calcext:value-type="float">
            <text:p>1.47705362221585E+018</text:p>
          </table:table-cell>
          <table:table-cell office:value-type="float" office:value="1.47705362222802E+018" calcext:value-type="float">
            <text:p>1.47705362222802E+01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.47705362221625E+018" calcext:value-type="float">
            <text:p>1.47705362221625E+018</text:p>
          </table:table-cell>
          <table:table-cell office:value-type="float" office:value="1.47705362222808E+018" calcext:value-type="float">
            <text:p>1.47705362222808E+01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.47705362221675E+018" calcext:value-type="float">
            <text:p>1.47705362221675E+018</text:p>
          </table:table-cell>
          <table:table-cell office:value-type="float" office:value="1.47705362222814E+018" calcext:value-type="float">
            <text:p>1.47705362222814E+018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.47705362221894E+018" calcext:value-type="float">
            <text:p>1.47705362221894E+018</text:p>
          </table:table-cell>
          <table:table-cell office:value-type="float" office:value="1.4770536222282E+018" calcext:value-type="float">
            <text:p>1.4770536222282E+01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.47705362221931E+018" calcext:value-type="float">
            <text:p>1.47705362221931E+018</text:p>
          </table:table-cell>
          <table:table-cell office:value-type="float" office:value="1.47705362222826E+018" calcext:value-type="float">
            <text:p>1.47705362222826E+01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.47705362221971E+018" calcext:value-type="float">
            <text:p>1.47705362221971E+018</text:p>
          </table:table-cell>
          <table:table-cell office:value-type="float" office:value="1.47705362222832E+018" calcext:value-type="float">
            <text:p>1.47705362222832E+01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.47705362222014E+018" calcext:value-type="float">
            <text:p>1.47705362222014E+018</text:p>
          </table:table-cell>
          <table:table-cell office:value-type="float" office:value="1.47705362222838E+018" calcext:value-type="float">
            <text:p>1.47705362222838E+01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.4770536222206E+018" calcext:value-type="float">
            <text:p>1.4770536222206E+018</text:p>
          </table:table-cell>
          <table:table-cell office:value-type="float" office:value="1.47705362222844E+018" calcext:value-type="float">
            <text:p>1.47705362222844E+01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.47705362222138E+018" calcext:value-type="float">
            <text:p>1.47705362222138E+018</text:p>
          </table:table-cell>
          <table:table-cell office:value-type="float" office:value="1.47705362222849E+018" calcext:value-type="float">
            <text:p>1.47705362222849E+01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.47705362222179E+018" calcext:value-type="float">
            <text:p>1.47705362222179E+018</text:p>
          </table:table-cell>
          <table:table-cell office:value-type="float" office:value="1.47705362222855E+018" calcext:value-type="float">
            <text:p>1.47705362222855E+01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.47705362222226E+018" calcext:value-type="float">
            <text:p>1.47705362222226E+018</text:p>
          </table:table-cell>
          <table:table-cell office:value-type="float" office:value="1.47705362222861E+018" calcext:value-type="float">
            <text:p>1.47705362222861E+01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.47705362222281E+018" calcext:value-type="float">
            <text:p>1.47705362222281E+018</text:p>
          </table:table-cell>
          <table:table-cell office:value-type="float" office:value="1.47705362222867E+018" calcext:value-type="float">
            <text:p>1.47705362222867E+01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.47705362222333E+018" calcext:value-type="float">
            <text:p>1.47705362222333E+018</text:p>
          </table:table-cell>
          <table:table-cell office:value-type="float" office:value="1.47705362222873E+018" calcext:value-type="float">
            <text:p>1.47705362222873E+01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.47705362222473E+018" calcext:value-type="float">
            <text:p>1.47705362222473E+018</text:p>
          </table:table-cell>
          <table:table-cell office:value-type="float" office:value="1.47705362223495E+018" calcext:value-type="float">
            <text:p>1.47705362223495E+01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.4770536222251E+018" calcext:value-type="float">
            <text:p>1.4770536222251E+018</text:p>
          </table:table-cell>
          <table:table-cell office:value-type="float" office:value="1.47705362223542E+018" calcext:value-type="float">
            <text:p>1.47705362223542E+01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.47705362222581E+018" calcext:value-type="float">
            <text:p>1.47705362222581E+018</text:p>
          </table:table-cell>
          <table:table-cell office:value-type="float" office:value="1.47705362224197E+018" calcext:value-type="float">
            <text:p>1.47705362224197E+01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.47705362222657E+018" calcext:value-type="float">
            <text:p>1.47705362222657E+018</text:p>
          </table:table-cell>
          <table:table-cell office:value-type="float" office:value="1.47705362224367E+018" calcext:value-type="float">
            <text:p>1.47705362224367E+018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.47705362222723E+018" calcext:value-type="float">
            <text:p>1.47705362222723E+018</text:p>
          </table:table-cell>
          <table:table-cell office:value-type="float" office:value="1.47705362225538E+018" calcext:value-type="float">
            <text:p>1.47705362225538E+01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.47705362222907E+018" calcext:value-type="float">
            <text:p>1.47705362222907E+018</text:p>
          </table:table-cell>
          <table:table-cell office:value-type="float" office:value="1.47705362225586E+018" calcext:value-type="float">
            <text:p>1.47705362225586E+01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.4770536222296E+018" calcext:value-type="float">
            <text:p>1.4770536222296E+018</text:p>
          </table:table-cell>
          <table:table-cell office:value-type="float" office:value="1.47705362225593E+018" calcext:value-type="float">
            <text:p>1.47705362225593E+01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.47705362222996E+018" calcext:value-type="float">
            <text:p>1.47705362222996E+018</text:p>
          </table:table-cell>
          <table:table-cell office:value-type="float" office:value="1.47705362225635E+018" calcext:value-type="float">
            <text:p>1.47705362225635E+01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47705362223032E+018" calcext:value-type="float">
            <text:p>1.47705362223032E+018</text:p>
          </table:table-cell>
          <table:table-cell office:value-type="float" office:value="1.47705362225654E+018" calcext:value-type="float">
            <text:p>1.47705362225654E+01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.47705362223074E+018" calcext:value-type="float">
            <text:p>1.47705362223074E+018</text:p>
          </table:table-cell>
          <table:table-cell office:value-type="float" office:value="1.47705362225661E+018" calcext:value-type="float">
            <text:p>1.47705362225661E+01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.47705362223112E+018" calcext:value-type="float">
            <text:p>1.47705362223112E+018</text:p>
          </table:table-cell>
          <table:table-cell office:value-type="float" office:value="1.47705362225667E+018" calcext:value-type="float">
            <text:p>1.47705362225667E+01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.47705362223148E+018" calcext:value-type="float">
            <text:p>1.47705362223148E+018</text:p>
          </table:table-cell>
          <table:table-cell office:value-type="float" office:value="1.47705362225673E+018" calcext:value-type="float">
            <text:p>1.47705362225673E+01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.47705362223183E+018" calcext:value-type="float">
            <text:p>1.47705362223183E+018</text:p>
          </table:table-cell>
          <table:table-cell office:value-type="float" office:value="1.47705362225679E+018" calcext:value-type="float">
            <text:p>1.47705362225679E+01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.47705362223217E+018" calcext:value-type="float">
            <text:p>1.47705362223217E+018</text:p>
          </table:table-cell>
          <table:table-cell office:value-type="float" office:value="1.47705362225685E+018" calcext:value-type="float">
            <text:p>1.47705362225685E+01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.47705362223256E+018" calcext:value-type="float">
            <text:p>1.47705362223256E+018</text:p>
          </table:table-cell>
          <table:table-cell office:value-type="float" office:value="1.47705362225691E+018" calcext:value-type="float">
            <text:p>1.47705362225691E+018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.47705362223292E+018" calcext:value-type="float">
            <text:p>1.47705362223292E+018</text:p>
          </table:table-cell>
          <table:table-cell office:value-type="float" office:value="1.47705362225696E+018" calcext:value-type="float">
            <text:p>1.47705362225696E+01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.4770536222333E+018" calcext:value-type="float">
            <text:p>1.4770536222333E+018</text:p>
          </table:table-cell>
          <table:table-cell office:value-type="float" office:value="1.47705362225702E+018" calcext:value-type="float">
            <text:p>1.47705362225702E+01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.47705362223368E+018" calcext:value-type="float">
            <text:p>1.47705362223368E+018</text:p>
          </table:table-cell>
          <table:table-cell office:value-type="float" office:value="1.47705362226417E+018" calcext:value-type="float">
            <text:p>1.47705362226417E+01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.47705362223404E+018" calcext:value-type="float">
            <text:p>1.47705362223404E+018</text:p>
          </table:table-cell>
          <table:table-cell office:value-type="float" office:value="1.47705362226425E+018" calcext:value-type="float">
            <text:p>1.47705362226425E+01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.47705362223439E+018" calcext:value-type="float">
            <text:p>1.47705362223439E+018</text:p>
          </table:table-cell>
          <table:table-cell office:value-type="float" office:value="1.47705362226431E+018" calcext:value-type="float">
            <text:p>1.47705362226431E+018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.47705362223474E+018" calcext:value-type="float">
            <text:p>1.47705362223474E+018</text:p>
          </table:table-cell>
          <table:table-cell office:value-type="float" office:value="1.47705362226436E+018" calcext:value-type="float">
            <text:p>1.47705362226436E+01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.47705362223526E+018" calcext:value-type="float">
            <text:p>1.47705362223526E+018</text:p>
          </table:table-cell>
          <table:table-cell office:value-type="float" office:value="1.47705362226442E+018" calcext:value-type="float">
            <text:p>1.47705362226442E+01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.47705362223572E+018" calcext:value-type="float">
            <text:p>1.47705362223572E+018</text:p>
          </table:table-cell>
          <table:table-cell office:value-type="float" office:value="1.47705362226448E+018" calcext:value-type="float">
            <text:p>1.47705362226448E+018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.47705362223612E+018" calcext:value-type="float">
            <text:p>1.47705362223612E+018</text:p>
          </table:table-cell>
          <table:table-cell office:value-type="float" office:value="1.47705362226454E+018" calcext:value-type="float">
            <text:p>1.47705362226454E+018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.4770536222365E+018" calcext:value-type="float">
            <text:p>1.4770536222365E+018</text:p>
          </table:table-cell>
          <table:table-cell office:value-type="float" office:value="1.4770536222646E+018" calcext:value-type="float">
            <text:p>1.4770536222646E+01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.47705362223706E+018" calcext:value-type="float">
            <text:p>1.47705362223706E+018</text:p>
          </table:table-cell>
          <table:table-cell office:value-type="float" office:value="1.47705362226466E+018" calcext:value-type="float">
            <text:p>1.47705362226466E+01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.47705362223757E+018" calcext:value-type="float">
            <text:p>1.47705362223757E+018</text:p>
          </table:table-cell>
          <table:table-cell office:value-type="float" office:value="1.47705362226472E+018" calcext:value-type="float">
            <text:p>1.47705362226472E+01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.47705362223793E+018" calcext:value-type="float">
            <text:p>1.47705362223793E+018</text:p>
          </table:table-cell>
          <table:table-cell office:value-type="float" office:value="1.47705362226478E+018" calcext:value-type="float">
            <text:p>1.47705362226478E+01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.47705362223832E+018" calcext:value-type="float">
            <text:p>1.47705362223832E+018</text:p>
          </table:table-cell>
          <table:table-cell office:value-type="float" office:value="1.47705362226483E+018" calcext:value-type="float">
            <text:p>1.47705362226483E+01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.47705362223867E+018" calcext:value-type="float">
            <text:p>1.47705362223867E+018</text:p>
          </table:table-cell>
          <table:table-cell office:value-type="float" office:value="1.47705362226489E+018" calcext:value-type="float">
            <text:p>1.47705362226489E+01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.47705362223905E+018" calcext:value-type="float">
            <text:p>1.47705362223905E+018</text:p>
          </table:table-cell>
          <table:table-cell office:value-type="float" office:value="1.47705362226495E+018" calcext:value-type="float">
            <text:p>1.47705362226495E+01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.47705362223956E+018" calcext:value-type="float">
            <text:p>1.47705362223956E+018</text:p>
          </table:table-cell>
          <table:table-cell office:value-type="float" office:value="1.47705362226501E+018" calcext:value-type="float">
            <text:p>1.47705362226501E+01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.47705362223991E+018" calcext:value-type="float">
            <text:p>1.47705362223991E+018</text:p>
          </table:table-cell>
          <table:table-cell office:value-type="float" office:value="1.47705362226507E+018" calcext:value-type="float">
            <text:p>1.47705362226507E+01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.47705362224026E+018" calcext:value-type="float">
            <text:p>1.47705362224026E+018</text:p>
          </table:table-cell>
          <table:table-cell office:value-type="float" office:value="1.47705362226513E+018" calcext:value-type="float">
            <text:p>1.47705362226513E+01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.47705362224065E+018" calcext:value-type="float">
            <text:p>1.47705362224065E+018</text:p>
          </table:table-cell>
          <table:table-cell office:value-type="float" office:value="1.47705362226519E+018" calcext:value-type="float">
            <text:p>1.47705362226519E+01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.477053622241E+018" calcext:value-type="float">
            <text:p>1.477053622241E+018</text:p>
          </table:table-cell>
          <table:table-cell office:value-type="float" office:value="1.47705362226524E+018" calcext:value-type="float">
            <text:p>1.47705362226524E+01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.47705362224138E+018" calcext:value-type="float">
            <text:p>1.47705362224138E+018</text:p>
          </table:table-cell>
          <table:table-cell office:value-type="float" office:value="1.47705362226738E+018" calcext:value-type="float">
            <text:p>1.47705362226738E+01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.47705362224177E+018" calcext:value-type="float">
            <text:p>1.47705362224177E+018</text:p>
          </table:table-cell>
          <table:table-cell office:value-type="float" office:value="1.47705362226746E+018" calcext:value-type="float">
            <text:p>1.47705362226746E+01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.47705362224225E+018" calcext:value-type="float">
            <text:p>1.47705362224225E+018</text:p>
          </table:table-cell>
          <table:table-cell office:value-type="float" office:value="1.47705362226752E+018" calcext:value-type="float">
            <text:p>1.47705362226752E+018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.47705362224272E+018" calcext:value-type="float">
            <text:p>1.47705362224272E+018</text:p>
          </table:table-cell>
          <table:table-cell office:value-type="float" office:value="1.47705362226758E+018" calcext:value-type="float">
            <text:p>1.47705362226758E+01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.47705362224308E+018" calcext:value-type="float">
            <text:p>1.47705362224308E+018</text:p>
          </table:table-cell>
          <table:table-cell office:value-type="float" office:value="1.47705362226764E+018" calcext:value-type="float">
            <text:p>1.47705362226764E+01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.47705362224354E+018" calcext:value-type="float">
            <text:p>1.47705362224354E+018</text:p>
          </table:table-cell>
          <table:table-cell office:value-type="float" office:value="1.4770536222677E+018" calcext:value-type="float">
            <text:p>1.4770536222677E+01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.47705362224404E+018" calcext:value-type="float">
            <text:p>1.47705362224404E+018</text:p>
          </table:table-cell>
          <table:table-cell office:value-type="float" office:value="1.47705362226776E+018" calcext:value-type="float">
            <text:p>1.47705362226776E+01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.47705362224448E+018" calcext:value-type="float">
            <text:p>1.47705362224448E+018</text:p>
          </table:table-cell>
          <table:table-cell office:value-type="float" office:value="1.47705362226782E+018" calcext:value-type="float">
            <text:p>1.47705362226782E+01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.47705362224499E+018" calcext:value-type="float">
            <text:p>1.47705362224499E+018</text:p>
          </table:table-cell>
          <table:table-cell office:value-type="float" office:value="1.47705362226787E+018" calcext:value-type="float">
            <text:p>1.47705362226787E+01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.47705362224535E+018" calcext:value-type="float">
            <text:p>1.47705362224535E+018</text:p>
          </table:table-cell>
          <table:table-cell office:value-type="float" office:value="1.47705362226793E+018" calcext:value-type="float">
            <text:p>1.47705362226793E+01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.47705362224578E+018" calcext:value-type="float">
            <text:p>1.47705362224578E+018</text:p>
          </table:table-cell>
          <table:table-cell office:value-type="float" office:value="1.47705362226799E+018" calcext:value-type="float">
            <text:p>1.47705362226799E+01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.47705362224614E+018" calcext:value-type="float">
            <text:p>1.47705362224614E+018</text:p>
          </table:table-cell>
          <table:table-cell office:value-type="float" office:value="1.47705362226805E+018" calcext:value-type="float">
            <text:p>1.47705362226805E+01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.47705362224669E+018" calcext:value-type="float">
            <text:p>1.47705362224669E+018</text:p>
          </table:table-cell>
          <table:table-cell office:value-type="float" office:value="1.47705362226811E+018" calcext:value-type="float">
            <text:p>1.47705362226811E+01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.47705362224715E+018" calcext:value-type="float">
            <text:p>1.47705362224715E+018</text:p>
          </table:table-cell>
          <table:table-cell office:value-type="float" office:value="1.47705362226817E+018" calcext:value-type="float">
            <text:p>1.47705362226817E+018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.47705362224751E+018" calcext:value-type="float">
            <text:p>1.47705362224751E+018</text:p>
          </table:table-cell>
          <table:table-cell office:value-type="float" office:value="1.47705362226822E+018" calcext:value-type="float">
            <text:p>1.47705362226822E+018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.4770536222479E+018" calcext:value-type="float">
            <text:p>1.4770536222479E+018</text:p>
          </table:table-cell>
          <table:table-cell office:value-type="float" office:value="1.47705362226828E+018" calcext:value-type="float">
            <text:p>1.47705362226828E+018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.47705362224825E+018" calcext:value-type="float">
            <text:p>1.47705362224825E+018</text:p>
          </table:table-cell>
          <table:table-cell office:value-type="float" office:value="1.47705362226834E+018" calcext:value-type="float">
            <text:p>1.47705362226834E+01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.47705362224863E+018" calcext:value-type="float">
            <text:p>1.47705362224863E+018</text:p>
          </table:table-cell>
          <table:table-cell office:value-type="float" office:value="1.4770536222684E+018" calcext:value-type="float">
            <text:p>1.4770536222684E+018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.47705362224899E+018" calcext:value-type="float">
            <text:p>1.47705362224899E+018</text:p>
          </table:table-cell>
          <table:table-cell office:value-type="float" office:value="1.47705362226846E+018" calcext:value-type="float">
            <text:p>1.47705362226846E+01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.47705362224938E+018" calcext:value-type="float">
            <text:p>1.47705362224938E+018</text:p>
          </table:table-cell>
          <table:table-cell office:value-type="float" office:value="1.47705362226851E+018" calcext:value-type="float">
            <text:p>1.47705362226851E+018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.47705362224986E+018" calcext:value-type="float">
            <text:p>1.47705362224986E+018</text:p>
          </table:table-cell>
          <table:table-cell office:value-type="float" office:value="1.47705362226933E+018" calcext:value-type="float">
            <text:p>1.47705362226933E+01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.47705362225022E+018" calcext:value-type="float">
            <text:p>1.47705362225022E+018</text:p>
          </table:table-cell>
          <table:table-cell office:value-type="float" office:value="1.4770536222695E+018" calcext:value-type="float">
            <text:p>1.4770536222695E+01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.4770536222506E+018" calcext:value-type="float">
            <text:p>1.4770536222506E+018</text:p>
          </table:table-cell>
          <table:table-cell office:value-type="float" office:value="1.47705362226998E+018" calcext:value-type="float">
            <text:p>1.47705362226998E+01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.47705362225098E+018" calcext:value-type="float">
            <text:p>1.47705362225098E+018</text:p>
          </table:table-cell>
          <table:table-cell office:value-type="float" office:value="1.47705362227047E+018" calcext:value-type="float">
            <text:p>1.47705362227047E+01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.47705362225133E+018" calcext:value-type="float">
            <text:p>1.47705362225133E+018</text:p>
          </table:table-cell>
          <table:table-cell office:value-type="float" office:value="1.47705362227094E+018" calcext:value-type="float">
            <text:p>1.47705362227094E+01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.47705362225174E+018" calcext:value-type="float">
            <text:p>1.47705362225174E+018</text:p>
          </table:table-cell>
          <table:table-cell office:value-type="float" office:value="1.47705362227255E+018" calcext:value-type="float">
            <text:p>1.47705362227255E+01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.47705362225214E+018" calcext:value-type="float">
            <text:p>1.47705362225214E+018</text:p>
          </table:table-cell>
          <table:table-cell office:value-type="float" office:value="1.47705362227342E+018" calcext:value-type="float">
            <text:p>1.47705362227342E+018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.4770536222525E+018" calcext:value-type="float">
            <text:p>1.4770536222525E+018</text:p>
          </table:table-cell>
          <table:table-cell office:value-type="float" office:value="1.47705362227355E+018" calcext:value-type="float">
            <text:p>1.47705362227355E+01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.47705362225298E+018" calcext:value-type="float">
            <text:p>1.47705362225298E+018</text:p>
          </table:table-cell>
          <table:table-cell office:value-type="float" office:value="1.47705362227368E+018" calcext:value-type="float">
            <text:p>1.47705362227368E+01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.47705362225367E+018" calcext:value-type="float">
            <text:p>1.47705362225367E+018</text:p>
          </table:table-cell>
          <table:table-cell office:value-type="float" office:value="1.47705362227461E+018" calcext:value-type="float">
            <text:p>1.47705362227461E+01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.47705362225416E+018" calcext:value-type="float">
            <text:p>1.47705362225416E+018</text:p>
          </table:table-cell>
          <table:table-cell office:value-type="float" office:value="1.47705362227474E+018" calcext:value-type="float">
            <text:p>1.47705362227474E+01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.47705362225473E+018" calcext:value-type="float">
            <text:p>1.47705362225473E+018</text:p>
          </table:table-cell>
          <table:table-cell office:value-type="float" office:value="1.47705362227752E+018" calcext:value-type="float">
            <text:p>1.47705362227752E+01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.47705362225508E+018" calcext:value-type="float">
            <text:p>1.47705362225508E+018</text:p>
          </table:table-cell>
          <table:table-cell office:value-type="float" office:value="1.47705362228178E+018" calcext:value-type="float">
            <text:p>1.47705362228178E+018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.47705362225567E+018" calcext:value-type="float">
            <text:p>1.47705362225567E+018</text:p>
          </table:table-cell>
          <table:table-cell office:value-type="float" office:value="1.47705362228186E+018" calcext:value-type="float">
            <text:p>1.47705362228186E+018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.47705362225627E+018" calcext:value-type="float">
            <text:p>1.47705362225627E+018</text:p>
          </table:table-cell>
          <table:table-cell office:value-type="float" office:value="1.47705362228191E+018" calcext:value-type="float">
            <text:p>1.47705362228191E+01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.47705362225738E+018" calcext:value-type="float">
            <text:p>1.47705362225738E+018</text:p>
          </table:table-cell>
          <table:table-cell office:value-type="float" office:value="1.47705362228197E+018" calcext:value-type="float">
            <text:p>1.47705362228197E+01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.47705362225774E+018" calcext:value-type="float">
            <text:p>1.47705362225774E+018</text:p>
          </table:table-cell>
          <table:table-cell office:value-type="float" office:value="1.47705362228203E+018" calcext:value-type="float">
            <text:p>1.47705362228203E+01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.4770536222581E+018" calcext:value-type="float">
            <text:p>1.4770536222581E+018</text:p>
          </table:table-cell>
          <table:table-cell office:value-type="float" office:value="1.47705362228249E+018" calcext:value-type="float">
            <text:p>1.47705362228249E+018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.47705362225844E+018" calcext:value-type="float">
            <text:p>1.47705362225844E+018</text:p>
          </table:table-cell>
          <table:table-cell office:value-type="float" office:value="1.47705362228291E+018" calcext:value-type="float">
            <text:p>1.47705362228291E+01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.47705362225879E+018" calcext:value-type="float">
            <text:p>1.47705362225879E+018</text:p>
          </table:table-cell>
          <table:table-cell office:value-type="float" office:value="1.47705362228304E+018" calcext:value-type="float">
            <text:p>1.47705362228304E+01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47705362225934E+018" calcext:value-type="float">
            <text:p>1.47705362225934E+018</text:p>
          </table:table-cell>
          <table:table-cell office:value-type="float" office:value="1.47705362228319E+018" calcext:value-type="float">
            <text:p>1.47705362228319E+01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.4770536222597E+018" calcext:value-type="float">
            <text:p>1.4770536222597E+018</text:p>
          </table:table-cell>
          <table:table-cell office:value-type="float" office:value="1.47705362228326E+018" calcext:value-type="float">
            <text:p>1.47705362228326E+01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.47705362226008E+018" calcext:value-type="float">
            <text:p>1.47705362226008E+018</text:p>
          </table:table-cell>
          <table:table-cell office:value-type="float" office:value="1.47705362228332E+018" calcext:value-type="float">
            <text:p>1.47705362228332E+01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.47705362226044E+018" calcext:value-type="float">
            <text:p>1.47705362226044E+018</text:p>
          </table:table-cell>
          <table:table-cell office:value-type="float" office:value="1.47705362228338E+018" calcext:value-type="float">
            <text:p>1.47705362228338E+018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.47705362226078E+018" calcext:value-type="float">
            <text:p>1.47705362226078E+018</text:p>
          </table:table-cell>
          <table:table-cell office:value-type="float" office:value="1.47705362228343E+018" calcext:value-type="float">
            <text:p>1.47705362228343E+01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.47705362226113E+018" calcext:value-type="float">
            <text:p>1.47705362226113E+018</text:p>
          </table:table-cell>
          <table:table-cell office:value-type="float" office:value="1.47705362228349E+018" calcext:value-type="float">
            <text:p>1.47705362228349E+01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.47705362226167E+018" calcext:value-type="float">
            <text:p>1.47705362226167E+018</text:p>
          </table:table-cell>
          <table:table-cell office:value-type="float" office:value="1.47705362228355E+018" calcext:value-type="float">
            <text:p>1.47705362228355E+01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.47705362226216E+018" calcext:value-type="float">
            <text:p>1.47705362226216E+018</text:p>
          </table:table-cell>
          <table:table-cell office:value-type="float" office:value="1.47705362228551E+018" calcext:value-type="float">
            <text:p>1.47705362228551E+01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.47705362226265E+018" calcext:value-type="float">
            <text:p>1.47705362226265E+018</text:p>
          </table:table-cell>
          <table:table-cell office:value-type="float" office:value="1.47705362228558E+018" calcext:value-type="float">
            <text:p>1.47705362228558E+01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.477053622263E+018" calcext:value-type="float">
            <text:p>1.477053622263E+018</text:p>
          </table:table-cell>
          <table:table-cell office:value-type="float" office:value="1.47705362228564E+018" calcext:value-type="float">
            <text:p>1.47705362228564E+01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.47705362226339E+018" calcext:value-type="float">
            <text:p>1.47705362226339E+018</text:p>
          </table:table-cell>
          <table:table-cell office:value-type="float" office:value="1.4770536222857E+018" calcext:value-type="float">
            <text:p>1.4770536222857E+01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.47705362226558E+018" calcext:value-type="float">
            <text:p>1.47705362226558E+018</text:p>
          </table:table-cell>
          <table:table-cell office:value-type="float" office:value="1.4770536222858E+018" calcext:value-type="float">
            <text:p>1.4770536222858E+01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.4770536222688E+018" calcext:value-type="float">
            <text:p>1.4770536222688E+018</text:p>
          </table:table-cell>
          <table:table-cell office:value-type="float" office:value="1.47705362228701E+018" calcext:value-type="float">
            <text:p>1.47705362228701E+01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.47705362226925E+018" calcext:value-type="float">
            <text:p>1.47705362226925E+018</text:p>
          </table:table-cell>
          <table:table-cell office:value-type="float" office:value="1.47705362228716E+018" calcext:value-type="float">
            <text:p>1.47705362228716E+01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.47705362226983E+018" calcext:value-type="float">
            <text:p>1.47705362226983E+018</text:p>
          </table:table-cell>
          <table:table-cell office:value-type="float" office:value="1.47705362228807E+018" calcext:value-type="float">
            <text:p>1.47705362228807E+01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.4770536222703E+018" calcext:value-type="float">
            <text:p>1.4770536222703E+018</text:p>
          </table:table-cell>
          <table:table-cell office:value-type="float" office:value="1.47705362228854E+018" calcext:value-type="float">
            <text:p>1.47705362228854E+01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.47705362227078E+018" calcext:value-type="float">
            <text:p>1.47705362227078E+018</text:p>
          </table:table-cell>
          <table:table-cell office:value-type="float" office:value="1.47705362228861E+018" calcext:value-type="float">
            <text:p>1.47705362228861E+01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.47705362227126E+018" calcext:value-type="float">
            <text:p>1.47705362227126E+018</text:p>
          </table:table-cell>
          <table:table-cell office:value-type="float" office:value="1.47705362228907E+018" calcext:value-type="float">
            <text:p>1.47705362228907E+01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.47705362227165E+018" calcext:value-type="float">
            <text:p>1.47705362227165E+018</text:p>
          </table:table-cell>
          <table:table-cell office:value-type="float" office:value="1.47705362228948E+018" calcext:value-type="float">
            <text:p>1.47705362228948E+01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.47705362227201E+018" calcext:value-type="float">
            <text:p>1.47705362227201E+018</text:p>
          </table:table-cell>
          <table:table-cell office:value-type="float" office:value="1.47705362229038E+018" calcext:value-type="float">
            <text:p>1.47705362229038E+01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.4770536222724E+018" calcext:value-type="float">
            <text:p>1.4770536222724E+018</text:p>
          </table:table-cell>
          <table:table-cell office:value-type="float" office:value="1.47705362229339E+018" calcext:value-type="float">
            <text:p>1.47705362229339E+01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.47705362227287E+018" calcext:value-type="float">
            <text:p>1.47705362227287E+018</text:p>
          </table:table-cell>
          <table:table-cell office:value-type="float" office:value="1.47705362229352E+018" calcext:value-type="float">
            <text:p>1.47705362229352E+01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.47705362227326E+018" calcext:value-type="float">
            <text:p>1.47705362227326E+018</text:p>
          </table:table-cell>
          <table:table-cell office:value-type="float" office:value="1.47705362229373E+018" calcext:value-type="float">
            <text:p>1.47705362229373E+01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.47705362227402E+018" calcext:value-type="float">
            <text:p>1.47705362227402E+018</text:p>
          </table:table-cell>
          <table:table-cell office:value-type="float" office:value="1.47705362229384E+018" calcext:value-type="float">
            <text:p>1.47705362229384E+01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.47705362227439E+018" calcext:value-type="float">
            <text:p>1.47705362227439E+018</text:p>
          </table:table-cell>
          <table:table-cell office:value-type="float" office:value="1.47705362229391E+018" calcext:value-type="float">
            <text:p>1.47705362229391E+01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.47705362227502E+018" calcext:value-type="float">
            <text:p>1.47705362227502E+018</text:p>
          </table:table-cell>
          <table:table-cell office:value-type="float" office:value="1.47705362229397E+018" calcext:value-type="float">
            <text:p>1.47705362229397E+01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.47705362227543E+018" calcext:value-type="float">
            <text:p>1.47705362227543E+018</text:p>
          </table:table-cell>
          <table:table-cell office:value-type="float" office:value="1.47705362229403E+018" calcext:value-type="float">
            <text:p>1.47705362229403E+01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.47705362227583E+018" calcext:value-type="float">
            <text:p>1.47705362227583E+018</text:p>
          </table:table-cell>
          <table:table-cell office:value-type="float" office:value="1.47705362229409E+018" calcext:value-type="float">
            <text:p>1.47705362229409E+01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.47705362227618E+018" calcext:value-type="float">
            <text:p>1.47705362227618E+018</text:p>
          </table:table-cell>
          <table:table-cell office:value-type="float" office:value="1.47705362229414E+018" calcext:value-type="float">
            <text:p>1.47705362229414E+01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.47705362227657E+018" calcext:value-type="float">
            <text:p>1.47705362227657E+018</text:p>
          </table:table-cell>
          <table:table-cell office:value-type="float" office:value="1.4770536222958E+018" calcext:value-type="float">
            <text:p>1.4770536222958E+01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.47705362227693E+018" calcext:value-type="float">
            <text:p>1.47705362227693E+018</text:p>
          </table:table-cell>
          <table:table-cell office:value-type="float" office:value="1.47705362229587E+018" calcext:value-type="float">
            <text:p>1.47705362229587E+01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.47705362227731E+018" calcext:value-type="float">
            <text:p>1.47705362227731E+018</text:p>
          </table:table-cell>
          <table:table-cell office:value-type="float" office:value="1.47705362229593E+018" calcext:value-type="float">
            <text:p>1.47705362229593E+01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47705362227803E+018" calcext:value-type="float">
            <text:p>1.47705362227803E+018</text:p>
          </table:table-cell>
          <table:table-cell office:value-type="float" office:value="1.47705362229599E+018" calcext:value-type="float">
            <text:p>1.47705362229599E+01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.47705362227845E+018" calcext:value-type="float">
            <text:p>1.47705362227845E+018</text:p>
          </table:table-cell>
          <table:table-cell office:value-type="float" office:value="1.47705362229605E+018" calcext:value-type="float">
            <text:p>1.47705362229605E+01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.47705362227895E+018" calcext:value-type="float">
            <text:p>1.47705362227895E+018</text:p>
          </table:table-cell>
          <table:table-cell office:value-type="float" office:value="1.47705362229611E+018" calcext:value-type="float">
            <text:p>1.47705362229611E+01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.47705362227931E+018" calcext:value-type="float">
            <text:p>1.47705362227931E+018</text:p>
          </table:table-cell>
          <table:table-cell office:value-type="float" office:value="1.47705362229617E+018" calcext:value-type="float">
            <text:p>1.47705362229617E+01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.4770536222797E+018" calcext:value-type="float">
            <text:p>1.4770536222797E+018</text:p>
          </table:table-cell>
          <table:table-cell office:value-type="float" office:value="1.47705362229623E+018" calcext:value-type="float">
            <text:p>1.47705362229623E+01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.47705362228018E+018" calcext:value-type="float">
            <text:p>1.47705362228018E+018</text:p>
          </table:table-cell>
          <table:table-cell office:value-type="float" office:value="1.47705362229629E+018" calcext:value-type="float">
            <text:p>1.47705362229629E+01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.47705362228065E+018" calcext:value-type="float">
            <text:p>1.47705362228065E+018</text:p>
          </table:table-cell>
          <table:table-cell office:value-type="float" office:value="1.47705362229635E+018" calcext:value-type="float">
            <text:p>1.47705362229635E+01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.47705362228127E+018" calcext:value-type="float">
            <text:p>1.47705362228127E+018</text:p>
          </table:table-cell>
          <table:table-cell office:value-type="float" office:value="1.47705362229641E+018" calcext:value-type="float">
            <text:p>1.47705362229641E+01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.47705362228234E+018" calcext:value-type="float">
            <text:p>1.47705362228234E+018</text:p>
          </table:table-cell>
          <table:table-cell office:value-type="float" office:value="1.47705362229646E+018" calcext:value-type="float">
            <text:p>1.47705362229646E+01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.47705362228282E+018" calcext:value-type="float">
            <text:p>1.47705362228282E+018</text:p>
          </table:table-cell>
          <table:table-cell office:value-type="float" office:value="1.47705362229652E+018" calcext:value-type="float">
            <text:p>1.47705362229652E+01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.47705362228391E+018" calcext:value-type="float">
            <text:p>1.47705362228391E+018</text:p>
          </table:table-cell>
          <table:table-cell office:value-type="float" office:value="1.47705362229793E+018" calcext:value-type="float">
            <text:p>1.47705362229793E+01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.47705362228448E+018" calcext:value-type="float">
            <text:p>1.47705362228448E+018</text:p>
          </table:table-cell>
          <table:table-cell office:value-type="float" office:value="1.477053622298E+018" calcext:value-type="float">
            <text:p>1.477053622298E+01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.47705362228611E+018" calcext:value-type="float">
            <text:p>1.47705362228611E+018</text:p>
          </table:table-cell>
          <table:table-cell office:value-type="float" office:value="1.47705362229806E+018" calcext:value-type="float">
            <text:p>1.47705362229806E+01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.47705362228648E+018" calcext:value-type="float">
            <text:p>1.47705362228648E+018</text:p>
          </table:table-cell>
          <table:table-cell office:value-type="float" office:value="1.47705362229812E+018" calcext:value-type="float">
            <text:p>1.47705362229812E+01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.47705362228687E+018" calcext:value-type="float">
            <text:p>1.47705362228687E+018</text:p>
          </table:table-cell>
          <table:table-cell office:value-type="float" office:value="1.47705362229817E+018" calcext:value-type="float">
            <text:p>1.47705362229817E+01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.47705362228749E+018" calcext:value-type="float">
            <text:p>1.47705362228749E+018</text:p>
          </table:table-cell>
          <table:table-cell office:value-type="float" office:value="1.47705362229823E+018" calcext:value-type="float">
            <text:p>1.47705362229823E+01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.47705362228785E+018" calcext:value-type="float">
            <text:p>1.47705362228785E+018</text:p>
          </table:table-cell>
          <table:table-cell office:value-type="float" office:value="1.47705362229829E+018" calcext:value-type="float">
            <text:p>1.47705362229829E+01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.47705362228838E+018" calcext:value-type="float">
            <text:p>1.47705362228838E+018</text:p>
          </table:table-cell>
          <table:table-cell office:value-type="float" office:value="1.47705362229835E+018" calcext:value-type="float">
            <text:p>1.47705362229835E+01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.47705362228892E+018" calcext:value-type="float">
            <text:p>1.47705362228892E+018</text:p>
          </table:table-cell>
          <table:table-cell office:value-type="float" office:value="1.47705362229841E+018" calcext:value-type="float">
            <text:p>1.47705362229841E+01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.47705362228939E+018" calcext:value-type="float">
            <text:p>1.47705362228939E+018</text:p>
          </table:table-cell>
          <table:table-cell office:value-type="float" office:value="1.47705362229847E+018" calcext:value-type="float">
            <text:p>1.47705362229847E+01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.47705362228987E+018" calcext:value-type="float">
            <text:p>1.47705362228987E+018</text:p>
          </table:table-cell>
          <table:table-cell office:value-type="float" office:value="1.47705362229853E+018" calcext:value-type="float">
            <text:p>1.47705362229853E+01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.47705362229022E+018" calcext:value-type="float">
            <text:p>1.47705362229022E+018</text:p>
          </table:table-cell>
          <table:table-cell office:value-type="float" office:value="1.47705362229858E+018" calcext:value-type="float">
            <text:p>1.47705362229858E+01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.4770536222907E+018" calcext:value-type="float">
            <text:p>1.4770536222907E+018</text:p>
          </table:table-cell>
          <table:table-cell office:value-type="float" office:value="1.47705362229864E+018" calcext:value-type="float">
            <text:p>1.47705362229864E+018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.47705362229106E+018" calcext:value-type="float">
            <text:p>1.47705362229106E+018</text:p>
          </table:table-cell>
          <table:table-cell office:value-type="float" office:value="1.4770536222987E+018" calcext:value-type="float">
            <text:p>1.4770536222987E+01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.47705362229144E+018" calcext:value-type="float">
            <text:p>1.47705362229144E+018</text:p>
          </table:table-cell>
          <table:table-cell office:value-type="float" office:value="1.4770536223014E+018" calcext:value-type="float">
            <text:p>1.4770536223014E+01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.47705362229179E+018" calcext:value-type="float">
            <text:p>1.47705362229179E+018</text:p>
          </table:table-cell>
          <table:table-cell office:value-type="float" office:value="1.47705362230304E+018" calcext:value-type="float">
            <text:p>1.47705362230304E+018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.47705362229217E+018" calcext:value-type="float">
            <text:p>1.47705362229217E+018</text:p>
          </table:table-cell>
          <table:table-cell office:value-type="float" office:value="1.47705362230386E+018" calcext:value-type="float">
            <text:p>1.47705362230386E+01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.47705362229257E+018" calcext:value-type="float">
            <text:p>1.47705362229257E+018</text:p>
          </table:table-cell>
          <table:table-cell office:value-type="float" office:value="1.47705362230402E+018" calcext:value-type="float">
            <text:p>1.47705362230402E+01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.47705362229293E+018" calcext:value-type="float">
            <text:p>1.47705362229293E+018</text:p>
          </table:table-cell>
          <table:table-cell office:value-type="float" office:value="1.47705362230757E+018" calcext:value-type="float">
            <text:p>1.47705362230757E+01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.4770536222933E+018" calcext:value-type="float">
            <text:p>1.4770536222933E+018</text:p>
          </table:table-cell>
          <table:table-cell office:value-type="float" office:value="1.47705362230764E+018" calcext:value-type="float">
            <text:p>1.47705362230764E+01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.47705362229448E+018" calcext:value-type="float">
            <text:p>1.47705362229448E+018</text:p>
          </table:table-cell>
          <table:table-cell office:value-type="float" office:value="1.47705362230771E+018" calcext:value-type="float">
            <text:p>1.47705362230771E+01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.47705362229506E+018" calcext:value-type="float">
            <text:p>1.47705362229506E+018</text:p>
          </table:table-cell>
          <table:table-cell office:value-type="float" office:value="1.47705362231187E+018" calcext:value-type="float">
            <text:p>1.47705362231187E+01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.47705362229703E+018" calcext:value-type="float">
            <text:p>1.47705362229703E+018</text:p>
          </table:table-cell>
          <table:table-cell office:value-type="float" office:value="1.47705362231194E+018" calcext:value-type="float">
            <text:p>1.47705362231194E+01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.477053622299E+018" calcext:value-type="float">
            <text:p>1.477053622299E+018</text:p>
          </table:table-cell>
          <table:table-cell office:value-type="float" office:value="1.477053622312E+018" calcext:value-type="float">
            <text:p>1.477053622312E+01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.4770536222994E+018" calcext:value-type="float">
            <text:p>1.4770536222994E+018</text:p>
          </table:table-cell>
          <table:table-cell office:value-type="float" office:value="1.47705362231254E+018" calcext:value-type="float">
            <text:p>1.47705362231254E+01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.47705362229976E+018" calcext:value-type="float">
            <text:p>1.47705362229976E+018</text:p>
          </table:table-cell>
          <table:table-cell office:value-type="float" office:value="1.47705362231261E+018" calcext:value-type="float">
            <text:p>1.47705362231261E+01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.47705362230015E+018" calcext:value-type="float">
            <text:p>1.47705362230015E+018</text:p>
          </table:table-cell>
          <table:table-cell office:value-type="float" office:value="1.47705362231267E+018" calcext:value-type="float">
            <text:p>1.47705362231267E+018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.4770536223005E+018" calcext:value-type="float">
            <text:p>1.4770536223005E+018</text:p>
          </table:table-cell>
          <table:table-cell office:value-type="float" office:value="1.47705362231273E+018" calcext:value-type="float">
            <text:p>1.47705362231273E+018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.47705362230088E+018" calcext:value-type="float">
            <text:p>1.47705362230088E+018</text:p>
          </table:table-cell>
          <table:table-cell office:value-type="float" office:value="1.47705362231279E+018" calcext:value-type="float">
            <text:p>1.47705362231279E+01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.47705362230126E+018" calcext:value-type="float">
            <text:p>1.47705362230126E+018</text:p>
          </table:table-cell>
          <table:table-cell office:value-type="float" office:value="1.47705362231285E+018" calcext:value-type="float">
            <text:p>1.47705362231285E+01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.47705362230176E+018" calcext:value-type="float">
            <text:p>1.47705362230176E+018</text:p>
          </table:table-cell>
          <table:table-cell office:value-type="float" office:value="1.4770536223129E+018" calcext:value-type="float">
            <text:p>1.4770536223129E+01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.47705362230215E+018" calcext:value-type="float">
            <text:p>1.47705362230215E+018</text:p>
          </table:table-cell>
          <table:table-cell office:value-type="float" office:value="1.47705362231351E+018" calcext:value-type="float">
            <text:p>1.47705362231351E+01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.4770536223025E+018" calcext:value-type="float">
            <text:p>1.4770536223025E+018</text:p>
          </table:table-cell>
          <table:table-cell office:value-type="float" office:value="1.47705362231359E+018" calcext:value-type="float">
            <text:p>1.47705362231359E+01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.47705362230288E+018" calcext:value-type="float">
            <text:p>1.47705362230288E+018</text:p>
          </table:table-cell>
          <table:table-cell office:value-type="float" office:value="1.47705362231365E+018" calcext:value-type="float">
            <text:p>1.47705362231365E+018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.47705362230335E+018" calcext:value-type="float">
            <text:p>1.47705362230335E+018</text:p>
          </table:table-cell>
          <table:table-cell office:value-type="float" office:value="1.47705362231371E+018" calcext:value-type="float">
            <text:p>1.47705362231371E+01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.47705362230371E+018" calcext:value-type="float">
            <text:p>1.47705362230371E+018</text:p>
          </table:table-cell>
          <table:table-cell office:value-type="float" office:value="1.47705362231377E+018" calcext:value-type="float">
            <text:p>1.47705362231377E+01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.47705362230434E+018" calcext:value-type="float">
            <text:p>1.47705362230434E+018</text:p>
          </table:table-cell>
          <table:table-cell office:value-type="float" office:value="1.47705362231382E+018" calcext:value-type="float">
            <text:p>1.47705362231382E+01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.4770536223047E+018" calcext:value-type="float">
            <text:p>1.4770536223047E+018</text:p>
          </table:table-cell>
          <table:table-cell office:value-type="float" office:value="1.47705362231462E+018" calcext:value-type="float">
            <text:p>1.47705362231462E+018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.47705362230513E+018" calcext:value-type="float">
            <text:p>1.47705362230513E+018</text:p>
          </table:table-cell>
          <table:table-cell office:value-type="float" office:value="1.4770536223147E+018" calcext:value-type="float">
            <text:p>1.4770536223147E+01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.47705362230564E+018" calcext:value-type="float">
            <text:p>1.47705362230564E+018</text:p>
          </table:table-cell>
          <table:table-cell office:value-type="float" office:value="1.47705362231477E+018" calcext:value-type="float">
            <text:p>1.47705362231477E+01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.47705362230609E+018" calcext:value-type="float">
            <text:p>1.47705362230609E+018</text:p>
          </table:table-cell>
          <table:table-cell office:value-type="float" office:value="1.47705362231546E+018" calcext:value-type="float">
            <text:p>1.47705362231546E+018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.47705362230646E+018" calcext:value-type="float">
            <text:p>1.47705362230646E+018</text:p>
          </table:table-cell>
          <table:table-cell office:value-type="float" office:value="1.47705362231754E+018" calcext:value-type="float">
            <text:p>1.47705362231754E+01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.47705362230681E+018" calcext:value-type="float">
            <text:p>1.47705362230681E+018</text:p>
          </table:table-cell>
          <table:table-cell office:value-type="float" office:value="1.47705362231761E+018" calcext:value-type="float">
            <text:p>1.47705362231761E+01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.4770536223072E+018" calcext:value-type="float">
            <text:p>1.4770536223072E+018</text:p>
          </table:table-cell>
          <table:table-cell office:value-type="float" office:value="1.47705362231767E+018" calcext:value-type="float">
            <text:p>1.47705362231767E+01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.47705362230807E+018" calcext:value-type="float">
            <text:p>1.47705362230807E+018</text:p>
          </table:table-cell>
          <table:table-cell office:value-type="float" office:value="1.47705362231773E+018" calcext:value-type="float">
            <text:p>1.47705362231773E+01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.47705362230858E+018" calcext:value-type="float">
            <text:p>1.47705362230858E+018</text:p>
          </table:table-cell>
          <table:table-cell office:value-type="float" office:value="1.47705362231779E+018" calcext:value-type="float">
            <text:p>1.47705362231779E+01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.47705362230894E+018" calcext:value-type="float">
            <text:p>1.47705362230894E+018</text:p>
          </table:table-cell>
          <table:table-cell office:value-type="float" office:value="1.47705362231785E+018" calcext:value-type="float">
            <text:p>1.47705362231785E+018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.47705362230932E+018" calcext:value-type="float">
            <text:p>1.47705362230932E+018</text:p>
          </table:table-cell>
          <table:table-cell office:value-type="float" office:value="1.47705362231791E+018" calcext:value-type="float">
            <text:p>1.47705362231791E+018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.4770536223097E+018" calcext:value-type="float">
            <text:p>1.4770536223097E+018</text:p>
          </table:table-cell>
          <table:table-cell office:value-type="float" office:value="1.47705362231797E+018" calcext:value-type="float">
            <text:p>1.47705362231797E+018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.47705362231006E+018" calcext:value-type="float">
            <text:p>1.47705362231006E+018</text:p>
          </table:table-cell>
          <table:table-cell office:value-type="float" office:value="1.47705362231802E+018" calcext:value-type="float">
            <text:p>1.47705362231802E+01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.47705362231052E+018" calcext:value-type="float">
            <text:p>1.47705362231052E+018</text:p>
          </table:table-cell>
          <table:table-cell office:value-type="float" office:value="1.47705362231808E+018" calcext:value-type="float">
            <text:p>1.47705362231808E+018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.4770536223109E+018" calcext:value-type="float">
            <text:p>1.4770536223109E+018</text:p>
          </table:table-cell>
          <table:table-cell office:value-type="float" office:value="1.47705362231814E+018" calcext:value-type="float">
            <text:p>1.47705362231814E+018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.47705362231231E+018" calcext:value-type="float">
            <text:p>1.47705362231231E+018</text:p>
          </table:table-cell>
          <table:table-cell office:value-type="float" office:value="1.47705362231935E+018" calcext:value-type="float">
            <text:p>1.47705362231935E+018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.47705362231321E+018" calcext:value-type="float">
            <text:p>1.47705362231321E+018</text:p>
          </table:table-cell>
          <table:table-cell office:value-type="float" office:value="1.4770536223216E+018" calcext:value-type="float">
            <text:p>1.4770536223216E+018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.47705362231411E+018" calcext:value-type="float">
            <text:p>1.47705362231411E+018</text:p>
          </table:table-cell>
          <table:table-cell office:value-type="float" office:value="1.47705362232537E+018" calcext:value-type="float">
            <text:p>1.47705362232537E+01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.47705362231448E+018" calcext:value-type="float">
            <text:p>1.47705362231448E+018</text:p>
          </table:table-cell>
          <table:table-cell office:value-type="float" office:value="1.47705362233404E+018" calcext:value-type="float">
            <text:p>1.47705362233404E+01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.4770536223151E+018" calcext:value-type="float">
            <text:p>1.4770536223151E+018</text:p>
          </table:table-cell>
          <table:table-cell office:value-type="float" office:value="1.47705362233454E+018" calcext:value-type="float">
            <text:p>1.47705362233454E+018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.47705362231586E+018" calcext:value-type="float">
            <text:p>1.47705362231586E+018</text:p>
          </table:table-cell>
          <table:table-cell office:value-type="float" office:value="1.47705362233503E+018" calcext:value-type="float">
            <text:p>1.47705362233503E+01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.47705362231638E+018" calcext:value-type="float">
            <text:p>1.47705362231638E+018</text:p>
          </table:table-cell>
          <table:table-cell office:value-type="float" office:value="1.47705362233576E+018" calcext:value-type="float">
            <text:p>1.47705362233576E+01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.47705362231701E+018" calcext:value-type="float">
            <text:p>1.47705362231701E+018</text:p>
          </table:table-cell>
          <table:table-cell office:value-type="float" office:value="1.47705362233598E+018" calcext:value-type="float">
            <text:p>1.47705362233598E+01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.47705362231846E+018" calcext:value-type="float">
            <text:p>1.47705362231846E+018</text:p>
          </table:table-cell>
          <table:table-cell office:value-type="float" office:value="1.47705362233824E+018" calcext:value-type="float">
            <text:p>1.47705362233824E+01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.47705362231881E+018" calcext:value-type="float">
            <text:p>1.47705362231881E+018</text:p>
          </table:table-cell>
          <table:table-cell office:value-type="float" office:value="1.47705362234055E+018" calcext:value-type="float">
            <text:p>1.47705362234055E+01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.47705362231921E+018" calcext:value-type="float">
            <text:p>1.47705362231921E+018</text:p>
          </table:table-cell>
          <table:table-cell office:value-type="float" office:value="1.47705362234111E+018" calcext:value-type="float">
            <text:p>1.47705362234111E+01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.47705362231964E+018" calcext:value-type="float">
            <text:p>1.47705362231964E+018</text:p>
          </table:table-cell>
          <table:table-cell office:value-type="float" office:value="1.47705362234194E+018" calcext:value-type="float">
            <text:p>1.47705362234194E+01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.47705362231999E+018" calcext:value-type="float">
            <text:p>1.47705362231999E+018</text:p>
          </table:table-cell>
          <table:table-cell office:value-type="float" office:value="1.47705362234276E+018" calcext:value-type="float">
            <text:p>1.47705362234276E+01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.47705362232037E+018" calcext:value-type="float">
            <text:p>1.47705362232037E+018</text:p>
          </table:table-cell>
          <table:table-cell office:value-type="float" office:value="1.47705362234316E+018" calcext:value-type="float">
            <text:p>1.47705362234316E+01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.47705362232076E+018" calcext:value-type="float">
            <text:p>1.47705362232076E+018</text:p>
          </table:table-cell>
          <table:table-cell office:value-type="float" office:value="1.47705362234859E+018" calcext:value-type="float">
            <text:p>1.47705362234859E+01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.47705362232111E+018" calcext:value-type="float">
            <text:p>1.47705362232111E+018</text:p>
          </table:table-cell>
          <table:table-cell office:value-type="float" office:value="1.47705362234867E+018" calcext:value-type="float">
            <text:p>1.47705362234867E+01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.47705362232151E+018" calcext:value-type="float">
            <text:p>1.47705362232151E+018</text:p>
          </table:table-cell>
          <table:table-cell office:value-type="float" office:value="1.47705362234873E+018" calcext:value-type="float">
            <text:p>1.47705362234873E+01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.477053622322E+018" calcext:value-type="float">
            <text:p>1.477053622322E+018</text:p>
          </table:table-cell>
          <table:table-cell office:value-type="float" office:value="1.47705362234879E+018" calcext:value-type="float">
            <text:p>1.47705362234879E+01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.47705362232238E+018" calcext:value-type="float">
            <text:p>1.47705362232238E+018</text:p>
          </table:table-cell>
          <table:table-cell office:value-type="float" office:value="1.47705362234885E+018" calcext:value-type="float">
            <text:p>1.47705362234885E+018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.47705362232283E+018" calcext:value-type="float">
            <text:p>1.47705362232283E+018</text:p>
          </table:table-cell>
          <table:table-cell office:value-type="float" office:value="1.47705362234891E+018" calcext:value-type="float">
            <text:p>1.47705362234891E+01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.47705362232335E+018" calcext:value-type="float">
            <text:p>1.47705362232335E+018</text:p>
          </table:table-cell>
          <table:table-cell office:value-type="float" office:value="1.47705362235222E+018" calcext:value-type="float">
            <text:p>1.47705362235222E+018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.47705362232371E+018" calcext:value-type="float">
            <text:p>1.47705362232371E+018</text:p>
          </table:table-cell>
          <table:table-cell office:value-type="float" office:value="1.4770536223523E+018" calcext:value-type="float">
            <text:p>1.4770536223523E+018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.47705362232409E+018" calcext:value-type="float">
            <text:p>1.47705362232409E+018</text:p>
          </table:table-cell>
          <table:table-cell office:value-type="float" office:value="1.47705362235236E+018" calcext:value-type="float">
            <text:p>1.47705362235236E+018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.47705362232449E+018" calcext:value-type="float">
            <text:p>1.47705362232449E+018</text:p>
          </table:table-cell>
          <table:table-cell office:value-type="float" office:value="1.47705362235242E+018" calcext:value-type="float">
            <text:p>1.47705362235242E+018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.47705362232484E+018" calcext:value-type="float">
            <text:p>1.47705362232484E+018</text:p>
          </table:table-cell>
          <table:table-cell office:value-type="float" office:value="1.47705362235248E+018" calcext:value-type="float">
            <text:p>1.47705362235248E+01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.47705362232522E+018" calcext:value-type="float">
            <text:p>1.47705362232522E+018</text:p>
          </table:table-cell>
          <table:table-cell office:value-type="float" office:value="1.47705362235253E+018" calcext:value-type="float">
            <text:p>1.47705362235253E+01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.47705362232572E+018" calcext:value-type="float">
            <text:p>1.47705362232572E+018</text:p>
          </table:table-cell>
          <table:table-cell office:value-type="float" office:value="1.47705362235259E+018" calcext:value-type="float">
            <text:p>1.47705362235259E+01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.47705362232617E+018" calcext:value-type="float">
            <text:p>1.47705362232617E+018</text:p>
          </table:table-cell>
          <table:table-cell office:value-type="float" office:value="1.47705362235265E+018" calcext:value-type="float">
            <text:p>1.47705362235265E+01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.47705362232653E+018" calcext:value-type="float">
            <text:p>1.47705362232653E+018</text:p>
          </table:table-cell>
          <table:table-cell office:value-type="float" office:value="1.47705362235271E+018" calcext:value-type="float">
            <text:p>1.47705362235271E+01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.47705362232688E+018" calcext:value-type="float">
            <text:p>1.47705362232688E+018</text:p>
          </table:table-cell>
          <table:table-cell office:value-type="float" office:value="1.47705362235276E+018" calcext:value-type="float">
            <text:p>1.47705362235276E+018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.47705362232733E+018" calcext:value-type="float">
            <text:p>1.47705362232733E+018</text:p>
          </table:table-cell>
          <table:table-cell office:value-type="float" office:value="1.47705362235282E+018" calcext:value-type="float">
            <text:p>1.47705362235282E+01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.47705362232798E+018" calcext:value-type="float">
            <text:p>1.47705362232798E+018</text:p>
          </table:table-cell>
          <table:table-cell office:value-type="float" office:value="1.47705362235288E+018" calcext:value-type="float">
            <text:p>1.47705362235288E+01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.47705362232848E+018" calcext:value-type="float">
            <text:p>1.47705362232848E+018</text:p>
          </table:table-cell>
          <table:table-cell office:value-type="float" office:value="1.47705362235294E+018" calcext:value-type="float">
            <text:p>1.47705362235294E+01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.47705362232883E+018" calcext:value-type="float">
            <text:p>1.47705362232883E+018</text:p>
          </table:table-cell>
          <table:table-cell office:value-type="float" office:value="1.477053622353E+018" calcext:value-type="float">
            <text:p>1.477053622353E+01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.47705362232918E+018" calcext:value-type="float">
            <text:p>1.47705362232918E+018</text:p>
          </table:table-cell>
          <table:table-cell office:value-type="float" office:value="1.47705362235306E+018" calcext:value-type="float">
            <text:p>1.47705362235306E+01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.47705362232957E+018" calcext:value-type="float">
            <text:p>1.47705362232957E+018</text:p>
          </table:table-cell>
          <table:table-cell office:value-type="float" office:value="1.47705362235312E+018" calcext:value-type="float">
            <text:p>1.47705362235312E+018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.47705362233005E+018" calcext:value-type="float">
            <text:p>1.47705362233005E+018</text:p>
          </table:table-cell>
          <table:table-cell office:value-type="float" office:value="1.47705362235317E+018" calcext:value-type="float">
            <text:p>1.47705362235317E+01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.47705362233041E+018" calcext:value-type="float">
            <text:p>1.47705362233041E+018</text:p>
          </table:table-cell>
          <table:table-cell office:value-type="float" office:value="1.47705362235323E+018" calcext:value-type="float">
            <text:p>1.47705362235323E+01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47705362233075E+018" calcext:value-type="float">
            <text:p>1.47705362233075E+018</text:p>
          </table:table-cell>
          <table:table-cell office:value-type="float" office:value="1.47705362235329E+018" calcext:value-type="float">
            <text:p>1.47705362235329E+01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.4770536223311E+018" calcext:value-type="float">
            <text:p>1.4770536223311E+018</text:p>
          </table:table-cell>
          <table:table-cell office:value-type="float" office:value="1.47705362235335E+018" calcext:value-type="float">
            <text:p>1.47705362235335E+018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.47705362233145E+018" calcext:value-type="float">
            <text:p>1.47705362233145E+018</text:p>
          </table:table-cell>
          <table:table-cell office:value-type="float" office:value="1.4770536223534E+018" calcext:value-type="float">
            <text:p>1.4770536223534E+018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.47705362233183E+018" calcext:value-type="float">
            <text:p>1.47705362233183E+018</text:p>
          </table:table-cell>
          <table:table-cell office:value-type="float" office:value="1.47705362235346E+018" calcext:value-type="float">
            <text:p>1.47705362235346E+018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.47705362233218E+018" calcext:value-type="float">
            <text:p>1.47705362233218E+018</text:p>
          </table:table-cell>
          <table:table-cell office:value-type="float" office:value="1.47705362235352E+018" calcext:value-type="float">
            <text:p>1.47705362235352E+018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.47705362233253E+018" calcext:value-type="float">
            <text:p>1.47705362233253E+018</text:p>
          </table:table-cell>
          <table:table-cell office:value-type="float" office:value="1.47705362235358E+018" calcext:value-type="float">
            <text:p>1.47705362235358E+018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.47705362233297E+018" calcext:value-type="float">
            <text:p>1.47705362233297E+018</text:p>
          </table:table-cell>
          <table:table-cell office:value-type="float" office:value="1.47705362235364E+018" calcext:value-type="float">
            <text:p>1.47705362235364E+01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.47705362233346E+018" calcext:value-type="float">
            <text:p>1.47705362233346E+018</text:p>
          </table:table-cell>
          <table:table-cell office:value-type="float" office:value="1.4770536223537E+018" calcext:value-type="float">
            <text:p>1.4770536223537E+018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.47705362233381E+018" calcext:value-type="float">
            <text:p>1.47705362233381E+018</text:p>
          </table:table-cell>
          <table:table-cell office:value-type="float" office:value="1.47705362235375E+018" calcext:value-type="float">
            <text:p>1.47705362235375E+01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.4770536223343E+018" calcext:value-type="float">
            <text:p>1.4770536223343E+018</text:p>
          </table:table-cell>
          <table:table-cell office:value-type="float" office:value="1.47705362235381E+018" calcext:value-type="float">
            <text:p>1.47705362235381E+01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.47705362233486E+018" calcext:value-type="float">
            <text:p>1.47705362233486E+018</text:p>
          </table:table-cell>
          <table:table-cell office:value-type="float" office:value="1.47705362235387E+018" calcext:value-type="float">
            <text:p>1.47705362235387E+01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.47705362233534E+018" calcext:value-type="float">
            <text:p>1.47705362233534E+018</text:p>
          </table:table-cell>
          <table:table-cell office:value-type="float" office:value="1.47705362235393E+018" calcext:value-type="float">
            <text:p>1.47705362235393E+01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.4770536223357E+018" calcext:value-type="float">
            <text:p>1.4770536223357E+018</text:p>
          </table:table-cell>
          <table:table-cell office:value-type="float" office:value="1.47705362235399E+018" calcext:value-type="float">
            <text:p>1.47705362235399E+018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.47705362233628E+018" calcext:value-type="float">
            <text:p>1.47705362233628E+018</text:p>
          </table:table-cell>
          <table:table-cell office:value-type="float" office:value="1.47705362235405E+018" calcext:value-type="float">
            <text:p>1.47705362235405E+018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.47705362233664E+018" calcext:value-type="float">
            <text:p>1.47705362233664E+018</text:p>
          </table:table-cell>
          <table:table-cell office:value-type="float" office:value="1.47705362235411E+018" calcext:value-type="float">
            <text:p>1.47705362235411E+018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.47705362233699E+018" calcext:value-type="float">
            <text:p>1.47705362233699E+018</text:p>
          </table:table-cell>
          <table:table-cell office:value-type="float" office:value="1.47705362235416E+018" calcext:value-type="float">
            <text:p>1.47705362235416E+018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.47705362233742E+018" calcext:value-type="float">
            <text:p>1.47705362233742E+018</text:p>
          </table:table-cell>
          <table:table-cell office:value-type="float" office:value="1.47705362235422E+018" calcext:value-type="float">
            <text:p>1.47705362235422E+01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.47705362233777E+018" calcext:value-type="float">
            <text:p>1.47705362233777E+018</text:p>
          </table:table-cell>
          <table:table-cell office:value-type="float" office:value="1.47705362235609E+018" calcext:value-type="float">
            <text:p>1.47705362235609E+01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.47705362233816E+018" calcext:value-type="float">
            <text:p>1.47705362233816E+018</text:p>
          </table:table-cell>
          <table:table-cell office:value-type="float" office:value="1.47705362235616E+018" calcext:value-type="float">
            <text:p>1.47705362235616E+01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.47705362233864E+018" calcext:value-type="float">
            <text:p>1.47705362233864E+018</text:p>
          </table:table-cell>
          <table:table-cell office:value-type="float" office:value="1.47705362235623E+018" calcext:value-type="float">
            <text:p>1.47705362235623E+01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.47705362233903E+018" calcext:value-type="float">
            <text:p>1.47705362233903E+018</text:p>
          </table:table-cell>
          <table:table-cell office:value-type="float" office:value="1.47705362235629E+018" calcext:value-type="float">
            <text:p>1.47705362235629E+01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.47705362233938E+018" calcext:value-type="float">
            <text:p>1.47705362233938E+018</text:p>
          </table:table-cell>
          <table:table-cell office:value-type="float" office:value="1.47705362235634E+018" calcext:value-type="float">
            <text:p>1.47705362235634E+01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.47705362233973E+018" calcext:value-type="float">
            <text:p>1.47705362233973E+018</text:p>
          </table:table-cell>
          <table:table-cell office:value-type="float" office:value="1.4770536223564E+018" calcext:value-type="float">
            <text:p>1.4770536223564E+01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.47705362234008E+018" calcext:value-type="float">
            <text:p>1.47705362234008E+018</text:p>
          </table:table-cell>
          <table:table-cell office:value-type="float" office:value="1.47705362235646E+018" calcext:value-type="float">
            <text:p>1.47705362235646E+018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.47705362234046E+018" calcext:value-type="float">
            <text:p>1.47705362234046E+018</text:p>
          </table:table-cell>
          <table:table-cell office:value-type="float" office:value="1.47705362235693E+018" calcext:value-type="float">
            <text:p>1.47705362235693E+018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.47705362234095E+018" calcext:value-type="float">
            <text:p>1.47705362234095E+018</text:p>
          </table:table-cell>
          <table:table-cell office:value-type="float" office:value="1.47705362235735E+018" calcext:value-type="float">
            <text:p>1.47705362235735E+018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.47705362234142E+018" calcext:value-type="float">
            <text:p>1.47705362234142E+018</text:p>
          </table:table-cell>
          <table:table-cell office:value-type="float" office:value="1.47705362235901E+018" calcext:value-type="float">
            <text:p>1.47705362235901E+018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.47705362234178E+018" calcext:value-type="float">
            <text:p>1.47705362234178E+018</text:p>
          </table:table-cell>
          <table:table-cell office:value-type="float" office:value="1.47705362235941E+018" calcext:value-type="float">
            <text:p>1.47705362235941E+01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.47705362234225E+018" calcext:value-type="float">
            <text:p>1.47705362234225E+018</text:p>
          </table:table-cell>
          <table:table-cell office:value-type="float" office:value="1.47705362235955E+018" calcext:value-type="float">
            <text:p>1.47705362235955E+01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.47705362234261E+018" calcext:value-type="float">
            <text:p>1.47705362234261E+018</text:p>
          </table:table-cell>
          <table:table-cell office:value-type="float" office:value="1.4770536223597E+018" calcext:value-type="float">
            <text:p>1.4770536223597E+01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.47705362234307E+018" calcext:value-type="float">
            <text:p>1.47705362234307E+018</text:p>
          </table:table-cell>
          <table:table-cell office:value-type="float" office:value="1.47705362235977E+018" calcext:value-type="float">
            <text:p>1.47705362235977E+01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.4770536223437E+018" calcext:value-type="float">
            <text:p>1.4770536223437E+018</text:p>
          </table:table-cell>
          <table:table-cell office:value-type="float" office:value="1.47705362235982E+018" calcext:value-type="float">
            <text:p>1.47705362235982E+018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.47705362234412E+018" calcext:value-type="float">
            <text:p>1.47705362234412E+018</text:p>
          </table:table-cell>
          <table:table-cell office:value-type="float" office:value="1.47705362235988E+018" calcext:value-type="float">
            <text:p>1.47705362235988E+018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.47705362234454E+018" calcext:value-type="float">
            <text:p>1.47705362234454E+018</text:p>
          </table:table-cell>
          <table:table-cell office:value-type="float" office:value="1.47705362235994E+018" calcext:value-type="float">
            <text:p>1.47705362235994E+018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.47705362234495E+018" calcext:value-type="float">
            <text:p>1.47705362234495E+018</text:p>
          </table:table-cell>
          <table:table-cell office:value-type="float" office:value="1.47705362236308E+018" calcext:value-type="float">
            <text:p>1.47705362236308E+01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.47705362234537E+018" calcext:value-type="float">
            <text:p>1.47705362234537E+018</text:p>
          </table:table-cell>
          <table:table-cell office:value-type="float" office:value="1.47705362236484E+018" calcext:value-type="float">
            <text:p>1.47705362236484E+01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.47705362234583E+018" calcext:value-type="float">
            <text:p>1.47705362234583E+018</text:p>
          </table:table-cell>
          <table:table-cell office:value-type="float" office:value="1.47705362236492E+018" calcext:value-type="float">
            <text:p>1.47705362236492E+018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.47705362234625E+018" calcext:value-type="float">
            <text:p>1.47705362234625E+018</text:p>
          </table:table-cell>
          <table:table-cell office:value-type="float" office:value="1.47705362236498E+018" calcext:value-type="float">
            <text:p>1.47705362236498E+018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.47705362234669E+018" calcext:value-type="float">
            <text:p>1.47705362234669E+018</text:p>
          </table:table-cell>
          <table:table-cell office:value-type="float" office:value="1.47705362236504E+018" calcext:value-type="float">
            <text:p>1.47705362236504E+01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.47705362234721E+018" calcext:value-type="float">
            <text:p>1.47705362234721E+018</text:p>
          </table:table-cell>
          <table:table-cell office:value-type="float" office:value="1.4770536223651E+018" calcext:value-type="float">
            <text:p>1.4770536223651E+01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.47705362234781E+018" calcext:value-type="float">
            <text:p>1.47705362234781E+018</text:p>
          </table:table-cell>
          <table:table-cell office:value-type="float" office:value="1.47705362236515E+018" calcext:value-type="float">
            <text:p>1.47705362236515E+018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.47705362234824E+018" calcext:value-type="float">
            <text:p>1.47705362234824E+018</text:p>
          </table:table-cell>
          <table:table-cell office:value-type="float" office:value="1.47705362236521E+018" calcext:value-type="float">
            <text:p>1.47705362236521E+01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.47705362234932E+018" calcext:value-type="float">
            <text:p>1.47705362234932E+018</text:p>
          </table:table-cell>
          <table:table-cell office:value-type="float" office:value="1.47705362236527E+018" calcext:value-type="float">
            <text:p>1.47705362236527E+01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.47705362234981E+018" calcext:value-type="float">
            <text:p>1.47705362234981E+018</text:p>
          </table:table-cell>
          <table:table-cell office:value-type="float" office:value="1.47705362236533E+018" calcext:value-type="float">
            <text:p>1.47705362236533E+01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.47705362235017E+018" calcext:value-type="float">
            <text:p>1.47705362235017E+018</text:p>
          </table:table-cell>
          <table:table-cell office:value-type="float" office:value="1.47705362236539E+018" calcext:value-type="float">
            <text:p>1.47705362236539E+018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.47705362235073E+018" calcext:value-type="float">
            <text:p>1.47705362235073E+018</text:p>
          </table:table-cell>
          <table:table-cell office:value-type="float" office:value="1.47705362236545E+018" calcext:value-type="float">
            <text:p>1.47705362236545E+01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.47705362235458E+018" calcext:value-type="float">
            <text:p>1.47705362235458E+018</text:p>
          </table:table-cell>
          <table:table-cell office:value-type="float" office:value="1.47705362236682E+018" calcext:value-type="float">
            <text:p>1.47705362236682E+01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.47705362235516E+018" calcext:value-type="float">
            <text:p>1.47705362235516E+018</text:p>
          </table:table-cell>
          <table:table-cell office:value-type="float" office:value="1.47705362236688E+018" calcext:value-type="float">
            <text:p>1.47705362236688E+01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.47705362235678E+018" calcext:value-type="float">
            <text:p>1.47705362235678E+018</text:p>
          </table:table-cell>
          <table:table-cell office:value-type="float" office:value="1.47705362236694E+018" calcext:value-type="float">
            <text:p>1.47705362236694E+01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.47705362235726E+018" calcext:value-type="float">
            <text:p>1.47705362235726E+018</text:p>
          </table:table-cell>
          <table:table-cell office:value-type="float" office:value="1.47705362236701E+018" calcext:value-type="float">
            <text:p>1.47705362236701E+01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.47705362235774E+018" calcext:value-type="float">
            <text:p>1.47705362235774E+018</text:p>
          </table:table-cell>
          <table:table-cell office:value-type="float" office:value="1.47705362236706E+018" calcext:value-type="float">
            <text:p>1.47705362236706E+01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.47705362235815E+018" calcext:value-type="float">
            <text:p>1.47705362235815E+018</text:p>
          </table:table-cell>
          <table:table-cell office:value-type="float" office:value="1.47705362236712E+018" calcext:value-type="float">
            <text:p>1.47705362236712E+01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.47705362235851E+018" calcext:value-type="float">
            <text:p>1.47705362235851E+018</text:p>
          </table:table-cell>
          <table:table-cell office:value-type="float" office:value="1.47705362236718E+018" calcext:value-type="float">
            <text:p>1.47705362236718E+01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.47705362235885E+018" calcext:value-type="float">
            <text:p>1.47705362235885E+018</text:p>
          </table:table-cell>
          <table:table-cell office:value-type="float" office:value="1.47705362236804E+018" calcext:value-type="float">
            <text:p>1.47705362236804E+01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.47705362235931E+018" calcext:value-type="float">
            <text:p>1.47705362235931E+018</text:p>
          </table:table-cell>
          <table:table-cell office:value-type="float" office:value="1.47705362236845E+018" calcext:value-type="float">
            <text:p>1.47705362236845E+018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.47705362236034E+018" calcext:value-type="float">
            <text:p>1.47705362236034E+018</text:p>
          </table:table-cell>
          <table:table-cell office:value-type="float" office:value="1.47705362236906E+018" calcext:value-type="float">
            <text:p>1.47705362236906E+01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.47705362236071E+018" calcext:value-type="float">
            <text:p>1.47705362236071E+018</text:p>
          </table:table-cell>
          <table:table-cell office:value-type="float" office:value="1.4770536223692E+018" calcext:value-type="float">
            <text:p>1.4770536223692E+01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.47705362236106E+018" calcext:value-type="float">
            <text:p>1.47705362236106E+018</text:p>
          </table:table-cell>
          <table:table-cell office:value-type="float" office:value="1.47705362236963E+018" calcext:value-type="float">
            <text:p>1.47705362236963E+01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.47705362236141E+018" calcext:value-type="float">
            <text:p>1.47705362236141E+018</text:p>
          </table:table-cell>
          <table:table-cell office:value-type="float" office:value="1.47705362236969E+018" calcext:value-type="float">
            <text:p>1.47705362236969E+01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.47705362236187E+018" calcext:value-type="float">
            <text:p>1.47705362236187E+018</text:p>
          </table:table-cell>
          <table:table-cell office:value-type="float" office:value="1.47705362236975E+018" calcext:value-type="float">
            <text:p>1.47705362236975E+01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47705362236223E+018" calcext:value-type="float">
            <text:p>1.47705362236223E+018</text:p>
          </table:table-cell>
          <table:table-cell office:value-type="float" office:value="1.47705362236981E+018" calcext:value-type="float">
            <text:p>1.47705362236981E+01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.47705362236262E+018" calcext:value-type="float">
            <text:p>1.47705362236262E+018</text:p>
          </table:table-cell>
          <table:table-cell office:value-type="float" office:value="1.47705362236987E+018" calcext:value-type="float">
            <text:p>1.47705362236987E+018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.47705362236299E+018" calcext:value-type="float">
            <text:p>1.47705362236299E+018</text:p>
          </table:table-cell>
          <table:table-cell office:value-type="float" office:value="1.47705362237101E+018" calcext:value-type="float">
            <text:p>1.47705362237101E+018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.47705362236365E+018" calcext:value-type="float">
            <text:p>1.47705362236365E+018</text:p>
          </table:table-cell>
          <table:table-cell office:value-type="float" office:value="1.47705362237108E+018" calcext:value-type="float">
            <text:p>1.47705362237108E+01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.47705362236424E+018" calcext:value-type="float">
            <text:p>1.47705362236424E+018</text:p>
          </table:table-cell>
          <table:table-cell office:value-type="float" office:value="1.47705362237292E+018" calcext:value-type="float">
            <text:p>1.47705362237292E+01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.47705362236599E+018" calcext:value-type="float">
            <text:p>1.47705362236599E+018</text:p>
          </table:table-cell>
          <table:table-cell office:value-type="float" office:value="1.47705362237459E+018" calcext:value-type="float">
            <text:p>1.47705362237459E+01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.47705362236748E+018" calcext:value-type="float">
            <text:p>1.47705362236748E+018</text:p>
          </table:table-cell>
          <table:table-cell office:value-type="float" office:value="1.47705362237506E+018" calcext:value-type="float">
            <text:p>1.47705362237506E+01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.47705362236788E+018" calcext:value-type="float">
            <text:p>1.47705362236788E+018</text:p>
          </table:table-cell>
          <table:table-cell office:value-type="float" office:value="1.47705362237553E+018" calcext:value-type="float">
            <text:p>1.47705362237553E+01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.47705362236836E+018" calcext:value-type="float">
            <text:p>1.47705362236836E+018</text:p>
          </table:table-cell>
          <table:table-cell office:value-type="float" office:value="1.47705362237831E+018" calcext:value-type="float">
            <text:p>1.47705362237831E+01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.47705362236885E+018" calcext:value-type="float">
            <text:p>1.47705362236885E+018</text:p>
          </table:table-cell>
          <table:table-cell office:value-type="float" office:value="1.47705362237917E+018" calcext:value-type="float">
            <text:p>1.47705362237917E+01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.47705362236947E+018" calcext:value-type="float">
            <text:p>1.47705362236947E+018</text:p>
          </table:table-cell>
          <table:table-cell office:value-type="float" office:value="1.47705362237924E+018" calcext:value-type="float">
            <text:p>1.47705362237924E+01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.4770536223702E+018" calcext:value-type="float">
            <text:p>1.4770536223702E+018</text:p>
          </table:table-cell>
          <table:table-cell office:value-type="float" office:value="1.47705362238042E+018" calcext:value-type="float">
            <text:p>1.47705362238042E+018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.47705362237079E+018" calcext:value-type="float">
            <text:p>1.47705362237079E+018</text:p>
          </table:table-cell>
          <table:table-cell office:value-type="float" office:value="1.47705362238225E+018" calcext:value-type="float">
            <text:p>1.47705362238225E+01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.47705362237143E+018" calcext:value-type="float">
            <text:p>1.47705362237143E+018</text:p>
          </table:table-cell>
          <table:table-cell office:value-type="float" office:value="1.47705362238232E+018" calcext:value-type="float">
            <text:p>1.47705362238232E+01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.47705362237207E+018" calcext:value-type="float">
            <text:p>1.47705362237207E+018</text:p>
          </table:table-cell>
          <table:table-cell office:value-type="float" office:value="1.47705362238238E+018" calcext:value-type="float">
            <text:p>1.47705362238238E+01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.47705362237256E+018" calcext:value-type="float">
            <text:p>1.47705362237256E+018</text:p>
          </table:table-cell>
          <table:table-cell office:value-type="float" office:value="1.47705362238243E+018" calcext:value-type="float">
            <text:p>1.47705362238243E+01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.47705362237316E+018" calcext:value-type="float">
            <text:p>1.47705362237316E+018</text:p>
          </table:table-cell>
          <table:table-cell office:value-type="float" office:value="1.47705362238443E+018" calcext:value-type="float">
            <text:p>1.47705362238443E+01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.47705362237352E+018" calcext:value-type="float">
            <text:p>1.47705362237352E+018</text:p>
          </table:table-cell>
          <table:table-cell office:value-type="float" office:value="1.4770536223849E+018" calcext:value-type="float">
            <text:p>1.4770536223849E+01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.47705362237396E+018" calcext:value-type="float">
            <text:p>1.47705362237396E+018</text:p>
          </table:table-cell>
          <table:table-cell office:value-type="float" office:value="1.47705362238497E+018" calcext:value-type="float">
            <text:p>1.47705362238497E+018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.47705362237443E+018" calcext:value-type="float">
            <text:p>1.47705362237443E+018</text:p>
          </table:table-cell>
          <table:table-cell office:value-type="float" office:value="1.47705362238502E+018" calcext:value-type="float">
            <text:p>1.47705362238502E+01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.47705362237491E+018" calcext:value-type="float">
            <text:p>1.47705362237491E+018</text:p>
          </table:table-cell>
          <table:table-cell office:value-type="float" office:value="1.47705362238508E+018" calcext:value-type="float">
            <text:p>1.47705362238508E+018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.47705362237538E+018" calcext:value-type="float">
            <text:p>1.47705362237538E+018</text:p>
          </table:table-cell>
          <table:table-cell office:value-type="float" office:value="1.47705362238513E+018" calcext:value-type="float">
            <text:p>1.47705362238513E+01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.4770536223759E+018" calcext:value-type="float">
            <text:p>1.4770536223759E+018</text:p>
          </table:table-cell>
          <table:table-cell office:value-type="float" office:value="1.47705362238518E+018" calcext:value-type="float">
            <text:p>1.47705362238518E+018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.47705362237626E+018" calcext:value-type="float">
            <text:p>1.47705362237626E+018</text:p>
          </table:table-cell>
          <table:table-cell office:value-type="float" office:value="1.47705362238524E+018" calcext:value-type="float">
            <text:p>1.47705362238524E+018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.47705362237665E+018" calcext:value-type="float">
            <text:p>1.47705362237665E+018</text:p>
          </table:table-cell>
          <table:table-cell office:value-type="float" office:value="1.47705362238529E+018" calcext:value-type="float">
            <text:p>1.47705362238529E+01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.47705362237703E+018" calcext:value-type="float">
            <text:p>1.47705362237703E+018</text:p>
          </table:table-cell>
          <table:table-cell office:value-type="float" office:value="1.47705362238534E+018" calcext:value-type="float">
            <text:p>1.47705362238534E+018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.47705362237741E+018" calcext:value-type="float">
            <text:p>1.47705362237741E+018</text:p>
          </table:table-cell>
          <table:table-cell office:value-type="float" office:value="1.4770536223854E+018" calcext:value-type="float">
            <text:p>1.4770536223854E+01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.47705362237777E+018" calcext:value-type="float">
            <text:p>1.47705362237777E+018</text:p>
          </table:table-cell>
          <table:table-cell office:value-type="float" office:value="1.47705362238545E+018" calcext:value-type="float">
            <text:p>1.47705362238545E+018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.47705362237816E+018" calcext:value-type="float">
            <text:p>1.47705362237816E+018</text:p>
          </table:table-cell>
          <table:table-cell office:value-type="float" office:value="1.4770536223855E+018" calcext:value-type="float">
            <text:p>1.4770536223855E+018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.47705362237864E+018" calcext:value-type="float">
            <text:p>1.47705362237864E+018</text:p>
          </table:table-cell>
          <table:table-cell office:value-type="float" office:value="1.47705362238556E+018" calcext:value-type="float">
            <text:p>1.47705362238556E+018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.47705362237903E+018" calcext:value-type="float">
            <text:p>1.47705362237903E+018</text:p>
          </table:table-cell>
          <table:table-cell office:value-type="float" office:value="1.4770536223859E+018" calcext:value-type="float">
            <text:p>1.4770536223859E+018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.47705362237964E+018" calcext:value-type="float">
            <text:p>1.47705362237964E+018</text:p>
          </table:table-cell>
          <table:table-cell office:value-type="float" office:value="1.47705362238595E+018" calcext:value-type="float">
            <text:p>1.47705362238595E+01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.4770536223801E+018" calcext:value-type="float">
            <text:p>1.4770536223801E+018</text:p>
          </table:table-cell>
          <table:table-cell office:value-type="float" office:value="1.47705362238601E+018" calcext:value-type="float">
            <text:p>1.47705362238601E+01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.47705362238069E+018" calcext:value-type="float">
            <text:p>1.47705362238069E+018</text:p>
          </table:table-cell>
          <table:table-cell office:value-type="float" office:value="1.47705362238639E+018" calcext:value-type="float">
            <text:p>1.47705362238639E+01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.47705362238138E+018" calcext:value-type="float">
            <text:p>1.47705362238138E+018</text:p>
          </table:table-cell>
          <table:table-cell office:value-type="float" office:value="1.47705362238645E+018" calcext:value-type="float">
            <text:p>1.47705362238645E+01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.47705362238279E+018" calcext:value-type="float">
            <text:p>1.47705362238279E+018</text:p>
          </table:table-cell>
          <table:table-cell office:value-type="float" office:value="1.4770536223865E+018" calcext:value-type="float">
            <text:p>1.4770536223865E+018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.47705362238315E+018" calcext:value-type="float">
            <text:p>1.47705362238315E+018</text:p>
          </table:table-cell>
          <table:table-cell office:value-type="float" office:value="1.47705362238656E+018" calcext:value-type="float">
            <text:p>1.47705362238656E+018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.47705362238355E+018" calcext:value-type="float">
            <text:p>1.47705362238355E+018</text:p>
          </table:table-cell>
          <table:table-cell office:value-type="float" office:value="1.47705362238661E+018" calcext:value-type="float">
            <text:p>1.47705362238661E+01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.4770536223839E+018" calcext:value-type="float">
            <text:p>1.4770536223839E+018</text:p>
          </table:table-cell>
          <table:table-cell office:value-type="float" office:value="1.47705362238666E+018" calcext:value-type="float">
            <text:p>1.47705362238666E+01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.47705362238428E+018" calcext:value-type="float">
            <text:p>1.47705362238428E+018</text:p>
          </table:table-cell>
          <table:table-cell office:value-type="float" office:value="1.47705362238671E+018" calcext:value-type="float">
            <text:p>1.47705362238671E+018</text:p>
          </table:table-cell>
        </table:table-row>
      </table:table>
      <table:table table:name="times_100000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7705315250999E+018" calcext:value-type="float">
            <text:p>1.47705315250999E+018</text:p>
          </table:table-cell>
          <table:table-cell office:value-type="float" office:value="1.47705315252043E+018" calcext:value-type="float">
            <text:p>1.47705315252043E+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7705315251053E+018" calcext:value-type="float">
            <text:p>1.47705315251053E+018</text:p>
          </table:table-cell>
          <table:table-cell office:value-type="float" office:value="1.47705315252118E+018" calcext:value-type="float">
            <text:p>1.47705315252118E+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7705315251086E+018" calcext:value-type="float">
            <text:p>1.47705315251086E+018</text:p>
          </table:table-cell>
          <table:table-cell office:value-type="float" office:value="1.47705315252156E+018" calcext:value-type="float">
            <text:p>1.47705315252156E+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7705315251119E+018" calcext:value-type="float">
            <text:p>1.47705315251119E+018</text:p>
          </table:table-cell>
          <table:table-cell office:value-type="float" office:value="1.47705315252186E+018" calcext:value-type="float">
            <text:p>1.47705315252186E+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7705315251151E+018" calcext:value-type="float">
            <text:p>1.47705315251151E+018</text:p>
          </table:table-cell>
          <table:table-cell office:value-type="float" office:value="1.47705315252226E+018" calcext:value-type="float">
            <text:p>1.47705315252226E+0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7705315251183E+018" calcext:value-type="float">
            <text:p>1.47705315251183E+018</text:p>
          </table:table-cell>
          <table:table-cell office:value-type="float" office:value="1.4770531525227E+018" calcext:value-type="float">
            <text:p>1.4770531525227E+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7705315251215E+018" calcext:value-type="float">
            <text:p>1.47705315251215E+018</text:p>
          </table:table-cell>
          <table:table-cell office:value-type="float" office:value="1.47705315252313E+018" calcext:value-type="float">
            <text:p>1.47705315252313E+0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7705315251247E+018" calcext:value-type="float">
            <text:p>1.47705315251247E+018</text:p>
          </table:table-cell>
          <table:table-cell office:value-type="float" office:value="1.47705315252348E+018" calcext:value-type="float">
            <text:p>1.47705315252348E+0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7705315251279E+018" calcext:value-type="float">
            <text:p>1.47705315251279E+018</text:p>
          </table:table-cell>
          <table:table-cell office:value-type="float" office:value="1.47705315252429E+018" calcext:value-type="float">
            <text:p>1.47705315252429E+0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7705315251312E+018" calcext:value-type="float">
            <text:p>1.47705315251312E+018</text:p>
          </table:table-cell>
          <table:table-cell office:value-type="float" office:value="1.47705315252505E+018" calcext:value-type="float">
            <text:p>1.47705315252505E+0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7705315251344E+018" calcext:value-type="float">
            <text:p>1.47705315251344E+018</text:p>
          </table:table-cell>
          <table:table-cell office:value-type="float" office:value="1.47705315252588E+018" calcext:value-type="float">
            <text:p>1.47705315252588E+0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7705315251376E+018" calcext:value-type="float">
            <text:p>1.47705315251376E+018</text:p>
          </table:table-cell>
          <table:table-cell office:value-type="float" office:value="1.47705315252614E+018" calcext:value-type="float">
            <text:p>1.47705315252614E+0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7705315251408E+018" calcext:value-type="float">
            <text:p>1.47705315251408E+018</text:p>
          </table:table-cell>
          <table:table-cell office:value-type="float" office:value="1.47705315252644E+018" calcext:value-type="float">
            <text:p>1.47705315252644E+0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770531525144E+018" calcext:value-type="float">
            <text:p>1.4770531525144E+018</text:p>
          </table:table-cell>
          <table:table-cell office:value-type="float" office:value="1.47705315252661E+018" calcext:value-type="float">
            <text:p>1.47705315252661E+0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7705315251472E+018" calcext:value-type="float">
            <text:p>1.47705315251472E+018</text:p>
          </table:table-cell>
          <table:table-cell office:value-type="float" office:value="1.4770531525276E+018" calcext:value-type="float">
            <text:p>1.4770531525276E+0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47705315251504E+018" calcext:value-type="float">
            <text:p>1.47705315251504E+018</text:p>
          </table:table-cell>
          <table:table-cell office:value-type="float" office:value="1.47705315252786E+018" calcext:value-type="float">
            <text:p>1.47705315252786E+0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47705315251536E+018" calcext:value-type="float">
            <text:p>1.47705315251536E+018</text:p>
          </table:table-cell>
          <table:table-cell office:value-type="float" office:value="1.47705315252837E+018" calcext:value-type="float">
            <text:p>1.47705315252837E+0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47705315251568E+018" calcext:value-type="float">
            <text:p>1.47705315251568E+018</text:p>
          </table:table-cell>
          <table:table-cell office:value-type="float" office:value="1.47705315252843E+018" calcext:value-type="float">
            <text:p>1.47705315252843E+0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47705315251608E+018" calcext:value-type="float">
            <text:p>1.47705315251608E+018</text:p>
          </table:table-cell>
          <table:table-cell office:value-type="float" office:value="1.47705315252848E+018" calcext:value-type="float">
            <text:p>1.47705315252848E+0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47705315251643E+018" calcext:value-type="float">
            <text:p>1.47705315251643E+018</text:p>
          </table:table-cell>
          <table:table-cell office:value-type="float" office:value="1.47705315252854E+018" calcext:value-type="float">
            <text:p>1.47705315252854E+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47705315251677E+018" calcext:value-type="float">
            <text:p>1.47705315251677E+018</text:p>
          </table:table-cell>
          <table:table-cell office:value-type="float" office:value="1.47705315252859E+018" calcext:value-type="float">
            <text:p>1.47705315252859E+0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47705315251712E+018" calcext:value-type="float">
            <text:p>1.47705315251712E+018</text:p>
          </table:table-cell>
          <table:table-cell office:value-type="float" office:value="1.47705315252865E+018" calcext:value-type="float">
            <text:p>1.47705315252865E+0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47705315251747E+018" calcext:value-type="float">
            <text:p>1.47705315251747E+018</text:p>
          </table:table-cell>
          <table:table-cell office:value-type="float" office:value="1.4770531525287E+018" calcext:value-type="float">
            <text:p>1.4770531525287E+0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47705315251782E+018" calcext:value-type="float">
            <text:p>1.47705315251782E+018</text:p>
          </table:table-cell>
          <table:table-cell office:value-type="float" office:value="1.47705315252933E+018" calcext:value-type="float">
            <text:p>1.47705315252933E+0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47705315251817E+018" calcext:value-type="float">
            <text:p>1.47705315251817E+018</text:p>
          </table:table-cell>
          <table:table-cell office:value-type="float" office:value="1.47705315252938E+018" calcext:value-type="float">
            <text:p>1.47705315252938E+0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47705315251852E+018" calcext:value-type="float">
            <text:p>1.47705315251852E+018</text:p>
          </table:table-cell>
          <table:table-cell office:value-type="float" office:value="1.47705315252944E+018" calcext:value-type="float">
            <text:p>1.47705315252944E+0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47705315251888E+018" calcext:value-type="float">
            <text:p>1.47705315251888E+018</text:p>
          </table:table-cell>
          <table:table-cell office:value-type="float" office:value="1.47705315252949E+018" calcext:value-type="float">
            <text:p>1.47705315252949E+0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47705315251923E+018" calcext:value-type="float">
            <text:p>1.47705315251923E+018</text:p>
          </table:table-cell>
          <table:table-cell office:value-type="float" office:value="1.47705315252955E+018" calcext:value-type="float">
            <text:p>1.47705315252955E+0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47705315251964E+018" calcext:value-type="float">
            <text:p>1.47705315251964E+018</text:p>
          </table:table-cell>
          <table:table-cell office:value-type="float" office:value="1.4770531525296E+018" calcext:value-type="float">
            <text:p>1.4770531525296E+0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47705315252E+018" calcext:value-type="float">
            <text:p>1.47705315252E+018</text:p>
          </table:table-cell>
          <table:table-cell office:value-type="float" office:value="1.47705315252965E+018" calcext:value-type="float">
            <text:p>1.47705315252965E+0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47705315252076E+018" calcext:value-type="float">
            <text:p>1.47705315252076E+018</text:p>
          </table:table-cell>
          <table:table-cell office:value-type="float" office:value="1.4770531525297E+018" calcext:value-type="float">
            <text:p>1.4770531525297E+0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477053152522E+018" calcext:value-type="float">
            <text:p>1.477053152522E+018</text:p>
          </table:table-cell>
          <table:table-cell office:value-type="float" office:value="1.47705315252976E+018" calcext:value-type="float">
            <text:p>1.47705315252976E+0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47705315252368E+018" calcext:value-type="float">
            <text:p>1.47705315252368E+018</text:p>
          </table:table-cell>
          <table:table-cell office:value-type="float" office:value="1.47705315252981E+018" calcext:value-type="float">
            <text:p>1.47705315252981E+0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47705315252417E+018" calcext:value-type="float">
            <text:p>1.47705315252417E+018</text:p>
          </table:table-cell>
          <table:table-cell office:value-type="float" office:value="1.47705315252986E+018" calcext:value-type="float">
            <text:p>1.47705315252986E+0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47705315252495E+018" calcext:value-type="float">
            <text:p>1.47705315252495E+018</text:p>
          </table:table-cell>
          <table:table-cell office:value-type="float" office:value="1.47705315252992E+018" calcext:value-type="float">
            <text:p>1.47705315252992E+0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47705315252567E+018" calcext:value-type="float">
            <text:p>1.47705315252567E+018</text:p>
          </table:table-cell>
          <table:table-cell office:value-type="float" office:value="1.47705315252997E+018" calcext:value-type="float">
            <text:p>1.47705315252997E+0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47705315252697E+018" calcext:value-type="float">
            <text:p>1.47705315252697E+018</text:p>
          </table:table-cell>
          <table:table-cell office:value-type="float" office:value="1.47705315253014E+018" calcext:value-type="float">
            <text:p>1.47705315253014E+0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47705315252742E+018" calcext:value-type="float">
            <text:p>1.47705315252742E+018</text:p>
          </table:table-cell>
          <table:table-cell office:value-type="float" office:value="1.47705315253095E+018" calcext:value-type="float">
            <text:p>1.47705315253095E+0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47705315253054E+018" calcext:value-type="float">
            <text:p>1.47705315253054E+018</text:p>
          </table:table-cell>
          <table:table-cell office:value-type="float" office:value="1.47705315253172E+018" calcext:value-type="float">
            <text:p>1.47705315253172E+0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47705315253123E+018" calcext:value-type="float">
            <text:p>1.47705315253123E+018</text:p>
          </table:table-cell>
          <table:table-cell office:value-type="float" office:value="1.47705315253204E+018" calcext:value-type="float">
            <text:p>1.47705315253204E+0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47705315253222E+018" calcext:value-type="float">
            <text:p>1.47705315253222E+018</text:p>
          </table:table-cell>
          <table:table-cell office:value-type="float" office:value="1.47705315253301E+018" calcext:value-type="float">
            <text:p>1.47705315253301E+0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47705315253264E+018" calcext:value-type="float">
            <text:p>1.47705315253264E+018</text:p>
          </table:table-cell>
          <table:table-cell office:value-type="float" office:value="1.47705315253376E+018" calcext:value-type="float">
            <text:p>1.47705315253376E+0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4770531525333E+018" calcext:value-type="float">
            <text:p>1.4770531525333E+018</text:p>
          </table:table-cell>
          <table:table-cell office:value-type="float" office:value="1.47705315253448E+018" calcext:value-type="float">
            <text:p>1.47705315253448E+0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47705315253397E+018" calcext:value-type="float">
            <text:p>1.47705315253397E+018</text:p>
          </table:table-cell>
          <table:table-cell office:value-type="float" office:value="1.47705315253519E+018" calcext:value-type="float">
            <text:p>1.47705315253519E+0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47705315253463E+018" calcext:value-type="float">
            <text:p>1.47705315253463E+018</text:p>
          </table:table-cell>
          <table:table-cell office:value-type="float" office:value="1.47705315253604E+018" calcext:value-type="float">
            <text:p>1.47705315253604E+0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47705315253507E+018" calcext:value-type="float">
            <text:p>1.47705315253507E+018</text:p>
          </table:table-cell>
          <table:table-cell office:value-type="float" office:value="1.47705315253654E+018" calcext:value-type="float">
            <text:p>1.47705315253654E+0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47705315253569E+018" calcext:value-type="float">
            <text:p>1.47705315253569E+018</text:p>
          </table:table-cell>
          <table:table-cell office:value-type="float" office:value="1.47705315253687E+018" calcext:value-type="float">
            <text:p>1.47705315253687E+0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47705315253702E+018" calcext:value-type="float">
            <text:p>1.47705315253702E+018</text:p>
          </table:table-cell>
          <table:table-cell office:value-type="float" office:value="1.47705315254066E+018" calcext:value-type="float">
            <text:p>1.47705315254066E+0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47705315253741E+018" calcext:value-type="float">
            <text:p>1.47705315253741E+018</text:p>
          </table:table-cell>
          <table:table-cell office:value-type="float" office:value="1.47705315254134E+018" calcext:value-type="float">
            <text:p>1.47705315254134E+0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47705315253776E+018" calcext:value-type="float">
            <text:p>1.47705315253776E+018</text:p>
          </table:table-cell>
          <table:table-cell office:value-type="float" office:value="1.47705315254201E+018" calcext:value-type="float">
            <text:p>1.47705315254201E+0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47705315253811E+018" calcext:value-type="float">
            <text:p>1.47705315253811E+018</text:p>
          </table:table-cell>
          <table:table-cell office:value-type="float" office:value="1.47705315254231E+018" calcext:value-type="float">
            <text:p>1.47705315254231E+0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47705315253846E+018" calcext:value-type="float">
            <text:p>1.47705315253846E+018</text:p>
          </table:table-cell>
          <table:table-cell office:value-type="float" office:value="1.4770531525425E+018" calcext:value-type="float">
            <text:p>1.4770531525425E+0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47705315253882E+018" calcext:value-type="float">
            <text:p>1.47705315253882E+018</text:p>
          </table:table-cell>
          <table:table-cell office:value-type="float" office:value="1.47705315254275E+018" calcext:value-type="float">
            <text:p>1.47705315254275E+0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47705315253917E+018" calcext:value-type="float">
            <text:p>1.47705315253917E+018</text:p>
          </table:table-cell>
          <table:table-cell office:value-type="float" office:value="1.4770531525428E+018" calcext:value-type="float">
            <text:p>1.4770531525428E+0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47705315253951E+018" calcext:value-type="float">
            <text:p>1.47705315253951E+018</text:p>
          </table:table-cell>
          <table:table-cell office:value-type="float" office:value="1.47705315254286E+018" calcext:value-type="float">
            <text:p>1.47705315254286E+0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47705315253986E+018" calcext:value-type="float">
            <text:p>1.47705315253986E+018</text:p>
          </table:table-cell>
          <table:table-cell office:value-type="float" office:value="1.47705315254303E+018" calcext:value-type="float">
            <text:p>1.47705315254303E+0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47705315254026E+018" calcext:value-type="float">
            <text:p>1.47705315254026E+018</text:p>
          </table:table-cell>
          <table:table-cell office:value-type="float" office:value="1.4770531525432E+018" calcext:value-type="float">
            <text:p>1.4770531525432E+0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47705315254113E+018" calcext:value-type="float">
            <text:p>1.47705315254113E+018</text:p>
          </table:table-cell>
          <table:table-cell office:value-type="float" office:value="1.47705315254336E+018" calcext:value-type="float">
            <text:p>1.47705315254336E+0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47705315254183E+018" calcext:value-type="float">
            <text:p>1.47705315254183E+018</text:p>
          </table:table-cell>
          <table:table-cell office:value-type="float" office:value="1.47705315254456E+018" calcext:value-type="float">
            <text:p>1.47705315254456E+0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47705315254372E+018" calcext:value-type="float">
            <text:p>1.47705315254372E+018</text:p>
          </table:table-cell>
          <table:table-cell office:value-type="float" office:value="1.47705315254536E+018" calcext:value-type="float">
            <text:p>1.47705315254536E+0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47705315254415E+018" calcext:value-type="float">
            <text:p>1.47705315254415E+018</text:p>
          </table:table-cell>
          <table:table-cell office:value-type="float" office:value="1.47705315254558E+018" calcext:value-type="float">
            <text:p>1.47705315254558E+01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47705315254488E+018" calcext:value-type="float">
            <text:p>1.47705315254488E+018</text:p>
          </table:table-cell>
          <table:table-cell office:value-type="float" office:value="1.4770531525461E+018" calcext:value-type="float">
            <text:p>1.4770531525461E+0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47705315254582E+018" calcext:value-type="float">
            <text:p>1.47705315254582E+018</text:p>
          </table:table-cell>
          <table:table-cell office:value-type="float" office:value="1.47705315254692E+018" calcext:value-type="float">
            <text:p>1.47705315254692E+01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4770531525465E+018" calcext:value-type="float">
            <text:p>1.4770531525465E+018</text:p>
          </table:table-cell>
          <table:table-cell office:value-type="float" office:value="1.47705315254894E+018" calcext:value-type="float">
            <text:p>1.47705315254894E+0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47705315254767E+018" calcext:value-type="float">
            <text:p>1.47705315254767E+018</text:p>
          </table:table-cell>
          <table:table-cell office:value-type="float" office:value="1.47705315255635E+018" calcext:value-type="float">
            <text:p>1.47705315255635E+0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47705315254838E+018" calcext:value-type="float">
            <text:p>1.47705315254838E+018</text:p>
          </table:table-cell>
          <table:table-cell office:value-type="float" office:value="1.47705315255738E+018" calcext:value-type="float">
            <text:p>1.47705315255738E+01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47705315254913E+018" calcext:value-type="float">
            <text:p>1.47705315254913E+018</text:p>
          </table:table-cell>
          <table:table-cell office:value-type="float" office:value="1.47705315255765E+018" calcext:value-type="float">
            <text:p>1.47705315255765E+0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47705315254951E+018" calcext:value-type="float">
            <text:p>1.47705315254951E+018</text:p>
          </table:table-cell>
          <table:table-cell office:value-type="float" office:value="1.47705315255815E+018" calcext:value-type="float">
            <text:p>1.47705315255815E+0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47705315254987E+018" calcext:value-type="float">
            <text:p>1.47705315254987E+018</text:p>
          </table:table-cell>
          <table:table-cell office:value-type="float" office:value="1.47705315255839E+018" calcext:value-type="float">
            <text:p>1.47705315255839E+0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47705315255022E+018" calcext:value-type="float">
            <text:p>1.47705315255022E+018</text:p>
          </table:table-cell>
          <table:table-cell office:value-type="float" office:value="1.47705315255845E+018" calcext:value-type="float">
            <text:p>1.47705315255845E+01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47705315255057E+018" calcext:value-type="float">
            <text:p>1.47705315255057E+018</text:p>
          </table:table-cell>
          <table:table-cell office:value-type="float" office:value="1.47705315255862E+018" calcext:value-type="float">
            <text:p>1.47705315255862E+0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47705315255091E+018" calcext:value-type="float">
            <text:p>1.47705315255091E+018</text:p>
          </table:table-cell>
          <table:table-cell office:value-type="float" office:value="1.4770531525595E+018" calcext:value-type="float">
            <text:p>1.4770531525595E+0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47705315255127E+018" calcext:value-type="float">
            <text:p>1.47705315255127E+018</text:p>
          </table:table-cell>
          <table:table-cell office:value-type="float" office:value="1.47705315255994E+018" calcext:value-type="float">
            <text:p>1.47705315255994E+0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47705315255162E+018" calcext:value-type="float">
            <text:p>1.47705315255162E+018</text:p>
          </table:table-cell>
          <table:table-cell office:value-type="float" office:value="1.47705315256023E+018" calcext:value-type="float">
            <text:p>1.47705315256023E+01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47705315255197E+018" calcext:value-type="float">
            <text:p>1.47705315255197E+018</text:p>
          </table:table-cell>
          <table:table-cell office:value-type="float" office:value="1.47705315256064E+018" calcext:value-type="float">
            <text:p>1.47705315256064E+0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47705315255232E+018" calcext:value-type="float">
            <text:p>1.47705315255232E+018</text:p>
          </table:table-cell>
          <table:table-cell office:value-type="float" office:value="1.4770531525607E+018" calcext:value-type="float">
            <text:p>1.4770531525607E+01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47705315255267E+018" calcext:value-type="float">
            <text:p>1.47705315255267E+018</text:p>
          </table:table-cell>
          <table:table-cell office:value-type="float" office:value="1.47705315256076E+018" calcext:value-type="float">
            <text:p>1.47705315256076E+01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47705315255302E+018" calcext:value-type="float">
            <text:p>1.47705315255302E+018</text:p>
          </table:table-cell>
          <table:table-cell office:value-type="float" office:value="1.47705315256106E+018" calcext:value-type="float">
            <text:p>1.47705315256106E+0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47705315255337E+018" calcext:value-type="float">
            <text:p>1.47705315255337E+018</text:p>
          </table:table-cell>
          <table:table-cell office:value-type="float" office:value="1.47705315256112E+018" calcext:value-type="float">
            <text:p>1.47705315256112E+0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47705315255372E+018" calcext:value-type="float">
            <text:p>1.47705315255372E+018</text:p>
          </table:table-cell>
          <table:table-cell office:value-type="float" office:value="1.47705315256117E+018" calcext:value-type="float">
            <text:p>1.47705315256117E+0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47705315255407E+018" calcext:value-type="float">
            <text:p>1.47705315255407E+018</text:p>
          </table:table-cell>
          <table:table-cell office:value-type="float" office:value="1.47705315256123E+018" calcext:value-type="float">
            <text:p>1.47705315256123E+0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47705315255442E+018" calcext:value-type="float">
            <text:p>1.47705315255442E+018</text:p>
          </table:table-cell>
          <table:table-cell office:value-type="float" office:value="1.47705315256151E+018" calcext:value-type="float">
            <text:p>1.47705315256151E+0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47705315255477E+018" calcext:value-type="float">
            <text:p>1.47705315255477E+018</text:p>
          </table:table-cell>
          <table:table-cell office:value-type="float" office:value="1.47705315256157E+018" calcext:value-type="float">
            <text:p>1.47705315256157E+01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47705315255512E+018" calcext:value-type="float">
            <text:p>1.47705315255512E+018</text:p>
          </table:table-cell>
          <table:table-cell office:value-type="float" office:value="1.47705315256162E+018" calcext:value-type="float">
            <text:p>1.47705315256162E+01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47705315255547E+018" calcext:value-type="float">
            <text:p>1.47705315255547E+018</text:p>
          </table:table-cell>
          <table:table-cell office:value-type="float" office:value="1.47705315256168E+018" calcext:value-type="float">
            <text:p>1.47705315256168E+0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47705315255591E+018" calcext:value-type="float">
            <text:p>1.47705315255591E+018</text:p>
          </table:table-cell>
          <table:table-cell office:value-type="float" office:value="1.47705315256184E+018" calcext:value-type="float">
            <text:p>1.47705315256184E+01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47705315255658E+018" calcext:value-type="float">
            <text:p>1.47705315255658E+018</text:p>
          </table:table-cell>
          <table:table-cell office:value-type="float" office:value="1.47705315256209E+018" calcext:value-type="float">
            <text:p>1.47705315256209E+01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47705315255714E+018" calcext:value-type="float">
            <text:p>1.47705315255714E+018</text:p>
          </table:table-cell>
          <table:table-cell office:value-type="float" office:value="1.47705315256215E+018" calcext:value-type="float">
            <text:p>1.47705315256215E+01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477053152559E+018" calcext:value-type="float">
            <text:p>1.477053152559E+018</text:p>
          </table:table-cell>
          <table:table-cell office:value-type="float" office:value="1.4770531525622E+018" calcext:value-type="float">
            <text:p>1.4770531525622E+0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4770531525597E+018" calcext:value-type="float">
            <text:p>1.4770531525597E+018</text:p>
          </table:table-cell>
          <table:table-cell office:value-type="float" office:value="1.47705315256237E+018" calcext:value-type="float">
            <text:p>1.47705315256237E+0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47705315256259E+018" calcext:value-type="float">
            <text:p>1.47705315256259E+018</text:p>
          </table:table-cell>
          <table:table-cell office:value-type="float" office:value="1.47705315256346E+018" calcext:value-type="float">
            <text:p>1.47705315256346E+01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47705315256302E+018" calcext:value-type="float">
            <text:p>1.47705315256302E+018</text:p>
          </table:table-cell>
          <table:table-cell office:value-type="float" office:value="1.47705315256426E+018" calcext:value-type="float">
            <text:p>1.47705315256426E+0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47705315256371E+018" calcext:value-type="float">
            <text:p>1.47705315256371E+018</text:p>
          </table:table-cell>
          <table:table-cell office:value-type="float" office:value="1.47705315256509E+018" calcext:value-type="float">
            <text:p>1.47705315256509E+01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47705315256436E+018" calcext:value-type="float">
            <text:p>1.47705315256436E+018</text:p>
          </table:table-cell>
          <table:table-cell office:value-type="float" office:value="1.477053152566E+018" calcext:value-type="float">
            <text:p>1.477053152566E+01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47705315256481E+018" calcext:value-type="float">
            <text:p>1.47705315256481E+018</text:p>
          </table:table-cell>
          <table:table-cell office:value-type="float" office:value="1.47705315256622E+018" calcext:value-type="float">
            <text:p>1.47705315256622E+0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47705315256548E+018" calcext:value-type="float">
            <text:p>1.47705315256548E+018</text:p>
          </table:table-cell>
          <table:table-cell office:value-type="float" office:value="1.47705315256698E+018" calcext:value-type="float">
            <text:p>1.47705315256698E+0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47705315256643E+018" calcext:value-type="float">
            <text:p>1.47705315256643E+018</text:p>
          </table:table-cell>
          <table:table-cell office:value-type="float" office:value="1.47705315256776E+018" calcext:value-type="float">
            <text:p>1.47705315256776E+01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47705315256687E+018" calcext:value-type="float">
            <text:p>1.47705315256687E+018</text:p>
          </table:table-cell>
          <table:table-cell office:value-type="float" office:value="1.47705315256857E+018" calcext:value-type="float">
            <text:p>1.47705315256857E+01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47705315256764E+018" calcext:value-type="float">
            <text:p>1.47705315256764E+018</text:p>
          </table:table-cell>
          <table:table-cell office:value-type="float" office:value="1.4770531525694E+018" calcext:value-type="float">
            <text:p>1.4770531525694E+01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47705315256829E+018" calcext:value-type="float">
            <text:p>1.47705315256829E+018</text:p>
          </table:table-cell>
          <table:table-cell office:value-type="float" office:value="1.47705315257015E+018" calcext:value-type="float">
            <text:p>1.47705315257015E+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47705315256897E+018" calcext:value-type="float">
            <text:p>1.47705315256897E+018</text:p>
          </table:table-cell>
          <table:table-cell office:value-type="float" office:value="1.4770531525706E+018" calcext:value-type="float">
            <text:p>1.4770531525706E+01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47705315256971E+018" calcext:value-type="float">
            <text:p>1.47705315256971E+018</text:p>
          </table:table-cell>
          <table:table-cell office:value-type="float" office:value="1.47705315257096E+018" calcext:value-type="float">
            <text:p>1.47705315257096E+01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47705315257041E+018" calcext:value-type="float">
            <text:p>1.47705315257041E+018</text:p>
          </table:table-cell>
          <table:table-cell office:value-type="float" office:value="1.47705315257144E+018" calcext:value-type="float">
            <text:p>1.47705315257144E+01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47705315257156E+018" calcext:value-type="float">
            <text:p>1.47705315257156E+018</text:p>
          </table:table-cell>
          <table:table-cell office:value-type="float" office:value="1.47705315257242E+018" calcext:value-type="float">
            <text:p>1.47705315257242E+01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47705315257197E+018" calcext:value-type="float">
            <text:p>1.47705315257197E+018</text:p>
          </table:table-cell>
          <table:table-cell office:value-type="float" office:value="1.4770531525733E+018" calcext:value-type="float">
            <text:p>1.4770531525733E+01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4770531525727E+018" calcext:value-type="float">
            <text:p>1.4770531525727E+018</text:p>
          </table:table-cell>
          <table:table-cell office:value-type="float" office:value="1.47705315257404E+018" calcext:value-type="float">
            <text:p>1.47705315257404E+01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47705315257309E+018" calcext:value-type="float">
            <text:p>1.47705315257309E+018</text:p>
          </table:table-cell>
          <table:table-cell office:value-type="float" office:value="1.47705315257424E+018" calcext:value-type="float">
            <text:p>1.47705315257424E+01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47705315257382E+018" calcext:value-type="float">
            <text:p>1.47705315257382E+018</text:p>
          </table:table-cell>
          <table:table-cell office:value-type="float" office:value="1.47705315257698E+018" calcext:value-type="float">
            <text:p>1.47705315257698E+01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47705315257465E+018" calcext:value-type="float">
            <text:p>1.47705315257465E+018</text:p>
          </table:table-cell>
          <table:table-cell office:value-type="float" office:value="1.47705315257801E+018" calcext:value-type="float">
            <text:p>1.47705315257801E+01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47705315257501E+018" calcext:value-type="float">
            <text:p>1.47705315257501E+018</text:p>
          </table:table-cell>
          <table:table-cell office:value-type="float" office:value="1.47705315257826E+018" calcext:value-type="float">
            <text:p>1.47705315257826E+01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47705315257536E+018" calcext:value-type="float">
            <text:p>1.47705315257536E+018</text:p>
          </table:table-cell>
          <table:table-cell office:value-type="float" office:value="1.47705315257832E+018" calcext:value-type="float">
            <text:p>1.47705315257832E+0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47705315257571E+018" calcext:value-type="float">
            <text:p>1.47705315257571E+018</text:p>
          </table:table-cell>
          <table:table-cell office:value-type="float" office:value="1.47705315257853E+018" calcext:value-type="float">
            <text:p>1.47705315257853E+01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4770531525761E+018" calcext:value-type="float">
            <text:p>1.4770531525761E+018</text:p>
          </table:table-cell>
          <table:table-cell office:value-type="float" office:value="1.4770531525787E+018" calcext:value-type="float">
            <text:p>1.4770531525787E+01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47705315257651E+018" calcext:value-type="float">
            <text:p>1.47705315257651E+018</text:p>
          </table:table-cell>
          <table:table-cell office:value-type="float" office:value="1.47705315257886E+018" calcext:value-type="float">
            <text:p>1.47705315257886E+01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4770531525773E+018" calcext:value-type="float">
            <text:p>1.4770531525773E+018</text:p>
          </table:table-cell>
          <table:table-cell office:value-type="float" office:value="1.47705315257903E+018" calcext:value-type="float">
            <text:p>1.47705315257903E+01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47705315257772E+018" calcext:value-type="float">
            <text:p>1.47705315257772E+018</text:p>
          </table:table-cell>
          <table:table-cell office:value-type="float" office:value="1.47705315257937E+018" calcext:value-type="float">
            <text:p>1.47705315257937E+01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47705315257956E+018" calcext:value-type="float">
            <text:p>1.47705315257956E+018</text:p>
          </table:table-cell>
          <table:table-cell office:value-type="float" office:value="1.47705315258033E+018" calcext:value-type="float">
            <text:p>1.47705315258033E+01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47705315257998E+018" calcext:value-type="float">
            <text:p>1.47705315257998E+018</text:p>
          </table:table-cell>
          <table:table-cell office:value-type="float" office:value="1.47705315258071E+018" calcext:value-type="float">
            <text:p>1.47705315258071E+01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47705315258085E+018" calcext:value-type="float">
            <text:p>1.47705315258085E+018</text:p>
          </table:table-cell>
          <table:table-cell office:value-type="float" office:value="1.47705315258162E+018" calcext:value-type="float">
            <text:p>1.47705315258162E+0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47705315258127E+018" calcext:value-type="float">
            <text:p>1.47705315258127E+018</text:p>
          </table:table-cell>
          <table:table-cell office:value-type="float" office:value="1.47705315258201E+018" calcext:value-type="float">
            <text:p>1.47705315258201E+0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47705315258219E+018" calcext:value-type="float">
            <text:p>1.47705315258219E+018</text:p>
          </table:table-cell>
          <table:table-cell office:value-type="float" office:value="1.47705315258694E+018" calcext:value-type="float">
            <text:p>1.47705315258694E+0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47705315258257E+018" calcext:value-type="float">
            <text:p>1.47705315258257E+018</text:p>
          </table:table-cell>
          <table:table-cell office:value-type="float" office:value="1.47705315258766E+018" calcext:value-type="float">
            <text:p>1.47705315258766E+01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47705315258292E+018" calcext:value-type="float">
            <text:p>1.47705315258292E+018</text:p>
          </table:table-cell>
          <table:table-cell office:value-type="float" office:value="1.47705315258822E+018" calcext:value-type="float">
            <text:p>1.47705315258822E+01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47705315258327E+018" calcext:value-type="float">
            <text:p>1.47705315258327E+018</text:p>
          </table:table-cell>
          <table:table-cell office:value-type="float" office:value="1.47705315258847E+018" calcext:value-type="float">
            <text:p>1.47705315258847E+01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47705315258362E+018" calcext:value-type="float">
            <text:p>1.47705315258362E+018</text:p>
          </table:table-cell>
          <table:table-cell office:value-type="float" office:value="1.47705315258902E+018" calcext:value-type="float">
            <text:p>1.47705315258902E+01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47705315258397E+018" calcext:value-type="float">
            <text:p>1.47705315258397E+018</text:p>
          </table:table-cell>
          <table:table-cell office:value-type="float" office:value="1.47705315258928E+018" calcext:value-type="float">
            <text:p>1.47705315258928E+01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47705315258432E+018" calcext:value-type="float">
            <text:p>1.47705315258432E+018</text:p>
          </table:table-cell>
          <table:table-cell office:value-type="float" office:value="1.47705315258965E+018" calcext:value-type="float">
            <text:p>1.47705315258965E+01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47705315258467E+018" calcext:value-type="float">
            <text:p>1.47705315258467E+018</text:p>
          </table:table-cell>
          <table:table-cell office:value-type="float" office:value="1.47705315258983E+018" calcext:value-type="float">
            <text:p>1.47705315258983E+0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47705315258502E+018" calcext:value-type="float">
            <text:p>1.47705315258502E+018</text:p>
          </table:table-cell>
          <table:table-cell office:value-type="float" office:value="1.47705315259E+018" calcext:value-type="float">
            <text:p>1.47705315259E+01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47705315258537E+018" calcext:value-type="float">
            <text:p>1.47705315258537E+018</text:p>
          </table:table-cell>
          <table:table-cell office:value-type="float" office:value="1.47705315259017E+018" calcext:value-type="float">
            <text:p>1.47705315259017E+01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47705315258571E+018" calcext:value-type="float">
            <text:p>1.47705315258571E+018</text:p>
          </table:table-cell>
          <table:table-cell office:value-type="float" office:value="1.47705315259042E+018" calcext:value-type="float">
            <text:p>1.47705315259042E+01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4770531525861E+018" calcext:value-type="float">
            <text:p>1.4770531525861E+018</text:p>
          </table:table-cell>
          <table:table-cell office:value-type="float" office:value="1.47705315259108E+018" calcext:value-type="float">
            <text:p>1.47705315259108E+01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4770531525865E+018" calcext:value-type="float">
            <text:p>1.4770531525865E+018</text:p>
          </table:table-cell>
          <table:table-cell office:value-type="float" office:value="1.47705315259134E+018" calcext:value-type="float">
            <text:p>1.47705315259134E+01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47705315258717E+018" calcext:value-type="float">
            <text:p>1.47705315258717E+018</text:p>
          </table:table-cell>
          <table:table-cell office:value-type="float" office:value="1.4770531525914E+018" calcext:value-type="float">
            <text:p>1.4770531525914E+01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47705315258782E+018" calcext:value-type="float">
            <text:p>1.47705315258782E+018</text:p>
          </table:table-cell>
          <table:table-cell office:value-type="float" office:value="1.47705315259157E+018" calcext:value-type="float">
            <text:p>1.47705315259157E+01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47705315258881E+018" calcext:value-type="float">
            <text:p>1.47705315258881E+018</text:p>
          </table:table-cell>
          <table:table-cell office:value-type="float" office:value="1.47705315259174E+018" calcext:value-type="float">
            <text:p>1.47705315259174E+01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47705315259079E+018" calcext:value-type="float">
            <text:p>1.47705315259079E+018</text:p>
          </table:table-cell>
          <table:table-cell office:value-type="float" office:value="1.47705315259286E+018" calcext:value-type="float">
            <text:p>1.47705315259286E+01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4770531525921E+018" calcext:value-type="float">
            <text:p>1.4770531525921E+018</text:p>
          </table:table-cell>
          <table:table-cell office:value-type="float" office:value="1.47705315259321E+018" calcext:value-type="float">
            <text:p>1.47705315259321E+01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47705315259255E+018" calcext:value-type="float">
            <text:p>1.47705315259255E+018</text:p>
          </table:table-cell>
          <table:table-cell office:value-type="float" office:value="1.47705315259343E+018" calcext:value-type="float">
            <text:p>1.47705315259343E+01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47705315259363E+018" calcext:value-type="float">
            <text:p>1.47705315259363E+018</text:p>
          </table:table-cell>
          <table:table-cell office:value-type="float" office:value="1.47705315259449E+018" calcext:value-type="float">
            <text:p>1.47705315259449E+01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47705315259405E+018" calcext:value-type="float">
            <text:p>1.47705315259405E+018</text:p>
          </table:table-cell>
          <table:table-cell office:value-type="float" office:value="1.47705315259531E+018" calcext:value-type="float">
            <text:p>1.47705315259531E+01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47705315259472E+018" calcext:value-type="float">
            <text:p>1.47705315259472E+018</text:p>
          </table:table-cell>
          <table:table-cell office:value-type="float" office:value="1.47705315259605E+018" calcext:value-type="float">
            <text:p>1.47705315259605E+01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47705315259514E+018" calcext:value-type="float">
            <text:p>1.47705315259514E+018</text:p>
          </table:table-cell>
          <table:table-cell office:value-type="float" office:value="1.47705315259657E+018" calcext:value-type="float">
            <text:p>1.47705315259657E+01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47705315259581E+018" calcext:value-type="float">
            <text:p>1.47705315259581E+018</text:p>
          </table:table-cell>
          <table:table-cell office:value-type="float" office:value="1.47705315259744E+018" calcext:value-type="float">
            <text:p>1.47705315259744E+01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47705315259674E+018" calcext:value-type="float">
            <text:p>1.47705315259674E+018</text:p>
          </table:table-cell>
          <table:table-cell office:value-type="float" office:value="1.47705315259815E+018" calcext:value-type="float">
            <text:p>1.47705315259815E+01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47705315259723E+018" calcext:value-type="float">
            <text:p>1.47705315259723E+018</text:p>
          </table:table-cell>
          <table:table-cell office:value-type="float" office:value="1.47705315259895E+018" calcext:value-type="float">
            <text:p>1.47705315259895E+01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47705315259789E+018" calcext:value-type="float">
            <text:p>1.47705315259789E+018</text:p>
          </table:table-cell>
          <table:table-cell office:value-type="float" office:value="1.47705315259984E+018" calcext:value-type="float">
            <text:p>1.47705315259984E+01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.47705315259852E+018" calcext:value-type="float">
            <text:p>1.47705315259852E+018</text:p>
          </table:table-cell>
          <table:table-cell office:value-type="float" office:value="1.47705315260051E+018" calcext:value-type="float">
            <text:p>1.47705315260051E+01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47705315259917E+018" calcext:value-type="float">
            <text:p>1.47705315259917E+018</text:p>
          </table:table-cell>
          <table:table-cell office:value-type="float" office:value="1.47705315260116E+018" calcext:value-type="float">
            <text:p>1.47705315260116E+01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.47705315259955E+018" calcext:value-type="float">
            <text:p>1.47705315259955E+018</text:p>
          </table:table-cell>
          <table:table-cell office:value-type="float" office:value="1.47705315260165E+018" calcext:value-type="float">
            <text:p>1.47705315260165E+0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47705315260022E+018" calcext:value-type="float">
            <text:p>1.47705315260022E+018</text:p>
          </table:table-cell>
          <table:table-cell office:value-type="float" office:value="1.47705315260185E+018" calcext:value-type="float">
            <text:p>1.47705315260185E+01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47705315260087E+018" calcext:value-type="float">
            <text:p>1.47705315260087E+018</text:p>
          </table:table-cell>
          <table:table-cell office:value-type="float" office:value="1.47705315260244E+018" calcext:value-type="float">
            <text:p>1.47705315260244E+01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47705315260198E+018" calcext:value-type="float">
            <text:p>1.47705315260198E+018</text:p>
          </table:table-cell>
          <table:table-cell office:value-type="float" office:value="1.47705315260316E+018" calcext:value-type="float">
            <text:p>1.47705315260316E+01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47705315260269E+018" calcext:value-type="float">
            <text:p>1.47705315260269E+018</text:p>
          </table:table-cell>
          <table:table-cell office:value-type="float" office:value="1.47705315260392E+018" calcext:value-type="float">
            <text:p>1.47705315260392E+01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47705315260336E+018" calcext:value-type="float">
            <text:p>1.47705315260336E+018</text:p>
          </table:table-cell>
          <table:table-cell office:value-type="float" office:value="1.47705315260462E+018" calcext:value-type="float">
            <text:p>1.47705315260462E+01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47705315260379E+018" calcext:value-type="float">
            <text:p>1.47705315260379E+018</text:p>
          </table:table-cell>
          <table:table-cell office:value-type="float" office:value="1.47705315260544E+018" calcext:value-type="float">
            <text:p>1.47705315260544E+01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47705315260473E+018" calcext:value-type="float">
            <text:p>1.47705315260473E+018</text:p>
          </table:table-cell>
          <table:table-cell office:value-type="float" office:value="1.4770531526057E+018" calcext:value-type="float">
            <text:p>1.4770531526057E+01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47705315260521E+018" calcext:value-type="float">
            <text:p>1.47705315260521E+018</text:p>
          </table:table-cell>
          <table:table-cell office:value-type="float" office:value="1.47705315260646E+018" calcext:value-type="float">
            <text:p>1.47705315260646E+01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47705315260615E+018" calcext:value-type="float">
            <text:p>1.47705315260615E+018</text:p>
          </table:table-cell>
          <table:table-cell office:value-type="float" office:value="1.47705315260718E+018" calcext:value-type="float">
            <text:p>1.47705315260718E+01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47705315260686E+018" calcext:value-type="float">
            <text:p>1.47705315260686E+018</text:p>
          </table:table-cell>
          <table:table-cell office:value-type="float" office:value="1.47705315260781E+018" calcext:value-type="float">
            <text:p>1.47705315260781E+01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4770531526076E+018" calcext:value-type="float">
            <text:p>1.4770531526076E+018</text:p>
          </table:table-cell>
          <table:table-cell office:value-type="float" office:value="1.4770531526098E+018" calcext:value-type="float">
            <text:p>1.4770531526098E+01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47705315260821E+018" calcext:value-type="float">
            <text:p>1.47705315260821E+018</text:p>
          </table:table-cell>
          <table:table-cell office:value-type="float" office:value="1.47705315261056E+018" calcext:value-type="float">
            <text:p>1.47705315261056E+01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47705315260857E+018" calcext:value-type="float">
            <text:p>1.47705315260857E+018</text:p>
          </table:table-cell>
          <table:table-cell office:value-type="float" office:value="1.4770531526113E+018" calcext:value-type="float">
            <text:p>1.4770531526113E+01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47705315260892E+018" calcext:value-type="float">
            <text:p>1.47705315260892E+018</text:p>
          </table:table-cell>
          <table:table-cell office:value-type="float" office:value="1.47705315261177E+018" calcext:value-type="float">
            <text:p>1.47705315261177E+01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.47705315260931E+018" calcext:value-type="float">
            <text:p>1.47705315260931E+018</text:p>
          </table:table-cell>
          <table:table-cell office:value-type="float" office:value="1.47705315261223E+018" calcext:value-type="float">
            <text:p>1.47705315261223E+01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47705315260996E+018" calcext:value-type="float">
            <text:p>1.47705315260996E+018</text:p>
          </table:table-cell>
          <table:table-cell office:value-type="float" office:value="1.47705315261247E+018" calcext:value-type="float">
            <text:p>1.47705315261247E+01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47705315261034E+018" calcext:value-type="float">
            <text:p>1.47705315261034E+018</text:p>
          </table:table-cell>
          <table:table-cell office:value-type="float" office:value="1.47705315261266E+018" calcext:value-type="float">
            <text:p>1.47705315261266E+01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.47705315261099E+018" calcext:value-type="float">
            <text:p>1.47705315261099E+018</text:p>
          </table:table-cell>
          <table:table-cell office:value-type="float" office:value="1.47705315261304E+018" calcext:value-type="float">
            <text:p>1.47705315261304E+01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47705315261195E+018" calcext:value-type="float">
            <text:p>1.47705315261195E+018</text:p>
          </table:table-cell>
          <table:table-cell office:value-type="float" office:value="1.47705315261341E+018" calcext:value-type="float">
            <text:p>1.47705315261341E+01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.47705315261354E+018" calcext:value-type="float">
            <text:p>1.47705315261354E+018</text:p>
          </table:table-cell>
          <table:table-cell office:value-type="float" office:value="1.47705315261435E+018" calcext:value-type="float">
            <text:p>1.47705315261435E+01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47705315261397E+018" calcext:value-type="float">
            <text:p>1.47705315261397E+018</text:p>
          </table:table-cell>
          <table:table-cell office:value-type="float" office:value="1.47705315261506E+018" calcext:value-type="float">
            <text:p>1.47705315261506E+01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47705315261463E+018" calcext:value-type="float">
            <text:p>1.47705315261463E+018</text:p>
          </table:table-cell>
          <table:table-cell office:value-type="float" office:value="1.47705315261557E+018" calcext:value-type="float">
            <text:p>1.47705315261557E+01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47705315261528E+018" calcext:value-type="float">
            <text:p>1.47705315261528E+018</text:p>
          </table:table-cell>
          <table:table-cell office:value-type="float" office:value="1.47705315261633E+018" calcext:value-type="float">
            <text:p>1.47705315261633E+01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.47705315261603E+018" calcext:value-type="float">
            <text:p>1.47705315261603E+018</text:p>
          </table:table-cell>
          <table:table-cell office:value-type="float" office:value="1.47705315261718E+018" calcext:value-type="float">
            <text:p>1.47705315261718E+01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47705315261674E+018" calcext:value-type="float">
            <text:p>1.47705315261674E+018</text:p>
          </table:table-cell>
          <table:table-cell office:value-type="float" office:value="1.47705315261794E+018" calcext:value-type="float">
            <text:p>1.47705315261794E+01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47705315261741E+018" calcext:value-type="float">
            <text:p>1.47705315261741E+018</text:p>
          </table:table-cell>
          <table:table-cell office:value-type="float" office:value="1.47705315261866E+018" calcext:value-type="float">
            <text:p>1.47705315261866E+01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47705315261809E+018" calcext:value-type="float">
            <text:p>1.47705315261809E+018</text:p>
          </table:table-cell>
          <table:table-cell office:value-type="float" office:value="1.47705315261922E+018" calcext:value-type="float">
            <text:p>1.47705315261922E+01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47705315261848E+018" calcext:value-type="float">
            <text:p>1.47705315261848E+018</text:p>
          </table:table-cell>
          <table:table-cell office:value-type="float" office:value="1.47705315261945E+018" calcext:value-type="float">
            <text:p>1.47705315261945E+01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.47705315261965E+018" calcext:value-type="float">
            <text:p>1.47705315261965E+018</text:p>
          </table:table-cell>
          <table:table-cell office:value-type="float" office:value="1.47705315262052E+018" calcext:value-type="float">
            <text:p>1.47705315262052E+01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.47705315262007E+018" calcext:value-type="float">
            <text:p>1.47705315262007E+018</text:p>
          </table:table-cell>
          <table:table-cell office:value-type="float" office:value="1.47705315262128E+018" calcext:value-type="float">
            <text:p>1.47705315262128E+01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47705315262074E+018" calcext:value-type="float">
            <text:p>1.47705315262074E+018</text:p>
          </table:table-cell>
          <table:table-cell office:value-type="float" office:value="1.47705315262202E+018" calcext:value-type="float">
            <text:p>1.47705315262202E+01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47705315262117E+018" calcext:value-type="float">
            <text:p>1.47705315262117E+018</text:p>
          </table:table-cell>
          <table:table-cell office:value-type="float" office:value="1.47705315262275E+018" calcext:value-type="float">
            <text:p>1.47705315262275E+01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.4770531526218E+018" calcext:value-type="float">
            <text:p>1.4770531526218E+018</text:p>
          </table:table-cell>
          <table:table-cell office:value-type="float" office:value="1.47705315262385E+018" calcext:value-type="float">
            <text:p>1.47705315262385E+01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47705315262248E+018" calcext:value-type="float">
            <text:p>1.47705315262248E+018</text:p>
          </table:table-cell>
          <table:table-cell office:value-type="float" office:value="1.47705315262414E+018" calcext:value-type="float">
            <text:p>1.47705315262414E+01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.47705315262312E+018" calcext:value-type="float">
            <text:p>1.47705315262312E+018</text:p>
          </table:table-cell>
          <table:table-cell office:value-type="float" office:value="1.47705315262462E+018" calcext:value-type="float">
            <text:p>1.47705315262462E+01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47705315262355E+018" calcext:value-type="float">
            <text:p>1.47705315262355E+018</text:p>
          </table:table-cell>
          <table:table-cell office:value-type="float" office:value="1.4770531526249E+018" calcext:value-type="float">
            <text:p>1.4770531526249E+01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.47705315262478E+018" calcext:value-type="float">
            <text:p>1.47705315262478E+018</text:p>
          </table:table-cell>
          <table:table-cell office:value-type="float" office:value="1.47705315262573E+018" calcext:value-type="float">
            <text:p>1.47705315262573E+01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.47705315262542E+018" calcext:value-type="float">
            <text:p>1.47705315262542E+018</text:p>
          </table:table-cell>
          <table:table-cell office:value-type="float" office:value="1.47705315262675E+018" calcext:value-type="float">
            <text:p>1.47705315262675E+01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.47705315262613E+018" calcext:value-type="float">
            <text:p>1.47705315262613E+018</text:p>
          </table:table-cell>
          <table:table-cell office:value-type="float" office:value="1.47705315263779E+018" calcext:value-type="float">
            <text:p>1.47705315263779E+01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47705315262651E+018" calcext:value-type="float">
            <text:p>1.47705315262651E+018</text:p>
          </table:table-cell>
          <table:table-cell office:value-type="float" office:value="1.47705315263861E+018" calcext:value-type="float">
            <text:p>1.47705315263861E+01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47705315262706E+018" calcext:value-type="float">
            <text:p>1.47705315262706E+018</text:p>
          </table:table-cell>
          <table:table-cell office:value-type="float" office:value="1.47705315263868E+018" calcext:value-type="float">
            <text:p>1.47705315263868E+01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.47705315262741E+018" calcext:value-type="float">
            <text:p>1.47705315262741E+018</text:p>
          </table:table-cell>
          <table:table-cell office:value-type="float" office:value="1.47705315263875E+018" calcext:value-type="float">
            <text:p>1.47705315263875E+01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47705315262776E+018" calcext:value-type="float">
            <text:p>1.47705315262776E+018</text:p>
          </table:table-cell>
          <table:table-cell office:value-type="float" office:value="1.47705315263922E+018" calcext:value-type="float">
            <text:p>1.47705315263922E+01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.47705315262813E+018" calcext:value-type="float">
            <text:p>1.47705315262813E+018</text:p>
          </table:table-cell>
          <table:table-cell office:value-type="float" office:value="1.47705315263928E+018" calcext:value-type="float">
            <text:p>1.47705315263928E+01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.47705315262845E+018" calcext:value-type="float">
            <text:p>1.47705315262845E+018</text:p>
          </table:table-cell>
          <table:table-cell office:value-type="float" office:value="1.47705315263934E+018" calcext:value-type="float">
            <text:p>1.47705315263934E+01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47705315262878E+018" calcext:value-type="float">
            <text:p>1.47705315262878E+018</text:p>
          </table:table-cell>
          <table:table-cell office:value-type="float" office:value="1.47705315263944E+018" calcext:value-type="float">
            <text:p>1.47705315263944E+01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47705315262911E+018" calcext:value-type="float">
            <text:p>1.47705315262911E+018</text:p>
          </table:table-cell>
          <table:table-cell office:value-type="float" office:value="1.47705315263951E+018" calcext:value-type="float">
            <text:p>1.47705315263951E+01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.47705315262943E+018" calcext:value-type="float">
            <text:p>1.47705315262943E+018</text:p>
          </table:table-cell>
          <table:table-cell office:value-type="float" office:value="1.47705315263957E+018" calcext:value-type="float">
            <text:p>1.47705315263957E+01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47705315262976E+018" calcext:value-type="float">
            <text:p>1.47705315262976E+018</text:p>
          </table:table-cell>
          <table:table-cell office:value-type="float" office:value="1.47705315263963E+018" calcext:value-type="float">
            <text:p>1.47705315263963E+01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47705315263009E+018" calcext:value-type="float">
            <text:p>1.47705315263009E+018</text:p>
          </table:table-cell>
          <table:table-cell office:value-type="float" office:value="1.4770531526403E+018" calcext:value-type="float">
            <text:p>1.4770531526403E+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47705315263041E+018" calcext:value-type="float">
            <text:p>1.47705315263041E+018</text:p>
          </table:table-cell>
          <table:table-cell office:value-type="float" office:value="1.47705315264061E+018" calcext:value-type="float">
            <text:p>1.47705315264061E+01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.47705315263074E+018" calcext:value-type="float">
            <text:p>1.47705315263074E+018</text:p>
          </table:table-cell>
          <table:table-cell office:value-type="float" office:value="1.47705315264067E+018" calcext:value-type="float">
            <text:p>1.47705315264067E+01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.47705315263106E+018" calcext:value-type="float">
            <text:p>1.47705315263106E+018</text:p>
          </table:table-cell>
          <table:table-cell office:value-type="float" office:value="1.47705315264103E+018" calcext:value-type="float">
            <text:p>1.47705315264103E+01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.47705315263139E+018" calcext:value-type="float">
            <text:p>1.47705315263139E+018</text:p>
          </table:table-cell>
          <table:table-cell office:value-type="float" office:value="1.47705315264174E+018" calcext:value-type="float">
            <text:p>1.47705315264174E+01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.47705315263172E+018" calcext:value-type="float">
            <text:p>1.47705315263172E+018</text:p>
          </table:table-cell>
          <table:table-cell office:value-type="float" office:value="1.47705315264181E+018" calcext:value-type="float">
            <text:p>1.47705315264181E+01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.47705315263204E+018" calcext:value-type="float">
            <text:p>1.47705315263204E+018</text:p>
          </table:table-cell>
          <table:table-cell office:value-type="float" office:value="1.47705315264187E+018" calcext:value-type="float">
            <text:p>1.47705315264187E+01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.47705315263237E+018" calcext:value-type="float">
            <text:p>1.47705315263237E+018</text:p>
          </table:table-cell>
          <table:table-cell office:value-type="float" office:value="1.47705315264197E+018" calcext:value-type="float">
            <text:p>1.47705315264197E+01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.4770531526327E+018" calcext:value-type="float">
            <text:p>1.4770531526327E+018</text:p>
          </table:table-cell>
          <table:table-cell office:value-type="float" office:value="1.47705315264204E+018" calcext:value-type="float">
            <text:p>1.47705315264204E+01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.47705315263302E+018" calcext:value-type="float">
            <text:p>1.47705315263302E+018</text:p>
          </table:table-cell>
          <table:table-cell office:value-type="float" office:value="1.4770531526421E+018" calcext:value-type="float">
            <text:p>1.4770531526421E+01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.47705315263335E+018" calcext:value-type="float">
            <text:p>1.47705315263335E+018</text:p>
          </table:table-cell>
          <table:table-cell office:value-type="float" office:value="1.47705315264216E+018" calcext:value-type="float">
            <text:p>1.47705315264216E+01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.47705315263367E+018" calcext:value-type="float">
            <text:p>1.47705315263367E+018</text:p>
          </table:table-cell>
          <table:table-cell office:value-type="float" office:value="1.47705315264221E+018" calcext:value-type="float">
            <text:p>1.47705315264221E+01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.477053152634E+018" calcext:value-type="float">
            <text:p>1.477053152634E+018</text:p>
          </table:table-cell>
          <table:table-cell office:value-type="float" office:value="1.47705315264227E+018" calcext:value-type="float">
            <text:p>1.47705315264227E+01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.47705315263435E+018" calcext:value-type="float">
            <text:p>1.47705315263435E+018</text:p>
          </table:table-cell>
          <table:table-cell office:value-type="float" office:value="1.47705315264284E+018" calcext:value-type="float">
            <text:p>1.47705315264284E+01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.47705315263467E+018" calcext:value-type="float">
            <text:p>1.47705315263467E+018</text:p>
          </table:table-cell>
          <table:table-cell office:value-type="float" office:value="1.47705315264347E+018" calcext:value-type="float">
            <text:p>1.47705315264347E+01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.477053152635E+018" calcext:value-type="float">
            <text:p>1.477053152635E+018</text:p>
          </table:table-cell>
          <table:table-cell office:value-type="float" office:value="1.47705315264354E+018" calcext:value-type="float">
            <text:p>1.47705315264354E+01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.47705315263533E+018" calcext:value-type="float">
            <text:p>1.47705315263533E+018</text:p>
          </table:table-cell>
          <table:table-cell office:value-type="float" office:value="1.4770531526436E+018" calcext:value-type="float">
            <text:p>1.4770531526436E+01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.47705315263565E+018" calcext:value-type="float">
            <text:p>1.47705315263565E+018</text:p>
          </table:table-cell>
          <table:table-cell office:value-type="float" office:value="1.47705315264366E+018" calcext:value-type="float">
            <text:p>1.47705315264366E+0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.47705315263665E+018" calcext:value-type="float">
            <text:p>1.47705315263665E+018</text:p>
          </table:table-cell>
          <table:table-cell office:value-type="float" office:value="1.47705315264371E+018" calcext:value-type="float">
            <text:p>1.47705315264371E+01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.47705315263708E+018" calcext:value-type="float">
            <text:p>1.47705315263708E+018</text:p>
          </table:table-cell>
          <table:table-cell office:value-type="float" office:value="1.47705315264377E+018" calcext:value-type="float">
            <text:p>1.47705315264377E+01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.47705315263756E+018" calcext:value-type="float">
            <text:p>1.47705315263756E+018</text:p>
          </table:table-cell>
          <table:table-cell office:value-type="float" office:value="1.47705315264383E+018" calcext:value-type="float">
            <text:p>1.47705315264383E+01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.47705315263824E+018" calcext:value-type="float">
            <text:p>1.47705315263824E+018</text:p>
          </table:table-cell>
          <table:table-cell office:value-type="float" office:value="1.47705315264389E+018" calcext:value-type="float">
            <text:p>1.47705315264389E+01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.47705315263994E+018" calcext:value-type="float">
            <text:p>1.47705315263994E+018</text:p>
          </table:table-cell>
          <table:table-cell office:value-type="float" office:value="1.47705315264395E+018" calcext:value-type="float">
            <text:p>1.47705315264395E+01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.47705315264095E+018" calcext:value-type="float">
            <text:p>1.47705315264095E+018</text:p>
          </table:table-cell>
          <table:table-cell office:value-type="float" office:value="1.47705315264401E+018" calcext:value-type="float">
            <text:p>1.47705315264401E+01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.47705315264256E+018" calcext:value-type="float">
            <text:p>1.47705315264256E+018</text:p>
          </table:table-cell>
          <table:table-cell office:value-type="float" office:value="1.47705315264468E+018" calcext:value-type="float">
            <text:p>1.47705315264468E+01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.47705315264435E+018" calcext:value-type="float">
            <text:p>1.47705315264435E+018</text:p>
          </table:table-cell>
          <table:table-cell office:value-type="float" office:value="1.47705315264536E+018" calcext:value-type="float">
            <text:p>1.47705315264536E+01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.47705315264502E+018" calcext:value-type="float">
            <text:p>1.47705315264502E+018</text:p>
          </table:table-cell>
          <table:table-cell office:value-type="float" office:value="1.47705315264606E+018" calcext:value-type="float">
            <text:p>1.47705315264606E+01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.47705315264569E+018" calcext:value-type="float">
            <text:p>1.47705315264569E+018</text:p>
          </table:table-cell>
          <table:table-cell office:value-type="float" office:value="1.4770531526468E+018" calcext:value-type="float">
            <text:p>1.4770531526468E+01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.4770531526465E+018" calcext:value-type="float">
            <text:p>1.4770531526465E+018</text:p>
          </table:table-cell>
          <table:table-cell office:value-type="float" office:value="1.47705315264926E+018" calcext:value-type="float">
            <text:p>1.47705315264926E+01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.47705315264716E+018" calcext:value-type="float">
            <text:p>1.47705315264716E+018</text:p>
          </table:table-cell>
          <table:table-cell office:value-type="float" office:value="1.47705315264964E+018" calcext:value-type="float">
            <text:p>1.47705315264964E+01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.47705315265009E+018" calcext:value-type="float">
            <text:p>1.47705315265009E+018</text:p>
          </table:table-cell>
          <table:table-cell office:value-type="float" office:value="1.47705315265093E+018" calcext:value-type="float">
            <text:p>1.47705315265093E+01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.47705315265063E+018" calcext:value-type="float">
            <text:p>1.47705315265063E+018</text:p>
          </table:table-cell>
          <table:table-cell office:value-type="float" office:value="1.47705315265164E+018" calcext:value-type="float">
            <text:p>1.47705315265164E+01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.4770531526513E+018" calcext:value-type="float">
            <text:p>1.4770531526513E+018</text:p>
          </table:table-cell>
          <table:table-cell office:value-type="float" office:value="1.47705315265233E+018" calcext:value-type="float">
            <text:p>1.47705315265233E+01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.47705315265197E+018" calcext:value-type="float">
            <text:p>1.47705315265197E+018</text:p>
          </table:table-cell>
          <table:table-cell office:value-type="float" office:value="1.47705315265298E+018" calcext:value-type="float">
            <text:p>1.47705315265298E+01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.47705315265265E+018" calcext:value-type="float">
            <text:p>1.47705315265265E+018</text:p>
          </table:table-cell>
          <table:table-cell office:value-type="float" office:value="1.47705315265349E+018" calcext:value-type="float">
            <text:p>1.47705315265349E+01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.47705315265333E+018" calcext:value-type="float">
            <text:p>1.47705315265333E+018</text:p>
          </table:table-cell>
          <table:table-cell office:value-type="float" office:value="1.47705315265433E+018" calcext:value-type="float">
            <text:p>1.47705315265433E+01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.47705315265399E+018" calcext:value-type="float">
            <text:p>1.47705315265399E+018</text:p>
          </table:table-cell>
          <table:table-cell office:value-type="float" office:value="1.47705315265492E+018" calcext:value-type="float">
            <text:p>1.47705315265492E+01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.47705315265464E+018" calcext:value-type="float">
            <text:p>1.47705315265464E+018</text:p>
          </table:table-cell>
          <table:table-cell office:value-type="float" office:value="1.47705315265566E+018" calcext:value-type="float">
            <text:p>1.47705315265566E+01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.47705315265533E+018" calcext:value-type="float">
            <text:p>1.47705315265533E+018</text:p>
          </table:table-cell>
          <table:table-cell office:value-type="float" office:value="1.4770531526564E+018" calcext:value-type="float">
            <text:p>1.4770531526564E+01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.47705315265603E+018" calcext:value-type="float">
            <text:p>1.47705315265603E+018</text:p>
          </table:table-cell>
          <table:table-cell office:value-type="float" office:value="1.47705315265701E+018" calcext:value-type="float">
            <text:p>1.47705315265701E+01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.47705315265673E+018" calcext:value-type="float">
            <text:p>1.47705315265673E+018</text:p>
          </table:table-cell>
          <table:table-cell office:value-type="float" office:value="1.47705315265784E+018" calcext:value-type="float">
            <text:p>1.47705315265784E+01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4770531526574E+018" calcext:value-type="float">
            <text:p>1.4770531526574E+018</text:p>
          </table:table-cell>
          <table:table-cell office:value-type="float" office:value="1.47705315265846E+018" calcext:value-type="float">
            <text:p>1.47705315265846E+01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.47705315265812E+018" calcext:value-type="float">
            <text:p>1.47705315265812E+018</text:p>
          </table:table-cell>
          <table:table-cell office:value-type="float" office:value="1.47705315265925E+018" calcext:value-type="float">
            <text:p>1.47705315265925E+01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.4770531526588E+018" calcext:value-type="float">
            <text:p>1.4770531526588E+018</text:p>
          </table:table-cell>
          <table:table-cell office:value-type="float" office:value="1.47705315265984E+018" calcext:value-type="float">
            <text:p>1.47705315265984E+01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.47705315265951E+018" calcext:value-type="float">
            <text:p>1.47705315265951E+018</text:p>
          </table:table-cell>
          <table:table-cell office:value-type="float" office:value="1.47705315266051E+018" calcext:value-type="float">
            <text:p>1.47705315266051E+01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.47705315266018E+018" calcext:value-type="float">
            <text:p>1.47705315266018E+018</text:p>
          </table:table-cell>
          <table:table-cell office:value-type="float" office:value="1.47705315266121E+018" calcext:value-type="float">
            <text:p>1.47705315266121E+01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.47705315266085E+018" calcext:value-type="float">
            <text:p>1.47705315266085E+018</text:p>
          </table:table-cell>
          <table:table-cell office:value-type="float" office:value="1.47705315266185E+018" calcext:value-type="float">
            <text:p>1.47705315266185E+01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.47705315266153E+018" calcext:value-type="float">
            <text:p>1.47705315266153E+018</text:p>
          </table:table-cell>
          <table:table-cell office:value-type="float" office:value="1.47705315266242E+018" calcext:value-type="float">
            <text:p>1.47705315266242E+01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.4770531526622E+018" calcext:value-type="float">
            <text:p>1.4770531526622E+018</text:p>
          </table:table-cell>
          <table:table-cell office:value-type="float" office:value="1.47705315266315E+018" calcext:value-type="float">
            <text:p>1.47705315266315E+01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.47705315266285E+018" calcext:value-type="float">
            <text:p>1.47705315266285E+018</text:p>
          </table:table-cell>
          <table:table-cell office:value-type="float" office:value="1.47705315266378E+018" calcext:value-type="float">
            <text:p>1.47705315266378E+01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.47705315266351E+018" calcext:value-type="float">
            <text:p>1.47705315266351E+018</text:p>
          </table:table-cell>
          <table:table-cell office:value-type="float" office:value="1.47705315266447E+018" calcext:value-type="float">
            <text:p>1.47705315266447E+01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47705315266417E+018" calcext:value-type="float">
            <text:p>1.47705315266417E+018</text:p>
          </table:table-cell>
          <table:table-cell office:value-type="float" office:value="1.47705315266519E+018" calcext:value-type="float">
            <text:p>1.47705315266519E+01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.47705315266484E+018" calcext:value-type="float">
            <text:p>1.47705315266484E+018</text:p>
          </table:table-cell>
          <table:table-cell office:value-type="float" office:value="1.47705315266583E+018" calcext:value-type="float">
            <text:p>1.47705315266583E+01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.47705315266552E+018" calcext:value-type="float">
            <text:p>1.47705315266552E+018</text:p>
          </table:table-cell>
          <table:table-cell office:value-type="float" office:value="1.4770531526665E+018" calcext:value-type="float">
            <text:p>1.4770531526665E+01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.47705315266624E+018" calcext:value-type="float">
            <text:p>1.47705315266624E+018</text:p>
          </table:table-cell>
          <table:table-cell office:value-type="float" office:value="1.4770531526672E+018" calcext:value-type="float">
            <text:p>1.4770531526672E+01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.4770531526669E+018" calcext:value-type="float">
            <text:p>1.4770531526669E+018</text:p>
          </table:table-cell>
          <table:table-cell office:value-type="float" office:value="1.47705315266787E+018" calcext:value-type="float">
            <text:p>1.47705315266787E+01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.4770531526676E+018" calcext:value-type="float">
            <text:p>1.4770531526676E+018</text:p>
          </table:table-cell>
          <table:table-cell office:value-type="float" office:value="1.47705315266858E+018" calcext:value-type="float">
            <text:p>1.47705315266858E+01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47705315266826E+018" calcext:value-type="float">
            <text:p>1.47705315266826E+018</text:p>
          </table:table-cell>
          <table:table-cell office:value-type="float" office:value="1.47705315266903E+018" calcext:value-type="float">
            <text:p>1.47705315266903E+01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.47705315266892E+018" calcext:value-type="float">
            <text:p>1.47705315266892E+018</text:p>
          </table:table-cell>
          <table:table-cell office:value-type="float" office:value="1.47705315266991E+018" calcext:value-type="float">
            <text:p>1.47705315266991E+01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.4770531526696E+018" calcext:value-type="float">
            <text:p>1.4770531526696E+018</text:p>
          </table:table-cell>
          <table:table-cell office:value-type="float" office:value="1.4770531526706E+018" calcext:value-type="float">
            <text:p>1.4770531526706E+01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.47705315267027E+018" calcext:value-type="float">
            <text:p>1.47705315267027E+018</text:p>
          </table:table-cell>
          <table:table-cell office:value-type="float" office:value="1.47705315267129E+018" calcext:value-type="float">
            <text:p>1.47705315267129E+01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.47705315267095E+018" calcext:value-type="float">
            <text:p>1.47705315267095E+018</text:p>
          </table:table-cell>
          <table:table-cell office:value-type="float" office:value="1.47705315267209E+018" calcext:value-type="float">
            <text:p>1.47705315267209E+01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.47705315267162E+018" calcext:value-type="float">
            <text:p>1.47705315267162E+018</text:p>
          </table:table-cell>
          <table:table-cell office:value-type="float" office:value="1.47705315267266E+018" calcext:value-type="float">
            <text:p>1.47705315267266E+01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.47705315267234E+018" calcext:value-type="float">
            <text:p>1.47705315267234E+018</text:p>
          </table:table-cell>
          <table:table-cell office:value-type="float" office:value="1.47705315267335E+018" calcext:value-type="float">
            <text:p>1.47705315267335E+01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.47705315267301E+018" calcext:value-type="float">
            <text:p>1.47705315267301E+018</text:p>
          </table:table-cell>
          <table:table-cell office:value-type="float" office:value="1.47705315267393E+018" calcext:value-type="float">
            <text:p>1.47705315267393E+01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.47705315267369E+018" calcext:value-type="float">
            <text:p>1.47705315267369E+018</text:p>
          </table:table-cell>
          <table:table-cell office:value-type="float" office:value="1.47705315267465E+018" calcext:value-type="float">
            <text:p>1.47705315267465E+01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.47705315267435E+018" calcext:value-type="float">
            <text:p>1.47705315267435E+018</text:p>
          </table:table-cell>
          <table:table-cell office:value-type="float" office:value="1.47705315267523E+018" calcext:value-type="float">
            <text:p>1.47705315267523E+01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.47705315267501E+018" calcext:value-type="float">
            <text:p>1.47705315267501E+018</text:p>
          </table:table-cell>
          <table:table-cell office:value-type="float" office:value="1.47705315267611E+018" calcext:value-type="float">
            <text:p>1.47705315267611E+01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.47705315267568E+018" calcext:value-type="float">
            <text:p>1.47705315267568E+018</text:p>
          </table:table-cell>
          <table:table-cell office:value-type="float" office:value="1.47705315267673E+018" calcext:value-type="float">
            <text:p>1.47705315267673E+01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.47705315267644E+018" calcext:value-type="float">
            <text:p>1.47705315267644E+018</text:p>
          </table:table-cell>
          <table:table-cell office:value-type="float" office:value="1.47705315267749E+018" calcext:value-type="float">
            <text:p>1.47705315267749E+01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.47705315267713E+018" calcext:value-type="float">
            <text:p>1.47705315267713E+018</text:p>
          </table:table-cell>
          <table:table-cell office:value-type="float" office:value="1.47705315267815E+018" calcext:value-type="float">
            <text:p>1.47705315267815E+01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.4770531526778E+018" calcext:value-type="float">
            <text:p>1.4770531526778E+018</text:p>
          </table:table-cell>
          <table:table-cell office:value-type="float" office:value="1.47705315267875E+018" calcext:value-type="float">
            <text:p>1.47705315267875E+01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.47705315267847E+018" calcext:value-type="float">
            <text:p>1.47705315267847E+018</text:p>
          </table:table-cell>
          <table:table-cell office:value-type="float" office:value="1.47705315267943E+018" calcext:value-type="float">
            <text:p>1.47705315267943E+01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.47705315267914E+018" calcext:value-type="float">
            <text:p>1.47705315267914E+018</text:p>
          </table:table-cell>
          <table:table-cell office:value-type="float" office:value="1.47705315268014E+018" calcext:value-type="float">
            <text:p>1.47705315268014E+01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.47705315267979E+018" calcext:value-type="float">
            <text:p>1.47705315267979E+018</text:p>
          </table:table-cell>
          <table:table-cell office:value-type="float" office:value="1.47705315268074E+018" calcext:value-type="float">
            <text:p>1.47705315268074E+01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.47705315268046E+018" calcext:value-type="float">
            <text:p>1.47705315268046E+018</text:p>
          </table:table-cell>
          <table:table-cell office:value-type="float" office:value="1.47705315268145E+018" calcext:value-type="float">
            <text:p>1.47705315268145E+01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.47705315268113E+018" calcext:value-type="float">
            <text:p>1.47705315268113E+018</text:p>
          </table:table-cell>
          <table:table-cell office:value-type="float" office:value="1.47705315268214E+018" calcext:value-type="float">
            <text:p>1.47705315268214E+01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.47705315268179E+018" calcext:value-type="float">
            <text:p>1.47705315268179E+018</text:p>
          </table:table-cell>
          <table:table-cell office:value-type="float" office:value="1.47705315268274E+018" calcext:value-type="float">
            <text:p>1.47705315268274E+01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.47705315268247E+018" calcext:value-type="float">
            <text:p>1.47705315268247E+018</text:p>
          </table:table-cell>
          <table:table-cell office:value-type="float" office:value="1.47705315268344E+018" calcext:value-type="float">
            <text:p>1.47705315268344E+01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.47705315268314E+018" calcext:value-type="float">
            <text:p>1.47705315268314E+018</text:p>
          </table:table-cell>
          <table:table-cell office:value-type="float" office:value="1.47705315268415E+018" calcext:value-type="float">
            <text:p>1.47705315268415E+01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.47705315268381E+018" calcext:value-type="float">
            <text:p>1.47705315268381E+018</text:p>
          </table:table-cell>
          <table:table-cell office:value-type="float" office:value="1.47705315268476E+018" calcext:value-type="float">
            <text:p>1.47705315268476E+01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.47705315268448E+018" calcext:value-type="float">
            <text:p>1.47705315268448E+018</text:p>
          </table:table-cell>
          <table:table-cell office:value-type="float" office:value="1.47705315268541E+018" calcext:value-type="float">
            <text:p>1.47705315268541E+01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.47705315268515E+018" calcext:value-type="float">
            <text:p>1.47705315268515E+018</text:p>
          </table:table-cell>
          <table:table-cell office:value-type="float" office:value="1.47705315268619E+018" calcext:value-type="float">
            <text:p>1.47705315268619E+01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.47705315268588E+018" calcext:value-type="float">
            <text:p>1.47705315268588E+018</text:p>
          </table:table-cell>
          <table:table-cell office:value-type="float" office:value="1.47705315268695E+018" calcext:value-type="float">
            <text:p>1.47705315268695E+01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.47705315268654E+018" calcext:value-type="float">
            <text:p>1.47705315268654E+018</text:p>
          </table:table-cell>
          <table:table-cell office:value-type="float" office:value="1.47705315268761E+018" calcext:value-type="float">
            <text:p>1.47705315268761E+01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.47705315268729E+018" calcext:value-type="float">
            <text:p>1.47705315268729E+018</text:p>
          </table:table-cell>
          <table:table-cell office:value-type="float" office:value="1.4770531526883E+018" calcext:value-type="float">
            <text:p>1.4770531526883E+01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.47705315268796E+018" calcext:value-type="float">
            <text:p>1.47705315268796E+018</text:p>
          </table:table-cell>
          <table:table-cell office:value-type="float" office:value="1.47705315268901E+018" calcext:value-type="float">
            <text:p>1.47705315268901E+01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.47705315268864E+018" calcext:value-type="float">
            <text:p>1.47705315268864E+018</text:p>
          </table:table-cell>
          <table:table-cell office:value-type="float" office:value="1.47705315268966E+018" calcext:value-type="float">
            <text:p>1.47705315268966E+01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.47705315268933E+018" calcext:value-type="float">
            <text:p>1.47705315268933E+018</text:p>
          </table:table-cell>
          <table:table-cell office:value-type="float" office:value="1.47705315269024E+018" calcext:value-type="float">
            <text:p>1.47705315269024E+01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.47705315269001E+018" calcext:value-type="float">
            <text:p>1.47705315269001E+018</text:p>
          </table:table-cell>
          <table:table-cell office:value-type="float" office:value="1.47705315269097E+018" calcext:value-type="float">
            <text:p>1.47705315269097E+01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.47705315269068E+018" calcext:value-type="float">
            <text:p>1.47705315269068E+018</text:p>
          </table:table-cell>
          <table:table-cell office:value-type="float" office:value="1.47705315269162E+018" calcext:value-type="float">
            <text:p>1.47705315269162E+01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.47705315269134E+018" calcext:value-type="float">
            <text:p>1.47705315269134E+018</text:p>
          </table:table-cell>
          <table:table-cell office:value-type="float" office:value="1.47705315269233E+018" calcext:value-type="float">
            <text:p>1.47705315269233E+01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.47705315269202E+018" calcext:value-type="float">
            <text:p>1.47705315269202E+018</text:p>
          </table:table-cell>
          <table:table-cell office:value-type="float" office:value="1.47705315269287E+018" calcext:value-type="float">
            <text:p>1.47705315269287E+01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.47705315269269E+018" calcext:value-type="float">
            <text:p>1.47705315269269E+018</text:p>
          </table:table-cell>
          <table:table-cell office:value-type="float" office:value="1.4770531526937E+018" calcext:value-type="float">
            <text:p>1.4770531526937E+01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.47705315269336E+018" calcext:value-type="float">
            <text:p>1.47705315269336E+018</text:p>
          </table:table-cell>
          <table:table-cell office:value-type="float" office:value="1.47705315269435E+018" calcext:value-type="float">
            <text:p>1.47705315269435E+01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.47705315269402E+018" calcext:value-type="float">
            <text:p>1.47705315269402E+018</text:p>
          </table:table-cell>
          <table:table-cell office:value-type="float" office:value="1.47705315269504E+018" calcext:value-type="float">
            <text:p>1.47705315269504E+01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.47705315269469E+018" calcext:value-type="float">
            <text:p>1.47705315269469E+018</text:p>
          </table:table-cell>
          <table:table-cell office:value-type="float" office:value="1.47705315269564E+018" calcext:value-type="float">
            <text:p>1.47705315269564E+01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.47705315269537E+018" calcext:value-type="float">
            <text:p>1.47705315269537E+018</text:p>
          </table:table-cell>
          <table:table-cell office:value-type="float" office:value="1.47705315269637E+018" calcext:value-type="float">
            <text:p>1.47705315269637E+01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.47705315269606E+018" calcext:value-type="float">
            <text:p>1.47705315269606E+018</text:p>
          </table:table-cell>
          <table:table-cell office:value-type="float" office:value="1.47705315269707E+018" calcext:value-type="float">
            <text:p>1.47705315269707E+01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.47705315269672E+018" calcext:value-type="float">
            <text:p>1.47705315269672E+018</text:p>
          </table:table-cell>
          <table:table-cell office:value-type="float" office:value="1.47705315269767E+018" calcext:value-type="float">
            <text:p>1.47705315269767E+01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.4770531526974E+018" calcext:value-type="float">
            <text:p>1.4770531526974E+018</text:p>
          </table:table-cell>
          <table:table-cell office:value-type="float" office:value="1.47705315269837E+018" calcext:value-type="float">
            <text:p>1.47705315269837E+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47705315269807E+018" calcext:value-type="float">
            <text:p>1.47705315269807E+018</text:p>
          </table:table-cell>
          <table:table-cell office:value-type="float" office:value="1.47705315269907E+018" calcext:value-type="float">
            <text:p>1.47705315269907E+01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.47705315269873E+018" calcext:value-type="float">
            <text:p>1.47705315269873E+018</text:p>
          </table:table-cell>
          <table:table-cell office:value-type="float" office:value="1.47705315269972E+018" calcext:value-type="float">
            <text:p>1.47705315269972E+01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.47705315269941E+018" calcext:value-type="float">
            <text:p>1.47705315269941E+018</text:p>
          </table:table-cell>
          <table:table-cell office:value-type="float" office:value="1.4770531527004E+018" calcext:value-type="float">
            <text:p>1.4770531527004E+01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.47705315270008E+018" calcext:value-type="float">
            <text:p>1.47705315270008E+018</text:p>
          </table:table-cell>
          <table:table-cell office:value-type="float" office:value="1.4770531527011E+018" calcext:value-type="float">
            <text:p>1.4770531527011E+01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.47705315270075E+018" calcext:value-type="float">
            <text:p>1.47705315270075E+018</text:p>
          </table:table-cell>
          <table:table-cell office:value-type="float" office:value="1.4770531527018E+018" calcext:value-type="float">
            <text:p>1.4770531527018E+01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.47705315270143E+018" calcext:value-type="float">
            <text:p>1.47705315270143E+018</text:p>
          </table:table-cell>
          <table:table-cell office:value-type="float" office:value="1.47705315270244E+018" calcext:value-type="float">
            <text:p>1.47705315270244E+01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.47705315270212E+018" calcext:value-type="float">
            <text:p>1.47705315270212E+018</text:p>
          </table:table-cell>
          <table:table-cell office:value-type="float" office:value="1.47705315270296E+018" calcext:value-type="float">
            <text:p>1.47705315270296E+01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.4770531527028E+018" calcext:value-type="float">
            <text:p>1.4770531527028E+018</text:p>
          </table:table-cell>
          <table:table-cell office:value-type="float" office:value="1.47705315270377E+018" calcext:value-type="float">
            <text:p>1.47705315270377E+01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.47705315270346E+018" calcext:value-type="float">
            <text:p>1.47705315270346E+018</text:p>
          </table:table-cell>
          <table:table-cell office:value-type="float" office:value="1.47705315270441E+018" calcext:value-type="float">
            <text:p>1.47705315270441E+01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47705315270414E+018" calcext:value-type="float">
            <text:p>1.47705315270414E+018</text:p>
          </table:table-cell>
          <table:table-cell office:value-type="float" office:value="1.47705315270515E+018" calcext:value-type="float">
            <text:p>1.47705315270515E+01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.47705315270481E+018" calcext:value-type="float">
            <text:p>1.47705315270481E+018</text:p>
          </table:table-cell>
          <table:table-cell office:value-type="float" office:value="1.47705315270586E+018" calcext:value-type="float">
            <text:p>1.47705315270586E+01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.47705315270547E+018" calcext:value-type="float">
            <text:p>1.47705315270547E+018</text:p>
          </table:table-cell>
          <table:table-cell office:value-type="float" office:value="1.47705315270649E+018" calcext:value-type="float">
            <text:p>1.47705315270649E+01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.4770531527062E+018" calcext:value-type="float">
            <text:p>1.4770531527062E+018</text:p>
          </table:table-cell>
          <table:table-cell office:value-type="float" office:value="1.47705315270725E+018" calcext:value-type="float">
            <text:p>1.47705315270725E+01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.4770531527069E+018" calcext:value-type="float">
            <text:p>1.4770531527069E+018</text:p>
          </table:table-cell>
          <table:table-cell office:value-type="float" office:value="1.47705315270845E+018" calcext:value-type="float">
            <text:p>1.47705315270845E+01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.47705315270757E+018" calcext:value-type="float">
            <text:p>1.47705315270757E+018</text:p>
          </table:table-cell>
          <table:table-cell office:value-type="float" office:value="1.47705315270869E+018" calcext:value-type="float">
            <text:p>1.47705315270869E+01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.47705315270811E+018" calcext:value-type="float">
            <text:p>1.47705315270811E+018</text:p>
          </table:table-cell>
          <table:table-cell office:value-type="float" office:value="1.47705315270933E+018" calcext:value-type="float">
            <text:p>1.47705315270933E+01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.47705315270898E+018" calcext:value-type="float">
            <text:p>1.47705315270898E+018</text:p>
          </table:table-cell>
          <table:table-cell office:value-type="float" office:value="1.47705315271002E+018" calcext:value-type="float">
            <text:p>1.47705315271002E+01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.47705315270968E+018" calcext:value-type="float">
            <text:p>1.47705315270968E+018</text:p>
          </table:table-cell>
          <table:table-cell office:value-type="float" office:value="1.47705315271072E+018" calcext:value-type="float">
            <text:p>1.47705315271072E+01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.47705315271036E+018" calcext:value-type="float">
            <text:p>1.47705315271036E+018</text:p>
          </table:table-cell>
          <table:table-cell office:value-type="float" office:value="1.47705315271117E+018" calcext:value-type="float">
            <text:p>1.47705315271117E+01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.47705315271104E+018" calcext:value-type="float">
            <text:p>1.47705315271104E+018</text:p>
          </table:table-cell>
          <table:table-cell office:value-type="float" office:value="1.47705315271199E+018" calcext:value-type="float">
            <text:p>1.47705315271199E+01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.47705315271169E+018" calcext:value-type="float">
            <text:p>1.47705315271169E+018</text:p>
          </table:table-cell>
          <table:table-cell office:value-type="float" office:value="1.47705315271271E+018" calcext:value-type="float">
            <text:p>1.47705315271271E+01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.47705315271236E+018" calcext:value-type="float">
            <text:p>1.47705315271236E+018</text:p>
          </table:table-cell>
          <table:table-cell office:value-type="float" office:value="1.47705315271331E+018" calcext:value-type="float">
            <text:p>1.47705315271331E+01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.47705315271304E+018" calcext:value-type="float">
            <text:p>1.47705315271304E+018</text:p>
          </table:table-cell>
          <table:table-cell office:value-type="float" office:value="1.47705315271405E+018" calcext:value-type="float">
            <text:p>1.47705315271405E+01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.47705315271371E+018" calcext:value-type="float">
            <text:p>1.47705315271371E+018</text:p>
          </table:table-cell>
          <table:table-cell office:value-type="float" office:value="1.47705315271472E+018" calcext:value-type="float">
            <text:p>1.47705315271472E+01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.47705315271437E+018" calcext:value-type="float">
            <text:p>1.47705315271437E+018</text:p>
          </table:table-cell>
          <table:table-cell office:value-type="float" office:value="1.47705315271532E+018" calcext:value-type="float">
            <text:p>1.47705315271532E+01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.47705315271504E+018" calcext:value-type="float">
            <text:p>1.47705315271504E+018</text:p>
          </table:table-cell>
          <table:table-cell office:value-type="float" office:value="1.47705315271607E+018" calcext:value-type="float">
            <text:p>1.47705315271607E+01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.47705315271572E+018" calcext:value-type="float">
            <text:p>1.47705315271572E+018</text:p>
          </table:table-cell>
          <table:table-cell office:value-type="float" office:value="1.47705315271678E+018" calcext:value-type="float">
            <text:p>1.47705315271678E+01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.47705315271643E+018" calcext:value-type="float">
            <text:p>1.47705315271643E+018</text:p>
          </table:table-cell>
          <table:table-cell office:value-type="float" office:value="1.47705315271739E+018" calcext:value-type="float">
            <text:p>1.47705315271739E+01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.47705315271711E+018" calcext:value-type="float">
            <text:p>1.47705315271711E+018</text:p>
          </table:table-cell>
          <table:table-cell office:value-type="float" office:value="1.4770531527181E+018" calcext:value-type="float">
            <text:p>1.4770531527181E+01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.47705315271779E+018" calcext:value-type="float">
            <text:p>1.47705315271779E+018</text:p>
          </table:table-cell>
          <table:table-cell office:value-type="float" office:value="1.4770531527188E+018" calcext:value-type="float">
            <text:p>1.4770531527188E+01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.47705315271846E+018" calcext:value-type="float">
            <text:p>1.47705315271846E+018</text:p>
          </table:table-cell>
          <table:table-cell office:value-type="float" office:value="1.4770531527194E+018" calcext:value-type="float">
            <text:p>1.4770531527194E+01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.47705315271913E+018" calcext:value-type="float">
            <text:p>1.47705315271913E+018</text:p>
          </table:table-cell>
          <table:table-cell office:value-type="float" office:value="1.47705315272015E+018" calcext:value-type="float">
            <text:p>1.47705315272015E+01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.47705315271981E+018" calcext:value-type="float">
            <text:p>1.47705315271981E+018</text:p>
          </table:table-cell>
          <table:table-cell office:value-type="float" office:value="1.47705315272081E+018" calcext:value-type="float">
            <text:p>1.47705315272081E+01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47705315272047E+018" calcext:value-type="float">
            <text:p>1.47705315272047E+018</text:p>
          </table:table-cell>
          <table:table-cell office:value-type="float" office:value="1.47705315272141E+018" calcext:value-type="float">
            <text:p>1.47705315272141E+01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.47705315272114E+018" calcext:value-type="float">
            <text:p>1.47705315272114E+018</text:p>
          </table:table-cell>
          <table:table-cell office:value-type="float" office:value="1.47705315272212E+018" calcext:value-type="float">
            <text:p>1.47705315272212E+01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.47705315272181E+018" calcext:value-type="float">
            <text:p>1.47705315272181E+018</text:p>
          </table:table-cell>
          <table:table-cell office:value-type="float" office:value="1.47705315272281E+018" calcext:value-type="float">
            <text:p>1.47705315272281E+01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.47705315272248E+018" calcext:value-type="float">
            <text:p>1.47705315272248E+018</text:p>
          </table:table-cell>
          <table:table-cell office:value-type="float" office:value="1.47705315272351E+018" calcext:value-type="float">
            <text:p>1.47705315272351E+01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.47705315272315E+018" calcext:value-type="float">
            <text:p>1.47705315272315E+018</text:p>
          </table:table-cell>
          <table:table-cell office:value-type="float" office:value="1.47705315272416E+018" calcext:value-type="float">
            <text:p>1.47705315272416E+01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.47705315272383E+018" calcext:value-type="float">
            <text:p>1.47705315272383E+018</text:p>
          </table:table-cell>
          <table:table-cell office:value-type="float" office:value="1.47705315272468E+018" calcext:value-type="float">
            <text:p>1.47705315272468E+01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.47705315272451E+018" calcext:value-type="float">
            <text:p>1.47705315272451E+018</text:p>
          </table:table-cell>
          <table:table-cell office:value-type="float" office:value="1.47705315272547E+018" calcext:value-type="float">
            <text:p>1.47705315272547E+01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.47705315272517E+018" calcext:value-type="float">
            <text:p>1.47705315272517E+018</text:p>
          </table:table-cell>
          <table:table-cell office:value-type="float" office:value="1.47705315272626E+018" calcext:value-type="float">
            <text:p>1.47705315272626E+01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.47705315272588E+018" calcext:value-type="float">
            <text:p>1.47705315272588E+018</text:p>
          </table:table-cell>
          <table:table-cell office:value-type="float" office:value="1.47705315272701E+018" calcext:value-type="float">
            <text:p>1.47705315272701E+01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.47705315272665E+018" calcext:value-type="float">
            <text:p>1.47705315272665E+018</text:p>
          </table:table-cell>
          <table:table-cell office:value-type="float" office:value="1.47705315272774E+018" calcext:value-type="float">
            <text:p>1.47705315272774E+01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.47705315272735E+018" calcext:value-type="float">
            <text:p>1.47705315272735E+018</text:p>
          </table:table-cell>
          <table:table-cell office:value-type="float" office:value="1.47705315272845E+018" calcext:value-type="float">
            <text:p>1.47705315272845E+01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.47705315272807E+018" calcext:value-type="float">
            <text:p>1.47705315272807E+018</text:p>
          </table:table-cell>
          <table:table-cell office:value-type="float" office:value="1.47705315272923E+018" calcext:value-type="float">
            <text:p>1.47705315272923E+01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.47705315272888E+018" calcext:value-type="float">
            <text:p>1.47705315272888E+018</text:p>
          </table:table-cell>
          <table:table-cell office:value-type="float" office:value="1.47705315272994E+018" calcext:value-type="float">
            <text:p>1.47705315272994E+01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.47705315272954E+018" calcext:value-type="float">
            <text:p>1.47705315272954E+018</text:p>
          </table:table-cell>
          <table:table-cell office:value-type="float" office:value="1.47705315273059E+018" calcext:value-type="float">
            <text:p>1.47705315273059E+01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.4770531527303E+018" calcext:value-type="float">
            <text:p>1.4770531527303E+018</text:p>
          </table:table-cell>
          <table:table-cell office:value-type="float" office:value="1.4770531527313E+018" calcext:value-type="float">
            <text:p>1.4770531527313E+01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.47705315273102E+018" calcext:value-type="float">
            <text:p>1.47705315273102E+018</text:p>
          </table:table-cell>
          <table:table-cell office:value-type="float" office:value="1.477053152732E+018" calcext:value-type="float">
            <text:p>1.477053152732E+01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.4770531527317E+018" calcext:value-type="float">
            <text:p>1.4770531527317E+018</text:p>
          </table:table-cell>
          <table:table-cell office:value-type="float" office:value="1.47705315273283E+018" calcext:value-type="float">
            <text:p>1.47705315273283E+01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.47705315273242E+018" calcext:value-type="float">
            <text:p>1.47705315273242E+018</text:p>
          </table:table-cell>
          <table:table-cell office:value-type="float" office:value="1.47705315273358E+018" calcext:value-type="float">
            <text:p>1.47705315273358E+01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.47705315273323E+018" calcext:value-type="float">
            <text:p>1.47705315273323E+018</text:p>
          </table:table-cell>
          <table:table-cell office:value-type="float" office:value="1.47705315273431E+018" calcext:value-type="float">
            <text:p>1.47705315273431E+01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.47705315273393E+018" calcext:value-type="float">
            <text:p>1.47705315273393E+018</text:p>
          </table:table-cell>
          <table:table-cell office:value-type="float" office:value="1.47705315273501E+018" calcext:value-type="float">
            <text:p>1.47705315273501E+01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47705315273465E+018" calcext:value-type="float">
            <text:p>1.47705315273465E+018</text:p>
          </table:table-cell>
          <table:table-cell office:value-type="float" office:value="1.47705315273578E+018" calcext:value-type="float">
            <text:p>1.47705315273578E+01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.47705315273539E+018" calcext:value-type="float">
            <text:p>1.47705315273539E+018</text:p>
          </table:table-cell>
          <table:table-cell office:value-type="float" office:value="1.4770531527366E+018" calcext:value-type="float">
            <text:p>1.4770531527366E+01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.47705315273624E+018" calcext:value-type="float">
            <text:p>1.47705315273624E+018</text:p>
          </table:table-cell>
          <table:table-cell office:value-type="float" office:value="1.47705315273741E+018" calcext:value-type="float">
            <text:p>1.47705315273741E+01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.47705315273694E+018" calcext:value-type="float">
            <text:p>1.47705315273694E+018</text:p>
          </table:table-cell>
          <table:table-cell office:value-type="float" office:value="1.47705315273798E+018" calcext:value-type="float">
            <text:p>1.47705315273798E+01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.47705315273766E+018" calcext:value-type="float">
            <text:p>1.47705315273766E+018</text:p>
          </table:table-cell>
          <table:table-cell office:value-type="float" office:value="1.47705315273868E+018" calcext:value-type="float">
            <text:p>1.47705315273868E+01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.47705315273834E+018" calcext:value-type="float">
            <text:p>1.47705315273834E+018</text:p>
          </table:table-cell>
          <table:table-cell office:value-type="float" office:value="1.47705315273938E+018" calcext:value-type="float">
            <text:p>1.47705315273938E+01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.47705315273901E+018" calcext:value-type="float">
            <text:p>1.47705315273901E+018</text:p>
          </table:table-cell>
          <table:table-cell office:value-type="float" office:value="1.47705315274002E+018" calcext:value-type="float">
            <text:p>1.47705315274002E+01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.4770531527397E+018" calcext:value-type="float">
            <text:p>1.4770531527397E+018</text:p>
          </table:table-cell>
          <table:table-cell office:value-type="float" office:value="1.47705315274054E+018" calcext:value-type="float">
            <text:p>1.47705315274054E+01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.47705315274037E+018" calcext:value-type="float">
            <text:p>1.47705315274037E+018</text:p>
          </table:table-cell>
          <table:table-cell office:value-type="float" office:value="1.47705315274134E+018" calcext:value-type="float">
            <text:p>1.47705315274134E+01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.47705315274104E+018" calcext:value-type="float">
            <text:p>1.47705315274104E+018</text:p>
          </table:table-cell>
          <table:table-cell office:value-type="float" office:value="1.47705315274198E+018" calcext:value-type="float">
            <text:p>1.47705315274198E+01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.47705315274171E+018" calcext:value-type="float">
            <text:p>1.47705315274171E+018</text:p>
          </table:table-cell>
          <table:table-cell office:value-type="float" office:value="1.47705315274272E+018" calcext:value-type="float">
            <text:p>1.47705315274272E+01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.47705315274238E+018" calcext:value-type="float">
            <text:p>1.47705315274238E+018</text:p>
          </table:table-cell>
          <table:table-cell office:value-type="float" office:value="1.4770531527432E+018" calcext:value-type="float">
            <text:p>1.4770531527432E+01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.47705315274303E+018" calcext:value-type="float">
            <text:p>1.47705315274303E+018</text:p>
          </table:table-cell>
          <table:table-cell office:value-type="float" office:value="1.47705315274399E+018" calcext:value-type="float">
            <text:p>1.47705315274399E+01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.4770531527437E+018" calcext:value-type="float">
            <text:p>1.4770531527437E+018</text:p>
          </table:table-cell>
          <table:table-cell office:value-type="float" office:value="1.47705315274468E+018" calcext:value-type="float">
            <text:p>1.47705315274468E+01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.47705315274435E+018" calcext:value-type="float">
            <text:p>1.47705315274435E+018</text:p>
          </table:table-cell>
          <table:table-cell office:value-type="float" office:value="1.47705315274536E+018" calcext:value-type="float">
            <text:p>1.47705315274536E+01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.47705315274502E+018" calcext:value-type="float">
            <text:p>1.47705315274502E+018</text:p>
          </table:table-cell>
          <table:table-cell office:value-type="float" office:value="1.47705315274602E+018" calcext:value-type="float">
            <text:p>1.47705315274602E+01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.47705315274569E+018" calcext:value-type="float">
            <text:p>1.47705315274569E+018</text:p>
          </table:table-cell>
          <table:table-cell office:value-type="float" office:value="1.47705315274676E+018" calcext:value-type="float">
            <text:p>1.47705315274676E+01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.47705315274645E+018" calcext:value-type="float">
            <text:p>1.47705315274645E+018</text:p>
          </table:table-cell>
          <table:table-cell office:value-type="float" office:value="1.47705315274746E+018" calcext:value-type="float">
            <text:p>1.47705315274746E+01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.47705315274711E+018" calcext:value-type="float">
            <text:p>1.47705315274711E+018</text:p>
          </table:table-cell>
          <table:table-cell office:value-type="float" office:value="1.47705315274807E+018" calcext:value-type="float">
            <text:p>1.47705315274807E+01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.4770531527478E+018" calcext:value-type="float">
            <text:p>1.4770531527478E+018</text:p>
          </table:table-cell>
          <table:table-cell office:value-type="float" office:value="1.47705315274879E+018" calcext:value-type="float">
            <text:p>1.47705315274879E+01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.47705315274848E+018" calcext:value-type="float">
            <text:p>1.47705315274848E+018</text:p>
          </table:table-cell>
          <table:table-cell office:value-type="float" office:value="1.47705315274949E+018" calcext:value-type="float">
            <text:p>1.47705315274949E+01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.47705315274915E+018" calcext:value-type="float">
            <text:p>1.47705315274915E+018</text:p>
          </table:table-cell>
          <table:table-cell office:value-type="float" office:value="1.47705315275014E+018" calcext:value-type="float">
            <text:p>1.47705315275014E+01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.47705315274983E+018" calcext:value-type="float">
            <text:p>1.47705315274983E+018</text:p>
          </table:table-cell>
          <table:table-cell office:value-type="float" office:value="1.47705315275094E+018" calcext:value-type="float">
            <text:p>1.47705315275094E+01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.47705315275049E+018" calcext:value-type="float">
            <text:p>1.47705315275049E+018</text:p>
          </table:table-cell>
          <table:table-cell office:value-type="float" office:value="1.47705315275158E+018" calcext:value-type="float">
            <text:p>1.47705315275158E+01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.47705315275123E+018" calcext:value-type="float">
            <text:p>1.47705315275123E+018</text:p>
          </table:table-cell>
          <table:table-cell office:value-type="float" office:value="1.47705315275227E+018" calcext:value-type="float">
            <text:p>1.47705315275227E+01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.47705315275191E+018" calcext:value-type="float">
            <text:p>1.47705315275191E+018</text:p>
          </table:table-cell>
          <table:table-cell office:value-type="float" office:value="1.47705315275298E+018" calcext:value-type="float">
            <text:p>1.47705315275298E+01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.4770531527526E+018" calcext:value-type="float">
            <text:p>1.4770531527526E+018</text:p>
          </table:table-cell>
          <table:table-cell office:value-type="float" office:value="1.47705315275343E+018" calcext:value-type="float">
            <text:p>1.47705315275343E+01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.47705315275361E+018" calcext:value-type="float">
            <text:p>1.47705315275361E+018</text:p>
          </table:table-cell>
          <table:table-cell office:value-type="float" office:value="1.47705315275662E+018" calcext:value-type="float">
            <text:p>1.47705315275662E+01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.4770531527552E+018" calcext:value-type="float">
            <text:p>1.4770531527552E+018</text:p>
          </table:table-cell>
          <table:table-cell office:value-type="float" office:value="1.47705315275921E+018" calcext:value-type="float">
            <text:p>1.47705315275921E+01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.47705315275562E+018" calcext:value-type="float">
            <text:p>1.47705315275562E+018</text:p>
          </table:table-cell>
          <table:table-cell office:value-type="float" office:value="1.47705315276007E+018" calcext:value-type="float">
            <text:p>1.47705315276007E+01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.47705315275602E+018" calcext:value-type="float">
            <text:p>1.47705315275602E+018</text:p>
          </table:table-cell>
          <table:table-cell office:value-type="float" office:value="1.47705315276058E+018" calcext:value-type="float">
            <text:p>1.47705315276058E+01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47705315275637E+018" calcext:value-type="float">
            <text:p>1.47705315275637E+018</text:p>
          </table:table-cell>
          <table:table-cell office:value-type="float" office:value="1.4770531527607E+018" calcext:value-type="float">
            <text:p>1.4770531527607E+01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.47705315275696E+018" calcext:value-type="float">
            <text:p>1.47705315275696E+018</text:p>
          </table:table-cell>
          <table:table-cell office:value-type="float" office:value="1.47705315276077E+018" calcext:value-type="float">
            <text:p>1.47705315276077E+01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.47705315275732E+018" calcext:value-type="float">
            <text:p>1.47705315275732E+018</text:p>
          </table:table-cell>
          <table:table-cell office:value-type="float" office:value="1.47705315276083E+018" calcext:value-type="float">
            <text:p>1.47705315276083E+01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.47705315275788E+018" calcext:value-type="float">
            <text:p>1.47705315275788E+018</text:p>
          </table:table-cell>
          <table:table-cell office:value-type="float" office:value="1.47705315276188E+018" calcext:value-type="float">
            <text:p>1.47705315276188E+01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47705315275828E+018" calcext:value-type="float">
            <text:p>1.47705315275828E+018</text:p>
          </table:table-cell>
          <table:table-cell office:value-type="float" office:value="1.47705315276209E+018" calcext:value-type="float">
            <text:p>1.47705315276209E+01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.47705315275864E+018" calcext:value-type="float">
            <text:p>1.47705315275864E+018</text:p>
          </table:table-cell>
          <table:table-cell office:value-type="float" office:value="1.47705315276277E+018" calcext:value-type="float">
            <text:p>1.47705315276277E+01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.47705315275899E+018" calcext:value-type="float">
            <text:p>1.47705315275899E+018</text:p>
          </table:table-cell>
          <table:table-cell office:value-type="float" office:value="1.47705315276301E+018" calcext:value-type="float">
            <text:p>1.47705315276301E+01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.4770531527615E+018" calcext:value-type="float">
            <text:p>1.4770531527615E+018</text:p>
          </table:table-cell>
          <table:table-cell office:value-type="float" office:value="1.47705315276359E+018" calcext:value-type="float">
            <text:p>1.47705315276359E+01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.47705315276244E+018" calcext:value-type="float">
            <text:p>1.47705315276244E+018</text:p>
          </table:table-cell>
          <table:table-cell office:value-type="float" office:value="1.47705315276385E+018" calcext:value-type="float">
            <text:p>1.47705315276385E+01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.47705315276332E+018" calcext:value-type="float">
            <text:p>1.47705315276332E+018</text:p>
          </table:table-cell>
          <table:table-cell office:value-type="float" office:value="1.47705315276455E+018" calcext:value-type="float">
            <text:p>1.47705315276455E+01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.47705315276418E+018" calcext:value-type="float">
            <text:p>1.47705315276418E+018</text:p>
          </table:table-cell>
          <table:table-cell office:value-type="float" office:value="1.47705315276519E+018" calcext:value-type="float">
            <text:p>1.47705315276519E+01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.47705315276487E+018" calcext:value-type="float">
            <text:p>1.47705315276487E+018</text:p>
          </table:table-cell>
          <table:table-cell office:value-type="float" office:value="1.47705315276593E+018" calcext:value-type="float">
            <text:p>1.47705315276593E+01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.47705315276554E+018" calcext:value-type="float">
            <text:p>1.47705315276554E+018</text:p>
          </table:table-cell>
          <table:table-cell office:value-type="float" office:value="1.47705315276663E+018" calcext:value-type="float">
            <text:p>1.47705315276663E+01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.47705315276627E+018" calcext:value-type="float">
            <text:p>1.47705315276627E+018</text:p>
          </table:table-cell>
          <table:table-cell office:value-type="float" office:value="1.47705315276728E+018" calcext:value-type="float">
            <text:p>1.47705315276728E+01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.47705315276695E+018" calcext:value-type="float">
            <text:p>1.47705315276695E+018</text:p>
          </table:table-cell>
          <table:table-cell office:value-type="float" office:value="1.47705315276787E+018" calcext:value-type="float">
            <text:p>1.47705315276787E+01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.47705315276764E+018" calcext:value-type="float">
            <text:p>1.47705315276764E+018</text:p>
          </table:table-cell>
          <table:table-cell office:value-type="float" office:value="1.4770531527686E+018" calcext:value-type="float">
            <text:p>1.4770531527686E+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47705315276831E+018" calcext:value-type="float">
            <text:p>1.47705315276831E+018</text:p>
          </table:table-cell>
          <table:table-cell office:value-type="float" office:value="1.47705315276924E+018" calcext:value-type="float">
            <text:p>1.47705315276924E+01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.47705315276897E+018" calcext:value-type="float">
            <text:p>1.47705315276897E+018</text:p>
          </table:table-cell>
          <table:table-cell office:value-type="float" office:value="1.47705315276997E+018" calcext:value-type="float">
            <text:p>1.47705315276997E+01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.47705315276964E+018" calcext:value-type="float">
            <text:p>1.47705315276964E+018</text:p>
          </table:table-cell>
          <table:table-cell office:value-type="float" office:value="1.47705315277048E+018" calcext:value-type="float">
            <text:p>1.47705315277048E+01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.47705315277032E+018" calcext:value-type="float">
            <text:p>1.47705315277032E+018</text:p>
          </table:table-cell>
          <table:table-cell office:value-type="float" office:value="1.47705315277131E+018" calcext:value-type="float">
            <text:p>1.47705315277131E+01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.47705315277098E+018" calcext:value-type="float">
            <text:p>1.47705315277098E+018</text:p>
          </table:table-cell>
          <table:table-cell office:value-type="float" office:value="1.47705315277196E+018" calcext:value-type="float">
            <text:p>1.47705315277196E+01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.47705315277163E+018" calcext:value-type="float">
            <text:p>1.47705315277163E+018</text:p>
          </table:table-cell>
          <table:table-cell office:value-type="float" office:value="1.47705315277266E+018" calcext:value-type="float">
            <text:p>1.47705315277266E+01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.47705315277231E+018" calcext:value-type="float">
            <text:p>1.47705315277231E+018</text:p>
          </table:table-cell>
          <table:table-cell office:value-type="float" office:value="1.47705315277325E+018" calcext:value-type="float">
            <text:p>1.47705315277325E+01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.47705315277298E+018" calcext:value-type="float">
            <text:p>1.47705315277298E+018</text:p>
          </table:table-cell>
          <table:table-cell office:value-type="float" office:value="1.47705315277397E+018" calcext:value-type="float">
            <text:p>1.47705315277397E+01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.47705315277366E+018" calcext:value-type="float">
            <text:p>1.47705315277366E+018</text:p>
          </table:table-cell>
          <table:table-cell office:value-type="float" office:value="1.47705315277467E+018" calcext:value-type="float">
            <text:p>1.47705315277467E+01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.47705315277432E+018" calcext:value-type="float">
            <text:p>1.47705315277432E+018</text:p>
          </table:table-cell>
          <table:table-cell office:value-type="float" office:value="1.47705315277527E+018" calcext:value-type="float">
            <text:p>1.47705315277527E+01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.477053152775E+018" calcext:value-type="float">
            <text:p>1.477053152775E+018</text:p>
          </table:table-cell>
          <table:table-cell office:value-type="float" office:value="1.47705315277603E+018" calcext:value-type="float">
            <text:p>1.47705315277603E+01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.47705315277568E+018" calcext:value-type="float">
            <text:p>1.47705315277568E+018</text:p>
          </table:table-cell>
          <table:table-cell office:value-type="float" office:value="1.47705315277674E+018" calcext:value-type="float">
            <text:p>1.47705315277674E+01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.47705315277639E+018" calcext:value-type="float">
            <text:p>1.47705315277639E+018</text:p>
          </table:table-cell>
          <table:table-cell office:value-type="float" office:value="1.47705315277753E+018" calcext:value-type="float">
            <text:p>1.47705315277753E+01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.47705315277707E+018" calcext:value-type="float">
            <text:p>1.47705315277707E+018</text:p>
          </table:table-cell>
          <table:table-cell office:value-type="float" office:value="1.4770531527781E+018" calcext:value-type="float">
            <text:p>1.4770531527781E+01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.47705315277778E+018" calcext:value-type="float">
            <text:p>1.47705315277778E+018</text:p>
          </table:table-cell>
          <table:table-cell office:value-type="float" office:value="1.47705315277878E+018" calcext:value-type="float">
            <text:p>1.47705315277878E+01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.47705315277845E+018" calcext:value-type="float">
            <text:p>1.47705315277845E+018</text:p>
          </table:table-cell>
          <table:table-cell office:value-type="float" office:value="1.47705315277948E+018" calcext:value-type="float">
            <text:p>1.47705315277948E+01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.47705315277912E+018" calcext:value-type="float">
            <text:p>1.47705315277912E+018</text:p>
          </table:table-cell>
          <table:table-cell office:value-type="float" office:value="1.47705315278012E+018" calcext:value-type="float">
            <text:p>1.47705315278012E+01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.4770531527798E+018" calcext:value-type="float">
            <text:p>1.4770531527798E+018</text:p>
          </table:table-cell>
          <table:table-cell office:value-type="float" office:value="1.4770531527807E+018" calcext:value-type="float">
            <text:p>1.4770531527807E+01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.47705315278047E+018" calcext:value-type="float">
            <text:p>1.47705315278047E+018</text:p>
          </table:table-cell>
          <table:table-cell office:value-type="float" office:value="1.47705315278162E+018" calcext:value-type="float">
            <text:p>1.47705315278162E+01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.47705315278115E+018" calcext:value-type="float">
            <text:p>1.47705315278115E+018</text:p>
          </table:table-cell>
          <table:table-cell office:value-type="float" office:value="1.4770531527826E+018" calcext:value-type="float">
            <text:p>1.4770531527826E+01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.47705315278181E+018" calcext:value-type="float">
            <text:p>1.47705315278181E+018</text:p>
          </table:table-cell>
          <table:table-cell office:value-type="float" office:value="1.47705315278283E+018" calcext:value-type="float">
            <text:p>1.47705315278283E+01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.47705315278234E+018" calcext:value-type="float">
            <text:p>1.47705315278234E+018</text:p>
          </table:table-cell>
          <table:table-cell office:value-type="float" office:value="1.47705315278325E+018" calcext:value-type="float">
            <text:p>1.47705315278325E+01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.47705315278338E+018" calcext:value-type="float">
            <text:p>1.47705315278338E+018</text:p>
          </table:table-cell>
          <table:table-cell office:value-type="float" office:value="1.47705315278415E+018" calcext:value-type="float">
            <text:p>1.47705315278415E+01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.47705315278385E+018" calcext:value-type="float">
            <text:p>1.47705315278385E+018</text:p>
          </table:table-cell>
          <table:table-cell office:value-type="float" office:value="1.47705315278484E+018" calcext:value-type="float">
            <text:p>1.47705315278484E+01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.47705315278451E+018" calcext:value-type="float">
            <text:p>1.47705315278451E+018</text:p>
          </table:table-cell>
          <table:table-cell office:value-type="float" office:value="1.47705315278553E+018" calcext:value-type="float">
            <text:p>1.47705315278553E+01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.47705315278519E+018" calcext:value-type="float">
            <text:p>1.47705315278519E+018</text:p>
          </table:table-cell>
          <table:table-cell office:value-type="float" office:value="1.47705315278619E+018" calcext:value-type="float">
            <text:p>1.47705315278619E+01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.47705315278591E+018" calcext:value-type="float">
            <text:p>1.47705315278591E+018</text:p>
          </table:table-cell>
          <table:table-cell office:value-type="float" office:value="1.47705315278694E+018" calcext:value-type="float">
            <text:p>1.47705315278694E+01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.4770531527866E+018" calcext:value-type="float">
            <text:p>1.4770531527866E+018</text:p>
          </table:table-cell>
          <table:table-cell office:value-type="float" office:value="1.47705315278762E+018" calcext:value-type="float">
            <text:p>1.47705315278762E+01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.47705315278727E+018" calcext:value-type="float">
            <text:p>1.47705315278727E+018</text:p>
          </table:table-cell>
          <table:table-cell office:value-type="float" office:value="1.47705315278822E+018" calcext:value-type="float">
            <text:p>1.47705315278822E+01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.47705315278795E+018" calcext:value-type="float">
            <text:p>1.47705315278795E+018</text:p>
          </table:table-cell>
          <table:table-cell office:value-type="float" office:value="1.47705315278896E+018" calcext:value-type="float">
            <text:p>1.47705315278896E+01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.47705315278863E+018" calcext:value-type="float">
            <text:p>1.47705315278863E+018</text:p>
          </table:table-cell>
          <table:table-cell office:value-type="float" office:value="1.47705315278962E+018" calcext:value-type="float">
            <text:p>1.47705315278962E+01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.47705315278929E+018" calcext:value-type="float">
            <text:p>1.47705315278929E+018</text:p>
          </table:table-cell>
          <table:table-cell office:value-type="float" office:value="1.47705315279023E+018" calcext:value-type="float">
            <text:p>1.47705315279023E+01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.47705315278996E+018" calcext:value-type="float">
            <text:p>1.47705315278996E+018</text:p>
          </table:table-cell>
          <table:table-cell office:value-type="float" office:value="1.47705315279093E+018" calcext:value-type="float">
            <text:p>1.47705315279093E+01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47705315279063E+018" calcext:value-type="float">
            <text:p>1.47705315279063E+018</text:p>
          </table:table-cell>
          <table:table-cell office:value-type="float" office:value="1.47705315279163E+018" calcext:value-type="float">
            <text:p>1.47705315279163E+01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.47705315279129E+018" calcext:value-type="float">
            <text:p>1.47705315279129E+018</text:p>
          </table:table-cell>
          <table:table-cell office:value-type="float" office:value="1.47705315279233E+018" calcext:value-type="float">
            <text:p>1.47705315279233E+01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.47705315279197E+018" calcext:value-type="float">
            <text:p>1.47705315279197E+018</text:p>
          </table:table-cell>
          <table:table-cell office:value-type="float" office:value="1.47705315279297E+018" calcext:value-type="float">
            <text:p>1.47705315279297E+01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.47705315279265E+018" calcext:value-type="float">
            <text:p>1.47705315279265E+018</text:p>
          </table:table-cell>
          <table:table-cell office:value-type="float" office:value="1.47705315279349E+018" calcext:value-type="float">
            <text:p>1.47705315279349E+01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.47705315279333E+018" calcext:value-type="float">
            <text:p>1.47705315279333E+018</text:p>
          </table:table-cell>
          <table:table-cell office:value-type="float" office:value="1.47705315279445E+018" calcext:value-type="float">
            <text:p>1.47705315279445E+01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.47705315279399E+018" calcext:value-type="float">
            <text:p>1.47705315279399E+018</text:p>
          </table:table-cell>
          <table:table-cell office:value-type="float" office:value="1.47705315279505E+018" calcext:value-type="float">
            <text:p>1.47705315279505E+01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.47705315279464E+018" calcext:value-type="float">
            <text:p>1.47705315279464E+018</text:p>
          </table:table-cell>
          <table:table-cell office:value-type="float" office:value="1.4770531527957E+018" calcext:value-type="float">
            <text:p>1.4770531527957E+01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.47705315279536E+018" calcext:value-type="float">
            <text:p>1.47705315279536E+018</text:p>
          </table:table-cell>
          <table:table-cell office:value-type="float" office:value="1.47705315279644E+018" calcext:value-type="float">
            <text:p>1.47705315279644E+01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.47705315279608E+018" calcext:value-type="float">
            <text:p>1.47705315279608E+018</text:p>
          </table:table-cell>
          <table:table-cell office:value-type="float" office:value="1.47705315279704E+018" calcext:value-type="float">
            <text:p>1.47705315279704E+01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.47705315279676E+018" calcext:value-type="float">
            <text:p>1.47705315279676E+018</text:p>
          </table:table-cell>
          <table:table-cell office:value-type="float" office:value="1.47705315279777E+018" calcext:value-type="float">
            <text:p>1.47705315279777E+01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.47705315279744E+018" calcext:value-type="float">
            <text:p>1.47705315279744E+018</text:p>
          </table:table-cell>
          <table:table-cell office:value-type="float" office:value="1.47705315279828E+018" calcext:value-type="float">
            <text:p>1.47705315279828E+01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.47705315279811E+018" calcext:value-type="float">
            <text:p>1.47705315279811E+018</text:p>
          </table:table-cell>
          <table:table-cell office:value-type="float" office:value="1.47705315279907E+018" calcext:value-type="float">
            <text:p>1.47705315279907E+01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.47705315279878E+018" calcext:value-type="float">
            <text:p>1.47705315279878E+018</text:p>
          </table:table-cell>
          <table:table-cell office:value-type="float" office:value="1.47705315279976E+018" calcext:value-type="float">
            <text:p>1.47705315279976E+01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.47705315279943E+018" calcext:value-type="float">
            <text:p>1.47705315279943E+018</text:p>
          </table:table-cell>
          <table:table-cell office:value-type="float" office:value="1.47705315280045E+018" calcext:value-type="float">
            <text:p>1.47705315280045E+01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.47705315280011E+018" calcext:value-type="float">
            <text:p>1.47705315280011E+018</text:p>
          </table:table-cell>
          <table:table-cell office:value-type="float" office:value="1.47705315280105E+018" calcext:value-type="float">
            <text:p>1.47705315280105E+01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.47705315280078E+018" calcext:value-type="float">
            <text:p>1.47705315280078E+018</text:p>
          </table:table-cell>
          <table:table-cell office:value-type="float" office:value="1.47705315280176E+018" calcext:value-type="float">
            <text:p>1.47705315280176E+01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.47705315280145E+018" calcext:value-type="float">
            <text:p>1.47705315280145E+018</text:p>
          </table:table-cell>
          <table:table-cell office:value-type="float" office:value="1.47705315280246E+018" calcext:value-type="float">
            <text:p>1.47705315280246E+01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47705315280211E+018" calcext:value-type="float">
            <text:p>1.47705315280211E+018</text:p>
          </table:table-cell>
          <table:table-cell office:value-type="float" office:value="1.47705315280306E+018" calcext:value-type="float">
            <text:p>1.47705315280306E+01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.47705315280279E+018" calcext:value-type="float">
            <text:p>1.47705315280279E+018</text:p>
          </table:table-cell>
          <table:table-cell office:value-type="float" office:value="1.47705315280377E+018" calcext:value-type="float">
            <text:p>1.47705315280377E+01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.47705315280347E+018" calcext:value-type="float">
            <text:p>1.47705315280347E+018</text:p>
          </table:table-cell>
          <table:table-cell office:value-type="float" office:value="1.47705315280446E+018" calcext:value-type="float">
            <text:p>1.47705315280446E+01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47705315280412E+018" calcext:value-type="float">
            <text:p>1.47705315280412E+018</text:p>
          </table:table-cell>
          <table:table-cell office:value-type="float" office:value="1.47705315280511E+018" calcext:value-type="float">
            <text:p>1.47705315280511E+01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.4770531528048E+018" calcext:value-type="float">
            <text:p>1.4770531528048E+018</text:p>
          </table:table-cell>
          <table:table-cell office:value-type="float" office:value="1.47705315280585E+018" calcext:value-type="float">
            <text:p>1.47705315280585E+01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.47705315280549E+018" calcext:value-type="float">
            <text:p>1.47705315280549E+018</text:p>
          </table:table-cell>
          <table:table-cell office:value-type="float" office:value="1.47705315280656E+018" calcext:value-type="float">
            <text:p>1.47705315280656E+01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.47705315280621E+018" calcext:value-type="float">
            <text:p>1.47705315280621E+018</text:p>
          </table:table-cell>
          <table:table-cell office:value-type="float" office:value="1.47705315280701E+018" calcext:value-type="float">
            <text:p>1.47705315280701E+01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.4770531528069E+018" calcext:value-type="float">
            <text:p>1.4770531528069E+018</text:p>
          </table:table-cell>
          <table:table-cell office:value-type="float" office:value="1.47705315280786E+018" calcext:value-type="float">
            <text:p>1.47705315280786E+01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.47705315280756E+018" calcext:value-type="float">
            <text:p>1.47705315280756E+018</text:p>
          </table:table-cell>
          <table:table-cell office:value-type="float" office:value="1.47705315280838E+018" calcext:value-type="float">
            <text:p>1.47705315280838E+01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.47705315280822E+018" calcext:value-type="float">
            <text:p>1.47705315280822E+018</text:p>
          </table:table-cell>
          <table:table-cell office:value-type="float" office:value="1.47705315280922E+018" calcext:value-type="float">
            <text:p>1.47705315280922E+01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47705315280888E+018" calcext:value-type="float">
            <text:p>1.47705315280888E+018</text:p>
          </table:table-cell>
          <table:table-cell office:value-type="float" office:value="1.47705315280997E+018" calcext:value-type="float">
            <text:p>1.47705315280997E+01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.47705315280956E+018" calcext:value-type="float">
            <text:p>1.47705315280956E+018</text:p>
          </table:table-cell>
          <table:table-cell office:value-type="float" office:value="1.47705315281062E+018" calcext:value-type="float">
            <text:p>1.47705315281062E+01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.47705315281029E+018" calcext:value-type="float">
            <text:p>1.47705315281029E+018</text:p>
          </table:table-cell>
          <table:table-cell office:value-type="float" office:value="1.4770531528113E+018" calcext:value-type="float">
            <text:p>1.4770531528113E+01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47705315281097E+018" calcext:value-type="float">
            <text:p>1.47705315281097E+018</text:p>
          </table:table-cell>
          <table:table-cell office:value-type="float" office:value="1.4770531528119E+018" calcext:value-type="float">
            <text:p>1.4770531528119E+01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.47705315281163E+018" calcext:value-type="float">
            <text:p>1.47705315281163E+018</text:p>
          </table:table-cell>
          <table:table-cell office:value-type="float" office:value="1.47705315281263E+018" calcext:value-type="float">
            <text:p>1.47705315281263E+01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.4770531528123E+018" calcext:value-type="float">
            <text:p>1.4770531528123E+018</text:p>
          </table:table-cell>
          <table:table-cell office:value-type="float" office:value="1.47705315281329E+018" calcext:value-type="float">
            <text:p>1.47705315281329E+01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.47705315281295E+018" calcext:value-type="float">
            <text:p>1.47705315281295E+018</text:p>
          </table:table-cell>
          <table:table-cell office:value-type="float" office:value="1.47705315281394E+018" calcext:value-type="float">
            <text:p>1.47705315281394E+01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.47705315281362E+018" calcext:value-type="float">
            <text:p>1.47705315281362E+018</text:p>
          </table:table-cell>
          <table:table-cell office:value-type="float" office:value="1.47705315281439E+018" calcext:value-type="float">
            <text:p>1.47705315281439E+01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.47705315281446E+018" calcext:value-type="float">
            <text:p>1.47705315281446E+018</text:p>
          </table:table-cell>
          <table:table-cell office:value-type="float" office:value="1.47705315281531E+018" calcext:value-type="float">
            <text:p>1.47705315281531E+01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.477053152815E+018" calcext:value-type="float">
            <text:p>1.477053152815E+018</text:p>
          </table:table-cell>
          <table:table-cell office:value-type="float" office:value="1.47705315281597E+018" calcext:value-type="float">
            <text:p>1.47705315281597E+01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.47705315281568E+018" calcext:value-type="float">
            <text:p>1.47705315281568E+018</text:p>
          </table:table-cell>
          <table:table-cell office:value-type="float" office:value="1.47705315281671E+018" calcext:value-type="float">
            <text:p>1.47705315281671E+01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.47705315281641E+018" calcext:value-type="float">
            <text:p>1.47705315281641E+018</text:p>
          </table:table-cell>
          <table:table-cell office:value-type="float" office:value="1.47705315281723E+018" calcext:value-type="float">
            <text:p>1.47705315281723E+01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.47705315281707E+018" calcext:value-type="float">
            <text:p>1.47705315281707E+018</text:p>
          </table:table-cell>
          <table:table-cell office:value-type="float" office:value="1.47705315281806E+018" calcext:value-type="float">
            <text:p>1.47705315281806E+01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.47705315281775E+018" calcext:value-type="float">
            <text:p>1.47705315281775E+018</text:p>
          </table:table-cell>
          <table:table-cell office:value-type="float" office:value="1.4770531528187E+018" calcext:value-type="float">
            <text:p>1.4770531528187E+01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.47705315281843E+018" calcext:value-type="float">
            <text:p>1.47705315281843E+018</text:p>
          </table:table-cell>
          <table:table-cell office:value-type="float" office:value="1.47705315281944E+018" calcext:value-type="float">
            <text:p>1.47705315281944E+01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.4770531528191E+018" calcext:value-type="float">
            <text:p>1.4770531528191E+018</text:p>
          </table:table-cell>
          <table:table-cell office:value-type="float" office:value="1.47705315281992E+018" calcext:value-type="float">
            <text:p>1.47705315281992E+01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.47705315281975E+018" calcext:value-type="float">
            <text:p>1.47705315281975E+018</text:p>
          </table:table-cell>
          <table:table-cell office:value-type="float" office:value="1.4770531528207E+018" calcext:value-type="float">
            <text:p>1.4770531528207E+01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.47705315282041E+018" calcext:value-type="float">
            <text:p>1.47705315282041E+018</text:p>
          </table:table-cell>
          <table:table-cell office:value-type="float" office:value="1.4770531528214E+018" calcext:value-type="float">
            <text:p>1.4770531528214E+01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.47705315282107E+018" calcext:value-type="float">
            <text:p>1.47705315282107E+018</text:p>
          </table:table-cell>
          <table:table-cell office:value-type="float" office:value="1.47705315282209E+018" calcext:value-type="float">
            <text:p>1.47705315282209E+01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.47705315282174E+018" calcext:value-type="float">
            <text:p>1.47705315282174E+018</text:p>
          </table:table-cell>
          <table:table-cell office:value-type="float" office:value="1.47705315282269E+018" calcext:value-type="float">
            <text:p>1.47705315282269E+01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.47705315282242E+018" calcext:value-type="float">
            <text:p>1.47705315282242E+018</text:p>
          </table:table-cell>
          <table:table-cell office:value-type="float" office:value="1.47705315282339E+018" calcext:value-type="float">
            <text:p>1.47705315282339E+01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.47705315282309E+018" calcext:value-type="float">
            <text:p>1.47705315282309E+018</text:p>
          </table:table-cell>
          <table:table-cell office:value-type="float" office:value="1.47705315282409E+018" calcext:value-type="float">
            <text:p>1.47705315282409E+01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.47705315282375E+018" calcext:value-type="float">
            <text:p>1.47705315282375E+018</text:p>
          </table:table-cell>
          <table:table-cell office:value-type="float" office:value="1.47705315282469E+018" calcext:value-type="float">
            <text:p>1.47705315282469E+01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.47705315282442E+018" calcext:value-type="float">
            <text:p>1.47705315282442E+018</text:p>
          </table:table-cell>
          <table:table-cell office:value-type="float" office:value="1.4770531528254E+018" calcext:value-type="float">
            <text:p>1.4770531528254E+01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.47705315282509E+018" calcext:value-type="float">
            <text:p>1.47705315282509E+018</text:p>
          </table:table-cell>
          <table:table-cell office:value-type="float" office:value="1.47705315282615E+018" calcext:value-type="float">
            <text:p>1.47705315282615E+01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.4770531528258E+018" calcext:value-type="float">
            <text:p>1.4770531528258E+018</text:p>
          </table:table-cell>
          <table:table-cell office:value-type="float" office:value="1.47705315282694E+018" calcext:value-type="float">
            <text:p>1.47705315282694E+01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.47705315282648E+018" calcext:value-type="float">
            <text:p>1.47705315282648E+018</text:p>
          </table:table-cell>
          <table:table-cell office:value-type="float" office:value="1.47705315282752E+018" calcext:value-type="float">
            <text:p>1.47705315282752E+01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.4770531528272E+018" calcext:value-type="float">
            <text:p>1.4770531528272E+018</text:p>
          </table:table-cell>
          <table:table-cell office:value-type="float" office:value="1.4770531528282E+018" calcext:value-type="float">
            <text:p>1.4770531528282E+01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.47705315282787E+018" calcext:value-type="float">
            <text:p>1.47705315282787E+018</text:p>
          </table:table-cell>
          <table:table-cell office:value-type="float" office:value="1.4770531528289E+018" calcext:value-type="float">
            <text:p>1.4770531528289E+01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.47705315282854E+018" calcext:value-type="float">
            <text:p>1.47705315282854E+018</text:p>
          </table:table-cell>
          <table:table-cell office:value-type="float" office:value="1.47705315282954E+018" calcext:value-type="float">
            <text:p>1.47705315282954E+01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.47705315282921E+018" calcext:value-type="float">
            <text:p>1.47705315282921E+018</text:p>
          </table:table-cell>
          <table:table-cell office:value-type="float" office:value="1.47705315283005E+018" calcext:value-type="float">
            <text:p>1.47705315283005E+01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.47705315282989E+018" calcext:value-type="float">
            <text:p>1.47705315282989E+018</text:p>
          </table:table-cell>
          <table:table-cell office:value-type="float" office:value="1.4770531528309E+018" calcext:value-type="float">
            <text:p>1.4770531528309E+01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.47705315283056E+018" calcext:value-type="float">
            <text:p>1.47705315283056E+018</text:p>
          </table:table-cell>
          <table:table-cell office:value-type="float" office:value="1.47705315283198E+018" calcext:value-type="float">
            <text:p>1.47705315283198E+01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.47705315283119E+018" calcext:value-type="float">
            <text:p>1.47705315283119E+018</text:p>
          </table:table-cell>
          <table:table-cell office:value-type="float" office:value="1.47705315283224E+018" calcext:value-type="float">
            <text:p>1.47705315283224E+01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.47705315283172E+018" calcext:value-type="float">
            <text:p>1.47705315283172E+018</text:p>
          </table:table-cell>
          <table:table-cell office:value-type="float" office:value="1.47705315283293E+018" calcext:value-type="float">
            <text:p>1.47705315283293E+01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.47705315283258E+018" calcext:value-type="float">
            <text:p>1.47705315283258E+018</text:p>
          </table:table-cell>
          <table:table-cell office:value-type="float" office:value="1.47705315283353E+018" calcext:value-type="float">
            <text:p>1.47705315283353E+01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.47705315283326E+018" calcext:value-type="float">
            <text:p>1.47705315283326E+018</text:p>
          </table:table-cell>
          <table:table-cell office:value-type="float" office:value="1.47705315283423E+018" calcext:value-type="float">
            <text:p>1.47705315283423E+01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47705315283393E+018" calcext:value-type="float">
            <text:p>1.47705315283393E+018</text:p>
          </table:table-cell>
          <table:table-cell office:value-type="float" office:value="1.47705315283475E+018" calcext:value-type="float">
            <text:p>1.47705315283475E+01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.47705315283459E+018" calcext:value-type="float">
            <text:p>1.47705315283459E+018</text:p>
          </table:table-cell>
          <table:table-cell office:value-type="float" office:value="1.47705315283555E+018" calcext:value-type="float">
            <text:p>1.47705315283555E+01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.47705315283525E+018" calcext:value-type="float">
            <text:p>1.47705315283525E+018</text:p>
          </table:table-cell>
          <table:table-cell office:value-type="float" office:value="1.47705315283629E+018" calcext:value-type="float">
            <text:p>1.47705315283629E+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47705315283595E+018" calcext:value-type="float">
            <text:p>1.47705315283595E+018</text:p>
          </table:table-cell>
          <table:table-cell office:value-type="float" office:value="1.47705315283698E+018" calcext:value-type="float">
            <text:p>1.47705315283698E+01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.47705315283663E+018" calcext:value-type="float">
            <text:p>1.47705315283663E+018</text:p>
          </table:table-cell>
          <table:table-cell office:value-type="float" office:value="1.47705315283758E+018" calcext:value-type="float">
            <text:p>1.47705315283758E+01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.4770531528373E+018" calcext:value-type="float">
            <text:p>1.4770531528373E+018</text:p>
          </table:table-cell>
          <table:table-cell office:value-type="float" office:value="1.47705315283831E+018" calcext:value-type="float">
            <text:p>1.47705315283831E+01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.47705315283798E+018" calcext:value-type="float">
            <text:p>1.47705315283798E+018</text:p>
          </table:table-cell>
          <table:table-cell office:value-type="float" office:value="1.47705315283899E+018" calcext:value-type="float">
            <text:p>1.47705315283899E+01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.47705315283865E+018" calcext:value-type="float">
            <text:p>1.47705315283865E+018</text:p>
          </table:table-cell>
          <table:table-cell office:value-type="float" office:value="1.4770531528396E+018" calcext:value-type="float">
            <text:p>1.4770531528396E+01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.47705315283933E+018" calcext:value-type="float">
            <text:p>1.47705315283933E+018</text:p>
          </table:table-cell>
          <table:table-cell office:value-type="float" office:value="1.47705315284034E+018" calcext:value-type="float">
            <text:p>1.47705315284034E+01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.47705315284001E+018" calcext:value-type="float">
            <text:p>1.47705315284001E+018</text:p>
          </table:table-cell>
          <table:table-cell office:value-type="float" office:value="1.477053152841E+018" calcext:value-type="float">
            <text:p>1.477053152841E+01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.47705315284067E+018" calcext:value-type="float">
            <text:p>1.47705315284067E+018</text:p>
          </table:table-cell>
          <table:table-cell office:value-type="float" office:value="1.47705315284158E+018" calcext:value-type="float">
            <text:p>1.47705315284158E+01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.47705315284134E+018" calcext:value-type="float">
            <text:p>1.47705315284134E+018</text:p>
          </table:table-cell>
          <table:table-cell office:value-type="float" office:value="1.47705315284234E+018" calcext:value-type="float">
            <text:p>1.47705315284234E+01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.477053152842E+018" calcext:value-type="float">
            <text:p>1.477053152842E+018</text:p>
          </table:table-cell>
          <table:table-cell office:value-type="float" office:value="1.47705315284303E+018" calcext:value-type="float">
            <text:p>1.47705315284303E+01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47705315284265E+018" calcext:value-type="float">
            <text:p>1.47705315284265E+018</text:p>
          </table:table-cell>
          <table:table-cell office:value-type="float" office:value="1.47705315284374E+018" calcext:value-type="float">
            <text:p>1.47705315284374E+01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.47705315284334E+018" calcext:value-type="float">
            <text:p>1.47705315284334E+018</text:p>
          </table:table-cell>
          <table:table-cell office:value-type="float" office:value="1.47705315284439E+018" calcext:value-type="float">
            <text:p>1.47705315284439E+01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47705315284406E+018" calcext:value-type="float">
            <text:p>1.47705315284406E+018</text:p>
          </table:table-cell>
          <table:table-cell office:value-type="float" office:value="1.4770531528449E+018" calcext:value-type="float">
            <text:p>1.4770531528449E+01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.47705315284473E+018" calcext:value-type="float">
            <text:p>1.47705315284473E+018</text:p>
          </table:table-cell>
          <table:table-cell office:value-type="float" office:value="1.47705315284568E+018" calcext:value-type="float">
            <text:p>1.47705315284568E+01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4770531528454E+018" calcext:value-type="float">
            <text:p>1.4770531528454E+018</text:p>
          </table:table-cell>
          <table:table-cell office:value-type="float" office:value="1.47705315284638E+018" calcext:value-type="float">
            <text:p>1.47705315284638E+01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.4770531528461E+018" calcext:value-type="float">
            <text:p>1.4770531528461E+018</text:p>
          </table:table-cell>
          <table:table-cell office:value-type="float" office:value="1.47705315284712E+018" calcext:value-type="float">
            <text:p>1.47705315284712E+01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.47705315284678E+018" calcext:value-type="float">
            <text:p>1.47705315284678E+018</text:p>
          </table:table-cell>
          <table:table-cell office:value-type="float" office:value="1.47705315284755E+018" calcext:value-type="float">
            <text:p>1.47705315284755E+01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.47705315284744E+018" calcext:value-type="float">
            <text:p>1.47705315284744E+018</text:p>
          </table:table-cell>
          <table:table-cell office:value-type="float" office:value="1.4770531528484E+018" calcext:value-type="float">
            <text:p>1.4770531528484E+01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.4770531528481E+018" calcext:value-type="float">
            <text:p>1.4770531528481E+018</text:p>
          </table:table-cell>
          <table:table-cell office:value-type="float" office:value="1.47705315284909E+018" calcext:value-type="float">
            <text:p>1.47705315284909E+01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.47705315284876E+018" calcext:value-type="float">
            <text:p>1.47705315284876E+018</text:p>
          </table:table-cell>
          <table:table-cell office:value-type="float" office:value="1.47705315284978E+018" calcext:value-type="float">
            <text:p>1.47705315284978E+01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47705315284943E+018" calcext:value-type="float">
            <text:p>1.47705315284943E+018</text:p>
          </table:table-cell>
          <table:table-cell office:value-type="float" office:value="1.47705315285037E+018" calcext:value-type="float">
            <text:p>1.47705315285037E+01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.4770531528501E+018" calcext:value-type="float">
            <text:p>1.4770531528501E+018</text:p>
          </table:table-cell>
          <table:table-cell office:value-type="float" office:value="1.47705315285108E+018" calcext:value-type="float">
            <text:p>1.47705315285108E+01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.47705315285078E+018" calcext:value-type="float">
            <text:p>1.47705315285078E+018</text:p>
          </table:table-cell>
          <table:table-cell office:value-type="float" office:value="1.47705315285179E+018" calcext:value-type="float">
            <text:p>1.47705315285179E+01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47705315285144E+018" calcext:value-type="float">
            <text:p>1.47705315285144E+018</text:p>
          </table:table-cell>
          <table:table-cell office:value-type="float" office:value="1.47705315285219E+018" calcext:value-type="float">
            <text:p>1.47705315285219E+01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.47705315285231E+018" calcext:value-type="float">
            <text:p>1.47705315285231E+018</text:p>
          </table:table-cell>
          <table:table-cell office:value-type="float" office:value="1.47705315285312E+018" calcext:value-type="float">
            <text:p>1.47705315285312E+01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.47705315285278E+018" calcext:value-type="float">
            <text:p>1.47705315285278E+018</text:p>
          </table:table-cell>
          <table:table-cell office:value-type="float" office:value="1.4770531528538E+018" calcext:value-type="float">
            <text:p>1.4770531528538E+01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.47705315285345E+018" calcext:value-type="float">
            <text:p>1.47705315285345E+018</text:p>
          </table:table-cell>
          <table:table-cell office:value-type="float" office:value="1.47705315285461E+018" calcext:value-type="float">
            <text:p>1.47705315285461E+01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.47705315285414E+018" calcext:value-type="float">
            <text:p>1.47705315285414E+018</text:p>
          </table:table-cell>
          <table:table-cell office:value-type="float" office:value="1.47705315285524E+018" calcext:value-type="float">
            <text:p>1.47705315285524E+01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.47705315285481E+018" calcext:value-type="float">
            <text:p>1.47705315285481E+018</text:p>
          </table:table-cell>
          <table:table-cell office:value-type="float" office:value="1.47705315285592E+018" calcext:value-type="float">
            <text:p>1.47705315285592E+01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.47705315285553E+018" calcext:value-type="float">
            <text:p>1.47705315285553E+018</text:p>
          </table:table-cell>
          <table:table-cell office:value-type="float" office:value="1.47705315285662E+018" calcext:value-type="float">
            <text:p>1.47705315285662E+01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47705315285626E+018" calcext:value-type="float">
            <text:p>1.47705315285626E+018</text:p>
          </table:table-cell>
          <table:table-cell office:value-type="float" office:value="1.47705315285727E+018" calcext:value-type="float">
            <text:p>1.47705315285727E+01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.47705315285694E+018" calcext:value-type="float">
            <text:p>1.47705315285694E+018</text:p>
          </table:table-cell>
          <table:table-cell office:value-type="float" office:value="1.47705315285779E+018" calcext:value-type="float">
            <text:p>1.47705315285779E+01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.47705315285762E+018" calcext:value-type="float">
            <text:p>1.47705315285762E+018</text:p>
          </table:table-cell>
          <table:table-cell office:value-type="float" office:value="1.47705315285875E+018" calcext:value-type="float">
            <text:p>1.47705315285875E+01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.47705315285829E+018" calcext:value-type="float">
            <text:p>1.47705315285829E+018</text:p>
          </table:table-cell>
          <table:table-cell office:value-type="float" office:value="1.47705315285936E+018" calcext:value-type="float">
            <text:p>1.47705315285936E+01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.47705315285894E+018" calcext:value-type="float">
            <text:p>1.47705315285894E+018</text:p>
          </table:table-cell>
          <table:table-cell office:value-type="float" office:value="1.47705315286011E+018" calcext:value-type="float">
            <text:p>1.47705315286011E+01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.47705315285965E+018" calcext:value-type="float">
            <text:p>1.47705315285965E+018</text:p>
          </table:table-cell>
          <table:table-cell office:value-type="float" office:value="1.47705315286072E+018" calcext:value-type="float">
            <text:p>1.47705315286072E+01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.47705315286037E+018" calcext:value-type="float">
            <text:p>1.47705315286037E+018</text:p>
          </table:table-cell>
          <table:table-cell office:value-type="float" office:value="1.47705315286133E+018" calcext:value-type="float">
            <text:p>1.47705315286133E+01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.47705315286105E+018" calcext:value-type="float">
            <text:p>1.47705315286105E+018</text:p>
          </table:table-cell>
          <table:table-cell office:value-type="float" office:value="1.47705315286203E+018" calcext:value-type="float">
            <text:p>1.47705315286203E+01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.47705315286173E+018" calcext:value-type="float">
            <text:p>1.47705315286173E+018</text:p>
          </table:table-cell>
          <table:table-cell office:value-type="float" office:value="1.47705315286272E+018" calcext:value-type="float">
            <text:p>1.47705315286272E+01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.47705315286238E+018" calcext:value-type="float">
            <text:p>1.47705315286238E+018</text:p>
          </table:table-cell>
          <table:table-cell office:value-type="float" office:value="1.47705315286337E+018" calcext:value-type="float">
            <text:p>1.47705315286337E+01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47705315286305E+018" calcext:value-type="float">
            <text:p>1.47705315286305E+018</text:p>
          </table:table-cell>
          <table:table-cell office:value-type="float" office:value="1.47705315286406E+018" calcext:value-type="float">
            <text:p>1.47705315286406E+01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.47705315286374E+018" calcext:value-type="float">
            <text:p>1.47705315286374E+018</text:p>
          </table:table-cell>
          <table:table-cell office:value-type="float" office:value="1.47705315286475E+018" calcext:value-type="float">
            <text:p>1.47705315286475E+01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.47705315286441E+018" calcext:value-type="float">
            <text:p>1.47705315286441E+018</text:p>
          </table:table-cell>
          <table:table-cell office:value-type="float" office:value="1.47705315286544E+018" calcext:value-type="float">
            <text:p>1.47705315286544E+01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.47705315286508E+018" calcext:value-type="float">
            <text:p>1.47705315286508E+018</text:p>
          </table:table-cell>
          <table:table-cell office:value-type="float" office:value="1.47705315286613E+018" calcext:value-type="float">
            <text:p>1.47705315286613E+01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.4770531528658E+018" calcext:value-type="float">
            <text:p>1.4770531528658E+018</text:p>
          </table:table-cell>
          <table:table-cell office:value-type="float" office:value="1.47705315286665E+018" calcext:value-type="float">
            <text:p>1.47705315286665E+01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.47705315286648E+018" calcext:value-type="float">
            <text:p>1.47705315286648E+018</text:p>
          </table:table-cell>
          <table:table-cell office:value-type="float" office:value="1.47705315286759E+018" calcext:value-type="float">
            <text:p>1.47705315286759E+018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47705315286715E+018" calcext:value-type="float">
            <text:p>1.47705315286715E+018</text:p>
          </table:table-cell>
          <table:table-cell office:value-type="float" office:value="1.47705315286812E+018" calcext:value-type="float">
            <text:p>1.47705315286812E+01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.47705315286784E+018" calcext:value-type="float">
            <text:p>1.47705315286784E+018</text:p>
          </table:table-cell>
          <table:table-cell office:value-type="float" office:value="1.47705315286886E+018" calcext:value-type="float">
            <text:p>1.47705315286886E+01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.47705315286852E+018" calcext:value-type="float">
            <text:p>1.47705315286852E+018</text:p>
          </table:table-cell>
          <table:table-cell office:value-type="float" office:value="1.47705315286954E+018" calcext:value-type="float">
            <text:p>1.47705315286954E+01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.47705315286918E+018" calcext:value-type="float">
            <text:p>1.47705315286918E+018</text:p>
          </table:table-cell>
          <table:table-cell office:value-type="float" office:value="1.47705315287014E+018" calcext:value-type="float">
            <text:p>1.47705315287014E+01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47705315286986E+018" calcext:value-type="float">
            <text:p>1.47705315286986E+018</text:p>
          </table:table-cell>
          <table:table-cell office:value-type="float" office:value="1.47705315287085E+018" calcext:value-type="float">
            <text:p>1.47705315287085E+01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.47705315287054E+018" calcext:value-type="float">
            <text:p>1.47705315287054E+018</text:p>
          </table:table-cell>
          <table:table-cell office:value-type="float" office:value="1.47705315287156E+018" calcext:value-type="float">
            <text:p>1.47705315287156E+01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.47705315287121E+018" calcext:value-type="float">
            <text:p>1.47705315287121E+018</text:p>
          </table:table-cell>
          <table:table-cell office:value-type="float" office:value="1.47705315287217E+018" calcext:value-type="float">
            <text:p>1.47705315287217E+01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.47705315287189E+018" calcext:value-type="float">
            <text:p>1.47705315287189E+018</text:p>
          </table:table-cell>
          <table:table-cell office:value-type="float" office:value="1.4770531528729E+018" calcext:value-type="float">
            <text:p>1.4770531528729E+01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.47705315287257E+018" calcext:value-type="float">
            <text:p>1.47705315287257E+018</text:p>
          </table:table-cell>
          <table:table-cell office:value-type="float" office:value="1.47705315287356E+018" calcext:value-type="float">
            <text:p>1.47705315287356E+01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.47705315287322E+018" calcext:value-type="float">
            <text:p>1.47705315287322E+018</text:p>
          </table:table-cell>
          <table:table-cell office:value-type="float" office:value="1.47705315287417E+018" calcext:value-type="float">
            <text:p>1.47705315287417E+01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4770531528739E+018" calcext:value-type="float">
            <text:p>1.4770531528739E+018</text:p>
          </table:table-cell>
          <table:table-cell office:value-type="float" office:value="1.4770531528749E+018" calcext:value-type="float">
            <text:p>1.4770531528749E+01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.47705315287457E+018" calcext:value-type="float">
            <text:p>1.47705315287457E+018</text:p>
          </table:table-cell>
          <table:table-cell office:value-type="float" office:value="1.47705315287556E+018" calcext:value-type="float">
            <text:p>1.47705315287556E+01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.47705315287522E+018" calcext:value-type="float">
            <text:p>1.47705315287522E+018</text:p>
          </table:table-cell>
          <table:table-cell office:value-type="float" office:value="1.47705315287622E+018" calcext:value-type="float">
            <text:p>1.47705315287622E+01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.47705315287593E+018" calcext:value-type="float">
            <text:p>1.47705315287593E+018</text:p>
          </table:table-cell>
          <table:table-cell office:value-type="float" office:value="1.47705315287697E+018" calcext:value-type="float">
            <text:p>1.47705315287697E+01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47705315287664E+018" calcext:value-type="float">
            <text:p>1.47705315287664E+018</text:p>
          </table:table-cell>
          <table:table-cell office:value-type="float" office:value="1.47705315287763E+018" calcext:value-type="float">
            <text:p>1.47705315287763E+01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.47705315287729E+018" calcext:value-type="float">
            <text:p>1.47705315287729E+018</text:p>
          </table:table-cell>
          <table:table-cell office:value-type="float" office:value="1.4770531528782E+018" calcext:value-type="float">
            <text:p>1.4770531528782E+01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47705315287796E+018" calcext:value-type="float">
            <text:p>1.47705315287796E+018</text:p>
          </table:table-cell>
          <table:table-cell office:value-type="float" office:value="1.47705315287895E+018" calcext:value-type="float">
            <text:p>1.47705315287895E+01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.47705315287864E+018" calcext:value-type="float">
            <text:p>1.47705315287864E+018</text:p>
          </table:table-cell>
          <table:table-cell office:value-type="float" office:value="1.47705315287948E+018" calcext:value-type="float">
            <text:p>1.47705315287948E+01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.47705315287931E+018" calcext:value-type="float">
            <text:p>1.47705315287931E+018</text:p>
          </table:table-cell>
          <table:table-cell office:value-type="float" office:value="1.47705315288027E+018" calcext:value-type="float">
            <text:p>1.47705315288027E+01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.47705315287997E+018" calcext:value-type="float">
            <text:p>1.47705315287997E+018</text:p>
          </table:table-cell>
          <table:table-cell office:value-type="float" office:value="1.47705315288091E+018" calcext:value-type="float">
            <text:p>1.47705315288091E+01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.47705315288063E+018" calcext:value-type="float">
            <text:p>1.47705315288063E+018</text:p>
          </table:table-cell>
          <table:table-cell office:value-type="float" office:value="1.47705315288165E+018" calcext:value-type="float">
            <text:p>1.47705315288165E+01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.47705315288131E+018" calcext:value-type="float">
            <text:p>1.47705315288131E+018</text:p>
          </table:table-cell>
          <table:table-cell office:value-type="float" office:value="1.47705315288234E+018" calcext:value-type="float">
            <text:p>1.47705315288234E+01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.47705315288199E+018" calcext:value-type="float">
            <text:p>1.47705315288199E+018</text:p>
          </table:table-cell>
          <table:table-cell office:value-type="float" office:value="1.47705315288295E+018" calcext:value-type="float">
            <text:p>1.47705315288295E+01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.47705315288267E+018" calcext:value-type="float">
            <text:p>1.47705315288267E+018</text:p>
          </table:table-cell>
          <table:table-cell office:value-type="float" office:value="1.47705315288366E+018" calcext:value-type="float">
            <text:p>1.47705315288366E+01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47705315288335E+018" calcext:value-type="float">
            <text:p>1.47705315288335E+018</text:p>
          </table:table-cell>
          <table:table-cell office:value-type="float" office:value="1.47705315288425E+018" calcext:value-type="float">
            <text:p>1.47705315288425E+01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.47705315288402E+018" calcext:value-type="float">
            <text:p>1.47705315288402E+018</text:p>
          </table:table-cell>
          <table:table-cell office:value-type="float" office:value="1.47705315288499E+018" calcext:value-type="float">
            <text:p>1.47705315288499E+01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.47705315288469E+018" calcext:value-type="float">
            <text:p>1.47705315288469E+018</text:p>
          </table:table-cell>
          <table:table-cell office:value-type="float" office:value="1.47705315288568E+018" calcext:value-type="float">
            <text:p>1.47705315288568E+01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.47705315288535E+018" calcext:value-type="float">
            <text:p>1.47705315288535E+018</text:p>
          </table:table-cell>
          <table:table-cell office:value-type="float" office:value="1.47705315288643E+018" calcext:value-type="float">
            <text:p>1.47705315288643E+01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.47705315288608E+018" calcext:value-type="float">
            <text:p>1.47705315288608E+018</text:p>
          </table:table-cell>
          <table:table-cell office:value-type="float" office:value="1.47705315288703E+018" calcext:value-type="float">
            <text:p>1.47705315288703E+01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.47705315288675E+018" calcext:value-type="float">
            <text:p>1.47705315288675E+018</text:p>
          </table:table-cell>
          <table:table-cell office:value-type="float" office:value="1.47705315288773E+018" calcext:value-type="float">
            <text:p>1.47705315288773E+01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.47705315288743E+018" calcext:value-type="float">
            <text:p>1.47705315288743E+018</text:p>
          </table:table-cell>
          <table:table-cell office:value-type="float" office:value="1.47705315288842E+018" calcext:value-type="float">
            <text:p>1.47705315288842E+01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.47705315288808E+018" calcext:value-type="float">
            <text:p>1.47705315288808E+018</text:p>
          </table:table-cell>
          <table:table-cell office:value-type="float" office:value="1.47705315288907E+018" calcext:value-type="float">
            <text:p>1.47705315288907E+01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.47705315288875E+018" calcext:value-type="float">
            <text:p>1.47705315288875E+018</text:p>
          </table:table-cell>
          <table:table-cell office:value-type="float" office:value="1.47705315288975E+018" calcext:value-type="float">
            <text:p>1.47705315288975E+01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.47705315288943E+018" calcext:value-type="float">
            <text:p>1.47705315288943E+018</text:p>
          </table:table-cell>
          <table:table-cell office:value-type="float" office:value="1.47705315289043E+018" calcext:value-type="float">
            <text:p>1.47705315289043E+01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47705315289009E+018" calcext:value-type="float">
            <text:p>1.47705315289009E+018</text:p>
          </table:table-cell>
          <table:table-cell office:value-type="float" office:value="1.47705315289088E+018" calcext:value-type="float">
            <text:p>1.47705315289088E+01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.47705315289076E+018" calcext:value-type="float">
            <text:p>1.47705315289076E+018</text:p>
          </table:table-cell>
          <table:table-cell office:value-type="float" office:value="1.47705315289171E+018" calcext:value-type="float">
            <text:p>1.47705315289171E+01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.47705315289141E+018" calcext:value-type="float">
            <text:p>1.47705315289141E+018</text:p>
          </table:table-cell>
          <table:table-cell office:value-type="float" office:value="1.4770531528924E+018" calcext:value-type="float">
            <text:p>1.4770531528924E+01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47705315289206E+018" calcext:value-type="float">
            <text:p>1.47705315289206E+018</text:p>
          </table:table-cell>
          <table:table-cell office:value-type="float" office:value="1.47705315289285E+018" calcext:value-type="float">
            <text:p>1.47705315289285E+01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47705315289274E+018" calcext:value-type="float">
            <text:p>1.47705315289274E+018</text:p>
          </table:table-cell>
          <table:table-cell office:value-type="float" office:value="1.4770531528938E+018" calcext:value-type="float">
            <text:p>1.4770531528938E+01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4770531528935E+018" calcext:value-type="float">
            <text:p>1.4770531528935E+018</text:p>
          </table:table-cell>
          <table:table-cell office:value-type="float" office:value="1.47705315289454E+018" calcext:value-type="float">
            <text:p>1.47705315289454E+01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47705315289416E+018" calcext:value-type="float">
            <text:p>1.47705315289416E+018</text:p>
          </table:table-cell>
          <table:table-cell office:value-type="float" office:value="1.47705315289523E+018" calcext:value-type="float">
            <text:p>1.47705315289523E+01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.4770531528949E+018" calcext:value-type="float">
            <text:p>1.4770531528949E+018</text:p>
          </table:table-cell>
          <table:table-cell office:value-type="float" office:value="1.47705315289596E+018" calcext:value-type="float">
            <text:p>1.47705315289596E+01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47705315289557E+018" calcext:value-type="float">
            <text:p>1.47705315289557E+018</text:p>
          </table:table-cell>
          <table:table-cell office:value-type="float" office:value="1.47705315289657E+018" calcext:value-type="float">
            <text:p>1.47705315289657E+01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47705315289629E+018" calcext:value-type="float">
            <text:p>1.47705315289629E+018</text:p>
          </table:table-cell>
          <table:table-cell office:value-type="float" office:value="1.4770531528973E+018" calcext:value-type="float">
            <text:p>1.4770531528973E+01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47705315289698E+018" calcext:value-type="float">
            <text:p>1.47705315289698E+018</text:p>
          </table:table-cell>
          <table:table-cell office:value-type="float" office:value="1.47705315289805E+018" calcext:value-type="float">
            <text:p>1.47705315289805E+01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47705315289771E+018" calcext:value-type="float">
            <text:p>1.47705315289771E+018</text:p>
          </table:table-cell>
          <table:table-cell office:value-type="float" office:value="1.47705315289874E+018" calcext:value-type="float">
            <text:p>1.47705315289874E+01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47705315289838E+018" calcext:value-type="float">
            <text:p>1.47705315289838E+018</text:p>
          </table:table-cell>
          <table:table-cell office:value-type="float" office:value="1.47705315289939E+018" calcext:value-type="float">
            <text:p>1.47705315289939E+01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47705315289906E+018" calcext:value-type="float">
            <text:p>1.47705315289906E+018</text:p>
          </table:table-cell>
          <table:table-cell office:value-type="float" office:value="1.4770531528999E+018" calcext:value-type="float">
            <text:p>1.4770531528999E+01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47705315289974E+018" calcext:value-type="float">
            <text:p>1.47705315289974E+018</text:p>
          </table:table-cell>
          <table:table-cell office:value-type="float" office:value="1.4770531529007E+018" calcext:value-type="float">
            <text:p>1.4770531529007E+01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4770531529004E+018" calcext:value-type="float">
            <text:p>1.4770531529004E+018</text:p>
          </table:table-cell>
          <table:table-cell office:value-type="float" office:value="1.47705315290134E+018" calcext:value-type="float">
            <text:p>1.47705315290134E+01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.47705315290107E+018" calcext:value-type="float">
            <text:p>1.47705315290107E+018</text:p>
          </table:table-cell>
          <table:table-cell office:value-type="float" office:value="1.4770531529021E+018" calcext:value-type="float">
            <text:p>1.4770531529021E+01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47705315290176E+018" calcext:value-type="float">
            <text:p>1.47705315290176E+018</text:p>
          </table:table-cell>
          <table:table-cell office:value-type="float" office:value="1.47705315290292E+018" calcext:value-type="float">
            <text:p>1.47705315290292E+01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.47705315290247E+018" calcext:value-type="float">
            <text:p>1.47705315290247E+018</text:p>
          </table:table-cell>
          <table:table-cell office:value-type="float" office:value="1.47705315290347E+018" calcext:value-type="float">
            <text:p>1.47705315290347E+01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.4770531529032E+018" calcext:value-type="float">
            <text:p>1.4770531529032E+018</text:p>
          </table:table-cell>
          <table:table-cell office:value-type="float" office:value="1.47705315290418E+018" calcext:value-type="float">
            <text:p>1.47705315290418E+01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47705315290388E+018" calcext:value-type="float">
            <text:p>1.47705315290388E+018</text:p>
          </table:table-cell>
          <table:table-cell office:value-type="float" office:value="1.47705315290488E+018" calcext:value-type="float">
            <text:p>1.47705315290488E+01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47705315290453E+018" calcext:value-type="float">
            <text:p>1.47705315290453E+018</text:p>
          </table:table-cell>
          <table:table-cell office:value-type="float" office:value="1.47705315290566E+018" calcext:value-type="float">
            <text:p>1.47705315290566E+01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.47705315290521E+018" calcext:value-type="float">
            <text:p>1.47705315290521E+018</text:p>
          </table:table-cell>
          <table:table-cell office:value-type="float" office:value="1.47705315290629E+018" calcext:value-type="float">
            <text:p>1.47705315290629E+01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47705315290595E+018" calcext:value-type="float">
            <text:p>1.47705315290595E+018</text:p>
          </table:table-cell>
          <table:table-cell office:value-type="float" office:value="1.47705315290699E+018" calcext:value-type="float">
            <text:p>1.47705315290699E+01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47705315290664E+018" calcext:value-type="float">
            <text:p>1.47705315290664E+018</text:p>
          </table:table-cell>
          <table:table-cell office:value-type="float" office:value="1.47705315290769E+018" calcext:value-type="float">
            <text:p>1.47705315290769E+01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.47705315290732E+018" calcext:value-type="float">
            <text:p>1.47705315290732E+018</text:p>
          </table:table-cell>
          <table:table-cell office:value-type="float" office:value="1.47705315290833E+018" calcext:value-type="float">
            <text:p>1.47705315290833E+01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477053152908E+018" calcext:value-type="float">
            <text:p>1.477053152908E+018</text:p>
          </table:table-cell>
          <table:table-cell office:value-type="float" office:value="1.47705315290884E+018" calcext:value-type="float">
            <text:p>1.47705315290884E+01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.47705315290868E+018" calcext:value-type="float">
            <text:p>1.47705315290868E+018</text:p>
          </table:table-cell>
          <table:table-cell office:value-type="float" office:value="1.47705315290969E+018" calcext:value-type="float">
            <text:p>1.47705315290969E+01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47705315290934E+018" calcext:value-type="float">
            <text:p>1.47705315290934E+018</text:p>
          </table:table-cell>
          <table:table-cell office:value-type="float" office:value="1.47705315291028E+018" calcext:value-type="float">
            <text:p>1.47705315291028E+01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47705315291001E+018" calcext:value-type="float">
            <text:p>1.47705315291001E+018</text:p>
          </table:table-cell>
          <table:table-cell office:value-type="float" office:value="1.47705315291102E+018" calcext:value-type="float">
            <text:p>1.47705315291102E+01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47705315291069E+018" calcext:value-type="float">
            <text:p>1.47705315291069E+018</text:p>
          </table:table-cell>
          <table:table-cell office:value-type="float" office:value="1.47705315291172E+018" calcext:value-type="float">
            <text:p>1.47705315291172E+01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.47705315291137E+018" calcext:value-type="float">
            <text:p>1.47705315291137E+018</text:p>
          </table:table-cell>
          <table:table-cell office:value-type="float" office:value="1.47705315291232E+018" calcext:value-type="float">
            <text:p>1.47705315291232E+01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.47705315291205E+018" calcext:value-type="float">
            <text:p>1.47705315291205E+018</text:p>
          </table:table-cell>
          <table:table-cell office:value-type="float" office:value="1.47705315291301E+018" calcext:value-type="float">
            <text:p>1.47705315291301E+01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47705315291271E+018" calcext:value-type="float">
            <text:p>1.47705315291271E+018</text:p>
          </table:table-cell>
          <table:table-cell office:value-type="float" office:value="1.4770531529137E+018" calcext:value-type="float">
            <text:p>1.4770531529137E+01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.47705315291336E+018" calcext:value-type="float">
            <text:p>1.47705315291336E+018</text:p>
          </table:table-cell>
          <table:table-cell office:value-type="float" office:value="1.47705315291449E+018" calcext:value-type="float">
            <text:p>1.47705315291449E+01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47705315291403E+018" calcext:value-type="float">
            <text:p>1.47705315291403E+018</text:p>
          </table:table-cell>
          <table:table-cell office:value-type="float" office:value="1.47705315291507E+018" calcext:value-type="float">
            <text:p>1.47705315291507E+01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.47705315291474E+018" calcext:value-type="float">
            <text:p>1.47705315291474E+018</text:p>
          </table:table-cell>
          <table:table-cell office:value-type="float" office:value="1.4770531529158E+018" calcext:value-type="float">
            <text:p>1.4770531529158E+01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.47705315291541E+018" calcext:value-type="float">
            <text:p>1.47705315291541E+018</text:p>
          </table:table-cell>
          <table:table-cell office:value-type="float" office:value="1.47705315291651E+018" calcext:value-type="float">
            <text:p>1.47705315291651E+01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47705315291614E+018" calcext:value-type="float">
            <text:p>1.47705315291614E+018</text:p>
          </table:table-cell>
          <table:table-cell office:value-type="float" office:value="1.47705315291715E+018" calcext:value-type="float">
            <text:p>1.47705315291715E+01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.47705315291683E+018" calcext:value-type="float">
            <text:p>1.47705315291683E+018</text:p>
          </table:table-cell>
          <table:table-cell office:value-type="float" office:value="1.47705315291767E+018" calcext:value-type="float">
            <text:p>1.47705315291767E+01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.47705315291751E+018" calcext:value-type="float">
            <text:p>1.47705315291751E+018</text:p>
          </table:table-cell>
          <table:table-cell office:value-type="float" office:value="1.47705315291863E+018" calcext:value-type="float">
            <text:p>1.47705315291863E+01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.47705315291817E+018" calcext:value-type="float">
            <text:p>1.47705315291817E+018</text:p>
          </table:table-cell>
          <table:table-cell office:value-type="float" office:value="1.47705315291913E+018" calcext:value-type="float">
            <text:p>1.47705315291913E+01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.47705315291885E+018" calcext:value-type="float">
            <text:p>1.47705315291885E+018</text:p>
          </table:table-cell>
          <table:table-cell office:value-type="float" office:value="1.47705315291987E+018" calcext:value-type="float">
            <text:p>1.47705315291987E+01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.47705315291953E+018" calcext:value-type="float">
            <text:p>1.47705315291953E+018</text:p>
          </table:table-cell>
          <table:table-cell office:value-type="float" office:value="1.47705315292036E+018" calcext:value-type="float">
            <text:p>1.47705315292036E+01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47705315292019E+018" calcext:value-type="float">
            <text:p>1.47705315292019E+018</text:p>
          </table:table-cell>
          <table:table-cell office:value-type="float" office:value="1.47705315292114E+018" calcext:value-type="float">
            <text:p>1.47705315292114E+01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.47705315292085E+018" calcext:value-type="float">
            <text:p>1.47705315292085E+018</text:p>
          </table:table-cell>
          <table:table-cell office:value-type="float" office:value="1.47705315292183E+018" calcext:value-type="float">
            <text:p>1.47705315292183E+01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.4770531529215E+018" calcext:value-type="float">
            <text:p>1.4770531529215E+018</text:p>
          </table:table-cell>
          <table:table-cell office:value-type="float" office:value="1.47705315292252E+018" calcext:value-type="float">
            <text:p>1.47705315292252E+01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.47705315292217E+018" calcext:value-type="float">
            <text:p>1.47705315292217E+018</text:p>
          </table:table-cell>
          <table:table-cell office:value-type="float" office:value="1.47705315292312E+018" calcext:value-type="float">
            <text:p>1.47705315292312E+01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.47705315292284E+018" calcext:value-type="float">
            <text:p>1.47705315292284E+018</text:p>
          </table:table-cell>
          <table:table-cell office:value-type="float" office:value="1.47705315292383E+018" calcext:value-type="float">
            <text:p>1.47705315292383E+01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.47705315292352E+018" calcext:value-type="float">
            <text:p>1.47705315292352E+018</text:p>
          </table:table-cell>
          <table:table-cell office:value-type="float" office:value="1.47705315292453E+018" calcext:value-type="float">
            <text:p>1.47705315292453E+01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.47705315292419E+018" calcext:value-type="float">
            <text:p>1.47705315292419E+018</text:p>
          </table:table-cell>
          <table:table-cell office:value-type="float" office:value="1.47705315292514E+018" calcext:value-type="float">
            <text:p>1.47705315292514E+01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.47705315292486E+018" calcext:value-type="float">
            <text:p>1.47705315292486E+018</text:p>
          </table:table-cell>
          <table:table-cell office:value-type="float" office:value="1.47705315292593E+018" calcext:value-type="float">
            <text:p>1.47705315292593E+01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.47705315292554E+018" calcext:value-type="float">
            <text:p>1.47705315292554E+018</text:p>
          </table:table-cell>
          <table:table-cell office:value-type="float" office:value="1.4770531529266E+018" calcext:value-type="float">
            <text:p>1.4770531529266E+01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.47705315292626E+018" calcext:value-type="float">
            <text:p>1.47705315292626E+018</text:p>
          </table:table-cell>
          <table:table-cell office:value-type="float" office:value="1.47705315292735E+018" calcext:value-type="float">
            <text:p>1.47705315292735E+01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.47705315292694E+018" calcext:value-type="float">
            <text:p>1.47705315292694E+018</text:p>
          </table:table-cell>
          <table:table-cell office:value-type="float" office:value="1.47705315292796E+018" calcext:value-type="float">
            <text:p>1.47705315292796E+01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.47705315292768E+018" calcext:value-type="float">
            <text:p>1.47705315292768E+018</text:p>
          </table:table-cell>
          <table:table-cell office:value-type="float" office:value="1.47705315292866E+018" calcext:value-type="float">
            <text:p>1.47705315292866E+01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.47705315292836E+018" calcext:value-type="float">
            <text:p>1.47705315292836E+018</text:p>
          </table:table-cell>
          <table:table-cell office:value-type="float" office:value="1.47705315292938E+018" calcext:value-type="float">
            <text:p>1.47705315292938E+01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.47705315292902E+018" calcext:value-type="float">
            <text:p>1.47705315292902E+018</text:p>
          </table:table-cell>
          <table:table-cell office:value-type="float" office:value="1.47705315292997E+018" calcext:value-type="float">
            <text:p>1.47705315292997E+01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.4770531529297E+018" calcext:value-type="float">
            <text:p>1.4770531529297E+018</text:p>
          </table:table-cell>
          <table:table-cell office:value-type="float" office:value="1.47705315293066E+018" calcext:value-type="float">
            <text:p>1.47705315293066E+01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.47705315293037E+018" calcext:value-type="float">
            <text:p>1.47705315293037E+018</text:p>
          </table:table-cell>
          <table:table-cell office:value-type="float" office:value="1.47705315293108E+018" calcext:value-type="float">
            <text:p>1.47705315293108E+01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47705315293121E+018" calcext:value-type="float">
            <text:p>1.47705315293121E+018</text:p>
          </table:table-cell>
          <table:table-cell office:value-type="float" office:value="1.47705315293197E+018" calcext:value-type="float">
            <text:p>1.47705315293197E+01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.47705315293168E+018" calcext:value-type="float">
            <text:p>1.47705315293168E+018</text:p>
          </table:table-cell>
          <table:table-cell office:value-type="float" office:value="1.47705315293267E+018" calcext:value-type="float">
            <text:p>1.47705315293267E+01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.47705315293234E+018" calcext:value-type="float">
            <text:p>1.47705315293234E+018</text:p>
          </table:table-cell>
          <table:table-cell office:value-type="float" office:value="1.47705315293336E+018" calcext:value-type="float">
            <text:p>1.47705315293336E+01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.47705315293302E+018" calcext:value-type="float">
            <text:p>1.47705315293302E+018</text:p>
          </table:table-cell>
          <table:table-cell office:value-type="float" office:value="1.47705315293397E+018" calcext:value-type="float">
            <text:p>1.47705315293397E+01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.4770531529337E+018" calcext:value-type="float">
            <text:p>1.4770531529337E+018</text:p>
          </table:table-cell>
          <table:table-cell office:value-type="float" office:value="1.47705315293468E+018" calcext:value-type="float">
            <text:p>1.47705315293468E+01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.47705315293438E+018" calcext:value-type="float">
            <text:p>1.47705315293438E+018</text:p>
          </table:table-cell>
          <table:table-cell office:value-type="float" office:value="1.47705315293537E+018" calcext:value-type="float">
            <text:p>1.47705315293537E+01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.47705315293503E+018" calcext:value-type="float">
            <text:p>1.47705315293503E+018</text:p>
          </table:table-cell>
          <table:table-cell office:value-type="float" office:value="1.47705315293622E+018" calcext:value-type="float">
            <text:p>1.47705315293622E+01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.47705315293572E+018" calcext:value-type="float">
            <text:p>1.47705315293572E+018</text:p>
          </table:table-cell>
          <table:table-cell office:value-type="float" office:value="1.47705315293681E+018" calcext:value-type="float">
            <text:p>1.47705315293681E+01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.47705315293648E+018" calcext:value-type="float">
            <text:p>1.47705315293648E+018</text:p>
          </table:table-cell>
          <table:table-cell office:value-type="float" office:value="1.47705315293749E+018" calcext:value-type="float">
            <text:p>1.47705315293749E+01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.47705315293715E+018" calcext:value-type="float">
            <text:p>1.47705315293715E+018</text:p>
          </table:table-cell>
          <table:table-cell office:value-type="float" office:value="1.47705315293807E+018" calcext:value-type="float">
            <text:p>1.47705315293807E+01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47705315293783E+018" calcext:value-type="float">
            <text:p>1.47705315293783E+018</text:p>
          </table:table-cell>
          <table:table-cell office:value-type="float" office:value="1.47705315293879E+018" calcext:value-type="float">
            <text:p>1.47705315293879E+01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.47705315293849E+018" calcext:value-type="float">
            <text:p>1.47705315293849E+018</text:p>
          </table:table-cell>
          <table:table-cell office:value-type="float" office:value="1.47705315293932E+018" calcext:value-type="float">
            <text:p>1.47705315293932E+01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.47705315293914E+018" calcext:value-type="float">
            <text:p>1.47705315293914E+018</text:p>
          </table:table-cell>
          <table:table-cell office:value-type="float" office:value="1.47705315294013E+018" calcext:value-type="float">
            <text:p>1.47705315294013E+01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.47705315293983E+018" calcext:value-type="float">
            <text:p>1.47705315293983E+018</text:p>
          </table:table-cell>
          <table:table-cell office:value-type="float" office:value="1.47705315294077E+018" calcext:value-type="float">
            <text:p>1.47705315294077E+01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.4770531529405E+018" calcext:value-type="float">
            <text:p>1.4770531529405E+018</text:p>
          </table:table-cell>
          <table:table-cell office:value-type="float" office:value="1.47705315294151E+018" calcext:value-type="float">
            <text:p>1.47705315294151E+01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.47705315294117E+018" calcext:value-type="float">
            <text:p>1.47705315294117E+018</text:p>
          </table:table-cell>
          <table:table-cell office:value-type="float" office:value="1.47705315294225E+018" calcext:value-type="float">
            <text:p>1.47705315294225E+01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.47705315294183E+018" calcext:value-type="float">
            <text:p>1.47705315294183E+018</text:p>
          </table:table-cell>
          <table:table-cell office:value-type="float" office:value="1.47705315294295E+018" calcext:value-type="float">
            <text:p>1.47705315294295E+01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.47705315294256E+018" calcext:value-type="float">
            <text:p>1.47705315294256E+018</text:p>
          </table:table-cell>
          <table:table-cell office:value-type="float" office:value="1.47705315294359E+018" calcext:value-type="float">
            <text:p>1.47705315294359E+01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.47705315294325E+018" calcext:value-type="float">
            <text:p>1.47705315294325E+018</text:p>
          </table:table-cell>
          <table:table-cell office:value-type="float" office:value="1.47705315294405E+018" calcext:value-type="float">
            <text:p>1.47705315294405E+01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.47705315294394E+018" calcext:value-type="float">
            <text:p>1.47705315294394E+018</text:p>
          </table:table-cell>
          <table:table-cell office:value-type="float" office:value="1.47705315294489E+018" calcext:value-type="float">
            <text:p>1.47705315294489E+01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47705315294459E+018" calcext:value-type="float">
            <text:p>1.47705315294459E+018</text:p>
          </table:table-cell>
          <table:table-cell office:value-type="float" office:value="1.47705315294557E+018" calcext:value-type="float">
            <text:p>1.47705315294557E+01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.47705315294524E+018" calcext:value-type="float">
            <text:p>1.47705315294524E+018</text:p>
          </table:table-cell>
          <table:table-cell office:value-type="float" office:value="1.4770531529463E+018" calcext:value-type="float">
            <text:p>1.4770531529463E+01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.47705315294594E+018" calcext:value-type="float">
            <text:p>1.47705315294594E+018</text:p>
          </table:table-cell>
          <table:table-cell office:value-type="float" office:value="1.47705315294691E+018" calcext:value-type="float">
            <text:p>1.47705315294691E+01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.47705315294663E+018" calcext:value-type="float">
            <text:p>1.47705315294663E+018</text:p>
          </table:table-cell>
          <table:table-cell office:value-type="float" office:value="1.47705315294761E+018" calcext:value-type="float">
            <text:p>1.47705315294761E+01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.47705315294731E+018" calcext:value-type="float">
            <text:p>1.47705315294731E+018</text:p>
          </table:table-cell>
          <table:table-cell office:value-type="float" office:value="1.47705315294831E+018" calcext:value-type="float">
            <text:p>1.47705315294831E+01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.47705315294796E+018" calcext:value-type="float">
            <text:p>1.47705315294796E+018</text:p>
          </table:table-cell>
          <table:table-cell office:value-type="float" office:value="1.47705315294872E+018" calcext:value-type="float">
            <text:p>1.47705315294872E+01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.47705315294883E+018" calcext:value-type="float">
            <text:p>1.47705315294883E+018</text:p>
          </table:table-cell>
          <table:table-cell office:value-type="float" office:value="1.47705315294964E+018" calcext:value-type="float">
            <text:p>1.47705315294964E+01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.47705315294931E+018" calcext:value-type="float">
            <text:p>1.47705315294931E+018</text:p>
          </table:table-cell>
          <table:table-cell office:value-type="float" office:value="1.4770531529503E+018" calcext:value-type="float">
            <text:p>1.4770531529503E+01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.47705315294996E+018" calcext:value-type="float">
            <text:p>1.47705315294996E+018</text:p>
          </table:table-cell>
          <table:table-cell office:value-type="float" office:value="1.47705315295088E+018" calcext:value-type="float">
            <text:p>1.47705315295088E+01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.47705315295063E+018" calcext:value-type="float">
            <text:p>1.47705315295063E+018</text:p>
          </table:table-cell>
          <table:table-cell office:value-type="float" office:value="1.47705315295159E+018" calcext:value-type="float">
            <text:p>1.47705315295159E+01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.4770531529513E+018" calcext:value-type="float">
            <text:p>1.4770531529513E+018</text:p>
          </table:table-cell>
          <table:table-cell office:value-type="float" office:value="1.47705315295229E+018" calcext:value-type="float">
            <text:p>1.47705315295229E+01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.47705315295195E+018" calcext:value-type="float">
            <text:p>1.47705315295195E+018</text:p>
          </table:table-cell>
          <table:table-cell office:value-type="float" office:value="1.47705315295298E+018" calcext:value-type="float">
            <text:p>1.47705315295298E+01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.47705315295262E+018" calcext:value-type="float">
            <text:p>1.47705315295262E+018</text:p>
          </table:table-cell>
          <table:table-cell office:value-type="float" office:value="1.47705315295363E+018" calcext:value-type="float">
            <text:p>1.47705315295363E+01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.47705315295331E+018" calcext:value-type="float">
            <text:p>1.47705315295331E+018</text:p>
          </table:table-cell>
          <table:table-cell office:value-type="float" office:value="1.47705315295432E+018" calcext:value-type="float">
            <text:p>1.47705315295432E+018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.47705315295398E+018" calcext:value-type="float">
            <text:p>1.47705315295398E+018</text:p>
          </table:table-cell>
          <table:table-cell office:value-type="float" office:value="1.47705315295501E+018" calcext:value-type="float">
            <text:p>1.47705315295501E+01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.47705315295466E+018" calcext:value-type="float">
            <text:p>1.47705315295466E+018</text:p>
          </table:table-cell>
          <table:table-cell office:value-type="float" office:value="1.47705315295561E+018" calcext:value-type="float">
            <text:p>1.47705315295561E+01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.47705315295533E+018" calcext:value-type="float">
            <text:p>1.47705315295533E+018</text:p>
          </table:table-cell>
          <table:table-cell office:value-type="float" office:value="1.47705315295637E+018" calcext:value-type="float">
            <text:p>1.47705315295637E+01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.47705315295606E+018" calcext:value-type="float">
            <text:p>1.47705315295606E+018</text:p>
          </table:table-cell>
          <table:table-cell office:value-type="float" office:value="1.47705315295709E+018" calcext:value-type="float">
            <text:p>1.47705315295709E+01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.47705315295673E+018" calcext:value-type="float">
            <text:p>1.47705315295673E+018</text:p>
          </table:table-cell>
          <table:table-cell office:value-type="float" office:value="1.47705315295769E+018" calcext:value-type="float">
            <text:p>1.47705315295769E+01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.47705315295742E+018" calcext:value-type="float">
            <text:p>1.47705315295742E+018</text:p>
          </table:table-cell>
          <table:table-cell office:value-type="float" office:value="1.47705315295843E+018" calcext:value-type="float">
            <text:p>1.47705315295843E+01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.4770531529581E+018" calcext:value-type="float">
            <text:p>1.4770531529581E+018</text:p>
          </table:table-cell>
          <table:table-cell office:value-type="float" office:value="1.47705315295912E+018" calcext:value-type="float">
            <text:p>1.47705315295912E+01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.47705315295877E+018" calcext:value-type="float">
            <text:p>1.47705315295877E+018</text:p>
          </table:table-cell>
          <table:table-cell office:value-type="float" office:value="1.47705315295974E+018" calcext:value-type="float">
            <text:p>1.47705315295974E+018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.47705315295946E+018" calcext:value-type="float">
            <text:p>1.47705315295946E+018</text:p>
          </table:table-cell>
          <table:table-cell office:value-type="float" office:value="1.47705315296048E+018" calcext:value-type="float">
            <text:p>1.47705315296048E+01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.47705315296015E+018" calcext:value-type="float">
            <text:p>1.47705315296015E+018</text:p>
          </table:table-cell>
          <table:table-cell office:value-type="float" office:value="1.47705315296161E+018" calcext:value-type="float">
            <text:p>1.47705315296161E+01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.47705315296079E+018" calcext:value-type="float">
            <text:p>1.47705315296079E+018</text:p>
          </table:table-cell>
          <table:table-cell office:value-type="float" office:value="1.47705315296185E+018" calcext:value-type="float">
            <text:p>1.47705315296185E+01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.47705315296129E+018" calcext:value-type="float">
            <text:p>1.47705315296129E+018</text:p>
          </table:table-cell>
          <table:table-cell office:value-type="float" office:value="1.47705315296248E+018" calcext:value-type="float">
            <text:p>1.47705315296248E+01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.47705315296215E+018" calcext:value-type="float">
            <text:p>1.47705315296215E+018</text:p>
          </table:table-cell>
          <table:table-cell office:value-type="float" office:value="1.47705315296299E+018" calcext:value-type="float">
            <text:p>1.47705315296299E+01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.47705315296283E+018" calcext:value-type="float">
            <text:p>1.47705315296283E+018</text:p>
          </table:table-cell>
          <table:table-cell office:value-type="float" office:value="1.47705315296377E+018" calcext:value-type="float">
            <text:p>1.47705315296377E+01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.47705315296349E+018" calcext:value-type="float">
            <text:p>1.47705315296349E+018</text:p>
          </table:table-cell>
          <table:table-cell office:value-type="float" office:value="1.47705315296441E+018" calcext:value-type="float">
            <text:p>1.47705315296441E+01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.47705315296413E+018" calcext:value-type="float">
            <text:p>1.47705315296413E+018</text:p>
          </table:table-cell>
          <table:table-cell office:value-type="float" office:value="1.47705315296512E+018" calcext:value-type="float">
            <text:p>1.47705315296512E+01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.47705315296481E+018" calcext:value-type="float">
            <text:p>1.47705315296481E+018</text:p>
          </table:table-cell>
          <table:table-cell office:value-type="float" office:value="1.47705315296589E+018" calcext:value-type="float">
            <text:p>1.47705315296589E+01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.47705315296548E+018" calcext:value-type="float">
            <text:p>1.47705315296548E+018</text:p>
          </table:table-cell>
          <table:table-cell office:value-type="float" office:value="1.47705315296651E+018" calcext:value-type="float">
            <text:p>1.47705315296651E+01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.47705315296623E+018" calcext:value-type="float">
            <text:p>1.47705315296623E+018</text:p>
          </table:table-cell>
          <table:table-cell office:value-type="float" office:value="1.47705315296726E+018" calcext:value-type="float">
            <text:p>1.47705315296726E+01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.47705315296691E+018" calcext:value-type="float">
            <text:p>1.47705315296691E+018</text:p>
          </table:table-cell>
          <table:table-cell office:value-type="float" office:value="1.47705315296792E+018" calcext:value-type="float">
            <text:p>1.47705315296792E+01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.47705315296758E+018" calcext:value-type="float">
            <text:p>1.47705315296758E+018</text:p>
          </table:table-cell>
          <table:table-cell office:value-type="float" office:value="1.47705315296852E+018" calcext:value-type="float">
            <text:p>1.47705315296852E+01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.47705315296825E+018" calcext:value-type="float">
            <text:p>1.47705315296825E+018</text:p>
          </table:table-cell>
          <table:table-cell office:value-type="float" office:value="1.47705315296928E+018" calcext:value-type="float">
            <text:p>1.47705315296928E+018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.47705315296892E+018" calcext:value-type="float">
            <text:p>1.47705315296892E+018</text:p>
          </table:table-cell>
          <table:table-cell office:value-type="float" office:value="1.47705315296994E+018" calcext:value-type="float">
            <text:p>1.47705315296994E+01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.4770531529696E+018" calcext:value-type="float">
            <text:p>1.4770531529696E+018</text:p>
          </table:table-cell>
          <table:table-cell office:value-type="float" office:value="1.47705315297055E+018" calcext:value-type="float">
            <text:p>1.47705315297055E+01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.47705315297027E+018" calcext:value-type="float">
            <text:p>1.47705315297027E+018</text:p>
          </table:table-cell>
          <table:table-cell office:value-type="float" office:value="1.47705315297125E+018" calcext:value-type="float">
            <text:p>1.47705315297125E+01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.47705315297095E+018" calcext:value-type="float">
            <text:p>1.47705315297095E+018</text:p>
          </table:table-cell>
          <table:table-cell office:value-type="float" office:value="1.47705315297194E+018" calcext:value-type="float">
            <text:p>1.47705315297194E+01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47705315297161E+018" calcext:value-type="float">
            <text:p>1.47705315297161E+018</text:p>
          </table:table-cell>
          <table:table-cell office:value-type="float" office:value="1.47705315297274E+018" calcext:value-type="float">
            <text:p>1.47705315297274E+01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.47705315297228E+018" calcext:value-type="float">
            <text:p>1.47705315297228E+018</text:p>
          </table:table-cell>
          <table:table-cell office:value-type="float" office:value="1.47705315297331E+018" calcext:value-type="float">
            <text:p>1.47705315297331E+01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.47705315297299E+018" calcext:value-type="float">
            <text:p>1.47705315297299E+018</text:p>
          </table:table-cell>
          <table:table-cell office:value-type="float" office:value="1.47705315297399E+018" calcext:value-type="float">
            <text:p>1.47705315297399E+01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.47705315297366E+018" calcext:value-type="float">
            <text:p>1.47705315297366E+018</text:p>
          </table:table-cell>
          <table:table-cell office:value-type="float" office:value="1.47705315297469E+018" calcext:value-type="float">
            <text:p>1.47705315297469E+01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.47705315297433E+018" calcext:value-type="float">
            <text:p>1.47705315297433E+018</text:p>
          </table:table-cell>
          <table:table-cell office:value-type="float" office:value="1.47705315297534E+018" calcext:value-type="float">
            <text:p>1.47705315297534E+01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.47705315297501E+018" calcext:value-type="float">
            <text:p>1.47705315297501E+018</text:p>
          </table:table-cell>
          <table:table-cell office:value-type="float" office:value="1.47705315297589E+018" calcext:value-type="float">
            <text:p>1.47705315297589E+01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.47705315297569E+018" calcext:value-type="float">
            <text:p>1.47705315297569E+018</text:p>
          </table:table-cell>
          <table:table-cell office:value-type="float" office:value="1.47705315297675E+018" calcext:value-type="float">
            <text:p>1.47705315297675E+018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.47705315297641E+018" calcext:value-type="float">
            <text:p>1.47705315297641E+018</text:p>
          </table:table-cell>
          <table:table-cell office:value-type="float" office:value="1.47705315297783E+018" calcext:value-type="float">
            <text:p>1.47705315297783E+01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.47705315297704E+018" calcext:value-type="float">
            <text:p>1.47705315297704E+018</text:p>
          </table:table-cell>
          <table:table-cell office:value-type="float" office:value="1.47705315297806E+018" calcext:value-type="float">
            <text:p>1.47705315297806E+01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.47705315297757E+018" calcext:value-type="float">
            <text:p>1.47705315297757E+018</text:p>
          </table:table-cell>
          <table:table-cell office:value-type="float" office:value="1.47705315297877E+018" calcext:value-type="float">
            <text:p>1.47705315297877E+01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.47705315297841E+018" calcext:value-type="float">
            <text:p>1.47705315297841E+018</text:p>
          </table:table-cell>
          <table:table-cell office:value-type="float" office:value="1.47705315297937E+018" calcext:value-type="float">
            <text:p>1.47705315297937E+01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.4770531529791E+018" calcext:value-type="float">
            <text:p>1.4770531529791E+018</text:p>
          </table:table-cell>
          <table:table-cell office:value-type="float" office:value="1.47705315298057E+018" calcext:value-type="float">
            <text:p>1.47705315298057E+018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.47705315297978E+018" calcext:value-type="float">
            <text:p>1.47705315297978E+018</text:p>
          </table:table-cell>
          <table:table-cell office:value-type="float" office:value="1.47705315298081E+018" calcext:value-type="float">
            <text:p>1.47705315298081E+01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.47705315298025E+018" calcext:value-type="float">
            <text:p>1.47705315298025E+018</text:p>
          </table:table-cell>
          <table:table-cell office:value-type="float" office:value="1.47705315298149E+018" calcext:value-type="float">
            <text:p>1.47705315298149E+01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.47705315298111E+018" calcext:value-type="float">
            <text:p>1.47705315298111E+018</text:p>
          </table:table-cell>
          <table:table-cell office:value-type="float" office:value="1.47705315298214E+018" calcext:value-type="float">
            <text:p>1.47705315298214E+018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.4770531529818E+018" calcext:value-type="float">
            <text:p>1.4770531529818E+018</text:p>
          </table:table-cell>
          <table:table-cell office:value-type="float" office:value="1.47705315298282E+018" calcext:value-type="float">
            <text:p>1.47705315298282E+018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.47705315298248E+018" calcext:value-type="float">
            <text:p>1.47705315298248E+018</text:p>
          </table:table-cell>
          <table:table-cell office:value-type="float" office:value="1.47705315298342E+018" calcext:value-type="float">
            <text:p>1.47705315298342E+01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.47705315298315E+018" calcext:value-type="float">
            <text:p>1.47705315298315E+018</text:p>
          </table:table-cell>
          <table:table-cell office:value-type="float" office:value="1.47705315298412E+018" calcext:value-type="float">
            <text:p>1.47705315298412E+01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.47705315298383E+018" calcext:value-type="float">
            <text:p>1.47705315298383E+018</text:p>
          </table:table-cell>
          <table:table-cell office:value-type="float" office:value="1.47705315298482E+018" calcext:value-type="float">
            <text:p>1.47705315298482E+01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.47705315298448E+018" calcext:value-type="float">
            <text:p>1.47705315298448E+018</text:p>
          </table:table-cell>
          <table:table-cell office:value-type="float" office:value="1.47705315298544E+018" calcext:value-type="float">
            <text:p>1.47705315298544E+01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.47705315298516E+018" calcext:value-type="float">
            <text:p>1.47705315298516E+018</text:p>
          </table:table-cell>
          <table:table-cell office:value-type="float" office:value="1.47705315298622E+018" calcext:value-type="float">
            <text:p>1.47705315298622E+01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.47705315298588E+018" calcext:value-type="float">
            <text:p>1.47705315298588E+018</text:p>
          </table:table-cell>
          <table:table-cell office:value-type="float" office:value="1.47705315298692E+018" calcext:value-type="float">
            <text:p>1.47705315298692E+01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.47705315298658E+018" calcext:value-type="float">
            <text:p>1.47705315298658E+018</text:p>
          </table:table-cell>
          <table:table-cell office:value-type="float" office:value="1.47705315298762E+018" calcext:value-type="float">
            <text:p>1.47705315298762E+01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.47705315298726E+018" calcext:value-type="float">
            <text:p>1.47705315298726E+018</text:p>
          </table:table-cell>
          <table:table-cell office:value-type="float" office:value="1.47705315298827E+018" calcext:value-type="float">
            <text:p>1.47705315298827E+01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.47705315298794E+018" calcext:value-type="float">
            <text:p>1.47705315298794E+018</text:p>
          </table:table-cell>
          <table:table-cell office:value-type="float" office:value="1.47705315298879E+018" calcext:value-type="float">
            <text:p>1.47705315298879E+01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.47705315298862E+018" calcext:value-type="float">
            <text:p>1.47705315298862E+018</text:p>
          </table:table-cell>
          <table:table-cell office:value-type="float" office:value="1.47705315299009E+018" calcext:value-type="float">
            <text:p>1.47705315299009E+01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.47705315298928E+018" calcext:value-type="float">
            <text:p>1.47705315298928E+018</text:p>
          </table:table-cell>
          <table:table-cell office:value-type="float" office:value="1.47705315299029E+018" calcext:value-type="float">
            <text:p>1.47705315299029E+01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.47705315298975E+018" calcext:value-type="float">
            <text:p>1.47705315298975E+018</text:p>
          </table:table-cell>
          <table:table-cell office:value-type="float" office:value="1.47705315299097E+018" calcext:value-type="float">
            <text:p>1.47705315299097E+01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.47705315299063E+018" calcext:value-type="float">
            <text:p>1.47705315299063E+018</text:p>
          </table:table-cell>
          <table:table-cell office:value-type="float" office:value="1.47705315299165E+018" calcext:value-type="float">
            <text:p>1.47705315299165E+01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.4770531529913E+018" calcext:value-type="float">
            <text:p>1.4770531529913E+018</text:p>
          </table:table-cell>
          <table:table-cell office:value-type="float" office:value="1.47705315299225E+018" calcext:value-type="float">
            <text:p>1.47705315299225E+01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.47705315299197E+018" calcext:value-type="float">
            <text:p>1.47705315299197E+018</text:p>
          </table:table-cell>
          <table:table-cell office:value-type="float" office:value="1.47705315299296E+018" calcext:value-type="float">
            <text:p>1.47705315299296E+018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.47705315299265E+018" calcext:value-type="float">
            <text:p>1.47705315299265E+018</text:p>
          </table:table-cell>
          <table:table-cell office:value-type="float" office:value="1.47705315299349E+018" calcext:value-type="float">
            <text:p>1.47705315299349E+01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.47705315299332E+018" calcext:value-type="float">
            <text:p>1.47705315299332E+018</text:p>
          </table:table-cell>
          <table:table-cell office:value-type="float" office:value="1.47705315299428E+018" calcext:value-type="float">
            <text:p>1.47705315299428E+01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.47705315299398E+018" calcext:value-type="float">
            <text:p>1.47705315299398E+018</text:p>
          </table:table-cell>
          <table:table-cell office:value-type="float" office:value="1.47705315299496E+018" calcext:value-type="float">
            <text:p>1.47705315299496E+01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.47705315299463E+018" calcext:value-type="float">
            <text:p>1.47705315299463E+018</text:p>
          </table:table-cell>
          <table:table-cell office:value-type="float" office:value="1.47705315299564E+018" calcext:value-type="float">
            <text:p>1.47705315299564E+01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.4770531529953E+018" calcext:value-type="float">
            <text:p>1.4770531529953E+018</text:p>
          </table:table-cell>
          <table:table-cell office:value-type="float" office:value="1.47705315299625E+018" calcext:value-type="float">
            <text:p>1.47705315299625E+01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.47705315299598E+018" calcext:value-type="float">
            <text:p>1.47705315299598E+018</text:p>
          </table:table-cell>
          <table:table-cell office:value-type="float" office:value="1.47705315299699E+018" calcext:value-type="float">
            <text:p>1.47705315299699E+01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.47705315299666E+018" calcext:value-type="float">
            <text:p>1.47705315299666E+018</text:p>
          </table:table-cell>
          <table:table-cell office:value-type="float" office:value="1.47705315299765E+018" calcext:value-type="float">
            <text:p>1.47705315299765E+01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.47705315299731E+018" calcext:value-type="float">
            <text:p>1.47705315299731E+018</text:p>
          </table:table-cell>
          <table:table-cell office:value-type="float" office:value="1.47705315299825E+018" calcext:value-type="float">
            <text:p>1.47705315299825E+01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.47705315299798E+018" calcext:value-type="float">
            <text:p>1.47705315299798E+018</text:p>
          </table:table-cell>
          <table:table-cell office:value-type="float" office:value="1.47705315299895E+018" calcext:value-type="float">
            <text:p>1.47705315299895E+01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.47705315299865E+018" calcext:value-type="float">
            <text:p>1.47705315299865E+018</text:p>
          </table:table-cell>
          <table:table-cell office:value-type="float" office:value="1.47705315299964E+018" calcext:value-type="float">
            <text:p>1.47705315299964E+01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.4770531529993E+018" calcext:value-type="float">
            <text:p>1.4770531529993E+018</text:p>
          </table:table-cell>
          <table:table-cell office:value-type="float" office:value="1.47705315300029E+018" calcext:value-type="float">
            <text:p>1.47705315300029E+018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.47705315299997E+018" calcext:value-type="float">
            <text:p>1.47705315299997E+018</text:p>
          </table:table-cell>
          <table:table-cell office:value-type="float" office:value="1.47705315300097E+018" calcext:value-type="float">
            <text:p>1.47705315300097E+018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.47705315300065E+018" calcext:value-type="float">
            <text:p>1.47705315300065E+018</text:p>
          </table:table-cell>
          <table:table-cell office:value-type="float" office:value="1.47705315300166E+018" calcext:value-type="float">
            <text:p>1.47705315300166E+018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.47705315300132E+018" calcext:value-type="float">
            <text:p>1.47705315300132E+018</text:p>
          </table:table-cell>
          <table:table-cell office:value-type="float" office:value="1.47705315300235E+018" calcext:value-type="float">
            <text:p>1.47705315300235E+01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.477053153002E+018" calcext:value-type="float">
            <text:p>1.477053153002E+018</text:p>
          </table:table-cell>
          <table:table-cell office:value-type="float" office:value="1.47705315300295E+018" calcext:value-type="float">
            <text:p>1.47705315300295E+018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.47705315300268E+018" calcext:value-type="float">
            <text:p>1.47705315300268E+018</text:p>
          </table:table-cell>
          <table:table-cell office:value-type="float" office:value="1.47705315300368E+018" calcext:value-type="float">
            <text:p>1.47705315300368E+01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.47705315300334E+018" calcext:value-type="float">
            <text:p>1.47705315300334E+018</text:p>
          </table:table-cell>
          <table:table-cell office:value-type="float" office:value="1.47705315300416E+018" calcext:value-type="float">
            <text:p>1.47705315300416E+018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.477053153004E+018" calcext:value-type="float">
            <text:p>1.477053153004E+018</text:p>
          </table:table-cell>
          <table:table-cell office:value-type="float" office:value="1.47705315300498E+018" calcext:value-type="float">
            <text:p>1.47705315300498E+01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.47705315300469E+018" calcext:value-type="float">
            <text:p>1.47705315300469E+018</text:p>
          </table:table-cell>
          <table:table-cell office:value-type="float" office:value="1.47705315300568E+018" calcext:value-type="float">
            <text:p>1.47705315300568E+01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.47705315300535E+018" calcext:value-type="float">
            <text:p>1.47705315300535E+018</text:p>
          </table:table-cell>
          <table:table-cell office:value-type="float" office:value="1.47705315300644E+018" calcext:value-type="float">
            <text:p>1.47705315300644E+01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.47705315300608E+018" calcext:value-type="float">
            <text:p>1.47705315300608E+018</text:p>
          </table:table-cell>
          <table:table-cell office:value-type="float" office:value="1.47705315300704E+018" calcext:value-type="float">
            <text:p>1.47705315300704E+01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.47705315300677E+018" calcext:value-type="float">
            <text:p>1.47705315300677E+018</text:p>
          </table:table-cell>
          <table:table-cell office:value-type="float" office:value="1.47705315300778E+018" calcext:value-type="float">
            <text:p>1.47705315300778E+01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.47705315300745E+018" calcext:value-type="float">
            <text:p>1.47705315300745E+018</text:p>
          </table:table-cell>
          <table:table-cell office:value-type="float" office:value="1.47705315300844E+018" calcext:value-type="float">
            <text:p>1.47705315300844E+01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.4770531530081E+018" calcext:value-type="float">
            <text:p>1.4770531530081E+018</text:p>
          </table:table-cell>
          <table:table-cell office:value-type="float" office:value="1.47705315300905E+018" calcext:value-type="float">
            <text:p>1.47705315300905E+018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.47705315300878E+018" calcext:value-type="float">
            <text:p>1.47705315300878E+018</text:p>
          </table:table-cell>
          <table:table-cell office:value-type="float" office:value="1.47705315300979E+018" calcext:value-type="float">
            <text:p>1.47705315300979E+01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.47705315300945E+018" calcext:value-type="float">
            <text:p>1.47705315300945E+018</text:p>
          </table:table-cell>
          <table:table-cell office:value-type="float" office:value="1.47705315301056E+018" calcext:value-type="float">
            <text:p>1.47705315301056E+01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.47705315301012E+018" calcext:value-type="float">
            <text:p>1.47705315301012E+018</text:p>
          </table:table-cell>
          <table:table-cell office:value-type="float" office:value="1.4770531530112E+018" calcext:value-type="float">
            <text:p>1.4770531530112E+01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.47705315301085E+018" calcext:value-type="float">
            <text:p>1.47705315301085E+018</text:p>
          </table:table-cell>
          <table:table-cell office:value-type="float" office:value="1.4770531530118E+018" calcext:value-type="float">
            <text:p>1.4770531530118E+01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.47705315301153E+018" calcext:value-type="float">
            <text:p>1.47705315301153E+018</text:p>
          </table:table-cell>
          <table:table-cell office:value-type="float" office:value="1.47705315301254E+018" calcext:value-type="float">
            <text:p>1.47705315301254E+01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.4770531530122E+018" calcext:value-type="float">
            <text:p>1.4770531530122E+018</text:p>
          </table:table-cell>
          <table:table-cell office:value-type="float" office:value="1.47705315301324E+018" calcext:value-type="float">
            <text:p>1.47705315301324E+018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.47705315301288E+018" calcext:value-type="float">
            <text:p>1.47705315301288E+018</text:p>
          </table:table-cell>
          <table:table-cell office:value-type="float" office:value="1.47705315301383E+018" calcext:value-type="float">
            <text:p>1.47705315301383E+018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.47705315301356E+018" calcext:value-type="float">
            <text:p>1.47705315301356E+018</text:p>
          </table:table-cell>
          <table:table-cell office:value-type="float" office:value="1.47705315301458E+018" calcext:value-type="float">
            <text:p>1.47705315301458E+01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.47705315301423E+018" calcext:value-type="float">
            <text:p>1.47705315301423E+018</text:p>
          </table:table-cell>
          <table:table-cell office:value-type="float" office:value="1.4770531530153E+018" calcext:value-type="float">
            <text:p>1.4770531530153E+01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.4770531530149E+018" calcext:value-type="float">
            <text:p>1.4770531530149E+018</text:p>
          </table:table-cell>
          <table:table-cell office:value-type="float" office:value="1.47705315301589E+018" calcext:value-type="float">
            <text:p>1.47705315301589E+01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.47705315301559E+018" calcext:value-type="float">
            <text:p>1.47705315301559E+018</text:p>
          </table:table-cell>
          <table:table-cell office:value-type="float" office:value="1.47705315301666E+018" calcext:value-type="float">
            <text:p>1.47705315301666E+018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.47705315301631E+018" calcext:value-type="float">
            <text:p>1.47705315301631E+018</text:p>
          </table:table-cell>
          <table:table-cell office:value-type="float" office:value="1.47705315301733E+018" calcext:value-type="float">
            <text:p>1.47705315301733E+01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.47705315301698E+018" calcext:value-type="float">
            <text:p>1.47705315301698E+018</text:p>
          </table:table-cell>
          <table:table-cell office:value-type="float" office:value="1.47705315301793E+018" calcext:value-type="float">
            <text:p>1.47705315301793E+01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47705315301766E+018" calcext:value-type="float">
            <text:p>1.47705315301766E+018</text:p>
          </table:table-cell>
          <table:table-cell office:value-type="float" office:value="1.47705315301863E+018" calcext:value-type="float">
            <text:p>1.47705315301863E+01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.47705315301834E+018" calcext:value-type="float">
            <text:p>1.47705315301834E+018</text:p>
          </table:table-cell>
          <table:table-cell office:value-type="float" office:value="1.47705315301933E+018" calcext:value-type="float">
            <text:p>1.47705315301933E+01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.47705315301899E+018" calcext:value-type="float">
            <text:p>1.47705315301899E+018</text:p>
          </table:table-cell>
          <table:table-cell office:value-type="float" office:value="1.47705315302012E+018" calcext:value-type="float">
            <text:p>1.47705315302012E+01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.47705315301967E+018" calcext:value-type="float">
            <text:p>1.47705315301967E+018</text:p>
          </table:table-cell>
          <table:table-cell office:value-type="float" office:value="1.47705315302069E+018" calcext:value-type="float">
            <text:p>1.47705315302069E+018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.47705315302037E+018" calcext:value-type="float">
            <text:p>1.47705315302037E+018</text:p>
          </table:table-cell>
          <table:table-cell office:value-type="float" office:value="1.47705315302137E+018" calcext:value-type="float">
            <text:p>1.47705315302137E+01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.47705315302104E+018" calcext:value-type="float">
            <text:p>1.47705315302104E+018</text:p>
          </table:table-cell>
          <table:table-cell office:value-type="float" office:value="1.47705315302208E+018" calcext:value-type="float">
            <text:p>1.47705315302208E+01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.47705315302171E+018" calcext:value-type="float">
            <text:p>1.47705315302171E+018</text:p>
          </table:table-cell>
          <table:table-cell office:value-type="float" office:value="1.47705315302272E+018" calcext:value-type="float">
            <text:p>1.47705315302272E+01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.47705315302239E+018" calcext:value-type="float">
            <text:p>1.47705315302239E+018</text:p>
          </table:table-cell>
          <table:table-cell office:value-type="float" office:value="1.47705315302317E+018" calcext:value-type="float">
            <text:p>1.47705315302317E+01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.47705315302307E+018" calcext:value-type="float">
            <text:p>1.47705315302307E+018</text:p>
          </table:table-cell>
          <table:table-cell office:value-type="float" office:value="1.47705315302405E+018" calcext:value-type="float">
            <text:p>1.47705315302405E+01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.47705315302375E+018" calcext:value-type="float">
            <text:p>1.47705315302375E+018</text:p>
          </table:table-cell>
          <table:table-cell office:value-type="float" office:value="1.47705315302469E+018" calcext:value-type="float">
            <text:p>1.47705315302469E+01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.47705315302441E+018" calcext:value-type="float">
            <text:p>1.47705315302441E+018</text:p>
          </table:table-cell>
          <table:table-cell office:value-type="float" office:value="1.4770531530253E+018" calcext:value-type="float">
            <text:p>1.4770531530253E+01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.47705315302509E+018" calcext:value-type="float">
            <text:p>1.47705315302509E+018</text:p>
          </table:table-cell>
          <table:table-cell office:value-type="float" office:value="1.47705315302604E+018" calcext:value-type="float">
            <text:p>1.47705315302604E+01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.47705315302581E+018" calcext:value-type="float">
            <text:p>1.47705315302581E+018</text:p>
          </table:table-cell>
          <table:table-cell office:value-type="float" office:value="1.47705315302677E+018" calcext:value-type="float">
            <text:p>1.47705315302677E+01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.47705315302648E+018" calcext:value-type="float">
            <text:p>1.47705315302648E+018</text:p>
          </table:table-cell>
          <table:table-cell office:value-type="float" office:value="1.47705315302747E+018" calcext:value-type="float">
            <text:p>1.47705315302747E+01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.47705315302714E+018" calcext:value-type="float">
            <text:p>1.47705315302714E+018</text:p>
          </table:table-cell>
          <table:table-cell office:value-type="float" office:value="1.47705315302798E+018" calcext:value-type="float">
            <text:p>1.47705315302798E+01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.47705315302781E+018" calcext:value-type="float">
            <text:p>1.47705315302781E+018</text:p>
          </table:table-cell>
          <table:table-cell office:value-type="float" office:value="1.47705315302877E+018" calcext:value-type="float">
            <text:p>1.47705315302877E+01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.47705315302847E+018" calcext:value-type="float">
            <text:p>1.47705315302847E+018</text:p>
          </table:table-cell>
          <table:table-cell office:value-type="float" office:value="1.47705315302945E+018" calcext:value-type="float">
            <text:p>1.47705315302945E+01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.47705315302913E+018" calcext:value-type="float">
            <text:p>1.47705315302913E+018</text:p>
          </table:table-cell>
          <table:table-cell office:value-type="float" office:value="1.47705315303013E+018" calcext:value-type="float">
            <text:p>1.47705315303013E+01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.47705315302979E+018" calcext:value-type="float">
            <text:p>1.47705315302979E+018</text:p>
          </table:table-cell>
          <table:table-cell office:value-type="float" office:value="1.47705315303074E+018" calcext:value-type="float">
            <text:p>1.47705315303074E+01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.47705315303047E+018" calcext:value-type="float">
            <text:p>1.47705315303047E+018</text:p>
          </table:table-cell>
          <table:table-cell office:value-type="float" office:value="1.4770531530315E+018" calcext:value-type="float">
            <text:p>1.4770531530315E+01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.47705315303114E+018" calcext:value-type="float">
            <text:p>1.47705315303114E+018</text:p>
          </table:table-cell>
          <table:table-cell office:value-type="float" office:value="1.47705315303216E+018" calcext:value-type="float">
            <text:p>1.47705315303216E+01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.47705315303182E+018" calcext:value-type="float">
            <text:p>1.47705315303182E+018</text:p>
          </table:table-cell>
          <table:table-cell office:value-type="float" office:value="1.47705315303276E+018" calcext:value-type="float">
            <text:p>1.47705315303276E+01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.47705315303249E+018" calcext:value-type="float">
            <text:p>1.47705315303249E+018</text:p>
          </table:table-cell>
          <table:table-cell office:value-type="float" office:value="1.4770531530335E+018" calcext:value-type="float">
            <text:p>1.4770531530335E+01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.47705315303316E+018" calcext:value-type="float">
            <text:p>1.47705315303316E+018</text:p>
          </table:table-cell>
          <table:table-cell office:value-type="float" office:value="1.47705315303416E+018" calcext:value-type="float">
            <text:p>1.47705315303416E+01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.47705315303382E+018" calcext:value-type="float">
            <text:p>1.47705315303382E+018</text:p>
          </table:table-cell>
          <table:table-cell office:value-type="float" office:value="1.47705315303473E+018" calcext:value-type="float">
            <text:p>1.47705315303473E+01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.47705315303449E+018" calcext:value-type="float">
            <text:p>1.47705315303449E+018</text:p>
          </table:table-cell>
          <table:table-cell office:value-type="float" office:value="1.4770531530355E+018" calcext:value-type="float">
            <text:p>1.4770531530355E+01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.47705315303516E+018" calcext:value-type="float">
            <text:p>1.47705315303516E+018</text:p>
          </table:table-cell>
          <table:table-cell office:value-type="float" office:value="1.47705315303604E+018" calcext:value-type="float">
            <text:p>1.47705315303604E+01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.47705315303587E+018" calcext:value-type="float">
            <text:p>1.47705315303587E+018</text:p>
          </table:table-cell>
          <table:table-cell office:value-type="float" office:value="1.47705315303684E+018" calcext:value-type="float">
            <text:p>1.47705315303684E+01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.47705315303655E+018" calcext:value-type="float">
            <text:p>1.47705315303655E+018</text:p>
          </table:table-cell>
          <table:table-cell office:value-type="float" office:value="1.47705315303748E+018" calcext:value-type="float">
            <text:p>1.47705315303748E+01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.4770531530372E+018" calcext:value-type="float">
            <text:p>1.4770531530372E+018</text:p>
          </table:table-cell>
          <table:table-cell office:value-type="float" office:value="1.47705315303822E+018" calcext:value-type="float">
            <text:p>1.47705315303822E+01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.47705315303788E+018" calcext:value-type="float">
            <text:p>1.47705315303788E+018</text:p>
          </table:table-cell>
          <table:table-cell office:value-type="float" office:value="1.47705315303889E+018" calcext:value-type="float">
            <text:p>1.47705315303889E+01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.47705315303854E+018" calcext:value-type="float">
            <text:p>1.47705315303854E+018</text:p>
          </table:table-cell>
          <table:table-cell office:value-type="float" office:value="1.47705315303949E+018" calcext:value-type="float">
            <text:p>1.47705315303949E+01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47705315303921E+018" calcext:value-type="float">
            <text:p>1.47705315303921E+018</text:p>
          </table:table-cell>
          <table:table-cell office:value-type="float" office:value="1.47705315304023E+018" calcext:value-type="float">
            <text:p>1.47705315304023E+01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.47705315303989E+018" calcext:value-type="float">
            <text:p>1.47705315303989E+018</text:p>
          </table:table-cell>
          <table:table-cell office:value-type="float" office:value="1.47705315304092E+018" calcext:value-type="float">
            <text:p>1.47705315304092E+01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.47705315304055E+018" calcext:value-type="float">
            <text:p>1.47705315304055E+018</text:p>
          </table:table-cell>
          <table:table-cell office:value-type="float" office:value="1.47705315304152E+018" calcext:value-type="float">
            <text:p>1.47705315304152E+01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.47705315304124E+018" calcext:value-type="float">
            <text:p>1.47705315304124E+018</text:p>
          </table:table-cell>
          <table:table-cell office:value-type="float" office:value="1.47705315304223E+018" calcext:value-type="float">
            <text:p>1.47705315304223E+01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.47705315304192E+018" calcext:value-type="float">
            <text:p>1.47705315304192E+018</text:p>
          </table:table-cell>
          <table:table-cell office:value-type="float" office:value="1.47705315304293E+018" calcext:value-type="float">
            <text:p>1.47705315304293E+01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.47705315304259E+018" calcext:value-type="float">
            <text:p>1.47705315304259E+018</text:p>
          </table:table-cell>
          <table:table-cell office:value-type="float" office:value="1.47705315304353E+018" calcext:value-type="float">
            <text:p>1.47705315304353E+01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.47705315304326E+018" calcext:value-type="float">
            <text:p>1.47705315304326E+018</text:p>
          </table:table-cell>
          <table:table-cell office:value-type="float" office:value="1.47705315304427E+018" calcext:value-type="float">
            <text:p>1.47705315304427E+01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.47705315304393E+018" calcext:value-type="float">
            <text:p>1.47705315304393E+018</text:p>
          </table:table-cell>
          <table:table-cell office:value-type="float" office:value="1.47705315304496E+018" calcext:value-type="float">
            <text:p>1.47705315304496E+01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.4770531530446E+018" calcext:value-type="float">
            <text:p>1.4770531530446E+018</text:p>
          </table:table-cell>
          <table:table-cell office:value-type="float" office:value="1.47705315304556E+018" calcext:value-type="float">
            <text:p>1.47705315304556E+01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.47705315304529E+018" calcext:value-type="float">
            <text:p>1.47705315304529E+018</text:p>
          </table:table-cell>
          <table:table-cell office:value-type="float" office:value="1.47705315304632E+018" calcext:value-type="float">
            <text:p>1.47705315304632E+01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.47705315304601E+018" calcext:value-type="float">
            <text:p>1.47705315304601E+018</text:p>
          </table:table-cell>
          <table:table-cell office:value-type="float" office:value="1.47705315304701E+018" calcext:value-type="float">
            <text:p>1.47705315304701E+01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.47705315304667E+018" calcext:value-type="float">
            <text:p>1.47705315304667E+018</text:p>
          </table:table-cell>
          <table:table-cell office:value-type="float" office:value="1.4770531530478E+018" calcext:value-type="float">
            <text:p>1.4770531530478E+01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.47705315304734E+018" calcext:value-type="float">
            <text:p>1.47705315304734E+018</text:p>
          </table:table-cell>
          <table:table-cell office:value-type="float" office:value="1.47705315304837E+018" calcext:value-type="float">
            <text:p>1.47705315304837E+01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.47705315304804E+018" calcext:value-type="float">
            <text:p>1.47705315304804E+018</text:p>
          </table:table-cell>
          <table:table-cell office:value-type="float" office:value="1.47705315304906E+018" calcext:value-type="float">
            <text:p>1.47705315304906E+01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.47705315304872E+018" calcext:value-type="float">
            <text:p>1.47705315304872E+018</text:p>
          </table:table-cell>
          <table:table-cell office:value-type="float" office:value="1.47705315304982E+018" calcext:value-type="float">
            <text:p>1.47705315304982E+01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.47705315304939E+018" calcext:value-type="float">
            <text:p>1.47705315304939E+018</text:p>
          </table:table-cell>
          <table:table-cell office:value-type="float" office:value="1.47705315305044E+018" calcext:value-type="float">
            <text:p>1.47705315305044E+01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.47705315305016E+018" calcext:value-type="float">
            <text:p>1.47705315305016E+018</text:p>
          </table:table-cell>
          <table:table-cell office:value-type="float" office:value="1.47705315305116E+018" calcext:value-type="float">
            <text:p>1.47705315305116E+01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.47705315305084E+018" calcext:value-type="float">
            <text:p>1.47705315305084E+018</text:p>
          </table:table-cell>
          <table:table-cell office:value-type="float" office:value="1.47705315305189E+018" calcext:value-type="float">
            <text:p>1.47705315305189E+01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.4770531530515E+018" calcext:value-type="float">
            <text:p>1.4770531530515E+018</text:p>
          </table:table-cell>
          <table:table-cell office:value-type="float" office:value="1.47705315305255E+018" calcext:value-type="float">
            <text:p>1.47705315305255E+01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.47705315305218E+018" calcext:value-type="float">
            <text:p>1.47705315305218E+018</text:p>
          </table:table-cell>
          <table:table-cell office:value-type="float" office:value="1.4770531530532E+018" calcext:value-type="float">
            <text:p>1.4770531530532E+01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.47705315305287E+018" calcext:value-type="float">
            <text:p>1.47705315305287E+018</text:p>
          </table:table-cell>
          <table:table-cell office:value-type="float" office:value="1.47705315305388E+018" calcext:value-type="float">
            <text:p>1.47705315305388E+01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.47705315305355E+018" calcext:value-type="float">
            <text:p>1.47705315305355E+018</text:p>
          </table:table-cell>
          <table:table-cell office:value-type="float" office:value="1.47705315305457E+018" calcext:value-type="float">
            <text:p>1.47705315305457E+01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.47705315305421E+018" calcext:value-type="float">
            <text:p>1.47705315305421E+018</text:p>
          </table:table-cell>
          <table:table-cell office:value-type="float" office:value="1.47705315305522E+018" calcext:value-type="float">
            <text:p>1.47705315305522E+018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.47705315305489E+018" calcext:value-type="float">
            <text:p>1.47705315305489E+018</text:p>
          </table:table-cell>
          <table:table-cell office:value-type="float" office:value="1.47705315305593E+018" calcext:value-type="float">
            <text:p>1.47705315305593E+01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.47705315305557E+018" calcext:value-type="float">
            <text:p>1.47705315305557E+018</text:p>
          </table:table-cell>
          <table:table-cell office:value-type="float" office:value="1.47705315305662E+018" calcext:value-type="float">
            <text:p>1.47705315305662E+01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.47705315305627E+018" calcext:value-type="float">
            <text:p>1.47705315305627E+018</text:p>
          </table:table-cell>
          <table:table-cell office:value-type="float" office:value="1.47705315305722E+018" calcext:value-type="float">
            <text:p>1.47705315305722E+018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.47705315305694E+018" calcext:value-type="float">
            <text:p>1.47705315305694E+018</text:p>
          </table:table-cell>
          <table:table-cell office:value-type="float" office:value="1.47705315305796E+018" calcext:value-type="float">
            <text:p>1.47705315305796E+01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.47705315305763E+018" calcext:value-type="float">
            <text:p>1.47705315305763E+018</text:p>
          </table:table-cell>
          <table:table-cell office:value-type="float" office:value="1.47705315305863E+018" calcext:value-type="float">
            <text:p>1.47705315305863E+01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.47705315305828E+018" calcext:value-type="float">
            <text:p>1.47705315305828E+018</text:p>
          </table:table-cell>
          <table:table-cell office:value-type="float" office:value="1.47705315305923E+018" calcext:value-type="float">
            <text:p>1.47705315305923E+01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.47705315305896E+018" calcext:value-type="float">
            <text:p>1.47705315305896E+018</text:p>
          </table:table-cell>
          <table:table-cell office:value-type="float" office:value="1.47705315305997E+018" calcext:value-type="float">
            <text:p>1.47705315305997E+01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.47705315305963E+018" calcext:value-type="float">
            <text:p>1.47705315305963E+018</text:p>
          </table:table-cell>
          <table:table-cell office:value-type="float" office:value="1.47705315306061E+018" calcext:value-type="float">
            <text:p>1.47705315306061E+01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.47705315306029E+018" calcext:value-type="float">
            <text:p>1.47705315306029E+018</text:p>
          </table:table-cell>
          <table:table-cell office:value-type="float" office:value="1.47705315306182E+018" calcext:value-type="float">
            <text:p>1.47705315306182E+01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.477053153061E+018" calcext:value-type="float">
            <text:p>1.477053153061E+018</text:p>
          </table:table-cell>
          <table:table-cell office:value-type="float" office:value="1.47705315306206E+018" calcext:value-type="float">
            <text:p>1.47705315306206E+01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.47705315306147E+018" calcext:value-type="float">
            <text:p>1.47705315306147E+018</text:p>
          </table:table-cell>
          <table:table-cell office:value-type="float" office:value="1.47705315306251E+018" calcext:value-type="float">
            <text:p>1.47705315306251E+01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.47705315306234E+018" calcext:value-type="float">
            <text:p>1.47705315306234E+018</text:p>
          </table:table-cell>
          <table:table-cell office:value-type="float" office:value="1.47705315306332E+018" calcext:value-type="float">
            <text:p>1.47705315306332E+01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.477053153063E+018" calcext:value-type="float">
            <text:p>1.477053153063E+018</text:p>
          </table:table-cell>
          <table:table-cell office:value-type="float" office:value="1.47705315306398E+018" calcext:value-type="float">
            <text:p>1.47705315306398E+01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.47705315306366E+018" calcext:value-type="float">
            <text:p>1.47705315306366E+018</text:p>
          </table:table-cell>
          <table:table-cell office:value-type="float" office:value="1.4770531530645E+018" calcext:value-type="float">
            <text:p>1.4770531530645E+018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.47705315306433E+018" calcext:value-type="float">
            <text:p>1.47705315306433E+018</text:p>
          </table:table-cell>
          <table:table-cell office:value-type="float" office:value="1.47705315306528E+018" calcext:value-type="float">
            <text:p>1.47705315306528E+018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.47705315306499E+018" calcext:value-type="float">
            <text:p>1.47705315306499E+018</text:p>
          </table:table-cell>
          <table:table-cell office:value-type="float" office:value="1.47705315306596E+018" calcext:value-type="float">
            <text:p>1.47705315306596E+01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.47705315306565E+018" calcext:value-type="float">
            <text:p>1.47705315306565E+018</text:p>
          </table:table-cell>
          <table:table-cell office:value-type="float" office:value="1.47705315306668E+018" calcext:value-type="float">
            <text:p>1.47705315306668E+01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.47705315306638E+018" calcext:value-type="float">
            <text:p>1.47705315306638E+018</text:p>
          </table:table-cell>
          <table:table-cell office:value-type="float" office:value="1.47705315306722E+018" calcext:value-type="float">
            <text:p>1.47705315306722E+01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.47705315306705E+018" calcext:value-type="float">
            <text:p>1.47705315306705E+018</text:p>
          </table:table-cell>
          <table:table-cell office:value-type="float" office:value="1.47705315306805E+018" calcext:value-type="float">
            <text:p>1.47705315306805E+01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.47705315306773E+018" calcext:value-type="float">
            <text:p>1.47705315306773E+018</text:p>
          </table:table-cell>
          <table:table-cell office:value-type="float" office:value="1.47705315306874E+018" calcext:value-type="float">
            <text:p>1.47705315306874E+01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.47705315306841E+018" calcext:value-type="float">
            <text:p>1.47705315306841E+018</text:p>
          </table:table-cell>
          <table:table-cell office:value-type="float" office:value="1.47705315306944E+018" calcext:value-type="float">
            <text:p>1.47705315306944E+018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.47705315306909E+018" calcext:value-type="float">
            <text:p>1.47705315306909E+018</text:p>
          </table:table-cell>
          <table:table-cell office:value-type="float" office:value="1.47705315307003E+018" calcext:value-type="float">
            <text:p>1.47705315307003E+01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.47705315306976E+018" calcext:value-type="float">
            <text:p>1.47705315306976E+018</text:p>
          </table:table-cell>
          <table:table-cell office:value-type="float" office:value="1.47705315307077E+018" calcext:value-type="float">
            <text:p>1.47705315307077E+01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.47705315307043E+018" calcext:value-type="float">
            <text:p>1.47705315307043E+018</text:p>
          </table:table-cell>
          <table:table-cell office:value-type="float" office:value="1.47705315307145E+018" calcext:value-type="float">
            <text:p>1.47705315307145E+01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.47705315307111E+018" calcext:value-type="float">
            <text:p>1.47705315307111E+018</text:p>
          </table:table-cell>
          <table:table-cell office:value-type="float" office:value="1.47705315307206E+018" calcext:value-type="float">
            <text:p>1.47705315307206E+018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.47705315307179E+018" calcext:value-type="float">
            <text:p>1.47705315307179E+018</text:p>
          </table:table-cell>
          <table:table-cell office:value-type="float" office:value="1.47705315307279E+018" calcext:value-type="float">
            <text:p>1.47705315307279E+01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.47705315307245E+018" calcext:value-type="float">
            <text:p>1.47705315307245E+018</text:p>
          </table:table-cell>
          <table:table-cell office:value-type="float" office:value="1.47705315307345E+018" calcext:value-type="float">
            <text:p>1.47705315307345E+01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.47705315307311E+018" calcext:value-type="float">
            <text:p>1.47705315307311E+018</text:p>
          </table:table-cell>
          <table:table-cell office:value-type="float" office:value="1.47705315307424E+018" calcext:value-type="float">
            <text:p>1.47705315307424E+018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.47705315307378E+018" calcext:value-type="float">
            <text:p>1.47705315307378E+018</text:p>
          </table:table-cell>
          <table:table-cell office:value-type="float" office:value="1.47705315307482E+018" calcext:value-type="float">
            <text:p>1.47705315307482E+01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.47705315307449E+018" calcext:value-type="float">
            <text:p>1.47705315307449E+018</text:p>
          </table:table-cell>
          <table:table-cell office:value-type="float" office:value="1.4770531530755E+018" calcext:value-type="float">
            <text:p>1.4770531530755E+01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.47705315307517E+018" calcext:value-type="float">
            <text:p>1.47705315307517E+018</text:p>
          </table:table-cell>
          <table:table-cell office:value-type="float" office:value="1.47705315307626E+018" calcext:value-type="float">
            <text:p>1.47705315307626E+01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.47705315307588E+018" calcext:value-type="float">
            <text:p>1.47705315307588E+018</text:p>
          </table:table-cell>
          <table:table-cell office:value-type="float" office:value="1.47705315307692E+018" calcext:value-type="float">
            <text:p>1.47705315307692E+01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.47705315307659E+018" calcext:value-type="float">
            <text:p>1.47705315307659E+018</text:p>
          </table:table-cell>
          <table:table-cell office:value-type="float" office:value="1.47705315307737E+018" calcext:value-type="float">
            <text:p>1.47705315307737E+01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.47705315307728E+018" calcext:value-type="float">
            <text:p>1.47705315307728E+018</text:p>
          </table:table-cell>
          <table:table-cell office:value-type="float" office:value="1.47705315307829E+018" calcext:value-type="float">
            <text:p>1.47705315307829E+018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.47705315307796E+018" calcext:value-type="float">
            <text:p>1.47705315307796E+018</text:p>
          </table:table-cell>
          <table:table-cell office:value-type="float" office:value="1.477053153079E+018" calcext:value-type="float">
            <text:p>1.477053153079E+018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.47705315307858E+018" calcext:value-type="float">
            <text:p>1.47705315307858E+018</text:p>
          </table:table-cell>
          <table:table-cell office:value-type="float" office:value="1.47705315307962E+018" calcext:value-type="float">
            <text:p>1.47705315307962E+018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.47705315307928E+018" calcext:value-type="float">
            <text:p>1.47705315307928E+018</text:p>
          </table:table-cell>
          <table:table-cell office:value-type="float" office:value="1.47705315308031E+018" calcext:value-type="float">
            <text:p>1.47705315308031E+01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.47705315307996E+018" calcext:value-type="float">
            <text:p>1.47705315307996E+018</text:p>
          </table:table-cell>
          <table:table-cell office:value-type="float" office:value="1.47705315308077E+018" calcext:value-type="float">
            <text:p>1.47705315308077E+018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.47705315308064E+018" calcext:value-type="float">
            <text:p>1.47705315308064E+018</text:p>
          </table:table-cell>
          <table:table-cell office:value-type="float" office:value="1.47705315308162E+018" calcext:value-type="float">
            <text:p>1.47705315308162E+018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.47705315308129E+018" calcext:value-type="float">
            <text:p>1.47705315308129E+018</text:p>
          </table:table-cell>
          <table:table-cell office:value-type="float" office:value="1.47705315308229E+018" calcext:value-type="float">
            <text:p>1.47705315308229E+018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.47705315308194E+018" calcext:value-type="float">
            <text:p>1.47705315308194E+018</text:p>
          </table:table-cell>
          <table:table-cell office:value-type="float" office:value="1.4770531530829E+018" calcext:value-type="float">
            <text:p>1.4770531530829E+018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.47705315308262E+018" calcext:value-type="float">
            <text:p>1.47705315308262E+018</text:p>
          </table:table-cell>
          <table:table-cell office:value-type="float" office:value="1.47705315308359E+018" calcext:value-type="float">
            <text:p>1.47705315308359E+01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.4770531530833E+018" calcext:value-type="float">
            <text:p>1.4770531530833E+018</text:p>
          </table:table-cell>
          <table:table-cell office:value-type="float" office:value="1.47705315308401E+018" calcext:value-type="float">
            <text:p>1.47705315308401E+01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.47705315308414E+018" calcext:value-type="float">
            <text:p>1.47705315308414E+018</text:p>
          </table:table-cell>
          <table:table-cell office:value-type="float" office:value="1.47705315308492E+018" calcext:value-type="float">
            <text:p>1.47705315308492E+018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.47705315308461E+018" calcext:value-type="float">
            <text:p>1.47705315308461E+018</text:p>
          </table:table-cell>
          <table:table-cell office:value-type="float" office:value="1.47705315308561E+018" calcext:value-type="float">
            <text:p>1.47705315308561E+01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.47705315308528E+018" calcext:value-type="float">
            <text:p>1.47705315308528E+018</text:p>
          </table:table-cell>
          <table:table-cell office:value-type="float" office:value="1.47705315308635E+018" calcext:value-type="float">
            <text:p>1.47705315308635E+01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.477053153086E+018" calcext:value-type="float">
            <text:p>1.477053153086E+018</text:p>
          </table:table-cell>
          <table:table-cell office:value-type="float" office:value="1.47705315308696E+018" calcext:value-type="float">
            <text:p>1.47705315308696E+01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.47705315308668E+018" calcext:value-type="float">
            <text:p>1.47705315308668E+018</text:p>
          </table:table-cell>
          <table:table-cell office:value-type="float" office:value="1.47705315308766E+018" calcext:value-type="float">
            <text:p>1.47705315308766E+01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.47705315308736E+018" calcext:value-type="float">
            <text:p>1.47705315308736E+018</text:p>
          </table:table-cell>
          <table:table-cell office:value-type="float" office:value="1.47705315308835E+018" calcext:value-type="float">
            <text:p>1.47705315308835E+01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.47705315308802E+018" calcext:value-type="float">
            <text:p>1.47705315308802E+018</text:p>
          </table:table-cell>
          <table:table-cell office:value-type="float" office:value="1.47705315308904E+018" calcext:value-type="float">
            <text:p>1.47705315308904E+01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.47705315308868E+018" calcext:value-type="float">
            <text:p>1.47705315308868E+018</text:p>
          </table:table-cell>
          <table:table-cell office:value-type="float" office:value="1.47705315308968E+018" calcext:value-type="float">
            <text:p>1.47705315308968E+01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.47705315308936E+018" calcext:value-type="float">
            <text:p>1.47705315308936E+018</text:p>
          </table:table-cell>
          <table:table-cell office:value-type="float" office:value="1.4770531530902E+018" calcext:value-type="float">
            <text:p>1.4770531530902E+01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.47705315309004E+018" calcext:value-type="float">
            <text:p>1.47705315309004E+018</text:p>
          </table:table-cell>
          <table:table-cell office:value-type="float" office:value="1.47705315309099E+018" calcext:value-type="float">
            <text:p>1.47705315309099E+01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.4770531530907E+018" calcext:value-type="float">
            <text:p>1.4770531530907E+018</text:p>
          </table:table-cell>
          <table:table-cell office:value-type="float" office:value="1.47705315309163E+018" calcext:value-type="float">
            <text:p>1.47705315309163E+01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.47705315309136E+018" calcext:value-type="float">
            <text:p>1.47705315309136E+018</text:p>
          </table:table-cell>
          <table:table-cell office:value-type="float" office:value="1.47705315309239E+018" calcext:value-type="float">
            <text:p>1.47705315309239E+01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.47705315309203E+018" calcext:value-type="float">
            <text:p>1.47705315309203E+018</text:p>
          </table:table-cell>
          <table:table-cell office:value-type="float" office:value="1.47705315309306E+018" calcext:value-type="float">
            <text:p>1.47705315309306E+01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.4770531530927E+018" calcext:value-type="float">
            <text:p>1.4770531530927E+018</text:p>
          </table:table-cell>
          <table:table-cell office:value-type="float" office:value="1.47705315309366E+018" calcext:value-type="float">
            <text:p>1.47705315309366E+01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.47705315309338E+018" calcext:value-type="float">
            <text:p>1.47705315309338E+018</text:p>
          </table:table-cell>
          <table:table-cell office:value-type="float" office:value="1.4770531530944E+018" calcext:value-type="float">
            <text:p>1.4770531530944E+018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.47705315309406E+018" calcext:value-type="float">
            <text:p>1.47705315309406E+018</text:p>
          </table:table-cell>
          <table:table-cell office:value-type="float" office:value="1.47705315309509E+018" calcext:value-type="float">
            <text:p>1.47705315309509E+01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.47705315309472E+018" calcext:value-type="float">
            <text:p>1.47705315309472E+018</text:p>
          </table:table-cell>
          <table:table-cell office:value-type="float" office:value="1.47705315309554E+018" calcext:value-type="float">
            <text:p>1.47705315309554E+018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.47705315309541E+018" calcext:value-type="float">
            <text:p>1.47705315309541E+018</text:p>
          </table:table-cell>
          <table:table-cell office:value-type="float" office:value="1.47705315309641E+018" calcext:value-type="float">
            <text:p>1.47705315309641E+018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.47705315309612E+018" calcext:value-type="float">
            <text:p>1.47705315309612E+018</text:p>
          </table:table-cell>
          <table:table-cell office:value-type="float" office:value="1.47705315309712E+018" calcext:value-type="float">
            <text:p>1.47705315309712E+018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.47705315309677E+018" calcext:value-type="float">
            <text:p>1.47705315309677E+018</text:p>
          </table:table-cell>
          <table:table-cell office:value-type="float" office:value="1.47705315309771E+018" calcext:value-type="float">
            <text:p>1.47705315309771E+018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.47705315309745E+018" calcext:value-type="float">
            <text:p>1.47705315309745E+018</text:p>
          </table:table-cell>
          <table:table-cell office:value-type="float" office:value="1.47705315309842E+018" calcext:value-type="float">
            <text:p>1.47705315309842E+01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.47705315309811E+018" calcext:value-type="float">
            <text:p>1.47705315309811E+018</text:p>
          </table:table-cell>
          <table:table-cell office:value-type="float" office:value="1.47705315309912E+018" calcext:value-type="float">
            <text:p>1.47705315309912E+01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.47705315309878E+018" calcext:value-type="float">
            <text:p>1.47705315309878E+018</text:p>
          </table:table-cell>
          <table:table-cell office:value-type="float" office:value="1.47705315309973E+018" calcext:value-type="float">
            <text:p>1.47705315309973E+01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.47705315309946E+018" calcext:value-type="float">
            <text:p>1.47705315309946E+018</text:p>
          </table:table-cell>
          <table:table-cell office:value-type="float" office:value="1.47705315310044E+018" calcext:value-type="float">
            <text:p>1.47705315310044E+01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.47705315310013E+018" calcext:value-type="float">
            <text:p>1.47705315310013E+018</text:p>
          </table:table-cell>
          <table:table-cell office:value-type="float" office:value="1.47705315310113E+018" calcext:value-type="float">
            <text:p>1.47705315310113E+01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.4770531531008E+018" calcext:value-type="float">
            <text:p>1.4770531531008E+018</text:p>
          </table:table-cell>
          <table:table-cell office:value-type="float" office:value="1.47705315310179E+018" calcext:value-type="float">
            <text:p>1.47705315310179E+018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.47705315310147E+018" calcext:value-type="float">
            <text:p>1.47705315310147E+018</text:p>
          </table:table-cell>
          <table:table-cell office:value-type="float" office:value="1.47705315310247E+018" calcext:value-type="float">
            <text:p>1.47705315310247E+01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.47705315310215E+018" calcext:value-type="float">
            <text:p>1.47705315310215E+018</text:p>
          </table:table-cell>
          <table:table-cell office:value-type="float" office:value="1.47705315310316E+018" calcext:value-type="float">
            <text:p>1.47705315310316E+01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.47705315310282E+018" calcext:value-type="float">
            <text:p>1.47705315310282E+018</text:p>
          </table:table-cell>
          <table:table-cell office:value-type="float" office:value="1.47705315310385E+018" calcext:value-type="float">
            <text:p>1.47705315310385E+01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.47705315310349E+018" calcext:value-type="float">
            <text:p>1.47705315310349E+018</text:p>
          </table:table-cell>
          <table:table-cell office:value-type="float" office:value="1.47705315310449E+018" calcext:value-type="float">
            <text:p>1.47705315310449E+01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.47705315310417E+018" calcext:value-type="float">
            <text:p>1.47705315310417E+018</text:p>
          </table:table-cell>
          <table:table-cell office:value-type="float" office:value="1.47705315310501E+018" calcext:value-type="float">
            <text:p>1.47705315310501E+01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.47705315310485E+018" calcext:value-type="float">
            <text:p>1.47705315310485E+018</text:p>
          </table:table-cell>
          <table:table-cell office:value-type="float" office:value="1.47705315310584E+018" calcext:value-type="float">
            <text:p>1.47705315310584E+018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.47705315310551E+018" calcext:value-type="float">
            <text:p>1.47705315310551E+018</text:p>
          </table:table-cell>
          <table:table-cell office:value-type="float" office:value="1.47705315310648E+018" calcext:value-type="float">
            <text:p>1.47705315310648E+01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.4770531531062E+018" calcext:value-type="float">
            <text:p>1.4770531531062E+018</text:p>
          </table:table-cell>
          <table:table-cell office:value-type="float" office:value="1.47705315310723E+018" calcext:value-type="float">
            <text:p>1.47705315310723E+01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47705315310689E+018" calcext:value-type="float">
            <text:p>1.47705315310689E+018</text:p>
          </table:table-cell>
          <table:table-cell office:value-type="float" office:value="1.4770531531079E+018" calcext:value-type="float">
            <text:p>1.4770531531079E+01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.47705315310755E+018" calcext:value-type="float">
            <text:p>1.47705315310755E+018</text:p>
          </table:table-cell>
          <table:table-cell office:value-type="float" office:value="1.4770531531085E+018" calcext:value-type="float">
            <text:p>1.4770531531085E+018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.47705315310823E+018" calcext:value-type="float">
            <text:p>1.47705315310823E+018</text:p>
          </table:table-cell>
          <table:table-cell office:value-type="float" office:value="1.47705315310917E+018" calcext:value-type="float">
            <text:p>1.47705315310917E+018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.47705315310891E+018" calcext:value-type="float">
            <text:p>1.47705315310891E+018</text:p>
          </table:table-cell>
          <table:table-cell office:value-type="float" office:value="1.47705315310986E+018" calcext:value-type="float">
            <text:p>1.47705315310986E+018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.47705315310956E+018" calcext:value-type="float">
            <text:p>1.47705315310956E+018</text:p>
          </table:table-cell>
          <table:table-cell office:value-type="float" office:value="1.4770531531105E+018" calcext:value-type="float">
            <text:p>1.4770531531105E+018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.47705315311023E+018" calcext:value-type="float">
            <text:p>1.47705315311023E+018</text:p>
          </table:table-cell>
          <table:table-cell office:value-type="float" office:value="1.47705315311122E+018" calcext:value-type="float">
            <text:p>1.47705315311122E+018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.47705315311092E+018" calcext:value-type="float">
            <text:p>1.47705315311092E+018</text:p>
          </table:table-cell>
          <table:table-cell office:value-type="float" office:value="1.47705315311241E+018" calcext:value-type="float">
            <text:p>1.47705315311241E+01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.47705315311162E+018" calcext:value-type="float">
            <text:p>1.47705315311162E+018</text:p>
          </table:table-cell>
          <table:table-cell office:value-type="float" office:value="1.47705315311266E+018" calcext:value-type="float">
            <text:p>1.47705315311266E+018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.47705315311209E+018" calcext:value-type="float">
            <text:p>1.47705315311209E+018</text:p>
          </table:table-cell>
          <table:table-cell office:value-type="float" office:value="1.47705315311328E+018" calcext:value-type="float">
            <text:p>1.47705315311328E+01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.47705315311296E+018" calcext:value-type="float">
            <text:p>1.47705315311296E+018</text:p>
          </table:table-cell>
          <table:table-cell office:value-type="float" office:value="1.47705315311379E+018" calcext:value-type="float">
            <text:p>1.47705315311379E+01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.47705315311363E+018" calcext:value-type="float">
            <text:p>1.47705315311363E+018</text:p>
          </table:table-cell>
          <table:table-cell office:value-type="float" office:value="1.4770531531146E+018" calcext:value-type="float">
            <text:p>1.4770531531146E+01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.47705315311428E+018" calcext:value-type="float">
            <text:p>1.47705315311428E+018</text:p>
          </table:table-cell>
          <table:table-cell office:value-type="float" office:value="1.47705315311523E+018" calcext:value-type="float">
            <text:p>1.47705315311523E+01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.47705315311495E+018" calcext:value-type="float">
            <text:p>1.47705315311495E+018</text:p>
          </table:table-cell>
          <table:table-cell office:value-type="float" office:value="1.47705315311598E+018" calcext:value-type="float">
            <text:p>1.47705315311598E+018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.47705315311563E+018" calcext:value-type="float">
            <text:p>1.47705315311563E+018</text:p>
          </table:table-cell>
          <table:table-cell office:value-type="float" office:value="1.4770531531167E+018" calcext:value-type="float">
            <text:p>1.4770531531167E+018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.47705315311635E+018" calcext:value-type="float">
            <text:p>1.47705315311635E+018</text:p>
          </table:table-cell>
          <table:table-cell office:value-type="float" office:value="1.47705315311731E+018" calcext:value-type="float">
            <text:p>1.47705315311731E+018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.47705315311703E+018" calcext:value-type="float">
            <text:p>1.47705315311703E+018</text:p>
          </table:table-cell>
          <table:table-cell office:value-type="float" office:value="1.47705315311802E+018" calcext:value-type="float">
            <text:p>1.47705315311802E+018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.47705315311771E+018" calcext:value-type="float">
            <text:p>1.47705315311771E+018</text:p>
          </table:table-cell>
          <table:table-cell office:value-type="float" office:value="1.47705315311872E+018" calcext:value-type="float">
            <text:p>1.47705315311872E+01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.47705315311838E+018" calcext:value-type="float">
            <text:p>1.47705315311838E+018</text:p>
          </table:table-cell>
          <table:table-cell office:value-type="float" office:value="1.47705315311932E+018" calcext:value-type="float">
            <text:p>1.47705315311932E+01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.47705315311905E+018" calcext:value-type="float">
            <text:p>1.47705315311905E+018</text:p>
          </table:table-cell>
          <table:table-cell office:value-type="float" office:value="1.47705315312006E+018" calcext:value-type="float">
            <text:p>1.47705315312006E+01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.47705315311972E+018" calcext:value-type="float">
            <text:p>1.47705315311972E+018</text:p>
          </table:table-cell>
          <table:table-cell office:value-type="float" office:value="1.47705315312078E+018" calcext:value-type="float">
            <text:p>1.47705315312078E+01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.47705315312038E+018" calcext:value-type="float">
            <text:p>1.47705315312038E+018</text:p>
          </table:table-cell>
          <table:table-cell office:value-type="float" office:value="1.47705315312134E+018" calcext:value-type="float">
            <text:p>1.47705315312134E+01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.47705315312107E+018" calcext:value-type="float">
            <text:p>1.47705315312107E+018</text:p>
          </table:table-cell>
          <table:table-cell office:value-type="float" office:value="1.47705315312205E+018" calcext:value-type="float">
            <text:p>1.47705315312205E+01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.47705315312174E+018" calcext:value-type="float">
            <text:p>1.47705315312174E+018</text:p>
          </table:table-cell>
          <table:table-cell office:value-type="float" office:value="1.47705315312274E+018" calcext:value-type="float">
            <text:p>1.47705315312274E+01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.47705315312241E+018" calcext:value-type="float">
            <text:p>1.47705315312241E+018</text:p>
          </table:table-cell>
          <table:table-cell office:value-type="float" office:value="1.47705315312353E+018" calcext:value-type="float">
            <text:p>1.47705315312353E+018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.47705315312307E+018" calcext:value-type="float">
            <text:p>1.47705315312307E+018</text:p>
          </table:table-cell>
          <table:table-cell office:value-type="float" office:value="1.4770531531241E+018" calcext:value-type="float">
            <text:p>1.4770531531241E+018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.47705315312378E+018" calcext:value-type="float">
            <text:p>1.47705315312378E+018</text:p>
          </table:table-cell>
          <table:table-cell office:value-type="float" office:value="1.47705315312478E+018" calcext:value-type="float">
            <text:p>1.47705315312478E+018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.47705315312445E+018" calcext:value-type="float">
            <text:p>1.47705315312445E+018</text:p>
          </table:table-cell>
          <table:table-cell office:value-type="float" office:value="1.47705315312549E+018" calcext:value-type="float">
            <text:p>1.47705315312549E+018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.47705315312512E+018" calcext:value-type="float">
            <text:p>1.47705315312512E+018</text:p>
          </table:table-cell>
          <table:table-cell office:value-type="float" office:value="1.47705315312618E+018" calcext:value-type="float">
            <text:p>1.47705315312618E+01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.47705315312585E+018" calcext:value-type="float">
            <text:p>1.47705315312585E+018</text:p>
          </table:table-cell>
          <table:table-cell office:value-type="float" office:value="1.47705315312664E+018" calcext:value-type="float">
            <text:p>1.47705315312664E+01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.47705315312654E+018" calcext:value-type="float">
            <text:p>1.47705315312654E+018</text:p>
          </table:table-cell>
          <table:table-cell office:value-type="float" office:value="1.47705315312754E+018" calcext:value-type="float">
            <text:p>1.47705315312754E+01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.47705315312722E+018" calcext:value-type="float">
            <text:p>1.47705315312722E+018</text:p>
          </table:table-cell>
          <table:table-cell office:value-type="float" office:value="1.47705315312824E+018" calcext:value-type="float">
            <text:p>1.47705315312824E+01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.47705315312783E+018" calcext:value-type="float">
            <text:p>1.47705315312783E+018</text:p>
          </table:table-cell>
          <table:table-cell office:value-type="float" office:value="1.47705315312888E+018" calcext:value-type="float">
            <text:p>1.47705315312888E+018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.47705315312855E+018" calcext:value-type="float">
            <text:p>1.47705315312855E+018</text:p>
          </table:table-cell>
          <table:table-cell office:value-type="float" office:value="1.47705315312957E+018" calcext:value-type="float">
            <text:p>1.47705315312957E+018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.47705315312922E+018" calcext:value-type="float">
            <text:p>1.47705315312922E+018</text:p>
          </table:table-cell>
          <table:table-cell office:value-type="float" office:value="1.47705315313017E+018" calcext:value-type="float">
            <text:p>1.47705315313017E+018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.4770531531299E+018" calcext:value-type="float">
            <text:p>1.4770531531299E+018</text:p>
          </table:table-cell>
          <table:table-cell office:value-type="float" office:value="1.47705315313143E+018" calcext:value-type="float">
            <text:p>1.47705315313143E+01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.47705315313056E+018" calcext:value-type="float">
            <text:p>1.47705315313056E+018</text:p>
          </table:table-cell>
          <table:table-cell office:value-type="float" office:value="1.47705315313167E+018" calcext:value-type="float">
            <text:p>1.47705315313167E+01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.4770531531311E+018" calcext:value-type="float">
            <text:p>1.4770531531311E+018</text:p>
          </table:table-cell>
          <table:table-cell office:value-type="float" office:value="1.47705315313225E+018" calcext:value-type="float">
            <text:p>1.47705315313225E+018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.47705315313198E+018" calcext:value-type="float">
            <text:p>1.47705315313198E+018</text:p>
          </table:table-cell>
          <table:table-cell office:value-type="float" office:value="1.47705315313297E+018" calcext:value-type="float">
            <text:p>1.47705315313297E+018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.47705315313266E+018" calcext:value-type="float">
            <text:p>1.47705315313266E+018</text:p>
          </table:table-cell>
          <table:table-cell office:value-type="float" office:value="1.47705315313367E+018" calcext:value-type="float">
            <text:p>1.47705315313367E+01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.47705315313332E+018" calcext:value-type="float">
            <text:p>1.47705315313332E+018</text:p>
          </table:table-cell>
          <table:table-cell office:value-type="float" office:value="1.47705315313427E+018" calcext:value-type="float">
            <text:p>1.47705315313427E+01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.477053153134E+018" calcext:value-type="float">
            <text:p>1.477053153134E+018</text:p>
          </table:table-cell>
          <table:table-cell office:value-type="float" office:value="1.47705315313498E+018" calcext:value-type="float">
            <text:p>1.47705315313498E+018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.47705315313467E+018" calcext:value-type="float">
            <text:p>1.47705315313467E+018</text:p>
          </table:table-cell>
          <table:table-cell office:value-type="float" office:value="1.47705315313568E+018" calcext:value-type="float">
            <text:p>1.47705315313568E+01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.47705315313534E+018" calcext:value-type="float">
            <text:p>1.47705315313534E+018</text:p>
          </table:table-cell>
          <table:table-cell office:value-type="float" office:value="1.47705315313634E+018" calcext:value-type="float">
            <text:p>1.47705315313634E+01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.47705315313606E+018" calcext:value-type="float">
            <text:p>1.47705315313606E+018</text:p>
          </table:table-cell>
          <table:table-cell office:value-type="float" office:value="1.47705315313704E+018" calcext:value-type="float">
            <text:p>1.47705315313704E+01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.47705315313675E+018" calcext:value-type="float">
            <text:p>1.47705315313675E+018</text:p>
          </table:table-cell>
          <table:table-cell office:value-type="float" office:value="1.47705315313773E+018" calcext:value-type="float">
            <text:p>1.47705315313773E+018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.4770531531374E+018" calcext:value-type="float">
            <text:p>1.4770531531374E+018</text:p>
          </table:table-cell>
          <table:table-cell office:value-type="float" office:value="1.4770531531383E+018" calcext:value-type="float">
            <text:p>1.4770531531383E+01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.47705315313806E+018" calcext:value-type="float">
            <text:p>1.47705315313806E+018</text:p>
          </table:table-cell>
          <table:table-cell office:value-type="float" office:value="1.47705315313902E+018" calcext:value-type="float">
            <text:p>1.47705315313902E+01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.47705315313873E+018" calcext:value-type="float">
            <text:p>1.47705315313873E+018</text:p>
          </table:table-cell>
          <table:table-cell office:value-type="float" office:value="1.47705315313971E+018" calcext:value-type="float">
            <text:p>1.47705315313971E+01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.47705315313938E+018" calcext:value-type="float">
            <text:p>1.47705315313938E+018</text:p>
          </table:table-cell>
          <table:table-cell office:value-type="float" office:value="1.4770531531404E+018" calcext:value-type="float">
            <text:p>1.4770531531404E+01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.47705315314004E+018" calcext:value-type="float">
            <text:p>1.47705315314004E+018</text:p>
          </table:table-cell>
          <table:table-cell office:value-type="float" office:value="1.47705315314103E+018" calcext:value-type="float">
            <text:p>1.47705315314103E+01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.47705315314071E+018" calcext:value-type="float">
            <text:p>1.47705315314071E+018</text:p>
          </table:table-cell>
          <table:table-cell office:value-type="float" office:value="1.47705315314155E+018" calcext:value-type="float">
            <text:p>1.47705315314155E+01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.47705315314138E+018" calcext:value-type="float">
            <text:p>1.47705315314138E+018</text:p>
          </table:table-cell>
          <table:table-cell office:value-type="float" office:value="1.47705315314236E+018" calcext:value-type="float">
            <text:p>1.47705315314236E+01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.47705315314206E+018" calcext:value-type="float">
            <text:p>1.47705315314206E+018</text:p>
          </table:table-cell>
          <table:table-cell office:value-type="float" office:value="1.477053153143E+018" calcext:value-type="float">
            <text:p>1.477053153143E+01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.47705315314273E+018" calcext:value-type="float">
            <text:p>1.47705315314273E+018</text:p>
          </table:table-cell>
          <table:table-cell office:value-type="float" office:value="1.47705315314369E+018" calcext:value-type="float">
            <text:p>1.47705315314369E+01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.47705315314339E+018" calcext:value-type="float">
            <text:p>1.47705315314339E+018</text:p>
          </table:table-cell>
          <table:table-cell office:value-type="float" office:value="1.47705315314423E+018" calcext:value-type="float">
            <text:p>1.47705315314423E+018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.47705315314405E+018" calcext:value-type="float">
            <text:p>1.47705315314405E+018</text:p>
          </table:table-cell>
          <table:table-cell office:value-type="float" office:value="1.47705315314501E+018" calcext:value-type="float">
            <text:p>1.47705315314501E+01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.47705315314471E+018" calcext:value-type="float">
            <text:p>1.47705315314471E+018</text:p>
          </table:table-cell>
          <table:table-cell office:value-type="float" office:value="1.47705315314568E+018" calcext:value-type="float">
            <text:p>1.47705315314568E+01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.47705315314536E+018" calcext:value-type="float">
            <text:p>1.47705315314536E+018</text:p>
          </table:table-cell>
          <table:table-cell office:value-type="float" office:value="1.47705315314643E+018" calcext:value-type="float">
            <text:p>1.47705315314643E+01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.47705315314607E+018" calcext:value-type="float">
            <text:p>1.47705315314607E+018</text:p>
          </table:table-cell>
          <table:table-cell office:value-type="float" office:value="1.47705315314702E+018" calcext:value-type="float">
            <text:p>1.47705315314702E+01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.47705315314675E+018" calcext:value-type="float">
            <text:p>1.47705315314675E+018</text:p>
          </table:table-cell>
          <table:table-cell office:value-type="float" office:value="1.47705315314776E+018" calcext:value-type="float">
            <text:p>1.47705315314776E+01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47705315314742E+018" calcext:value-type="float">
            <text:p>1.47705315314742E+018</text:p>
          </table:table-cell>
          <table:table-cell office:value-type="float" office:value="1.47705315314842E+018" calcext:value-type="float">
            <text:p>1.47705315314842E+01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.47705315314808E+018" calcext:value-type="float">
            <text:p>1.47705315314808E+018</text:p>
          </table:table-cell>
          <table:table-cell office:value-type="float" office:value="1.47705315314902E+018" calcext:value-type="float">
            <text:p>1.47705315314902E+018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.47705315314875E+018" calcext:value-type="float">
            <text:p>1.47705315314875E+018</text:p>
          </table:table-cell>
          <table:table-cell office:value-type="float" office:value="1.47705315315016E+018" calcext:value-type="float">
            <text:p>1.47705315315016E+018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.47705315314942E+018" calcext:value-type="float">
            <text:p>1.47705315314942E+018</text:p>
          </table:table-cell>
          <table:table-cell office:value-type="float" office:value="1.47705315315042E+018" calcext:value-type="float">
            <text:p>1.47705315315042E+01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.47705315314989E+018" calcext:value-type="float">
            <text:p>1.47705315314989E+018</text:p>
          </table:table-cell>
          <table:table-cell office:value-type="float" office:value="1.47705315315107E+018" calcext:value-type="float">
            <text:p>1.47705315315107E+01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.47705315315075E+018" calcext:value-type="float">
            <text:p>1.47705315315075E+018</text:p>
          </table:table-cell>
          <table:table-cell office:value-type="float" office:value="1.47705315315176E+018" calcext:value-type="float">
            <text:p>1.47705315315176E+01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.47705315315143E+018" calcext:value-type="float">
            <text:p>1.47705315315143E+018</text:p>
          </table:table-cell>
          <table:table-cell office:value-type="float" office:value="1.47705315315244E+018" calcext:value-type="float">
            <text:p>1.47705315315244E+01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.47705315315211E+018" calcext:value-type="float">
            <text:p>1.47705315315211E+018</text:p>
          </table:table-cell>
          <table:table-cell office:value-type="float" office:value="1.4770531531529E+018" calcext:value-type="float">
            <text:p>1.4770531531529E+01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.47705315315278E+018" calcext:value-type="float">
            <text:p>1.47705315315278E+018</text:p>
          </table:table-cell>
          <table:table-cell office:value-type="float" office:value="1.47705315315373E+018" calcext:value-type="float">
            <text:p>1.47705315315373E+01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.47705315315344E+018" calcext:value-type="float">
            <text:p>1.47705315315344E+018</text:p>
          </table:table-cell>
          <table:table-cell office:value-type="float" office:value="1.47705315315419E+018" calcext:value-type="float">
            <text:p>1.47705315315419E+01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.47705315315409E+018" calcext:value-type="float">
            <text:p>1.47705315315409E+018</text:p>
          </table:table-cell>
          <table:table-cell office:value-type="float" office:value="1.4770531531551E+018" calcext:value-type="float">
            <text:p>1.4770531531551E+01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.47705315315476E+018" calcext:value-type="float">
            <text:p>1.47705315315476E+018</text:p>
          </table:table-cell>
          <table:table-cell office:value-type="float" office:value="1.47705315315587E+018" calcext:value-type="float">
            <text:p>1.47705315315587E+018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.47705315315539E+018" calcext:value-type="float">
            <text:p>1.47705315315539E+018</text:p>
          </table:table-cell>
          <table:table-cell office:value-type="float" office:value="1.4770531531565E+018" calcext:value-type="float">
            <text:p>1.4770531531565E+01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.47705315315616E+018" calcext:value-type="float">
            <text:p>1.47705315315616E+018</text:p>
          </table:table-cell>
          <table:table-cell office:value-type="float" office:value="1.4770531531572E+018" calcext:value-type="float">
            <text:p>1.4770531531572E+01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.47705315315684E+018" calcext:value-type="float">
            <text:p>1.47705315315684E+018</text:p>
          </table:table-cell>
          <table:table-cell office:value-type="float" office:value="1.4770531531578E+018" calcext:value-type="float">
            <text:p>1.4770531531578E+01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.47705315315753E+018" calcext:value-type="float">
            <text:p>1.47705315315753E+018</text:p>
          </table:table-cell>
          <table:table-cell office:value-type="float" office:value="1.47705315315854E+018" calcext:value-type="float">
            <text:p>1.47705315315854E+01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.47705315315821E+018" calcext:value-type="float">
            <text:p>1.47705315315821E+018</text:p>
          </table:table-cell>
          <table:table-cell office:value-type="float" office:value="1.47705315315922E+018" calcext:value-type="float">
            <text:p>1.47705315315922E+01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.47705315315887E+018" calcext:value-type="float">
            <text:p>1.47705315315887E+018</text:p>
          </table:table-cell>
          <table:table-cell office:value-type="float" office:value="1.47705315315982E+018" calcext:value-type="float">
            <text:p>1.47705315315982E+01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.47705315315955E+018" calcext:value-type="float">
            <text:p>1.47705315315955E+018</text:p>
          </table:table-cell>
          <table:table-cell office:value-type="float" office:value="1.47705315316053E+018" calcext:value-type="float">
            <text:p>1.47705315316053E+018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.47705315316022E+018" calcext:value-type="float">
            <text:p>1.47705315316022E+018</text:p>
          </table:table-cell>
          <table:table-cell office:value-type="float" office:value="1.47705315316123E+018" calcext:value-type="float">
            <text:p>1.47705315316123E+01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.47705315316089E+018" calcext:value-type="float">
            <text:p>1.47705315316089E+018</text:p>
          </table:table-cell>
          <table:table-cell office:value-type="float" office:value="1.47705315316184E+018" calcext:value-type="float">
            <text:p>1.47705315316184E+018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.47705315316157E+018" calcext:value-type="float">
            <text:p>1.47705315316157E+018</text:p>
          </table:table-cell>
          <table:table-cell office:value-type="float" office:value="1.4770531531627E+018" calcext:value-type="float">
            <text:p>1.4770531531627E+01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.47705315316228E+018" calcext:value-type="float">
            <text:p>1.47705315316228E+018</text:p>
          </table:table-cell>
          <table:table-cell office:value-type="float" office:value="1.47705315316314E+018" calcext:value-type="float">
            <text:p>1.47705315316314E+018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.47705315316297E+018" calcext:value-type="float">
            <text:p>1.47705315316297E+018</text:p>
          </table:table-cell>
          <table:table-cell office:value-type="float" office:value="1.47705315316409E+018" calcext:value-type="float">
            <text:p>1.47705315316409E+018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.47705315316364E+018" calcext:value-type="float">
            <text:p>1.47705315316364E+018</text:p>
          </table:table-cell>
          <table:table-cell office:value-type="float" office:value="1.4770531531647E+018" calcext:value-type="float">
            <text:p>1.4770531531647E+01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.47705315316429E+018" calcext:value-type="float">
            <text:p>1.47705315316429E+018</text:p>
          </table:table-cell>
          <table:table-cell office:value-type="float" office:value="1.47705315316533E+018" calcext:value-type="float">
            <text:p>1.47705315316533E+018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.47705315316499E+018" calcext:value-type="float">
            <text:p>1.47705315316499E+018</text:p>
          </table:table-cell>
          <table:table-cell office:value-type="float" office:value="1.47705315316589E+018" calcext:value-type="float">
            <text:p>1.47705315316589E+01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.47705315316567E+018" calcext:value-type="float">
            <text:p>1.47705315316567E+018</text:p>
          </table:table-cell>
          <table:table-cell office:value-type="float" office:value="1.47705315316667E+018" calcext:value-type="float">
            <text:p>1.47705315316667E+018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.47705315316639E+018" calcext:value-type="float">
            <text:p>1.47705315316639E+018</text:p>
          </table:table-cell>
          <table:table-cell office:value-type="float" office:value="1.47705315316736E+018" calcext:value-type="float">
            <text:p>1.47705315316736E+018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.47705315316703E+018" calcext:value-type="float">
            <text:p>1.47705315316703E+018</text:p>
          </table:table-cell>
          <table:table-cell office:value-type="float" office:value="1.47705315316804E+018" calcext:value-type="float">
            <text:p>1.47705315316804E+018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.4770531531677E+018" calcext:value-type="float">
            <text:p>1.4770531531677E+018</text:p>
          </table:table-cell>
          <table:table-cell office:value-type="float" office:value="1.47705315316864E+018" calcext:value-type="float">
            <text:p>1.47705315316864E+018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.47705315316837E+018" calcext:value-type="float">
            <text:p>1.47705315316837E+018</text:p>
          </table:table-cell>
          <table:table-cell office:value-type="float" office:value="1.47705315316939E+018" calcext:value-type="float">
            <text:p>1.47705315316939E+01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.47705315316905E+018" calcext:value-type="float">
            <text:p>1.47705315316905E+018</text:p>
          </table:table-cell>
          <table:table-cell office:value-type="float" office:value="1.47705315317005E+018" calcext:value-type="float">
            <text:p>1.47705315317005E+01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.47705315316971E+018" calcext:value-type="float">
            <text:p>1.47705315316971E+018</text:p>
          </table:table-cell>
          <table:table-cell office:value-type="float" office:value="1.47705315317065E+018" calcext:value-type="float">
            <text:p>1.47705315317065E+01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.47705315317038E+018" calcext:value-type="float">
            <text:p>1.47705315317038E+018</text:p>
          </table:table-cell>
          <table:table-cell office:value-type="float" office:value="1.47705315317136E+018" calcext:value-type="float">
            <text:p>1.47705315317136E+01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.47705315317105E+018" calcext:value-type="float">
            <text:p>1.47705315317105E+018</text:p>
          </table:table-cell>
          <table:table-cell office:value-type="float" office:value="1.47705315317205E+018" calcext:value-type="float">
            <text:p>1.47705315317205E+018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.47705315317171E+018" calcext:value-type="float">
            <text:p>1.47705315317171E+018</text:p>
          </table:table-cell>
          <table:table-cell office:value-type="float" office:value="1.47705315317265E+018" calcext:value-type="float">
            <text:p>1.47705315317265E+018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.47705315317238E+018" calcext:value-type="float">
            <text:p>1.47705315317238E+018</text:p>
          </table:table-cell>
          <table:table-cell office:value-type="float" office:value="1.4770531531734E+018" calcext:value-type="float">
            <text:p>1.4770531531734E+01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.47705315317305E+018" calcext:value-type="float">
            <text:p>1.47705315317305E+018</text:p>
          </table:table-cell>
          <table:table-cell office:value-type="float" office:value="1.47705315317405E+018" calcext:value-type="float">
            <text:p>1.47705315317405E+01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.47705315317371E+018" calcext:value-type="float">
            <text:p>1.47705315317371E+018</text:p>
          </table:table-cell>
          <table:table-cell office:value-type="float" office:value="1.47705315317451E+018" calcext:value-type="float">
            <text:p>1.47705315317451E+018</text:p>
          </table:table-cell>
        </table:table-row>
      </table:table>
      <table:table table:name="times_1000000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7705317838768E+018" calcext:value-type="float">
            <text:p>1.47705317838768E+018</text:p>
          </table:table-cell>
          <table:table-cell office:value-type="float" office:value="1.47705317839001E+018" calcext:value-type="float">
            <text:p>1.47705317839001E+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7705317838849E+018" calcext:value-type="float">
            <text:p>1.47705317838849E+018</text:p>
          </table:table-cell>
          <table:table-cell office:value-type="float" office:value="1.4770531783913E+018" calcext:value-type="float">
            <text:p>1.4770531783913E+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7705317838903E+018" calcext:value-type="float">
            <text:p>1.47705317838903E+018</text:p>
          </table:table-cell>
          <table:table-cell office:value-type="float" office:value="1.47705317839216E+018" calcext:value-type="float">
            <text:p>1.47705317839216E+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7705317838961E+018" calcext:value-type="float">
            <text:p>1.47705317838961E+018</text:p>
          </table:table-cell>
          <table:table-cell office:value-type="float" office:value="1.47705317839352E+018" calcext:value-type="float">
            <text:p>1.47705317839352E+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770531783904E+018" calcext:value-type="float">
            <text:p>1.4770531783904E+018</text:p>
          </table:table-cell>
          <table:table-cell office:value-type="float" office:value="1.47705317839405E+018" calcext:value-type="float">
            <text:p>1.47705317839405E+0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7705317839102E+018" calcext:value-type="float">
            <text:p>1.47705317839102E+018</text:p>
          </table:table-cell>
          <table:table-cell office:value-type="float" office:value="1.47705317839502E+018" calcext:value-type="float">
            <text:p>1.47705317839502E+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7705317839183E+018" calcext:value-type="float">
            <text:p>1.47705317839183E+018</text:p>
          </table:table-cell>
          <table:table-cell office:value-type="float" office:value="1.47705317839534E+018" calcext:value-type="float">
            <text:p>1.47705317839534E+0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7705317839255E+018" calcext:value-type="float">
            <text:p>1.47705317839255E+018</text:p>
          </table:table-cell>
          <table:table-cell office:value-type="float" office:value="1.47705317839541E+018" calcext:value-type="float">
            <text:p>1.47705317839541E+0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7705317839312E+018" calcext:value-type="float">
            <text:p>1.47705317839312E+018</text:p>
          </table:table-cell>
          <table:table-cell office:value-type="float" office:value="1.47705317839547E+018" calcext:value-type="float">
            <text:p>1.47705317839547E+0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7705317839388E+018" calcext:value-type="float">
            <text:p>1.47705317839388E+018</text:p>
          </table:table-cell>
          <table:table-cell office:value-type="float" office:value="1.47705317839568E+018" calcext:value-type="float">
            <text:p>1.47705317839568E+0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7705317839473E+018" calcext:value-type="float">
            <text:p>1.47705317839473E+018</text:p>
          </table:table-cell>
          <table:table-cell office:value-type="float" office:value="1.47705317839648E+018" calcext:value-type="float">
            <text:p>1.47705317839648E+0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7705317839611E+018" calcext:value-type="float">
            <text:p>1.47705317839611E+018</text:p>
          </table:table-cell>
          <table:table-cell office:value-type="float" office:value="1.4770531783978E+018" calcext:value-type="float">
            <text:p>1.4770531783978E+0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7705317839685E+018" calcext:value-type="float">
            <text:p>1.47705317839685E+018</text:p>
          </table:table-cell>
          <table:table-cell office:value-type="float" office:value="1.47705317839808E+018" calcext:value-type="float">
            <text:p>1.47705317839808E+0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7705317839744E+018" calcext:value-type="float">
            <text:p>1.47705317839744E+018</text:p>
          </table:table-cell>
          <table:table-cell office:value-type="float" office:value="1.47705317839874E+018" calcext:value-type="float">
            <text:p>1.47705317839874E+0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7705317839836E+018" calcext:value-type="float">
            <text:p>1.47705317839836E+018</text:p>
          </table:table-cell>
          <table:table-cell office:value-type="float" office:value="1.47705317839987E+018" calcext:value-type="float">
            <text:p>1.47705317839987E+0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47705317839928E+018" calcext:value-type="float">
            <text:p>1.47705317839928E+018</text:p>
          </table:table-cell>
          <table:table-cell office:value-type="float" office:value="1.47705317840133E+018" calcext:value-type="float">
            <text:p>1.47705317840133E+0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47705317840089E+018" calcext:value-type="float">
            <text:p>1.47705317840089E+018</text:p>
          </table:table-cell>
          <table:table-cell office:value-type="float" office:value="1.47705317840264E+018" calcext:value-type="float">
            <text:p>1.47705317840264E+0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4770531784017E+018" calcext:value-type="float">
            <text:p>1.4770531784017E+018</text:p>
          </table:table-cell>
          <table:table-cell office:value-type="float" office:value="1.47705317840342E+018" calcext:value-type="float">
            <text:p>1.47705317840342E+0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4770531784023E+018" calcext:value-type="float">
            <text:p>1.4770531784023E+018</text:p>
          </table:table-cell>
          <table:table-cell office:value-type="float" office:value="1.4770531784037E+018" calcext:value-type="float">
            <text:p>1.4770531784037E+0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47705317840307E+018" calcext:value-type="float">
            <text:p>1.47705317840307E+018</text:p>
          </table:table-cell>
          <table:table-cell office:value-type="float" office:value="1.47705317840436E+018" calcext:value-type="float">
            <text:p>1.47705317840436E+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47705317840397E+018" calcext:value-type="float">
            <text:p>1.47705317840397E+018</text:p>
          </table:table-cell>
          <table:table-cell office:value-type="float" office:value="1.47705317840567E+018" calcext:value-type="float">
            <text:p>1.47705317840567E+0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47705317840473E+018" calcext:value-type="float">
            <text:p>1.47705317840473E+018</text:p>
          </table:table-cell>
          <table:table-cell office:value-type="float" office:value="1.47705317840601E+018" calcext:value-type="float">
            <text:p>1.47705317840601E+0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47705317840533E+018" calcext:value-type="float">
            <text:p>1.47705317840533E+018</text:p>
          </table:table-cell>
          <table:table-cell office:value-type="float" office:value="1.47705317840671E+018" calcext:value-type="float">
            <text:p>1.47705317840671E+0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4770531784063E+018" calcext:value-type="float">
            <text:p>1.4770531784063E+018</text:p>
          </table:table-cell>
          <table:table-cell office:value-type="float" office:value="1.47705317840802E+018" calcext:value-type="float">
            <text:p>1.47705317840802E+0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47705317840708E+018" calcext:value-type="float">
            <text:p>1.47705317840708E+018</text:p>
          </table:table-cell>
          <table:table-cell office:value-type="float" office:value="1.47705317840827E+018" calcext:value-type="float">
            <text:p>1.47705317840827E+0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47705317840768E+018" calcext:value-type="float">
            <text:p>1.47705317840768E+018</text:p>
          </table:table-cell>
          <table:table-cell office:value-type="float" office:value="1.47705317840891E+018" calcext:value-type="float">
            <text:p>1.47705317840891E+0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47705317840856E+018" calcext:value-type="float">
            <text:p>1.47705317840856E+018</text:p>
          </table:table-cell>
          <table:table-cell office:value-type="float" office:value="1.47705317841005E+018" calcext:value-type="float">
            <text:p>1.47705317841005E+0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47705317840931E+018" calcext:value-type="float">
            <text:p>1.47705317840931E+018</text:p>
          </table:table-cell>
          <table:table-cell office:value-type="float" office:value="1.47705317841107E+018" calcext:value-type="float">
            <text:p>1.47705317841107E+0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47705317840988E+018" calcext:value-type="float">
            <text:p>1.47705317840988E+018</text:p>
          </table:table-cell>
          <table:table-cell office:value-type="float" office:value="1.47705317841139E+018" calcext:value-type="float">
            <text:p>1.47705317841139E+0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47705317841069E+018" calcext:value-type="float">
            <text:p>1.47705317841069E+018</text:p>
          </table:table-cell>
          <table:table-cell office:value-type="float" office:value="1.47705317841204E+018" calcext:value-type="float">
            <text:p>1.47705317841204E+0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47705317841167E+018" calcext:value-type="float">
            <text:p>1.47705317841167E+018</text:p>
          </table:table-cell>
          <table:table-cell office:value-type="float" office:value="1.4770531784134E+018" calcext:value-type="float">
            <text:p>1.4770531784134E+0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47705317841244E+018" calcext:value-type="float">
            <text:p>1.47705317841244E+018</text:p>
          </table:table-cell>
          <table:table-cell office:value-type="float" office:value="1.4770531784137E+018" calcext:value-type="float">
            <text:p>1.4770531784137E+0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47705317841304E+018" calcext:value-type="float">
            <text:p>1.47705317841304E+018</text:p>
          </table:table-cell>
          <table:table-cell office:value-type="float" office:value="1.47705317841433E+018" calcext:value-type="float">
            <text:p>1.47705317841433E+0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47705317841398E+018" calcext:value-type="float">
            <text:p>1.47705317841398E+018</text:p>
          </table:table-cell>
          <table:table-cell office:value-type="float" office:value="1.47705317841517E+018" calcext:value-type="float">
            <text:p>1.47705317841517E+0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47705317841473E+018" calcext:value-type="float">
            <text:p>1.47705317841473E+018</text:p>
          </table:table-cell>
          <table:table-cell office:value-type="float" office:value="1.47705317841589E+018" calcext:value-type="float">
            <text:p>1.47705317841589E+0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4770531784155E+018" calcext:value-type="float">
            <text:p>1.4770531784155E+018</text:p>
          </table:table-cell>
          <table:table-cell office:value-type="float" office:value="1.47705317841669E+018" calcext:value-type="float">
            <text:p>1.47705317841669E+0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4770531784163E+018" calcext:value-type="float">
            <text:p>1.4770531784163E+018</text:p>
          </table:table-cell>
          <table:table-cell office:value-type="float" office:value="1.47705317841743E+018" calcext:value-type="float">
            <text:p>1.47705317841743E+0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47705317841707E+018" calcext:value-type="float">
            <text:p>1.47705317841707E+018</text:p>
          </table:table-cell>
          <table:table-cell office:value-type="float" office:value="1.47705317841815E+018" calcext:value-type="float">
            <text:p>1.47705317841815E+0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47705317841781E+018" calcext:value-type="float">
            <text:p>1.47705317841781E+018</text:p>
          </table:table-cell>
          <table:table-cell office:value-type="float" office:value="1.47705317841945E+018" calcext:value-type="float">
            <text:p>1.47705317841945E+0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47705317841854E+018" calcext:value-type="float">
            <text:p>1.47705317841854E+018</text:p>
          </table:table-cell>
          <table:table-cell office:value-type="float" office:value="1.47705317842024E+018" calcext:value-type="float">
            <text:p>1.47705317842024E+0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47705317841912E+018" calcext:value-type="float">
            <text:p>1.47705317841912E+018</text:p>
          </table:table-cell>
          <table:table-cell office:value-type="float" office:value="1.47705317842049E+018" calcext:value-type="float">
            <text:p>1.47705317842049E+0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4770531784199E+018" calcext:value-type="float">
            <text:p>1.4770531784199E+018</text:p>
          </table:table-cell>
          <table:table-cell office:value-type="float" office:value="1.47705317842172E+018" calcext:value-type="float">
            <text:p>1.47705317842172E+0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47705317842079E+018" calcext:value-type="float">
            <text:p>1.47705317842079E+018</text:p>
          </table:table-cell>
          <table:table-cell office:value-type="float" office:value="1.47705317842246E+018" calcext:value-type="float">
            <text:p>1.47705317842246E+0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47705317842139E+018" calcext:value-type="float">
            <text:p>1.47705317842139E+018</text:p>
          </table:table-cell>
          <table:table-cell office:value-type="float" office:value="1.47705317842282E+018" calcext:value-type="float">
            <text:p>1.47705317842282E+0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47705317842212E+018" calcext:value-type="float">
            <text:p>1.47705317842212E+018</text:p>
          </table:table-cell>
          <table:table-cell office:value-type="float" office:value="1.47705317842339E+018" calcext:value-type="float">
            <text:p>1.47705317842339E+0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47705317842305E+018" calcext:value-type="float">
            <text:p>1.47705317842305E+018</text:p>
          </table:table-cell>
          <table:table-cell office:value-type="float" office:value="1.47705317842473E+018" calcext:value-type="float">
            <text:p>1.47705317842473E+0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47705317842379E+018" calcext:value-type="float">
            <text:p>1.47705317842379E+018</text:p>
          </table:table-cell>
          <table:table-cell office:value-type="float" office:value="1.47705317842501E+018" calcext:value-type="float">
            <text:p>1.47705317842501E+0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47705317842438E+018" calcext:value-type="float">
            <text:p>1.47705317842438E+018</text:p>
          </table:table-cell>
          <table:table-cell office:value-type="float" office:value="1.47705317842571E+018" calcext:value-type="float">
            <text:p>1.47705317842571E+0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47705317842532E+018" calcext:value-type="float">
            <text:p>1.47705317842532E+018</text:p>
          </table:table-cell>
          <table:table-cell office:value-type="float" office:value="1.47705317842705E+018" calcext:value-type="float">
            <text:p>1.47705317842705E+0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4770531784261E+018" calcext:value-type="float">
            <text:p>1.4770531784261E+018</text:p>
          </table:table-cell>
          <table:table-cell office:value-type="float" office:value="1.4770531784273E+018" calcext:value-type="float">
            <text:p>1.4770531784273E+0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4770531784267E+018" calcext:value-type="float">
            <text:p>1.4770531784267E+018</text:p>
          </table:table-cell>
          <table:table-cell office:value-type="float" office:value="1.47705317842819E+018" calcext:value-type="float">
            <text:p>1.47705317842819E+0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47705317842763E+018" calcext:value-type="float">
            <text:p>1.47705317842763E+018</text:p>
          </table:table-cell>
          <table:table-cell office:value-type="float" office:value="1.4770531784288E+018" calcext:value-type="float">
            <text:p>1.4770531784288E+0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47705317842842E+018" calcext:value-type="float">
            <text:p>1.47705317842842E+018</text:p>
          </table:table-cell>
          <table:table-cell office:value-type="float" office:value="1.4770531784301E+018" calcext:value-type="float">
            <text:p>1.4770531784301E+0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47705317842912E+018" calcext:value-type="float">
            <text:p>1.47705317842912E+018</text:p>
          </table:table-cell>
          <table:table-cell office:value-type="float" office:value="1.47705317843036E+018" calcext:value-type="float">
            <text:p>1.47705317843036E+0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47705317842974E+018" calcext:value-type="float">
            <text:p>1.47705317842974E+018</text:p>
          </table:table-cell>
          <table:table-cell office:value-type="float" office:value="1.47705317843104E+018" calcext:value-type="float">
            <text:p>1.47705317843104E+0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47705317843068E+018" calcext:value-type="float">
            <text:p>1.47705317843068E+018</text:p>
          </table:table-cell>
          <table:table-cell office:value-type="float" office:value="1.47705317843177E+018" calcext:value-type="float">
            <text:p>1.47705317843177E+0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47705317843142E+018" calcext:value-type="float">
            <text:p>1.47705317843142E+018</text:p>
          </table:table-cell>
          <table:table-cell office:value-type="float" office:value="1.47705317843256E+018" calcext:value-type="float">
            <text:p>1.47705317843256E+0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47705317843216E+018" calcext:value-type="float">
            <text:p>1.47705317843216E+018</text:p>
          </table:table-cell>
          <table:table-cell office:value-type="float" office:value="1.47705317843383E+018" calcext:value-type="float">
            <text:p>1.47705317843383E+0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47705317843291E+018" calcext:value-type="float">
            <text:p>1.47705317843291E+018</text:p>
          </table:table-cell>
          <table:table-cell office:value-type="float" office:value="1.47705317843462E+018" calcext:value-type="float">
            <text:p>1.47705317843462E+0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47705317843349E+018" calcext:value-type="float">
            <text:p>1.47705317843349E+018</text:p>
          </table:table-cell>
          <table:table-cell office:value-type="float" office:value="1.47705317843534E+018" calcext:value-type="float">
            <text:p>1.47705317843534E+0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47705317843419E+018" calcext:value-type="float">
            <text:p>1.47705317843419E+018</text:p>
          </table:table-cell>
          <table:table-cell office:value-type="float" office:value="1.47705317843557E+018" calcext:value-type="float">
            <text:p>1.47705317843557E+01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47705317843506E+018" calcext:value-type="float">
            <text:p>1.47705317843506E+018</text:p>
          </table:table-cell>
          <table:table-cell office:value-type="float" office:value="1.47705317843695E+018" calcext:value-type="float">
            <text:p>1.47705317843695E+0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477053178436E+018" calcext:value-type="float">
            <text:p>1.477053178436E+018</text:p>
          </table:table-cell>
          <table:table-cell office:value-type="float" office:value="1.47705317843723E+018" calcext:value-type="float">
            <text:p>1.47705317843723E+01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4770531784366E+018" calcext:value-type="float">
            <text:p>1.4770531784366E+018</text:p>
          </table:table-cell>
          <table:table-cell office:value-type="float" office:value="1.47705317843805E+018" calcext:value-type="float">
            <text:p>1.47705317843805E+0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47705317843751E+018" calcext:value-type="float">
            <text:p>1.47705317843751E+018</text:p>
          </table:table-cell>
          <table:table-cell office:value-type="float" office:value="1.47705317843873E+018" calcext:value-type="float">
            <text:p>1.47705317843873E+0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47705317843832E+018" calcext:value-type="float">
            <text:p>1.47705317843832E+018</text:p>
          </table:table-cell>
          <table:table-cell office:value-type="float" office:value="1.47705317843949E+018" calcext:value-type="float">
            <text:p>1.47705317843949E+01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47705317843909E+018" calcext:value-type="float">
            <text:p>1.47705317843909E+018</text:p>
          </table:table-cell>
          <table:table-cell office:value-type="float" office:value="1.47705317844039E+018" calcext:value-type="float">
            <text:p>1.47705317844039E+0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47705317843986E+018" calcext:value-type="float">
            <text:p>1.47705317843986E+018</text:p>
          </table:table-cell>
          <table:table-cell office:value-type="float" office:value="1.47705317844107E+018" calcext:value-type="float">
            <text:p>1.47705317844107E+0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47705317844061E+018" calcext:value-type="float">
            <text:p>1.47705317844061E+018</text:p>
          </table:table-cell>
          <table:table-cell office:value-type="float" office:value="1.47705317844218E+018" calcext:value-type="float">
            <text:p>1.47705317844218E+0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47705317844142E+018" calcext:value-type="float">
            <text:p>1.47705317844142E+018</text:p>
          </table:table-cell>
          <table:table-cell office:value-type="float" office:value="1.4770531784426E+018" calcext:value-type="float">
            <text:p>1.4770531784426E+01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477053178442E+018" calcext:value-type="float">
            <text:p>1.477053178442E+018</text:p>
          </table:table-cell>
          <table:table-cell office:value-type="float" office:value="1.47705317844386E+018" calcext:value-type="float">
            <text:p>1.47705317844386E+0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47705317844291E+018" calcext:value-type="float">
            <text:p>1.47705317844291E+018</text:p>
          </table:table-cell>
          <table:table-cell office:value-type="float" office:value="1.47705317844465E+018" calcext:value-type="float">
            <text:p>1.47705317844465E+0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47705317844353E+018" calcext:value-type="float">
            <text:p>1.47705317844353E+018</text:p>
          </table:table-cell>
          <table:table-cell office:value-type="float" office:value="1.47705317844533E+018" calcext:value-type="float">
            <text:p>1.47705317844533E+0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4770531784443E+018" calcext:value-type="float">
            <text:p>1.4770531784443E+018</text:p>
          </table:table-cell>
          <table:table-cell office:value-type="float" office:value="1.47705317844567E+018" calcext:value-type="float">
            <text:p>1.47705317844567E+01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47705317844505E+018" calcext:value-type="float">
            <text:p>1.47705317844505E+018</text:p>
          </table:table-cell>
          <table:table-cell office:value-type="float" office:value="1.47705317844701E+018" calcext:value-type="float">
            <text:p>1.47705317844701E+0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47705317844605E+018" calcext:value-type="float">
            <text:p>1.47705317844605E+018</text:p>
          </table:table-cell>
          <table:table-cell office:value-type="float" office:value="1.47705317844771E+018" calcext:value-type="float">
            <text:p>1.47705317844771E+01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47705317844666E+018" calcext:value-type="float">
            <text:p>1.47705317844666E+018</text:p>
          </table:table-cell>
          <table:table-cell office:value-type="float" office:value="1.477053178448E+018" calcext:value-type="float">
            <text:p>1.477053178448E+01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47705317844744E+018" calcext:value-type="float">
            <text:p>1.47705317844744E+018</text:p>
          </table:table-cell>
          <table:table-cell office:value-type="float" office:value="1.47705317844883E+018" calcext:value-type="float">
            <text:p>1.47705317844883E+0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47705317844841E+018" calcext:value-type="float">
            <text:p>1.47705317844841E+018</text:p>
          </table:table-cell>
          <table:table-cell office:value-type="float" office:value="1.47705317845001E+018" calcext:value-type="float">
            <text:p>1.47705317845001E+0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47705317844918E+018" calcext:value-type="float">
            <text:p>1.47705317844918E+018</text:p>
          </table:table-cell>
          <table:table-cell office:value-type="float" office:value="1.47705317845091E+018" calcext:value-type="float">
            <text:p>1.47705317845091E+0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47705317844976E+018" calcext:value-type="float">
            <text:p>1.47705317844976E+018</text:p>
          </table:table-cell>
          <table:table-cell office:value-type="float" office:value="1.47705317845118E+018" calcext:value-type="float">
            <text:p>1.47705317845118E+0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47705317845057E+018" calcext:value-type="float">
            <text:p>1.47705317845057E+018</text:p>
          </table:table-cell>
          <table:table-cell office:value-type="float" office:value="1.47705317845183E+018" calcext:value-type="float">
            <text:p>1.47705317845183E+0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4770531784515E+018" calcext:value-type="float">
            <text:p>1.4770531784515E+018</text:p>
          </table:table-cell>
          <table:table-cell office:value-type="float" office:value="1.47705317845314E+018" calcext:value-type="float">
            <text:p>1.47705317845314E+01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4770531784523E+018" calcext:value-type="float">
            <text:p>1.4770531784523E+018</text:p>
          </table:table-cell>
          <table:table-cell office:value-type="float" office:value="1.47705317845401E+018" calcext:value-type="float">
            <text:p>1.47705317845401E+01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47705317845281E+018" calcext:value-type="float">
            <text:p>1.47705317845281E+018</text:p>
          </table:table-cell>
          <table:table-cell office:value-type="float" office:value="1.47705317845435E+018" calcext:value-type="float">
            <text:p>1.47705317845435E+0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47705317845366E+018" calcext:value-type="float">
            <text:p>1.47705317845366E+018</text:p>
          </table:table-cell>
          <table:table-cell office:value-type="float" office:value="1.47705317845499E+018" calcext:value-type="float">
            <text:p>1.47705317845499E+01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47705317845462E+018" calcext:value-type="float">
            <text:p>1.47705317845462E+018</text:p>
          </table:table-cell>
          <table:table-cell office:value-type="float" office:value="1.47705317845577E+018" calcext:value-type="float">
            <text:p>1.47705317845577E+01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47705317845539E+018" calcext:value-type="float">
            <text:p>1.47705317845539E+018</text:p>
          </table:table-cell>
          <table:table-cell office:value-type="float" office:value="1.47705317845662E+018" calcext:value-type="float">
            <text:p>1.47705317845662E+01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47705317845615E+018" calcext:value-type="float">
            <text:p>1.47705317845615E+018</text:p>
          </table:table-cell>
          <table:table-cell office:value-type="float" office:value="1.47705317845782E+018" calcext:value-type="float">
            <text:p>1.47705317845782E+0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47705317845695E+018" calcext:value-type="float">
            <text:p>1.47705317845695E+018</text:p>
          </table:table-cell>
          <table:table-cell office:value-type="float" office:value="1.47705317845812E+018" calcext:value-type="float">
            <text:p>1.47705317845812E+0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47705317845754E+018" calcext:value-type="float">
            <text:p>1.47705317845754E+018</text:p>
          </table:table-cell>
          <table:table-cell office:value-type="float" office:value="1.47705317845943E+018" calcext:value-type="float">
            <text:p>1.47705317845943E+01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47705317845849E+018" calcext:value-type="float">
            <text:p>1.47705317845849E+018</text:p>
          </table:table-cell>
          <table:table-cell office:value-type="float" office:value="1.47705317846015E+018" calcext:value-type="float">
            <text:p>1.47705317846015E+0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47705317845908E+018" calcext:value-type="float">
            <text:p>1.47705317845908E+018</text:p>
          </table:table-cell>
          <table:table-cell office:value-type="float" office:value="1.4770531784604E+018" calcext:value-type="float">
            <text:p>1.4770531784604E+01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47705317845987E+018" calcext:value-type="float">
            <text:p>1.47705317845987E+018</text:p>
          </table:table-cell>
          <table:table-cell office:value-type="float" office:value="1.47705317846174E+018" calcext:value-type="float">
            <text:p>1.47705317846174E+01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4770531784608E+018" calcext:value-type="float">
            <text:p>1.4770531784608E+018</text:p>
          </table:table-cell>
          <table:table-cell office:value-type="float" office:value="1.47705317846204E+018" calcext:value-type="float">
            <text:p>1.47705317846204E+0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4770531784614E+018" calcext:value-type="float">
            <text:p>1.4770531784614E+018</text:p>
          </table:table-cell>
          <table:table-cell office:value-type="float" office:value="1.4770531784627E+018" calcext:value-type="float">
            <text:p>1.4770531784627E+0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47705317846233E+018" calcext:value-type="float">
            <text:p>1.47705317846233E+018</text:p>
          </table:table-cell>
          <table:table-cell office:value-type="float" office:value="1.47705317846353E+018" calcext:value-type="float">
            <text:p>1.47705317846353E+01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4770531784631E+018" calcext:value-type="float">
            <text:p>1.4770531784631E+018</text:p>
          </table:table-cell>
          <table:table-cell office:value-type="float" office:value="1.47705317846458E+018" calcext:value-type="float">
            <text:p>1.47705317846458E+01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47705317846389E+018" calcext:value-type="float">
            <text:p>1.47705317846389E+018</text:p>
          </table:table-cell>
          <table:table-cell office:value-type="float" office:value="1.47705317846505E+018" calcext:value-type="float">
            <text:p>1.47705317846505E+01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47705317846471E+018" calcext:value-type="float">
            <text:p>1.47705317846471E+018</text:p>
          </table:table-cell>
          <table:table-cell office:value-type="float" office:value="1.47705317846627E+018" calcext:value-type="float">
            <text:p>1.47705317846627E+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47705317846546E+018" calcext:value-type="float">
            <text:p>1.47705317846546E+018</text:p>
          </table:table-cell>
          <table:table-cell office:value-type="float" office:value="1.47705317846665E+018" calcext:value-type="float">
            <text:p>1.47705317846665E+01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47705317846609E+018" calcext:value-type="float">
            <text:p>1.47705317846609E+018</text:p>
          </table:table-cell>
          <table:table-cell office:value-type="float" office:value="1.47705317846797E+018" calcext:value-type="float">
            <text:p>1.47705317846797E+01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47705317846705E+018" calcext:value-type="float">
            <text:p>1.47705317846705E+018</text:p>
          </table:table-cell>
          <table:table-cell office:value-type="float" office:value="1.47705317846875E+018" calcext:value-type="float">
            <text:p>1.47705317846875E+01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47705317846764E+018" calcext:value-type="float">
            <text:p>1.47705317846764E+018</text:p>
          </table:table-cell>
          <table:table-cell office:value-type="float" office:value="1.47705317846896E+018" calcext:value-type="float">
            <text:p>1.47705317846896E+01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47705317846841E+018" calcext:value-type="float">
            <text:p>1.47705317846841E+018</text:p>
          </table:table-cell>
          <table:table-cell office:value-type="float" office:value="1.47705317846965E+018" calcext:value-type="float">
            <text:p>1.47705317846965E+01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47705317846929E+018" calcext:value-type="float">
            <text:p>1.47705317846929E+018</text:p>
          </table:table-cell>
          <table:table-cell office:value-type="float" office:value="1.47705317847098E+018" calcext:value-type="float">
            <text:p>1.47705317847098E+01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47705317847006E+018" calcext:value-type="float">
            <text:p>1.47705317847006E+018</text:p>
          </table:table-cell>
          <table:table-cell office:value-type="float" office:value="1.47705317847178E+018" calcext:value-type="float">
            <text:p>1.47705317847178E+01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47705317847064E+018" calcext:value-type="float">
            <text:p>1.47705317847064E+018</text:p>
          </table:table-cell>
          <table:table-cell office:value-type="float" office:value="1.47705317847208E+018" calcext:value-type="float">
            <text:p>1.47705317847208E+01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47705317847142E+018" calcext:value-type="float">
            <text:p>1.47705317847142E+018</text:p>
          </table:table-cell>
          <table:table-cell office:value-type="float" office:value="1.47705317847273E+018" calcext:value-type="float">
            <text:p>1.47705317847273E+01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47705317847235E+018" calcext:value-type="float">
            <text:p>1.47705317847235E+018</text:p>
          </table:table-cell>
          <table:table-cell office:value-type="float" office:value="1.47705317847404E+018" calcext:value-type="float">
            <text:p>1.47705317847404E+01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47705317847311E+018" calcext:value-type="float">
            <text:p>1.47705317847311E+018</text:p>
          </table:table-cell>
          <table:table-cell office:value-type="float" office:value="1.47705317847475E+018" calcext:value-type="float">
            <text:p>1.47705317847475E+0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47705317847369E+018" calcext:value-type="float">
            <text:p>1.47705317847369E+018</text:p>
          </table:table-cell>
          <table:table-cell office:value-type="float" office:value="1.47705317847508E+018" calcext:value-type="float">
            <text:p>1.47705317847508E+01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47705317847443E+018" calcext:value-type="float">
            <text:p>1.47705317847443E+018</text:p>
          </table:table-cell>
          <table:table-cell office:value-type="float" office:value="1.4770531784758E+018" calcext:value-type="float">
            <text:p>1.4770531784758E+01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47705317847534E+018" calcext:value-type="float">
            <text:p>1.47705317847534E+018</text:p>
          </table:table-cell>
          <table:table-cell office:value-type="float" office:value="1.47705317847649E+018" calcext:value-type="float">
            <text:p>1.47705317847649E+01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47705317847613E+018" calcext:value-type="float">
            <text:p>1.47705317847613E+018</text:p>
          </table:table-cell>
          <table:table-cell office:value-type="float" office:value="1.47705317847724E+018" calcext:value-type="float">
            <text:p>1.47705317847724E+01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4770531784769E+018" calcext:value-type="float">
            <text:p>1.4770531784769E+018</text:p>
          </table:table-cell>
          <table:table-cell office:value-type="float" office:value="1.47705317847798E+018" calcext:value-type="float">
            <text:p>1.47705317847798E+01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47705317847764E+018" calcext:value-type="float">
            <text:p>1.47705317847764E+018</text:p>
          </table:table-cell>
          <table:table-cell office:value-type="float" office:value="1.47705317847876E+018" calcext:value-type="float">
            <text:p>1.47705317847876E+01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47705317847839E+018" calcext:value-type="float">
            <text:p>1.47705317847839E+018</text:p>
          </table:table-cell>
          <table:table-cell office:value-type="float" office:value="1.47705317847949E+018" calcext:value-type="float">
            <text:p>1.47705317847949E+01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47705317847914E+018" calcext:value-type="float">
            <text:p>1.47705317847914E+018</text:p>
          </table:table-cell>
          <table:table-cell office:value-type="float" office:value="1.47705317848067E+018" calcext:value-type="float">
            <text:p>1.47705317848067E+0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47705317847989E+018" calcext:value-type="float">
            <text:p>1.47705317847989E+018</text:p>
          </table:table-cell>
          <table:table-cell office:value-type="float" office:value="1.47705317848116E+018" calcext:value-type="float">
            <text:p>1.47705317848116E+0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4770531784805E+018" calcext:value-type="float">
            <text:p>1.4770531784805E+018</text:p>
          </table:table-cell>
          <table:table-cell office:value-type="float" office:value="1.47705317848238E+018" calcext:value-type="float">
            <text:p>1.47705317848238E+0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47705317848145E+018" calcext:value-type="float">
            <text:p>1.47705317848145E+018</text:p>
          </table:table-cell>
          <table:table-cell office:value-type="float" office:value="1.47705317848267E+018" calcext:value-type="float">
            <text:p>1.47705317848267E+01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47705317848205E+018" calcext:value-type="float">
            <text:p>1.47705317848205E+018</text:p>
          </table:table-cell>
          <table:table-cell office:value-type="float" office:value="1.47705317848335E+018" calcext:value-type="float">
            <text:p>1.47705317848335E+01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47705317848298E+018" calcext:value-type="float">
            <text:p>1.47705317848298E+018</text:p>
          </table:table-cell>
          <table:table-cell office:value-type="float" office:value="1.47705317848412E+018" calcext:value-type="float">
            <text:p>1.47705317848412E+01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47705317848375E+018" calcext:value-type="float">
            <text:p>1.47705317848375E+018</text:p>
          </table:table-cell>
          <table:table-cell office:value-type="float" office:value="1.47705317848484E+018" calcext:value-type="float">
            <text:p>1.47705317848484E+01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47705317848451E+018" calcext:value-type="float">
            <text:p>1.47705317848451E+018</text:p>
          </table:table-cell>
          <table:table-cell office:value-type="float" office:value="1.47705317848627E+018" calcext:value-type="float">
            <text:p>1.47705317848627E+01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47705317848525E+018" calcext:value-type="float">
            <text:p>1.47705317848525E+018</text:p>
          </table:table-cell>
          <table:table-cell office:value-type="float" office:value="1.47705317848648E+018" calcext:value-type="float">
            <text:p>1.47705317848648E+01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47705317848589E+018" calcext:value-type="float">
            <text:p>1.47705317848589E+018</text:p>
          </table:table-cell>
          <table:table-cell office:value-type="float" office:value="1.47705317848721E+018" calcext:value-type="float">
            <text:p>1.47705317848721E+0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47705317848681E+018" calcext:value-type="float">
            <text:p>1.47705317848681E+018</text:p>
          </table:table-cell>
          <table:table-cell office:value-type="float" office:value="1.47705317848834E+018" calcext:value-type="float">
            <text:p>1.47705317848834E+01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47705317848758E+018" calcext:value-type="float">
            <text:p>1.47705317848758E+018</text:p>
          </table:table-cell>
          <table:table-cell office:value-type="float" office:value="1.47705317848875E+018" calcext:value-type="float">
            <text:p>1.47705317848875E+01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47705317848816E+018" calcext:value-type="float">
            <text:p>1.47705317848816E+018</text:p>
          </table:table-cell>
          <table:table-cell office:value-type="float" office:value="1.47705317849007E+018" calcext:value-type="float">
            <text:p>1.47705317849007E+01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47705317848915E+018" calcext:value-type="float">
            <text:p>1.47705317848915E+018</text:p>
          </table:table-cell>
          <table:table-cell office:value-type="float" office:value="1.47705317849037E+018" calcext:value-type="float">
            <text:p>1.47705317849037E+01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47705317848974E+018" calcext:value-type="float">
            <text:p>1.47705317848974E+018</text:p>
          </table:table-cell>
          <table:table-cell office:value-type="float" office:value="1.47705317849103E+018" calcext:value-type="float">
            <text:p>1.47705317849103E+01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47705317849067E+018" calcext:value-type="float">
            <text:p>1.47705317849067E+018</text:p>
          </table:table-cell>
          <table:table-cell office:value-type="float" office:value="1.47705317849234E+018" calcext:value-type="float">
            <text:p>1.47705317849234E+01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47705317849142E+018" calcext:value-type="float">
            <text:p>1.47705317849142E+018</text:p>
          </table:table-cell>
          <table:table-cell office:value-type="float" office:value="1.47705317849255E+018" calcext:value-type="float">
            <text:p>1.47705317849255E+01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47705317849201E+018" calcext:value-type="float">
            <text:p>1.47705317849201E+018</text:p>
          </table:table-cell>
          <table:table-cell office:value-type="float" office:value="1.47705317849324E+018" calcext:value-type="float">
            <text:p>1.47705317849324E+01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4770531784929E+018" calcext:value-type="float">
            <text:p>1.4770531784929E+018</text:p>
          </table:table-cell>
          <table:table-cell office:value-type="float" office:value="1.47705317849455E+018" calcext:value-type="float">
            <text:p>1.47705317849455E+01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4770531784937E+018" calcext:value-type="float">
            <text:p>1.4770531784937E+018</text:p>
          </table:table-cell>
          <table:table-cell office:value-type="float" office:value="1.47705317849545E+018" calcext:value-type="float">
            <text:p>1.47705317849545E+01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47705317849428E+018" calcext:value-type="float">
            <text:p>1.47705317849428E+018</text:p>
          </table:table-cell>
          <table:table-cell office:value-type="float" office:value="1.47705317849566E+018" calcext:value-type="float">
            <text:p>1.47705317849566E+01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47705317849508E+018" calcext:value-type="float">
            <text:p>1.47705317849508E+018</text:p>
          </table:table-cell>
          <table:table-cell office:value-type="float" office:value="1.47705317849695E+018" calcext:value-type="float">
            <text:p>1.47705317849695E+01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477053178496E+018" calcext:value-type="float">
            <text:p>1.477053178496E+018</text:p>
          </table:table-cell>
          <table:table-cell office:value-type="float" office:value="1.47705317849725E+018" calcext:value-type="float">
            <text:p>1.47705317849725E+01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47705317849667E+018" calcext:value-type="float">
            <text:p>1.47705317849667E+018</text:p>
          </table:table-cell>
          <table:table-cell office:value-type="float" office:value="1.47705317849815E+018" calcext:value-type="float">
            <text:p>1.47705317849815E+01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47705317849762E+018" calcext:value-type="float">
            <text:p>1.47705317849762E+018</text:p>
          </table:table-cell>
          <table:table-cell office:value-type="float" office:value="1.47705317849924E+018" calcext:value-type="float">
            <text:p>1.47705317849924E+01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47705317849837E+018" calcext:value-type="float">
            <text:p>1.47705317849837E+018</text:p>
          </table:table-cell>
          <table:table-cell office:value-type="float" office:value="1.4770531784995E+018" calcext:value-type="float">
            <text:p>1.4770531784995E+01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47705317849897E+018" calcext:value-type="float">
            <text:p>1.47705317849897E+018</text:p>
          </table:table-cell>
          <table:table-cell office:value-type="float" office:value="1.47705317850142E+018" calcext:value-type="float">
            <text:p>1.47705317850142E+01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47705317850212E+018" calcext:value-type="float">
            <text:p>1.47705317850212E+018</text:p>
          </table:table-cell>
          <table:table-cell office:value-type="float" office:value="1.47705317850308E+018" calcext:value-type="float">
            <text:p>1.47705317850308E+01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47705317850274E+018" calcext:value-type="float">
            <text:p>1.47705317850274E+018</text:p>
          </table:table-cell>
          <table:table-cell office:value-type="float" office:value="1.47705317850393E+018" calcext:value-type="float">
            <text:p>1.47705317850393E+01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.47705317850355E+018" calcext:value-type="float">
            <text:p>1.47705317850355E+018</text:p>
          </table:table-cell>
          <table:table-cell office:value-type="float" office:value="1.47705317850471E+018" calcext:value-type="float">
            <text:p>1.47705317850471E+01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47705317850433E+018" calcext:value-type="float">
            <text:p>1.47705317850433E+018</text:p>
          </table:table-cell>
          <table:table-cell office:value-type="float" office:value="1.47705317850537E+018" calcext:value-type="float">
            <text:p>1.47705317850537E+01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.47705317850509E+018" calcext:value-type="float">
            <text:p>1.47705317850509E+018</text:p>
          </table:table-cell>
          <table:table-cell office:value-type="float" office:value="1.47705317850628E+018" calcext:value-type="float">
            <text:p>1.47705317850628E+0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47705317850588E+018" calcext:value-type="float">
            <text:p>1.47705317850588E+018</text:p>
          </table:table-cell>
          <table:table-cell office:value-type="float" office:value="1.47705317850706E+018" calcext:value-type="float">
            <text:p>1.47705317850706E+01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4770531785067E+018" calcext:value-type="float">
            <text:p>1.4770531785067E+018</text:p>
          </table:table-cell>
          <table:table-cell office:value-type="float" office:value="1.47705317850772E+018" calcext:value-type="float">
            <text:p>1.47705317850772E+01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47705317850744E+018" calcext:value-type="float">
            <text:p>1.47705317850744E+018</text:p>
          </table:table-cell>
          <table:table-cell office:value-type="float" office:value="1.47705317850858E+018" calcext:value-type="float">
            <text:p>1.47705317850858E+01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4770531785082E+018" calcext:value-type="float">
            <text:p>1.4770531785082E+018</text:p>
          </table:table-cell>
          <table:table-cell office:value-type="float" office:value="1.47705317850935E+018" calcext:value-type="float">
            <text:p>1.47705317850935E+01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47705317850899E+018" calcext:value-type="float">
            <text:p>1.47705317850899E+018</text:p>
          </table:table-cell>
          <table:table-cell office:value-type="float" office:value="1.47705317851E+018" calcext:value-type="float">
            <text:p>1.47705317851E+01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47705317850967E+018" calcext:value-type="float">
            <text:p>1.47705317850967E+018</text:p>
          </table:table-cell>
          <table:table-cell office:value-type="float" office:value="1.47705317851086E+018" calcext:value-type="float">
            <text:p>1.47705317851086E+01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47705317851047E+018" calcext:value-type="float">
            <text:p>1.47705317851047E+018</text:p>
          </table:table-cell>
          <table:table-cell office:value-type="float" office:value="1.47705317851163E+018" calcext:value-type="float">
            <text:p>1.47705317851163E+01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47705317851128E+018" calcext:value-type="float">
            <text:p>1.47705317851128E+018</text:p>
          </table:table-cell>
          <table:table-cell office:value-type="float" office:value="1.47705317851239E+018" calcext:value-type="float">
            <text:p>1.47705317851239E+01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47705317851205E+018" calcext:value-type="float">
            <text:p>1.47705317851205E+018</text:p>
          </table:table-cell>
          <table:table-cell office:value-type="float" office:value="1.47705317851315E+018" calcext:value-type="float">
            <text:p>1.47705317851315E+01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47705317851282E+018" calcext:value-type="float">
            <text:p>1.47705317851282E+018</text:p>
          </table:table-cell>
          <table:table-cell office:value-type="float" office:value="1.4770531785139E+018" calcext:value-type="float">
            <text:p>1.4770531785139E+01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47705317851355E+018" calcext:value-type="float">
            <text:p>1.47705317851355E+018</text:p>
          </table:table-cell>
          <table:table-cell office:value-type="float" office:value="1.47705317851465E+018" calcext:value-type="float">
            <text:p>1.47705317851465E+01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47705317851428E+018" calcext:value-type="float">
            <text:p>1.47705317851428E+018</text:p>
          </table:table-cell>
          <table:table-cell office:value-type="float" office:value="1.47705317851537E+018" calcext:value-type="float">
            <text:p>1.47705317851537E+01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47705317851503E+018" calcext:value-type="float">
            <text:p>1.47705317851503E+018</text:p>
          </table:table-cell>
          <table:table-cell office:value-type="float" office:value="1.47705317851619E+018" calcext:value-type="float">
            <text:p>1.47705317851619E+01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47705317851581E+018" calcext:value-type="float">
            <text:p>1.47705317851581E+018</text:p>
          </table:table-cell>
          <table:table-cell office:value-type="float" office:value="1.47705317851696E+018" calcext:value-type="float">
            <text:p>1.47705317851696E+01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.47705317851657E+018" calcext:value-type="float">
            <text:p>1.47705317851657E+018</text:p>
          </table:table-cell>
          <table:table-cell office:value-type="float" office:value="1.47705317851763E+018" calcext:value-type="float">
            <text:p>1.47705317851763E+01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47705317851732E+018" calcext:value-type="float">
            <text:p>1.47705317851732E+018</text:p>
          </table:table-cell>
          <table:table-cell office:value-type="float" office:value="1.47705317851851E+018" calcext:value-type="float">
            <text:p>1.47705317851851E+01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47705317851811E+018" calcext:value-type="float">
            <text:p>1.47705317851811E+018</text:p>
          </table:table-cell>
          <table:table-cell office:value-type="float" office:value="1.47705317851926E+018" calcext:value-type="float">
            <text:p>1.47705317851926E+01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.47705317851888E+018" calcext:value-type="float">
            <text:p>1.47705317851888E+018</text:p>
          </table:table-cell>
          <table:table-cell office:value-type="float" office:value="1.47705317851991E+018" calcext:value-type="float">
            <text:p>1.47705317851991E+01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47705317851958E+018" calcext:value-type="float">
            <text:p>1.47705317851958E+018</text:p>
          </table:table-cell>
          <table:table-cell office:value-type="float" office:value="1.47705317852075E+018" calcext:value-type="float">
            <text:p>1.47705317852075E+01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.47705317852038E+018" calcext:value-type="float">
            <text:p>1.47705317852038E+018</text:p>
          </table:table-cell>
          <table:table-cell office:value-type="float" office:value="1.47705317852134E+018" calcext:value-type="float">
            <text:p>1.47705317852134E+01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47705317852115E+018" calcext:value-type="float">
            <text:p>1.47705317852115E+018</text:p>
          </table:table-cell>
          <table:table-cell office:value-type="float" office:value="1.47705317852222E+018" calcext:value-type="float">
            <text:p>1.47705317852222E+01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4770531785219E+018" calcext:value-type="float">
            <text:p>1.4770531785219E+018</text:p>
          </table:table-cell>
          <table:table-cell office:value-type="float" office:value="1.47705317852305E+018" calcext:value-type="float">
            <text:p>1.47705317852305E+01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47705317852269E+018" calcext:value-type="float">
            <text:p>1.47705317852269E+018</text:p>
          </table:table-cell>
          <table:table-cell office:value-type="float" office:value="1.47705317852383E+018" calcext:value-type="float">
            <text:p>1.47705317852383E+01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.47705317852347E+018" calcext:value-type="float">
            <text:p>1.47705317852347E+018</text:p>
          </table:table-cell>
          <table:table-cell office:value-type="float" office:value="1.47705317852449E+018" calcext:value-type="float">
            <text:p>1.47705317852449E+01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47705317852419E+018" calcext:value-type="float">
            <text:p>1.47705317852419E+018</text:p>
          </table:table-cell>
          <table:table-cell office:value-type="float" office:value="1.47705317852534E+018" calcext:value-type="float">
            <text:p>1.47705317852534E+01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47705317852496E+018" calcext:value-type="float">
            <text:p>1.47705317852496E+018</text:p>
          </table:table-cell>
          <table:table-cell office:value-type="float" office:value="1.47705317852615E+018" calcext:value-type="float">
            <text:p>1.47705317852615E+01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47705317852572E+018" calcext:value-type="float">
            <text:p>1.47705317852572E+018</text:p>
          </table:table-cell>
          <table:table-cell office:value-type="float" office:value="1.47705317852681E+018" calcext:value-type="float">
            <text:p>1.47705317852681E+01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47705317852651E+018" calcext:value-type="float">
            <text:p>1.47705317852651E+018</text:p>
          </table:table-cell>
          <table:table-cell office:value-type="float" office:value="1.47705317852766E+018" calcext:value-type="float">
            <text:p>1.47705317852766E+01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.47705317852729E+018" calcext:value-type="float">
            <text:p>1.47705317852729E+018</text:p>
          </table:table-cell>
          <table:table-cell office:value-type="float" office:value="1.47705317852843E+018" calcext:value-type="float">
            <text:p>1.47705317852843E+01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.47705317852807E+018" calcext:value-type="float">
            <text:p>1.47705317852807E+018</text:p>
          </table:table-cell>
          <table:table-cell office:value-type="float" office:value="1.47705317852908E+018" calcext:value-type="float">
            <text:p>1.47705317852908E+01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47705317852881E+018" calcext:value-type="float">
            <text:p>1.47705317852881E+018</text:p>
          </table:table-cell>
          <table:table-cell office:value-type="float" office:value="1.47705317852992E+018" calcext:value-type="float">
            <text:p>1.47705317852992E+01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47705317852958E+018" calcext:value-type="float">
            <text:p>1.47705317852958E+018</text:p>
          </table:table-cell>
          <table:table-cell office:value-type="float" office:value="1.47705317853052E+018" calcext:value-type="float">
            <text:p>1.47705317853052E+01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.47705317853035E+018" calcext:value-type="float">
            <text:p>1.47705317853035E+018</text:p>
          </table:table-cell>
          <table:table-cell office:value-type="float" office:value="1.47705317853151E+018" calcext:value-type="float">
            <text:p>1.47705317853151E+01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4770531785311E+018" calcext:value-type="float">
            <text:p>1.4770531785311E+018</text:p>
          </table:table-cell>
          <table:table-cell office:value-type="float" office:value="1.47705317853221E+018" calcext:value-type="float">
            <text:p>1.47705317853221E+01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.47705317853186E+018" calcext:value-type="float">
            <text:p>1.47705317853186E+018</text:p>
          </table:table-cell>
          <table:table-cell office:value-type="float" office:value="1.47705317853298E+018" calcext:value-type="float">
            <text:p>1.47705317853298E+01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47705317853263E+018" calcext:value-type="float">
            <text:p>1.47705317853263E+018</text:p>
          </table:table-cell>
          <table:table-cell office:value-type="float" office:value="1.47705317853373E+018" calcext:value-type="float">
            <text:p>1.47705317853373E+01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.47705317853337E+018" calcext:value-type="float">
            <text:p>1.47705317853337E+018</text:p>
          </table:table-cell>
          <table:table-cell office:value-type="float" office:value="1.47705317853438E+018" calcext:value-type="float">
            <text:p>1.47705317853438E+01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.47705317853409E+018" calcext:value-type="float">
            <text:p>1.47705317853409E+018</text:p>
          </table:table-cell>
          <table:table-cell office:value-type="float" office:value="1.47705317853525E+018" calcext:value-type="float">
            <text:p>1.47705317853525E+01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.47705317853486E+018" calcext:value-type="float">
            <text:p>1.47705317853486E+018</text:p>
          </table:table-cell>
          <table:table-cell office:value-type="float" office:value="1.47705317853585E+018" calcext:value-type="float">
            <text:p>1.47705317853585E+01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47705317853565E+018" calcext:value-type="float">
            <text:p>1.47705317853565E+018</text:p>
          </table:table-cell>
          <table:table-cell office:value-type="float" office:value="1.47705317853682E+018" calcext:value-type="float">
            <text:p>1.47705317853682E+01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47705317853647E+018" calcext:value-type="float">
            <text:p>1.47705317853647E+018</text:p>
          </table:table-cell>
          <table:table-cell office:value-type="float" office:value="1.47705317853768E+018" calcext:value-type="float">
            <text:p>1.47705317853768E+01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.4770531785373E+018" calcext:value-type="float">
            <text:p>1.4770531785373E+018</text:p>
          </table:table-cell>
          <table:table-cell office:value-type="float" office:value="1.47705317853846E+018" calcext:value-type="float">
            <text:p>1.47705317853846E+01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47705317853809E+018" calcext:value-type="float">
            <text:p>1.47705317853809E+018</text:p>
          </table:table-cell>
          <table:table-cell office:value-type="float" office:value="1.4770531785392E+018" calcext:value-type="float">
            <text:p>1.4770531785392E+01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.4770531785389E+018" calcext:value-type="float">
            <text:p>1.4770531785389E+018</text:p>
          </table:table-cell>
          <table:table-cell office:value-type="float" office:value="1.47705317853994E+018" calcext:value-type="float">
            <text:p>1.47705317853994E+01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.47705317853968E+018" calcext:value-type="float">
            <text:p>1.47705317853968E+018</text:p>
          </table:table-cell>
          <table:table-cell office:value-type="float" office:value="1.47705317854084E+018" calcext:value-type="float">
            <text:p>1.47705317854084E+01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47705317854045E+018" calcext:value-type="float">
            <text:p>1.47705317854045E+018</text:p>
          </table:table-cell>
          <table:table-cell office:value-type="float" office:value="1.47705317854161E+018" calcext:value-type="float">
            <text:p>1.47705317854161E+01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47705317854122E+018" calcext:value-type="float">
            <text:p>1.47705317854122E+018</text:p>
          </table:table-cell>
          <table:table-cell office:value-type="float" office:value="1.47705317854232E+018" calcext:value-type="float">
            <text:p>1.47705317854232E+01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.47705317854197E+018" calcext:value-type="float">
            <text:p>1.47705317854197E+018</text:p>
          </table:table-cell>
          <table:table-cell office:value-type="float" office:value="1.47705317854307E+018" calcext:value-type="float">
            <text:p>1.47705317854307E+01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47705317854272E+018" calcext:value-type="float">
            <text:p>1.47705317854272E+018</text:p>
          </table:table-cell>
          <table:table-cell office:value-type="float" office:value="1.47705317854383E+018" calcext:value-type="float">
            <text:p>1.47705317854383E+01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47705317854346E+018" calcext:value-type="float">
            <text:p>1.47705317854346E+018</text:p>
          </table:table-cell>
          <table:table-cell office:value-type="float" office:value="1.47705317854448E+018" calcext:value-type="float">
            <text:p>1.47705317854448E+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47705317854415E+018" calcext:value-type="float">
            <text:p>1.47705317854415E+018</text:p>
          </table:table-cell>
          <table:table-cell office:value-type="float" office:value="1.47705317854534E+018" calcext:value-type="float">
            <text:p>1.47705317854534E+01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.47705317854495E+018" calcext:value-type="float">
            <text:p>1.47705317854495E+018</text:p>
          </table:table-cell>
          <table:table-cell office:value-type="float" office:value="1.47705317854617E+018" calcext:value-type="float">
            <text:p>1.47705317854617E+01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.47705317854578E+018" calcext:value-type="float">
            <text:p>1.47705317854578E+018</text:p>
          </table:table-cell>
          <table:table-cell office:value-type="float" office:value="1.47705317854685E+018" calcext:value-type="float">
            <text:p>1.47705317854685E+01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.47705317854656E+018" calcext:value-type="float">
            <text:p>1.47705317854656E+018</text:p>
          </table:table-cell>
          <table:table-cell office:value-type="float" office:value="1.47705317854769E+018" calcext:value-type="float">
            <text:p>1.47705317854769E+01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.47705317854732E+018" calcext:value-type="float">
            <text:p>1.47705317854732E+018</text:p>
          </table:table-cell>
          <table:table-cell office:value-type="float" office:value="1.47705317854846E+018" calcext:value-type="float">
            <text:p>1.47705317854846E+01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.47705317854808E+018" calcext:value-type="float">
            <text:p>1.47705317854808E+018</text:p>
          </table:table-cell>
          <table:table-cell office:value-type="float" office:value="1.47705317854913E+018" calcext:value-type="float">
            <text:p>1.47705317854913E+01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.47705317854885E+018" calcext:value-type="float">
            <text:p>1.47705317854885E+018</text:p>
          </table:table-cell>
          <table:table-cell office:value-type="float" office:value="1.4770531785499E+018" calcext:value-type="float">
            <text:p>1.4770531785499E+01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.47705317854961E+018" calcext:value-type="float">
            <text:p>1.47705317854961E+018</text:p>
          </table:table-cell>
          <table:table-cell office:value-type="float" office:value="1.47705317855078E+018" calcext:value-type="float">
            <text:p>1.47705317855078E+01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.47705317855038E+018" calcext:value-type="float">
            <text:p>1.47705317855038E+018</text:p>
          </table:table-cell>
          <table:table-cell office:value-type="float" office:value="1.47705317855143E+018" calcext:value-type="float">
            <text:p>1.47705317855143E+01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.4770531785511E+018" calcext:value-type="float">
            <text:p>1.4770531785511E+018</text:p>
          </table:table-cell>
          <table:table-cell office:value-type="float" office:value="1.47705317855228E+018" calcext:value-type="float">
            <text:p>1.47705317855228E+01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.4770531785519E+018" calcext:value-type="float">
            <text:p>1.4770531785519E+018</text:p>
          </table:table-cell>
          <table:table-cell office:value-type="float" office:value="1.47705317855303E+018" calcext:value-type="float">
            <text:p>1.47705317855303E+01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.47705317855268E+018" calcext:value-type="float">
            <text:p>1.47705317855268E+018</text:p>
          </table:table-cell>
          <table:table-cell office:value-type="float" office:value="1.47705317855375E+018" calcext:value-type="float">
            <text:p>1.47705317855375E+01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.47705317855341E+018" calcext:value-type="float">
            <text:p>1.47705317855341E+018</text:p>
          </table:table-cell>
          <table:table-cell office:value-type="float" office:value="1.4770531785545E+018" calcext:value-type="float">
            <text:p>1.4770531785545E+01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.47705317855417E+018" calcext:value-type="float">
            <text:p>1.47705317855417E+018</text:p>
          </table:table-cell>
          <table:table-cell office:value-type="float" office:value="1.47705317855526E+018" calcext:value-type="float">
            <text:p>1.47705317855526E+01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.47705317855491E+018" calcext:value-type="float">
            <text:p>1.47705317855491E+018</text:p>
          </table:table-cell>
          <table:table-cell office:value-type="float" office:value="1.47705317855584E+018" calcext:value-type="float">
            <text:p>1.47705317855584E+01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.47705317855566E+018" calcext:value-type="float">
            <text:p>1.47705317855566E+018</text:p>
          </table:table-cell>
          <table:table-cell office:value-type="float" office:value="1.47705317855681E+018" calcext:value-type="float">
            <text:p>1.47705317855681E+01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.47705317855642E+018" calcext:value-type="float">
            <text:p>1.47705317855642E+018</text:p>
          </table:table-cell>
          <table:table-cell office:value-type="float" office:value="1.47705317855746E+018" calcext:value-type="float">
            <text:p>1.47705317855746E+0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.47705317855723E+018" calcext:value-type="float">
            <text:p>1.47705317855723E+018</text:p>
          </table:table-cell>
          <table:table-cell office:value-type="float" office:value="1.4770531785584E+018" calcext:value-type="float">
            <text:p>1.4770531785584E+01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.47705317855799E+018" calcext:value-type="float">
            <text:p>1.47705317855799E+018</text:p>
          </table:table-cell>
          <table:table-cell office:value-type="float" office:value="1.47705317855906E+018" calcext:value-type="float">
            <text:p>1.47705317855906E+01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.47705317855877E+018" calcext:value-type="float">
            <text:p>1.47705317855877E+018</text:p>
          </table:table-cell>
          <table:table-cell office:value-type="float" office:value="1.47705317855992E+018" calcext:value-type="float">
            <text:p>1.47705317855992E+01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.47705317855952E+018" calcext:value-type="float">
            <text:p>1.47705317855952E+018</text:p>
          </table:table-cell>
          <table:table-cell office:value-type="float" office:value="1.47705317856071E+018" calcext:value-type="float">
            <text:p>1.47705317856071E+01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.47705317856032E+018" calcext:value-type="float">
            <text:p>1.47705317856032E+018</text:p>
          </table:table-cell>
          <table:table-cell office:value-type="float" office:value="1.47705317856137E+018" calcext:value-type="float">
            <text:p>1.47705317856137E+01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.47705317856108E+018" calcext:value-type="float">
            <text:p>1.47705317856108E+018</text:p>
          </table:table-cell>
          <table:table-cell office:value-type="float" office:value="1.47705317856222E+018" calcext:value-type="float">
            <text:p>1.47705317856222E+01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.47705317856184E+018" calcext:value-type="float">
            <text:p>1.47705317856184E+018</text:p>
          </table:table-cell>
          <table:table-cell office:value-type="float" office:value="1.4770531785628E+018" calcext:value-type="float">
            <text:p>1.4770531785628E+01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.47705317856262E+018" calcext:value-type="float">
            <text:p>1.47705317856262E+018</text:p>
          </table:table-cell>
          <table:table-cell office:value-type="float" office:value="1.47705317856369E+018" calcext:value-type="float">
            <text:p>1.47705317856369E+01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.47705317856337E+018" calcext:value-type="float">
            <text:p>1.47705317856337E+018</text:p>
          </table:table-cell>
          <table:table-cell office:value-type="float" office:value="1.47705317856455E+018" calcext:value-type="float">
            <text:p>1.47705317856455E+01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.47705317856417E+018" calcext:value-type="float">
            <text:p>1.47705317856417E+018</text:p>
          </table:table-cell>
          <table:table-cell office:value-type="float" office:value="1.47705317856531E+018" calcext:value-type="float">
            <text:p>1.47705317856531E+01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.47705317856496E+018" calcext:value-type="float">
            <text:p>1.47705317856496E+018</text:p>
          </table:table-cell>
          <table:table-cell office:value-type="float" office:value="1.47705317856604E+018" calcext:value-type="float">
            <text:p>1.47705317856604E+01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.47705317856569E+018" calcext:value-type="float">
            <text:p>1.47705317856569E+018</text:p>
          </table:table-cell>
          <table:table-cell office:value-type="float" office:value="1.47705317856686E+018" calcext:value-type="float">
            <text:p>1.47705317856686E+01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.47705317856652E+018" calcext:value-type="float">
            <text:p>1.47705317856652E+018</text:p>
          </table:table-cell>
          <table:table-cell office:value-type="float" office:value="1.47705317856763E+018" calcext:value-type="float">
            <text:p>1.47705317856763E+01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.47705317856727E+018" calcext:value-type="float">
            <text:p>1.47705317856727E+018</text:p>
          </table:table-cell>
          <table:table-cell office:value-type="float" office:value="1.47705317856834E+018" calcext:value-type="float">
            <text:p>1.47705317856834E+01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.47705317856801E+018" calcext:value-type="float">
            <text:p>1.47705317856801E+018</text:p>
          </table:table-cell>
          <table:table-cell office:value-type="float" office:value="1.47705317856912E+018" calcext:value-type="float">
            <text:p>1.47705317856912E+01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.47705317856878E+018" calcext:value-type="float">
            <text:p>1.47705317856878E+018</text:p>
          </table:table-cell>
          <table:table-cell office:value-type="float" office:value="1.47705317856959E+018" calcext:value-type="float">
            <text:p>1.47705317856959E+01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.47705317856949E+018" calcext:value-type="float">
            <text:p>1.47705317856949E+018</text:p>
          </table:table-cell>
          <table:table-cell office:value-type="float" office:value="1.47705317857064E+018" calcext:value-type="float">
            <text:p>1.47705317857064E+01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.47705317857023E+018" calcext:value-type="float">
            <text:p>1.47705317857023E+018</text:p>
          </table:table-cell>
          <table:table-cell office:value-type="float" office:value="1.47705317857134E+018" calcext:value-type="float">
            <text:p>1.47705317857134E+01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.47705317857099E+018" calcext:value-type="float">
            <text:p>1.47705317857099E+018</text:p>
          </table:table-cell>
          <table:table-cell office:value-type="float" office:value="1.47705317857192E+018" calcext:value-type="float">
            <text:p>1.47705317857192E+01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.47705317857173E+018" calcext:value-type="float">
            <text:p>1.47705317857173E+018</text:p>
          </table:table-cell>
          <table:table-cell office:value-type="float" office:value="1.47705317857289E+018" calcext:value-type="float">
            <text:p>1.47705317857289E+01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.47705317857249E+018" calcext:value-type="float">
            <text:p>1.47705317857249E+018</text:p>
          </table:table-cell>
          <table:table-cell office:value-type="float" office:value="1.4770531785736E+018" calcext:value-type="float">
            <text:p>1.4770531785736E+01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.47705317857325E+018" calcext:value-type="float">
            <text:p>1.47705317857325E+018</text:p>
          </table:table-cell>
          <table:table-cell office:value-type="float" office:value="1.47705317857435E+018" calcext:value-type="float">
            <text:p>1.47705317857435E+01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.477053178574E+018" calcext:value-type="float">
            <text:p>1.477053178574E+018</text:p>
          </table:table-cell>
          <table:table-cell office:value-type="float" office:value="1.4770531785751E+018" calcext:value-type="float">
            <text:p>1.4770531785751E+01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47705317857473E+018" calcext:value-type="float">
            <text:p>1.47705317857473E+018</text:p>
          </table:table-cell>
          <table:table-cell office:value-type="float" office:value="1.47705317857579E+018" calcext:value-type="float">
            <text:p>1.47705317857579E+01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.47705317857541E+018" calcext:value-type="float">
            <text:p>1.47705317857541E+018</text:p>
          </table:table-cell>
          <table:table-cell office:value-type="float" office:value="1.47705317857668E+018" calcext:value-type="float">
            <text:p>1.47705317857668E+01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.47705317857628E+018" calcext:value-type="float">
            <text:p>1.47705317857628E+018</text:p>
          </table:table-cell>
          <table:table-cell office:value-type="float" office:value="1.47705317857726E+018" calcext:value-type="float">
            <text:p>1.47705317857726E+01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.47705317857707E+018" calcext:value-type="float">
            <text:p>1.47705317857707E+018</text:p>
          </table:table-cell>
          <table:table-cell office:value-type="float" office:value="1.47705317857815E+018" calcext:value-type="float">
            <text:p>1.47705317857815E+01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.47705317857783E+018" calcext:value-type="float">
            <text:p>1.47705317857783E+018</text:p>
          </table:table-cell>
          <table:table-cell office:value-type="float" office:value="1.47705317857898E+018" calcext:value-type="float">
            <text:p>1.47705317857898E+01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.47705317857862E+018" calcext:value-type="float">
            <text:p>1.47705317857862E+018</text:p>
          </table:table-cell>
          <table:table-cell office:value-type="float" office:value="1.47705317857975E+018" calcext:value-type="float">
            <text:p>1.47705317857975E+01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.4770531785794E+018" calcext:value-type="float">
            <text:p>1.4770531785794E+018</text:p>
          </table:table-cell>
          <table:table-cell office:value-type="float" office:value="1.47705317858041E+018" calcext:value-type="float">
            <text:p>1.47705317858041E+01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.47705317858012E+018" calcext:value-type="float">
            <text:p>1.47705317858012E+018</text:p>
          </table:table-cell>
          <table:table-cell office:value-type="float" office:value="1.47705317858128E+018" calcext:value-type="float">
            <text:p>1.47705317858128E+01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.47705317858089E+018" calcext:value-type="float">
            <text:p>1.47705317858089E+018</text:p>
          </table:table-cell>
          <table:table-cell office:value-type="float" office:value="1.47705317858203E+018" calcext:value-type="float">
            <text:p>1.47705317858203E+01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.47705317858166E+018" calcext:value-type="float">
            <text:p>1.47705317858166E+018</text:p>
          </table:table-cell>
          <table:table-cell office:value-type="float" office:value="1.47705317858269E+018" calcext:value-type="float">
            <text:p>1.47705317858269E+01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47705317858241E+018" calcext:value-type="float">
            <text:p>1.47705317858241E+018</text:p>
          </table:table-cell>
          <table:table-cell office:value-type="float" office:value="1.47705317858354E+018" calcext:value-type="float">
            <text:p>1.47705317858354E+01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.47705317858316E+018" calcext:value-type="float">
            <text:p>1.47705317858316E+018</text:p>
          </table:table-cell>
          <table:table-cell office:value-type="float" office:value="1.4770531785843E+018" calcext:value-type="float">
            <text:p>1.4770531785843E+01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.47705317858395E+018" calcext:value-type="float">
            <text:p>1.47705317858395E+018</text:p>
          </table:table-cell>
          <table:table-cell office:value-type="float" office:value="1.47705317858502E+018" calcext:value-type="float">
            <text:p>1.47705317858502E+01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.47705317858469E+018" calcext:value-type="float">
            <text:p>1.47705317858469E+018</text:p>
          </table:table-cell>
          <table:table-cell office:value-type="float" office:value="1.47705317858579E+018" calcext:value-type="float">
            <text:p>1.47705317858579E+01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.47705317858537E+018" calcext:value-type="float">
            <text:p>1.47705317858537E+018</text:p>
          </table:table-cell>
          <table:table-cell office:value-type="float" office:value="1.4770531785864E+018" calcext:value-type="float">
            <text:p>1.4770531785864E+01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.47705317858622E+018" calcext:value-type="float">
            <text:p>1.47705317858622E+018</text:p>
          </table:table-cell>
          <table:table-cell office:value-type="float" office:value="1.47705317858739E+018" calcext:value-type="float">
            <text:p>1.47705317858739E+01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47705317858697E+018" calcext:value-type="float">
            <text:p>1.47705317858697E+018</text:p>
          </table:table-cell>
          <table:table-cell office:value-type="float" office:value="1.47705317858808E+018" calcext:value-type="float">
            <text:p>1.47705317858808E+01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.47705317858775E+018" calcext:value-type="float">
            <text:p>1.47705317858775E+018</text:p>
          </table:table-cell>
          <table:table-cell office:value-type="float" office:value="1.47705317858883E+018" calcext:value-type="float">
            <text:p>1.47705317858883E+01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.47705317858848E+018" calcext:value-type="float">
            <text:p>1.47705317858848E+018</text:p>
          </table:table-cell>
          <table:table-cell office:value-type="float" office:value="1.47705317858964E+018" calcext:value-type="float">
            <text:p>1.47705317858964E+01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.47705317858921E+018" calcext:value-type="float">
            <text:p>1.47705317858921E+018</text:p>
          </table:table-cell>
          <table:table-cell office:value-type="float" office:value="1.4770531785903E+018" calcext:value-type="float">
            <text:p>1.4770531785903E+01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.47705317859001E+018" calcext:value-type="float">
            <text:p>1.47705317859001E+018</text:p>
          </table:table-cell>
          <table:table-cell office:value-type="float" office:value="1.47705317859117E+018" calcext:value-type="float">
            <text:p>1.47705317859117E+01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.47705317859079E+018" calcext:value-type="float">
            <text:p>1.47705317859079E+018</text:p>
          </table:table-cell>
          <table:table-cell office:value-type="float" office:value="1.47705317859193E+018" calcext:value-type="float">
            <text:p>1.47705317859193E+01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.47705317859155E+018" calcext:value-type="float">
            <text:p>1.47705317859155E+018</text:p>
          </table:table-cell>
          <table:table-cell office:value-type="float" office:value="1.47705317859241E+018" calcext:value-type="float">
            <text:p>1.47705317859241E+01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.47705317859225E+018" calcext:value-type="float">
            <text:p>1.47705317859225E+018</text:p>
          </table:table-cell>
          <table:table-cell office:value-type="float" office:value="1.47705317859341E+018" calcext:value-type="float">
            <text:p>1.47705317859341E+01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.47705317859303E+018" calcext:value-type="float">
            <text:p>1.47705317859303E+018</text:p>
          </table:table-cell>
          <table:table-cell office:value-type="float" office:value="1.47705317859417E+018" calcext:value-type="float">
            <text:p>1.47705317859417E+01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.47705317859382E+018" calcext:value-type="float">
            <text:p>1.47705317859382E+018</text:p>
          </table:table-cell>
          <table:table-cell office:value-type="float" office:value="1.47705317859486E+018" calcext:value-type="float">
            <text:p>1.47705317859486E+01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.47705317859449E+018" calcext:value-type="float">
            <text:p>1.47705317859449E+018</text:p>
          </table:table-cell>
          <table:table-cell office:value-type="float" office:value="1.47705317859589E+018" calcext:value-type="float">
            <text:p>1.47705317859589E+01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.47705317859529E+018" calcext:value-type="float">
            <text:p>1.47705317859529E+018</text:p>
          </table:table-cell>
          <table:table-cell office:value-type="float" office:value="1.4770531785962E+018" calcext:value-type="float">
            <text:p>1.4770531785962E+01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.47705317859637E+018" calcext:value-type="float">
            <text:p>1.47705317859637E+018</text:p>
          </table:table-cell>
          <table:table-cell office:value-type="float" office:value="1.47705317859732E+018" calcext:value-type="float">
            <text:p>1.47705317859732E+01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.47705317859692E+018" calcext:value-type="float">
            <text:p>1.47705317859692E+018</text:p>
          </table:table-cell>
          <table:table-cell office:value-type="float" office:value="1.47705317859804E+018" calcext:value-type="float">
            <text:p>1.47705317859804E+01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.47705317859768E+018" calcext:value-type="float">
            <text:p>1.47705317859768E+018</text:p>
          </table:table-cell>
          <table:table-cell office:value-type="float" office:value="1.47705317859853E+018" calcext:value-type="float">
            <text:p>1.47705317859853E+01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.47705317859843E+018" calcext:value-type="float">
            <text:p>1.47705317859843E+018</text:p>
          </table:table-cell>
          <table:table-cell office:value-type="float" office:value="1.47705317859959E+018" calcext:value-type="float">
            <text:p>1.47705317859959E+01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.47705317859919E+018" calcext:value-type="float">
            <text:p>1.47705317859919E+018</text:p>
          </table:table-cell>
          <table:table-cell office:value-type="float" office:value="1.4770531786001E+018" calcext:value-type="float">
            <text:p>1.4770531786001E+01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.47705317859996E+018" calcext:value-type="float">
            <text:p>1.47705317859996E+018</text:p>
          </table:table-cell>
          <table:table-cell office:value-type="float" office:value="1.4770531786011E+018" calcext:value-type="float">
            <text:p>1.4770531786011E+01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.47705317860072E+018" calcext:value-type="float">
            <text:p>1.47705317860072E+018</text:p>
          </table:table-cell>
          <table:table-cell office:value-type="float" office:value="1.47705317860187E+018" calcext:value-type="float">
            <text:p>1.47705317860187E+01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.4770531786015E+018" calcext:value-type="float">
            <text:p>1.4770531786015E+018</text:p>
          </table:table-cell>
          <table:table-cell office:value-type="float" office:value="1.47705317860235E+018" calcext:value-type="float">
            <text:p>1.47705317860235E+01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.47705317860219E+018" calcext:value-type="float">
            <text:p>1.47705317860219E+018</text:p>
          </table:table-cell>
          <table:table-cell office:value-type="float" office:value="1.47705317860334E+018" calcext:value-type="float">
            <text:p>1.47705317860334E+01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.47705317860296E+018" calcext:value-type="float">
            <text:p>1.47705317860296E+018</text:p>
          </table:table-cell>
          <table:table-cell office:value-type="float" office:value="1.4770531786041E+018" calcext:value-type="float">
            <text:p>1.4770531786041E+01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.47705317860372E+018" calcext:value-type="float">
            <text:p>1.47705317860372E+018</text:p>
          </table:table-cell>
          <table:table-cell office:value-type="float" office:value="1.47705317860496E+018" calcext:value-type="float">
            <text:p>1.47705317860496E+01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.47705317860457E+018" calcext:value-type="float">
            <text:p>1.47705317860457E+018</text:p>
          </table:table-cell>
          <table:table-cell office:value-type="float" office:value="1.47705317860761E+018" calcext:value-type="float">
            <text:p>1.47705317860761E+01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.47705317860664E+018" calcext:value-type="float">
            <text:p>1.47705317860664E+018</text:p>
          </table:table-cell>
          <table:table-cell office:value-type="float" office:value="1.47705317860798E+018" calcext:value-type="float">
            <text:p>1.47705317860798E+01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.47705317860837E+018" calcext:value-type="float">
            <text:p>1.47705317860837E+018</text:p>
          </table:table-cell>
          <table:table-cell office:value-type="float" office:value="1.47705317860963E+018" calcext:value-type="float">
            <text:p>1.47705317860963E+01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.47705317860923E+018" calcext:value-type="float">
            <text:p>1.47705317860923E+018</text:p>
          </table:table-cell>
          <table:table-cell office:value-type="float" office:value="1.47705317861037E+018" calcext:value-type="float">
            <text:p>1.47705317861037E+01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.47705317861001E+018" calcext:value-type="float">
            <text:p>1.47705317861001E+018</text:p>
          </table:table-cell>
          <table:table-cell office:value-type="float" office:value="1.47705317861112E+018" calcext:value-type="float">
            <text:p>1.47705317861112E+01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.47705317861084E+018" calcext:value-type="float">
            <text:p>1.47705317861084E+018</text:p>
          </table:table-cell>
          <table:table-cell office:value-type="float" office:value="1.47705317861199E+018" calcext:value-type="float">
            <text:p>1.47705317861199E+01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.47705317861162E+018" calcext:value-type="float">
            <text:p>1.47705317861162E+018</text:p>
          </table:table-cell>
          <table:table-cell office:value-type="float" office:value="1.47705317861277E+018" calcext:value-type="float">
            <text:p>1.47705317861277E+01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.47705317861241E+018" calcext:value-type="float">
            <text:p>1.47705317861241E+018</text:p>
          </table:table-cell>
          <table:table-cell office:value-type="float" office:value="1.47705317861352E+018" calcext:value-type="float">
            <text:p>1.47705317861352E+01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.47705317861314E+018" calcext:value-type="float">
            <text:p>1.47705317861314E+018</text:p>
          </table:table-cell>
          <table:table-cell office:value-type="float" office:value="1.47705317861418E+018" calcext:value-type="float">
            <text:p>1.47705317861418E+01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.47705317861388E+018" calcext:value-type="float">
            <text:p>1.47705317861388E+018</text:p>
          </table:table-cell>
          <table:table-cell office:value-type="float" office:value="1.47705317861495E+018" calcext:value-type="float">
            <text:p>1.47705317861495E+01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.47705317861466E+018" calcext:value-type="float">
            <text:p>1.47705317861466E+018</text:p>
          </table:table-cell>
          <table:table-cell office:value-type="float" office:value="1.4770531786159E+018" calcext:value-type="float">
            <text:p>1.4770531786159E+01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.47705317861543E+018" calcext:value-type="float">
            <text:p>1.47705317861543E+018</text:p>
          </table:table-cell>
          <table:table-cell office:value-type="float" office:value="1.47705317861679E+018" calcext:value-type="float">
            <text:p>1.47705317861679E+01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.47705317861624E+018" calcext:value-type="float">
            <text:p>1.47705317861624E+018</text:p>
          </table:table-cell>
          <table:table-cell office:value-type="float" office:value="1.47705317861746E+018" calcext:value-type="float">
            <text:p>1.47705317861746E+01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.47705317861712E+018" calcext:value-type="float">
            <text:p>1.47705317861712E+018</text:p>
          </table:table-cell>
          <table:table-cell office:value-type="float" office:value="1.47705317861821E+018" calcext:value-type="float">
            <text:p>1.47705317861821E+01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.47705317861783E+018" calcext:value-type="float">
            <text:p>1.47705317861783E+018</text:p>
          </table:table-cell>
          <table:table-cell office:value-type="float" office:value="1.47705317861885E+018" calcext:value-type="float">
            <text:p>1.47705317861885E+01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.47705317861853E+018" calcext:value-type="float">
            <text:p>1.47705317861853E+018</text:p>
          </table:table-cell>
          <table:table-cell office:value-type="float" office:value="1.47705317861968E+018" calcext:value-type="float">
            <text:p>1.47705317861968E+01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.47705317861933E+018" calcext:value-type="float">
            <text:p>1.47705317861933E+018</text:p>
          </table:table-cell>
          <table:table-cell office:value-type="float" office:value="1.47705317862048E+018" calcext:value-type="float">
            <text:p>1.47705317862048E+01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.47705317862013E+018" calcext:value-type="float">
            <text:p>1.47705317862013E+018</text:p>
          </table:table-cell>
          <table:table-cell office:value-type="float" office:value="1.47705317862139E+018" calcext:value-type="float">
            <text:p>1.47705317862139E+01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.47705317862087E+018" calcext:value-type="float">
            <text:p>1.47705317862087E+018</text:p>
          </table:table-cell>
          <table:table-cell office:value-type="float" office:value="1.47705317862204E+018" calcext:value-type="float">
            <text:p>1.47705317862204E+01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.4770531786217E+018" calcext:value-type="float">
            <text:p>1.4770531786217E+018</text:p>
          </table:table-cell>
          <table:table-cell office:value-type="float" office:value="1.47705317862277E+018" calcext:value-type="float">
            <text:p>1.47705317862277E+01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.47705317862241E+018" calcext:value-type="float">
            <text:p>1.47705317862241E+018</text:p>
          </table:table-cell>
          <table:table-cell office:value-type="float" office:value="1.4770531786234E+018" calcext:value-type="float">
            <text:p>1.4770531786234E+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4770531786231E+018" calcext:value-type="float">
            <text:p>1.4770531786231E+018</text:p>
          </table:table-cell>
          <table:table-cell office:value-type="float" office:value="1.47705317862428E+018" calcext:value-type="float">
            <text:p>1.47705317862428E+01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.4770531786239E+018" calcext:value-type="float">
            <text:p>1.4770531786239E+018</text:p>
          </table:table-cell>
          <table:table-cell office:value-type="float" office:value="1.47705317862504E+018" calcext:value-type="float">
            <text:p>1.47705317862504E+01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.47705317862468E+018" calcext:value-type="float">
            <text:p>1.47705317862468E+018</text:p>
          </table:table-cell>
          <table:table-cell office:value-type="float" office:value="1.47705317862584E+018" calcext:value-type="float">
            <text:p>1.47705317862584E+01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.47705317862541E+018" calcext:value-type="float">
            <text:p>1.47705317862541E+018</text:p>
          </table:table-cell>
          <table:table-cell office:value-type="float" office:value="1.47705317862657E+018" calcext:value-type="float">
            <text:p>1.47705317862657E+01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.47705317862623E+018" calcext:value-type="float">
            <text:p>1.47705317862623E+018</text:p>
          </table:table-cell>
          <table:table-cell office:value-type="float" office:value="1.47705317862733E+018" calcext:value-type="float">
            <text:p>1.47705317862733E+01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.47705317862697E+018" calcext:value-type="float">
            <text:p>1.47705317862697E+018</text:p>
          </table:table-cell>
          <table:table-cell office:value-type="float" office:value="1.47705317862783E+018" calcext:value-type="float">
            <text:p>1.47705317862783E+01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.4770531786277E+018" calcext:value-type="float">
            <text:p>1.4770531786277E+018</text:p>
          </table:table-cell>
          <table:table-cell office:value-type="float" office:value="1.47705317862877E+018" calcext:value-type="float">
            <text:p>1.47705317862877E+01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.47705317862845E+018" calcext:value-type="float">
            <text:p>1.47705317862845E+018</text:p>
          </table:table-cell>
          <table:table-cell office:value-type="float" office:value="1.47705317862962E+018" calcext:value-type="float">
            <text:p>1.47705317862962E+01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.47705317862924E+018" calcext:value-type="float">
            <text:p>1.47705317862924E+018</text:p>
          </table:table-cell>
          <table:table-cell office:value-type="float" office:value="1.4770531786302E+018" calcext:value-type="float">
            <text:p>1.4770531786302E+01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47705317863001E+018" calcext:value-type="float">
            <text:p>1.47705317863001E+018</text:p>
          </table:table-cell>
          <table:table-cell office:value-type="float" office:value="1.47705317863108E+018" calcext:value-type="float">
            <text:p>1.47705317863108E+01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.47705317863076E+018" calcext:value-type="float">
            <text:p>1.47705317863076E+018</text:p>
          </table:table-cell>
          <table:table-cell office:value-type="float" office:value="1.47705317863185E+018" calcext:value-type="float">
            <text:p>1.47705317863185E+01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.47705317863155E+018" calcext:value-type="float">
            <text:p>1.47705317863155E+018</text:p>
          </table:table-cell>
          <table:table-cell office:value-type="float" office:value="1.47705317863275E+018" calcext:value-type="float">
            <text:p>1.47705317863275E+01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.47705317863233E+018" calcext:value-type="float">
            <text:p>1.47705317863233E+018</text:p>
          </table:table-cell>
          <table:table-cell office:value-type="float" office:value="1.47705317863341E+018" calcext:value-type="float">
            <text:p>1.47705317863341E+01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.47705317863311E+018" calcext:value-type="float">
            <text:p>1.47705317863311E+018</text:p>
          </table:table-cell>
          <table:table-cell office:value-type="float" office:value="1.47705317863427E+018" calcext:value-type="float">
            <text:p>1.47705317863427E+01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.47705317863389E+018" calcext:value-type="float">
            <text:p>1.47705317863389E+018</text:p>
          </table:table-cell>
          <table:table-cell office:value-type="float" office:value="1.47705317863476E+018" calcext:value-type="float">
            <text:p>1.47705317863476E+01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.47705317863464E+018" calcext:value-type="float">
            <text:p>1.47705317863464E+018</text:p>
          </table:table-cell>
          <table:table-cell office:value-type="float" office:value="1.47705317863571E+018" calcext:value-type="float">
            <text:p>1.47705317863571E+01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.47705317863539E+018" calcext:value-type="float">
            <text:p>1.47705317863539E+018</text:p>
          </table:table-cell>
          <table:table-cell office:value-type="float" office:value="1.47705317863663E+018" calcext:value-type="float">
            <text:p>1.47705317863663E+01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.47705317863625E+018" calcext:value-type="float">
            <text:p>1.47705317863625E+018</text:p>
          </table:table-cell>
          <table:table-cell office:value-type="float" office:value="1.47705317863739E+018" calcext:value-type="float">
            <text:p>1.47705317863739E+01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.47705317863702E+018" calcext:value-type="float">
            <text:p>1.47705317863702E+018</text:p>
          </table:table-cell>
          <table:table-cell office:value-type="float" office:value="1.4770531786381E+018" calcext:value-type="float">
            <text:p>1.4770531786381E+01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.47705317863775E+018" calcext:value-type="float">
            <text:p>1.47705317863775E+018</text:p>
          </table:table-cell>
          <table:table-cell office:value-type="float" office:value="1.47705317863887E+018" calcext:value-type="float">
            <text:p>1.47705317863887E+01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.47705317863854E+018" calcext:value-type="float">
            <text:p>1.47705317863854E+018</text:p>
          </table:table-cell>
          <table:table-cell office:value-type="float" office:value="1.47705317863945E+018" calcext:value-type="float">
            <text:p>1.47705317863945E+01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.47705317863926E+018" calcext:value-type="float">
            <text:p>1.47705317863926E+018</text:p>
          </table:table-cell>
          <table:table-cell office:value-type="float" office:value="1.47705317864046E+018" calcext:value-type="float">
            <text:p>1.47705317864046E+01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.47705317864004E+018" calcext:value-type="float">
            <text:p>1.47705317864004E+018</text:p>
          </table:table-cell>
          <table:table-cell office:value-type="float" office:value="1.47705317864112E+018" calcext:value-type="float">
            <text:p>1.47705317864112E+01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.47705317864077E+018" calcext:value-type="float">
            <text:p>1.47705317864077E+018</text:p>
          </table:table-cell>
          <table:table-cell office:value-type="float" office:value="1.47705317864197E+018" calcext:value-type="float">
            <text:p>1.47705317864197E+01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.47705317864158E+018" calcext:value-type="float">
            <text:p>1.47705317864158E+018</text:p>
          </table:table-cell>
          <table:table-cell office:value-type="float" office:value="1.47705317864273E+018" calcext:value-type="float">
            <text:p>1.47705317864273E+01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.47705317864235E+018" calcext:value-type="float">
            <text:p>1.47705317864235E+018</text:p>
          </table:table-cell>
          <table:table-cell office:value-type="float" office:value="1.47705317864318E+018" calcext:value-type="float">
            <text:p>1.47705317864318E+01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.47705317864329E+018" calcext:value-type="float">
            <text:p>1.47705317864329E+018</text:p>
          </table:table-cell>
          <table:table-cell office:value-type="float" office:value="1.47705317864421E+018" calcext:value-type="float">
            <text:p>1.47705317864421E+01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.47705317864384E+018" calcext:value-type="float">
            <text:p>1.47705317864384E+018</text:p>
          </table:table-cell>
          <table:table-cell office:value-type="float" office:value="1.47705317864468E+018" calcext:value-type="float">
            <text:p>1.47705317864468E+01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.47705317864477E+018" calcext:value-type="float">
            <text:p>1.47705317864477E+018</text:p>
          </table:table-cell>
          <table:table-cell office:value-type="float" office:value="1.47705317864567E+018" calcext:value-type="float">
            <text:p>1.47705317864567E+01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.47705317864535E+018" calcext:value-type="float">
            <text:p>1.47705317864535E+018</text:p>
          </table:table-cell>
          <table:table-cell office:value-type="float" office:value="1.4770531786466E+018" calcext:value-type="float">
            <text:p>1.4770531786466E+01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.4770531786462E+018" calcext:value-type="float">
            <text:p>1.4770531786462E+018</text:p>
          </table:table-cell>
          <table:table-cell office:value-type="float" office:value="1.47705317864737E+018" calcext:value-type="float">
            <text:p>1.47705317864737E+01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.47705317864702E+018" calcext:value-type="float">
            <text:p>1.47705317864702E+018</text:p>
          </table:table-cell>
          <table:table-cell office:value-type="float" office:value="1.47705317864829E+018" calcext:value-type="float">
            <text:p>1.47705317864829E+01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.47705317864775E+018" calcext:value-type="float">
            <text:p>1.47705317864775E+018</text:p>
          </table:table-cell>
          <table:table-cell office:value-type="float" office:value="1.47705317864894E+018" calcext:value-type="float">
            <text:p>1.47705317864894E+01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4770531786486E+018" calcext:value-type="float">
            <text:p>1.4770531786486E+018</text:p>
          </table:table-cell>
          <table:table-cell office:value-type="float" office:value="1.47705317864953E+018" calcext:value-type="float">
            <text:p>1.47705317864953E+01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.47705317864935E+018" calcext:value-type="float">
            <text:p>1.47705317864935E+018</text:p>
          </table:table-cell>
          <table:table-cell office:value-type="float" office:value="1.47705317865051E+018" calcext:value-type="float">
            <text:p>1.47705317865051E+01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.4770531786501E+018" calcext:value-type="float">
            <text:p>1.4770531786501E+018</text:p>
          </table:table-cell>
          <table:table-cell office:value-type="float" office:value="1.47705317865123E+018" calcext:value-type="float">
            <text:p>1.47705317865123E+01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.47705317865089E+018" calcext:value-type="float">
            <text:p>1.47705317865089E+018</text:p>
          </table:table-cell>
          <table:table-cell office:value-type="float" office:value="1.47705317865199E+018" calcext:value-type="float">
            <text:p>1.47705317865199E+01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.47705317865164E+018" calcext:value-type="float">
            <text:p>1.47705317865164E+018</text:p>
          </table:table-cell>
          <table:table-cell office:value-type="float" office:value="1.47705317865273E+018" calcext:value-type="float">
            <text:p>1.47705317865273E+01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.47705317865237E+018" calcext:value-type="float">
            <text:p>1.47705317865237E+018</text:p>
          </table:table-cell>
          <table:table-cell office:value-type="float" office:value="1.47705317865337E+018" calcext:value-type="float">
            <text:p>1.47705317865337E+01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.47705317865304E+018" calcext:value-type="float">
            <text:p>1.47705317865304E+018</text:p>
          </table:table-cell>
          <table:table-cell office:value-type="float" office:value="1.4770531786542E+018" calcext:value-type="float">
            <text:p>1.4770531786542E+01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.47705317865384E+018" calcext:value-type="float">
            <text:p>1.47705317865384E+018</text:p>
          </table:table-cell>
          <table:table-cell office:value-type="float" office:value="1.47705317865498E+018" calcext:value-type="float">
            <text:p>1.47705317865498E+01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.4770531786546E+018" calcext:value-type="float">
            <text:p>1.4770531786546E+018</text:p>
          </table:table-cell>
          <table:table-cell office:value-type="float" office:value="1.47705317865562E+018" calcext:value-type="float">
            <text:p>1.47705317865562E+01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.47705317865533E+018" calcext:value-type="float">
            <text:p>1.47705317865533E+018</text:p>
          </table:table-cell>
          <table:table-cell office:value-type="float" office:value="1.47705317865655E+018" calcext:value-type="float">
            <text:p>1.47705317865655E+01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.47705317865615E+018" calcext:value-type="float">
            <text:p>1.47705317865615E+018</text:p>
          </table:table-cell>
          <table:table-cell office:value-type="float" office:value="1.47705317865732E+018" calcext:value-type="float">
            <text:p>1.47705317865732E+01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.47705317865696E+018" calcext:value-type="float">
            <text:p>1.47705317865696E+018</text:p>
          </table:table-cell>
          <table:table-cell office:value-type="float" office:value="1.47705317865799E+018" calcext:value-type="float">
            <text:p>1.47705317865799E+01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.4770531786577E+018" calcext:value-type="float">
            <text:p>1.4770531786577E+018</text:p>
          </table:table-cell>
          <table:table-cell office:value-type="float" office:value="1.47705317865885E+018" calcext:value-type="float">
            <text:p>1.47705317865885E+01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.47705317865847E+018" calcext:value-type="float">
            <text:p>1.47705317865847E+018</text:p>
          </table:table-cell>
          <table:table-cell office:value-type="float" office:value="1.47705317865962E+018" calcext:value-type="float">
            <text:p>1.47705317865962E+01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.47705317865927E+018" calcext:value-type="float">
            <text:p>1.47705317865927E+018</text:p>
          </table:table-cell>
          <table:table-cell office:value-type="float" office:value="1.47705317866027E+018" calcext:value-type="float">
            <text:p>1.47705317866027E+01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.47705317865994E+018" calcext:value-type="float">
            <text:p>1.47705317865994E+018</text:p>
          </table:table-cell>
          <table:table-cell office:value-type="float" office:value="1.47705317866113E+018" calcext:value-type="float">
            <text:p>1.47705317866113E+01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.47705317866074E+018" calcext:value-type="float">
            <text:p>1.47705317866074E+018</text:p>
          </table:table-cell>
          <table:table-cell office:value-type="float" office:value="1.47705317866189E+018" calcext:value-type="float">
            <text:p>1.47705317866189E+01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.47705317866154E+018" calcext:value-type="float">
            <text:p>1.47705317866154E+018</text:p>
          </table:table-cell>
          <table:table-cell office:value-type="float" office:value="1.47705317866261E+018" calcext:value-type="float">
            <text:p>1.47705317866261E+01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.47705317866229E+018" calcext:value-type="float">
            <text:p>1.47705317866229E+018</text:p>
          </table:table-cell>
          <table:table-cell office:value-type="float" office:value="1.47705317866338E+018" calcext:value-type="float">
            <text:p>1.47705317866338E+01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.47705317866304E+018" calcext:value-type="float">
            <text:p>1.47705317866304E+018</text:p>
          </table:table-cell>
          <table:table-cell office:value-type="float" office:value="1.47705317866411E+018" calcext:value-type="float">
            <text:p>1.47705317866411E+01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47705317866375E+018" calcext:value-type="float">
            <text:p>1.47705317866375E+018</text:p>
          </table:table-cell>
          <table:table-cell office:value-type="float" office:value="1.47705317866488E+018" calcext:value-type="float">
            <text:p>1.47705317866488E+01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.47705317866445E+018" calcext:value-type="float">
            <text:p>1.47705317866445E+018</text:p>
          </table:table-cell>
          <table:table-cell office:value-type="float" office:value="1.47705317866559E+018" calcext:value-type="float">
            <text:p>1.47705317866559E+01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.47705317866521E+018" calcext:value-type="float">
            <text:p>1.47705317866521E+018</text:p>
          </table:table-cell>
          <table:table-cell office:value-type="float" office:value="1.47705317866629E+018" calcext:value-type="float">
            <text:p>1.47705317866629E+01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.47705317866605E+018" calcext:value-type="float">
            <text:p>1.47705317866605E+018</text:p>
          </table:table-cell>
          <table:table-cell office:value-type="float" office:value="1.47705317866724E+018" calcext:value-type="float">
            <text:p>1.47705317866724E+01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.47705317866683E+018" calcext:value-type="float">
            <text:p>1.47705317866683E+018</text:p>
          </table:table-cell>
          <table:table-cell office:value-type="float" office:value="1.47705317866791E+018" calcext:value-type="float">
            <text:p>1.47705317866791E+01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.47705317866762E+018" calcext:value-type="float">
            <text:p>1.47705317866762E+018</text:p>
          </table:table-cell>
          <table:table-cell office:value-type="float" office:value="1.47705317866876E+018" calcext:value-type="float">
            <text:p>1.47705317866876E+01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.47705317866837E+018" calcext:value-type="float">
            <text:p>1.47705317866837E+018</text:p>
          </table:table-cell>
          <table:table-cell office:value-type="float" office:value="1.47705317866952E+018" calcext:value-type="float">
            <text:p>1.47705317866952E+01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.47705317866916E+018" calcext:value-type="float">
            <text:p>1.47705317866916E+018</text:p>
          </table:table-cell>
          <table:table-cell office:value-type="float" office:value="1.47705317867018E+018" calcext:value-type="float">
            <text:p>1.47705317867018E+01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.47705317866984E+018" calcext:value-type="float">
            <text:p>1.47705317866984E+018</text:p>
          </table:table-cell>
          <table:table-cell office:value-type="float" office:value="1.47705317867102E+018" calcext:value-type="float">
            <text:p>1.47705317867102E+01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.47705317867063E+018" calcext:value-type="float">
            <text:p>1.47705317867063E+018</text:p>
          </table:table-cell>
          <table:table-cell office:value-type="float" office:value="1.4770531786716E+018" calcext:value-type="float">
            <text:p>1.4770531786716E+01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.47705317867143E+018" calcext:value-type="float">
            <text:p>1.47705317867143E+018</text:p>
          </table:table-cell>
          <table:table-cell office:value-type="float" office:value="1.47705317867251E+018" calcext:value-type="float">
            <text:p>1.47705317867251E+01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.47705317867217E+018" calcext:value-type="float">
            <text:p>1.47705317867217E+018</text:p>
          </table:table-cell>
          <table:table-cell office:value-type="float" office:value="1.47705317867336E+018" calcext:value-type="float">
            <text:p>1.47705317867336E+01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.47705317867297E+018" calcext:value-type="float">
            <text:p>1.47705317867297E+018</text:p>
          </table:table-cell>
          <table:table-cell office:value-type="float" office:value="1.47705317867412E+018" calcext:value-type="float">
            <text:p>1.47705317867412E+01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.47705317867376E+018" calcext:value-type="float">
            <text:p>1.47705317867376E+018</text:p>
          </table:table-cell>
          <table:table-cell office:value-type="float" office:value="1.47705317867478E+018" calcext:value-type="float">
            <text:p>1.47705317867478E+01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.47705317867451E+018" calcext:value-type="float">
            <text:p>1.47705317867451E+018</text:p>
          </table:table-cell>
          <table:table-cell office:value-type="float" office:value="1.47705317867563E+018" calcext:value-type="float">
            <text:p>1.47705317867563E+01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.47705317867525E+018" calcext:value-type="float">
            <text:p>1.47705317867525E+018</text:p>
          </table:table-cell>
          <table:table-cell office:value-type="float" office:value="1.47705317867649E+018" calcext:value-type="float">
            <text:p>1.47705317867649E+01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.47705317867612E+018" calcext:value-type="float">
            <text:p>1.47705317867612E+018</text:p>
          </table:table-cell>
          <table:table-cell office:value-type="float" office:value="1.47705317867717E+018" calcext:value-type="float">
            <text:p>1.47705317867717E+01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.47705317867689E+018" calcext:value-type="float">
            <text:p>1.47705317867689E+018</text:p>
          </table:table-cell>
          <table:table-cell office:value-type="float" office:value="1.47705317867803E+018" calcext:value-type="float">
            <text:p>1.47705317867803E+01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.47705317867764E+018" calcext:value-type="float">
            <text:p>1.47705317867764E+018</text:p>
          </table:table-cell>
          <table:table-cell office:value-type="float" office:value="1.47705317867879E+018" calcext:value-type="float">
            <text:p>1.47705317867879E+01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.47705317867843E+018" calcext:value-type="float">
            <text:p>1.47705317867843E+018</text:p>
          </table:table-cell>
          <table:table-cell office:value-type="float" office:value="1.47705317867941E+018" calcext:value-type="float">
            <text:p>1.47705317867941E+01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.47705317867914E+018" calcext:value-type="float">
            <text:p>1.47705317867914E+018</text:p>
          </table:table-cell>
          <table:table-cell office:value-type="float" office:value="1.47705317868028E+018" calcext:value-type="float">
            <text:p>1.47705317868028E+01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.4770531786799E+018" calcext:value-type="float">
            <text:p>1.4770531786799E+018</text:p>
          </table:table-cell>
          <table:table-cell office:value-type="float" office:value="1.47705317868088E+018" calcext:value-type="float">
            <text:p>1.47705317868088E+01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.47705317868071E+018" calcext:value-type="float">
            <text:p>1.47705317868071E+018</text:p>
          </table:table-cell>
          <table:table-cell office:value-type="float" office:value="1.47705317868191E+018" calcext:value-type="float">
            <text:p>1.47705317868191E+01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.47705317868148E+018" calcext:value-type="float">
            <text:p>1.47705317868148E+018</text:p>
          </table:table-cell>
          <table:table-cell office:value-type="float" office:value="1.47705317868262E+018" calcext:value-type="float">
            <text:p>1.47705317868262E+01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.47705317868228E+018" calcext:value-type="float">
            <text:p>1.47705317868228E+018</text:p>
          </table:table-cell>
          <table:table-cell office:value-type="float" office:value="1.47705317868338E+018" calcext:value-type="float">
            <text:p>1.47705317868338E+01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.47705317868303E+018" calcext:value-type="float">
            <text:p>1.47705317868303E+018</text:p>
          </table:table-cell>
          <table:table-cell office:value-type="float" office:value="1.47705317868414E+018" calcext:value-type="float">
            <text:p>1.47705317868414E+01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.47705317868378E+018" calcext:value-type="float">
            <text:p>1.47705317868378E+018</text:p>
          </table:table-cell>
          <table:table-cell office:value-type="float" office:value="1.47705317868481E+018" calcext:value-type="float">
            <text:p>1.47705317868481E+01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.47705317868451E+018" calcext:value-type="float">
            <text:p>1.47705317868451E+018</text:p>
          </table:table-cell>
          <table:table-cell office:value-type="float" office:value="1.47705317868567E+018" calcext:value-type="float">
            <text:p>1.47705317868567E+01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.47705317868528E+018" calcext:value-type="float">
            <text:p>1.47705317868528E+018</text:p>
          </table:table-cell>
          <table:table-cell office:value-type="float" office:value="1.4770531786863E+018" calcext:value-type="float">
            <text:p>1.4770531786863E+01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.47705317868611E+018" calcext:value-type="float">
            <text:p>1.47705317868611E+018</text:p>
          </table:table-cell>
          <table:table-cell office:value-type="float" office:value="1.47705317868719E+018" calcext:value-type="float">
            <text:p>1.47705317868719E+01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.47705317868686E+018" calcext:value-type="float">
            <text:p>1.47705317868686E+018</text:p>
          </table:table-cell>
          <table:table-cell office:value-type="float" office:value="1.47705317868792E+018" calcext:value-type="float">
            <text:p>1.47705317868792E+01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47705317868766E+018" calcext:value-type="float">
            <text:p>1.47705317868766E+018</text:p>
          </table:table-cell>
          <table:table-cell office:value-type="float" office:value="1.47705317868884E+018" calcext:value-type="float">
            <text:p>1.47705317868884E+01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.47705317868844E+018" calcext:value-type="float">
            <text:p>1.47705317868844E+018</text:p>
          </table:table-cell>
          <table:table-cell office:value-type="float" office:value="1.47705317868949E+018" calcext:value-type="float">
            <text:p>1.47705317868949E+01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.47705317868922E+018" calcext:value-type="float">
            <text:p>1.47705317868922E+018</text:p>
          </table:table-cell>
          <table:table-cell office:value-type="float" office:value="1.47705317869043E+018" calcext:value-type="float">
            <text:p>1.47705317869043E+01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.47705317868998E+018" calcext:value-type="float">
            <text:p>1.47705317868998E+018</text:p>
          </table:table-cell>
          <table:table-cell office:value-type="float" office:value="1.47705317869103E+018" calcext:value-type="float">
            <text:p>1.47705317869103E+01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47705317869073E+018" calcext:value-type="float">
            <text:p>1.47705317869073E+018</text:p>
          </table:table-cell>
          <table:table-cell office:value-type="float" office:value="1.47705317869192E+018" calcext:value-type="float">
            <text:p>1.47705317869192E+01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.47705317869155E+018" calcext:value-type="float">
            <text:p>1.47705317869155E+018</text:p>
          </table:table-cell>
          <table:table-cell office:value-type="float" office:value="1.47705317869268E+018" calcext:value-type="float">
            <text:p>1.47705317869268E+01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.47705317869231E+018" calcext:value-type="float">
            <text:p>1.47705317869231E+018</text:p>
          </table:table-cell>
          <table:table-cell office:value-type="float" office:value="1.47705317869342E+018" calcext:value-type="float">
            <text:p>1.47705317869342E+01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.47705317869304E+018" calcext:value-type="float">
            <text:p>1.47705317869304E+018</text:p>
          </table:table-cell>
          <table:table-cell office:value-type="float" office:value="1.47705317869419E+018" calcext:value-type="float">
            <text:p>1.47705317869419E+01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.47705317869376E+018" calcext:value-type="float">
            <text:p>1.47705317869376E+018</text:p>
          </table:table-cell>
          <table:table-cell office:value-type="float" office:value="1.47705317869483E+018" calcext:value-type="float">
            <text:p>1.47705317869483E+01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.4770531786945E+018" calcext:value-type="float">
            <text:p>1.4770531786945E+018</text:p>
          </table:table-cell>
          <table:table-cell office:value-type="float" office:value="1.47705317869566E+018" calcext:value-type="float">
            <text:p>1.47705317869566E+01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.4770531786953E+018" calcext:value-type="float">
            <text:p>1.4770531786953E+018</text:p>
          </table:table-cell>
          <table:table-cell office:value-type="float" office:value="1.47705317869649E+018" calcext:value-type="float">
            <text:p>1.47705317869649E+01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.47705317869614E+018" calcext:value-type="float">
            <text:p>1.47705317869614E+018</text:p>
          </table:table-cell>
          <table:table-cell office:value-type="float" office:value="1.47705317869724E+018" calcext:value-type="float">
            <text:p>1.47705317869724E+01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.47705317869692E+018" calcext:value-type="float">
            <text:p>1.47705317869692E+018</text:p>
          </table:table-cell>
          <table:table-cell office:value-type="float" office:value="1.47705317869807E+018" calcext:value-type="float">
            <text:p>1.47705317869807E+01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.47705317869772E+018" calcext:value-type="float">
            <text:p>1.47705317869772E+018</text:p>
          </table:table-cell>
          <table:table-cell office:value-type="float" office:value="1.47705317869885E+018" calcext:value-type="float">
            <text:p>1.47705317869885E+01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.47705317869848E+018" calcext:value-type="float">
            <text:p>1.47705317869848E+018</text:p>
          </table:table-cell>
          <table:table-cell office:value-type="float" office:value="1.47705317869952E+018" calcext:value-type="float">
            <text:p>1.47705317869952E+01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.47705317869922E+018" calcext:value-type="float">
            <text:p>1.47705317869922E+018</text:p>
          </table:table-cell>
          <table:table-cell office:value-type="float" office:value="1.47705317870037E+018" calcext:value-type="float">
            <text:p>1.47705317870037E+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47705317869999E+018" calcext:value-type="float">
            <text:p>1.47705317869999E+018</text:p>
          </table:table-cell>
          <table:table-cell office:value-type="float" office:value="1.47705317870115E+018" calcext:value-type="float">
            <text:p>1.47705317870115E+01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.47705317870077E+018" calcext:value-type="float">
            <text:p>1.47705317870077E+018</text:p>
          </table:table-cell>
          <table:table-cell office:value-type="float" office:value="1.47705317870182E+018" calcext:value-type="float">
            <text:p>1.47705317870182E+01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.47705317870154E+018" calcext:value-type="float">
            <text:p>1.47705317870154E+018</text:p>
          </table:table-cell>
          <table:table-cell office:value-type="float" office:value="1.47705317870268E+018" calcext:value-type="float">
            <text:p>1.47705317870268E+01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.47705317870229E+018" calcext:value-type="float">
            <text:p>1.47705317870229E+018</text:p>
          </table:table-cell>
          <table:table-cell office:value-type="float" office:value="1.47705317870342E+018" calcext:value-type="float">
            <text:p>1.47705317870342E+01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.47705317870306E+018" calcext:value-type="float">
            <text:p>1.47705317870306E+018</text:p>
          </table:table-cell>
          <table:table-cell office:value-type="float" office:value="1.47705317870434E+018" calcext:value-type="float">
            <text:p>1.47705317870434E+01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.47705317870382E+018" calcext:value-type="float">
            <text:p>1.47705317870382E+018</text:p>
          </table:table-cell>
          <table:table-cell office:value-type="float" office:value="1.47705317870457E+018" calcext:value-type="float">
            <text:p>1.47705317870457E+01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.47705317870477E+018" calcext:value-type="float">
            <text:p>1.47705317870477E+018</text:p>
          </table:table-cell>
          <table:table-cell office:value-type="float" office:value="1.47705317870569E+018" calcext:value-type="float">
            <text:p>1.47705317870569E+01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.47705317870531E+018" calcext:value-type="float">
            <text:p>1.47705317870531E+018</text:p>
          </table:table-cell>
          <table:table-cell office:value-type="float" office:value="1.4770531787064E+018" calcext:value-type="float">
            <text:p>1.4770531787064E+01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.47705317870614E+018" calcext:value-type="float">
            <text:p>1.47705317870614E+018</text:p>
          </table:table-cell>
          <table:table-cell office:value-type="float" office:value="1.47705317870727E+018" calcext:value-type="float">
            <text:p>1.47705317870727E+01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.4770531787069E+018" calcext:value-type="float">
            <text:p>1.4770531787069E+018</text:p>
          </table:table-cell>
          <table:table-cell office:value-type="float" office:value="1.47705317870803E+018" calcext:value-type="float">
            <text:p>1.47705317870803E+01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.47705317870768E+018" calcext:value-type="float">
            <text:p>1.47705317870768E+018</text:p>
          </table:table-cell>
          <table:table-cell office:value-type="float" office:value="1.47705317870879E+018" calcext:value-type="float">
            <text:p>1.47705317870879E+01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.47705317870842E+018" calcext:value-type="float">
            <text:p>1.47705317870842E+018</text:p>
          </table:table-cell>
          <table:table-cell office:value-type="float" office:value="1.47705317870943E+018" calcext:value-type="float">
            <text:p>1.47705317870943E+01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.47705317870913E+018" calcext:value-type="float">
            <text:p>1.47705317870913E+018</text:p>
          </table:table-cell>
          <table:table-cell office:value-type="float" office:value="1.4770531787102E+018" calcext:value-type="float">
            <text:p>1.4770531787102E+01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.4770531787099E+018" calcext:value-type="float">
            <text:p>1.4770531787099E+018</text:p>
          </table:table-cell>
          <table:table-cell office:value-type="float" office:value="1.47705317871108E+018" calcext:value-type="float">
            <text:p>1.47705317871108E+01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.47705317871068E+018" calcext:value-type="float">
            <text:p>1.47705317871068E+018</text:p>
          </table:table-cell>
          <table:table-cell office:value-type="float" office:value="1.47705317871174E+018" calcext:value-type="float">
            <text:p>1.47705317871174E+01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.47705317871146E+018" calcext:value-type="float">
            <text:p>1.47705317871146E+018</text:p>
          </table:table-cell>
          <table:table-cell office:value-type="float" office:value="1.4770531787126E+018" calcext:value-type="float">
            <text:p>1.4770531787126E+01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.47705317871221E+018" calcext:value-type="float">
            <text:p>1.47705317871221E+018</text:p>
          </table:table-cell>
          <table:table-cell office:value-type="float" office:value="1.47705317871337E+018" calcext:value-type="float">
            <text:p>1.47705317871337E+01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.47705317871301E+018" calcext:value-type="float">
            <text:p>1.47705317871301E+018</text:p>
          </table:table-cell>
          <table:table-cell office:value-type="float" office:value="1.47705317871402E+018" calcext:value-type="float">
            <text:p>1.47705317871402E+01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.47705317871374E+018" calcext:value-type="float">
            <text:p>1.47705317871374E+018</text:p>
          </table:table-cell>
          <table:table-cell office:value-type="float" office:value="1.47705317871488E+018" calcext:value-type="float">
            <text:p>1.47705317871488E+01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.4770531787145E+018" calcext:value-type="float">
            <text:p>1.4770531787145E+018</text:p>
          </table:table-cell>
          <table:table-cell office:value-type="float" office:value="1.47705317871564E+018" calcext:value-type="float">
            <text:p>1.47705317871564E+01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.47705317871528E+018" calcext:value-type="float">
            <text:p>1.47705317871528E+018</text:p>
          </table:table-cell>
          <table:table-cell office:value-type="float" office:value="1.47705317871635E+018" calcext:value-type="float">
            <text:p>1.47705317871635E+01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.47705317871605E+018" calcext:value-type="float">
            <text:p>1.47705317871605E+018</text:p>
          </table:table-cell>
          <table:table-cell office:value-type="float" office:value="1.47705317871722E+018" calcext:value-type="float">
            <text:p>1.47705317871722E+01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.47705317871683E+018" calcext:value-type="float">
            <text:p>1.47705317871683E+018</text:p>
          </table:table-cell>
          <table:table-cell office:value-type="float" office:value="1.47705317871797E+018" calcext:value-type="float">
            <text:p>1.47705317871797E+01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.47705317871762E+018" calcext:value-type="float">
            <text:p>1.47705317871762E+018</text:p>
          </table:table-cell>
          <table:table-cell office:value-type="float" office:value="1.47705317871868E+018" calcext:value-type="float">
            <text:p>1.47705317871868E+01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.47705317871835E+018" calcext:value-type="float">
            <text:p>1.47705317871835E+018</text:p>
          </table:table-cell>
          <table:table-cell office:value-type="float" office:value="1.47705317871944E+018" calcext:value-type="float">
            <text:p>1.47705317871944E+01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.47705317871911E+018" calcext:value-type="float">
            <text:p>1.47705317871911E+018</text:p>
          </table:table-cell>
          <table:table-cell office:value-type="float" office:value="1.47705317872021E+018" calcext:value-type="float">
            <text:p>1.47705317872021E+01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.47705317871986E+018" calcext:value-type="float">
            <text:p>1.47705317871986E+018</text:p>
          </table:table-cell>
          <table:table-cell office:value-type="float" office:value="1.477053178721E+018" calcext:value-type="float">
            <text:p>1.477053178721E+01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.47705317872062E+018" calcext:value-type="float">
            <text:p>1.47705317872062E+018</text:p>
          </table:table-cell>
          <table:table-cell office:value-type="float" office:value="1.47705317872171E+018" calcext:value-type="float">
            <text:p>1.47705317872171E+01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.47705317872138E+018" calcext:value-type="float">
            <text:p>1.47705317872138E+018</text:p>
          </table:table-cell>
          <table:table-cell office:value-type="float" office:value="1.47705317872221E+018" calcext:value-type="float">
            <text:p>1.47705317872221E+01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.4770531787221E+018" calcext:value-type="float">
            <text:p>1.4770531787221E+018</text:p>
          </table:table-cell>
          <table:table-cell office:value-type="float" office:value="1.47705317872309E+018" calcext:value-type="float">
            <text:p>1.47705317872309E+01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.47705317872284E+018" calcext:value-type="float">
            <text:p>1.47705317872284E+018</text:p>
          </table:table-cell>
          <table:table-cell office:value-type="float" office:value="1.47705317872393E+018" calcext:value-type="float">
            <text:p>1.47705317872393E+01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.4770531787236E+018" calcext:value-type="float">
            <text:p>1.4770531787236E+018</text:p>
          </table:table-cell>
          <table:table-cell office:value-type="float" office:value="1.4770531787247E+018" calcext:value-type="float">
            <text:p>1.4770531787247E+01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.4770531787244E+018" calcext:value-type="float">
            <text:p>1.4770531787244E+018</text:p>
          </table:table-cell>
          <table:table-cell office:value-type="float" office:value="1.47705317872557E+018" calcext:value-type="float">
            <text:p>1.47705317872557E+01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47705317872516E+018" calcext:value-type="float">
            <text:p>1.47705317872516E+018</text:p>
          </table:table-cell>
          <table:table-cell office:value-type="float" office:value="1.4770531787263E+018" calcext:value-type="float">
            <text:p>1.4770531787263E+01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.47705317872601E+018" calcext:value-type="float">
            <text:p>1.47705317872601E+018</text:p>
          </table:table-cell>
          <table:table-cell office:value-type="float" office:value="1.47705317872725E+018" calcext:value-type="float">
            <text:p>1.47705317872725E+01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.47705317872678E+018" calcext:value-type="float">
            <text:p>1.47705317872678E+018</text:p>
          </table:table-cell>
          <table:table-cell office:value-type="float" office:value="1.47705317872776E+018" calcext:value-type="float">
            <text:p>1.47705317872776E+01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.47705317872756E+018" calcext:value-type="float">
            <text:p>1.47705317872756E+018</text:p>
          </table:table-cell>
          <table:table-cell office:value-type="float" office:value="1.47705317872869E+018" calcext:value-type="float">
            <text:p>1.47705317872869E+01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.47705317872835E+018" calcext:value-type="float">
            <text:p>1.47705317872835E+018</text:p>
          </table:table-cell>
          <table:table-cell office:value-type="float" office:value="1.47705317872954E+018" calcext:value-type="float">
            <text:p>1.47705317872954E+01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.47705317872916E+018" calcext:value-type="float">
            <text:p>1.47705317872916E+018</text:p>
          </table:table-cell>
          <table:table-cell office:value-type="float" office:value="1.4770531787303E+018" calcext:value-type="float">
            <text:p>1.4770531787303E+01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.47705317872992E+018" calcext:value-type="float">
            <text:p>1.47705317872992E+018</text:p>
          </table:table-cell>
          <table:table-cell office:value-type="float" office:value="1.47705317873098E+018" calcext:value-type="float">
            <text:p>1.47705317873098E+01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.47705317873068E+018" calcext:value-type="float">
            <text:p>1.47705317873068E+018</text:p>
          </table:table-cell>
          <table:table-cell office:value-type="float" office:value="1.47705317873182E+018" calcext:value-type="float">
            <text:p>1.47705317873182E+01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.47705317873146E+018" calcext:value-type="float">
            <text:p>1.47705317873146E+018</text:p>
          </table:table-cell>
          <table:table-cell office:value-type="float" office:value="1.47705317873259E+018" calcext:value-type="float">
            <text:p>1.47705317873259E+01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.47705317873224E+018" calcext:value-type="float">
            <text:p>1.47705317873224E+018</text:p>
          </table:table-cell>
          <table:table-cell office:value-type="float" office:value="1.47705317873326E+018" calcext:value-type="float">
            <text:p>1.47705317873326E+01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.47705317873298E+018" calcext:value-type="float">
            <text:p>1.47705317873298E+018</text:p>
          </table:table-cell>
          <table:table-cell office:value-type="float" office:value="1.4770531787341E+018" calcext:value-type="float">
            <text:p>1.4770531787341E+01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.47705317873373E+018" calcext:value-type="float">
            <text:p>1.47705317873373E+018</text:p>
          </table:table-cell>
          <table:table-cell office:value-type="float" office:value="1.47705317873484E+018" calcext:value-type="float">
            <text:p>1.47705317873484E+01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.47705317873449E+018" calcext:value-type="float">
            <text:p>1.47705317873449E+018</text:p>
          </table:table-cell>
          <table:table-cell office:value-type="float" office:value="1.47705317873556E+018" calcext:value-type="float">
            <text:p>1.47705317873556E+01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.47705317873524E+018" calcext:value-type="float">
            <text:p>1.47705317873524E+018</text:p>
          </table:table-cell>
          <table:table-cell office:value-type="float" office:value="1.47705317873637E+018" calcext:value-type="float">
            <text:p>1.47705317873637E+01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.47705317873603E+018" calcext:value-type="float">
            <text:p>1.47705317873603E+018</text:p>
          </table:table-cell>
          <table:table-cell office:value-type="float" office:value="1.47705317873714E+018" calcext:value-type="float">
            <text:p>1.47705317873714E+01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.47705317873677E+018" calcext:value-type="float">
            <text:p>1.47705317873677E+018</text:p>
          </table:table-cell>
          <table:table-cell office:value-type="float" office:value="1.47705317873788E+018" calcext:value-type="float">
            <text:p>1.47705317873788E+01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.47705317873746E+018" calcext:value-type="float">
            <text:p>1.47705317873746E+018</text:p>
          </table:table-cell>
          <table:table-cell office:value-type="float" office:value="1.47705317873859E+018" calcext:value-type="float">
            <text:p>1.47705317873859E+01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4770531787382E+018" calcext:value-type="float">
            <text:p>1.4770531787382E+018</text:p>
          </table:table-cell>
          <table:table-cell office:value-type="float" office:value="1.47705317873934E+018" calcext:value-type="float">
            <text:p>1.47705317873934E+01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.477053178739E+018" calcext:value-type="float">
            <text:p>1.477053178739E+018</text:p>
          </table:table-cell>
          <table:table-cell office:value-type="float" office:value="1.47705317874009E+018" calcext:value-type="float">
            <text:p>1.47705317874009E+01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.47705317873967E+018" calcext:value-type="float">
            <text:p>1.47705317873967E+018</text:p>
          </table:table-cell>
          <table:table-cell office:value-type="float" office:value="1.47705317874076E+018" calcext:value-type="float">
            <text:p>1.47705317874076E+01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47705317874047E+018" calcext:value-type="float">
            <text:p>1.47705317874047E+018</text:p>
          </table:table-cell>
          <table:table-cell office:value-type="float" office:value="1.47705317874216E+018" calcext:value-type="float">
            <text:p>1.47705317874216E+01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.47705317874122E+018" calcext:value-type="float">
            <text:p>1.47705317874122E+018</text:p>
          </table:table-cell>
          <table:table-cell office:value-type="float" office:value="1.47705317874241E+018" calcext:value-type="float">
            <text:p>1.47705317874241E+01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.47705317874184E+018" calcext:value-type="float">
            <text:p>1.47705317874184E+018</text:p>
          </table:table-cell>
          <table:table-cell office:value-type="float" office:value="1.47705317874311E+018" calcext:value-type="float">
            <text:p>1.47705317874311E+01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.47705317874283E+018" calcext:value-type="float">
            <text:p>1.47705317874283E+018</text:p>
          </table:table-cell>
          <table:table-cell office:value-type="float" office:value="1.47705317874394E+018" calcext:value-type="float">
            <text:p>1.47705317874394E+01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.47705317874358E+018" calcext:value-type="float">
            <text:p>1.47705317874358E+018</text:p>
          </table:table-cell>
          <table:table-cell office:value-type="float" office:value="1.47705317874472E+018" calcext:value-type="float">
            <text:p>1.47705317874472E+01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.47705317874435E+018" calcext:value-type="float">
            <text:p>1.47705317874435E+018</text:p>
          </table:table-cell>
          <table:table-cell office:value-type="float" office:value="1.47705317874566E+018" calcext:value-type="float">
            <text:p>1.47705317874566E+01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.47705317874511E+018" calcext:value-type="float">
            <text:p>1.47705317874511E+018</text:p>
          </table:table-cell>
          <table:table-cell office:value-type="float" office:value="1.477053178746E+018" calcext:value-type="float">
            <text:p>1.477053178746E+01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47705317874623E+018" calcext:value-type="float">
            <text:p>1.47705317874623E+018</text:p>
          </table:table-cell>
          <table:table-cell office:value-type="float" office:value="1.47705317874718E+018" calcext:value-type="float">
            <text:p>1.47705317874718E+01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.4770531787468E+018" calcext:value-type="float">
            <text:p>1.4770531787468E+018</text:p>
          </table:table-cell>
          <table:table-cell office:value-type="float" office:value="1.47705317874795E+018" calcext:value-type="float">
            <text:p>1.47705317874795E+01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.47705317874756E+018" calcext:value-type="float">
            <text:p>1.47705317874756E+018</text:p>
          </table:table-cell>
          <table:table-cell office:value-type="float" office:value="1.47705317874868E+018" calcext:value-type="float">
            <text:p>1.47705317874868E+01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47705317874834E+018" calcext:value-type="float">
            <text:p>1.47705317874834E+018</text:p>
          </table:table-cell>
          <table:table-cell office:value-type="float" office:value="1.47705317874945E+018" calcext:value-type="float">
            <text:p>1.47705317874945E+01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.4770531787491E+018" calcext:value-type="float">
            <text:p>1.4770531787491E+018</text:p>
          </table:table-cell>
          <table:table-cell office:value-type="float" office:value="1.4770531787502E+018" calcext:value-type="float">
            <text:p>1.4770531787502E+01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.47705317874981E+018" calcext:value-type="float">
            <text:p>1.47705317874981E+018</text:p>
          </table:table-cell>
          <table:table-cell office:value-type="float" office:value="1.47705317875085E+018" calcext:value-type="float">
            <text:p>1.47705317875085E+01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.47705317875051E+018" calcext:value-type="float">
            <text:p>1.47705317875051E+018</text:p>
          </table:table-cell>
          <table:table-cell office:value-type="float" office:value="1.47705317875178E+018" calcext:value-type="float">
            <text:p>1.47705317875178E+01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.47705317875132E+018" calcext:value-type="float">
            <text:p>1.47705317875132E+018</text:p>
          </table:table-cell>
          <table:table-cell office:value-type="float" office:value="1.47705317875247E+018" calcext:value-type="float">
            <text:p>1.47705317875247E+01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.47705317875206E+018" calcext:value-type="float">
            <text:p>1.47705317875206E+018</text:p>
          </table:table-cell>
          <table:table-cell office:value-type="float" office:value="1.47705317875328E+018" calcext:value-type="float">
            <text:p>1.47705317875328E+01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.47705317875285E+018" calcext:value-type="float">
            <text:p>1.47705317875285E+018</text:p>
          </table:table-cell>
          <table:table-cell office:value-type="float" office:value="1.47705317875403E+018" calcext:value-type="float">
            <text:p>1.47705317875403E+01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.47705317875368E+018" calcext:value-type="float">
            <text:p>1.47705317875368E+018</text:p>
          </table:table-cell>
          <table:table-cell office:value-type="float" office:value="1.47705317875452E+018" calcext:value-type="float">
            <text:p>1.47705317875452E+01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.4770531787544E+018" calcext:value-type="float">
            <text:p>1.4770531787544E+018</text:p>
          </table:table-cell>
          <table:table-cell office:value-type="float" office:value="1.47705317875542E+018" calcext:value-type="float">
            <text:p>1.47705317875542E+01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.47705317875515E+018" calcext:value-type="float">
            <text:p>1.47705317875515E+018</text:p>
          </table:table-cell>
          <table:table-cell office:value-type="float" office:value="1.47705317875636E+018" calcext:value-type="float">
            <text:p>1.47705317875636E+01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.47705317875597E+018" calcext:value-type="float">
            <text:p>1.47705317875597E+018</text:p>
          </table:table-cell>
          <table:table-cell office:value-type="float" office:value="1.47705317875712E+018" calcext:value-type="float">
            <text:p>1.47705317875712E+01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.47705317875677E+018" calcext:value-type="float">
            <text:p>1.47705317875677E+018</text:p>
          </table:table-cell>
          <table:table-cell office:value-type="float" office:value="1.47705317875778E+018" calcext:value-type="float">
            <text:p>1.47705317875778E+01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.47705317875745E+018" calcext:value-type="float">
            <text:p>1.47705317875745E+018</text:p>
          </table:table-cell>
          <table:table-cell office:value-type="float" office:value="1.47705317875864E+018" calcext:value-type="float">
            <text:p>1.47705317875864E+01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.47705317875826E+018" calcext:value-type="float">
            <text:p>1.47705317875826E+018</text:p>
          </table:table-cell>
          <table:table-cell office:value-type="float" office:value="1.4770531787594E+018" calcext:value-type="float">
            <text:p>1.4770531787594E+01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.47705317875905E+018" calcext:value-type="float">
            <text:p>1.47705317875905E+018</text:p>
          </table:table-cell>
          <table:table-cell office:value-type="float" office:value="1.47705317876012E+018" calcext:value-type="float">
            <text:p>1.47705317876012E+01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.4770531787598E+018" calcext:value-type="float">
            <text:p>1.4770531787598E+018</text:p>
          </table:table-cell>
          <table:table-cell office:value-type="float" office:value="1.4770531787609E+018" calcext:value-type="float">
            <text:p>1.4770531787609E+01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.47705317876057E+018" calcext:value-type="float">
            <text:p>1.47705317876057E+018</text:p>
          </table:table-cell>
          <table:table-cell office:value-type="float" office:value="1.47705317876167E+018" calcext:value-type="float">
            <text:p>1.47705317876167E+01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.47705317876132E+018" calcext:value-type="float">
            <text:p>1.47705317876132E+018</text:p>
          </table:table-cell>
          <table:table-cell office:value-type="float" office:value="1.47705317876244E+018" calcext:value-type="float">
            <text:p>1.47705317876244E+01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.47705317876205E+018" calcext:value-type="float">
            <text:p>1.47705317876205E+018</text:p>
          </table:table-cell>
          <table:table-cell office:value-type="float" office:value="1.47705317876316E+018" calcext:value-type="float">
            <text:p>1.47705317876316E+01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.4770531787628E+018" calcext:value-type="float">
            <text:p>1.4770531787628E+018</text:p>
          </table:table-cell>
          <table:table-cell office:value-type="float" office:value="1.47705317876374E+018" calcext:value-type="float">
            <text:p>1.47705317876374E+01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.47705317876355E+018" calcext:value-type="float">
            <text:p>1.47705317876355E+018</text:p>
          </table:table-cell>
          <table:table-cell office:value-type="float" office:value="1.47705317876473E+018" calcext:value-type="float">
            <text:p>1.47705317876473E+01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.47705317876433E+018" calcext:value-type="float">
            <text:p>1.47705317876433E+018</text:p>
          </table:table-cell>
          <table:table-cell office:value-type="float" office:value="1.4770531787654E+018" calcext:value-type="float">
            <text:p>1.4770531787654E+01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.4770531787651E+018" calcext:value-type="float">
            <text:p>1.4770531787651E+018</text:p>
          </table:table-cell>
          <table:table-cell office:value-type="float" office:value="1.47705317876635E+018" calcext:value-type="float">
            <text:p>1.47705317876635E+01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.47705317876594E+018" calcext:value-type="float">
            <text:p>1.47705317876594E+018</text:p>
          </table:table-cell>
          <table:table-cell office:value-type="float" office:value="1.47705317876711E+018" calcext:value-type="float">
            <text:p>1.47705317876711E+01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.47705317876674E+018" calcext:value-type="float">
            <text:p>1.47705317876674E+018</text:p>
          </table:table-cell>
          <table:table-cell office:value-type="float" office:value="1.47705317876777E+018" calcext:value-type="float">
            <text:p>1.47705317876777E+01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.47705317876746E+018" calcext:value-type="float">
            <text:p>1.47705317876746E+018</text:p>
          </table:table-cell>
          <table:table-cell office:value-type="float" office:value="1.47705317876864E+018" calcext:value-type="float">
            <text:p>1.47705317876864E+01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.47705317876824E+018" calcext:value-type="float">
            <text:p>1.47705317876824E+018</text:p>
          </table:table-cell>
          <table:table-cell office:value-type="float" office:value="1.47705317876928E+018" calcext:value-type="float">
            <text:p>1.47705317876928E+01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.47705317876905E+018" calcext:value-type="float">
            <text:p>1.47705317876905E+018</text:p>
          </table:table-cell>
          <table:table-cell office:value-type="float" office:value="1.4770531787701E+018" calcext:value-type="float">
            <text:p>1.4770531787701E+01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.47705317876979E+018" calcext:value-type="float">
            <text:p>1.47705317876979E+018</text:p>
          </table:table-cell>
          <table:table-cell office:value-type="float" office:value="1.47705317877105E+018" calcext:value-type="float">
            <text:p>1.47705317877105E+01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.47705317877057E+018" calcext:value-type="float">
            <text:p>1.47705317877057E+018</text:p>
          </table:table-cell>
          <table:table-cell office:value-type="float" office:value="1.47705317877172E+018" calcext:value-type="float">
            <text:p>1.47705317877172E+01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.47705317877132E+018" calcext:value-type="float">
            <text:p>1.47705317877132E+018</text:p>
          </table:table-cell>
          <table:table-cell office:value-type="float" office:value="1.47705317877237E+018" calcext:value-type="float">
            <text:p>1.47705317877237E+01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.47705317877205E+018" calcext:value-type="float">
            <text:p>1.47705317877205E+018</text:p>
          </table:table-cell>
          <table:table-cell office:value-type="float" office:value="1.47705317877309E+018" calcext:value-type="float">
            <text:p>1.47705317877309E+01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.47705317877292E+018" calcext:value-type="float">
            <text:p>1.47705317877292E+018</text:p>
          </table:table-cell>
          <table:table-cell office:value-type="float" office:value="1.47705317877411E+018" calcext:value-type="float">
            <text:p>1.47705317877411E+01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.47705317877373E+018" calcext:value-type="float">
            <text:p>1.47705317877373E+018</text:p>
          </table:table-cell>
          <table:table-cell office:value-type="float" office:value="1.47705317877469E+018" calcext:value-type="float">
            <text:p>1.47705317877469E+01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47705317877452E+018" calcext:value-type="float">
            <text:p>1.47705317877452E+018</text:p>
          </table:table-cell>
          <table:table-cell office:value-type="float" office:value="1.47705317877553E+018" calcext:value-type="float">
            <text:p>1.47705317877553E+01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.47705317877526E+018" calcext:value-type="float">
            <text:p>1.47705317877526E+018</text:p>
          </table:table-cell>
          <table:table-cell office:value-type="float" office:value="1.47705317877648E+018" calcext:value-type="float">
            <text:p>1.47705317877648E+01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.47705317877613E+018" calcext:value-type="float">
            <text:p>1.47705317877613E+018</text:p>
          </table:table-cell>
          <table:table-cell office:value-type="float" office:value="1.47705317877735E+018" calcext:value-type="float">
            <text:p>1.47705317877735E+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47705317877696E+018" calcext:value-type="float">
            <text:p>1.47705317877696E+018</text:p>
          </table:table-cell>
          <table:table-cell office:value-type="float" office:value="1.47705317877811E+018" calcext:value-type="float">
            <text:p>1.47705317877811E+01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.47705317877773E+018" calcext:value-type="float">
            <text:p>1.47705317877773E+018</text:p>
          </table:table-cell>
          <table:table-cell office:value-type="float" office:value="1.47705317877876E+018" calcext:value-type="float">
            <text:p>1.47705317877876E+01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.47705317877846E+018" calcext:value-type="float">
            <text:p>1.47705317877846E+018</text:p>
          </table:table-cell>
          <table:table-cell office:value-type="float" office:value="1.47705317877958E+018" calcext:value-type="float">
            <text:p>1.47705317877958E+01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.47705317877924E+018" calcext:value-type="float">
            <text:p>1.47705317877924E+018</text:p>
          </table:table-cell>
          <table:table-cell office:value-type="float" office:value="1.4770531787805E+018" calcext:value-type="float">
            <text:p>1.4770531787805E+01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.47705317878003E+018" calcext:value-type="float">
            <text:p>1.47705317878003E+018</text:p>
          </table:table-cell>
          <table:table-cell office:value-type="float" office:value="1.4770531787812E+018" calcext:value-type="float">
            <text:p>1.4770531787812E+01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.47705317878083E+018" calcext:value-type="float">
            <text:p>1.47705317878083E+018</text:p>
          </table:table-cell>
          <table:table-cell office:value-type="float" office:value="1.47705317878188E+018" calcext:value-type="float">
            <text:p>1.47705317878188E+01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.47705317878158E+018" calcext:value-type="float">
            <text:p>1.47705317878158E+018</text:p>
          </table:table-cell>
          <table:table-cell office:value-type="float" office:value="1.47705317878274E+018" calcext:value-type="float">
            <text:p>1.47705317878274E+01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.47705317878235E+018" calcext:value-type="float">
            <text:p>1.47705317878235E+018</text:p>
          </table:table-cell>
          <table:table-cell office:value-type="float" office:value="1.47705317878351E+018" calcext:value-type="float">
            <text:p>1.47705317878351E+01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.47705317878314E+018" calcext:value-type="float">
            <text:p>1.47705317878314E+018</text:p>
          </table:table-cell>
          <table:table-cell office:value-type="float" office:value="1.47705317878396E+018" calcext:value-type="float">
            <text:p>1.47705317878396E+01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.47705317878407E+018" calcext:value-type="float">
            <text:p>1.47705317878407E+018</text:p>
          </table:table-cell>
          <table:table-cell office:value-type="float" office:value="1.47705317878502E+018" calcext:value-type="float">
            <text:p>1.47705317878502E+01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47705317878463E+018" calcext:value-type="float">
            <text:p>1.47705317878463E+018</text:p>
          </table:table-cell>
          <table:table-cell office:value-type="float" office:value="1.4770531787856E+018" calcext:value-type="float">
            <text:p>1.4770531787856E+01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.47705317878542E+018" calcext:value-type="float">
            <text:p>1.47705317878542E+018</text:p>
          </table:table-cell>
          <table:table-cell office:value-type="float" office:value="1.47705317878655E+018" calcext:value-type="float">
            <text:p>1.47705317878655E+01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47705317878623E+018" calcext:value-type="float">
            <text:p>1.47705317878623E+018</text:p>
          </table:table-cell>
          <table:table-cell office:value-type="float" office:value="1.47705317878738E+018" calcext:value-type="float">
            <text:p>1.47705317878738E+01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.47705317878702E+018" calcext:value-type="float">
            <text:p>1.47705317878702E+018</text:p>
          </table:table-cell>
          <table:table-cell office:value-type="float" office:value="1.47705317878814E+018" calcext:value-type="float">
            <text:p>1.47705317878814E+01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47705317878777E+018" calcext:value-type="float">
            <text:p>1.47705317878777E+018</text:p>
          </table:table-cell>
          <table:table-cell office:value-type="float" office:value="1.4770531787888E+018" calcext:value-type="float">
            <text:p>1.4770531787888E+01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.47705317878846E+018" calcext:value-type="float">
            <text:p>1.47705317878846E+018</text:p>
          </table:table-cell>
          <table:table-cell office:value-type="float" office:value="1.47705317878963E+018" calcext:value-type="float">
            <text:p>1.47705317878963E+01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.4770531787893E+018" calcext:value-type="float">
            <text:p>1.4770531787893E+018</text:p>
          </table:table-cell>
          <table:table-cell office:value-type="float" office:value="1.47705317879026E+018" calcext:value-type="float">
            <text:p>1.47705317879026E+01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.47705317879001E+018" calcext:value-type="float">
            <text:p>1.47705317879001E+018</text:p>
          </table:table-cell>
          <table:table-cell office:value-type="float" office:value="1.4770531787912E+018" calcext:value-type="float">
            <text:p>1.4770531787912E+01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.47705317879079E+018" calcext:value-type="float">
            <text:p>1.47705317879079E+018</text:p>
          </table:table-cell>
          <table:table-cell office:value-type="float" office:value="1.47705317879195E+018" calcext:value-type="float">
            <text:p>1.47705317879195E+01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.47705317879162E+018" calcext:value-type="float">
            <text:p>1.47705317879162E+018</text:p>
          </table:table-cell>
          <table:table-cell office:value-type="float" office:value="1.47705317879274E+018" calcext:value-type="float">
            <text:p>1.47705317879274E+01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47705317879237E+018" calcext:value-type="float">
            <text:p>1.47705317879237E+018</text:p>
          </table:table-cell>
          <table:table-cell office:value-type="float" office:value="1.47705317879349E+018" calcext:value-type="float">
            <text:p>1.47705317879349E+01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.47705317879312E+018" calcext:value-type="float">
            <text:p>1.47705317879312E+018</text:p>
          </table:table-cell>
          <table:table-cell office:value-type="float" office:value="1.47705317879395E+018" calcext:value-type="float">
            <text:p>1.47705317879395E+01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.47705317879406E+018" calcext:value-type="float">
            <text:p>1.47705317879406E+018</text:p>
          </table:table-cell>
          <table:table-cell office:value-type="float" office:value="1.47705317879499E+018" calcext:value-type="float">
            <text:p>1.47705317879499E+01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47705317879461E+018" calcext:value-type="float">
            <text:p>1.47705317879461E+018</text:p>
          </table:table-cell>
          <table:table-cell office:value-type="float" office:value="1.47705317879563E+018" calcext:value-type="float">
            <text:p>1.47705317879563E+01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.47705317879539E+018" calcext:value-type="float">
            <text:p>1.47705317879539E+018</text:p>
          </table:table-cell>
          <table:table-cell office:value-type="float" office:value="1.47705317879653E+018" calcext:value-type="float">
            <text:p>1.47705317879653E+01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.47705317879619E+018" calcext:value-type="float">
            <text:p>1.47705317879619E+018</text:p>
          </table:table-cell>
          <table:table-cell office:value-type="float" office:value="1.47705317879738E+018" calcext:value-type="float">
            <text:p>1.47705317879738E+01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.477053178797E+018" calcext:value-type="float">
            <text:p>1.477053178797E+018</text:p>
          </table:table-cell>
          <table:table-cell office:value-type="float" office:value="1.47705317879789E+018" calcext:value-type="float">
            <text:p>1.47705317879789E+01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.47705317879777E+018" calcext:value-type="float">
            <text:p>1.47705317879777E+018</text:p>
          </table:table-cell>
          <table:table-cell office:value-type="float" office:value="1.47705317879883E+018" calcext:value-type="float">
            <text:p>1.47705317879883E+01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.47705317879852E+018" calcext:value-type="float">
            <text:p>1.47705317879852E+018</text:p>
          </table:table-cell>
          <table:table-cell office:value-type="float" office:value="1.47705317879968E+018" calcext:value-type="float">
            <text:p>1.47705317879968E+01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.4770531787993E+018" calcext:value-type="float">
            <text:p>1.4770531787993E+018</text:p>
          </table:table-cell>
          <table:table-cell office:value-type="float" office:value="1.47705317880044E+018" calcext:value-type="float">
            <text:p>1.47705317880044E+01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47705317880009E+018" calcext:value-type="float">
            <text:p>1.47705317880009E+018</text:p>
          </table:table-cell>
          <table:table-cell office:value-type="float" office:value="1.47705317880115E+018" calcext:value-type="float">
            <text:p>1.47705317880115E+01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.47705317880083E+018" calcext:value-type="float">
            <text:p>1.47705317880083E+018</text:p>
          </table:table-cell>
          <table:table-cell office:value-type="float" office:value="1.47705317880161E+018" calcext:value-type="float">
            <text:p>1.47705317880161E+01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.47705317880176E+018" calcext:value-type="float">
            <text:p>1.47705317880176E+018</text:p>
          </table:table-cell>
          <table:table-cell office:value-type="float" office:value="1.47705317880269E+018" calcext:value-type="float">
            <text:p>1.47705317880269E+01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.4770531788023E+018" calcext:value-type="float">
            <text:p>1.4770531788023E+018</text:p>
          </table:table-cell>
          <table:table-cell office:value-type="float" office:value="1.47705317880346E+018" calcext:value-type="float">
            <text:p>1.47705317880346E+01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.47705317880309E+018" calcext:value-type="float">
            <text:p>1.47705317880309E+018</text:p>
          </table:table-cell>
          <table:table-cell office:value-type="float" office:value="1.47705317880418E+018" calcext:value-type="float">
            <text:p>1.47705317880418E+01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.47705317880385E+018" calcext:value-type="float">
            <text:p>1.47705317880385E+018</text:p>
          </table:table-cell>
          <table:table-cell office:value-type="float" office:value="1.47705317880476E+018" calcext:value-type="float">
            <text:p>1.47705317880476E+01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.47705317880459E+018" calcext:value-type="float">
            <text:p>1.47705317880459E+018</text:p>
          </table:table-cell>
          <table:table-cell office:value-type="float" office:value="1.47705317880577E+018" calcext:value-type="float">
            <text:p>1.47705317880577E+01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.47705317880533E+018" calcext:value-type="float">
            <text:p>1.47705317880533E+018</text:p>
          </table:table-cell>
          <table:table-cell office:value-type="float" office:value="1.4770531788062E+018" calcext:value-type="float">
            <text:p>1.4770531788062E+01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.47705317880636E+018" calcext:value-type="float">
            <text:p>1.47705317880636E+018</text:p>
          </table:table-cell>
          <table:table-cell office:value-type="float" office:value="1.47705317880729E+018" calcext:value-type="float">
            <text:p>1.47705317880729E+01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.47705317880691E+018" calcext:value-type="float">
            <text:p>1.47705317880691E+018</text:p>
          </table:table-cell>
          <table:table-cell office:value-type="float" office:value="1.47705317880805E+018" calcext:value-type="float">
            <text:p>1.47705317880805E+01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47705317880768E+018" calcext:value-type="float">
            <text:p>1.47705317880768E+018</text:p>
          </table:table-cell>
          <table:table-cell office:value-type="float" office:value="1.47705317880872E+018" calcext:value-type="float">
            <text:p>1.47705317880872E+01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.47705317880843E+018" calcext:value-type="float">
            <text:p>1.47705317880843E+018</text:p>
          </table:table-cell>
          <table:table-cell office:value-type="float" office:value="1.47705317880958E+018" calcext:value-type="float">
            <text:p>1.47705317880958E+01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.4770531788092E+018" calcext:value-type="float">
            <text:p>1.4770531788092E+018</text:p>
          </table:table-cell>
          <table:table-cell office:value-type="float" office:value="1.47705317881035E+018" calcext:value-type="float">
            <text:p>1.47705317881035E+01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.47705317880999E+018" calcext:value-type="float">
            <text:p>1.47705317880999E+018</text:p>
          </table:table-cell>
          <table:table-cell office:value-type="float" office:value="1.47705317881082E+018" calcext:value-type="float">
            <text:p>1.47705317881082E+01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.47705317881094E+018" calcext:value-type="float">
            <text:p>1.47705317881094E+018</text:p>
          </table:table-cell>
          <table:table-cell office:value-type="float" office:value="1.47705317881185E+018" calcext:value-type="float">
            <text:p>1.47705317881185E+01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.47705317881148E+018" calcext:value-type="float">
            <text:p>1.47705317881148E+018</text:p>
          </table:table-cell>
          <table:table-cell office:value-type="float" office:value="1.47705317881262E+018" calcext:value-type="float">
            <text:p>1.47705317881262E+018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47705317881227E+018" calcext:value-type="float">
            <text:p>1.47705317881227E+018</text:p>
          </table:table-cell>
          <table:table-cell office:value-type="float" office:value="1.47705317881339E+018" calcext:value-type="float">
            <text:p>1.47705317881339E+01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.47705317881301E+018" calcext:value-type="float">
            <text:p>1.47705317881301E+018</text:p>
          </table:table-cell>
          <table:table-cell office:value-type="float" office:value="1.47705317881409E+018" calcext:value-type="float">
            <text:p>1.47705317881409E+01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.47705317881373E+018" calcext:value-type="float">
            <text:p>1.47705317881373E+018</text:p>
          </table:table-cell>
          <table:table-cell office:value-type="float" office:value="1.47705317881468E+018" calcext:value-type="float">
            <text:p>1.47705317881468E+01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.47705317881451E+018" calcext:value-type="float">
            <text:p>1.47705317881451E+018</text:p>
          </table:table-cell>
          <table:table-cell office:value-type="float" office:value="1.47705317881566E+018" calcext:value-type="float">
            <text:p>1.47705317881566E+01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47705317881525E+018" calcext:value-type="float">
            <text:p>1.47705317881525E+018</text:p>
          </table:table-cell>
          <table:table-cell office:value-type="float" office:value="1.47705317881644E+018" calcext:value-type="float">
            <text:p>1.47705317881644E+01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.47705317881609E+018" calcext:value-type="float">
            <text:p>1.47705317881609E+018</text:p>
          </table:table-cell>
          <table:table-cell office:value-type="float" office:value="1.4770531788172E+018" calcext:value-type="float">
            <text:p>1.4770531788172E+01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.47705317881684E+018" calcext:value-type="float">
            <text:p>1.47705317881684E+018</text:p>
          </table:table-cell>
          <table:table-cell office:value-type="float" office:value="1.47705317881768E+018" calcext:value-type="float">
            <text:p>1.47705317881768E+01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.47705317881756E+018" calcext:value-type="float">
            <text:p>1.47705317881756E+018</text:p>
          </table:table-cell>
          <table:table-cell office:value-type="float" office:value="1.47705317881863E+018" calcext:value-type="float">
            <text:p>1.47705317881863E+01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.47705317881831E+018" calcext:value-type="float">
            <text:p>1.47705317881831E+018</text:p>
          </table:table-cell>
          <table:table-cell office:value-type="float" office:value="1.47705317881945E+018" calcext:value-type="float">
            <text:p>1.47705317881945E+01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.4770531788191E+018" calcext:value-type="float">
            <text:p>1.4770531788191E+018</text:p>
          </table:table-cell>
          <table:table-cell office:value-type="float" office:value="1.47705317882027E+018" calcext:value-type="float">
            <text:p>1.47705317882027E+01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47705317881991E+018" calcext:value-type="float">
            <text:p>1.47705317881991E+018</text:p>
          </table:table-cell>
          <table:table-cell office:value-type="float" office:value="1.47705317882078E+018" calcext:value-type="float">
            <text:p>1.47705317882078E+01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.4770531788206E+018" calcext:value-type="float">
            <text:p>1.4770531788206E+018</text:p>
          </table:table-cell>
          <table:table-cell office:value-type="float" office:value="1.47705317882176E+018" calcext:value-type="float">
            <text:p>1.47705317882176E+01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.47705317882138E+018" calcext:value-type="float">
            <text:p>1.47705317882138E+018</text:p>
          </table:table-cell>
          <table:table-cell office:value-type="float" office:value="1.47705317882251E+018" calcext:value-type="float">
            <text:p>1.47705317882251E+01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.47705317882211E+018" calcext:value-type="float">
            <text:p>1.47705317882211E+018</text:p>
          </table:table-cell>
          <table:table-cell office:value-type="float" office:value="1.47705317882317E+018" calcext:value-type="float">
            <text:p>1.47705317882317E+01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47705317882284E+018" calcext:value-type="float">
            <text:p>1.47705317882284E+018</text:p>
          </table:table-cell>
          <table:table-cell office:value-type="float" office:value="1.47705317882402E+018" calcext:value-type="float">
            <text:p>1.47705317882402E+01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.47705317882364E+018" calcext:value-type="float">
            <text:p>1.47705317882364E+018</text:p>
          </table:table-cell>
          <table:table-cell office:value-type="float" office:value="1.47705317882481E+018" calcext:value-type="float">
            <text:p>1.47705317882481E+01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47705317882444E+018" calcext:value-type="float">
            <text:p>1.47705317882444E+018</text:p>
          </table:table-cell>
          <table:table-cell office:value-type="float" office:value="1.47705317882561E+018" calcext:value-type="float">
            <text:p>1.47705317882561E+01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.47705317882518E+018" calcext:value-type="float">
            <text:p>1.47705317882518E+018</text:p>
          </table:table-cell>
          <table:table-cell office:value-type="float" office:value="1.47705317882642E+018" calcext:value-type="float">
            <text:p>1.47705317882642E+01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.47705317882607E+018" calcext:value-type="float">
            <text:p>1.47705317882607E+018</text:p>
          </table:table-cell>
          <table:table-cell office:value-type="float" office:value="1.47705317882716E+018" calcext:value-type="float">
            <text:p>1.47705317882716E+01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.47705317882679E+018" calcext:value-type="float">
            <text:p>1.47705317882679E+018</text:p>
          </table:table-cell>
          <table:table-cell office:value-type="float" office:value="1.47705317882808E+018" calcext:value-type="float">
            <text:p>1.47705317882808E+01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.47705317882753E+018" calcext:value-type="float">
            <text:p>1.47705317882753E+018</text:p>
          </table:table-cell>
          <table:table-cell office:value-type="float" office:value="1.47705317882873E+018" calcext:value-type="float">
            <text:p>1.47705317882873E+01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.47705317882839E+018" calcext:value-type="float">
            <text:p>1.47705317882839E+018</text:p>
          </table:table-cell>
          <table:table-cell office:value-type="float" office:value="1.47705317882948E+018" calcext:value-type="float">
            <text:p>1.47705317882948E+01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.47705317882911E+018" calcext:value-type="float">
            <text:p>1.47705317882911E+018</text:p>
          </table:table-cell>
          <table:table-cell office:value-type="float" office:value="1.47705317883022E+018" calcext:value-type="float">
            <text:p>1.47705317883022E+01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.47705317882984E+018" calcext:value-type="float">
            <text:p>1.47705317882984E+018</text:p>
          </table:table-cell>
          <table:table-cell office:value-type="float" office:value="1.47705317883094E+018" calcext:value-type="float">
            <text:p>1.47705317883094E+01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47705317883055E+018" calcext:value-type="float">
            <text:p>1.47705317883055E+018</text:p>
          </table:table-cell>
          <table:table-cell office:value-type="float" office:value="1.47705317883171E+018" calcext:value-type="float">
            <text:p>1.47705317883171E+01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.47705317883136E+018" calcext:value-type="float">
            <text:p>1.47705317883136E+018</text:p>
          </table:table-cell>
          <table:table-cell office:value-type="float" office:value="1.47705317883246E+018" calcext:value-type="float">
            <text:p>1.47705317883246E+01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.47705317883209E+018" calcext:value-type="float">
            <text:p>1.47705317883209E+018</text:p>
          </table:table-cell>
          <table:table-cell office:value-type="float" office:value="1.47705317883311E+018" calcext:value-type="float">
            <text:p>1.47705317883311E+01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.47705317883283E+018" calcext:value-type="float">
            <text:p>1.47705317883283E+018</text:p>
          </table:table-cell>
          <table:table-cell office:value-type="float" office:value="1.47705317883398E+018" calcext:value-type="float">
            <text:p>1.47705317883398E+01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.47705317883359E+018" calcext:value-type="float">
            <text:p>1.47705317883359E+018</text:p>
          </table:table-cell>
          <table:table-cell office:value-type="float" office:value="1.47705317883473E+018" calcext:value-type="float">
            <text:p>1.47705317883473E+01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.47705317883431E+018" calcext:value-type="float">
            <text:p>1.47705317883431E+018</text:p>
          </table:table-cell>
          <table:table-cell office:value-type="float" office:value="1.4770531788354E+018" calcext:value-type="float">
            <text:p>1.4770531788354E+01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.47705317883506E+018" calcext:value-type="float">
            <text:p>1.47705317883506E+018</text:p>
          </table:table-cell>
          <table:table-cell office:value-type="float" office:value="1.47705317883612E+018" calcext:value-type="float">
            <text:p>1.47705317883612E+01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.47705317883591E+018" calcext:value-type="float">
            <text:p>1.47705317883591E+018</text:p>
          </table:table-cell>
          <table:table-cell office:value-type="float" office:value="1.47705317883709E+018" calcext:value-type="float">
            <text:p>1.47705317883709E+01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.4770531788367E+018" calcext:value-type="float">
            <text:p>1.4770531788367E+018</text:p>
          </table:table-cell>
          <table:table-cell office:value-type="float" office:value="1.47705317883789E+018" calcext:value-type="float">
            <text:p>1.47705317883789E+01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.47705317883754E+018" calcext:value-type="float">
            <text:p>1.47705317883754E+018</text:p>
          </table:table-cell>
          <table:table-cell office:value-type="float" office:value="1.47705317883866E+018" calcext:value-type="float">
            <text:p>1.47705317883866E+01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47705317883832E+018" calcext:value-type="float">
            <text:p>1.47705317883832E+018</text:p>
          </table:table-cell>
          <table:table-cell office:value-type="float" office:value="1.47705317883941E+018" calcext:value-type="float">
            <text:p>1.47705317883941E+01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.47705317883906E+018" calcext:value-type="float">
            <text:p>1.47705317883906E+018</text:p>
          </table:table-cell>
          <table:table-cell office:value-type="float" office:value="1.47705317884005E+018" calcext:value-type="float">
            <text:p>1.47705317884005E+01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.47705317883978E+018" calcext:value-type="float">
            <text:p>1.47705317883978E+018</text:p>
          </table:table-cell>
          <table:table-cell office:value-type="float" office:value="1.47705317884096E+018" calcext:value-type="float">
            <text:p>1.47705317884096E+01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47705317884056E+018" calcext:value-type="float">
            <text:p>1.47705317884056E+018</text:p>
          </table:table-cell>
          <table:table-cell office:value-type="float" office:value="1.47705317884173E+018" calcext:value-type="float">
            <text:p>1.47705317884173E+01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47705317884138E+018" calcext:value-type="float">
            <text:p>1.47705317884138E+018</text:p>
          </table:table-cell>
          <table:table-cell office:value-type="float" office:value="1.47705317884248E+018" calcext:value-type="float">
            <text:p>1.47705317884248E+01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47705317884209E+018" calcext:value-type="float">
            <text:p>1.47705317884209E+018</text:p>
          </table:table-cell>
          <table:table-cell office:value-type="float" office:value="1.47705317884314E+018" calcext:value-type="float">
            <text:p>1.47705317884314E+01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47705317884283E+018" calcext:value-type="float">
            <text:p>1.47705317884283E+018</text:p>
          </table:table-cell>
          <table:table-cell office:value-type="float" office:value="1.47705317884397E+018" calcext:value-type="float">
            <text:p>1.47705317884397E+01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.47705317884361E+018" calcext:value-type="float">
            <text:p>1.47705317884361E+018</text:p>
          </table:table-cell>
          <table:table-cell office:value-type="float" office:value="1.47705317884476E+018" calcext:value-type="float">
            <text:p>1.47705317884476E+01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47705317884437E+018" calcext:value-type="float">
            <text:p>1.47705317884437E+018</text:p>
          </table:table-cell>
          <table:table-cell office:value-type="float" office:value="1.47705317884542E+018" calcext:value-type="float">
            <text:p>1.47705317884542E+01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47705317884514E+018" calcext:value-type="float">
            <text:p>1.47705317884514E+018</text:p>
          </table:table-cell>
          <table:table-cell office:value-type="float" office:value="1.47705317884637E+018" calcext:value-type="float">
            <text:p>1.47705317884637E+01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47705317884596E+018" calcext:value-type="float">
            <text:p>1.47705317884596E+018</text:p>
          </table:table-cell>
          <table:table-cell office:value-type="float" office:value="1.47705317884714E+018" calcext:value-type="float">
            <text:p>1.47705317884714E+01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47705317884678E+018" calcext:value-type="float">
            <text:p>1.47705317884678E+018</text:p>
          </table:table-cell>
          <table:table-cell office:value-type="float" office:value="1.4770531788478E+018" calcext:value-type="float">
            <text:p>1.4770531788478E+01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47705317884751E+018" calcext:value-type="float">
            <text:p>1.47705317884751E+018</text:p>
          </table:table-cell>
          <table:table-cell office:value-type="float" office:value="1.47705317884866E+018" calcext:value-type="float">
            <text:p>1.47705317884866E+01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47705317884827E+018" calcext:value-type="float">
            <text:p>1.47705317884827E+018</text:p>
          </table:table-cell>
          <table:table-cell office:value-type="float" office:value="1.47705317884942E+018" calcext:value-type="float">
            <text:p>1.47705317884942E+01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47705317884906E+018" calcext:value-type="float">
            <text:p>1.47705317884906E+018</text:p>
          </table:table-cell>
          <table:table-cell office:value-type="float" office:value="1.47705317885006E+018" calcext:value-type="float">
            <text:p>1.47705317885006E+01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47705317884974E+018" calcext:value-type="float">
            <text:p>1.47705317884974E+018</text:p>
          </table:table-cell>
          <table:table-cell office:value-type="float" office:value="1.47705317885089E+018" calcext:value-type="float">
            <text:p>1.47705317885089E+01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.47705317885054E+018" calcext:value-type="float">
            <text:p>1.47705317885054E+018</text:p>
          </table:table-cell>
          <table:table-cell office:value-type="float" office:value="1.4770531788514E+018" calcext:value-type="float">
            <text:p>1.4770531788514E+01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47705317885129E+018" calcext:value-type="float">
            <text:p>1.47705317885129E+018</text:p>
          </table:table-cell>
          <table:table-cell office:value-type="float" office:value="1.47705317885235E+018" calcext:value-type="float">
            <text:p>1.47705317885235E+01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.47705317885204E+018" calcext:value-type="float">
            <text:p>1.47705317885204E+018</text:p>
          </table:table-cell>
          <table:table-cell office:value-type="float" office:value="1.47705317885319E+018" calcext:value-type="float">
            <text:p>1.47705317885319E+01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.47705317885282E+018" calcext:value-type="float">
            <text:p>1.47705317885282E+018</text:p>
          </table:table-cell>
          <table:table-cell office:value-type="float" office:value="1.47705317885397E+018" calcext:value-type="float">
            <text:p>1.47705317885397E+01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47705317885361E+018" calcext:value-type="float">
            <text:p>1.47705317885361E+018</text:p>
          </table:table-cell>
          <table:table-cell office:value-type="float" office:value="1.47705317885474E+018" calcext:value-type="float">
            <text:p>1.47705317885474E+01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47705317885435E+018" calcext:value-type="float">
            <text:p>1.47705317885435E+018</text:p>
          </table:table-cell>
          <table:table-cell office:value-type="float" office:value="1.47705317885545E+018" calcext:value-type="float">
            <text:p>1.47705317885545E+01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.47705317885507E+018" calcext:value-type="float">
            <text:p>1.47705317885507E+018</text:p>
          </table:table-cell>
          <table:table-cell office:value-type="float" office:value="1.47705317885614E+018" calcext:value-type="float">
            <text:p>1.47705317885614E+01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4770531788559E+018" calcext:value-type="float">
            <text:p>1.4770531788559E+018</text:p>
          </table:table-cell>
          <table:table-cell office:value-type="float" office:value="1.47705317885708E+018" calcext:value-type="float">
            <text:p>1.47705317885708E+01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47705317885667E+018" calcext:value-type="float">
            <text:p>1.47705317885667E+018</text:p>
          </table:table-cell>
          <table:table-cell office:value-type="float" office:value="1.47705317885751E+018" calcext:value-type="float">
            <text:p>1.47705317885751E+01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.47705317885762E+018" calcext:value-type="float">
            <text:p>1.47705317885762E+018</text:p>
          </table:table-cell>
          <table:table-cell office:value-type="float" office:value="1.47705317885844E+018" calcext:value-type="float">
            <text:p>1.47705317885844E+01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47705317885817E+018" calcext:value-type="float">
            <text:p>1.47705317885817E+018</text:p>
          </table:table-cell>
          <table:table-cell office:value-type="float" office:value="1.47705317885936E+018" calcext:value-type="float">
            <text:p>1.47705317885936E+01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.47705317885895E+018" calcext:value-type="float">
            <text:p>1.47705317885895E+018</text:p>
          </table:table-cell>
          <table:table-cell office:value-type="float" office:value="1.47705317886001E+018" calcext:value-type="float">
            <text:p>1.47705317886001E+01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47705317885968E+018" calcext:value-type="float">
            <text:p>1.47705317885968E+018</text:p>
          </table:table-cell>
          <table:table-cell office:value-type="float" office:value="1.47705317886087E+018" calcext:value-type="float">
            <text:p>1.47705317886087E+01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47705317886049E+018" calcext:value-type="float">
            <text:p>1.47705317886049E+018</text:p>
          </table:table-cell>
          <table:table-cell office:value-type="float" office:value="1.47705317886145E+018" calcext:value-type="float">
            <text:p>1.47705317886145E+01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47705317886126E+018" calcext:value-type="float">
            <text:p>1.47705317886126E+018</text:p>
          </table:table-cell>
          <table:table-cell office:value-type="float" office:value="1.47705317886233E+018" calcext:value-type="float">
            <text:p>1.47705317886233E+01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.47705317886201E+018" calcext:value-type="float">
            <text:p>1.47705317886201E+018</text:p>
          </table:table-cell>
          <table:table-cell office:value-type="float" office:value="1.47705317886317E+018" calcext:value-type="float">
            <text:p>1.47705317886317E+01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.4770531788628E+018" calcext:value-type="float">
            <text:p>1.4770531788628E+018</text:p>
          </table:table-cell>
          <table:table-cell office:value-type="float" office:value="1.47705317886395E+018" calcext:value-type="float">
            <text:p>1.47705317886395E+01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47705317886359E+018" calcext:value-type="float">
            <text:p>1.47705317886359E+018</text:p>
          </table:table-cell>
          <table:table-cell office:value-type="float" office:value="1.47705317886462E+018" calcext:value-type="float">
            <text:p>1.47705317886462E+01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.47705317886432E+018" calcext:value-type="float">
            <text:p>1.47705317886432E+018</text:p>
          </table:table-cell>
          <table:table-cell office:value-type="float" office:value="1.47705317886546E+018" calcext:value-type="float">
            <text:p>1.47705317886546E+01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4770531788651E+018" calcext:value-type="float">
            <text:p>1.4770531788651E+018</text:p>
          </table:table-cell>
          <table:table-cell office:value-type="float" office:value="1.47705317886629E+018" calcext:value-type="float">
            <text:p>1.47705317886629E+01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.47705317886592E+018" calcext:value-type="float">
            <text:p>1.47705317886592E+018</text:p>
          </table:table-cell>
          <table:table-cell office:value-type="float" office:value="1.47705317886695E+018" calcext:value-type="float">
            <text:p>1.47705317886695E+01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.47705317886665E+018" calcext:value-type="float">
            <text:p>1.47705317886665E+018</text:p>
          </table:table-cell>
          <table:table-cell office:value-type="float" office:value="1.4770531788678E+018" calcext:value-type="float">
            <text:p>1.4770531788678E+01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47705317886742E+018" calcext:value-type="float">
            <text:p>1.47705317886742E+018</text:p>
          </table:table-cell>
          <table:table-cell office:value-type="float" office:value="1.47705317886857E+018" calcext:value-type="float">
            <text:p>1.47705317886857E+01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.47705317886821E+018" calcext:value-type="float">
            <text:p>1.47705317886821E+018</text:p>
          </table:table-cell>
          <table:table-cell office:value-type="float" office:value="1.47705317886929E+018" calcext:value-type="float">
            <text:p>1.47705317886929E+01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.47705317886896E+018" calcext:value-type="float">
            <text:p>1.47705317886896E+018</text:p>
          </table:table-cell>
          <table:table-cell office:value-type="float" office:value="1.47705317887003E+018" calcext:value-type="float">
            <text:p>1.47705317887003E+01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.47705317886965E+018" calcext:value-type="float">
            <text:p>1.47705317886965E+018</text:p>
          </table:table-cell>
          <table:table-cell office:value-type="float" office:value="1.47705317887062E+018" calcext:value-type="float">
            <text:p>1.47705317887062E+01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.47705317887043E+018" calcext:value-type="float">
            <text:p>1.47705317887043E+018</text:p>
          </table:table-cell>
          <table:table-cell office:value-type="float" office:value="1.47705317887159E+018" calcext:value-type="float">
            <text:p>1.47705317887159E+01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.47705317887118E+018" calcext:value-type="float">
            <text:p>1.47705317887118E+018</text:p>
          </table:table-cell>
          <table:table-cell office:value-type="float" office:value="1.47705317887229E+018" calcext:value-type="float">
            <text:p>1.47705317887229E+01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47705317887191E+018" calcext:value-type="float">
            <text:p>1.47705317887191E+018</text:p>
          </table:table-cell>
          <table:table-cell office:value-type="float" office:value="1.47705317887306E+018" calcext:value-type="float">
            <text:p>1.47705317887306E+01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.47705317887272E+018" calcext:value-type="float">
            <text:p>1.47705317887272E+018</text:p>
          </table:table-cell>
          <table:table-cell office:value-type="float" office:value="1.47705317887381E+018" calcext:value-type="float">
            <text:p>1.47705317887381E+01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.47705317887344E+018" calcext:value-type="float">
            <text:p>1.47705317887344E+018</text:p>
          </table:table-cell>
          <table:table-cell office:value-type="float" office:value="1.47705317887447E+018" calcext:value-type="float">
            <text:p>1.47705317887447E+01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.47705317887419E+018" calcext:value-type="float">
            <text:p>1.47705317887419E+018</text:p>
          </table:table-cell>
          <table:table-cell office:value-type="float" office:value="1.47705317887532E+018" calcext:value-type="float">
            <text:p>1.47705317887532E+01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.47705317887493E+018" calcext:value-type="float">
            <text:p>1.47705317887493E+018</text:p>
          </table:table-cell>
          <table:table-cell office:value-type="float" office:value="1.47705317887618E+018" calcext:value-type="float">
            <text:p>1.47705317887618E+01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.47705317887572E+018" calcext:value-type="float">
            <text:p>1.47705317887572E+018</text:p>
          </table:table-cell>
          <table:table-cell office:value-type="float" office:value="1.47705317887684E+018" calcext:value-type="float">
            <text:p>1.47705317887684E+01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.47705317887654E+018" calcext:value-type="float">
            <text:p>1.47705317887654E+018</text:p>
          </table:table-cell>
          <table:table-cell office:value-type="float" office:value="1.47705317887769E+018" calcext:value-type="float">
            <text:p>1.47705317887769E+01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.47705317887731E+018" calcext:value-type="float">
            <text:p>1.47705317887731E+018</text:p>
          </table:table-cell>
          <table:table-cell office:value-type="float" office:value="1.47705317887843E+018" calcext:value-type="float">
            <text:p>1.47705317887843E+01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.47705317887807E+018" calcext:value-type="float">
            <text:p>1.47705317887807E+018</text:p>
          </table:table-cell>
          <table:table-cell office:value-type="float" office:value="1.47705317887909E+018" calcext:value-type="float">
            <text:p>1.47705317887909E+01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.47705317887879E+018" calcext:value-type="float">
            <text:p>1.47705317887879E+018</text:p>
          </table:table-cell>
          <table:table-cell office:value-type="float" office:value="1.47705317887993E+018" calcext:value-type="float">
            <text:p>1.47705317887993E+01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.47705317887955E+018" calcext:value-type="float">
            <text:p>1.47705317887955E+018</text:p>
          </table:table-cell>
          <table:table-cell office:value-type="float" office:value="1.47705317888071E+018" calcext:value-type="float">
            <text:p>1.47705317888071E+01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.47705317888033E+018" calcext:value-type="float">
            <text:p>1.47705317888033E+018</text:p>
          </table:table-cell>
          <table:table-cell office:value-type="float" office:value="1.47705317888136E+018" calcext:value-type="float">
            <text:p>1.47705317888136E+01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.47705317888108E+018" calcext:value-type="float">
            <text:p>1.47705317888108E+018</text:p>
          </table:table-cell>
          <table:table-cell office:value-type="float" office:value="1.47705317888221E+018" calcext:value-type="float">
            <text:p>1.47705317888221E+01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.47705317888184E+018" calcext:value-type="float">
            <text:p>1.47705317888184E+018</text:p>
          </table:table-cell>
          <table:table-cell office:value-type="float" office:value="1.47705317888297E+018" calcext:value-type="float">
            <text:p>1.47705317888297E+01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.47705317888257E+018" calcext:value-type="float">
            <text:p>1.47705317888257E+018</text:p>
          </table:table-cell>
          <table:table-cell office:value-type="float" office:value="1.47705317888389E+018" calcext:value-type="float">
            <text:p>1.47705317888389E+01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.47705317888334E+018" calcext:value-type="float">
            <text:p>1.47705317888334E+018</text:p>
          </table:table-cell>
          <table:table-cell office:value-type="float" office:value="1.47705317888449E+018" calcext:value-type="float">
            <text:p>1.47705317888449E+01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47705317888415E+018" calcext:value-type="float">
            <text:p>1.47705317888415E+018</text:p>
          </table:table-cell>
          <table:table-cell office:value-type="float" office:value="1.47705317888524E+018" calcext:value-type="float">
            <text:p>1.47705317888524E+01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.47705317888487E+018" calcext:value-type="float">
            <text:p>1.47705317888487E+018</text:p>
          </table:table-cell>
          <table:table-cell office:value-type="float" office:value="1.47705317888605E+018" calcext:value-type="float">
            <text:p>1.47705317888605E+01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.4770531788856E+018" calcext:value-type="float">
            <text:p>1.4770531788856E+018</text:p>
          </table:table-cell>
          <table:table-cell office:value-type="float" office:value="1.47705317888674E+018" calcext:value-type="float">
            <text:p>1.47705317888674E+01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.47705317888636E+018" calcext:value-type="float">
            <text:p>1.47705317888636E+018</text:p>
          </table:table-cell>
          <table:table-cell office:value-type="float" office:value="1.47705317888738E+018" calcext:value-type="float">
            <text:p>1.47705317888738E+01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.47705317888714E+018" calcext:value-type="float">
            <text:p>1.47705317888714E+018</text:p>
          </table:table-cell>
          <table:table-cell office:value-type="float" office:value="1.47705317888839E+018" calcext:value-type="float">
            <text:p>1.47705317888839E+01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.47705317888791E+018" calcext:value-type="float">
            <text:p>1.47705317888791E+018</text:p>
          </table:table-cell>
          <table:table-cell office:value-type="float" office:value="1.47705317888903E+018" calcext:value-type="float">
            <text:p>1.47705317888903E+01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.47705317888873E+018" calcext:value-type="float">
            <text:p>1.47705317888873E+018</text:p>
          </table:table-cell>
          <table:table-cell office:value-type="float" office:value="1.47705317888987E+018" calcext:value-type="float">
            <text:p>1.47705317888987E+01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.4770531788895E+018" calcext:value-type="float">
            <text:p>1.4770531788895E+018</text:p>
          </table:table-cell>
          <table:table-cell office:value-type="float" office:value="1.47705317889065E+018" calcext:value-type="float">
            <text:p>1.47705317889065E+01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.47705317889029E+018" calcext:value-type="float">
            <text:p>1.47705317889029E+018</text:p>
          </table:table-cell>
          <table:table-cell office:value-type="float" office:value="1.47705317889131E+018" calcext:value-type="float">
            <text:p>1.47705317889131E+01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.47705317889103E+018" calcext:value-type="float">
            <text:p>1.47705317889103E+018</text:p>
          </table:table-cell>
          <table:table-cell office:value-type="float" office:value="1.47705317889216E+018" calcext:value-type="float">
            <text:p>1.47705317889216E+01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47705317889178E+018" calcext:value-type="float">
            <text:p>1.47705317889178E+018</text:p>
          </table:table-cell>
          <table:table-cell office:value-type="float" office:value="1.47705317889292E+018" calcext:value-type="float">
            <text:p>1.47705317889292E+01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.47705317889257E+018" calcext:value-type="float">
            <text:p>1.47705317889257E+018</text:p>
          </table:table-cell>
          <table:table-cell office:value-type="float" office:value="1.47705317889365E+018" calcext:value-type="float">
            <text:p>1.47705317889365E+01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.47705317889332E+018" calcext:value-type="float">
            <text:p>1.47705317889332E+018</text:p>
          </table:table-cell>
          <table:table-cell office:value-type="float" office:value="1.47705317889441E+018" calcext:value-type="float">
            <text:p>1.47705317889441E+01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.47705317889408E+018" calcext:value-type="float">
            <text:p>1.47705317889408E+018</text:p>
          </table:table-cell>
          <table:table-cell office:value-type="float" office:value="1.47705317889518E+018" calcext:value-type="float">
            <text:p>1.47705317889518E+01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.47705317889483E+018" calcext:value-type="float">
            <text:p>1.47705317889483E+018</text:p>
          </table:table-cell>
          <table:table-cell office:value-type="float" office:value="1.47705317889599E+018" calcext:value-type="float">
            <text:p>1.47705317889599E+01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.47705317889557E+018" calcext:value-type="float">
            <text:p>1.47705317889557E+018</text:p>
          </table:table-cell>
          <table:table-cell office:value-type="float" office:value="1.47705317889685E+018" calcext:value-type="float">
            <text:p>1.47705317889685E+01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.47705317889637E+018" calcext:value-type="float">
            <text:p>1.47705317889637E+018</text:p>
          </table:table-cell>
          <table:table-cell office:value-type="float" office:value="1.47705317889761E+018" calcext:value-type="float">
            <text:p>1.47705317889761E+01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.47705317889725E+018" calcext:value-type="float">
            <text:p>1.47705317889725E+018</text:p>
          </table:table-cell>
          <table:table-cell office:value-type="float" office:value="1.47705317889837E+018" calcext:value-type="float">
            <text:p>1.47705317889837E+01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.47705317889798E+018" calcext:value-type="float">
            <text:p>1.47705317889798E+018</text:p>
          </table:table-cell>
          <table:table-cell office:value-type="float" office:value="1.47705317889907E+018" calcext:value-type="float">
            <text:p>1.47705317889907E+01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.47705317889869E+018" calcext:value-type="float">
            <text:p>1.47705317889869E+018</text:p>
          </table:table-cell>
          <table:table-cell office:value-type="float" office:value="1.47705317889984E+018" calcext:value-type="float">
            <text:p>1.47705317889984E+01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47705317889949E+018" calcext:value-type="float">
            <text:p>1.47705317889949E+018</text:p>
          </table:table-cell>
          <table:table-cell office:value-type="float" office:value="1.47705317890062E+018" calcext:value-type="float">
            <text:p>1.47705317890062E+01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.47705317890025E+018" calcext:value-type="float">
            <text:p>1.47705317890025E+018</text:p>
          </table:table-cell>
          <table:table-cell office:value-type="float" office:value="1.47705317890129E+018" calcext:value-type="float">
            <text:p>1.47705317890129E+01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.47705317890097E+018" calcext:value-type="float">
            <text:p>1.47705317890097E+018</text:p>
          </table:table-cell>
          <table:table-cell office:value-type="float" office:value="1.47705317890222E+018" calcext:value-type="float">
            <text:p>1.47705317890222E+01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.47705317890183E+018" calcext:value-type="float">
            <text:p>1.47705317890183E+018</text:p>
          </table:table-cell>
          <table:table-cell office:value-type="float" office:value="1.47705317890299E+018" calcext:value-type="float">
            <text:p>1.47705317890299E+01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.47705317890263E+018" calcext:value-type="float">
            <text:p>1.47705317890263E+018</text:p>
          </table:table-cell>
          <table:table-cell office:value-type="float" office:value="1.47705317890375E+018" calcext:value-type="float">
            <text:p>1.47705317890375E+01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.47705317890338E+018" calcext:value-type="float">
            <text:p>1.47705317890338E+018</text:p>
          </table:table-cell>
          <table:table-cell office:value-type="float" office:value="1.47705317890439E+018" calcext:value-type="float">
            <text:p>1.47705317890439E+01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.47705317890409E+018" calcext:value-type="float">
            <text:p>1.47705317890409E+018</text:p>
          </table:table-cell>
          <table:table-cell office:value-type="float" office:value="1.47705317890526E+018" calcext:value-type="float">
            <text:p>1.47705317890526E+01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.47705317890487E+018" calcext:value-type="float">
            <text:p>1.47705317890487E+018</text:p>
          </table:table-cell>
          <table:table-cell office:value-type="float" office:value="1.47705317890607E+018" calcext:value-type="float">
            <text:p>1.47705317890607E+01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.47705317890565E+018" calcext:value-type="float">
            <text:p>1.47705317890565E+018</text:p>
          </table:table-cell>
          <table:table-cell office:value-type="float" office:value="1.47705317890672E+018" calcext:value-type="float">
            <text:p>1.47705317890672E+01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.47705317890642E+018" calcext:value-type="float">
            <text:p>1.47705317890642E+018</text:p>
          </table:table-cell>
          <table:table-cell office:value-type="float" office:value="1.47705317890758E+018" calcext:value-type="float">
            <text:p>1.47705317890758E+01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.47705317890718E+018" calcext:value-type="float">
            <text:p>1.47705317890718E+018</text:p>
          </table:table-cell>
          <table:table-cell office:value-type="float" office:value="1.47705317890815E+018" calcext:value-type="float">
            <text:p>1.47705317890815E+01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.47705317890796E+018" calcext:value-type="float">
            <text:p>1.47705317890796E+018</text:p>
          </table:table-cell>
          <table:table-cell office:value-type="float" office:value="1.47705317890904E+018" calcext:value-type="float">
            <text:p>1.47705317890904E+01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.47705317890872E+018" calcext:value-type="float">
            <text:p>1.47705317890872E+018</text:p>
          </table:table-cell>
          <table:table-cell office:value-type="float" office:value="1.47705317890985E+018" calcext:value-type="float">
            <text:p>1.47705317890985E+01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.47705317890951E+018" calcext:value-type="float">
            <text:p>1.47705317890951E+018</text:p>
          </table:table-cell>
          <table:table-cell office:value-type="float" office:value="1.47705317891064E+018" calcext:value-type="float">
            <text:p>1.47705317891064E+018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.47705317891026E+018" calcext:value-type="float">
            <text:p>1.47705317891026E+018</text:p>
          </table:table-cell>
          <table:table-cell office:value-type="float" office:value="1.47705317891129E+018" calcext:value-type="float">
            <text:p>1.47705317891129E+01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.47705317891101E+018" calcext:value-type="float">
            <text:p>1.47705317891101E+018</text:p>
          </table:table-cell>
          <table:table-cell office:value-type="float" office:value="1.47705317891214E+018" calcext:value-type="float">
            <text:p>1.47705317891214E+01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.47705317891176E+018" calcext:value-type="float">
            <text:p>1.47705317891176E+018</text:p>
          </table:table-cell>
          <table:table-cell office:value-type="float" office:value="1.47705317891292E+018" calcext:value-type="float">
            <text:p>1.47705317891292E+01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.47705317891257E+018" calcext:value-type="float">
            <text:p>1.47705317891257E+018</text:p>
          </table:table-cell>
          <table:table-cell office:value-type="float" office:value="1.47705317891359E+018" calcext:value-type="float">
            <text:p>1.47705317891359E+01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.47705317891331E+018" calcext:value-type="float">
            <text:p>1.47705317891331E+018</text:p>
          </table:table-cell>
          <table:table-cell office:value-type="float" office:value="1.47705317891444E+018" calcext:value-type="float">
            <text:p>1.47705317891444E+01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.47705317891406E+018" calcext:value-type="float">
            <text:p>1.47705317891406E+018</text:p>
          </table:table-cell>
          <table:table-cell office:value-type="float" office:value="1.47705317891518E+018" calcext:value-type="float">
            <text:p>1.47705317891518E+01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.47705317891483E+018" calcext:value-type="float">
            <text:p>1.47705317891483E+018</text:p>
          </table:table-cell>
          <table:table-cell office:value-type="float" office:value="1.47705317891585E+018" calcext:value-type="float">
            <text:p>1.47705317891585E+01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.47705317891554E+018" calcext:value-type="float">
            <text:p>1.47705317891554E+018</text:p>
          </table:table-cell>
          <table:table-cell office:value-type="float" office:value="1.47705317891674E+018" calcext:value-type="float">
            <text:p>1.47705317891674E+018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.47705317891636E+018" calcext:value-type="float">
            <text:p>1.47705317891636E+018</text:p>
          </table:table-cell>
          <table:table-cell office:value-type="float" office:value="1.47705317891732E+018" calcext:value-type="float">
            <text:p>1.47705317891732E+01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.47705317891715E+018" calcext:value-type="float">
            <text:p>1.47705317891715E+018</text:p>
          </table:table-cell>
          <table:table-cell office:value-type="float" office:value="1.4770531789183E+018" calcext:value-type="float">
            <text:p>1.4770531789183E+01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.47705317891789E+018" calcext:value-type="float">
            <text:p>1.47705317891789E+018</text:p>
          </table:table-cell>
          <table:table-cell office:value-type="float" office:value="1.47705317891901E+018" calcext:value-type="float">
            <text:p>1.47705317891901E+01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.47705317891865E+018" calcext:value-type="float">
            <text:p>1.47705317891865E+018</text:p>
          </table:table-cell>
          <table:table-cell office:value-type="float" office:value="1.47705317891977E+018" calcext:value-type="float">
            <text:p>1.47705317891977E+01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.47705317891942E+018" calcext:value-type="float">
            <text:p>1.47705317891942E+018</text:p>
          </table:table-cell>
          <table:table-cell office:value-type="float" office:value="1.47705317892055E+018" calcext:value-type="float">
            <text:p>1.47705317892055E+01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.47705317892017E+018" calcext:value-type="float">
            <text:p>1.47705317892017E+018</text:p>
          </table:table-cell>
          <table:table-cell office:value-type="float" office:value="1.47705317892121E+018" calcext:value-type="float">
            <text:p>1.47705317892121E+01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.47705317892093E+018" calcext:value-type="float">
            <text:p>1.47705317892093E+018</text:p>
          </table:table-cell>
          <table:table-cell office:value-type="float" office:value="1.47705317892215E+018" calcext:value-type="float">
            <text:p>1.47705317892215E+01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.47705317892169E+018" calcext:value-type="float">
            <text:p>1.47705317892169E+018</text:p>
          </table:table-cell>
          <table:table-cell office:value-type="float" office:value="1.47705317892286E+018" calcext:value-type="float">
            <text:p>1.47705317892286E+01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.47705317892245E+018" calcext:value-type="float">
            <text:p>1.47705317892245E+018</text:p>
          </table:table-cell>
          <table:table-cell office:value-type="float" office:value="1.47705317892352E+018" calcext:value-type="float">
            <text:p>1.47705317892352E+01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.47705317892319E+018" calcext:value-type="float">
            <text:p>1.47705317892319E+018</text:p>
          </table:table-cell>
          <table:table-cell office:value-type="float" office:value="1.47705317892438E+018" calcext:value-type="float">
            <text:p>1.47705317892438E+01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.477053178924E+018" calcext:value-type="float">
            <text:p>1.477053178924E+018</text:p>
          </table:table-cell>
          <table:table-cell office:value-type="float" office:value="1.47705317892513E+018" calcext:value-type="float">
            <text:p>1.47705317892513E+01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.47705317892475E+018" calcext:value-type="float">
            <text:p>1.47705317892475E+018</text:p>
          </table:table-cell>
          <table:table-cell office:value-type="float" office:value="1.47705317892582E+018" calcext:value-type="float">
            <text:p>1.47705317892582E+01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.47705317892548E+018" calcext:value-type="float">
            <text:p>1.47705317892548E+018</text:p>
          </table:table-cell>
          <table:table-cell office:value-type="float" office:value="1.47705317892671E+018" calcext:value-type="float">
            <text:p>1.47705317892671E+01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.47705317892632E+018" calcext:value-type="float">
            <text:p>1.47705317892632E+018</text:p>
          </table:table-cell>
          <table:table-cell office:value-type="float" office:value="1.47705317892722E+018" calcext:value-type="float">
            <text:p>1.47705317892722E+018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.4770531789271E+018" calcext:value-type="float">
            <text:p>1.4770531789271E+018</text:p>
          </table:table-cell>
          <table:table-cell office:value-type="float" office:value="1.47705317892816E+018" calcext:value-type="float">
            <text:p>1.47705317892816E+01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.47705317892784E+018" calcext:value-type="float">
            <text:p>1.47705317892784E+018</text:p>
          </table:table-cell>
          <table:table-cell office:value-type="float" office:value="1.47705317892903E+018" calcext:value-type="float">
            <text:p>1.47705317892903E+01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.47705317892865E+018" calcext:value-type="float">
            <text:p>1.47705317892865E+018</text:p>
          </table:table-cell>
          <table:table-cell office:value-type="float" office:value="1.47705317892979E+018" calcext:value-type="float">
            <text:p>1.47705317892979E+01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.47705317892943E+018" calcext:value-type="float">
            <text:p>1.47705317892943E+018</text:p>
          </table:table-cell>
          <table:table-cell office:value-type="float" office:value="1.4770531789307E+018" calcext:value-type="float">
            <text:p>1.4770531789307E+01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47705317893011E+018" calcext:value-type="float">
            <text:p>1.47705317893011E+018</text:p>
          </table:table-cell>
          <table:table-cell office:value-type="float" office:value="1.47705317893098E+018" calcext:value-type="float">
            <text:p>1.47705317893098E+01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.47705317893117E+018" calcext:value-type="float">
            <text:p>1.47705317893117E+018</text:p>
          </table:table-cell>
          <table:table-cell office:value-type="float" office:value="1.4770531789321E+018" calcext:value-type="float">
            <text:p>1.4770531789321E+01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.47705317893172E+018" calcext:value-type="float">
            <text:p>1.47705317893172E+018</text:p>
          </table:table-cell>
          <table:table-cell office:value-type="float" office:value="1.47705317893275E+018" calcext:value-type="float">
            <text:p>1.47705317893275E+01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.4770531789325E+018" calcext:value-type="float">
            <text:p>1.4770531789325E+018</text:p>
          </table:table-cell>
          <table:table-cell office:value-type="float" office:value="1.47705317893362E+018" calcext:value-type="float">
            <text:p>1.47705317893362E+01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.47705317893325E+018" calcext:value-type="float">
            <text:p>1.47705317893325E+018</text:p>
          </table:table-cell>
          <table:table-cell office:value-type="float" office:value="1.47705317893418E+018" calcext:value-type="float">
            <text:p>1.47705317893418E+01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.477053178934E+018" calcext:value-type="float">
            <text:p>1.477053178934E+018</text:p>
          </table:table-cell>
          <table:table-cell office:value-type="float" office:value="1.47705317893516E+018" calcext:value-type="float">
            <text:p>1.47705317893516E+01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.47705317893475E+018" calcext:value-type="float">
            <text:p>1.47705317893475E+018</text:p>
          </table:table-cell>
          <table:table-cell office:value-type="float" office:value="1.47705317893585E+018" calcext:value-type="float">
            <text:p>1.47705317893585E+018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.47705317893548E+018" calcext:value-type="float">
            <text:p>1.47705317893548E+018</text:p>
          </table:table-cell>
          <table:table-cell office:value-type="float" office:value="1.47705317893675E+018" calcext:value-type="float">
            <text:p>1.47705317893675E+01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.47705317893634E+018" calcext:value-type="float">
            <text:p>1.47705317893634E+018</text:p>
          </table:table-cell>
          <table:table-cell office:value-type="float" office:value="1.4770531789375E+018" calcext:value-type="float">
            <text:p>1.4770531789375E+01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.47705317893712E+018" calcext:value-type="float">
            <text:p>1.47705317893712E+018</text:p>
          </table:table-cell>
          <table:table-cell office:value-type="float" office:value="1.47705317893815E+018" calcext:value-type="float">
            <text:p>1.47705317893815E+01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.47705317893785E+018" calcext:value-type="float">
            <text:p>1.47705317893785E+018</text:p>
          </table:table-cell>
          <table:table-cell office:value-type="float" office:value="1.47705317893909E+018" calcext:value-type="float">
            <text:p>1.47705317893909E+01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.47705317893864E+018" calcext:value-type="float">
            <text:p>1.47705317893864E+018</text:p>
          </table:table-cell>
          <table:table-cell office:value-type="float" office:value="1.47705317893971E+018" calcext:value-type="float">
            <text:p>1.47705317893971E+018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.47705317893943E+018" calcext:value-type="float">
            <text:p>1.47705317893943E+018</text:p>
          </table:table-cell>
          <table:table-cell office:value-type="float" office:value="1.47705317894061E+018" calcext:value-type="float">
            <text:p>1.47705317894061E+01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.47705317894022E+018" calcext:value-type="float">
            <text:p>1.47705317894022E+018</text:p>
          </table:table-cell>
          <table:table-cell office:value-type="float" office:value="1.47705317894137E+018" calcext:value-type="float">
            <text:p>1.47705317894137E+01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.47705317894102E+018" calcext:value-type="float">
            <text:p>1.47705317894102E+018</text:p>
          </table:table-cell>
          <table:table-cell office:value-type="float" office:value="1.47705317894211E+018" calcext:value-type="float">
            <text:p>1.47705317894211E+018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.47705317894175E+018" calcext:value-type="float">
            <text:p>1.47705317894175E+018</text:p>
          </table:table-cell>
          <table:table-cell office:value-type="float" office:value="1.47705317894275E+018" calcext:value-type="float">
            <text:p>1.47705317894275E+018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.47705317894249E+018" calcext:value-type="float">
            <text:p>1.47705317894249E+018</text:p>
          </table:table-cell>
          <table:table-cell office:value-type="float" office:value="1.47705317894358E+018" calcext:value-type="float">
            <text:p>1.47705317894358E+01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.47705317894325E+018" calcext:value-type="float">
            <text:p>1.47705317894325E+018</text:p>
          </table:table-cell>
          <table:table-cell office:value-type="float" office:value="1.47705317894441E+018" calcext:value-type="float">
            <text:p>1.47705317894441E+01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.47705317894405E+018" calcext:value-type="float">
            <text:p>1.47705317894405E+018</text:p>
          </table:table-cell>
          <table:table-cell office:value-type="float" office:value="1.47705317894521E+018" calcext:value-type="float">
            <text:p>1.47705317894521E+01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.47705317894485E+018" calcext:value-type="float">
            <text:p>1.47705317894485E+018</text:p>
          </table:table-cell>
          <table:table-cell office:value-type="float" office:value="1.4770531789459E+018" calcext:value-type="float">
            <text:p>1.4770531789459E+01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.47705317894556E+018" calcext:value-type="float">
            <text:p>1.47705317894556E+018</text:p>
          </table:table-cell>
          <table:table-cell office:value-type="float" office:value="1.47705317894678E+018" calcext:value-type="float">
            <text:p>1.47705317894678E+01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.47705317894639E+018" calcext:value-type="float">
            <text:p>1.47705317894639E+018</text:p>
          </table:table-cell>
          <table:table-cell office:value-type="float" office:value="1.47705317894734E+018" calcext:value-type="float">
            <text:p>1.47705317894734E+01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.47705317894715E+018" calcext:value-type="float">
            <text:p>1.47705317894715E+018</text:p>
          </table:table-cell>
          <table:table-cell office:value-type="float" office:value="1.47705317894822E+018" calcext:value-type="float">
            <text:p>1.47705317894822E+01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.4770531789479E+018" calcext:value-type="float">
            <text:p>1.4770531789479E+018</text:p>
          </table:table-cell>
          <table:table-cell office:value-type="float" office:value="1.47705317894899E+018" calcext:value-type="float">
            <text:p>1.47705317894899E+01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.47705317894868E+018" calcext:value-type="float">
            <text:p>1.47705317894868E+018</text:p>
          </table:table-cell>
          <table:table-cell office:value-type="float" office:value="1.47705317894984E+018" calcext:value-type="float">
            <text:p>1.47705317894984E+01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.47705317894946E+018" calcext:value-type="float">
            <text:p>1.47705317894946E+018</text:p>
          </table:table-cell>
          <table:table-cell office:value-type="float" office:value="1.47705317895051E+018" calcext:value-type="float">
            <text:p>1.47705317895051E+01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.47705317895023E+018" calcext:value-type="float">
            <text:p>1.47705317895023E+018</text:p>
          </table:table-cell>
          <table:table-cell office:value-type="float" office:value="1.47705317895134E+018" calcext:value-type="float">
            <text:p>1.47705317895134E+01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.47705317895098E+018" calcext:value-type="float">
            <text:p>1.47705317895098E+018</text:p>
          </table:table-cell>
          <table:table-cell office:value-type="float" office:value="1.47705317895211E+018" calcext:value-type="float">
            <text:p>1.47705317895211E+01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.47705317895176E+018" calcext:value-type="float">
            <text:p>1.47705317895176E+018</text:p>
          </table:table-cell>
          <table:table-cell office:value-type="float" office:value="1.47705317895281E+018" calcext:value-type="float">
            <text:p>1.47705317895281E+01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.4770531789525E+018" calcext:value-type="float">
            <text:p>1.4770531789525E+018</text:p>
          </table:table-cell>
          <table:table-cell office:value-type="float" office:value="1.47705317895365E+018" calcext:value-type="float">
            <text:p>1.47705317895365E+01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.47705317895328E+018" calcext:value-type="float">
            <text:p>1.47705317895328E+018</text:p>
          </table:table-cell>
          <table:table-cell office:value-type="float" office:value="1.4770531789544E+018" calcext:value-type="float">
            <text:p>1.4770531789544E+018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.47705317895404E+018" calcext:value-type="float">
            <text:p>1.47705317895404E+018</text:p>
          </table:table-cell>
          <table:table-cell office:value-type="float" office:value="1.47705317895512E+018" calcext:value-type="float">
            <text:p>1.47705317895512E+01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.47705317895477E+018" calcext:value-type="float">
            <text:p>1.47705317895477E+018</text:p>
          </table:table-cell>
          <table:table-cell office:value-type="float" office:value="1.47705317895592E+018" calcext:value-type="float">
            <text:p>1.47705317895592E+01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.47705317895554E+018" calcext:value-type="float">
            <text:p>1.47705317895554E+018</text:p>
          </table:table-cell>
          <table:table-cell office:value-type="float" office:value="1.47705317895669E+018" calcext:value-type="float">
            <text:p>1.47705317895669E+01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.47705317895634E+018" calcext:value-type="float">
            <text:p>1.47705317895634E+018</text:p>
          </table:table-cell>
          <table:table-cell office:value-type="float" office:value="1.47705317895745E+018" calcext:value-type="float">
            <text:p>1.47705317895745E+01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.47705317895706E+018" calcext:value-type="float">
            <text:p>1.47705317895706E+018</text:p>
          </table:table-cell>
          <table:table-cell office:value-type="float" office:value="1.47705317895815E+018" calcext:value-type="float">
            <text:p>1.47705317895815E+01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.47705317895779E+018" calcext:value-type="float">
            <text:p>1.47705317895779E+018</text:p>
          </table:table-cell>
          <table:table-cell office:value-type="float" office:value="1.47705317895871E+018" calcext:value-type="float">
            <text:p>1.47705317895871E+01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.47705317895852E+018" calcext:value-type="float">
            <text:p>1.47705317895852E+018</text:p>
          </table:table-cell>
          <table:table-cell office:value-type="float" office:value="1.4770531789597E+018" calcext:value-type="float">
            <text:p>1.4770531789597E+01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.4770531789593E+018" calcext:value-type="float">
            <text:p>1.4770531789593E+018</text:p>
          </table:table-cell>
          <table:table-cell office:value-type="float" office:value="1.47705317896035E+018" calcext:value-type="float">
            <text:p>1.47705317896035E+01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.47705317896005E+018" calcext:value-type="float">
            <text:p>1.47705317896005E+018</text:p>
          </table:table-cell>
          <table:table-cell office:value-type="float" office:value="1.47705317896119E+018" calcext:value-type="float">
            <text:p>1.47705317896119E+01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.47705317896084E+018" calcext:value-type="float">
            <text:p>1.47705317896084E+018</text:p>
          </table:table-cell>
          <table:table-cell office:value-type="float" office:value="1.47705317896197E+018" calcext:value-type="float">
            <text:p>1.47705317896197E+01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.47705317896161E+018" calcext:value-type="float">
            <text:p>1.47705317896161E+018</text:p>
          </table:table-cell>
          <table:table-cell office:value-type="float" office:value="1.47705317896262E+018" calcext:value-type="float">
            <text:p>1.47705317896262E+018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.47705317896234E+018" calcext:value-type="float">
            <text:p>1.47705317896234E+018</text:p>
          </table:table-cell>
          <table:table-cell office:value-type="float" office:value="1.47705317896348E+018" calcext:value-type="float">
            <text:p>1.47705317896348E+018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.4770531789631E+018" calcext:value-type="float">
            <text:p>1.4770531789631E+018</text:p>
          </table:table-cell>
          <table:table-cell office:value-type="float" office:value="1.47705317896407E+018" calcext:value-type="float">
            <text:p>1.47705317896407E+018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.47705317896389E+018" calcext:value-type="float">
            <text:p>1.47705317896389E+018</text:p>
          </table:table-cell>
          <table:table-cell office:value-type="float" office:value="1.47705317896495E+018" calcext:value-type="float">
            <text:p>1.47705317896495E+01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.47705317896463E+018" calcext:value-type="float">
            <text:p>1.47705317896463E+018</text:p>
          </table:table-cell>
          <table:table-cell office:value-type="float" office:value="1.47705317896568E+018" calcext:value-type="float">
            <text:p>1.47705317896568E+018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.47705317896543E+018" calcext:value-type="float">
            <text:p>1.47705317896543E+018</text:p>
          </table:table-cell>
          <table:table-cell office:value-type="float" office:value="1.47705317896647E+018" calcext:value-type="float">
            <text:p>1.47705317896647E+01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.47705317896627E+018" calcext:value-type="float">
            <text:p>1.47705317896627E+018</text:p>
          </table:table-cell>
          <table:table-cell office:value-type="float" office:value="1.47705317896737E+018" calcext:value-type="float">
            <text:p>1.47705317896737E+018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.47705317896705E+018" calcext:value-type="float">
            <text:p>1.47705317896705E+018</text:p>
          </table:table-cell>
          <table:table-cell office:value-type="float" office:value="1.47705317896827E+018" calcext:value-type="float">
            <text:p>1.47705317896827E+01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.4770531789679E+018" calcext:value-type="float">
            <text:p>1.4770531789679E+018</text:p>
          </table:table-cell>
          <table:table-cell office:value-type="float" office:value="1.47705317896905E+018" calcext:value-type="float">
            <text:p>1.47705317896905E+01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.47705317896869E+018" calcext:value-type="float">
            <text:p>1.47705317896869E+018</text:p>
          </table:table-cell>
          <table:table-cell office:value-type="float" office:value="1.4770531789697E+018" calcext:value-type="float">
            <text:p>1.4770531789697E+01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.47705317896942E+018" calcext:value-type="float">
            <text:p>1.47705317896942E+018</text:p>
          </table:table-cell>
          <table:table-cell office:value-type="float" office:value="1.47705317897056E+018" calcext:value-type="float">
            <text:p>1.47705317897056E+01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.47705317897017E+018" calcext:value-type="float">
            <text:p>1.47705317897017E+018</text:p>
          </table:table-cell>
          <table:table-cell office:value-type="float" office:value="1.47705317897131E+018" calcext:value-type="float">
            <text:p>1.47705317897131E+01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.47705317897095E+018" calcext:value-type="float">
            <text:p>1.47705317897095E+018</text:p>
          </table:table-cell>
          <table:table-cell office:value-type="float" office:value="1.47705317897207E+018" calcext:value-type="float">
            <text:p>1.47705317897207E+01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.4770531789717E+018" calcext:value-type="float">
            <text:p>1.4770531789717E+018</text:p>
          </table:table-cell>
          <table:table-cell office:value-type="float" office:value="1.47705317897278E+018" calcext:value-type="float">
            <text:p>1.47705317897278E+018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.47705317897243E+018" calcext:value-type="float">
            <text:p>1.47705317897243E+018</text:p>
          </table:table-cell>
          <table:table-cell office:value-type="float" office:value="1.47705317897336E+018" calcext:value-type="float">
            <text:p>1.47705317897336E+01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.47705317897318E+018" calcext:value-type="float">
            <text:p>1.47705317897318E+018</text:p>
          </table:table-cell>
          <table:table-cell office:value-type="float" office:value="1.47705317897433E+018" calcext:value-type="float">
            <text:p>1.47705317897433E+01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.47705317897392E+018" calcext:value-type="float">
            <text:p>1.47705317897392E+018</text:p>
          </table:table-cell>
          <table:table-cell office:value-type="float" office:value="1.47705317897504E+018" calcext:value-type="float">
            <text:p>1.47705317897504E+01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.47705317897471E+018" calcext:value-type="float">
            <text:p>1.47705317897471E+018</text:p>
          </table:table-cell>
          <table:table-cell office:value-type="float" office:value="1.47705317897584E+018" calcext:value-type="float">
            <text:p>1.47705317897584E+01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.47705317897545E+018" calcext:value-type="float">
            <text:p>1.47705317897545E+018</text:p>
          </table:table-cell>
          <table:table-cell office:value-type="float" office:value="1.47705317897663E+018" calcext:value-type="float">
            <text:p>1.47705317897663E+01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.47705317897625E+018" calcext:value-type="float">
            <text:p>1.47705317897625E+018</text:p>
          </table:table-cell>
          <table:table-cell office:value-type="float" office:value="1.47705317897729E+018" calcext:value-type="float">
            <text:p>1.47705317897729E+018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.47705317897699E+018" calcext:value-type="float">
            <text:p>1.47705317897699E+018</text:p>
          </table:table-cell>
          <table:table-cell office:value-type="float" office:value="1.47705317897815E+018" calcext:value-type="float">
            <text:p>1.47705317897815E+018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.47705317897776E+018" calcext:value-type="float">
            <text:p>1.47705317897776E+018</text:p>
          </table:table-cell>
          <table:table-cell office:value-type="float" office:value="1.47705317897892E+018" calcext:value-type="float">
            <text:p>1.47705317897892E+01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.47705317897855E+018" calcext:value-type="float">
            <text:p>1.47705317897855E+018</text:p>
          </table:table-cell>
          <table:table-cell office:value-type="float" office:value="1.47705317897957E+018" calcext:value-type="float">
            <text:p>1.47705317897957E+01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.47705317897927E+018" calcext:value-type="float">
            <text:p>1.47705317897927E+018</text:p>
          </table:table-cell>
          <table:table-cell office:value-type="float" office:value="1.47705317898043E+018" calcext:value-type="float">
            <text:p>1.47705317898043E+01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.47705317898005E+018" calcext:value-type="float">
            <text:p>1.47705317898005E+018</text:p>
          </table:table-cell>
          <table:table-cell office:value-type="float" office:value="1.47705317898121E+018" calcext:value-type="float">
            <text:p>1.47705317898121E+018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.47705317898084E+018" calcext:value-type="float">
            <text:p>1.47705317898084E+018</text:p>
          </table:table-cell>
          <table:table-cell office:value-type="float" office:value="1.47705317898187E+018" calcext:value-type="float">
            <text:p>1.47705317898187E+01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.4770531789816E+018" calcext:value-type="float">
            <text:p>1.4770531789816E+018</text:p>
          </table:table-cell>
          <table:table-cell office:value-type="float" office:value="1.47705317898274E+018" calcext:value-type="float">
            <text:p>1.47705317898274E+01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47705317898235E+018" calcext:value-type="float">
            <text:p>1.47705317898235E+018</text:p>
          </table:table-cell>
          <table:table-cell office:value-type="float" office:value="1.4770531789835E+018" calcext:value-type="float">
            <text:p>1.4770531789835E+01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.47705317898313E+018" calcext:value-type="float">
            <text:p>1.47705317898313E+018</text:p>
          </table:table-cell>
          <table:table-cell office:value-type="float" office:value="1.47705317898419E+018" calcext:value-type="float">
            <text:p>1.47705317898419E+01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.47705317898389E+018" calcext:value-type="float">
            <text:p>1.47705317898389E+018</text:p>
          </table:table-cell>
          <table:table-cell office:value-type="float" office:value="1.47705317898505E+018" calcext:value-type="float">
            <text:p>1.47705317898505E+01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.47705317898467E+018" calcext:value-type="float">
            <text:p>1.47705317898467E+018</text:p>
          </table:table-cell>
          <table:table-cell office:value-type="float" office:value="1.4770531789855E+018" calcext:value-type="float">
            <text:p>1.4770531789855E+018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.47705317898563E+018" calcext:value-type="float">
            <text:p>1.47705317898563E+018</text:p>
          </table:table-cell>
          <table:table-cell office:value-type="float" office:value="1.47705317898652E+018" calcext:value-type="float">
            <text:p>1.47705317898652E+01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.47705317898623E+018" calcext:value-type="float">
            <text:p>1.47705317898623E+018</text:p>
          </table:table-cell>
          <table:table-cell office:value-type="float" office:value="1.4770531789874E+018" calcext:value-type="float">
            <text:p>1.4770531789874E+01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.47705317898702E+018" calcext:value-type="float">
            <text:p>1.47705317898702E+018</text:p>
          </table:table-cell>
          <table:table-cell office:value-type="float" office:value="1.47705317898816E+018" calcext:value-type="float">
            <text:p>1.47705317898816E+01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.47705317898782E+018" calcext:value-type="float">
            <text:p>1.47705317898782E+018</text:p>
          </table:table-cell>
          <table:table-cell office:value-type="float" office:value="1.4770531789886E+018" calcext:value-type="float">
            <text:p>1.4770531789886E+01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.47705317898872E+018" calcext:value-type="float">
            <text:p>1.47705317898872E+018</text:p>
          </table:table-cell>
          <table:table-cell office:value-type="float" office:value="1.47705317898963E+018" calcext:value-type="float">
            <text:p>1.47705317898963E+01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.47705317898926E+018" calcext:value-type="float">
            <text:p>1.47705317898926E+018</text:p>
          </table:table-cell>
          <table:table-cell office:value-type="float" office:value="1.47705317899053E+018" calcext:value-type="float">
            <text:p>1.47705317899053E+01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.47705317899007E+018" calcext:value-type="float">
            <text:p>1.47705317899007E+018</text:p>
          </table:table-cell>
          <table:table-cell office:value-type="float" office:value="1.47705317899124E+018" calcext:value-type="float">
            <text:p>1.47705317899124E+01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.47705317899086E+018" calcext:value-type="float">
            <text:p>1.47705317899086E+018</text:p>
          </table:table-cell>
          <table:table-cell office:value-type="float" office:value="1.47705317899175E+018" calcext:value-type="float">
            <text:p>1.47705317899175E+01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.47705317899161E+018" calcext:value-type="float">
            <text:p>1.47705317899161E+018</text:p>
          </table:table-cell>
          <table:table-cell office:value-type="float" office:value="1.47705317899276E+018" calcext:value-type="float">
            <text:p>1.47705317899276E+01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.47705317899237E+018" calcext:value-type="float">
            <text:p>1.47705317899237E+018</text:p>
          </table:table-cell>
          <table:table-cell office:value-type="float" office:value="1.47705317899353E+018" calcext:value-type="float">
            <text:p>1.47705317899353E+01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.47705317899317E+018" calcext:value-type="float">
            <text:p>1.47705317899317E+018</text:p>
          </table:table-cell>
          <table:table-cell office:value-type="float" office:value="1.47705317899421E+018" calcext:value-type="float">
            <text:p>1.47705317899421E+01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.47705317899392E+018" calcext:value-type="float">
            <text:p>1.47705317899392E+018</text:p>
          </table:table-cell>
          <table:table-cell office:value-type="float" office:value="1.47705317899506E+018" calcext:value-type="float">
            <text:p>1.47705317899506E+01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.47705317899467E+018" calcext:value-type="float">
            <text:p>1.47705317899467E+018</text:p>
          </table:table-cell>
          <table:table-cell office:value-type="float" office:value="1.47705317899605E+018" calcext:value-type="float">
            <text:p>1.47705317899605E+01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.47705317899546E+018" calcext:value-type="float">
            <text:p>1.47705317899546E+018</text:p>
          </table:table-cell>
          <table:table-cell office:value-type="float" office:value="1.47705317899664E+018" calcext:value-type="float">
            <text:p>1.47705317899664E+01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.47705317899631E+018" calcext:value-type="float">
            <text:p>1.47705317899631E+018</text:p>
          </table:table-cell>
          <table:table-cell office:value-type="float" office:value="1.47705317899741E+018" calcext:value-type="float">
            <text:p>1.47705317899741E+01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.47705317899707E+018" calcext:value-type="float">
            <text:p>1.47705317899707E+018</text:p>
          </table:table-cell>
          <table:table-cell office:value-type="float" office:value="1.47705317899816E+018" calcext:value-type="float">
            <text:p>1.47705317899816E+01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.4770531789978E+018" calcext:value-type="float">
            <text:p>1.4770531789978E+018</text:p>
          </table:table-cell>
          <table:table-cell office:value-type="float" office:value="1.47705317899878E+018" calcext:value-type="float">
            <text:p>1.47705317899878E+01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.47705317899853E+018" calcext:value-type="float">
            <text:p>1.47705317899853E+018</text:p>
          </table:table-cell>
          <table:table-cell office:value-type="float" office:value="1.47705317899966E+018" calcext:value-type="float">
            <text:p>1.47705317899966E+01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.47705317899928E+018" calcext:value-type="float">
            <text:p>1.47705317899928E+018</text:p>
          </table:table-cell>
          <table:table-cell office:value-type="float" office:value="1.47705317900043E+018" calcext:value-type="float">
            <text:p>1.47705317900043E+01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.47705317900008E+018" calcext:value-type="float">
            <text:p>1.47705317900008E+018</text:p>
          </table:table-cell>
          <table:table-cell office:value-type="float" office:value="1.47705317900122E+018" calcext:value-type="float">
            <text:p>1.47705317900122E+01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.47705317900085E+018" calcext:value-type="float">
            <text:p>1.47705317900085E+018</text:p>
          </table:table-cell>
          <table:table-cell office:value-type="float" office:value="1.47705317900189E+018" calcext:value-type="float">
            <text:p>1.47705317900189E+01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.47705317900161E+018" calcext:value-type="float">
            <text:p>1.47705317900161E+018</text:p>
          </table:table-cell>
          <table:table-cell office:value-type="float" office:value="1.47705317900275E+018" calcext:value-type="float">
            <text:p>1.47705317900275E+01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.47705317900237E+018" calcext:value-type="float">
            <text:p>1.47705317900237E+018</text:p>
          </table:table-cell>
          <table:table-cell office:value-type="float" office:value="1.47705317900351E+018" calcext:value-type="float">
            <text:p>1.47705317900351E+01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.47705317900315E+018" calcext:value-type="float">
            <text:p>1.47705317900315E+018</text:p>
          </table:table-cell>
          <table:table-cell office:value-type="float" office:value="1.47705317900416E+018" calcext:value-type="float">
            <text:p>1.47705317900416E+01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.47705317900386E+018" calcext:value-type="float">
            <text:p>1.47705317900386E+018</text:p>
          </table:table-cell>
          <table:table-cell office:value-type="float" office:value="1.47705317900501E+018" calcext:value-type="float">
            <text:p>1.47705317900501E+01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.47705317900463E+018" calcext:value-type="float">
            <text:p>1.47705317900463E+018</text:p>
          </table:table-cell>
          <table:table-cell office:value-type="float" office:value="1.4770531790058E+018" calcext:value-type="float">
            <text:p>1.4770531790058E+01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.4770531790054E+018" calcext:value-type="float">
            <text:p>1.4770531790054E+018</text:p>
          </table:table-cell>
          <table:table-cell office:value-type="float" office:value="1.47705317900648E+018" calcext:value-type="float">
            <text:p>1.47705317900648E+01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.4770531790062E+018" calcext:value-type="float">
            <text:p>1.4770531790062E+018</text:p>
          </table:table-cell>
          <table:table-cell office:value-type="float" office:value="1.47705317900735E+018" calcext:value-type="float">
            <text:p>1.47705317900735E+01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47705317900696E+018" calcext:value-type="float">
            <text:p>1.47705317900696E+018</text:p>
          </table:table-cell>
          <table:table-cell office:value-type="float" office:value="1.47705317900812E+018" calcext:value-type="float">
            <text:p>1.47705317900812E+01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.47705317900776E+018" calcext:value-type="float">
            <text:p>1.47705317900776E+018</text:p>
          </table:table-cell>
          <table:table-cell office:value-type="float" office:value="1.47705317900885E+018" calcext:value-type="float">
            <text:p>1.47705317900885E+01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.4770531790085E+018" calcext:value-type="float">
            <text:p>1.4770531790085E+018</text:p>
          </table:table-cell>
          <table:table-cell office:value-type="float" office:value="1.47705317900961E+018" calcext:value-type="float">
            <text:p>1.47705317900961E+01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.47705317900928E+018" calcext:value-type="float">
            <text:p>1.47705317900928E+018</text:p>
          </table:table-cell>
          <table:table-cell office:value-type="float" office:value="1.47705317901039E+018" calcext:value-type="float">
            <text:p>1.47705317901039E+01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.47705317901002E+018" calcext:value-type="float">
            <text:p>1.47705317901002E+018</text:p>
          </table:table-cell>
          <table:table-cell office:value-type="float" office:value="1.47705317901102E+018" calcext:value-type="float">
            <text:p>1.47705317901102E+01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.47705317901075E+018" calcext:value-type="float">
            <text:p>1.47705317901075E+018</text:p>
          </table:table-cell>
          <table:table-cell office:value-type="float" office:value="1.4770531790119E+018" calcext:value-type="float">
            <text:p>1.4770531790119E+01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.47705317901152E+018" calcext:value-type="float">
            <text:p>1.47705317901152E+018</text:p>
          </table:table-cell>
          <table:table-cell office:value-type="float" office:value="1.47705317901255E+018" calcext:value-type="float">
            <text:p>1.47705317901255E+01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.47705317901231E+018" calcext:value-type="float">
            <text:p>1.47705317901231E+018</text:p>
          </table:table-cell>
          <table:table-cell office:value-type="float" office:value="1.47705317901348E+018" calcext:value-type="float">
            <text:p>1.47705317901348E+01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.47705317901307E+018" calcext:value-type="float">
            <text:p>1.47705317901307E+018</text:p>
          </table:table-cell>
          <table:table-cell office:value-type="float" office:value="1.47705317901414E+018" calcext:value-type="float">
            <text:p>1.47705317901414E+01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.47705317901386E+018" calcext:value-type="float">
            <text:p>1.47705317901386E+018</text:p>
          </table:table-cell>
          <table:table-cell office:value-type="float" office:value="1.47705317901489E+018" calcext:value-type="float">
            <text:p>1.47705317901489E+01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.47705317901462E+018" calcext:value-type="float">
            <text:p>1.47705317901462E+018</text:p>
          </table:table-cell>
          <table:table-cell office:value-type="float" office:value="1.47705317901606E+018" calcext:value-type="float">
            <text:p>1.47705317901606E+01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.47705317901541E+018" calcext:value-type="float">
            <text:p>1.47705317901541E+018</text:p>
          </table:table-cell>
          <table:table-cell office:value-type="float" office:value="1.47705317901661E+018" calcext:value-type="float">
            <text:p>1.47705317901661E+01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.4770531790163E+018" calcext:value-type="float">
            <text:p>1.4770531790163E+018</text:p>
          </table:table-cell>
          <table:table-cell office:value-type="float" office:value="1.47705317901747E+018" calcext:value-type="float">
            <text:p>1.47705317901747E+01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.47705317901708E+018" calcext:value-type="float">
            <text:p>1.47705317901708E+018</text:p>
          </table:table-cell>
          <table:table-cell office:value-type="float" office:value="1.47705317901805E+018" calcext:value-type="float">
            <text:p>1.47705317901805E+01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.47705317901788E+018" calcext:value-type="float">
            <text:p>1.47705317901788E+018</text:p>
          </table:table-cell>
          <table:table-cell office:value-type="float" office:value="1.4770531790189E+018" calcext:value-type="float">
            <text:p>1.4770531790189E+01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.47705317901862E+018" calcext:value-type="float">
            <text:p>1.47705317901862E+018</text:p>
          </table:table-cell>
          <table:table-cell office:value-type="float" office:value="1.47705317901973E+018" calcext:value-type="float">
            <text:p>1.47705317901973E+01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.47705317901939E+018" calcext:value-type="float">
            <text:p>1.47705317901939E+018</text:p>
          </table:table-cell>
          <table:table-cell office:value-type="float" office:value="1.47705317902049E+018" calcext:value-type="float">
            <text:p>1.47705317902049E+01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.47705317902012E+018" calcext:value-type="float">
            <text:p>1.47705317902012E+018</text:p>
          </table:table-cell>
          <table:table-cell office:value-type="float" office:value="1.47705317902116E+018" calcext:value-type="float">
            <text:p>1.47705317902116E+01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.47705317902086E+018" calcext:value-type="float">
            <text:p>1.47705317902086E+018</text:p>
          </table:table-cell>
          <table:table-cell office:value-type="float" office:value="1.47705317902201E+018" calcext:value-type="float">
            <text:p>1.47705317902201E+01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.47705317902163E+018" calcext:value-type="float">
            <text:p>1.47705317902163E+018</text:p>
          </table:table-cell>
          <table:table-cell office:value-type="float" office:value="1.47705317902275E+018" calcext:value-type="float">
            <text:p>1.47705317902275E+01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.4770531790224E+018" calcext:value-type="float">
            <text:p>1.4770531790224E+018</text:p>
          </table:table-cell>
          <table:table-cell office:value-type="float" office:value="1.47705317902342E+018" calcext:value-type="float">
            <text:p>1.47705317902342E+01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.47705317902315E+018" calcext:value-type="float">
            <text:p>1.47705317902315E+018</text:p>
          </table:table-cell>
          <table:table-cell office:value-type="float" office:value="1.47705317902426E+018" calcext:value-type="float">
            <text:p>1.47705317902426E+01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.47705317902389E+018" calcext:value-type="float">
            <text:p>1.47705317902389E+018</text:p>
          </table:table-cell>
          <table:table-cell office:value-type="float" office:value="1.47705317902502E+018" calcext:value-type="float">
            <text:p>1.47705317902502E+018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.47705317902467E+018" calcext:value-type="float">
            <text:p>1.47705317902467E+018</text:p>
          </table:table-cell>
          <table:table-cell office:value-type="float" office:value="1.47705317902583E+018" calcext:value-type="float">
            <text:p>1.47705317902583E+01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.47705317902541E+018" calcext:value-type="float">
            <text:p>1.47705317902541E+018</text:p>
          </table:table-cell>
          <table:table-cell office:value-type="float" office:value="1.47705317902656E+018" calcext:value-type="float">
            <text:p>1.47705317902656E+01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.47705317902622E+018" calcext:value-type="float">
            <text:p>1.47705317902622E+018</text:p>
          </table:table-cell>
          <table:table-cell office:value-type="float" office:value="1.47705317902716E+018" calcext:value-type="float">
            <text:p>1.47705317902716E+018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.47705317902698E+018" calcext:value-type="float">
            <text:p>1.47705317902698E+018</text:p>
          </table:table-cell>
          <table:table-cell office:value-type="float" office:value="1.47705317902814E+018" calcext:value-type="float">
            <text:p>1.47705317902814E+01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.47705317902773E+018" calcext:value-type="float">
            <text:p>1.47705317902773E+018</text:p>
          </table:table-cell>
          <table:table-cell office:value-type="float" office:value="1.47705317902886E+018" calcext:value-type="float">
            <text:p>1.47705317902886E+01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.47705317902851E+018" calcext:value-type="float">
            <text:p>1.47705317902851E+018</text:p>
          </table:table-cell>
          <table:table-cell office:value-type="float" office:value="1.47705317902962E+018" calcext:value-type="float">
            <text:p>1.47705317902962E+01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.47705317902927E+018" calcext:value-type="float">
            <text:p>1.47705317902927E+018</text:p>
          </table:table-cell>
          <table:table-cell office:value-type="float" office:value="1.4770531790304E+018" calcext:value-type="float">
            <text:p>1.4770531790304E+01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.47705317903001E+018" calcext:value-type="float">
            <text:p>1.47705317903001E+018</text:p>
          </table:table-cell>
          <table:table-cell office:value-type="float" office:value="1.47705317903104E+018" calcext:value-type="float">
            <text:p>1.47705317903104E+01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.47705317903071E+018" calcext:value-type="float">
            <text:p>1.47705317903071E+018</text:p>
          </table:table-cell>
          <table:table-cell office:value-type="float" office:value="1.4770531790319E+018" calcext:value-type="float">
            <text:p>1.4770531790319E+01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.47705317903151E+018" calcext:value-type="float">
            <text:p>1.47705317903151E+018</text:p>
          </table:table-cell>
          <table:table-cell office:value-type="float" office:value="1.47705317903269E+018" calcext:value-type="float">
            <text:p>1.47705317903269E+01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.47705317903231E+018" calcext:value-type="float">
            <text:p>1.47705317903231E+018</text:p>
          </table:table-cell>
          <table:table-cell office:value-type="float" office:value="1.47705317903334E+018" calcext:value-type="float">
            <text:p>1.47705317903334E+01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.47705317903301E+018" calcext:value-type="float">
            <text:p>1.47705317903301E+018</text:p>
          </table:table-cell>
          <table:table-cell office:value-type="float" office:value="1.47705317903415E+018" calcext:value-type="float">
            <text:p>1.47705317903415E+01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.47705317903381E+018" calcext:value-type="float">
            <text:p>1.47705317903381E+018</text:p>
          </table:table-cell>
          <table:table-cell office:value-type="float" office:value="1.47705317903494E+018" calcext:value-type="float">
            <text:p>1.47705317903494E+01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.47705317903458E+018" calcext:value-type="float">
            <text:p>1.47705317903458E+018</text:p>
          </table:table-cell>
          <table:table-cell office:value-type="float" office:value="1.47705317903561E+018" calcext:value-type="float">
            <text:p>1.47705317903561E+018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.47705317903533E+018" calcext:value-type="float">
            <text:p>1.47705317903533E+018</text:p>
          </table:table-cell>
          <table:table-cell office:value-type="float" office:value="1.47705317903654E+018" calcext:value-type="float">
            <text:p>1.47705317903654E+018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.47705317903614E+018" calcext:value-type="float">
            <text:p>1.47705317903614E+018</text:p>
          </table:table-cell>
          <table:table-cell office:value-type="float" office:value="1.47705317903729E+018" calcext:value-type="float">
            <text:p>1.47705317903729E+01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.47705317903692E+018" calcext:value-type="float">
            <text:p>1.47705317903692E+018</text:p>
          </table:table-cell>
          <table:table-cell office:value-type="float" office:value="1.47705317903794E+018" calcext:value-type="float">
            <text:p>1.47705317903794E+01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.47705317903761E+018" calcext:value-type="float">
            <text:p>1.47705317903761E+018</text:p>
          </table:table-cell>
          <table:table-cell office:value-type="float" office:value="1.47705317903868E+018" calcext:value-type="float">
            <text:p>1.47705317903868E+01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.4770531790384E+018" calcext:value-type="float">
            <text:p>1.4770531790384E+018</text:p>
          </table:table-cell>
          <table:table-cell office:value-type="float" office:value="1.4770531790396E+018" calcext:value-type="float">
            <text:p>1.4770531790396E+01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.47705317903919E+018" calcext:value-type="float">
            <text:p>1.47705317903919E+018</text:p>
          </table:table-cell>
          <table:table-cell office:value-type="float" office:value="1.47705317904011E+018" calcext:value-type="float">
            <text:p>1.47705317904011E+01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.47705317903998E+018" calcext:value-type="float">
            <text:p>1.47705317903998E+018</text:p>
          </table:table-cell>
          <table:table-cell office:value-type="float" office:value="1.47705317904109E+018" calcext:value-type="float">
            <text:p>1.47705317904109E+018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.47705317904076E+018" calcext:value-type="float">
            <text:p>1.47705317904076E+018</text:p>
          </table:table-cell>
          <table:table-cell office:value-type="float" office:value="1.47705317904191E+018" calcext:value-type="float">
            <text:p>1.47705317904191E+01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.47705317904156E+018" calcext:value-type="float">
            <text:p>1.47705317904156E+018</text:p>
          </table:table-cell>
          <table:table-cell office:value-type="float" office:value="1.47705317904269E+018" calcext:value-type="float">
            <text:p>1.47705317904269E+01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.4770531790423E+018" calcext:value-type="float">
            <text:p>1.4770531790423E+018</text:p>
          </table:table-cell>
          <table:table-cell office:value-type="float" office:value="1.47705317904336E+018" calcext:value-type="float">
            <text:p>1.47705317904336E+01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.47705317904307E+018" calcext:value-type="float">
            <text:p>1.47705317904307E+018</text:p>
          </table:table-cell>
          <table:table-cell office:value-type="float" office:value="1.47705317904422E+018" calcext:value-type="float">
            <text:p>1.47705317904422E+018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.47705317904383E+018" calcext:value-type="float">
            <text:p>1.47705317904383E+018</text:p>
          </table:table-cell>
          <table:table-cell office:value-type="float" office:value="1.47705317904499E+018" calcext:value-type="float">
            <text:p>1.47705317904499E+01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.47705317904463E+018" calcext:value-type="float">
            <text:p>1.47705317904463E+018</text:p>
          </table:table-cell>
          <table:table-cell office:value-type="float" office:value="1.47705317904568E+018" calcext:value-type="float">
            <text:p>1.47705317904568E+01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.47705317904538E+018" calcext:value-type="float">
            <text:p>1.47705317904538E+018</text:p>
          </table:table-cell>
          <table:table-cell office:value-type="float" office:value="1.4770531790466E+018" calcext:value-type="float">
            <text:p>1.4770531790466E+018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.47705317904621E+018" calcext:value-type="float">
            <text:p>1.47705317904621E+018</text:p>
          </table:table-cell>
          <table:table-cell office:value-type="float" office:value="1.47705317904737E+018" calcext:value-type="float">
            <text:p>1.47705317904737E+01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.477053179047E+018" calcext:value-type="float">
            <text:p>1.477053179047E+018</text:p>
          </table:table-cell>
          <table:table-cell office:value-type="float" office:value="1.47705317904803E+018" calcext:value-type="float">
            <text:p>1.47705317904803E+01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.4770531790477E+018" calcext:value-type="float">
            <text:p>1.4770531790477E+018</text:p>
          </table:table-cell>
          <table:table-cell office:value-type="float" office:value="1.47705317904891E+018" calcext:value-type="float">
            <text:p>1.47705317904891E+01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.47705317904851E+018" calcext:value-type="float">
            <text:p>1.47705317904851E+018</text:p>
          </table:table-cell>
          <table:table-cell office:value-type="float" office:value="1.47705317904966E+018" calcext:value-type="float">
            <text:p>1.47705317904966E+01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.47705317904931E+018" calcext:value-type="float">
            <text:p>1.47705317904931E+018</text:p>
          </table:table-cell>
          <table:table-cell office:value-type="float" office:value="1.47705317905038E+018" calcext:value-type="float">
            <text:p>1.47705317905038E+01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.47705317904999E+018" calcext:value-type="float">
            <text:p>1.47705317904999E+018</text:p>
          </table:table-cell>
          <table:table-cell office:value-type="float" office:value="1.47705317905114E+018" calcext:value-type="float">
            <text:p>1.47705317905114E+018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.4770531790508E+018" calcext:value-type="float">
            <text:p>1.4770531790508E+018</text:p>
          </table:table-cell>
          <table:table-cell office:value-type="float" office:value="1.47705317905188E+018" calcext:value-type="float">
            <text:p>1.47705317905188E+018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.47705317905152E+018" calcext:value-type="float">
            <text:p>1.47705317905152E+018</text:p>
          </table:table-cell>
          <table:table-cell office:value-type="float" office:value="1.47705317905264E+018" calcext:value-type="float">
            <text:p>1.47705317905264E+018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.47705317905225E+018" calcext:value-type="float">
            <text:p>1.47705317905225E+018</text:p>
          </table:table-cell>
          <table:table-cell office:value-type="float" office:value="1.47705317905336E+018" calcext:value-type="float">
            <text:p>1.47705317905336E+01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.47705317905302E+018" calcext:value-type="float">
            <text:p>1.47705317905302E+018</text:p>
          </table:table-cell>
          <table:table-cell office:value-type="float" office:value="1.47705317905414E+018" calcext:value-type="float">
            <text:p>1.47705317905414E+018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.47705317905379E+018" calcext:value-type="float">
            <text:p>1.47705317905379E+018</text:p>
          </table:table-cell>
          <table:table-cell office:value-type="float" office:value="1.47705317905489E+018" calcext:value-type="float">
            <text:p>1.47705317905489E+018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.47705317905452E+018" calcext:value-type="float">
            <text:p>1.47705317905452E+018</text:p>
          </table:table-cell>
          <table:table-cell office:value-type="float" office:value="1.47705317905553E+018" calcext:value-type="float">
            <text:p>1.47705317905553E+018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.47705317905525E+018" calcext:value-type="float">
            <text:p>1.47705317905525E+018</text:p>
          </table:table-cell>
          <table:table-cell office:value-type="float" office:value="1.4770531790568E+018" calcext:value-type="float">
            <text:p>1.4770531790568E+018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.47705317905607E+018" calcext:value-type="float">
            <text:p>1.47705317905607E+018</text:p>
          </table:table-cell>
          <table:table-cell office:value-type="float" office:value="1.47705317905724E+018" calcext:value-type="float">
            <text:p>1.47705317905724E+01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.47705317905653E+018" calcext:value-type="float">
            <text:p>1.47705317905653E+018</text:p>
          </table:table-cell>
          <table:table-cell office:value-type="float" office:value="1.47705317905857E+018" calcext:value-type="float">
            <text:p>1.47705317905857E+01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.47705317905745E+018" calcext:value-type="float">
            <text:p>1.47705317905745E+018</text:p>
          </table:table-cell>
          <table:table-cell office:value-type="float" office:value="1.47705317906036E+018" calcext:value-type="float">
            <text:p>1.47705317906036E+018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.47705317905793E+018" calcext:value-type="float">
            <text:p>1.47705317905793E+018</text:p>
          </table:table-cell>
          <table:table-cell office:value-type="float" office:value="1.47705317906058E+018" calcext:value-type="float">
            <text:p>1.47705317906058E+01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.47705317905829E+018" calcext:value-type="float">
            <text:p>1.47705317905829E+018</text:p>
          </table:table-cell>
          <table:table-cell office:value-type="float" office:value="1.47705317906328E+018" calcext:value-type="float">
            <text:p>1.47705317906328E+01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.47705317905901E+018" calcext:value-type="float">
            <text:p>1.47705317905901E+018</text:p>
          </table:table-cell>
          <table:table-cell office:value-type="float" office:value="1.477053179065E+018" calcext:value-type="float">
            <text:p>1.477053179065E+01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.47705317905942E+018" calcext:value-type="float">
            <text:p>1.47705317905942E+018</text:p>
          </table:table-cell>
          <table:table-cell office:value-type="float" office:value="1.47705317906791E+018" calcext:value-type="float">
            <text:p>1.47705317906791E+01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.47705317905978E+018" calcext:value-type="float">
            <text:p>1.47705317905978E+018</text:p>
          </table:table-cell>
          <table:table-cell office:value-type="float" office:value="1.47705317906798E+018" calcext:value-type="float">
            <text:p>1.47705317906798E+01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.47705317906013E+018" calcext:value-type="float">
            <text:p>1.47705317906013E+018</text:p>
          </table:table-cell>
          <table:table-cell office:value-type="float" office:value="1.47705317906824E+018" calcext:value-type="float">
            <text:p>1.47705317906824E+01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.47705317906102E+018" calcext:value-type="float">
            <text:p>1.47705317906102E+018</text:p>
          </table:table-cell>
          <table:table-cell office:value-type="float" office:value="1.47705317906885E+018" calcext:value-type="float">
            <text:p>1.47705317906885E+01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.47705317906145E+018" calcext:value-type="float">
            <text:p>1.47705317906145E+018</text:p>
          </table:table-cell>
          <table:table-cell office:value-type="float" office:value="1.47705317907108E+018" calcext:value-type="float">
            <text:p>1.47705317907108E+01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.4770531790619E+018" calcext:value-type="float">
            <text:p>1.4770531790619E+018</text:p>
          </table:table-cell>
          <table:table-cell office:value-type="float" office:value="1.47705317907399E+018" calcext:value-type="float">
            <text:p>1.47705317907399E+01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.47705317906234E+018" calcext:value-type="float">
            <text:p>1.47705317906234E+018</text:p>
          </table:table-cell>
          <table:table-cell office:value-type="float" office:value="1.4770531790753E+018" calcext:value-type="float">
            <text:p>1.4770531790753E+01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.47705317906269E+018" calcext:value-type="float">
            <text:p>1.47705317906269E+018</text:p>
          </table:table-cell>
          <table:table-cell office:value-type="float" office:value="1.47705317907769E+018" calcext:value-type="float">
            <text:p>1.47705317907769E+01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.47705317906304E+018" calcext:value-type="float">
            <text:p>1.47705317906304E+018</text:p>
          </table:table-cell>
          <table:table-cell office:value-type="float" office:value="1.47705317907776E+018" calcext:value-type="float">
            <text:p>1.47705317907776E+01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.47705317906366E+018" calcext:value-type="float">
            <text:p>1.47705317906366E+018</text:p>
          </table:table-cell>
          <table:table-cell office:value-type="float" office:value="1.47705317907872E+018" calcext:value-type="float">
            <text:p>1.47705317907872E+01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.47705317906402E+018" calcext:value-type="float">
            <text:p>1.47705317906402E+018</text:p>
          </table:table-cell>
          <table:table-cell office:value-type="float" office:value="1.47705317907927E+018" calcext:value-type="float">
            <text:p>1.47705317907927E+018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.47705317906447E+018" calcext:value-type="float">
            <text:p>1.47705317906447E+018</text:p>
          </table:table-cell>
          <table:table-cell office:value-type="float" office:value="1.47705317907934E+018" calcext:value-type="float">
            <text:p>1.47705317907934E+01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.47705317906484E+018" calcext:value-type="float">
            <text:p>1.47705317906484E+018</text:p>
          </table:table-cell>
          <table:table-cell office:value-type="float" office:value="1.47705317908343E+018" calcext:value-type="float">
            <text:p>1.47705317908343E+018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.47705317906535E+018" calcext:value-type="float">
            <text:p>1.47705317906535E+018</text:p>
          </table:table-cell>
          <table:table-cell office:value-type="float" office:value="1.47705317908512E+018" calcext:value-type="float">
            <text:p>1.47705317908512E+018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.4770531790657E+018" calcext:value-type="float">
            <text:p>1.4770531790657E+018</text:p>
          </table:table-cell>
          <table:table-cell office:value-type="float" office:value="1.47705317908926E+018" calcext:value-type="float">
            <text:p>1.47705317908926E+018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.47705317906609E+018" calcext:value-type="float">
            <text:p>1.47705317906609E+018</text:p>
          </table:table-cell>
          <table:table-cell office:value-type="float" office:value="1.47705317909138E+018" calcext:value-type="float">
            <text:p>1.47705317909138E+018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.47705317906644E+018" calcext:value-type="float">
            <text:p>1.47705317906644E+018</text:p>
          </table:table-cell>
          <table:table-cell office:value-type="float" office:value="1.47705317909165E+018" calcext:value-type="float">
            <text:p>1.47705317909165E+01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.47705317906679E+018" calcext:value-type="float">
            <text:p>1.47705317906679E+018</text:p>
          </table:table-cell>
          <table:table-cell office:value-type="float" office:value="1.47705317909774E+018" calcext:value-type="float">
            <text:p>1.47705317909774E+01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.47705317906734E+018" calcext:value-type="float">
            <text:p>1.47705317906734E+018</text:p>
          </table:table-cell>
          <table:table-cell office:value-type="float" office:value="1.47705317909803E+018" calcext:value-type="float">
            <text:p>1.47705317909803E+01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.4770531790677E+018" calcext:value-type="float">
            <text:p>1.4770531790677E+018</text:p>
          </table:table-cell>
          <table:table-cell office:value-type="float" office:value="1.47705317909809E+018" calcext:value-type="float">
            <text:p>1.47705317909809E+01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.47705317906854E+018" calcext:value-type="float">
            <text:p>1.47705317906854E+018</text:p>
          </table:table-cell>
          <table:table-cell office:value-type="float" office:value="1.4770531790992E+018" calcext:value-type="float">
            <text:p>1.4770531790992E+01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.47705317906935E+018" calcext:value-type="float">
            <text:p>1.47705317906935E+018</text:p>
          </table:table-cell>
          <table:table-cell office:value-type="float" office:value="1.47705317909927E+018" calcext:value-type="float">
            <text:p>1.47705317909927E+018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.4770531790698E+018" calcext:value-type="float">
            <text:p>1.4770531790698E+018</text:p>
          </table:table-cell>
          <table:table-cell office:value-type="float" office:value="1.47705317909933E+018" calcext:value-type="float">
            <text:p>1.47705317909933E+01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.47705317907016E+018" calcext:value-type="float">
            <text:p>1.47705317907016E+018</text:p>
          </table:table-cell>
          <table:table-cell office:value-type="float" office:value="1.47705317909939E+018" calcext:value-type="float">
            <text:p>1.47705317909939E+01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.47705317907051E+018" calcext:value-type="float">
            <text:p>1.47705317907051E+018</text:p>
          </table:table-cell>
          <table:table-cell office:value-type="float" office:value="1.47705317909959E+018" calcext:value-type="float">
            <text:p>1.47705317909959E+01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.47705317907085E+018" calcext:value-type="float">
            <text:p>1.47705317907085E+018</text:p>
          </table:table-cell>
          <table:table-cell office:value-type="float" office:value="1.47705317910062E+018" calcext:value-type="float">
            <text:p>1.47705317910062E+01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.47705317907148E+018" calcext:value-type="float">
            <text:p>1.47705317907148E+018</text:p>
          </table:table-cell>
          <table:table-cell office:value-type="float" office:value="1.47705317910166E+018" calcext:value-type="float">
            <text:p>1.47705317910166E+01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.47705317907189E+018" calcext:value-type="float">
            <text:p>1.47705317907189E+018</text:p>
          </table:table-cell>
          <table:table-cell office:value-type="float" office:value="1.4770531791046E+018" calcext:value-type="float">
            <text:p>1.4770531791046E+018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.47705317907234E+018" calcext:value-type="float">
            <text:p>1.47705317907234E+018</text:p>
          </table:table-cell>
          <table:table-cell office:value-type="float" office:value="1.47705317910492E+018" calcext:value-type="float">
            <text:p>1.47705317910492E+01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.47705317907271E+018" calcext:value-type="float">
            <text:p>1.47705317907271E+018</text:p>
          </table:table-cell>
          <table:table-cell office:value-type="float" office:value="1.47705317910526E+018" calcext:value-type="float">
            <text:p>1.47705317910526E+01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47705317907306E+018" calcext:value-type="float">
            <text:p>1.47705317907306E+018</text:p>
          </table:table-cell>
          <table:table-cell office:value-type="float" office:value="1.47705317910681E+018" calcext:value-type="float">
            <text:p>1.47705317910681E+01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.47705317907341E+018" calcext:value-type="float">
            <text:p>1.47705317907341E+018</text:p>
          </table:table-cell>
          <table:table-cell office:value-type="float" office:value="1.47705317910754E+018" calcext:value-type="float">
            <text:p>1.47705317910754E+018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.47705317907375E+018" calcext:value-type="float">
            <text:p>1.47705317907375E+018</text:p>
          </table:table-cell>
          <table:table-cell office:value-type="float" office:value="1.47705317910795E+018" calcext:value-type="float">
            <text:p>1.47705317910795E+018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.47705317907436E+018" calcext:value-type="float">
            <text:p>1.47705317907436E+018</text:p>
          </table:table-cell>
          <table:table-cell office:value-type="float" office:value="1.47705317910801E+018" calcext:value-type="float">
            <text:p>1.47705317910801E+018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.47705317907472E+018" calcext:value-type="float">
            <text:p>1.47705317907472E+018</text:p>
          </table:table-cell>
          <table:table-cell office:value-type="float" office:value="1.47705317910814E+018" calcext:value-type="float">
            <text:p>1.47705317910814E+018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.47705317907507E+018" calcext:value-type="float">
            <text:p>1.47705317907507E+018</text:p>
          </table:table-cell>
          <table:table-cell office:value-type="float" office:value="1.4770531791082E+018" calcext:value-type="float">
            <text:p>1.4770531791082E+018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.47705317907568E+018" calcext:value-type="float">
            <text:p>1.47705317907568E+018</text:p>
          </table:table-cell>
          <table:table-cell office:value-type="float" office:value="1.47705317910826E+018" calcext:value-type="float">
            <text:p>1.47705317910826E+01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.47705317907612E+018" calcext:value-type="float">
            <text:p>1.47705317907612E+018</text:p>
          </table:table-cell>
          <table:table-cell office:value-type="float" office:value="1.47705317910832E+018" calcext:value-type="float">
            <text:p>1.47705317910832E+018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.47705317907647E+018" calcext:value-type="float">
            <text:p>1.47705317907647E+018</text:p>
          </table:table-cell>
          <table:table-cell office:value-type="float" office:value="1.4770531791086E+018" calcext:value-type="float">
            <text:p>1.4770531791086E+01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.47705317907682E+018" calcext:value-type="float">
            <text:p>1.47705317907682E+018</text:p>
          </table:table-cell>
          <table:table-cell office:value-type="float" office:value="1.47705317910867E+018" calcext:value-type="float">
            <text:p>1.47705317910867E+01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.47705317907739E+018" calcext:value-type="float">
            <text:p>1.47705317907739E+018</text:p>
          </table:table-cell>
          <table:table-cell office:value-type="float" office:value="1.47705317910873E+018" calcext:value-type="float">
            <text:p>1.47705317910873E+01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.47705317907813E+018" calcext:value-type="float">
            <text:p>1.47705317907813E+018</text:p>
          </table:table-cell>
          <table:table-cell office:value-type="float" office:value="1.47705317911264E+018" calcext:value-type="float">
            <text:p>1.47705317911264E+01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.47705317907849E+018" calcext:value-type="float">
            <text:p>1.47705317907849E+018</text:p>
          </table:table-cell>
          <table:table-cell office:value-type="float" office:value="1.47705317911271E+018" calcext:value-type="float">
            <text:p>1.47705317911271E+018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.477053179079E+018" calcext:value-type="float">
            <text:p>1.477053179079E+018</text:p>
          </table:table-cell>
          <table:table-cell office:value-type="float" office:value="1.47705317911277E+018" calcext:value-type="float">
            <text:p>1.47705317911277E+018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.47705317907989E+018" calcext:value-type="float">
            <text:p>1.47705317907989E+018</text:p>
          </table:table-cell>
          <table:table-cell office:value-type="float" office:value="1.47705317911283E+018" calcext:value-type="float">
            <text:p>1.47705317911283E+018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.47705317908029E+018" calcext:value-type="float">
            <text:p>1.47705317908029E+018</text:p>
          </table:table-cell>
          <table:table-cell office:value-type="float" office:value="1.47705317911289E+018" calcext:value-type="float">
            <text:p>1.47705317911289E+018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.47705317908066E+018" calcext:value-type="float">
            <text:p>1.47705317908066E+018</text:p>
          </table:table-cell>
          <table:table-cell office:value-type="float" office:value="1.47705317911895E+018" calcext:value-type="float">
            <text:p>1.47705317911895E+01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.47705317908101E+018" calcext:value-type="float">
            <text:p>1.47705317908101E+018</text:p>
          </table:table-cell>
          <table:table-cell office:value-type="float" office:value="1.47705317911987E+018" calcext:value-type="float">
            <text:p>1.47705317911987E+01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.47705317908136E+018" calcext:value-type="float">
            <text:p>1.47705317908136E+018</text:p>
          </table:table-cell>
          <table:table-cell office:value-type="float" office:value="1.47705317911995E+018" calcext:value-type="float">
            <text:p>1.47705317911995E+01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.47705317908179E+018" calcext:value-type="float">
            <text:p>1.47705317908179E+018</text:p>
          </table:table-cell>
          <table:table-cell office:value-type="float" office:value="1.47705317912001E+018" calcext:value-type="float">
            <text:p>1.47705317912001E+01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.47705317908214E+018" calcext:value-type="float">
            <text:p>1.47705317908214E+018</text:p>
          </table:table-cell>
          <table:table-cell office:value-type="float" office:value="1.47705317912007E+018" calcext:value-type="float">
            <text:p>1.47705317912007E+01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.47705317908249E+018" calcext:value-type="float">
            <text:p>1.47705317908249E+018</text:p>
          </table:table-cell>
          <table:table-cell office:value-type="float" office:value="1.47705317912013E+018" calcext:value-type="float">
            <text:p>1.47705317912013E+01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.47705317908284E+018" calcext:value-type="float">
            <text:p>1.47705317908284E+018</text:p>
          </table:table-cell>
          <table:table-cell office:value-type="float" office:value="1.47705317912019E+018" calcext:value-type="float">
            <text:p>1.47705317912019E+01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.47705317908318E+018" calcext:value-type="float">
            <text:p>1.47705317908318E+018</text:p>
          </table:table-cell>
          <table:table-cell office:value-type="float" office:value="1.47705317912024E+018" calcext:value-type="float">
            <text:p>1.47705317912024E+018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.47705317908381E+018" calcext:value-type="float">
            <text:p>1.47705317908381E+018</text:p>
          </table:table-cell>
          <table:table-cell office:value-type="float" office:value="1.4770531791203E+018" calcext:value-type="float">
            <text:p>1.4770531791203E+018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.47705317908416E+018" calcext:value-type="float">
            <text:p>1.47705317908416E+018</text:p>
          </table:table-cell>
          <table:table-cell office:value-type="float" office:value="1.47705317912036E+018" calcext:value-type="float">
            <text:p>1.47705317912036E+018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.4770531790846E+018" calcext:value-type="float">
            <text:p>1.4770531790846E+018</text:p>
          </table:table-cell>
          <table:table-cell office:value-type="float" office:value="1.47705317912042E+018" calcext:value-type="float">
            <text:p>1.47705317912042E+018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.47705317908496E+018" calcext:value-type="float">
            <text:p>1.47705317908496E+018</text:p>
          </table:table-cell>
          <table:table-cell office:value-type="float" office:value="1.47705317912048E+018" calcext:value-type="float">
            <text:p>1.47705317912048E+01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.47705317908547E+018" calcext:value-type="float">
            <text:p>1.47705317908547E+018</text:p>
          </table:table-cell>
          <table:table-cell office:value-type="float" office:value="1.47705317912054E+018" calcext:value-type="float">
            <text:p>1.47705317912054E+01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.47705317908586E+018" calcext:value-type="float">
            <text:p>1.47705317908586E+018</text:p>
          </table:table-cell>
          <table:table-cell office:value-type="float" office:value="1.4770531791206E+018" calcext:value-type="float">
            <text:p>1.4770531791206E+01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.47705317908621E+018" calcext:value-type="float">
            <text:p>1.47705317908621E+018</text:p>
          </table:table-cell>
          <table:table-cell office:value-type="float" office:value="1.47705317912066E+018" calcext:value-type="float">
            <text:p>1.47705317912066E+01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.47705317908656E+018" calcext:value-type="float">
            <text:p>1.47705317908656E+018</text:p>
          </table:table-cell>
          <table:table-cell office:value-type="float" office:value="1.47705317912072E+018" calcext:value-type="float">
            <text:p>1.47705317912072E+018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.47705317908691E+018" calcext:value-type="float">
            <text:p>1.47705317908691E+018</text:p>
          </table:table-cell>
          <table:table-cell office:value-type="float" office:value="1.47705317912099E+018" calcext:value-type="float">
            <text:p>1.47705317912099E+018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.47705317908745E+018" calcext:value-type="float">
            <text:p>1.47705317908745E+018</text:p>
          </table:table-cell>
          <table:table-cell office:value-type="float" office:value="1.47705317912135E+018" calcext:value-type="float">
            <text:p>1.47705317912135E+018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.4770531790879E+018" calcext:value-type="float">
            <text:p>1.4770531790879E+018</text:p>
          </table:table-cell>
          <table:table-cell office:value-type="float" office:value="1.47705317912151E+018" calcext:value-type="float">
            <text:p>1.47705317912151E+01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.47705317908826E+018" calcext:value-type="float">
            <text:p>1.47705317908826E+018</text:p>
          </table:table-cell>
          <table:table-cell office:value-type="float" office:value="1.47705317912157E+018" calcext:value-type="float">
            <text:p>1.47705317912157E+01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.47705317908863E+018" calcext:value-type="float">
            <text:p>1.47705317908863E+018</text:p>
          </table:table-cell>
          <table:table-cell office:value-type="float" office:value="1.47705317912163E+018" calcext:value-type="float">
            <text:p>1.47705317912163E+018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.47705317908898E+018" calcext:value-type="float">
            <text:p>1.47705317908898E+018</text:p>
          </table:table-cell>
          <table:table-cell office:value-type="float" office:value="1.47705317912169E+018" calcext:value-type="float">
            <text:p>1.47705317912169E+018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.47705317908963E+018" calcext:value-type="float">
            <text:p>1.47705317908963E+018</text:p>
          </table:table-cell>
          <table:table-cell office:value-type="float" office:value="1.47705317912195E+018" calcext:value-type="float">
            <text:p>1.47705317912195E+01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.47705317909009E+018" calcext:value-type="float">
            <text:p>1.47705317909009E+018</text:p>
          </table:table-cell>
          <table:table-cell office:value-type="float" office:value="1.47705317912214E+018" calcext:value-type="float">
            <text:p>1.47705317912214E+01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.47705317909045E+018" calcext:value-type="float">
            <text:p>1.47705317909045E+018</text:p>
          </table:table-cell>
          <table:table-cell office:value-type="float" office:value="1.47705317912283E+018" calcext:value-type="float">
            <text:p>1.47705317912283E+018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.4770531790908E+018" calcext:value-type="float">
            <text:p>1.4770531790908E+018</text:p>
          </table:table-cell>
          <table:table-cell office:value-type="float" office:value="1.47705317912302E+018" calcext:value-type="float">
            <text:p>1.47705317912302E+01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.47705317909115E+018" calcext:value-type="float">
            <text:p>1.47705317909115E+018</text:p>
          </table:table-cell>
          <table:table-cell office:value-type="float" office:value="1.47705317912339E+018" calcext:value-type="float">
            <text:p>1.47705317912339E+01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.47705317909204E+018" calcext:value-type="float">
            <text:p>1.47705317909204E+018</text:p>
          </table:table-cell>
          <table:table-cell office:value-type="float" office:value="1.47705317912346E+018" calcext:value-type="float">
            <text:p>1.47705317912346E+01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.47705317909242E+018" calcext:value-type="float">
            <text:p>1.47705317909242E+018</text:p>
          </table:table-cell>
          <table:table-cell office:value-type="float" office:value="1.47705317912414E+018" calcext:value-type="float">
            <text:p>1.47705317912414E+018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.47705317909281E+018" calcext:value-type="float">
            <text:p>1.47705317909281E+018</text:p>
          </table:table-cell>
          <table:table-cell office:value-type="float" office:value="1.47705317912439E+018" calcext:value-type="float">
            <text:p>1.47705317912439E+01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.47705317909316E+018" calcext:value-type="float">
            <text:p>1.47705317909316E+018</text:p>
          </table:table-cell>
          <table:table-cell office:value-type="float" office:value="1.47705317912457E+018" calcext:value-type="float">
            <text:p>1.47705317912457E+01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.47705317909351E+018" calcext:value-type="float">
            <text:p>1.47705317909351E+018</text:p>
          </table:table-cell>
          <table:table-cell office:value-type="float" office:value="1.47705317912683E+018" calcext:value-type="float">
            <text:p>1.47705317912683E+01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.47705317909386E+018" calcext:value-type="float">
            <text:p>1.47705317909386E+018</text:p>
          </table:table-cell>
          <table:table-cell office:value-type="float" office:value="1.47705317912701E+018" calcext:value-type="float">
            <text:p>1.47705317912701E+01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.4770531790942E+018" calcext:value-type="float">
            <text:p>1.4770531790942E+018</text:p>
          </table:table-cell>
          <table:table-cell office:value-type="float" office:value="1.47705317912719E+018" calcext:value-type="float">
            <text:p>1.47705317912719E+01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.47705317909465E+018" calcext:value-type="float">
            <text:p>1.47705317909465E+018</text:p>
          </table:table-cell>
          <table:table-cell office:value-type="float" office:value="1.47705317912736E+018" calcext:value-type="float">
            <text:p>1.47705317912736E+01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.47705317909501E+018" calcext:value-type="float">
            <text:p>1.47705317909501E+018</text:p>
          </table:table-cell>
          <table:table-cell office:value-type="float" office:value="1.47705317912765E+018" calcext:value-type="float">
            <text:p>1.47705317912765E+01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.47705317909536E+018" calcext:value-type="float">
            <text:p>1.47705317909536E+018</text:p>
          </table:table-cell>
          <table:table-cell office:value-type="float" office:value="1.4770531791277E+018" calcext:value-type="float">
            <text:p>1.4770531791277E+01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.4770531790957E+018" calcext:value-type="float">
            <text:p>1.4770531790957E+018</text:p>
          </table:table-cell>
          <table:table-cell office:value-type="float" office:value="1.47705317912776E+018" calcext:value-type="float">
            <text:p>1.47705317912776E+01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.47705317909618E+018" calcext:value-type="float">
            <text:p>1.47705317909618E+018</text:p>
          </table:table-cell>
          <table:table-cell office:value-type="float" office:value="1.47705317912781E+018" calcext:value-type="float">
            <text:p>1.47705317912781E+018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.47705317909655E+018" calcext:value-type="float">
            <text:p>1.47705317909655E+018</text:p>
          </table:table-cell>
          <table:table-cell office:value-type="float" office:value="1.47705317912797E+018" calcext:value-type="float">
            <text:p>1.47705317912797E+01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.47705317909691E+018" calcext:value-type="float">
            <text:p>1.47705317909691E+018</text:p>
          </table:table-cell>
          <table:table-cell office:value-type="float" office:value="1.47705317912818E+018" calcext:value-type="float">
            <text:p>1.47705317912818E+01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.47705317909725E+018" calcext:value-type="float">
            <text:p>1.47705317909725E+018</text:p>
          </table:table-cell>
          <table:table-cell office:value-type="float" office:value="1.47705317912824E+018" calcext:value-type="float">
            <text:p>1.47705317912824E+01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.4770531790976E+018" calcext:value-type="float">
            <text:p>1.4770531790976E+018</text:p>
          </table:table-cell>
          <table:table-cell office:value-type="float" office:value="1.47705317912878E+018" calcext:value-type="float">
            <text:p>1.47705317912878E+01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.47705317909847E+018" calcext:value-type="float">
            <text:p>1.47705317909847E+018</text:p>
          </table:table-cell>
          <table:table-cell office:value-type="float" office:value="1.47705317912908E+018" calcext:value-type="float">
            <text:p>1.47705317912908E+01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47705317909885E+018" calcext:value-type="float">
            <text:p>1.47705317909885E+018</text:p>
          </table:table-cell>
          <table:table-cell office:value-type="float" office:value="1.47705317912936E+018" calcext:value-type="float">
            <text:p>1.47705317912936E+01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.47705317909999E+018" calcext:value-type="float">
            <text:p>1.47705317909999E+018</text:p>
          </table:table-cell>
          <table:table-cell office:value-type="float" office:value="1.47705317912967E+018" calcext:value-type="float">
            <text:p>1.47705317912967E+018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.47705317910039E+018" calcext:value-type="float">
            <text:p>1.47705317910039E+018</text:p>
          </table:table-cell>
          <table:table-cell office:value-type="float" office:value="1.47705317912973E+018" calcext:value-type="float">
            <text:p>1.47705317912973E+018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.477053179101E+018" calcext:value-type="float">
            <text:p>1.477053179101E+018</text:p>
          </table:table-cell>
          <table:table-cell office:value-type="float" office:value="1.47705317912979E+018" calcext:value-type="float">
            <text:p>1.47705317912979E+01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.47705317910142E+018" calcext:value-type="float">
            <text:p>1.47705317910142E+018</text:p>
          </table:table-cell>
          <table:table-cell office:value-type="float" office:value="1.47705317912995E+018" calcext:value-type="float">
            <text:p>1.47705317912995E+01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.47705317910198E+018" calcext:value-type="float">
            <text:p>1.47705317910198E+018</text:p>
          </table:table-cell>
          <table:table-cell office:value-type="float" office:value="1.4770531791303E+018" calcext:value-type="float">
            <text:p>1.4770531791303E+01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.47705317910233E+018" calcext:value-type="float">
            <text:p>1.47705317910233E+018</text:p>
          </table:table-cell>
          <table:table-cell office:value-type="float" office:value="1.47705317913036E+018" calcext:value-type="float">
            <text:p>1.47705317913036E+01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.47705317910268E+018" calcext:value-type="float">
            <text:p>1.47705317910268E+018</text:p>
          </table:table-cell>
          <table:table-cell office:value-type="float" office:value="1.47705317913041E+018" calcext:value-type="float">
            <text:p>1.47705317913041E+01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.47705317910303E+018" calcext:value-type="float">
            <text:p>1.47705317910303E+018</text:p>
          </table:table-cell>
          <table:table-cell office:value-type="float" office:value="1.47705317913046E+018" calcext:value-type="float">
            <text:p>1.47705317913046E+01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.47705317910337E+018" calcext:value-type="float">
            <text:p>1.47705317910337E+018</text:p>
          </table:table-cell>
          <table:table-cell office:value-type="float" office:value="1.47705317913052E+018" calcext:value-type="float">
            <text:p>1.47705317913052E+01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.47705317910372E+018" calcext:value-type="float">
            <text:p>1.47705317910372E+018</text:p>
          </table:table-cell>
          <table:table-cell office:value-type="float" office:value="1.47705317913111E+018" calcext:value-type="float">
            <text:p>1.47705317913111E+01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.47705317910432E+018" calcext:value-type="float">
            <text:p>1.47705317910432E+018</text:p>
          </table:table-cell>
          <table:table-cell office:value-type="float" office:value="1.47705317913139E+018" calcext:value-type="float">
            <text:p>1.47705317913139E+018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.47705317910578E+018" calcext:value-type="float">
            <text:p>1.47705317910578E+018</text:p>
          </table:table-cell>
          <table:table-cell office:value-type="float" office:value="1.47705317913238E+018" calcext:value-type="float">
            <text:p>1.47705317913238E+01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.47705317910618E+018" calcext:value-type="float">
            <text:p>1.47705317910618E+018</text:p>
          </table:table-cell>
          <table:table-cell office:value-type="float" office:value="1.47705317913301E+018" calcext:value-type="float">
            <text:p>1.47705317913301E+01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.47705317910657E+018" calcext:value-type="float">
            <text:p>1.47705317910657E+018</text:p>
          </table:table-cell>
          <table:table-cell office:value-type="float" office:value="1.47705317913326E+018" calcext:value-type="float">
            <text:p>1.47705317913326E+01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.47705317910725E+018" calcext:value-type="float">
            <text:p>1.47705317910725E+018</text:p>
          </table:table-cell>
          <table:table-cell office:value-type="float" office:value="1.47705317913383E+018" calcext:value-type="float">
            <text:p>1.47705317913383E+01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.47705317910922E+018" calcext:value-type="float">
            <text:p>1.47705317910922E+018</text:p>
          </table:table-cell>
          <table:table-cell office:value-type="float" office:value="1.47705317913421E+018" calcext:value-type="float">
            <text:p>1.47705317913421E+01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.47705317910962E+018" calcext:value-type="float">
            <text:p>1.47705317910962E+018</text:p>
          </table:table-cell>
          <table:table-cell office:value-type="float" office:value="1.47705317913473E+018" calcext:value-type="float">
            <text:p>1.47705317913473E+01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.47705317910997E+018" calcext:value-type="float">
            <text:p>1.47705317910997E+018</text:p>
          </table:table-cell>
          <table:table-cell office:value-type="float" office:value="1.47705317913479E+018" calcext:value-type="float">
            <text:p>1.47705317913479E+018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.47705317911032E+018" calcext:value-type="float">
            <text:p>1.47705317911032E+018</text:p>
          </table:table-cell>
          <table:table-cell office:value-type="float" office:value="1.47705317913484E+018" calcext:value-type="float">
            <text:p>1.47705317913484E+01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.47705317911075E+018" calcext:value-type="float">
            <text:p>1.47705317911075E+018</text:p>
          </table:table-cell>
          <table:table-cell office:value-type="float" office:value="1.4770531791349E+018" calcext:value-type="float">
            <text:p>1.4770531791349E+018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.47705317911112E+018" calcext:value-type="float">
            <text:p>1.47705317911112E+018</text:p>
          </table:table-cell>
          <table:table-cell office:value-type="float" office:value="1.47705317913495E+018" calcext:value-type="float">
            <text:p>1.47705317913495E+01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.47705317911151E+018" calcext:value-type="float">
            <text:p>1.47705317911151E+018</text:p>
          </table:table-cell>
          <table:table-cell office:value-type="float" office:value="1.477053179135E+018" calcext:value-type="float">
            <text:p>1.477053179135E+018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.47705317911186E+018" calcext:value-type="float">
            <text:p>1.47705317911186E+018</text:p>
          </table:table-cell>
          <table:table-cell office:value-type="float" office:value="1.47705317913506E+018" calcext:value-type="float">
            <text:p>1.47705317913506E+018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.47705317911221E+018" calcext:value-type="float">
            <text:p>1.47705317911221E+018</text:p>
          </table:table-cell>
          <table:table-cell office:value-type="float" office:value="1.47705317913511E+018" calcext:value-type="float">
            <text:p>1.47705317913511E+01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.47705317911318E+018" calcext:value-type="float">
            <text:p>1.47705317911318E+018</text:p>
          </table:table-cell>
          <table:table-cell office:value-type="float" office:value="1.47705317913516E+018" calcext:value-type="float">
            <text:p>1.47705317913516E+018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.47705317911363E+018" calcext:value-type="float">
            <text:p>1.47705317911363E+018</text:p>
          </table:table-cell>
          <table:table-cell office:value-type="float" office:value="1.47705317913592E+018" calcext:value-type="float">
            <text:p>1.47705317913592E+01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.47705317911399E+018" calcext:value-type="float">
            <text:p>1.47705317911399E+018</text:p>
          </table:table-cell>
          <table:table-cell office:value-type="float" office:value="1.47705317913598E+018" calcext:value-type="float">
            <text:p>1.47705317913598E+018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.47705317911434E+018" calcext:value-type="float">
            <text:p>1.47705317911434E+018</text:p>
          </table:table-cell>
          <table:table-cell office:value-type="float" office:value="1.47705317913603E+018" calcext:value-type="float">
            <text:p>1.47705317913603E+018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.47705317911469E+018" calcext:value-type="float">
            <text:p>1.47705317911469E+018</text:p>
          </table:table-cell>
          <table:table-cell office:value-type="float" office:value="1.47705317913609E+018" calcext:value-type="float">
            <text:p>1.47705317913609E+018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.47705317911504E+018" calcext:value-type="float">
            <text:p>1.47705317911504E+018</text:p>
          </table:table-cell>
          <table:table-cell office:value-type="float" office:value="1.47705317913614E+018" calcext:value-type="float">
            <text:p>1.47705317913614E+018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.47705317911538E+018" calcext:value-type="float">
            <text:p>1.47705317911538E+018</text:p>
          </table:table-cell>
          <table:table-cell office:value-type="float" office:value="1.47705317913619E+018" calcext:value-type="float">
            <text:p>1.47705317913619E+01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.47705317911573E+018" calcext:value-type="float">
            <text:p>1.47705317911573E+018</text:p>
          </table:table-cell>
          <table:table-cell office:value-type="float" office:value="1.47705317913625E+018" calcext:value-type="float">
            <text:p>1.47705317913625E+01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.47705317911623E+018" calcext:value-type="float">
            <text:p>1.47705317911623E+018</text:p>
          </table:table-cell>
          <table:table-cell office:value-type="float" office:value="1.4770531791363E+018" calcext:value-type="float">
            <text:p>1.4770531791363E+01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.47705317911658E+018" calcext:value-type="float">
            <text:p>1.47705317911658E+018</text:p>
          </table:table-cell>
          <table:table-cell office:value-type="float" office:value="1.47705317913635E+018" calcext:value-type="float">
            <text:p>1.47705317913635E+01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.47705317911693E+018" calcext:value-type="float">
            <text:p>1.47705317911693E+018</text:p>
          </table:table-cell>
          <table:table-cell office:value-type="float" office:value="1.47705317913641E+018" calcext:value-type="float">
            <text:p>1.47705317913641E+018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.47705317911727E+018" calcext:value-type="float">
            <text:p>1.47705317911727E+018</text:p>
          </table:table-cell>
          <table:table-cell office:value-type="float" office:value="1.47705317913646E+018" calcext:value-type="float">
            <text:p>1.47705317913646E+018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.47705317911772E+018" calcext:value-type="float">
            <text:p>1.47705317911772E+018</text:p>
          </table:table-cell>
          <table:table-cell office:value-type="float" office:value="1.47705317913651E+018" calcext:value-type="float">
            <text:p>1.47705317913651E+01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.47705317911807E+018" calcext:value-type="float">
            <text:p>1.47705317911807E+018</text:p>
          </table:table-cell>
          <table:table-cell office:value-type="float" office:value="1.47705317913657E+018" calcext:value-type="float">
            <text:p>1.47705317913657E+01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.47705317911842E+018" calcext:value-type="float">
            <text:p>1.47705317911842E+018</text:p>
          </table:table-cell>
          <table:table-cell office:value-type="float" office:value="1.47705317913662E+018" calcext:value-type="float">
            <text:p>1.47705317913662E+018</text:p>
          </table:table-cell>
        </table:table-row>
      </table:table>
      <table:table table:name="time_difference_ms" table:style-name="ta1">
        <table:table-column table:style-name="co3" table:number-columns-repeated="3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style-name="Default" office:value-type="float" office:value="1000000" calcext:value-type="float">
            <text:p>1000000</text:p>
          </table:table-cell>
        </table:table-row>
        <table:table-row table:style-name="ro1">
          <table:table-cell table:formula="of:= [times_10000.A1]" office:value-type="float" office:value="0" calcext:value-type="float">
            <text:p>0</text:p>
          </table:table-cell>
          <table:table-cell table:formula="of:= ([times_10000.C1] - [times_10000.B1]) / 1000000" office:value-type="float" office:value="3.741696" calcext:value-type="float">
            <text:p>3.741696</text:p>
          </table:table-cell>
          <table:table-cell table:formula="of:= ([times_100000.C1] - [times_100000.B1]) / 1000000" office:value-type="float" office:value="10.433024" calcext:value-type="float">
            <text:p>10.433024</text:p>
          </table:table-cell>
          <table:table-cell table:formula="of:= ([times_1000000.C1] - [times_1000000.B1]) / 1000000" office:value-type="float" office:value="2.324992" calcext:value-type="float">
            <text:p>2.324992</text:p>
          </table:table-cell>
        </table:table-row>
        <table:table-row table:style-name="ro1">
          <table:table-cell table:formula="of:= [times_10000.A2]" office:value-type="float" office:value="1" calcext:value-type="float">
            <text:p>1</text:p>
          </table:table-cell>
          <table:table-cell table:formula="of:= ([times_10000.C2] - [times_10000.B2]) / 1000000" office:value-type="float" office:value="4.761344" calcext:value-type="float">
            <text:p>4.761344</text:p>
          </table:table-cell>
          <table:table-cell table:formula="of:= ([times_100000.C2] - [times_100000.B2]) / 1000000" office:value-type="float" office:value="10.648064" calcext:value-type="float">
            <text:p>10.648064</text:p>
          </table:table-cell>
          <table:table-cell table:formula="of:= ([times_1000000.C2] - [times_1000000.B2]) / 1000000" office:value-type="float" office:value="2.81088" calcext:value-type="float">
            <text:p>2.81088</text:p>
          </table:table-cell>
        </table:table-row>
        <table:table-row table:style-name="ro1">
          <table:table-cell table:formula="of:= [times_10000.A3]" office:value-type="float" office:value="2" calcext:value-type="float">
            <text:p>2</text:p>
          </table:table-cell>
          <table:table-cell table:formula="of:= ([times_10000.C3] - [times_10000.B3]) / 1000000" office:value-type="float" office:value="5.301504" calcext:value-type="float">
            <text:p>5.301504</text:p>
          </table:table-cell>
          <table:table-cell table:formula="of:= ([times_100000.C3] - [times_100000.B3]) / 1000000" office:value-type="float" office:value="10.697216" calcext:value-type="float">
            <text:p>10.697216</text:p>
          </table:table-cell>
          <table:table-cell table:formula="of:= ([times_1000000.C3] - [times_1000000.B3]) / 1000000" office:value-type="float" office:value="3.131648" calcext:value-type="float">
            <text:p>3.131648</text:p>
          </table:table-cell>
        </table:table-row>
        <table:table-row table:style-name="ro1">
          <table:table-cell table:formula="of:= [times_10000.A4]" office:value-type="float" office:value="3" calcext:value-type="float">
            <text:p>3</text:p>
          </table:table-cell>
          <table:table-cell table:formula="of:= ([times_10000.C4] - [times_10000.B4]) / 1000000" office:value-type="float" office:value="5.903872" calcext:value-type="float">
            <text:p>5.903872</text:p>
          </table:table-cell>
          <table:table-cell table:formula="of:= ([times_100000.C4] - [times_100000.B4]) / 1000000" office:value-type="float" office:value="10.674176" calcext:value-type="float">
            <text:p>10.674176</text:p>
          </table:table-cell>
          <table:table-cell table:formula="of:= ([times_1000000.C4] - [times_1000000.B4]) / 1000000" office:value-type="float" office:value="3.910912" calcext:value-type="float">
            <text:p>3.910912</text:p>
          </table:table-cell>
        </table:table-row>
        <table:table-row table:style-name="ro1">
          <table:table-cell table:formula="of:= [times_10000.A5]" office:value-type="float" office:value="4" calcext:value-type="float">
            <text:p>4</text:p>
          </table:table-cell>
          <table:table-cell table:formula="of:= ([times_10000.C5] - [times_10000.B5]) / 1000000" office:value-type="float" office:value="5.592064" calcext:value-type="float">
            <text:p>5.592064</text:p>
          </table:table-cell>
          <table:table-cell table:formula="of:= ([times_100000.C5] - [times_100000.B5]) / 1000000" office:value-type="float" office:value="10.74816" calcext:value-type="float">
            <text:p>10.74816</text:p>
          </table:table-cell>
          <table:table-cell table:formula="of:= ([times_1000000.C5] - [times_1000000.B5]) / 1000000" office:value-type="float" office:value="3.648" calcext:value-type="float">
            <text:p>3.648</text:p>
          </table:table-cell>
        </table:table-row>
        <table:table-row table:style-name="ro1">
          <table:table-cell table:formula="of:= [times_10000.A6]" office:value-type="float" office:value="5" calcext:value-type="float">
            <text:p>5</text:p>
          </table:table-cell>
          <table:table-cell table:formula="of:= ([times_10000.C6] - [times_10000.B6]) / 1000000" office:value-type="float" office:value="5.408768" calcext:value-type="float">
            <text:p>5.408768</text:p>
          </table:table-cell>
          <table:table-cell table:formula="of:= ([times_100000.C6] - [times_100000.B6]) / 1000000" office:value-type="float" office:value="10.872832" calcext:value-type="float">
            <text:p>10.872832</text:p>
          </table:table-cell>
          <table:table-cell table:formula="of:= ([times_1000000.C6] - [times_1000000.B6]) / 1000000" office:value-type="float" office:value="4" calcext:value-type="float">
            <text:p>4</text:p>
          </table:table-cell>
        </table:table-row>
        <table:table-row table:style-name="ro1">
          <table:table-cell table:formula="of:= [times_10000.A7]" office:value-type="float" office:value="6" calcext:value-type="float">
            <text:p>6</text:p>
          </table:table-cell>
          <table:table-cell table:formula="of:= ([times_10000.C7] - [times_10000.B7]) / 1000000" office:value-type="float" office:value="6.374144" calcext:value-type="float">
            <text:p>6.374144</text:p>
          </table:table-cell>
          <table:table-cell table:formula="of:= ([times_100000.C7] - [times_100000.B7]) / 1000000" office:value-type="float" office:value="10.973696" calcext:value-type="float">
            <text:p>10.973696</text:p>
          </table:table-cell>
          <table:table-cell table:formula="of:= ([times_1000000.C7] - [times_1000000.B7]) / 1000000" office:value-type="float" office:value="3.510016" calcext:value-type="float">
            <text:p>3.510016</text:p>
          </table:table-cell>
        </table:table-row>
        <table:table-row table:style-name="ro1">
          <table:table-cell table:formula="of:= [times_10000.A8]" office:value-type="float" office:value="7" calcext:value-type="float">
            <text:p>7</text:p>
          </table:table-cell>
          <table:table-cell table:formula="of:= ([times_10000.C8] - [times_10000.B8]) / 1000000" office:value-type="float" office:value="6.059776" calcext:value-type="float">
            <text:p>6.059776</text:p>
          </table:table-cell>
          <table:table-cell table:formula="of:= ([times_100000.C8] - [times_100000.B8]) / 1000000" office:value-type="float" office:value="11.009024" calcext:value-type="float">
            <text:p>11.009024</text:p>
          </table:table-cell>
          <table:table-cell table:formula="of:= ([times_1000000.C8] - [times_1000000.B8]) / 1000000" office:value-type="float" office:value="2.858752" calcext:value-type="float">
            <text:p>2.858752</text:p>
          </table:table-cell>
        </table:table-row>
        <table:table-row table:style-name="ro1">
          <table:table-cell table:formula="of:= [times_10000.A9]" office:value-type="float" office:value="8" calcext:value-type="float">
            <text:p>8</text:p>
          </table:table-cell>
          <table:table-cell table:formula="of:= ([times_10000.C9] - [times_10000.B9]) / 1000000" office:value-type="float" office:value="6.985728" calcext:value-type="float">
            <text:p>6.985728</text:p>
          </table:table-cell>
          <table:table-cell table:formula="of:= ([times_100000.C9] - [times_100000.B9]) / 1000000" office:value-type="float" office:value="11.499008" calcext:value-type="float">
            <text:p>11.499008</text:p>
          </table:table-cell>
          <table:table-cell table:formula="of:= ([times_1000000.C9] - [times_1000000.B9]) / 1000000" office:value-type="float" office:value="2.34624" calcext:value-type="float">
            <text:p>2.34624</text:p>
          </table:table-cell>
        </table:table-row>
        <table:table-row table:style-name="ro1">
          <table:table-cell table:formula="of:= [times_10000.A10]" office:value-type="float" office:value="9" calcext:value-type="float">
            <text:p>9</text:p>
          </table:table-cell>
          <table:table-cell table:formula="of:= ([times_10000.C10] - [times_10000.B10]) / 1000000" office:value-type="float" office:value="7.579136" calcext:value-type="float">
            <text:p>7.579136</text:p>
          </table:table-cell>
          <table:table-cell table:formula="of:= ([times_100000.C10] - [times_100000.B10]) / 1000000" office:value-type="float" office:value="11.931648" calcext:value-type="float">
            <text:p>11.931648</text:p>
          </table:table-cell>
          <table:table-cell table:formula="of:= ([times_1000000.C10] - [times_1000000.B10]) / 1000000" office:value-type="float" office:value="1.800704" calcext:value-type="float">
            <text:p>1.800704</text:p>
          </table:table-cell>
        </table:table-row>
        <table:table-row table:style-name="ro1">
          <table:table-cell table:formula="of:= [times_10000.A11]" office:value-type="float" office:value="10" calcext:value-type="float">
            <text:p>10</text:p>
          </table:table-cell>
          <table:table-cell table:formula="of:= ([times_10000.C11] - [times_10000.B11]) / 1000000" office:value-type="float" office:value="7.864064" calcext:value-type="float">
            <text:p>7.864064</text:p>
          </table:table-cell>
          <table:table-cell table:formula="of:= ([times_100000.C11] - [times_100000.B11]) / 1000000" office:value-type="float" office:value="12.440064" calcext:value-type="float">
            <text:p>12.440064</text:p>
          </table:table-cell>
          <table:table-cell table:formula="of:= ([times_1000000.C11] - [times_1000000.B11]) / 1000000" office:value-type="float" office:value="1.749248" calcext:value-type="float">
            <text:p>1.749248</text:p>
          </table:table-cell>
        </table:table-row>
        <table:table-row table:style-name="ro1">
          <table:table-cell table:formula="of:= [times_10000.A12]" office:value-type="float" office:value="11" calcext:value-type="float">
            <text:p>11</text:p>
          </table:table-cell>
          <table:table-cell table:formula="of:= ([times_10000.C12] - [times_10000.B12]) / 1000000" office:value-type="float" office:value="9.323776" calcext:value-type="float">
            <text:p>9.323776</text:p>
          </table:table-cell>
          <table:table-cell table:formula="of:= ([times_100000.C12] - [times_100000.B12]) / 1000000" office:value-type="float" office:value="12.37888" calcext:value-type="float">
            <text:p>12.37888</text:p>
          </table:table-cell>
          <table:table-cell table:formula="of:= ([times_1000000.C12] - [times_1000000.B12]) / 1000000" office:value-type="float" office:value="1.686272" calcext:value-type="float">
            <text:p>1.686272</text:p>
          </table:table-cell>
        </table:table-row>
        <table:table-row table:style-name="ro1">
          <table:table-cell table:formula="of:= [times_10000.A13]" office:value-type="float" office:value="12" calcext:value-type="float">
            <text:p>12</text:p>
          </table:table-cell>
          <table:table-cell table:formula="of:= ([times_10000.C13] - [times_10000.B13]) / 1000000" office:value-type="float" office:value="12.493824" calcext:value-type="float">
            <text:p>12.493824</text:p>
          </table:table-cell>
          <table:table-cell table:formula="of:= ([times_100000.C13] - [times_100000.B13]) / 1000000" office:value-type="float" office:value="12.364032" calcext:value-type="float">
            <text:p>12.364032</text:p>
          </table:table-cell>
          <table:table-cell table:formula="of:= ([times_1000000.C13] - [times_1000000.B13]) / 1000000" office:value-type="float" office:value="1.22624" calcext:value-type="float">
            <text:p>1.22624</text:p>
          </table:table-cell>
        </table:table-row>
        <table:table-row table:style-name="ro1">
          <table:table-cell table:formula="of:= [times_10000.A14]" office:value-type="float" office:value="13" calcext:value-type="float">
            <text:p>13</text:p>
          </table:table-cell>
          <table:table-cell table:formula="of:= ([times_10000.C14] - [times_10000.B14]) / 1000000" office:value-type="float" office:value="12.84224" calcext:value-type="float">
            <text:p>12.84224</text:p>
          </table:table-cell>
          <table:table-cell table:formula="of:= ([times_100000.C14] - [times_100000.B14]) / 1000000" office:value-type="float" office:value="12.214016" calcext:value-type="float">
            <text:p>12.214016</text:p>
          </table:table-cell>
          <table:table-cell table:formula="of:= ([times_1000000.C14] - [times_1000000.B14]) / 1000000" office:value-type="float" office:value="1.291776" calcext:value-type="float">
            <text:p>1.291776</text:p>
          </table:table-cell>
        </table:table-row>
        <table:table-row table:style-name="ro1">
          <table:table-cell table:formula="of:= [times_10000.A15]" office:value-type="float" office:value="14" calcext:value-type="float">
            <text:p>14</text:p>
          </table:table-cell>
          <table:table-cell table:formula="of:= ([times_10000.C15] - [times_10000.B15]) / 1000000" office:value-type="float" office:value="15.513088" calcext:value-type="float">
            <text:p>15.513088</text:p>
          </table:table-cell>
          <table:table-cell table:formula="of:= ([times_100000.C15] - [times_100000.B15]) / 1000000" office:value-type="float" office:value="12.882944" calcext:value-type="float">
            <text:p>12.882944</text:p>
          </table:table-cell>
          <table:table-cell table:formula="of:= ([times_1000000.C15] - [times_1000000.B15]) / 1000000" office:value-type="float" office:value="1.513984" calcext:value-type="float">
            <text:p>1.513984</text:p>
          </table:table-cell>
        </table:table-row>
        <table:table-row table:style-name="ro1">
          <table:table-cell table:formula="of:= [times_10000.A16]" office:value-type="float" office:value="15" calcext:value-type="float">
            <text:p>15</text:p>
          </table:table-cell>
          <table:table-cell table:formula="of:= ([times_10000.C16] - [times_10000.B16]) / 1000000" office:value-type="float" office:value="14.995712" calcext:value-type="float">
            <text:p>14.995712</text:p>
          </table:table-cell>
          <table:table-cell table:formula="of:= ([times_100000.C16] - [times_100000.B16]) / 1000000" office:value-type="float" office:value="12.819968" calcext:value-type="float">
            <text:p>12.819968</text:p>
          </table:table-cell>
          <table:table-cell table:formula="of:= ([times_1000000.C16] - [times_1000000.B16]) / 1000000" office:value-type="float" office:value="2.054912" calcext:value-type="float">
            <text:p>2.054912</text:p>
          </table:table-cell>
        </table:table-row>
        <table:table-row table:style-name="ro1">
          <table:table-cell table:formula="of:= [times_10000.A17]" office:value-type="float" office:value="16" calcext:value-type="float">
            <text:p>16</text:p>
          </table:table-cell>
          <table:table-cell table:formula="of:= ([times_10000.C17] - [times_10000.B17]) / 1000000" office:value-type="float" office:value="14.688" calcext:value-type="float">
            <text:p>14.688</text:p>
          </table:table-cell>
          <table:table-cell table:formula="of:= ([times_100000.C17] - [times_100000.B17]) / 1000000" office:value-type="float" office:value="13.006336" calcext:value-type="float">
            <text:p>13.006336</text:p>
          </table:table-cell>
          <table:table-cell table:formula="of:= ([times_1000000.C17] - [times_1000000.B17]) / 1000000" office:value-type="float" office:value="1.75488" calcext:value-type="float">
            <text:p>1.75488</text:p>
          </table:table-cell>
        </table:table-row>
        <table:table-row table:style-name="ro1">
          <table:table-cell table:formula="of:= [times_10000.A18]" office:value-type="float" office:value="17" calcext:value-type="float">
            <text:p>17</text:p>
          </table:table-cell>
          <table:table-cell table:formula="of:= ([times_10000.C18] - [times_10000.B18]) / 1000000" office:value-type="float" office:value="14.79424" calcext:value-type="float">
            <text:p>14.79424</text:p>
          </table:table-cell>
          <table:table-cell table:formula="of:= ([times_100000.C18] - [times_100000.B18]) / 1000000" office:value-type="float" office:value="12.744192" calcext:value-type="float">
            <text:p>12.744192</text:p>
          </table:table-cell>
          <table:table-cell table:formula="of:= ([times_1000000.C18] - [times_1000000.B18]) / 1000000" office:value-type="float" office:value="1.716224" calcext:value-type="float">
            <text:p>1.716224</text:p>
          </table:table-cell>
        </table:table-row>
        <table:table-row table:style-name="ro1">
          <table:table-cell table:formula="of:= [times_10000.A19]" office:value-type="float" office:value="18" calcext:value-type="float">
            <text:p>18</text:p>
          </table:table-cell>
          <table:table-cell table:formula="of:= ([times_10000.C19] - [times_10000.B19]) / 1000000" office:value-type="float" office:value="15.392512" calcext:value-type="float">
            <text:p>15.392512</text:p>
          </table:table-cell>
          <table:table-cell table:formula="of:= ([times_100000.C19] - [times_100000.B19]) / 1000000" office:value-type="float" office:value="12.408832" calcext:value-type="float">
            <text:p>12.408832</text:p>
          </table:table-cell>
          <table:table-cell table:formula="of:= ([times_1000000.C19] - [times_1000000.B19]) / 1000000" office:value-type="float" office:value="1.398528" calcext:value-type="float">
            <text:p>1.398528</text:p>
          </table:table-cell>
        </table:table-row>
        <table:table-row table:style-name="ro1">
          <table:table-cell table:formula="of:= [times_10000.A20]" office:value-type="float" office:value="19" calcext:value-type="float">
            <text:p>19</text:p>
          </table:table-cell>
          <table:table-cell table:formula="of:= ([times_10000.C20] - [times_10000.B20]) / 1000000" office:value-type="float" office:value="15.96416" calcext:value-type="float">
            <text:p>15.96416</text:p>
          </table:table-cell>
          <table:table-cell table:formula="of:= ([times_100000.C20] - [times_100000.B20]) / 1000000" office:value-type="float" office:value="12.112896" calcext:value-type="float">
            <text:p>12.112896</text:p>
          </table:table-cell>
          <table:table-cell table:formula="of:= ([times_1000000.C20] - [times_1000000.B20]) / 1000000" office:value-type="float" office:value="1.28768" calcext:value-type="float">
            <text:p>1.28768</text:p>
          </table:table-cell>
        </table:table-row>
        <table:table-row table:style-name="ro1">
          <table:table-cell table:formula="of:= [times_10000.A21]" office:value-type="float" office:value="20" calcext:value-type="float">
            <text:p>20</text:p>
          </table:table-cell>
          <table:table-cell table:formula="of:= ([times_10000.C21] - [times_10000.B21]) / 1000000" office:value-type="float" office:value="15.384064" calcext:value-type="float">
            <text:p>15.384064</text:p>
          </table:table-cell>
          <table:table-cell table:formula="of:= ([times_100000.C21] - [times_100000.B21]) / 1000000" office:value-type="float" office:value="11.816704" calcext:value-type="float">
            <text:p>11.816704</text:p>
          </table:table-cell>
          <table:table-cell table:formula="of:= ([times_1000000.C21] - [times_1000000.B21]) / 1000000" office:value-type="float" office:value="1.693696" calcext:value-type="float">
            <text:p>1.693696</text:p>
          </table:table-cell>
        </table:table-row>
        <table:table-row table:style-name="ro1">
          <table:table-cell table:formula="of:= [times_10000.A22]" office:value-type="float" office:value="21" calcext:value-type="float">
            <text:p>21</text:p>
          </table:table-cell>
          <table:table-cell table:formula="of:= ([times_10000.C22] - [times_10000.B22]) / 1000000" office:value-type="float" office:value="15.978752" calcext:value-type="float">
            <text:p>15.978752</text:p>
          </table:table-cell>
          <table:table-cell table:formula="of:= ([times_100000.C22] - [times_100000.B22]) / 1000000" office:value-type="float" office:value="11.524096" calcext:value-type="float">
            <text:p>11.524096</text:p>
          </table:table-cell>
          <table:table-cell table:formula="of:= ([times_1000000.C22] - [times_1000000.B22]) / 1000000" office:value-type="float" office:value="1.275904" calcext:value-type="float">
            <text:p>1.275904</text:p>
          </table:table-cell>
        </table:table-row>
        <table:table-row table:style-name="ro1">
          <table:table-cell table:formula="of:= [times_10000.A23]" office:value-type="float" office:value="22" calcext:value-type="float">
            <text:p>22</text:p>
          </table:table-cell>
          <table:table-cell table:formula="of:= ([times_10000.C23] - [times_10000.B23]) / 1000000" office:value-type="float" office:value="15.693312" calcext:value-type="float">
            <text:p>15.693312</text:p>
          </table:table-cell>
          <table:table-cell table:formula="of:= ([times_100000.C23] - [times_100000.B23]) / 1000000" office:value-type="float" office:value="11.22304" calcext:value-type="float">
            <text:p>11.22304</text:p>
          </table:table-cell>
          <table:table-cell table:formula="of:= ([times_1000000.C23] - [times_1000000.B23]) / 1000000" office:value-type="float" office:value="1.382144" calcext:value-type="float">
            <text:p>1.382144</text:p>
          </table:table-cell>
        </table:table-row>
        <table:table-row table:style-name="ro1">
          <table:table-cell table:formula="of:= [times_10000.A24]" office:value-type="float" office:value="23" calcext:value-type="float">
            <text:p>23</text:p>
          </table:table-cell>
          <table:table-cell table:formula="of:= ([times_10000.C24] - [times_10000.B24]) / 1000000" office:value-type="float" office:value="15.67104" calcext:value-type="float">
            <text:p>15.67104</text:p>
          </table:table-cell>
          <table:table-cell table:formula="of:= ([times_100000.C24] - [times_100000.B24]) / 1000000" office:value-type="float" office:value="11.50208" calcext:value-type="float">
            <text:p>11.50208</text:p>
          </table:table-cell>
          <table:table-cell table:formula="of:= ([times_1000000.C24] - [times_1000000.B24]) / 1000000" office:value-type="float" office:value="1.719552" calcext:value-type="float">
            <text:p>1.719552</text:p>
          </table:table-cell>
        </table:table-row>
        <table:table-row table:style-name="ro1">
          <table:table-cell table:formula="of:= [times_10000.A25]" office:value-type="float" office:value="24" calcext:value-type="float">
            <text:p>24</text:p>
          </table:table-cell>
          <table:table-cell table:formula="of:= ([times_10000.C25] - [times_10000.B25]) / 1000000" office:value-type="float" office:value="17.344" calcext:value-type="float">
            <text:p>17.344</text:p>
          </table:table-cell>
          <table:table-cell table:formula="of:= ([times_100000.C25] - [times_100000.B25]) / 1000000" office:value-type="float" office:value="11.211008" calcext:value-type="float">
            <text:p>11.211008</text:p>
          </table:table-cell>
          <table:table-cell table:formula="of:= ([times_1000000.C25] - [times_1000000.B25]) / 1000000" office:value-type="float" office:value="1.188608" calcext:value-type="float">
            <text:p>1.188608</text:p>
          </table:table-cell>
        </table:table-row>
        <table:table-row table:style-name="ro1">
          <table:table-cell table:formula="of:= [times_10000.A26]" office:value-type="float" office:value="25" calcext:value-type="float">
            <text:p>25</text:p>
          </table:table-cell>
          <table:table-cell table:formula="of:= ([times_10000.C26] - [times_10000.B26]) / 1000000" office:value-type="float" office:value="17.098752" calcext:value-type="float">
            <text:p>17.098752</text:p>
          </table:table-cell>
          <table:table-cell table:formula="of:= ([times_100000.C26] - [times_100000.B26]) / 1000000" office:value-type="float" office:value="10.916352" calcext:value-type="float">
            <text:p>10.916352</text:p>
          </table:table-cell>
          <table:table-cell table:formula="of:= ([times_1000000.C26] - [times_1000000.B26]) / 1000000" office:value-type="float" office:value="1.230592" calcext:value-type="float">
            <text:p>1.230592</text:p>
          </table:table-cell>
        </table:table-row>
        <table:table-row table:style-name="ro1">
          <table:table-cell table:formula="of:= [times_10000.A27]" office:value-type="float" office:value="26" calcext:value-type="float">
            <text:p>26</text:p>
          </table:table-cell>
          <table:table-cell table:formula="of:= ([times_10000.C27] - [times_10000.B27]) / 1000000" office:value-type="float" office:value="17.317376" calcext:value-type="float">
            <text:p>17.317376</text:p>
          </table:table-cell>
          <table:table-cell table:formula="of:= ([times_100000.C27] - [times_100000.B27]) / 1000000" office:value-type="float" office:value="10.610944" calcext:value-type="float">
            <text:p>10.610944</text:p>
          </table:table-cell>
          <table:table-cell table:formula="of:= ([times_1000000.C27] - [times_1000000.B27]) / 1000000" office:value-type="float" office:value="1.494016" calcext:value-type="float">
            <text:p>1.494016</text:p>
          </table:table-cell>
        </table:table-row>
        <table:table-row table:style-name="ro1">
          <table:table-cell table:formula="of:= [times_10000.A28]" office:value-type="float" office:value="27" calcext:value-type="float">
            <text:p>27</text:p>
          </table:table-cell>
          <table:table-cell table:formula="of:= ([times_10000.C28] - [times_10000.B28]) / 1000000" office:value-type="float" office:value="18.331392" calcext:value-type="float">
            <text:p>18.331392</text:p>
          </table:table-cell>
          <table:table-cell table:formula="of:= ([times_100000.C28] - [times_100000.B28]) / 1000000" office:value-type="float" office:value="10.3168" calcext:value-type="float">
            <text:p>10.3168</text:p>
          </table:table-cell>
          <table:table-cell table:formula="of:= ([times_1000000.C28] - [times_1000000.B28]) / 1000000" office:value-type="float" office:value="1.764096" calcext:value-type="float">
            <text:p>1.764096</text:p>
          </table:table-cell>
        </table:table-row>
        <table:table-row table:style-name="ro1">
          <table:table-cell table:formula="of:= [times_10000.A29]" office:value-type="float" office:value="28" calcext:value-type="float">
            <text:p>28</text:p>
          </table:table-cell>
          <table:table-cell table:formula="of:= ([times_10000.C29] - [times_10000.B29]) / 1000000" office:value-type="float" office:value="18.938368" calcext:value-type="float">
            <text:p>18.938368</text:p>
          </table:table-cell>
          <table:table-cell table:formula="of:= ([times_100000.C29] - [times_100000.B29]) / 1000000" office:value-type="float" office:value="9.956096" calcext:value-type="float">
            <text:p>9.956096</text:p>
          </table:table-cell>
          <table:table-cell table:formula="of:= ([times_1000000.C29] - [times_1000000.B29]) / 1000000" office:value-type="float" office:value="1.50528" calcext:value-type="float">
            <text:p>1.50528</text:p>
          </table:table-cell>
        </table:table-row>
        <table:table-row table:style-name="ro1">
          <table:table-cell table:formula="of:= [times_10000.A30]" office:value-type="float" office:value="29" calcext:value-type="float">
            <text:p>29</text:p>
          </table:table-cell>
          <table:table-cell table:formula="of:= ([times_10000.C30] - [times_10000.B30]) / 1000000" office:value-type="float" office:value="19.489024" calcext:value-type="float">
            <text:p>19.489024</text:p>
          </table:table-cell>
          <table:table-cell table:formula="of:= ([times_100000.C30] - [times_100000.B30]) / 1000000" office:value-type="float" office:value="9.652992" calcext:value-type="float">
            <text:p>9.652992</text:p>
          </table:table-cell>
          <table:table-cell table:formula="of:= ([times_1000000.C30] - [times_1000000.B30]) / 1000000" office:value-type="float" office:value="1.351424" calcext:value-type="float">
            <text:p>1.351424</text:p>
          </table:table-cell>
        </table:table-row>
        <table:table-row table:style-name="ro1">
          <table:table-cell table:formula="of:= [times_10000.A31]" office:value-type="float" office:value="30" calcext:value-type="float">
            <text:p>30</text:p>
          </table:table-cell>
          <table:table-cell table:formula="of:= ([times_10000.C31] - [times_10000.B31]) / 1000000" office:value-type="float" office:value="20.81792" calcext:value-type="float">
            <text:p>20.81792</text:p>
          </table:table-cell>
          <table:table-cell table:formula="of:= ([times_100000.C31] - [times_100000.B31]) / 1000000" office:value-type="float" office:value="8.943104" calcext:value-type="float">
            <text:p>8.943104</text:p>
          </table:table-cell>
          <table:table-cell table:formula="of:= ([times_1000000.C31] - [times_1000000.B31]) / 1000000" office:value-type="float" office:value="1.733888" calcext:value-type="float">
            <text:p>1.733888</text:p>
          </table:table-cell>
        </table:table-row>
        <table:table-row table:style-name="ro1">
          <table:table-cell table:formula="of:= [times_10000.A32]" office:value-type="float" office:value="31" calcext:value-type="float">
            <text:p>31</text:p>
          </table:table-cell>
          <table:table-cell table:formula="of:= ([times_10000.C32] - [times_10000.B32]) / 1000000" office:value-type="float" office:value="21.857792" calcext:value-type="float">
            <text:p>21.857792</text:p>
          </table:table-cell>
          <table:table-cell table:formula="of:= ([times_100000.C32] - [times_100000.B32]) / 1000000" office:value-type="float" office:value="7.759104" calcext:value-type="float">
            <text:p>7.759104</text:p>
          </table:table-cell>
          <table:table-cell table:formula="of:= ([times_1000000.C32] - [times_1000000.B32]) / 1000000" office:value-type="float" office:value="1.25696" calcext:value-type="float">
            <text:p>1.25696</text:p>
          </table:table-cell>
        </table:table-row>
        <table:table-row table:style-name="ro1">
          <table:table-cell table:formula="of:= [times_10000.A33]" office:value-type="float" office:value="32" calcext:value-type="float">
            <text:p>32</text:p>
          </table:table-cell>
          <table:table-cell table:formula="of:= ([times_10000.C33] - [times_10000.B33]) / 1000000" office:value-type="float" office:value="22.276864" calcext:value-type="float">
            <text:p>22.276864</text:p>
          </table:table-cell>
          <table:table-cell table:formula="of:= ([times_100000.C33] - [times_100000.B33]) / 1000000" office:value-type="float" office:value="6.12992" calcext:value-type="float">
            <text:p>6.12992</text:p>
          </table:table-cell>
          <table:table-cell table:formula="of:= ([times_1000000.C33] - [times_1000000.B33]) / 1000000" office:value-type="float" office:value="1.286912" calcext:value-type="float">
            <text:p>1.286912</text:p>
          </table:table-cell>
        </table:table-row>
        <table:table-row table:style-name="ro1">
          <table:table-cell table:formula="of:= [times_10000.A34]" office:value-type="float" office:value="33" calcext:value-type="float">
            <text:p>33</text:p>
          </table:table-cell>
          <table:table-cell table:formula="of:= ([times_10000.C34] - [times_10000.B34]) / 1000000" office:value-type="float" office:value="24.737024" calcext:value-type="float">
            <text:p>24.737024</text:p>
          </table:table-cell>
          <table:table-cell table:formula="of:= ([times_100000.C34] - [times_100000.B34]) / 1000000" office:value-type="float" office:value="5.693184" calcext:value-type="float">
            <text:p>5.693184</text:p>
          </table:table-cell>
          <table:table-cell table:formula="of:= ([times_1000000.C34] - [times_1000000.B34]) / 1000000" office:value-type="float" office:value="1.18784" calcext:value-type="float">
            <text:p>1.18784</text:p>
          </table:table-cell>
        </table:table-row>
        <table:table-row table:style-name="ro1">
          <table:table-cell table:formula="of:= [times_10000.A35]" office:value-type="float" office:value="34" calcext:value-type="float">
            <text:p>34</text:p>
          </table:table-cell>
          <table:table-cell table:formula="of:= ([times_10000.C35] - [times_10000.B35]) / 1000000" office:value-type="float" office:value="25.348608" calcext:value-type="float">
            <text:p>25.348608</text:p>
          </table:table-cell>
          <table:table-cell table:formula="of:= ([times_100000.C35] - [times_100000.B35]) / 1000000" office:value-type="float" office:value="4.969216" calcext:value-type="float">
            <text:p>4.969216</text:p>
          </table:table-cell>
          <table:table-cell table:formula="of:= ([times_1000000.C35] - [times_1000000.B35]) / 1000000" office:value-type="float" office:value="1.162752" calcext:value-type="float">
            <text:p>1.162752</text:p>
          </table:table-cell>
        </table:table-row>
        <table:table-row table:style-name="ro1">
          <table:table-cell table:formula="of:= [times_10000.A36]" office:value-type="float" office:value="35" calcext:value-type="float">
            <text:p>35</text:p>
          </table:table-cell>
          <table:table-cell table:formula="of:= ([times_10000.C36] - [times_10000.B36]) / 1000000" office:value-type="float" office:value="26.022912" calcext:value-type="float">
            <text:p>26.022912</text:p>
          </table:table-cell>
          <table:table-cell table:formula="of:= ([times_100000.C36] - [times_100000.B36]) / 1000000" office:value-type="float" office:value="4.3008" calcext:value-type="float">
            <text:p>4.3008</text:p>
          </table:table-cell>
          <table:table-cell table:formula="of:= ([times_1000000.C36] - [times_1000000.B36]) / 1000000" office:value-type="float" office:value="1.187072" calcext:value-type="float">
            <text:p>1.187072</text:p>
          </table:table-cell>
        </table:table-row>
        <table:table-row table:style-name="ro1">
          <table:table-cell table:formula="of:= [times_10000.A37]" office:value-type="float" office:value="36" calcext:value-type="float">
            <text:p>36</text:p>
          </table:table-cell>
          <table:table-cell table:formula="of:= ([times_10000.C37] - [times_10000.B37]) / 1000000" office:value-type="float" office:value="25.731072" calcext:value-type="float">
            <text:p>25.731072</text:p>
          </table:table-cell>
          <table:table-cell table:formula="of:= ([times_100000.C37] - [times_100000.B37]) / 1000000" office:value-type="float" office:value="3.174144" calcext:value-type="float">
            <text:p>3.174144</text:p>
          </table:table-cell>
          <table:table-cell table:formula="of:= ([times_1000000.C37] - [times_1000000.B37]) / 1000000" office:value-type="float" office:value="1.129984" calcext:value-type="float">
            <text:p>1.129984</text:p>
          </table:table-cell>
        </table:table-row>
        <table:table-row table:style-name="ro1">
          <table:table-cell table:formula="of:= [times_10000.A38]" office:value-type="float" office:value="37" calcext:value-type="float">
            <text:p>37</text:p>
          </table:table-cell>
          <table:table-cell table:formula="of:= ([times_10000.C38] - [times_10000.B38]) / 1000000" office:value-type="float" office:value="25.411072" calcext:value-type="float">
            <text:p>25.411072</text:p>
          </table:table-cell>
          <table:table-cell table:formula="of:= ([times_100000.C38] - [times_100000.B38]) / 1000000" office:value-type="float" office:value="3.529984" calcext:value-type="float">
            <text:p>3.529984</text:p>
          </table:table-cell>
          <table:table-cell table:formula="of:= ([times_1000000.C38] - [times_1000000.B38]) / 1000000" office:value-type="float" office:value="1.075968" calcext:value-type="float">
            <text:p>1.075968</text:p>
          </table:table-cell>
        </table:table-row>
        <table:table-row table:style-name="ro1">
          <table:table-cell table:formula="of:= [times_10000.A39]" office:value-type="float" office:value="38" calcext:value-type="float">
            <text:p>38</text:p>
          </table:table-cell>
          <table:table-cell table:formula="of:= ([times_10000.C39] - [times_10000.B39]) / 1000000" office:value-type="float" office:value="27.519744" calcext:value-type="float">
            <text:p>27.519744</text:p>
          </table:table-cell>
          <table:table-cell table:formula="of:= ([times_100000.C39] - [times_100000.B39]) / 1000000" office:value-type="float" office:value="1.178112" calcext:value-type="float">
            <text:p>1.178112</text:p>
          </table:table-cell>
          <table:table-cell table:formula="of:= ([times_1000000.C39] - [times_1000000.B39]) / 1000000" office:value-type="float" office:value="1.641216" calcext:value-type="float">
            <text:p>1.641216</text:p>
          </table:table-cell>
        </table:table-row>
        <table:table-row table:style-name="ro1">
          <table:table-cell table:formula="of:= [times_10000.A40]" office:value-type="float" office:value="39" calcext:value-type="float">
            <text:p>39</text:p>
          </table:table-cell>
          <table:table-cell table:formula="of:= ([times_10000.C40] - [times_10000.B40]) / 1000000" office:value-type="float" office:value="27.194368" calcext:value-type="float">
            <text:p>27.194368</text:p>
          </table:table-cell>
          <table:table-cell table:formula="of:= ([times_100000.C40] - [times_100000.B40]) / 1000000" office:value-type="float" office:value="0.815104" calcext:value-type="float">
            <text:p>0.815104</text:p>
          </table:table-cell>
          <table:table-cell table:formula="of:= ([times_1000000.C40] - [times_1000000.B40]) / 1000000" office:value-type="float" office:value="1.705984" calcext:value-type="float">
            <text:p>1.705984</text:p>
          </table:table-cell>
        </table:table-row>
        <table:table-row table:style-name="ro1">
          <table:table-cell table:formula="of:= [times_10000.A41]" office:value-type="float" office:value="40" calcext:value-type="float">
            <text:p>40</text:p>
          </table:table-cell>
          <table:table-cell table:formula="of:= ([times_10000.C41] - [times_10000.B41]) / 1000000" office:value-type="float" office:value="27.804928" calcext:value-type="float">
            <text:p>27.804928</text:p>
          </table:table-cell>
          <table:table-cell table:formula="of:= ([times_100000.C41] - [times_100000.B41]) / 1000000" office:value-type="float" office:value="0.790016" calcext:value-type="float">
            <text:p>0.790016</text:p>
          </table:table-cell>
          <table:table-cell table:formula="of:= ([times_1000000.C41] - [times_1000000.B41]) / 1000000" office:value-type="float" office:value="1.368064" calcext:value-type="float">
            <text:p>1.368064</text:p>
          </table:table-cell>
        </table:table-row>
        <table:table-row table:style-name="ro1">
          <table:table-cell table:formula="of:= [times_10000.A42]" office:value-type="float" office:value="41" calcext:value-type="float">
            <text:p>41</text:p>
          </table:table-cell>
          <table:table-cell table:formula="of:= ([times_10000.C42] - [times_10000.B42]) / 1000000" office:value-type="float" office:value="27.63904" calcext:value-type="float">
            <text:p>27.63904</text:p>
          </table:table-cell>
          <table:table-cell table:formula="of:= ([times_100000.C42] - [times_100000.B42]) / 1000000" office:value-type="float" office:value="1.125632" calcext:value-type="float">
            <text:p>1.125632</text:p>
          </table:table-cell>
          <table:table-cell table:formula="of:= ([times_1000000.C42] - [times_1000000.B42]) / 1000000" office:value-type="float" office:value="1.824256" calcext:value-type="float">
            <text:p>1.824256</text:p>
          </table:table-cell>
        </table:table-row>
        <table:table-row table:style-name="ro1">
          <table:table-cell table:formula="of:= [times_10000.A43]" office:value-type="float" office:value="42" calcext:value-type="float">
            <text:p>42</text:p>
          </table:table-cell>
          <table:table-cell table:formula="of:= ([times_10000.C43] - [times_10000.B43]) / 1000000" office:value-type="float" office:value="28.638976" calcext:value-type="float">
            <text:p>28.638976</text:p>
          </table:table-cell>
          <table:table-cell table:formula="of:= ([times_100000.C43] - [times_100000.B43]) / 1000000" office:value-type="float" office:value="1.1776" calcext:value-type="float">
            <text:p>1.1776</text:p>
          </table:table-cell>
          <table:table-cell table:formula="of:= ([times_1000000.C43] - [times_1000000.B43]) / 1000000" office:value-type="float" office:value="1.67424" calcext:value-type="float">
            <text:p>1.67424</text:p>
          </table:table-cell>
        </table:table-row>
        <table:table-row table:style-name="ro1">
          <table:table-cell table:formula="of:= [times_10000.A44]" office:value-type="float" office:value="43" calcext:value-type="float">
            <text:p>43</text:p>
          </table:table-cell>
          <table:table-cell table:formula="of:= ([times_10000.C44] - [times_10000.B44]) / 1000000" office:value-type="float" office:value="28.327168" calcext:value-type="float">
            <text:p>28.327168</text:p>
          </table:table-cell>
          <table:table-cell table:formula="of:= ([times_100000.C44] - [times_100000.B44]) / 1000000" office:value-type="float" office:value="1.22368" calcext:value-type="float">
            <text:p>1.22368</text:p>
          </table:table-cell>
          <table:table-cell table:formula="of:= ([times_1000000.C44] - [times_1000000.B44]) / 1000000" office:value-type="float" office:value="1.432064" calcext:value-type="float">
            <text:p>1.432064</text:p>
          </table:table-cell>
        </table:table-row>
        <table:table-row table:style-name="ro1">
          <table:table-cell table:formula="of:= [times_10000.A45]" office:value-type="float" office:value="44" calcext:value-type="float">
            <text:p>44</text:p>
          </table:table-cell>
          <table:table-cell table:formula="of:= ([times_10000.C45] - [times_10000.B45]) / 1000000" office:value-type="float" office:value="29.26336" calcext:value-type="float">
            <text:p>29.26336</text:p>
          </table:table-cell>
          <table:table-cell table:formula="of:= ([times_100000.C45] - [times_100000.B45]) / 1000000" office:value-type="float" office:value="1.410048" calcext:value-type="float">
            <text:p>1.410048</text:p>
          </table:table-cell>
          <table:table-cell table:formula="of:= ([times_1000000.C45] - [times_1000000.B45]) / 1000000" office:value-type="float" office:value="1.269248" calcext:value-type="float">
            <text:p>1.269248</text:p>
          </table:table-cell>
        </table:table-row>
        <table:table-row table:style-name="ro1">
          <table:table-cell table:formula="of:= [times_10000.A46]" office:value-type="float" office:value="45" calcext:value-type="float">
            <text:p>45</text:p>
          </table:table-cell>
          <table:table-cell table:formula="of:= ([times_10000.C46] - [times_10000.B46]) / 1000000" office:value-type="float" office:value="30.164224" calcext:value-type="float">
            <text:p>30.164224</text:p>
          </table:table-cell>
          <table:table-cell table:formula="of:= ([times_100000.C46] - [times_100000.B46]) / 1000000" office:value-type="float" office:value="1.470976" calcext:value-type="float">
            <text:p>1.470976</text:p>
          </table:table-cell>
          <table:table-cell table:formula="of:= ([times_1000000.C46] - [times_1000000.B46]) / 1000000" office:value-type="float" office:value="1.677824" calcext:value-type="float">
            <text:p>1.677824</text:p>
          </table:table-cell>
        </table:table-row>
        <table:table-row table:style-name="ro1">
          <table:table-cell table:formula="of:= [times_10000.A47]" office:value-type="float" office:value="46" calcext:value-type="float">
            <text:p>46</text:p>
          </table:table-cell>
          <table:table-cell table:formula="of:= ([times_10000.C47] - [times_10000.B47]) / 1000000" office:value-type="float" office:value="30.362112" calcext:value-type="float">
            <text:p>30.362112</text:p>
          </table:table-cell>
          <table:table-cell table:formula="of:= ([times_100000.C47] - [times_100000.B47]) / 1000000" office:value-type="float" office:value="1.18144" calcext:value-type="float">
            <text:p>1.18144</text:p>
          </table:table-cell>
          <table:table-cell table:formula="of:= ([times_1000000.C47] - [times_1000000.B47]) / 1000000" office:value-type="float" office:value="1.222912" calcext:value-type="float">
            <text:p>1.222912</text:p>
          </table:table-cell>
        </table:table-row>
        <table:table-row table:style-name="ro1">
          <table:table-cell table:formula="of:= [times_10000.A48]" office:value-type="float" office:value="47" calcext:value-type="float">
            <text:p>47</text:p>
          </table:table-cell>
          <table:table-cell table:formula="of:= ([times_10000.C48] - [times_10000.B48]) / 1000000" office:value-type="float" office:value="31.675904" calcext:value-type="float">
            <text:p>31.675904</text:p>
          </table:table-cell>
          <table:table-cell table:formula="of:= ([times_100000.C48] - [times_100000.B48]) / 1000000" office:value-type="float" office:value="3.638016" calcext:value-type="float">
            <text:p>3.638016</text:p>
          </table:table-cell>
          <table:table-cell table:formula="of:= ([times_1000000.C48] - [times_1000000.B48]) / 1000000" office:value-type="float" office:value="1.336064" calcext:value-type="float">
            <text:p>1.336064</text:p>
          </table:table-cell>
        </table:table-row>
        <table:table-row table:style-name="ro1">
          <table:table-cell table:formula="of:= [times_10000.A49]" office:value-type="float" office:value="48" calcext:value-type="float">
            <text:p>48</text:p>
          </table:table-cell>
          <table:table-cell table:formula="of:= ([times_10000.C49] - [times_10000.B49]) / 1000000" office:value-type="float" office:value="32.969216" calcext:value-type="float">
            <text:p>32.969216</text:p>
          </table:table-cell>
          <table:table-cell table:formula="of:= ([times_100000.C49] - [times_100000.B49]) / 1000000" office:value-type="float" office:value="3.931904" calcext:value-type="float">
            <text:p>3.931904</text:p>
          </table:table-cell>
          <table:table-cell table:formula="of:= ([times_1000000.C49] - [times_1000000.B49]) / 1000000" office:value-type="float" office:value="1.732096" calcext:value-type="float">
            <text:p>1.732096</text:p>
          </table:table-cell>
        </table:table-row>
        <table:table-row table:style-name="ro1">
          <table:table-cell table:formula="of:= [times_10000.A50]" office:value-type="float" office:value="49" calcext:value-type="float">
            <text:p>49</text:p>
          </table:table-cell>
          <table:table-cell table:formula="of:= ([times_10000.C50] - [times_10000.B50]) / 1000000" office:value-type="float" office:value="34.921216" calcext:value-type="float">
            <text:p>34.921216</text:p>
          </table:table-cell>
          <table:table-cell table:formula="of:= ([times_100000.C50] - [times_100000.B50]) / 1000000" office:value-type="float" office:value="4.247552" calcext:value-type="float">
            <text:p>4.247552</text:p>
          </table:table-cell>
          <table:table-cell table:formula="of:= ([times_1000000.C50] - [times_1000000.B50]) / 1000000" office:value-type="float" office:value="1.199872" calcext:value-type="float">
            <text:p>1.199872</text:p>
          </table:table-cell>
        </table:table-row>
        <table:table-row table:style-name="ro1">
          <table:table-cell table:formula="of:= [times_10000.A51]" office:value-type="float" office:value="50" calcext:value-type="float">
            <text:p>50</text:p>
          </table:table-cell>
          <table:table-cell table:formula="of:= ([times_10000.C51] - [times_10000.B51]) / 1000000" office:value-type="float" office:value="35.396096" calcext:value-type="float">
            <text:p>35.396096</text:p>
          </table:table-cell>
          <table:table-cell table:formula="of:= ([times_100000.C51] - [times_100000.B51]) / 1000000" office:value-type="float" office:value="4.19584" calcext:value-type="float">
            <text:p>4.19584</text:p>
          </table:table-cell>
          <table:table-cell table:formula="of:= ([times_1000000.C51] - [times_1000000.B51]) / 1000000" office:value-type="float" office:value="1.490944" calcext:value-type="float">
            <text:p>1.490944</text:p>
          </table:table-cell>
        </table:table-row>
        <table:table-row table:style-name="ro1">
          <table:table-cell table:formula="of:= [times_10000.A52]" office:value-type="float" office:value="51" calcext:value-type="float">
            <text:p>51</text:p>
          </table:table-cell>
          <table:table-cell table:formula="of:= ([times_10000.C52] - [times_10000.B52]) / 1000000" office:value-type="float" office:value="35.449344" calcext:value-type="float">
            <text:p>35.449344</text:p>
          </table:table-cell>
          <table:table-cell table:formula="of:= ([times_100000.C52] - [times_100000.B52]) / 1000000" office:value-type="float" office:value="4.03584" calcext:value-type="float">
            <text:p>4.03584</text:p>
          </table:table-cell>
          <table:table-cell table:formula="of:= ([times_1000000.C52] - [times_1000000.B52]) / 1000000" office:value-type="float" office:value="1.17504" calcext:value-type="float">
            <text:p>1.17504</text:p>
          </table:table-cell>
        </table:table-row>
        <table:table-row table:style-name="ro1">
          <table:table-cell table:formula="of:= [times_10000.A53]" office:value-type="float" office:value="52" calcext:value-type="float">
            <text:p>52</text:p>
          </table:table-cell>
          <table:table-cell table:formula="of:= ([times_10000.C53] - [times_10000.B53]) / 1000000" office:value-type="float" office:value="35.268608" calcext:value-type="float">
            <text:p>35.268608</text:p>
          </table:table-cell>
          <table:table-cell table:formula="of:= ([times_100000.C53] - [times_100000.B53]) / 1000000" office:value-type="float" office:value="3.93216" calcext:value-type="float">
            <text:p>3.93216</text:p>
          </table:table-cell>
          <table:table-cell table:formula="of:= ([times_1000000.C53] - [times_1000000.B53]) / 1000000" office:value-type="float" office:value="1.682432" calcext:value-type="float">
            <text:p>1.682432</text:p>
          </table:table-cell>
        </table:table-row>
        <table:table-row table:style-name="ro1">
          <table:table-cell table:formula="of:= [times_10000.A54]" office:value-type="float" office:value="53" calcext:value-type="float">
            <text:p>53</text:p>
          </table:table-cell>
          <table:table-cell table:formula="of:= ([times_10000.C54] - [times_10000.B54]) / 1000000" office:value-type="float" office:value="34.921984" calcext:value-type="float">
            <text:p>34.921984</text:p>
          </table:table-cell>
          <table:table-cell table:formula="of:= ([times_100000.C54] - [times_100000.B54]) / 1000000" office:value-type="float" office:value="3.638528" calcext:value-type="float">
            <text:p>3.638528</text:p>
          </table:table-cell>
          <table:table-cell table:formula="of:= ([times_1000000.C54] - [times_1000000.B54]) / 1000000" office:value-type="float" office:value="1.241088" calcext:value-type="float">
            <text:p>1.241088</text:p>
          </table:table-cell>
        </table:table-row>
        <table:table-row table:style-name="ro1">
          <table:table-cell table:formula="of:= [times_10000.A55]" office:value-type="float" office:value="54" calcext:value-type="float">
            <text:p>54</text:p>
          </table:table-cell>
          <table:table-cell table:formula="of:= ([times_10000.C55] - [times_10000.B55]) / 1000000" office:value-type="float" office:value="34.393856" calcext:value-type="float">
            <text:p>34.393856</text:p>
          </table:table-cell>
          <table:table-cell table:formula="of:= ([times_100000.C55] - [times_100000.B55]) / 1000000" office:value-type="float" office:value="3.346944" calcext:value-type="float">
            <text:p>3.346944</text:p>
          </table:table-cell>
          <table:table-cell table:formula="of:= ([times_1000000.C55] - [times_1000000.B55]) / 1000000" office:value-type="float" office:value="1.300736" calcext:value-type="float">
            <text:p>1.300736</text:p>
          </table:table-cell>
        </table:table-row>
        <table:table-row table:style-name="ro1">
          <table:table-cell table:formula="of:= [times_10000.A56]" office:value-type="float" office:value="55" calcext:value-type="float">
            <text:p>55</text:p>
          </table:table-cell>
          <table:table-cell table:formula="of:= ([times_10000.C56] - [times_10000.B56]) / 1000000" office:value-type="float" office:value="34.09152" calcext:value-type="float">
            <text:p>34.09152</text:p>
          </table:table-cell>
          <table:table-cell table:formula="of:= ([times_100000.C56] - [times_100000.B56]) / 1000000" office:value-type="float" office:value="3.166208" calcext:value-type="float">
            <text:p>3.166208</text:p>
          </table:table-cell>
          <table:table-cell table:formula="of:= ([times_1000000.C56] - [times_1000000.B56]) / 1000000" office:value-type="float" office:value="1.09824" calcext:value-type="float">
            <text:p>1.09824</text:p>
          </table:table-cell>
        </table:table-row>
        <table:table-row table:style-name="ro1">
          <table:table-cell table:formula="of:= [times_10000.A57]" office:value-type="float" office:value="56" calcext:value-type="float">
            <text:p>56</text:p>
          </table:table-cell>
          <table:table-cell table:formula="of:= ([times_10000.C57] - [times_10000.B57]) / 1000000" office:value-type="float" office:value="34.76992" calcext:value-type="float">
            <text:p>34.76992</text:p>
          </table:table-cell>
          <table:table-cell table:formula="of:= ([times_100000.C57] - [times_100000.B57]) / 1000000" office:value-type="float" office:value="2.937088" calcext:value-type="float">
            <text:p>2.937088</text:p>
          </table:table-cell>
          <table:table-cell table:formula="of:= ([times_1000000.C57] - [times_1000000.B57]) / 1000000" office:value-type="float" office:value="1.14176" calcext:value-type="float">
            <text:p>1.14176</text:p>
          </table:table-cell>
        </table:table-row>
        <table:table-row table:style-name="ro1">
          <table:table-cell table:formula="of:= [times_10000.A58]" office:value-type="float" office:value="57" calcext:value-type="float">
            <text:p>57</text:p>
          </table:table-cell>
          <table:table-cell table:formula="of:= ([times_10000.C58] - [times_10000.B58]) / 1000000" office:value-type="float" office:value="35.365888" calcext:value-type="float">
            <text:p>35.365888</text:p>
          </table:table-cell>
          <table:table-cell table:formula="of:= ([times_100000.C58] - [times_100000.B58]) / 1000000" office:value-type="float" office:value="2.236672" calcext:value-type="float">
            <text:p>2.236672</text:p>
          </table:table-cell>
          <table:table-cell table:formula="of:= ([times_1000000.C58] - [times_1000000.B58]) / 1000000" office:value-type="float" office:value="1.668864" calcext:value-type="float">
            <text:p>1.668864</text:p>
          </table:table-cell>
        </table:table-row>
        <table:table-row table:style-name="ro1">
          <table:table-cell table:formula="of:= [times_10000.A59]" office:value-type="float" office:value="58" calcext:value-type="float">
            <text:p>58</text:p>
          </table:table-cell>
          <table:table-cell table:formula="of:= ([times_10000.C59] - [times_10000.B59]) / 1000000" office:value-type="float" office:value="35.546368" calcext:value-type="float">
            <text:p>35.546368</text:p>
          </table:table-cell>
          <table:table-cell table:formula="of:= ([times_100000.C59] - [times_100000.B59]) / 1000000" office:value-type="float" office:value="2.723072" calcext:value-type="float">
            <text:p>2.723072</text:p>
          </table:table-cell>
          <table:table-cell table:formula="of:= ([times_1000000.C59] - [times_1000000.B59]) / 1000000" office:value-type="float" office:value="1.711104" calcext:value-type="float">
            <text:p>1.711104</text:p>
          </table:table-cell>
        </table:table-row>
        <table:table-row table:style-name="ro1">
          <table:table-cell table:formula="of:= [times_10000.A60]" office:value-type="float" office:value="59" calcext:value-type="float">
            <text:p>59</text:p>
          </table:table-cell>
          <table:table-cell table:formula="of:= ([times_10000.C60] - [times_10000.B60]) / 1000000" office:value-type="float" office:value="36.516864" calcext:value-type="float">
            <text:p>36.516864</text:p>
          </table:table-cell>
          <table:table-cell table:formula="of:= ([times_100000.C60] - [times_100000.B60]) / 1000000" office:value-type="float" office:value="1.634816" calcext:value-type="float">
            <text:p>1.634816</text:p>
          </table:table-cell>
          <table:table-cell table:formula="of:= ([times_1000000.C60] - [times_1000000.B60]) / 1000000" office:value-type="float" office:value="1.844992" calcext:value-type="float">
            <text:p>1.844992</text:p>
          </table:table-cell>
        </table:table-row>
        <table:table-row table:style-name="ro1">
          <table:table-cell table:formula="of:= [times_10000.A61]" office:value-type="float" office:value="60" calcext:value-type="float">
            <text:p>60</text:p>
          </table:table-cell>
          <table:table-cell table:formula="of:= ([times_10000.C61] - [times_10000.B61]) / 1000000" office:value-type="float" office:value="36.233984" calcext:value-type="float">
            <text:p>36.233984</text:p>
          </table:table-cell>
          <table:table-cell table:formula="of:= ([times_100000.C61] - [times_100000.B61]) / 1000000" office:value-type="float" office:value="1.437696" calcext:value-type="float">
            <text:p>1.437696</text:p>
          </table:table-cell>
          <table:table-cell table:formula="of:= ([times_1000000.C61] - [times_1000000.B61]) / 1000000" office:value-type="float" office:value="1.375488" calcext:value-type="float">
            <text:p>1.375488</text:p>
          </table:table-cell>
        </table:table-row>
        <table:table-row table:style-name="ro1">
          <table:table-cell table:formula="of:= [times_10000.A62]" office:value-type="float" office:value="61" calcext:value-type="float">
            <text:p>61</text:p>
          </table:table-cell>
          <table:table-cell table:formula="of:= ([times_10000.C62] - [times_10000.B62]) / 1000000" office:value-type="float" office:value="35.91552" calcext:value-type="float">
            <text:p>35.91552</text:p>
          </table:table-cell>
          <table:table-cell table:formula="of:= ([times_100000.C62] - [times_100000.B62]) / 1000000" office:value-type="float" office:value="1.215232" calcext:value-type="float">
            <text:p>1.215232</text:p>
          </table:table-cell>
          <table:table-cell table:formula="of:= ([times_1000000.C62] - [times_1000000.B62]) / 1000000" office:value-type="float" office:value="1.891072" calcext:value-type="float">
            <text:p>1.891072</text:p>
          </table:table-cell>
        </table:table-row>
        <table:table-row table:style-name="ro1">
          <table:table-cell table:formula="of:= [times_10000.A63]" office:value-type="float" office:value="62" calcext:value-type="float">
            <text:p>62</text:p>
          </table:table-cell>
          <table:table-cell table:formula="of:= ([times_10000.C63] - [times_10000.B63]) / 1000000" office:value-type="float" office:value="35.61984" calcext:value-type="float">
            <text:p>35.61984</text:p>
          </table:table-cell>
          <table:table-cell table:formula="of:= ([times_100000.C63] - [times_100000.B63]) / 1000000" office:value-type="float" office:value="1.095168" calcext:value-type="float">
            <text:p>1.095168</text:p>
          </table:table-cell>
          <table:table-cell table:formula="of:= ([times_1000000.C63] - [times_1000000.B63]) / 1000000" office:value-type="float" office:value="1.229312" calcext:value-type="float">
            <text:p>1.229312</text:p>
          </table:table-cell>
        </table:table-row>
        <table:table-row table:style-name="ro1">
          <table:table-cell table:formula="of:= [times_10000.A64]" office:value-type="float" office:value="63" calcext:value-type="float">
            <text:p>63</text:p>
          </table:table-cell>
          <table:table-cell table:formula="of:= ([times_10000.C64] - [times_10000.B64]) / 1000000" office:value-type="float" office:value="35.276288" calcext:value-type="float">
            <text:p>35.276288</text:p>
          </table:table-cell>
          <table:table-cell table:formula="of:= ([times_100000.C64] - [times_100000.B64]) / 1000000" office:value-type="float" office:value="2.444288" calcext:value-type="float">
            <text:p>2.444288</text:p>
          </table:table-cell>
          <table:table-cell table:formula="of:= ([times_1000000.C64] - [times_1000000.B64]) / 1000000" office:value-type="float" office:value="1.449728" calcext:value-type="float">
            <text:p>1.449728</text:p>
          </table:table-cell>
        </table:table-row>
        <table:table-row table:style-name="ro1">
          <table:table-cell table:formula="of:= [times_10000.A65]" office:value-type="float" office:value="64" calcext:value-type="float">
            <text:p>64</text:p>
          </table:table-cell>
          <table:table-cell table:formula="of:= ([times_10000.C65] - [times_10000.B65]) / 1000000" office:value-type="float" office:value="34.552064" calcext:value-type="float">
            <text:p>34.552064</text:p>
          </table:table-cell>
          <table:table-cell table:formula="of:= ([times_100000.C65] - [times_100000.B65]) / 1000000" office:value-type="float" office:value="8.679424" calcext:value-type="float">
            <text:p>8.679424</text:p>
          </table:table-cell>
          <table:table-cell table:formula="of:= ([times_1000000.C65] - [times_1000000.B65]) / 1000000" office:value-type="float" office:value="1.221632" calcext:value-type="float">
            <text:p>1.221632</text:p>
          </table:table-cell>
        </table:table-row>
        <table:table-row table:style-name="ro1">
          <table:table-cell table:formula="of:= [times_10000.A66]" office:value-type="float" office:value="65" calcext:value-type="float">
            <text:p>65</text:p>
          </table:table-cell>
          <table:table-cell table:formula="of:= ([times_10000.C66] - [times_10000.B66]) / 1000000" office:value-type="float" office:value="34.980864" calcext:value-type="float">
            <text:p>34.980864</text:p>
          </table:table-cell>
          <table:table-cell table:formula="of:= ([times_100000.C66] - [times_100000.B66]) / 1000000" office:value-type="float" office:value="8.99328" calcext:value-type="float">
            <text:p>8.99328</text:p>
          </table:table-cell>
          <table:table-cell table:formula="of:= ([times_1000000.C66] - [times_1000000.B66]) / 1000000" office:value-type="float" office:value="1.17376" calcext:value-type="float">
            <text:p>1.17376</text:p>
          </table:table-cell>
        </table:table-row>
        <table:table-row table:style-name="ro1">
          <table:table-cell table:formula="of:= [times_10000.A67]" office:value-type="float" office:value="66" calcext:value-type="float">
            <text:p>66</text:p>
          </table:table-cell>
          <table:table-cell table:formula="of:= ([times_10000.C67] - [times_10000.B67]) / 1000000" office:value-type="float" office:value="34.681856" calcext:value-type="float">
            <text:p>34.681856</text:p>
          </table:table-cell>
          <table:table-cell table:formula="of:= ([times_100000.C67] - [times_100000.B67]) / 1000000" office:value-type="float" office:value="8.516096" calcext:value-type="float">
            <text:p>8.516096</text:p>
          </table:table-cell>
          <table:table-cell table:formula="of:= ([times_1000000.C67] - [times_1000000.B67]) / 1000000" office:value-type="float" office:value="1.295616" calcext:value-type="float">
            <text:p>1.295616</text:p>
          </table:table-cell>
        </table:table-row>
        <table:table-row table:style-name="ro1">
          <table:table-cell table:formula="of:= [times_10000.A68]" office:value-type="float" office:value="67" calcext:value-type="float">
            <text:p>67</text:p>
          </table:table-cell>
          <table:table-cell table:formula="of:= ([times_10000.C68] - [times_10000.B68]) / 1000000" office:value-type="float" office:value="34.358016" calcext:value-type="float">
            <text:p>34.358016</text:p>
          </table:table-cell>
          <table:table-cell table:formula="of:= ([times_100000.C68] - [times_100000.B68]) / 1000000" office:value-type="float" office:value="8.64128" calcext:value-type="float">
            <text:p>8.64128</text:p>
          </table:table-cell>
          <table:table-cell table:formula="of:= ([times_1000000.C68] - [times_1000000.B68]) / 1000000" office:value-type="float" office:value="1.217024" calcext:value-type="float">
            <text:p>1.217024</text:p>
          </table:table-cell>
        </table:table-row>
        <table:table-row table:style-name="ro1">
          <table:table-cell table:formula="of:= [times_10000.A69]" office:value-type="float" office:value="68" calcext:value-type="float">
            <text:p>68</text:p>
          </table:table-cell>
          <table:table-cell table:formula="of:= ([times_10000.C69] - [times_10000.B69]) / 1000000" office:value-type="float" office:value="35.021568" calcext:value-type="float">
            <text:p>35.021568</text:p>
          </table:table-cell>
          <table:table-cell table:formula="of:= ([times_100000.C69] - [times_100000.B69]) / 1000000" office:value-type="float" office:value="8.518656" calcext:value-type="float">
            <text:p>8.518656</text:p>
          </table:table-cell>
          <table:table-cell table:formula="of:= ([times_1000000.C69] - [times_1000000.B69]) / 1000000" office:value-type="float" office:value="1.569024" calcext:value-type="float">
            <text:p>1.569024</text:p>
          </table:table-cell>
        </table:table-row>
        <table:table-row table:style-name="ro1">
          <table:table-cell table:formula="of:= [times_10000.A70]" office:value-type="float" office:value="69" calcext:value-type="float">
            <text:p>69</text:p>
          </table:table-cell>
          <table:table-cell table:formula="of:= ([times_10000.C70] - [times_10000.B70]) / 1000000" office:value-type="float" office:value="34.502656" calcext:value-type="float">
            <text:p>34.502656</text:p>
          </table:table-cell>
          <table:table-cell table:formula="of:= ([times_100000.C70] - [times_100000.B70]) / 1000000" office:value-type="float" office:value="8.229632" calcext:value-type="float">
            <text:p>8.229632</text:p>
          </table:table-cell>
          <table:table-cell table:formula="of:= ([times_1000000.C70] - [times_1000000.B70]) / 1000000" office:value-type="float" office:value="1.181696" calcext:value-type="float">
            <text:p>1.181696</text:p>
          </table:table-cell>
        </table:table-row>
        <table:table-row table:style-name="ro1">
          <table:table-cell table:formula="of:= [times_10000.A71]" office:value-type="float" office:value="70" calcext:value-type="float">
            <text:p>70</text:p>
          </table:table-cell>
          <table:table-cell table:formula="of:= ([times_10000.C71] - [times_10000.B71]) / 1000000" office:value-type="float" office:value="35.033088" calcext:value-type="float">
            <text:p>35.033088</text:p>
          </table:table-cell>
          <table:table-cell table:formula="of:= ([times_100000.C71] - [times_100000.B71]) / 1000000" office:value-type="float" office:value="8.0512" calcext:value-type="float">
            <text:p>8.0512</text:p>
          </table:table-cell>
          <table:table-cell table:formula="of:= ([times_1000000.C71] - [times_1000000.B71]) / 1000000" office:value-type="float" office:value="1.853184" calcext:value-type="float">
            <text:p>1.853184</text:p>
          </table:table-cell>
        </table:table-row>
        <table:table-row table:style-name="ro1">
          <table:table-cell table:formula="of:= [times_10000.A72]" office:value-type="float" office:value="71" calcext:value-type="float">
            <text:p>71</text:p>
          </table:table-cell>
          <table:table-cell table:formula="of:= ([times_10000.C72] - [times_10000.B72]) / 1000000" office:value-type="float" office:value="36.850944" calcext:value-type="float">
            <text:p>36.850944</text:p>
          </table:table-cell>
          <table:table-cell table:formula="of:= ([times_100000.C72] - [times_100000.B72]) / 1000000" office:value-type="float" office:value="8.587008" calcext:value-type="float">
            <text:p>8.587008</text:p>
          </table:table-cell>
          <table:table-cell table:formula="of:= ([times_1000000.C72] - [times_1000000.B72]) / 1000000" office:value-type="float" office:value="1.735168" calcext:value-type="float">
            <text:p>1.735168</text:p>
          </table:table-cell>
        </table:table-row>
        <table:table-row table:style-name="ro1">
          <table:table-cell table:formula="of:= [times_10000.A73]" office:value-type="float" office:value="72" calcext:value-type="float">
            <text:p>72</text:p>
          </table:table-cell>
          <table:table-cell table:formula="of:= ([times_10000.C73] - [times_10000.B73]) / 1000000" office:value-type="float" office:value="37.406208" calcext:value-type="float">
            <text:p>37.406208</text:p>
          </table:table-cell>
          <table:table-cell table:formula="of:= ([times_100000.C73] - [times_100000.B73]) / 1000000" office:value-type="float" office:value="8.675328" calcext:value-type="float">
            <text:p>8.675328</text:p>
          </table:table-cell>
          <table:table-cell table:formula="of:= ([times_1000000.C73] - [times_1000000.B73]) / 1000000" office:value-type="float" office:value="1.805824" calcext:value-type="float">
            <text:p>1.805824</text:p>
          </table:table-cell>
        </table:table-row>
        <table:table-row table:style-name="ro1">
          <table:table-cell table:formula="of:= [times_10000.A74]" office:value-type="float" office:value="73" calcext:value-type="float">
            <text:p>73</text:p>
          </table:table-cell>
          <table:table-cell table:formula="of:= ([times_10000.C74] - [times_10000.B74]) / 1000000" office:value-type="float" office:value="39.227392" calcext:value-type="float">
            <text:p>39.227392</text:p>
          </table:table-cell>
          <table:table-cell table:formula="of:= ([times_100000.C74] - [times_100000.B74]) / 1000000" office:value-type="float" office:value="8.611072" calcext:value-type="float">
            <text:p>8.611072</text:p>
          </table:table-cell>
          <table:table-cell table:formula="of:= ([times_1000000.C74] - [times_1000000.B74]) / 1000000" office:value-type="float" office:value="1.374208" calcext:value-type="float">
            <text:p>1.374208</text:p>
          </table:table-cell>
        </table:table-row>
        <table:table-row table:style-name="ro1">
          <table:table-cell table:formula="of:= [times_10000.A75]" office:value-type="float" office:value="74" calcext:value-type="float">
            <text:p>74</text:p>
          </table:table-cell>
          <table:table-cell table:formula="of:= ([times_10000.C75] - [times_10000.B75]) / 1000000" office:value-type="float" office:value="40.195072" calcext:value-type="float">
            <text:p>40.195072</text:p>
          </table:table-cell>
          <table:table-cell table:formula="of:= ([times_100000.C75] - [times_100000.B75]) / 1000000" office:value-type="float" office:value="8.665344" calcext:value-type="float">
            <text:p>8.665344</text:p>
          </table:table-cell>
          <table:table-cell table:formula="of:= ([times_1000000.C75] - [times_1000000.B75]) / 1000000" office:value-type="float" office:value="1.957888" calcext:value-type="float">
            <text:p>1.957888</text:p>
          </table:table-cell>
        </table:table-row>
        <table:table-row table:style-name="ro1">
          <table:table-cell table:formula="of:= [times_10000.A76]" office:value-type="float" office:value="75" calcext:value-type="float">
            <text:p>75</text:p>
          </table:table-cell>
          <table:table-cell table:formula="of:= ([times_10000.C76] - [times_10000.B76]) / 1000000" office:value-type="float" office:value="41.170688" calcext:value-type="float">
            <text:p>41.170688</text:p>
          </table:table-cell>
          <table:table-cell table:formula="of:= ([times_100000.C76] - [times_100000.B76]) / 1000000" office:value-type="float" office:value="8.37888" calcext:value-type="float">
            <text:p>8.37888</text:p>
          </table:table-cell>
          <table:table-cell table:formula="of:= ([times_1000000.C76] - [times_1000000.B76]) / 1000000" office:value-type="float" office:value="1.665792" calcext:value-type="float">
            <text:p>1.665792</text:p>
          </table:table-cell>
        </table:table-row>
        <table:table-row table:style-name="ro1">
          <table:table-cell table:formula="of:= [times_10000.A77]" office:value-type="float" office:value="76" calcext:value-type="float">
            <text:p>76</text:p>
          </table:table-cell>
          <table:table-cell table:formula="of:= ([times_10000.C77] - [times_10000.B77]) / 1000000" office:value-type="float" office:value="41.805568" calcext:value-type="float">
            <text:p>41.805568</text:p>
          </table:table-cell>
          <table:table-cell table:formula="of:= ([times_100000.C77] - [times_100000.B77]) / 1000000" office:value-type="float" office:value="8.090112" calcext:value-type="float">
            <text:p>8.090112</text:p>
          </table:table-cell>
          <table:table-cell table:formula="of:= ([times_1000000.C77] - [times_1000000.B77]) / 1000000" office:value-type="float" office:value="1.339648" calcext:value-type="float">
            <text:p>1.339648</text:p>
          </table:table-cell>
        </table:table-row>
        <table:table-row table:style-name="ro1">
          <table:table-cell table:formula="of:= [times_10000.A78]" office:value-type="float" office:value="77" calcext:value-type="float">
            <text:p>77</text:p>
          </table:table-cell>
          <table:table-cell table:formula="of:= ([times_10000.C78] - [times_10000.B78]) / 1000000" office:value-type="float" office:value="42.861056" calcext:value-type="float">
            <text:p>42.861056</text:p>
          </table:table-cell>
          <table:table-cell table:formula="of:= ([times_100000.C78] - [times_100000.B78]) / 1000000" office:value-type="float" office:value="8.043264" calcext:value-type="float">
            <text:p>8.043264</text:p>
          </table:table-cell>
          <table:table-cell table:formula="of:= ([times_1000000.C78] - [times_1000000.B78]) / 1000000" office:value-type="float" office:value="1.39776" calcext:value-type="float">
            <text:p>1.39776</text:p>
          </table:table-cell>
        </table:table-row>
        <table:table-row table:style-name="ro1">
          <table:table-cell table:formula="of:= [times_10000.A79]" office:value-type="float" office:value="78" calcext:value-type="float">
            <text:p>78</text:p>
          </table:table-cell>
          <table:table-cell table:formula="of:= ([times_10000.C79] - [times_10000.B79]) / 1000000" office:value-type="float" office:value="45.556736" calcext:value-type="float">
            <text:p>45.556736</text:p>
          </table:table-cell>
          <table:table-cell table:formula="of:= ([times_100000.C79] - [times_100000.B79]) / 1000000" office:value-type="float" office:value="7.75296" calcext:value-type="float">
            <text:p>7.75296</text:p>
          </table:table-cell>
          <table:table-cell table:formula="of:= ([times_1000000.C79] - [times_1000000.B79]) / 1000000" office:value-type="float" office:value="1.6" calcext:value-type="float">
            <text:p>1.6</text:p>
          </table:table-cell>
        </table:table-row>
        <table:table-row table:style-name="ro1">
          <table:table-cell table:formula="of:= [times_10000.A80]" office:value-type="float" office:value="79" calcext:value-type="float">
            <text:p>79</text:p>
          </table:table-cell>
          <table:table-cell table:formula="of:= ([times_10000.C80] - [times_10000.B80]) / 1000000" office:value-type="float" office:value="46.516224" calcext:value-type="float">
            <text:p>46.516224</text:p>
          </table:table-cell>
          <table:table-cell table:formula="of:= ([times_100000.C80] - [times_100000.B80]) / 1000000" office:value-type="float" office:value="7.453696" calcext:value-type="float">
            <text:p>7.453696</text:p>
          </table:table-cell>
          <table:table-cell table:formula="of:= ([times_1000000.C80] - [times_1000000.B80]) / 1000000" office:value-type="float" office:value="1.72416" calcext:value-type="float">
            <text:p>1.72416</text:p>
          </table:table-cell>
        </table:table-row>
        <table:table-row table:style-name="ro1">
          <table:table-cell table:formula="of:= [times_10000.A81]" office:value-type="float" office:value="80" calcext:value-type="float">
            <text:p>80</text:p>
          </table:table-cell>
          <table:table-cell table:formula="of:= ([times_10000.C81] - [times_10000.B81]) / 1000000" office:value-type="float" office:value="45.975808" calcext:value-type="float">
            <text:p>45.975808</text:p>
          </table:table-cell>
          <table:table-cell table:formula="of:= ([times_100000.C81] - [times_100000.B81]) / 1000000" office:value-type="float" office:value="7.156992" calcext:value-type="float">
            <text:p>7.156992</text:p>
          </table:table-cell>
          <table:table-cell table:formula="of:= ([times_1000000.C81] - [times_1000000.B81]) / 1000000" office:value-type="float" office:value="1.417216" calcext:value-type="float">
            <text:p>1.417216</text:p>
          </table:table-cell>
        </table:table-row>
        <table:table-row table:style-name="ro1">
          <table:table-cell table:formula="of:= [times_10000.A82]" office:value-type="float" office:value="81" calcext:value-type="float">
            <text:p>81</text:p>
          </table:table-cell>
          <table:table-cell table:formula="of:= ([times_10000.C82] - [times_10000.B82]) / 1000000" office:value-type="float" office:value="45.990144" calcext:value-type="float">
            <text:p>45.990144</text:p>
          </table:table-cell>
          <table:table-cell table:formula="of:= ([times_100000.C82] - [times_100000.B82]) / 1000000" office:value-type="float" office:value="7.094016" calcext:value-type="float">
            <text:p>7.094016</text:p>
          </table:table-cell>
          <table:table-cell table:formula="of:= ([times_1000000.C82] - [times_1000000.B82]) / 1000000" office:value-type="float" office:value="1.25184" calcext:value-type="float">
            <text:p>1.25184</text:p>
          </table:table-cell>
        </table:table-row>
        <table:table-row table:style-name="ro1">
          <table:table-cell table:formula="of:= [times_10000.A83]" office:value-type="float" office:value="82" calcext:value-type="float">
            <text:p>82</text:p>
          </table:table-cell>
          <table:table-cell table:formula="of:= ([times_10000.C83] - [times_10000.B83]) / 1000000" office:value-type="float" office:value="45.545216" calcext:value-type="float">
            <text:p>45.545216</text:p>
          </table:table-cell>
          <table:table-cell table:formula="of:= ([times_100000.C83] - [times_100000.B83]) / 1000000" office:value-type="float" office:value="6.798848" calcext:value-type="float">
            <text:p>6.798848</text:p>
          </table:table-cell>
          <table:table-cell table:formula="of:= ([times_1000000.C83] - [times_1000000.B83]) / 1000000" office:value-type="float" office:value="1.636864" calcext:value-type="float">
            <text:p>1.636864</text:p>
          </table:table-cell>
        </table:table-row>
        <table:table-row table:style-name="ro1">
          <table:table-cell table:formula="of:= [times_10000.A84]" office:value-type="float" office:value="83" calcext:value-type="float">
            <text:p>83</text:p>
          </table:table-cell>
          <table:table-cell table:formula="of:= ([times_10000.C84] - [times_10000.B84]) / 1000000" office:value-type="float" office:value="45.13408" calcext:value-type="float">
            <text:p>45.13408</text:p>
          </table:table-cell>
          <table:table-cell table:formula="of:= ([times_100000.C84] - [times_100000.B84]) / 1000000" office:value-type="float" office:value="6.505984" calcext:value-type="float">
            <text:p>6.505984</text:p>
          </table:table-cell>
          <table:table-cell table:formula="of:= ([times_1000000.C84] - [times_1000000.B84]) / 1000000" office:value-type="float" office:value="1.712896" calcext:value-type="float">
            <text:p>1.712896</text:p>
          </table:table-cell>
        </table:table-row>
        <table:table-row table:style-name="ro1">
          <table:table-cell table:formula="of:= [times_10000.A85]" office:value-type="float" office:value="84" calcext:value-type="float">
            <text:p>84</text:p>
          </table:table-cell>
          <table:table-cell table:formula="of:= ([times_10000.C85] - [times_10000.B85]) / 1000000" office:value-type="float" office:value="44.82688" calcext:value-type="float">
            <text:p>44.82688</text:p>
          </table:table-cell>
          <table:table-cell table:formula="of:= ([times_100000.C85] - [times_100000.B85]) / 1000000" office:value-type="float" office:value="6.210816" calcext:value-type="float">
            <text:p>6.210816</text:p>
          </table:table-cell>
          <table:table-cell table:formula="of:= ([times_1000000.C85] - [times_1000000.B85]) / 1000000" office:value-type="float" office:value="1.536768" calcext:value-type="float">
            <text:p>1.536768</text:p>
          </table:table-cell>
        </table:table-row>
        <table:table-row table:style-name="ro1">
          <table:table-cell table:formula="of:= [times_10000.A86]" office:value-type="float" office:value="85" calcext:value-type="float">
            <text:p>85</text:p>
          </table:table-cell>
          <table:table-cell table:formula="of:= ([times_10000.C86] - [times_10000.B86]) / 1000000" office:value-type="float" office:value="44.707072" calcext:value-type="float">
            <text:p>44.707072</text:p>
          </table:table-cell>
          <table:table-cell table:formula="of:= ([times_100000.C86] - [times_100000.B86]) / 1000000" office:value-type="float" office:value="5.929984" calcext:value-type="float">
            <text:p>5.929984</text:p>
          </table:table-cell>
          <table:table-cell table:formula="of:= ([times_1000000.C86] - [times_1000000.B86]) / 1000000" office:value-type="float" office:value="1.321728" calcext:value-type="float">
            <text:p>1.321728</text:p>
          </table:table-cell>
        </table:table-row>
        <table:table-row table:style-name="ro1">
          <table:table-cell table:formula="of:= [times_10000.A87]" office:value-type="float" office:value="86" calcext:value-type="float">
            <text:p>86</text:p>
          </table:table-cell>
          <table:table-cell table:formula="of:= ([times_10000.C87] - [times_10000.B87]) / 1000000" office:value-type="float" office:value="44.765184" calcext:value-type="float">
            <text:p>44.765184</text:p>
          </table:table-cell>
          <table:table-cell table:formula="of:= ([times_100000.C87] - [times_100000.B87]) / 1000000" office:value-type="float" office:value="5.50528" calcext:value-type="float">
            <text:p>5.50528</text:p>
          </table:table-cell>
          <table:table-cell table:formula="of:= ([times_1000000.C87] - [times_1000000.B87]) / 1000000" office:value-type="float" office:value="1.156096" calcext:value-type="float">
            <text:p>1.156096</text:p>
          </table:table-cell>
        </table:table-row>
        <table:table-row table:style-name="ro1">
          <table:table-cell table:formula="of:= [times_10000.A88]" office:value-type="float" office:value="87" calcext:value-type="float">
            <text:p>87</text:p>
          </table:table-cell>
          <table:table-cell table:formula="of:= ([times_10000.C88] - [times_10000.B88]) / 1000000" office:value-type="float" office:value="45.711872" calcext:value-type="float">
            <text:p>45.711872</text:p>
          </table:table-cell>
          <table:table-cell table:formula="of:= ([times_100000.C88] - [times_100000.B88]) / 1000000" office:value-type="float" office:value="5.002752" calcext:value-type="float">
            <text:p>5.002752</text:p>
          </table:table-cell>
          <table:table-cell table:formula="of:= ([times_1000000.C88] - [times_1000000.B88]) / 1000000" office:value-type="float" office:value="1.236992" calcext:value-type="float">
            <text:p>1.236992</text:p>
          </table:table-cell>
        </table:table-row>
        <table:table-row table:style-name="ro1">
          <table:table-cell table:formula="of:= [times_10000.A89]" office:value-type="float" office:value="88" calcext:value-type="float">
            <text:p>88</text:p>
          </table:table-cell>
          <table:table-cell table:formula="of:= ([times_10000.C89] - [times_10000.B89]) / 1000000" office:value-type="float" office:value="48.356352" calcext:value-type="float">
            <text:p>48.356352</text:p>
          </table:table-cell>
          <table:table-cell table:formula="of:= ([times_100000.C89] - [times_100000.B89]) / 1000000" office:value-type="float" office:value="3.203072" calcext:value-type="float">
            <text:p>3.203072</text:p>
          </table:table-cell>
          <table:table-cell table:formula="of:= ([times_1000000.C89] - [times_1000000.B89]) / 1000000" office:value-type="float" office:value="1.672704" calcext:value-type="float">
            <text:p>1.672704</text:p>
          </table:table-cell>
        </table:table-row>
        <table:table-row table:style-name="ro1">
          <table:table-cell table:formula="of:= [times_10000.A90]" office:value-type="float" office:value="89" calcext:value-type="float">
            <text:p>89</text:p>
          </table:table-cell>
          <table:table-cell table:formula="of:= ([times_10000.C90] - [times_10000.B90]) / 1000000" office:value-type="float" office:value="48.610304" calcext:value-type="float">
            <text:p>48.610304</text:p>
          </table:table-cell>
          <table:table-cell table:formula="of:= ([times_100000.C90] - [times_100000.B90]) / 1000000" office:value-type="float" office:value="2.664448" calcext:value-type="float">
            <text:p>2.664448</text:p>
          </table:table-cell>
          <table:table-cell table:formula="of:= ([times_1000000.C90] - [times_1000000.B90]) / 1000000" office:value-type="float" office:value="1.174272" calcext:value-type="float">
            <text:p>1.174272</text:p>
          </table:table-cell>
        </table:table-row>
        <table:table-row table:style-name="ro1">
          <table:table-cell table:formula="of:= [times_10000.A91]" office:value-type="float" office:value="90" calcext:value-type="float">
            <text:p>90</text:p>
          </table:table-cell>
          <table:table-cell table:formula="of:= ([times_10000.C91] - [times_10000.B91]) / 1000000" office:value-type="float" office:value="49.7472" calcext:value-type="float">
            <text:p>49.7472</text:p>
          </table:table-cell>
          <table:table-cell table:formula="of:= ([times_100000.C91] - [times_100000.B91]) / 1000000" office:value-type="float" office:value="0.866048" calcext:value-type="float">
            <text:p>0.866048</text:p>
          </table:table-cell>
          <table:table-cell table:formula="of:= ([times_1000000.C91] - [times_1000000.B91]) / 1000000" office:value-type="float" office:value="1.889024" calcext:value-type="float">
            <text:p>1.889024</text:p>
          </table:table-cell>
        </table:table-row>
        <table:table-row table:style-name="ro1">
          <table:table-cell table:formula="of:= [times_10000.A92]" office:value-type="float" office:value="91" calcext:value-type="float">
            <text:p>91</text:p>
          </table:table-cell>
          <table:table-cell table:formula="of:= ([times_10000.C92] - [times_10000.B92]) / 1000000" office:value-type="float" office:value="49.271552" calcext:value-type="float">
            <text:p>49.271552</text:p>
          </table:table-cell>
          <table:table-cell table:formula="of:= ([times_100000.C92] - [times_100000.B92]) / 1000000" office:value-type="float" office:value="1.238016" calcext:value-type="float">
            <text:p>1.238016</text:p>
          </table:table-cell>
          <table:table-cell table:formula="of:= ([times_1000000.C92] - [times_1000000.B92]) / 1000000" office:value-type="float" office:value="1.65376" calcext:value-type="float">
            <text:p>1.65376</text:p>
          </table:table-cell>
        </table:table-row>
        <table:table-row table:style-name="ro1">
          <table:table-cell table:formula="of:= [times_10000.A93]" office:value-type="float" office:value="92" calcext:value-type="float">
            <text:p>92</text:p>
          </table:table-cell>
          <table:table-cell table:formula="of:= ([times_10000.C93] - [times_10000.B93]) / 1000000" office:value-type="float" office:value="51.729152" calcext:value-type="float">
            <text:p>51.729152</text:p>
          </table:table-cell>
          <table:table-cell table:formula="of:= ([times_100000.C93] - [times_100000.B93]) / 1000000" office:value-type="float" office:value="1.377024" calcext:value-type="float">
            <text:p>1.377024</text:p>
          </table:table-cell>
          <table:table-cell table:formula="of:= ([times_1000000.C93] - [times_1000000.B93]) / 1000000" office:value-type="float" office:value="1.314304" calcext:value-type="float">
            <text:p>1.314304</text:p>
          </table:table-cell>
        </table:table-row>
        <table:table-row table:style-name="ro1">
          <table:table-cell table:formula="of:= [times_10000.A94]" office:value-type="float" office:value="93" calcext:value-type="float">
            <text:p>93</text:p>
          </table:table-cell>
          <table:table-cell table:formula="of:= ([times_10000.C94] - [times_10000.B94]) / 1000000" office:value-type="float" office:value="51.769344" calcext:value-type="float">
            <text:p>51.769344</text:p>
          </table:table-cell>
          <table:table-cell table:formula="of:= ([times_100000.C94] - [times_100000.B94]) / 1000000" office:value-type="float" office:value="1.638144" calcext:value-type="float">
            <text:p>1.638144</text:p>
          </table:table-cell>
          <table:table-cell table:formula="of:= ([times_1000000.C94] - [times_1000000.B94]) / 1000000" office:value-type="float" office:value="1.875712" calcext:value-type="float">
            <text:p>1.875712</text:p>
          </table:table-cell>
        </table:table-row>
        <table:table-row table:style-name="ro1">
          <table:table-cell table:formula="of:= [times_10000.A95]" office:value-type="float" office:value="94" calcext:value-type="float">
            <text:p>94</text:p>
          </table:table-cell>
          <table:table-cell table:formula="of:= ([times_10000.C95] - [times_10000.B95]) / 1000000" office:value-type="float" office:value="51.428096" calcext:value-type="float">
            <text:p>51.428096</text:p>
          </table:table-cell>
          <table:table-cell table:formula="of:= ([times_100000.C95] - [times_100000.B95]) / 1000000" office:value-type="float" office:value="1.408" calcext:value-type="float">
            <text:p>1.408</text:p>
          </table:table-cell>
          <table:table-cell table:formula="of:= ([times_1000000.C95] - [times_1000000.B95]) / 1000000" office:value-type="float" office:value="1.23904" calcext:value-type="float">
            <text:p>1.23904</text:p>
          </table:table-cell>
        </table:table-row>
        <table:table-row table:style-name="ro1">
          <table:table-cell table:formula="of:= [times_10000.A96]" office:value-type="float" office:value="95" calcext:value-type="float">
            <text:p>95</text:p>
          </table:table-cell>
          <table:table-cell table:formula="of:= ([times_10000.C96] - [times_10000.B96]) / 1000000" office:value-type="float" office:value="51.131904" calcext:value-type="float">
            <text:p>51.131904</text:p>
          </table:table-cell>
          <table:table-cell table:formula="of:= ([times_100000.C96] - [times_100000.B96]) / 1000000" office:value-type="float" office:value="1.497088" calcext:value-type="float">
            <text:p>1.497088</text:p>
          </table:table-cell>
          <table:table-cell table:formula="of:= ([times_1000000.C96] - [times_1000000.B96]) / 1000000" office:value-type="float" office:value="1.300992" calcext:value-type="float">
            <text:p>1.300992</text:p>
          </table:table-cell>
        </table:table-row>
        <table:table-row table:style-name="ro1">
          <table:table-cell table:formula="of:= [times_10000.A97]" office:value-type="float" office:value="96" calcext:value-type="float">
            <text:p>96</text:p>
          </table:table-cell>
          <table:table-cell table:formula="of:= ([times_10000.C97] - [times_10000.B97]) / 1000000" office:value-type="float" office:value="51.181056" calcext:value-type="float">
            <text:p>51.181056</text:p>
          </table:table-cell>
          <table:table-cell table:formula="of:= ([times_100000.C97] - [times_100000.B97]) / 1000000" office:value-type="float" office:value="1.336064" calcext:value-type="float">
            <text:p>1.336064</text:p>
          </table:table-cell>
          <table:table-cell table:formula="of:= ([times_1000000.C97] - [times_1000000.B97]) / 1000000" office:value-type="float" office:value="1.199872" calcext:value-type="float">
            <text:p>1.199872</text:p>
          </table:table-cell>
        </table:table-row>
        <table:table-row table:style-name="ro1">
          <table:table-cell table:formula="of:= [times_10000.A98]" office:value-type="float" office:value="97" calcext:value-type="float">
            <text:p>97</text:p>
          </table:table-cell>
          <table:table-cell table:formula="of:= ([times_10000.C98] - [times_10000.B98]) / 1000000" office:value-type="float" office:value="52.009216" calcext:value-type="float">
            <text:p>52.009216</text:p>
          </table:table-cell>
          <table:table-cell table:formula="of:= ([times_100000.C98] - [times_100000.B98]) / 1000000" office:value-type="float" office:value="1.703936" calcext:value-type="float">
            <text:p>1.703936</text:p>
          </table:table-cell>
          <table:table-cell table:formula="of:= ([times_1000000.C98] - [times_1000000.B98]) / 1000000" office:value-type="float" office:value="1.487872" calcext:value-type="float">
            <text:p>1.487872</text:p>
          </table:table-cell>
        </table:table-row>
        <table:table-row table:style-name="ro1">
          <table:table-cell table:formula="of:= [times_10000.A99]" office:value-type="float" office:value="98" calcext:value-type="float">
            <text:p>98</text:p>
          </table:table-cell>
          <table:table-cell table:formula="of:= ([times_10000.C99] - [times_10000.B99]) / 1000000" office:value-type="float" office:value="51.725824" calcext:value-type="float">
            <text:p>51.725824</text:p>
          </table:table-cell>
          <table:table-cell table:formula="of:= ([times_100000.C99] - [times_100000.B99]) / 1000000" office:value-type="float" office:value="1.762816" calcext:value-type="float">
            <text:p>1.762816</text:p>
          </table:table-cell>
          <table:table-cell table:formula="of:= ([times_1000000.C99] - [times_1000000.B99]) / 1000000" office:value-type="float" office:value="1.16096" calcext:value-type="float">
            <text:p>1.16096</text:p>
          </table:table-cell>
        </table:table-row>
        <table:table-row table:style-name="ro1">
          <table:table-cell table:formula="of:= [times_10000.A100]" office:value-type="float" office:value="99" calcext:value-type="float">
            <text:p>99</text:p>
          </table:table-cell>
          <table:table-cell table:formula="of:= ([times_10000.C100] - [times_10000.B100]) / 1000000" office:value-type="float" office:value="51.128064" calcext:value-type="float">
            <text:p>51.128064</text:p>
          </table:table-cell>
          <table:table-cell table:formula="of:= ([times_100000.C100] - [times_100000.B100]) / 1000000" office:value-type="float" office:value="1.863936" calcext:value-type="float">
            <text:p>1.863936</text:p>
          </table:table-cell>
          <table:table-cell table:formula="of:= ([times_1000000.C100] - [times_1000000.B100]) / 1000000" office:value-type="float" office:value="1.55904" calcext:value-type="float">
            <text:p>1.55904</text:p>
          </table:table-cell>
        </table:table-row>
        <table:table-row table:style-name="ro1">
          <table:table-cell table:formula="of:= [times_10000.A101]" office:value-type="float" office:value="100" calcext:value-type="float">
            <text:p>100</text:p>
          </table:table-cell>
          <table:table-cell table:formula="of:= ([times_10000.C101] - [times_10000.B101]) / 1000000" office:value-type="float" office:value="50.77888" calcext:value-type="float">
            <text:p>50.77888</text:p>
          </table:table-cell>
          <table:table-cell table:formula="of:= ([times_100000.C101] - [times_100000.B101]) / 1000000" office:value-type="float" office:value="1.63712" calcext:value-type="float">
            <text:p>1.63712</text:p>
          </table:table-cell>
          <table:table-cell table:formula="of:= ([times_1000000.C101] - [times_1000000.B101]) / 1000000" office:value-type="float" office:value="1.184768" calcext:value-type="float">
            <text:p>1.184768</text:p>
          </table:table-cell>
        </table:table-row>
        <table:table-row table:style-name="ro1">
          <table:table-cell table:formula="of:= [times_10000.A102]" office:value-type="float" office:value="101" calcext:value-type="float">
            <text:p>101</text:p>
          </table:table-cell>
          <table:table-cell table:formula="of:= ([times_10000.C102] - [times_10000.B102]) / 1000000" office:value-type="float" office:value="50.27584" calcext:value-type="float">
            <text:p>50.27584</text:p>
          </table:table-cell>
          <table:table-cell table:formula="of:= ([times_100000.C102] - [times_100000.B102]) / 1000000" office:value-type="float" office:value="1.252096" calcext:value-type="float">
            <text:p>1.252096</text:p>
          </table:table-cell>
          <table:table-cell table:formula="of:= ([times_1000000.C102] - [times_1000000.B102]) / 1000000" office:value-type="float" office:value="1.876992" calcext:value-type="float">
            <text:p>1.876992</text:p>
          </table:table-cell>
        </table:table-row>
        <table:table-row table:style-name="ro1">
          <table:table-cell table:formula="of:= [times_10000.A103]" office:value-type="float" office:value="102" calcext:value-type="float">
            <text:p>102</text:p>
          </table:table-cell>
          <table:table-cell table:formula="of:= ([times_10000.C103] - [times_10000.B103]) / 1000000" office:value-type="float" office:value="49.875968" calcext:value-type="float">
            <text:p>49.875968</text:p>
          </table:table-cell>
          <table:table-cell table:formula="of:= ([times_100000.C103] - [times_100000.B103]) / 1000000" office:value-type="float" office:value="1.0368" calcext:value-type="float">
            <text:p>1.0368</text:p>
          </table:table-cell>
          <table:table-cell table:formula="of:= ([times_1000000.C103] - [times_1000000.B103]) / 1000000" office:value-type="float" office:value="1.698048" calcext:value-type="float">
            <text:p>1.698048</text:p>
          </table:table-cell>
        </table:table-row>
        <table:table-row table:style-name="ro1">
          <table:table-cell table:formula="of:= [times_10000.A104]" office:value-type="float" office:value="103" calcext:value-type="float">
            <text:p>103</text:p>
          </table:table-cell>
          <table:table-cell table:formula="of:= ([times_10000.C104] - [times_10000.B104]) / 1000000" office:value-type="float" office:value="49.533952" calcext:value-type="float">
            <text:p>49.533952</text:p>
          </table:table-cell>
          <table:table-cell table:formula="of:= ([times_100000.C104] - [times_100000.B104]) / 1000000" office:value-type="float" office:value="0.864" calcext:value-type="float">
            <text:p>0.864</text:p>
          </table:table-cell>
          <table:table-cell table:formula="of:= ([times_1000000.C104] - [times_1000000.B104]) / 1000000" office:value-type="float" office:value="1.319936" calcext:value-type="float">
            <text:p>1.319936</text:p>
          </table:table-cell>
        </table:table-row>
        <table:table-row table:style-name="ro1">
          <table:table-cell table:formula="of:= [times_10000.A105]" office:value-type="float" office:value="104" calcext:value-type="float">
            <text:p>104</text:p>
          </table:table-cell>
          <table:table-cell table:formula="of:= ([times_10000.C105] - [times_10000.B105]) / 1000000" office:value-type="float" office:value="50.224896" calcext:value-type="float">
            <text:p>50.224896</text:p>
          </table:table-cell>
          <table:table-cell table:formula="of:= ([times_100000.C105] - [times_100000.B105]) / 1000000" office:value-type="float" office:value="1.32608" calcext:value-type="float">
            <text:p>1.32608</text:p>
          </table:table-cell>
          <table:table-cell table:formula="of:= ([times_1000000.C105] - [times_1000000.B105]) / 1000000" office:value-type="float" office:value="1.245184" calcext:value-type="float">
            <text:p>1.245184</text:p>
          </table:table-cell>
        </table:table-row>
        <table:table-row table:style-name="ro1">
          <table:table-cell table:formula="of:= [times_10000.A106]" office:value-type="float" office:value="105" calcext:value-type="float">
            <text:p>105</text:p>
          </table:table-cell>
          <table:table-cell table:formula="of:= ([times_10000.C106] - [times_10000.B106]) / 1000000" office:value-type="float" office:value="49.518592" calcext:value-type="float">
            <text:p>49.518592</text:p>
          </table:table-cell>
          <table:table-cell table:formula="of:= ([times_100000.C106] - [times_100000.B106]) / 1000000" office:value-type="float" office:value="1.338112" calcext:value-type="float">
            <text:p>1.338112</text:p>
          </table:table-cell>
          <table:table-cell table:formula="of:= ([times_1000000.C106] - [times_1000000.B106]) / 1000000" office:value-type="float" office:value="1.690112" calcext:value-type="float">
            <text:p>1.690112</text:p>
          </table:table-cell>
        </table:table-row>
        <table:table-row table:style-name="ro1">
          <table:table-cell table:formula="of:= [times_10000.A107]" office:value-type="float" office:value="106" calcext:value-type="float">
            <text:p>106</text:p>
          </table:table-cell>
          <table:table-cell table:formula="of:= ([times_10000.C107] - [times_10000.B107]) / 1000000" office:value-type="float" office:value="49.157888" calcext:value-type="float">
            <text:p>49.157888</text:p>
          </table:table-cell>
          <table:table-cell table:formula="of:= ([times_100000.C107] - [times_100000.B107]) / 1000000" office:value-type="float" office:value="1.157632" calcext:value-type="float">
            <text:p>1.157632</text:p>
          </table:table-cell>
          <table:table-cell table:formula="of:= ([times_1000000.C107] - [times_1000000.B107]) / 1000000" office:value-type="float" office:value="1.723904" calcext:value-type="float">
            <text:p>1.723904</text:p>
          </table:table-cell>
        </table:table-row>
        <table:table-row table:style-name="ro1">
          <table:table-cell table:formula="of:= [times_10000.A108]" office:value-type="float" office:value="107" calcext:value-type="float">
            <text:p>107</text:p>
          </table:table-cell>
          <table:table-cell table:formula="of:= ([times_10000.C108] - [times_10000.B108]) / 1000000" office:value-type="float" office:value="49.27104" calcext:value-type="float">
            <text:p>49.27104</text:p>
          </table:table-cell>
          <table:table-cell table:formula="of:= ([times_100000.C108] - [times_100000.B108]) / 1000000" office:value-type="float" office:value="3.160064" calcext:value-type="float">
            <text:p>3.160064</text:p>
          </table:table-cell>
          <table:table-cell table:formula="of:= ([times_1000000.C108] - [times_1000000.B108]) / 1000000" office:value-type="float" office:value="1.436672" calcext:value-type="float">
            <text:p>1.436672</text:p>
          </table:table-cell>
        </table:table-row>
        <table:table-row table:style-name="ro1">
          <table:table-cell table:formula="of:= [times_10000.A109]" office:value-type="float" office:value="108" calcext:value-type="float">
            <text:p>108</text:p>
          </table:table-cell>
          <table:table-cell table:formula="of:= ([times_10000.C109] - [times_10000.B109]) / 1000000" office:value-type="float" office:value="48.7488" calcext:value-type="float">
            <text:p>48.7488</text:p>
          </table:table-cell>
          <table:table-cell table:formula="of:= ([times_100000.C109] - [times_100000.B109]) / 1000000" office:value-type="float" office:value="3.36384" calcext:value-type="float">
            <text:p>3.36384</text:p>
          </table:table-cell>
          <table:table-cell table:formula="of:= ([times_1000000.C109] - [times_1000000.B109]) / 1000000" office:value-type="float" office:value="1.313024" calcext:value-type="float">
            <text:p>1.313024</text:p>
          </table:table-cell>
        </table:table-row>
        <table:table-row table:style-name="ro1">
          <table:table-cell table:formula="of:= [times_10000.A110]" office:value-type="float" office:value="109" calcext:value-type="float">
            <text:p>109</text:p>
          </table:table-cell>
          <table:table-cell table:formula="of:= ([times_10000.C110] - [times_10000.B110]) / 1000000" office:value-type="float" office:value="48.448" calcext:value-type="float">
            <text:p>48.448</text:p>
          </table:table-cell>
          <table:table-cell table:formula="of:= ([times_100000.C110] - [times_100000.B110]) / 1000000" office:value-type="float" office:value="3.251456" calcext:value-type="float">
            <text:p>3.251456</text:p>
          </table:table-cell>
          <table:table-cell table:formula="of:= ([times_1000000.C110] - [times_1000000.B110]) / 1000000" office:value-type="float" office:value="1.693952" calcext:value-type="float">
            <text:p>1.693952</text:p>
          </table:table-cell>
        </table:table-row>
        <table:table-row table:style-name="ro1">
          <table:table-cell table:formula="of:= [times_10000.A111]" office:value-type="float" office:value="110" calcext:value-type="float">
            <text:p>110</text:p>
          </table:table-cell>
          <table:table-cell table:formula="of:= ([times_10000.C111] - [times_10000.B111]) / 1000000" office:value-type="float" office:value="48.15872" calcext:value-type="float">
            <text:p>48.15872</text:p>
          </table:table-cell>
          <table:table-cell table:formula="of:= ([times_100000.C111] - [times_100000.B111]) / 1000000" office:value-type="float" office:value="2.962944" calcext:value-type="float">
            <text:p>2.962944</text:p>
          </table:table-cell>
          <table:table-cell table:formula="of:= ([times_1000000.C111] - [times_1000000.B111]) / 1000000" office:value-type="float" office:value="1.641984" calcext:value-type="float">
            <text:p>1.641984</text:p>
          </table:table-cell>
        </table:table-row>
        <table:table-row table:style-name="ro1">
          <table:table-cell table:formula="of:= [times_10000.A112]" office:value-type="float" office:value="111" calcext:value-type="float">
            <text:p>111</text:p>
          </table:table-cell>
          <table:table-cell table:formula="of:= ([times_10000.C112] - [times_10000.B112]) / 1000000" office:value-type="float" office:value="47.67488" calcext:value-type="float">
            <text:p>47.67488</text:p>
          </table:table-cell>
          <table:table-cell table:formula="of:= ([times_100000.C112] - [times_100000.B112]) / 1000000" office:value-type="float" office:value="2.816" calcext:value-type="float">
            <text:p>2.816</text:p>
          </table:table-cell>
          <table:table-cell table:formula="of:= ([times_1000000.C112] - [times_1000000.B112]) / 1000000" office:value-type="float" office:value="1.39008" calcext:value-type="float">
            <text:p>1.39008</text:p>
          </table:table-cell>
        </table:table-row>
        <table:table-row table:style-name="ro1">
          <table:table-cell table:formula="of:= [times_10000.A113]" office:value-type="float" office:value="112" calcext:value-type="float">
            <text:p>112</text:p>
          </table:table-cell>
          <table:table-cell table:formula="of:= ([times_10000.C113] - [times_10000.B113]) / 1000000" office:value-type="float" office:value="47.20896" calcext:value-type="float">
            <text:p>47.20896</text:p>
          </table:table-cell>
          <table:table-cell table:formula="of:= ([times_100000.C113] - [times_100000.B113]) / 1000000" office:value-type="float" office:value="2.593024" calcext:value-type="float">
            <text:p>2.593024</text:p>
          </table:table-cell>
          <table:table-cell table:formula="of:= ([times_1000000.C113] - [times_1000000.B113]) / 1000000" office:value-type="float" office:value="1.368576" calcext:value-type="float">
            <text:p>1.368576</text:p>
          </table:table-cell>
        </table:table-row>
        <table:table-row table:style-name="ro1">
          <table:table-cell table:formula="of:= [times_10000.A114]" office:value-type="float" office:value="113" calcext:value-type="float">
            <text:p>113</text:p>
          </table:table-cell>
          <table:table-cell table:formula="of:= ([times_10000.C114] - [times_10000.B114]) / 1000000" office:value-type="float" office:value="46.830848" calcext:value-type="float">
            <text:p>46.830848</text:p>
          </table:table-cell>
          <table:table-cell table:formula="of:= ([times_100000.C114] - [times_100000.B114]) / 1000000" office:value-type="float" office:value="2.354432" calcext:value-type="float">
            <text:p>2.354432</text:p>
          </table:table-cell>
          <table:table-cell table:formula="of:= ([times_1000000.C114] - [times_1000000.B114]) / 1000000" office:value-type="float" office:value="1.149184" calcext:value-type="float">
            <text:p>1.149184</text:p>
          </table:table-cell>
        </table:table-row>
        <table:table-row table:style-name="ro1">
          <table:table-cell table:formula="of:= [times_10000.A115]" office:value-type="float" office:value="114" calcext:value-type="float">
            <text:p>114</text:p>
          </table:table-cell>
          <table:table-cell table:formula="of:= ([times_10000.C115] - [times_10000.B115]) / 1000000" office:value-type="float" office:value="50.711808" calcext:value-type="float">
            <text:p>50.711808</text:p>
          </table:table-cell>
          <table:table-cell table:formula="of:= ([times_100000.C115] - [times_100000.B115]) / 1000000" office:value-type="float" office:value="1.728" calcext:value-type="float">
            <text:p>1.728</text:p>
          </table:table-cell>
          <table:table-cell table:formula="of:= ([times_1000000.C115] - [times_1000000.B115]) / 1000000" office:value-type="float" office:value="1.110016" calcext:value-type="float">
            <text:p>1.110016</text:p>
          </table:table-cell>
        </table:table-row>
        <table:table-row table:style-name="ro1">
          <table:table-cell table:formula="of:= [times_10000.A116]" office:value-type="float" office:value="115" calcext:value-type="float">
            <text:p>115</text:p>
          </table:table-cell>
          <table:table-cell table:formula="of:= ([times_10000.C116] - [times_10000.B116]) / 1000000" office:value-type="float" office:value="55.31264" calcext:value-type="float">
            <text:p>55.31264</text:p>
          </table:table-cell>
          <table:table-cell table:formula="of:= ([times_100000.C116] - [times_100000.B116]) / 1000000" office:value-type="float" office:value="1.6448" calcext:value-type="float">
            <text:p>1.6448</text:p>
          </table:table-cell>
          <table:table-cell table:formula="of:= ([times_1000000.C116] - [times_1000000.B116]) / 1000000" office:value-type="float" office:value="1.089024" calcext:value-type="float">
            <text:p>1.089024</text:p>
          </table:table-cell>
        </table:table-row>
        <table:table-row table:style-name="ro1">
          <table:table-cell table:formula="of:= [times_10000.A117]" office:value-type="float" office:value="116" calcext:value-type="float">
            <text:p>116</text:p>
          </table:table-cell>
          <table:table-cell table:formula="of:= ([times_10000.C117] - [times_10000.B117]) / 1000000" office:value-type="float" office:value="55.99232" calcext:value-type="float">
            <text:p>55.99232</text:p>
          </table:table-cell>
          <table:table-cell table:formula="of:= ([times_100000.C117] - [times_100000.B117]) / 1000000" office:value-type="float" office:value="0.773632" calcext:value-type="float">
            <text:p>0.773632</text:p>
          </table:table-cell>
          <table:table-cell table:formula="of:= ([times_1000000.C117] - [times_1000000.B117]) / 1000000" office:value-type="float" office:value="1.121024" calcext:value-type="float">
            <text:p>1.121024</text:p>
          </table:table-cell>
        </table:table-row>
        <table:table-row table:style-name="ro1">
          <table:table-cell table:formula="of:= [times_10000.A118]" office:value-type="float" office:value="117" calcext:value-type="float">
            <text:p>117</text:p>
          </table:table-cell>
          <table:table-cell table:formula="of:= ([times_10000.C118] - [times_10000.B118]) / 1000000" office:value-type="float" office:value="55.65824" calcext:value-type="float">
            <text:p>55.65824</text:p>
          </table:table-cell>
          <table:table-cell table:formula="of:= ([times_100000.C118] - [times_100000.B118]) / 1000000" office:value-type="float" office:value="0.729088" calcext:value-type="float">
            <text:p>0.729088</text:p>
          </table:table-cell>
          <table:table-cell table:formula="of:= ([times_1000000.C118] - [times_1000000.B118]) / 1000000" office:value-type="float" office:value="1.10464" calcext:value-type="float">
            <text:p>1.10464</text:p>
          </table:table-cell>
        </table:table-row>
        <table:table-row table:style-name="ro1">
          <table:table-cell table:formula="of:= [times_10000.A119]" office:value-type="float" office:value="118" calcext:value-type="float">
            <text:p>118</text:p>
          </table:table-cell>
          <table:table-cell table:formula="of:= ([times_10000.C119] - [times_10000.B119]) / 1000000" office:value-type="float" office:value="59.10528" calcext:value-type="float">
            <text:p>59.10528</text:p>
          </table:table-cell>
          <table:table-cell table:formula="of:= ([times_100000.C119] - [times_100000.B119]) / 1000000" office:value-type="float" office:value="0.771328" calcext:value-type="float">
            <text:p>0.771328</text:p>
          </table:table-cell>
          <table:table-cell table:formula="of:= ([times_1000000.C119] - [times_1000000.B119]) / 1000000" office:value-type="float" office:value="1.536256" calcext:value-type="float">
            <text:p>1.536256</text:p>
          </table:table-cell>
        </table:table-row>
        <table:table-row table:style-name="ro1">
          <table:table-cell table:formula="of:= [times_10000.A120]" office:value-type="float" office:value="119" calcext:value-type="float">
            <text:p>119</text:p>
          </table:table-cell>
          <table:table-cell table:formula="of:= ([times_10000.C120] - [times_10000.B120]) / 1000000" office:value-type="float" office:value="58.795008" calcext:value-type="float">
            <text:p>58.795008</text:p>
          </table:table-cell>
          <table:table-cell table:formula="of:= ([times_100000.C120] - [times_100000.B120]) / 1000000" office:value-type="float" office:value="0.740864" calcext:value-type="float">
            <text:p>0.740864</text:p>
          </table:table-cell>
          <table:table-cell table:formula="of:= ([times_1000000.C120] - [times_1000000.B120]) / 1000000" office:value-type="float" office:value="1.268224" calcext:value-type="float">
            <text:p>1.268224</text:p>
          </table:table-cell>
        </table:table-row>
        <table:table-row table:style-name="ro1">
          <table:table-cell table:formula="of:= [times_10000.A121]" office:value-type="float" office:value="120" calcext:value-type="float">
            <text:p>120</text:p>
          </table:table-cell>
          <table:table-cell table:formula="of:= ([times_10000.C121] - [times_10000.B121]) / 1000000" office:value-type="float" office:value="58.256896" calcext:value-type="float">
            <text:p>58.256896</text:p>
          </table:table-cell>
          <table:table-cell table:formula="of:= ([times_100000.C121] - [times_100000.B121]) / 1000000" office:value-type="float" office:value="4.754176" calcext:value-type="float">
            <text:p>4.754176</text:p>
          </table:table-cell>
          <table:table-cell table:formula="of:= ([times_1000000.C121] - [times_1000000.B121]) / 1000000" office:value-type="float" office:value="1.876992" calcext:value-type="float">
            <text:p>1.876992</text:p>
          </table:table-cell>
        </table:table-row>
        <table:table-row table:style-name="ro1">
          <table:table-cell table:formula="of:= [times_10000.A122]" office:value-type="float" office:value="121" calcext:value-type="float">
            <text:p>121</text:p>
          </table:table-cell>
          <table:table-cell table:formula="of:= ([times_10000.C122] - [times_10000.B122]) / 1000000" office:value-type="float" office:value="57.881088" calcext:value-type="float">
            <text:p>57.881088</text:p>
          </table:table-cell>
          <table:table-cell table:formula="of:= ([times_100000.C122] - [times_100000.B122]) / 1000000" office:value-type="float" office:value="5.095168" calcext:value-type="float">
            <text:p>5.095168</text:p>
          </table:table-cell>
          <table:table-cell table:formula="of:= ([times_1000000.C122] - [times_1000000.B122]) / 1000000" office:value-type="float" office:value="1.222144" calcext:value-type="float">
            <text:p>1.222144</text:p>
          </table:table-cell>
        </table:table-row>
        <table:table-row table:style-name="ro1">
          <table:table-cell table:formula="of:= [times_10000.A123]" office:value-type="float" office:value="122" calcext:value-type="float">
            <text:p>122</text:p>
          </table:table-cell>
          <table:table-cell table:formula="of:= ([times_10000.C123] - [times_10000.B123]) / 1000000" office:value-type="float" office:value="57.533184" calcext:value-type="float">
            <text:p>57.533184</text:p>
          </table:table-cell>
          <table:table-cell table:formula="of:= ([times_100000.C123] - [times_100000.B123]) / 1000000" office:value-type="float" office:value="5.303808" calcext:value-type="float">
            <text:p>5.303808</text:p>
          </table:table-cell>
          <table:table-cell table:formula="of:= ([times_1000000.C123] - [times_1000000.B123]) / 1000000" office:value-type="float" office:value="1.304064" calcext:value-type="float">
            <text:p>1.304064</text:p>
          </table:table-cell>
        </table:table-row>
        <table:table-row table:style-name="ro1">
          <table:table-cell table:formula="of:= [times_10000.A124]" office:value-type="float" office:value="123" calcext:value-type="float">
            <text:p>123</text:p>
          </table:table-cell>
          <table:table-cell table:formula="of:= ([times_10000.C124] - [times_10000.B124]) / 1000000" office:value-type="float" office:value="57.103104" calcext:value-type="float">
            <text:p>57.103104</text:p>
          </table:table-cell>
          <table:table-cell table:formula="of:= ([times_100000.C124] - [times_100000.B124]) / 1000000" office:value-type="float" office:value="5.200128" calcext:value-type="float">
            <text:p>5.200128</text:p>
          </table:table-cell>
          <table:table-cell table:formula="of:= ([times_1000000.C124] - [times_1000000.B124]) / 1000000" office:value-type="float" office:value="1.13408" calcext:value-type="float">
            <text:p>1.13408</text:p>
          </table:table-cell>
        </table:table-row>
        <table:table-row table:style-name="ro1">
          <table:table-cell table:formula="of:= [times_10000.A125]" office:value-type="float" office:value="124" calcext:value-type="float">
            <text:p>124</text:p>
          </table:table-cell>
          <table:table-cell table:formula="of:= ([times_10000.C125] - [times_10000.B125]) / 1000000" office:value-type="float" office:value="56.768" calcext:value-type="float">
            <text:p>56.768</text:p>
          </table:table-cell>
          <table:table-cell table:formula="of:= ([times_100000.C125] - [times_100000.B125]) / 1000000" office:value-type="float" office:value="5.40672" calcext:value-type="float">
            <text:p>5.40672</text:p>
          </table:table-cell>
          <table:table-cell table:formula="of:= ([times_1000000.C125] - [times_1000000.B125]) / 1000000" office:value-type="float" office:value="1.09184" calcext:value-type="float">
            <text:p>1.09184</text:p>
          </table:table-cell>
        </table:table-row>
        <table:table-row table:style-name="ro1">
          <table:table-cell table:formula="of:= [times_10000.A126]" office:value-type="float" office:value="125" calcext:value-type="float">
            <text:p>125</text:p>
          </table:table-cell>
          <table:table-cell table:formula="of:= ([times_10000.C126] - [times_10000.B126]) / 1000000" office:value-type="float" office:value="56.256" calcext:value-type="float">
            <text:p>56.256</text:p>
          </table:table-cell>
          <table:table-cell table:formula="of:= ([times_100000.C126] - [times_100000.B126]) / 1000000" office:value-type="float" office:value="5.309184" calcext:value-type="float">
            <text:p>5.309184</text:p>
          </table:table-cell>
          <table:table-cell table:formula="of:= ([times_1000000.C126] - [times_1000000.B126]) / 1000000" office:value-type="float" office:value="1.760256" calcext:value-type="float">
            <text:p>1.760256</text:p>
          </table:table-cell>
        </table:table-row>
        <table:table-row table:style-name="ro1">
          <table:table-cell table:formula="of:= [times_10000.A127]" office:value-type="float" office:value="126" calcext:value-type="float">
            <text:p>126</text:p>
          </table:table-cell>
          <table:table-cell table:formula="of:= ([times_10000.C127] - [times_10000.B127]) / 1000000" office:value-type="float" office:value="55.913216" calcext:value-type="float">
            <text:p>55.913216</text:p>
          </table:table-cell>
          <table:table-cell table:formula="of:= ([times_100000.C127] - [times_100000.B127]) / 1000000" office:value-type="float" office:value="5.337856" calcext:value-type="float">
            <text:p>5.337856</text:p>
          </table:table-cell>
          <table:table-cell table:formula="of:= ([times_1000000.C127] - [times_1000000.B127]) / 1000000" office:value-type="float" office:value="1.229824" calcext:value-type="float">
            <text:p>1.229824</text:p>
          </table:table-cell>
        </table:table-row>
        <table:table-row table:style-name="ro1">
          <table:table-cell table:formula="of:= [times_10000.A128]" office:value-type="float" office:value="127" calcext:value-type="float">
            <text:p>127</text:p>
          </table:table-cell>
          <table:table-cell table:formula="of:= ([times_10000.C128] - [times_10000.B128]) / 1000000" office:value-type="float" office:value="55.572224" calcext:value-type="float">
            <text:p>55.572224</text:p>
          </table:table-cell>
          <table:table-cell table:formula="of:= ([times_100000.C128] - [times_100000.B128]) / 1000000" office:value-type="float" office:value="5.165056" calcext:value-type="float">
            <text:p>5.165056</text:p>
          </table:table-cell>
          <table:table-cell table:formula="of:= ([times_1000000.C128] - [times_1000000.B128]) / 1000000" office:value-type="float" office:value="1.31968" calcext:value-type="float">
            <text:p>1.31968</text:p>
          </table:table-cell>
        </table:table-row>
        <table:table-row table:style-name="ro1">
          <table:table-cell table:formula="of:= [times_10000.A129]" office:value-type="float" office:value="128" calcext:value-type="float">
            <text:p>128</text:p>
          </table:table-cell>
          <table:table-cell table:formula="of:= ([times_10000.C129] - [times_10000.B129]) / 1000000" office:value-type="float" office:value="55.072256" calcext:value-type="float">
            <text:p>55.072256</text:p>
          </table:table-cell>
          <table:table-cell table:formula="of:= ([times_100000.C129] - [times_100000.B129]) / 1000000" office:value-type="float" office:value="4.98688" calcext:value-type="float">
            <text:p>4.98688</text:p>
          </table:table-cell>
          <table:table-cell table:formula="of:= ([times_1000000.C129] - [times_1000000.B129]) / 1000000" office:value-type="float" office:value="1.52704" calcext:value-type="float">
            <text:p>1.52704</text:p>
          </table:table-cell>
        </table:table-row>
        <table:table-row table:style-name="ro1">
          <table:table-cell table:formula="of:= [times_10000.A130]" office:value-type="float" office:value="129" calcext:value-type="float">
            <text:p>129</text:p>
          </table:table-cell>
          <table:table-cell table:formula="of:= ([times_10000.C130] - [times_10000.B130]) / 1000000" office:value-type="float" office:value="54.132224" calcext:value-type="float">
            <text:p>54.132224</text:p>
          </table:table-cell>
          <table:table-cell table:formula="of:= ([times_100000.C130] - [times_100000.B130]) / 1000000" office:value-type="float" office:value="4.803072" calcext:value-type="float">
            <text:p>4.803072</text:p>
          </table:table-cell>
          <table:table-cell table:formula="of:= ([times_1000000.C130] - [times_1000000.B130]) / 1000000" office:value-type="float" office:value="1.165824" calcext:value-type="float">
            <text:p>1.165824</text:p>
          </table:table-cell>
        </table:table-row>
        <table:table-row table:style-name="ro1">
          <table:table-cell table:formula="of:= [times_10000.A131]" office:value-type="float" office:value="130" calcext:value-type="float">
            <text:p>130</text:p>
          </table:table-cell>
          <table:table-cell table:formula="of:= ([times_10000.C131] - [times_10000.B131]) / 1000000" office:value-type="float" office:value="53.784064" calcext:value-type="float">
            <text:p>53.784064</text:p>
          </table:table-cell>
          <table:table-cell table:formula="of:= ([times_100000.C131] - [times_100000.B131]) / 1000000" office:value-type="float" office:value="4.706816" calcext:value-type="float">
            <text:p>4.706816</text:p>
          </table:table-cell>
          <table:table-cell table:formula="of:= ([times_1000000.C131] - [times_1000000.B131]) / 1000000" office:value-type="float" office:value="1.908224" calcext:value-type="float">
            <text:p>1.908224</text:p>
          </table:table-cell>
        </table:table-row>
        <table:table-row table:style-name="ro1">
          <table:table-cell table:formula="of:= [times_10000.A132]" office:value-type="float" office:value="131" calcext:value-type="float">
            <text:p>131</text:p>
          </table:table-cell>
          <table:table-cell table:formula="of:= ([times_10000.C132] - [times_10000.B132]) / 1000000" office:value-type="float" office:value="53.46688" calcext:value-type="float">
            <text:p>53.46688</text:p>
          </table:table-cell>
          <table:table-cell table:formula="of:= ([times_100000.C132] - [times_100000.B132]) / 1000000" office:value-type="float" office:value="4.978432" calcext:value-type="float">
            <text:p>4.978432</text:p>
          </table:table-cell>
          <table:table-cell table:formula="of:= ([times_1000000.C132] - [times_1000000.B132]) / 1000000" office:value-type="float" office:value="1.223168" calcext:value-type="float">
            <text:p>1.223168</text:p>
          </table:table-cell>
        </table:table-row>
        <table:table-row table:style-name="ro1">
          <table:table-cell table:formula="of:= [times_10000.A133]" office:value-type="float" office:value="132" calcext:value-type="float">
            <text:p>132</text:p>
          </table:table-cell>
          <table:table-cell table:formula="of:= ([times_10000.C133] - [times_10000.B133]) / 1000000" office:value-type="float" office:value="52.963072" calcext:value-type="float">
            <text:p>52.963072</text:p>
          </table:table-cell>
          <table:table-cell table:formula="of:= ([times_100000.C133] - [times_100000.B133]) / 1000000" office:value-type="float" office:value="4.846848" calcext:value-type="float">
            <text:p>4.846848</text:p>
          </table:table-cell>
          <table:table-cell table:formula="of:= ([times_1000000.C133] - [times_1000000.B133]) / 1000000" office:value-type="float" office:value="1.289984" calcext:value-type="float">
            <text:p>1.289984</text:p>
          </table:table-cell>
        </table:table-row>
        <table:table-row table:style-name="ro1">
          <table:table-cell table:formula="of:= [times_10000.A134]" office:value-type="float" office:value="133" calcext:value-type="float">
            <text:p>133</text:p>
          </table:table-cell>
          <table:table-cell table:formula="of:= ([times_10000.C134] - [times_10000.B134]) / 1000000" office:value-type="float" office:value="53.505536" calcext:value-type="float">
            <text:p>53.505536</text:p>
          </table:table-cell>
          <table:table-cell table:formula="of:= ([times_100000.C134] - [times_100000.B134]) / 1000000" office:value-type="float" office:value="4.238592" calcext:value-type="float">
            <text:p>4.238592</text:p>
          </table:table-cell>
          <table:table-cell table:formula="of:= ([times_1000000.C134] - [times_1000000.B134]) / 1000000" office:value-type="float" office:value="1.66272" calcext:value-type="float">
            <text:p>1.66272</text:p>
          </table:table-cell>
        </table:table-row>
        <table:table-row table:style-name="ro1">
          <table:table-cell table:formula="of:= [times_10000.A135]" office:value-type="float" office:value="134" calcext:value-type="float">
            <text:p>134</text:p>
          </table:table-cell>
          <table:table-cell table:formula="of:= ([times_10000.C135] - [times_10000.B135]) / 1000000" office:value-type="float" office:value="53.016064" calcext:value-type="float">
            <text:p>53.016064</text:p>
          </table:table-cell>
          <table:table-cell table:formula="of:= ([times_100000.C135] - [times_100000.B135]) / 1000000" office:value-type="float" office:value="3.7568" calcext:value-type="float">
            <text:p>3.7568</text:p>
          </table:table-cell>
          <table:table-cell table:formula="of:= ([times_1000000.C135] - [times_1000000.B135]) / 1000000" office:value-type="float" office:value="1.134848" calcext:value-type="float">
            <text:p>1.134848</text:p>
          </table:table-cell>
        </table:table-row>
        <table:table-row table:style-name="ro1">
          <table:table-cell table:formula="of:= [times_10000.A136]" office:value-type="float" office:value="135" calcext:value-type="float">
            <text:p>135</text:p>
          </table:table-cell>
          <table:table-cell table:formula="of:= ([times_10000.C136] - [times_10000.B136]) / 1000000" office:value-type="float" office:value="52.676352" calcext:value-type="float">
            <text:p>52.676352</text:p>
          </table:table-cell>
          <table:table-cell table:formula="of:= ([times_100000.C136] - [times_100000.B136]) / 1000000" office:value-type="float" office:value="2.93376" calcext:value-type="float">
            <text:p>2.93376</text:p>
          </table:table-cell>
          <table:table-cell table:formula="of:= ([times_1000000.C136] - [times_1000000.B136]) / 1000000" office:value-type="float" office:value="1.23392" calcext:value-type="float">
            <text:p>1.23392</text:p>
          </table:table-cell>
        </table:table-row>
        <table:table-row table:style-name="ro1">
          <table:table-cell table:formula="of:= [times_10000.A137]" office:value-type="float" office:value="136" calcext:value-type="float">
            <text:p>136</text:p>
          </table:table-cell>
          <table:table-cell table:formula="of:= ([times_10000.C137] - [times_10000.B137]) / 1000000" office:value-type="float" office:value="52.220928" calcext:value-type="float">
            <text:p>52.220928</text:p>
          </table:table-cell>
          <table:table-cell table:formula="of:= ([times_100000.C137] - [times_100000.B137]) / 1000000" office:value-type="float" office:value="2.062336" calcext:value-type="float">
            <text:p>2.062336</text:p>
          </table:table-cell>
          <table:table-cell table:formula="of:= ([times_1000000.C137] - [times_1000000.B137]) / 1000000" office:value-type="float" office:value="1.643008" calcext:value-type="float">
            <text:p>1.643008</text:p>
          </table:table-cell>
        </table:table-row>
        <table:table-row table:style-name="ro1">
          <table:table-cell table:formula="of:= [times_10000.A138]" office:value-type="float" office:value="137" calcext:value-type="float">
            <text:p>137</text:p>
          </table:table-cell>
          <table:table-cell table:formula="of:= ([times_10000.C138] - [times_10000.B138]) / 1000000" office:value-type="float" office:value="51.915776" calcext:value-type="float">
            <text:p>51.915776</text:p>
          </table:table-cell>
          <table:table-cell table:formula="of:= ([times_100000.C138] - [times_100000.B138]) / 1000000" office:value-type="float" office:value="1.112064" calcext:value-type="float">
            <text:p>1.112064</text:p>
          </table:table-cell>
          <table:table-cell table:formula="of:= ([times_1000000.C138] - [times_1000000.B138]) / 1000000" office:value-type="float" office:value="1.753856" calcext:value-type="float">
            <text:p>1.753856</text:p>
          </table:table-cell>
        </table:table-row>
        <table:table-row table:style-name="ro1">
          <table:table-cell table:formula="of:= [times_10000.A139]" office:value-type="float" office:value="138" calcext:value-type="float">
            <text:p>138</text:p>
          </table:table-cell>
          <table:table-cell table:formula="of:= ([times_10000.C139] - [times_10000.B139]) / 1000000" office:value-type="float" office:value="51.6288" calcext:value-type="float">
            <text:p>51.6288</text:p>
          </table:table-cell>
          <table:table-cell table:formula="of:= ([times_100000.C139] - [times_100000.B139]) / 1000000" office:value-type="float" office:value="0.882944" calcext:value-type="float">
            <text:p>0.882944</text:p>
          </table:table-cell>
          <table:table-cell table:formula="of:= ([times_1000000.C139] - [times_1000000.B139]) / 1000000" office:value-type="float" office:value="1.380096" calcext:value-type="float">
            <text:p>1.380096</text:p>
          </table:table-cell>
        </table:table-row>
        <table:table-row table:style-name="ro1">
          <table:table-cell table:formula="of:= [times_10000.A140]" office:value-type="float" office:value="139" calcext:value-type="float">
            <text:p>139</text:p>
          </table:table-cell>
          <table:table-cell table:formula="of:= ([times_10000.C140] - [times_10000.B140]) / 1000000" office:value-type="float" office:value="50.636544" calcext:value-type="float">
            <text:p>50.636544</text:p>
          </table:table-cell>
          <table:table-cell table:formula="of:= ([times_100000.C140] - [times_100000.B140]) / 1000000" office:value-type="float" office:value="0.86016" calcext:value-type="float">
            <text:p>0.86016</text:p>
          </table:table-cell>
          <table:table-cell table:formula="of:= ([times_1000000.C140] - [times_1000000.B140]) / 1000000" office:value-type="float" office:value="1.866752" calcext:value-type="float">
            <text:p>1.866752</text:p>
          </table:table-cell>
        </table:table-row>
        <table:table-row table:style-name="ro1">
          <table:table-cell table:formula="of:= [times_10000.A141]" office:value-type="float" office:value="140" calcext:value-type="float">
            <text:p>140</text:p>
          </table:table-cell>
          <table:table-cell table:formula="of:= ([times_10000.C141] - [times_10000.B141]) / 1000000" office:value-type="float" office:value="50.332928" calcext:value-type="float">
            <text:p>50.332928</text:p>
          </table:table-cell>
          <table:table-cell table:formula="of:= ([times_100000.C141] - [times_100000.B141]) / 1000000" office:value-type="float" office:value="1.254144" calcext:value-type="float">
            <text:p>1.254144</text:p>
          </table:table-cell>
          <table:table-cell table:formula="of:= ([times_1000000.C141] - [times_1000000.B141]) / 1000000" office:value-type="float" office:value="1.245952" calcext:value-type="float">
            <text:p>1.245952</text:p>
          </table:table-cell>
        </table:table-row>
        <table:table-row table:style-name="ro1">
          <table:table-cell table:formula="of:= [times_10000.A142]" office:value-type="float" office:value="141" calcext:value-type="float">
            <text:p>141</text:p>
          </table:table-cell>
          <table:table-cell table:formula="of:= ([times_10000.C142] - [times_10000.B142]) / 1000000" office:value-type="float" office:value="49.588992" calcext:value-type="float">
            <text:p>49.588992</text:p>
          </table:table-cell>
          <table:table-cell table:formula="of:= ([times_100000.C142] - [times_100000.B142]) / 1000000" office:value-type="float" office:value="1.331712" calcext:value-type="float">
            <text:p>1.331712</text:p>
          </table:table-cell>
          <table:table-cell table:formula="of:= ([times_1000000.C142] - [times_1000000.B142]) / 1000000" office:value-type="float" office:value="1.478144" calcext:value-type="float">
            <text:p>1.478144</text:p>
          </table:table-cell>
        </table:table-row>
        <table:table-row table:style-name="ro1">
          <table:table-cell table:formula="of:= [times_10000.A143]" office:value-type="float" office:value="142" calcext:value-type="float">
            <text:p>142</text:p>
          </table:table-cell>
          <table:table-cell table:formula="of:= ([times_10000.C143] - [times_10000.B143]) / 1000000" office:value-type="float" office:value="49.246208" calcext:value-type="float">
            <text:p>49.246208</text:p>
          </table:table-cell>
          <table:table-cell table:formula="of:= ([times_100000.C143] - [times_100000.B143]) / 1000000" office:value-type="float" office:value="1.427456" calcext:value-type="float">
            <text:p>1.427456</text:p>
          </table:table-cell>
          <table:table-cell table:formula="of:= ([times_1000000.C143] - [times_1000000.B143]) / 1000000" office:value-type="float" office:value="1.626112" calcext:value-type="float">
            <text:p>1.626112</text:p>
          </table:table-cell>
        </table:table-row>
        <table:table-row table:style-name="ro1">
          <table:table-cell table:formula="of:= [times_10000.A144]" office:value-type="float" office:value="143" calcext:value-type="float">
            <text:p>143</text:p>
          </table:table-cell>
          <table:table-cell table:formula="of:= ([times_10000.C144] - [times_10000.B144]) / 1000000" office:value-type="float" office:value="50.055936" calcext:value-type="float">
            <text:p>50.055936</text:p>
          </table:table-cell>
          <table:table-cell table:formula="of:= ([times_100000.C144] - [times_100000.B144]) / 1000000" office:value-type="float" office:value="1.638144" calcext:value-type="float">
            <text:p>1.638144</text:p>
          </table:table-cell>
          <table:table-cell table:formula="of:= ([times_1000000.C144] - [times_1000000.B144]) / 1000000" office:value-type="float" office:value="1.121792" calcext:value-type="float">
            <text:p>1.121792</text:p>
          </table:table-cell>
        </table:table-row>
        <table:table-row table:style-name="ro1">
          <table:table-cell table:formula="of:= [times_10000.A145]" office:value-type="float" office:value="144" calcext:value-type="float">
            <text:p>144</text:p>
          </table:table-cell>
          <table:table-cell table:formula="of:= ([times_10000.C145] - [times_10000.B145]) / 1000000" office:value-type="float" office:value="52.0512" calcext:value-type="float">
            <text:p>52.0512</text:p>
          </table:table-cell>
          <table:table-cell table:formula="of:= ([times_100000.C145] - [times_100000.B145]) / 1000000" office:value-type="float" office:value="1.411328" calcext:value-type="float">
            <text:p>1.411328</text:p>
          </table:table-cell>
          <table:table-cell table:formula="of:= ([times_1000000.C145] - [times_1000000.B145]) / 1000000" office:value-type="float" office:value="2.448896" calcext:value-type="float">
            <text:p>2.448896</text:p>
          </table:table-cell>
        </table:table-row>
        <table:table-row table:style-name="ro1">
          <table:table-cell table:formula="of:= [times_10000.A146]" office:value-type="float" office:value="145" calcext:value-type="float">
            <text:p>145</text:p>
          </table:table-cell>
          <table:table-cell table:formula="of:= ([times_10000.C146] - [times_10000.B146]) / 1000000" office:value-type="float" office:value="51.579904" calcext:value-type="float">
            <text:p>51.579904</text:p>
          </table:table-cell>
          <table:table-cell table:formula="of:= ([times_100000.C146] - [times_100000.B146]) / 1000000" office:value-type="float" office:value="1.72032" calcext:value-type="float">
            <text:p>1.72032</text:p>
          </table:table-cell>
          <table:table-cell table:formula="of:= ([times_1000000.C146] - [times_1000000.B146]) / 1000000" office:value-type="float" office:value="0.956672" calcext:value-type="float">
            <text:p>0.956672</text:p>
          </table:table-cell>
        </table:table-row>
        <table:table-row table:style-name="ro1">
          <table:table-cell table:formula="of:= [times_10000.A147]" office:value-type="float" office:value="146" calcext:value-type="float">
            <text:p>146</text:p>
          </table:table-cell>
          <table:table-cell table:formula="of:= ([times_10000.C147] - [times_10000.B147]) / 1000000" office:value-type="float" office:value="51.287552" calcext:value-type="float">
            <text:p>51.287552</text:p>
          </table:table-cell>
          <table:table-cell table:formula="of:= ([times_100000.C147] - [times_100000.B147]) / 1000000" office:value-type="float" office:value="1.947648" calcext:value-type="float">
            <text:p>1.947648</text:p>
          </table:table-cell>
          <table:table-cell table:formula="of:= ([times_1000000.C147] - [times_1000000.B147]) / 1000000" office:value-type="float" office:value="1.191936" calcext:value-type="float">
            <text:p>1.191936</text:p>
          </table:table-cell>
        </table:table-row>
        <table:table-row table:style-name="ro1">
          <table:table-cell table:formula="of:= [times_10000.A148]" office:value-type="float" office:value="147" calcext:value-type="float">
            <text:p>147</text:p>
          </table:table-cell>
          <table:table-cell table:formula="of:= ([times_10000.C148] - [times_10000.B148]) / 1000000" office:value-type="float" office:value="50.969344" calcext:value-type="float">
            <text:p>50.969344</text:p>
          </table:table-cell>
          <table:table-cell table:formula="of:= ([times_100000.C148] - [times_100000.B148]) / 1000000" office:value-type="float" office:value="1.999872" calcext:value-type="float">
            <text:p>1.999872</text:p>
          </table:table-cell>
          <table:table-cell table:formula="of:= ([times_1000000.C148] - [times_1000000.B148]) / 1000000" office:value-type="float" office:value="1.1648" calcext:value-type="float">
            <text:p>1.1648</text:p>
          </table:table-cell>
        </table:table-row>
        <table:table-row table:style-name="ro1">
          <table:table-cell table:formula="of:= [times_10000.A149]" office:value-type="float" office:value="148" calcext:value-type="float">
            <text:p>148</text:p>
          </table:table-cell>
          <table:table-cell table:formula="of:= ([times_10000.C149] - [times_10000.B149]) / 1000000" office:value-type="float" office:value="50.675968" calcext:value-type="float">
            <text:p>50.675968</text:p>
          </table:table-cell>
          <table:table-cell table:formula="of:= ([times_100000.C149] - [times_100000.B149]) / 1000000" office:value-type="float" office:value="1.993984" calcext:value-type="float">
            <text:p>1.993984</text:p>
          </table:table-cell>
          <table:table-cell table:formula="of:= ([times_1000000.C149] - [times_1000000.B149]) / 1000000" office:value-type="float" office:value="1.044224" calcext:value-type="float">
            <text:p>1.044224</text:p>
          </table:table-cell>
        </table:table-row>
        <table:table-row table:style-name="ro1">
          <table:table-cell table:formula="of:= [times_10000.A150]" office:value-type="float" office:value="149" calcext:value-type="float">
            <text:p>149</text:p>
          </table:table-cell>
          <table:table-cell table:formula="of:= ([times_10000.C150] - [times_10000.B150]) / 1000000" office:value-type="float" office:value="50.360064" calcext:value-type="float">
            <text:p>50.360064</text:p>
          </table:table-cell>
          <table:table-cell table:formula="of:= ([times_100000.C150] - [times_100000.B150]) / 1000000" office:value-type="float" office:value="2.101248" calcext:value-type="float">
            <text:p>2.101248</text:p>
          </table:table-cell>
          <table:table-cell table:formula="of:= ([times_1000000.C150] - [times_1000000.B150]) / 1000000" office:value-type="float" office:value="1.19296" calcext:value-type="float">
            <text:p>1.19296</text:p>
          </table:table-cell>
        </table:table-row>
        <table:table-row table:style-name="ro1">
          <table:table-cell table:formula="of:= [times_10000.A151]" office:value-type="float" office:value="150" calcext:value-type="float">
            <text:p>150</text:p>
          </table:table-cell>
          <table:table-cell table:formula="of:= ([times_10000.C151] - [times_10000.B151]) / 1000000" office:value-type="float" office:value="50.064896" calcext:value-type="float">
            <text:p>50.064896</text:p>
          </table:table-cell>
          <table:table-cell table:formula="of:= ([times_100000.C151] - [times_100000.B151]) / 1000000" office:value-type="float" office:value="1.62944" calcext:value-type="float">
            <text:p>1.62944</text:p>
          </table:table-cell>
          <table:table-cell table:formula="of:= ([times_1000000.C151] - [times_1000000.B151]) / 1000000" office:value-type="float" office:value="1.177856" calcext:value-type="float">
            <text:p>1.177856</text:p>
          </table:table-cell>
        </table:table-row>
        <table:table-row table:style-name="ro1">
          <table:table-cell table:formula="of:= [times_10000.A152]" office:value-type="float" office:value="151" calcext:value-type="float">
            <text:p>151</text:p>
          </table:table-cell>
          <table:table-cell table:formula="of:= ([times_10000.C152] - [times_10000.B152]) / 1000000" office:value-type="float" office:value="49.561856" calcext:value-type="float">
            <text:p>49.561856</text:p>
          </table:table-cell>
          <table:table-cell table:formula="of:= ([times_100000.C152] - [times_100000.B152]) / 1000000" office:value-type="float" office:value="1.570048" calcext:value-type="float">
            <text:p>1.570048</text:p>
          </table:table-cell>
          <table:table-cell table:formula="of:= ([times_1000000.C152] - [times_1000000.B152]) / 1000000" office:value-type="float" office:value="1.022208" calcext:value-type="float">
            <text:p>1.022208</text:p>
          </table:table-cell>
        </table:table-row>
        <table:table-row table:style-name="ro1">
          <table:table-cell table:formula="of:= [times_10000.A153]" office:value-type="float" office:value="152" calcext:value-type="float">
            <text:p>152</text:p>
          </table:table-cell>
          <table:table-cell table:formula="of:= ([times_10000.C153] - [times_10000.B153]) / 1000000" office:value-type="float" office:value="49.262848" calcext:value-type="float">
            <text:p>49.262848</text:p>
          </table:table-cell>
          <table:table-cell table:formula="of:= ([times_100000.C153] - [times_100000.B153]) / 1000000" office:value-type="float" office:value="1.183232" calcext:value-type="float">
            <text:p>1.183232</text:p>
          </table:table-cell>
          <table:table-cell table:formula="of:= ([times_1000000.C153] - [times_1000000.B153]) / 1000000" office:value-type="float" office:value="1.147904" calcext:value-type="float">
            <text:p>1.147904</text:p>
          </table:table-cell>
        </table:table-row>
        <table:table-row table:style-name="ro1">
          <table:table-cell table:formula="of:= [times_10000.A154]" office:value-type="float" office:value="153" calcext:value-type="float">
            <text:p>153</text:p>
          </table:table-cell>
          <table:table-cell table:formula="of:= ([times_10000.C154] - [times_10000.B154]) / 1000000" office:value-type="float" office:value="48.780032" calcext:value-type="float">
            <text:p>48.780032</text:p>
          </table:table-cell>
          <table:table-cell table:formula="of:= ([times_100000.C154] - [times_100000.B154]) / 1000000" office:value-type="float" office:value="1.227264" calcext:value-type="float">
            <text:p>1.227264</text:p>
          </table:table-cell>
          <table:table-cell table:formula="of:= ([times_1000000.C154] - [times_1000000.B154]) / 1000000" office:value-type="float" office:value="1.154816" calcext:value-type="float">
            <text:p>1.154816</text:p>
          </table:table-cell>
        </table:table-row>
        <table:table-row table:style-name="ro1">
          <table:table-cell table:formula="of:= [times_10000.A155]" office:value-type="float" office:value="154" calcext:value-type="float">
            <text:p>154</text:p>
          </table:table-cell>
          <table:table-cell table:formula="of:= ([times_10000.C155] - [times_10000.B155]) / 1000000" office:value-type="float" office:value="48.491776" calcext:value-type="float">
            <text:p>48.491776</text:p>
          </table:table-cell>
          <table:table-cell table:formula="of:= ([times_100000.C155] - [times_100000.B155]) / 1000000" office:value-type="float" office:value="1.25312" calcext:value-type="float">
            <text:p>1.25312</text:p>
          </table:table-cell>
          <table:table-cell table:formula="of:= ([times_1000000.C155] - [times_1000000.B155]) / 1000000" office:value-type="float" office:value="1.010432" calcext:value-type="float">
            <text:p>1.010432</text:p>
          </table:table-cell>
        </table:table-row>
        <table:table-row table:style-name="ro1">
          <table:table-cell table:formula="of:= [times_10000.A156]" office:value-type="float" office:value="155" calcext:value-type="float">
            <text:p>155</text:p>
          </table:table-cell>
          <table:table-cell table:formula="of:= ([times_10000.C156] - [times_10000.B156]) / 1000000" office:value-type="float" office:value="48.204544" calcext:value-type="float">
            <text:p>48.204544</text:p>
          </table:table-cell>
          <table:table-cell table:formula="of:= ([times_100000.C156] - [times_100000.B156]) / 1000000" office:value-type="float" office:value="1.644032" calcext:value-type="float">
            <text:p>1.644032</text:p>
          </table:table-cell>
          <table:table-cell table:formula="of:= ([times_1000000.C156] - [times_1000000.B156]) / 1000000" office:value-type="float" office:value="1.18656" calcext:value-type="float">
            <text:p>1.18656</text:p>
          </table:table-cell>
        </table:table-row>
        <table:table-row table:style-name="ro1">
          <table:table-cell table:formula="of:= [times_10000.A157]" office:value-type="float" office:value="156" calcext:value-type="float">
            <text:p>156</text:p>
          </table:table-cell>
          <table:table-cell table:formula="of:= ([times_10000.C157] - [times_10000.B157]) / 1000000" office:value-type="float" office:value="47.887872" calcext:value-type="float">
            <text:p>47.887872</text:p>
          </table:table-cell>
          <table:table-cell table:formula="of:= ([times_100000.C157] - [times_100000.B157]) / 1000000" office:value-type="float" office:value="0.960256" calcext:value-type="float">
            <text:p>0.960256</text:p>
          </table:table-cell>
          <table:table-cell table:formula="of:= ([times_1000000.C157] - [times_1000000.B157]) / 1000000" office:value-type="float" office:value="1.153792" calcext:value-type="float">
            <text:p>1.153792</text:p>
          </table:table-cell>
        </table:table-row>
        <table:table-row table:style-name="ro1">
          <table:table-cell table:formula="of:= [times_10000.A158]" office:value-type="float" office:value="157" calcext:value-type="float">
            <text:p>157</text:p>
          </table:table-cell>
          <table:table-cell table:formula="of:= ([times_10000.C158] - [times_10000.B158]) / 1000000" office:value-type="float" office:value="49.032192" calcext:value-type="float">
            <text:p>49.032192</text:p>
          </table:table-cell>
          <table:table-cell table:formula="of:= ([times_100000.C158] - [times_100000.B158]) / 1000000" office:value-type="float" office:value="1.254144" calcext:value-type="float">
            <text:p>1.254144</text:p>
          </table:table-cell>
          <table:table-cell table:formula="of:= ([times_1000000.C158] - [times_1000000.B158]) / 1000000" office:value-type="float" office:value="1.111808" calcext:value-type="float">
            <text:p>1.111808</text:p>
          </table:table-cell>
        </table:table-row>
        <table:table-row table:style-name="ro1">
          <table:table-cell table:formula="of:= [times_10000.A159]" office:value-type="float" office:value="158" calcext:value-type="float">
            <text:p>158</text:p>
          </table:table-cell>
          <table:table-cell table:formula="of:= ([times_10000.C159] - [times_10000.B159]) / 1000000" office:value-type="float" office:value="48.747776" calcext:value-type="float">
            <text:p>48.747776</text:p>
          </table:table-cell>
          <table:table-cell table:formula="of:= ([times_100000.C159] - [times_100000.B159]) / 1000000" office:value-type="float" office:value="1.025792" calcext:value-type="float">
            <text:p>1.025792</text:p>
          </table:table-cell>
          <table:table-cell table:formula="of:= ([times_1000000.C159] - [times_1000000.B159]) / 1000000" office:value-type="float" office:value="1.107712" calcext:value-type="float">
            <text:p>1.107712</text:p>
          </table:table-cell>
        </table:table-row>
        <table:table-row table:style-name="ro1">
          <table:table-cell table:formula="of:= [times_10000.A160]" office:value-type="float" office:value="159" calcext:value-type="float">
            <text:p>159</text:p>
          </table:table-cell>
          <table:table-cell table:formula="of:= ([times_10000.C160] - [times_10000.B160]) / 1000000" office:value-type="float" office:value="48.249344" calcext:value-type="float">
            <text:p>48.249344</text:p>
          </table:table-cell>
          <table:table-cell table:formula="of:= ([times_100000.C160] - [times_100000.B160]) / 1000000" office:value-type="float" office:value="0.949248" calcext:value-type="float">
            <text:p>0.949248</text:p>
          </table:table-cell>
          <table:table-cell table:formula="of:= ([times_1000000.C160] - [times_1000000.B160]) / 1000000" office:value-type="float" office:value="1.082368" calcext:value-type="float">
            <text:p>1.082368</text:p>
          </table:table-cell>
        </table:table-row>
        <table:table-row table:style-name="ro1">
          <table:table-cell table:formula="of:= [times_10000.A161]" office:value-type="float" office:value="160" calcext:value-type="float">
            <text:p>160</text:p>
          </table:table-cell>
          <table:table-cell table:formula="of:= ([times_10000.C161] - [times_10000.B161]) / 1000000" office:value-type="float" office:value="47.899904" calcext:value-type="float">
            <text:p>47.899904</text:p>
          </table:table-cell>
          <table:table-cell table:formula="of:= ([times_100000.C161] - [times_100000.B161]) / 1000000" office:value-type="float" office:value="2.200064" calcext:value-type="float">
            <text:p>2.200064</text:p>
          </table:table-cell>
          <table:table-cell table:formula="of:= ([times_1000000.C161] - [times_1000000.B161]) / 1000000" office:value-type="float" office:value="1.101312" calcext:value-type="float">
            <text:p>1.101312</text:p>
          </table:table-cell>
        </table:table-row>
        <table:table-row table:style-name="ro1">
          <table:table-cell table:formula="of:= [times_10000.A162]" office:value-type="float" office:value="161" calcext:value-type="float">
            <text:p>161</text:p>
          </table:table-cell>
          <table:table-cell table:formula="of:= ([times_10000.C162] - [times_10000.B162]) / 1000000" office:value-type="float" office:value="47.60192" calcext:value-type="float">
            <text:p>47.60192</text:p>
          </table:table-cell>
          <table:table-cell table:formula="of:= ([times_100000.C162] - [times_100000.B162]) / 1000000" office:value-type="float" office:value="2.355968" calcext:value-type="float">
            <text:p>2.355968</text:p>
          </table:table-cell>
          <table:table-cell table:formula="of:= ([times_1000000.C162] - [times_1000000.B162]) / 1000000" office:value-type="float" office:value="1.088" calcext:value-type="float">
            <text:p>1.088</text:p>
          </table:table-cell>
        </table:table-row>
        <table:table-row table:style-name="ro1">
          <table:table-cell table:formula="of:= [times_10000.A163]" office:value-type="float" office:value="162" calcext:value-type="float">
            <text:p>162</text:p>
          </table:table-cell>
          <table:table-cell table:formula="of:= ([times_10000.C163] - [times_10000.B163]) / 1000000" office:value-type="float" office:value="47.072256" calcext:value-type="float">
            <text:p>47.072256</text:p>
          </table:table-cell>
          <table:table-cell table:formula="of:= ([times_100000.C163] - [times_100000.B163]) / 1000000" office:value-type="float" office:value="2.733056" calcext:value-type="float">
            <text:p>2.733056</text:p>
          </table:table-cell>
          <table:table-cell table:formula="of:= ([times_1000000.C163] - [times_1000000.B163]) / 1000000" office:value-type="float" office:value="1.156352" calcext:value-type="float">
            <text:p>1.156352</text:p>
          </table:table-cell>
        </table:table-row>
        <table:table-row table:style-name="ro1">
          <table:table-cell table:formula="of:= [times_10000.A164]" office:value-type="float" office:value="163" calcext:value-type="float">
            <text:p>163</text:p>
          </table:table-cell>
          <table:table-cell table:formula="of:= ([times_10000.C164] - [times_10000.B164]) / 1000000" office:value-type="float" office:value="46.770432" calcext:value-type="float">
            <text:p>46.770432</text:p>
          </table:table-cell>
          <table:table-cell table:formula="of:= ([times_100000.C164] - [times_100000.B164]) / 1000000" office:value-type="float" office:value="2.855168" calcext:value-type="float">
            <text:p>2.855168</text:p>
          </table:table-cell>
          <table:table-cell table:formula="of:= ([times_1000000.C164] - [times_1000000.B164]) / 1000000" office:value-type="float" office:value="1.15072" calcext:value-type="float">
            <text:p>1.15072</text:p>
          </table:table-cell>
        </table:table-row>
        <table:table-row table:style-name="ro1">
          <table:table-cell table:formula="of:= [times_10000.A165]" office:value-type="float" office:value="164" calcext:value-type="float">
            <text:p>164</text:p>
          </table:table-cell>
          <table:table-cell table:formula="of:= ([times_10000.C165] - [times_10000.B165]) / 1000000" office:value-type="float" office:value="46.447104" calcext:value-type="float">
            <text:p>46.447104</text:p>
          </table:table-cell>
          <table:table-cell table:formula="of:= ([times_100000.C165] - [times_100000.B165]) / 1000000" office:value-type="float" office:value="2.920704" calcext:value-type="float">
            <text:p>2.920704</text:p>
          </table:table-cell>
          <table:table-cell table:formula="of:= ([times_1000000.C165] - [times_1000000.B165]) / 1000000" office:value-type="float" office:value="1.056768" calcext:value-type="float">
            <text:p>1.056768</text:p>
          </table:table-cell>
        </table:table-row>
        <table:table-row table:style-name="ro1">
          <table:table-cell table:formula="of:= [times_10000.A166]" office:value-type="float" office:value="165" calcext:value-type="float">
            <text:p>165</text:p>
          </table:table-cell>
          <table:table-cell table:formula="of:= ([times_10000.C166] - [times_10000.B166]) / 1000000" office:value-type="float" office:value="45.888" calcext:value-type="float">
            <text:p>45.888</text:p>
          </table:table-cell>
          <table:table-cell table:formula="of:= ([times_100000.C166] - [times_100000.B166]) / 1000000" office:value-type="float" office:value="2.512896" calcext:value-type="float">
            <text:p>2.512896</text:p>
          </table:table-cell>
          <table:table-cell table:formula="of:= ([times_1000000.C166] - [times_1000000.B166]) / 1000000" office:value-type="float" office:value="1.184256" calcext:value-type="float">
            <text:p>1.184256</text:p>
          </table:table-cell>
        </table:table-row>
        <table:table-row table:style-name="ro1">
          <table:table-cell table:formula="of:= [times_10000.A167]" office:value-type="float" office:value="166" calcext:value-type="float">
            <text:p>166</text:p>
          </table:table-cell>
          <table:table-cell table:formula="of:= ([times_10000.C167] - [times_10000.B167]) / 1000000" office:value-type="float" office:value="45.547008" calcext:value-type="float">
            <text:p>45.547008</text:p>
          </table:table-cell>
          <table:table-cell table:formula="of:= ([times_100000.C167] - [times_100000.B167]) / 1000000" office:value-type="float" office:value="2.320896" calcext:value-type="float">
            <text:p>2.320896</text:p>
          </table:table-cell>
          <table:table-cell table:formula="of:= ([times_1000000.C167] - [times_1000000.B167]) / 1000000" office:value-type="float" office:value="1.155328" calcext:value-type="float">
            <text:p>1.155328</text:p>
          </table:table-cell>
        </table:table-row>
        <table:table-row table:style-name="ro1">
          <table:table-cell table:formula="of:= [times_10000.A168]" office:value-type="float" office:value="167" calcext:value-type="float">
            <text:p>167</text:p>
          </table:table-cell>
          <table:table-cell table:formula="of:= ([times_10000.C168] - [times_10000.B168]) / 1000000" office:value-type="float" office:value="45.049088" calcext:value-type="float">
            <text:p>45.049088</text:p>
          </table:table-cell>
          <table:table-cell table:formula="of:= ([times_100000.C168] - [times_100000.B168]) / 1000000" office:value-type="float" office:value="2.048" calcext:value-type="float">
            <text:p>2.048</text:p>
          </table:table-cell>
          <table:table-cell table:formula="of:= ([times_1000000.C168] - [times_1000000.B168]) / 1000000" office:value-type="float" office:value="1.027072" calcext:value-type="float">
            <text:p>1.027072</text:p>
          </table:table-cell>
        </table:table-row>
        <table:table-row table:style-name="ro1">
          <table:table-cell table:formula="of:= [times_10000.A169]" office:value-type="float" office:value="168" calcext:value-type="float">
            <text:p>168</text:p>
          </table:table-cell>
          <table:table-cell table:formula="of:= ([times_10000.C169] - [times_10000.B169]) / 1000000" office:value-type="float" office:value="47.047936" calcext:value-type="float">
            <text:p>47.047936</text:p>
          </table:table-cell>
          <table:table-cell table:formula="of:= ([times_100000.C169] - [times_100000.B169]) / 1000000" office:value-type="float" office:value="1.459712" calcext:value-type="float">
            <text:p>1.459712</text:p>
          </table:table-cell>
          <table:table-cell table:formula="of:= ([times_1000000.C169] - [times_1000000.B169]) / 1000000" office:value-type="float" office:value="1.173504" calcext:value-type="float">
            <text:p>1.173504</text:p>
          </table:table-cell>
        </table:table-row>
        <table:table-row table:style-name="ro1">
          <table:table-cell table:formula="of:= [times_10000.A170]" office:value-type="float" office:value="169" calcext:value-type="float">
            <text:p>169</text:p>
          </table:table-cell>
          <table:table-cell table:formula="of:= ([times_10000.C170] - [times_10000.B170]) / 1000000" office:value-type="float" office:value="46.758144" calcext:value-type="float">
            <text:p>46.758144</text:p>
          </table:table-cell>
          <table:table-cell table:formula="of:= ([times_100000.C170] - [times_100000.B170]) / 1000000" office:value-type="float" office:value="0.811776" calcext:value-type="float">
            <text:p>0.811776</text:p>
          </table:table-cell>
          <table:table-cell table:formula="of:= ([times_1000000.C170] - [times_1000000.B170]) / 1000000" office:value-type="float" office:value="0.952832" calcext:value-type="float">
            <text:p>0.952832</text:p>
          </table:table-cell>
        </table:table-row>
        <table:table-row table:style-name="ro1">
          <table:table-cell table:formula="of:= [times_10000.A171]" office:value-type="float" office:value="170" calcext:value-type="float">
            <text:p>170</text:p>
          </table:table-cell>
          <table:table-cell table:formula="of:= ([times_10000.C171] - [times_10000.B171]) / 1000000" office:value-type="float" office:value="46.44096" calcext:value-type="float">
            <text:p>46.44096</text:p>
          </table:table-cell>
          <table:table-cell table:formula="of:= ([times_100000.C171] - [times_100000.B171]) / 1000000" office:value-type="float" office:value="1.089024" calcext:value-type="float">
            <text:p>1.089024</text:p>
          </table:table-cell>
          <table:table-cell table:formula="of:= ([times_1000000.C171] - [times_1000000.B171]) / 1000000" office:value-type="float" office:value="1.069056" calcext:value-type="float">
            <text:p>1.069056</text:p>
          </table:table-cell>
        </table:table-row>
        <table:table-row table:style-name="ro1">
          <table:table-cell table:formula="of:= [times_10000.A172]" office:value-type="float" office:value="171" calcext:value-type="float">
            <text:p>171</text:p>
          </table:table-cell>
          <table:table-cell table:formula="of:= ([times_10000.C172] - [times_10000.B172]) / 1000000" office:value-type="float" office:value="45.942272" calcext:value-type="float">
            <text:p>45.942272</text:p>
          </table:table-cell>
          <table:table-cell table:formula="of:= ([times_100000.C172] - [times_100000.B172]) / 1000000" office:value-type="float" office:value="0.934912" calcext:value-type="float">
            <text:p>0.934912</text:p>
          </table:table-cell>
          <table:table-cell table:formula="of:= ([times_1000000.C172] - [times_1000000.B172]) / 1000000" office:value-type="float" office:value="1.15072" calcext:value-type="float">
            <text:p>1.15072</text:p>
          </table:table-cell>
        </table:table-row>
        <table:table-row table:style-name="ro1">
          <table:table-cell table:formula="of:= [times_10000.A173]" office:value-type="float" office:value="172" calcext:value-type="float">
            <text:p>172</text:p>
          </table:table-cell>
          <table:table-cell table:formula="of:= ([times_10000.C173] - [times_10000.B173]) / 1000000" office:value-type="float" office:value="45.644288" calcext:value-type="float">
            <text:p>45.644288</text:p>
          </table:table-cell>
          <table:table-cell table:formula="of:= ([times_100000.C173] - [times_100000.B173]) / 1000000" office:value-type="float" office:value="1.053952" calcext:value-type="float">
            <text:p>1.053952</text:p>
          </table:table-cell>
          <table:table-cell table:formula="of:= ([times_1000000.C173] - [times_1000000.B173]) / 1000000" office:value-type="float" office:value="1.144832" calcext:value-type="float">
            <text:p>1.144832</text:p>
          </table:table-cell>
        </table:table-row>
        <table:table-row table:style-name="ro1">
          <table:table-cell table:formula="of:= [times_10000.A174]" office:value-type="float" office:value="173" calcext:value-type="float">
            <text:p>173</text:p>
          </table:table-cell>
          <table:table-cell table:formula="of:= ([times_10000.C174] - [times_10000.B174]) / 1000000" office:value-type="float" office:value="45.319424" calcext:value-type="float">
            <text:p>45.319424</text:p>
          </table:table-cell>
          <table:table-cell table:formula="of:= ([times_100000.C174] - [times_100000.B174]) / 1000000" office:value-type="float" office:value="1.148672" calcext:value-type="float">
            <text:p>1.148672</text:p>
          </table:table-cell>
          <table:table-cell table:formula="of:= ([times_1000000.C174] - [times_1000000.B174]) / 1000000" office:value-type="float" office:value="1.017344" calcext:value-type="float">
            <text:p>1.017344</text:p>
          </table:table-cell>
        </table:table-row>
        <table:table-row table:style-name="ro1">
          <table:table-cell table:formula="of:= [times_10000.A175]" office:value-type="float" office:value="174" calcext:value-type="float">
            <text:p>174</text:p>
          </table:table-cell>
          <table:table-cell table:formula="of:= ([times_10000.C175] - [times_10000.B175]) / 1000000" office:value-type="float" office:value="48.847872" calcext:value-type="float">
            <text:p>48.847872</text:p>
          </table:table-cell>
          <table:table-cell table:formula="of:= ([times_100000.C175] - [times_100000.B175]) / 1000000" office:value-type="float" office:value="1.202176" calcext:value-type="float">
            <text:p>1.202176</text:p>
          </table:table-cell>
          <table:table-cell table:formula="of:= ([times_1000000.C175] - [times_1000000.B175]) / 1000000" office:value-type="float" office:value="1.142272" calcext:value-type="float">
            <text:p>1.142272</text:p>
          </table:table-cell>
        </table:table-row>
        <table:table-row table:style-name="ro1">
          <table:table-cell table:formula="of:= [times_10000.A176]" office:value-type="float" office:value="175" calcext:value-type="float">
            <text:p>175</text:p>
          </table:table-cell>
          <table:table-cell table:formula="of:= ([times_10000.C176] - [times_10000.B176]) / 1000000" office:value-type="float" office:value="48.542208" calcext:value-type="float">
            <text:p>48.542208</text:p>
          </table:table-cell>
          <table:table-cell table:formula="of:= ([times_100000.C176] - [times_100000.B176]) / 1000000" office:value-type="float" office:value="1.24672" calcext:value-type="float">
            <text:p>1.24672</text:p>
          </table:table-cell>
          <table:table-cell table:formula="of:= ([times_1000000.C176] - [times_1000000.B176]) / 1000000" office:value-type="float" office:value="1.182976" calcext:value-type="float">
            <text:p>1.182976</text:p>
          </table:table-cell>
        </table:table-row>
        <table:table-row table:style-name="ro1">
          <table:table-cell table:formula="of:= [times_10000.A177]" office:value-type="float" office:value="176" calcext:value-type="float">
            <text:p>176</text:p>
          </table:table-cell>
          <table:table-cell table:formula="of:= ([times_10000.C177] - [times_10000.B177]) / 1000000" office:value-type="float" office:value="48.22016" calcext:value-type="float">
            <text:p>48.22016</text:p>
          </table:table-cell>
          <table:table-cell table:formula="of:= ([times_100000.C177] - [times_100000.B177]) / 1000000" office:value-type="float" office:value="1.1328" calcext:value-type="float">
            <text:p>1.1328</text:p>
          </table:table-cell>
          <table:table-cell table:formula="of:= ([times_1000000.C177] - [times_1000000.B177]) / 1000000" office:value-type="float" office:value="1.089536" calcext:value-type="float">
            <text:p>1.089536</text:p>
          </table:table-cell>
        </table:table-row>
        <table:table-row table:style-name="ro1">
          <table:table-cell table:formula="of:= [times_10000.A178]" office:value-type="float" office:value="177" calcext:value-type="float">
            <text:p>177</text:p>
          </table:table-cell>
          <table:table-cell table:formula="of:= ([times_10000.C178] - [times_10000.B178]) / 1000000" office:value-type="float" office:value="47.919872" calcext:value-type="float">
            <text:p>47.919872</text:p>
          </table:table-cell>
          <table:table-cell table:formula="of:= ([times_100000.C178] - [times_100000.B178]) / 1000000" office:value-type="float" office:value="0.971776" calcext:value-type="float">
            <text:p>0.971776</text:p>
          </table:table-cell>
          <table:table-cell table:formula="of:= ([times_1000000.C178] - [times_1000000.B178]) / 1000000" office:value-type="float" office:value="1.148928" calcext:value-type="float">
            <text:p>1.148928</text:p>
          </table:table-cell>
        </table:table-row>
        <table:table-row table:style-name="ro1">
          <table:table-cell table:formula="of:= [times_10000.A179]" office:value-type="float" office:value="178" calcext:value-type="float">
            <text:p>178</text:p>
          </table:table-cell>
          <table:table-cell table:formula="of:= ([times_10000.C179] - [times_10000.B179]) / 1000000" office:value-type="float" office:value="47.597056" calcext:value-type="float">
            <text:p>47.597056</text:p>
          </table:table-cell>
          <table:table-cell table:formula="of:= ([times_100000.C179] - [times_100000.B179]) / 1000000" office:value-type="float" office:value="0.864" calcext:value-type="float">
            <text:p>0.864</text:p>
          </table:table-cell>
          <table:table-cell table:formula="of:= ([times_1000000.C179] - [times_1000000.B179]) / 1000000" office:value-type="float" office:value="1.140992" calcext:value-type="float">
            <text:p>1.140992</text:p>
          </table:table-cell>
        </table:table-row>
        <table:table-row table:style-name="ro1">
          <table:table-cell table:formula="of:= [times_10000.A180]" office:value-type="float" office:value="179" calcext:value-type="float">
            <text:p>179</text:p>
          </table:table-cell>
          <table:table-cell table:formula="of:= ([times_10000.C180] - [times_10000.B180]) / 1000000" office:value-type="float" office:value="47.054592" calcext:value-type="float">
            <text:p>47.054592</text:p>
          </table:table-cell>
          <table:table-cell table:formula="of:= ([times_100000.C180] - [times_100000.B180]) / 1000000" office:value-type="float" office:value="1.21088" calcext:value-type="float">
            <text:p>1.21088</text:p>
          </table:table-cell>
          <table:table-cell table:formula="of:= ([times_1000000.C180] - [times_1000000.B180]) / 1000000" office:value-type="float" office:value="1.007104" calcext:value-type="float">
            <text:p>1.007104</text:p>
          </table:table-cell>
        </table:table-row>
        <table:table-row table:style-name="ro1">
          <table:table-cell table:formula="of:= [times_10000.A181]" office:value-type="float" office:value="180" calcext:value-type="float">
            <text:p>180</text:p>
          </table:table-cell>
          <table:table-cell table:formula="of:= ([times_10000.C181] - [times_10000.B181]) / 1000000" office:value-type="float" office:value="46.751232" calcext:value-type="float">
            <text:p>46.751232</text:p>
          </table:table-cell>
          <table:table-cell table:formula="of:= ([times_100000.C181] - [times_100000.B181]) / 1000000" office:value-type="float" office:value="1.273856" calcext:value-type="float">
            <text:p>1.273856</text:p>
          </table:table-cell>
          <table:table-cell table:formula="of:= ([times_1000000.C181] - [times_1000000.B181]) / 1000000" office:value-type="float" office:value="1.108736" calcext:value-type="float">
            <text:p>1.108736</text:p>
          </table:table-cell>
        </table:table-row>
        <table:table-row table:style-name="ro1">
          <table:table-cell table:formula="of:= [times_10000.A182]" office:value-type="float" office:value="181" calcext:value-type="float">
            <text:p>181</text:p>
          </table:table-cell>
          <table:table-cell table:formula="of:= ([times_10000.C182] - [times_10000.B182]) / 1000000" office:value-type="float" office:value="46.425856" calcext:value-type="float">
            <text:p>46.425856</text:p>
          </table:table-cell>
          <table:table-cell table:formula="of:= ([times_100000.C182] - [times_100000.B182]) / 1000000" office:value-type="float" office:value="1.576704" calcext:value-type="float">
            <text:p>1.576704</text:p>
          </table:table-cell>
          <table:table-cell table:formula="of:= ([times_1000000.C182] - [times_1000000.B182]) / 1000000" office:value-type="float" office:value="0.943104" calcext:value-type="float">
            <text:p>0.943104</text:p>
          </table:table-cell>
        </table:table-row>
        <table:table-row table:style-name="ro1">
          <table:table-cell table:formula="of:= [times_10000.A183]" office:value-type="float" office:value="182" calcext:value-type="float">
            <text:p>182</text:p>
          </table:table-cell>
          <table:table-cell table:formula="of:= ([times_10000.C183] - [times_10000.B183]) / 1000000" office:value-type="float" office:value="45.133568" calcext:value-type="float">
            <text:p>45.133568</text:p>
          </table:table-cell>
          <table:table-cell table:formula="of:= ([times_100000.C183] - [times_100000.B183]) / 1000000" office:value-type="float" office:value="2.051072" calcext:value-type="float">
            <text:p>2.051072</text:p>
          </table:table-cell>
          <table:table-cell table:formula="of:= ([times_1000000.C183] - [times_1000000.B183]) / 1000000" office:value-type="float" office:value="1.157632" calcext:value-type="float">
            <text:p>1.157632</text:p>
          </table:table-cell>
        </table:table-row>
        <table:table-row table:style-name="ro1">
          <table:table-cell table:formula="of:= [times_10000.A184]" office:value-type="float" office:value="183" calcext:value-type="float">
            <text:p>183</text:p>
          </table:table-cell>
          <table:table-cell table:formula="of:= ([times_10000.C184] - [times_10000.B184]) / 1000000" office:value-type="float" office:value="45.11488" calcext:value-type="float">
            <text:p>45.11488</text:p>
          </table:table-cell>
          <table:table-cell table:formula="of:= ([times_100000.C184] - [times_100000.B184]) / 1000000" office:value-type="float" office:value="1.665792" calcext:value-type="float">
            <text:p>1.665792</text:p>
          </table:table-cell>
          <table:table-cell table:formula="of:= ([times_1000000.C184] - [times_1000000.B184]) / 1000000" office:value-type="float" office:value="1.117952" calcext:value-type="float">
            <text:p>1.117952</text:p>
          </table:table-cell>
        </table:table-row>
        <table:table-row table:style-name="ro1">
          <table:table-cell table:formula="of:= [times_10000.A185]" office:value-type="float" office:value="184" calcext:value-type="float">
            <text:p>184</text:p>
          </table:table-cell>
          <table:table-cell table:formula="of:= ([times_10000.C185] - [times_10000.B185]) / 1000000" office:value-type="float" office:value="44.786688" calcext:value-type="float">
            <text:p>44.786688</text:p>
          </table:table-cell>
          <table:table-cell table:formula="of:= ([times_100000.C185] - [times_100000.B185]) / 1000000" office:value-type="float" office:value="1.49504" calcext:value-type="float">
            <text:p>1.49504</text:p>
          </table:table-cell>
          <table:table-cell table:formula="of:= ([times_1000000.C185] - [times_1000000.B185]) / 1000000" office:value-type="float" office:value="1.112064" calcext:value-type="float">
            <text:p>1.112064</text:p>
          </table:table-cell>
        </table:table-row>
        <table:table-row table:style-name="ro1">
          <table:table-cell table:formula="of:= [times_10000.A186]" office:value-type="float" office:value="185" calcext:value-type="float">
            <text:p>185</text:p>
          </table:table-cell>
          <table:table-cell table:formula="of:= ([times_10000.C186] - [times_10000.B186]) / 1000000" office:value-type="float" office:value="44.466944" calcext:value-type="float">
            <text:p>44.466944</text:p>
          </table:table-cell>
          <table:table-cell table:formula="of:= ([times_100000.C186] - [times_100000.B186]) / 1000000" office:value-type="float" office:value="1.34912" calcext:value-type="float">
            <text:p>1.34912</text:p>
          </table:table-cell>
          <table:table-cell table:formula="of:= ([times_1000000.C186] - [times_1000000.B186]) / 1000000" office:value-type="float" office:value="1.102848" calcext:value-type="float">
            <text:p>1.102848</text:p>
          </table:table-cell>
        </table:table-row>
        <table:table-row table:style-name="ro1">
          <table:table-cell table:formula="of:= [times_10000.A187]" office:value-type="float" office:value="186" calcext:value-type="float">
            <text:p>186</text:p>
          </table:table-cell>
          <table:table-cell table:formula="of:= ([times_10000.C187] - [times_10000.B187]) / 1000000" office:value-type="float" office:value="43.86816" calcext:value-type="float">
            <text:p>43.86816</text:p>
          </table:table-cell>
          <table:table-cell table:formula="of:= ([times_100000.C187] - [times_100000.B187]) / 1000000" office:value-type="float" office:value="0.946944" calcext:value-type="float">
            <text:p>0.946944</text:p>
          </table:table-cell>
          <table:table-cell table:formula="of:= ([times_1000000.C187] - [times_1000000.B187]) / 1000000" office:value-type="float" office:value="1.009152" calcext:value-type="float">
            <text:p>1.009152</text:p>
          </table:table-cell>
        </table:table-row>
        <table:table-row table:style-name="ro1">
          <table:table-cell table:formula="of:= [times_10000.A188]" office:value-type="float" office:value="187" calcext:value-type="float">
            <text:p>187</text:p>
          </table:table-cell>
          <table:table-cell table:formula="of:= ([times_10000.C188] - [times_10000.B188]) / 1000000" office:value-type="float" office:value="42.14912" calcext:value-type="float">
            <text:p>42.14912</text:p>
          </table:table-cell>
          <table:table-cell table:formula="of:= ([times_100000.C188] - [times_100000.B188]) / 1000000" office:value-type="float" office:value="1.324032" calcext:value-type="float">
            <text:p>1.324032</text:p>
          </table:table-cell>
          <table:table-cell table:formula="of:= ([times_1000000.C188] - [times_1000000.B188]) / 1000000" office:value-type="float" office:value="1.15968" calcext:value-type="float">
            <text:p>1.15968</text:p>
          </table:table-cell>
        </table:table-row>
        <table:table-row table:style-name="ro1">
          <table:table-cell table:formula="of:= [times_10000.A189]" office:value-type="float" office:value="188" calcext:value-type="float">
            <text:p>188</text:p>
          </table:table-cell>
          <table:table-cell table:formula="of:= ([times_10000.C189] - [times_10000.B189]) / 1000000" office:value-type="float" office:value="42.555904" calcext:value-type="float">
            <text:p>42.555904</text:p>
          </table:table-cell>
          <table:table-cell table:formula="of:= ([times_100000.C189] - [times_100000.B189]) / 1000000" office:value-type="float" office:value="11.667968" calcext:value-type="float">
            <text:p>11.667968</text:p>
          </table:table-cell>
          <table:table-cell table:formula="of:= ([times_1000000.C189] - [times_1000000.B189]) / 1000000" office:value-type="float" office:value="0.98816" calcext:value-type="float">
            <text:p>0.98816</text:p>
          </table:table-cell>
        </table:table-row>
        <table:table-row table:style-name="ro1">
          <table:table-cell table:formula="of:= [times_10000.A190]" office:value-type="float" office:value="189" calcext:value-type="float">
            <text:p>189</text:p>
          </table:table-cell>
          <table:table-cell table:formula="of:= ([times_10000.C190] - [times_10000.B190]) / 1000000" office:value-type="float" office:value="43.182848" calcext:value-type="float">
            <text:p>43.182848</text:p>
          </table:table-cell>
          <table:table-cell table:formula="of:= ([times_100000.C190] - [times_100000.B190]) / 1000000" office:value-type="float" office:value="12.09984" calcext:value-type="float">
            <text:p>12.09984</text:p>
          </table:table-cell>
          <table:table-cell table:formula="of:= ([times_1000000.C190] - [times_1000000.B190]) / 1000000" office:value-type="float" office:value="1.173504" calcext:value-type="float">
            <text:p>1.173504</text:p>
          </table:table-cell>
        </table:table-row>
        <table:table-row table:style-name="ro1">
          <table:table-cell table:formula="of:= [times_10000.A191]" office:value-type="float" office:value="190" calcext:value-type="float">
            <text:p>190</text:p>
          </table:table-cell>
          <table:table-cell table:formula="of:= ([times_10000.C191] - [times_10000.B191]) / 1000000" office:value-type="float" office:value="44.380928" calcext:value-type="float">
            <text:p>44.380928</text:p>
          </table:table-cell>
          <table:table-cell table:formula="of:= ([times_100000.C191] - [times_100000.B191]) / 1000000" office:value-type="float" office:value="11.627776" calcext:value-type="float">
            <text:p>11.627776</text:p>
          </table:table-cell>
          <table:table-cell table:formula="of:= ([times_1000000.C191] - [times_1000000.B191]) / 1000000" office:value-type="float" office:value="1.213184" calcext:value-type="float">
            <text:p>1.213184</text:p>
          </table:table-cell>
        </table:table-row>
        <table:table-row table:style-name="ro1">
          <table:table-cell table:formula="of:= [times_10000.A192]" office:value-type="float" office:value="191" calcext:value-type="float">
            <text:p>191</text:p>
          </table:table-cell>
          <table:table-cell table:formula="of:= ([times_10000.C192] - [times_10000.B192]) / 1000000" office:value-type="float" office:value="46.209024" calcext:value-type="float">
            <text:p>46.209024</text:p>
          </table:table-cell>
          <table:table-cell table:formula="of:= ([times_100000.C192] - [times_100000.B192]) / 1000000" office:value-type="float" office:value="11.33696" calcext:value-type="float">
            <text:p>11.33696</text:p>
          </table:table-cell>
          <table:table-cell table:formula="of:= ([times_1000000.C192] - [times_1000000.B192]) / 1000000" office:value-type="float" office:value="1.161216" calcext:value-type="float">
            <text:p>1.161216</text:p>
          </table:table-cell>
        </table:table-row>
        <table:table-row table:style-name="ro1">
          <table:table-cell table:formula="of:= [times_10000.A193]" office:value-type="float" office:value="192" calcext:value-type="float">
            <text:p>192</text:p>
          </table:table-cell>
          <table:table-cell table:formula="of:= ([times_10000.C193] - [times_10000.B193]) / 1000000" office:value-type="float" office:value="45.883648" calcext:value-type="float">
            <text:p>45.883648</text:p>
          </table:table-cell>
          <table:table-cell table:formula="of:= ([times_100000.C193] - [times_100000.B193]) / 1000000" office:value-type="float" office:value="11.461888" calcext:value-type="float">
            <text:p>11.461888</text:p>
          </table:table-cell>
          <table:table-cell table:formula="of:= ([times_1000000.C193] - [times_1000000.B193]) / 1000000" office:value-type="float" office:value="1.10208" calcext:value-type="float">
            <text:p>1.10208</text:p>
          </table:table-cell>
        </table:table-row>
        <table:table-row table:style-name="ro1">
          <table:table-cell table:formula="of:= [times_10000.A194]" office:value-type="float" office:value="193" calcext:value-type="float">
            <text:p>193</text:p>
          </table:table-cell>
          <table:table-cell table:formula="of:= ([times_10000.C194] - [times_10000.B194]) / 1000000" office:value-type="float" office:value="45.59104" calcext:value-type="float">
            <text:p>45.59104</text:p>
          </table:table-cell>
          <table:table-cell table:formula="of:= ([times_100000.C194] - [times_100000.B194]) / 1000000" office:value-type="float" office:value="11.157504" calcext:value-type="float">
            <text:p>11.157504</text:p>
          </table:table-cell>
          <table:table-cell table:formula="of:= ([times_1000000.C194] - [times_1000000.B194]) / 1000000" office:value-type="float" office:value="1.046016" calcext:value-type="float">
            <text:p>1.046016</text:p>
          </table:table-cell>
        </table:table-row>
        <table:table-row table:style-name="ro1">
          <table:table-cell table:formula="of:= [times_10000.A195]" office:value-type="float" office:value="194" calcext:value-type="float">
            <text:p>194</text:p>
          </table:table-cell>
          <table:table-cell table:formula="of:= ([times_10000.C195] - [times_10000.B195]) / 1000000" office:value-type="float" office:value="45.304064" calcext:value-type="float">
            <text:p>45.304064</text:p>
          </table:table-cell>
          <table:table-cell table:formula="of:= ([times_100000.C195] - [times_100000.B195]) / 1000000" office:value-type="float" office:value="10.889984" calcext:value-type="float">
            <text:p>10.889984</text:p>
          </table:table-cell>
          <table:table-cell table:formula="of:= ([times_1000000.C195] - [times_1000000.B195]) / 1000000" office:value-type="float" office:value="1.15968" calcext:value-type="float">
            <text:p>1.15968</text:p>
          </table:table-cell>
        </table:table-row>
        <table:table-row table:style-name="ro1">
          <table:table-cell table:formula="of:= [times_10000.A196]" office:value-type="float" office:value="195" calcext:value-type="float">
            <text:p>195</text:p>
          </table:table-cell>
          <table:table-cell table:formula="of:= ([times_10000.C196] - [times_10000.B196]) / 1000000" office:value-type="float" office:value="44.766208" calcext:value-type="float">
            <text:p>44.766208</text:p>
          </table:table-cell>
          <table:table-cell table:formula="of:= ([times_100000.C196] - [times_100000.B196]) / 1000000" office:value-type="float" office:value="10.663936" calcext:value-type="float">
            <text:p>10.663936</text:p>
          </table:table-cell>
          <table:table-cell table:formula="of:= ([times_1000000.C196] - [times_1000000.B196]) / 1000000" office:value-type="float" office:value="1.156096" calcext:value-type="float">
            <text:p>1.156096</text:p>
          </table:table-cell>
        </table:table-row>
        <table:table-row table:style-name="ro1">
          <table:table-cell table:formula="of:= [times_10000.A197]" office:value-type="float" office:value="196" calcext:value-type="float">
            <text:p>196</text:p>
          </table:table-cell>
          <table:table-cell table:formula="of:= ([times_10000.C197] - [times_10000.B197]) / 1000000" office:value-type="float" office:value="44.385024" calcext:value-type="float">
            <text:p>44.385024</text:p>
          </table:table-cell>
          <table:table-cell table:formula="of:= ([times_100000.C197] - [times_100000.B197]) / 1000000" office:value-type="float" office:value="10.4" calcext:value-type="float">
            <text:p>10.4</text:p>
          </table:table-cell>
          <table:table-cell table:formula="of:= ([times_1000000.C197] - [times_1000000.B197]) / 1000000" office:value-type="float" office:value="1.099264" calcext:value-type="float">
            <text:p>1.099264</text:p>
          </table:table-cell>
        </table:table-row>
        <table:table-row table:style-name="ro1">
          <table:table-cell table:formula="of:= [times_10000.A198]" office:value-type="float" office:value="197" calcext:value-type="float">
            <text:p>197</text:p>
          </table:table-cell>
          <table:table-cell table:formula="of:= ([times_10000.C198] - [times_10000.B198]) / 1000000" office:value-type="float" office:value="43.668224" calcext:value-type="float">
            <text:p>43.668224</text:p>
          </table:table-cell>
          <table:table-cell table:formula="of:= ([times_100000.C198] - [times_100000.B198]) / 1000000" office:value-type="float" office:value="10.132992" calcext:value-type="float">
            <text:p>10.132992</text:p>
          </table:table-cell>
          <table:table-cell table:formula="of:= ([times_1000000.C198] - [times_1000000.B198]) / 1000000" office:value-type="float" office:value="1.104128" calcext:value-type="float">
            <text:p>1.104128</text:p>
          </table:table-cell>
        </table:table-row>
        <table:table-row table:style-name="ro1">
          <table:table-cell table:formula="of:= [times_10000.A199]" office:value-type="float" office:value="198" calcext:value-type="float">
            <text:p>198</text:p>
          </table:table-cell>
          <table:table-cell table:formula="of:= ([times_10000.C199] - [times_10000.B199]) / 1000000" office:value-type="float" office:value="42.94784" calcext:value-type="float">
            <text:p>42.94784</text:p>
          </table:table-cell>
          <table:table-cell table:formula="of:= ([times_100000.C199] - [times_100000.B199]) / 1000000" office:value-type="float" office:value="9.866752" calcext:value-type="float">
            <text:p>9.866752</text:p>
          </table:table-cell>
          <table:table-cell table:formula="of:= ([times_1000000.C199] - [times_1000000.B199]) / 1000000" office:value-type="float" office:value="1.110016" calcext:value-type="float">
            <text:p>1.110016</text:p>
          </table:table-cell>
        </table:table-row>
        <table:table-row table:style-name="ro1">
          <table:table-cell table:formula="of:= [times_10000.A200]" office:value-type="float" office:value="199" calcext:value-type="float">
            <text:p>199</text:p>
          </table:table-cell>
          <table:table-cell table:formula="of:= ([times_10000.C200] - [times_10000.B200]) / 1000000" office:value-type="float" office:value="42.526976" calcext:value-type="float">
            <text:p>42.526976</text:p>
          </table:table-cell>
          <table:table-cell table:formula="of:= ([times_100000.C200] - [times_100000.B200]) / 1000000" office:value-type="float" office:value="10.209792" calcext:value-type="float">
            <text:p>10.209792</text:p>
          </table:table-cell>
          <table:table-cell table:formula="of:= ([times_1000000.C200] - [times_1000000.B200]) / 1000000" office:value-type="float" office:value="1.022976" calcext:value-type="float">
            <text:p>1.022976</text:p>
          </table:table-cell>
        </table:table-row>
        <table:table-row table:style-name="ro1">
          <table:table-cell table:formula="of:= [times_10000.A201]" office:value-type="float" office:value="200" calcext:value-type="float">
            <text:p>200</text:p>
          </table:table-cell>
          <table:table-cell table:formula="of:= ([times_10000.C201] - [times_10000.B201]) / 1000000" office:value-type="float" office:value="42.182144" calcext:value-type="float">
            <text:p>42.182144</text:p>
          </table:table-cell>
          <table:table-cell table:formula="of:= ([times_100000.C201] - [times_100000.B201]) / 1000000" office:value-type="float" office:value="10.192128" calcext:value-type="float">
            <text:p>10.192128</text:p>
          </table:table-cell>
          <table:table-cell table:formula="of:= ([times_1000000.C201] - [times_1000000.B201]) / 1000000" office:value-type="float" office:value="1.195776" calcext:value-type="float">
            <text:p>1.195776</text:p>
          </table:table-cell>
        </table:table-row>
        <table:table-row table:style-name="ro1">
          <table:table-cell table:formula="of:= [times_10000.A202]" office:value-type="float" office:value="201" calcext:value-type="float">
            <text:p>201</text:p>
          </table:table-cell>
          <table:table-cell table:formula="of:= ([times_10000.C202] - [times_10000.B202]) / 1000000" office:value-type="float" office:value="41.05216" calcext:value-type="float">
            <text:p>41.05216</text:p>
          </table:table-cell>
          <table:table-cell table:formula="of:= ([times_100000.C202] - [times_100000.B202]) / 1000000" office:value-type="float" office:value="9.932032" calcext:value-type="float">
            <text:p>9.932032</text:p>
          </table:table-cell>
          <table:table-cell table:formula="of:= ([times_1000000.C202] - [times_1000000.B202]) / 1000000" office:value-type="float" office:value="1.217536" calcext:value-type="float">
            <text:p>1.217536</text:p>
          </table:table-cell>
        </table:table-row>
        <table:table-row table:style-name="ro1">
          <table:table-cell table:formula="of:= [times_10000.A203]" office:value-type="float" office:value="202" calcext:value-type="float">
            <text:p>202</text:p>
          </table:table-cell>
          <table:table-cell table:formula="of:= ([times_10000.C203] - [times_10000.B203]) / 1000000" office:value-type="float" office:value="40.741376" calcext:value-type="float">
            <text:p>40.741376</text:p>
          </table:table-cell>
          <table:table-cell table:formula="of:= ([times_100000.C203] - [times_100000.B203]) / 1000000" office:value-type="float" office:value="9.963776" calcext:value-type="float">
            <text:p>9.963776</text:p>
          </table:table-cell>
          <table:table-cell table:formula="of:= ([times_1000000.C203] - [times_1000000.B203]) / 1000000" office:value-type="float" office:value="1.066752" calcext:value-type="float">
            <text:p>1.066752</text:p>
          </table:table-cell>
        </table:table-row>
        <table:table-row table:style-name="ro1">
          <table:table-cell table:formula="of:= [times_10000.A204]" office:value-type="float" office:value="203" calcext:value-type="float">
            <text:p>203</text:p>
          </table:table-cell>
          <table:table-cell table:formula="of:= ([times_10000.C204] - [times_10000.B204]) / 1000000" office:value-type="float" office:value="39.173632" calcext:value-type="float">
            <text:p>39.173632</text:p>
          </table:table-cell>
          <table:table-cell table:formula="of:= ([times_100000.C204] - [times_100000.B204]) / 1000000" office:value-type="float" office:value="10.350848" calcext:value-type="float">
            <text:p>10.350848</text:p>
          </table:table-cell>
          <table:table-cell table:formula="of:= ([times_1000000.C204] - [times_1000000.B204]) / 1000000" office:value-type="float" office:value="1.13024" calcext:value-type="float">
            <text:p>1.13024</text:p>
          </table:table-cell>
        </table:table-row>
        <table:table-row table:style-name="ro1">
          <table:table-cell table:formula="of:= [times_10000.A205]" office:value-type="float" office:value="204" calcext:value-type="float">
            <text:p>204</text:p>
          </table:table-cell>
          <table:table-cell table:formula="of:= ([times_10000.C205] - [times_10000.B205]) / 1000000" office:value-type="float" office:value="38.86592" calcext:value-type="float">
            <text:p>38.86592</text:p>
          </table:table-cell>
          <table:table-cell table:formula="of:= ([times_100000.C205] - [times_100000.B205]) / 1000000" office:value-type="float" office:value="10.09408" calcext:value-type="float">
            <text:p>10.09408</text:p>
          </table:table-cell>
          <table:table-cell table:formula="of:= ([times_1000000.C205] - [times_1000000.B205]) / 1000000" office:value-type="float" office:value="1.137152" calcext:value-type="float">
            <text:p>1.137152</text:p>
          </table:table-cell>
        </table:table-row>
        <table:table-row table:style-name="ro1">
          <table:table-cell table:formula="of:= [times_10000.A206]" office:value-type="float" office:value="205" calcext:value-type="float">
            <text:p>205</text:p>
          </table:table-cell>
          <table:table-cell table:formula="of:= ([times_10000.C206] - [times_10000.B206]) / 1000000" office:value-type="float" office:value="38.5408" calcext:value-type="float">
            <text:p>38.5408</text:p>
          </table:table-cell>
          <table:table-cell table:formula="of:= ([times_100000.C206] - [times_100000.B206]) / 1000000" office:value-type="float" office:value="9.828608" calcext:value-type="float">
            <text:p>9.828608</text:p>
          </table:table-cell>
          <table:table-cell table:formula="of:= ([times_1000000.C206] - [times_1000000.B206]) / 1000000" office:value-type="float" office:value="1.04704" calcext:value-type="float">
            <text:p>1.04704</text:p>
          </table:table-cell>
        </table:table-row>
        <table:table-row table:style-name="ro1">
          <table:table-cell table:formula="of:= [times_10000.A207]" office:value-type="float" office:value="206" calcext:value-type="float">
            <text:p>206</text:p>
          </table:table-cell>
          <table:table-cell table:formula="of:= ([times_10000.C207] - [times_10000.B207]) / 1000000" office:value-type="float" office:value="38.216704" calcext:value-type="float">
            <text:p>38.216704</text:p>
          </table:table-cell>
          <table:table-cell table:formula="of:= ([times_100000.C207] - [times_100000.B207]) / 1000000" office:value-type="float" office:value="9.603328" calcext:value-type="float">
            <text:p>9.603328</text:p>
          </table:table-cell>
          <table:table-cell table:formula="of:= ([times_1000000.C207] - [times_1000000.B207]) / 1000000" office:value-type="float" office:value="1.057792" calcext:value-type="float">
            <text:p>1.057792</text:p>
          </table:table-cell>
        </table:table-row>
        <table:table-row table:style-name="ro1">
          <table:table-cell table:formula="of:= [times_10000.A208]" office:value-type="float" office:value="207" calcext:value-type="float">
            <text:p>207</text:p>
          </table:table-cell>
          <table:table-cell table:formula="of:= ([times_10000.C208] - [times_10000.B208]) / 1000000" office:value-type="float" office:value="37.925632" calcext:value-type="float">
            <text:p>37.925632</text:p>
          </table:table-cell>
          <table:table-cell table:formula="of:= ([times_100000.C208] - [times_100000.B208]) / 1000000" office:value-type="float" office:value="9.34016" calcext:value-type="float">
            <text:p>9.34016</text:p>
          </table:table-cell>
          <table:table-cell table:formula="of:= ([times_1000000.C208] - [times_1000000.B208]) / 1000000" office:value-type="float" office:value="1.168128" calcext:value-type="float">
            <text:p>1.168128</text:p>
          </table:table-cell>
        </table:table-row>
        <table:table-row table:style-name="ro1">
          <table:table-cell table:formula="of:= [times_10000.A209]" office:value-type="float" office:value="208" calcext:value-type="float">
            <text:p>208</text:p>
          </table:table-cell>
          <table:table-cell table:formula="of:= ([times_10000.C209] - [times_10000.B209]) / 1000000" office:value-type="float" office:value="37.606912" calcext:value-type="float">
            <text:p>37.606912</text:p>
          </table:table-cell>
          <table:table-cell table:formula="of:= ([times_100000.C209] - [times_100000.B209]) / 1000000" office:value-type="float" office:value="9.073664" calcext:value-type="float">
            <text:p>9.073664</text:p>
          </table:table-cell>
          <table:table-cell table:formula="of:= ([times_1000000.C209] - [times_1000000.B209]) / 1000000" office:value-type="float" office:value="1.054976" calcext:value-type="float">
            <text:p>1.054976</text:p>
          </table:table-cell>
        </table:table-row>
        <table:table-row table:style-name="ro1">
          <table:table-cell table:formula="of:= [times_10000.A210]" office:value-type="float" office:value="209" calcext:value-type="float">
            <text:p>209</text:p>
          </table:table-cell>
          <table:table-cell table:formula="of:= ([times_10000.C210] - [times_10000.B210]) / 1000000" office:value-type="float" office:value="37.313024" calcext:value-type="float">
            <text:p>37.313024</text:p>
          </table:table-cell>
          <table:table-cell table:formula="of:= ([times_100000.C210] - [times_100000.B210]) / 1000000" office:value-type="float" office:value="8.806912" calcext:value-type="float">
            <text:p>8.806912</text:p>
          </table:table-cell>
          <table:table-cell table:formula="of:= ([times_1000000.C210] - [times_1000000.B210]) / 1000000" office:value-type="float" office:value="1.182208" calcext:value-type="float">
            <text:p>1.182208</text:p>
          </table:table-cell>
        </table:table-row>
        <table:table-row table:style-name="ro1">
          <table:table-cell table:formula="of:= [times_10000.A211]" office:value-type="float" office:value="210" calcext:value-type="float">
            <text:p>210</text:p>
          </table:table-cell>
          <table:table-cell table:formula="of:= ([times_10000.C211] - [times_10000.B211]) / 1000000" office:value-type="float" office:value="38.331136" calcext:value-type="float">
            <text:p>38.331136</text:p>
          </table:table-cell>
          <table:table-cell table:formula="of:= ([times_100000.C211] - [times_100000.B211]) / 1000000" office:value-type="float" office:value="8.540928" calcext:value-type="float">
            <text:p>8.540928</text:p>
          </table:table-cell>
          <table:table-cell table:formula="of:= ([times_1000000.C211] - [times_1000000.B211]) / 1000000" office:value-type="float" office:value="1.130752" calcext:value-type="float">
            <text:p>1.130752</text:p>
          </table:table-cell>
        </table:table-row>
        <table:table-row table:style-name="ro1">
          <table:table-cell table:formula="of:= [times_10000.A212]" office:value-type="float" office:value="211" calcext:value-type="float">
            <text:p>211</text:p>
          </table:table-cell>
          <table:table-cell table:formula="of:= ([times_10000.C212] - [times_10000.B212]) / 1000000" office:value-type="float" office:value="39.944192" calcext:value-type="float">
            <text:p>39.944192</text:p>
          </table:table-cell>
          <table:table-cell table:formula="of:= ([times_100000.C212] - [times_100000.B212]) / 1000000" office:value-type="float" office:value="8.27392" calcext:value-type="float">
            <text:p>8.27392</text:p>
          </table:table-cell>
          <table:table-cell table:formula="of:= ([times_1000000.C212] - [times_1000000.B212]) / 1000000" office:value-type="float" office:value="1.065728" calcext:value-type="float">
            <text:p>1.065728</text:p>
          </table:table-cell>
        </table:table-row>
        <table:table-row table:style-name="ro1">
          <table:table-cell table:formula="of:= [times_10000.A213]" office:value-type="float" office:value="212" calcext:value-type="float">
            <text:p>212</text:p>
          </table:table-cell>
          <table:table-cell table:formula="of:= ([times_10000.C213] - [times_10000.B213]) / 1000000" office:value-type="float" office:value="42.311936" calcext:value-type="float">
            <text:p>42.311936</text:p>
          </table:table-cell>
          <table:table-cell table:formula="of:= ([times_100000.C213] - [times_100000.B213]) / 1000000" office:value-type="float" office:value="8.498688" calcext:value-type="float">
            <text:p>8.498688</text:p>
          </table:table-cell>
          <table:table-cell table:formula="of:= ([times_1000000.C213] - [times_1000000.B213]) / 1000000" office:value-type="float" office:value="1.0944" calcext:value-type="float">
            <text:p>1.0944</text:p>
          </table:table-cell>
        </table:table-row>
        <table:table-row table:style-name="ro1">
          <table:table-cell table:formula="of:= [times_10000.A214]" office:value-type="float" office:value="213" calcext:value-type="float">
            <text:p>213</text:p>
          </table:table-cell>
          <table:table-cell table:formula="of:= ([times_10000.C214] - [times_10000.B214]) / 1000000" office:value-type="float" office:value="41.986048" calcext:value-type="float">
            <text:p>41.986048</text:p>
          </table:table-cell>
          <table:table-cell table:formula="of:= ([times_100000.C214] - [times_100000.B214]) / 1000000" office:value-type="float" office:value="8.799488" calcext:value-type="float">
            <text:p>8.799488</text:p>
          </table:table-cell>
          <table:table-cell table:formula="of:= ([times_1000000.C214] - [times_1000000.B214]) / 1000000" office:value-type="float" office:value="1.094144" calcext:value-type="float">
            <text:p>1.094144</text:p>
          </table:table-cell>
        </table:table-row>
        <table:table-row table:style-name="ro1">
          <table:table-cell table:formula="of:= [times_10000.A215]" office:value-type="float" office:value="214" calcext:value-type="float">
            <text:p>214</text:p>
          </table:table-cell>
          <table:table-cell table:formula="of:= ([times_10000.C215] - [times_10000.B215]) / 1000000" office:value-type="float" office:value="41.366016" calcext:value-type="float">
            <text:p>41.366016</text:p>
          </table:table-cell>
          <table:table-cell table:formula="of:= ([times_100000.C215] - [times_100000.B215]) / 1000000" office:value-type="float" office:value="8.536832" calcext:value-type="float">
            <text:p>8.536832</text:p>
          </table:table-cell>
          <table:table-cell table:formula="of:= ([times_1000000.C215] - [times_1000000.B215]) / 1000000" office:value-type="float" office:value="0.926976" calcext:value-type="float">
            <text:p>0.926976</text:p>
          </table:table-cell>
        </table:table-row>
        <table:table-row table:style-name="ro1">
          <table:table-cell table:formula="of:= [times_10000.A216]" office:value-type="float" office:value="215" calcext:value-type="float">
            <text:p>215</text:p>
          </table:table-cell>
          <table:table-cell table:formula="of:= ([times_10000.C216] - [times_10000.B216]) / 1000000" office:value-type="float" office:value="40.929024" calcext:value-type="float">
            <text:p>40.929024</text:p>
          </table:table-cell>
          <table:table-cell table:formula="of:= ([times_100000.C216] - [times_100000.B216]) / 1000000" office:value-type="float" office:value="8.273152" calcext:value-type="float">
            <text:p>8.273152</text:p>
          </table:table-cell>
          <table:table-cell table:formula="of:= ([times_1000000.C216] - [times_1000000.B216]) / 1000000" office:value-type="float" office:value="1.152" calcext:value-type="float">
            <text:p>1.152</text:p>
          </table:table-cell>
        </table:table-row>
        <table:table-row table:style-name="ro1">
          <table:table-cell table:formula="of:= [times_10000.A217]" office:value-type="float" office:value="216" calcext:value-type="float">
            <text:p>216</text:p>
          </table:table-cell>
          <table:table-cell table:formula="of:= ([times_10000.C217] - [times_10000.B217]) / 1000000" office:value-type="float" office:value="40.57216" calcext:value-type="float">
            <text:p>40.57216</text:p>
          </table:table-cell>
          <table:table-cell table:formula="of:= ([times_100000.C217] - [times_100000.B217]) / 1000000" office:value-type="float" office:value="8.004096" calcext:value-type="float">
            <text:p>8.004096</text:p>
          </table:table-cell>
          <table:table-cell table:formula="of:= ([times_1000000.C217] - [times_1000000.B217]) / 1000000" office:value-type="float" office:value="1.035264" calcext:value-type="float">
            <text:p>1.035264</text:p>
          </table:table-cell>
        </table:table-row>
        <table:table-row table:style-name="ro1">
          <table:table-cell table:formula="of:= [times_10000.A218]" office:value-type="float" office:value="217" calcext:value-type="float">
            <text:p>217</text:p>
          </table:table-cell>
          <table:table-cell table:formula="of:= ([times_10000.C218] - [times_10000.B218]) / 1000000" office:value-type="float" office:value="40.224" calcext:value-type="float">
            <text:p>40.224</text:p>
          </table:table-cell>
          <table:table-cell table:formula="of:= ([times_100000.C218] - [times_100000.B218]) / 1000000" office:value-type="float" office:value="7.065856" calcext:value-type="float">
            <text:p>7.065856</text:p>
          </table:table-cell>
          <table:table-cell table:formula="of:= ([times_1000000.C218] - [times_1000000.B218]) / 1000000" office:value-type="float" office:value="1.170176" calcext:value-type="float">
            <text:p>1.170176</text:p>
          </table:table-cell>
        </table:table-row>
        <table:table-row table:style-name="ro1">
          <table:table-cell table:formula="of:= [times_10000.A219]" office:value-type="float" office:value="218" calcext:value-type="float">
            <text:p>218</text:p>
          </table:table-cell>
          <table:table-cell table:formula="of:= ([times_10000.C219] - [times_10000.B219]) / 1000000" office:value-type="float" office:value="39.875072" calcext:value-type="float">
            <text:p>39.875072</text:p>
          </table:table-cell>
          <table:table-cell table:formula="of:= ([times_100000.C219] - [times_100000.B219]) / 1000000" office:value-type="float" office:value="6.69184" calcext:value-type="float">
            <text:p>6.69184</text:p>
          </table:table-cell>
          <table:table-cell table:formula="of:= ([times_1000000.C219] - [times_1000000.B219]) / 1000000" office:value-type="float" office:value="1.07392" calcext:value-type="float">
            <text:p>1.07392</text:p>
          </table:table-cell>
        </table:table-row>
        <table:table-row table:style-name="ro1">
          <table:table-cell table:formula="of:= [times_10000.A220]" office:value-type="float" office:value="219" calcext:value-type="float">
            <text:p>219</text:p>
          </table:table-cell>
          <table:table-cell table:formula="of:= ([times_10000.C220] - [times_10000.B220]) / 1000000" office:value-type="float" office:value="39.490816" calcext:value-type="float">
            <text:p>39.490816</text:p>
          </table:table-cell>
          <table:table-cell table:formula="of:= ([times_100000.C220] - [times_100000.B220]) / 1000000" office:value-type="float" office:value="6.276352" calcext:value-type="float">
            <text:p>6.276352</text:p>
          </table:table-cell>
          <table:table-cell table:formula="of:= ([times_1000000.C220] - [times_1000000.B220]) / 1000000" office:value-type="float" office:value="1.142016" calcext:value-type="float">
            <text:p>1.142016</text:p>
          </table:table-cell>
        </table:table-row>
        <table:table-row table:style-name="ro1">
          <table:table-cell table:formula="of:= [times_10000.A221]" office:value-type="float" office:value="220" calcext:value-type="float">
            <text:p>220</text:p>
          </table:table-cell>
          <table:table-cell table:formula="of:= ([times_10000.C221] - [times_10000.B221]) / 1000000" office:value-type="float" office:value="39.143936" calcext:value-type="float">
            <text:p>39.143936</text:p>
          </table:table-cell>
          <table:table-cell table:formula="of:= ([times_100000.C221] - [times_100000.B221]) / 1000000" office:value-type="float" office:value="5.64864" calcext:value-type="float">
            <text:p>5.64864</text:p>
          </table:table-cell>
          <table:table-cell table:formula="of:= ([times_1000000.C221] - [times_1000000.B221]) / 1000000" office:value-type="float" office:value="1.186048" calcext:value-type="float">
            <text:p>1.186048</text:p>
          </table:table-cell>
        </table:table-row>
        <table:table-row table:style-name="ro1">
          <table:table-cell table:formula="of:= [times_10000.A222]" office:value-type="float" office:value="221" calcext:value-type="float">
            <text:p>221</text:p>
          </table:table-cell>
          <table:table-cell table:formula="of:= ([times_10000.C222] - [times_10000.B222]) / 1000000" office:value-type="float" office:value="41.307904" calcext:value-type="float">
            <text:p>41.307904</text:p>
          </table:table-cell>
          <table:table-cell table:formula="of:= ([times_100000.C222] - [times_100000.B222]) / 1000000" office:value-type="float" office:value="4.008192" calcext:value-type="float">
            <text:p>4.008192</text:p>
          </table:table-cell>
          <table:table-cell table:formula="of:= ([times_1000000.C222] - [times_1000000.B222]) / 1000000" office:value-type="float" office:value="1.049088" calcext:value-type="float">
            <text:p>1.049088</text:p>
          </table:table-cell>
        </table:table-row>
        <table:table-row table:style-name="ro1">
          <table:table-cell table:formula="of:= [times_10000.A223]" office:value-type="float" office:value="222" calcext:value-type="float">
            <text:p>222</text:p>
          </table:table-cell>
          <table:table-cell table:formula="of:= ([times_10000.C223] - [times_10000.B223]) / 1000000" office:value-type="float" office:value="40.961024" calcext:value-type="float">
            <text:p>40.961024</text:p>
          </table:table-cell>
          <table:table-cell table:formula="of:= ([times_100000.C223] - [times_100000.B223]) / 1000000" office:value-type="float" office:value="3.055872" calcext:value-type="float">
            <text:p>3.055872</text:p>
          </table:table-cell>
          <table:table-cell table:formula="of:= ([times_1000000.C223] - [times_1000000.B223]) / 1000000" office:value-type="float" office:value="1.142016" calcext:value-type="float">
            <text:p>1.142016</text:p>
          </table:table-cell>
        </table:table-row>
        <table:table-row table:style-name="ro1">
          <table:table-cell table:formula="of:= [times_10000.A224]" office:value-type="float" office:value="223" calcext:value-type="float">
            <text:p>223</text:p>
          </table:table-cell>
          <table:table-cell table:formula="of:= ([times_10000.C224] - [times_10000.B224]) / 1000000" office:value-type="float" office:value="40.601856" calcext:value-type="float">
            <text:p>40.601856</text:p>
          </table:table-cell>
          <table:table-cell table:formula="of:= ([times_100000.C224] - [times_100000.B224]) / 1000000" office:value-type="float" office:value="2.124288" calcext:value-type="float">
            <text:p>2.124288</text:p>
          </table:table-cell>
          <table:table-cell table:formula="of:= ([times_1000000.C224] - [times_1000000.B224]) / 1000000" office:value-type="float" office:value="0.96128" calcext:value-type="float">
            <text:p>0.96128</text:p>
          </table:table-cell>
        </table:table-row>
        <table:table-row table:style-name="ro1">
          <table:table-cell table:formula="of:= [times_10000.A225]" office:value-type="float" office:value="224" calcext:value-type="float">
            <text:p>224</text:p>
          </table:table-cell>
          <table:table-cell table:formula="of:= ([times_10000.C225] - [times_10000.B225]) / 1000000" office:value-type="float" office:value="40.269056" calcext:value-type="float">
            <text:p>40.269056</text:p>
          </table:table-cell>
          <table:table-cell table:formula="of:= ([times_100000.C225] - [times_100000.B225]) / 1000000" office:value-type="float" office:value="1.016064" calcext:value-type="float">
            <text:p>1.016064</text:p>
          </table:table-cell>
          <table:table-cell table:formula="of:= ([times_1000000.C225] - [times_1000000.B225]) / 1000000" office:value-type="float" office:value="1.069056" calcext:value-type="float">
            <text:p>1.069056</text:p>
          </table:table-cell>
        </table:table-row>
        <table:table-row table:style-name="ro1">
          <table:table-cell table:formula="of:= [times_10000.A226]" office:value-type="float" office:value="225" calcext:value-type="float">
            <text:p>225</text:p>
          </table:table-cell>
          <table:table-cell table:formula="of:= ([times_10000.C226] - [times_10000.B226]) / 1000000" office:value-type="float" office:value="39.755264" calcext:value-type="float">
            <text:p>39.755264</text:p>
          </table:table-cell>
          <table:table-cell table:formula="of:= ([times_100000.C226] - [times_100000.B226]) / 1000000" office:value-type="float" office:value="1.037312" calcext:value-type="float">
            <text:p>1.037312</text:p>
          </table:table-cell>
          <table:table-cell table:formula="of:= ([times_1000000.C226] - [times_1000000.B226]) / 1000000" office:value-type="float" office:value="1.181184" calcext:value-type="float">
            <text:p>1.181184</text:p>
          </table:table-cell>
        </table:table-row>
        <table:table-row table:style-name="ro1">
          <table:table-cell table:formula="of:= [times_10000.A227]" office:value-type="float" office:value="226" calcext:value-type="float">
            <text:p>226</text:p>
          </table:table-cell>
          <table:table-cell table:formula="of:= ([times_10000.C227] - [times_10000.B227]) / 1000000" office:value-type="float" office:value="39.191552" calcext:value-type="float">
            <text:p>39.191552</text:p>
          </table:table-cell>
          <table:table-cell table:formula="of:= ([times_100000.C227] - [times_100000.B227]) / 1000000" office:value-type="float" office:value="1.11104" calcext:value-type="float">
            <text:p>1.11104</text:p>
          </table:table-cell>
          <table:table-cell table:formula="of:= ([times_1000000.C227] - [times_1000000.B227]) / 1000000" office:value-type="float" office:value="1.14816" calcext:value-type="float">
            <text:p>1.14816</text:p>
          </table:table-cell>
        </table:table-row>
        <table:table-row table:style-name="ro1">
          <table:table-cell table:formula="of:= [times_10000.A228]" office:value-type="float" office:value="227" calcext:value-type="float">
            <text:p>227</text:p>
          </table:table-cell>
          <table:table-cell table:formula="of:= ([times_10000.C228] - [times_10000.B228]) / 1000000" office:value-type="float" office:value="38.589952" calcext:value-type="float">
            <text:p>38.589952</text:p>
          </table:table-cell>
          <table:table-cell table:formula="of:= ([times_100000.C228] - [times_100000.B228]) / 1000000" office:value-type="float" office:value="2.762752" calcext:value-type="float">
            <text:p>2.762752</text:p>
          </table:table-cell>
          <table:table-cell table:formula="of:= ([times_1000000.C228] - [times_1000000.B228]) / 1000000" office:value-type="float" office:value="1.079296" calcext:value-type="float">
            <text:p>1.079296</text:p>
          </table:table-cell>
        </table:table-row>
        <table:table-row table:style-name="ro1">
          <table:table-cell table:formula="of:= [times_10000.A229]" office:value-type="float" office:value="228" calcext:value-type="float">
            <text:p>228</text:p>
          </table:table-cell>
          <table:table-cell table:formula="of:= ([times_10000.C229] - [times_10000.B229]) / 1000000" office:value-type="float" office:value="38.300928" calcext:value-type="float">
            <text:p>38.300928</text:p>
          </table:table-cell>
          <table:table-cell table:formula="of:= ([times_100000.C229] - [times_100000.B229]) / 1000000" office:value-type="float" office:value="2.480896" calcext:value-type="float">
            <text:p>2.480896</text:p>
          </table:table-cell>
          <table:table-cell table:formula="of:= ([times_1000000.C229] - [times_1000000.B229]) / 1000000" office:value-type="float" office:value="1.168128" calcext:value-type="float">
            <text:p>1.168128</text:p>
          </table:table-cell>
        </table:table-row>
        <table:table-row table:style-name="ro1">
          <table:table-cell table:formula="of:= [times_10000.A230]" office:value-type="float" office:value="229" calcext:value-type="float">
            <text:p>229</text:p>
          </table:table-cell>
          <table:table-cell table:formula="of:= ([times_10000.C230] - [times_10000.B230]) / 1000000" office:value-type="float" office:value="38.011648" calcext:value-type="float">
            <text:p>38.011648</text:p>
          </table:table-cell>
          <table:table-cell table:formula="of:= ([times_100000.C230] - [times_100000.B230]) / 1000000" office:value-type="float" office:value="0.840192" calcext:value-type="float">
            <text:p>0.840192</text:p>
          </table:table-cell>
          <table:table-cell table:formula="of:= ([times_1000000.C230] - [times_1000000.B230]) / 1000000" office:value-type="float" office:value="1.103104" calcext:value-type="float">
            <text:p>1.103104</text:p>
          </table:table-cell>
        </table:table-row>
        <table:table-row table:style-name="ro1">
          <table:table-cell table:formula="of:= [times_10000.A231]" office:value-type="float" office:value="230" calcext:value-type="float">
            <text:p>230</text:p>
          </table:table-cell>
          <table:table-cell table:formula="of:= ([times_10000.C231] - [times_10000.B231]) / 1000000" office:value-type="float" office:value="37.624064" calcext:value-type="float">
            <text:p>37.624064</text:p>
          </table:table-cell>
          <table:table-cell table:formula="of:= ([times_100000.C231] - [times_100000.B231]) / 1000000" office:value-type="float" office:value="1.00736" calcext:value-type="float">
            <text:p>1.00736</text:p>
          </table:table-cell>
          <table:table-cell table:formula="of:= ([times_1000000.C231] - [times_1000000.B231]) / 1000000" office:value-type="float" office:value="1.068032" calcext:value-type="float">
            <text:p>1.068032</text:p>
          </table:table-cell>
        </table:table-row>
        <table:table-row table:style-name="ro1">
          <table:table-cell table:formula="of:= [times_10000.A232]" office:value-type="float" office:value="231" calcext:value-type="float">
            <text:p>231</text:p>
          </table:table-cell>
          <table:table-cell table:formula="of:= ([times_10000.C232] - [times_10000.B232]) / 1000000" office:value-type="float" office:value="37.304064" calcext:value-type="float">
            <text:p>37.304064</text:p>
          </table:table-cell>
          <table:table-cell table:formula="of:= ([times_100000.C232] - [times_100000.B232]) / 1000000" office:value-type="float" office:value="1.033216" calcext:value-type="float">
            <text:p>1.033216</text:p>
          </table:table-cell>
          <table:table-cell table:formula="of:= ([times_1000000.C232] - [times_1000000.B232]) / 1000000" office:value-type="float" office:value="1.10464" calcext:value-type="float">
            <text:p>1.10464</text:p>
          </table:table-cell>
        </table:table-row>
        <table:table-row table:style-name="ro1">
          <table:table-cell table:formula="of:= [times_10000.A233]" office:value-type="float" office:value="232" calcext:value-type="float">
            <text:p>232</text:p>
          </table:table-cell>
          <table:table-cell table:formula="of:= ([times_10000.C233] - [times_10000.B233]) / 1000000" office:value-type="float" office:value="36.797952" calcext:value-type="float">
            <text:p>36.797952</text:p>
          </table:table-cell>
          <table:table-cell table:formula="of:= ([times_100000.C233] - [times_100000.B233]) / 1000000" office:value-type="float" office:value="1.001984" calcext:value-type="float">
            <text:p>1.001984</text:p>
          </table:table-cell>
          <table:table-cell table:formula="of:= ([times_1000000.C233] - [times_1000000.B233]) / 1000000" office:value-type="float" office:value="0.8128" calcext:value-type="float">
            <text:p>0.8128</text:p>
          </table:table-cell>
        </table:table-row>
        <table:table-row table:style-name="ro1">
          <table:table-cell table:formula="of:= [times_10000.A234]" office:value-type="float" office:value="233" calcext:value-type="float">
            <text:p>233</text:p>
          </table:table-cell>
          <table:table-cell table:formula="of:= ([times_10000.C234] - [times_10000.B234]) / 1000000" office:value-type="float" office:value="34.752" calcext:value-type="float">
            <text:p>34.752</text:p>
          </table:table-cell>
          <table:table-cell table:formula="of:= ([times_100000.C234] - [times_100000.B234]) / 1000000" office:value-type="float" office:value="0.839168" calcext:value-type="float">
            <text:p>0.839168</text:p>
          </table:table-cell>
          <table:table-cell table:formula="of:= ([times_1000000.C234] - [times_1000000.B234]) / 1000000" office:value-type="float" office:value="1.14432" calcext:value-type="float">
            <text:p>1.14432</text:p>
          </table:table-cell>
        </table:table-row>
        <table:table-row table:style-name="ro1">
          <table:table-cell table:formula="of:= [times_10000.A235]" office:value-type="float" office:value="234" calcext:value-type="float">
            <text:p>234</text:p>
          </table:table-cell>
          <table:table-cell table:formula="of:= ([times_10000.C235] - [times_10000.B235]) / 1000000" office:value-type="float" office:value="34.365184" calcext:value-type="float">
            <text:p>34.365184</text:p>
          </table:table-cell>
          <table:table-cell table:formula="of:= ([times_100000.C235] - [times_100000.B235]) / 1000000" office:value-type="float" office:value="0.996608" calcext:value-type="float">
            <text:p>0.996608</text:p>
          </table:table-cell>
          <table:table-cell table:formula="of:= ([times_1000000.C235] - [times_1000000.B235]) / 1000000" office:value-type="float" office:value="1.115392" calcext:value-type="float">
            <text:p>1.115392</text:p>
          </table:table-cell>
        </table:table-row>
        <table:table-row table:style-name="ro1">
          <table:table-cell table:formula="of:= [times_10000.A236]" office:value-type="float" office:value="235" calcext:value-type="float">
            <text:p>235</text:p>
          </table:table-cell>
          <table:table-cell table:formula="of:= ([times_10000.C236] - [times_10000.B236]) / 1000000" office:value-type="float" office:value="33.348096" calcext:value-type="float">
            <text:p>33.348096</text:p>
          </table:table-cell>
          <table:table-cell table:formula="of:= ([times_100000.C236] - [times_100000.B236]) / 1000000" office:value-type="float" office:value="0.933632" calcext:value-type="float">
            <text:p>0.933632</text:p>
          </table:table-cell>
          <table:table-cell table:formula="of:= ([times_1000000.C236] - [times_1000000.B236]) / 1000000" office:value-type="float" office:value="0.933376" calcext:value-type="float">
            <text:p>0.933376</text:p>
          </table:table-cell>
        </table:table-row>
        <table:table-row table:style-name="ro1">
          <table:table-cell table:formula="of:= [times_10000.A237]" office:value-type="float" office:value="236" calcext:value-type="float">
            <text:p>236</text:p>
          </table:table-cell>
          <table:table-cell table:formula="of:= ([times_10000.C237] - [times_10000.B237]) / 1000000" office:value-type="float" office:value="32.963072" calcext:value-type="float">
            <text:p>32.963072</text:p>
          </table:table-cell>
          <table:table-cell table:formula="of:= ([times_100000.C237] - [times_100000.B237]) / 1000000" office:value-type="float" office:value="1.02016" calcext:value-type="float">
            <text:p>1.02016</text:p>
          </table:table-cell>
          <table:table-cell table:formula="of:= ([times_1000000.C237] - [times_1000000.B237]) / 1000000" office:value-type="float" office:value="1.152" calcext:value-type="float">
            <text:p>1.152</text:p>
          </table:table-cell>
        </table:table-row>
        <table:table-row table:style-name="ro1">
          <table:table-cell table:formula="of:= [times_10000.A238]" office:value-type="float" office:value="237" calcext:value-type="float">
            <text:p>237</text:p>
          </table:table-cell>
          <table:table-cell table:formula="of:= ([times_10000.C238] - [times_10000.B238]) / 1000000" office:value-type="float" office:value="32.545792" calcext:value-type="float">
            <text:p>32.545792</text:p>
          </table:table-cell>
          <table:table-cell table:formula="of:= ([times_100000.C238] - [times_100000.B238]) / 1000000" office:value-type="float" office:value="1.075968" calcext:value-type="float">
            <text:p>1.075968</text:p>
          </table:table-cell>
          <table:table-cell table:formula="of:= ([times_1000000.C238] - [times_1000000.B238]) / 1000000" office:value-type="float" office:value="1.108992" calcext:value-type="float">
            <text:p>1.108992</text:p>
          </table:table-cell>
        </table:table-row>
        <table:table-row table:style-name="ro1">
          <table:table-cell table:formula="of:= [times_10000.A239]" office:value-type="float" office:value="238" calcext:value-type="float">
            <text:p>238</text:p>
          </table:table-cell>
          <table:table-cell table:formula="of:= ([times_10000.C239] - [times_10000.B239]) / 1000000" office:value-type="float" office:value="41.085696" calcext:value-type="float">
            <text:p>41.085696</text:p>
          </table:table-cell>
          <table:table-cell table:formula="of:= ([times_100000.C239] - [times_100000.B239]) / 1000000" office:value-type="float" office:value="0.97792" calcext:value-type="float">
            <text:p>0.97792</text:p>
          </table:table-cell>
          <table:table-cell table:formula="of:= ([times_1000000.C239] - [times_1000000.B239]) / 1000000" office:value-type="float" office:value="1.102848" calcext:value-type="float">
            <text:p>1.102848</text:p>
          </table:table-cell>
        </table:table-row>
        <table:table-row table:style-name="ro1">
          <table:table-cell table:formula="of:= [times_10000.A240]" office:value-type="float" office:value="239" calcext:value-type="float">
            <text:p>239</text:p>
          </table:table-cell>
          <table:table-cell table:formula="of:= ([times_10000.C240] - [times_10000.B240]) / 1000000" office:value-type="float" office:value="40.803072" calcext:value-type="float">
            <text:p>40.803072</text:p>
          </table:table-cell>
          <table:table-cell table:formula="of:= ([times_100000.C240] - [times_100000.B240]) / 1000000" office:value-type="float" office:value="1.110272" calcext:value-type="float">
            <text:p>1.110272</text:p>
          </table:table-cell>
          <table:table-cell table:formula="of:= ([times_1000000.C240] - [times_1000000.B240]) / 1000000" office:value-type="float" office:value="1.09824" calcext:value-type="float">
            <text:p>1.09824</text:p>
          </table:table-cell>
        </table:table-row>
        <table:table-row table:style-name="ro1">
          <table:table-cell table:formula="of:= [times_10000.A241]" office:value-type="float" office:value="240" calcext:value-type="float">
            <text:p>240</text:p>
          </table:table-cell>
          <table:table-cell table:formula="of:= ([times_10000.C241] - [times_10000.B241]) / 1000000" office:value-type="float" office:value="40.475904" calcext:value-type="float">
            <text:p>40.475904</text:p>
          </table:table-cell>
          <table:table-cell table:formula="of:= ([times_100000.C241] - [times_100000.B241]) / 1000000" office:value-type="float" office:value="1.059072" calcext:value-type="float">
            <text:p>1.059072</text:p>
          </table:table-cell>
          <table:table-cell table:formula="of:= ([times_1000000.C241] - [times_1000000.B241]) / 1000000" office:value-type="float" office:value="1.060096" calcext:value-type="float">
            <text:p>1.060096</text:p>
          </table:table-cell>
        </table:table-row>
        <table:table-row table:style-name="ro1">
          <table:table-cell table:formula="of:= [times_10000.A242]" office:value-type="float" office:value="241" calcext:value-type="float">
            <text:p>241</text:p>
          </table:table-cell>
          <table:table-cell table:formula="of:= ([times_10000.C242] - [times_10000.B242]) / 1000000" office:value-type="float" office:value="40.073728" calcext:value-type="float">
            <text:p>40.073728</text:p>
          </table:table-cell>
          <table:table-cell table:formula="of:= ([times_100000.C242] - [times_100000.B242]) / 1000000" office:value-type="float" office:value="1.129728" calcext:value-type="float">
            <text:p>1.129728</text:p>
          </table:table-cell>
          <table:table-cell table:formula="of:= ([times_1000000.C242] - [times_1000000.B242]) / 1000000" office:value-type="float" office:value="1.27104" calcext:value-type="float">
            <text:p>1.27104</text:p>
          </table:table-cell>
        </table:table-row>
        <table:table-row table:style-name="ro1">
          <table:table-cell table:formula="of:= [times_10000.A243]" office:value-type="float" office:value="242" calcext:value-type="float">
            <text:p>242</text:p>
          </table:table-cell>
          <table:table-cell table:formula="of:= ([times_10000.C243] - [times_10000.B243]) / 1000000" office:value-type="float" office:value="38.289408" calcext:value-type="float">
            <text:p>38.289408</text:p>
          </table:table-cell>
          <table:table-cell table:formula="of:= ([times_100000.C243] - [times_100000.B243]) / 1000000" office:value-type="float" office:value="1.039872" calcext:value-type="float">
            <text:p>1.039872</text:p>
          </table:table-cell>
          <table:table-cell table:formula="of:= ([times_1000000.C243] - [times_1000000.B243]) / 1000000" office:value-type="float" office:value="0.98816" calcext:value-type="float">
            <text:p>0.98816</text:p>
          </table:table-cell>
        </table:table-row>
        <table:table-row table:style-name="ro1">
          <table:table-cell table:formula="of:= [times_10000.A244]" office:value-type="float" office:value="243" calcext:value-type="float">
            <text:p>243</text:p>
          </table:table-cell>
          <table:table-cell table:formula="of:= ([times_10000.C244] - [times_10000.B244]) / 1000000" office:value-type="float" office:value="37.929728" calcext:value-type="float">
            <text:p>37.929728</text:p>
          </table:table-cell>
          <table:table-cell table:formula="of:= ([times_100000.C244] - [times_100000.B244]) / 1000000" office:value-type="float" office:value="1.001728" calcext:value-type="float">
            <text:p>1.001728</text:p>
          </table:table-cell>
          <table:table-cell table:formula="of:= ([times_1000000.C244] - [times_1000000.B244]) / 1000000" office:value-type="float" office:value="1.075712" calcext:value-type="float">
            <text:p>1.075712</text:p>
          </table:table-cell>
        </table:table-row>
        <table:table-row table:style-name="ro1">
          <table:table-cell table:formula="of:= [times_10000.A245]" office:value-type="float" office:value="244" calcext:value-type="float">
            <text:p>244</text:p>
          </table:table-cell>
          <table:table-cell table:formula="of:= ([times_10000.C245] - [times_10000.B245]) / 1000000" office:value-type="float" office:value="36.350208" calcext:value-type="float">
            <text:p>36.350208</text:p>
          </table:table-cell>
          <table:table-cell table:formula="of:= ([times_100000.C245] - [times_100000.B245]) / 1000000" office:value-type="float" office:value="1.028864" calcext:value-type="float">
            <text:p>1.028864</text:p>
          </table:table-cell>
          <table:table-cell table:formula="of:= ([times_1000000.C245] - [times_1000000.B245]) / 1000000" office:value-type="float" office:value="1.144064" calcext:value-type="float">
            <text:p>1.144064</text:p>
          </table:table-cell>
        </table:table-row>
        <table:table-row table:style-name="ro1">
          <table:table-cell table:formula="of:= [times_10000.A246]" office:value-type="float" office:value="245" calcext:value-type="float">
            <text:p>245</text:p>
          </table:table-cell>
          <table:table-cell table:formula="of:= ([times_10000.C246] - [times_10000.B246]) / 1000000" office:value-type="float" office:value="36.047104" calcext:value-type="float">
            <text:p>36.047104</text:p>
          </table:table-cell>
          <table:table-cell table:formula="of:= ([times_100000.C246] - [times_100000.B246]) / 1000000" office:value-type="float" office:value="1.001984" calcext:value-type="float">
            <text:p>1.001984</text:p>
          </table:table-cell>
          <table:table-cell table:formula="of:= ([times_1000000.C246] - [times_1000000.B246]) / 1000000" office:value-type="float" office:value="1.136128" calcext:value-type="float">
            <text:p>1.136128</text:p>
          </table:table-cell>
        </table:table-row>
        <table:table-row table:style-name="ro1">
          <table:table-cell table:formula="of:= [times_10000.A247]" office:value-type="float" office:value="246" calcext:value-type="float">
            <text:p>246</text:p>
          </table:table-cell>
          <table:table-cell table:formula="of:= ([times_10000.C247] - [times_10000.B247]) / 1000000" office:value-type="float" office:value="35.68896" calcext:value-type="float">
            <text:p>35.68896</text:p>
          </table:table-cell>
          <table:table-cell table:formula="of:= ([times_100000.C247] - [times_100000.B247]) / 1000000" office:value-type="float" office:value="0.89216" calcext:value-type="float">
            <text:p>0.89216</text:p>
          </table:table-cell>
          <table:table-cell table:formula="of:= ([times_1000000.C247] - [times_1000000.B247]) / 1000000" office:value-type="float" office:value="1.012992" calcext:value-type="float">
            <text:p>1.012992</text:p>
          </table:table-cell>
        </table:table-row>
        <table:table-row table:style-name="ro1">
          <table:table-cell table:formula="of:= [times_10000.A248]" office:value-type="float" office:value="247" calcext:value-type="float">
            <text:p>247</text:p>
          </table:table-cell>
          <table:table-cell table:formula="of:= ([times_10000.C248] - [times_10000.B248]) / 1000000" office:value-type="float" office:value="35.315968" calcext:value-type="float">
            <text:p>35.315968</text:p>
          </table:table-cell>
          <table:table-cell table:formula="of:= ([times_100000.C248] - [times_100000.B248]) / 1000000" office:value-type="float" office:value="0.956928" calcext:value-type="float">
            <text:p>0.956928</text:p>
          </table:table-cell>
          <table:table-cell table:formula="of:= ([times_1000000.C248] - [times_1000000.B248]) / 1000000" office:value-type="float" office:value="1.161728" calcext:value-type="float">
            <text:p>1.161728</text:p>
          </table:table-cell>
        </table:table-row>
        <table:table-row table:style-name="ro1">
          <table:table-cell table:formula="of:= [times_10000.A249]" office:value-type="float" office:value="248" calcext:value-type="float">
            <text:p>248</text:p>
          </table:table-cell>
          <table:table-cell table:formula="of:= ([times_10000.C249] - [times_10000.B249]) / 1000000" office:value-type="float" office:value="34.999296" calcext:value-type="float">
            <text:p>34.999296</text:p>
          </table:table-cell>
          <table:table-cell table:formula="of:= ([times_100000.C249] - [times_100000.B249]) / 1000000" office:value-type="float" office:value="0.935936" calcext:value-type="float">
            <text:p>0.935936</text:p>
          </table:table-cell>
          <table:table-cell table:formula="of:= ([times_1000000.C249] - [times_1000000.B249]) / 1000000" office:value-type="float" office:value="1.145856" calcext:value-type="float">
            <text:p>1.145856</text:p>
          </table:table-cell>
        </table:table-row>
        <table:table-row table:style-name="ro1">
          <table:table-cell table:formula="of:= [times_10000.A250]" office:value-type="float" office:value="249" calcext:value-type="float">
            <text:p>249</text:p>
          </table:table-cell>
          <table:table-cell table:formula="of:= ([times_10000.C250] - [times_10000.B250]) / 1000000" office:value-type="float" office:value="33.890816" calcext:value-type="float">
            <text:p>33.890816</text:p>
          </table:table-cell>
          <table:table-cell table:formula="of:= ([times_100000.C250] - [times_100000.B250]) / 1000000" office:value-type="float" office:value="0.96384" calcext:value-type="float">
            <text:p>0.96384</text:p>
          </table:table-cell>
          <table:table-cell table:formula="of:= ([times_1000000.C250] - [times_1000000.B250]) / 1000000" office:value-type="float" office:value="1.030144" calcext:value-type="float">
            <text:p>1.030144</text:p>
          </table:table-cell>
        </table:table-row>
        <table:table-row table:style-name="ro1">
          <table:table-cell table:formula="of:= [times_10000.A251]" office:value-type="float" office:value="250" calcext:value-type="float">
            <text:p>250</text:p>
          </table:table-cell>
          <table:table-cell table:formula="of:= ([times_10000.C251] - [times_10000.B251]) / 1000000" office:value-type="float" office:value="33.550848" calcext:value-type="float">
            <text:p>33.550848</text:p>
          </table:table-cell>
          <table:table-cell table:formula="of:= ([times_100000.C251] - [times_100000.B251]) / 1000000" office:value-type="float" office:value="1.01632" calcext:value-type="float">
            <text:p>1.01632</text:p>
          </table:table-cell>
          <table:table-cell table:formula="of:= ([times_1000000.C251] - [times_1000000.B251]) / 1000000" office:value-type="float" office:value="1.129216" calcext:value-type="float">
            <text:p>1.129216</text:p>
          </table:table-cell>
        </table:table-row>
        <table:table-row table:style-name="ro1">
          <table:table-cell table:formula="of:= [times_10000.A252]" office:value-type="float" office:value="251" calcext:value-type="float">
            <text:p>251</text:p>
          </table:table-cell>
          <table:table-cell table:formula="of:= ([times_10000.C252] - [times_10000.B252]) / 1000000" office:value-type="float" office:value="33.0368" calcext:value-type="float">
            <text:p>33.0368</text:p>
          </table:table-cell>
          <table:table-cell table:formula="of:= ([times_100000.C252] - [times_100000.B252]) / 1000000" office:value-type="float" office:value="0.992" calcext:value-type="float">
            <text:p>0.992</text:p>
          </table:table-cell>
          <table:table-cell table:formula="of:= ([times_1000000.C252] - [times_1000000.B252]) / 1000000" office:value-type="float" office:value="1.136128" calcext:value-type="float">
            <text:p>1.136128</text:p>
          </table:table-cell>
        </table:table-row>
        <table:table-row table:style-name="ro1">
          <table:table-cell table:formula="of:= [times_10000.A253]" office:value-type="float" office:value="252" calcext:value-type="float">
            <text:p>252</text:p>
          </table:table-cell>
          <table:table-cell table:formula="of:= ([times_10000.C253] - [times_10000.B253]) / 1000000" office:value-type="float" office:value="32.733952" calcext:value-type="float">
            <text:p>32.733952</text:p>
          </table:table-cell>
          <table:table-cell table:formula="of:= ([times_100000.C253] - [times_100000.B253]) / 1000000" office:value-type="float" office:value="0.986112" calcext:value-type="float">
            <text:p>0.986112</text:p>
          </table:table-cell>
          <table:table-cell table:formula="of:= ([times_1000000.C253] - [times_1000000.B253]) / 1000000" office:value-type="float" office:value="1.067776" calcext:value-type="float">
            <text:p>1.067776</text:p>
          </table:table-cell>
        </table:table-row>
        <table:table-row table:style-name="ro1">
          <table:table-cell table:formula="of:= [times_10000.A254]" office:value-type="float" office:value="253" calcext:value-type="float">
            <text:p>253</text:p>
          </table:table-cell>
          <table:table-cell table:formula="of:= ([times_10000.C254] - [times_10000.B254]) / 1000000" office:value-type="float" office:value="32.33024" calcext:value-type="float">
            <text:p>32.33024</text:p>
          </table:table-cell>
          <table:table-cell table:formula="of:= ([times_100000.C254] - [times_100000.B254]) / 1000000" office:value-type="float" office:value="0.96384" calcext:value-type="float">
            <text:p>0.96384</text:p>
          </table:table-cell>
          <table:table-cell table:formula="of:= ([times_1000000.C254] - [times_1000000.B254]) / 1000000" office:value-type="float" office:value="1.10208" calcext:value-type="float">
            <text:p>1.10208</text:p>
          </table:table-cell>
        </table:table-row>
        <table:table-row table:style-name="ro1">
          <table:table-cell table:formula="of:= [times_10000.A255]" office:value-type="float" office:value="254" calcext:value-type="float">
            <text:p>254</text:p>
          </table:table-cell>
          <table:table-cell table:formula="of:= ([times_10000.C255] - [times_10000.B255]) / 1000000" office:value-type="float" office:value="31.908096" calcext:value-type="float">
            <text:p>31.908096</text:p>
          </table:table-cell>
          <table:table-cell table:formula="of:= ([times_100000.C255] - [times_100000.B255]) / 1000000" office:value-type="float" office:value="0.976896" calcext:value-type="float">
            <text:p>0.976896</text:p>
          </table:table-cell>
          <table:table-cell table:formula="of:= ([times_1000000.C255] - [times_1000000.B255]) / 1000000" office:value-type="float" office:value="1.025024" calcext:value-type="float">
            <text:p>1.025024</text:p>
          </table:table-cell>
        </table:table-row>
        <table:table-row table:style-name="ro1">
          <table:table-cell table:formula="of:= [times_10000.A256]" office:value-type="float" office:value="255" calcext:value-type="float">
            <text:p>255</text:p>
          </table:table-cell>
          <table:table-cell table:formula="of:= ([times_10000.C256] - [times_10000.B256]) / 1000000" office:value-type="float" office:value="31.50592" calcext:value-type="float">
            <text:p>31.50592</text:p>
          </table:table-cell>
          <table:table-cell table:formula="of:= ([times_100000.C256] - [times_100000.B256]) / 1000000" office:value-type="float" office:value="0.98048" calcext:value-type="float">
            <text:p>0.98048</text:p>
          </table:table-cell>
          <table:table-cell table:formula="of:= ([times_1000000.C256] - [times_1000000.B256]) / 1000000" office:value-type="float" office:value="1.16608" calcext:value-type="float">
            <text:p>1.16608</text:p>
          </table:table-cell>
        </table:table-row>
        <table:table-row table:style-name="ro1">
          <table:table-cell table:formula="of:= [times_10000.A257]" office:value-type="float" office:value="256" calcext:value-type="float">
            <text:p>256</text:p>
          </table:table-cell>
          <table:table-cell table:formula="of:= ([times_10000.C257] - [times_10000.B257]) / 1000000" office:value-type="float" office:value="31.069184" calcext:value-type="float">
            <text:p>31.069184</text:p>
          </table:table-cell>
          <table:table-cell table:formula="of:= ([times_100000.C257] - [times_100000.B257]) / 1000000" office:value-type="float" office:value="0.769024" calcext:value-type="float">
            <text:p>0.769024</text:p>
          </table:table-cell>
          <table:table-cell table:formula="of:= ([times_1000000.C257] - [times_1000000.B257]) / 1000000" office:value-type="float" office:value="1.117952" calcext:value-type="float">
            <text:p>1.117952</text:p>
          </table:table-cell>
        </table:table-row>
        <table:table-row table:style-name="ro1">
          <table:table-cell table:formula="of:= [times_10000.A258]" office:value-type="float" office:value="257" calcext:value-type="float">
            <text:p>257</text:p>
          </table:table-cell>
          <table:table-cell table:formula="of:= ([times_10000.C258] - [times_10000.B258]) / 1000000" office:value-type="float" office:value="29.296896" calcext:value-type="float">
            <text:p>29.296896</text:p>
          </table:table-cell>
          <table:table-cell table:formula="of:= ([times_100000.C258] - [times_100000.B258]) / 1000000" office:value-type="float" office:value="0.989696" calcext:value-type="float">
            <text:p>0.989696</text:p>
          </table:table-cell>
          <table:table-cell table:formula="of:= ([times_1000000.C258] - [times_1000000.B258]) / 1000000" office:value-type="float" office:value="1.071872" calcext:value-type="float">
            <text:p>1.071872</text:p>
          </table:table-cell>
        </table:table-row>
        <table:table-row table:style-name="ro1">
          <table:table-cell table:formula="of:= [times_10000.A259]" office:value-type="float" office:value="258" calcext:value-type="float">
            <text:p>258</text:p>
          </table:table-cell>
          <table:table-cell table:formula="of:= ([times_10000.C259] - [times_10000.B259]) / 1000000" office:value-type="float" office:value="28.941056" calcext:value-type="float">
            <text:p>28.941056</text:p>
          </table:table-cell>
          <table:table-cell table:formula="of:= ([times_100000.C259] - [times_100000.B259]) / 1000000" office:value-type="float" office:value="0.999936" calcext:value-type="float">
            <text:p>0.999936</text:p>
          </table:table-cell>
          <table:table-cell table:formula="of:= ([times_1000000.C259] - [times_1000000.B259]) / 1000000" office:value-type="float" office:value="1.165824" calcext:value-type="float">
            <text:p>1.165824</text:p>
          </table:table-cell>
        </table:table-row>
        <table:table-row table:style-name="ro1">
          <table:table-cell table:formula="of:= [times_10000.A260]" office:value-type="float" office:value="259" calcext:value-type="float">
            <text:p>259</text:p>
          </table:table-cell>
          <table:table-cell table:formula="of:= ([times_10000.C260] - [times_10000.B260]) / 1000000" office:value-type="float" office:value="28.46208" calcext:value-type="float">
            <text:p>28.46208</text:p>
          </table:table-cell>
          <table:table-cell table:formula="of:= ([times_100000.C260] - [times_100000.B260]) / 1000000" office:value-type="float" office:value="1.012992" calcext:value-type="float">
            <text:p>1.012992</text:p>
          </table:table-cell>
          <table:table-cell table:formula="of:= ([times_1000000.C260] - [times_1000000.B260]) / 1000000" office:value-type="float" office:value="1.09184" calcext:value-type="float">
            <text:p>1.09184</text:p>
          </table:table-cell>
        </table:table-row>
        <table:table-row table:style-name="ro1">
          <table:table-cell table:formula="of:= [times_10000.A261]" office:value-type="float" office:value="260" calcext:value-type="float">
            <text:p>260</text:p>
          </table:table-cell>
          <table:table-cell table:formula="of:= ([times_10000.C261] - [times_10000.B261]) / 1000000" office:value-type="float" office:value="28.058368" calcext:value-type="float">
            <text:p>28.058368</text:p>
          </table:table-cell>
          <table:table-cell table:formula="of:= ([times_100000.C261] - [times_100000.B261]) / 1000000" office:value-type="float" office:value="1.1392" calcext:value-type="float">
            <text:p>1.1392</text:p>
          </table:table-cell>
          <table:table-cell table:formula="of:= ([times_1000000.C261] - [times_1000000.B261]) / 1000000" office:value-type="float" office:value="1.15456" calcext:value-type="float">
            <text:p>1.15456</text:p>
          </table:table-cell>
        </table:table-row>
        <table:table-row table:style-name="ro1">
          <table:table-cell table:formula="of:= [times_10000.A262]" office:value-type="float" office:value="261" calcext:value-type="float">
            <text:p>261</text:p>
          </table:table-cell>
          <table:table-cell table:formula="of:= ([times_10000.C262] - [times_10000.B262]) / 1000000" office:value-type="float" office:value="27.68" calcext:value-type="float">
            <text:p>27.68</text:p>
          </table:table-cell>
          <table:table-cell table:formula="of:= ([times_100000.C262] - [times_100000.B262]) / 1000000" office:value-type="float" office:value="1.03808" calcext:value-type="float">
            <text:p>1.03808</text:p>
          </table:table-cell>
          <table:table-cell table:formula="of:= ([times_1000000.C262] - [times_1000000.B262]) / 1000000" office:value-type="float" office:value="1.142784" calcext:value-type="float">
            <text:p>1.142784</text:p>
          </table:table-cell>
        </table:table-row>
        <table:table-row table:style-name="ro1">
          <table:table-cell table:formula="of:= [times_10000.A263]" office:value-type="float" office:value="262" calcext:value-type="float">
            <text:p>262</text:p>
          </table:table-cell>
          <table:table-cell table:formula="of:= ([times_10000.C263] - [times_10000.B263]) / 1000000" office:value-type="float" office:value="27.390976" calcext:value-type="float">
            <text:p>27.390976</text:p>
          </table:table-cell>
          <table:table-cell table:formula="of:= ([times_100000.C263] - [times_100000.B263]) / 1000000" office:value-type="float" office:value="1.008896" calcext:value-type="float">
            <text:p>1.008896</text:p>
          </table:table-cell>
          <table:table-cell table:formula="of:= ([times_1000000.C263] - [times_1000000.B263]) / 1000000" office:value-type="float" office:value="0.855552" calcext:value-type="float">
            <text:p>0.855552</text:p>
          </table:table-cell>
        </table:table-row>
        <table:table-row table:style-name="ro1">
          <table:table-cell table:formula="of:= [times_10000.A264]" office:value-type="float" office:value="263" calcext:value-type="float">
            <text:p>263</text:p>
          </table:table-cell>
          <table:table-cell table:formula="of:= ([times_10000.C264] - [times_10000.B264]) / 1000000" office:value-type="float" office:value="26.964736" calcext:value-type="float">
            <text:p>26.964736</text:p>
          </table:table-cell>
          <table:table-cell table:formula="of:= ([times_100000.C264] - [times_100000.B264]) / 1000000" office:value-type="float" office:value="0.921856" calcext:value-type="float">
            <text:p>0.921856</text:p>
          </table:table-cell>
          <table:table-cell table:formula="of:= ([times_1000000.C264] - [times_1000000.B264]) / 1000000" office:value-type="float" office:value="1.159168" calcext:value-type="float">
            <text:p>1.159168</text:p>
          </table:table-cell>
        </table:table-row>
        <table:table-row table:style-name="ro1">
          <table:table-cell table:formula="of:= [times_10000.A265]" office:value-type="float" office:value="264" calcext:value-type="float">
            <text:p>264</text:p>
          </table:table-cell>
          <table:table-cell table:formula="of:= ([times_10000.C265] - [times_10000.B265]) / 1000000" office:value-type="float" office:value="26.486784" calcext:value-type="float">
            <text:p>26.486784</text:p>
          </table:table-cell>
          <table:table-cell table:formula="of:= ([times_100000.C265] - [times_100000.B265]) / 1000000" office:value-type="float" office:value="0.960256" calcext:value-type="float">
            <text:p>0.960256</text:p>
          </table:table-cell>
          <table:table-cell table:formula="of:= ([times_1000000.C265] - [times_1000000.B265]) / 1000000" office:value-type="float" office:value="1.133568" calcext:value-type="float">
            <text:p>1.133568</text:p>
          </table:table-cell>
        </table:table-row>
        <table:table-row table:style-name="ro1">
          <table:table-cell table:formula="of:= [times_10000.A266]" office:value-type="float" office:value="265" calcext:value-type="float">
            <text:p>265</text:p>
          </table:table-cell>
          <table:table-cell table:formula="of:= ([times_10000.C266] - [times_10000.B266]) / 1000000" office:value-type="float" office:value="26.191616" calcext:value-type="float">
            <text:p>26.191616</text:p>
          </table:table-cell>
          <table:table-cell table:formula="of:= ([times_100000.C266] - [times_100000.B266]) / 1000000" office:value-type="float" office:value="0.877568" calcext:value-type="float">
            <text:p>0.877568</text:p>
          </table:table-cell>
          <table:table-cell table:formula="of:= ([times_1000000.C266] - [times_1000000.B266]) / 1000000" office:value-type="float" office:value="1.042176" calcext:value-type="float">
            <text:p>1.042176</text:p>
          </table:table-cell>
        </table:table-row>
        <table:table-row table:style-name="ro1">
          <table:table-cell table:formula="of:= [times_10000.A267]" office:value-type="float" office:value="266" calcext:value-type="float">
            <text:p>266</text:p>
          </table:table-cell>
          <table:table-cell table:formula="of:= ([times_10000.C267] - [times_10000.B267]) / 1000000" office:value-type="float" office:value="25.814016" calcext:value-type="float">
            <text:p>25.814016</text:p>
          </table:table-cell>
          <table:table-cell table:formula="of:= ([times_100000.C267] - [times_100000.B267]) / 1000000" office:value-type="float" office:value="1.099264" calcext:value-type="float">
            <text:p>1.099264</text:p>
          </table:table-cell>
          <table:table-cell table:formula="of:= ([times_1000000.C267] - [times_1000000.B267]) / 1000000" office:value-type="float" office:value="1.399552" calcext:value-type="float">
            <text:p>1.399552</text:p>
          </table:table-cell>
        </table:table-row>
        <table:table-row table:style-name="ro1">
          <table:table-cell table:formula="of:= [times_10000.A268]" office:value-type="float" office:value="267" calcext:value-type="float">
            <text:p>267</text:p>
          </table:table-cell>
          <table:table-cell table:formula="of:= ([times_10000.C268] - [times_10000.B268]) / 1000000" office:value-type="float" office:value="25.46816" calcext:value-type="float">
            <text:p>25.46816</text:p>
          </table:table-cell>
          <table:table-cell table:formula="of:= ([times_100000.C268] - [times_100000.B268]) / 1000000" office:value-type="float" office:value="1.046784" calcext:value-type="float">
            <text:p>1.046784</text:p>
          </table:table-cell>
          <table:table-cell table:formula="of:= ([times_1000000.C268] - [times_1000000.B268]) / 1000000" office:value-type="float" office:value="0.911104" calcext:value-type="float">
            <text:p>0.911104</text:p>
          </table:table-cell>
        </table:table-row>
        <table:table-row table:style-name="ro1">
          <table:table-cell table:formula="of:= [times_10000.A269]" office:value-type="float" office:value="268" calcext:value-type="float">
            <text:p>268</text:p>
          </table:table-cell>
          <table:table-cell table:formula="of:= ([times_10000.C269] - [times_10000.B269]) / 1000000" office:value-type="float" office:value="24.953856" calcext:value-type="float">
            <text:p>24.953856</text:p>
          </table:table-cell>
          <table:table-cell table:formula="of:= ([times_100000.C269] - [times_100000.B269]) / 1000000" office:value-type="float" office:value="1.048064" calcext:value-type="float">
            <text:p>1.048064</text:p>
          </table:table-cell>
          <table:table-cell table:formula="of:= ([times_1000000.C269] - [times_1000000.B269]) / 1000000" office:value-type="float" office:value="0.948992" calcext:value-type="float">
            <text:p>0.948992</text:p>
          </table:table-cell>
        </table:table-row>
        <table:table-row table:style-name="ro1">
          <table:table-cell table:formula="of:= [times_10000.A270]" office:value-type="float" office:value="269" calcext:value-type="float">
            <text:p>269</text:p>
          </table:table-cell>
          <table:table-cell table:formula="of:= ([times_10000.C270] - [times_10000.B270]) / 1000000" office:value-type="float" office:value="24.651776" calcext:value-type="float">
            <text:p>24.651776</text:p>
          </table:table-cell>
          <table:table-cell table:formula="of:= ([times_100000.C270] - [times_100000.B270]) / 1000000" office:value-type="float" office:value="1.019904" calcext:value-type="float">
            <text:p>1.019904</text:p>
          </table:table-cell>
          <table:table-cell table:formula="of:= ([times_1000000.C270] - [times_1000000.B270]) / 1000000" office:value-type="float" office:value="1.113856" calcext:value-type="float">
            <text:p>1.113856</text:p>
          </table:table-cell>
        </table:table-row>
        <table:table-row table:style-name="ro1">
          <table:table-cell table:formula="of:= [times_10000.A271]" office:value-type="float" office:value="270" calcext:value-type="float">
            <text:p>270</text:p>
          </table:table-cell>
          <table:table-cell table:formula="of:= ([times_10000.C271] - [times_10000.B271]) / 1000000" office:value-type="float" office:value="24.170752" calcext:value-type="float">
            <text:p>24.170752</text:p>
          </table:table-cell>
          <table:table-cell table:formula="of:= ([times_100000.C271] - [times_100000.B271]) / 1000000" office:value-type="float" office:value="0.950784" calcext:value-type="float">
            <text:p>0.950784</text:p>
          </table:table-cell>
          <table:table-cell table:formula="of:= ([times_1000000.C271] - [times_1000000.B271]) / 1000000" office:value-type="float" office:value="0.849152" calcext:value-type="float">
            <text:p>0.849152</text:p>
          </table:table-cell>
        </table:table-row>
        <table:table-row table:style-name="ro1">
          <table:table-cell table:formula="of:= [times_10000.A272]" office:value-type="float" office:value="271" calcext:value-type="float">
            <text:p>271</text:p>
          </table:table-cell>
          <table:table-cell table:formula="of:= ([times_10000.C272] - [times_10000.B272]) / 1000000" office:value-type="float" office:value="24.456704" calcext:value-type="float">
            <text:p>24.456704</text:p>
          </table:table-cell>
          <table:table-cell table:formula="of:= ([times_100000.C272] - [times_100000.B272]) / 1000000" office:value-type="float" office:value="0.96" calcext:value-type="float">
            <text:p>0.96</text:p>
          </table:table-cell>
          <table:table-cell table:formula="of:= ([times_1000000.C272] - [times_1000000.B272]) / 1000000" office:value-type="float" office:value="1.16224" calcext:value-type="float">
            <text:p>1.16224</text:p>
          </table:table-cell>
        </table:table-row>
        <table:table-row table:style-name="ro1">
          <table:table-cell table:formula="of:= [times_10000.A273]" office:value-type="float" office:value="272" calcext:value-type="float">
            <text:p>272</text:p>
          </table:table-cell>
          <table:table-cell table:formula="of:= ([times_10000.C273] - [times_10000.B273]) / 1000000" office:value-type="float" office:value="22.550528" calcext:value-type="float">
            <text:p>22.550528</text:p>
          </table:table-cell>
          <table:table-cell table:formula="of:= ([times_100000.C273] - [times_100000.B273]) / 1000000" office:value-type="float" office:value="0.994304" calcext:value-type="float">
            <text:p>0.994304</text:p>
          </table:table-cell>
          <table:table-cell table:formula="of:= ([times_1000000.C273] - [times_1000000.B273]) / 1000000" office:value-type="float" office:value="0.915968" calcext:value-type="float">
            <text:p>0.915968</text:p>
          </table:table-cell>
        </table:table-row>
        <table:table-row table:style-name="ro1">
          <table:table-cell table:formula="of:= [times_10000.A274]" office:value-type="float" office:value="273" calcext:value-type="float">
            <text:p>273</text:p>
          </table:table-cell>
          <table:table-cell table:formula="of:= ([times_10000.C274] - [times_10000.B274]) / 1000000" office:value-type="float" office:value="22.32192" calcext:value-type="float">
            <text:p>22.32192</text:p>
          </table:table-cell>
          <table:table-cell table:formula="of:= ([times_100000.C274] - [times_100000.B274]) / 1000000" office:value-type="float" office:value="0.94464" calcext:value-type="float">
            <text:p>0.94464</text:p>
          </table:table-cell>
          <table:table-cell table:formula="of:= ([times_1000000.C274] - [times_1000000.B274]) / 1000000" office:value-type="float" office:value="1.148928" calcext:value-type="float">
            <text:p>1.148928</text:p>
          </table:table-cell>
        </table:table-row>
        <table:table-row table:style-name="ro1">
          <table:table-cell table:formula="of:= [times_10000.A275]" office:value-type="float" office:value="274" calcext:value-type="float">
            <text:p>274</text:p>
          </table:table-cell>
          <table:table-cell table:formula="of:= ([times_10000.C275] - [times_10000.B275]) / 1000000" office:value-type="float" office:value="25.231104" calcext:value-type="float">
            <text:p>25.231104</text:p>
          </table:table-cell>
          <table:table-cell table:formula="of:= ([times_100000.C275] - [times_100000.B275]) / 1000000" office:value-type="float" office:value="0.989696" calcext:value-type="float">
            <text:p>0.989696</text:p>
          </table:table-cell>
          <table:table-cell table:formula="of:= ([times_1000000.C275] - [times_1000000.B275]) / 1000000" office:value-type="float" office:value="1.146112" calcext:value-type="float">
            <text:p>1.146112</text:p>
          </table:table-cell>
        </table:table-row>
        <table:table-row table:style-name="ro1">
          <table:table-cell table:formula="of:= [times_10000.A276]" office:value-type="float" office:value="275" calcext:value-type="float">
            <text:p>275</text:p>
          </table:table-cell>
          <table:table-cell table:formula="of:= ([times_10000.C276] - [times_10000.B276]) / 1000000" office:value-type="float" office:value="26.219264" calcext:value-type="float">
            <text:p>26.219264</text:p>
          </table:table-cell>
          <table:table-cell table:formula="of:= ([times_100000.C276] - [times_100000.B276]) / 1000000" office:value-type="float" office:value="1.008128" calcext:value-type="float">
            <text:p>1.008128</text:p>
          </table:table-cell>
          <table:table-cell table:formula="of:= ([times_1000000.C276] - [times_1000000.B276]) / 1000000" office:value-type="float" office:value="0.84992" calcext:value-type="float">
            <text:p>0.84992</text:p>
          </table:table-cell>
        </table:table-row>
        <table:table-row table:style-name="ro1">
          <table:table-cell table:formula="of:= [times_10000.A277]" office:value-type="float" office:value="276" calcext:value-type="float">
            <text:p>276</text:p>
          </table:table-cell>
          <table:table-cell table:formula="of:= ([times_10000.C277] - [times_10000.B277]) / 1000000" office:value-type="float" office:value="26.615552" calcext:value-type="float">
            <text:p>26.615552</text:p>
          </table:table-cell>
          <table:table-cell table:formula="of:= ([times_100000.C277] - [times_100000.B277]) / 1000000" office:value-type="float" office:value="0.947712" calcext:value-type="float">
            <text:p>0.947712</text:p>
          </table:table-cell>
          <table:table-cell table:formula="of:= ([times_1000000.C277] - [times_1000000.B277]) / 1000000" office:value-type="float" office:value="1.15712" calcext:value-type="float">
            <text:p>1.15712</text:p>
          </table:table-cell>
        </table:table-row>
        <table:table-row table:style-name="ro1">
          <table:table-cell table:formula="of:= [times_10000.A278]" office:value-type="float" office:value="277" calcext:value-type="float">
            <text:p>277</text:p>
          </table:table-cell>
          <table:table-cell table:formula="of:= ([times_10000.C278] - [times_10000.B278]) / 1000000" office:value-type="float" office:value="26.596096" calcext:value-type="float">
            <text:p>26.596096</text:p>
          </table:table-cell>
          <table:table-cell table:formula="of:= ([times_100000.C278] - [times_100000.B278]) / 1000000" office:value-type="float" office:value="0.975872" calcext:value-type="float">
            <text:p>0.975872</text:p>
          </table:table-cell>
          <table:table-cell table:formula="of:= ([times_1000000.C278] - [times_1000000.B278]) / 1000000" office:value-type="float" office:value="1.138944" calcext:value-type="float">
            <text:p>1.138944</text:p>
          </table:table-cell>
        </table:table-row>
        <table:table-row table:style-name="ro1">
          <table:table-cell table:formula="of:= [times_10000.A279]" office:value-type="float" office:value="278" calcext:value-type="float">
            <text:p>278</text:p>
          </table:table-cell>
          <table:table-cell table:formula="of:= ([times_10000.C279] - [times_10000.B279]) / 1000000" office:value-type="float" office:value="26.742016" calcext:value-type="float">
            <text:p>26.742016</text:p>
          </table:table-cell>
          <table:table-cell table:formula="of:= ([times_100000.C279] - [times_100000.B279]) / 1000000" office:value-type="float" office:value="1.00992" calcext:value-type="float">
            <text:p>1.00992</text:p>
          </table:table-cell>
          <table:table-cell table:formula="of:= ([times_1000000.C279] - [times_1000000.B279]) / 1000000" office:value-type="float" office:value="1.240576" calcext:value-type="float">
            <text:p>1.240576</text:p>
          </table:table-cell>
        </table:table-row>
        <table:table-row table:style-name="ro1">
          <table:table-cell table:formula="of:= [times_10000.A280]" office:value-type="float" office:value="279" calcext:value-type="float">
            <text:p>279</text:p>
          </table:table-cell>
          <table:table-cell table:formula="of:= ([times_10000.C280] - [times_10000.B280]) / 1000000" office:value-type="float" office:value="28.324608" calcext:value-type="float">
            <text:p>28.324608</text:p>
          </table:table-cell>
          <table:table-cell table:formula="of:= ([times_100000.C280] - [times_100000.B280]) / 1000000" office:value-type="float" office:value="0.946176" calcext:value-type="float">
            <text:p>0.946176</text:p>
          </table:table-cell>
          <table:table-cell table:formula="of:= ([times_1000000.C280] - [times_1000000.B280]) / 1000000" office:value-type="float" office:value="3.036928" calcext:value-type="float">
            <text:p>3.036928</text:p>
          </table:table-cell>
        </table:table-row>
        <table:table-row table:style-name="ro1">
          <table:table-cell table:formula="of:= [times_10000.A281]" office:value-type="float" office:value="280" calcext:value-type="float">
            <text:p>280</text:p>
          </table:table-cell>
          <table:table-cell table:formula="of:= ([times_10000.C281] - [times_10000.B281]) / 1000000" office:value-type="float" office:value="27.886592" calcext:value-type="float">
            <text:p>27.886592</text:p>
          </table:table-cell>
          <table:table-cell table:formula="of:= ([times_100000.C281] - [times_100000.B281]) / 1000000" office:value-type="float" office:value="0.929024" calcext:value-type="float">
            <text:p>0.929024</text:p>
          </table:table-cell>
          <table:table-cell table:formula="of:= ([times_1000000.C281] - [times_1000000.B281]) / 1000000" office:value-type="float" office:value="1.341952" calcext:value-type="float">
            <text:p>1.341952</text:p>
          </table:table-cell>
        </table:table-row>
        <table:table-row table:style-name="ro1">
          <table:table-cell table:formula="of:= [times_10000.A282]" office:value-type="float" office:value="281" calcext:value-type="float">
            <text:p>281</text:p>
          </table:table-cell>
          <table:table-cell table:formula="of:= ([times_10000.C282] - [times_10000.B282]) / 1000000" office:value-type="float" office:value="29.534208" calcext:value-type="float">
            <text:p>29.534208</text:p>
          </table:table-cell>
          <table:table-cell table:formula="of:= ([times_100000.C282] - [times_100000.B282]) / 1000000" office:value-type="float" office:value="1.04192" calcext:value-type="float">
            <text:p>1.04192</text:p>
          </table:table-cell>
          <table:table-cell table:formula="of:= ([times_1000000.C282] - [times_1000000.B282]) / 1000000" office:value-type="float" office:value="1.2608" calcext:value-type="float">
            <text:p>1.2608</text:p>
          </table:table-cell>
        </table:table-row>
        <table:table-row table:style-name="ro1">
          <table:table-cell table:formula="of:= [times_10000.A283]" office:value-type="float" office:value="282" calcext:value-type="float">
            <text:p>282</text:p>
          </table:table-cell>
          <table:table-cell table:formula="of:= ([times_10000.C283] - [times_10000.B283]) / 1000000" office:value-type="float" office:value="31.161856" calcext:value-type="float">
            <text:p>31.161856</text:p>
          </table:table-cell>
          <table:table-cell table:formula="of:= ([times_100000.C283] - [times_100000.B283]) / 1000000" office:value-type="float" office:value="1.075712" calcext:value-type="float">
            <text:p>1.075712</text:p>
          </table:table-cell>
          <table:table-cell table:formula="of:= ([times_1000000.C283] - [times_1000000.B283]) / 1000000" office:value-type="float" office:value="1.141248" calcext:value-type="float">
            <text:p>1.141248</text:p>
          </table:table-cell>
        </table:table-row>
        <table:table-row table:style-name="ro1">
          <table:table-cell table:formula="of:= [times_10000.A284]" office:value-type="float" office:value="283" calcext:value-type="float">
            <text:p>283</text:p>
          </table:table-cell>
          <table:table-cell table:formula="of:= ([times_10000.C284] - [times_10000.B284]) / 1000000" office:value-type="float" office:value="31.628032" calcext:value-type="float">
            <text:p>31.628032</text:p>
          </table:table-cell>
          <table:table-cell table:formula="of:= ([times_100000.C284] - [times_100000.B284]) / 1000000" office:value-type="float" office:value="1.072128" calcext:value-type="float">
            <text:p>1.072128</text:p>
          </table:table-cell>
          <table:table-cell table:formula="of:= ([times_1000000.C284] - [times_1000000.B284]) / 1000000" office:value-type="float" office:value="1.103872" calcext:value-type="float">
            <text:p>1.103872</text:p>
          </table:table-cell>
        </table:table-row>
        <table:table-row table:style-name="ro1">
          <table:table-cell table:formula="of:= [times_10000.A285]" office:value-type="float" office:value="284" calcext:value-type="float">
            <text:p>284</text:p>
          </table:table-cell>
          <table:table-cell table:formula="of:= ([times_10000.C285] - [times_10000.B285]) / 1000000" office:value-type="float" office:value="31.567872" calcext:value-type="float">
            <text:p>31.567872</text:p>
          </table:table-cell>
          <table:table-cell table:formula="of:= ([times_100000.C285] - [times_100000.B285]) / 1000000" office:value-type="float" office:value="1.012992" calcext:value-type="float">
            <text:p>1.012992</text:p>
          </table:table-cell>
          <table:table-cell table:formula="of:= ([times_1000000.C285] - [times_1000000.B285]) / 1000000" office:value-type="float" office:value="1.153024" calcext:value-type="float">
            <text:p>1.153024</text:p>
          </table:table-cell>
        </table:table-row>
        <table:table-row table:style-name="ro1">
          <table:table-cell table:formula="of:= [times_10000.A286]" office:value-type="float" office:value="285" calcext:value-type="float">
            <text:p>285</text:p>
          </table:table-cell>
          <table:table-cell table:formula="of:= ([times_10000.C286] - [times_10000.B286]) / 1000000" office:value-type="float" office:value="31.130112" calcext:value-type="float">
            <text:p>31.130112</text:p>
          </table:table-cell>
          <table:table-cell table:formula="of:= ([times_100000.C286] - [times_100000.B286]) / 1000000" office:value-type="float" office:value="1.0432" calcext:value-type="float">
            <text:p>1.0432</text:p>
          </table:table-cell>
          <table:table-cell table:formula="of:= ([times_1000000.C286] - [times_1000000.B286]) / 1000000" office:value-type="float" office:value="1.151744" calcext:value-type="float">
            <text:p>1.151744</text:p>
          </table:table-cell>
        </table:table-row>
        <table:table-row table:style-name="ro1">
          <table:table-cell table:formula="of:= [times_10000.A287]" office:value-type="float" office:value="286" calcext:value-type="float">
            <text:p>286</text:p>
          </table:table-cell>
          <table:table-cell table:formula="of:= ([times_10000.C287] - [times_10000.B287]) / 1000000" office:value-type="float" office:value="32.209408" calcext:value-type="float">
            <text:p>32.209408</text:p>
          </table:table-cell>
          <table:table-cell table:formula="of:= ([times_100000.C287] - [times_100000.B287]) / 1000000" office:value-type="float" office:value="1.024" calcext:value-type="float">
            <text:p>1.024</text:p>
          </table:table-cell>
          <table:table-cell table:formula="of:= ([times_1000000.C287] - [times_1000000.B287]) / 1000000" office:value-type="float" office:value="1.111808" calcext:value-type="float">
            <text:p>1.111808</text:p>
          </table:table-cell>
        </table:table-row>
        <table:table-row table:style-name="ro1">
          <table:table-cell table:formula="of:= [times_10000.A288]" office:value-type="float" office:value="287" calcext:value-type="float">
            <text:p>287</text:p>
          </table:table-cell>
          <table:table-cell table:formula="of:= ([times_10000.C288] - [times_10000.B288]) / 1000000" office:value-type="float" office:value="46.339328" calcext:value-type="float">
            <text:p>46.339328</text:p>
          </table:table-cell>
          <table:table-cell table:formula="of:= ([times_100000.C288] - [times_100000.B288]) / 1000000" office:value-type="float" office:value="0.911104" calcext:value-type="float">
            <text:p>0.911104</text:p>
          </table:table-cell>
          <table:table-cell table:formula="of:= ([times_1000000.C288] - [times_1000000.B288]) / 1000000" office:value-type="float" office:value="1.045248" calcext:value-type="float">
            <text:p>1.045248</text:p>
          </table:table-cell>
        </table:table-row>
        <table:table-row table:style-name="ro1">
          <table:table-cell table:formula="of:= [times_10000.A289]" office:value-type="float" office:value="288" calcext:value-type="float">
            <text:p>288</text:p>
          </table:table-cell>
          <table:table-cell table:formula="of:= ([times_10000.C289] - [times_10000.B289]) / 1000000" office:value-type="float" office:value="46.076928" calcext:value-type="float">
            <text:p>46.076928</text:p>
          </table:table-cell>
          <table:table-cell table:formula="of:= ([times_100000.C289] - [times_100000.B289]) / 1000000" office:value-type="float" office:value="0.961024" calcext:value-type="float">
            <text:p>0.961024</text:p>
          </table:table-cell>
          <table:table-cell table:formula="of:= ([times_1000000.C289] - [times_1000000.B289]) / 1000000" office:value-type="float" office:value="1.07392" calcext:value-type="float">
            <text:p>1.07392</text:p>
          </table:table-cell>
        </table:table-row>
        <table:table-row table:style-name="ro1">
          <table:table-cell table:formula="of:= [times_10000.A290]" office:value-type="float" office:value="289" calcext:value-type="float">
            <text:p>289</text:p>
          </table:table-cell>
          <table:table-cell table:formula="of:= ([times_10000.C290] - [times_10000.B290]) / 1000000" office:value-type="float" office:value="45.682432" calcext:value-type="float">
            <text:p>45.682432</text:p>
          </table:table-cell>
          <table:table-cell table:formula="of:= ([times_100000.C290] - [times_100000.B290]) / 1000000" office:value-type="float" office:value="0.93696" calcext:value-type="float">
            <text:p>0.93696</text:p>
          </table:table-cell>
          <table:table-cell table:formula="of:= ([times_1000000.C290] - [times_1000000.B290]) / 1000000" office:value-type="float" office:value="1.245696" calcext:value-type="float">
            <text:p>1.245696</text:p>
          </table:table-cell>
        </table:table-row>
        <table:table-row table:style-name="ro1">
          <table:table-cell table:formula="of:= [times_10000.A291]" office:value-type="float" office:value="290" calcext:value-type="float">
            <text:p>290</text:p>
          </table:table-cell>
          <table:table-cell table:formula="of:= ([times_10000.C291] - [times_10000.B291]) / 1000000" office:value-type="float" office:value="43.427072" calcext:value-type="float">
            <text:p>43.427072</text:p>
          </table:table-cell>
          <table:table-cell table:formula="of:= ([times_100000.C291] - [times_100000.B291]) / 1000000" office:value-type="float" office:value="0.990208" calcext:value-type="float">
            <text:p>0.990208</text:p>
          </table:table-cell>
          <table:table-cell table:formula="of:= ([times_1000000.C291] - [times_1000000.B291]) / 1000000" office:value-type="float" office:value="1.359104" calcext:value-type="float">
            <text:p>1.359104</text:p>
          </table:table-cell>
        </table:table-row>
        <table:table-row table:style-name="ro1">
          <table:table-cell table:formula="of:= [times_10000.A292]" office:value-type="float" office:value="291" calcext:value-type="float">
            <text:p>291</text:p>
          </table:table-cell>
          <table:table-cell table:formula="of:= ([times_10000.C292] - [times_10000.B292]) / 1000000" office:value-type="float" office:value="42.998272" calcext:value-type="float">
            <text:p>42.998272</text:p>
          </table:table-cell>
          <table:table-cell table:formula="of:= ([times_100000.C292] - [times_100000.B292]) / 1000000" office:value-type="float" office:value="0.848128" calcext:value-type="float">
            <text:p>0.848128</text:p>
          </table:table-cell>
          <table:table-cell table:formula="of:= ([times_1000000.C292] - [times_1000000.B292]) / 1000000" office:value-type="float" office:value="1.216" calcext:value-type="float">
            <text:p>1.216</text:p>
          </table:table-cell>
        </table:table-row>
        <table:table-row table:style-name="ro1">
          <table:table-cell table:formula="of:= [times_10000.A293]" office:value-type="float" office:value="292" calcext:value-type="float">
            <text:p>292</text:p>
          </table:table-cell>
          <table:table-cell table:formula="of:= ([times_10000.C293] - [times_10000.B293]) / 1000000" office:value-type="float" office:value="42.688" calcext:value-type="float">
            <text:p>42.688</text:p>
          </table:table-cell>
          <table:table-cell table:formula="of:= ([times_100000.C293] - [times_100000.B293]) / 1000000" office:value-type="float" office:value="1.001728" calcext:value-type="float">
            <text:p>1.001728</text:p>
          </table:table-cell>
          <table:table-cell table:formula="of:= ([times_1000000.C293] - [times_1000000.B293]) / 1000000" office:value-type="float" office:value="1.09056" calcext:value-type="float">
            <text:p>1.09056</text:p>
          </table:table-cell>
        </table:table-row>
        <table:table-row table:style-name="ro1">
          <table:table-cell table:formula="of:= [times_10000.A294]" office:value-type="float" office:value="293" calcext:value-type="float">
            <text:p>293</text:p>
          </table:table-cell>
          <table:table-cell table:formula="of:= ([times_10000.C294] - [times_10000.B294]) / 1000000" office:value-type="float" office:value="42.399488" calcext:value-type="float">
            <text:p>42.399488</text:p>
          </table:table-cell>
          <table:table-cell table:formula="of:= ([times_100000.C294] - [times_100000.B294]) / 1000000" office:value-type="float" office:value="0.986112" calcext:value-type="float">
            <text:p>0.986112</text:p>
          </table:table-cell>
          <table:table-cell table:formula="of:= ([times_1000000.C294] - [times_1000000.B294]) / 1000000" office:value-type="float" office:value="1.02016" calcext:value-type="float">
            <text:p>1.02016</text:p>
          </table:table-cell>
        </table:table-row>
        <table:table-row table:style-name="ro1">
          <table:table-cell table:formula="of:= [times_10000.A295]" office:value-type="float" office:value="294" calcext:value-type="float">
            <text:p>294</text:p>
          </table:table-cell>
          <table:table-cell table:formula="of:= ([times_10000.C295] - [times_10000.B295]) / 1000000" office:value-type="float" office:value="42.087168" calcext:value-type="float">
            <text:p>42.087168</text:p>
          </table:table-cell>
          <table:table-cell table:formula="of:= ([times_100000.C295] - [times_100000.B295]) / 1000000" office:value-type="float" office:value="1.022976" calcext:value-type="float">
            <text:p>1.022976</text:p>
          </table:table-cell>
          <table:table-cell table:formula="of:= ([times_1000000.C295] - [times_1000000.B295]) / 1000000" office:value-type="float" office:value="1.150976" calcext:value-type="float">
            <text:p>1.150976</text:p>
          </table:table-cell>
        </table:table-row>
        <table:table-row table:style-name="ro1">
          <table:table-cell table:formula="of:= [times_10000.A296]" office:value-type="float" office:value="295" calcext:value-type="float">
            <text:p>295</text:p>
          </table:table-cell>
          <table:table-cell table:formula="of:= ([times_10000.C296] - [times_10000.B296]) / 1000000" office:value-type="float" office:value="41.744896" calcext:value-type="float">
            <text:p>41.744896</text:p>
          </table:table-cell>
          <table:table-cell table:formula="of:= ([times_100000.C296] - [times_100000.B296]) / 1000000" office:value-type="float" office:value="0.942848" calcext:value-type="float">
            <text:p>0.942848</text:p>
          </table:table-cell>
          <table:table-cell table:formula="of:= ([times_1000000.C296] - [times_1000000.B296]) / 1000000" office:value-type="float" office:value="1.142272" calcext:value-type="float">
            <text:p>1.142272</text:p>
          </table:table-cell>
        </table:table-row>
        <table:table-row table:style-name="ro1">
          <table:table-cell table:formula="of:= [times_10000.A297]" office:value-type="float" office:value="296" calcext:value-type="float">
            <text:p>296</text:p>
          </table:table-cell>
          <table:table-cell table:formula="of:= ([times_10000.C297] - [times_10000.B297]) / 1000000" office:value-type="float" office:value="41.451264" calcext:value-type="float">
            <text:p>41.451264</text:p>
          </table:table-cell>
          <table:table-cell table:formula="of:= ([times_100000.C297] - [times_100000.B297]) / 1000000" office:value-type="float" office:value="1.00224" calcext:value-type="float">
            <text:p>1.00224</text:p>
          </table:table-cell>
          <table:table-cell table:formula="of:= ([times_1000000.C297] - [times_1000000.B297]) / 1000000" office:value-type="float" office:value="1.267712" calcext:value-type="float">
            <text:p>1.267712</text:p>
          </table:table-cell>
        </table:table-row>
        <table:table-row table:style-name="ro1">
          <table:table-cell table:formula="of:= [times_10000.A298]" office:value-type="float" office:value="297" calcext:value-type="float">
            <text:p>297</text:p>
          </table:table-cell>
          <table:table-cell table:formula="of:= ([times_10000.C298] - [times_10000.B298]) / 1000000" office:value-type="float" office:value="41.11488" calcext:value-type="float">
            <text:p>41.11488</text:p>
          </table:table-cell>
          <table:table-cell table:formula="of:= ([times_100000.C298] - [times_100000.B298]) / 1000000" office:value-type="float" office:value="1.00992" calcext:value-type="float">
            <text:p>1.00992</text:p>
          </table:table-cell>
          <table:table-cell table:formula="of:= ([times_1000000.C298] - [times_1000000.B298]) / 1000000" office:value-type="float" office:value="1.163008" calcext:value-type="float">
            <text:p>1.163008</text:p>
          </table:table-cell>
        </table:table-row>
        <table:table-row table:style-name="ro1">
          <table:table-cell table:formula="of:= [times_10000.A299]" office:value-type="float" office:value="298" calcext:value-type="float">
            <text:p>298</text:p>
          </table:table-cell>
          <table:table-cell table:formula="of:= ([times_10000.C299] - [times_10000.B299]) / 1000000" office:value-type="float" office:value="42.14528" calcext:value-type="float">
            <text:p>42.14528</text:p>
          </table:table-cell>
          <table:table-cell table:formula="of:= ([times_100000.C299] - [times_100000.B299]) / 1000000" office:value-type="float" office:value="0.950016" calcext:value-type="float">
            <text:p>0.950016</text:p>
          </table:table-cell>
          <table:table-cell table:formula="of:= ([times_1000000.C299] - [times_1000000.B299]) / 1000000" office:value-type="float" office:value="1.0688" calcext:value-type="float">
            <text:p>1.0688</text:p>
          </table:table-cell>
        </table:table-row>
        <table:table-row table:style-name="ro1">
          <table:table-cell table:formula="of:= [times_10000.A300]" office:value-type="float" office:value="299" calcext:value-type="float">
            <text:p>299</text:p>
          </table:table-cell>
          <table:table-cell table:formula="of:= ([times_10000.C300] - [times_10000.B300]) / 1000000" office:value-type="float" office:value="45.821696" calcext:value-type="float">
            <text:p>45.821696</text:p>
          </table:table-cell>
          <table:table-cell table:formula="of:= ([times_100000.C300] - [times_100000.B300]) / 1000000" office:value-type="float" office:value="0.97408" calcext:value-type="float">
            <text:p>0.97408</text:p>
          </table:table-cell>
          <table:table-cell table:formula="of:= ([times_1000000.C300] - [times_1000000.B300]) / 1000000" office:value-type="float" office:value="0.990208" calcext:value-type="float">
            <text:p>0.990208</text:p>
          </table:table-cell>
        </table:table-row>
        <table:table-row table:style-name="ro1">
          <table:table-cell table:formula="of:= [times_10000.A301]" office:value-type="float" office:value="300" calcext:value-type="float">
            <text:p>300</text:p>
          </table:table-cell>
          <table:table-cell table:formula="of:= ([times_10000.C301] - [times_10000.B301]) / 1000000" office:value-type="float" office:value="45.52448" calcext:value-type="float">
            <text:p>45.52448</text:p>
          </table:table-cell>
          <table:table-cell table:formula="of:= ([times_100000.C301] - [times_100000.B301]) / 1000000" office:value-type="float" office:value="1.002752" calcext:value-type="float">
            <text:p>1.002752</text:p>
          </table:table-cell>
          <table:table-cell table:formula="of:= ([times_1000000.C301] - [times_1000000.B301]) / 1000000" office:value-type="float" office:value="1.177088" calcext:value-type="float">
            <text:p>1.177088</text:p>
          </table:table-cell>
        </table:table-row>
        <table:table-row table:style-name="ro1">
          <table:table-cell table:formula="of:= [times_10000.A302]" office:value-type="float" office:value="301" calcext:value-type="float">
            <text:p>301</text:p>
          </table:table-cell>
          <table:table-cell table:formula="of:= ([times_10000.C302] - [times_10000.B302]) / 1000000" office:value-type="float" office:value="45.20192" calcext:value-type="float">
            <text:p>45.20192</text:p>
          </table:table-cell>
          <table:table-cell table:formula="of:= ([times_100000.C302] - [times_100000.B302]) / 1000000" office:value-type="float" office:value="0.985344" calcext:value-type="float">
            <text:p>0.985344</text:p>
          </table:table-cell>
          <table:table-cell table:formula="of:= ([times_1000000.C302] - [times_1000000.B302]) / 1000000" office:value-type="float" office:value="1.135616" calcext:value-type="float">
            <text:p>1.135616</text:p>
          </table:table-cell>
        </table:table-row>
        <table:table-row table:style-name="ro1">
          <table:table-cell table:formula="of:= [times_10000.A303]" office:value-type="float" office:value="302" calcext:value-type="float">
            <text:p>302</text:p>
          </table:table-cell>
          <table:table-cell table:formula="of:= ([times_10000.C303] - [times_10000.B303]) / 1000000" office:value-type="float" office:value="44.903936" calcext:value-type="float">
            <text:p>44.903936</text:p>
          </table:table-cell>
          <table:table-cell table:formula="of:= ([times_100000.C303] - [times_100000.B303]) / 1000000" office:value-type="float" office:value="0.994048" calcext:value-type="float">
            <text:p>0.994048</text:p>
          </table:table-cell>
          <table:table-cell table:formula="of:= ([times_1000000.C303] - [times_1000000.B303]) / 1000000" office:value-type="float" office:value="1.156096" calcext:value-type="float">
            <text:p>1.156096</text:p>
          </table:table-cell>
        </table:table-row>
        <table:table-row table:style-name="ro1">
          <table:table-cell table:formula="of:= [times_10000.A304]" office:value-type="float" office:value="303" calcext:value-type="float">
            <text:p>303</text:p>
          </table:table-cell>
          <table:table-cell table:formula="of:= ([times_10000.C304] - [times_10000.B304]) / 1000000" office:value-type="float" office:value="44.612608" calcext:value-type="float">
            <text:p>44.612608</text:p>
          </table:table-cell>
          <table:table-cell table:formula="of:= ([times_100000.C304] - [times_100000.B304]) / 1000000" office:value-type="float" office:value="1.021952" calcext:value-type="float">
            <text:p>1.021952</text:p>
          </table:table-cell>
          <table:table-cell table:formula="of:= ([times_1000000.C304] - [times_1000000.B304]) / 1000000" office:value-type="float" office:value="1.15584" calcext:value-type="float">
            <text:p>1.15584</text:p>
          </table:table-cell>
        </table:table-row>
        <table:table-row table:style-name="ro1">
          <table:table-cell table:formula="of:= [times_10000.A305]" office:value-type="float" office:value="304" calcext:value-type="float">
            <text:p>304</text:p>
          </table:table-cell>
          <table:table-cell table:formula="of:= ([times_10000.C305] - [times_10000.B305]) / 1000000" office:value-type="float" office:value="44.233216" calcext:value-type="float">
            <text:p>44.233216</text:p>
          </table:table-cell>
          <table:table-cell table:formula="of:= ([times_100000.C305] - [times_100000.B305]) / 1000000" office:value-type="float" office:value="1.0432" calcext:value-type="float">
            <text:p>1.0432</text:p>
          </table:table-cell>
          <table:table-cell table:formula="of:= ([times_1000000.C305] - [times_1000000.B305]) / 1000000" office:value-type="float" office:value="1.102848" calcext:value-type="float">
            <text:p>1.102848</text:p>
          </table:table-cell>
        </table:table-row>
        <table:table-row table:style-name="ro1">
          <table:table-cell table:formula="of:= [times_10000.A306]" office:value-type="float" office:value="305" calcext:value-type="float">
            <text:p>305</text:p>
          </table:table-cell>
          <table:table-cell table:formula="of:= ([times_10000.C306] - [times_10000.B306]) / 1000000" office:value-type="float" office:value="43.80416" calcext:value-type="float">
            <text:p>43.80416</text:p>
          </table:table-cell>
          <table:table-cell table:formula="of:= ([times_100000.C306] - [times_100000.B306]) / 1000000" office:value-type="float" office:value="1.010176" calcext:value-type="float">
            <text:p>1.010176</text:p>
          </table:table-cell>
          <table:table-cell table:formula="of:= ([times_1000000.C306] - [times_1000000.B306]) / 1000000" office:value-type="float" office:value="0.864" calcext:value-type="float">
            <text:p>0.864</text:p>
          </table:table-cell>
        </table:table-row>
        <table:table-row table:style-name="ro1">
          <table:table-cell table:formula="of:= [times_10000.A307]" office:value-type="float" office:value="306" calcext:value-type="float">
            <text:p>306</text:p>
          </table:table-cell>
          <table:table-cell table:formula="of:= ([times_10000.C307] - [times_10000.B307]) / 1000000" office:value-type="float" office:value="43.458816" calcext:value-type="float">
            <text:p>43.458816</text:p>
          </table:table-cell>
          <table:table-cell table:formula="of:= ([times_100000.C307] - [times_100000.B307]) / 1000000" office:value-type="float" office:value="0.845056" calcext:value-type="float">
            <text:p>0.845056</text:p>
          </table:table-cell>
          <table:table-cell table:formula="of:= ([times_1000000.C307] - [times_1000000.B307]) / 1000000" office:value-type="float" office:value="1.062912" calcext:value-type="float">
            <text:p>1.062912</text:p>
          </table:table-cell>
        </table:table-row>
        <table:table-row table:style-name="ro1">
          <table:table-cell table:formula="of:= [times_10000.A308]" office:value-type="float" office:value="307" calcext:value-type="float">
            <text:p>307</text:p>
          </table:table-cell>
          <table:table-cell table:formula="of:= ([times_10000.C308] - [times_10000.B308]) / 1000000" office:value-type="float" office:value="43.134976" calcext:value-type="float">
            <text:p>43.134976</text:p>
          </table:table-cell>
          <table:table-cell table:formula="of:= ([times_100000.C308] - [times_100000.B308]) / 1000000" office:value-type="float" office:value="0.971776" calcext:value-type="float">
            <text:p>0.971776</text:p>
          </table:table-cell>
          <table:table-cell table:formula="of:= ([times_1000000.C308] - [times_1000000.B308]) / 1000000" office:value-type="float" office:value="1.175808" calcext:value-type="float">
            <text:p>1.175808</text:p>
          </table:table-cell>
        </table:table-row>
        <table:table-row table:style-name="ro1">
          <table:table-cell table:formula="of:= [times_10000.A309]" office:value-type="float" office:value="308" calcext:value-type="float">
            <text:p>308</text:p>
          </table:table-cell>
          <table:table-cell table:formula="of:= ([times_10000.C309] - [times_10000.B309]) / 1000000" office:value-type="float" office:value="39.003136" calcext:value-type="float">
            <text:p>39.003136</text:p>
          </table:table-cell>
          <table:table-cell table:formula="of:= ([times_100000.C309] - [times_100000.B309]) / 1000000" office:value-type="float" office:value="0.950272" calcext:value-type="float">
            <text:p>0.950272</text:p>
          </table:table-cell>
          <table:table-cell table:formula="of:= ([times_1000000.C309] - [times_1000000.B309]) / 1000000" office:value-type="float" office:value="0.962304" calcext:value-type="float">
            <text:p>0.962304</text:p>
          </table:table-cell>
        </table:table-row>
        <table:table-row table:style-name="ro1">
          <table:table-cell table:formula="of:= [times_10000.A310]" office:value-type="float" office:value="309" calcext:value-type="float">
            <text:p>309</text:p>
          </table:table-cell>
          <table:table-cell table:formula="of:= ([times_10000.C310] - [times_10000.B310]) / 1000000" office:value-type="float" office:value="38.656" calcext:value-type="float">
            <text:p>38.656</text:p>
          </table:table-cell>
          <table:table-cell table:formula="of:= ([times_100000.C310] - [times_100000.B310]) / 1000000" office:value-type="float" office:value="1.017088" calcext:value-type="float">
            <text:p>1.017088</text:p>
          </table:table-cell>
          <table:table-cell table:formula="of:= ([times_1000000.C310] - [times_1000000.B310]) / 1000000" office:value-type="float" office:value="1.075968" calcext:value-type="float">
            <text:p>1.075968</text:p>
          </table:table-cell>
        </table:table-row>
        <table:table-row table:style-name="ro1">
          <table:table-cell table:formula="of:= [times_10000.A311]" office:value-type="float" office:value="310" calcext:value-type="float">
            <text:p>310</text:p>
          </table:table-cell>
          <table:table-cell table:formula="of:= ([times_10000.C311] - [times_10000.B311]) / 1000000" office:value-type="float" office:value="38.245632" calcext:value-type="float">
            <text:p>38.245632</text:p>
          </table:table-cell>
          <table:table-cell table:formula="of:= ([times_100000.C311] - [times_100000.B311]) / 1000000" office:value-type="float" office:value="1.051904" calcext:value-type="float">
            <text:p>1.051904</text:p>
          </table:table-cell>
          <table:table-cell table:formula="of:= ([times_1000000.C311] - [times_1000000.B311]) / 1000000" office:value-type="float" office:value="1.088" calcext:value-type="float">
            <text:p>1.088</text:p>
          </table:table-cell>
        </table:table-row>
        <table:table-row table:style-name="ro1">
          <table:table-cell table:formula="of:= [times_10000.A312]" office:value-type="float" office:value="311" calcext:value-type="float">
            <text:p>311</text:p>
          </table:table-cell>
          <table:table-cell table:formula="of:= ([times_10000.C312] - [times_10000.B312]) / 1000000" office:value-type="float" office:value="37.5424" calcext:value-type="float">
            <text:p>37.5424</text:p>
          </table:table-cell>
          <table:table-cell table:formula="of:= ([times_100000.C312] - [times_100000.B312]) / 1000000" office:value-type="float" office:value="1.020928" calcext:value-type="float">
            <text:p>1.020928</text:p>
          </table:table-cell>
          <table:table-cell table:formula="of:= ([times_1000000.C312] - [times_1000000.B312]) / 1000000" office:value-type="float" office:value="1.193728" calcext:value-type="float">
            <text:p>1.193728</text:p>
          </table:table-cell>
        </table:table-row>
        <table:table-row table:style-name="ro1">
          <table:table-cell table:formula="of:= [times_10000.A313]" office:value-type="float" office:value="312" calcext:value-type="float">
            <text:p>312</text:p>
          </table:table-cell>
          <table:table-cell table:formula="of:= ([times_10000.C313] - [times_10000.B313]) / 1000000" office:value-type="float" office:value="37.967104" calcext:value-type="float">
            <text:p>37.967104</text:p>
          </table:table-cell>
          <table:table-cell table:formula="of:= ([times_100000.C313] - [times_100000.B313]) / 1000000" office:value-type="float" office:value="1.047552" calcext:value-type="float">
            <text:p>1.047552</text:p>
          </table:table-cell>
          <table:table-cell table:formula="of:= ([times_1000000.C313] - [times_1000000.B313]) / 1000000" office:value-type="float" office:value="1.078272" calcext:value-type="float">
            <text:p>1.078272</text:p>
          </table:table-cell>
        </table:table-row>
        <table:table-row table:style-name="ro1">
          <table:table-cell table:formula="of:= [times_10000.A314]" office:value-type="float" office:value="313" calcext:value-type="float">
            <text:p>313</text:p>
          </table:table-cell>
          <table:table-cell table:formula="of:= ([times_10000.C314] - [times_10000.B314]) / 1000000" office:value-type="float" office:value="37.67808" calcext:value-type="float">
            <text:p>37.67808</text:p>
          </table:table-cell>
          <table:table-cell table:formula="of:= ([times_100000.C314] - [times_100000.B314]) / 1000000" office:value-type="float" office:value="1.54624" calcext:value-type="float">
            <text:p>1.54624</text:p>
          </table:table-cell>
          <table:table-cell table:formula="of:= ([times_1000000.C314] - [times_1000000.B314]) / 1000000" office:value-type="float" office:value="1.155072" calcext:value-type="float">
            <text:p>1.155072</text:p>
          </table:table-cell>
        </table:table-row>
        <table:table-row table:style-name="ro1">
          <table:table-cell table:formula="of:= [times_10000.A315]" office:value-type="float" office:value="314" calcext:value-type="float">
            <text:p>314</text:p>
          </table:table-cell>
          <table:table-cell table:formula="of:= ([times_10000.C315] - [times_10000.B315]) / 1000000" office:value-type="float" office:value="37.3952" calcext:value-type="float">
            <text:p>37.3952</text:p>
          </table:table-cell>
          <table:table-cell table:formula="of:= ([times_100000.C315] - [times_100000.B315]) / 1000000" office:value-type="float" office:value="1.122304" calcext:value-type="float">
            <text:p>1.122304</text:p>
          </table:table-cell>
          <table:table-cell table:formula="of:= ([times_1000000.C315] - [times_1000000.B315]) / 1000000" office:value-type="float" office:value="0.873984" calcext:value-type="float">
            <text:p>0.873984</text:p>
          </table:table-cell>
        </table:table-row>
        <table:table-row table:style-name="ro1">
          <table:table-cell table:formula="of:= [times_10000.A316]" office:value-type="float" office:value="315" calcext:value-type="float">
            <text:p>315</text:p>
          </table:table-cell>
          <table:table-cell table:formula="of:= ([times_10000.C316] - [times_10000.B316]) / 1000000" office:value-type="float" office:value="37.074944" calcext:value-type="float">
            <text:p>37.074944</text:p>
          </table:table-cell>
          <table:table-cell table:formula="of:= ([times_100000.C316] - [times_100000.B316]) / 1000000" office:value-type="float" office:value="1.220352" calcext:value-type="float">
            <text:p>1.220352</text:p>
          </table:table-cell>
          <table:table-cell table:formula="of:= ([times_1000000.C316] - [times_1000000.B316]) / 1000000" office:value-type="float" office:value="1.067264" calcext:value-type="float">
            <text:p>1.067264</text:p>
          </table:table-cell>
        </table:table-row>
        <table:table-row table:style-name="ro1">
          <table:table-cell table:formula="of:= [times_10000.A317]" office:value-type="float" office:value="316" calcext:value-type="float">
            <text:p>316</text:p>
          </table:table-cell>
          <table:table-cell table:formula="of:= ([times_10000.C317] - [times_10000.B317]) / 1000000" office:value-type="float" office:value="36.743168" calcext:value-type="float">
            <text:p>36.743168</text:p>
          </table:table-cell>
          <table:table-cell table:formula="of:= ([times_100000.C317] - [times_100000.B317]) / 1000000" office:value-type="float" office:value="1.031168" calcext:value-type="float">
            <text:p>1.031168</text:p>
          </table:table-cell>
          <table:table-cell table:formula="of:= ([times_1000000.C317] - [times_1000000.B317]) / 1000000" office:value-type="float" office:value="1.23392" calcext:value-type="float">
            <text:p>1.23392</text:p>
          </table:table-cell>
        </table:table-row>
        <table:table-row table:style-name="ro1">
          <table:table-cell table:formula="of:= [times_10000.A318]" office:value-type="float" office:value="317" calcext:value-type="float">
            <text:p>317</text:p>
          </table:table-cell>
          <table:table-cell table:formula="of:= ([times_10000.C318] - [times_10000.B318]) / 1000000" office:value-type="float" office:value="36.448512" calcext:value-type="float">
            <text:p>36.448512</text:p>
          </table:table-cell>
          <table:table-cell table:formula="of:= ([times_100000.C318] - [times_100000.B318]) / 1000000" office:value-type="float" office:value="1.040128" calcext:value-type="float">
            <text:p>1.040128</text:p>
          </table:table-cell>
          <table:table-cell table:formula="of:= ([times_1000000.C318] - [times_1000000.B318]) / 1000000" office:value-type="float" office:value="1.1392" calcext:value-type="float">
            <text:p>1.1392</text:p>
          </table:table-cell>
        </table:table-row>
        <table:table-row table:style-name="ro1">
          <table:table-cell table:formula="of:= [times_10000.A319]" office:value-type="float" office:value="318" calcext:value-type="float">
            <text:p>318</text:p>
          </table:table-cell>
          <table:table-cell table:formula="of:= ([times_10000.C319] - [times_10000.B319]) / 1000000" office:value-type="float" office:value="36.479232" calcext:value-type="float">
            <text:p>36.479232</text:p>
          </table:table-cell>
          <table:table-cell table:formula="of:= ([times_100000.C319] - [times_100000.B319]) / 1000000" office:value-type="float" office:value="0.818688" calcext:value-type="float">
            <text:p>0.818688</text:p>
          </table:table-cell>
          <table:table-cell table:formula="of:= ([times_1000000.C319] - [times_1000000.B319]) / 1000000" office:value-type="float" office:value="1.078784" calcext:value-type="float">
            <text:p>1.078784</text:p>
          </table:table-cell>
        </table:table-row>
        <table:table-row table:style-name="ro1">
          <table:table-cell table:formula="of:= [times_10000.A320]" office:value-type="float" office:value="319" calcext:value-type="float">
            <text:p>319</text:p>
          </table:table-cell>
          <table:table-cell table:formula="of:= ([times_10000.C320] - [times_10000.B320]) / 1000000" office:value-type="float" office:value="36.060928" calcext:value-type="float">
            <text:p>36.060928</text:p>
          </table:table-cell>
          <table:table-cell table:formula="of:= ([times_100000.C320] - [times_100000.B320]) / 1000000" office:value-type="float" office:value="0.957696" calcext:value-type="float">
            <text:p>0.957696</text:p>
          </table:table-cell>
          <table:table-cell table:formula="of:= ([times_1000000.C320] - [times_1000000.B320]) / 1000000" office:value-type="float" office:value="1.12128" calcext:value-type="float">
            <text:p>1.12128</text:p>
          </table:table-cell>
        </table:table-row>
        <table:table-row table:style-name="ro1">
          <table:table-cell table:formula="of:= [times_10000.A321]" office:value-type="float" office:value="320" calcext:value-type="float">
            <text:p>320</text:p>
          </table:table-cell>
          <table:table-cell table:formula="of:= ([times_10000.C321] - [times_10000.B321]) / 1000000" office:value-type="float" office:value="35.688704" calcext:value-type="float">
            <text:p>35.688704</text:p>
          </table:table-cell>
          <table:table-cell table:formula="of:= ([times_100000.C321] - [times_100000.B321]) / 1000000" office:value-type="float" office:value="1.017856" calcext:value-type="float">
            <text:p>1.017856</text:p>
          </table:table-cell>
          <table:table-cell table:formula="of:= ([times_1000000.C321] - [times_1000000.B321]) / 1000000" office:value-type="float" office:value="0.905216" calcext:value-type="float">
            <text:p>0.905216</text:p>
          </table:table-cell>
        </table:table-row>
        <table:table-row table:style-name="ro1">
          <table:table-cell table:formula="of:= [times_10000.A322]" office:value-type="float" office:value="321" calcext:value-type="float">
            <text:p>321</text:p>
          </table:table-cell>
          <table:table-cell table:formula="of:= ([times_10000.C322] - [times_10000.B322]) / 1000000" office:value-type="float" office:value="35.38176" calcext:value-type="float">
            <text:p>35.38176</text:p>
          </table:table-cell>
          <table:table-cell table:formula="of:= ([times_100000.C322] - [times_100000.B322]) / 1000000" office:value-type="float" office:value="0.95744" calcext:value-type="float">
            <text:p>0.95744</text:p>
          </table:table-cell>
          <table:table-cell table:formula="of:= ([times_1000000.C322] - [times_1000000.B322]) / 1000000" office:value-type="float" office:value="1.193984" calcext:value-type="float">
            <text:p>1.193984</text:p>
          </table:table-cell>
        </table:table-row>
        <table:table-row table:style-name="ro1">
          <table:table-cell table:formula="of:= [times_10000.A323]" office:value-type="float" office:value="322" calcext:value-type="float">
            <text:p>322</text:p>
          </table:table-cell>
          <table:table-cell table:formula="of:= ([times_10000.C323] - [times_10000.B323]) / 1000000" office:value-type="float" office:value="35.090432" calcext:value-type="float">
            <text:p>35.090432</text:p>
          </table:table-cell>
          <table:table-cell table:formula="of:= ([times_100000.C323] - [times_100000.B323]) / 1000000" office:value-type="float" office:value="1.012736" calcext:value-type="float">
            <text:p>1.012736</text:p>
          </table:table-cell>
          <table:table-cell table:formula="of:= ([times_1000000.C323] - [times_1000000.B323]) / 1000000" office:value-type="float" office:value="1.0752" calcext:value-type="float">
            <text:p>1.0752</text:p>
          </table:table-cell>
        </table:table-row>
        <table:table-row table:style-name="ro1">
          <table:table-cell table:formula="of:= [times_10000.A324]" office:value-type="float" office:value="323" calcext:value-type="float">
            <text:p>323</text:p>
          </table:table-cell>
          <table:table-cell table:formula="of:= ([times_10000.C324] - [times_10000.B324]) / 1000000" office:value-type="float" office:value="34.664448" calcext:value-type="float">
            <text:p>34.664448</text:p>
          </table:table-cell>
          <table:table-cell table:formula="of:= ([times_100000.C324] - [times_100000.B324]) / 1000000" office:value-type="float" office:value="1.00608" calcext:value-type="float">
            <text:p>1.00608</text:p>
          </table:table-cell>
          <table:table-cell table:formula="of:= ([times_1000000.C324] - [times_1000000.B324]) / 1000000" office:value-type="float" office:value="1.193984" calcext:value-type="float">
            <text:p>1.193984</text:p>
          </table:table-cell>
        </table:table-row>
        <table:table-row table:style-name="ro1">
          <table:table-cell table:formula="of:= [times_10000.A325]" office:value-type="float" office:value="324" calcext:value-type="float">
            <text:p>324</text:p>
          </table:table-cell>
          <table:table-cell table:formula="of:= ([times_10000.C325] - [times_10000.B325]) / 1000000" office:value-type="float" office:value="34.366976" calcext:value-type="float">
            <text:p>34.366976</text:p>
          </table:table-cell>
          <table:table-cell table:formula="of:= ([times_100000.C325] - [times_100000.B325]) / 1000000" office:value-type="float" office:value="0.952832" calcext:value-type="float">
            <text:p>0.952832</text:p>
          </table:table-cell>
          <table:table-cell table:formula="of:= ([times_1000000.C325] - [times_1000000.B325]) / 1000000" office:value-type="float" office:value="1.146368" calcext:value-type="float">
            <text:p>1.146368</text:p>
          </table:table-cell>
        </table:table-row>
        <table:table-row table:style-name="ro1">
          <table:table-cell table:formula="of:= [times_10000.A326]" office:value-type="float" office:value="325" calcext:value-type="float">
            <text:p>325</text:p>
          </table:table-cell>
          <table:table-cell table:formula="of:= ([times_10000.C326] - [times_10000.B326]) / 1000000" office:value-type="float" office:value="33.97632" calcext:value-type="float">
            <text:p>33.97632</text:p>
          </table:table-cell>
          <table:table-cell table:formula="of:= ([times_100000.C326] - [times_100000.B326]) / 1000000" office:value-type="float" office:value="1.022976" calcext:value-type="float">
            <text:p>1.022976</text:p>
          </table:table-cell>
          <table:table-cell table:formula="of:= ([times_1000000.C326] - [times_1000000.B326]) / 1000000" office:value-type="float" office:value="0.824832" calcext:value-type="float">
            <text:p>0.824832</text:p>
          </table:table-cell>
        </table:table-row>
        <table:table-row table:style-name="ro1">
          <table:table-cell table:formula="of:= [times_10000.A327]" office:value-type="float" office:value="326" calcext:value-type="float">
            <text:p>326</text:p>
          </table:table-cell>
          <table:table-cell table:formula="of:= ([times_10000.C327] - [times_10000.B327]) / 1000000" office:value-type="float" office:value="33.46432" calcext:value-type="float">
            <text:p>33.46432</text:p>
          </table:table-cell>
          <table:table-cell table:formula="of:= ([times_100000.C327] - [times_100000.B327]) / 1000000" office:value-type="float" office:value="1.058816" calcext:value-type="float">
            <text:p>1.058816</text:p>
          </table:table-cell>
          <table:table-cell table:formula="of:= ([times_1000000.C327] - [times_1000000.B327]) / 1000000" office:value-type="float" office:value="0.923136" calcext:value-type="float">
            <text:p>0.923136</text:p>
          </table:table-cell>
        </table:table-row>
        <table:table-row table:style-name="ro1">
          <table:table-cell table:formula="of:= [times_10000.A328]" office:value-type="float" office:value="327" calcext:value-type="float">
            <text:p>327</text:p>
          </table:table-cell>
          <table:table-cell table:formula="of:= ([times_10000.C328] - [times_10000.B328]) / 1000000" office:value-type="float" office:value="33.044224" calcext:value-type="float">
            <text:p>33.044224</text:p>
          </table:table-cell>
          <table:table-cell table:formula="of:= ([times_100000.C328] - [times_100000.B328]) / 1000000" office:value-type="float" office:value="0.952064" calcext:value-type="float">
            <text:p>0.952064</text:p>
          </table:table-cell>
          <table:table-cell table:formula="of:= ([times_1000000.C328] - [times_1000000.B328]) / 1000000" office:value-type="float" office:value="0.83712" calcext:value-type="float">
            <text:p>0.83712</text:p>
          </table:table-cell>
        </table:table-row>
        <table:table-row table:style-name="ro1">
          <table:table-cell table:formula="of:= [times_10000.A329]" office:value-type="float" office:value="328" calcext:value-type="float">
            <text:p>328</text:p>
          </table:table-cell>
          <table:table-cell table:formula="of:= ([times_10000.C329] - [times_10000.B329]) / 1000000" office:value-type="float" office:value="32.74496" calcext:value-type="float">
            <text:p>32.74496</text:p>
          </table:table-cell>
          <table:table-cell table:formula="of:= ([times_100000.C329] - [times_100000.B329]) / 1000000" office:value-type="float" office:value="0.99328" calcext:value-type="float">
            <text:p>0.99328</text:p>
          </table:table-cell>
          <table:table-cell table:formula="of:= ([times_1000000.C329] - [times_1000000.B329]) / 1000000" office:value-type="float" office:value="0.894208" calcext:value-type="float">
            <text:p>0.894208</text:p>
          </table:table-cell>
        </table:table-row>
        <table:table-row table:style-name="ro1">
          <table:table-cell table:formula="of:= [times_10000.A330]" office:value-type="float" office:value="329" calcext:value-type="float">
            <text:p>329</text:p>
          </table:table-cell>
          <table:table-cell table:formula="of:= ([times_10000.C330] - [times_10000.B330]) / 1000000" office:value-type="float" office:value="32.408832" calcext:value-type="float">
            <text:p>32.408832</text:p>
          </table:table-cell>
          <table:table-cell table:formula="of:= ([times_100000.C330] - [times_100000.B330]) / 1000000" office:value-type="float" office:value="1.00992" calcext:value-type="float">
            <text:p>1.00992</text:p>
          </table:table-cell>
          <table:table-cell table:formula="of:= ([times_1000000.C330] - [times_1000000.B330]) / 1000000" office:value-type="float" office:value="1.245184" calcext:value-type="float">
            <text:p>1.245184</text:p>
          </table:table-cell>
        </table:table-row>
        <table:table-row table:style-name="ro1">
          <table:table-cell table:formula="of:= [times_10000.A331]" office:value-type="float" office:value="330" calcext:value-type="float">
            <text:p>330</text:p>
          </table:table-cell>
          <table:table-cell table:formula="of:= ([times_10000.C331] - [times_10000.B331]) / 1000000" office:value-type="float" office:value="32.110848" calcext:value-type="float">
            <text:p>32.110848</text:p>
          </table:table-cell>
          <table:table-cell table:formula="of:= ([times_100000.C331] - [times_100000.B331]) / 1000000" office:value-type="float" office:value="0.943104" calcext:value-type="float">
            <text:p>0.943104</text:p>
          </table:table-cell>
          <table:table-cell table:formula="of:= ([times_1000000.C331] - [times_1000000.B331]) / 1000000" office:value-type="float" office:value="1.167104" calcext:value-type="float">
            <text:p>1.167104</text:p>
          </table:table-cell>
        </table:table-row>
        <table:table-row table:style-name="ro1">
          <table:table-cell table:formula="of:= [times_10000.A332]" office:value-type="float" office:value="331" calcext:value-type="float">
            <text:p>331</text:p>
          </table:table-cell>
          <table:table-cell table:formula="of:= ([times_10000.C332] - [times_10000.B332]) / 1000000" office:value-type="float" office:value="31.798016" calcext:value-type="float">
            <text:p>31.798016</text:p>
          </table:table-cell>
          <table:table-cell table:formula="of:= ([times_100000.C332] - [times_100000.B332]) / 1000000" office:value-type="float" office:value="1.017088" calcext:value-type="float">
            <text:p>1.017088</text:p>
          </table:table-cell>
          <table:table-cell table:formula="of:= ([times_1000000.C332] - [times_1000000.B332]) / 1000000" office:value-type="float" office:value="1.273856" calcext:value-type="float">
            <text:p>1.273856</text:p>
          </table:table-cell>
        </table:table-row>
        <table:table-row table:style-name="ro1">
          <table:table-cell table:formula="of:= [times_10000.A333]" office:value-type="float" office:value="332" calcext:value-type="float">
            <text:p>332</text:p>
          </table:table-cell>
          <table:table-cell table:formula="of:= ([times_10000.C333] - [times_10000.B333]) / 1000000" office:value-type="float" office:value="31.222016" calcext:value-type="float">
            <text:p>31.222016</text:p>
          </table:table-cell>
          <table:table-cell table:formula="of:= ([times_100000.C333] - [times_100000.B333]) / 1000000" office:value-type="float" office:value="0.999936" calcext:value-type="float">
            <text:p>0.999936</text:p>
          </table:table-cell>
          <table:table-cell table:formula="of:= ([times_1000000.C333] - [times_1000000.B333]) / 1000000" office:value-type="float" office:value="1.18912" calcext:value-type="float">
            <text:p>1.18912</text:p>
          </table:table-cell>
        </table:table-row>
        <table:table-row table:style-name="ro1">
          <table:table-cell table:formula="of:= [times_10000.A334]" office:value-type="float" office:value="333" calcext:value-type="float">
            <text:p>333</text:p>
          </table:table-cell>
          <table:table-cell table:formula="of:= ([times_10000.C334] - [times_10000.B334]) / 1000000" office:value-type="float" office:value="30.873856" calcext:value-type="float">
            <text:p>30.873856</text:p>
          </table:table-cell>
          <table:table-cell table:formula="of:= ([times_100000.C334] - [times_100000.B334]) / 1000000" office:value-type="float" office:value="0.94208" calcext:value-type="float">
            <text:p>0.94208</text:p>
          </table:table-cell>
          <table:table-cell table:formula="of:= ([times_1000000.C334] - [times_1000000.B334]) / 1000000" office:value-type="float" office:value="0.93184" calcext:value-type="float">
            <text:p>0.93184</text:p>
          </table:table-cell>
        </table:table-row>
        <table:table-row table:style-name="ro1">
          <table:table-cell table:formula="of:= [times_10000.A335]" office:value-type="float" office:value="334" calcext:value-type="float">
            <text:p>334</text:p>
          </table:table-cell>
          <table:table-cell table:formula="of:= ([times_10000.C335] - [times_10000.B335]) / 1000000" office:value-type="float" office:value="30.5792" calcext:value-type="float">
            <text:p>30.5792</text:p>
          </table:table-cell>
          <table:table-cell table:formula="of:= ([times_100000.C335] - [times_100000.B335]) / 1000000" office:value-type="float" office:value="0.973568" calcext:value-type="float">
            <text:p>0.973568</text:p>
          </table:table-cell>
          <table:table-cell table:formula="of:= ([times_1000000.C335] - [times_1000000.B335]) / 1000000" office:value-type="float" office:value="1.16224" calcext:value-type="float">
            <text:p>1.16224</text:p>
          </table:table-cell>
        </table:table-row>
        <table:table-row table:style-name="ro1">
          <table:table-cell table:formula="of:= [times_10000.A336]" office:value-type="float" office:value="335" calcext:value-type="float">
            <text:p>335</text:p>
          </table:table-cell>
          <table:table-cell table:formula="of:= ([times_10000.C336] - [times_10000.B336]) / 1000000" office:value-type="float" office:value="30.288896" calcext:value-type="float">
            <text:p>30.288896</text:p>
          </table:table-cell>
          <table:table-cell table:formula="of:= ([times_100000.C336] - [times_100000.B336]) / 1000000" office:value-type="float" office:value="1.003008" calcext:value-type="float">
            <text:p>1.003008</text:p>
          </table:table-cell>
          <table:table-cell table:formula="of:= ([times_1000000.C336] - [times_1000000.B336]) / 1000000" office:value-type="float" office:value="1.125376" calcext:value-type="float">
            <text:p>1.125376</text:p>
          </table:table-cell>
        </table:table-row>
        <table:table-row table:style-name="ro1">
          <table:table-cell table:formula="of:= [times_10000.A337]" office:value-type="float" office:value="336" calcext:value-type="float">
            <text:p>336</text:p>
          </table:table-cell>
          <table:table-cell table:formula="of:= ([times_10000.C337] - [times_10000.B337]) / 1000000" office:value-type="float" office:value="29.963776" calcext:value-type="float">
            <text:p>29.963776</text:p>
          </table:table-cell>
          <table:table-cell table:formula="of:= ([times_100000.C337] - [times_100000.B337]) / 1000000" office:value-type="float" office:value="1.037056" calcext:value-type="float">
            <text:p>1.037056</text:p>
          </table:table-cell>
          <table:table-cell table:formula="of:= ([times_1000000.C337] - [times_1000000.B337]) / 1000000" office:value-type="float" office:value="1.09696" calcext:value-type="float">
            <text:p>1.09696</text:p>
          </table:table-cell>
        </table:table-row>
        <table:table-row table:style-name="ro1">
          <table:table-cell table:formula="of:= [times_10000.A338]" office:value-type="float" office:value="337" calcext:value-type="float">
            <text:p>337</text:p>
          </table:table-cell>
          <table:table-cell table:formula="of:= ([times_10000.C338] - [times_10000.B338]) / 1000000" office:value-type="float" office:value="29.902848" calcext:value-type="float">
            <text:p>29.902848</text:p>
          </table:table-cell>
          <table:table-cell table:formula="of:= ([times_100000.C338] - [times_100000.B338]) / 1000000" office:value-type="float" office:value="1.010688" calcext:value-type="float">
            <text:p>1.010688</text:p>
          </table:table-cell>
          <table:table-cell table:formula="of:= ([times_1000000.C338] - [times_1000000.B338]) / 1000000" office:value-type="float" office:value="1.095936" calcext:value-type="float">
            <text:p>1.095936</text:p>
          </table:table-cell>
        </table:table-row>
        <table:table-row table:style-name="ro1">
          <table:table-cell table:formula="of:= [times_10000.A339]" office:value-type="float" office:value="338" calcext:value-type="float">
            <text:p>338</text:p>
          </table:table-cell>
          <table:table-cell table:formula="of:= ([times_10000.C339] - [times_10000.B339]) / 1000000" office:value-type="float" office:value="29.566976" calcext:value-type="float">
            <text:p>29.566976</text:p>
          </table:table-cell>
          <table:table-cell table:formula="of:= ([times_100000.C339] - [times_100000.B339]) / 1000000" office:value-type="float" office:value="0.843008" calcext:value-type="float">
            <text:p>0.843008</text:p>
          </table:table-cell>
          <table:table-cell table:formula="of:= ([times_1000000.C339] - [times_1000000.B339]) / 1000000" office:value-type="float" office:value="1.006592" calcext:value-type="float">
            <text:p>1.006592</text:p>
          </table:table-cell>
        </table:table-row>
        <table:table-row table:style-name="ro1">
          <table:table-cell table:formula="of:= [times_10000.A340]" office:value-type="float" office:value="339" calcext:value-type="float">
            <text:p>339</text:p>
          </table:table-cell>
          <table:table-cell table:formula="of:= ([times_10000.C340] - [times_10000.B340]) / 1000000" office:value-type="float" office:value="30.525184" calcext:value-type="float">
            <text:p>30.525184</text:p>
          </table:table-cell>
          <table:table-cell table:formula="of:= ([times_100000.C340] - [times_100000.B340]) / 1000000" office:value-type="float" office:value="0.958976" calcext:value-type="float">
            <text:p>0.958976</text:p>
          </table:table-cell>
          <table:table-cell table:formula="of:= ([times_1000000.C340] - [times_1000000.B340]) / 1000000" office:value-type="float" office:value="1.158144" calcext:value-type="float">
            <text:p>1.158144</text:p>
          </table:table-cell>
        </table:table-row>
        <table:table-row table:style-name="ro1">
          <table:table-cell table:formula="of:= [times_10000.A341]" office:value-type="float" office:value="340" calcext:value-type="float">
            <text:p>340</text:p>
          </table:table-cell>
          <table:table-cell table:formula="of:= ([times_10000.C341] - [times_10000.B341]) / 1000000" office:value-type="float" office:value="30.233088" calcext:value-type="float">
            <text:p>30.233088</text:p>
          </table:table-cell>
          <table:table-cell table:formula="of:= ([times_100000.C341] - [times_100000.B341]) / 1000000" office:value-type="float" office:value="1.085184" calcext:value-type="float">
            <text:p>1.085184</text:p>
          </table:table-cell>
          <table:table-cell table:formula="of:= ([times_1000000.C341] - [times_1000000.B341]) / 1000000" office:value-type="float" office:value="1.13408" calcext:value-type="float">
            <text:p>1.13408</text:p>
          </table:table-cell>
        </table:table-row>
        <table:table-row table:style-name="ro1">
          <table:table-cell table:formula="of:= [times_10000.A342]" office:value-type="float" office:value="341" calcext:value-type="float">
            <text:p>341</text:p>
          </table:table-cell>
          <table:table-cell table:formula="of:= ([times_10000.C342] - [times_10000.B342]) / 1000000" office:value-type="float" office:value="29.926144" calcext:value-type="float">
            <text:p>29.926144</text:p>
          </table:table-cell>
          <table:table-cell table:formula="of:= ([times_100000.C342] - [times_100000.B342]) / 1000000" office:value-type="float" office:value="1.125376" calcext:value-type="float">
            <text:p>1.125376</text:p>
          </table:table-cell>
          <table:table-cell table:formula="of:= ([times_1000000.C342] - [times_1000000.B342]) / 1000000" office:value-type="float" office:value="1.026816" calcext:value-type="float">
            <text:p>1.026816</text:p>
          </table:table-cell>
        </table:table-row>
        <table:table-row table:style-name="ro1">
          <table:table-cell table:formula="of:= [times_10000.A343]" office:value-type="float" office:value="342" calcext:value-type="float">
            <text:p>342</text:p>
          </table:table-cell>
          <table:table-cell table:formula="of:= ([times_10000.C343] - [times_10000.B343]) / 1000000" office:value-type="float" office:value="29.44" calcext:value-type="float">
            <text:p>29.44</text:p>
          </table:table-cell>
          <table:table-cell table:formula="of:= ([times_100000.C343] - [times_100000.B343]) / 1000000" office:value-type="float" office:value="1.085184" calcext:value-type="float">
            <text:p>1.085184</text:p>
          </table:table-cell>
          <table:table-cell table:formula="of:= ([times_1000000.C343] - [times_1000000.B343]) / 1000000" office:value-type="float" office:value="1.222144" calcext:value-type="float">
            <text:p>1.222144</text:p>
          </table:table-cell>
        </table:table-row>
        <table:table-row table:style-name="ro1">
          <table:table-cell table:formula="of:= [times_10000.A344]" office:value-type="float" office:value="343" calcext:value-type="float">
            <text:p>343</text:p>
          </table:table-cell>
          <table:table-cell table:formula="of:= ([times_10000.C344] - [times_10000.B344]) / 1000000" office:value-type="float" office:value="29.102848" calcext:value-type="float">
            <text:p>29.102848</text:p>
          </table:table-cell>
          <table:table-cell table:formula="of:= ([times_100000.C344] - [times_100000.B344]) / 1000000" office:value-type="float" office:value="1.095936" calcext:value-type="float">
            <text:p>1.095936</text:p>
          </table:table-cell>
          <table:table-cell table:formula="of:= ([times_1000000.C344] - [times_1000000.B344]) / 1000000" office:value-type="float" office:value="1.165824" calcext:value-type="float">
            <text:p>1.165824</text:p>
          </table:table-cell>
        </table:table-row>
        <table:table-row table:style-name="ro1">
          <table:table-cell table:formula="of:= [times_10000.A345]" office:value-type="float" office:value="344" calcext:value-type="float">
            <text:p>344</text:p>
          </table:table-cell>
          <table:table-cell table:formula="of:= ([times_10000.C345] - [times_10000.B345]) / 1000000" office:value-type="float" office:value="28.62336" calcext:value-type="float">
            <text:p>28.62336</text:p>
          </table:table-cell>
          <table:table-cell table:formula="of:= ([times_100000.C345] - [times_100000.B345]) / 1000000" office:value-type="float" office:value="1.163776" calcext:value-type="float">
            <text:p>1.163776</text:p>
          </table:table-cell>
          <table:table-cell table:formula="of:= ([times_1000000.C345] - [times_1000000.B345]) / 1000000" office:value-type="float" office:value="1.039104" calcext:value-type="float">
            <text:p>1.039104</text:p>
          </table:table-cell>
        </table:table-row>
        <table:table-row table:style-name="ro1">
          <table:table-cell table:formula="of:= [times_10000.A346]" office:value-type="float" office:value="345" calcext:value-type="float">
            <text:p>345</text:p>
          </table:table-cell>
          <table:table-cell table:formula="of:= ([times_10000.C346] - [times_10000.B346]) / 1000000" office:value-type="float" office:value="30.917888" calcext:value-type="float">
            <text:p>30.917888</text:p>
          </table:table-cell>
          <table:table-cell table:formula="of:= ([times_100000.C346] - [times_100000.B346]) / 1000000" office:value-type="float" office:value="1.06112" calcext:value-type="float">
            <text:p>1.06112</text:p>
          </table:table-cell>
          <table:table-cell table:formula="of:= ([times_1000000.C346] - [times_1000000.B346]) / 1000000" office:value-type="float" office:value="1.152512" calcext:value-type="float">
            <text:p>1.152512</text:p>
          </table:table-cell>
        </table:table-row>
        <table:table-row table:style-name="ro1">
          <table:table-cell table:formula="of:= [times_10000.A347]" office:value-type="float" office:value="346" calcext:value-type="float">
            <text:p>346</text:p>
          </table:table-cell>
          <table:table-cell table:formula="of:= ([times_10000.C347] - [times_10000.B347]) / 1000000" office:value-type="float" office:value="30.637568" calcext:value-type="float">
            <text:p>30.637568</text:p>
          </table:table-cell>
          <table:table-cell table:formula="of:= ([times_100000.C347] - [times_100000.B347]) / 1000000" office:value-type="float" office:value="1.052672" calcext:value-type="float">
            <text:p>1.052672</text:p>
          </table:table-cell>
          <table:table-cell table:formula="of:= ([times_1000000.C347] - [times_1000000.B347]) / 1000000" office:value-type="float" office:value="1.15328" calcext:value-type="float">
            <text:p>1.15328</text:p>
          </table:table-cell>
        </table:table-row>
        <table:table-row table:style-name="ro1">
          <table:table-cell table:formula="of:= [times_10000.A348]" office:value-type="float" office:value="347" calcext:value-type="float">
            <text:p>347</text:p>
          </table:table-cell>
          <table:table-cell table:formula="of:= ([times_10000.C348] - [times_10000.B348]) / 1000000" office:value-type="float" office:value="30.225152" calcext:value-type="float">
            <text:p>30.225152</text:p>
          </table:table-cell>
          <table:table-cell table:formula="of:= ([times_100000.C348] - [times_100000.B348]) / 1000000" office:value-type="float" office:value="0.996864" calcext:value-type="float">
            <text:p>0.996864</text:p>
          </table:table-cell>
          <table:table-cell table:formula="of:= ([times_1000000.C348] - [times_1000000.B348]) / 1000000" office:value-type="float" office:value="1.003776" calcext:value-type="float">
            <text:p>1.003776</text:p>
          </table:table-cell>
        </table:table-row>
        <table:table-row table:style-name="ro1">
          <table:table-cell table:formula="of:= [times_10000.A349]" office:value-type="float" office:value="348" calcext:value-type="float">
            <text:p>348</text:p>
          </table:table-cell>
          <table:table-cell table:formula="of:= ([times_10000.C349] - [times_10000.B349]) / 1000000" office:value-type="float" office:value="29.926144" calcext:value-type="float">
            <text:p>29.926144</text:p>
          </table:table-cell>
          <table:table-cell table:formula="of:= ([times_100000.C349] - [times_100000.B349]) / 1000000" office:value-type="float" office:value="0.980224" calcext:value-type="float">
            <text:p>0.980224</text:p>
          </table:table-cell>
          <table:table-cell table:formula="of:= ([times_1000000.C349] - [times_1000000.B349]) / 1000000" office:value-type="float" office:value="1.180928" calcext:value-type="float">
            <text:p>1.180928</text:p>
          </table:table-cell>
        </table:table-row>
        <table:table-row table:style-name="ro1">
          <table:table-cell table:formula="of:= [times_10000.A350]" office:value-type="float" office:value="349" calcext:value-type="float">
            <text:p>349</text:p>
          </table:table-cell>
          <table:table-cell table:formula="of:= ([times_10000.C350] - [times_10000.B350]) / 1000000" office:value-type="float" office:value="29.63712" calcext:value-type="float">
            <text:p>29.63712</text:p>
          </table:table-cell>
          <table:table-cell table:formula="of:= ([times_100000.C350] - [times_100000.B350]) / 1000000" office:value-type="float" office:value="1.122048" calcext:value-type="float">
            <text:p>1.122048</text:p>
          </table:table-cell>
          <table:table-cell table:formula="of:= ([times_1000000.C350] - [times_1000000.B350]) / 1000000" office:value-type="float" office:value="1.14688" calcext:value-type="float">
            <text:p>1.14688</text:p>
          </table:table-cell>
        </table:table-row>
        <table:table-row table:style-name="ro1">
          <table:table-cell table:formula="of:= [times_10000.A351]" office:value-type="float" office:value="350" calcext:value-type="float">
            <text:p>350</text:p>
          </table:table-cell>
          <table:table-cell table:formula="of:= ([times_10000.C351] - [times_10000.B351]) / 1000000" office:value-type="float" office:value="29.312768" calcext:value-type="float">
            <text:p>29.312768</text:p>
          </table:table-cell>
          <table:table-cell table:formula="of:= ([times_100000.C351] - [times_100000.B351]) / 1000000" office:value-type="float" office:value="1.159936" calcext:value-type="float">
            <text:p>1.159936</text:p>
          </table:table-cell>
          <table:table-cell table:formula="of:= ([times_1000000.C351] - [times_1000000.B351]) / 1000000" office:value-type="float" office:value="1.07392" calcext:value-type="float">
            <text:p>1.07392</text:p>
          </table:table-cell>
        </table:table-row>
        <table:table-row table:style-name="ro1">
          <table:table-cell table:formula="of:= [times_10000.A352]" office:value-type="float" office:value="351" calcext:value-type="float">
            <text:p>351</text:p>
          </table:table-cell>
          <table:table-cell table:formula="of:= ([times_10000.C352] - [times_10000.B352]) / 1000000" office:value-type="float" office:value="28.886272" calcext:value-type="float">
            <text:p>28.886272</text:p>
          </table:table-cell>
          <table:table-cell table:formula="of:= ([times_100000.C352] - [times_100000.B352]) / 1000000" office:value-type="float" office:value="1.07776" calcext:value-type="float">
            <text:p>1.07776</text:p>
          </table:table-cell>
          <table:table-cell table:formula="of:= ([times_1000000.C352] - [times_1000000.B352]) / 1000000" office:value-type="float" office:value="1.093888" calcext:value-type="float">
            <text:p>1.093888</text:p>
          </table:table-cell>
        </table:table-row>
        <table:table-row table:style-name="ro1">
          <table:table-cell table:formula="of:= [times_10000.A353]" office:value-type="float" office:value="352" calcext:value-type="float">
            <text:p>352</text:p>
          </table:table-cell>
          <table:table-cell table:formula="of:= ([times_10000.C353] - [times_10000.B353]) / 1000000" office:value-type="float" office:value="28.504064" calcext:value-type="float">
            <text:p>28.504064</text:p>
          </table:table-cell>
          <table:table-cell table:formula="of:= ([times_100000.C353] - [times_100000.B353]) / 1000000" office:value-type="float" office:value="1.076736" calcext:value-type="float">
            <text:p>1.076736</text:p>
          </table:table-cell>
          <table:table-cell table:formula="of:= ([times_1000000.C353] - [times_1000000.B353]) / 1000000" office:value-type="float" office:value="1.069056" calcext:value-type="float">
            <text:p>1.069056</text:p>
          </table:table-cell>
        </table:table-row>
        <table:table-row table:style-name="ro1">
          <table:table-cell table:formula="of:= [times_10000.A354]" office:value-type="float" office:value="353" calcext:value-type="float">
            <text:p>353</text:p>
          </table:table-cell>
          <table:table-cell table:formula="of:= ([times_10000.C354] - [times_10000.B354]) / 1000000" office:value-type="float" office:value="28.18176" calcext:value-type="float">
            <text:p>28.18176</text:p>
          </table:table-cell>
          <table:table-cell table:formula="of:= ([times_100000.C354] - [times_100000.B354]) / 1000000" office:value-type="float" office:value="1.124864" calcext:value-type="float">
            <text:p>1.124864</text:p>
          </table:table-cell>
          <table:table-cell table:formula="of:= ([times_1000000.C354] - [times_1000000.B354]) / 1000000" office:value-type="float" office:value="1.130752" calcext:value-type="float">
            <text:p>1.130752</text:p>
          </table:table-cell>
        </table:table-row>
        <table:table-row table:style-name="ro1">
          <table:table-cell table:formula="of:= [times_10000.A355]" office:value-type="float" office:value="354" calcext:value-type="float">
            <text:p>354</text:p>
          </table:table-cell>
          <table:table-cell table:formula="of:= ([times_10000.C355] - [times_10000.B355]) / 1000000" office:value-type="float" office:value="27.716096" calcext:value-type="float">
            <text:p>27.716096</text:p>
          </table:table-cell>
          <table:table-cell table:formula="of:= ([times_100000.C355] - [times_100000.B355]) / 1000000" office:value-type="float" office:value="1.209856" calcext:value-type="float">
            <text:p>1.209856</text:p>
          </table:table-cell>
          <table:table-cell table:formula="of:= ([times_1000000.C355] - [times_1000000.B355]) / 1000000" office:value-type="float" office:value="1.14688" calcext:value-type="float">
            <text:p>1.14688</text:p>
          </table:table-cell>
        </table:table-row>
        <table:table-row table:style-name="ro1">
          <table:table-cell table:formula="of:= [times_10000.A356]" office:value-type="float" office:value="355" calcext:value-type="float">
            <text:p>355</text:p>
          </table:table-cell>
          <table:table-cell table:formula="of:= ([times_10000.C356] - [times_10000.B356]) / 1000000" office:value-type="float" office:value="27.418112" calcext:value-type="float">
            <text:p>27.418112</text:p>
          </table:table-cell>
          <table:table-cell table:formula="of:= ([times_100000.C356] - [times_100000.B356]) / 1000000" office:value-type="float" office:value="1.170944" calcext:value-type="float">
            <text:p>1.170944</text:p>
          </table:table-cell>
          <table:table-cell table:formula="of:= ([times_1000000.C356] - [times_1000000.B356]) / 1000000" office:value-type="float" office:value="1.085696" calcext:value-type="float">
            <text:p>1.085696</text:p>
          </table:table-cell>
        </table:table-row>
        <table:table-row table:style-name="ro1">
          <table:table-cell table:formula="of:= [times_10000.A357]" office:value-type="float" office:value="356" calcext:value-type="float">
            <text:p>356</text:p>
          </table:table-cell>
          <table:table-cell table:formula="of:= ([times_10000.C357] - [times_10000.B357]) / 1000000" office:value-type="float" office:value="27.09376" calcext:value-type="float">
            <text:p>27.09376</text:p>
          </table:table-cell>
          <table:table-cell table:formula="of:= ([times_100000.C357] - [times_100000.B357]) / 1000000" office:value-type="float" office:value="1.043968" calcext:value-type="float">
            <text:p>1.043968</text:p>
          </table:table-cell>
          <table:table-cell table:formula="of:= ([times_1000000.C357] - [times_1000000.B357]) / 1000000" office:value-type="float" office:value="1.192704" calcext:value-type="float">
            <text:p>1.192704</text:p>
          </table:table-cell>
        </table:table-row>
        <table:table-row table:style-name="ro1">
          <table:table-cell table:formula="of:= [times_10000.A358]" office:value-type="float" office:value="357" calcext:value-type="float">
            <text:p>357</text:p>
          </table:table-cell>
          <table:table-cell table:formula="of:= ([times_10000.C358] - [times_10000.B358]) / 1000000" office:value-type="float" office:value="26.676992" calcext:value-type="float">
            <text:p>26.676992</text:p>
          </table:table-cell>
          <table:table-cell table:formula="of:= ([times_100000.C358] - [times_100000.B358]) / 1000000" office:value-type="float" office:value="1.020416" calcext:value-type="float">
            <text:p>1.020416</text:p>
          </table:table-cell>
          <table:table-cell table:formula="of:= ([times_1000000.C358] - [times_1000000.B358]) / 1000000" office:value-type="float" office:value="1.080576" calcext:value-type="float">
            <text:p>1.080576</text:p>
          </table:table-cell>
        </table:table-row>
        <table:table-row table:style-name="ro1">
          <table:table-cell table:formula="of:= [times_10000.A359]" office:value-type="float" office:value="358" calcext:value-type="float">
            <text:p>358</text:p>
          </table:table-cell>
          <table:table-cell table:formula="of:= ([times_10000.C359] - [times_10000.B359]) / 1000000" office:value-type="float" office:value="26.38208" calcext:value-type="float">
            <text:p>26.38208</text:p>
          </table:table-cell>
          <table:table-cell table:formula="of:= ([times_100000.C359] - [times_100000.B359]) / 1000000" office:value-type="float" office:value="1.039104" calcext:value-type="float">
            <text:p>1.039104</text:p>
          </table:table-cell>
          <table:table-cell table:formula="of:= ([times_1000000.C359] - [times_1000000.B359]) / 1000000" office:value-type="float" office:value="1.136128" calcext:value-type="float">
            <text:p>1.136128</text:p>
          </table:table-cell>
        </table:table-row>
        <table:table-row table:style-name="ro1">
          <table:table-cell table:formula="of:= [times_10000.A360]" office:value-type="float" office:value="359" calcext:value-type="float">
            <text:p>359</text:p>
          </table:table-cell>
          <table:table-cell table:formula="of:= ([times_10000.C360] - [times_10000.B360]) / 1000000" office:value-type="float" office:value="26.061568" calcext:value-type="float">
            <text:p>26.061568</text:p>
          </table:table-cell>
          <table:table-cell table:formula="of:= ([times_100000.C360] - [times_100000.B360]) / 1000000" office:value-type="float" office:value="1.006848" calcext:value-type="float">
            <text:p>1.006848</text:p>
          </table:table-cell>
          <table:table-cell table:formula="of:= ([times_1000000.C360] - [times_1000000.B360]) / 1000000" office:value-type="float" office:value="1.15712" calcext:value-type="float">
            <text:p>1.15712</text:p>
          </table:table-cell>
        </table:table-row>
        <table:table-row table:style-name="ro1">
          <table:table-cell table:formula="of:= [times_10000.A361]" office:value-type="float" office:value="360" calcext:value-type="float">
            <text:p>360</text:p>
          </table:table-cell>
          <table:table-cell table:formula="of:= ([times_10000.C361] - [times_10000.B361]) / 1000000" office:value-type="float" office:value="25.737216" calcext:value-type="float">
            <text:p>25.737216</text:p>
          </table:table-cell>
          <table:table-cell table:formula="of:= ([times_100000.C361] - [times_100000.B361]) / 1000000" office:value-type="float" office:value="0.845824" calcext:value-type="float">
            <text:p>0.845824</text:p>
          </table:table-cell>
          <table:table-cell table:formula="of:= ([times_1000000.C361] - [times_1000000.B361]) / 1000000" office:value-type="float" office:value="1.017856" calcext:value-type="float">
            <text:p>1.017856</text:p>
          </table:table-cell>
        </table:table-row>
        <table:table-row table:style-name="ro1">
          <table:table-cell table:formula="of:= [times_10000.A362]" office:value-type="float" office:value="361" calcext:value-type="float">
            <text:p>361</text:p>
          </table:table-cell>
          <table:table-cell table:formula="of:= ([times_10000.C362] - [times_10000.B362]) / 1000000" office:value-type="float" office:value="25.443072" calcext:value-type="float">
            <text:p>25.443072</text:p>
          </table:table-cell>
          <table:table-cell table:formula="of:= ([times_100000.C362] - [times_100000.B362]) / 1000000" office:value-type="float" office:value="0.97024" calcext:value-type="float">
            <text:p>0.97024</text:p>
          </table:table-cell>
          <table:table-cell table:formula="of:= ([times_1000000.C362] - [times_1000000.B362]) / 1000000" office:value-type="float" office:value="1.181952" calcext:value-type="float">
            <text:p>1.181952</text:p>
          </table:table-cell>
        </table:table-row>
        <table:table-row table:style-name="ro1">
          <table:table-cell table:formula="of:= [times_10000.A363]" office:value-type="float" office:value="362" calcext:value-type="float">
            <text:p>362</text:p>
          </table:table-cell>
          <table:table-cell table:formula="of:= ([times_10000.C363] - [times_10000.B363]) / 1000000" office:value-type="float" office:value="25.119744" calcext:value-type="float">
            <text:p>25.119744</text:p>
          </table:table-cell>
          <table:table-cell table:formula="of:= ([times_100000.C363] - [times_100000.B363]) / 1000000" office:value-type="float" office:value="0.94208" calcext:value-type="float">
            <text:p>0.94208</text:p>
          </table:table-cell>
          <table:table-cell table:formula="of:= ([times_1000000.C363] - [times_1000000.B363]) / 1000000" office:value-type="float" office:value="0.965632" calcext:value-type="float">
            <text:p>0.965632</text:p>
          </table:table-cell>
        </table:table-row>
        <table:table-row table:style-name="ro1">
          <table:table-cell table:formula="of:= [times_10000.A364]" office:value-type="float" office:value="363" calcext:value-type="float">
            <text:p>363</text:p>
          </table:table-cell>
          <table:table-cell table:formula="of:= ([times_10000.C364] - [times_10000.B364]) / 1000000" office:value-type="float" office:value="24.79488" calcext:value-type="float">
            <text:p>24.79488</text:p>
          </table:table-cell>
          <table:table-cell table:formula="of:= ([times_100000.C364] - [times_100000.B364]) / 1000000" office:value-type="float" office:value="1.006336" calcext:value-type="float">
            <text:p>1.006336</text:p>
          </table:table-cell>
          <table:table-cell table:formula="of:= ([times_1000000.C364] - [times_1000000.B364]) / 1000000" office:value-type="float" office:value="1.0816" calcext:value-type="float">
            <text:p>1.0816</text:p>
          </table:table-cell>
        </table:table-row>
        <table:table-row table:style-name="ro1">
          <table:table-cell table:formula="of:= [times_10000.A365]" office:value-type="float" office:value="364" calcext:value-type="float">
            <text:p>364</text:p>
          </table:table-cell>
          <table:table-cell table:formula="of:= ([times_10000.C365] - [times_10000.B365]) / 1000000" office:value-type="float" office:value="24.50304" calcext:value-type="float">
            <text:p>24.50304</text:p>
          </table:table-cell>
          <table:table-cell table:formula="of:= ([times_100000.C365] - [times_100000.B365]) / 1000000" office:value-type="float" office:value="0.8192" calcext:value-type="float">
            <text:p>0.8192</text:p>
          </table:table-cell>
          <table:table-cell table:formula="of:= ([times_1000000.C365] - [times_1000000.B365]) / 1000000" office:value-type="float" office:value="1.184768" calcext:value-type="float">
            <text:p>1.184768</text:p>
          </table:table-cell>
        </table:table-row>
        <table:table-row table:style-name="ro1">
          <table:table-cell table:formula="of:= [times_10000.A366]" office:value-type="float" office:value="365" calcext:value-type="float">
            <text:p>365</text:p>
          </table:table-cell>
          <table:table-cell table:formula="of:= ([times_10000.C366] - [times_10000.B366]) / 1000000" office:value-type="float" office:value="24.212736" calcext:value-type="float">
            <text:p>24.212736</text:p>
          </table:table-cell>
          <table:table-cell table:formula="of:= ([times_100000.C366] - [times_100000.B366]) / 1000000" office:value-type="float" office:value="0.956672" calcext:value-type="float">
            <text:p>0.956672</text:p>
          </table:table-cell>
          <table:table-cell table:formula="of:= ([times_1000000.C366] - [times_1000000.B366]) / 1000000" office:value-type="float" office:value="1.148672" calcext:value-type="float">
            <text:p>1.148672</text:p>
          </table:table-cell>
        </table:table-row>
        <table:table-row table:style-name="ro1">
          <table:table-cell table:formula="of:= [times_10000.A367]" office:value-type="float" office:value="366" calcext:value-type="float">
            <text:p>366</text:p>
          </table:table-cell>
          <table:table-cell table:formula="of:= ([times_10000.C367] - [times_10000.B367]) / 1000000" office:value-type="float" office:value="23.922688" calcext:value-type="float">
            <text:p>23.922688</text:p>
          </table:table-cell>
          <table:table-cell table:formula="of:= ([times_100000.C367] - [times_100000.B367]) / 1000000" office:value-type="float" office:value="0.98048" calcext:value-type="float">
            <text:p>0.98048</text:p>
          </table:table-cell>
          <table:table-cell table:formula="of:= ([times_1000000.C367] - [times_1000000.B367]) / 1000000" office:value-type="float" office:value="1.020416" calcext:value-type="float">
            <text:p>1.020416</text:p>
          </table:table-cell>
        </table:table-row>
        <table:table-row table:style-name="ro1">
          <table:table-cell table:formula="of:= [times_10000.A368]" office:value-type="float" office:value="367" calcext:value-type="float">
            <text:p>367</text:p>
          </table:table-cell>
          <table:table-cell table:formula="of:= ([times_10000.C368] - [times_10000.B368]) / 1000000" office:value-type="float" office:value="23.588096" calcext:value-type="float">
            <text:p>23.588096</text:p>
          </table:table-cell>
          <table:table-cell table:formula="of:= ([times_100000.C368] - [times_100000.B368]) / 1000000" office:value-type="float" office:value="1.01888" calcext:value-type="float">
            <text:p>1.01888</text:p>
          </table:table-cell>
          <table:table-cell table:formula="of:= ([times_1000000.C368] - [times_1000000.B368]) / 1000000" office:value-type="float" office:value="1.12512" calcext:value-type="float">
            <text:p>1.12512</text:p>
          </table:table-cell>
        </table:table-row>
        <table:table-row table:style-name="ro1">
          <table:table-cell table:formula="of:= [times_10000.A369]" office:value-type="float" office:value="368" calcext:value-type="float">
            <text:p>368</text:p>
          </table:table-cell>
          <table:table-cell table:formula="of:= ([times_10000.C369] - [times_10000.B369]) / 1000000" office:value-type="float" office:value="23.296" calcext:value-type="float">
            <text:p>23.296</text:p>
          </table:table-cell>
          <table:table-cell table:formula="of:= ([times_100000.C369] - [times_100000.B369]) / 1000000" office:value-type="float" office:value="0.998912" calcext:value-type="float">
            <text:p>0.998912</text:p>
          </table:table-cell>
          <table:table-cell table:formula="of:= ([times_1000000.C369] - [times_1000000.B369]) / 1000000" office:value-type="float" office:value="1.240064" calcext:value-type="float">
            <text:p>1.240064</text:p>
          </table:table-cell>
        </table:table-row>
        <table:table-row table:style-name="ro1">
          <table:table-cell table:formula="of:= [times_10000.A370]" office:value-type="float" office:value="369" calcext:value-type="float">
            <text:p>369</text:p>
          </table:table-cell>
          <table:table-cell table:formula="of:= ([times_10000.C370] - [times_10000.B370]) / 1000000" office:value-type="float" office:value="22.93376" calcext:value-type="float">
            <text:p>22.93376</text:p>
          </table:table-cell>
          <table:table-cell table:formula="of:= ([times_100000.C370] - [times_100000.B370]) / 1000000" office:value-type="float" office:value="1.069824" calcext:value-type="float">
            <text:p>1.069824</text:p>
          </table:table-cell>
          <table:table-cell table:formula="of:= ([times_1000000.C370] - [times_1000000.B370]) / 1000000" office:value-type="float" office:value="1.04704" calcext:value-type="float">
            <text:p>1.04704</text:p>
          </table:table-cell>
        </table:table-row>
        <table:table-row table:style-name="ro1">
          <table:table-cell table:formula="of:= [times_10000.A371]" office:value-type="float" office:value="370" calcext:value-type="float">
            <text:p>370</text:p>
          </table:table-cell>
          <table:table-cell table:formula="of:= ([times_10000.C371] - [times_10000.B371]) / 1000000" office:value-type="float" office:value="22.5152" calcext:value-type="float">
            <text:p>22.5152</text:p>
          </table:table-cell>
          <table:table-cell table:formula="of:= ([times_100000.C371] - [times_100000.B371]) / 1000000" office:value-type="float" office:value="1.009152" calcext:value-type="float">
            <text:p>1.009152</text:p>
          </table:table-cell>
          <table:table-cell table:formula="of:= ([times_1000000.C371] - [times_1000000.B371]) / 1000000" office:value-type="float" office:value="1.1392" calcext:value-type="float">
            <text:p>1.1392</text:p>
          </table:table-cell>
        </table:table-row>
        <table:table-row table:style-name="ro1">
          <table:table-cell table:formula="of:= [times_10000.A372]" office:value-type="float" office:value="371" calcext:value-type="float">
            <text:p>371</text:p>
          </table:table-cell>
          <table:table-cell table:formula="of:= ([times_10000.C372] - [times_10000.B372]) / 1000000" office:value-type="float" office:value="22.000128" calcext:value-type="float">
            <text:p>22.000128</text:p>
          </table:table-cell>
          <table:table-cell table:formula="of:= ([times_100000.C372] - [times_100000.B372]) / 1000000" office:value-type="float" office:value="0.95872" calcext:value-type="float">
            <text:p>0.95872</text:p>
          </table:table-cell>
          <table:table-cell table:formula="of:= ([times_1000000.C372] - [times_1000000.B372]) / 1000000" office:value-type="float" office:value="1.140736" calcext:value-type="float">
            <text:p>1.140736</text:p>
          </table:table-cell>
        </table:table-row>
        <table:table-row table:style-name="ro1">
          <table:table-cell table:formula="of:= [times_10000.A373]" office:value-type="float" office:value="372" calcext:value-type="float">
            <text:p>372</text:p>
          </table:table-cell>
          <table:table-cell table:formula="of:= ([times_10000.C373] - [times_10000.B373]) / 1000000" office:value-type="float" office:value="22.656768" calcext:value-type="float">
            <text:p>22.656768</text:p>
          </table:table-cell>
          <table:table-cell table:formula="of:= ([times_100000.C373] - [times_100000.B373]) / 1000000" office:value-type="float" office:value="0.988928" calcext:value-type="float">
            <text:p>0.988928</text:p>
          </table:table-cell>
          <table:table-cell table:formula="of:= ([times_1000000.C373] - [times_1000000.B373]) / 1000000" office:value-type="float" office:value="0.97792" calcext:value-type="float">
            <text:p>0.97792</text:p>
          </table:table-cell>
        </table:table-row>
        <table:table-row table:style-name="ro1">
          <table:table-cell table:formula="of:= [times_10000.A374]" office:value-type="float" office:value="373" calcext:value-type="float">
            <text:p>373</text:p>
          </table:table-cell>
          <table:table-cell table:formula="of:= ([times_10000.C374] - [times_10000.B374]) / 1000000" office:value-type="float" office:value="22.363904" calcext:value-type="float">
            <text:p>22.363904</text:p>
          </table:table-cell>
          <table:table-cell table:formula="of:= ([times_100000.C374] - [times_100000.B374]) / 1000000" office:value-type="float" office:value="1.014016" calcext:value-type="float">
            <text:p>1.014016</text:p>
          </table:table-cell>
          <table:table-cell table:formula="of:= ([times_1000000.C374] - [times_1000000.B374]) / 1000000" office:value-type="float" office:value="1.13792" calcext:value-type="float">
            <text:p>1.13792</text:p>
          </table:table-cell>
        </table:table-row>
        <table:table-row table:style-name="ro1">
          <table:table-cell table:formula="of:= [times_10000.A375]" office:value-type="float" office:value="374" calcext:value-type="float">
            <text:p>374</text:p>
          </table:table-cell>
          <table:table-cell table:formula="of:= ([times_10000.C375] - [times_10000.B375]) / 1000000" office:value-type="float" office:value="22.397184" calcext:value-type="float">
            <text:p>22.397184</text:p>
          </table:table-cell>
          <table:table-cell table:formula="of:= ([times_100000.C375] - [times_100000.B375]) / 1000000" office:value-type="float" office:value="0.993792" calcext:value-type="float">
            <text:p>0.993792</text:p>
          </table:table-cell>
          <table:table-cell table:formula="of:= ([times_1000000.C375] - [times_1000000.B375]) / 1000000" office:value-type="float" office:value="0.975104" calcext:value-type="float">
            <text:p>0.975104</text:p>
          </table:table-cell>
        </table:table-row>
        <table:table-row table:style-name="ro1">
          <table:table-cell table:formula="of:= [times_10000.A376]" office:value-type="float" office:value="375" calcext:value-type="float">
            <text:p>375</text:p>
          </table:table-cell>
          <table:table-cell table:formula="of:= ([times_10000.C376] - [times_10000.B376]) / 1000000" office:value-type="float" office:value="22.011904" calcext:value-type="float">
            <text:p>22.011904</text:p>
          </table:table-cell>
          <table:table-cell table:formula="of:= ([times_100000.C376] - [times_100000.B376]) / 1000000" office:value-type="float" office:value="1.110528" calcext:value-type="float">
            <text:p>1.110528</text:p>
          </table:table-cell>
          <table:table-cell table:formula="of:= ([times_1000000.C376] - [times_1000000.B376]) / 1000000" office:value-type="float" office:value="1.204224" calcext:value-type="float">
            <text:p>1.204224</text:p>
          </table:table-cell>
        </table:table-row>
        <table:table-row table:style-name="ro1">
          <table:table-cell table:formula="of:= [times_10000.A377]" office:value-type="float" office:value="376" calcext:value-type="float">
            <text:p>376</text:p>
          </table:table-cell>
          <table:table-cell table:formula="of:= ([times_10000.C377] - [times_10000.B377]) / 1000000" office:value-type="float" office:value="21.622016" calcext:value-type="float">
            <text:p>21.622016</text:p>
          </table:table-cell>
          <table:table-cell table:formula="of:= ([times_100000.C377] - [times_100000.B377]) / 1000000" office:value-type="float" office:value="1.085696" calcext:value-type="float">
            <text:p>1.085696</text:p>
          </table:table-cell>
          <table:table-cell table:formula="of:= ([times_1000000.C377] - [times_1000000.B377]) / 1000000" office:value-type="float" office:value="1.132032" calcext:value-type="float">
            <text:p>1.132032</text:p>
          </table:table-cell>
        </table:table-row>
        <table:table-row table:style-name="ro1">
          <table:table-cell table:formula="of:= [times_10000.A378]" office:value-type="float" office:value="377" calcext:value-type="float">
            <text:p>377</text:p>
          </table:table-cell>
          <table:table-cell table:formula="of:= ([times_10000.C378] - [times_10000.B378]) / 1000000" office:value-type="float" office:value="21.007616" calcext:value-type="float">
            <text:p>21.007616</text:p>
          </table:table-cell>
          <table:table-cell table:formula="of:= ([times_100000.C378] - [times_100000.B378]) / 1000000" office:value-type="float" office:value="1.048064" calcext:value-type="float">
            <text:p>1.048064</text:p>
          </table:table-cell>
          <table:table-cell table:formula="of:= ([times_1000000.C378] - [times_1000000.B378]) / 1000000" office:value-type="float" office:value="1.095936" calcext:value-type="float">
            <text:p>1.095936</text:p>
          </table:table-cell>
        </table:table-row>
        <table:table-row table:style-name="ro1">
          <table:table-cell table:formula="of:= [times_10000.A379]" office:value-type="float" office:value="378" calcext:value-type="float">
            <text:p>378</text:p>
          </table:table-cell>
          <table:table-cell table:formula="of:= ([times_10000.C379] - [times_10000.B379]) / 1000000" office:value-type="float" office:value="20.698112" calcext:value-type="float">
            <text:p>20.698112</text:p>
          </table:table-cell>
          <table:table-cell table:formula="of:= ([times_100000.C379] - [times_100000.B379]) / 1000000" office:value-type="float" office:value="1.074176" calcext:value-type="float">
            <text:p>1.074176</text:p>
          </table:table-cell>
          <table:table-cell table:formula="of:= ([times_1000000.C379] - [times_1000000.B379]) / 1000000" office:value-type="float" office:value="1.11488" calcext:value-type="float">
            <text:p>1.11488</text:p>
          </table:table-cell>
        </table:table-row>
        <table:table-row table:style-name="ro1">
          <table:table-cell table:formula="of:= [times_10000.A380]" office:value-type="float" office:value="379" calcext:value-type="float">
            <text:p>379</text:p>
          </table:table-cell>
          <table:table-cell table:formula="of:= ([times_10000.C380] - [times_10000.B380]) / 1000000" office:value-type="float" office:value="20.411136" calcext:value-type="float">
            <text:p>20.411136</text:p>
          </table:table-cell>
          <table:table-cell table:formula="of:= ([times_100000.C380] - [times_100000.B380]) / 1000000" office:value-type="float" office:value="0.826368" calcext:value-type="float">
            <text:p>0.826368</text:p>
          </table:table-cell>
          <table:table-cell table:formula="of:= ([times_1000000.C380] - [times_1000000.B380]) / 1000000" office:value-type="float" office:value="1.03296" calcext:value-type="float">
            <text:p>1.03296</text:p>
          </table:table-cell>
        </table:table-row>
        <table:table-row table:style-name="ro1">
          <table:table-cell table:formula="of:= [times_10000.A381]" office:value-type="float" office:value="380" calcext:value-type="float">
            <text:p>380</text:p>
          </table:table-cell>
          <table:table-cell table:formula="of:= ([times_10000.C381] - [times_10000.B381]) / 1000000" office:value-type="float" office:value="19.849216" calcext:value-type="float">
            <text:p>19.849216</text:p>
          </table:table-cell>
          <table:table-cell table:formula="of:= ([times_100000.C381] - [times_100000.B381]) / 1000000" office:value-type="float" office:value="3.008256" calcext:value-type="float">
            <text:p>3.008256</text:p>
          </table:table-cell>
          <table:table-cell table:formula="of:= ([times_1000000.C381] - [times_1000000.B381]) / 1000000" office:value-type="float" office:value="1.158656" calcext:value-type="float">
            <text:p>1.158656</text:p>
          </table:table-cell>
        </table:table-row>
        <table:table-row table:style-name="ro1">
          <table:table-cell table:formula="of:= [times_10000.A382]" office:value-type="float" office:value="381" calcext:value-type="float">
            <text:p>381</text:p>
          </table:table-cell>
          <table:table-cell table:formula="of:= ([times_10000.C382] - [times_10000.B382]) / 1000000" office:value-type="float" office:value="17.23776" calcext:value-type="float">
            <text:p>17.23776</text:p>
          </table:table-cell>
          <table:table-cell table:formula="of:= ([times_100000.C382] - [times_100000.B382]) / 1000000" office:value-type="float" office:value="4.013824" calcext:value-type="float">
            <text:p>4.013824</text:p>
          </table:table-cell>
          <table:table-cell table:formula="of:= ([times_1000000.C382] - [times_1000000.B382]) / 1000000" office:value-type="float" office:value="1.012224" calcext:value-type="float">
            <text:p>1.012224</text:p>
          </table:table-cell>
        </table:table-row>
        <table:table-row table:style-name="ro1">
          <table:table-cell table:formula="of:= [times_10000.A383]" office:value-type="float" office:value="382" calcext:value-type="float">
            <text:p>382</text:p>
          </table:table-cell>
          <table:table-cell table:formula="of:= ([times_10000.C383] - [times_10000.B383]) / 1000000" office:value-type="float" office:value="16.925952" calcext:value-type="float">
            <text:p>16.925952</text:p>
          </table:table-cell>
          <table:table-cell table:formula="of:= ([times_100000.C383] - [times_100000.B383]) / 1000000" office:value-type="float" office:value="4.449024" calcext:value-type="float">
            <text:p>4.449024</text:p>
          </table:table-cell>
          <table:table-cell table:formula="of:= ([times_1000000.C383] - [times_1000000.B383]) / 1000000" office:value-type="float" office:value="1.071616" calcext:value-type="float">
            <text:p>1.071616</text:p>
          </table:table-cell>
        </table:table-row>
        <table:table-row table:style-name="ro1">
          <table:table-cell table:formula="of:= [times_10000.A384]" office:value-type="float" office:value="383" calcext:value-type="float">
            <text:p>383</text:p>
          </table:table-cell>
          <table:table-cell table:formula="of:= ([times_10000.C384] - [times_10000.B384]) / 1000000" office:value-type="float" office:value="16.634112" calcext:value-type="float">
            <text:p>16.634112</text:p>
          </table:table-cell>
          <table:table-cell table:formula="of:= ([times_100000.C384] - [times_100000.B384]) / 1000000" office:value-type="float" office:value="4.554496" calcext:value-type="float">
            <text:p>4.554496</text:p>
          </table:table-cell>
          <table:table-cell table:formula="of:= ([times_1000000.C384] - [times_1000000.B384]) / 1000000" office:value-type="float" office:value="1.056" calcext:value-type="float">
            <text:p>1.056</text:p>
          </table:table-cell>
        </table:table-row>
        <table:table-row table:style-name="ro1">
          <table:table-cell table:formula="of:= [times_10000.A385]" office:value-type="float" office:value="384" calcext:value-type="float">
            <text:p>384</text:p>
          </table:table-cell>
          <table:table-cell table:formula="of:= ([times_10000.C385] - [times_10000.B385]) / 1000000" office:value-type="float" office:value="16.288768" calcext:value-type="float">
            <text:p>16.288768</text:p>
          </table:table-cell>
          <table:table-cell table:formula="of:= ([times_100000.C385] - [times_100000.B385]) / 1000000" office:value-type="float" office:value="4.331776" calcext:value-type="float">
            <text:p>4.331776</text:p>
          </table:table-cell>
          <table:table-cell table:formula="of:= ([times_1000000.C385] - [times_1000000.B385]) / 1000000" office:value-type="float" office:value="1.180928" calcext:value-type="float">
            <text:p>1.180928</text:p>
          </table:table-cell>
        </table:table-row>
        <table:table-row table:style-name="ro1">
          <table:table-cell table:formula="of:= [times_10000.A386]" office:value-type="float" office:value="385" calcext:value-type="float">
            <text:p>385</text:p>
          </table:table-cell>
          <table:table-cell table:formula="of:= ([times_10000.C386] - [times_10000.B386]) / 1000000" office:value-type="float" office:value="15.887104" calcext:value-type="float">
            <text:p>15.887104</text:p>
          </table:table-cell>
          <table:table-cell table:formula="of:= ([times_100000.C386] - [times_100000.B386]) / 1000000" office:value-type="float" office:value="3.807232" calcext:value-type="float">
            <text:p>3.807232</text:p>
          </table:table-cell>
          <table:table-cell table:formula="of:= ([times_1000000.C386] - [times_1000000.B386]) / 1000000" office:value-type="float" office:value="1.058048" calcext:value-type="float">
            <text:p>1.058048</text:p>
          </table:table-cell>
        </table:table-row>
        <table:table-row table:style-name="ro1">
          <table:table-cell table:formula="of:= [times_10000.A387]" office:value-type="float" office:value="386" calcext:value-type="float">
            <text:p>386</text:p>
          </table:table-cell>
          <table:table-cell table:formula="of:= ([times_10000.C387] - [times_10000.B387]) / 1000000" office:value-type="float" office:value="15.92576" calcext:value-type="float">
            <text:p>15.92576</text:p>
          </table:table-cell>
          <table:table-cell table:formula="of:= ([times_100000.C387] - [times_100000.B387]) / 1000000" office:value-type="float" office:value="3.510784" calcext:value-type="float">
            <text:p>3.510784</text:p>
          </table:table-cell>
          <table:table-cell table:formula="of:= ([times_1000000.C387] - [times_1000000.B387]) / 1000000" office:value-type="float" office:value="1.208832" calcext:value-type="float">
            <text:p>1.208832</text:p>
          </table:table-cell>
        </table:table-row>
        <table:table-row table:style-name="ro1">
          <table:table-cell table:formula="of:= [times_10000.A388]" office:value-type="float" office:value="387" calcext:value-type="float">
            <text:p>387</text:p>
          </table:table-cell>
          <table:table-cell table:formula="of:= ([times_10000.C388] - [times_10000.B388]) / 1000000" office:value-type="float" office:value="15.657984" calcext:value-type="float">
            <text:p>15.657984</text:p>
          </table:table-cell>
          <table:table-cell table:formula="of:= ([times_100000.C388] - [times_100000.B388]) / 1000000" office:value-type="float" office:value="4.001024" calcext:value-type="float">
            <text:p>4.001024</text:p>
          </table:table-cell>
          <table:table-cell table:formula="of:= ([times_1000000.C388] - [times_1000000.B388]) / 1000000" office:value-type="float" office:value="1.056" calcext:value-type="float">
            <text:p>1.056</text:p>
          </table:table-cell>
        </table:table-row>
        <table:table-row table:style-name="ro1">
          <table:table-cell table:formula="of:= [times_10000.A389]" office:value-type="float" office:value="388" calcext:value-type="float">
            <text:p>388</text:p>
          </table:table-cell>
          <table:table-cell table:formula="of:= ([times_10000.C389] - [times_10000.B389]) / 1000000" office:value-type="float" office:value="15.134976" calcext:value-type="float">
            <text:p>15.134976</text:p>
          </table:table-cell>
          <table:table-cell table:formula="of:= ([times_100000.C389] - [times_100000.B389]) / 1000000" office:value-type="float" office:value="3.80416" calcext:value-type="float">
            <text:p>3.80416</text:p>
          </table:table-cell>
          <table:table-cell table:formula="of:= ([times_1000000.C389] - [times_1000000.B389]) / 1000000" office:value-type="float" office:value="1.186816" calcext:value-type="float">
            <text:p>1.186816</text:p>
          </table:table-cell>
        </table:table-row>
        <table:table-row table:style-name="ro1">
          <table:table-cell table:formula="of:= [times_10000.A390]" office:value-type="float" office:value="389" calcext:value-type="float">
            <text:p>389</text:p>
          </table:table-cell>
          <table:table-cell table:formula="of:= ([times_10000.C390] - [times_10000.B390]) / 1000000" office:value-type="float" office:value="14.81984" calcext:value-type="float">
            <text:p>14.81984</text:p>
          </table:table-cell>
          <table:table-cell table:formula="of:= ([times_100000.C390] - [times_100000.B390]) / 1000000" office:value-type="float" office:value="4.13184" calcext:value-type="float">
            <text:p>4.13184</text:p>
          </table:table-cell>
          <table:table-cell table:formula="of:= ([times_1000000.C390] - [times_1000000.B390]) / 1000000" office:value-type="float" office:value="1.126912" calcext:value-type="float">
            <text:p>1.126912</text:p>
          </table:table-cell>
        </table:table-row>
        <table:table-row table:style-name="ro1">
          <table:table-cell table:formula="of:= [times_10000.A391]" office:value-type="float" office:value="390" calcext:value-type="float">
            <text:p>390</text:p>
          </table:table-cell>
          <table:table-cell table:formula="of:= ([times_10000.C391] - [times_10000.B391]) / 1000000" office:value-type="float" office:value="15.717376" calcext:value-type="float">
            <text:p>15.717376</text:p>
          </table:table-cell>
          <table:table-cell table:formula="of:= ([times_100000.C391] - [times_100000.B391]) / 1000000" office:value-type="float" office:value="4.018944" calcext:value-type="float">
            <text:p>4.018944</text:p>
          </table:table-cell>
          <table:table-cell table:formula="of:= ([times_1000000.C391] - [times_1000000.B391]) / 1000000" office:value-type="float" office:value="1.107968" calcext:value-type="float">
            <text:p>1.107968</text:p>
          </table:table-cell>
        </table:table-row>
        <table:table-row table:style-name="ro1">
          <table:table-cell table:formula="of:= [times_10000.A392]" office:value-type="float" office:value="391" calcext:value-type="float">
            <text:p>391</text:p>
          </table:table-cell>
          <table:table-cell table:formula="of:= ([times_10000.C392] - [times_10000.B392]) / 1000000" office:value-type="float" office:value="15.293696" calcext:value-type="float">
            <text:p>15.293696</text:p>
          </table:table-cell>
          <table:table-cell table:formula="of:= ([times_100000.C392] - [times_100000.B392]) / 1000000" office:value-type="float" office:value="2.09024" calcext:value-type="float">
            <text:p>2.09024</text:p>
          </table:table-cell>
          <table:table-cell table:formula="of:= ([times_1000000.C392] - [times_1000000.B392]) / 1000000" office:value-type="float" office:value="1.144064" calcext:value-type="float">
            <text:p>1.144064</text:p>
          </table:table-cell>
        </table:table-row>
        <table:table-row table:style-name="ro1">
          <table:table-cell table:formula="of:= [times_10000.A393]" office:value-type="float" office:value="392" calcext:value-type="float">
            <text:p>392</text:p>
          </table:table-cell>
          <table:table-cell table:formula="of:= ([times_10000.C393] - [times_10000.B393]) / 1000000" office:value-type="float" office:value="14.447872" calcext:value-type="float">
            <text:p>14.447872</text:p>
          </table:table-cell>
          <table:table-cell table:formula="of:= ([times_100000.C393] - [times_100000.B393]) / 1000000" office:value-type="float" office:value="1.410816" calcext:value-type="float">
            <text:p>1.410816</text:p>
          </table:table-cell>
          <table:table-cell table:formula="of:= ([times_1000000.C393] - [times_1000000.B393]) / 1000000" office:value-type="float" office:value="1.07136" calcext:value-type="float">
            <text:p>1.07136</text:p>
          </table:table-cell>
        </table:table-row>
        <table:table-row table:style-name="ro1">
          <table:table-cell table:formula="of:= [times_10000.A394]" office:value-type="float" office:value="393" calcext:value-type="float">
            <text:p>393</text:p>
          </table:table-cell>
          <table:table-cell table:formula="of:= ([times_10000.C394] - [times_10000.B394]) / 1000000" office:value-type="float" office:value="15.113728" calcext:value-type="float">
            <text:p>15.113728</text:p>
          </table:table-cell>
          <table:table-cell table:formula="of:= ([times_100000.C394] - [times_100000.B394]) / 1000000" office:value-type="float" office:value="1.22624" calcext:value-type="float">
            <text:p>1.22624</text:p>
          </table:table-cell>
          <table:table-cell table:formula="of:= ([times_1000000.C394] - [times_1000000.B394]) / 1000000" office:value-type="float" office:value="1.161216" calcext:value-type="float">
            <text:p>1.161216</text:p>
          </table:table-cell>
        </table:table-row>
        <table:table-row table:style-name="ro1">
          <table:table-cell table:formula="of:= [times_10000.A395]" office:value-type="float" office:value="394" calcext:value-type="float">
            <text:p>394</text:p>
          </table:table-cell>
          <table:table-cell table:formula="of:= ([times_10000.C395] - [times_10000.B395]) / 1000000" office:value-type="float" office:value="14.437888" calcext:value-type="float">
            <text:p>14.437888</text:p>
          </table:table-cell>
          <table:table-cell table:formula="of:= ([times_100000.C395] - [times_100000.B395]) / 1000000" office:value-type="float" office:value="1.012224" calcext:value-type="float">
            <text:p>1.012224</text:p>
          </table:table-cell>
          <table:table-cell table:formula="of:= ([times_1000000.C395] - [times_1000000.B395]) / 1000000" office:value-type="float" office:value="1.182976" calcext:value-type="float">
            <text:p>1.182976</text:p>
          </table:table-cell>
        </table:table-row>
        <table:table-row table:style-name="ro1">
          <table:table-cell table:formula="of:= [times_10000.A396]" office:value-type="float" office:value="395" calcext:value-type="float">
            <text:p>395</text:p>
          </table:table-cell>
          <table:table-cell table:formula="of:= ([times_10000.C396] - [times_10000.B396]) / 1000000" office:value-type="float" office:value="15.727872" calcext:value-type="float">
            <text:p>15.727872</text:p>
          </table:table-cell>
          <table:table-cell table:formula="of:= ([times_100000.C396] - [times_100000.B396]) / 1000000" office:value-type="float" office:value="1.065984" calcext:value-type="float">
            <text:p>1.065984</text:p>
          </table:table-cell>
          <table:table-cell table:formula="of:= ([times_1000000.C396] - [times_1000000.B396]) / 1000000" office:value-type="float" office:value="1.1072" calcext:value-type="float">
            <text:p>1.1072</text:p>
          </table:table-cell>
        </table:table-row>
        <table:table-row table:style-name="ro1">
          <table:table-cell table:formula="of:= [times_10000.A397]" office:value-type="float" office:value="396" calcext:value-type="float">
            <text:p>396</text:p>
          </table:table-cell>
          <table:table-cell table:formula="of:= ([times_10000.C397] - [times_10000.B397]) / 1000000" office:value-type="float" office:value="15.258112" calcext:value-type="float">
            <text:p>15.258112</text:p>
          </table:table-cell>
          <table:table-cell table:formula="of:= ([times_100000.C397] - [times_100000.B397]) / 1000000" office:value-type="float" office:value="1.088512" calcext:value-type="float">
            <text:p>1.088512</text:p>
          </table:table-cell>
          <table:table-cell table:formula="of:= ([times_1000000.C397] - [times_1000000.B397]) / 1000000" office:value-type="float" office:value="1.149952" calcext:value-type="float">
            <text:p>1.149952</text:p>
          </table:table-cell>
        </table:table-row>
        <table:table-row table:style-name="ro1">
          <table:table-cell table:formula="of:= [times_10000.A398]" office:value-type="float" office:value="397" calcext:value-type="float">
            <text:p>397</text:p>
          </table:table-cell>
          <table:table-cell table:formula="of:= ([times_10000.C398] - [times_10000.B398]) / 1000000" office:value-type="float" office:value="13.402112" calcext:value-type="float">
            <text:p>13.402112</text:p>
          </table:table-cell>
          <table:table-cell table:formula="of:= ([times_100000.C398] - [times_100000.B398]) / 1000000" office:value-type="float" office:value="1.00992" calcext:value-type="float">
            <text:p>1.00992</text:p>
          </table:table-cell>
          <table:table-cell table:formula="of:= ([times_1000000.C398] - [times_1000000.B398]) / 1000000" office:value-type="float" office:value="1.138176" calcext:value-type="float">
            <text:p>1.138176</text:p>
          </table:table-cell>
        </table:table-row>
        <table:table-row table:style-name="ro1">
          <table:table-cell table:formula="of:= [times_10000.A399]" office:value-type="float" office:value="398" calcext:value-type="float">
            <text:p>398</text:p>
          </table:table-cell>
          <table:table-cell table:formula="of:= ([times_10000.C399] - [times_10000.B399]) / 1000000" office:value-type="float" office:value="9.44768" calcext:value-type="float">
            <text:p>9.44768</text:p>
          </table:table-cell>
          <table:table-cell table:formula="of:= ([times_100000.C399] - [times_100000.B399]) / 1000000" office:value-type="float" office:value="0.91392" calcext:value-type="float">
            <text:p>0.91392</text:p>
          </table:table-cell>
          <table:table-cell table:formula="of:= ([times_1000000.C399] - [times_1000000.B399]) / 1000000" office:value-type="float" office:value="1.03808" calcext:value-type="float">
            <text:p>1.03808</text:p>
          </table:table-cell>
        </table:table-row>
        <table:table-row table:style-name="ro1">
          <table:table-cell table:formula="of:= [times_10000.A400]" office:value-type="float" office:value="399" calcext:value-type="float">
            <text:p>399</text:p>
          </table:table-cell>
          <table:table-cell table:formula="of:= ([times_10000.C400] - [times_10000.B400]) / 1000000" office:value-type="float" office:value="9.123072" calcext:value-type="float">
            <text:p>9.123072</text:p>
          </table:table-cell>
          <table:table-cell table:formula="of:= ([times_100000.C400] - [times_100000.B400]) / 1000000" office:value-type="float" office:value="0.964096" calcext:value-type="float">
            <text:p>0.964096</text:p>
          </table:table-cell>
          <table:table-cell table:formula="of:= ([times_1000000.C400] - [times_1000000.B400]) / 1000000" office:value-type="float" office:value="1.153792" calcext:value-type="float">
            <text:p>1.153792</text:p>
          </table:table-cell>
        </table:table-row>
        <table:table-row table:style-name="ro1">
          <table:table-cell table:formula="of:= [times_10000.A401]" office:value-type="float" office:value="400" calcext:value-type="float">
            <text:p>400</text:p>
          </table:table-cell>
          <table:table-cell table:formula="of:= ([times_10000.C401] - [times_10000.B401]) / 1000000" office:value-type="float" office:value="8.374784" calcext:value-type="float">
            <text:p>8.374784</text:p>
          </table:table-cell>
          <table:table-cell table:formula="of:= ([times_100000.C401] - [times_100000.B401]) / 1000000" office:value-type="float" office:value="0.935168" calcext:value-type="float">
            <text:p>0.935168</text:p>
          </table:table-cell>
          <table:table-cell table:formula="of:= ([times_1000000.C401] - [times_1000000.B401]) / 1000000" office:value-type="float" office:value="1.153792" calcext:value-type="float">
            <text:p>1.153792</text:p>
          </table:table-cell>
        </table:table-row>
        <table:table-row table:style-name="ro1">
          <table:table-cell table:formula="of:= [times_10000.A402]" office:value-type="float" office:value="401" calcext:value-type="float">
            <text:p>401</text:p>
          </table:table-cell>
          <table:table-cell table:formula="of:= ([times_10000.C402] - [times_10000.B402]) / 1000000" office:value-type="float" office:value="7.165184" calcext:value-type="float">
            <text:p>7.165184</text:p>
          </table:table-cell>
          <table:table-cell table:formula="of:= ([times_100000.C402] - [times_100000.B402]) / 1000000" office:value-type="float" office:value="1.003776" calcext:value-type="float">
            <text:p>1.003776</text:p>
          </table:table-cell>
          <table:table-cell table:formula="of:= ([times_1000000.C402] - [times_1000000.B402]) / 1000000" office:value-type="float" office:value="1.055744" calcext:value-type="float">
            <text:p>1.055744</text:p>
          </table:table-cell>
        </table:table-row>
        <table:table-row table:style-name="ro1">
          <table:table-cell table:formula="of:= [times_10000.A403]" office:value-type="float" office:value="402" calcext:value-type="float">
            <text:p>402</text:p>
          </table:table-cell>
          <table:table-cell table:formula="of:= ([times_10000.C403] - [times_10000.B403]) / 1000000" office:value-type="float" office:value="6.514176" calcext:value-type="float">
            <text:p>6.514176</text:p>
          </table:table-cell>
          <table:table-cell table:formula="of:= ([times_100000.C403] - [times_100000.B403]) / 1000000" office:value-type="float" office:value="0.839936" calcext:value-type="float">
            <text:p>0.839936</text:p>
          </table:table-cell>
          <table:table-cell table:formula="of:= ([times_1000000.C403] - [times_1000000.B403]) / 1000000" office:value-type="float" office:value="1.13536" calcext:value-type="float">
            <text:p>1.13536</text:p>
          </table:table-cell>
        </table:table-row>
        <table:table-row table:style-name="ro1">
          <table:table-cell table:formula="of:= [times_10000.A404]" office:value-type="float" office:value="403" calcext:value-type="float">
            <text:p>403</text:p>
          </table:table-cell>
          <table:table-cell table:formula="of:= ([times_10000.C404] - [times_10000.B404]) / 1000000" office:value-type="float" office:value="7.01312" calcext:value-type="float">
            <text:p>7.01312</text:p>
          </table:table-cell>
          <table:table-cell table:formula="of:= ([times_100000.C404] - [times_100000.B404]) / 1000000" office:value-type="float" office:value="0.993024" calcext:value-type="float">
            <text:p>0.993024</text:p>
          </table:table-cell>
          <table:table-cell table:formula="of:= ([times_1000000.C404] - [times_1000000.B404]) / 1000000" office:value-type="float" office:value="1.133568" calcext:value-type="float">
            <text:p>1.133568</text:p>
          </table:table-cell>
        </table:table-row>
        <table:table-row table:style-name="ro1">
          <table:table-cell table:formula="of:= [times_10000.A405]" office:value-type="float" office:value="404" calcext:value-type="float">
            <text:p>404</text:p>
          </table:table-cell>
          <table:table-cell table:formula="of:= ([times_10000.C405] - [times_10000.B405]) / 1000000" office:value-type="float" office:value="7.846912" calcext:value-type="float">
            <text:p>7.846912</text:p>
          </table:table-cell>
          <table:table-cell table:formula="of:= ([times_100000.C405] - [times_100000.B405]) / 1000000" office:value-type="float" office:value="0.980224" calcext:value-type="float">
            <text:p>0.980224</text:p>
          </table:table-cell>
          <table:table-cell table:formula="of:= ([times_1000000.C405] - [times_1000000.B405]) / 1000000" office:value-type="float" office:value="1.277952" calcext:value-type="float">
            <text:p>1.277952</text:p>
          </table:table-cell>
        </table:table-row>
        <table:table-row table:style-name="ro1">
          <table:table-cell table:formula="of:= [times_10000.A406]" office:value-type="float" office:value="405" calcext:value-type="float">
            <text:p>405</text:p>
          </table:table-cell>
          <table:table-cell table:formula="of:= ([times_10000.C406] - [times_10000.B406]) / 1000000" office:value-type="float" office:value="7.104" calcext:value-type="float">
            <text:p>7.104</text:p>
          </table:table-cell>
          <table:table-cell table:formula="of:= ([times_100000.C406] - [times_100000.B406]) / 1000000" office:value-type="float" office:value="1.025024" calcext:value-type="float">
            <text:p>1.025024</text:p>
          </table:table-cell>
          <table:table-cell table:formula="of:= ([times_1000000.C406] - [times_1000000.B406]) / 1000000" office:value-type="float" office:value="0.75392" calcext:value-type="float">
            <text:p>0.75392</text:p>
          </table:table-cell>
        </table:table-row>
        <table:table-row table:style-name="ro1">
          <table:table-cell table:formula="of:= [times_10000.A407]" office:value-type="float" office:value="406" calcext:value-type="float">
            <text:p>406</text:p>
          </table:table-cell>
          <table:table-cell table:formula="of:= ([times_10000.C407] - [times_10000.B407]) / 1000000" office:value-type="float" office:value="6.564864" calcext:value-type="float">
            <text:p>6.564864</text:p>
          </table:table-cell>
          <table:table-cell table:formula="of:= ([times_100000.C407] - [times_100000.B407]) / 1000000" office:value-type="float" office:value="0.946176" calcext:value-type="float">
            <text:p>0.946176</text:p>
          </table:table-cell>
          <table:table-cell table:formula="of:= ([times_1000000.C407] - [times_1000000.B407]) / 1000000" office:value-type="float" office:value="0.922368" calcext:value-type="float">
            <text:p>0.922368</text:p>
          </table:table-cell>
        </table:table-row>
        <table:table-row table:style-name="ro1">
          <table:table-cell table:formula="of:= [times_10000.A408]" office:value-type="float" office:value="407" calcext:value-type="float">
            <text:p>407</text:p>
          </table:table-cell>
          <table:table-cell table:formula="of:= ([times_10000.C408] - [times_10000.B408]) / 1000000" office:value-type="float" office:value="5.627904" calcext:value-type="float">
            <text:p>5.627904</text:p>
          </table:table-cell>
          <table:table-cell table:formula="of:= ([times_100000.C408] - [times_100000.B408]) / 1000000" office:value-type="float" office:value="0.984832" calcext:value-type="float">
            <text:p>0.984832</text:p>
          </table:table-cell>
          <table:table-cell table:formula="of:= ([times_1000000.C408] - [times_1000000.B408]) / 1000000" office:value-type="float" office:value="1.085184" calcext:value-type="float">
            <text:p>1.085184</text:p>
          </table:table-cell>
        </table:table-row>
        <table:table-row table:style-name="ro1">
          <table:table-cell table:formula="of:= [times_10000.A409]" office:value-type="float" office:value="408" calcext:value-type="float">
            <text:p>408</text:p>
          </table:table-cell>
          <table:table-cell table:formula="of:= ([times_10000.C409] - [times_10000.B409]) / 1000000" office:value-type="float" office:value="5.282048" calcext:value-type="float">
            <text:p>5.282048</text:p>
          </table:table-cell>
          <table:table-cell table:formula="of:= ([times_100000.C409] - [times_100000.B409]) / 1000000" office:value-type="float" office:value="1.005056" calcext:value-type="float">
            <text:p>1.005056</text:p>
          </table:table-cell>
          <table:table-cell table:formula="of:= ([times_1000000.C409] - [times_1000000.B409]) / 1000000" office:value-type="float" office:value="1.126144" calcext:value-type="float">
            <text:p>1.126144</text:p>
          </table:table-cell>
        </table:table-row>
        <table:table-row table:style-name="ro1">
          <table:table-cell table:formula="of:= [times_10000.A410]" office:value-type="float" office:value="409" calcext:value-type="float">
            <text:p>409</text:p>
          </table:table-cell>
          <table:table-cell table:formula="of:= ([times_10000.C410] - [times_10000.B410]) / 1000000" office:value-type="float" office:value="4.986112" calcext:value-type="float">
            <text:p>4.986112</text:p>
          </table:table-cell>
          <table:table-cell table:formula="of:= ([times_100000.C410] - [times_100000.B410]) / 1000000" office:value-type="float" office:value="0.95104" calcext:value-type="float">
            <text:p>0.95104</text:p>
          </table:table-cell>
          <table:table-cell table:formula="of:= ([times_1000000.C410] - [times_1000000.B410]) / 1000000" office:value-type="float" office:value="1.134592" calcext:value-type="float">
            <text:p>1.134592</text:p>
          </table:table-cell>
        </table:table-row>
        <table:table-row table:style-name="ro1">
          <table:table-cell table:formula="of:= [times_10000.A411]" office:value-type="float" office:value="410" calcext:value-type="float">
            <text:p>410</text:p>
          </table:table-cell>
          <table:table-cell table:formula="of:= ([times_10000.C411] - [times_10000.B411]) / 1000000" office:value-type="float" office:value="4.653056" calcext:value-type="float">
            <text:p>4.653056</text:p>
          </table:table-cell>
          <table:table-cell table:formula="of:= ([times_100000.C411] - [times_100000.B411]) / 1000000" office:value-type="float" office:value="1.03296" calcext:value-type="float">
            <text:p>1.03296</text:p>
          </table:table-cell>
          <table:table-cell table:formula="of:= ([times_1000000.C411] - [times_1000000.B411]) / 1000000" office:value-type="float" office:value="1.108736" calcext:value-type="float">
            <text:p>1.108736</text:p>
          </table:table-cell>
        </table:table-row>
        <table:table-row table:style-name="ro1">
          <table:table-cell table:formula="of:= [times_10000.A412]" office:value-type="float" office:value="411" calcext:value-type="float">
            <text:p>411</text:p>
          </table:table-cell>
          <table:table-cell table:formula="of:= ([times_10000.C412] - [times_10000.B412]) / 1000000" office:value-type="float" office:value="8.707072" calcext:value-type="float">
            <text:p>8.707072</text:p>
          </table:table-cell>
          <table:table-cell table:formula="of:= ([times_100000.C412] - [times_100000.B412]) / 1000000" office:value-type="float" office:value="1.06112" calcext:value-type="float">
            <text:p>1.06112</text:p>
          </table:table-cell>
          <table:table-cell table:formula="of:= ([times_1000000.C412] - [times_1000000.B412]) / 1000000" office:value-type="float" office:value="1.012736" calcext:value-type="float">
            <text:p>1.012736</text:p>
          </table:table-cell>
        </table:table-row>
        <table:table-row table:style-name="ro1">
          <table:table-cell table:formula="of:= [times_10000.A413]" office:value-type="float" office:value="412" calcext:value-type="float">
            <text:p>412</text:p>
          </table:table-cell>
          <table:table-cell table:formula="of:= ([times_10000.C413] - [times_10000.B413]) / 1000000" office:value-type="float" office:value="9.890048" calcext:value-type="float">
            <text:p>9.890048</text:p>
          </table:table-cell>
          <table:table-cell table:formula="of:= ([times_100000.C413] - [times_100000.B413]) / 1000000" office:value-type="float" office:value="1.136128" calcext:value-type="float">
            <text:p>1.136128</text:p>
          </table:table-cell>
          <table:table-cell table:formula="of:= ([times_1000000.C413] - [times_1000000.B413]) / 1000000" office:value-type="float" office:value="1.07008" calcext:value-type="float">
            <text:p>1.07008</text:p>
          </table:table-cell>
        </table:table-row>
        <table:table-row table:style-name="ro1">
          <table:table-cell table:formula="of:= [times_10000.A414]" office:value-type="float" office:value="413" calcext:value-type="float">
            <text:p>413</text:p>
          </table:table-cell>
          <table:table-cell table:formula="of:= ([times_10000.C414] - [times_10000.B414]) / 1000000" office:value-type="float" office:value="9.606144" calcext:value-type="float">
            <text:p>9.606144</text:p>
          </table:table-cell>
          <table:table-cell table:formula="of:= ([times_100000.C414] - [times_100000.B414]) / 1000000" office:value-type="float" office:value="1.033472" calcext:value-type="float">
            <text:p>1.033472</text:p>
          </table:table-cell>
          <table:table-cell table:formula="of:= ([times_1000000.C414] - [times_1000000.B414]) / 1000000" office:value-type="float" office:value="1.174784" calcext:value-type="float">
            <text:p>1.174784</text:p>
          </table:table-cell>
        </table:table-row>
        <table:table-row table:style-name="ro1">
          <table:table-cell table:formula="of:= [times_10000.A415]" office:value-type="float" office:value="414" calcext:value-type="float">
            <text:p>414</text:p>
          </table:table-cell>
          <table:table-cell table:formula="of:= ([times_10000.C415] - [times_10000.B415]) / 1000000" office:value-type="float" office:value="8.692224" calcext:value-type="float">
            <text:p>8.692224</text:p>
          </table:table-cell>
          <table:table-cell table:formula="of:= ([times_100000.C415] - [times_100000.B415]) / 1000000" office:value-type="float" office:value="1.00352" calcext:value-type="float">
            <text:p>1.00352</text:p>
          </table:table-cell>
          <table:table-cell table:formula="of:= ([times_1000000.C415] - [times_1000000.B415]) / 1000000" office:value-type="float" office:value="1.055744" calcext:value-type="float">
            <text:p>1.055744</text:p>
          </table:table-cell>
        </table:table-row>
        <table:table-row table:style-name="ro1">
          <table:table-cell table:formula="of:= [times_10000.A416]" office:value-type="float" office:value="415" calcext:value-type="float">
            <text:p>415</text:p>
          </table:table-cell>
          <table:table-cell table:formula="of:= ([times_10000.C416] - [times_10000.B416]) / 1000000" office:value-type="float" office:value="9.264896" calcext:value-type="float">
            <text:p>9.264896</text:p>
          </table:table-cell>
          <table:table-cell table:formula="of:= ([times_100000.C416] - [times_100000.B416]) / 1000000" office:value-type="float" office:value="1.031936" calcext:value-type="float">
            <text:p>1.031936</text:p>
          </table:table-cell>
          <table:table-cell table:formula="of:= ([times_1000000.C416] - [times_1000000.B416]) / 1000000" office:value-type="float" office:value="1.14816" calcext:value-type="float">
            <text:p>1.14816</text:p>
          </table:table-cell>
        </table:table-row>
        <table:table-row table:style-name="ro1">
          <table:table-cell table:formula="of:= [times_10000.A417]" office:value-type="float" office:value="416" calcext:value-type="float">
            <text:p>416</text:p>
          </table:table-cell>
          <table:table-cell table:formula="of:= ([times_10000.C417] - [times_10000.B417]) / 1000000" office:value-type="float" office:value="8.804096" calcext:value-type="float">
            <text:p>8.804096</text:p>
          </table:table-cell>
          <table:table-cell table:formula="of:= ([times_100000.C417] - [times_100000.B417]) / 1000000" office:value-type="float" office:value="1.002752" calcext:value-type="float">
            <text:p>1.002752</text:p>
          </table:table-cell>
          <table:table-cell table:formula="of:= ([times_1000000.C417] - [times_1000000.B417]) / 1000000" office:value-type="float" office:value="1.15712" calcext:value-type="float">
            <text:p>1.15712</text:p>
          </table:table-cell>
        </table:table-row>
        <table:table-row table:style-name="ro1">
          <table:table-cell table:formula="of:= [times_10000.A418]" office:value-type="float" office:value="417" calcext:value-type="float">
            <text:p>417</text:p>
          </table:table-cell>
          <table:table-cell table:formula="of:= ([times_10000.C418] - [times_10000.B418]) / 1000000" office:value-type="float" office:value="13.056" calcext:value-type="float">
            <text:p>13.056</text:p>
          </table:table-cell>
          <table:table-cell table:formula="of:= ([times_100000.C418] - [times_100000.B418]) / 1000000" office:value-type="float" office:value="0.897024" calcext:value-type="float">
            <text:p>0.897024</text:p>
          </table:table-cell>
          <table:table-cell table:formula="of:= ([times_1000000.C418] - [times_1000000.B418]) / 1000000" office:value-type="float" office:value="1.010944" calcext:value-type="float">
            <text:p>1.010944</text:p>
          </table:table-cell>
        </table:table-row>
        <table:table-row table:style-name="ro1">
          <table:table-cell table:formula="of:= [times_10000.A419]" office:value-type="float" office:value="418" calcext:value-type="float">
            <text:p>418</text:p>
          </table:table-cell>
          <table:table-cell table:formula="of:= ([times_10000.C419] - [times_10000.B419]) / 1000000" office:value-type="float" office:value="11.919872" calcext:value-type="float">
            <text:p>11.919872</text:p>
          </table:table-cell>
          <table:table-cell table:formula="of:= ([times_100000.C419] - [times_100000.B419]) / 1000000" office:value-type="float" office:value="1.146368" calcext:value-type="float">
            <text:p>1.146368</text:p>
          </table:table-cell>
          <table:table-cell table:formula="of:= ([times_1000000.C419] - [times_1000000.B419]) / 1000000" office:value-type="float" office:value="1.1392" calcext:value-type="float">
            <text:p>1.1392</text:p>
          </table:table-cell>
        </table:table-row>
        <table:table-row table:style-name="ro1">
          <table:table-cell table:formula="of:= [times_10000.A420]" office:value-type="float" office:value="419" calcext:value-type="float">
            <text:p>419</text:p>
          </table:table-cell>
          <table:table-cell table:formula="of:= ([times_10000.C420] - [times_10000.B420]) / 1000000" office:value-type="float" office:value="11.586816" calcext:value-type="float">
            <text:p>11.586816</text:p>
          </table:table-cell>
          <table:table-cell table:formula="of:= ([times_100000.C420] - [times_100000.B420]) / 1000000" office:value-type="float" office:value="1.448192" calcext:value-type="float">
            <text:p>1.448192</text:p>
          </table:table-cell>
          <table:table-cell table:formula="of:= ([times_1000000.C420] - [times_1000000.B420]) / 1000000" office:value-type="float" office:value="1.140992" calcext:value-type="float">
            <text:p>1.140992</text:p>
          </table:table-cell>
        </table:table-row>
        <table:table-row table:style-name="ro1">
          <table:table-cell table:formula="of:= [times_10000.A421]" office:value-type="float" office:value="420" calcext:value-type="float">
            <text:p>420</text:p>
          </table:table-cell>
          <table:table-cell table:formula="of:= ([times_10000.C421] - [times_10000.B421]) / 1000000" office:value-type="float" office:value="11.248128" calcext:value-type="float">
            <text:p>11.248128</text:p>
          </table:table-cell>
          <table:table-cell table:formula="of:= ([times_100000.C421] - [times_100000.B421]) / 1000000" office:value-type="float" office:value="1.020416" calcext:value-type="float">
            <text:p>1.020416</text:p>
          </table:table-cell>
          <table:table-cell table:formula="of:= ([times_1000000.C421] - [times_1000000.B421]) / 1000000" office:value-type="float" office:value="1.071872" calcext:value-type="float">
            <text:p>1.071872</text:p>
          </table:table-cell>
        </table:table-row>
        <table:table-row table:style-name="ro1">
          <table:table-cell table:formula="of:= [times_10000.A422]" office:value-type="float" office:value="421" calcext:value-type="float">
            <text:p>421</text:p>
          </table:table-cell>
          <table:table-cell table:formula="of:= ([times_10000.C422] - [times_10000.B422]) / 1000000" office:value-type="float" office:value="10.94784" calcext:value-type="float">
            <text:p>10.94784</text:p>
          </table:table-cell>
          <table:table-cell table:formula="of:= ([times_100000.C422] - [times_100000.B422]) / 1000000" office:value-type="float" office:value="0.915968" calcext:value-type="float">
            <text:p>0.915968</text:p>
          </table:table-cell>
          <table:table-cell table:formula="of:= ([times_1000000.C422] - [times_1000000.B422]) / 1000000" office:value-type="float" office:value="1.166336" calcext:value-type="float">
            <text:p>1.166336</text:p>
          </table:table-cell>
        </table:table-row>
        <table:table-row table:style-name="ro1">
          <table:table-cell table:formula="of:= [times_10000.A423]" office:value-type="float" office:value="422" calcext:value-type="float">
            <text:p>422</text:p>
          </table:table-cell>
          <table:table-cell table:formula="of:= ([times_10000.C423] - [times_10000.B423]) / 1000000" office:value-type="float" office:value="10.622208" calcext:value-type="float">
            <text:p>10.622208</text:p>
          </table:table-cell>
          <table:table-cell table:formula="of:= ([times_100000.C423] - [times_100000.B423]) / 1000000" office:value-type="float" office:value="0.770304" calcext:value-type="float">
            <text:p>0.770304</text:p>
          </table:table-cell>
          <table:table-cell table:formula="of:= ([times_1000000.C423] - [times_1000000.B423]) / 1000000" office:value-type="float" office:value="1.138944" calcext:value-type="float">
            <text:p>1.138944</text:p>
          </table:table-cell>
        </table:table-row>
        <table:table-row table:style-name="ro1">
          <table:table-cell table:formula="of:= [times_10000.A424]" office:value-type="float" office:value="423" calcext:value-type="float">
            <text:p>423</text:p>
          </table:table-cell>
          <table:table-cell table:formula="of:= ([times_10000.C424] - [times_10000.B424]) / 1000000" office:value-type="float" office:value="10.294016" calcext:value-type="float">
            <text:p>10.294016</text:p>
          </table:table-cell>
          <table:table-cell table:formula="of:= ([times_100000.C424] - [times_100000.B424]) / 1000000" office:value-type="float" office:value="0.99584" calcext:value-type="float">
            <text:p>0.99584</text:p>
          </table:table-cell>
          <table:table-cell table:formula="of:= ([times_1000000.C424] - [times_1000000.B424]) / 1000000" office:value-type="float" office:value="1.05984" calcext:value-type="float">
            <text:p>1.05984</text:p>
          </table:table-cell>
        </table:table-row>
        <table:table-row table:style-name="ro1">
          <table:table-cell table:formula="of:= [times_10000.A425]" office:value-type="float" office:value="424" calcext:value-type="float">
            <text:p>424</text:p>
          </table:table-cell>
          <table:table-cell table:formula="of:= ([times_10000.C425] - [times_10000.B425]) / 1000000" office:value-type="float" office:value="9.839104" calcext:value-type="float">
            <text:p>9.839104</text:p>
          </table:table-cell>
          <table:table-cell table:formula="of:= ([times_100000.C425] - [times_100000.B425]) / 1000000" office:value-type="float" office:value="1.023232" calcext:value-type="float">
            <text:p>1.023232</text:p>
          </table:table-cell>
          <table:table-cell table:formula="of:= ([times_1000000.C425] - [times_1000000.B425]) / 1000000" office:value-type="float" office:value="1.095936" calcext:value-type="float">
            <text:p>1.095936</text:p>
          </table:table-cell>
        </table:table-row>
        <table:table-row table:style-name="ro1">
          <table:table-cell table:formula="of:= [times_10000.A426]" office:value-type="float" office:value="425" calcext:value-type="float">
            <text:p>425</text:p>
          </table:table-cell>
          <table:table-cell table:formula="of:= ([times_10000.C426] - [times_10000.B426]) / 1000000" office:value-type="float" office:value="9.44384" calcext:value-type="float">
            <text:p>9.44384</text:p>
          </table:table-cell>
          <table:table-cell table:formula="of:= ([times_100000.C426] - [times_100000.B426]) / 1000000" office:value-type="float" office:value="1.008896" calcext:value-type="float">
            <text:p>1.008896</text:p>
          </table:table-cell>
          <table:table-cell table:formula="of:= ([times_1000000.C426] - [times_1000000.B426]) / 1000000" office:value-type="float" office:value="1.099776" calcext:value-type="float">
            <text:p>1.099776</text:p>
          </table:table-cell>
        </table:table-row>
        <table:table-row table:style-name="ro1">
          <table:table-cell table:formula="of:= [times_10000.A427]" office:value-type="float" office:value="426" calcext:value-type="float">
            <text:p>426</text:p>
          </table:table-cell>
          <table:table-cell table:formula="of:= ([times_10000.C427] - [times_10000.B427]) / 1000000" office:value-type="float" office:value="8.902144" calcext:value-type="float">
            <text:p>8.902144</text:p>
          </table:table-cell>
          <table:table-cell table:formula="of:= ([times_100000.C427] - [times_100000.B427]) / 1000000" office:value-type="float" office:value="1.025024" calcext:value-type="float">
            <text:p>1.025024</text:p>
          </table:table-cell>
          <table:table-cell table:formula="of:= ([times_1000000.C427] - [times_1000000.B427]) / 1000000" office:value-type="float" office:value="1.140736" calcext:value-type="float">
            <text:p>1.140736</text:p>
          </table:table-cell>
        </table:table-row>
        <table:table-row table:style-name="ro1">
          <table:table-cell table:formula="of:= [times_10000.A428]" office:value-type="float" office:value="427" calcext:value-type="float">
            <text:p>427</text:p>
          </table:table-cell>
          <table:table-cell table:formula="of:= ([times_10000.C428] - [times_10000.B428]) / 1000000" office:value-type="float" office:value="8.54784" calcext:value-type="float">
            <text:p>8.54784</text:p>
          </table:table-cell>
          <table:table-cell table:formula="of:= ([times_100000.C428] - [times_100000.B428]) / 1000000" office:value-type="float" office:value="1.01632" calcext:value-type="float">
            <text:p>1.01632</text:p>
          </table:table-cell>
          <table:table-cell table:formula="of:= ([times_1000000.C428] - [times_1000000.B428]) / 1000000" office:value-type="float" office:value="1.089024" calcext:value-type="float">
            <text:p>1.089024</text:p>
          </table:table-cell>
        </table:table-row>
        <table:table-row table:style-name="ro1">
          <table:table-cell table:formula="of:= [times_10000.A429]" office:value-type="float" office:value="428" calcext:value-type="float">
            <text:p>428</text:p>
          </table:table-cell>
          <table:table-cell table:formula="of:= ([times_10000.C429] - [times_10000.B429]) / 1000000" office:value-type="float" office:value="8.617472" calcext:value-type="float">
            <text:p>8.617472</text:p>
          </table:table-cell>
          <table:table-cell table:formula="of:= ([times_100000.C429] - [times_100000.B429]) / 1000000" office:value-type="float" office:value="0.949248" calcext:value-type="float">
            <text:p>0.949248</text:p>
          </table:table-cell>
          <table:table-cell table:formula="of:= ([times_1000000.C429] - [times_1000000.B429]) / 1000000" office:value-type="float" office:value="0.832" calcext:value-type="float">
            <text:p>0.832</text:p>
          </table:table-cell>
        </table:table-row>
        <table:table-row table:style-name="ro1">
          <table:table-cell table:formula="of:= [times_10000.A430]" office:value-type="float" office:value="429" calcext:value-type="float">
            <text:p>429</text:p>
          </table:table-cell>
          <table:table-cell table:formula="of:= ([times_10000.C430] - [times_10000.B430]) / 1000000" office:value-type="float" office:value="10.584832" calcext:value-type="float">
            <text:p>10.584832</text:p>
          </table:table-cell>
          <table:table-cell table:formula="of:= ([times_100000.C430] - [times_100000.B430]) / 1000000" office:value-type="float" office:value="1.014272" calcext:value-type="float">
            <text:p>1.014272</text:p>
          </table:table-cell>
          <table:table-cell table:formula="of:= ([times_1000000.C430] - [times_1000000.B430]) / 1000000" office:value-type="float" office:value="0.989184" calcext:value-type="float">
            <text:p>0.989184</text:p>
          </table:table-cell>
        </table:table-row>
        <table:table-row table:style-name="ro1">
          <table:table-cell table:formula="of:= [times_10000.A431]" office:value-type="float" office:value="430" calcext:value-type="float">
            <text:p>430</text:p>
          </table:table-cell>
          <table:table-cell table:formula="of:= ([times_10000.C431] - [times_10000.B431]) / 1000000" office:value-type="float" office:value="10.798848" calcext:value-type="float">
            <text:p>10.798848</text:p>
          </table:table-cell>
          <table:table-cell table:formula="of:= ([times_100000.C431] - [times_100000.B431]) / 1000000" office:value-type="float" office:value="0.994048" calcext:value-type="float">
            <text:p>0.994048</text:p>
          </table:table-cell>
          <table:table-cell table:formula="of:= ([times_1000000.C431] - [times_1000000.B431]) / 1000000" office:value-type="float" office:value="1.09184" calcext:value-type="float">
            <text:p>1.09184</text:p>
          </table:table-cell>
        </table:table-row>
        <table:table-row table:style-name="ro1">
          <table:table-cell table:formula="of:= [times_10000.A432]" office:value-type="float" office:value="431" calcext:value-type="float">
            <text:p>431</text:p>
          </table:table-cell>
          <table:table-cell table:formula="of:= ([times_10000.C432] - [times_10000.B432]) / 1000000" office:value-type="float" office:value="11.584" calcext:value-type="float">
            <text:p>11.584</text:p>
          </table:table-cell>
          <table:table-cell table:formula="of:= ([times_100000.C432] - [times_100000.B432]) / 1000000" office:value-type="float" office:value="0.945152" calcext:value-type="float">
            <text:p>0.945152</text:p>
          </table:table-cell>
          <table:table-cell table:formula="of:= ([times_1000000.C432] - [times_1000000.B432]) / 1000000" office:value-type="float" office:value="1.097728" calcext:value-type="float">
            <text:p>1.097728</text:p>
          </table:table-cell>
        </table:table-row>
        <table:table-row table:style-name="ro1">
          <table:table-cell table:formula="of:= [times_10000.A433]" office:value-type="float" office:value="432" calcext:value-type="float">
            <text:p>432</text:p>
          </table:table-cell>
          <table:table-cell table:formula="of:= ([times_10000.C433] - [times_10000.B433]) / 1000000" office:value-type="float" office:value="11.008768" calcext:value-type="float">
            <text:p>11.008768</text:p>
          </table:table-cell>
          <table:table-cell table:formula="of:= ([times_100000.C433] - [times_100000.B433]) / 1000000" office:value-type="float" office:value="0.971776" calcext:value-type="float">
            <text:p>0.971776</text:p>
          </table:table-cell>
          <table:table-cell table:formula="of:= ([times_1000000.C433] - [times_1000000.B433]) / 1000000" office:value-type="float" office:value="1.163008" calcext:value-type="float">
            <text:p>1.163008</text:p>
          </table:table-cell>
        </table:table-row>
        <table:table-row table:style-name="ro1">
          <table:table-cell table:formula="of:= [times_10000.A434]" office:value-type="float" office:value="433" calcext:value-type="float">
            <text:p>433</text:p>
          </table:table-cell>
          <table:table-cell table:formula="of:= ([times_10000.C434] - [times_10000.B434]) / 1000000" office:value-type="float" office:value="10.477824" calcext:value-type="float">
            <text:p>10.477824</text:p>
          </table:table-cell>
          <table:table-cell table:formula="of:= ([times_100000.C434] - [times_100000.B434]) / 1000000" office:value-type="float" office:value="0.994816" calcext:value-type="float">
            <text:p>0.994816</text:p>
          </table:table-cell>
          <table:table-cell table:formula="of:= ([times_1000000.C434] - [times_1000000.B434]) / 1000000" office:value-type="float" office:value="1.138176" calcext:value-type="float">
            <text:p>1.138176</text:p>
          </table:table-cell>
        </table:table-row>
        <table:table-row table:style-name="ro1">
          <table:table-cell table:formula="of:= [times_10000.A435]" office:value-type="float" office:value="434" calcext:value-type="float">
            <text:p>434</text:p>
          </table:table-cell>
          <table:table-cell table:formula="of:= ([times_10000.C435] - [times_10000.B435]) / 1000000" office:value-type="float" office:value="10.979328" calcext:value-type="float">
            <text:p>10.979328</text:p>
          </table:table-cell>
          <table:table-cell table:formula="of:= ([times_100000.C435] - [times_100000.B435]) / 1000000" office:value-type="float" office:value="1.042176" calcext:value-type="float">
            <text:p>1.042176</text:p>
          </table:table-cell>
          <table:table-cell table:formula="of:= ([times_1000000.C435] - [times_1000000.B435]) / 1000000" office:value-type="float" office:value="1.2416" calcext:value-type="float">
            <text:p>1.2416</text:p>
          </table:table-cell>
        </table:table-row>
        <table:table-row table:style-name="ro1">
          <table:table-cell table:formula="of:= [times_10000.A436]" office:value-type="float" office:value="435" calcext:value-type="float">
            <text:p>435</text:p>
          </table:table-cell>
          <table:table-cell table:formula="of:= ([times_10000.C436] - [times_10000.B436]) / 1000000" office:value-type="float" office:value="11.821056" calcext:value-type="float">
            <text:p>11.821056</text:p>
          </table:table-cell>
          <table:table-cell table:formula="of:= ([times_100000.C436] - [times_100000.B436]) / 1000000" office:value-type="float" office:value="1.00864" calcext:value-type="float">
            <text:p>1.00864</text:p>
          </table:table-cell>
          <table:table-cell table:formula="of:= ([times_1000000.C436] - [times_1000000.B436]) / 1000000" office:value-type="float" office:value="0.975872" calcext:value-type="float">
            <text:p>0.975872</text:p>
          </table:table-cell>
        </table:table-row>
        <table:table-row table:style-name="ro1">
          <table:table-cell table:formula="of:= [times_10000.A437]" office:value-type="float" office:value="436" calcext:value-type="float">
            <text:p>436</text:p>
          </table:table-cell>
          <table:table-cell table:formula="of:= ([times_10000.C437] - [times_10000.B437]) / 1000000" office:value-type="float" office:value="11.265792" calcext:value-type="float">
            <text:p>11.265792</text:p>
          </table:table-cell>
          <table:table-cell table:formula="of:= ([times_100000.C437] - [times_100000.B437]) / 1000000" office:value-type="float" office:value="0.84736" calcext:value-type="float">
            <text:p>0.84736</text:p>
          </table:table-cell>
          <table:table-cell table:formula="of:= ([times_1000000.C437] - [times_1000000.B437]) / 1000000" office:value-type="float" office:value="1.129472" calcext:value-type="float">
            <text:p>1.129472</text:p>
          </table:table-cell>
        </table:table-row>
        <table:table-row table:style-name="ro1">
          <table:table-cell table:formula="of:= [times_10000.A438]" office:value-type="float" office:value="437" calcext:value-type="float">
            <text:p>437</text:p>
          </table:table-cell>
          <table:table-cell table:formula="of:= ([times_10000.C438] - [times_10000.B438]) / 1000000" office:value-type="float" office:value="10.840064" calcext:value-type="float">
            <text:p>10.840064</text:p>
          </table:table-cell>
          <table:table-cell table:formula="of:= ([times_100000.C438] - [times_100000.B438]) / 1000000" office:value-type="float" office:value="1.121792" calcext:value-type="float">
            <text:p>1.121792</text:p>
          </table:table-cell>
          <table:table-cell table:formula="of:= ([times_1000000.C438] - [times_1000000.B438]) / 1000000" office:value-type="float" office:value="1.186816" calcext:value-type="float">
            <text:p>1.186816</text:p>
          </table:table-cell>
        </table:table-row>
        <table:table-row table:style-name="ro1">
          <table:table-cell table:formula="of:= [times_10000.A439]" office:value-type="float" office:value="438" calcext:value-type="float">
            <text:p>438</text:p>
          </table:table-cell>
          <table:table-cell table:formula="of:= ([times_10000.C439] - [times_10000.B439]) / 1000000" office:value-type="float" office:value="10.287872" calcext:value-type="float">
            <text:p>10.287872</text:p>
          </table:table-cell>
          <table:table-cell table:formula="of:= ([times_100000.C439] - [times_100000.B439]) / 1000000" office:value-type="float" office:value="1.057024" calcext:value-type="float">
            <text:p>1.057024</text:p>
          </table:table-cell>
          <table:table-cell table:formula="of:= ([times_1000000.C439] - [times_1000000.B439]) / 1000000" office:value-type="float" office:value="1.140736" calcext:value-type="float">
            <text:p>1.140736</text:p>
          </table:table-cell>
        </table:table-row>
        <table:table-row table:style-name="ro1">
          <table:table-cell table:formula="of:= [times_10000.A440]" office:value-type="float" office:value="439" calcext:value-type="float">
            <text:p>439</text:p>
          </table:table-cell>
          <table:table-cell table:formula="of:= ([times_10000.C440] - [times_10000.B440]) / 1000000" office:value-type="float" office:value="9.824768" calcext:value-type="float">
            <text:p>9.824768</text:p>
          </table:table-cell>
          <table:table-cell table:formula="of:= ([times_100000.C440] - [times_100000.B440]) / 1000000" office:value-type="float" office:value="1.056768" calcext:value-type="float">
            <text:p>1.056768</text:p>
          </table:table-cell>
          <table:table-cell table:formula="of:= ([times_1000000.C440] - [times_1000000.B440]) / 1000000" office:value-type="float" office:value="1.054976" calcext:value-type="float">
            <text:p>1.054976</text:p>
          </table:table-cell>
        </table:table-row>
        <table:table-row table:style-name="ro1">
          <table:table-cell table:formula="of:= [times_10000.A441]" office:value-type="float" office:value="440" calcext:value-type="float">
            <text:p>440</text:p>
          </table:table-cell>
          <table:table-cell table:formula="of:= ([times_10000.C441] - [times_10000.B441]) / 1000000" office:value-type="float" office:value="9.52576" calcext:value-type="float">
            <text:p>9.52576</text:p>
          </table:table-cell>
          <table:table-cell table:formula="of:= ([times_100000.C441] - [times_100000.B441]) / 1000000" office:value-type="float" office:value="1.080064" calcext:value-type="float">
            <text:p>1.080064</text:p>
          </table:table-cell>
          <table:table-cell table:formula="of:= ([times_1000000.C441] - [times_1000000.B441]) / 1000000" office:value-type="float" office:value="1.14432" calcext:value-type="float">
            <text:p>1.14432</text:p>
          </table:table-cell>
        </table:table-row>
        <table:table-row table:style-name="ro1">
          <table:table-cell table:formula="of:= [times_10000.A442]" office:value-type="float" office:value="441" calcext:value-type="float">
            <text:p>441</text:p>
          </table:table-cell>
          <table:table-cell table:formula="of:= ([times_10000.C442] - [times_10000.B442]) / 1000000" office:value-type="float" office:value="9.198592" calcext:value-type="float">
            <text:p>9.198592</text:p>
          </table:table-cell>
          <table:table-cell table:formula="of:= ([times_100000.C442] - [times_100000.B442]) / 1000000" office:value-type="float" office:value="0.955136" calcext:value-type="float">
            <text:p>0.955136</text:p>
          </table:table-cell>
          <table:table-cell table:formula="of:= ([times_1000000.C442] - [times_1000000.B442]) / 1000000" office:value-type="float" office:value="1.132032" calcext:value-type="float">
            <text:p>1.132032</text:p>
          </table:table-cell>
        </table:table-row>
        <table:table-row table:style-name="ro1">
          <table:table-cell table:formula="of:= [times_10000.A443]" office:value-type="float" office:value="442" calcext:value-type="float">
            <text:p>442</text:p>
          </table:table-cell>
          <table:table-cell table:formula="of:= ([times_10000.C443] - [times_10000.B443]) / 1000000" office:value-type="float" office:value="8.904192" calcext:value-type="float">
            <text:p>8.904192</text:p>
          </table:table-cell>
          <table:table-cell table:formula="of:= ([times_100000.C443] - [times_100000.B443]) / 1000000" office:value-type="float" office:value="1.012224" calcext:value-type="float">
            <text:p>1.012224</text:p>
          </table:table-cell>
          <table:table-cell table:formula="of:= ([times_1000000.C443] - [times_1000000.B443]) / 1000000" office:value-type="float" office:value="1.01888" calcext:value-type="float">
            <text:p>1.01888</text:p>
          </table:table-cell>
        </table:table-row>
        <table:table-row table:style-name="ro1">
          <table:table-cell table:formula="of:= [times_10000.A444]" office:value-type="float" office:value="443" calcext:value-type="float">
            <text:p>443</text:p>
          </table:table-cell>
          <table:table-cell table:formula="of:= ([times_10000.C444] - [times_10000.B444]) / 1000000" office:value-type="float" office:value="9.625088" calcext:value-type="float">
            <text:p>9.625088</text:p>
          </table:table-cell>
          <table:table-cell table:formula="of:= ([times_100000.C444] - [times_100000.B444]) / 1000000" office:value-type="float" office:value="0.844032" calcext:value-type="float">
            <text:p>0.844032</text:p>
          </table:table-cell>
          <table:table-cell table:formula="of:= ([times_1000000.C444] - [times_1000000.B444]) / 1000000" office:value-type="float" office:value="1.122304" calcext:value-type="float">
            <text:p>1.122304</text:p>
          </table:table-cell>
        </table:table-row>
        <table:table-row table:style-name="ro1">
          <table:table-cell table:formula="of:= [times_10000.A445]" office:value-type="float" office:value="444" calcext:value-type="float">
            <text:p>444</text:p>
          </table:table-cell>
          <table:table-cell table:formula="of:= ([times_10000.C445] - [times_10000.B445]) / 1000000" office:value-type="float" office:value="8.498944" calcext:value-type="float">
            <text:p>8.498944</text:p>
          </table:table-cell>
          <table:table-cell table:formula="of:= ([times_100000.C445] - [times_100000.B445]) / 1000000" office:value-type="float" office:value="0.958976" calcext:value-type="float">
            <text:p>0.958976</text:p>
          </table:table-cell>
          <table:table-cell table:formula="of:= ([times_1000000.C445] - [times_1000000.B445]) / 1000000" office:value-type="float" office:value="1.117696" calcext:value-type="float">
            <text:p>1.117696</text:p>
          </table:table-cell>
        </table:table-row>
        <table:table-row table:style-name="ro1">
          <table:table-cell table:formula="of:= [times_10000.A446]" office:value-type="float" office:value="445" calcext:value-type="float">
            <text:p>445</text:p>
          </table:table-cell>
          <table:table-cell table:formula="of:= ([times_10000.C446] - [times_10000.B446]) / 1000000" office:value-type="float" office:value="7.987968" calcext:value-type="float">
            <text:p>7.987968</text:p>
          </table:table-cell>
          <table:table-cell table:formula="of:= ([times_100000.C446] - [times_100000.B446]) / 1000000" office:value-type="float" office:value="0.9856" calcext:value-type="float">
            <text:p>0.9856</text:p>
          </table:table-cell>
          <table:table-cell table:formula="of:= ([times_1000000.C446] - [times_1000000.B446]) / 1000000" office:value-type="float" office:value="1.071104" calcext:value-type="float">
            <text:p>1.071104</text:p>
          </table:table-cell>
        </table:table-row>
        <table:table-row table:style-name="ro1">
          <table:table-cell table:formula="of:= [times_10000.A447]" office:value-type="float" office:value="446" calcext:value-type="float">
            <text:p>446</text:p>
          </table:table-cell>
          <table:table-cell table:formula="of:= ([times_10000.C447] - [times_10000.B447]) / 1000000" office:value-type="float" office:value="7.501824" calcext:value-type="float">
            <text:p>7.501824</text:p>
          </table:table-cell>
          <table:table-cell table:formula="of:= ([times_100000.C447] - [times_100000.B447]) / 1000000" office:value-type="float" office:value="1.014016" calcext:value-type="float">
            <text:p>1.014016</text:p>
          </table:table-cell>
          <table:table-cell table:formula="of:= ([times_1000000.C447] - [times_1000000.B447]) / 1000000" office:value-type="float" office:value="1.135104" calcext:value-type="float">
            <text:p>1.135104</text:p>
          </table:table-cell>
        </table:table-row>
        <table:table-row table:style-name="ro1">
          <table:table-cell table:formula="of:= [times_10000.A448]" office:value-type="float" office:value="447" calcext:value-type="float">
            <text:p>447</text:p>
          </table:table-cell>
          <table:table-cell table:formula="of:= ([times_10000.C448] - [times_10000.B448]) / 1000000" office:value-type="float" office:value="7.192832" calcext:value-type="float">
            <text:p>7.192832</text:p>
          </table:table-cell>
          <table:table-cell table:formula="of:= ([times_100000.C448] - [times_100000.B448]) / 1000000" office:value-type="float" office:value="0.939776" calcext:value-type="float">
            <text:p>0.939776</text:p>
          </table:table-cell>
          <table:table-cell table:formula="of:= ([times_1000000.C448] - [times_1000000.B448]) / 1000000" office:value-type="float" office:value="1.109248" calcext:value-type="float">
            <text:p>1.109248</text:p>
          </table:table-cell>
        </table:table-row>
        <table:table-row table:style-name="ro1">
          <table:table-cell table:formula="of:= [times_10000.A449]" office:value-type="float" office:value="448" calcext:value-type="float">
            <text:p>448</text:p>
          </table:table-cell>
          <table:table-cell table:formula="of:= ([times_10000.C449] - [times_10000.B449]) / 1000000" office:value-type="float" office:value="6.857728" calcext:value-type="float">
            <text:p>6.857728</text:p>
          </table:table-cell>
          <table:table-cell table:formula="of:= ([times_100000.C449] - [times_100000.B449]) / 1000000" office:value-type="float" office:value="0.982016" calcext:value-type="float">
            <text:p>0.982016</text:p>
          </table:table-cell>
          <table:table-cell table:formula="of:= ([times_1000000.C449] - [times_1000000.B449]) / 1000000" office:value-type="float" office:value="1.10592" calcext:value-type="float">
            <text:p>1.10592</text:p>
          </table:table-cell>
        </table:table-row>
        <table:table-row table:style-name="ro1">
          <table:table-cell table:formula="of:= [times_10000.A450]" office:value-type="float" office:value="449" calcext:value-type="float">
            <text:p>449</text:p>
          </table:table-cell>
          <table:table-cell table:formula="of:= ([times_10000.C450] - [times_10000.B450]) / 1000000" office:value-type="float" office:value="6.40256" calcext:value-type="float">
            <text:p>6.40256</text:p>
          </table:table-cell>
          <table:table-cell table:formula="of:= ([times_100000.C450] - [times_100000.B450]) / 1000000" office:value-type="float" office:value="1.008896" calcext:value-type="float">
            <text:p>1.008896</text:p>
          </table:table-cell>
          <table:table-cell table:formula="of:= ([times_1000000.C450] - [times_1000000.B450]) / 1000000" office:value-type="float" office:value="1.123072" calcext:value-type="float">
            <text:p>1.123072</text:p>
          </table:table-cell>
        </table:table-row>
        <table:table-row table:style-name="ro1">
          <table:table-cell table:formula="of:= [times_10000.A451]" office:value-type="float" office:value="450" calcext:value-type="float">
            <text:p>450</text:p>
          </table:table-cell>
          <table:table-cell table:formula="of:= ([times_10000.C451] - [times_10000.B451]) / 1000000" office:value-type="float" office:value="5.8432" calcext:value-type="float">
            <text:p>5.8432</text:p>
          </table:table-cell>
          <table:table-cell table:formula="of:= ([times_100000.C451] - [times_100000.B451]) / 1000000" office:value-type="float" office:value="0.95104" calcext:value-type="float">
            <text:p>0.95104</text:p>
          </table:table-cell>
          <table:table-cell table:formula="of:= ([times_1000000.C451] - [times_1000000.B451]) / 1000000" office:value-type="float" office:value="1.140224" calcext:value-type="float">
            <text:p>1.140224</text:p>
          </table:table-cell>
        </table:table-row>
        <table:table-row table:style-name="ro1">
          <table:table-cell table:formula="of:= [times_10000.A452]" office:value-type="float" office:value="451" calcext:value-type="float">
            <text:p>451</text:p>
          </table:table-cell>
          <table:table-cell table:formula="of:= ([times_10000.C452] - [times_10000.B452]) / 1000000" office:value-type="float" office:value="6.273792" calcext:value-type="float">
            <text:p>6.273792</text:p>
          </table:table-cell>
          <table:table-cell table:formula="of:= ([times_100000.C452] - [times_100000.B452]) / 1000000" office:value-type="float" office:value="0.976384" calcext:value-type="float">
            <text:p>0.976384</text:p>
          </table:table-cell>
          <table:table-cell table:formula="of:= ([times_1000000.C452] - [times_1000000.B452]) / 1000000" office:value-type="float" office:value="1.095936" calcext:value-type="float">
            <text:p>1.095936</text:p>
          </table:table-cell>
        </table:table-row>
        <table:table-row table:style-name="ro1">
          <table:table-cell table:formula="of:= [times_10000.A453]" office:value-type="float" office:value="452" calcext:value-type="float">
            <text:p>452</text:p>
          </table:table-cell>
          <table:table-cell table:formula="of:= ([times_10000.C453] - [times_10000.B453]) / 1000000" office:value-type="float" office:value="5.310208" calcext:value-type="float">
            <text:p>5.310208</text:p>
          </table:table-cell>
          <table:table-cell table:formula="of:= ([times_100000.C453] - [times_100000.B453]) / 1000000" office:value-type="float" office:value="0.994304" calcext:value-type="float">
            <text:p>0.994304</text:p>
          </table:table-cell>
          <table:table-cell table:formula="of:= ([times_1000000.C453] - [times_1000000.B453]) / 1000000" office:value-type="float" office:value="1.081088" calcext:value-type="float">
            <text:p>1.081088</text:p>
          </table:table-cell>
        </table:table-row>
        <table:table-row table:style-name="ro1">
          <table:table-cell table:formula="of:= [times_10000.A454]" office:value-type="float" office:value="453" calcext:value-type="float">
            <text:p>453</text:p>
          </table:table-cell>
          <table:table-cell table:formula="of:= ([times_10000.C454] - [times_10000.B454]) / 1000000" office:value-type="float" office:value="5.753344" calcext:value-type="float">
            <text:p>5.753344</text:p>
          </table:table-cell>
          <table:table-cell table:formula="of:= ([times_100000.C454] - [times_100000.B454]) / 1000000" office:value-type="float" office:value="0.990976" calcext:value-type="float">
            <text:p>0.990976</text:p>
          </table:table-cell>
          <table:table-cell table:formula="of:= ([times_1000000.C454] - [times_1000000.B454]) / 1000000" office:value-type="float" office:value="1.689088" calcext:value-type="float">
            <text:p>1.689088</text:p>
          </table:table-cell>
        </table:table-row>
        <table:table-row table:style-name="ro1">
          <table:table-cell table:formula="of:= [times_10000.A455]" office:value-type="float" office:value="454" calcext:value-type="float">
            <text:p>454</text:p>
          </table:table-cell>
          <table:table-cell table:formula="of:= ([times_10000.C455] - [times_10000.B455]) / 1000000" office:value-type="float" office:value="6.468608" calcext:value-type="float">
            <text:p>6.468608</text:p>
          </table:table-cell>
          <table:table-cell table:formula="of:= ([times_100000.C455] - [times_100000.B455]) / 1000000" office:value-type="float" office:value="1.05216" calcext:value-type="float">
            <text:p>1.05216</text:p>
          </table:table-cell>
          <table:table-cell table:formula="of:= ([times_1000000.C455] - [times_1000000.B455]) / 1000000" office:value-type="float" office:value="1.196032" calcext:value-type="float">
            <text:p>1.196032</text:p>
          </table:table-cell>
        </table:table-row>
        <table:table-row table:style-name="ro1">
          <table:table-cell table:formula="of:= [times_10000.A456]" office:value-type="float" office:value="455" calcext:value-type="float">
            <text:p>455</text:p>
          </table:table-cell>
          <table:table-cell table:formula="of:= ([times_10000.C456] - [times_10000.B456]) / 1000000" office:value-type="float" office:value="6.238976" calcext:value-type="float">
            <text:p>6.238976</text:p>
          </table:table-cell>
          <table:table-cell table:formula="of:= ([times_100000.C456] - [times_100000.B456]) / 1000000" office:value-type="float" office:value="1.07264" calcext:value-type="float">
            <text:p>1.07264</text:p>
          </table:table-cell>
          <table:table-cell table:formula="of:= ([times_1000000.C456] - [times_1000000.B456]) / 1000000" office:value-type="float" office:value="1.272064" calcext:value-type="float">
            <text:p>1.272064</text:p>
          </table:table-cell>
        </table:table-row>
        <table:table-row table:style-name="ro1">
          <table:table-cell table:formula="of:= [times_10000.A457]" office:value-type="float" office:value="456" calcext:value-type="float">
            <text:p>456</text:p>
          </table:table-cell>
          <table:table-cell table:formula="of:= ([times_10000.C457] - [times_10000.B457]) / 1000000" office:value-type="float" office:value="7.086336" calcext:value-type="float">
            <text:p>7.086336</text:p>
          </table:table-cell>
          <table:table-cell table:formula="of:= ([times_100000.C457] - [times_100000.B457]) / 1000000" office:value-type="float" office:value="0.798976" calcext:value-type="float">
            <text:p>0.798976</text:p>
          </table:table-cell>
          <table:table-cell table:formula="of:= ([times_1000000.C457] - [times_1000000.B457]) / 1000000" office:value-type="float" office:value="1.11488" calcext:value-type="float">
            <text:p>1.11488</text:p>
          </table:table-cell>
        </table:table-row>
        <table:table-row table:style-name="ro1">
          <table:table-cell table:formula="of:= [times_10000.A458]" office:value-type="float" office:value="457" calcext:value-type="float">
            <text:p>457</text:p>
          </table:table-cell>
          <table:table-cell table:formula="of:= ([times_10000.C458] - [times_10000.B458]) / 1000000" office:value-type="float" office:value="7.468288" calcext:value-type="float">
            <text:p>7.468288</text:p>
          </table:table-cell>
          <table:table-cell table:formula="of:= ([times_100000.C458] - [times_100000.B458]) / 1000000" office:value-type="float" office:value="0.964096" calcext:value-type="float">
            <text:p>0.964096</text:p>
          </table:table-cell>
          <table:table-cell table:formula="of:= ([times_1000000.C458] - [times_1000000.B458]) / 1000000" office:value-type="float" office:value="1.144832" calcext:value-type="float">
            <text:p>1.144832</text:p>
          </table:table-cell>
        </table:table-row>
        <table:table-row table:style-name="ro1">
          <table:table-cell table:formula="of:= [times_10000.A459]" office:value-type="float" office:value="458" calcext:value-type="float">
            <text:p>458</text:p>
          </table:table-cell>
          <table:table-cell table:formula="of:= ([times_10000.C459] - [times_10000.B459]) / 1000000" office:value-type="float" office:value="7.055104" calcext:value-type="float">
            <text:p>7.055104</text:p>
          </table:table-cell>
          <table:table-cell table:formula="of:= ([times_100000.C459] - [times_100000.B459]) / 1000000" office:value-type="float" office:value="0.824064" calcext:value-type="float">
            <text:p>0.824064</text:p>
          </table:table-cell>
          <table:table-cell table:formula="of:= ([times_1000000.C459] - [times_1000000.B459]) / 1000000" office:value-type="float" office:value="1.306624" calcext:value-type="float">
            <text:p>1.306624</text:p>
          </table:table-cell>
        </table:table-row>
        <table:table-row table:style-name="ro1">
          <table:table-cell table:formula="of:= [times_10000.A460]" office:value-type="float" office:value="459" calcext:value-type="float">
            <text:p>459</text:p>
          </table:table-cell>
          <table:table-cell table:formula="of:= ([times_10000.C460] - [times_10000.B460]) / 1000000" office:value-type="float" office:value="5.666048" calcext:value-type="float">
            <text:p>5.666048</text:p>
          </table:table-cell>
          <table:table-cell table:formula="of:= ([times_100000.C460] - [times_100000.B460]) / 1000000" office:value-type="float" office:value="0.999936" calcext:value-type="float">
            <text:p>0.999936</text:p>
          </table:table-cell>
          <table:table-cell table:formula="of:= ([times_1000000.C460] - [times_1000000.B460]) / 1000000" office:value-type="float" office:value="0.885248" calcext:value-type="float">
            <text:p>0.885248</text:p>
          </table:table-cell>
        </table:table-row>
        <table:table-row table:style-name="ro1">
          <table:table-cell table:formula="of:= [times_10000.A461]" office:value-type="float" office:value="460" calcext:value-type="float">
            <text:p>460</text:p>
          </table:table-cell>
          <table:table-cell table:formula="of:= ([times_10000.C461] - [times_10000.B461]) / 1000000" office:value-type="float" office:value="6.859008" calcext:value-type="float">
            <text:p>6.859008</text:p>
          </table:table-cell>
          <table:table-cell table:formula="of:= ([times_100000.C461] - [times_100000.B461]) / 1000000" office:value-type="float" office:value="1.089792" calcext:value-type="float">
            <text:p>1.089792</text:p>
          </table:table-cell>
          <table:table-cell table:formula="of:= ([times_1000000.C461] - [times_1000000.B461]) / 1000000" office:value-type="float" office:value="0.953088" calcext:value-type="float">
            <text:p>0.953088</text:p>
          </table:table-cell>
        </table:table-row>
        <table:table-row table:style-name="ro1">
          <table:table-cell table:formula="of:= [times_10000.A462]" office:value-type="float" office:value="461" calcext:value-type="float">
            <text:p>461</text:p>
          </table:table-cell>
          <table:table-cell table:formula="of:= ([times_10000.C462] - [times_10000.B462]) / 1000000" office:value-type="float" office:value="6.25408" calcext:value-type="float">
            <text:p>6.25408</text:p>
          </table:table-cell>
          <table:table-cell table:formula="of:= ([times_100000.C462] - [times_100000.B462]) / 1000000" office:value-type="float" office:value="1.065984" calcext:value-type="float">
            <text:p>1.065984</text:p>
          </table:table-cell>
          <table:table-cell table:formula="of:= ([times_1000000.C462] - [times_1000000.B462]) / 1000000" office:value-type="float" office:value="1.158912" calcext:value-type="float">
            <text:p>1.158912</text:p>
          </table:table-cell>
        </table:table-row>
        <table:table-row table:style-name="ro1">
          <table:table-cell table:formula="of:= [times_10000.A463]" office:value-type="float" office:value="462" calcext:value-type="float">
            <text:p>462</text:p>
          </table:table-cell>
          <table:table-cell table:formula="of:= ([times_10000.C463] - [times_10000.B463]) / 1000000" office:value-type="float" office:value="5.960192" calcext:value-type="float">
            <text:p>5.960192</text:p>
          </table:table-cell>
          <table:table-cell table:formula="of:= ([times_100000.C463] - [times_100000.B463]) / 1000000" office:value-type="float" office:value="1.013248" calcext:value-type="float">
            <text:p>1.013248</text:p>
          </table:table-cell>
          <table:table-cell table:formula="of:= ([times_1000000.C463] - [times_1000000.B463]) / 1000000" office:value-type="float" office:value="1.121024" calcext:value-type="float">
            <text:p>1.121024</text:p>
          </table:table-cell>
        </table:table-row>
        <table:table-row table:style-name="ro1">
          <table:table-cell table:formula="of:= [times_10000.A464]" office:value-type="float" office:value="463" calcext:value-type="float">
            <text:p>463</text:p>
          </table:table-cell>
          <table:table-cell table:formula="of:= ([times_10000.C464] - [times_10000.B464]) / 1000000" office:value-type="float" office:value="5.355008" calcext:value-type="float">
            <text:p>5.355008</text:p>
          </table:table-cell>
          <table:table-cell table:formula="of:= ([times_100000.C464] - [times_100000.B464]) / 1000000" office:value-type="float" office:value="0.937728" calcext:value-type="float">
            <text:p>0.937728</text:p>
          </table:table-cell>
          <table:table-cell table:formula="of:= ([times_1000000.C464] - [times_1000000.B464]) / 1000000" office:value-type="float" office:value="1.107712" calcext:value-type="float">
            <text:p>1.107712</text:p>
          </table:table-cell>
        </table:table-row>
        <table:table-row table:style-name="ro1">
          <table:table-cell table:formula="of:= [times_10000.A465]" office:value-type="float" office:value="464" calcext:value-type="float">
            <text:p>464</text:p>
          </table:table-cell>
          <table:table-cell table:formula="of:= ([times_10000.C465] - [times_10000.B465]) / 1000000" office:value-type="float" office:value="4.923136" calcext:value-type="float">
            <text:p>4.923136</text:p>
          </table:table-cell>
          <table:table-cell table:formula="of:= ([times_100000.C465] - [times_100000.B465]) / 1000000" office:value-type="float" office:value="0.998144" calcext:value-type="float">
            <text:p>0.998144</text:p>
          </table:table-cell>
          <table:table-cell table:formula="of:= ([times_1000000.C465] - [times_1000000.B465]) / 1000000" office:value-type="float" office:value="1.09696" calcext:value-type="float">
            <text:p>1.09696</text:p>
          </table:table-cell>
        </table:table-row>
        <table:table-row table:style-name="ro1">
          <table:table-cell table:formula="of:= [times_10000.A466]" office:value-type="float" office:value="465" calcext:value-type="float">
            <text:p>465</text:p>
          </table:table-cell>
          <table:table-cell table:formula="of:= ([times_10000.C466] - [times_10000.B466]) / 1000000" office:value-type="float" office:value="4.359168" calcext:value-type="float">
            <text:p>4.359168</text:p>
          </table:table-cell>
          <table:table-cell table:formula="of:= ([times_100000.C466] - [times_100000.B466]) / 1000000" office:value-type="float" office:value="0.986368" calcext:value-type="float">
            <text:p>0.986368</text:p>
          </table:table-cell>
          <table:table-cell table:formula="of:= ([times_1000000.C466] - [times_1000000.B466]) / 1000000" office:value-type="float" office:value="1.03808" calcext:value-type="float">
            <text:p>1.03808</text:p>
          </table:table-cell>
        </table:table-row>
        <table:table-row table:style-name="ro1">
          <table:table-cell table:formula="of:= [times_10000.A467]" office:value-type="float" office:value="466" calcext:value-type="float">
            <text:p>466</text:p>
          </table:table-cell>
          <table:table-cell table:formula="of:= ([times_10000.C467] - [times_10000.B467]) / 1000000" office:value-type="float" office:value="4.056064" calcext:value-type="float">
            <text:p>4.056064</text:p>
          </table:table-cell>
          <table:table-cell table:formula="of:= ([times_100000.C467] - [times_100000.B467]) / 1000000" office:value-type="float" office:value="0.98688" calcext:value-type="float">
            <text:p>0.98688</text:p>
          </table:table-cell>
          <table:table-cell table:formula="of:= ([times_1000000.C467] - [times_1000000.B467]) / 1000000" office:value-type="float" office:value="1.2736" calcext:value-type="float">
            <text:p>1.2736</text:p>
          </table:table-cell>
        </table:table-row>
        <table:table-row table:style-name="ro1">
          <table:table-cell table:formula="of:= [times_10000.A468]" office:value-type="float" office:value="467" calcext:value-type="float">
            <text:p>467</text:p>
          </table:table-cell>
          <table:table-cell table:formula="of:= ([times_10000.C468] - [times_10000.B468]) / 1000000" office:value-type="float" office:value="5.094912" calcext:value-type="float">
            <text:p>5.094912</text:p>
          </table:table-cell>
          <table:table-cell table:formula="of:= ([times_100000.C468] - [times_100000.B468]) / 1000000" office:value-type="float" office:value="0.765696" calcext:value-type="float">
            <text:p>0.765696</text:p>
          </table:table-cell>
          <table:table-cell table:formula="of:= ([times_1000000.C468] - [times_1000000.B468]) / 1000000" office:value-type="float" office:value="1.147904" calcext:value-type="float">
            <text:p>1.147904</text:p>
          </table:table-cell>
        </table:table-row>
        <table:table-row table:style-name="ro1">
          <table:table-cell table:formula="of:= [times_10000.A469]" office:value-type="float" office:value="468" calcext:value-type="float">
            <text:p>468</text:p>
          </table:table-cell>
          <table:table-cell table:formula="of:= ([times_10000.C469] - [times_10000.B469]) / 1000000" office:value-type="float" office:value="6.26688" calcext:value-type="float">
            <text:p>6.26688</text:p>
          </table:table-cell>
          <table:table-cell table:formula="of:= ([times_100000.C469] - [times_100000.B469]) / 1000000" office:value-type="float" office:value="0.845056" calcext:value-type="float">
            <text:p>0.845056</text:p>
          </table:table-cell>
          <table:table-cell table:formula="of:= ([times_1000000.C469] - [times_1000000.B469]) / 1000000" office:value-type="float" office:value="1.225984" calcext:value-type="float">
            <text:p>1.225984</text:p>
          </table:table-cell>
        </table:table-row>
        <table:table-row table:style-name="ro1">
          <table:table-cell table:formula="of:= [times_10000.A470]" office:value-type="float" office:value="469" calcext:value-type="float">
            <text:p>469</text:p>
          </table:table-cell>
          <table:table-cell table:formula="of:= ([times_10000.C470] - [times_10000.B470]) / 1000000" office:value-type="float" office:value="8.368896" calcext:value-type="float">
            <text:p>8.368896</text:p>
          </table:table-cell>
          <table:table-cell table:formula="of:= ([times_100000.C470] - [times_100000.B470]) / 1000000" office:value-type="float" office:value="0.965632" calcext:value-type="float">
            <text:p>0.965632</text:p>
          </table:table-cell>
          <table:table-cell table:formula="of:= ([times_1000000.C470] - [times_1000000.B470]) / 1000000" office:value-type="float" office:value="1.175296" calcext:value-type="float">
            <text:p>1.175296</text:p>
          </table:table-cell>
        </table:table-row>
        <table:table-row table:style-name="ro1">
          <table:table-cell table:formula="of:= [times_10000.A471]" office:value-type="float" office:value="470" calcext:value-type="float">
            <text:p>470</text:p>
          </table:table-cell>
          <table:table-cell table:formula="of:= ([times_10000.C471] - [times_10000.B471]) / 1000000" office:value-type="float" office:value="8.301824" calcext:value-type="float">
            <text:p>8.301824</text:p>
          </table:table-cell>
          <table:table-cell table:formula="of:= ([times_100000.C471] - [times_100000.B471]) / 1000000" office:value-type="float" office:value="1.028864" calcext:value-type="float">
            <text:p>1.028864</text:p>
          </table:table-cell>
          <table:table-cell table:formula="of:= ([times_1000000.C471] - [times_1000000.B471]) / 1000000" office:value-type="float" office:value="0.84224" calcext:value-type="float">
            <text:p>0.84224</text:p>
          </table:table-cell>
        </table:table-row>
        <table:table-row table:style-name="ro1">
          <table:table-cell table:formula="of:= [times_10000.A472]" office:value-type="float" office:value="471" calcext:value-type="float">
            <text:p>471</text:p>
          </table:table-cell>
          <table:table-cell table:formula="of:= ([times_10000.C472] - [times_10000.B472]) / 1000000" office:value-type="float" office:value="8.742912" calcext:value-type="float">
            <text:p>8.742912</text:p>
          </table:table-cell>
          <table:table-cell table:formula="of:= ([times_100000.C472] - [times_100000.B472]) / 1000000" office:value-type="float" office:value="0.827136" calcext:value-type="float">
            <text:p>0.827136</text:p>
          </table:table-cell>
          <table:table-cell table:formula="of:= ([times_1000000.C472] - [times_1000000.B472]) / 1000000" office:value-type="float" office:value="1.020672" calcext:value-type="float">
            <text:p>1.020672</text:p>
          </table:table-cell>
        </table:table-row>
        <table:table-row table:style-name="ro1">
          <table:table-cell table:formula="of:= [times_10000.A473]" office:value-type="float" office:value="472" calcext:value-type="float">
            <text:p>472</text:p>
          </table:table-cell>
          <table:table-cell table:formula="of:= ([times_10000.C473] - [times_10000.B473]) / 1000000" office:value-type="float" office:value="11.524608" calcext:value-type="float">
            <text:p>11.524608</text:p>
          </table:table-cell>
          <table:table-cell table:formula="of:= ([times_100000.C473] - [times_100000.B473]) / 1000000" office:value-type="float" office:value="0.989696" calcext:value-type="float">
            <text:p>0.989696</text:p>
          </table:table-cell>
          <table:table-cell table:formula="of:= ([times_1000000.C473] - [times_1000000.B473]) / 1000000" office:value-type="float" office:value="1.215488" calcext:value-type="float">
            <text:p>1.215488</text:p>
          </table:table-cell>
        </table:table-row>
        <table:table-row table:style-name="ro1">
          <table:table-cell table:formula="of:= [times_10000.A474]" office:value-type="float" office:value="473" calcext:value-type="float">
            <text:p>473</text:p>
          </table:table-cell>
          <table:table-cell table:formula="of:= ([times_10000.C474] - [times_10000.B474]) / 1000000" office:value-type="float" office:value="10.290944" calcext:value-type="float">
            <text:p>10.290944</text:p>
          </table:table-cell>
          <table:table-cell table:formula="of:= ([times_100000.C474] - [times_100000.B474]) / 1000000" office:value-type="float" office:value="0.9472" calcext:value-type="float">
            <text:p>0.9472</text:p>
          </table:table-cell>
          <table:table-cell table:formula="of:= ([times_1000000.C474] - [times_1000000.B474]) / 1000000" office:value-type="float" office:value="1.15072" calcext:value-type="float">
            <text:p>1.15072</text:p>
          </table:table-cell>
        </table:table-row>
        <table:table-row table:style-name="ro1">
          <table:table-cell table:formula="of:= [times_10000.A475]" office:value-type="float" office:value="474" calcext:value-type="float">
            <text:p>474</text:p>
          </table:table-cell>
          <table:table-cell table:formula="of:= ([times_10000.C475] - [times_10000.B475]) / 1000000" office:value-type="float" office:value="9.828864" calcext:value-type="float">
            <text:p>9.828864</text:p>
          </table:table-cell>
          <table:table-cell table:formula="of:= ([times_100000.C475] - [times_100000.B475]) / 1000000" office:value-type="float" office:value="1.011456" calcext:value-type="float">
            <text:p>1.011456</text:p>
          </table:table-cell>
          <table:table-cell table:formula="of:= ([times_1000000.C475] - [times_1000000.B475]) / 1000000" office:value-type="float" office:value="1.009152" calcext:value-type="float">
            <text:p>1.009152</text:p>
          </table:table-cell>
        </table:table-row>
        <table:table-row table:style-name="ro1">
          <table:table-cell table:formula="of:= [times_10000.A476]" office:value-type="float" office:value="475" calcext:value-type="float">
            <text:p>475</text:p>
          </table:table-cell>
          <table:table-cell table:formula="of:= ([times_10000.C476] - [times_10000.B476]) / 1000000" office:value-type="float" office:value="9.532672" calcext:value-type="float">
            <text:p>9.532672</text:p>
          </table:table-cell>
          <table:table-cell table:formula="of:= ([times_100000.C476] - [times_100000.B476]) / 1000000" office:value-type="float" office:value="0.816896" calcext:value-type="float">
            <text:p>0.816896</text:p>
          </table:table-cell>
          <table:table-cell table:formula="of:= ([times_1000000.C476] - [times_1000000.B476]) / 1000000" office:value-type="float" office:value="1.19296" calcext:value-type="float">
            <text:p>1.19296</text:p>
          </table:table-cell>
        </table:table-row>
        <table:table-row table:style-name="ro1">
          <table:table-cell table:formula="of:= [times_10000.A477]" office:value-type="float" office:value="476" calcext:value-type="float">
            <text:p>476</text:p>
          </table:table-cell>
          <table:table-cell table:formula="of:= ([times_10000.C477] - [times_10000.B477]) / 1000000" office:value-type="float" office:value="9.039616" calcext:value-type="float">
            <text:p>9.039616</text:p>
          </table:table-cell>
          <table:table-cell table:formula="of:= ([times_100000.C477] - [times_100000.B477]) / 1000000" office:value-type="float" office:value="0.948992" calcext:value-type="float">
            <text:p>0.948992</text:p>
          </table:table-cell>
          <table:table-cell table:formula="of:= ([times_1000000.C477] - [times_1000000.B477]) / 1000000" office:value-type="float" office:value="1.145344" calcext:value-type="float">
            <text:p>1.145344</text:p>
          </table:table-cell>
        </table:table-row>
        <table:table-row table:style-name="ro1">
          <table:table-cell table:formula="of:= [times_10000.A478]" office:value-type="float" office:value="477" calcext:value-type="float">
            <text:p>477</text:p>
          </table:table-cell>
          <table:table-cell table:formula="of:= ([times_10000.C478] - [times_10000.B478]) / 1000000" office:value-type="float" office:value="8.72704" calcext:value-type="float">
            <text:p>8.72704</text:p>
          </table:table-cell>
          <table:table-cell table:formula="of:= ([times_100000.C478] - [times_100000.B478]) / 1000000" office:value-type="float" office:value="0.98816" calcext:value-type="float">
            <text:p>0.98816</text:p>
          </table:table-cell>
          <table:table-cell table:formula="of:= ([times_1000000.C478] - [times_1000000.B478]) / 1000000" office:value-type="float" office:value="1.074944" calcext:value-type="float">
            <text:p>1.074944</text:p>
          </table:table-cell>
        </table:table-row>
        <table:table-row table:style-name="ro1">
          <table:table-cell table:formula="of:= [times_10000.A479]" office:value-type="float" office:value="478" calcext:value-type="float">
            <text:p>478</text:p>
          </table:table-cell>
          <table:table-cell table:formula="of:= ([times_10000.C479] - [times_10000.B479]) / 1000000" office:value-type="float" office:value="9.986816" calcext:value-type="float">
            <text:p>9.986816</text:p>
          </table:table-cell>
          <table:table-cell table:formula="of:= ([times_100000.C479] - [times_100000.B479]) / 1000000" office:value-type="float" office:value="1.022208" calcext:value-type="float">
            <text:p>1.022208</text:p>
          </table:table-cell>
          <table:table-cell table:formula="of:= ([times_1000000.C479] - [times_1000000.B479]) / 1000000" office:value-type="float" office:value="1.10592" calcext:value-type="float">
            <text:p>1.10592</text:p>
          </table:table-cell>
        </table:table-row>
        <table:table-row table:style-name="ro1">
          <table:table-cell table:formula="of:= [times_10000.A480]" office:value-type="float" office:value="479" calcext:value-type="float">
            <text:p>479</text:p>
          </table:table-cell>
          <table:table-cell table:formula="of:= ([times_10000.C480] - [times_10000.B480]) / 1000000" office:value-type="float" office:value="9.673984" calcext:value-type="float">
            <text:p>9.673984</text:p>
          </table:table-cell>
          <table:table-cell table:formula="of:= ([times_100000.C480] - [times_100000.B480]) / 1000000" office:value-type="float" office:value="0.9472" calcext:value-type="float">
            <text:p>0.9472</text:p>
          </table:table-cell>
          <table:table-cell table:formula="of:= ([times_1000000.C480] - [times_1000000.B480]) / 1000000" office:value-type="float" office:value="1.099008" calcext:value-type="float">
            <text:p>1.099008</text:p>
          </table:table-cell>
        </table:table-row>
        <table:table-row table:style-name="ro1">
          <table:table-cell table:formula="of:= [times_10000.A481]" office:value-type="float" office:value="480" calcext:value-type="float">
            <text:p>480</text:p>
          </table:table-cell>
          <table:table-cell table:formula="of:= ([times_10000.C481] - [times_10000.B481]) / 1000000" office:value-type="float" office:value="9.248256" calcext:value-type="float">
            <text:p>9.248256</text:p>
          </table:table-cell>
          <table:table-cell table:formula="of:= ([times_100000.C481] - [times_100000.B481]) / 1000000" office:value-type="float" office:value="0.97152" calcext:value-type="float">
            <text:p>0.97152</text:p>
          </table:table-cell>
          <table:table-cell table:formula="of:= ([times_1000000.C481] - [times_1000000.B481]) / 1000000" office:value-type="float" office:value="1.12384" calcext:value-type="float">
            <text:p>1.12384</text:p>
          </table:table-cell>
        </table:table-row>
        <table:table-row table:style-name="ro1">
          <table:table-cell table:formula="of:= [times_10000.A482]" office:value-type="float" office:value="481" calcext:value-type="float">
            <text:p>481</text:p>
          </table:table-cell>
          <table:table-cell table:formula="of:= ([times_10000.C482] - [times_10000.B482]) / 1000000" office:value-type="float" office:value="8.690176" calcext:value-type="float">
            <text:p>8.690176</text:p>
          </table:table-cell>
          <table:table-cell table:formula="of:= ([times_100000.C482] - [times_100000.B482]) / 1000000" office:value-type="float" office:value="0.998144" calcext:value-type="float">
            <text:p>0.998144</text:p>
          </table:table-cell>
          <table:table-cell table:formula="of:= ([times_1000000.C482] - [times_1000000.B482]) / 1000000" office:value-type="float" office:value="1.110016" calcext:value-type="float">
            <text:p>1.110016</text:p>
          </table:table-cell>
        </table:table-row>
        <table:table-row table:style-name="ro1">
          <table:table-cell table:formula="of:= [times_10000.A483]" office:value-type="float" office:value="482" calcext:value-type="float">
            <text:p>482</text:p>
          </table:table-cell>
          <table:table-cell table:formula="of:= ([times_10000.C483] - [times_10000.B483]) / 1000000" office:value-type="float" office:value="8.316928" calcext:value-type="float">
            <text:p>8.316928</text:p>
          </table:table-cell>
          <table:table-cell table:formula="of:= ([times_100000.C483] - [times_100000.B483]) / 1000000" office:value-type="float" office:value="0.943104" calcext:value-type="float">
            <text:p>0.943104</text:p>
          </table:table-cell>
          <table:table-cell table:formula="of:= ([times_1000000.C483] - [times_1000000.B483]) / 1000000" office:value-type="float" office:value="0.936192" calcext:value-type="float">
            <text:p>0.936192</text:p>
          </table:table-cell>
        </table:table-row>
        <table:table-row table:style-name="ro1">
          <table:table-cell table:formula="of:= [times_10000.A484]" office:value-type="float" office:value="483" calcext:value-type="float">
            <text:p>483</text:p>
          </table:table-cell>
          <table:table-cell table:formula="of:= ([times_10000.C484] - [times_10000.B484]) / 1000000" office:value-type="float" office:value="8.01792" calcext:value-type="float">
            <text:p>8.01792</text:p>
          </table:table-cell>
          <table:table-cell table:formula="of:= ([times_100000.C484] - [times_100000.B484]) / 1000000" office:value-type="float" office:value="0.982016" calcext:value-type="float">
            <text:p>0.982016</text:p>
          </table:table-cell>
          <table:table-cell table:formula="of:= ([times_1000000.C484] - [times_1000000.B484]) / 1000000" office:value-type="float" office:value="1.181184" calcext:value-type="float">
            <text:p>1.181184</text:p>
          </table:table-cell>
        </table:table-row>
        <table:table-row table:style-name="ro1">
          <table:table-cell table:formula="of:= [times_10000.A485]" office:value-type="float" office:value="484" calcext:value-type="float">
            <text:p>484</text:p>
          </table:table-cell>
          <table:table-cell table:formula="of:= ([times_10000.C485] - [times_10000.B485]) / 1000000" office:value-type="float" office:value="7.683072" calcext:value-type="float">
            <text:p>7.683072</text:p>
          </table:table-cell>
          <table:table-cell table:formula="of:= ([times_100000.C485] - [times_100000.B485]) / 1000000" office:value-type="float" office:value="1.056" calcext:value-type="float">
            <text:p>1.056</text:p>
          </table:table-cell>
          <table:table-cell table:formula="of:= ([times_1000000.C485] - [times_1000000.B485]) / 1000000" office:value-type="float" office:value="1.076736" calcext:value-type="float">
            <text:p>1.076736</text:p>
          </table:table-cell>
        </table:table-row>
        <table:table-row table:style-name="ro1">
          <table:table-cell table:formula="of:= [times_10000.A486]" office:value-type="float" office:value="485" calcext:value-type="float">
            <text:p>485</text:p>
          </table:table-cell>
          <table:table-cell table:formula="of:= ([times_10000.C486] - [times_10000.B486]) / 1000000" office:value-type="float" office:value="7.232768" calcext:value-type="float">
            <text:p>7.232768</text:p>
          </table:table-cell>
          <table:table-cell table:formula="of:= ([times_100000.C486] - [times_100000.B486]) / 1000000" office:value-type="float" office:value="1.145856" calcext:value-type="float">
            <text:p>1.145856</text:p>
          </table:table-cell>
          <table:table-cell table:formula="of:= ([times_1000000.C486] - [times_1000000.B486]) / 1000000" office:value-type="float" office:value="1.252864" calcext:value-type="float">
            <text:p>1.252864</text:p>
          </table:table-cell>
        </table:table-row>
        <table:table-row table:style-name="ro1">
          <table:table-cell table:formula="of:= [times_10000.A487]" office:value-type="float" office:value="486" calcext:value-type="float">
            <text:p>486</text:p>
          </table:table-cell>
          <table:table-cell table:formula="of:= ([times_10000.C487] - [times_10000.B487]) / 1000000" office:value-type="float" office:value="6.663168" calcext:value-type="float">
            <text:p>6.663168</text:p>
          </table:table-cell>
          <table:table-cell table:formula="of:= ([times_100000.C487] - [times_100000.B487]) / 1000000" office:value-type="float" office:value="1.0368" calcext:value-type="float">
            <text:p>1.0368</text:p>
          </table:table-cell>
          <table:table-cell table:formula="of:= ([times_1000000.C487] - [times_1000000.B487]) / 1000000" office:value-type="float" office:value="1.16224" calcext:value-type="float">
            <text:p>1.16224</text:p>
          </table:table-cell>
        </table:table-row>
        <table:table-row table:style-name="ro1">
          <table:table-cell table:formula="of:= [times_10000.A488]" office:value-type="float" office:value="487" calcext:value-type="float">
            <text:p>487</text:p>
          </table:table-cell>
          <table:table-cell table:formula="of:= ([times_10000.C488] - [times_10000.B488]) / 1000000" office:value-type="float" office:value="6.228224" calcext:value-type="float">
            <text:p>6.228224</text:p>
          </table:table-cell>
          <table:table-cell table:formula="of:= ([times_100000.C488] - [times_100000.B488]) / 1000000" office:value-type="float" office:value="1.003776" calcext:value-type="float">
            <text:p>1.003776</text:p>
          </table:table-cell>
          <table:table-cell table:formula="of:= ([times_1000000.C488] - [times_1000000.B488]) / 1000000" office:value-type="float" office:value="1.027072" calcext:value-type="float">
            <text:p>1.027072</text:p>
          </table:table-cell>
        </table:table-row>
        <table:table-row table:style-name="ro1">
          <table:table-cell table:formula="of:= [times_10000.A489]" office:value-type="float" office:value="488" calcext:value-type="float">
            <text:p>488</text:p>
          </table:table-cell>
          <table:table-cell table:formula="of:= ([times_10000.C489] - [times_10000.B489]) / 1000000" office:value-type="float" office:value="5.928448" calcext:value-type="float">
            <text:p>5.928448</text:p>
          </table:table-cell>
          <table:table-cell table:formula="of:= ([times_100000.C489] - [times_100000.B489]) / 1000000" office:value-type="float" office:value="1.030912" calcext:value-type="float">
            <text:p>1.030912</text:p>
          </table:table-cell>
          <table:table-cell table:formula="of:= ([times_1000000.C489] - [times_1000000.B489]) / 1000000" office:value-type="float" office:value="1.181696" calcext:value-type="float">
            <text:p>1.181696</text:p>
          </table:table-cell>
        </table:table-row>
        <table:table-row table:style-name="ro1">
          <table:table-cell table:formula="of:= [times_10000.A490]" office:value-type="float" office:value="489" calcext:value-type="float">
            <text:p>489</text:p>
          </table:table-cell>
          <table:table-cell table:formula="of:= ([times_10000.C490] - [times_10000.B490]) / 1000000" office:value-type="float" office:value="5.400064" calcext:value-type="float">
            <text:p>5.400064</text:p>
          </table:table-cell>
          <table:table-cell table:formula="of:= ([times_100000.C490] - [times_100000.B490]) / 1000000" office:value-type="float" office:value="1.002752" calcext:value-type="float">
            <text:p>1.002752</text:p>
          </table:table-cell>
          <table:table-cell table:formula="of:= ([times_1000000.C490] - [times_1000000.B490]) / 1000000" office:value-type="float" office:value="1.046784" calcext:value-type="float">
            <text:p>1.046784</text:p>
          </table:table-cell>
        </table:table-row>
        <table:table-row table:style-name="ro1">
          <table:table-cell table:formula="of:= [times_10000.A491]" office:value-type="float" office:value="490" calcext:value-type="float">
            <text:p>490</text:p>
          </table:table-cell>
          <table:table-cell table:formula="of:= ([times_10000.C491] - [times_10000.B491]) / 1000000" office:value-type="float" office:value="5.047296" calcext:value-type="float">
            <text:p>5.047296</text:p>
          </table:table-cell>
          <table:table-cell table:formula="of:= ([times_100000.C491] - [times_100000.B491]) / 1000000" office:value-type="float" office:value="0.83712" calcext:value-type="float">
            <text:p>0.83712</text:p>
          </table:table-cell>
          <table:table-cell table:formula="of:= ([times_1000000.C491] - [times_1000000.B491]) / 1000000" office:value-type="float" office:value="1.055232" calcext:value-type="float">
            <text:p>1.055232</text:p>
          </table:table-cell>
        </table:table-row>
        <table:table-row table:style-name="ro1">
          <table:table-cell table:formula="of:= [times_10000.A492]" office:value-type="float" office:value="491" calcext:value-type="float">
            <text:p>491</text:p>
          </table:table-cell>
          <table:table-cell table:formula="of:= ([times_10000.C492] - [times_10000.B492]) / 1000000" office:value-type="float" office:value="4.747008" calcext:value-type="float">
            <text:p>4.747008</text:p>
          </table:table-cell>
          <table:table-cell table:formula="of:= ([times_100000.C492] - [times_100000.B492]) / 1000000" office:value-type="float" office:value="1.009408" calcext:value-type="float">
            <text:p>1.009408</text:p>
          </table:table-cell>
          <table:table-cell table:formula="of:= ([times_1000000.C492] - [times_1000000.B492]) / 1000000" office:value-type="float" office:value="1.262848" calcext:value-type="float">
            <text:p>1.262848</text:p>
          </table:table-cell>
        </table:table-row>
        <table:table-row table:style-name="ro1">
          <table:table-cell table:formula="of:= [times_10000.A493]" office:value-type="float" office:value="492" calcext:value-type="float">
            <text:p>492</text:p>
          </table:table-cell>
          <table:table-cell table:formula="of:= ([times_10000.C493] - [times_10000.B493]) / 1000000" office:value-type="float" office:value="5.09824" calcext:value-type="float">
            <text:p>5.09824</text:p>
          </table:table-cell>
          <table:table-cell table:formula="of:= ([times_100000.C493] - [times_100000.B493]) / 1000000" office:value-type="float" office:value="1.424128" calcext:value-type="float">
            <text:p>1.424128</text:p>
          </table:table-cell>
          <table:table-cell table:formula="of:= ([times_1000000.C493] - [times_1000000.B493]) / 1000000" office:value-type="float" office:value="1.153792" calcext:value-type="float">
            <text:p>1.153792</text:p>
          </table:table-cell>
        </table:table-row>
        <table:table-row table:style-name="ro1">
          <table:table-cell table:formula="of:= [times_10000.A494]" office:value-type="float" office:value="493" calcext:value-type="float">
            <text:p>493</text:p>
          </table:table-cell>
          <table:table-cell table:formula="of:= ([times_10000.C494] - [times_10000.B494]) / 1000000" office:value-type="float" office:value="6.24384" calcext:value-type="float">
            <text:p>6.24384</text:p>
          </table:table-cell>
          <table:table-cell table:formula="of:= ([times_100000.C494] - [times_100000.B494]) / 1000000" office:value-type="float" office:value="1.054976" calcext:value-type="float">
            <text:p>1.054976</text:p>
          </table:table-cell>
          <table:table-cell table:formula="of:= ([times_1000000.C494] - [times_1000000.B494]) / 1000000" office:value-type="float" office:value="1.054976" calcext:value-type="float">
            <text:p>1.054976</text:p>
          </table:table-cell>
        </table:table-row>
        <table:table-row table:style-name="ro1">
          <table:table-cell table:formula="of:= [times_10000.A495]" office:value-type="float" office:value="494" calcext:value-type="float">
            <text:p>494</text:p>
          </table:table-cell>
          <table:table-cell table:formula="of:= ([times_10000.C495] - [times_10000.B495]) / 1000000" office:value-type="float" office:value="5.92768" calcext:value-type="float">
            <text:p>5.92768</text:p>
          </table:table-cell>
          <table:table-cell table:formula="of:= ([times_100000.C495] - [times_100000.B495]) / 1000000" office:value-type="float" office:value="1.217536" calcext:value-type="float">
            <text:p>1.217536</text:p>
          </table:table-cell>
          <table:table-cell table:formula="of:= ([times_1000000.C495] - [times_1000000.B495]) / 1000000" office:value-type="float" office:value="1.040128" calcext:value-type="float">
            <text:p>1.040128</text:p>
          </table:table-cell>
        </table:table-row>
        <table:table-row table:style-name="ro1">
          <table:table-cell table:formula="of:= [times_10000.A496]" office:value-type="float" office:value="495" calcext:value-type="float">
            <text:p>495</text:p>
          </table:table-cell>
          <table:table-cell table:formula="of:= ([times_10000.C496] - [times_10000.B496]) / 1000000" office:value-type="float" office:value="5.594112" calcext:value-type="float">
            <text:p>5.594112</text:p>
          </table:table-cell>
          <table:table-cell table:formula="of:= ([times_100000.C496] - [times_100000.B496]) / 1000000" office:value-type="float" office:value="0.954112" calcext:value-type="float">
            <text:p>0.954112</text:p>
          </table:table-cell>
          <table:table-cell table:formula="of:= ([times_1000000.C496] - [times_1000000.B496]) / 1000000" office:value-type="float" office:value="1.187072" calcext:value-type="float">
            <text:p>1.187072</text:p>
          </table:table-cell>
        </table:table-row>
        <table:table-row table:style-name="ro1">
          <table:table-cell table:formula="of:= [times_10000.A497]" office:value-type="float" office:value="496" calcext:value-type="float">
            <text:p>496</text:p>
          </table:table-cell>
          <table:table-cell table:formula="of:= ([times_10000.C497] - [times_10000.B497]) / 1000000" office:value-type="float" office:value="4.525056" calcext:value-type="float">
            <text:p>4.525056</text:p>
          </table:table-cell>
          <table:table-cell table:formula="of:= ([times_100000.C497] - [times_100000.B497]) / 1000000" office:value-type="float" office:value="0.96896" calcext:value-type="float">
            <text:p>0.96896</text:p>
          </table:table-cell>
          <table:table-cell table:formula="of:= ([times_1000000.C497] - [times_1000000.B497]) / 1000000" office:value-type="float" office:value="0.96512" calcext:value-type="float">
            <text:p>0.96512</text:p>
          </table:table-cell>
        </table:table-row>
        <table:table-row table:style-name="ro1">
          <table:table-cell table:formula="of:= [times_10000.A498]" office:value-type="float" office:value="497" calcext:value-type="float">
            <text:p>497</text:p>
          </table:table-cell>
          <table:table-cell table:formula="of:= ([times_10000.C498] - [times_10000.B498]) / 1000000" office:value-type="float" office:value="4.678144" calcext:value-type="float">
            <text:p>4.678144</text:p>
          </table:table-cell>
          <table:table-cell table:formula="of:= ([times_100000.C498] - [times_100000.B498]) / 1000000" office:value-type="float" office:value="0.819968" calcext:value-type="float">
            <text:p>0.819968</text:p>
          </table:table-cell>
          <table:table-cell table:formula="of:= ([times_1000000.C498] - [times_1000000.B498]) / 1000000" office:value-type="float" office:value="1.013248" calcext:value-type="float">
            <text:p>1.013248</text:p>
          </table:table-cell>
        </table:table-row>
        <table:table-row table:style-name="ro1">
          <table:table-cell table:formula="of:= [times_10000.A499]" office:value-type="float" office:value="498" calcext:value-type="float">
            <text:p>498</text:p>
          </table:table-cell>
          <table:table-cell table:formula="of:= ([times_10000.C499] - [times_10000.B499]) / 1000000" office:value-type="float" office:value="2.848" calcext:value-type="float">
            <text:p>2.848</text:p>
          </table:table-cell>
          <table:table-cell table:formula="of:= ([times_100000.C499] - [times_100000.B499]) / 1000000" office:value-type="float" office:value="0.960768" calcext:value-type="float">
            <text:p>0.960768</text:p>
          </table:table-cell>
          <table:table-cell table:formula="of:= ([times_1000000.C499] - [times_1000000.B499]) / 1000000" office:value-type="float" office:value="1.222656" calcext:value-type="float">
            <text:p>1.222656</text:p>
          </table:table-cell>
        </table:table-row>
        <table:table-row table:style-name="ro1">
          <table:table-cell table:formula="of:= [times_10000.A500]" office:value-type="float" office:value="499" calcext:value-type="float">
            <text:p>499</text:p>
          </table:table-cell>
          <table:table-cell table:formula="of:= ([times_10000.C500] - [times_10000.B500]) / 1000000" office:value-type="float" office:value="3.325696" calcext:value-type="float">
            <text:p>3.325696</text:p>
          </table:table-cell>
          <table:table-cell table:formula="of:= ([times_100000.C500] - [times_100000.B500]) / 1000000" office:value-type="float" office:value="1.03936" calcext:value-type="float">
            <text:p>1.03936</text:p>
          </table:table-cell>
          <table:table-cell table:formula="of:= ([times_1000000.C500] - [times_1000000.B500]) / 1000000" office:value-type="float" office:value="1.21984" calcext:value-type="float">
            <text:p>1.21984</text:p>
          </table:table-cell>
        </table:table-row>
        <table:table-row table:style-name="ro1">
          <table:table-cell table:formula="of:= [times_10000.A501]" office:value-type="float" office:value="500" calcext:value-type="float">
            <text:p>500</text:p>
          </table:table-cell>
          <table:table-cell table:formula="of:= ([times_10000.C501] - [times_10000.B501]) / 1000000" office:value-type="float" office:value="3.030016" calcext:value-type="float">
            <text:p>3.030016</text:p>
          </table:table-cell>
          <table:table-cell table:formula="of:= ([times_100000.C501] - [times_100000.B501]) / 1000000" office:value-type="float" office:value="1.027072" calcext:value-type="float">
            <text:p>1.027072</text:p>
          </table:table-cell>
          <table:table-cell table:formula="of:= ([times_1000000.C501] - [times_1000000.B501]) / 1000000" office:value-type="float" office:value="1.149952" calcext:value-type="float">
            <text:p>1.149952</text:p>
          </table:table-cell>
        </table:table-row>
        <table:table-row table:style-name="ro1">
          <table:table-cell table:formula="of:= [times_10000.A502]" office:value-type="float" office:value="501" calcext:value-type="float">
            <text:p>501</text:p>
          </table:table-cell>
          <table:table-cell table:formula="of:= ([times_10000.C502] - [times_10000.B502]) / 1000000" office:value-type="float" office:value="3.26912" calcext:value-type="float">
            <text:p>3.26912</text:p>
          </table:table-cell>
          <table:table-cell table:formula="of:= ([times_100000.C502] - [times_100000.B502]) / 1000000" office:value-type="float" office:value="0.944896" calcext:value-type="float">
            <text:p>0.944896</text:p>
          </table:table-cell>
          <table:table-cell table:formula="of:= ([times_1000000.C502] - [times_1000000.B502]) / 1000000" office:value-type="float" office:value="1.02784" calcext:value-type="float">
            <text:p>1.02784</text:p>
          </table:table-cell>
        </table:table-row>
        <table:table-row table:style-name="ro1">
          <table:table-cell table:formula="of:= [times_10000.A503]" office:value-type="float" office:value="502" calcext:value-type="float">
            <text:p>502</text:p>
          </table:table-cell>
          <table:table-cell table:formula="of:= ([times_10000.C503] - [times_10000.B503]) / 1000000" office:value-type="float" office:value="4.465152" calcext:value-type="float">
            <text:p>4.465152</text:p>
          </table:table-cell>
          <table:table-cell table:formula="of:= ([times_100000.C503] - [times_100000.B503]) / 1000000" office:value-type="float" office:value="1.002752" calcext:value-type="float">
            <text:p>1.002752</text:p>
          </table:table-cell>
          <table:table-cell table:formula="of:= ([times_1000000.C503] - [times_1000000.B503]) / 1000000" office:value-type="float" office:value="1.114624" calcext:value-type="float">
            <text:p>1.114624</text:p>
          </table:table-cell>
        </table:table-row>
        <table:table-row table:style-name="ro1">
          <table:table-cell table:formula="of:= [times_10000.A504]" office:value-type="float" office:value="503" calcext:value-type="float">
            <text:p>503</text:p>
          </table:table-cell>
          <table:table-cell table:formula="of:= ([times_10000.C504] - [times_10000.B504]) / 1000000" office:value-type="float" office:value="3.778816" calcext:value-type="float">
            <text:p>3.778816</text:p>
          </table:table-cell>
          <table:table-cell table:formula="of:= ([times_100000.C504] - [times_100000.B504]) / 1000000" office:value-type="float" office:value="1.0112" calcext:value-type="float">
            <text:p>1.0112</text:p>
          </table:table-cell>
          <table:table-cell table:formula="of:= ([times_1000000.C504] - [times_1000000.B504]) / 1000000" office:value-type="float" office:value="1.261824" calcext:value-type="float">
            <text:p>1.261824</text:p>
          </table:table-cell>
        </table:table-row>
        <table:table-row table:style-name="ro1">
          <table:table-cell table:formula="of:= [times_10000.A505]" office:value-type="float" office:value="504" calcext:value-type="float">
            <text:p>504</text:p>
          </table:table-cell>
          <table:table-cell table:formula="of:= ([times_10000.C505] - [times_10000.B505]) / 1000000" office:value-type="float" office:value="5.487872" calcext:value-type="float">
            <text:p>5.487872</text:p>
          </table:table-cell>
          <table:table-cell table:formula="of:= ([times_100000.C505] - [times_100000.B505]) / 1000000" office:value-type="float" office:value="0.952064" calcext:value-type="float">
            <text:p>0.952064</text:p>
          </table:table-cell>
          <table:table-cell table:formula="of:= ([times_1000000.C505] - [times_1000000.B505]) / 1000000" office:value-type="float" office:value="1.16992" calcext:value-type="float">
            <text:p>1.16992</text:p>
          </table:table-cell>
        </table:table-row>
        <table:table-row table:style-name="ro1">
          <table:table-cell table:formula="of:= [times_10000.A506]" office:value-type="float" office:value="505" calcext:value-type="float">
            <text:p>505</text:p>
          </table:table-cell>
          <table:table-cell table:formula="of:= ([times_10000.C506] - [times_10000.B506]) / 1000000" office:value-type="float" office:value="5.697024" calcext:value-type="float">
            <text:p>5.697024</text:p>
          </table:table-cell>
          <table:table-cell table:formula="of:= ([times_100000.C506] - [times_100000.B506]) / 1000000" office:value-type="float" office:value="1.016064" calcext:value-type="float">
            <text:p>1.016064</text:p>
          </table:table-cell>
          <table:table-cell table:formula="of:= ([times_1000000.C506] - [times_1000000.B506]) / 1000000" office:value-type="float" office:value="1.042944" calcext:value-type="float">
            <text:p>1.042944</text:p>
          </table:table-cell>
        </table:table-row>
        <table:table-row table:style-name="ro1">
          <table:table-cell table:formula="of:= [times_10000.A507]" office:value-type="float" office:value="506" calcext:value-type="float">
            <text:p>506</text:p>
          </table:table-cell>
          <table:table-cell table:formula="of:= ([times_10000.C507] - [times_10000.B507]) / 1000000" office:value-type="float" office:value="5.6064" calcext:value-type="float">
            <text:p>5.6064</text:p>
          </table:table-cell>
          <table:table-cell table:formula="of:= ([times_100000.C507] - [times_100000.B507]) / 1000000" office:value-type="float" office:value="0.996864" calcext:value-type="float">
            <text:p>0.996864</text:p>
          </table:table-cell>
          <table:table-cell table:formula="of:= ([times_1000000.C507] - [times_1000000.B507]) / 1000000" office:value-type="float" office:value="1.163008" calcext:value-type="float">
            <text:p>1.163008</text:p>
          </table:table-cell>
        </table:table-row>
        <table:table-row table:style-name="ro1">
          <table:table-cell table:formula="of:= [times_10000.A508]" office:value-type="float" office:value="507" calcext:value-type="float">
            <text:p>507</text:p>
          </table:table-cell>
          <table:table-cell table:formula="of:= ([times_10000.C508] - [times_10000.B508]) / 1000000" office:value-type="float" office:value="6.686976" calcext:value-type="float">
            <text:p>6.686976</text:p>
          </table:table-cell>
          <table:table-cell table:formula="of:= ([times_100000.C508] - [times_100000.B508]) / 1000000" office:value-type="float" office:value="0.914176" calcext:value-type="float">
            <text:p>0.914176</text:p>
          </table:table-cell>
          <table:table-cell table:formula="of:= ([times_1000000.C508] - [times_1000000.B508]) / 1000000" office:value-type="float" office:value="1.158912" calcext:value-type="float">
            <text:p>1.158912</text:p>
          </table:table-cell>
        </table:table-row>
        <table:table-row table:style-name="ro1">
          <table:table-cell table:formula="of:= [times_10000.A509]" office:value-type="float" office:value="508" calcext:value-type="float">
            <text:p>508</text:p>
          </table:table-cell>
          <table:table-cell table:formula="of:= ([times_10000.C509] - [times_10000.B509]) / 1000000" office:value-type="float" office:value="10.271744" calcext:value-type="float">
            <text:p>10.271744</text:p>
          </table:table-cell>
          <table:table-cell table:formula="of:= ([times_100000.C509] - [times_100000.B509]) / 1000000" office:value-type="float" office:value="0.999168" calcext:value-type="float">
            <text:p>0.999168</text:p>
          </table:table-cell>
          <table:table-cell table:formula="of:= ([times_1000000.C509] - [times_1000000.B509]) / 1000000" office:value-type="float" office:value="0.818944" calcext:value-type="float">
            <text:p>0.818944</text:p>
          </table:table-cell>
        </table:table-row>
        <table:table-row table:style-name="ro1">
          <table:table-cell table:formula="of:= [times_10000.A510]" office:value-type="float" office:value="509" calcext:value-type="float">
            <text:p>509</text:p>
          </table:table-cell>
          <table:table-cell table:formula="of:= ([times_10000.C510] - [times_10000.B510]) / 1000000" office:value-type="float" office:value="13.001728" calcext:value-type="float">
            <text:p>13.001728</text:p>
          </table:table-cell>
          <table:table-cell table:formula="of:= ([times_100000.C510] - [times_100000.B510]) / 1000000" office:value-type="float" office:value="1.021952" calcext:value-type="float">
            <text:p>1.021952</text:p>
          </table:table-cell>
          <table:table-cell table:formula="of:= ([times_1000000.C510] - [times_1000000.B510]) / 1000000" office:value-type="float" office:value="0.944128" calcext:value-type="float">
            <text:p>0.944128</text:p>
          </table:table-cell>
        </table:table-row>
        <table:table-row table:style-name="ro1">
          <table:table-cell table:formula="of:= [times_10000.A511]" office:value-type="float" office:value="510" calcext:value-type="float">
            <text:p>510</text:p>
          </table:table-cell>
          <table:table-cell table:formula="of:= ([times_10000.C511] - [times_10000.B511]) / 1000000" office:value-type="float" office:value="14.22464" calcext:value-type="float">
            <text:p>14.22464</text:p>
          </table:table-cell>
          <table:table-cell table:formula="of:= ([times_100000.C511] - [times_100000.B511]) / 1000000" office:value-type="float" office:value="1.088" calcext:value-type="float">
            <text:p>1.088</text:p>
          </table:table-cell>
          <table:table-cell table:formula="of:= ([times_1000000.C511] - [times_1000000.B511]) / 1000000" office:value-type="float" office:value="0.965888" calcext:value-type="float">
            <text:p>0.965888</text:p>
          </table:table-cell>
        </table:table-row>
        <table:table-row table:style-name="ro1">
          <table:table-cell table:formula="of:= [times_10000.A512]" office:value-type="float" office:value="511" calcext:value-type="float">
            <text:p>511</text:p>
          </table:table-cell>
          <table:table-cell table:formula="of:= ([times_10000.C512] - [times_10000.B512]) / 1000000" office:value-type="float" office:value="15.86688" calcext:value-type="float">
            <text:p>15.86688</text:p>
          </table:table-cell>
          <table:table-cell table:formula="of:= ([times_100000.C512] - [times_100000.B512]) / 1000000" office:value-type="float" office:value="1.043712" calcext:value-type="float">
            <text:p>1.043712</text:p>
          </table:table-cell>
          <table:table-cell table:formula="of:= ([times_1000000.C512] - [times_1000000.B512]) / 1000000" office:value-type="float" office:value="1.128448" calcext:value-type="float">
            <text:p>1.128448</text:p>
          </table:table-cell>
        </table:table-row>
        <table:table-row table:style-name="ro1">
          <table:table-cell table:formula="of:= [times_10000.A513]" office:value-type="float" office:value="512" calcext:value-type="float">
            <text:p>512</text:p>
          </table:table-cell>
          <table:table-cell table:formula="of:= ([times_10000.C513] - [times_10000.B513]) / 1000000" office:value-type="float" office:value="16.025344" calcext:value-type="float">
            <text:p>16.025344</text:p>
          </table:table-cell>
          <table:table-cell table:formula="of:= ([times_100000.C513] - [times_100000.B513]) / 1000000" office:value-type="float" office:value="0.840704" calcext:value-type="float">
            <text:p>0.840704</text:p>
          </table:table-cell>
          <table:table-cell table:formula="of:= ([times_1000000.C513] - [times_1000000.B513]) / 1000000" office:value-type="float" office:value="1.150208" calcext:value-type="float">
            <text:p>1.150208</text:p>
          </table:table-cell>
        </table:table-row>
        <table:table-row table:style-name="ro1">
          <table:table-cell table:formula="of:= [times_10000.A514]" office:value-type="float" office:value="513" calcext:value-type="float">
            <text:p>513</text:p>
          </table:table-cell>
          <table:table-cell table:formula="of:= ([times_10000.C514] - [times_10000.B514]) / 1000000" office:value-type="float" office:value="18.71104" calcext:value-type="float">
            <text:p>18.71104</text:p>
          </table:table-cell>
          <table:table-cell table:formula="of:= ([times_100000.C514] - [times_100000.B514]) / 1000000" office:value-type="float" office:value="0.948992" calcext:value-type="float">
            <text:p>0.948992</text:p>
          </table:table-cell>
          <table:table-cell table:formula="of:= ([times_1000000.C514] - [times_1000000.B514]) / 1000000" office:value-type="float" office:value="1.117184" calcext:value-type="float">
            <text:p>1.117184</text:p>
          </table:table-cell>
        </table:table-row>
        <table:table-row table:style-name="ro1">
          <table:table-cell table:formula="of:= [times_10000.A515]" office:value-type="float" office:value="514" calcext:value-type="float">
            <text:p>514</text:p>
          </table:table-cell>
          <table:table-cell table:formula="of:= ([times_10000.C515] - [times_10000.B515]) / 1000000" office:value-type="float" office:value="20.967936" calcext:value-type="float">
            <text:p>20.967936</text:p>
          </table:table-cell>
          <table:table-cell table:formula="of:= ([times_100000.C515] - [times_100000.B515]) / 1000000" office:value-type="float" office:value="0.984064" calcext:value-type="float">
            <text:p>0.984064</text:p>
          </table:table-cell>
          <table:table-cell table:formula="of:= ([times_1000000.C515] - [times_1000000.B515]) / 1000000" office:value-type="float" office:value="1.030144" calcext:value-type="float">
            <text:p>1.030144</text:p>
          </table:table-cell>
        </table:table-row>
        <table:table-row table:style-name="ro1">
          <table:table-cell table:formula="of:= [times_10000.A516]" office:value-type="float" office:value="515" calcext:value-type="float">
            <text:p>515</text:p>
          </table:table-cell>
          <table:table-cell table:formula="of:= ([times_10000.C516] - [times_10000.B516]) / 1000000" office:value-type="float" office:value="20.620032" calcext:value-type="float">
            <text:p>20.620032</text:p>
          </table:table-cell>
          <table:table-cell table:formula="of:= ([times_100000.C516] - [times_100000.B516]) / 1000000" office:value-type="float" office:value="1.021952" calcext:value-type="float">
            <text:p>1.021952</text:p>
          </table:table-cell>
          <table:table-cell table:formula="of:= ([times_1000000.C516] - [times_1000000.B516]) / 1000000" office:value-type="float" office:value="1.169664" calcext:value-type="float">
            <text:p>1.169664</text:p>
          </table:table-cell>
        </table:table-row>
        <table:table-row table:style-name="ro1">
          <table:table-cell table:formula="of:= [times_10000.A517]" office:value-type="float" office:value="516" calcext:value-type="float">
            <text:p>516</text:p>
          </table:table-cell>
          <table:table-cell table:formula="of:= ([times_10000.C517] - [times_10000.B517]) / 1000000" office:value-type="float" office:value="21.376256" calcext:value-type="float">
            <text:p>21.376256</text:p>
          </table:table-cell>
          <table:table-cell table:formula="of:= ([times_100000.C517] - [times_100000.B517]) / 1000000" office:value-type="float" office:value="0.764928" calcext:value-type="float">
            <text:p>0.764928</text:p>
          </table:table-cell>
          <table:table-cell table:formula="of:= ([times_1000000.C517] - [times_1000000.B517]) / 1000000" office:value-type="float" office:value="0.958976" calcext:value-type="float">
            <text:p>0.958976</text:p>
          </table:table-cell>
        </table:table-row>
        <table:table-row table:style-name="ro1">
          <table:table-cell table:formula="of:= [times_10000.A518]" office:value-type="float" office:value="517" calcext:value-type="float">
            <text:p>517</text:p>
          </table:table-cell>
          <table:table-cell table:formula="of:= ([times_10000.C518] - [times_10000.B518]) / 1000000" office:value-type="float" office:value="22.981376" calcext:value-type="float">
            <text:p>22.981376</text:p>
          </table:table-cell>
          <table:table-cell table:formula="of:= ([times_100000.C518] - [times_100000.B518]) / 1000000" office:value-type="float" office:value="0.960256" calcext:value-type="float">
            <text:p>0.960256</text:p>
          </table:table-cell>
          <table:table-cell table:formula="of:= ([times_1000000.C518] - [times_1000000.B518]) / 1000000" office:value-type="float" office:value="1.185024" calcext:value-type="float">
            <text:p>1.185024</text:p>
          </table:table-cell>
        </table:table-row>
        <table:table-row table:style-name="ro1">
          <table:table-cell table:formula="of:= [times_10000.A519]" office:value-type="float" office:value="518" calcext:value-type="float">
            <text:p>518</text:p>
          </table:table-cell>
          <table:table-cell table:formula="of:= ([times_10000.C519] - [times_10000.B519]) / 1000000" office:value-type="float" office:value="24.717824" calcext:value-type="float">
            <text:p>24.717824</text:p>
          </table:table-cell>
          <table:table-cell table:formula="of:= ([times_100000.C519] - [times_100000.B519]) / 1000000" office:value-type="float" office:value="0.989696" calcext:value-type="float">
            <text:p>0.989696</text:p>
          </table:table-cell>
          <table:table-cell table:formula="of:= ([times_1000000.C519] - [times_1000000.B519]) / 1000000" office:value-type="float" office:value="1.167872" calcext:value-type="float">
            <text:p>1.167872</text:p>
          </table:table-cell>
        </table:table-row>
        <table:table-row table:style-name="ro1">
          <table:table-cell table:formula="of:= [times_10000.A520]" office:value-type="float" office:value="519" calcext:value-type="float">
            <text:p>519</text:p>
          </table:table-cell>
          <table:table-cell table:formula="of:= ([times_10000.C520] - [times_10000.B520]) / 1000000" office:value-type="float" office:value="27.589632" calcext:value-type="float">
            <text:p>27.589632</text:p>
          </table:table-cell>
          <table:table-cell table:formula="of:= ([times_100000.C520] - [times_100000.B520]) / 1000000" office:value-type="float" office:value="1.015296" calcext:value-type="float">
            <text:p>1.015296</text:p>
          </table:table-cell>
          <table:table-cell table:formula="of:= ([times_1000000.C520] - [times_1000000.B520]) / 1000000" office:value-type="float" office:value="1.121024" calcext:value-type="float">
            <text:p>1.121024</text:p>
          </table:table-cell>
        </table:table-row>
        <table:table-row table:style-name="ro1">
          <table:table-cell table:formula="of:= [times_10000.A521]" office:value-type="float" office:value="520" calcext:value-type="float">
            <text:p>520</text:p>
          </table:table-cell>
          <table:table-cell table:formula="of:= ([times_10000.C521] - [times_10000.B521]) / 1000000" office:value-type="float" office:value="27.28704" calcext:value-type="float">
            <text:p>27.28704</text:p>
          </table:table-cell>
          <table:table-cell table:formula="of:= ([times_100000.C521] - [times_100000.B521]) / 1000000" office:value-type="float" office:value="0.941056" calcext:value-type="float">
            <text:p>0.941056</text:p>
          </table:table-cell>
          <table:table-cell table:formula="of:= ([times_1000000.C521] - [times_1000000.B521]) / 1000000" office:value-type="float" office:value="1.12128" calcext:value-type="float">
            <text:p>1.12128</text:p>
          </table:table-cell>
        </table:table-row>
        <table:table-row table:style-name="ro1">
          <table:table-cell table:formula="of:= [times_10000.A522]" office:value-type="float" office:value="521" calcext:value-type="float">
            <text:p>521</text:p>
          </table:table-cell>
          <table:table-cell table:formula="of:= ([times_10000.C522] - [times_10000.B522]) / 1000000" office:value-type="float" office:value="26.919936" calcext:value-type="float">
            <text:p>26.919936</text:p>
          </table:table-cell>
          <table:table-cell table:formula="of:= ([times_100000.C522] - [times_100000.B522]) / 1000000" office:value-type="float" office:value="0.978944" calcext:value-type="float">
            <text:p>0.978944</text:p>
          </table:table-cell>
          <table:table-cell table:formula="of:= ([times_1000000.C522] - [times_1000000.B522]) / 1000000" office:value-type="float" office:value="0.823296" calcext:value-type="float">
            <text:p>0.823296</text:p>
          </table:table-cell>
        </table:table-row>
        <table:table-row table:style-name="ro1">
          <table:table-cell table:formula="of:= [times_10000.A523]" office:value-type="float" office:value="522" calcext:value-type="float">
            <text:p>522</text:p>
          </table:table-cell>
          <table:table-cell table:formula="of:= ([times_10000.C523] - [times_10000.B523]) / 1000000" office:value-type="float" office:value="26.322944" calcext:value-type="float">
            <text:p>26.322944</text:p>
          </table:table-cell>
          <table:table-cell table:formula="of:= ([times_100000.C523] - [times_100000.B523]) / 1000000" office:value-type="float" office:value="1.010432" calcext:value-type="float">
            <text:p>1.010432</text:p>
          </table:table-cell>
          <table:table-cell table:formula="of:= ([times_1000000.C523] - [times_1000000.B523]) / 1000000" office:value-type="float" office:value="0.935168" calcext:value-type="float">
            <text:p>0.935168</text:p>
          </table:table-cell>
        </table:table-row>
        <table:table-row table:style-name="ro1">
          <table:table-cell table:formula="of:= [times_10000.A524]" office:value-type="float" office:value="523" calcext:value-type="float">
            <text:p>523</text:p>
          </table:table-cell>
          <table:table-cell table:formula="of:= ([times_10000.C524] - [times_10000.B524]) / 1000000" office:value-type="float" office:value="26.016" calcext:value-type="float">
            <text:p>26.016</text:p>
          </table:table-cell>
          <table:table-cell table:formula="of:= ([times_100000.C524] - [times_100000.B524]) / 1000000" office:value-type="float" office:value="0.752896" calcext:value-type="float">
            <text:p>0.752896</text:p>
          </table:table-cell>
          <table:table-cell table:formula="of:= ([times_1000000.C524] - [times_1000000.B524]) / 1000000" office:value-type="float" office:value="1.02272" calcext:value-type="float">
            <text:p>1.02272</text:p>
          </table:table-cell>
        </table:table-row>
        <table:table-row table:style-name="ro1">
          <table:table-cell table:formula="of:= [times_10000.A525]" office:value-type="float" office:value="524" calcext:value-type="float">
            <text:p>524</text:p>
          </table:table-cell>
          <table:table-cell table:formula="of:= ([times_10000.C525] - [times_10000.B525]) / 1000000" office:value-type="float" office:value="25.695232" calcext:value-type="float">
            <text:p>25.695232</text:p>
          </table:table-cell>
          <table:table-cell table:formula="of:= ([times_100000.C525] - [times_100000.B525]) / 1000000" office:value-type="float" office:value="0.811264" calcext:value-type="float">
            <text:p>0.811264</text:p>
          </table:table-cell>
          <table:table-cell table:formula="of:= ([times_1000000.C525] - [times_1000000.B525]) / 1000000" office:value-type="float" office:value="1.136384" calcext:value-type="float">
            <text:p>1.136384</text:p>
          </table:table-cell>
        </table:table-row>
        <table:table-row table:style-name="ro1">
          <table:table-cell table:formula="of:= [times_10000.A526]" office:value-type="float" office:value="525" calcext:value-type="float">
            <text:p>525</text:p>
          </table:table-cell>
          <table:table-cell table:formula="of:= ([times_10000.C526] - [times_10000.B526]) / 1000000" office:value-type="float" office:value="25.269248" calcext:value-type="float">
            <text:p>25.269248</text:p>
          </table:table-cell>
          <table:table-cell table:formula="of:= ([times_100000.C526] - [times_100000.B526]) / 1000000" office:value-type="float" office:value="1.014784" calcext:value-type="float">
            <text:p>1.014784</text:p>
          </table:table-cell>
          <table:table-cell table:formula="of:= ([times_1000000.C526] - [times_1000000.B526]) / 1000000" office:value-type="float" office:value="1.191168" calcext:value-type="float">
            <text:p>1.191168</text:p>
          </table:table-cell>
        </table:table-row>
        <table:table-row table:style-name="ro1">
          <table:table-cell table:formula="of:= [times_10000.A527]" office:value-type="float" office:value="526" calcext:value-type="float">
            <text:p>526</text:p>
          </table:table-cell>
          <table:table-cell table:formula="of:= ([times_10000.C527] - [times_10000.B527]) / 1000000" office:value-type="float" office:value="24.793088" calcext:value-type="float">
            <text:p>24.793088</text:p>
          </table:table-cell>
          <table:table-cell table:formula="of:= ([times_100000.C527] - [times_100000.B527]) / 1000000" office:value-type="float" office:value="1.167872" calcext:value-type="float">
            <text:p>1.167872</text:p>
          </table:table-cell>
          <table:table-cell table:formula="of:= ([times_1000000.C527] - [times_1000000.B527]) / 1000000" office:value-type="float" office:value="0.89088" calcext:value-type="float">
            <text:p>0.89088</text:p>
          </table:table-cell>
        </table:table-row>
        <table:table-row table:style-name="ro1">
          <table:table-cell table:formula="of:= [times_10000.A528]" office:value-type="float" office:value="527" calcext:value-type="float">
            <text:p>527</text:p>
          </table:table-cell>
          <table:table-cell table:formula="of:= ([times_10000.C528] - [times_10000.B528]) / 1000000" office:value-type="float" office:value="24.359424" calcext:value-type="float">
            <text:p>24.359424</text:p>
          </table:table-cell>
          <table:table-cell table:formula="of:= ([times_100000.C528] - [times_100000.B528]) / 1000000" office:value-type="float" office:value="1.10592" calcext:value-type="float">
            <text:p>1.10592</text:p>
          </table:table-cell>
          <table:table-cell table:formula="of:= ([times_1000000.C528] - [times_1000000.B528]) / 1000000" office:value-type="float" office:value="1.05984" calcext:value-type="float">
            <text:p>1.05984</text:p>
          </table:table-cell>
        </table:table-row>
        <table:table-row table:style-name="ro1">
          <table:table-cell table:formula="of:= [times_10000.A529]" office:value-type="float" office:value="528" calcext:value-type="float">
            <text:p>528</text:p>
          </table:table-cell>
          <table:table-cell table:formula="of:= ([times_10000.C529] - [times_10000.B529]) / 1000000" office:value-type="float" office:value="23.96032" calcext:value-type="float">
            <text:p>23.96032</text:p>
          </table:table-cell>
          <table:table-cell table:formula="of:= ([times_100000.C529] - [times_100000.B529]) / 1000000" office:value-type="float" office:value="1.111808" calcext:value-type="float">
            <text:p>1.111808</text:p>
          </table:table-cell>
          <table:table-cell table:formula="of:= ([times_1000000.C529] - [times_1000000.B529]) / 1000000" office:value-type="float" office:value="1.155328" calcext:value-type="float">
            <text:p>1.155328</text:p>
          </table:table-cell>
        </table:table-row>
        <table:table-row table:style-name="ro1">
          <table:table-cell table:formula="of:= [times_10000.A530]" office:value-type="float" office:value="529" calcext:value-type="float">
            <text:p>529</text:p>
          </table:table-cell>
          <table:table-cell table:formula="of:= ([times_10000.C530] - [times_10000.B530]) / 1000000" office:value-type="float" office:value="23.535104" calcext:value-type="float">
            <text:p>23.535104</text:p>
          </table:table-cell>
          <table:table-cell table:formula="of:= ([times_100000.C530] - [times_100000.B530]) / 1000000" office:value-type="float" office:value="1.093888" calcext:value-type="float">
            <text:p>1.093888</text:p>
          </table:table-cell>
          <table:table-cell table:formula="of:= ([times_1000000.C530] - [times_1000000.B530]) / 1000000" office:value-type="float" office:value="1.13664" calcext:value-type="float">
            <text:p>1.13664</text:p>
          </table:table-cell>
        </table:table-row>
        <table:table-row table:style-name="ro1">
          <table:table-cell table:formula="of:= [times_10000.A531]" office:value-type="float" office:value="530" calcext:value-type="float">
            <text:p>530</text:p>
          </table:table-cell>
          <table:table-cell table:formula="of:= ([times_10000.C531] - [times_10000.B531]) / 1000000" office:value-type="float" office:value="22.996736" calcext:value-type="float">
            <text:p>22.996736</text:p>
          </table:table-cell>
          <table:table-cell table:formula="of:= ([times_100000.C531] - [times_100000.B531]) / 1000000" office:value-type="float" office:value="1.010432" calcext:value-type="float">
            <text:p>1.010432</text:p>
          </table:table-cell>
          <table:table-cell table:formula="of:= ([times_1000000.C531] - [times_1000000.B531]) / 1000000" office:value-type="float" office:value="1.065728" calcext:value-type="float">
            <text:p>1.065728</text:p>
          </table:table-cell>
        </table:table-row>
        <table:table-row table:style-name="ro1">
          <table:table-cell table:formula="of:= [times_10000.A532]" office:value-type="float" office:value="531" calcext:value-type="float">
            <text:p>531</text:p>
          </table:table-cell>
          <table:table-cell table:formula="of:= ([times_10000.C532] - [times_10000.B532]) / 1000000" office:value-type="float" office:value="22.691072" calcext:value-type="float">
            <text:p>22.691072</text:p>
          </table:table-cell>
          <table:table-cell table:formula="of:= ([times_100000.C532] - [times_100000.B532]) / 1000000" office:value-type="float" office:value="0.845824" calcext:value-type="float">
            <text:p>0.845824</text:p>
          </table:table-cell>
          <table:table-cell table:formula="of:= ([times_1000000.C532] - [times_1000000.B532]) / 1000000" office:value-type="float" office:value="0.781824" calcext:value-type="float">
            <text:p>0.781824</text:p>
          </table:table-cell>
        </table:table-row>
        <table:table-row table:style-name="ro1">
          <table:table-cell table:formula="of:= [times_10000.A533]" office:value-type="float" office:value="532" calcext:value-type="float">
            <text:p>532</text:p>
          </table:table-cell>
          <table:table-cell table:formula="of:= ([times_10000.C533] - [times_10000.B533]) / 1000000" office:value-type="float" office:value="22.368" calcext:value-type="float">
            <text:p>22.368</text:p>
          </table:table-cell>
          <table:table-cell table:formula="of:= ([times_100000.C533] - [times_100000.B533]) / 1000000" office:value-type="float" office:value="1.128192" calcext:value-type="float">
            <text:p>1.128192</text:p>
          </table:table-cell>
          <table:table-cell table:formula="of:= ([times_1000000.C533] - [times_1000000.B533]) / 1000000" office:value-type="float" office:value="0.930048" calcext:value-type="float">
            <text:p>0.930048</text:p>
          </table:table-cell>
        </table:table-row>
        <table:table-row table:style-name="ro1">
          <table:table-cell table:formula="of:= [times_10000.A534]" office:value-type="float" office:value="533" calcext:value-type="float">
            <text:p>533</text:p>
          </table:table-cell>
          <table:table-cell table:formula="of:= ([times_10000.C534] - [times_10000.B534]) / 1000000" office:value-type="float" office:value="22.07104" calcext:value-type="float">
            <text:p>22.07104</text:p>
          </table:table-cell>
          <table:table-cell table:formula="of:= ([times_100000.C534] - [times_100000.B534]) / 1000000" office:value-type="float" office:value="1.071872" calcext:value-type="float">
            <text:p>1.071872</text:p>
          </table:table-cell>
          <table:table-cell table:formula="of:= ([times_1000000.C534] - [times_1000000.B534]) / 1000000" office:value-type="float" office:value="1.162496" calcext:value-type="float">
            <text:p>1.162496</text:p>
          </table:table-cell>
        </table:table-row>
        <table:table-row table:style-name="ro1">
          <table:table-cell table:formula="of:= [times_10000.A535]" office:value-type="float" office:value="534" calcext:value-type="float">
            <text:p>534</text:p>
          </table:table-cell>
          <table:table-cell table:formula="of:= ([times_10000.C535] - [times_10000.B535]) / 1000000" office:value-type="float" office:value="21.754112" calcext:value-type="float">
            <text:p>21.754112</text:p>
          </table:table-cell>
          <table:table-cell table:formula="of:= ([times_100000.C535] - [times_100000.B535]) / 1000000" office:value-type="float" office:value="1.16992" calcext:value-type="float">
            <text:p>1.16992</text:p>
          </table:table-cell>
          <table:table-cell table:formula="of:= ([times_1000000.C535] - [times_1000000.B535]) / 1000000" office:value-type="float" office:value="1.09696" calcext:value-type="float">
            <text:p>1.09696</text:p>
          </table:table-cell>
        </table:table-row>
        <table:table-row table:style-name="ro1">
          <table:table-cell table:formula="of:= [times_10000.A536]" office:value-type="float" office:value="535" calcext:value-type="float">
            <text:p>535</text:p>
          </table:table-cell>
          <table:table-cell table:formula="of:= ([times_10000.C536] - [times_10000.B536]) / 1000000" office:value-type="float" office:value="21.303808" calcext:value-type="float">
            <text:p>21.303808</text:p>
          </table:table-cell>
          <table:table-cell table:formula="of:= ([times_100000.C536] - [times_100000.B536]) / 1000000" office:value-type="float" office:value="1.071872" calcext:value-type="float">
            <text:p>1.071872</text:p>
          </table:table-cell>
          <table:table-cell table:formula="of:= ([times_1000000.C536] - [times_1000000.B536]) / 1000000" office:value-type="float" office:value="0.916224" calcext:value-type="float">
            <text:p>0.916224</text:p>
          </table:table-cell>
        </table:table-row>
        <table:table-row table:style-name="ro1">
          <table:table-cell table:formula="of:= [times_10000.A537]" office:value-type="float" office:value="536" calcext:value-type="float">
            <text:p>536</text:p>
          </table:table-cell>
          <table:table-cell table:formula="of:= ([times_10000.C537] - [times_10000.B537]) / 1000000" office:value-type="float" office:value="20.998912" calcext:value-type="float">
            <text:p>20.998912</text:p>
          </table:table-cell>
          <table:table-cell table:formula="of:= ([times_100000.C537] - [times_100000.B537]) / 1000000" office:value-type="float" office:value="0.952064" calcext:value-type="float">
            <text:p>0.952064</text:p>
          </table:table-cell>
          <table:table-cell table:formula="of:= ([times_1000000.C537] - [times_1000000.B537]) / 1000000" office:value-type="float" office:value="1.182464" calcext:value-type="float">
            <text:p>1.182464</text:p>
          </table:table-cell>
        </table:table-row>
        <table:table-row table:style-name="ro1">
          <table:table-cell table:formula="of:= [times_10000.A538]" office:value-type="float" office:value="537" calcext:value-type="float">
            <text:p>537</text:p>
          </table:table-cell>
          <table:table-cell table:formula="of:= ([times_10000.C538] - [times_10000.B538]) / 1000000" office:value-type="float" office:value="20.678656" calcext:value-type="float">
            <text:p>20.678656</text:p>
          </table:table-cell>
          <table:table-cell table:formula="of:= ([times_100000.C538] - [times_100000.B538]) / 1000000" office:value-type="float" office:value="0.971008" calcext:value-type="float">
            <text:p>0.971008</text:p>
          </table:table-cell>
          <table:table-cell table:formula="of:= ([times_1000000.C538] - [times_1000000.B538]) / 1000000" office:value-type="float" office:value="0.867328" calcext:value-type="float">
            <text:p>0.867328</text:p>
          </table:table-cell>
        </table:table-row>
        <table:table-row table:style-name="ro1">
          <table:table-cell table:formula="of:= [times_10000.A539]" office:value-type="float" office:value="538" calcext:value-type="float">
            <text:p>538</text:p>
          </table:table-cell>
          <table:table-cell table:formula="of:= ([times_10000.C539] - [times_10000.B539]) / 1000000" office:value-type="float" office:value="21.600256" calcext:value-type="float">
            <text:p>21.600256</text:p>
          </table:table-cell>
          <table:table-cell table:formula="of:= ([times_100000.C539] - [times_100000.B539]) / 1000000" office:value-type="float" office:value="0.991744" calcext:value-type="float">
            <text:p>0.991744</text:p>
          </table:table-cell>
          <table:table-cell table:formula="of:= ([times_1000000.C539] - [times_1000000.B539]) / 1000000" office:value-type="float" office:value="0.929792" calcext:value-type="float">
            <text:p>0.929792</text:p>
          </table:table-cell>
        </table:table-row>
        <table:table-row table:style-name="ro1">
          <table:table-cell table:formula="of:= [times_10000.A540]" office:value-type="float" office:value="539" calcext:value-type="float">
            <text:p>539</text:p>
          </table:table-cell>
          <table:table-cell table:formula="of:= ([times_10000.C540] - [times_10000.B540]) / 1000000" office:value-type="float" office:value="21.723904" calcext:value-type="float">
            <text:p>21.723904</text:p>
          </table:table-cell>
          <table:table-cell table:formula="of:= ([times_100000.C540] - [times_100000.B540]) / 1000000" office:value-type="float" office:value="0.987136" calcext:value-type="float">
            <text:p>0.987136</text:p>
          </table:table-cell>
          <table:table-cell table:formula="of:= ([times_1000000.C540] - [times_1000000.B540]) / 1000000" office:value-type="float" office:value="1.136384" calcext:value-type="float">
            <text:p>1.136384</text:p>
          </table:table-cell>
        </table:table-row>
        <table:table-row table:style-name="ro1">
          <table:table-cell table:formula="of:= [times_10000.A541]" office:value-type="float" office:value="540" calcext:value-type="float">
            <text:p>540</text:p>
          </table:table-cell>
          <table:table-cell table:formula="of:= ([times_10000.C541] - [times_10000.B541]) / 1000000" office:value-type="float" office:value="21.819648" calcext:value-type="float">
            <text:p>21.819648</text:p>
          </table:table-cell>
          <table:table-cell table:formula="of:= ([times_100000.C541] - [times_100000.B541]) / 1000000" office:value-type="float" office:value="1.0048" calcext:value-type="float">
            <text:p>1.0048</text:p>
          </table:table-cell>
          <table:table-cell table:formula="of:= ([times_1000000.C541] - [times_1000000.B541]) / 1000000" office:value-type="float" office:value="1.036032" calcext:value-type="float">
            <text:p>1.036032</text:p>
          </table:table-cell>
        </table:table-row>
        <table:table-row table:style-name="ro1">
          <table:table-cell table:formula="of:= [times_10000.A542]" office:value-type="float" office:value="541" calcext:value-type="float">
            <text:p>541</text:p>
          </table:table-cell>
          <table:table-cell table:formula="of:= ([times_10000.C542] - [times_10000.B542]) / 1000000" office:value-type="float" office:value="21.476096" calcext:value-type="float">
            <text:p>21.476096</text:p>
          </table:table-cell>
          <table:table-cell table:formula="of:= ([times_100000.C542] - [times_100000.B542]) / 1000000" office:value-type="float" office:value="1.008896" calcext:value-type="float">
            <text:p>1.008896</text:p>
          </table:table-cell>
          <table:table-cell table:formula="of:= ([times_1000000.C542] - [times_1000000.B542]) / 1000000" office:value-type="float" office:value="1.152" calcext:value-type="float">
            <text:p>1.152</text:p>
          </table:table-cell>
        </table:table-row>
        <table:table-row table:style-name="ro1">
          <table:table-cell table:formula="of:= [times_10000.A543]" office:value-type="float" office:value="542" calcext:value-type="float">
            <text:p>542</text:p>
          </table:table-cell>
          <table:table-cell table:formula="of:= ([times_10000.C543] - [times_10000.B543]) / 1000000" office:value-type="float" office:value="21.05216" calcext:value-type="float">
            <text:p>21.05216</text:p>
          </table:table-cell>
          <table:table-cell table:formula="of:= ([times_100000.C543] - [times_100000.B543]) / 1000000" office:value-type="float" office:value="1.028096" calcext:value-type="float">
            <text:p>1.028096</text:p>
          </table:table-cell>
          <table:table-cell table:formula="of:= ([times_1000000.C543] - [times_1000000.B543]) / 1000000" office:value-type="float" office:value="1.153024" calcext:value-type="float">
            <text:p>1.153024</text:p>
          </table:table-cell>
        </table:table-row>
        <table:table-row table:style-name="ro1">
          <table:table-cell table:formula="of:= [times_10000.A544]" office:value-type="float" office:value="543" calcext:value-type="float">
            <text:p>543</text:p>
          </table:table-cell>
          <table:table-cell table:formula="of:= ([times_10000.C544] - [times_10000.B544]) / 1000000" office:value-type="float" office:value="20.755712" calcext:value-type="float">
            <text:p>20.755712</text:p>
          </table:table-cell>
          <table:table-cell table:formula="of:= ([times_100000.C544] - [times_100000.B544]) / 1000000" office:value-type="float" office:value="1.052672" calcext:value-type="float">
            <text:p>1.052672</text:p>
          </table:table-cell>
          <table:table-cell table:formula="of:= ([times_1000000.C544] - [times_1000000.B544]) / 1000000" office:value-type="float" office:value="0.826368" calcext:value-type="float">
            <text:p>0.826368</text:p>
          </table:table-cell>
        </table:table-row>
        <table:table-row table:style-name="ro1">
          <table:table-cell table:formula="of:= [times_10000.A545]" office:value-type="float" office:value="544" calcext:value-type="float">
            <text:p>544</text:p>
          </table:table-cell>
          <table:table-cell table:formula="of:= ([times_10000.C545] - [times_10000.B545]) / 1000000" office:value-type="float" office:value="20.433408" calcext:value-type="float">
            <text:p>20.433408</text:p>
          </table:table-cell>
          <table:table-cell table:formula="of:= ([times_100000.C545] - [times_100000.B545]) / 1000000" office:value-type="float" office:value="0.856832" calcext:value-type="float">
            <text:p>0.856832</text:p>
          </table:table-cell>
          <table:table-cell table:formula="of:= ([times_1000000.C545] - [times_1000000.B545]) / 1000000" office:value-type="float" office:value="0.915712" calcext:value-type="float">
            <text:p>0.915712</text:p>
          </table:table-cell>
        </table:table-row>
        <table:table-row table:style-name="ro1">
          <table:table-cell table:formula="of:= [times_10000.A546]" office:value-type="float" office:value="545" calcext:value-type="float">
            <text:p>545</text:p>
          </table:table-cell>
          <table:table-cell table:formula="of:= ([times_10000.C546] - [times_10000.B546]) / 1000000" office:value-type="float" office:value="20.137472" calcext:value-type="float">
            <text:p>20.137472</text:p>
          </table:table-cell>
          <table:table-cell table:formula="of:= ([times_100000.C546] - [times_100000.B546]) / 1000000" office:value-type="float" office:value="1.106944" calcext:value-type="float">
            <text:p>1.106944</text:p>
          </table:table-cell>
          <table:table-cell table:formula="of:= ([times_1000000.C546] - [times_1000000.B546]) / 1000000" office:value-type="float" office:value="1.138432" calcext:value-type="float">
            <text:p>1.138432</text:p>
          </table:table-cell>
        </table:table-row>
        <table:table-row table:style-name="ro1">
          <table:table-cell table:formula="of:= [times_10000.A547]" office:value-type="float" office:value="546" calcext:value-type="float">
            <text:p>546</text:p>
          </table:table-cell>
          <table:table-cell table:formula="of:= ([times_10000.C547] - [times_10000.B547]) / 1000000" office:value-type="float" office:value="19.848192" calcext:value-type="float">
            <text:p>19.848192</text:p>
          </table:table-cell>
          <table:table-cell table:formula="of:= ([times_100000.C547] - [times_100000.B547]) / 1000000" office:value-type="float" office:value="0.964864" calcext:value-type="float">
            <text:p>0.964864</text:p>
          </table:table-cell>
          <table:table-cell table:formula="of:= ([times_1000000.C547] - [times_1000000.B547]) / 1000000" office:value-type="float" office:value="1.12512" calcext:value-type="float">
            <text:p>1.12512</text:p>
          </table:table-cell>
        </table:table-row>
        <table:table-row table:style-name="ro1">
          <table:table-cell table:formula="of:= [times_10000.A548]" office:value-type="float" office:value="547" calcext:value-type="float">
            <text:p>547</text:p>
          </table:table-cell>
          <table:table-cell table:formula="of:= ([times_10000.C548] - [times_10000.B548]) / 1000000" office:value-type="float" office:value="19.559168" calcext:value-type="float">
            <text:p>19.559168</text:p>
          </table:table-cell>
          <table:table-cell table:formula="of:= ([times_100000.C548] - [times_100000.B548]) / 1000000" office:value-type="float" office:value="1.016064" calcext:value-type="float">
            <text:p>1.016064</text:p>
          </table:table-cell>
          <table:table-cell table:formula="of:= ([times_1000000.C548] - [times_1000000.B548]) / 1000000" office:value-type="float" office:value="1.074176" calcext:value-type="float">
            <text:p>1.074176</text:p>
          </table:table-cell>
        </table:table-row>
        <table:table-row table:style-name="ro1">
          <table:table-cell table:formula="of:= [times_10000.A549]" office:value-type="float" office:value="548" calcext:value-type="float">
            <text:p>548</text:p>
          </table:table-cell>
          <table:table-cell table:formula="of:= ([times_10000.C549] - [times_10000.B549]) / 1000000" office:value-type="float" office:value="19.23712" calcext:value-type="float">
            <text:p>19.23712</text:p>
          </table:table-cell>
          <table:table-cell table:formula="of:= ([times_100000.C549] - [times_100000.B549]) / 1000000" office:value-type="float" office:value="1.017344" calcext:value-type="float">
            <text:p>1.017344</text:p>
          </table:table-cell>
          <table:table-cell table:formula="of:= ([times_1000000.C549] - [times_1000000.B549]) / 1000000" office:value-type="float" office:value="0.944896" calcext:value-type="float">
            <text:p>0.944896</text:p>
          </table:table-cell>
        </table:table-row>
        <table:table-row table:style-name="ro1">
          <table:table-cell table:formula="of:= [times_10000.A550]" office:value-type="float" office:value="549" calcext:value-type="float">
            <text:p>549</text:p>
          </table:table-cell>
          <table:table-cell table:formula="of:= ([times_10000.C550] - [times_10000.B550]) / 1000000" office:value-type="float" office:value="18.808064" calcext:value-type="float">
            <text:p>18.808064</text:p>
          </table:table-cell>
          <table:table-cell table:formula="of:= ([times_100000.C550] - [times_100000.B550]) / 1000000" office:value-type="float" office:value="0.961536" calcext:value-type="float">
            <text:p>0.961536</text:p>
          </table:table-cell>
          <table:table-cell table:formula="of:= ([times_1000000.C550] - [times_1000000.B550]) / 1000000" office:value-type="float" office:value="1.147904" calcext:value-type="float">
            <text:p>1.147904</text:p>
          </table:table-cell>
        </table:table-row>
        <table:table-row table:style-name="ro1">
          <table:table-cell table:formula="of:= [times_10000.A551]" office:value-type="float" office:value="550" calcext:value-type="float">
            <text:p>550</text:p>
          </table:table-cell>
          <table:table-cell table:formula="of:= ([times_10000.C551] - [times_10000.B551]) / 1000000" office:value-type="float" office:value="18.395136" calcext:value-type="float">
            <text:p>18.395136</text:p>
          </table:table-cell>
          <table:table-cell table:formula="of:= ([times_100000.C551] - [times_100000.B551]) / 1000000" office:value-type="float" office:value="0.988672" calcext:value-type="float">
            <text:p>0.988672</text:p>
          </table:table-cell>
          <table:table-cell table:formula="of:= ([times_1000000.C551] - [times_1000000.B551]) / 1000000" office:value-type="float" office:value="1.189632" calcext:value-type="float">
            <text:p>1.189632</text:p>
          </table:table-cell>
        </table:table-row>
        <table:table-row table:style-name="ro1">
          <table:table-cell table:formula="of:= [times_10000.A552]" office:value-type="float" office:value="551" calcext:value-type="float">
            <text:p>551</text:p>
          </table:table-cell>
          <table:table-cell table:formula="of:= ([times_10000.C552] - [times_10000.B552]) / 1000000" office:value-type="float" office:value="18.096128" calcext:value-type="float">
            <text:p>18.096128</text:p>
          </table:table-cell>
          <table:table-cell table:formula="of:= ([times_100000.C552] - [times_100000.B552]) / 1000000" office:value-type="float" office:value="1.01888" calcext:value-type="float">
            <text:p>1.01888</text:p>
          </table:table-cell>
          <table:table-cell table:formula="of:= ([times_1000000.C552] - [times_1000000.B552]) / 1000000" office:value-type="float" office:value="1.107968" calcext:value-type="float">
            <text:p>1.107968</text:p>
          </table:table-cell>
        </table:table-row>
        <table:table-row table:style-name="ro1">
          <table:table-cell table:formula="of:= [times_10000.A553]" office:value-type="float" office:value="552" calcext:value-type="float">
            <text:p>552</text:p>
          </table:table-cell>
          <table:table-cell table:formula="of:= ([times_10000.C553] - [times_10000.B553]) / 1000000" office:value-type="float" office:value="17.758208" calcext:value-type="float">
            <text:p>17.758208</text:p>
          </table:table-cell>
          <table:table-cell table:formula="of:= ([times_100000.C553] - [times_100000.B553]) / 1000000" office:value-type="float" office:value="0.954112" calcext:value-type="float">
            <text:p>0.954112</text:p>
          </table:table-cell>
          <table:table-cell table:formula="of:= ([times_1000000.C553] - [times_1000000.B553]) / 1000000" office:value-type="float" office:value="0.838656" calcext:value-type="float">
            <text:p>0.838656</text:p>
          </table:table-cell>
        </table:table-row>
        <table:table-row table:style-name="ro1">
          <table:table-cell table:formula="of:= [times_10000.A554]" office:value-type="float" office:value="553" calcext:value-type="float">
            <text:p>553</text:p>
          </table:table-cell>
          <table:table-cell table:formula="of:= ([times_10000.C554] - [times_10000.B554]) / 1000000" office:value-type="float" office:value="17.462272" calcext:value-type="float">
            <text:p>17.462272</text:p>
          </table:table-cell>
          <table:table-cell table:formula="of:= ([times_100000.C554] - [times_100000.B554]) / 1000000" office:value-type="float" office:value="1.012992" calcext:value-type="float">
            <text:p>1.012992</text:p>
          </table:table-cell>
          <table:table-cell table:formula="of:= ([times_1000000.C554] - [times_1000000.B554]) / 1000000" office:value-type="float" office:value="1.06368" calcext:value-type="float">
            <text:p>1.06368</text:p>
          </table:table-cell>
        </table:table-row>
        <table:table-row table:style-name="ro1">
          <table:table-cell table:formula="of:= [times_10000.A555]" office:value-type="float" office:value="554" calcext:value-type="float">
            <text:p>554</text:p>
          </table:table-cell>
          <table:table-cell table:formula="of:= ([times_10000.C555] - [times_10000.B555]) / 1000000" office:value-type="float" office:value="17.1392" calcext:value-type="float">
            <text:p>17.1392</text:p>
          </table:table-cell>
          <table:table-cell table:formula="of:= ([times_100000.C555] - [times_100000.B555]) / 1000000" office:value-type="float" office:value="0.994816" calcext:value-type="float">
            <text:p>0.994816</text:p>
          </table:table-cell>
          <table:table-cell table:formula="of:= ([times_1000000.C555] - [times_1000000.B555]) / 1000000" office:value-type="float" office:value="1.149696" calcext:value-type="float">
            <text:p>1.149696</text:p>
          </table:table-cell>
        </table:table-row>
        <table:table-row table:style-name="ro1">
          <table:table-cell table:formula="of:= [times_10000.A556]" office:value-type="float" office:value="555" calcext:value-type="float">
            <text:p>555</text:p>
          </table:table-cell>
          <table:table-cell table:formula="of:= ([times_10000.C556] - [times_10000.B556]) / 1000000" office:value-type="float" office:value="16.813824" calcext:value-type="float">
            <text:p>16.813824</text:p>
          </table:table-cell>
          <table:table-cell table:formula="of:= ([times_100000.C556] - [times_100000.B556]) / 1000000" office:value-type="float" office:value="0.94464" calcext:value-type="float">
            <text:p>0.94464</text:p>
          </table:table-cell>
          <table:table-cell table:formula="of:= ([times_1000000.C556] - [times_1000000.B556]) / 1000000" office:value-type="float" office:value="1.174272" calcext:value-type="float">
            <text:p>1.174272</text:p>
          </table:table-cell>
        </table:table-row>
        <table:table-row table:style-name="ro1">
          <table:table-cell table:formula="of:= [times_10000.A557]" office:value-type="float" office:value="556" calcext:value-type="float">
            <text:p>556</text:p>
          </table:table-cell>
          <table:table-cell table:formula="of:= ([times_10000.C557] - [times_10000.B557]) / 1000000" office:value-type="float" office:value="18.186496" calcext:value-type="float">
            <text:p>18.186496</text:p>
          </table:table-cell>
          <table:table-cell table:formula="of:= ([times_100000.C557] - [times_100000.B557]) / 1000000" office:value-type="float" office:value="1.005312" calcext:value-type="float">
            <text:p>1.005312</text:p>
          </table:table-cell>
          <table:table-cell table:formula="of:= ([times_1000000.C557] - [times_1000000.B557]) / 1000000" office:value-type="float" office:value="0.870912" calcext:value-type="float">
            <text:p>0.870912</text:p>
          </table:table-cell>
        </table:table-row>
        <table:table-row table:style-name="ro1">
          <table:table-cell table:formula="of:= [times_10000.A558]" office:value-type="float" office:value="557" calcext:value-type="float">
            <text:p>557</text:p>
          </table:table-cell>
          <table:table-cell table:formula="of:= ([times_10000.C558] - [times_10000.B558]) / 1000000" office:value-type="float" office:value="17.909248" calcext:value-type="float">
            <text:p>17.909248</text:p>
          </table:table-cell>
          <table:table-cell table:formula="of:= ([times_100000.C558] - [times_100000.B558]) / 1000000" office:value-type="float" office:value="0.987904" calcext:value-type="float">
            <text:p>0.987904</text:p>
          </table:table-cell>
          <table:table-cell table:formula="of:= ([times_1000000.C558] - [times_1000000.B558]) / 1000000" office:value-type="float" office:value="1.159936" calcext:value-type="float">
            <text:p>1.159936</text:p>
          </table:table-cell>
        </table:table-row>
        <table:table-row table:style-name="ro1">
          <table:table-cell table:formula="of:= [times_10000.A559]" office:value-type="float" office:value="558" calcext:value-type="float">
            <text:p>558</text:p>
          </table:table-cell>
          <table:table-cell table:formula="of:= ([times_10000.C559] - [times_10000.B559]) / 1000000" office:value-type="float" office:value="17.504768" calcext:value-type="float">
            <text:p>17.504768</text:p>
          </table:table-cell>
          <table:table-cell table:formula="of:= ([times_100000.C559] - [times_100000.B559]) / 1000000" office:value-type="float" office:value="1.003776" calcext:value-type="float">
            <text:p>1.003776</text:p>
          </table:table-cell>
          <table:table-cell table:formula="of:= ([times_1000000.C559] - [times_1000000.B559]) / 1000000" office:value-type="float" office:value="1.13024" calcext:value-type="float">
            <text:p>1.13024</text:p>
          </table:table-cell>
        </table:table-row>
        <table:table-row table:style-name="ro1">
          <table:table-cell table:formula="of:= [times_10000.A560]" office:value-type="float" office:value="559" calcext:value-type="float">
            <text:p>559</text:p>
          </table:table-cell>
          <table:table-cell table:formula="of:= ([times_10000.C560] - [times_10000.B560]) / 1000000" office:value-type="float" office:value="17.20576" calcext:value-type="float">
            <text:p>17.20576</text:p>
          </table:table-cell>
          <table:table-cell table:formula="of:= ([times_100000.C560] - [times_100000.B560]) / 1000000" office:value-type="float" office:value="1.03296" calcext:value-type="float">
            <text:p>1.03296</text:p>
          </table:table-cell>
          <table:table-cell table:formula="of:= ([times_1000000.C560] - [times_1000000.B560]) / 1000000" office:value-type="float" office:value="1.062144" calcext:value-type="float">
            <text:p>1.062144</text:p>
          </table:table-cell>
        </table:table-row>
        <table:table-row table:style-name="ro1">
          <table:table-cell table:formula="of:= [times_10000.A561]" office:value-type="float" office:value="560" calcext:value-type="float">
            <text:p>560</text:p>
          </table:table-cell>
          <table:table-cell table:formula="of:= ([times_10000.C561] - [times_10000.B561]) / 1000000" office:value-type="float" office:value="18.695936" calcext:value-type="float">
            <text:p>18.695936</text:p>
          </table:table-cell>
          <table:table-cell table:formula="of:= ([times_100000.C561] - [times_100000.B561]) / 1000000" office:value-type="float" office:value="0.99072" calcext:value-type="float">
            <text:p>0.99072</text:p>
          </table:table-cell>
          <table:table-cell table:formula="of:= ([times_1000000.C561] - [times_1000000.B561]) / 1000000" office:value-type="float" office:value="1.178112" calcext:value-type="float">
            <text:p>1.178112</text:p>
          </table:table-cell>
        </table:table-row>
        <table:table-row table:style-name="ro1">
          <table:table-cell table:formula="of:= [times_10000.A562]" office:value-type="float" office:value="561" calcext:value-type="float">
            <text:p>561</text:p>
          </table:table-cell>
          <table:table-cell table:formula="of:= ([times_10000.C562] - [times_10000.B562]) / 1000000" office:value-type="float" office:value="18.377216" calcext:value-type="float">
            <text:p>18.377216</text:p>
          </table:table-cell>
          <table:table-cell table:formula="of:= ([times_100000.C562] - [times_100000.B562]) / 1000000" office:value-type="float" office:value="0.912896" calcext:value-type="float">
            <text:p>0.912896</text:p>
          </table:table-cell>
          <table:table-cell table:formula="of:= ([times_1000000.C562] - [times_1000000.B562]) / 1000000" office:value-type="float" office:value="1.170176" calcext:value-type="float">
            <text:p>1.170176</text:p>
          </table:table-cell>
        </table:table-row>
        <table:table-row table:style-name="ro1">
          <table:table-cell table:formula="of:= [times_10000.A563]" office:value-type="float" office:value="562" calcext:value-type="float">
            <text:p>562</text:p>
          </table:table-cell>
          <table:table-cell table:formula="of:= ([times_10000.C563] - [times_10000.B563]) / 1000000" office:value-type="float" office:value="19.673088" calcext:value-type="float">
            <text:p>19.673088</text:p>
          </table:table-cell>
          <table:table-cell table:formula="of:= ([times_100000.C563] - [times_100000.B563]) / 1000000" office:value-type="float" office:value="0.989184" calcext:value-type="float">
            <text:p>0.989184</text:p>
          </table:table-cell>
          <table:table-cell table:formula="of:= ([times_1000000.C563] - [times_1000000.B563]) / 1000000" office:value-type="float" office:value="1.1712" calcext:value-type="float">
            <text:p>1.1712</text:p>
          </table:table-cell>
        </table:table-row>
        <table:table-row table:style-name="ro1">
          <table:table-cell table:formula="of:= [times_10000.A564]" office:value-type="float" office:value="563" calcext:value-type="float">
            <text:p>563</text:p>
          </table:table-cell>
          <table:table-cell table:formula="of:= ([times_10000.C564] - [times_10000.B564]) / 1000000" office:value-type="float" office:value="19.726336" calcext:value-type="float">
            <text:p>19.726336</text:p>
          </table:table-cell>
          <table:table-cell table:formula="of:= ([times_100000.C564] - [times_100000.B564]) / 1000000" office:value-type="float" office:value="0.83328" calcext:value-type="float">
            <text:p>0.83328</text:p>
          </table:table-cell>
          <table:table-cell table:formula="of:= ([times_1000000.C564] - [times_1000000.B564]) / 1000000" office:value-type="float" office:value="1.240064" calcext:value-type="float">
            <text:p>1.240064</text:p>
          </table:table-cell>
        </table:table-row>
        <table:table-row table:style-name="ro1">
          <table:table-cell table:formula="of:= [times_10000.A565]" office:value-type="float" office:value="564" calcext:value-type="float">
            <text:p>564</text:p>
          </table:table-cell>
          <table:table-cell table:formula="of:= ([times_10000.C565] - [times_10000.B565]) / 1000000" office:value-type="float" office:value="21.136128" calcext:value-type="float">
            <text:p>21.136128</text:p>
          </table:table-cell>
          <table:table-cell table:formula="of:= ([times_100000.C565] - [times_100000.B565]) / 1000000" office:value-type="float" office:value="0.956928" calcext:value-type="float">
            <text:p>0.956928</text:p>
          </table:table-cell>
          <table:table-cell table:formula="of:= ([times_1000000.C565] - [times_1000000.B565]) / 1000000" office:value-type="float" office:value="1.08928" calcext:value-type="float">
            <text:p>1.08928</text:p>
          </table:table-cell>
        </table:table-row>
        <table:table-row table:style-name="ro1">
          <table:table-cell table:formula="of:= [times_10000.A566]" office:value-type="float" office:value="565" calcext:value-type="float">
            <text:p>565</text:p>
          </table:table-cell>
          <table:table-cell table:formula="of:= ([times_10000.C566] - [times_10000.B566]) / 1000000" office:value-type="float" office:value="21.428992" calcext:value-type="float">
            <text:p>21.428992</text:p>
          </table:table-cell>
          <table:table-cell table:formula="of:= ([times_100000.C566] - [times_100000.B566]) / 1000000" office:value-type="float" office:value="0.936192" calcext:value-type="float">
            <text:p>0.936192</text:p>
          </table:table-cell>
          <table:table-cell table:formula="of:= ([times_1000000.C566] - [times_1000000.B566]) / 1000000" office:value-type="float" office:value="1.295104" calcext:value-type="float">
            <text:p>1.295104</text:p>
          </table:table-cell>
        </table:table-row>
        <table:table-row table:style-name="ro1">
          <table:table-cell table:formula="of:= [times_10000.A567]" office:value-type="float" office:value="566" calcext:value-type="float">
            <text:p>566</text:p>
          </table:table-cell>
          <table:table-cell table:formula="of:= ([times_10000.C567] - [times_10000.B567]) / 1000000" office:value-type="float" office:value="21.8752" calcext:value-type="float">
            <text:p>21.8752</text:p>
          </table:table-cell>
          <table:table-cell table:formula="of:= ([times_100000.C567] - [times_100000.B567]) / 1000000" office:value-type="float" office:value="1.015296" calcext:value-type="float">
            <text:p>1.015296</text:p>
          </table:table-cell>
          <table:table-cell table:formula="of:= ([times_1000000.C567] - [times_1000000.B567]) / 1000000" office:value-type="float" office:value="1.196288" calcext:value-type="float">
            <text:p>1.196288</text:p>
          </table:table-cell>
        </table:table-row>
        <table:table-row table:style-name="ro1">
          <table:table-cell table:formula="of:= [times_10000.A568]" office:value-type="float" office:value="567" calcext:value-type="float">
            <text:p>567</text:p>
          </table:table-cell>
          <table:table-cell table:formula="of:= ([times_10000.C568] - [times_10000.B568]) / 1000000" office:value-type="float" office:value="21.981952" calcext:value-type="float">
            <text:p>21.981952</text:p>
          </table:table-cell>
          <table:table-cell table:formula="of:= ([times_100000.C568] - [times_100000.B568]) / 1000000" office:value-type="float" office:value="1.035264" calcext:value-type="float">
            <text:p>1.035264</text:p>
          </table:table-cell>
          <table:table-cell table:formula="of:= ([times_1000000.C568] - [times_1000000.B568]) / 1000000" office:value-type="float" office:value="1.086976" calcext:value-type="float">
            <text:p>1.086976</text:p>
          </table:table-cell>
        </table:table-row>
        <table:table-row table:style-name="ro1">
          <table:table-cell table:formula="of:= [times_10000.A569]" office:value-type="float" office:value="568" calcext:value-type="float">
            <text:p>568</text:p>
          </table:table-cell>
          <table:table-cell table:formula="of:= ([times_10000.C569] - [times_10000.B569]) / 1000000" office:value-type="float" office:value="22.006528" calcext:value-type="float">
            <text:p>22.006528</text:p>
          </table:table-cell>
          <table:table-cell table:formula="of:= ([times_100000.C569] - [times_100000.B569]) / 1000000" office:value-type="float" office:value="0.955904" calcext:value-type="float">
            <text:p>0.955904</text:p>
          </table:table-cell>
          <table:table-cell table:formula="of:= ([times_1000000.C569] - [times_1000000.B569]) / 1000000" office:value-type="float" office:value="1.110272" calcext:value-type="float">
            <text:p>1.110272</text:p>
          </table:table-cell>
        </table:table-row>
        <table:table-row table:style-name="ro1">
          <table:table-cell table:formula="of:= [times_10000.A570]" office:value-type="float" office:value="569" calcext:value-type="float">
            <text:p>569</text:p>
          </table:table-cell>
          <table:table-cell table:formula="of:= ([times_10000.C570] - [times_10000.B570]) / 1000000" office:value-type="float" office:value="24.792064" calcext:value-type="float">
            <text:p>24.792064</text:p>
          </table:table-cell>
          <table:table-cell table:formula="of:= ([times_100000.C570] - [times_100000.B570]) / 1000000" office:value-type="float" office:value="0.989952" calcext:value-type="float">
            <text:p>0.989952</text:p>
          </table:table-cell>
          <table:table-cell table:formula="of:= ([times_1000000.C570] - [times_1000000.B570]) / 1000000" office:value-type="float" office:value="1.105152" calcext:value-type="float">
            <text:p>1.105152</text:p>
          </table:table-cell>
        </table:table-row>
        <table:table-row table:style-name="ro1">
          <table:table-cell table:formula="of:= [times_10000.A571]" office:value-type="float" office:value="570" calcext:value-type="float">
            <text:p>570</text:p>
          </table:table-cell>
          <table:table-cell table:formula="of:= ([times_10000.C571] - [times_10000.B571]) / 1000000" office:value-type="float" office:value="26.184192" calcext:value-type="float">
            <text:p>26.184192</text:p>
          </table:table-cell>
          <table:table-cell table:formula="of:= ([times_100000.C571] - [times_100000.B571]) / 1000000" office:value-type="float" office:value="0.90624" calcext:value-type="float">
            <text:p>0.90624</text:p>
          </table:table-cell>
          <table:table-cell table:formula="of:= ([times_1000000.C571] - [times_1000000.B571]) / 1000000" office:value-type="float" office:value="1.156864" calcext:value-type="float">
            <text:p>1.156864</text:p>
          </table:table-cell>
        </table:table-row>
        <table:table-row table:style-name="ro1">
          <table:table-cell table:formula="of:= [times_10000.A572]" office:value-type="float" office:value="571" calcext:value-type="float">
            <text:p>571</text:p>
          </table:table-cell>
          <table:table-cell table:formula="of:= ([times_10000.C572] - [times_10000.B572]) / 1000000" office:value-type="float" office:value="26.990848" calcext:value-type="float">
            <text:p>26.990848</text:p>
          </table:table-cell>
          <table:table-cell table:formula="of:= ([times_100000.C572] - [times_100000.B572]) / 1000000" office:value-type="float" office:value="0.9664" calcext:value-type="float">
            <text:p>0.9664</text:p>
          </table:table-cell>
          <table:table-cell table:formula="of:= ([times_1000000.C572] - [times_1000000.B572]) / 1000000" office:value-type="float" office:value="1.099776" calcext:value-type="float">
            <text:p>1.099776</text:p>
          </table:table-cell>
        </table:table-row>
        <table:table-row table:style-name="ro1">
          <table:table-cell table:formula="of:= [times_10000.A573]" office:value-type="float" office:value="572" calcext:value-type="float">
            <text:p>572</text:p>
          </table:table-cell>
          <table:table-cell table:formula="of:= ([times_10000.C573] - [times_10000.B573]) / 1000000" office:value-type="float" office:value="26.76608" calcext:value-type="float">
            <text:p>26.76608</text:p>
          </table:table-cell>
          <table:table-cell table:formula="of:= ([times_100000.C573] - [times_100000.B573]) / 1000000" office:value-type="float" office:value="0.986112" calcext:value-type="float">
            <text:p>0.986112</text:p>
          </table:table-cell>
          <table:table-cell table:formula="of:= ([times_1000000.C573] - [times_1000000.B573]) / 1000000" office:value-type="float" office:value="1.02784" calcext:value-type="float">
            <text:p>1.02784</text:p>
          </table:table-cell>
        </table:table-row>
        <table:table-row table:style-name="ro1">
          <table:table-cell table:formula="of:= [times_10000.A574]" office:value-type="float" office:value="573" calcext:value-type="float">
            <text:p>573</text:p>
          </table:table-cell>
          <table:table-cell table:formula="of:= ([times_10000.C574] - [times_10000.B574]) / 1000000" office:value-type="float" office:value="27.215104" calcext:value-type="float">
            <text:p>27.215104</text:p>
          </table:table-cell>
          <table:table-cell table:formula="of:= ([times_100000.C574] - [times_100000.B574]) / 1000000" office:value-type="float" office:value="1.083392" calcext:value-type="float">
            <text:p>1.083392</text:p>
          </table:table-cell>
          <table:table-cell table:formula="of:= ([times_1000000.C574] - [times_1000000.B574]) / 1000000" office:value-type="float" office:value="1.151232" calcext:value-type="float">
            <text:p>1.151232</text:p>
          </table:table-cell>
        </table:table-row>
        <table:table-row table:style-name="ro1">
          <table:table-cell table:formula="of:= [times_10000.A575]" office:value-type="float" office:value="574" calcext:value-type="float">
            <text:p>574</text:p>
          </table:table-cell>
          <table:table-cell table:formula="of:= ([times_10000.C575] - [times_10000.B575]) / 1000000" office:value-type="float" office:value="27.26912" calcext:value-type="float">
            <text:p>27.26912</text:p>
          </table:table-cell>
          <table:table-cell table:formula="of:= ([times_100000.C575] - [times_100000.B575]) / 1000000" office:value-type="float" office:value="0.94976" calcext:value-type="float">
            <text:p>0.94976</text:p>
          </table:table-cell>
          <table:table-cell table:formula="of:= ([times_1000000.C575] - [times_1000000.B575]) / 1000000" office:value-type="float" office:value="1.13536" calcext:value-type="float">
            <text:p>1.13536</text:p>
          </table:table-cell>
        </table:table-row>
        <table:table-row table:style-name="ro1">
          <table:table-cell table:formula="of:= [times_10000.A576]" office:value-type="float" office:value="575" calcext:value-type="float">
            <text:p>575</text:p>
          </table:table-cell>
          <table:table-cell table:formula="of:= ([times_10000.C576] - [times_10000.B576]) / 1000000" office:value-type="float" office:value="27.742464" calcext:value-type="float">
            <text:p>27.742464</text:p>
          </table:table-cell>
          <table:table-cell table:formula="of:= ([times_100000.C576] - [times_100000.B576]) / 1000000" office:value-type="float" office:value="0.97792" calcext:value-type="float">
            <text:p>0.97792</text:p>
          </table:table-cell>
          <table:table-cell table:formula="of:= ([times_1000000.C576] - [times_1000000.B576]) / 1000000" office:value-type="float" office:value="1.083904" calcext:value-type="float">
            <text:p>1.083904</text:p>
          </table:table-cell>
        </table:table-row>
        <table:table-row table:style-name="ro1">
          <table:table-cell table:formula="of:= [times_10000.A577]" office:value-type="float" office:value="576" calcext:value-type="float">
            <text:p>576</text:p>
          </table:table-cell>
          <table:table-cell table:formula="of:= ([times_10000.C577] - [times_10000.B577]) / 1000000" office:value-type="float" office:value="27.540992" calcext:value-type="float">
            <text:p>27.540992</text:p>
          </table:table-cell>
          <table:table-cell table:formula="of:= ([times_100000.C577] - [times_100000.B577]) / 1000000" office:value-type="float" office:value="0.994816" calcext:value-type="float">
            <text:p>0.994816</text:p>
          </table:table-cell>
          <table:table-cell table:formula="of:= ([times_1000000.C577] - [times_1000000.B577]) / 1000000" office:value-type="float" office:value="1.061888" calcext:value-type="float">
            <text:p>1.061888</text:p>
          </table:table-cell>
        </table:table-row>
        <table:table-row table:style-name="ro1">
          <table:table-cell table:formula="of:= [times_10000.A578]" office:value-type="float" office:value="577" calcext:value-type="float">
            <text:p>577</text:p>
          </table:table-cell>
          <table:table-cell table:formula="of:= ([times_10000.C578] - [times_10000.B578]) / 1000000" office:value-type="float" office:value="27.292928" calcext:value-type="float">
            <text:p>27.292928</text:p>
          </table:table-cell>
          <table:table-cell table:formula="of:= ([times_100000.C578] - [times_100000.B578]) / 1000000" office:value-type="float" office:value="0.987136" calcext:value-type="float">
            <text:p>0.987136</text:p>
          </table:table-cell>
          <table:table-cell table:formula="of:= ([times_1000000.C578] - [times_1000000.B578]) / 1000000" office:value-type="float" office:value="1.184" calcext:value-type="float">
            <text:p>1.184</text:p>
          </table:table-cell>
        </table:table-row>
        <table:table-row table:style-name="ro1">
          <table:table-cell table:formula="of:= [times_10000.A579]" office:value-type="float" office:value="578" calcext:value-type="float">
            <text:p>578</text:p>
          </table:table-cell>
          <table:table-cell table:formula="of:= ([times_10000.C579] - [times_10000.B579]) / 1000000" office:value-type="float" office:value="26.524928" calcext:value-type="float">
            <text:p>26.524928</text:p>
          </table:table-cell>
          <table:table-cell table:formula="of:= ([times_100000.C579] - [times_100000.B579]) / 1000000" office:value-type="float" office:value="0.997888" calcext:value-type="float">
            <text:p>0.997888</text:p>
          </table:table-cell>
          <table:table-cell table:formula="of:= ([times_1000000.C579] - [times_1000000.B579]) / 1000000" office:value-type="float" office:value="1.1904" calcext:value-type="float">
            <text:p>1.1904</text:p>
          </table:table-cell>
        </table:table-row>
        <table:table-row table:style-name="ro1">
          <table:table-cell table:formula="of:= [times_10000.A580]" office:value-type="float" office:value="579" calcext:value-type="float">
            <text:p>579</text:p>
          </table:table-cell>
          <table:table-cell table:formula="of:= ([times_10000.C580] - [times_10000.B580]) / 1000000" office:value-type="float" office:value="26.216704" calcext:value-type="float">
            <text:p>26.216704</text:p>
          </table:table-cell>
          <table:table-cell table:formula="of:= ([times_100000.C580] - [times_100000.B580]) / 1000000" office:value-type="float" office:value="1.004032" calcext:value-type="float">
            <text:p>1.004032</text:p>
          </table:table-cell>
          <table:table-cell table:formula="of:= ([times_1000000.C580] - [times_1000000.B580]) / 1000000" office:value-type="float" office:value="1.117696" calcext:value-type="float">
            <text:p>1.117696</text:p>
          </table:table-cell>
        </table:table-row>
        <table:table-row table:style-name="ro1">
          <table:table-cell table:formula="of:= [times_10000.A581]" office:value-type="float" office:value="580" calcext:value-type="float">
            <text:p>580</text:p>
          </table:table-cell>
          <table:table-cell table:formula="of:= ([times_10000.C581] - [times_10000.B581]) / 1000000" office:value-type="float" office:value="25.92256" calcext:value-type="float">
            <text:p>25.92256</text:p>
          </table:table-cell>
          <table:table-cell table:formula="of:= ([times_100000.C581] - [times_100000.B581]) / 1000000" office:value-type="float" office:value="0.781056" calcext:value-type="float">
            <text:p>0.781056</text:p>
          </table:table-cell>
          <table:table-cell table:formula="of:= ([times_1000000.C581] - [times_1000000.B581]) / 1000000" office:value-type="float" office:value="1.086976" calcext:value-type="float">
            <text:p>1.086976</text:p>
          </table:table-cell>
        </table:table-row>
        <table:table-row table:style-name="ro1">
          <table:table-cell table:formula="of:= [times_10000.A582]" office:value-type="float" office:value="581" calcext:value-type="float">
            <text:p>581</text:p>
          </table:table-cell>
          <table:table-cell table:formula="of:= ([times_10000.C582] - [times_10000.B582]) / 1000000" office:value-type="float" office:value="25.602816" calcext:value-type="float">
            <text:p>25.602816</text:p>
          </table:table-cell>
          <table:table-cell table:formula="of:= ([times_100000.C582] - [times_100000.B582]) / 1000000" office:value-type="float" office:value="0.946944" calcext:value-type="float">
            <text:p>0.946944</text:p>
          </table:table-cell>
          <table:table-cell table:formula="of:= ([times_1000000.C582] - [times_1000000.B582]) / 1000000" office:value-type="float" office:value="0.986624" calcext:value-type="float">
            <text:p>0.986624</text:p>
          </table:table-cell>
        </table:table-row>
        <table:table-row table:style-name="ro1">
          <table:table-cell table:formula="of:= [times_10000.A583]" office:value-type="float" office:value="582" calcext:value-type="float">
            <text:p>582</text:p>
          </table:table-cell>
          <table:table-cell table:formula="of:= ([times_10000.C583] - [times_10000.B583]) / 1000000" office:value-type="float" office:value="23.529984" calcext:value-type="float">
            <text:p>23.529984</text:p>
          </table:table-cell>
          <table:table-cell table:formula="of:= ([times_100000.C583] - [times_100000.B583]) / 1000000" office:value-type="float" office:value="0.984064" calcext:value-type="float">
            <text:p>0.984064</text:p>
          </table:table-cell>
          <table:table-cell table:formula="of:= ([times_1000000.C583] - [times_1000000.B583]) / 1000000" office:value-type="float" office:value="1.17632" calcext:value-type="float">
            <text:p>1.17632</text:p>
          </table:table-cell>
        </table:table-row>
        <table:table-row table:style-name="ro1">
          <table:table-cell table:formula="of:= [times_10000.A584]" office:value-type="float" office:value="583" calcext:value-type="float">
            <text:p>583</text:p>
          </table:table-cell>
          <table:table-cell table:formula="of:= ([times_10000.C584] - [times_10000.B584]) / 1000000" office:value-type="float" office:value="26.303232" calcext:value-type="float">
            <text:p>26.303232</text:p>
          </table:table-cell>
          <table:table-cell table:formula="of:= ([times_100000.C584] - [times_100000.B584]) / 1000000" office:value-type="float" office:value="0.789504" calcext:value-type="float">
            <text:p>0.789504</text:p>
          </table:table-cell>
          <table:table-cell table:formula="of:= ([times_1000000.C584] - [times_1000000.B584]) / 1000000" office:value-type="float" office:value="1.168896" calcext:value-type="float">
            <text:p>1.168896</text:p>
          </table:table-cell>
        </table:table-row>
        <table:table-row table:style-name="ro1">
          <table:table-cell table:formula="of:= [times_10000.A585]" office:value-type="float" office:value="584" calcext:value-type="float">
            <text:p>584</text:p>
          </table:table-cell>
          <table:table-cell table:formula="of:= ([times_10000.C585] - [times_10000.B585]) / 1000000" office:value-type="float" office:value="26.130176" calcext:value-type="float">
            <text:p>26.130176</text:p>
          </table:table-cell>
          <table:table-cell table:formula="of:= ([times_100000.C585] - [times_100000.B585]) / 1000000" office:value-type="float" office:value="1.065984" calcext:value-type="float">
            <text:p>1.065984</text:p>
          </table:table-cell>
          <table:table-cell table:formula="of:= ([times_1000000.C585] - [times_1000000.B585]) / 1000000" office:value-type="float" office:value="1.09824" calcext:value-type="float">
            <text:p>1.09824</text:p>
          </table:table-cell>
        </table:table-row>
        <table:table-row table:style-name="ro1">
          <table:table-cell table:formula="of:= [times_10000.A586]" office:value-type="float" office:value="585" calcext:value-type="float">
            <text:p>585</text:p>
          </table:table-cell>
          <table:table-cell table:formula="of:= ([times_10000.C586] - [times_10000.B586]) / 1000000" office:value-type="float" office:value="26.187264" calcext:value-type="float">
            <text:p>26.187264</text:p>
          </table:table-cell>
          <table:table-cell table:formula="of:= ([times_100000.C586] - [times_100000.B586]) / 1000000" office:value-type="float" office:value="1.035264" calcext:value-type="float">
            <text:p>1.035264</text:p>
          </table:table-cell>
          <table:table-cell table:formula="of:= ([times_1000000.C586] - [times_1000000.B586]) / 1000000" office:value-type="float" office:value="1.041408" calcext:value-type="float">
            <text:p>1.041408</text:p>
          </table:table-cell>
        </table:table-row>
        <table:table-row table:style-name="ro1">
          <table:table-cell table:formula="of:= [times_10000.A587]" office:value-type="float" office:value="586" calcext:value-type="float">
            <text:p>586</text:p>
          </table:table-cell>
          <table:table-cell table:formula="of:= ([times_10000.C587] - [times_10000.B587]) / 1000000" office:value-type="float" office:value="26.5664" calcext:value-type="float">
            <text:p>26.5664</text:p>
          </table:table-cell>
          <table:table-cell table:formula="of:= ([times_100000.C587] - [times_100000.B587]) / 1000000" office:value-type="float" office:value="1.067264" calcext:value-type="float">
            <text:p>1.067264</text:p>
          </table:table-cell>
          <table:table-cell table:formula="of:= ([times_1000000.C587] - [times_1000000.B587]) / 1000000" office:value-type="float" office:value="1.131008" calcext:value-type="float">
            <text:p>1.131008</text:p>
          </table:table-cell>
        </table:table-row>
        <table:table-row table:style-name="ro1">
          <table:table-cell table:formula="of:= [times_10000.A588]" office:value-type="float" office:value="587" calcext:value-type="float">
            <text:p>587</text:p>
          </table:table-cell>
          <table:table-cell table:formula="of:= ([times_10000.C588] - [times_10000.B588]) / 1000000" office:value-type="float" office:value="26.360832" calcext:value-type="float">
            <text:p>26.360832</text:p>
          </table:table-cell>
          <table:table-cell table:formula="of:= ([times_100000.C588] - [times_100000.B588]) / 1000000" office:value-type="float" office:value="1.065216" calcext:value-type="float">
            <text:p>1.065216</text:p>
          </table:table-cell>
          <table:table-cell table:formula="of:= ([times_1000000.C588] - [times_1000000.B588]) / 1000000" office:value-type="float" office:value="1.149184" calcext:value-type="float">
            <text:p>1.149184</text:p>
          </table:table-cell>
        </table:table-row>
        <table:table-row table:style-name="ro1">
          <table:table-cell table:formula="of:= [times_10000.A589]" office:value-type="float" office:value="588" calcext:value-type="float">
            <text:p>588</text:p>
          </table:table-cell>
          <table:table-cell table:formula="of:= ([times_10000.C589] - [times_10000.B589]) / 1000000" office:value-type="float" office:value="25.878016" calcext:value-type="float">
            <text:p>25.878016</text:p>
          </table:table-cell>
          <table:table-cell table:formula="of:= ([times_100000.C589] - [times_100000.B589]) / 1000000" office:value-type="float" office:value="1.000448" calcext:value-type="float">
            <text:p>1.000448</text:p>
          </table:table-cell>
          <table:table-cell table:formula="of:= ([times_1000000.C589] - [times_1000000.B589]) / 1000000" office:value-type="float" office:value="1.05472" calcext:value-type="float">
            <text:p>1.05472</text:p>
          </table:table-cell>
        </table:table-row>
        <table:table-row table:style-name="ro1">
          <table:table-cell table:formula="of:= [times_10000.A590]" office:value-type="float" office:value="589" calcext:value-type="float">
            <text:p>589</text:p>
          </table:table-cell>
          <table:table-cell table:formula="of:= ([times_10000.C590] - [times_10000.B590]) / 1000000" office:value-type="float" office:value="25.479936" calcext:value-type="float">
            <text:p>25.479936</text:p>
          </table:table-cell>
          <table:table-cell table:formula="of:= ([times_100000.C590] - [times_100000.B590]) / 1000000" office:value-type="float" office:value="1.00992" calcext:value-type="float">
            <text:p>1.00992</text:p>
          </table:table-cell>
          <table:table-cell table:formula="of:= ([times_1000000.C590] - [times_1000000.B590]) / 1000000" office:value-type="float" office:value="1.229056" calcext:value-type="float">
            <text:p>1.229056</text:p>
          </table:table-cell>
        </table:table-row>
        <table:table-row table:style-name="ro1">
          <table:table-cell table:formula="of:= [times_10000.A591]" office:value-type="float" office:value="590" calcext:value-type="float">
            <text:p>590</text:p>
          </table:table-cell>
          <table:table-cell table:formula="of:= ([times_10000.C591] - [times_10000.B591]) / 1000000" office:value-type="float" office:value="30.592" calcext:value-type="float">
            <text:p>30.592</text:p>
          </table:table-cell>
          <table:table-cell table:formula="of:= ([times_100000.C591] - [times_100000.B591]) / 1000000" office:value-type="float" office:value="1.068032" calcext:value-type="float">
            <text:p>1.068032</text:p>
          </table:table-cell>
          <table:table-cell table:formula="of:= ([times_1000000.C591] - [times_1000000.B591]) / 1000000" office:value-type="float" office:value="1.174016" calcext:value-type="float">
            <text:p>1.174016</text:p>
          </table:table-cell>
        </table:table-row>
        <table:table-row table:style-name="ro1">
          <table:table-cell table:formula="of:= [times_10000.A592]" office:value-type="float" office:value="591" calcext:value-type="float">
            <text:p>591</text:p>
          </table:table-cell>
          <table:table-cell table:formula="of:= ([times_10000.C592] - [times_10000.B592]) / 1000000" office:value-type="float" office:value="30.283776" calcext:value-type="float">
            <text:p>30.283776</text:p>
          </table:table-cell>
          <table:table-cell table:formula="of:= ([times_100000.C592] - [times_100000.B592]) / 1000000" office:value-type="float" office:value="1.029888" calcext:value-type="float">
            <text:p>1.029888</text:p>
          </table:table-cell>
          <table:table-cell table:formula="of:= ([times_1000000.C592] - [times_1000000.B592]) / 1000000" office:value-type="float" office:value="1.017856" calcext:value-type="float">
            <text:p>1.017856</text:p>
          </table:table-cell>
        </table:table-row>
        <table:table-row table:style-name="ro1">
          <table:table-cell table:formula="of:= [times_10000.A593]" office:value-type="float" office:value="592" calcext:value-type="float">
            <text:p>592</text:p>
          </table:table-cell>
          <table:table-cell table:formula="of:= ([times_10000.C593] - [times_10000.B593]) / 1000000" office:value-type="float" office:value="28.788992" calcext:value-type="float">
            <text:p>28.788992</text:p>
          </table:table-cell>
          <table:table-cell table:formula="of:= ([times_100000.C593] - [times_100000.B593]) / 1000000" office:value-type="float" office:value="1.007104" calcext:value-type="float">
            <text:p>1.007104</text:p>
          </table:table-cell>
          <table:table-cell table:formula="of:= ([times_1000000.C593] - [times_1000000.B593]) / 1000000" office:value-type="float" office:value="1.154304" calcext:value-type="float">
            <text:p>1.154304</text:p>
          </table:table-cell>
        </table:table-row>
        <table:table-row table:style-name="ro1">
          <table:table-cell table:formula="of:= [times_10000.A594]" office:value-type="float" office:value="593" calcext:value-type="float">
            <text:p>593</text:p>
          </table:table-cell>
          <table:table-cell table:formula="of:= ([times_10000.C594] - [times_10000.B594]) / 1000000" office:value-type="float" office:value="28.370944" calcext:value-type="float">
            <text:p>28.370944</text:p>
          </table:table-cell>
          <table:table-cell table:formula="of:= ([times_100000.C594] - [times_100000.B594]) / 1000000" office:value-type="float" office:value="0.836864" calcext:value-type="float">
            <text:p>0.836864</text:p>
          </table:table-cell>
          <table:table-cell table:formula="of:= ([times_1000000.C594] - [times_1000000.B594]) / 1000000" office:value-type="float" office:value="1.150208" calcext:value-type="float">
            <text:p>1.150208</text:p>
          </table:table-cell>
        </table:table-row>
        <table:table-row table:style-name="ro1">
          <table:table-cell table:formula="of:= [times_10000.A595]" office:value-type="float" office:value="594" calcext:value-type="float">
            <text:p>594</text:p>
          </table:table-cell>
          <table:table-cell table:formula="of:= ([times_10000.C595] - [times_10000.B595]) / 1000000" office:value-type="float" office:value="28.066816" calcext:value-type="float">
            <text:p>28.066816</text:p>
          </table:table-cell>
          <table:table-cell table:formula="of:= ([times_100000.C595] - [times_100000.B595]) / 1000000" office:value-type="float" office:value="0.963328" calcext:value-type="float">
            <text:p>0.963328</text:p>
          </table:table-cell>
          <table:table-cell table:formula="of:= ([times_1000000.C595] - [times_1000000.B595]) / 1000000" office:value-type="float" office:value="1.001216" calcext:value-type="float">
            <text:p>1.001216</text:p>
          </table:table-cell>
        </table:table-row>
        <table:table-row table:style-name="ro1">
          <table:table-cell table:formula="of:= [times_10000.A596]" office:value-type="float" office:value="595" calcext:value-type="float">
            <text:p>595</text:p>
          </table:table-cell>
          <table:table-cell table:formula="of:= ([times_10000.C596] - [times_10000.B596]) / 1000000" office:value-type="float" office:value="27.774208" calcext:value-type="float">
            <text:p>27.774208</text:p>
          </table:table-cell>
          <table:table-cell table:formula="of:= ([times_100000.C596] - [times_100000.B596]) / 1000000" office:value-type="float" office:value="0.943616" calcext:value-type="float">
            <text:p>0.943616</text:p>
          </table:table-cell>
          <table:table-cell table:formula="of:= ([times_1000000.C596] - [times_1000000.B596]) / 1000000" office:value-type="float" office:value="1.154304" calcext:value-type="float">
            <text:p>1.154304</text:p>
          </table:table-cell>
        </table:table-row>
        <table:table-row table:style-name="ro1">
          <table:table-cell table:formula="of:= [times_10000.A597]" office:value-type="float" office:value="596" calcext:value-type="float">
            <text:p>596</text:p>
          </table:table-cell>
          <table:table-cell table:formula="of:= ([times_10000.C597] - [times_10000.B597]) / 1000000" office:value-type="float" office:value="27.365888" calcext:value-type="float">
            <text:p>27.365888</text:p>
          </table:table-cell>
          <table:table-cell table:formula="of:= ([times_100000.C597] - [times_100000.B597]) / 1000000" office:value-type="float" office:value="1.031168" calcext:value-type="float">
            <text:p>1.031168</text:p>
          </table:table-cell>
          <table:table-cell table:formula="of:= ([times_1000000.C597] - [times_1000000.B597]) / 1000000" office:value-type="float" office:value="0.861952" calcext:value-type="float">
            <text:p>0.861952</text:p>
          </table:table-cell>
        </table:table-row>
        <table:table-row table:style-name="ro1">
          <table:table-cell table:formula="of:= [times_10000.A598]" office:value-type="float" office:value="597" calcext:value-type="float">
            <text:p>597</text:p>
          </table:table-cell>
          <table:table-cell table:formula="of:= ([times_10000.C598] - [times_10000.B598]) / 1000000" office:value-type="float" office:value="26.941184" calcext:value-type="float">
            <text:p>26.941184</text:p>
          </table:table-cell>
          <table:table-cell table:formula="of:= ([times_100000.C598] - [times_100000.B598]) / 1000000" office:value-type="float" office:value="1.161216" calcext:value-type="float">
            <text:p>1.161216</text:p>
          </table:table-cell>
          <table:table-cell table:formula="of:= ([times_1000000.C598] - [times_1000000.B598]) / 1000000" office:value-type="float" office:value="1.060096" calcext:value-type="float">
            <text:p>1.060096</text:p>
          </table:table-cell>
        </table:table-row>
        <table:table-row table:style-name="ro1">
          <table:table-cell table:formula="of:= [times_10000.A599]" office:value-type="float" office:value="598" calcext:value-type="float">
            <text:p>598</text:p>
          </table:table-cell>
          <table:table-cell table:formula="of:= ([times_10000.C599] - [times_10000.B599]) / 1000000" office:value-type="float" office:value="26.610944" calcext:value-type="float">
            <text:p>26.610944</text:p>
          </table:table-cell>
          <table:table-cell table:formula="of:= ([times_100000.C599] - [times_100000.B599]) / 1000000" office:value-type="float" office:value="1.003776" calcext:value-type="float">
            <text:p>1.003776</text:p>
          </table:table-cell>
          <table:table-cell table:formula="of:= ([times_1000000.C599] - [times_1000000.B599]) / 1000000" office:value-type="float" office:value="1.152" calcext:value-type="float">
            <text:p>1.152</text:p>
          </table:table-cell>
        </table:table-row>
        <table:table-row table:style-name="ro1">
          <table:table-cell table:formula="of:= [times_10000.A600]" office:value-type="float" office:value="599" calcext:value-type="float">
            <text:p>599</text:p>
          </table:table-cell>
          <table:table-cell table:formula="of:= ([times_10000.C600] - [times_10000.B600]) / 1000000" office:value-type="float" office:value="26.309888" calcext:value-type="float">
            <text:p>26.309888</text:p>
          </table:table-cell>
          <table:table-cell table:formula="of:= ([times_100000.C600] - [times_100000.B600]) / 1000000" office:value-type="float" office:value="0.97664" calcext:value-type="float">
            <text:p>0.97664</text:p>
          </table:table-cell>
          <table:table-cell table:formula="of:= ([times_1000000.C600] - [times_1000000.B600]) / 1000000" office:value-type="float" office:value="1.152" calcext:value-type="float">
            <text:p>1.152</text:p>
          </table:table-cell>
        </table:table-row>
        <table:table-row table:style-name="ro1">
          <table:table-cell table:formula="of:= [times_10000.A601]" office:value-type="float" office:value="600" calcext:value-type="float">
            <text:p>600</text:p>
          </table:table-cell>
          <table:table-cell table:formula="of:= ([times_10000.C601] - [times_10000.B601]) / 1000000" office:value-type="float" office:value="25.893632" calcext:value-type="float">
            <text:p>25.893632</text:p>
          </table:table-cell>
          <table:table-cell table:formula="of:= ([times_100000.C601] - [times_100000.B601]) / 1000000" office:value-type="float" office:value="1.000192" calcext:value-type="float">
            <text:p>1.000192</text:p>
          </table:table-cell>
          <table:table-cell table:formula="of:= ([times_1000000.C601] - [times_1000000.B601]) / 1000000" office:value-type="float" office:value="1.135104" calcext:value-type="float">
            <text:p>1.135104</text:p>
          </table:table-cell>
        </table:table-row>
        <table:table-row table:style-name="ro1">
          <table:table-cell table:formula="of:= [times_10000.A602]" office:value-type="float" office:value="601" calcext:value-type="float">
            <text:p>601</text:p>
          </table:table-cell>
          <table:table-cell table:formula="of:= ([times_10000.C602] - [times_10000.B602]) / 1000000" office:value-type="float" office:value="25.511936" calcext:value-type="float">
            <text:p>25.511936</text:p>
          </table:table-cell>
          <table:table-cell table:formula="of:= ([times_100000.C602] - [times_100000.B602]) / 1000000" office:value-type="float" office:value="1.127936" calcext:value-type="float">
            <text:p>1.127936</text:p>
          </table:table-cell>
          <table:table-cell table:formula="of:= ([times_1000000.C602] - [times_1000000.B602]) / 1000000" office:value-type="float" office:value="1.103616" calcext:value-type="float">
            <text:p>1.103616</text:p>
          </table:table-cell>
        </table:table-row>
        <table:table-row table:style-name="ro1">
          <table:table-cell table:formula="of:= [times_10000.A603]" office:value-type="float" office:value="602" calcext:value-type="float">
            <text:p>602</text:p>
          </table:table-cell>
          <table:table-cell table:formula="of:= ([times_10000.C603] - [times_10000.B603]) / 1000000" office:value-type="float" office:value="26.276608" calcext:value-type="float">
            <text:p>26.276608</text:p>
          </table:table-cell>
          <table:table-cell table:formula="of:= ([times_100000.C603] - [times_100000.B603]) / 1000000" office:value-type="float" office:value="1.08032" calcext:value-type="float">
            <text:p>1.08032</text:p>
          </table:table-cell>
          <table:table-cell table:formula="of:= ([times_1000000.C603] - [times_1000000.B603]) / 1000000" office:value-type="float" office:value="1.07008" calcext:value-type="float">
            <text:p>1.07008</text:p>
          </table:table-cell>
        </table:table-row>
        <table:table-row table:style-name="ro1">
          <table:table-cell table:formula="of:= [times_10000.A604]" office:value-type="float" office:value="603" calcext:value-type="float">
            <text:p>603</text:p>
          </table:table-cell>
          <table:table-cell table:formula="of:= ([times_10000.C604] - [times_10000.B604]) / 1000000" office:value-type="float" office:value="27.392512" calcext:value-type="float">
            <text:p>27.392512</text:p>
          </table:table-cell>
          <table:table-cell table:formula="of:= ([times_100000.C604] - [times_100000.B604]) / 1000000" office:value-type="float" office:value="1.033216" calcext:value-type="float">
            <text:p>1.033216</text:p>
          </table:table-cell>
          <table:table-cell table:formula="of:= ([times_1000000.C604] - [times_1000000.B604]) / 1000000" office:value-type="float" office:value="1.180672" calcext:value-type="float">
            <text:p>1.180672</text:p>
          </table:table-cell>
        </table:table-row>
        <table:table-row table:style-name="ro1">
          <table:table-cell table:formula="of:= [times_10000.A605]" office:value-type="float" office:value="604" calcext:value-type="float">
            <text:p>604</text:p>
          </table:table-cell>
          <table:table-cell table:formula="of:= ([times_10000.C605] - [times_10000.B605]) / 1000000" office:value-type="float" office:value="27.49184" calcext:value-type="float">
            <text:p>27.49184</text:p>
          </table:table-cell>
          <table:table-cell table:formula="of:= ([times_100000.C605] - [times_100000.B605]) / 1000000" office:value-type="float" office:value="1.044736" calcext:value-type="float">
            <text:p>1.044736</text:p>
          </table:table-cell>
          <table:table-cell table:formula="of:= ([times_1000000.C605] - [times_1000000.B605]) / 1000000" office:value-type="float" office:value="0.840704" calcext:value-type="float">
            <text:p>0.840704</text:p>
          </table:table-cell>
        </table:table-row>
        <table:table-row table:style-name="ro1">
          <table:table-cell table:formula="of:= [times_10000.A606]" office:value-type="float" office:value="605" calcext:value-type="float">
            <text:p>605</text:p>
          </table:table-cell>
          <table:table-cell table:formula="of:= ([times_10000.C606] - [times_10000.B606]) / 1000000" office:value-type="float" office:value="27.166976" calcext:value-type="float">
            <text:p>27.166976</text:p>
          </table:table-cell>
          <table:table-cell table:formula="of:= ([times_100000.C606] - [times_100000.B606]) / 1000000" office:value-type="float" office:value="1.005824" calcext:value-type="float">
            <text:p>1.005824</text:p>
          </table:table-cell>
          <table:table-cell table:formula="of:= ([times_1000000.C606] - [times_1000000.B606]) / 1000000" office:value-type="float" office:value="0.826112" calcext:value-type="float">
            <text:p>0.826112</text:p>
          </table:table-cell>
        </table:table-row>
        <table:table-row table:style-name="ro1">
          <table:table-cell table:formula="of:= [times_10000.A607]" office:value-type="float" office:value="606" calcext:value-type="float">
            <text:p>606</text:p>
          </table:table-cell>
          <table:table-cell table:formula="of:= ([times_10000.C607] - [times_10000.B607]) / 1000000" office:value-type="float" office:value="28.31872" calcext:value-type="float">
            <text:p>28.31872</text:p>
          </table:table-cell>
          <table:table-cell table:formula="of:= ([times_100000.C607] - [times_100000.B607]) / 1000000" office:value-type="float" office:value="0.838144" calcext:value-type="float">
            <text:p>0.838144</text:p>
          </table:table-cell>
          <table:table-cell table:formula="of:= ([times_1000000.C607] - [times_1000000.B607]) / 1000000" office:value-type="float" office:value="1.195008" calcext:value-type="float">
            <text:p>1.195008</text:p>
          </table:table-cell>
        </table:table-row>
        <table:table-row table:style-name="ro1">
          <table:table-cell table:formula="of:= [times_10000.A608]" office:value-type="float" office:value="607" calcext:value-type="float">
            <text:p>607</text:p>
          </table:table-cell>
          <table:table-cell table:formula="of:= ([times_10000.C608] - [times_10000.B608]) / 1000000" office:value-type="float" office:value="28.240128" calcext:value-type="float">
            <text:p>28.240128</text:p>
          </table:table-cell>
          <table:table-cell table:formula="of:= ([times_100000.C608] - [times_100000.B608]) / 1000000" office:value-type="float" office:value="1.013248" calcext:value-type="float">
            <text:p>1.013248</text:p>
          </table:table-cell>
          <table:table-cell table:formula="of:= ([times_1000000.C608] - [times_1000000.B608]) / 1000000" office:value-type="float" office:value="1.065216" calcext:value-type="float">
            <text:p>1.065216</text:p>
          </table:table-cell>
        </table:table-row>
        <table:table-row table:style-name="ro1">
          <table:table-cell table:formula="of:= [times_10000.A609]" office:value-type="float" office:value="608" calcext:value-type="float">
            <text:p>608</text:p>
          </table:table-cell>
          <table:table-cell table:formula="of:= ([times_10000.C609] - [times_10000.B609]) / 1000000" office:value-type="float" office:value="27.941376" calcext:value-type="float">
            <text:p>27.941376</text:p>
          </table:table-cell>
          <table:table-cell table:formula="of:= ([times_100000.C609] - [times_100000.B609]) / 1000000" office:value-type="float" office:value="0.946944" calcext:value-type="float">
            <text:p>0.946944</text:p>
          </table:table-cell>
          <table:table-cell table:formula="of:= ([times_1000000.C609] - [times_1000000.B609]) / 1000000" office:value-type="float" office:value="1.19296" calcext:value-type="float">
            <text:p>1.19296</text:p>
          </table:table-cell>
        </table:table-row>
        <table:table-row table:style-name="ro1">
          <table:table-cell table:formula="of:= [times_10000.A610]" office:value-type="float" office:value="609" calcext:value-type="float">
            <text:p>609</text:p>
          </table:table-cell>
          <table:table-cell table:formula="of:= ([times_10000.C610] - [times_10000.B610]) / 1000000" office:value-type="float" office:value="27.645696" calcext:value-type="float">
            <text:p>27.645696</text:p>
          </table:table-cell>
          <table:table-cell table:formula="of:= ([times_100000.C610] - [times_100000.B610]) / 1000000" office:value-type="float" office:value="1.00608" calcext:value-type="float">
            <text:p>1.00608</text:p>
          </table:table-cell>
          <table:table-cell table:formula="of:= ([times_1000000.C610] - [times_1000000.B610]) / 1000000" office:value-type="float" office:value="0.964864" calcext:value-type="float">
            <text:p>0.964864</text:p>
          </table:table-cell>
        </table:table-row>
        <table:table-row table:style-name="ro1">
          <table:table-cell table:formula="of:= [times_10000.A611]" office:value-type="float" office:value="610" calcext:value-type="float">
            <text:p>610</text:p>
          </table:table-cell>
          <table:table-cell table:formula="of:= ([times_10000.C611] - [times_10000.B611]) / 1000000" office:value-type="float" office:value="27.239936" calcext:value-type="float">
            <text:p>27.239936</text:p>
          </table:table-cell>
          <table:table-cell table:formula="of:= ([times_100000.C611] - [times_100000.B611]) / 1000000" office:value-type="float" office:value="1.029888" calcext:value-type="float">
            <text:p>1.029888</text:p>
          </table:table-cell>
          <table:table-cell table:formula="of:= ([times_1000000.C611] - [times_1000000.B611]) / 1000000" office:value-type="float" office:value="1.07008" calcext:value-type="float">
            <text:p>1.07008</text:p>
          </table:table-cell>
        </table:table-row>
        <table:table-row table:style-name="ro1">
          <table:table-cell table:formula="of:= [times_10000.A612]" office:value-type="float" office:value="611" calcext:value-type="float">
            <text:p>611</text:p>
          </table:table-cell>
          <table:table-cell table:formula="of:= ([times_10000.C612] - [times_10000.B612]) / 1000000" office:value-type="float" office:value="26.935296" calcext:value-type="float">
            <text:p>26.935296</text:p>
          </table:table-cell>
          <table:table-cell table:formula="of:= ([times_100000.C612] - [times_100000.B612]) / 1000000" office:value-type="float" office:value="0.944384" calcext:value-type="float">
            <text:p>0.944384</text:p>
          </table:table-cell>
          <table:table-cell table:formula="of:= ([times_1000000.C612] - [times_1000000.B612]) / 1000000" office:value-type="float" office:value="1.15968" calcext:value-type="float">
            <text:p>1.15968</text:p>
          </table:table-cell>
        </table:table-row>
        <table:table-row table:style-name="ro1">
          <table:table-cell table:formula="of:= [times_10000.A613]" office:value-type="float" office:value="612" calcext:value-type="float">
            <text:p>612</text:p>
          </table:table-cell>
          <table:table-cell table:formula="of:= ([times_10000.C613] - [times_10000.B613]) / 1000000" office:value-type="float" office:value="26.646272" calcext:value-type="float">
            <text:p>26.646272</text:p>
          </table:table-cell>
          <table:table-cell table:formula="of:= ([times_100000.C613] - [times_100000.B613]) / 1000000" office:value-type="float" office:value="0.958976" calcext:value-type="float">
            <text:p>0.958976</text:p>
          </table:table-cell>
          <table:table-cell table:formula="of:= ([times_1000000.C613] - [times_1000000.B613]) / 1000000" office:value-type="float" office:value="1.152" calcext:value-type="float">
            <text:p>1.152</text:p>
          </table:table-cell>
        </table:table-row>
        <table:table-row table:style-name="ro1">
          <table:table-cell table:formula="of:= [times_10000.A614]" office:value-type="float" office:value="613" calcext:value-type="float">
            <text:p>613</text:p>
          </table:table-cell>
          <table:table-cell table:formula="of:= ([times_10000.C614] - [times_10000.B614]) / 1000000" office:value-type="float" office:value="26.358272" calcext:value-type="float">
            <text:p>26.358272</text:p>
          </table:table-cell>
          <table:table-cell table:formula="of:= ([times_100000.C614] - [times_100000.B614]) / 1000000" office:value-type="float" office:value="0.981248" calcext:value-type="float">
            <text:p>0.981248</text:p>
          </table:table-cell>
          <table:table-cell table:formula="of:= ([times_1000000.C614] - [times_1000000.B614]) / 1000000" office:value-type="float" office:value="1.031936" calcext:value-type="float">
            <text:p>1.031936</text:p>
          </table:table-cell>
        </table:table-row>
        <table:table-row table:style-name="ro1">
          <table:table-cell table:formula="of:= [times_10000.A615]" office:value-type="float" office:value="614" calcext:value-type="float">
            <text:p>614</text:p>
          </table:table-cell>
          <table:table-cell table:formula="of:= ([times_10000.C615] - [times_10000.B615]) / 1000000" office:value-type="float" office:value="26.023936" calcext:value-type="float">
            <text:p>26.023936</text:p>
          </table:table-cell>
          <table:table-cell table:formula="of:= ([times_100000.C615] - [times_100000.B615]) / 1000000" office:value-type="float" office:value="1.133056" calcext:value-type="float">
            <text:p>1.133056</text:p>
          </table:table-cell>
          <table:table-cell table:formula="of:= ([times_1000000.C615] - [times_1000000.B615]) / 1000000" office:value-type="float" office:value="1.139968" calcext:value-type="float">
            <text:p>1.139968</text:p>
          </table:table-cell>
        </table:table-row>
        <table:table-row table:style-name="ro1">
          <table:table-cell table:formula="of:= [times_10000.A616]" office:value-type="float" office:value="615" calcext:value-type="float">
            <text:p>615</text:p>
          </table:table-cell>
          <table:table-cell table:formula="of:= ([times_10000.C616] - [times_10000.B616]) / 1000000" office:value-type="float" office:value="25.592064" calcext:value-type="float">
            <text:p>25.592064</text:p>
          </table:table-cell>
          <table:table-cell table:formula="of:= ([times_100000.C616] - [times_100000.B616]) / 1000000" office:value-type="float" office:value="1.035776" calcext:value-type="float">
            <text:p>1.035776</text:p>
          </table:table-cell>
          <table:table-cell table:formula="of:= ([times_1000000.C616] - [times_1000000.B616]) / 1000000" office:value-type="float" office:value="1.192704" calcext:value-type="float">
            <text:p>1.192704</text:p>
          </table:table-cell>
        </table:table-row>
        <table:table-row table:style-name="ro1">
          <table:table-cell table:formula="of:= [times_10000.A617]" office:value-type="float" office:value="616" calcext:value-type="float">
            <text:p>616</text:p>
          </table:table-cell>
          <table:table-cell table:formula="of:= ([times_10000.C617] - [times_10000.B617]) / 1000000" office:value-type="float" office:value="25.266176" calcext:value-type="float">
            <text:p>25.266176</text:p>
          </table:table-cell>
          <table:table-cell table:formula="of:= ([times_100000.C617] - [times_100000.B617]) / 1000000" office:value-type="float" office:value="1.056" calcext:value-type="float">
            <text:p>1.056</text:p>
          </table:table-cell>
          <table:table-cell table:formula="of:= ([times_1000000.C617] - [times_1000000.B617]) / 1000000" office:value-type="float" office:value="1.033728" calcext:value-type="float">
            <text:p>1.033728</text:p>
          </table:table-cell>
        </table:table-row>
        <table:table-row table:style-name="ro1">
          <table:table-cell table:formula="of:= [times_10000.A618]" office:value-type="float" office:value="617" calcext:value-type="float">
            <text:p>617</text:p>
          </table:table-cell>
          <table:table-cell table:formula="of:= ([times_10000.C618] - [times_10000.B618]) / 1000000" office:value-type="float" office:value="24.967936" calcext:value-type="float">
            <text:p>24.967936</text:p>
          </table:table-cell>
          <table:table-cell table:formula="of:= ([times_100000.C618] - [times_100000.B618]) / 1000000" office:value-type="float" office:value="1.09184" calcext:value-type="float">
            <text:p>1.09184</text:p>
          </table:table-cell>
          <table:table-cell table:formula="of:= ([times_1000000.C618] - [times_1000000.B618]) / 1000000" office:value-type="float" office:value="1.143296" calcext:value-type="float">
            <text:p>1.143296</text:p>
          </table:table-cell>
        </table:table-row>
        <table:table-row table:style-name="ro1">
          <table:table-cell table:formula="of:= [times_10000.A619]" office:value-type="float" office:value="618" calcext:value-type="float">
            <text:p>618</text:p>
          </table:table-cell>
          <table:table-cell table:formula="of:= ([times_10000.C619] - [times_10000.B619]) / 1000000" office:value-type="float" office:value="24.64512" calcext:value-type="float">
            <text:p>24.64512</text:p>
          </table:table-cell>
          <table:table-cell table:formula="of:= ([times_100000.C619] - [times_100000.B619]) / 1000000" office:value-type="float" office:value="1.015808" calcext:value-type="float">
            <text:p>1.015808</text:p>
          </table:table-cell>
          <table:table-cell table:formula="of:= ([times_1000000.C619] - [times_1000000.B619]) / 1000000" office:value-type="float" office:value="1.149184" calcext:value-type="float">
            <text:p>1.149184</text:p>
          </table:table-cell>
        </table:table-row>
        <table:table-row table:style-name="ro1">
          <table:table-cell table:formula="of:= [times_10000.A620]" office:value-type="float" office:value="619" calcext:value-type="float">
            <text:p>619</text:p>
          </table:table-cell>
          <table:table-cell table:formula="of:= ([times_10000.C620] - [times_10000.B620]) / 1000000" office:value-type="float" office:value="24.155904" calcext:value-type="float">
            <text:p>24.155904</text:p>
          </table:table-cell>
          <table:table-cell table:formula="of:= ([times_100000.C620] - [times_100000.B620]) / 1000000" office:value-type="float" office:value="0.84608" calcext:value-type="float">
            <text:p>0.84608</text:p>
          </table:table-cell>
          <table:table-cell table:formula="of:= ([times_1000000.C620] - [times_1000000.B620]) / 1000000" office:value-type="float" office:value="1.07904" calcext:value-type="float">
            <text:p>1.07904</text:p>
          </table:table-cell>
        </table:table-row>
        <table:table-row table:style-name="ro1">
          <table:table-cell table:formula="of:= [times_10000.A621]" office:value-type="float" office:value="620" calcext:value-type="float">
            <text:p>620</text:p>
          </table:table-cell>
          <table:table-cell table:formula="of:= ([times_10000.C621] - [times_10000.B621]) / 1000000" office:value-type="float" office:value="24.766208" calcext:value-type="float">
            <text:p>24.766208</text:p>
          </table:table-cell>
          <table:table-cell table:formula="of:= ([times_100000.C621] - [times_100000.B621]) / 1000000" office:value-type="float" office:value="1.120768" calcext:value-type="float">
            <text:p>1.120768</text:p>
          </table:table-cell>
          <table:table-cell table:formula="of:= ([times_1000000.C621] - [times_1000000.B621]) / 1000000" office:value-type="float" office:value="1.067008" calcext:value-type="float">
            <text:p>1.067008</text:p>
          </table:table-cell>
        </table:table-row>
        <table:table-row table:style-name="ro1">
          <table:table-cell table:formula="of:= [times_10000.A622]" office:value-type="float" office:value="621" calcext:value-type="float">
            <text:p>621</text:p>
          </table:table-cell>
          <table:table-cell table:formula="of:= ([times_10000.C622] - [times_10000.B622]) / 1000000" office:value-type="float" office:value="24.548096" calcext:value-type="float">
            <text:p>24.548096</text:p>
          </table:table-cell>
          <table:table-cell table:formula="of:= ([times_100000.C622] - [times_100000.B622]) / 1000000" office:value-type="float" office:value="0.95488" calcext:value-type="float">
            <text:p>0.95488</text:p>
          </table:table-cell>
          <table:table-cell table:formula="of:= ([times_1000000.C622] - [times_1000000.B622]) / 1000000" office:value-type="float" office:value="0.968192" calcext:value-type="float">
            <text:p>0.968192</text:p>
          </table:table-cell>
        </table:table-row>
        <table:table-row table:style-name="ro1">
          <table:table-cell table:formula="of:= [times_10000.A623]" office:value-type="float" office:value="622" calcext:value-type="float">
            <text:p>622</text:p>
          </table:table-cell>
          <table:table-cell table:formula="of:= ([times_10000.C623] - [times_10000.B623]) / 1000000" office:value-type="float" office:value="23.997184" calcext:value-type="float">
            <text:p>23.997184</text:p>
          </table:table-cell>
          <table:table-cell table:formula="of:= ([times_100000.C623] - [times_100000.B623]) / 1000000" office:value-type="float" office:value="1.022464" calcext:value-type="float">
            <text:p>1.022464</text:p>
          </table:table-cell>
          <table:table-cell table:formula="of:= ([times_1000000.C623] - [times_1000000.B623]) / 1000000" office:value-type="float" office:value="1.1648" calcext:value-type="float">
            <text:p>1.1648</text:p>
          </table:table-cell>
        </table:table-row>
        <table:table-row table:style-name="ro1">
          <table:table-cell table:formula="of:= [times_10000.A624]" office:value-type="float" office:value="623" calcext:value-type="float">
            <text:p>623</text:p>
          </table:table-cell>
          <table:table-cell table:formula="of:= ([times_10000.C624] - [times_10000.B624]) / 1000000" office:value-type="float" office:value="23.69792" calcext:value-type="float">
            <text:p>23.69792</text:p>
          </table:table-cell>
          <table:table-cell table:formula="of:= ([times_100000.C624] - [times_100000.B624]) / 1000000" office:value-type="float" office:value="0.822784" calcext:value-type="float">
            <text:p>0.822784</text:p>
          </table:table-cell>
          <table:table-cell table:formula="of:= ([times_1000000.C624] - [times_1000000.B624]) / 1000000" office:value-type="float" office:value="1.1136" calcext:value-type="float">
            <text:p>1.1136</text:p>
          </table:table-cell>
        </table:table-row>
        <table:table-row table:style-name="ro1">
          <table:table-cell table:formula="of:= [times_10000.A625]" office:value-type="float" office:value="624" calcext:value-type="float">
            <text:p>624</text:p>
          </table:table-cell>
          <table:table-cell table:formula="of:= ([times_10000.C625] - [times_10000.B625]) / 1000000" office:value-type="float" office:value="23.198208" calcext:value-type="float">
            <text:p>23.198208</text:p>
          </table:table-cell>
          <table:table-cell table:formula="of:= ([times_100000.C625] - [times_100000.B625]) / 1000000" office:value-type="float" office:value="0.948992" calcext:value-type="float">
            <text:p>0.948992</text:p>
          </table:table-cell>
          <table:table-cell table:formula="of:= ([times_1000000.C625] - [times_1000000.B625]) / 1000000" office:value-type="float" office:value="1.153024" calcext:value-type="float">
            <text:p>1.153024</text:p>
          </table:table-cell>
        </table:table-row>
        <table:table-row table:style-name="ro1">
          <table:table-cell table:formula="of:= [times_10000.A626]" office:value-type="float" office:value="625" calcext:value-type="float">
            <text:p>625</text:p>
          </table:table-cell>
          <table:table-cell table:formula="of:= ([times_10000.C626] - [times_10000.B626]) / 1000000" office:value-type="float" office:value="22.77376" calcext:value-type="float">
            <text:p>22.77376</text:p>
          </table:table-cell>
          <table:table-cell table:formula="of:= ([times_100000.C626] - [times_100000.B626]) / 1000000" office:value-type="float" office:value="0.981248" calcext:value-type="float">
            <text:p>0.981248</text:p>
          </table:table-cell>
          <table:table-cell table:formula="of:= ([times_1000000.C626] - [times_1000000.B626]) / 1000000" office:value-type="float" office:value="1.086976" calcext:value-type="float">
            <text:p>1.086976</text:p>
          </table:table-cell>
        </table:table-row>
        <table:table-row table:style-name="ro1">
          <table:table-cell table:formula="of:= [times_10000.A627]" office:value-type="float" office:value="626" calcext:value-type="float">
            <text:p>626</text:p>
          </table:table-cell>
          <table:table-cell table:formula="of:= ([times_10000.C627] - [times_10000.B627]) / 1000000" office:value-type="float" office:value="22.471424" calcext:value-type="float">
            <text:p>22.471424</text:p>
          </table:table-cell>
          <table:table-cell table:formula="of:= ([times_100000.C627] - [times_100000.B627]) / 1000000" office:value-type="float" office:value="1.017088" calcext:value-type="float">
            <text:p>1.017088</text:p>
          </table:table-cell>
          <table:table-cell table:formula="of:= ([times_1000000.C627] - [times_1000000.B627]) / 1000000" office:value-type="float" office:value="1.03296" calcext:value-type="float">
            <text:p>1.03296</text:p>
          </table:table-cell>
        </table:table-row>
        <table:table-row table:style-name="ro1">
          <table:table-cell table:formula="of:= [times_10000.A628]" office:value-type="float" office:value="627" calcext:value-type="float">
            <text:p>627</text:p>
          </table:table-cell>
          <table:table-cell table:formula="of:= ([times_10000.C628] - [times_10000.B628]) / 1000000" office:value-type="float" office:value="21.561344" calcext:value-type="float">
            <text:p>21.561344</text:p>
          </table:table-cell>
          <table:table-cell table:formula="of:= ([times_100000.C628] - [times_100000.B628]) / 1000000" office:value-type="float" office:value="0.941056" calcext:value-type="float">
            <text:p>0.941056</text:p>
          </table:table-cell>
          <table:table-cell table:formula="of:= ([times_1000000.C628] - [times_1000000.B628]) / 1000000" office:value-type="float" office:value="1.131264" calcext:value-type="float">
            <text:p>1.131264</text:p>
          </table:table-cell>
        </table:table-row>
        <table:table-row table:style-name="ro1">
          <table:table-cell table:formula="of:= [times_10000.A629]" office:value-type="float" office:value="628" calcext:value-type="float">
            <text:p>628</text:p>
          </table:table-cell>
          <table:table-cell table:formula="of:= ([times_10000.C629] - [times_10000.B629]) / 1000000" office:value-type="float" office:value="24.297984" calcext:value-type="float">
            <text:p>24.297984</text:p>
          </table:table-cell>
          <table:table-cell table:formula="of:= ([times_100000.C629] - [times_100000.B629]) / 1000000" office:value-type="float" office:value="0.985344" calcext:value-type="float">
            <text:p>0.985344</text:p>
          </table:table-cell>
          <table:table-cell table:formula="of:= ([times_1000000.C629] - [times_1000000.B629]) / 1000000" office:value-type="float" office:value="1.245696" calcext:value-type="float">
            <text:p>1.245696</text:p>
          </table:table-cell>
        </table:table-row>
        <table:table-row table:style-name="ro1">
          <table:table-cell table:formula="of:= [times_10000.A630]" office:value-type="float" office:value="629" calcext:value-type="float">
            <text:p>629</text:p>
          </table:table-cell>
          <table:table-cell table:formula="of:= ([times_10000.C630] - [times_10000.B630]) / 1000000" office:value-type="float" office:value="25.519104" calcext:value-type="float">
            <text:p>25.519104</text:p>
          </table:table-cell>
          <table:table-cell table:formula="of:= ([times_100000.C630] - [times_100000.B630]) / 1000000" office:value-type="float" office:value="1.008896" calcext:value-type="float">
            <text:p>1.008896</text:p>
          </table:table-cell>
          <table:table-cell table:formula="of:= ([times_1000000.C630] - [times_1000000.B630]) / 1000000" office:value-type="float" office:value="1.116672" calcext:value-type="float">
            <text:p>1.116672</text:p>
          </table:table-cell>
        </table:table-row>
        <table:table-row table:style-name="ro1">
          <table:table-cell table:formula="of:= [times_10000.A631]" office:value-type="float" office:value="630" calcext:value-type="float">
            <text:p>630</text:p>
          </table:table-cell>
          <table:table-cell table:formula="of:= ([times_10000.C631] - [times_10000.B631]) / 1000000" office:value-type="float" office:value="25.158656" calcext:value-type="float">
            <text:p>25.158656</text:p>
          </table:table-cell>
          <table:table-cell table:formula="of:= ([times_100000.C631] - [times_100000.B631]) / 1000000" office:value-type="float" office:value="0.948992" calcext:value-type="float">
            <text:p>0.948992</text:p>
          </table:table-cell>
          <table:table-cell table:formula="of:= ([times_1000000.C631] - [times_1000000.B631]) / 1000000" office:value-type="float" office:value="1.147904" calcext:value-type="float">
            <text:p>1.147904</text:p>
          </table:table-cell>
        </table:table-row>
        <table:table-row table:style-name="ro1">
          <table:table-cell table:formula="of:= [times_10000.A632]" office:value-type="float" office:value="631" calcext:value-type="float">
            <text:p>631</text:p>
          </table:table-cell>
          <table:table-cell table:formula="of:= ([times_10000.C632] - [times_10000.B632]) / 1000000" office:value-type="float" office:value="24.831232" calcext:value-type="float">
            <text:p>24.831232</text:p>
          </table:table-cell>
          <table:table-cell table:formula="of:= ([times_100000.C632] - [times_100000.B632]) / 1000000" office:value-type="float" office:value="1.065216" calcext:value-type="float">
            <text:p>1.065216</text:p>
          </table:table-cell>
          <table:table-cell table:formula="of:= ([times_1000000.C632] - [times_1000000.B632]) / 1000000" office:value-type="float" office:value="1.126144" calcext:value-type="float">
            <text:p>1.126144</text:p>
          </table:table-cell>
        </table:table-row>
        <table:table-row table:style-name="ro1">
          <table:table-cell table:formula="of:= [times_10000.A633]" office:value-type="float" office:value="632" calcext:value-type="float">
            <text:p>632</text:p>
          </table:table-cell>
          <table:table-cell table:formula="of:= ([times_10000.C633] - [times_10000.B633]) / 1000000" office:value-type="float" office:value="24.50048" calcext:value-type="float">
            <text:p>24.50048</text:p>
          </table:table-cell>
          <table:table-cell table:formula="of:= ([times_100000.C633] - [times_100000.B633]) / 1000000" office:value-type="float" office:value="1.059072" calcext:value-type="float">
            <text:p>1.059072</text:p>
          </table:table-cell>
          <table:table-cell table:formula="of:= ([times_1000000.C633] - [times_1000000.B633]) / 1000000" office:value-type="float" office:value="1.016576" calcext:value-type="float">
            <text:p>1.016576</text:p>
          </table:table-cell>
        </table:table-row>
        <table:table-row table:style-name="ro1">
          <table:table-cell table:formula="of:= [times_10000.A634]" office:value-type="float" office:value="633" calcext:value-type="float">
            <text:p>633</text:p>
          </table:table-cell>
          <table:table-cell table:formula="of:= ([times_10000.C634] - [times_10000.B634]) / 1000000" office:value-type="float" office:value="23.897856" calcext:value-type="float">
            <text:p>23.897856</text:p>
          </table:table-cell>
          <table:table-cell table:formula="of:= ([times_100000.C634] - [times_100000.B634]) / 1000000" office:value-type="float" office:value="1.096704" calcext:value-type="float">
            <text:p>1.096704</text:p>
          </table:table-cell>
          <table:table-cell table:formula="of:= ([times_1000000.C634] - [times_1000000.B634]) / 1000000" office:value-type="float" office:value="1.13792" calcext:value-type="float">
            <text:p>1.13792</text:p>
          </table:table-cell>
        </table:table-row>
        <table:table-row table:style-name="ro1">
          <table:table-cell table:formula="of:= [times_10000.A635]" office:value-type="float" office:value="634" calcext:value-type="float">
            <text:p>634</text:p>
          </table:table-cell>
          <table:table-cell table:formula="of:= ([times_10000.C635] - [times_10000.B635]) / 1000000" office:value-type="float" office:value="23.454464" calcext:value-type="float">
            <text:p>23.454464</text:p>
          </table:table-cell>
          <table:table-cell table:formula="of:= ([times_100000.C635] - [times_100000.B635]) / 1000000" office:value-type="float" office:value="1.01632" calcext:value-type="float">
            <text:p>1.01632</text:p>
          </table:table-cell>
          <table:table-cell table:formula="of:= ([times_1000000.C635] - [times_1000000.B635]) / 1000000" office:value-type="float" office:value="1.153536" calcext:value-type="float">
            <text:p>1.153536</text:p>
          </table:table-cell>
        </table:table-row>
        <table:table-row table:style-name="ro1">
          <table:table-cell table:formula="of:= [times_10000.A636]" office:value-type="float" office:value="635" calcext:value-type="float">
            <text:p>635</text:p>
          </table:table-cell>
          <table:table-cell table:formula="of:= ([times_10000.C636] - [times_10000.B636]) / 1000000" office:value-type="float" office:value="23.159296" calcext:value-type="float">
            <text:p>23.159296</text:p>
          </table:table-cell>
          <table:table-cell table:formula="of:= ([times_100000.C636] - [times_100000.B636]) / 1000000" office:value-type="float" office:value="0.984064" calcext:value-type="float">
            <text:p>0.984064</text:p>
          </table:table-cell>
          <table:table-cell table:formula="of:= ([times_1000000.C636] - [times_1000000.B636]) / 1000000" office:value-type="float" office:value="1.030144" calcext:value-type="float">
            <text:p>1.030144</text:p>
          </table:table-cell>
        </table:table-row>
        <table:table-row table:style-name="ro1">
          <table:table-cell table:formula="of:= [times_10000.A637]" office:value-type="float" office:value="636" calcext:value-type="float">
            <text:p>636</text:p>
          </table:table-cell>
          <table:table-cell table:formula="of:= ([times_10000.C637] - [times_10000.B637]) / 1000000" office:value-type="float" office:value="22.580736" calcext:value-type="float">
            <text:p>22.580736</text:p>
          </table:table-cell>
          <table:table-cell table:formula="of:= ([times_100000.C637] - [times_100000.B637]) / 1000000" office:value-type="float" office:value="1.019904" calcext:value-type="float">
            <text:p>1.019904</text:p>
          </table:table-cell>
          <table:table-cell table:formula="of:= ([times_1000000.C637] - [times_1000000.B637]) / 1000000" office:value-type="float" office:value="1.138176" calcext:value-type="float">
            <text:p>1.138176</text:p>
          </table:table-cell>
        </table:table-row>
        <table:table-row table:style-name="ro1">
          <table:table-cell table:formula="of:= [times_10000.A638]" office:value-type="float" office:value="637" calcext:value-type="float">
            <text:p>637</text:p>
          </table:table-cell>
          <table:table-cell table:formula="of:= ([times_10000.C638] - [times_10000.B638]) / 1000000" office:value-type="float" office:value="22.000128" calcext:value-type="float">
            <text:p>22.000128</text:p>
          </table:table-cell>
          <table:table-cell table:formula="of:= ([times_100000.C638] - [times_100000.B638]) / 1000000" office:value-type="float" office:value="0.944128" calcext:value-type="float">
            <text:p>0.944128</text:p>
          </table:table-cell>
          <table:table-cell table:formula="of:= ([times_1000000.C638] - [times_1000000.B638]) / 1000000" office:value-type="float" office:value="1.129984" calcext:value-type="float">
            <text:p>1.129984</text:p>
          </table:table-cell>
        </table:table-row>
        <table:table-row table:style-name="ro1">
          <table:table-cell table:formula="of:= [times_10000.A639]" office:value-type="float" office:value="638" calcext:value-type="float">
            <text:p>638</text:p>
          </table:table-cell>
          <table:table-cell table:formula="of:= ([times_10000.C639] - [times_10000.B639]) / 1000000" office:value-type="float" office:value="21.570816" calcext:value-type="float">
            <text:p>21.570816</text:p>
          </table:table-cell>
          <table:table-cell table:formula="of:= ([times_100000.C639] - [times_100000.B639]) / 1000000" office:value-type="float" office:value="0.957184" calcext:value-type="float">
            <text:p>0.957184</text:p>
          </table:table-cell>
          <table:table-cell table:formula="of:= ([times_1000000.C639] - [times_1000000.B639]) / 1000000" office:value-type="float" office:value="1.32096" calcext:value-type="float">
            <text:p>1.32096</text:p>
          </table:table-cell>
        </table:table-row>
        <table:table-row table:style-name="ro1">
          <table:table-cell table:formula="of:= [times_10000.A640]" office:value-type="float" office:value="639" calcext:value-type="float">
            <text:p>639</text:p>
          </table:table-cell>
          <table:table-cell table:formula="of:= ([times_10000.C640] - [times_10000.B640]) / 1000000" office:value-type="float" office:value="21.2672" calcext:value-type="float">
            <text:p>21.2672</text:p>
          </table:table-cell>
          <table:table-cell table:formula="of:= ([times_100000.C640] - [times_100000.B640]) / 1000000" office:value-type="float" office:value="0.710656" calcext:value-type="float">
            <text:p>0.710656</text:p>
          </table:table-cell>
          <table:table-cell table:formula="of:= ([times_1000000.C640] - [times_1000000.B640]) / 1000000" office:value-type="float" office:value="1.149184" calcext:value-type="float">
            <text:p>1.149184</text:p>
          </table:table-cell>
        </table:table-row>
        <table:table-row table:style-name="ro1">
          <table:table-cell table:formula="of:= [times_10000.A641]" office:value-type="float" office:value="640" calcext:value-type="float">
            <text:p>640</text:p>
          </table:table-cell>
          <table:table-cell table:formula="of:= ([times_10000.C641] - [times_10000.B641]) / 1000000" office:value-type="float" office:value="20.845824" calcext:value-type="float">
            <text:p>20.845824</text:p>
          </table:table-cell>
          <table:table-cell table:formula="of:= ([times_100000.C641] - [times_100000.B641]) / 1000000" office:value-type="float" office:value="0.765696" calcext:value-type="float">
            <text:p>0.765696</text:p>
          </table:table-cell>
          <table:table-cell table:formula="of:= ([times_1000000.C641] - [times_1000000.B641]) / 1000000" office:value-type="float" office:value="1.08416" calcext:value-type="float">
            <text:p>1.08416</text:p>
          </table:table-cell>
        </table:table-row>
        <table:table-row table:style-name="ro1">
          <table:table-cell table:formula="of:= [times_10000.A642]" office:value-type="float" office:value="641" calcext:value-type="float">
            <text:p>641</text:p>
          </table:table-cell>
          <table:table-cell table:formula="of:= ([times_10000.C642] - [times_10000.B642]) / 1000000" office:value-type="float" office:value="23.848704" calcext:value-type="float">
            <text:p>23.848704</text:p>
          </table:table-cell>
          <table:table-cell table:formula="of:= ([times_100000.C642] - [times_100000.B642]) / 1000000" office:value-type="float" office:value="0.993792" calcext:value-type="float">
            <text:p>0.993792</text:p>
          </table:table-cell>
          <table:table-cell table:formula="of:= ([times_1000000.C642] - [times_1000000.B642]) / 1000000" office:value-type="float" office:value="1.172736" calcext:value-type="float">
            <text:p>1.172736</text:p>
          </table:table-cell>
        </table:table-row>
        <table:table-row table:style-name="ro1">
          <table:table-cell table:formula="of:= [times_10000.A643]" office:value-type="float" office:value="642" calcext:value-type="float">
            <text:p>642</text:p>
          </table:table-cell>
          <table:table-cell table:formula="of:= ([times_10000.C643] - [times_10000.B643]) / 1000000" office:value-type="float" office:value="23.540736" calcext:value-type="float">
            <text:p>23.540736</text:p>
          </table:table-cell>
          <table:table-cell table:formula="of:= ([times_100000.C643] - [times_100000.B643]) / 1000000" office:value-type="float" office:value="1.01888" calcext:value-type="float">
            <text:p>1.01888</text:p>
          </table:table-cell>
          <table:table-cell table:formula="of:= ([times_1000000.C643] - [times_1000000.B643]) / 1000000" office:value-type="float" office:value="1.141248" calcext:value-type="float">
            <text:p>1.141248</text:p>
          </table:table-cell>
        </table:table-row>
        <table:table-row table:style-name="ro1">
          <table:table-cell table:formula="of:= [times_10000.A644]" office:value-type="float" office:value="643" calcext:value-type="float">
            <text:p>643</text:p>
          </table:table-cell>
          <table:table-cell table:formula="of:= ([times_10000.C644] - [times_10000.B644]) / 1000000" office:value-type="float" office:value="22.96576" calcext:value-type="float">
            <text:p>22.96576</text:p>
          </table:table-cell>
          <table:table-cell table:formula="of:= ([times_100000.C644] - [times_100000.B644]) / 1000000" office:value-type="float" office:value="0.95104" calcext:value-type="float">
            <text:p>0.95104</text:p>
          </table:table-cell>
          <table:table-cell table:formula="of:= ([times_1000000.C644] - [times_1000000.B644]) / 1000000" office:value-type="float" office:value="1.025024" calcext:value-type="float">
            <text:p>1.025024</text:p>
          </table:table-cell>
        </table:table-row>
        <table:table-row table:style-name="ro1">
          <table:table-cell table:formula="of:= [times_10000.A645]" office:value-type="float" office:value="644" calcext:value-type="float">
            <text:p>644</text:p>
          </table:table-cell>
          <table:table-cell table:formula="of:= ([times_10000.C645] - [times_10000.B645]) / 1000000" office:value-type="float" office:value="22.426112" calcext:value-type="float">
            <text:p>22.426112</text:p>
          </table:table-cell>
          <table:table-cell table:formula="of:= ([times_100000.C645] - [times_100000.B645]) / 1000000" office:value-type="float" office:value="0.97792" calcext:value-type="float">
            <text:p>0.97792</text:p>
          </table:table-cell>
          <table:table-cell table:formula="of:= ([times_1000000.C645] - [times_1000000.B645]) / 1000000" office:value-type="float" office:value="1.24416" calcext:value-type="float">
            <text:p>1.24416</text:p>
          </table:table-cell>
        </table:table-row>
        <table:table-row table:style-name="ro1">
          <table:table-cell table:formula="of:= [times_10000.A646]" office:value-type="float" office:value="645" calcext:value-type="float">
            <text:p>645</text:p>
          </table:table-cell>
          <table:table-cell table:formula="of:= ([times_10000.C646] - [times_10000.B646]) / 1000000" office:value-type="float" office:value="22.109184" calcext:value-type="float">
            <text:p>22.109184</text:p>
          </table:table-cell>
          <table:table-cell table:formula="of:= ([times_100000.C646] - [times_100000.B646]) / 1000000" office:value-type="float" office:value="0.998144" calcext:value-type="float">
            <text:p>0.998144</text:p>
          </table:table-cell>
          <table:table-cell table:formula="of:= ([times_1000000.C646] - [times_1000000.B646]) / 1000000" office:value-type="float" office:value="1.113088" calcext:value-type="float">
            <text:p>1.113088</text:p>
          </table:table-cell>
        </table:table-row>
        <table:table-row table:style-name="ro1">
          <table:table-cell table:formula="of:= [times_10000.A647]" office:value-type="float" office:value="646" calcext:value-type="float">
            <text:p>646</text:p>
          </table:table-cell>
          <table:table-cell table:formula="of:= ([times_10000.C647] - [times_10000.B647]) / 1000000" office:value-type="float" office:value="21.81888" calcext:value-type="float">
            <text:p>21.81888</text:p>
          </table:table-cell>
          <table:table-cell table:formula="of:= ([times_100000.C647] - [times_100000.B647]) / 1000000" office:value-type="float" office:value="1.191168" calcext:value-type="float">
            <text:p>1.191168</text:p>
          </table:table-cell>
          <table:table-cell table:formula="of:= ([times_1000000.C647] - [times_1000000.B647]) / 1000000" office:value-type="float" office:value="1.145088" calcext:value-type="float">
            <text:p>1.145088</text:p>
          </table:table-cell>
        </table:table-row>
        <table:table-row table:style-name="ro1">
          <table:table-cell table:formula="of:= [times_10000.A648]" office:value-type="float" office:value="647" calcext:value-type="float">
            <text:p>647</text:p>
          </table:table-cell>
          <table:table-cell table:formula="of:= ([times_10000.C648] - [times_10000.B648]) / 1000000" office:value-type="float" office:value="22.535168" calcext:value-type="float">
            <text:p>22.535168</text:p>
          </table:table-cell>
          <table:table-cell table:formula="of:= ([times_100000.C648] - [times_100000.B648]) / 1000000" office:value-type="float" office:value="1.09312" calcext:value-type="float">
            <text:p>1.09312</text:p>
          </table:table-cell>
          <table:table-cell table:formula="of:= ([times_1000000.C648] - [times_1000000.B648]) / 1000000" office:value-type="float" office:value="1.144832" calcext:value-type="float">
            <text:p>1.144832</text:p>
          </table:table-cell>
        </table:table-row>
        <table:table-row table:style-name="ro1">
          <table:table-cell table:formula="of:= [times_10000.A649]" office:value-type="float" office:value="648" calcext:value-type="float">
            <text:p>648</text:p>
          </table:table-cell>
          <table:table-cell table:formula="of:= ([times_10000.C649] - [times_10000.B649]) / 1000000" office:value-type="float" office:value="22.551808" calcext:value-type="float">
            <text:p>22.551808</text:p>
          </table:table-cell>
          <table:table-cell table:formula="of:= ([times_100000.C649] - [times_100000.B649]) / 1000000" office:value-type="float" office:value="1.007104" calcext:value-type="float">
            <text:p>1.007104</text:p>
          </table:table-cell>
          <table:table-cell table:formula="of:= ([times_1000000.C649] - [times_1000000.B649]) / 1000000" office:value-type="float" office:value="1.021952" calcext:value-type="float">
            <text:p>1.021952</text:p>
          </table:table-cell>
        </table:table-row>
        <table:table-row table:style-name="ro1">
          <table:table-cell table:formula="of:= [times_10000.A650]" office:value-type="float" office:value="649" calcext:value-type="float">
            <text:p>649</text:p>
          </table:table-cell>
          <table:table-cell table:formula="of:= ([times_10000.C650] - [times_10000.B650]) / 1000000" office:value-type="float" office:value="22.65984" calcext:value-type="float">
            <text:p>22.65984</text:p>
          </table:table-cell>
          <table:table-cell table:formula="of:= ([times_100000.C650] - [times_100000.B650]) / 1000000" office:value-type="float" office:value="0.914688" calcext:value-type="float">
            <text:p>0.914688</text:p>
          </table:table-cell>
          <table:table-cell table:formula="of:= ([times_1000000.C650] - [times_1000000.B650]) / 1000000" office:value-type="float" office:value="1.131008" calcext:value-type="float">
            <text:p>1.131008</text:p>
          </table:table-cell>
        </table:table-row>
        <table:table-row table:style-name="ro1">
          <table:table-cell table:formula="of:= [times_10000.A651]" office:value-type="float" office:value="650" calcext:value-type="float">
            <text:p>650</text:p>
          </table:table-cell>
          <table:table-cell table:formula="of:= ([times_10000.C651] - [times_10000.B651]) / 1000000" office:value-type="float" office:value="22.375936" calcext:value-type="float">
            <text:p>22.375936</text:p>
          </table:table-cell>
          <table:table-cell table:formula="of:= ([times_100000.C651] - [times_100000.B651]) / 1000000" office:value-type="float" office:value="0.963072" calcext:value-type="float">
            <text:p>0.963072</text:p>
          </table:table-cell>
          <table:table-cell table:formula="of:= ([times_1000000.C651] - [times_1000000.B651]) / 1000000" office:value-type="float" office:value="1.14048" calcext:value-type="float">
            <text:p>1.14048</text:p>
          </table:table-cell>
        </table:table-row>
        <table:table-row table:style-name="ro1">
          <table:table-cell table:formula="of:= [times_10000.A652]" office:value-type="float" office:value="651" calcext:value-type="float">
            <text:p>651</text:p>
          </table:table-cell>
          <table:table-cell table:formula="of:= ([times_10000.C652] - [times_10000.B652]) / 1000000" office:value-type="float" office:value="21.95072" calcext:value-type="float">
            <text:p>21.95072</text:p>
          </table:table-cell>
          <table:table-cell table:formula="of:= ([times_100000.C652] - [times_100000.B652]) / 1000000" office:value-type="float" office:value="0.825088" calcext:value-type="float">
            <text:p>0.825088</text:p>
          </table:table-cell>
          <table:table-cell table:formula="of:= ([times_1000000.C652] - [times_1000000.B652]) / 1000000" office:value-type="float" office:value="1.074688" calcext:value-type="float">
            <text:p>1.074688</text:p>
          </table:table-cell>
        </table:table-row>
        <table:table-row table:style-name="ro1">
          <table:table-cell table:formula="of:= [times_10000.A653]" office:value-type="float" office:value="652" calcext:value-type="float">
            <text:p>652</text:p>
          </table:table-cell>
          <table:table-cell table:formula="of:= ([times_10000.C653] - [times_10000.B653]) / 1000000" office:value-type="float" office:value="21.571328" calcext:value-type="float">
            <text:p>21.571328</text:p>
          </table:table-cell>
          <table:table-cell table:formula="of:= ([times_100000.C653] - [times_100000.B653]) / 1000000" office:value-type="float" office:value="0.986112" calcext:value-type="float">
            <text:p>0.986112</text:p>
          </table:table-cell>
          <table:table-cell table:formula="of:= ([times_1000000.C653] - [times_1000000.B653]) / 1000000" office:value-type="float" office:value="1.095424" calcext:value-type="float">
            <text:p>1.095424</text:p>
          </table:table-cell>
        </table:table-row>
        <table:table-row table:style-name="ro1">
          <table:table-cell table:formula="of:= [times_10000.A654]" office:value-type="float" office:value="653" calcext:value-type="float">
            <text:p>653</text:p>
          </table:table-cell>
          <table:table-cell table:formula="of:= ([times_10000.C654] - [times_10000.B654]) / 1000000" office:value-type="float" office:value="18.91968" calcext:value-type="float">
            <text:p>18.91968</text:p>
          </table:table-cell>
          <table:table-cell table:formula="of:= ([times_100000.C654] - [times_100000.B654]) / 1000000" office:value-type="float" office:value="0.940032" calcext:value-type="float">
            <text:p>0.940032</text:p>
          </table:table-cell>
          <table:table-cell table:formula="of:= ([times_1000000.C654] - [times_1000000.B654]) / 1000000" office:value-type="float" office:value="1.1008" calcext:value-type="float">
            <text:p>1.1008</text:p>
          </table:table-cell>
        </table:table-row>
        <table:table-row table:style-name="ro1">
          <table:table-cell table:formula="of:= [times_10000.A655]" office:value-type="float" office:value="654" calcext:value-type="float">
            <text:p>654</text:p>
          </table:table-cell>
          <table:table-cell table:formula="of:= ([times_10000.C655] - [times_10000.B655]) / 1000000" office:value-type="float" office:value="18.605824" calcext:value-type="float">
            <text:p>18.605824</text:p>
          </table:table-cell>
          <table:table-cell table:formula="of:= ([times_100000.C655] - [times_100000.B655]) / 1000000" office:value-type="float" office:value="1.011968" calcext:value-type="float">
            <text:p>1.011968</text:p>
          </table:table-cell>
          <table:table-cell table:formula="of:= ([times_1000000.C655] - [times_1000000.B655]) / 1000000" office:value-type="float" office:value="1.168896" calcext:value-type="float">
            <text:p>1.168896</text:p>
          </table:table-cell>
        </table:table-row>
        <table:table-row table:style-name="ro1">
          <table:table-cell table:formula="of:= [times_10000.A656]" office:value-type="float" office:value="655" calcext:value-type="float">
            <text:p>655</text:p>
          </table:table-cell>
          <table:table-cell table:formula="of:= ([times_10000.C656] - [times_10000.B656]) / 1000000" office:value-type="float" office:value="19.11296" calcext:value-type="float">
            <text:p>19.11296</text:p>
          </table:table-cell>
          <table:table-cell table:formula="of:= ([times_100000.C656] - [times_100000.B656]) / 1000000" office:value-type="float" office:value="1.08416" calcext:value-type="float">
            <text:p>1.08416</text:p>
          </table:table-cell>
          <table:table-cell table:formula="of:= ([times_1000000.C656] - [times_1000000.B656]) / 1000000" office:value-type="float" office:value="1.281024" calcext:value-type="float">
            <text:p>1.281024</text:p>
          </table:table-cell>
        </table:table-row>
        <table:table-row table:style-name="ro1">
          <table:table-cell table:formula="of:= [times_10000.A657]" office:value-type="float" office:value="656" calcext:value-type="float">
            <text:p>656</text:p>
          </table:table-cell>
          <table:table-cell table:formula="of:= ([times_10000.C657] - [times_10000.B657]) / 1000000" office:value-type="float" office:value="19.119104" calcext:value-type="float">
            <text:p>19.119104</text:p>
          </table:table-cell>
          <table:table-cell table:formula="of:= ([times_100000.C657] - [times_100000.B657]) / 1000000" office:value-type="float" office:value="1.118976" calcext:value-type="float">
            <text:p>1.118976</text:p>
          </table:table-cell>
          <table:table-cell table:formula="of:= ([times_1000000.C657] - [times_1000000.B657]) / 1000000" office:value-type="float" office:value="1.235968" calcext:value-type="float">
            <text:p>1.235968</text:p>
          </table:table-cell>
        </table:table-row>
        <table:table-row table:style-name="ro1">
          <table:table-cell table:formula="of:= [times_10000.A658]" office:value-type="float" office:value="657" calcext:value-type="float">
            <text:p>657</text:p>
          </table:table-cell>
          <table:table-cell table:formula="of:= ([times_10000.C658] - [times_10000.B658]) / 1000000" office:value-type="float" office:value="19.34208" calcext:value-type="float">
            <text:p>19.34208</text:p>
          </table:table-cell>
          <table:table-cell table:formula="of:= ([times_100000.C658] - [times_100000.B658]) / 1000000" office:value-type="float" office:value="1.029376" calcext:value-type="float">
            <text:p>1.029376</text:p>
          </table:table-cell>
          <table:table-cell table:formula="of:= ([times_1000000.C658] - [times_1000000.B658]) / 1000000" office:value-type="float" office:value="1.118208" calcext:value-type="float">
            <text:p>1.118208</text:p>
          </table:table-cell>
        </table:table-row>
        <table:table-row table:style-name="ro1">
          <table:table-cell table:formula="of:= [times_10000.A659]" office:value-type="float" office:value="658" calcext:value-type="float">
            <text:p>658</text:p>
          </table:table-cell>
          <table:table-cell table:formula="of:= ([times_10000.C659] - [times_10000.B659]) / 1000000" office:value-type="float" office:value="19.442432" calcext:value-type="float">
            <text:p>19.442432</text:p>
          </table:table-cell>
          <table:table-cell table:formula="of:= ([times_100000.C659] - [times_100000.B659]) / 1000000" office:value-type="float" office:value="0.793344" calcext:value-type="float">
            <text:p>0.793344</text:p>
          </table:table-cell>
          <table:table-cell table:formula="of:= ([times_1000000.C659] - [times_1000000.B659]) / 1000000" office:value-type="float" office:value="1.089792" calcext:value-type="float">
            <text:p>1.089792</text:p>
          </table:table-cell>
        </table:table-row>
        <table:table-row table:style-name="ro1">
          <table:table-cell table:formula="of:= [times_10000.A660]" office:value-type="float" office:value="659" calcext:value-type="float">
            <text:p>659</text:p>
          </table:table-cell>
          <table:table-cell table:formula="of:= ([times_10000.C660] - [times_10000.B660]) / 1000000" office:value-type="float" office:value="19.129088" calcext:value-type="float">
            <text:p>19.129088</text:p>
          </table:table-cell>
          <table:table-cell table:formula="of:= ([times_100000.C660] - [times_100000.B660]) / 1000000" office:value-type="float" office:value="0.952832" calcext:value-type="float">
            <text:p>0.952832</text:p>
          </table:table-cell>
          <table:table-cell table:formula="of:= ([times_1000000.C660] - [times_1000000.B660]) / 1000000" office:value-type="float" office:value="1.151232" calcext:value-type="float">
            <text:p>1.151232</text:p>
          </table:table-cell>
        </table:table-row>
        <table:table-row table:style-name="ro1">
          <table:table-cell table:formula="of:= [times_10000.A661]" office:value-type="float" office:value="660" calcext:value-type="float">
            <text:p>660</text:p>
          </table:table-cell>
          <table:table-cell table:formula="of:= ([times_10000.C661] - [times_10000.B661]) / 1000000" office:value-type="float" office:value="18.665984" calcext:value-type="float">
            <text:p>18.665984</text:p>
          </table:table-cell>
          <table:table-cell table:formula="of:= ([times_100000.C661] - [times_100000.B661]) / 1000000" office:value-type="float" office:value="0.97408" calcext:value-type="float">
            <text:p>0.97408</text:p>
          </table:table-cell>
          <table:table-cell table:formula="of:= ([times_1000000.C661] - [times_1000000.B661]) / 1000000" office:value-type="float" office:value="1.126144" calcext:value-type="float">
            <text:p>1.126144</text:p>
          </table:table-cell>
        </table:table-row>
        <table:table-row table:style-name="ro1">
          <table:table-cell table:formula="of:= [times_10000.A662]" office:value-type="float" office:value="661" calcext:value-type="float">
            <text:p>661</text:p>
          </table:table-cell>
          <table:table-cell table:formula="of:= ([times_10000.C662] - [times_10000.B662]) / 1000000" office:value-type="float" office:value="18.103808" calcext:value-type="float">
            <text:p>18.103808</text:p>
          </table:table-cell>
          <table:table-cell table:formula="of:= ([times_100000.C662] - [times_100000.B662]) / 1000000" office:value-type="float" office:value="1.062912" calcext:value-type="float">
            <text:p>1.062912</text:p>
          </table:table-cell>
          <table:table-cell table:formula="of:= ([times_1000000.C662] - [times_1000000.B662]) / 1000000" office:value-type="float" office:value="1.046016" calcext:value-type="float">
            <text:p>1.046016</text:p>
          </table:table-cell>
        </table:table-row>
        <table:table-row table:style-name="ro1">
          <table:table-cell table:formula="of:= [times_10000.A663]" office:value-type="float" office:value="662" calcext:value-type="float">
            <text:p>662</text:p>
          </table:table-cell>
          <table:table-cell table:formula="of:= ([times_10000.C663] - [times_10000.B663]) / 1000000" office:value-type="float" office:value="17.757696" calcext:value-type="float">
            <text:p>17.757696</text:p>
          </table:table-cell>
          <table:table-cell table:formula="of:= ([times_100000.C663] - [times_100000.B663]) / 1000000" office:value-type="float" office:value="0.961024" calcext:value-type="float">
            <text:p>0.961024</text:p>
          </table:table-cell>
          <table:table-cell table:formula="of:= ([times_1000000.C663] - [times_1000000.B663]) / 1000000" office:value-type="float" office:value="1.25184" calcext:value-type="float">
            <text:p>1.25184</text:p>
          </table:table-cell>
        </table:table-row>
        <table:table-row table:style-name="ro1">
          <table:table-cell table:formula="of:= [times_10000.A664]" office:value-type="float" office:value="663" calcext:value-type="float">
            <text:p>663</text:p>
          </table:table-cell>
          <table:table-cell table:formula="of:= ([times_10000.C664] - [times_10000.B664]) / 1000000" office:value-type="float" office:value="17.415936" calcext:value-type="float">
            <text:p>17.415936</text:p>
          </table:table-cell>
          <table:table-cell table:formula="of:= ([times_100000.C664] - [times_100000.B664]) / 1000000" office:value-type="float" office:value="0.972288" calcext:value-type="float">
            <text:p>0.972288</text:p>
          </table:table-cell>
          <table:table-cell table:formula="of:= ([times_1000000.C664] - [times_1000000.B664]) / 1000000" office:value-type="float" office:value="1.154816" calcext:value-type="float">
            <text:p>1.154816</text:p>
          </table:table-cell>
        </table:table-row>
        <table:table-row table:style-name="ro1">
          <table:table-cell table:formula="of:= [times_10000.A665]" office:value-type="float" office:value="664" calcext:value-type="float">
            <text:p>664</text:p>
          </table:table-cell>
          <table:table-cell table:formula="of:= ([times_10000.C665] - [times_10000.B665]) / 1000000" office:value-type="float" office:value="17.118208" calcext:value-type="float">
            <text:p>17.118208</text:p>
          </table:table-cell>
          <table:table-cell table:formula="of:= ([times_100000.C665] - [times_100000.B665]) / 1000000" office:value-type="float" office:value="0.997888" calcext:value-type="float">
            <text:p>0.997888</text:p>
          </table:table-cell>
          <table:table-cell table:formula="of:= ([times_1000000.C665] - [times_1000000.B665]) / 1000000" office:value-type="float" office:value="1.11488" calcext:value-type="float">
            <text:p>1.11488</text:p>
          </table:table-cell>
        </table:table-row>
        <table:table-row table:style-name="ro1">
          <table:table-cell table:formula="of:= [times_10000.A666]" office:value-type="float" office:value="665" calcext:value-type="float">
            <text:p>665</text:p>
          </table:table-cell>
          <table:table-cell table:formula="of:= ([times_10000.C666] - [times_10000.B666]) / 1000000" office:value-type="float" office:value="16.718592" calcext:value-type="float">
            <text:p>16.718592</text:p>
          </table:table-cell>
          <table:table-cell table:formula="of:= ([times_100000.C666] - [times_100000.B666]) / 1000000" office:value-type="float" office:value="0.751872" calcext:value-type="float">
            <text:p>0.751872</text:p>
          </table:table-cell>
          <table:table-cell table:formula="of:= ([times_1000000.C666] - [times_1000000.B666]) / 1000000" office:value-type="float" office:value="1.009152" calcext:value-type="float">
            <text:p>1.009152</text:p>
          </table:table-cell>
        </table:table-row>
        <table:table-row table:style-name="ro1">
          <table:table-cell table:formula="of:= [times_10000.A667]" office:value-type="float" office:value="666" calcext:value-type="float">
            <text:p>666</text:p>
          </table:table-cell>
          <table:table-cell table:formula="of:= ([times_10000.C667] - [times_10000.B667]) / 1000000" office:value-type="float" office:value="15.573248" calcext:value-type="float">
            <text:p>15.573248</text:p>
          </table:table-cell>
          <table:table-cell table:formula="of:= ([times_100000.C667] - [times_100000.B667]) / 1000000" office:value-type="float" office:value="0.809984" calcext:value-type="float">
            <text:p>0.809984</text:p>
          </table:table-cell>
          <table:table-cell table:formula="of:= ([times_1000000.C667] - [times_1000000.B667]) / 1000000" office:value-type="float" office:value="1.170944" calcext:value-type="float">
            <text:p>1.170944</text:p>
          </table:table-cell>
        </table:table-row>
        <table:table-row table:style-name="ro1">
          <table:table-cell table:formula="of:= [times_10000.A668]" office:value-type="float" office:value="667" calcext:value-type="float">
            <text:p>667</text:p>
          </table:table-cell>
          <table:table-cell table:formula="of:= ([times_10000.C668] - [times_10000.B668]) / 1000000" office:value-type="float" office:value="15.147776" calcext:value-type="float">
            <text:p>15.147776</text:p>
          </table:table-cell>
          <table:table-cell table:formula="of:= ([times_100000.C668] - [times_100000.B668]) / 1000000" office:value-type="float" office:value="0.989696" calcext:value-type="float">
            <text:p>0.989696</text:p>
          </table:table-cell>
          <table:table-cell table:formula="of:= ([times_1000000.C668] - [times_1000000.B668]) / 1000000" office:value-type="float" office:value="1.1968" calcext:value-type="float">
            <text:p>1.1968</text:p>
          </table:table-cell>
        </table:table-row>
        <table:table-row table:style-name="ro1">
          <table:table-cell table:formula="of:= [times_10000.A669]" office:value-type="float" office:value="668" calcext:value-type="float">
            <text:p>668</text:p>
          </table:table-cell>
          <table:table-cell table:formula="of:= ([times_10000.C669] - [times_10000.B669]) / 1000000" office:value-type="float" office:value="14.196736" calcext:value-type="float">
            <text:p>14.196736</text:p>
          </table:table-cell>
          <table:table-cell table:formula="of:= ([times_100000.C669] - [times_100000.B669]) / 1000000" office:value-type="float" office:value="0.917504" calcext:value-type="float">
            <text:p>0.917504</text:p>
          </table:table-cell>
          <table:table-cell table:formula="of:= ([times_1000000.C669] - [times_1000000.B669]) / 1000000" office:value-type="float" office:value="1.068288" calcext:value-type="float">
            <text:p>1.068288</text:p>
          </table:table-cell>
        </table:table-row>
        <table:table-row table:style-name="ro1">
          <table:table-cell table:formula="of:= [times_10000.A670]" office:value-type="float" office:value="669" calcext:value-type="float">
            <text:p>669</text:p>
          </table:table-cell>
          <table:table-cell table:formula="of:= ([times_10000.C670] - [times_10000.B670]) / 1000000" office:value-type="float" office:value="13.837056" calcext:value-type="float">
            <text:p>13.837056</text:p>
          </table:table-cell>
          <table:table-cell table:formula="of:= ([times_100000.C670] - [times_100000.B670]) / 1000000" office:value-type="float" office:value="0.961024" calcext:value-type="float">
            <text:p>0.961024</text:p>
          </table:table-cell>
          <table:table-cell table:formula="of:= ([times_1000000.C670] - [times_1000000.B670]) / 1000000" office:value-type="float" office:value="1.156352" calcext:value-type="float">
            <text:p>1.156352</text:p>
          </table:table-cell>
        </table:table-row>
        <table:table-row table:style-name="ro1">
          <table:table-cell table:formula="of:= [times_10000.A671]" office:value-type="float" office:value="670" calcext:value-type="float">
            <text:p>670</text:p>
          </table:table-cell>
          <table:table-cell table:formula="of:= ([times_10000.C671] - [times_10000.B671]) / 1000000" office:value-type="float" office:value="13.534976" calcext:value-type="float">
            <text:p>13.534976</text:p>
          </table:table-cell>
          <table:table-cell table:formula="of:= ([times_100000.C671] - [times_100000.B671]) / 1000000" office:value-type="float" office:value="0.984064" calcext:value-type="float">
            <text:p>0.984064</text:p>
          </table:table-cell>
          <table:table-cell table:formula="of:= ([times_1000000.C671] - [times_1000000.B671]) / 1000000" office:value-type="float" office:value="0.965632" calcext:value-type="float">
            <text:p>0.965632</text:p>
          </table:table-cell>
        </table:table-row>
        <table:table-row table:style-name="ro1">
          <table:table-cell table:formula="of:= [times_10000.A672]" office:value-type="float" office:value="671" calcext:value-type="float">
            <text:p>671</text:p>
          </table:table-cell>
          <table:table-cell table:formula="of:= ([times_10000.C672] - [times_10000.B672]) / 1000000" office:value-type="float" office:value="13.242112" calcext:value-type="float">
            <text:p>13.242112</text:p>
          </table:table-cell>
          <table:table-cell table:formula="of:= ([times_100000.C672] - [times_100000.B672]) / 1000000" office:value-type="float" office:value="1.030144" calcext:value-type="float">
            <text:p>1.030144</text:p>
          </table:table-cell>
          <table:table-cell table:formula="of:= ([times_1000000.C672] - [times_1000000.B672]) / 1000000" office:value-type="float" office:value="1.081344" calcext:value-type="float">
            <text:p>1.081344</text:p>
          </table:table-cell>
        </table:table-row>
        <table:table-row table:style-name="ro1">
          <table:table-cell table:formula="of:= [times_10000.A673]" office:value-type="float" office:value="672" calcext:value-type="float">
            <text:p>672</text:p>
          </table:table-cell>
          <table:table-cell table:formula="of:= ([times_10000.C673] - [times_10000.B673]) / 1000000" office:value-type="float" office:value="12.84992" calcext:value-type="float">
            <text:p>12.84992</text:p>
          </table:table-cell>
          <table:table-cell table:formula="of:= ([times_100000.C673] - [times_100000.B673]) / 1000000" office:value-type="float" office:value="1.006592" calcext:value-type="float">
            <text:p>1.006592</text:p>
          </table:table-cell>
          <table:table-cell table:formula="of:= ([times_1000000.C673] - [times_1000000.B673]) / 1000000" office:value-type="float" office:value="1.137152" calcext:value-type="float">
            <text:p>1.137152</text:p>
          </table:table-cell>
        </table:table-row>
        <table:table-row table:style-name="ro1">
          <table:table-cell table:formula="of:= [times_10000.A674]" office:value-type="float" office:value="673" calcext:value-type="float">
            <text:p>673</text:p>
          </table:table-cell>
          <table:table-cell table:formula="of:= ([times_10000.C674] - [times_10000.B674]) / 1000000" office:value-type="float" office:value="12.518144" calcext:value-type="float">
            <text:p>12.518144</text:p>
          </table:table-cell>
          <table:table-cell table:formula="of:= ([times_100000.C674] - [times_100000.B674]) / 1000000" office:value-type="float" office:value="1.014784" calcext:value-type="float">
            <text:p>1.014784</text:p>
          </table:table-cell>
          <table:table-cell table:formula="of:= ([times_1000000.C674] - [times_1000000.B674]) / 1000000" office:value-type="float" office:value="1.129984" calcext:value-type="float">
            <text:p>1.129984</text:p>
          </table:table-cell>
        </table:table-row>
        <table:table-row table:style-name="ro1">
          <table:table-cell table:formula="of:= [times_10000.A675]" office:value-type="float" office:value="674" calcext:value-type="float">
            <text:p>674</text:p>
          </table:table-cell>
          <table:table-cell table:formula="of:= ([times_10000.C675] - [times_10000.B675]) / 1000000" office:value-type="float" office:value="13.814272" calcext:value-type="float">
            <text:p>13.814272</text:p>
          </table:table-cell>
          <table:table-cell table:formula="of:= ([times_100000.C675] - [times_100000.B675]) / 1000000" office:value-type="float" office:value="1.02784" calcext:value-type="float">
            <text:p>1.02784</text:p>
          </table:table-cell>
          <table:table-cell table:formula="of:= ([times_1000000.C675] - [times_1000000.B675]) / 1000000" office:value-type="float" office:value="1.021184" calcext:value-type="float">
            <text:p>1.021184</text:p>
          </table:table-cell>
        </table:table-row>
        <table:table-row table:style-name="ro1">
          <table:table-cell table:formula="of:= [times_10000.A676]" office:value-type="float" office:value="675" calcext:value-type="float">
            <text:p>675</text:p>
          </table:table-cell>
          <table:table-cell table:formula="of:= ([times_10000.C676] - [times_10000.B676]) / 1000000" office:value-type="float" office:value="13.539584" calcext:value-type="float">
            <text:p>13.539584</text:p>
          </table:table-cell>
          <table:table-cell table:formula="of:= ([times_100000.C676] - [times_100000.B676]) / 1000000" office:value-type="float" office:value="0.952064" calcext:value-type="float">
            <text:p>0.952064</text:p>
          </table:table-cell>
          <table:table-cell table:formula="of:= ([times_1000000.C676] - [times_1000000.B676]) / 1000000" office:value-type="float" office:value="1.132288" calcext:value-type="float">
            <text:p>1.132288</text:p>
          </table:table-cell>
        </table:table-row>
        <table:table-row table:style-name="ro1">
          <table:table-cell table:formula="of:= [times_10000.A677]" office:value-type="float" office:value="676" calcext:value-type="float">
            <text:p>676</text:p>
          </table:table-cell>
          <table:table-cell table:formula="of:= ([times_10000.C677] - [times_10000.B677]) / 1000000" office:value-type="float" office:value="13.154048" calcext:value-type="float">
            <text:p>13.154048</text:p>
          </table:table-cell>
          <table:table-cell table:formula="of:= ([times_100000.C677] - [times_100000.B677]) / 1000000" office:value-type="float" office:value="1.039872" calcext:value-type="float">
            <text:p>1.039872</text:p>
          </table:table-cell>
          <table:table-cell table:formula="of:= ([times_1000000.C677] - [times_1000000.B677]) / 1000000" office:value-type="float" office:value="1.160192" calcext:value-type="float">
            <text:p>1.160192</text:p>
          </table:table-cell>
        </table:table-row>
        <table:table-row table:style-name="ro1">
          <table:table-cell table:formula="of:= [times_10000.A678]" office:value-type="float" office:value="677" calcext:value-type="float">
            <text:p>677</text:p>
          </table:table-cell>
          <table:table-cell table:formula="of:= ([times_10000.C678] - [times_10000.B678]) / 1000000" office:value-type="float" office:value="14.43584" calcext:value-type="float">
            <text:p>14.43584</text:p>
          </table:table-cell>
          <table:table-cell table:formula="of:= ([times_100000.C678] - [times_100000.B678]) / 1000000" office:value-type="float" office:value="1.030144" calcext:value-type="float">
            <text:p>1.030144</text:p>
          </table:table-cell>
          <table:table-cell table:formula="of:= ([times_1000000.C678] - [times_1000000.B678]) / 1000000" office:value-type="float" office:value="1.020928" calcext:value-type="float">
            <text:p>1.020928</text:p>
          </table:table-cell>
        </table:table-row>
        <table:table-row table:style-name="ro1">
          <table:table-cell table:formula="of:= [times_10000.A679]" office:value-type="float" office:value="678" calcext:value-type="float">
            <text:p>678</text:p>
          </table:table-cell>
          <table:table-cell table:formula="of:= ([times_10000.C679] - [times_10000.B679]) / 1000000" office:value-type="float" office:value="12.532992" calcext:value-type="float">
            <text:p>12.532992</text:p>
          </table:table-cell>
          <table:table-cell table:formula="of:= ([times_100000.C679] - [times_100000.B679]) / 1000000" office:value-type="float" office:value="0.961024" calcext:value-type="float">
            <text:p>0.961024</text:p>
          </table:table-cell>
          <table:table-cell table:formula="of:= ([times_1000000.C679] - [times_1000000.B679]) / 1000000" office:value-type="float" office:value="1.126656" calcext:value-type="float">
            <text:p>1.126656</text:p>
          </table:table-cell>
        </table:table-row>
        <table:table-row table:style-name="ro1">
          <table:table-cell table:formula="of:= [times_10000.A680]" office:value-type="float" office:value="679" calcext:value-type="float">
            <text:p>679</text:p>
          </table:table-cell>
          <table:table-cell table:formula="of:= ([times_10000.C680] - [times_10000.B680]) / 1000000" office:value-type="float" office:value="12.171776" calcext:value-type="float">
            <text:p>12.171776</text:p>
          </table:table-cell>
          <table:table-cell table:formula="of:= ([times_100000.C680] - [times_100000.B680]) / 1000000" office:value-type="float" office:value="1.009152" calcext:value-type="float">
            <text:p>1.009152</text:p>
          </table:table-cell>
          <table:table-cell table:formula="of:= ([times_1000000.C680] - [times_1000000.B680]) / 1000000" office:value-type="float" office:value="1.123072" calcext:value-type="float">
            <text:p>1.123072</text:p>
          </table:table-cell>
        </table:table-row>
        <table:table-row table:style-name="ro1">
          <table:table-cell table:formula="of:= [times_10000.A681]" office:value-type="float" office:value="680" calcext:value-type="float">
            <text:p>680</text:p>
          </table:table-cell>
          <table:table-cell table:formula="of:= ([times_10000.C681] - [times_10000.B681]) / 1000000" office:value-type="float" office:value="11.834368" calcext:value-type="float">
            <text:p>11.834368</text:p>
          </table:table-cell>
          <table:table-cell table:formula="of:= ([times_100000.C681] - [times_100000.B681]) / 1000000" office:value-type="float" office:value="1.017088" calcext:value-type="float">
            <text:p>1.017088</text:p>
          </table:table-cell>
          <table:table-cell table:formula="of:= ([times_1000000.C681] - [times_1000000.B681]) / 1000000" office:value-type="float" office:value="1.023232" calcext:value-type="float">
            <text:p>1.023232</text:p>
          </table:table-cell>
        </table:table-row>
        <table:table-row table:style-name="ro1">
          <table:table-cell table:formula="of:= [times_10000.A682]" office:value-type="float" office:value="681" calcext:value-type="float">
            <text:p>681</text:p>
          </table:table-cell>
          <table:table-cell table:formula="of:= ([times_10000.C682] - [times_10000.B682]) / 1000000" office:value-type="float" office:value="11.386112" calcext:value-type="float">
            <text:p>11.386112</text:p>
          </table:table-cell>
          <table:table-cell table:formula="of:= ([times_100000.C682] - [times_100000.B682]) / 1000000" office:value-type="float" office:value="0.967936" calcext:value-type="float">
            <text:p>0.967936</text:p>
          </table:table-cell>
          <table:table-cell table:formula="of:= ([times_1000000.C682] - [times_1000000.B682]) / 1000000" office:value-type="float" office:value="1.204224" calcext:value-type="float">
            <text:p>1.204224</text:p>
          </table:table-cell>
        </table:table-row>
        <table:table-row table:style-name="ro1">
          <table:table-cell table:formula="of:= [times_10000.A683]" office:value-type="float" office:value="682" calcext:value-type="float">
            <text:p>682</text:p>
          </table:table-cell>
          <table:table-cell table:formula="of:= ([times_10000.C683] - [times_10000.B683]) / 1000000" office:value-type="float" office:value="9.26208" calcext:value-type="float">
            <text:p>9.26208</text:p>
          </table:table-cell>
          <table:table-cell table:formula="of:= ([times_100000.C683] - [times_100000.B683]) / 1000000" office:value-type="float" office:value="1.02784" calcext:value-type="float">
            <text:p>1.02784</text:p>
          </table:table-cell>
          <table:table-cell table:formula="of:= ([times_1000000.C683] - [times_1000000.B683]) / 1000000" office:value-type="float" office:value="0.96" calcext:value-type="float">
            <text:p>0.96</text:p>
          </table:table-cell>
        </table:table-row>
        <table:table-row table:style-name="ro1">
          <table:table-cell table:formula="of:= [times_10000.A684]" office:value-type="float" office:value="683" calcext:value-type="float">
            <text:p>683</text:p>
          </table:table-cell>
          <table:table-cell table:formula="of:= ([times_10000.C684] - [times_10000.B684]) / 1000000" office:value-type="float" office:value="8.947712" calcext:value-type="float">
            <text:p>8.947712</text:p>
          </table:table-cell>
          <table:table-cell table:formula="of:= ([times_100000.C684] - [times_100000.B684]) / 1000000" office:value-type="float" office:value="1.465344" calcext:value-type="float">
            <text:p>1.465344</text:p>
          </table:table-cell>
          <table:table-cell table:formula="of:= ([times_1000000.C684] - [times_1000000.B684]) / 1000000" office:value-type="float" office:value="1.153024" calcext:value-type="float">
            <text:p>1.153024</text:p>
          </table:table-cell>
        </table:table-row>
        <table:table-row table:style-name="ro1">
          <table:table-cell table:formula="of:= [times_10000.A685]" office:value-type="float" office:value="684" calcext:value-type="float">
            <text:p>684</text:p>
          </table:table-cell>
          <table:table-cell table:formula="of:= ([times_10000.C685] - [times_10000.B685]) / 1000000" office:value-type="float" office:value="8.611328" calcext:value-type="float">
            <text:p>8.611328</text:p>
          </table:table-cell>
          <table:table-cell table:formula="of:= ([times_100000.C685] - [times_100000.B685]) / 1000000" office:value-type="float" office:value="1.059072" calcext:value-type="float">
            <text:p>1.059072</text:p>
          </table:table-cell>
          <table:table-cell table:formula="of:= ([times_1000000.C685] - [times_1000000.B685]) / 1000000" office:value-type="float" office:value="1.115392" calcext:value-type="float">
            <text:p>1.115392</text:p>
          </table:table-cell>
        </table:table-row>
        <table:table-row table:style-name="ro1">
          <table:table-cell table:formula="of:= [times_10000.A686]" office:value-type="float" office:value="685" calcext:value-type="float">
            <text:p>685</text:p>
          </table:table-cell>
          <table:table-cell table:formula="of:= ([times_10000.C686] - [times_10000.B686]) / 1000000" office:value-type="float" office:value="8.236032" calcext:value-type="float">
            <text:p>8.236032</text:p>
          </table:table-cell>
          <table:table-cell table:formula="of:= ([times_100000.C686] - [times_100000.B686]) / 1000000" office:value-type="float" office:value="1.193984" calcext:value-type="float">
            <text:p>1.193984</text:p>
          </table:table-cell>
          <table:table-cell table:formula="of:= ([times_1000000.C686] - [times_1000000.B686]) / 1000000" office:value-type="float" office:value="1.116928" calcext:value-type="float">
            <text:p>1.116928</text:p>
          </table:table-cell>
        </table:table-row>
        <table:table-row table:style-name="ro1">
          <table:table-cell table:formula="of:= [times_10000.A687]" office:value-type="float" office:value="686" calcext:value-type="float">
            <text:p>686</text:p>
          </table:table-cell>
          <table:table-cell table:formula="of:= ([times_10000.C687] - [times_10000.B687]) / 1000000" office:value-type="float" office:value="7.830784" calcext:value-type="float">
            <text:p>7.830784</text:p>
          </table:table-cell>
          <table:table-cell table:formula="of:= ([times_100000.C687] - [times_100000.B687]) / 1000000" office:value-type="float" office:value="0.847616" calcext:value-type="float">
            <text:p>0.847616</text:p>
          </table:table-cell>
          <table:table-cell table:formula="of:= ([times_1000000.C687] - [times_1000000.B687]) / 1000000" office:value-type="float" office:value="1.132288" calcext:value-type="float">
            <text:p>1.132288</text:p>
          </table:table-cell>
        </table:table-row>
        <table:table-row table:style-name="ro1">
          <table:table-cell table:formula="of:= [times_10000.A688]" office:value-type="float" office:value="687" calcext:value-type="float">
            <text:p>687</text:p>
          </table:table-cell>
          <table:table-cell table:formula="of:= ([times_10000.C688] - [times_10000.B688]) / 1000000" office:value-type="float" office:value="7.111936" calcext:value-type="float">
            <text:p>7.111936</text:p>
          </table:table-cell>
          <table:table-cell table:formula="of:= ([times_100000.C688] - [times_100000.B688]) / 1000000" office:value-type="float" office:value="0.941568" calcext:value-type="float">
            <text:p>0.941568</text:p>
          </table:table-cell>
          <table:table-cell table:formula="of:= ([times_1000000.C688] - [times_1000000.B688]) / 1000000" office:value-type="float" office:value="1.041152" calcext:value-type="float">
            <text:p>1.041152</text:p>
          </table:table-cell>
        </table:table-row>
        <table:table-row table:style-name="ro1">
          <table:table-cell table:formula="of:= [times_10000.A689]" office:value-type="float" office:value="688" calcext:value-type="float">
            <text:p>688</text:p>
          </table:table-cell>
          <table:table-cell table:formula="of:= ([times_10000.C689] - [times_10000.B689]) / 1000000" office:value-type="float" office:value="6.7648" calcext:value-type="float">
            <text:p>6.7648</text:p>
          </table:table-cell>
          <table:table-cell table:formula="of:= ([times_100000.C689] - [times_100000.B689]) / 1000000" office:value-type="float" office:value="0.921856" calcext:value-type="float">
            <text:p>0.921856</text:p>
          </table:table-cell>
          <table:table-cell table:formula="of:= ([times_1000000.C689] - [times_1000000.B689]) / 1000000" office:value-type="float" office:value="1.211648" calcext:value-type="float">
            <text:p>1.211648</text:p>
          </table:table-cell>
        </table:table-row>
        <table:table-row table:style-name="ro1">
          <table:table-cell table:formula="of:= [times_10000.A690]" office:value-type="float" office:value="689" calcext:value-type="float">
            <text:p>689</text:p>
          </table:table-cell>
          <table:table-cell table:formula="of:= ([times_10000.C690] - [times_10000.B690]) / 1000000" office:value-type="float" office:value="6.347776" calcext:value-type="float">
            <text:p>6.347776</text:p>
          </table:table-cell>
          <table:table-cell table:formula="of:= ([times_100000.C690] - [times_100000.B690]) / 1000000" office:value-type="float" office:value="0.983296" calcext:value-type="float">
            <text:p>0.983296</text:p>
          </table:table-cell>
          <table:table-cell table:formula="of:= ([times_1000000.C690] - [times_1000000.B690]) / 1000000" office:value-type="float" office:value="1.172224" calcext:value-type="float">
            <text:p>1.172224</text:p>
          </table:table-cell>
        </table:table-row>
        <table:table-row table:style-name="ro1">
          <table:table-cell table:formula="of:= [times_10000.A691]" office:value-type="float" office:value="690" calcext:value-type="float">
            <text:p>690</text:p>
          </table:table-cell>
          <table:table-cell table:formula="of:= ([times_10000.C691] - [times_10000.B691]) / 1000000" office:value-type="float" office:value="5.862656" calcext:value-type="float">
            <text:p>5.862656</text:p>
          </table:table-cell>
          <table:table-cell table:formula="of:= ([times_100000.C691] - [times_100000.B691]) / 1000000" office:value-type="float" office:value="1.080832" calcext:value-type="float">
            <text:p>1.080832</text:p>
          </table:table-cell>
          <table:table-cell table:formula="of:= ([times_1000000.C691] - [times_1000000.B691]) / 1000000" office:value-type="float" office:value="1.075968" calcext:value-type="float">
            <text:p>1.075968</text:p>
          </table:table-cell>
        </table:table-row>
        <table:table-row table:style-name="ro1">
          <table:table-cell table:formula="of:= [times_10000.A692]" office:value-type="float" office:value="691" calcext:value-type="float">
            <text:p>691</text:p>
          </table:table-cell>
          <table:table-cell table:formula="of:= ([times_10000.C692] - [times_10000.B692]) / 1000000" office:value-type="float" office:value="5.403136" calcext:value-type="float">
            <text:p>5.403136</text:p>
          </table:table-cell>
          <table:table-cell table:formula="of:= ([times_100000.C692] - [times_100000.B692]) / 1000000" office:value-type="float" office:value="1.025024" calcext:value-type="float">
            <text:p>1.025024</text:p>
          </table:table-cell>
          <table:table-cell table:formula="of:= ([times_1000000.C692] - [times_1000000.B692]) / 1000000" office:value-type="float" office:value="1.1904" calcext:value-type="float">
            <text:p>1.1904</text:p>
          </table:table-cell>
        </table:table-row>
        <table:table-row table:style-name="ro1">
          <table:table-cell table:formula="of:= [times_10000.A693]" office:value-type="float" office:value="692" calcext:value-type="float">
            <text:p>692</text:p>
          </table:table-cell>
          <table:table-cell table:formula="of:= ([times_10000.C693] - [times_10000.B693]) / 1000000" office:value-type="float" office:value="10.222592" calcext:value-type="float">
            <text:p>10.222592</text:p>
          </table:table-cell>
          <table:table-cell table:formula="of:= ([times_100000.C693] - [times_100000.B693]) / 1000000" office:value-type="float" office:value="1.031936" calcext:value-type="float">
            <text:p>1.031936</text:p>
          </table:table-cell>
          <table:table-cell table:formula="of:= ([times_1000000.C693] - [times_1000000.B693]) / 1000000" office:value-type="float" office:value="1.129984" calcext:value-type="float">
            <text:p>1.129984</text:p>
          </table:table-cell>
        </table:table-row>
        <table:table-row table:style-name="ro1">
          <table:table-cell table:formula="of:= [times_10000.A694]" office:value-type="float" office:value="693" calcext:value-type="float">
            <text:p>693</text:p>
          </table:table-cell>
          <table:table-cell table:formula="of:= ([times_10000.C694] - [times_10000.B694]) / 1000000" office:value-type="float" office:value="10.323712" calcext:value-type="float">
            <text:p>10.323712</text:p>
          </table:table-cell>
          <table:table-cell table:formula="of:= ([times_100000.C694] - [times_100000.B694]) / 1000000" office:value-type="float" office:value="1.008896" calcext:value-type="float">
            <text:p>1.008896</text:p>
          </table:table-cell>
          <table:table-cell table:formula="of:= ([times_1000000.C694] - [times_1000000.B694]) / 1000000" office:value-type="float" office:value="1.0752" calcext:value-type="float">
            <text:p>1.0752</text:p>
          </table:table-cell>
        </table:table-row>
        <table:table-row table:style-name="ro1">
          <table:table-cell table:formula="of:= [times_10000.A695]" office:value-type="float" office:value="694" calcext:value-type="float">
            <text:p>694</text:p>
          </table:table-cell>
          <table:table-cell table:formula="of:= ([times_10000.C695] - [times_10000.B695]) / 1000000" office:value-type="float" office:value="16.16512" calcext:value-type="float">
            <text:p>16.16512</text:p>
          </table:table-cell>
          <table:table-cell table:formula="of:= ([times_100000.C695] - [times_100000.B695]) / 1000000" office:value-type="float" office:value="0.939776" calcext:value-type="float">
            <text:p>0.939776</text:p>
          </table:table-cell>
          <table:table-cell table:formula="of:= ([times_1000000.C695] - [times_1000000.B695]) / 1000000" office:value-type="float" office:value="1.22624" calcext:value-type="float">
            <text:p>1.22624</text:p>
          </table:table-cell>
        </table:table-row>
        <table:table-row table:style-name="ro1">
          <table:table-cell table:formula="of:= [times_10000.A696]" office:value-type="float" office:value="695" calcext:value-type="float">
            <text:p>695</text:p>
          </table:table-cell>
          <table:table-cell table:formula="of:= ([times_10000.C696] - [times_10000.B696]) / 1000000" office:value-type="float" office:value="17.101824" calcext:value-type="float">
            <text:p>17.101824</text:p>
          </table:table-cell>
          <table:table-cell table:formula="of:= ([times_100000.C696] - [times_100000.B696]) / 1000000" office:value-type="float" office:value="1.027072" calcext:value-type="float">
            <text:p>1.027072</text:p>
          </table:table-cell>
          <table:table-cell table:formula="of:= ([times_1000000.C696] - [times_1000000.B696]) / 1000000" office:value-type="float" office:value="0.899328" calcext:value-type="float">
            <text:p>0.899328</text:p>
          </table:table-cell>
        </table:table-row>
        <table:table-row table:style-name="ro1">
          <table:table-cell table:formula="of:= [times_10000.A697]" office:value-type="float" office:value="696" calcext:value-type="float">
            <text:p>696</text:p>
          </table:table-cell>
          <table:table-cell table:formula="of:= ([times_10000.C697] - [times_10000.B697]) / 1000000" office:value-type="float" office:value="28.148992" calcext:value-type="float">
            <text:p>28.148992</text:p>
          </table:table-cell>
          <table:table-cell table:formula="of:= ([times_100000.C697] - [times_100000.B697]) / 1000000" office:value-type="float" office:value="1.01376" calcext:value-type="float">
            <text:p>1.01376</text:p>
          </table:table-cell>
          <table:table-cell table:formula="of:= ([times_1000000.C697] - [times_1000000.B697]) / 1000000" office:value-type="float" office:value="1.06496" calcext:value-type="float">
            <text:p>1.06496</text:p>
          </table:table-cell>
        </table:table-row>
        <table:table-row table:style-name="ro1">
          <table:table-cell table:formula="of:= [times_10000.A698]" office:value-type="float" office:value="697" calcext:value-type="float">
            <text:p>697</text:p>
          </table:table-cell>
          <table:table-cell table:formula="of:= ([times_10000.C698] - [times_10000.B698]) / 1000000" office:value-type="float" office:value="26.788352" calcext:value-type="float">
            <text:p>26.788352</text:p>
          </table:table-cell>
          <table:table-cell table:formula="of:= ([times_100000.C698] - [times_100000.B698]) / 1000000" office:value-type="float" office:value="0.946944" calcext:value-type="float">
            <text:p>0.946944</text:p>
          </table:table-cell>
          <table:table-cell table:formula="of:= ([times_1000000.C698] - [times_1000000.B698]) / 1000000" office:value-type="float" office:value="1.191936" calcext:value-type="float">
            <text:p>1.191936</text:p>
          </table:table-cell>
        </table:table-row>
        <table:table-row table:style-name="ro1">
          <table:table-cell table:formula="of:= [times_10000.A699]" office:value-type="float" office:value="698" calcext:value-type="float">
            <text:p>698</text:p>
          </table:table-cell>
          <table:table-cell table:formula="of:= ([times_10000.C699] - [times_10000.B699]) / 1000000" office:value-type="float" office:value="26.328064" calcext:value-type="float">
            <text:p>26.328064</text:p>
          </table:table-cell>
          <table:table-cell table:formula="of:= ([times_100000.C699] - [times_100000.B699]) / 1000000" office:value-type="float" office:value="0.97792" calcext:value-type="float">
            <text:p>0.97792</text:p>
          </table:table-cell>
          <table:table-cell table:formula="of:= ([times_1000000.C699] - [times_1000000.B699]) / 1000000" office:value-type="float" office:value="1.137408" calcext:value-type="float">
            <text:p>1.137408</text:p>
          </table:table-cell>
        </table:table-row>
        <table:table-row table:style-name="ro1">
          <table:table-cell table:formula="of:= [times_10000.A700]" office:value-type="float" office:value="699" calcext:value-type="float">
            <text:p>699</text:p>
          </table:table-cell>
          <table:table-cell table:formula="of:= ([times_10000.C700] - [times_10000.B700]) / 1000000" office:value-type="float" office:value="26.39104" calcext:value-type="float">
            <text:p>26.39104</text:p>
          </table:table-cell>
          <table:table-cell table:formula="of:= ([times_100000.C700] - [times_100000.B700]) / 1000000" office:value-type="float" office:value="0.996096" calcext:value-type="float">
            <text:p>0.996096</text:p>
          </table:table-cell>
          <table:table-cell table:formula="of:= ([times_1000000.C700] - [times_1000000.B700]) / 1000000" office:value-type="float" office:value="1.27104" calcext:value-type="float">
            <text:p>1.27104</text:p>
          </table:table-cell>
        </table:table-row>
        <table:table-row table:style-name="ro1">
          <table:table-cell table:formula="of:= [times_10000.A701]" office:value-type="float" office:value="700" calcext:value-type="float">
            <text:p>700</text:p>
          </table:table-cell>
          <table:table-cell table:formula="of:= ([times_10000.C701] - [times_10000.B701]) / 1000000" office:value-type="float" office:value="26.215424" calcext:value-type="float">
            <text:p>26.215424</text:p>
          </table:table-cell>
          <table:table-cell table:formula="of:= ([times_100000.C701] - [times_100000.B701]) / 1000000" office:value-type="float" office:value="1.133056" calcext:value-type="float">
            <text:p>1.133056</text:p>
          </table:table-cell>
          <table:table-cell table:formula="of:= ([times_1000000.C701] - [times_1000000.B701]) / 1000000" office:value-type="float" office:value="0.870144" calcext:value-type="float">
            <text:p>0.870144</text:p>
          </table:table-cell>
        </table:table-row>
        <table:table-row table:style-name="ro1">
          <table:table-cell table:formula="of:= [times_10000.A702]" office:value-type="float" office:value="701" calcext:value-type="float">
            <text:p>701</text:p>
          </table:table-cell>
          <table:table-cell table:formula="of:= ([times_10000.C702] - [times_10000.B702]) / 1000000" office:value-type="float" office:value="25.871872" calcext:value-type="float">
            <text:p>25.871872</text:p>
          </table:table-cell>
          <table:table-cell table:formula="of:= ([times_100000.C702] - [times_100000.B702]) / 1000000" office:value-type="float" office:value="1.02784" calcext:value-type="float">
            <text:p>1.02784</text:p>
          </table:table-cell>
          <table:table-cell table:formula="of:= ([times_1000000.C702] - [times_1000000.B702]) / 1000000" office:value-type="float" office:value="0.928512" calcext:value-type="float">
            <text:p>0.928512</text:p>
          </table:table-cell>
        </table:table-row>
        <table:table-row table:style-name="ro1">
          <table:table-cell table:formula="of:= [times_10000.A703]" office:value-type="float" office:value="702" calcext:value-type="float">
            <text:p>702</text:p>
          </table:table-cell>
          <table:table-cell table:formula="of:= ([times_10000.C703] - [times_10000.B703]) / 1000000" office:value-type="float" office:value="25.551104" calcext:value-type="float">
            <text:p>25.551104</text:p>
          </table:table-cell>
          <table:table-cell table:formula="of:= ([times_100000.C703] - [times_100000.B703]) / 1000000" office:value-type="float" office:value="1.00608" calcext:value-type="float">
            <text:p>1.00608</text:p>
          </table:table-cell>
          <table:table-cell table:formula="of:= ([times_1000000.C703] - [times_1000000.B703]) / 1000000" office:value-type="float" office:value="1.032192" calcext:value-type="float">
            <text:p>1.032192</text:p>
          </table:table-cell>
        </table:table-row>
        <table:table-row table:style-name="ro1">
          <table:table-cell table:formula="of:= [times_10000.A704]" office:value-type="float" office:value="703" calcext:value-type="float">
            <text:p>703</text:p>
          </table:table-cell>
          <table:table-cell table:formula="of:= ([times_10000.C704] - [times_10000.B704]) / 1000000" office:value-type="float" office:value="25.251072" calcext:value-type="float">
            <text:p>25.251072</text:p>
          </table:table-cell>
          <table:table-cell table:formula="of:= ([times_100000.C704] - [times_100000.B704]) / 1000000" office:value-type="float" office:value="1.030912" calcext:value-type="float">
            <text:p>1.030912</text:p>
          </table:table-cell>
          <table:table-cell table:formula="of:= ([times_1000000.C704] - [times_1000000.B704]) / 1000000" office:value-type="float" office:value="1.118976" calcext:value-type="float">
            <text:p>1.118976</text:p>
          </table:table-cell>
        </table:table-row>
        <table:table-row table:style-name="ro1">
          <table:table-cell table:formula="of:= [times_10000.A705]" office:value-type="float" office:value="704" calcext:value-type="float">
            <text:p>704</text:p>
          </table:table-cell>
          <table:table-cell table:formula="of:= ([times_10000.C705] - [times_10000.B705]) / 1000000" office:value-type="float" office:value="24.961536" calcext:value-type="float">
            <text:p>24.961536</text:p>
          </table:table-cell>
          <table:table-cell table:formula="of:= ([times_100000.C705] - [times_100000.B705]) / 1000000" office:value-type="float" office:value="1.007872" calcext:value-type="float">
            <text:p>1.007872</text:p>
          </table:table-cell>
          <table:table-cell table:formula="of:= ([times_1000000.C705] - [times_1000000.B705]) / 1000000" office:value-type="float" office:value="0.934144" calcext:value-type="float">
            <text:p>0.934144</text:p>
          </table:table-cell>
        </table:table-row>
        <table:table-row table:style-name="ro1">
          <table:table-cell table:formula="of:= [times_10000.A706]" office:value-type="float" office:value="705" calcext:value-type="float">
            <text:p>705</text:p>
          </table:table-cell>
          <table:table-cell table:formula="of:= ([times_10000.C706] - [times_10000.B706]) / 1000000" office:value-type="float" office:value="24.674048" calcext:value-type="float">
            <text:p>24.674048</text:p>
          </table:table-cell>
          <table:table-cell table:formula="of:= ([times_100000.C706] - [times_100000.B706]) / 1000000" office:value-type="float" office:value="0.884224" calcext:value-type="float">
            <text:p>0.884224</text:p>
          </table:table-cell>
          <table:table-cell table:formula="of:= ([times_1000000.C706] - [times_1000000.B706]) / 1000000" office:value-type="float" office:value="1.16608" calcext:value-type="float">
            <text:p>1.16608</text:p>
          </table:table-cell>
        </table:table-row>
        <table:table-row table:style-name="ro1">
          <table:table-cell table:formula="of:= [times_10000.A707]" office:value-type="float" office:value="706" calcext:value-type="float">
            <text:p>706</text:p>
          </table:table-cell>
          <table:table-cell table:formula="of:= ([times_10000.C707] - [times_10000.B707]) / 1000000" office:value-type="float" office:value="24.342016" calcext:value-type="float">
            <text:p>24.342016</text:p>
          </table:table-cell>
          <table:table-cell table:formula="of:= ([times_100000.C707] - [times_100000.B707]) / 1000000" office:value-type="float" office:value="1.060096" calcext:value-type="float">
            <text:p>1.060096</text:p>
          </table:table-cell>
          <table:table-cell table:formula="of:= ([times_1000000.C707] - [times_1000000.B707]) / 1000000" office:value-type="float" office:value="1.10208" calcext:value-type="float">
            <text:p>1.10208</text:p>
          </table:table-cell>
        </table:table-row>
        <table:table-row table:style-name="ro1">
          <table:table-cell table:formula="of:= [times_10000.A708]" office:value-type="float" office:value="707" calcext:value-type="float">
            <text:p>707</text:p>
          </table:table-cell>
          <table:table-cell table:formula="of:= ([times_10000.C708] - [times_10000.B708]) / 1000000" office:value-type="float" office:value="24.045824" calcext:value-type="float">
            <text:p>24.045824</text:p>
          </table:table-cell>
          <table:table-cell table:formula="of:= ([times_100000.C708] - [times_100000.B708]) / 1000000" office:value-type="float" office:value="1.427968" calcext:value-type="float">
            <text:p>1.427968</text:p>
          </table:table-cell>
          <table:table-cell table:formula="of:= ([times_1000000.C708] - [times_1000000.B708]) / 1000000" office:value-type="float" office:value="1.266944" calcext:value-type="float">
            <text:p>1.266944</text:p>
          </table:table-cell>
        </table:table-row>
        <table:table-row table:style-name="ro1">
          <table:table-cell table:formula="of:= [times_10000.A709]" office:value-type="float" office:value="708" calcext:value-type="float">
            <text:p>708</text:p>
          </table:table-cell>
          <table:table-cell table:formula="of:= ([times_10000.C709] - [times_10000.B709]) / 1000000" office:value-type="float" office:value="23.723008" calcext:value-type="float">
            <text:p>23.723008</text:p>
          </table:table-cell>
          <table:table-cell table:formula="of:= ([times_100000.C709] - [times_100000.B709]) / 1000000" office:value-type="float" office:value="1.020416" calcext:value-type="float">
            <text:p>1.020416</text:p>
          </table:table-cell>
          <table:table-cell table:formula="of:= ([times_1000000.C709] - [times_1000000.B709]) / 1000000" office:value-type="float" office:value="1.161728" calcext:value-type="float">
            <text:p>1.161728</text:p>
          </table:table-cell>
        </table:table-row>
        <table:table-row table:style-name="ro1">
          <table:table-cell table:formula="of:= [times_10000.A710]" office:value-type="float" office:value="709" calcext:value-type="float">
            <text:p>709</text:p>
          </table:table-cell>
          <table:table-cell table:formula="of:= ([times_10000.C710] - [times_10000.B710]) / 1000000" office:value-type="float" office:value="30.48832" calcext:value-type="float">
            <text:p>30.48832</text:p>
          </table:table-cell>
          <table:table-cell table:formula="of:= ([times_100000.C710] - [times_100000.B710]) / 1000000" office:value-type="float" office:value="1.201664" calcext:value-type="float">
            <text:p>1.201664</text:p>
          </table:table-cell>
          <table:table-cell table:formula="of:= ([times_1000000.C710] - [times_1000000.B710]) / 1000000" office:value-type="float" office:value="1.028608" calcext:value-type="float">
            <text:p>1.028608</text:p>
          </table:table-cell>
        </table:table-row>
        <table:table-row table:style-name="ro1">
          <table:table-cell table:formula="of:= [times_10000.A711]" office:value-type="float" office:value="710" calcext:value-type="float">
            <text:p>710</text:p>
          </table:table-cell>
          <table:table-cell table:formula="of:= ([times_10000.C711] - [times_10000.B711]) / 1000000" office:value-type="float" office:value="30.206208" calcext:value-type="float">
            <text:p>30.206208</text:p>
          </table:table-cell>
          <table:table-cell table:formula="of:= ([times_100000.C711] - [times_100000.B711]) / 1000000" office:value-type="float" office:value="0.956928" calcext:value-type="float">
            <text:p>0.956928</text:p>
          </table:table-cell>
          <table:table-cell table:formula="of:= ([times_1000000.C711] - [times_1000000.B711]) / 1000000" office:value-type="float" office:value="1.245952" calcext:value-type="float">
            <text:p>1.245952</text:p>
          </table:table-cell>
        </table:table-row>
        <table:table-row table:style-name="ro1">
          <table:table-cell table:formula="of:= [times_10000.A712]" office:value-type="float" office:value="711" calcext:value-type="float">
            <text:p>711</text:p>
          </table:table-cell>
          <table:table-cell table:formula="of:= ([times_10000.C712] - [times_10000.B712]) / 1000000" office:value-type="float" office:value="29.915136" calcext:value-type="float">
            <text:p>29.915136</text:p>
          </table:table-cell>
          <table:table-cell table:formula="of:= ([times_100000.C712] - [times_100000.B712]) / 1000000" office:value-type="float" office:value="1.472" calcext:value-type="float">
            <text:p>1.472</text:p>
          </table:table-cell>
          <table:table-cell table:formula="of:= ([times_1000000.C712] - [times_1000000.B712]) / 1000000" office:value-type="float" office:value="1.067008" calcext:value-type="float">
            <text:p>1.067008</text:p>
          </table:table-cell>
        </table:table-row>
        <table:table-row table:style-name="ro1">
          <table:table-cell table:formula="of:= [times_10000.A713]" office:value-type="float" office:value="712" calcext:value-type="float">
            <text:p>712</text:p>
          </table:table-cell>
          <table:table-cell table:formula="of:= ([times_10000.C713] - [times_10000.B713]) / 1000000" office:value-type="float" office:value="29.627392" calcext:value-type="float">
            <text:p>29.627392</text:p>
          </table:table-cell>
          <table:table-cell table:formula="of:= ([times_100000.C713] - [times_100000.B713]) / 1000000" office:value-type="float" office:value="1.031936" calcext:value-type="float">
            <text:p>1.031936</text:p>
          </table:table-cell>
          <table:table-cell table:formula="of:= ([times_1000000.C713] - [times_1000000.B713]) / 1000000" office:value-type="float" office:value="1.171968" calcext:value-type="float">
            <text:p>1.171968</text:p>
          </table:table-cell>
        </table:table-row>
        <table:table-row table:style-name="ro1">
          <table:table-cell table:formula="of:= [times_10000.A714]" office:value-type="float" office:value="713" calcext:value-type="float">
            <text:p>713</text:p>
          </table:table-cell>
          <table:table-cell table:formula="of:= ([times_10000.C714] - [times_10000.B714]) / 1000000" office:value-type="float" office:value="29.165824" calcext:value-type="float">
            <text:p>29.165824</text:p>
          </table:table-cell>
          <table:table-cell table:formula="of:= ([times_100000.C714] - [times_100000.B714]) / 1000000" office:value-type="float" office:value="1.244672" calcext:value-type="float">
            <text:p>1.244672</text:p>
          </table:table-cell>
          <table:table-cell table:formula="of:= ([times_1000000.C714] - [times_1000000.B714]) / 1000000" office:value-type="float" office:value="1.147648" calcext:value-type="float">
            <text:p>1.147648</text:p>
          </table:table-cell>
        </table:table-row>
        <table:table-row table:style-name="ro1">
          <table:table-cell table:formula="of:= [times_10000.A715]" office:value-type="float" office:value="714" calcext:value-type="float">
            <text:p>714</text:p>
          </table:table-cell>
          <table:table-cell table:formula="of:= ([times_10000.C715] - [times_10000.B715]) / 1000000" office:value-type="float" office:value="28.768" calcext:value-type="float">
            <text:p>28.768</text:p>
          </table:table-cell>
          <table:table-cell table:formula="of:= ([times_100000.C715] - [times_100000.B715]) / 1000000" office:value-type="float" office:value="1.030912" calcext:value-type="float">
            <text:p>1.030912</text:p>
          </table:table-cell>
          <table:table-cell table:formula="of:= ([times_1000000.C715] - [times_1000000.B715]) / 1000000" office:value-type="float" office:value="1.094912" calcext:value-type="float">
            <text:p>1.094912</text:p>
          </table:table-cell>
        </table:table-row>
        <table:table-row table:style-name="ro1">
          <table:table-cell table:formula="of:= [times_10000.A716]" office:value-type="float" office:value="715" calcext:value-type="float">
            <text:p>715</text:p>
          </table:table-cell>
          <table:table-cell table:formula="of:= ([times_10000.C716] - [times_10000.B716]) / 1000000" office:value-type="float" office:value="28.418048" calcext:value-type="float">
            <text:p>28.418048</text:p>
          </table:table-cell>
          <table:table-cell table:formula="of:= ([times_100000.C716] - [times_100000.B716]) / 1000000" office:value-type="float" office:value="1.018368" calcext:value-type="float">
            <text:p>1.018368</text:p>
          </table:table-cell>
          <table:table-cell table:formula="of:= ([times_1000000.C716] - [times_1000000.B716]) / 1000000" office:value-type="float" office:value="1.007104" calcext:value-type="float">
            <text:p>1.007104</text:p>
          </table:table-cell>
        </table:table-row>
        <table:table-row table:style-name="ro1">
          <table:table-cell table:formula="of:= [times_10000.A717]" office:value-type="float" office:value="716" calcext:value-type="float">
            <text:p>716</text:p>
          </table:table-cell>
          <table:table-cell table:formula="of:= ([times_10000.C717] - [times_10000.B717]) / 1000000" office:value-type="float" office:value="28.098304" calcext:value-type="float">
            <text:p>28.098304</text:p>
          </table:table-cell>
          <table:table-cell table:formula="of:= ([times_100000.C717] - [times_100000.B717]) / 1000000" office:value-type="float" office:value="0.943616" calcext:value-type="float">
            <text:p>0.943616</text:p>
          </table:table-cell>
          <table:table-cell table:formula="of:= ([times_1000000.C717] - [times_1000000.B717]) / 1000000" office:value-type="float" office:value="1.096192" calcext:value-type="float">
            <text:p>1.096192</text:p>
          </table:table-cell>
        </table:table-row>
        <table:table-row table:style-name="ro1">
          <table:table-cell table:formula="of:= [times_10000.A718]" office:value-type="float" office:value="717" calcext:value-type="float">
            <text:p>717</text:p>
          </table:table-cell>
          <table:table-cell table:formula="of:= ([times_10000.C718] - [times_10000.B718]) / 1000000" office:value-type="float" office:value="27.5968" calcext:value-type="float">
            <text:p>27.5968</text:p>
          </table:table-cell>
          <table:table-cell table:formula="of:= ([times_100000.C718] - [times_100000.B718]) / 1000000" office:value-type="float" office:value="0.96896" calcext:value-type="float">
            <text:p>0.96896</text:p>
          </table:table-cell>
          <table:table-cell table:formula="of:= ([times_1000000.C718] - [times_1000000.B718]) / 1000000" office:value-type="float" office:value="1.161728" calcext:value-type="float">
            <text:p>1.161728</text:p>
          </table:table-cell>
        </table:table-row>
        <table:table-row table:style-name="ro1">
          <table:table-cell table:formula="of:= [times_10000.A719]" office:value-type="float" office:value="718" calcext:value-type="float">
            <text:p>718</text:p>
          </table:table-cell>
          <table:table-cell table:formula="of:= ([times_10000.C719] - [times_10000.B719]) / 1000000" office:value-type="float" office:value="27.152128" calcext:value-type="float">
            <text:p>27.152128</text:p>
          </table:table-cell>
          <table:table-cell table:formula="of:= ([times_100000.C719] - [times_100000.B719]) / 1000000" office:value-type="float" office:value="0.99328" calcext:value-type="float">
            <text:p>0.99328</text:p>
          </table:table-cell>
          <table:table-cell table:formula="of:= ([times_1000000.C719] - [times_1000000.B719]) / 1000000" office:value-type="float" office:value="1.159168" calcext:value-type="float">
            <text:p>1.159168</text:p>
          </table:table-cell>
        </table:table-row>
        <table:table-row table:style-name="ro1">
          <table:table-cell table:formula="of:= [times_10000.A720]" office:value-type="float" office:value="719" calcext:value-type="float">
            <text:p>719</text:p>
          </table:table-cell>
          <table:table-cell table:formula="of:= ([times_10000.C720] - [times_10000.B720]) / 1000000" office:value-type="float" office:value="26.84928" calcext:value-type="float">
            <text:p>26.84928</text:p>
          </table:table-cell>
          <table:table-cell table:formula="of:= ([times_100000.C720] - [times_100000.B720]) / 1000000" office:value-type="float" office:value="0.953856" calcext:value-type="float">
            <text:p>0.953856</text:p>
          </table:table-cell>
          <table:table-cell table:formula="of:= ([times_1000000.C720] - [times_1000000.B720]) / 1000000" office:value-type="float" office:value="1.056256" calcext:value-type="float">
            <text:p>1.056256</text:p>
          </table:table-cell>
        </table:table-row>
        <table:table-row table:style-name="ro1">
          <table:table-cell table:formula="of:= [times_10000.A721]" office:value-type="float" office:value="720" calcext:value-type="float">
            <text:p>720</text:p>
          </table:table-cell>
          <table:table-cell table:formula="of:= ([times_10000.C721] - [times_10000.B721]) / 1000000" office:value-type="float" office:value="26.511104" calcext:value-type="float">
            <text:p>26.511104</text:p>
          </table:table-cell>
          <table:table-cell table:formula="of:= ([times_100000.C721] - [times_100000.B721]) / 1000000" office:value-type="float" office:value="1.06112" calcext:value-type="float">
            <text:p>1.06112</text:p>
          </table:table-cell>
          <table:table-cell table:formula="of:= ([times_1000000.C721] - [times_1000000.B721]) / 1000000" office:value-type="float" office:value="1.21728" calcext:value-type="float">
            <text:p>1.21728</text:p>
          </table:table-cell>
        </table:table-row>
        <table:table-row table:style-name="ro1">
          <table:table-cell table:formula="of:= [times_10000.A722]" office:value-type="float" office:value="721" calcext:value-type="float">
            <text:p>721</text:p>
          </table:table-cell>
          <table:table-cell table:formula="of:= ([times_10000.C722] - [times_10000.B722]) / 1000000" office:value-type="float" office:value="26.219264" calcext:value-type="float">
            <text:p>26.219264</text:p>
          </table:table-cell>
          <table:table-cell table:formula="of:= ([times_100000.C722] - [times_100000.B722]) / 1000000" office:value-type="float" office:value="1.033984" calcext:value-type="float">
            <text:p>1.033984</text:p>
          </table:table-cell>
          <table:table-cell table:formula="of:= ([times_1000000.C722] - [times_1000000.B722]) / 1000000" office:value-type="float" office:value="0.94592" calcext:value-type="float">
            <text:p>0.94592</text:p>
          </table:table-cell>
        </table:table-row>
        <table:table-row table:style-name="ro1">
          <table:table-cell table:formula="of:= [times_10000.A723]" office:value-type="float" office:value="722" calcext:value-type="float">
            <text:p>722</text:p>
          </table:table-cell>
          <table:table-cell table:formula="of:= ([times_10000.C723] - [times_10000.B723]) / 1000000" office:value-type="float" office:value="25.904896" calcext:value-type="float">
            <text:p>25.904896</text:p>
          </table:table-cell>
          <table:table-cell table:formula="of:= ([times_100000.C723] - [times_100000.B723]) / 1000000" office:value-type="float" office:value="1.0432" calcext:value-type="float">
            <text:p>1.0432</text:p>
          </table:table-cell>
          <table:table-cell table:formula="of:= ([times_1000000.C723] - [times_1000000.B723]) / 1000000" office:value-type="float" office:value="1.07392" calcext:value-type="float">
            <text:p>1.07392</text:p>
          </table:table-cell>
        </table:table-row>
        <table:table-row table:style-name="ro1">
          <table:table-cell table:formula="of:= [times_10000.A724]" office:value-type="float" office:value="723" calcext:value-type="float">
            <text:p>723</text:p>
          </table:table-cell>
          <table:table-cell table:formula="of:= ([times_10000.C724] - [times_10000.B724]) / 1000000" office:value-type="float" office:value="25.451776" calcext:value-type="float">
            <text:p>25.451776</text:p>
          </table:table-cell>
          <table:table-cell table:formula="of:= ([times_100000.C724] - [times_100000.B724]) / 1000000" office:value-type="float" office:value="1.00992" calcext:value-type="float">
            <text:p>1.00992</text:p>
          </table:table-cell>
          <table:table-cell table:formula="of:= ([times_1000000.C724] - [times_1000000.B724]) / 1000000" office:value-type="float" office:value="1.088" calcext:value-type="float">
            <text:p>1.088</text:p>
          </table:table-cell>
        </table:table-row>
        <table:table-row table:style-name="ro1">
          <table:table-cell table:formula="of:= [times_10000.A725]" office:value-type="float" office:value="724" calcext:value-type="float">
            <text:p>724</text:p>
          </table:table-cell>
          <table:table-cell table:formula="of:= ([times_10000.C725] - [times_10000.B725]) / 1000000" office:value-type="float" office:value="25.155072" calcext:value-type="float">
            <text:p>25.155072</text:p>
          </table:table-cell>
          <table:table-cell table:formula="of:= ([times_100000.C725] - [times_100000.B725]) / 1000000" office:value-type="float" office:value="0.845056" calcext:value-type="float">
            <text:p>0.845056</text:p>
          </table:table-cell>
          <table:table-cell table:formula="of:= ([times_1000000.C725] - [times_1000000.B725]) / 1000000" office:value-type="float" office:value="1.158144" calcext:value-type="float">
            <text:p>1.158144</text:p>
          </table:table-cell>
        </table:table-row>
        <table:table-row table:style-name="ro1">
          <table:table-cell table:formula="of:= [times_10000.A726]" office:value-type="float" office:value="725" calcext:value-type="float">
            <text:p>725</text:p>
          </table:table-cell>
          <table:table-cell table:formula="of:= ([times_10000.C726] - [times_10000.B726]) / 1000000" office:value-type="float" office:value="24.864" calcext:value-type="float">
            <text:p>24.864</text:p>
          </table:table-cell>
          <table:table-cell table:formula="of:= ([times_100000.C726] - [times_100000.B726]) / 1000000" office:value-type="float" office:value="1.468416" calcext:value-type="float">
            <text:p>1.468416</text:p>
          </table:table-cell>
          <table:table-cell table:formula="of:= ([times_1000000.C726] - [times_1000000.B726]) / 1000000" office:value-type="float" office:value="1.049344" calcext:value-type="float">
            <text:p>1.049344</text:p>
          </table:table-cell>
        </table:table-row>
        <table:table-row table:style-name="ro1">
          <table:table-cell table:formula="of:= [times_10000.A727]" office:value-type="float" office:value="726" calcext:value-type="float">
            <text:p>726</text:p>
          </table:table-cell>
          <table:table-cell table:formula="of:= ([times_10000.C727] - [times_10000.B727]) / 1000000" office:value-type="float" office:value="24.534528" calcext:value-type="float">
            <text:p>24.534528</text:p>
          </table:table-cell>
          <table:table-cell table:formula="of:= ([times_100000.C727] - [times_100000.B727]) / 1000000" office:value-type="float" office:value="1.009152" calcext:value-type="float">
            <text:p>1.009152</text:p>
          </table:table-cell>
          <table:table-cell table:formula="of:= ([times_1000000.C727] - [times_1000000.B727]) / 1000000" office:value-type="float" office:value="1.117696" calcext:value-type="float">
            <text:p>1.117696</text:p>
          </table:table-cell>
        </table:table-row>
        <table:table-row table:style-name="ro1">
          <table:table-cell table:formula="of:= [times_10000.A728]" office:value-type="float" office:value="727" calcext:value-type="float">
            <text:p>727</text:p>
          </table:table-cell>
          <table:table-cell table:formula="of:= ([times_10000.C728] - [times_10000.B728]) / 1000000" office:value-type="float" office:value="24.240128" calcext:value-type="float">
            <text:p>24.240128</text:p>
          </table:table-cell>
          <table:table-cell table:formula="of:= ([times_100000.C728] - [times_100000.B728]) / 1000000" office:value-type="float" office:value="1.218304" calcext:value-type="float">
            <text:p>1.218304</text:p>
          </table:table-cell>
          <table:table-cell table:formula="of:= ([times_1000000.C728] - [times_1000000.B728]) / 1000000" office:value-type="float" office:value="1.131008" calcext:value-type="float">
            <text:p>1.131008</text:p>
          </table:table-cell>
        </table:table-row>
        <table:table-row table:style-name="ro1">
          <table:table-cell table:formula="of:= [times_10000.A729]" office:value-type="float" office:value="728" calcext:value-type="float">
            <text:p>728</text:p>
          </table:table-cell>
          <table:table-cell table:formula="of:= ([times_10000.C729] - [times_10000.B729]) / 1000000" office:value-type="float" office:value="25.99808" calcext:value-type="float">
            <text:p>25.99808</text:p>
          </table:table-cell>
          <table:table-cell table:formula="of:= ([times_100000.C729] - [times_100000.B729]) / 1000000" office:value-type="float" office:value="1.021952" calcext:value-type="float">
            <text:p>1.021952</text:p>
          </table:table-cell>
          <table:table-cell table:formula="of:= ([times_1000000.C729] - [times_1000000.B729]) / 1000000" office:value-type="float" office:value="1.048832" calcext:value-type="float">
            <text:p>1.048832</text:p>
          </table:table-cell>
        </table:table-row>
        <table:table-row table:style-name="ro1">
          <table:table-cell table:formula="of:= [times_10000.A730]" office:value-type="float" office:value="729" calcext:value-type="float">
            <text:p>729</text:p>
          </table:table-cell>
          <table:table-cell table:formula="of:= ([times_10000.C730] - [times_10000.B730]) / 1000000" office:value-type="float" office:value="25.696" calcext:value-type="float">
            <text:p>25.696</text:p>
          </table:table-cell>
          <table:table-cell table:formula="of:= ([times_100000.C730] - [times_100000.B730]) / 1000000" office:value-type="float" office:value="0.94592" calcext:value-type="float">
            <text:p>0.94592</text:p>
          </table:table-cell>
          <table:table-cell table:formula="of:= ([times_1000000.C730] - [times_1000000.B730]) / 1000000" office:value-type="float" office:value="1.153024" calcext:value-type="float">
            <text:p>1.153024</text:p>
          </table:table-cell>
        </table:table-row>
        <table:table-row table:style-name="ro1">
          <table:table-cell table:formula="of:= [times_10000.A731]" office:value-type="float" office:value="730" calcext:value-type="float">
            <text:p>730</text:p>
          </table:table-cell>
          <table:table-cell table:formula="of:= ([times_10000.C731] - [times_10000.B731]) / 1000000" office:value-type="float" office:value="25.26976" calcext:value-type="float">
            <text:p>25.26976</text:p>
          </table:table-cell>
          <table:table-cell table:formula="of:= ([times_100000.C731] - [times_100000.B731]) / 1000000" office:value-type="float" office:value="0.989184" calcext:value-type="float">
            <text:p>0.989184</text:p>
          </table:table-cell>
          <table:table-cell table:formula="of:= ([times_1000000.C731] - [times_1000000.B731]) / 1000000" office:value-type="float" office:value="1.122816" calcext:value-type="float">
            <text:p>1.122816</text:p>
          </table:table-cell>
        </table:table-row>
        <table:table-row table:style-name="ro1">
          <table:table-cell table:formula="of:= [times_10000.A732]" office:value-type="float" office:value="731" calcext:value-type="float">
            <text:p>731</text:p>
          </table:table-cell>
          <table:table-cell table:formula="of:= ([times_10000.C732] - [times_10000.B732]) / 1000000" office:value-type="float" office:value="24.857088" calcext:value-type="float">
            <text:p>24.857088</text:p>
          </table:table-cell>
          <table:table-cell table:formula="of:= ([times_100000.C732] - [times_100000.B732]) / 1000000" office:value-type="float" office:value="0.841984" calcext:value-type="float">
            <text:p>0.841984</text:p>
          </table:table-cell>
          <table:table-cell table:formula="of:= ([times_1000000.C732] - [times_1000000.B732]) / 1000000" office:value-type="float" office:value="1.082368" calcext:value-type="float">
            <text:p>1.082368</text:p>
          </table:table-cell>
        </table:table-row>
        <table:table-row table:style-name="ro1">
          <table:table-cell table:formula="of:= [times_10000.A733]" office:value-type="float" office:value="732" calcext:value-type="float">
            <text:p>732</text:p>
          </table:table-cell>
          <table:table-cell table:formula="of:= ([times_10000.C733] - [times_10000.B733]) / 1000000" office:value-type="float" office:value="24.558848" calcext:value-type="float">
            <text:p>24.558848</text:p>
          </table:table-cell>
          <table:table-cell table:formula="of:= ([times_100000.C733] - [times_100000.B733]) / 1000000" office:value-type="float" office:value="0.95616" calcext:value-type="float">
            <text:p>0.95616</text:p>
          </table:table-cell>
          <table:table-cell table:formula="of:= ([times_1000000.C733] - [times_1000000.B733]) / 1000000" office:value-type="float" office:value="1.145856" calcext:value-type="float">
            <text:p>1.145856</text:p>
          </table:table-cell>
        </table:table-row>
        <table:table-row table:style-name="ro1">
          <table:table-cell table:formula="of:= [times_10000.A734]" office:value-type="float" office:value="733" calcext:value-type="float">
            <text:p>733</text:p>
          </table:table-cell>
          <table:table-cell table:formula="of:= ([times_10000.C734] - [times_10000.B734]) / 1000000" office:value-type="float" office:value="24.156928" calcext:value-type="float">
            <text:p>24.156928</text:p>
          </table:table-cell>
          <table:table-cell table:formula="of:= ([times_100000.C734] - [times_100000.B734]) / 1000000" office:value-type="float" office:value="0.9792" calcext:value-type="float">
            <text:p>0.9792</text:p>
          </table:table-cell>
          <table:table-cell table:formula="of:= ([times_1000000.C734] - [times_1000000.B734]) / 1000000" office:value-type="float" office:value="1.153024" calcext:value-type="float">
            <text:p>1.153024</text:p>
          </table:table-cell>
        </table:table-row>
        <table:table-row table:style-name="ro1">
          <table:table-cell table:formula="of:= [times_10000.A735]" office:value-type="float" office:value="734" calcext:value-type="float">
            <text:p>734</text:p>
          </table:table-cell>
          <table:table-cell table:formula="of:= ([times_10000.C735] - [times_10000.B735]) / 1000000" office:value-type="float" office:value="23.71584" calcext:value-type="float">
            <text:p>23.71584</text:p>
          </table:table-cell>
          <table:table-cell table:formula="of:= ([times_100000.C735] - [times_100000.B735]) / 1000000" office:value-type="float" office:value="1.006592" calcext:value-type="float">
            <text:p>1.006592</text:p>
          </table:table-cell>
          <table:table-cell table:formula="of:= ([times_1000000.C735] - [times_1000000.B735]) / 1000000" office:value-type="float" office:value="1.11232" calcext:value-type="float">
            <text:p>1.11232</text:p>
          </table:table-cell>
        </table:table-row>
        <table:table-row table:style-name="ro1">
          <table:table-cell table:formula="of:= [times_10000.A736]" office:value-type="float" office:value="735" calcext:value-type="float">
            <text:p>735</text:p>
          </table:table-cell>
          <table:table-cell table:formula="of:= ([times_10000.C736] - [times_10000.B736]) / 1000000" office:value-type="float" office:value="23.3408" calcext:value-type="float">
            <text:p>23.3408</text:p>
          </table:table-cell>
          <table:table-cell table:formula="of:= ([times_100000.C736] - [times_100000.B736]) / 1000000" office:value-type="float" office:value="0.95104" calcext:value-type="float">
            <text:p>0.95104</text:p>
          </table:table-cell>
          <table:table-cell table:formula="of:= ([times_1000000.C736] - [times_1000000.B736]) / 1000000" office:value-type="float" office:value="1.090048" calcext:value-type="float">
            <text:p>1.090048</text:p>
          </table:table-cell>
        </table:table-row>
        <table:table-row table:style-name="ro1">
          <table:table-cell table:formula="of:= [times_10000.A737]" office:value-type="float" office:value="736" calcext:value-type="float">
            <text:p>736</text:p>
          </table:table-cell>
          <table:table-cell table:formula="of:= ([times_10000.C737] - [times_10000.B737]) / 1000000" office:value-type="float" office:value="22.884864" calcext:value-type="float">
            <text:p>22.884864</text:p>
          </table:table-cell>
          <table:table-cell table:formula="of:= ([times_100000.C737] - [times_100000.B737]) / 1000000" office:value-type="float" office:value="1.0112" calcext:value-type="float">
            <text:p>1.0112</text:p>
          </table:table-cell>
          <table:table-cell table:formula="of:= ([times_1000000.C737] - [times_1000000.B737]) / 1000000" office:value-type="float" office:value="0.9152" calcext:value-type="float">
            <text:p>0.9152</text:p>
          </table:table-cell>
        </table:table-row>
        <table:table-row table:style-name="ro1">
          <table:table-cell table:formula="of:= [times_10000.A738]" office:value-type="float" office:value="737" calcext:value-type="float">
            <text:p>737</text:p>
          </table:table-cell>
          <table:table-cell table:formula="of:= ([times_10000.C738] - [times_10000.B738]) / 1000000" office:value-type="float" office:value="22.579712" calcext:value-type="float">
            <text:p>22.579712</text:p>
          </table:table-cell>
          <table:table-cell table:formula="of:= ([times_100000.C738] - [times_100000.B738]) / 1000000" office:value-type="float" office:value="0.987136" calcext:value-type="float">
            <text:p>0.987136</text:p>
          </table:table-cell>
          <table:table-cell table:formula="of:= ([times_1000000.C738] - [times_1000000.B738]) / 1000000" office:value-type="float" office:value="1.172992" calcext:value-type="float">
            <text:p>1.172992</text:p>
          </table:table-cell>
        </table:table-row>
        <table:table-row table:style-name="ro1">
          <table:table-cell table:formula="of:= [times_10000.A739]" office:value-type="float" office:value="738" calcext:value-type="float">
            <text:p>738</text:p>
          </table:table-cell>
          <table:table-cell table:formula="of:= ([times_10000.C739] - [times_10000.B739]) / 1000000" office:value-type="float" office:value="22.21312" calcext:value-type="float">
            <text:p>22.21312</text:p>
          </table:table-cell>
          <table:table-cell table:formula="of:= ([times_100000.C739] - [times_100000.B739]) / 1000000" office:value-type="float" office:value="0.937984" calcext:value-type="float">
            <text:p>0.937984</text:p>
          </table:table-cell>
          <table:table-cell table:formula="of:= ([times_1000000.C739] - [times_1000000.B739]) / 1000000" office:value-type="float" office:value="1.053952" calcext:value-type="float">
            <text:p>1.053952</text:p>
          </table:table-cell>
        </table:table-row>
        <table:table-row table:style-name="ro1">
          <table:table-cell table:formula="of:= [times_10000.A740]" office:value-type="float" office:value="739" calcext:value-type="float">
            <text:p>739</text:p>
          </table:table-cell>
          <table:table-cell table:formula="of:= ([times_10000.C740] - [times_10000.B740]) / 1000000" office:value-type="float" office:value="21.913088" calcext:value-type="float">
            <text:p>21.913088</text:p>
          </table:table-cell>
          <table:table-cell table:formula="of:= ([times_100000.C740] - [times_100000.B740]) / 1000000" office:value-type="float" office:value="0.973056" calcext:value-type="float">
            <text:p>0.973056</text:p>
          </table:table-cell>
          <table:table-cell table:formula="of:= ([times_1000000.C740] - [times_1000000.B740]) / 1000000" office:value-type="float" office:value="1.145344" calcext:value-type="float">
            <text:p>1.145344</text:p>
          </table:table-cell>
        </table:table-row>
        <table:table-row table:style-name="ro1">
          <table:table-cell table:formula="of:= [times_10000.A741]" office:value-type="float" office:value="740" calcext:value-type="float">
            <text:p>740</text:p>
          </table:table-cell>
          <table:table-cell table:formula="of:= ([times_10000.C741] - [times_10000.B741]) / 1000000" office:value-type="float" office:value="21.421568" calcext:value-type="float">
            <text:p>21.421568</text:p>
          </table:table-cell>
          <table:table-cell table:formula="of:= ([times_100000.C741] - [times_100000.B741]) / 1000000" office:value-type="float" office:value="0.993792" calcext:value-type="float">
            <text:p>0.993792</text:p>
          </table:table-cell>
          <table:table-cell table:formula="of:= ([times_1000000.C741] - [times_1000000.B741]) / 1000000" office:value-type="float" office:value="1.131264" calcext:value-type="float">
            <text:p>1.131264</text:p>
          </table:table-cell>
        </table:table-row>
        <table:table-row table:style-name="ro1">
          <table:table-cell table:formula="of:= [times_10000.A742]" office:value-type="float" office:value="741" calcext:value-type="float">
            <text:p>741</text:p>
          </table:table-cell>
          <table:table-cell table:formula="of:= ([times_10000.C742] - [times_10000.B742]) / 1000000" office:value-type="float" office:value="21.018112" calcext:value-type="float">
            <text:p>21.018112</text:p>
          </table:table-cell>
          <table:table-cell table:formula="of:= ([times_100000.C742] - [times_100000.B742]) / 1000000" office:value-type="float" office:value="0.992" calcext:value-type="float">
            <text:p>0.992</text:p>
          </table:table-cell>
          <table:table-cell table:formula="of:= ([times_1000000.C742] - [times_1000000.B742]) / 1000000" office:value-type="float" office:value="1.012736" calcext:value-type="float">
            <text:p>1.012736</text:p>
          </table:table-cell>
        </table:table-row>
        <table:table-row table:style-name="ro1">
          <table:table-cell table:formula="of:= [times_10000.A743]" office:value-type="float" office:value="742" calcext:value-type="float">
            <text:p>742</text:p>
          </table:table-cell>
          <table:table-cell table:formula="of:= ([times_10000.C743] - [times_10000.B743]) / 1000000" office:value-type="float" office:value="20.713216" calcext:value-type="float">
            <text:p>20.713216</text:p>
          </table:table-cell>
          <table:table-cell table:formula="of:= ([times_100000.C743] - [times_100000.B743]) / 1000000" office:value-type="float" office:value="0.99328" calcext:value-type="float">
            <text:p>0.99328</text:p>
          </table:table-cell>
          <table:table-cell table:formula="of:= ([times_1000000.C743] - [times_1000000.B743]) / 1000000" office:value-type="float" office:value="1.144832" calcext:value-type="float">
            <text:p>1.144832</text:p>
          </table:table-cell>
        </table:table-row>
        <table:table-row table:style-name="ro1">
          <table:table-cell table:formula="of:= [times_10000.A744]" office:value-type="float" office:value="743" calcext:value-type="float">
            <text:p>743</text:p>
          </table:table-cell>
          <table:table-cell table:formula="of:= ([times_10000.C744] - [times_10000.B744]) / 1000000" office:value-type="float" office:value="20.384768" calcext:value-type="float">
            <text:p>20.384768</text:p>
          </table:table-cell>
          <table:table-cell table:formula="of:= ([times_100000.C744] - [times_100000.B744]) / 1000000" office:value-type="float" office:value="1.005568" calcext:value-type="float">
            <text:p>1.005568</text:p>
          </table:table-cell>
          <table:table-cell table:formula="of:= ([times_1000000.C744] - [times_1000000.B744]) / 1000000" office:value-type="float" office:value="0.967936" calcext:value-type="float">
            <text:p>0.967936</text:p>
          </table:table-cell>
        </table:table-row>
        <table:table-row table:style-name="ro1">
          <table:table-cell table:formula="of:= [times_10000.A745]" office:value-type="float" office:value="744" calcext:value-type="float">
            <text:p>744</text:p>
          </table:table-cell>
          <table:table-cell table:formula="of:= ([times_10000.C745] - [times_10000.B745]) / 1000000" office:value-type="float" office:value="20.08576" calcext:value-type="float">
            <text:p>20.08576</text:p>
          </table:table-cell>
          <table:table-cell table:formula="of:= ([times_100000.C745] - [times_100000.B745]) / 1000000" office:value-type="float" office:value="1.030144" calcext:value-type="float">
            <text:p>1.030144</text:p>
          </table:table-cell>
          <table:table-cell table:formula="of:= ([times_1000000.C745] - [times_1000000.B745]) / 1000000" office:value-type="float" office:value="1.065472" calcext:value-type="float">
            <text:p>1.065472</text:p>
          </table:table-cell>
        </table:table-row>
        <table:table-row table:style-name="ro1">
          <table:table-cell table:formula="of:= [times_10000.A746]" office:value-type="float" office:value="745" calcext:value-type="float">
            <text:p>745</text:p>
          </table:table-cell>
          <table:table-cell table:formula="of:= ([times_10000.C746] - [times_10000.B746]) / 1000000" office:value-type="float" office:value="19.764224" calcext:value-type="float">
            <text:p>19.764224</text:p>
          </table:table-cell>
          <table:table-cell table:formula="of:= ([times_100000.C746] - [times_100000.B746]) / 1000000" office:value-type="float" office:value="0.953344" calcext:value-type="float">
            <text:p>0.953344</text:p>
          </table:table-cell>
          <table:table-cell table:formula="of:= ([times_1000000.C746] - [times_1000000.B746]) / 1000000" office:value-type="float" office:value="1.048576" calcext:value-type="float">
            <text:p>1.048576</text:p>
          </table:table-cell>
        </table:table-row>
        <table:table-row table:style-name="ro1">
          <table:table-cell table:formula="of:= [times_10000.A747]" office:value-type="float" office:value="746" calcext:value-type="float">
            <text:p>746</text:p>
          </table:table-cell>
          <table:table-cell table:formula="of:= ([times_10000.C747] - [times_10000.B747]) / 1000000" office:value-type="float" office:value="19.470848" calcext:value-type="float">
            <text:p>19.470848</text:p>
          </table:table-cell>
          <table:table-cell table:formula="of:= ([times_100000.C747] - [times_100000.B747]) / 1000000" office:value-type="float" office:value="1.008128" calcext:value-type="float">
            <text:p>1.008128</text:p>
          </table:table-cell>
          <table:table-cell table:formula="of:= ([times_1000000.C747] - [times_1000000.B747]) / 1000000" office:value-type="float" office:value="1.038336" calcext:value-type="float">
            <text:p>1.038336</text:p>
          </table:table-cell>
        </table:table-row>
        <table:table-row table:style-name="ro1">
          <table:table-cell table:formula="of:= [times_10000.A748]" office:value-type="float" office:value="747" calcext:value-type="float">
            <text:p>747</text:p>
          </table:table-cell>
          <table:table-cell table:formula="of:= ([times_10000.C748] - [times_10000.B748]) / 1000000" office:value-type="float" office:value="19.135744" calcext:value-type="float">
            <text:p>19.135744</text:p>
          </table:table-cell>
          <table:table-cell table:formula="of:= ([times_100000.C748] - [times_100000.B748]) / 1000000" office:value-type="float" office:value="0.820992" calcext:value-type="float">
            <text:p>0.820992</text:p>
          </table:table-cell>
          <table:table-cell table:formula="of:= ([times_1000000.C748] - [times_1000000.B748]) / 1000000" office:value-type="float" office:value="1.099776" calcext:value-type="float">
            <text:p>1.099776</text:p>
          </table:table-cell>
        </table:table-row>
        <table:table-row table:style-name="ro1">
          <table:table-cell table:formula="of:= [times_10000.A749]" office:value-type="float" office:value="748" calcext:value-type="float">
            <text:p>748</text:p>
          </table:table-cell>
          <table:table-cell table:formula="of:= ([times_10000.C749] - [times_10000.B749]) / 1000000" office:value-type="float" office:value="19.47008" calcext:value-type="float">
            <text:p>19.47008</text:p>
          </table:table-cell>
          <table:table-cell table:formula="of:= ([times_100000.C749] - [times_100000.B749]) / 1000000" office:value-type="float" office:value="0.98688" calcext:value-type="float">
            <text:p>0.98688</text:p>
          </table:table-cell>
          <table:table-cell table:formula="of:= ([times_1000000.C749] - [times_1000000.B749]) / 1000000" office:value-type="float" office:value="1.221632" calcext:value-type="float">
            <text:p>1.221632</text:p>
          </table:table-cell>
        </table:table-row>
        <table:table-row table:style-name="ro1">
          <table:table-cell table:formula="of:= [times_10000.A750]" office:value-type="float" office:value="749" calcext:value-type="float">
            <text:p>749</text:p>
          </table:table-cell>
          <table:table-cell table:formula="of:= ([times_10000.C750] - [times_10000.B750]) / 1000000" office:value-type="float" office:value="19.279616" calcext:value-type="float">
            <text:p>19.279616</text:p>
          </table:table-cell>
          <table:table-cell table:formula="of:= ([times_100000.C750] - [times_100000.B750]) / 1000000" office:value-type="float" office:value="0.99584" calcext:value-type="float">
            <text:p>0.99584</text:p>
          </table:table-cell>
          <table:table-cell table:formula="of:= ([times_1000000.C750] - [times_1000000.B750]) / 1000000" office:value-type="float" office:value="1.150976" calcext:value-type="float">
            <text:p>1.150976</text:p>
          </table:table-cell>
        </table:table-row>
        <table:table-row table:style-name="ro1">
          <table:table-cell table:formula="of:= [times_10000.A751]" office:value-type="float" office:value="750" calcext:value-type="float">
            <text:p>750</text:p>
          </table:table-cell>
          <table:table-cell table:formula="of:= ([times_10000.C751] - [times_10000.B751]) / 1000000" office:value-type="float" office:value="19.388928" calcext:value-type="float">
            <text:p>19.388928</text:p>
          </table:table-cell>
          <table:table-cell table:formula="of:= ([times_100000.C751] - [times_100000.B751]) / 1000000" office:value-type="float" office:value="1.0944" calcext:value-type="float">
            <text:p>1.0944</text:p>
          </table:table-cell>
          <table:table-cell table:formula="of:= ([times_1000000.C751] - [times_1000000.B751]) / 1000000" office:value-type="float" office:value="1.010688" calcext:value-type="float">
            <text:p>1.010688</text:p>
          </table:table-cell>
        </table:table-row>
        <table:table-row table:style-name="ro1">
          <table:table-cell table:formula="of:= [times_10000.A752]" office:value-type="float" office:value="751" calcext:value-type="float">
            <text:p>751</text:p>
          </table:table-cell>
          <table:table-cell table:formula="of:= ([times_10000.C752] - [times_10000.B752]) / 1000000" office:value-type="float" office:value="19.489792" calcext:value-type="float">
            <text:p>19.489792</text:p>
          </table:table-cell>
          <table:table-cell table:formula="of:= ([times_100000.C752] - [times_100000.B752]) / 1000000" office:value-type="float" office:value="0.96256" calcext:value-type="float">
            <text:p>0.96256</text:p>
          </table:table-cell>
          <table:table-cell table:formula="of:= ([times_1000000.C752] - [times_1000000.B752]) / 1000000" office:value-type="float" office:value="1.136128" calcext:value-type="float">
            <text:p>1.136128</text:p>
          </table:table-cell>
        </table:table-row>
        <table:table-row table:style-name="ro1">
          <table:table-cell table:formula="of:= [times_10000.A753]" office:value-type="float" office:value="752" calcext:value-type="float">
            <text:p>752</text:p>
          </table:table-cell>
          <table:table-cell table:formula="of:= ([times_10000.C753] - [times_10000.B753]) / 1000000" office:value-type="float" office:value="19.602432" calcext:value-type="float">
            <text:p>19.602432</text:p>
          </table:table-cell>
          <table:table-cell table:formula="of:= ([times_100000.C753] - [times_100000.B753]) / 1000000" office:value-type="float" office:value="1.014528" calcext:value-type="float">
            <text:p>1.014528</text:p>
          </table:table-cell>
          <table:table-cell table:formula="of:= ([times_1000000.C753] - [times_1000000.B753]) / 1000000" office:value-type="float" office:value="1.133056" calcext:value-type="float">
            <text:p>1.133056</text:p>
          </table:table-cell>
        </table:table-row>
        <table:table-row table:style-name="ro1">
          <table:table-cell table:formula="of:= [times_10000.A754]" office:value-type="float" office:value="753" calcext:value-type="float">
            <text:p>753</text:p>
          </table:table-cell>
          <table:table-cell table:formula="of:= ([times_10000.C754] - [times_10000.B754]) / 1000000" office:value-type="float" office:value="20.808448" calcext:value-type="float">
            <text:p>20.808448</text:p>
          </table:table-cell>
          <table:table-cell table:formula="of:= ([times_100000.C754] - [times_100000.B754]) / 1000000" office:value-type="float" office:value="0.99712" calcext:value-type="float">
            <text:p>0.99712</text:p>
          </table:table-cell>
          <table:table-cell table:formula="of:= ([times_1000000.C754] - [times_1000000.B754]) / 1000000" office:value-type="float" office:value="1.119232" calcext:value-type="float">
            <text:p>1.119232</text:p>
          </table:table-cell>
        </table:table-row>
        <table:table-row table:style-name="ro1">
          <table:table-cell table:formula="of:= [times_10000.A755]" office:value-type="float" office:value="754" calcext:value-type="float">
            <text:p>754</text:p>
          </table:table-cell>
          <table:table-cell table:formula="of:= ([times_10000.C755] - [times_10000.B755]) / 1000000" office:value-type="float" office:value="21.273088" calcext:value-type="float">
            <text:p>21.273088</text:p>
          </table:table-cell>
          <table:table-cell table:formula="of:= ([times_100000.C755] - [times_100000.B755]) / 1000000" office:value-type="float" office:value="0.952576" calcext:value-type="float">
            <text:p>0.952576</text:p>
          </table:table-cell>
          <table:table-cell table:formula="of:= ([times_1000000.C755] - [times_1000000.B755]) / 1000000" office:value-type="float" office:value="1.084928" calcext:value-type="float">
            <text:p>1.084928</text:p>
          </table:table-cell>
        </table:table-row>
        <table:table-row table:style-name="ro1">
          <table:table-cell table:formula="of:= [times_10000.A756]" office:value-type="float" office:value="755" calcext:value-type="float">
            <text:p>755</text:p>
          </table:table-cell>
          <table:table-cell table:formula="of:= ([times_10000.C756] - [times_10000.B756]) / 1000000" office:value-type="float" office:value="21.05088" calcext:value-type="float">
            <text:p>21.05088</text:p>
          </table:table-cell>
          <table:table-cell table:formula="of:= ([times_100000.C756] - [times_100000.B756]) / 1000000" office:value-type="float" office:value="1.014272" calcext:value-type="float">
            <text:p>1.014272</text:p>
          </table:table-cell>
          <table:table-cell table:formula="of:= ([times_1000000.C756] - [times_1000000.B756]) / 1000000" office:value-type="float" office:value="0.923392" calcext:value-type="float">
            <text:p>0.923392</text:p>
          </table:table-cell>
        </table:table-row>
        <table:table-row table:style-name="ro1">
          <table:table-cell table:formula="of:= [times_10000.A757]" office:value-type="float" office:value="756" calcext:value-type="float">
            <text:p>756</text:p>
          </table:table-cell>
          <table:table-cell table:formula="of:= ([times_10000.C757] - [times_10000.B757]) / 1000000" office:value-type="float" office:value="20.697344" calcext:value-type="float">
            <text:p>20.697344</text:p>
          </table:table-cell>
          <table:table-cell table:formula="of:= ([times_100000.C757] - [times_100000.B757]) / 1000000" office:value-type="float" office:value="1.10592" calcext:value-type="float">
            <text:p>1.10592</text:p>
          </table:table-cell>
          <table:table-cell table:formula="of:= ([times_1000000.C757] - [times_1000000.B757]) / 1000000" office:value-type="float" office:value="1.146112" calcext:value-type="float">
            <text:p>1.146112</text:p>
          </table:table-cell>
        </table:table-row>
        <table:table-row table:style-name="ro1">
          <table:table-cell table:formula="of:= [times_10000.A758]" office:value-type="float" office:value="757" calcext:value-type="float">
            <text:p>757</text:p>
          </table:table-cell>
          <table:table-cell table:formula="of:= ([times_10000.C758] - [times_10000.B758]) / 1000000" office:value-type="float" office:value="20.934912" calcext:value-type="float">
            <text:p>20.934912</text:p>
          </table:table-cell>
          <table:table-cell table:formula="of:= ([times_100000.C758] - [times_100000.B758]) / 1000000" office:value-type="float" office:value="1.086208" calcext:value-type="float">
            <text:p>1.086208</text:p>
          </table:table-cell>
          <table:table-cell table:formula="of:= ([times_1000000.C758] - [times_1000000.B758]) / 1000000" office:value-type="float" office:value="1.122816" calcext:value-type="float">
            <text:p>1.122816</text:p>
          </table:table-cell>
        </table:table-row>
        <table:table-row table:style-name="ro1">
          <table:table-cell table:formula="of:= [times_10000.A759]" office:value-type="float" office:value="758" calcext:value-type="float">
            <text:p>758</text:p>
          </table:table-cell>
          <table:table-cell table:formula="of:= ([times_10000.C759] - [times_10000.B759]) / 1000000" office:value-type="float" office:value="20.587008" calcext:value-type="float">
            <text:p>20.587008</text:p>
          </table:table-cell>
          <table:table-cell table:formula="of:= ([times_100000.C759] - [times_100000.B759]) / 1000000" office:value-type="float" office:value="0.952064" calcext:value-type="float">
            <text:p>0.952064</text:p>
          </table:table-cell>
          <table:table-cell table:formula="of:= ([times_1000000.C759] - [times_1000000.B759]) / 1000000" office:value-type="float" office:value="1.127424" calcext:value-type="float">
            <text:p>1.127424</text:p>
          </table:table-cell>
        </table:table-row>
        <table:table-row table:style-name="ro1">
          <table:table-cell table:formula="of:= [times_10000.A760]" office:value-type="float" office:value="759" calcext:value-type="float">
            <text:p>759</text:p>
          </table:table-cell>
          <table:table-cell table:formula="of:= ([times_10000.C760] - [times_10000.B760]) / 1000000" office:value-type="float" office:value="22.788864" calcext:value-type="float">
            <text:p>22.788864</text:p>
          </table:table-cell>
          <table:table-cell table:formula="of:= ([times_100000.C760] - [times_100000.B760]) / 1000000" office:value-type="float" office:value="1.012992" calcext:value-type="float">
            <text:p>1.012992</text:p>
          </table:table-cell>
          <table:table-cell table:formula="of:= ([times_1000000.C760] - [times_1000000.B760]) / 1000000" office:value-type="float" office:value="1.179392" calcext:value-type="float">
            <text:p>1.179392</text:p>
          </table:table-cell>
        </table:table-row>
        <table:table-row table:style-name="ro1">
          <table:table-cell table:formula="of:= [times_10000.A761]" office:value-type="float" office:value="760" calcext:value-type="float">
            <text:p>760</text:p>
          </table:table-cell>
          <table:table-cell table:formula="of:= ([times_10000.C761] - [times_10000.B761]) / 1000000" office:value-type="float" office:value="26.69312" calcext:value-type="float">
            <text:p>26.69312</text:p>
          </table:table-cell>
          <table:table-cell table:formula="of:= ([times_100000.C761] - [times_100000.B761]) / 1000000" office:value-type="float" office:value="1.032704" calcext:value-type="float">
            <text:p>1.032704</text:p>
          </table:table-cell>
          <table:table-cell table:formula="of:= ([times_1000000.C761] - [times_1000000.B761]) / 1000000" office:value-type="float" office:value="1.039104" calcext:value-type="float">
            <text:p>1.039104</text:p>
          </table:table-cell>
        </table:table-row>
        <table:table-row table:style-name="ro1">
          <table:table-cell table:formula="of:= [times_10000.A762]" office:value-type="float" office:value="761" calcext:value-type="float">
            <text:p>761</text:p>
          </table:table-cell>
          <table:table-cell table:formula="of:= ([times_10000.C762] - [times_10000.B762]) / 1000000" office:value-type="float" office:value="26.183424" calcext:value-type="float">
            <text:p>26.183424</text:p>
          </table:table-cell>
          <table:table-cell table:formula="of:= ([times_100000.C762] - [times_100000.B762]) / 1000000" office:value-type="float" office:value="0.954112" calcext:value-type="float">
            <text:p>0.954112</text:p>
          </table:table-cell>
          <table:table-cell table:formula="of:= ([times_1000000.C762] - [times_1000000.B762]) / 1000000" office:value-type="float" office:value="1.15968" calcext:value-type="float">
            <text:p>1.15968</text:p>
          </table:table-cell>
        </table:table-row>
        <table:table-row table:style-name="ro1">
          <table:table-cell table:formula="of:= [times_10000.A763]" office:value-type="float" office:value="762" calcext:value-type="float">
            <text:p>762</text:p>
          </table:table-cell>
          <table:table-cell table:formula="of:= ([times_10000.C763] - [times_10000.B763]) / 1000000" office:value-type="float" office:value="25.647872" calcext:value-type="float">
            <text:p>25.647872</text:p>
          </table:table-cell>
          <table:table-cell table:formula="of:= ([times_100000.C763] - [times_100000.B763]) / 1000000" office:value-type="float" office:value="1.022208" calcext:value-type="float">
            <text:p>1.022208</text:p>
          </table:table-cell>
          <table:table-cell table:formula="of:= ([times_1000000.C763] - [times_1000000.B763]) / 1000000" office:value-type="float" office:value="1.156864" calcext:value-type="float">
            <text:p>1.156864</text:p>
          </table:table-cell>
        </table:table-row>
        <table:table-row table:style-name="ro1">
          <table:table-cell table:formula="of:= [times_10000.A764]" office:value-type="float" office:value="763" calcext:value-type="float">
            <text:p>763</text:p>
          </table:table-cell>
          <table:table-cell table:formula="of:= ([times_10000.C764] - [times_10000.B764]) / 1000000" office:value-type="float" office:value="24.591872" calcext:value-type="float">
            <text:p>24.591872</text:p>
          </table:table-cell>
          <table:table-cell table:formula="of:= ([times_100000.C764] - [times_100000.B764]) / 1000000" office:value-type="float" office:value="1.067008" calcext:value-type="float">
            <text:p>1.067008</text:p>
          </table:table-cell>
          <table:table-cell table:formula="of:= ([times_1000000.C764] - [times_1000000.B764]) / 1000000" office:value-type="float" office:value="1.019904" calcext:value-type="float">
            <text:p>1.019904</text:p>
          </table:table-cell>
        </table:table-row>
        <table:table-row table:style-name="ro1">
          <table:table-cell table:formula="of:= [times_10000.A765]" office:value-type="float" office:value="764" calcext:value-type="float">
            <text:p>764</text:p>
          </table:table-cell>
          <table:table-cell table:formula="of:= ([times_10000.C765] - [times_10000.B765]) / 1000000" office:value-type="float" office:value="24.287232" calcext:value-type="float">
            <text:p>24.287232</text:p>
          </table:table-cell>
          <table:table-cell table:formula="of:= ([times_100000.C765] - [times_100000.B765]) / 1000000" office:value-type="float" office:value="0.990976" calcext:value-type="float">
            <text:p>0.990976</text:p>
          </table:table-cell>
          <table:table-cell table:formula="of:= ([times_1000000.C765] - [times_1000000.B765]) / 1000000" office:value-type="float" office:value="1.16096" calcext:value-type="float">
            <text:p>1.16096</text:p>
          </table:table-cell>
        </table:table-row>
        <table:table-row table:style-name="ro1">
          <table:table-cell table:formula="of:= [times_10000.A766]" office:value-type="float" office:value="765" calcext:value-type="float">
            <text:p>765</text:p>
          </table:table-cell>
          <table:table-cell table:formula="of:= ([times_10000.C766] - [times_10000.B766]) / 1000000" office:value-type="float" office:value="24.39424" calcext:value-type="float">
            <text:p>24.39424</text:p>
          </table:table-cell>
          <table:table-cell table:formula="of:= ([times_100000.C766] - [times_100000.B766]) / 1000000" office:value-type="float" office:value="1.077248" calcext:value-type="float">
            <text:p>1.077248</text:p>
          </table:table-cell>
          <table:table-cell table:formula="of:= ([times_1000000.C766] - [times_1000000.B766]) / 1000000" office:value-type="float" office:value="1.16096" calcext:value-type="float">
            <text:p>1.16096</text:p>
          </table:table-cell>
        </table:table-row>
        <table:table-row table:style-name="ro1">
          <table:table-cell table:formula="of:= [times_10000.A767]" office:value-type="float" office:value="766" calcext:value-type="float">
            <text:p>766</text:p>
          </table:table-cell>
          <table:table-cell table:formula="of:= ([times_10000.C767] - [times_10000.B767]) / 1000000" office:value-type="float" office:value="24.462592" calcext:value-type="float">
            <text:p>24.462592</text:p>
          </table:table-cell>
          <table:table-cell table:formula="of:= ([times_100000.C767] - [times_100000.B767]) / 1000000" office:value-type="float" office:value="1.019904" calcext:value-type="float">
            <text:p>1.019904</text:p>
          </table:table-cell>
          <table:table-cell table:formula="of:= ([times_1000000.C767] - [times_1000000.B767]) / 1000000" office:value-type="float" office:value="1.029888" calcext:value-type="float">
            <text:p>1.029888</text:p>
          </table:table-cell>
        </table:table-row>
        <table:table-row table:style-name="ro1">
          <table:table-cell table:formula="of:= [times_10000.A768]" office:value-type="float" office:value="767" calcext:value-type="float">
            <text:p>767</text:p>
          </table:table-cell>
          <table:table-cell table:formula="of:= ([times_10000.C768] - [times_10000.B768]) / 1000000" office:value-type="float" office:value="24.249088" calcext:value-type="float">
            <text:p>24.249088</text:p>
          </table:table-cell>
          <table:table-cell table:formula="of:= ([times_100000.C768] - [times_100000.B768]) / 1000000" office:value-type="float" office:value="0.950016" calcext:value-type="float">
            <text:p>0.950016</text:p>
          </table:table-cell>
          <table:table-cell table:formula="of:= ([times_1000000.C768] - [times_1000000.B768]) / 1000000" office:value-type="float" office:value="1.14176" calcext:value-type="float">
            <text:p>1.14176</text:p>
          </table:table-cell>
        </table:table-row>
        <table:table-row table:style-name="ro1">
          <table:table-cell table:formula="of:= [times_10000.A769]" office:value-type="float" office:value="768" calcext:value-type="float">
            <text:p>768</text:p>
          </table:table-cell>
          <table:table-cell table:formula="of:= ([times_10000.C769] - [times_10000.B769]) / 1000000" office:value-type="float" office:value="23.853824" calcext:value-type="float">
            <text:p>23.853824</text:p>
          </table:table-cell>
          <table:table-cell table:formula="of:= ([times_100000.C769] - [times_100000.B769]) / 1000000" office:value-type="float" office:value="0.975104" calcext:value-type="float">
            <text:p>0.975104</text:p>
          </table:table-cell>
          <table:table-cell table:formula="of:= ([times_1000000.C769] - [times_1000000.B769]) / 1000000" office:value-type="float" office:value="1.147648" calcext:value-type="float">
            <text:p>1.147648</text:p>
          </table:table-cell>
        </table:table-row>
        <table:table-row table:style-name="ro1">
          <table:table-cell table:formula="of:= [times_10000.A770]" office:value-type="float" office:value="769" calcext:value-type="float">
            <text:p>769</text:p>
          </table:table-cell>
          <table:table-cell table:formula="of:= ([times_10000.C770] - [times_10000.B770]) / 1000000" office:value-type="float" office:value="23.559424" calcext:value-type="float">
            <text:p>23.559424</text:p>
          </table:table-cell>
          <table:table-cell table:formula="of:= ([times_100000.C770] - [times_100000.B770]) / 1000000" office:value-type="float" office:value="0.994816" calcext:value-type="float">
            <text:p>0.994816</text:p>
          </table:table-cell>
          <table:table-cell table:formula="of:= ([times_1000000.C770] - [times_1000000.B770]) / 1000000" office:value-type="float" office:value="1.057792" calcext:value-type="float">
            <text:p>1.057792</text:p>
          </table:table-cell>
        </table:table-row>
        <table:table-row table:style-name="ro1">
          <table:table-cell table:formula="of:= [times_10000.A771]" office:value-type="float" office:value="770" calcext:value-type="float">
            <text:p>770</text:p>
          </table:table-cell>
          <table:table-cell table:formula="of:= ([times_10000.C771] - [times_10000.B771]) / 1000000" office:value-type="float" office:value="23.237632" calcext:value-type="float">
            <text:p>23.237632</text:p>
          </table:table-cell>
          <table:table-cell table:formula="of:= ([times_100000.C771] - [times_100000.B771]) / 1000000" office:value-type="float" office:value="1.131008" calcext:value-type="float">
            <text:p>1.131008</text:p>
          </table:table-cell>
          <table:table-cell table:formula="of:= ([times_1000000.C771] - [times_1000000.B771]) / 1000000" office:value-type="float" office:value="1.155072" calcext:value-type="float">
            <text:p>1.155072</text:p>
          </table:table-cell>
        </table:table-row>
        <table:table-row table:style-name="ro1">
          <table:table-cell table:formula="of:= [times_10000.A772]" office:value-type="float" office:value="771" calcext:value-type="float">
            <text:p>771</text:p>
          </table:table-cell>
          <table:table-cell table:formula="of:= ([times_10000.C772] - [times_10000.B772]) / 1000000" office:value-type="float" office:value="22.939136" calcext:value-type="float">
            <text:p>22.939136</text:p>
          </table:table-cell>
          <table:table-cell table:formula="of:= ([times_100000.C772] - [times_100000.B772]) / 1000000" office:value-type="float" office:value="1.028864" calcext:value-type="float">
            <text:p>1.028864</text:p>
          </table:table-cell>
          <table:table-cell table:formula="of:= ([times_1000000.C772] - [times_1000000.B772]) / 1000000" office:value-type="float" office:value="0.824832" calcext:value-type="float">
            <text:p>0.824832</text:p>
          </table:table-cell>
        </table:table-row>
        <table:table-row table:style-name="ro1">
          <table:table-cell table:formula="of:= [times_10000.A773]" office:value-type="float" office:value="772" calcext:value-type="float">
            <text:p>772</text:p>
          </table:table-cell>
          <table:table-cell table:formula="of:= ([times_10000.C773] - [times_10000.B773]) / 1000000" office:value-type="float" office:value="22.649856" calcext:value-type="float">
            <text:p>22.649856</text:p>
          </table:table-cell>
          <table:table-cell table:formula="of:= ([times_100000.C773] - [times_100000.B773]) / 1000000" office:value-type="float" office:value="1.005824" calcext:value-type="float">
            <text:p>1.005824</text:p>
          </table:table-cell>
          <table:table-cell table:formula="of:= ([times_1000000.C773] - [times_1000000.B773]) / 1000000" office:value-type="float" office:value="0.886784" calcext:value-type="float">
            <text:p>0.886784</text:p>
          </table:table-cell>
        </table:table-row>
        <table:table-row table:style-name="ro1">
          <table:table-cell table:formula="of:= [times_10000.A774]" office:value-type="float" office:value="773" calcext:value-type="float">
            <text:p>773</text:p>
          </table:table-cell>
          <table:table-cell table:formula="of:= ([times_10000.C774] - [times_10000.B774]) / 1000000" office:value-type="float" office:value="22.362368" calcext:value-type="float">
            <text:p>22.362368</text:p>
          </table:table-cell>
          <table:table-cell table:formula="of:= ([times_100000.C774] - [times_100000.B774]) / 1000000" office:value-type="float" office:value="1.03296" calcext:value-type="float">
            <text:p>1.03296</text:p>
          </table:table-cell>
          <table:table-cell table:formula="of:= ([times_1000000.C774] - [times_1000000.B774]) / 1000000" office:value-type="float" office:value="1.168896" calcext:value-type="float">
            <text:p>1.168896</text:p>
          </table:table-cell>
        </table:table-row>
        <table:table-row table:style-name="ro1">
          <table:table-cell table:formula="of:= [times_10000.A775]" office:value-type="float" office:value="774" calcext:value-type="float">
            <text:p>774</text:p>
          </table:table-cell>
          <table:table-cell table:formula="of:= ([times_10000.C775] - [times_10000.B775]) / 1000000" office:value-type="float" office:value="21.88544" calcext:value-type="float">
            <text:p>21.88544</text:p>
          </table:table-cell>
          <table:table-cell table:formula="of:= ([times_100000.C775] - [times_100000.B775]) / 1000000" office:value-type="float" office:value="1.004032" calcext:value-type="float">
            <text:p>1.004032</text:p>
          </table:table-cell>
          <table:table-cell table:formula="of:= ([times_1000000.C775] - [times_1000000.B775]) / 1000000" office:value-type="float" office:value="1.140736" calcext:value-type="float">
            <text:p>1.140736</text:p>
          </table:table-cell>
        </table:table-row>
        <table:table-row table:style-name="ro1">
          <table:table-cell table:formula="of:= [times_10000.A776]" office:value-type="float" office:value="775" calcext:value-type="float">
            <text:p>775</text:p>
          </table:table-cell>
          <table:table-cell table:formula="of:= ([times_10000.C776] - [times_10000.B776]) / 1000000" office:value-type="float" office:value="23.350784" calcext:value-type="float">
            <text:p>23.350784</text:p>
          </table:table-cell>
          <table:table-cell table:formula="of:= ([times_100000.C776] - [times_100000.B776]) / 1000000" office:value-type="float" office:value="0.772096" calcext:value-type="float">
            <text:p>0.772096</text:p>
          </table:table-cell>
          <table:table-cell table:formula="of:= ([times_1000000.C776] - [times_1000000.B776]) / 1000000" office:value-type="float" office:value="0.784128" calcext:value-type="float">
            <text:p>0.784128</text:p>
          </table:table-cell>
        </table:table-row>
        <table:table-row table:style-name="ro1">
          <table:table-cell table:formula="of:= [times_10000.A777]" office:value-type="float" office:value="776" calcext:value-type="float">
            <text:p>776</text:p>
          </table:table-cell>
          <table:table-cell table:formula="of:= ([times_10000.C777] - [times_10000.B777]) / 1000000" office:value-type="float" office:value="22.937856" calcext:value-type="float">
            <text:p>22.937856</text:p>
          </table:table-cell>
          <table:table-cell table:formula="of:= ([times_100000.C777] - [times_100000.B777]) / 1000000" office:value-type="float" office:value="0.979712" calcext:value-type="float">
            <text:p>0.979712</text:p>
          </table:table-cell>
          <table:table-cell table:formula="of:= ([times_1000000.C777] - [times_1000000.B777]) / 1000000" office:value-type="float" office:value="0.91392" calcext:value-type="float">
            <text:p>0.91392</text:p>
          </table:table-cell>
        </table:table-row>
        <table:table-row table:style-name="ro1">
          <table:table-cell table:formula="of:= [times_10000.A778]" office:value-type="float" office:value="777" calcext:value-type="float">
            <text:p>777</text:p>
          </table:table-cell>
          <table:table-cell table:formula="of:= ([times_10000.C778] - [times_10000.B778]) / 1000000" office:value-type="float" office:value="22.640896" calcext:value-type="float">
            <text:p>22.640896</text:p>
          </table:table-cell>
          <table:table-cell table:formula="of:= ([times_100000.C778] - [times_100000.B778]) / 1000000" office:value-type="float" office:value="0.93696" calcext:value-type="float">
            <text:p>0.93696</text:p>
          </table:table-cell>
          <table:table-cell table:formula="of:= ([times_1000000.C778] - [times_1000000.B778]) / 1000000" office:value-type="float" office:value="1.26976" calcext:value-type="float">
            <text:p>1.26976</text:p>
          </table:table-cell>
        </table:table-row>
        <table:table-row table:style-name="ro1">
          <table:table-cell table:formula="of:= [times_10000.A779]" office:value-type="float" office:value="778" calcext:value-type="float">
            <text:p>778</text:p>
          </table:table-cell>
          <table:table-cell table:formula="of:= ([times_10000.C779] - [times_10000.B779]) / 1000000" office:value-type="float" office:value="22.316032" calcext:value-type="float">
            <text:p>22.316032</text:p>
          </table:table-cell>
          <table:table-cell table:formula="of:= ([times_100000.C779] - [times_100000.B779]) / 1000000" office:value-type="float" office:value="0.894208" calcext:value-type="float">
            <text:p>0.894208</text:p>
          </table:table-cell>
          <table:table-cell table:formula="of:= ([times_1000000.C779] - [times_1000000.B779]) / 1000000" office:value-type="float" office:value="1.177088" calcext:value-type="float">
            <text:p>1.177088</text:p>
          </table:table-cell>
        </table:table-row>
        <table:table-row table:style-name="ro1">
          <table:table-cell table:formula="of:= [times_10000.A780]" office:value-type="float" office:value="779" calcext:value-type="float">
            <text:p>779</text:p>
          </table:table-cell>
          <table:table-cell table:formula="of:= ([times_10000.C780] - [times_10000.B780]) / 1000000" office:value-type="float" office:value="20.212736" calcext:value-type="float">
            <text:p>20.212736</text:p>
          </table:table-cell>
          <table:table-cell table:formula="of:= ([times_100000.C780] - [times_100000.B780]) / 1000000" office:value-type="float" office:value="0.956928" calcext:value-type="float">
            <text:p>0.956928</text:p>
          </table:table-cell>
          <table:table-cell table:formula="of:= ([times_1000000.C780] - [times_1000000.B780]) / 1000000" office:value-type="float" office:value="0.890112" calcext:value-type="float">
            <text:p>0.890112</text:p>
          </table:table-cell>
        </table:table-row>
        <table:table-row table:style-name="ro1">
          <table:table-cell table:formula="of:= [times_10000.A781]" office:value-type="float" office:value="780" calcext:value-type="float">
            <text:p>780</text:p>
          </table:table-cell>
          <table:table-cell table:formula="of:= ([times_10000.C781] - [times_10000.B781]) / 1000000" office:value-type="float" office:value="18.212608" calcext:value-type="float">
            <text:p>18.212608</text:p>
          </table:table-cell>
          <table:table-cell table:formula="of:= ([times_100000.C781] - [times_100000.B781]) / 1000000" office:value-type="float" office:value="0.963072" calcext:value-type="float">
            <text:p>0.963072</text:p>
          </table:table-cell>
          <table:table-cell table:formula="of:= ([times_1000000.C781] - [times_1000000.B781]) / 1000000" office:value-type="float" office:value="1.148672" calcext:value-type="float">
            <text:p>1.148672</text:p>
          </table:table-cell>
        </table:table-row>
        <table:table-row table:style-name="ro1">
          <table:table-cell table:formula="of:= [times_10000.A782]" office:value-type="float" office:value="781" calcext:value-type="float">
            <text:p>781</text:p>
          </table:table-cell>
          <table:table-cell table:formula="of:= ([times_10000.C782] - [times_10000.B782]) / 1000000" office:value-type="float" office:value="17.910784" calcext:value-type="float">
            <text:p>17.910784</text:p>
          </table:table-cell>
          <table:table-cell table:formula="of:= ([times_100000.C782] - [times_100000.B782]) / 1000000" office:value-type="float" office:value="0.992512" calcext:value-type="float">
            <text:p>0.992512</text:p>
          </table:table-cell>
          <table:table-cell table:formula="of:= ([times_1000000.C782] - [times_1000000.B782]) / 1000000" office:value-type="float" office:value="1.160704" calcext:value-type="float">
            <text:p>1.160704</text:p>
          </table:table-cell>
        </table:table-row>
        <table:table-row table:style-name="ro1">
          <table:table-cell table:formula="of:= [times_10000.A783]" office:value-type="float" office:value="782" calcext:value-type="float">
            <text:p>782</text:p>
          </table:table-cell>
          <table:table-cell table:formula="of:= ([times_10000.C783] - [times_10000.B783]) / 1000000" office:value-type="float" office:value="18.237696" calcext:value-type="float">
            <text:p>18.237696</text:p>
          </table:table-cell>
          <table:table-cell table:formula="of:= ([times_100000.C783] - [times_100000.B783]) / 1000000" office:value-type="float" office:value="0.837888" calcext:value-type="float">
            <text:p>0.837888</text:p>
          </table:table-cell>
          <table:table-cell table:formula="of:= ([times_1000000.C783] - [times_1000000.B783]) / 1000000" office:value-type="float" office:value="1.03424" calcext:value-type="float">
            <text:p>1.03424</text:p>
          </table:table-cell>
        </table:table-row>
        <table:table-row table:style-name="ro1">
          <table:table-cell table:formula="of:= [times_10000.A784]" office:value-type="float" office:value="783" calcext:value-type="float">
            <text:p>783</text:p>
          </table:table-cell>
          <table:table-cell table:formula="of:= ([times_10000.C784] - [times_10000.B784]) / 1000000" office:value-type="float" office:value="18.24" calcext:value-type="float">
            <text:p>18.24</text:p>
          </table:table-cell>
          <table:table-cell table:formula="of:= ([times_100000.C784] - [times_100000.B784]) / 1000000" office:value-type="float" office:value="0.95616" calcext:value-type="float">
            <text:p>0.95616</text:p>
          </table:table-cell>
          <table:table-cell table:formula="of:= ([times_1000000.C784] - [times_1000000.B784]) / 1000000" office:value-type="float" office:value="1.134336" calcext:value-type="float">
            <text:p>1.134336</text:p>
          </table:table-cell>
        </table:table-row>
        <table:table-row table:style-name="ro1">
          <table:table-cell table:formula="of:= [times_10000.A785]" office:value-type="float" office:value="784" calcext:value-type="float">
            <text:p>784</text:p>
          </table:table-cell>
          <table:table-cell table:formula="of:= ([times_10000.C785] - [times_10000.B785]) / 1000000" office:value-type="float" office:value="17.837056" calcext:value-type="float">
            <text:p>17.837056</text:p>
          </table:table-cell>
          <table:table-cell table:formula="of:= ([times_100000.C785] - [times_100000.B785]) / 1000000" office:value-type="float" office:value="0.982272" calcext:value-type="float">
            <text:p>0.982272</text:p>
          </table:table-cell>
          <table:table-cell table:formula="of:= ([times_1000000.C785] - [times_1000000.B785]) / 1000000" office:value-type="float" office:value="1.378048" calcext:value-type="float">
            <text:p>1.378048</text:p>
          </table:table-cell>
        </table:table-row>
        <table:table-row table:style-name="ro1">
          <table:table-cell table:formula="of:= [times_10000.A786]" office:value-type="float" office:value="785" calcext:value-type="float">
            <text:p>785</text:p>
          </table:table-cell>
          <table:table-cell table:formula="of:= ([times_10000.C786] - [times_10000.B786]) / 1000000" office:value-type="float" office:value="17.813248" calcext:value-type="float">
            <text:p>17.813248</text:p>
          </table:table-cell>
          <table:table-cell table:formula="of:= ([times_100000.C786] - [times_100000.B786]) / 1000000" office:value-type="float" office:value="1.00736" calcext:value-type="float">
            <text:p>1.00736</text:p>
          </table:table-cell>
          <table:table-cell table:formula="of:= ([times_1000000.C786] - [times_1000000.B786]) / 1000000" office:value-type="float" office:value="1.174528" calcext:value-type="float">
            <text:p>1.174528</text:p>
          </table:table-cell>
        </table:table-row>
        <table:table-row table:style-name="ro1">
          <table:table-cell table:formula="of:= [times_10000.A787]" office:value-type="float" office:value="786" calcext:value-type="float">
            <text:p>786</text:p>
          </table:table-cell>
          <table:table-cell table:formula="of:= ([times_10000.C787] - [times_10000.B787]) / 1000000" office:value-type="float" office:value="17.834496" calcext:value-type="float">
            <text:p>17.834496</text:p>
          </table:table-cell>
          <table:table-cell table:formula="of:= ([times_100000.C787] - [times_100000.B787]) / 1000000" office:value-type="float" office:value="0.94208" calcext:value-type="float">
            <text:p>0.94208</text:p>
          </table:table-cell>
          <table:table-cell table:formula="of:= ([times_1000000.C787] - [times_1000000.B787]) / 1000000" office:value-type="float" office:value="1.09824" calcext:value-type="float">
            <text:p>1.09824</text:p>
          </table:table-cell>
        </table:table-row>
        <table:table-row table:style-name="ro1">
          <table:table-cell table:formula="of:= [times_10000.A788]" office:value-type="float" office:value="787" calcext:value-type="float">
            <text:p>787</text:p>
          </table:table-cell>
          <table:table-cell table:formula="of:= ([times_10000.C788] - [times_10000.B788]) / 1000000" office:value-type="float" office:value="18.369792" calcext:value-type="float">
            <text:p>18.369792</text:p>
          </table:table-cell>
          <table:table-cell table:formula="of:= ([times_100000.C788] - [times_100000.B788]) / 1000000" office:value-type="float" office:value="1.027328" calcext:value-type="float">
            <text:p>1.027328</text:p>
          </table:table-cell>
          <table:table-cell table:formula="of:= ([times_1000000.C788] - [times_1000000.B788]) / 1000000" office:value-type="float" office:value="1.08416" calcext:value-type="float">
            <text:p>1.08416</text:p>
          </table:table-cell>
        </table:table-row>
        <table:table-row table:style-name="ro1">
          <table:table-cell table:formula="of:= [times_10000.A789]" office:value-type="float" office:value="788" calcext:value-type="float">
            <text:p>788</text:p>
          </table:table-cell>
          <table:table-cell table:formula="of:= ([times_10000.C789] - [times_10000.B789]) / 1000000" office:value-type="float" office:value="20.991488" calcext:value-type="float">
            <text:p>20.991488</text:p>
          </table:table-cell>
          <table:table-cell table:formula="of:= ([times_100000.C789] - [times_100000.B789]) / 1000000" office:value-type="float" office:value="1.01504" calcext:value-type="float">
            <text:p>1.01504</text:p>
          </table:table-cell>
          <table:table-cell table:formula="of:= ([times_1000000.C789] - [times_1000000.B789]) / 1000000" office:value-type="float" office:value="0.98048" calcext:value-type="float">
            <text:p>0.98048</text:p>
          </table:table-cell>
        </table:table-row>
        <table:table-row table:style-name="ro1">
          <table:table-cell table:formula="of:= [times_10000.A790]" office:value-type="float" office:value="789" calcext:value-type="float">
            <text:p>789</text:p>
          </table:table-cell>
          <table:table-cell table:formula="of:= ([times_10000.C790] - [times_10000.B790]) / 1000000" office:value-type="float" office:value="20.649984" calcext:value-type="float">
            <text:p>20.649984</text:p>
          </table:table-cell>
          <table:table-cell table:formula="of:= ([times_100000.C790] - [times_100000.B790]) / 1000000" office:value-type="float" office:value="0.94592" calcext:value-type="float">
            <text:p>0.94592</text:p>
          </table:table-cell>
          <table:table-cell table:formula="of:= ([times_1000000.C790] - [times_1000000.B790]) / 1000000" office:value-type="float" office:value="1.129216" calcext:value-type="float">
            <text:p>1.129216</text:p>
          </table:table-cell>
        </table:table-row>
        <table:table-row table:style-name="ro1">
          <table:table-cell table:formula="of:= [times_10000.A791]" office:value-type="float" office:value="790" calcext:value-type="float">
            <text:p>790</text:p>
          </table:table-cell>
          <table:table-cell table:formula="of:= ([times_10000.C791] - [times_10000.B791]) / 1000000" office:value-type="float" office:value="20.466688" calcext:value-type="float">
            <text:p>20.466688</text:p>
          </table:table-cell>
          <table:table-cell table:formula="of:= ([times_100000.C791] - [times_100000.B791]) / 1000000" office:value-type="float" office:value="1.010176" calcext:value-type="float">
            <text:p>1.010176</text:p>
          </table:table-cell>
          <table:table-cell table:formula="of:= ([times_1000000.C791] - [times_1000000.B791]) / 1000000" office:value-type="float" office:value="1.15072" calcext:value-type="float">
            <text:p>1.15072</text:p>
          </table:table-cell>
        </table:table-row>
        <table:table-row table:style-name="ro1">
          <table:table-cell table:formula="of:= [times_10000.A792]" office:value-type="float" office:value="791" calcext:value-type="float">
            <text:p>791</text:p>
          </table:table-cell>
          <table:table-cell table:formula="of:= ([times_10000.C792] - [times_10000.B792]) / 1000000" office:value-type="float" office:value="19.827968" calcext:value-type="float">
            <text:p>19.827968</text:p>
          </table:table-cell>
          <table:table-cell table:formula="of:= ([times_100000.C792] - [times_100000.B792]) / 1000000" office:value-type="float" office:value="0.997632" calcext:value-type="float">
            <text:p>0.997632</text:p>
          </table:table-cell>
          <table:table-cell table:formula="of:= ([times_1000000.C792] - [times_1000000.B792]) / 1000000" office:value-type="float" office:value="1.139968" calcext:value-type="float">
            <text:p>1.139968</text:p>
          </table:table-cell>
        </table:table-row>
        <table:table-row table:style-name="ro1">
          <table:table-cell table:formula="of:= [times_10000.A793]" office:value-type="float" office:value="792" calcext:value-type="float">
            <text:p>792</text:p>
          </table:table-cell>
          <table:table-cell table:formula="of:= ([times_10000.C793] - [times_10000.B793]) / 1000000" office:value-type="float" office:value="19.515904" calcext:value-type="float">
            <text:p>19.515904</text:p>
          </table:table-cell>
          <table:table-cell table:formula="of:= ([times_100000.C793] - [times_100000.B793]) / 1000000" office:value-type="float" office:value="0.9152" calcext:value-type="float">
            <text:p>0.9152</text:p>
          </table:table-cell>
          <table:table-cell table:formula="of:= ([times_1000000.C793] - [times_1000000.B793]) / 1000000" office:value-type="float" office:value="1.043712" calcext:value-type="float">
            <text:p>1.043712</text:p>
          </table:table-cell>
        </table:table-row>
        <table:table-row table:style-name="ro1">
          <table:table-cell table:formula="of:= [times_10000.A794]" office:value-type="float" office:value="793" calcext:value-type="float">
            <text:p>793</text:p>
          </table:table-cell>
          <table:table-cell table:formula="of:= ([times_10000.C794] - [times_10000.B794]) / 1000000" office:value-type="float" office:value="18.950144" calcext:value-type="float">
            <text:p>18.950144</text:p>
          </table:table-cell>
          <table:table-cell table:formula="of:= ([times_100000.C794] - [times_100000.B794]) / 1000000" office:value-type="float" office:value="1.008896" calcext:value-type="float">
            <text:p>1.008896</text:p>
          </table:table-cell>
          <table:table-cell table:formula="of:= ([times_1000000.C794] - [times_1000000.B794]) / 1000000" office:value-type="float" office:value="1.147904" calcext:value-type="float">
            <text:p>1.147904</text:p>
          </table:table-cell>
        </table:table-row>
        <table:table-row table:style-name="ro1">
          <table:table-cell table:formula="of:= [times_10000.A795]" office:value-type="float" office:value="794" calcext:value-type="float">
            <text:p>794</text:p>
          </table:table-cell>
          <table:table-cell table:formula="of:= ([times_10000.C795] - [times_10000.B795]) / 1000000" office:value-type="float" office:value="18.595328" calcext:value-type="float">
            <text:p>18.595328</text:p>
          </table:table-cell>
          <table:table-cell table:formula="of:= ([times_100000.C795] - [times_100000.B795]) / 1000000" office:value-type="float" office:value="0.882944" calcext:value-type="float">
            <text:p>0.882944</text:p>
          </table:table-cell>
          <table:table-cell table:formula="of:= ([times_1000000.C795] - [times_1000000.B795]) / 1000000" office:value-type="float" office:value="1.140736" calcext:value-type="float">
            <text:p>1.140736</text:p>
          </table:table-cell>
        </table:table-row>
        <table:table-row table:style-name="ro1">
          <table:table-cell table:formula="of:= [times_10000.A796]" office:value-type="float" office:value="795" calcext:value-type="float">
            <text:p>795</text:p>
          </table:table-cell>
          <table:table-cell table:formula="of:= ([times_10000.C796] - [times_10000.B796]) / 1000000" office:value-type="float" office:value="18.253824" calcext:value-type="float">
            <text:p>18.253824</text:p>
          </table:table-cell>
          <table:table-cell table:formula="of:= ([times_100000.C796] - [times_100000.B796]) / 1000000" office:value-type="float" office:value="0.969216" calcext:value-type="float">
            <text:p>0.969216</text:p>
          </table:table-cell>
          <table:table-cell table:formula="of:= ([times_1000000.C796] - [times_1000000.B796]) / 1000000" office:value-type="float" office:value="1.010432" calcext:value-type="float">
            <text:p>1.010432</text:p>
          </table:table-cell>
        </table:table-row>
        <table:table-row table:style-name="ro1">
          <table:table-cell table:formula="of:= [times_10000.A797]" office:value-type="float" office:value="796" calcext:value-type="float">
            <text:p>796</text:p>
          </table:table-cell>
          <table:table-cell table:formula="of:= ([times_10000.C797] - [times_10000.B797]) / 1000000" office:value-type="float" office:value="17.961984" calcext:value-type="float">
            <text:p>17.961984</text:p>
          </table:table-cell>
          <table:table-cell table:formula="of:= ([times_100000.C797] - [times_100000.B797]) / 1000000" office:value-type="float" office:value="0.93312" calcext:value-type="float">
            <text:p>0.93312</text:p>
          </table:table-cell>
          <table:table-cell table:formula="of:= ([times_1000000.C797] - [times_1000000.B797]) / 1000000" office:value-type="float" office:value="1.145088" calcext:value-type="float">
            <text:p>1.145088</text:p>
          </table:table-cell>
        </table:table-row>
        <table:table-row table:style-name="ro1">
          <table:table-cell table:formula="of:= [times_10000.A798]" office:value-type="float" office:value="797" calcext:value-type="float">
            <text:p>797</text:p>
          </table:table-cell>
          <table:table-cell table:formula="of:= ([times_10000.C798] - [times_10000.B798]) / 1000000" office:value-type="float" office:value="19.22816" calcext:value-type="float">
            <text:p>19.22816</text:p>
          </table:table-cell>
          <table:table-cell table:formula="of:= ([times_100000.C798] - [times_100000.B798]) / 1000000" office:value-type="float" office:value="1.02016" calcext:value-type="float">
            <text:p>1.02016</text:p>
          </table:table-cell>
          <table:table-cell table:formula="of:= ([times_1000000.C798] - [times_1000000.B798]) / 1000000" office:value-type="float" office:value="1.170944" calcext:value-type="float">
            <text:p>1.170944</text:p>
          </table:table-cell>
        </table:table-row>
        <table:table-row table:style-name="ro1">
          <table:table-cell table:formula="of:= [times_10000.A799]" office:value-type="float" office:value="798" calcext:value-type="float">
            <text:p>798</text:p>
          </table:table-cell>
          <table:table-cell table:formula="of:= ([times_10000.C799] - [times_10000.B799]) / 1000000" office:value-type="float" office:value="18.944" calcext:value-type="float">
            <text:p>18.944</text:p>
          </table:table-cell>
          <table:table-cell table:formula="of:= ([times_100000.C799] - [times_100000.B799]) / 1000000" office:value-type="float" office:value="1.008896" calcext:value-type="float">
            <text:p>1.008896</text:p>
          </table:table-cell>
          <table:table-cell table:formula="of:= ([times_1000000.C799] - [times_1000000.B799]) / 1000000" office:value-type="float" office:value="1.083648" calcext:value-type="float">
            <text:p>1.083648</text:p>
          </table:table-cell>
        </table:table-row>
        <table:table-row table:style-name="ro1">
          <table:table-cell table:formula="of:= [times_10000.A800]" office:value-type="float" office:value="799" calcext:value-type="float">
            <text:p>799</text:p>
          </table:table-cell>
          <table:table-cell table:formula="of:= ([times_10000.C800] - [times_10000.B800]) / 1000000" office:value-type="float" office:value="18.625024" calcext:value-type="float">
            <text:p>18.625024</text:p>
          </table:table-cell>
          <table:table-cell table:formula="of:= ([times_100000.C800] - [times_100000.B800]) / 1000000" office:value-type="float" office:value="0.954112" calcext:value-type="float">
            <text:p>0.954112</text:p>
          </table:table-cell>
          <table:table-cell table:formula="of:= ([times_1000000.C800] - [times_1000000.B800]) / 1000000" office:value-type="float" office:value="1.145856" calcext:value-type="float">
            <text:p>1.145856</text:p>
          </table:table-cell>
        </table:table-row>
        <table:table-row table:style-name="ro1">
          <table:table-cell table:formula="of:= [times_10000.A801]" office:value-type="float" office:value="800" calcext:value-type="float">
            <text:p>800</text:p>
          </table:table-cell>
          <table:table-cell table:formula="of:= ([times_10000.C801] - [times_10000.B801]) / 1000000" office:value-type="float" office:value="17.96096" calcext:value-type="float">
            <text:p>17.96096</text:p>
          </table:table-cell>
          <table:table-cell table:formula="of:= ([times_100000.C801] - [times_100000.B801]) / 1000000" office:value-type="float" office:value="1.015296" calcext:value-type="float">
            <text:p>1.015296</text:p>
          </table:table-cell>
          <table:table-cell table:formula="of:= ([times_1000000.C801] - [times_1000000.B801]) / 1000000" office:value-type="float" office:value="1.151232" calcext:value-type="float">
            <text:p>1.151232</text:p>
          </table:table-cell>
        </table:table-row>
        <table:table-row table:style-name="ro1">
          <table:table-cell table:formula="of:= [times_10000.A802]" office:value-type="float" office:value="801" calcext:value-type="float">
            <text:p>801</text:p>
          </table:table-cell>
          <table:table-cell table:formula="of:= ([times_10000.C802] - [times_10000.B802]) / 1000000" office:value-type="float" office:value="17.60768" calcext:value-type="float">
            <text:p>17.60768</text:p>
          </table:table-cell>
          <table:table-cell table:formula="of:= ([times_100000.C802] - [times_100000.B802]) / 1000000" office:value-type="float" office:value="1.028352" calcext:value-type="float">
            <text:p>1.028352</text:p>
          </table:table-cell>
          <table:table-cell table:formula="of:= ([times_1000000.C802] - [times_1000000.B802]) / 1000000" office:value-type="float" office:value="1.090048" calcext:value-type="float">
            <text:p>1.090048</text:p>
          </table:table-cell>
        </table:table-row>
        <table:table-row table:style-name="ro1">
          <table:table-cell table:formula="of:= [times_10000.A803]" office:value-type="float" office:value="802" calcext:value-type="float">
            <text:p>802</text:p>
          </table:table-cell>
          <table:table-cell table:formula="of:= ([times_10000.C803] - [times_10000.B803]) / 1000000" office:value-type="float" office:value="17.16224" calcext:value-type="float">
            <text:p>17.16224</text:p>
          </table:table-cell>
          <table:table-cell table:formula="of:= ([times_100000.C803] - [times_100000.B803]) / 1000000" office:value-type="float" office:value="0.969216" calcext:value-type="float">
            <text:p>0.969216</text:p>
          </table:table-cell>
          <table:table-cell table:formula="of:= ([times_1000000.C803] - [times_1000000.B803]) / 1000000" office:value-type="float" office:value="1.110272" calcext:value-type="float">
            <text:p>1.110272</text:p>
          </table:table-cell>
        </table:table-row>
        <table:table-row table:style-name="ro1">
          <table:table-cell table:formula="of:= [times_10000.A804]" office:value-type="float" office:value="803" calcext:value-type="float">
            <text:p>803</text:p>
          </table:table-cell>
          <table:table-cell table:formula="of:= ([times_10000.C804] - [times_10000.B804]) / 1000000" office:value-type="float" office:value="16.864256" calcext:value-type="float">
            <text:p>16.864256</text:p>
          </table:table-cell>
          <table:table-cell table:formula="of:= ([times_100000.C804] - [times_100000.B804]) / 1000000" office:value-type="float" office:value="0.985856" calcext:value-type="float">
            <text:p>0.985856</text:p>
          </table:table-cell>
          <table:table-cell table:formula="of:= ([times_1000000.C804] - [times_1000000.B804]) / 1000000" office:value-type="float" office:value="1.111808" calcext:value-type="float">
            <text:p>1.111808</text:p>
          </table:table-cell>
        </table:table-row>
        <table:table-row table:style-name="ro1">
          <table:table-cell table:formula="of:= [times_10000.A805]" office:value-type="float" office:value="804" calcext:value-type="float">
            <text:p>804</text:p>
          </table:table-cell>
          <table:table-cell table:formula="of:= ([times_10000.C805] - [times_10000.B805]) / 1000000" office:value-type="float" office:value="16.52992" calcext:value-type="float">
            <text:p>16.52992</text:p>
          </table:table-cell>
          <table:table-cell table:formula="of:= ([times_100000.C805] - [times_100000.B805]) / 1000000" office:value-type="float" office:value="1.0112" calcext:value-type="float">
            <text:p>1.0112</text:p>
          </table:table-cell>
          <table:table-cell table:formula="of:= ([times_1000000.C805] - [times_1000000.B805]) / 1000000" office:value-type="float" office:value="1.004288" calcext:value-type="float">
            <text:p>1.004288</text:p>
          </table:table-cell>
        </table:table-row>
        <table:table-row table:style-name="ro1">
          <table:table-cell table:formula="of:= [times_10000.A806]" office:value-type="float" office:value="805" calcext:value-type="float">
            <text:p>805</text:p>
          </table:table-cell>
          <table:table-cell table:formula="of:= ([times_10000.C806] - [times_10000.B806]) / 1000000" office:value-type="float" office:value="16.10624" calcext:value-type="float">
            <text:p>16.10624</text:p>
          </table:table-cell>
          <table:table-cell table:formula="of:= ([times_100000.C806] - [times_100000.B806]) / 1000000" office:value-type="float" office:value="0.944896" calcext:value-type="float">
            <text:p>0.944896</text:p>
          </table:table-cell>
          <table:table-cell table:formula="of:= ([times_1000000.C806] - [times_1000000.B806]) / 1000000" office:value-type="float" office:value="1.142784" calcext:value-type="float">
            <text:p>1.142784</text:p>
          </table:table-cell>
        </table:table-row>
        <table:table-row table:style-name="ro1">
          <table:table-cell table:formula="of:= [times_10000.A807]" office:value-type="float" office:value="806" calcext:value-type="float">
            <text:p>806</text:p>
          </table:table-cell>
          <table:table-cell table:formula="of:= ([times_10000.C807] - [times_10000.B807]) / 1000000" office:value-type="float" office:value="15.700992" calcext:value-type="float">
            <text:p>15.700992</text:p>
          </table:table-cell>
          <table:table-cell table:formula="of:= ([times_100000.C807] - [times_100000.B807]) / 1000000" office:value-type="float" office:value="1.012224" calcext:value-type="float">
            <text:p>1.012224</text:p>
          </table:table-cell>
          <table:table-cell table:formula="of:= ([times_1000000.C807] - [times_1000000.B807]) / 1000000" office:value-type="float" office:value="1.024768" calcext:value-type="float">
            <text:p>1.024768</text:p>
          </table:table-cell>
        </table:table-row>
        <table:table-row table:style-name="ro1">
          <table:table-cell table:formula="of:= [times_10000.A808]" office:value-type="float" office:value="807" calcext:value-type="float">
            <text:p>807</text:p>
          </table:table-cell>
          <table:table-cell table:formula="of:= ([times_10000.C808] - [times_10000.B808]) / 1000000" office:value-type="float" office:value="15.135744" calcext:value-type="float">
            <text:p>15.135744</text:p>
          </table:table-cell>
          <table:table-cell table:formula="of:= ([times_100000.C808] - [times_100000.B808]) / 1000000" office:value-type="float" office:value="1.025792" calcext:value-type="float">
            <text:p>1.025792</text:p>
          </table:table-cell>
          <table:table-cell table:formula="of:= ([times_1000000.C808] - [times_1000000.B808]) / 1000000" office:value-type="float" office:value="1.166848" calcext:value-type="float">
            <text:p>1.166848</text:p>
          </table:table-cell>
        </table:table-row>
        <table:table-row table:style-name="ro1">
          <table:table-cell table:formula="of:= [times_10000.A809]" office:value-type="float" office:value="808" calcext:value-type="float">
            <text:p>808</text:p>
          </table:table-cell>
          <table:table-cell table:formula="of:= ([times_10000.C809] - [times_10000.B809]) / 1000000" office:value-type="float" office:value="14.121216" calcext:value-type="float">
            <text:p>14.121216</text:p>
          </table:table-cell>
          <table:table-cell table:formula="of:= ([times_100000.C809] - [times_100000.B809]) / 1000000" office:value-type="float" office:value="0.954624" calcext:value-type="float">
            <text:p>0.954624</text:p>
          </table:table-cell>
          <table:table-cell table:formula="of:= ([times_1000000.C809] - [times_1000000.B809]) / 1000000" office:value-type="float" office:value="1.074432" calcext:value-type="float">
            <text:p>1.074432</text:p>
          </table:table-cell>
        </table:table-row>
        <table:table-row table:style-name="ro1">
          <table:table-cell table:formula="of:= [times_10000.A810]" office:value-type="float" office:value="809" calcext:value-type="float">
            <text:p>809</text:p>
          </table:table-cell>
          <table:table-cell table:formula="of:= ([times_10000.C810] - [times_10000.B810]) / 1000000" office:value-type="float" office:value="13.705984" calcext:value-type="float">
            <text:p>13.705984</text:p>
          </table:table-cell>
          <table:table-cell table:formula="of:= ([times_100000.C810] - [times_100000.B810]) / 1000000" office:value-type="float" office:value="1.028096" calcext:value-type="float">
            <text:p>1.028096</text:p>
          </table:table-cell>
          <table:table-cell table:formula="of:= ([times_1000000.C810] - [times_1000000.B810]) / 1000000" office:value-type="float" office:value="1.030144" calcext:value-type="float">
            <text:p>1.030144</text:p>
          </table:table-cell>
        </table:table-row>
        <table:table-row table:style-name="ro1">
          <table:table-cell table:formula="of:= [times_10000.A811]" office:value-type="float" office:value="810" calcext:value-type="float">
            <text:p>810</text:p>
          </table:table-cell>
          <table:table-cell table:formula="of:= ([times_10000.C811] - [times_10000.B811]) / 1000000" office:value-type="float" office:value="14.022912" calcext:value-type="float">
            <text:p>14.022912</text:p>
          </table:table-cell>
          <table:table-cell table:formula="of:= ([times_100000.C811] - [times_100000.B811]) / 1000000" office:value-type="float" office:value="1.0048" calcext:value-type="float">
            <text:p>1.0048</text:p>
          </table:table-cell>
          <table:table-cell table:formula="of:= ([times_1000000.C811] - [times_1000000.B811]) / 1000000" office:value-type="float" office:value="1.443328" calcext:value-type="float">
            <text:p>1.443328</text:p>
          </table:table-cell>
        </table:table-row>
        <table:table-row table:style-name="ro1">
          <table:table-cell table:formula="of:= [times_10000.A812]" office:value-type="float" office:value="811" calcext:value-type="float">
            <text:p>811</text:p>
          </table:table-cell>
          <table:table-cell table:formula="of:= ([times_10000.C812] - [times_10000.B812]) / 1000000" office:value-type="float" office:value="13.520128" calcext:value-type="float">
            <text:p>13.520128</text:p>
          </table:table-cell>
          <table:table-cell table:formula="of:= ([times_100000.C812] - [times_100000.B812]) / 1000000" office:value-type="float" office:value="1.12384" calcext:value-type="float">
            <text:p>1.12384</text:p>
          </table:table-cell>
          <table:table-cell table:formula="of:= ([times_1000000.C812] - [times_1000000.B812]) / 1000000" office:value-type="float" office:value="1.196288" calcext:value-type="float">
            <text:p>1.196288</text:p>
          </table:table-cell>
        </table:table-row>
        <table:table-row table:style-name="ro1">
          <table:table-cell table:formula="of:= [times_10000.A813]" office:value-type="float" office:value="812" calcext:value-type="float">
            <text:p>812</text:p>
          </table:table-cell>
          <table:table-cell table:formula="of:= ([times_10000.C813] - [times_10000.B813]) / 1000000" office:value-type="float" office:value="11.943168" calcext:value-type="float">
            <text:p>11.943168</text:p>
          </table:table-cell>
          <table:table-cell table:formula="of:= ([times_100000.C813] - [times_100000.B813]) / 1000000" office:value-type="float" office:value="1.026048" calcext:value-type="float">
            <text:p>1.026048</text:p>
          </table:table-cell>
          <table:table-cell table:formula="of:= ([times_1000000.C813] - [times_1000000.B813]) / 1000000" office:value-type="float" office:value="1.166592" calcext:value-type="float">
            <text:p>1.166592</text:p>
          </table:table-cell>
        </table:table-row>
        <table:table-row table:style-name="ro1">
          <table:table-cell table:formula="of:= [times_10000.A814]" office:value-type="float" office:value="813" calcext:value-type="float">
            <text:p>813</text:p>
          </table:table-cell>
          <table:table-cell table:formula="of:= ([times_10000.C814] - [times_10000.B814]) / 1000000" office:value-type="float" office:value="11.642368" calcext:value-type="float">
            <text:p>11.642368</text:p>
          </table:table-cell>
          <table:table-cell table:formula="of:= ([times_100000.C814] - [times_100000.B814]) / 1000000" office:value-type="float" office:value="1.012992" calcext:value-type="float">
            <text:p>1.012992</text:p>
          </table:table-cell>
          <table:table-cell table:formula="of:= ([times_1000000.C814] - [times_1000000.B814]) / 1000000" office:value-type="float" office:value="0.966144" calcext:value-type="float">
            <text:p>0.966144</text:p>
          </table:table-cell>
        </table:table-row>
        <table:table-row table:style-name="ro1">
          <table:table-cell table:formula="of:= [times_10000.A815]" office:value-type="float" office:value="814" calcext:value-type="float">
            <text:p>814</text:p>
          </table:table-cell>
          <table:table-cell table:formula="of:= ([times_10000.C815] - [times_10000.B815]) / 1000000" office:value-type="float" office:value="11.301888" calcext:value-type="float">
            <text:p>11.301888</text:p>
          </table:table-cell>
          <table:table-cell table:formula="of:= ([times_100000.C815] - [times_100000.B815]) / 1000000" office:value-type="float" office:value="1.097472" calcext:value-type="float">
            <text:p>1.097472</text:p>
          </table:table-cell>
          <table:table-cell table:formula="of:= ([times_1000000.C815] - [times_1000000.B815]) / 1000000" office:value-type="float" office:value="1.021952" calcext:value-type="float">
            <text:p>1.021952</text:p>
          </table:table-cell>
        </table:table-row>
        <table:table-row table:style-name="ro1">
          <table:table-cell table:formula="of:= [times_10000.A816]" office:value-type="float" office:value="815" calcext:value-type="float">
            <text:p>815</text:p>
          </table:table-cell>
          <table:table-cell table:formula="of:= ([times_10000.C816] - [times_10000.B816]) / 1000000" office:value-type="float" office:value="10.74688" calcext:value-type="float">
            <text:p>10.74688</text:p>
          </table:table-cell>
          <table:table-cell table:formula="of:= ([times_100000.C816] - [times_100000.B816]) / 1000000" office:value-type="float" office:value="1.050112" calcext:value-type="float">
            <text:p>1.050112</text:p>
          </table:table-cell>
          <table:table-cell table:formula="of:= ([times_1000000.C816] - [times_1000000.B816]) / 1000000" office:value-type="float" office:value="1.110016" calcext:value-type="float">
            <text:p>1.110016</text:p>
          </table:table-cell>
        </table:table-row>
        <table:table-row table:style-name="ro1">
          <table:table-cell table:formula="of:= [times_10000.A817]" office:value-type="float" office:value="816" calcext:value-type="float">
            <text:p>816</text:p>
          </table:table-cell>
          <table:table-cell table:formula="of:= ([times_10000.C817] - [times_10000.B817]) / 1000000" office:value-type="float" office:value="10.44608" calcext:value-type="float">
            <text:p>10.44608</text:p>
          </table:table-cell>
          <table:table-cell table:formula="of:= ([times_100000.C817] - [times_100000.B817]) / 1000000" office:value-type="float" office:value="1.00608" calcext:value-type="float">
            <text:p>1.00608</text:p>
          </table:table-cell>
          <table:table-cell table:formula="of:= ([times_1000000.C817] - [times_1000000.B817]) / 1000000" office:value-type="float" office:value="1.102336" calcext:value-type="float">
            <text:p>1.102336</text:p>
          </table:table-cell>
        </table:table-row>
        <table:table-row table:style-name="ro1">
          <table:table-cell table:formula="of:= [times_10000.A818]" office:value-type="float" office:value="817" calcext:value-type="float">
            <text:p>817</text:p>
          </table:table-cell>
          <table:table-cell table:formula="of:= ([times_10000.C818] - [times_10000.B818]) / 1000000" office:value-type="float" office:value="9.96992" calcext:value-type="float">
            <text:p>9.96992</text:p>
          </table:table-cell>
          <table:table-cell table:formula="of:= ([times_100000.C818] - [times_100000.B818]) / 1000000" office:value-type="float" office:value="1.053696" calcext:value-type="float">
            <text:p>1.053696</text:p>
          </table:table-cell>
          <table:table-cell table:formula="of:= ([times_1000000.C818] - [times_1000000.B818]) / 1000000" office:value-type="float" office:value="1.038336" calcext:value-type="float">
            <text:p>1.038336</text:p>
          </table:table-cell>
        </table:table-row>
        <table:table-row table:style-name="ro1">
          <table:table-cell table:formula="of:= [times_10000.A819]" office:value-type="float" office:value="818" calcext:value-type="float">
            <text:p>818</text:p>
          </table:table-cell>
          <table:table-cell table:formula="of:= ([times_10000.C819] - [times_10000.B819]) / 1000000" office:value-type="float" office:value="9.48224" calcext:value-type="float">
            <text:p>9.48224</text:p>
          </table:table-cell>
          <table:table-cell table:formula="of:= ([times_100000.C819] - [times_100000.B819]) / 1000000" office:value-type="float" office:value="1.054208" calcext:value-type="float">
            <text:p>1.054208</text:p>
          </table:table-cell>
          <table:table-cell table:formula="of:= ([times_1000000.C819] - [times_1000000.B819]) / 1000000" office:value-type="float" office:value="1.147904" calcext:value-type="float">
            <text:p>1.147904</text:p>
          </table:table-cell>
        </table:table-row>
        <table:table-row table:style-name="ro1">
          <table:table-cell table:formula="of:= [times_10000.A820]" office:value-type="float" office:value="819" calcext:value-type="float">
            <text:p>819</text:p>
          </table:table-cell>
          <table:table-cell table:formula="of:= ([times_10000.C820] - [times_10000.B820]) / 1000000" office:value-type="float" office:value="9.072384" calcext:value-type="float">
            <text:p>9.072384</text:p>
          </table:table-cell>
          <table:table-cell table:formula="of:= ([times_100000.C820] - [times_100000.B820]) / 1000000" office:value-type="float" office:value="1.017088" calcext:value-type="float">
            <text:p>1.017088</text:p>
          </table:table-cell>
          <table:table-cell table:formula="of:= ([times_1000000.C820] - [times_1000000.B820]) / 1000000" office:value-type="float" office:value="1.124864" calcext:value-type="float">
            <text:p>1.124864</text:p>
          </table:table-cell>
        </table:table-row>
        <table:table-row table:style-name="ro1">
          <table:table-cell table:formula="of:= [times_10000.A821]" office:value-type="float" office:value="820" calcext:value-type="float">
            <text:p>820</text:p>
          </table:table-cell>
          <table:table-cell table:formula="of:= ([times_10000.C821] - [times_10000.B821]) / 1000000" office:value-type="float" office:value="8.656896" calcext:value-type="float">
            <text:p>8.656896</text:p>
          </table:table-cell>
          <table:table-cell table:formula="of:= ([times_100000.C821] - [times_100000.B821]) / 1000000" office:value-type="float" office:value="1.012224" calcext:value-type="float">
            <text:p>1.012224</text:p>
          </table:table-cell>
          <table:table-cell table:formula="of:= ([times_1000000.C821] - [times_1000000.B821]) / 1000000" office:value-type="float" office:value="1.021952" calcext:value-type="float">
            <text:p>1.021952</text:p>
          </table:table-cell>
        </table:table-row>
        <table:table-row table:style-name="ro1">
          <table:table-cell table:formula="of:= [times_10000.A822]" office:value-type="float" office:value="821" calcext:value-type="float">
            <text:p>821</text:p>
          </table:table-cell>
          <table:table-cell table:formula="of:= ([times_10000.C822] - [times_10000.B822]) / 1000000" office:value-type="float" office:value="8.358144" calcext:value-type="float">
            <text:p>8.358144</text:p>
          </table:table-cell>
          <table:table-cell table:formula="of:= ([times_100000.C822] - [times_100000.B822]) / 1000000" office:value-type="float" office:value="1.025024" calcext:value-type="float">
            <text:p>1.025024</text:p>
          </table:table-cell>
          <table:table-cell table:formula="of:= ([times_1000000.C822] - [times_1000000.B822]) / 1000000" office:value-type="float" office:value="1.116672" calcext:value-type="float">
            <text:p>1.116672</text:p>
          </table:table-cell>
        </table:table-row>
        <table:table-row table:style-name="ro1">
          <table:table-cell table:formula="of:= [times_10000.A823]" office:value-type="float" office:value="822" calcext:value-type="float">
            <text:p>822</text:p>
          </table:table-cell>
          <table:table-cell table:formula="of:= ([times_10000.C823] - [times_10000.B823]) / 1000000" office:value-type="float" office:value="7.93856" calcext:value-type="float">
            <text:p>7.93856</text:p>
          </table:table-cell>
          <table:table-cell table:formula="of:= ([times_100000.C823] - [times_100000.B823]) / 1000000" office:value-type="float" office:value="1.0048" calcext:value-type="float">
            <text:p>1.0048</text:p>
          </table:table-cell>
          <table:table-cell table:formula="of:= ([times_1000000.C823] - [times_1000000.B823]) / 1000000" office:value-type="float" office:value="1.133312" calcext:value-type="float">
            <text:p>1.133312</text:p>
          </table:table-cell>
        </table:table-row>
        <table:table-row table:style-name="ro1">
          <table:table-cell table:formula="of:= [times_10000.A824]" office:value-type="float" office:value="823" calcext:value-type="float">
            <text:p>823</text:p>
          </table:table-cell>
          <table:table-cell table:formula="of:= ([times_10000.C824] - [times_10000.B824]) / 1000000" office:value-type="float" office:value="7.640832" calcext:value-type="float">
            <text:p>7.640832</text:p>
          </table:table-cell>
          <table:table-cell table:formula="of:= ([times_100000.C824] - [times_100000.B824]) / 1000000" office:value-type="float" office:value="1.03424" calcext:value-type="float">
            <text:p>1.03424</text:p>
          </table:table-cell>
          <table:table-cell table:formula="of:= ([times_1000000.C824] - [times_1000000.B824]) / 1000000" office:value-type="float" office:value="1.154816" calcext:value-type="float">
            <text:p>1.154816</text:p>
          </table:table-cell>
        </table:table-row>
        <table:table-row table:style-name="ro1">
          <table:table-cell table:formula="of:= [times_10000.A825]" office:value-type="float" office:value="824" calcext:value-type="float">
            <text:p>824</text:p>
          </table:table-cell>
          <table:table-cell table:formula="of:= ([times_10000.C825] - [times_10000.B825]) / 1000000" office:value-type="float" office:value="9.960192" calcext:value-type="float">
            <text:p>9.960192</text:p>
          </table:table-cell>
          <table:table-cell table:formula="of:= ([times_100000.C825] - [times_100000.B825]) / 1000000" office:value-type="float" office:value="1.049088" calcext:value-type="float">
            <text:p>1.049088</text:p>
          </table:table-cell>
          <table:table-cell table:formula="of:= ([times_1000000.C825] - [times_1000000.B825]) / 1000000" office:value-type="float" office:value="1.155328" calcext:value-type="float">
            <text:p>1.155328</text:p>
          </table:table-cell>
        </table:table-row>
        <table:table-row table:style-name="ro1">
          <table:table-cell table:formula="of:= [times_10000.A826]" office:value-type="float" office:value="825" calcext:value-type="float">
            <text:p>825</text:p>
          </table:table-cell>
          <table:table-cell table:formula="of:= ([times_10000.C826] - [times_10000.B826]) / 1000000" office:value-type="float" office:value="11.246848" calcext:value-type="float">
            <text:p>11.246848</text:p>
          </table:table-cell>
          <table:table-cell table:formula="of:= ([times_100000.C826] - [times_100000.B826]) / 1000000" office:value-type="float" office:value="0.951808" calcext:value-type="float">
            <text:p>0.951808</text:p>
          </table:table-cell>
          <table:table-cell table:formula="of:= ([times_1000000.C826] - [times_1000000.B826]) / 1000000" office:value-type="float" office:value="0.94208" calcext:value-type="float">
            <text:p>0.94208</text:p>
          </table:table-cell>
        </table:table-row>
        <table:table-row table:style-name="ro1">
          <table:table-cell table:formula="of:= [times_10000.A827]" office:value-type="float" office:value="826" calcext:value-type="float">
            <text:p>826</text:p>
          </table:table-cell>
          <table:table-cell table:formula="of:= ([times_10000.C827] - [times_10000.B827]) / 1000000" office:value-type="float" office:value="11.693312" calcext:value-type="float">
            <text:p>11.693312</text:p>
          </table:table-cell>
          <table:table-cell table:formula="of:= ([times_100000.C827] - [times_100000.B827]) / 1000000" office:value-type="float" office:value="1.019136" calcext:value-type="float">
            <text:p>1.019136</text:p>
          </table:table-cell>
          <table:table-cell table:formula="of:= ([times_1000000.C827] - [times_1000000.B827]) / 1000000" office:value-type="float" office:value="1.161472" calcext:value-type="float">
            <text:p>1.161472</text:p>
          </table:table-cell>
        </table:table-row>
        <table:table-row table:style-name="ro1">
          <table:table-cell table:formula="of:= [times_10000.A828]" office:value-type="float" office:value="827" calcext:value-type="float">
            <text:p>827</text:p>
          </table:table-cell>
          <table:table-cell table:formula="of:= ([times_10000.C828] - [times_10000.B828]) / 1000000" office:value-type="float" office:value="11.4432" calcext:value-type="float">
            <text:p>11.4432</text:p>
          </table:table-cell>
          <table:table-cell table:formula="of:= ([times_100000.C828] - [times_100000.B828]) / 1000000" office:value-type="float" office:value="1.002496" calcext:value-type="float">
            <text:p>1.002496</text:p>
          </table:table-cell>
          <table:table-cell table:formula="of:= ([times_1000000.C828] - [times_1000000.B828]) / 1000000" office:value-type="float" office:value="1.124864" calcext:value-type="float">
            <text:p>1.124864</text:p>
          </table:table-cell>
        </table:table-row>
        <table:table-row table:style-name="ro1">
          <table:table-cell table:formula="of:= [times_10000.A829]" office:value-type="float" office:value="828" calcext:value-type="float">
            <text:p>828</text:p>
          </table:table-cell>
          <table:table-cell table:formula="of:= ([times_10000.C829] - [times_10000.B829]) / 1000000" office:value-type="float" office:value="14.646272" calcext:value-type="float">
            <text:p>14.646272</text:p>
          </table:table-cell>
          <table:table-cell table:formula="of:= ([times_100000.C829] - [times_100000.B829]) / 1000000" office:value-type="float" office:value="0.954112" calcext:value-type="float">
            <text:p>0.954112</text:p>
          </table:table-cell>
          <table:table-cell table:formula="of:= ([times_1000000.C829] - [times_1000000.B829]) / 1000000" office:value-type="float" office:value="1.115648" calcext:value-type="float">
            <text:p>1.115648</text:p>
          </table:table-cell>
        </table:table-row>
        <table:table-row table:style-name="ro1">
          <table:table-cell table:formula="of:= [times_10000.A830]" office:value-type="float" office:value="829" calcext:value-type="float">
            <text:p>829</text:p>
          </table:table-cell>
          <table:table-cell table:formula="of:= ([times_10000.C830] - [times_10000.B830]) / 1000000" office:value-type="float" office:value="14.345984" calcext:value-type="float">
            <text:p>14.345984</text:p>
          </table:table-cell>
          <table:table-cell table:formula="of:= ([times_100000.C830] - [times_100000.B830]) / 1000000" office:value-type="float" office:value="1.017856" calcext:value-type="float">
            <text:p>1.017856</text:p>
          </table:table-cell>
          <table:table-cell table:formula="of:= ([times_1000000.C830] - [times_1000000.B830]) / 1000000" office:value-type="float" office:value="1.121792" calcext:value-type="float">
            <text:p>1.121792</text:p>
          </table:table-cell>
        </table:table-row>
        <table:table-row table:style-name="ro1">
          <table:table-cell table:formula="of:= [times_10000.A831]" office:value-type="float" office:value="830" calcext:value-type="float">
            <text:p>830</text:p>
          </table:table-cell>
          <table:table-cell table:formula="of:= ([times_10000.C831] - [times_10000.B831]) / 1000000" office:value-type="float" office:value="13.22496" calcext:value-type="float">
            <text:p>13.22496</text:p>
          </table:table-cell>
          <table:table-cell table:formula="of:= ([times_100000.C831] - [times_100000.B831]) / 1000000" office:value-type="float" office:value="0.976896" calcext:value-type="float">
            <text:p>0.976896</text:p>
          </table:table-cell>
          <table:table-cell table:formula="of:= ([times_1000000.C831] - [times_1000000.B831]) / 1000000" office:value-type="float" office:value="1.028096" calcext:value-type="float">
            <text:p>1.028096</text:p>
          </table:table-cell>
        </table:table-row>
        <table:table-row table:style-name="ro1">
          <table:table-cell table:formula="of:= [times_10000.A832]" office:value-type="float" office:value="831" calcext:value-type="float">
            <text:p>831</text:p>
          </table:table-cell>
          <table:table-cell table:formula="of:= ([times_10000.C832] - [times_10000.B832]) / 1000000" office:value-type="float" office:value="16.801792" calcext:value-type="float">
            <text:p>16.801792</text:p>
          </table:table-cell>
          <table:table-cell table:formula="of:= ([times_100000.C832] - [times_100000.B832]) / 1000000" office:value-type="float" office:value="1.5232" calcext:value-type="float">
            <text:p>1.5232</text:p>
          </table:table-cell>
          <table:table-cell table:formula="of:= ([times_1000000.C832] - [times_1000000.B832]) / 1000000" office:value-type="float" office:value="1.191936" calcext:value-type="float">
            <text:p>1.191936</text:p>
          </table:table-cell>
        </table:table-row>
        <table:table-row table:style-name="ro1">
          <table:table-cell table:formula="of:= [times_10000.A833]" office:value-type="float" office:value="832" calcext:value-type="float">
            <text:p>832</text:p>
          </table:table-cell>
          <table:table-cell table:formula="of:= ([times_10000.C833] - [times_10000.B833]) / 1000000" office:value-type="float" office:value="14.90688" calcext:value-type="float">
            <text:p>14.90688</text:p>
          </table:table-cell>
          <table:table-cell table:formula="of:= ([times_100000.C833] - [times_100000.B833]) / 1000000" office:value-type="float" office:value="1.057024" calcext:value-type="float">
            <text:p>1.057024</text:p>
          </table:table-cell>
          <table:table-cell table:formula="of:= ([times_1000000.C833] - [times_1000000.B833]) / 1000000" office:value-type="float" office:value="1.182976" calcext:value-type="float">
            <text:p>1.182976</text:p>
          </table:table-cell>
        </table:table-row>
        <table:table-row table:style-name="ro1">
          <table:table-cell table:formula="of:= [times_10000.A834]" office:value-type="float" office:value="833" calcext:value-type="float">
            <text:p>833</text:p>
          </table:table-cell>
          <table:table-cell table:formula="of:= ([times_10000.C834] - [times_10000.B834]) / 1000000" office:value-type="float" office:value="13.004288" calcext:value-type="float">
            <text:p>13.004288</text:p>
          </table:table-cell>
          <table:table-cell table:formula="of:= ([times_100000.C834] - [times_100000.B834]) / 1000000" office:value-type="float" office:value="1.037312" calcext:value-type="float">
            <text:p>1.037312</text:p>
          </table:table-cell>
          <table:table-cell table:formula="of:= ([times_1000000.C834] - [times_1000000.B834]) / 1000000" office:value-type="float" office:value="1.03424" calcext:value-type="float">
            <text:p>1.03424</text:p>
          </table:table-cell>
        </table:table-row>
        <table:table-row table:style-name="ro1">
          <table:table-cell table:formula="of:= [times_10000.A835]" office:value-type="float" office:value="834" calcext:value-type="float">
            <text:p>834</text:p>
          </table:table-cell>
          <table:table-cell table:formula="of:= ([times_10000.C835] - [times_10000.B835]) / 1000000" office:value-type="float" office:value="13.135104" calcext:value-type="float">
            <text:p>13.135104</text:p>
          </table:table-cell>
          <table:table-cell table:formula="of:= ([times_100000.C835] - [times_100000.B835]) / 1000000" office:value-type="float" office:value="0.980736" calcext:value-type="float">
            <text:p>0.980736</text:p>
          </table:table-cell>
          <table:table-cell table:formula="of:= ([times_1000000.C835] - [times_1000000.B835]) / 1000000" office:value-type="float" office:value="1.139968" calcext:value-type="float">
            <text:p>1.139968</text:p>
          </table:table-cell>
        </table:table-row>
        <table:table-row table:style-name="ro1">
          <table:table-cell table:formula="of:= [times_10000.A836]" office:value-type="float" office:value="835" calcext:value-type="float">
            <text:p>835</text:p>
          </table:table-cell>
          <table:table-cell table:formula="of:= ([times_10000.C836] - [times_10000.B836]) / 1000000" office:value-type="float" office:value="12.851968" calcext:value-type="float">
            <text:p>12.851968</text:p>
          </table:table-cell>
          <table:table-cell table:formula="of:= ([times_100000.C836] - [times_100000.B836]) / 1000000" office:value-type="float" office:value="0.980992" calcext:value-type="float">
            <text:p>0.980992</text:p>
          </table:table-cell>
          <table:table-cell table:formula="of:= ([times_1000000.C836] - [times_1000000.B836]) / 1000000" office:value-type="float" office:value="1.126912" calcext:value-type="float">
            <text:p>1.126912</text:p>
          </table:table-cell>
        </table:table-row>
        <table:table-row table:style-name="ro1">
          <table:table-cell table:formula="of:= [times_10000.A837]" office:value-type="float" office:value="836" calcext:value-type="float">
            <text:p>836</text:p>
          </table:table-cell>
          <table:table-cell table:formula="of:= ([times_10000.C837] - [times_10000.B837]) / 1000000" office:value-type="float" office:value="12.52224" calcext:value-type="float">
            <text:p>12.52224</text:p>
          </table:table-cell>
          <table:table-cell table:formula="of:= ([times_100000.C837] - [times_100000.B837]) / 1000000" office:value-type="float" office:value="0.83584" calcext:value-type="float">
            <text:p>0.83584</text:p>
          </table:table-cell>
          <table:table-cell table:formula="of:= ([times_1000000.C837] - [times_1000000.B837]) / 1000000" office:value-type="float" office:value="1.030144" calcext:value-type="float">
            <text:p>1.030144</text:p>
          </table:table-cell>
        </table:table-row>
        <table:table-row table:style-name="ro1">
          <table:table-cell table:formula="of:= [times_10000.A838]" office:value-type="float" office:value="837" calcext:value-type="float">
            <text:p>837</text:p>
          </table:table-cell>
          <table:table-cell table:formula="of:= ([times_10000.C838] - [times_10000.B838]) / 1000000" office:value-type="float" office:value="12.227072" calcext:value-type="float">
            <text:p>12.227072</text:p>
          </table:table-cell>
          <table:table-cell table:formula="of:= ([times_100000.C838] - [times_100000.B838]) / 1000000" office:value-type="float" office:value="0.950528" calcext:value-type="float">
            <text:p>0.950528</text:p>
          </table:table-cell>
          <table:table-cell table:formula="of:= ([times_1000000.C838] - [times_1000000.B838]) / 1000000" office:value-type="float" office:value="1.204224" calcext:value-type="float">
            <text:p>1.204224</text:p>
          </table:table-cell>
        </table:table-row>
        <table:table-row table:style-name="ro1">
          <table:table-cell table:formula="of:= [times_10000.A839]" office:value-type="float" office:value="838" calcext:value-type="float">
            <text:p>838</text:p>
          </table:table-cell>
          <table:table-cell table:formula="of:= ([times_10000.C839] - [times_10000.B839]) / 1000000" office:value-type="float" office:value="11.906816" calcext:value-type="float">
            <text:p>11.906816</text:p>
          </table:table-cell>
          <table:table-cell table:formula="of:= ([times_100000.C839] - [times_100000.B839]) / 1000000" office:value-type="float" office:value="0.968192" calcext:value-type="float">
            <text:p>0.968192</text:p>
          </table:table-cell>
          <table:table-cell table:formula="of:= ([times_1000000.C839] - [times_1000000.B839]) / 1000000" office:value-type="float" office:value="1.150208" calcext:value-type="float">
            <text:p>1.150208</text:p>
          </table:table-cell>
        </table:table-row>
        <table:table-row table:style-name="ro1">
          <table:table-cell table:formula="of:= [times_10000.A840]" office:value-type="float" office:value="839" calcext:value-type="float">
            <text:p>839</text:p>
          </table:table-cell>
          <table:table-cell table:formula="of:= ([times_10000.C840] - [times_10000.B840]) / 1000000" office:value-type="float" office:value="11.581952" calcext:value-type="float">
            <text:p>11.581952</text:p>
          </table:table-cell>
          <table:table-cell table:formula="of:= ([times_100000.C840] - [times_100000.B840]) / 1000000" office:value-type="float" office:value="1.030912" calcext:value-type="float">
            <text:p>1.030912</text:p>
          </table:table-cell>
          <table:table-cell table:formula="of:= ([times_1000000.C840] - [times_1000000.B840]) / 1000000" office:value-type="float" office:value="1.017088" calcext:value-type="float">
            <text:p>1.017088</text:p>
          </table:table-cell>
        </table:table-row>
        <table:table-row table:style-name="ro1">
          <table:table-cell table:formula="of:= [times_10000.A841]" office:value-type="float" office:value="840" calcext:value-type="float">
            <text:p>840</text:p>
          </table:table-cell>
          <table:table-cell table:formula="of:= ([times_10000.C841] - [times_10000.B841]) / 1000000" office:value-type="float" office:value="11.144192" calcext:value-type="float">
            <text:p>11.144192</text:p>
          </table:table-cell>
          <table:table-cell table:formula="of:= ([times_100000.C841] - [times_100000.B841]) / 1000000" office:value-type="float" office:value="0.838656" calcext:value-type="float">
            <text:p>0.838656</text:p>
          </table:table-cell>
          <table:table-cell table:formula="of:= ([times_1000000.C841] - [times_1000000.B841]) / 1000000" office:value-type="float" office:value="1.065728" calcext:value-type="float">
            <text:p>1.065728</text:p>
          </table:table-cell>
        </table:table-row>
        <table:table-row table:style-name="ro1">
          <table:table-cell table:formula="of:= [times_10000.A842]" office:value-type="float" office:value="841" calcext:value-type="float">
            <text:p>841</text:p>
          </table:table-cell>
          <table:table-cell table:formula="of:= ([times_10000.C842] - [times_10000.B842]) / 1000000" office:value-type="float" office:value="11.36384" calcext:value-type="float">
            <text:p>11.36384</text:p>
          </table:table-cell>
          <table:table-cell table:formula="of:= ([times_100000.C842] - [times_100000.B842]) / 1000000" office:value-type="float" office:value="1.000192" calcext:value-type="float">
            <text:p>1.000192</text:p>
          </table:table-cell>
          <table:table-cell table:formula="of:= ([times_1000000.C842] - [times_1000000.B842]) / 1000000" office:value-type="float" office:value="1.194752" calcext:value-type="float">
            <text:p>1.194752</text:p>
          </table:table-cell>
        </table:table-row>
        <table:table-row table:style-name="ro1">
          <table:table-cell table:formula="of:= [times_10000.A843]" office:value-type="float" office:value="842" calcext:value-type="float">
            <text:p>842</text:p>
          </table:table-cell>
          <table:table-cell table:formula="of:= ([times_10000.C843] - [times_10000.B843]) / 1000000" office:value-type="float" office:value="11.083776" calcext:value-type="float">
            <text:p>11.083776</text:p>
          </table:table-cell>
          <table:table-cell table:formula="of:= ([times_100000.C843] - [times_100000.B843]) / 1000000" office:value-type="float" office:value="1.009152" calcext:value-type="float">
            <text:p>1.009152</text:p>
          </table:table-cell>
          <table:table-cell table:formula="of:= ([times_1000000.C843] - [times_1000000.B843]) / 1000000" office:value-type="float" office:value="0.914176" calcext:value-type="float">
            <text:p>0.914176</text:p>
          </table:table-cell>
        </table:table-row>
        <table:table-row table:style-name="ro1">
          <table:table-cell table:formula="of:= [times_10000.A844]" office:value-type="float" office:value="843" calcext:value-type="float">
            <text:p>843</text:p>
          </table:table-cell>
          <table:table-cell table:formula="of:= ([times_10000.C844] - [times_10000.B844]) / 1000000" office:value-type="float" office:value="10.770944" calcext:value-type="float">
            <text:p>10.770944</text:p>
          </table:table-cell>
          <table:table-cell table:formula="of:= ([times_100000.C844] - [times_100000.B844]) / 1000000" office:value-type="float" office:value="1.02144" calcext:value-type="float">
            <text:p>1.02144</text:p>
          </table:table-cell>
          <table:table-cell table:formula="of:= ([times_1000000.C844] - [times_1000000.B844]) / 1000000" office:value-type="float" office:value="1.11104" calcext:value-type="float">
            <text:p>1.11104</text:p>
          </table:table-cell>
        </table:table-row>
        <table:table-row table:style-name="ro1">
          <table:table-cell table:formula="of:= [times_10000.A845]" office:value-type="float" office:value="844" calcext:value-type="float">
            <text:p>844</text:p>
          </table:table-cell>
          <table:table-cell table:formula="of:= ([times_10000.C845] - [times_10000.B845]) / 1000000" office:value-type="float" office:value="10.357248" calcext:value-type="float">
            <text:p>10.357248</text:p>
          </table:table-cell>
          <table:table-cell table:formula="of:= ([times_100000.C845] - [times_100000.B845]) / 1000000" office:value-type="float" office:value="0.940288" calcext:value-type="float">
            <text:p>0.940288</text:p>
          </table:table-cell>
          <table:table-cell table:formula="of:= ([times_1000000.C845] - [times_1000000.B845]) / 1000000" office:value-type="float" office:value="1.152" calcext:value-type="float">
            <text:p>1.152</text:p>
          </table:table-cell>
        </table:table-row>
        <table:table-row table:style-name="ro1">
          <table:table-cell table:formula="of:= [times_10000.A846]" office:value-type="float" office:value="845" calcext:value-type="float">
            <text:p>845</text:p>
          </table:table-cell>
          <table:table-cell table:formula="of:= ([times_10000.C846] - [times_10000.B846]) / 1000000" office:value-type="float" office:value="10.05696" calcext:value-type="float">
            <text:p>10.05696</text:p>
          </table:table-cell>
          <table:table-cell table:formula="of:= ([times_100000.C846] - [times_100000.B846]) / 1000000" office:value-type="float" office:value="1.005056" calcext:value-type="float">
            <text:p>1.005056</text:p>
          </table:table-cell>
          <table:table-cell table:formula="of:= ([times_1000000.C846] - [times_1000000.B846]) / 1000000" office:value-type="float" office:value="1.124864" calcext:value-type="float">
            <text:p>1.124864</text:p>
          </table:table-cell>
        </table:table-row>
        <table:table-row table:style-name="ro1">
          <table:table-cell table:formula="of:= [times_10000.A847]" office:value-type="float" office:value="846" calcext:value-type="float">
            <text:p>846</text:p>
          </table:table-cell>
          <table:table-cell table:formula="of:= ([times_10000.C847] - [times_10000.B847]) / 1000000" office:value-type="float" office:value="9.488128" calcext:value-type="float">
            <text:p>9.488128</text:p>
          </table:table-cell>
          <table:table-cell table:formula="of:= ([times_100000.C847] - [times_100000.B847]) / 1000000" office:value-type="float" office:value="1.019392" calcext:value-type="float">
            <text:p>1.019392</text:p>
          </table:table-cell>
          <table:table-cell table:formula="of:= ([times_1000000.C847] - [times_1000000.B847]) / 1000000" office:value-type="float" office:value="1.053184" calcext:value-type="float">
            <text:p>1.053184</text:p>
          </table:table-cell>
        </table:table-row>
        <table:table-row table:style-name="ro1">
          <table:table-cell table:formula="of:= [times_10000.A848]" office:value-type="float" office:value="847" calcext:value-type="float">
            <text:p>847</text:p>
          </table:table-cell>
          <table:table-cell table:formula="of:= ([times_10000.C848] - [times_10000.B848]) / 1000000" office:value-type="float" office:value="9.916672" calcext:value-type="float">
            <text:p>9.916672</text:p>
          </table:table-cell>
          <table:table-cell table:formula="of:= ([times_100000.C848] - [times_100000.B848]) / 1000000" office:value-type="float" office:value="0.94592" calcext:value-type="float">
            <text:p>0.94592</text:p>
          </table:table-cell>
          <table:table-cell table:formula="of:= ([times_1000000.C848] - [times_1000000.B848]) / 1000000" office:value-type="float" office:value="1.149952" calcext:value-type="float">
            <text:p>1.149952</text:p>
          </table:table-cell>
        </table:table-row>
        <table:table-row table:style-name="ro1">
          <table:table-cell table:formula="of:= [times_10000.A849]" office:value-type="float" office:value="848" calcext:value-type="float">
            <text:p>848</text:p>
          </table:table-cell>
          <table:table-cell table:formula="of:= ([times_10000.C849] - [times_10000.B849]) / 1000000" office:value-type="float" office:value="9.576704" calcext:value-type="float">
            <text:p>9.576704</text:p>
          </table:table-cell>
          <table:table-cell table:formula="of:= ([times_100000.C849] - [times_100000.B849]) / 1000000" office:value-type="float" office:value="1.00096" calcext:value-type="float">
            <text:p>1.00096</text:p>
          </table:table-cell>
          <table:table-cell table:formula="of:= ([times_1000000.C849] - [times_1000000.B849]) / 1000000" office:value-type="float" office:value="1.163776" calcext:value-type="float">
            <text:p>1.163776</text:p>
          </table:table-cell>
        </table:table-row>
        <table:table-row table:style-name="ro1">
          <table:table-cell table:formula="of:= [times_10000.A850]" office:value-type="float" office:value="849" calcext:value-type="float">
            <text:p>849</text:p>
          </table:table-cell>
          <table:table-cell table:formula="of:= ([times_10000.C850] - [times_10000.B850]) / 1000000" office:value-type="float" office:value="9.129984" calcext:value-type="float">
            <text:p>9.129984</text:p>
          </table:table-cell>
          <table:table-cell table:formula="of:= ([times_100000.C850] - [times_100000.B850]) / 1000000" office:value-type="float" office:value="0.993024" calcext:value-type="float">
            <text:p>0.993024</text:p>
          </table:table-cell>
          <table:table-cell table:formula="of:= ([times_1000000.C850] - [times_1000000.B850]) / 1000000" office:value-type="float" office:value="1.044992" calcext:value-type="float">
            <text:p>1.044992</text:p>
          </table:table-cell>
        </table:table-row>
        <table:table-row table:style-name="ro1">
          <table:table-cell table:formula="of:= [times_10000.A851]" office:value-type="float" office:value="850" calcext:value-type="float">
            <text:p>850</text:p>
          </table:table-cell>
          <table:table-cell table:formula="of:= ([times_10000.C851] - [times_10000.B851]) / 1000000" office:value-type="float" office:value="9.368576" calcext:value-type="float">
            <text:p>9.368576</text:p>
          </table:table-cell>
          <table:table-cell table:formula="of:= ([times_100000.C851] - [times_100000.B851]) / 1000000" office:value-type="float" office:value="1.138944" calcext:value-type="float">
            <text:p>1.138944</text:p>
          </table:table-cell>
          <table:table-cell table:formula="of:= ([times_1000000.C851] - [times_1000000.B851]) / 1000000" office:value-type="float" office:value="1.22496" calcext:value-type="float">
            <text:p>1.22496</text:p>
          </table:table-cell>
        </table:table-row>
        <table:table-row table:style-name="ro1">
          <table:table-cell table:formula="of:= [times_10000.A852]" office:value-type="float" office:value="851" calcext:value-type="float">
            <text:p>851</text:p>
          </table:table-cell>
          <table:table-cell table:formula="of:= ([times_10000.C852] - [times_10000.B852]) / 1000000" office:value-type="float" office:value="11.0848" calcext:value-type="float">
            <text:p>11.0848</text:p>
          </table:table-cell>
          <table:table-cell table:formula="of:= ([times_100000.C852] - [times_100000.B852]) / 1000000" office:value-type="float" office:value="1.035008" calcext:value-type="float">
            <text:p>1.035008</text:p>
          </table:table-cell>
          <table:table-cell table:formula="of:= ([times_1000000.C852] - [times_1000000.B852]) / 1000000" office:value-type="float" office:value="1.156096" calcext:value-type="float">
            <text:p>1.156096</text:p>
          </table:table-cell>
        </table:table-row>
        <table:table-row table:style-name="ro1">
          <table:table-cell table:formula="of:= [times_10000.A853]" office:value-type="float" office:value="852" calcext:value-type="float">
            <text:p>852</text:p>
          </table:table-cell>
          <table:table-cell table:formula="of:= ([times_10000.C853] - [times_10000.B853]) / 1000000" office:value-type="float" office:value="10.803968" calcext:value-type="float">
            <text:p>10.803968</text:p>
          </table:table-cell>
          <table:table-cell table:formula="of:= ([times_100000.C853] - [times_100000.B853]) / 1000000" office:value-type="float" office:value="1.010432" calcext:value-type="float">
            <text:p>1.010432</text:p>
          </table:table-cell>
          <table:table-cell table:formula="of:= ([times_1000000.C853] - [times_1000000.B853]) / 1000000" office:value-type="float" office:value="1.029888" calcext:value-type="float">
            <text:p>1.029888</text:p>
          </table:table-cell>
        </table:table-row>
        <table:table-row table:style-name="ro1">
          <table:table-cell table:formula="of:= [times_10000.A854]" office:value-type="float" office:value="853" calcext:value-type="float">
            <text:p>853</text:p>
          </table:table-cell>
          <table:table-cell table:formula="of:= ([times_10000.C854] - [times_10000.B854]) / 1000000" office:value-type="float" office:value="10.4704" calcext:value-type="float">
            <text:p>10.4704</text:p>
          </table:table-cell>
          <table:table-cell table:formula="of:= ([times_100000.C854] - [times_100000.B854]) / 1000000" office:value-type="float" office:value="1.094912" calcext:value-type="float">
            <text:p>1.094912</text:p>
          </table:table-cell>
          <table:table-cell table:formula="of:= ([times_1000000.C854] - [times_1000000.B854]) / 1000000" office:value-type="float" office:value="1.204736" calcext:value-type="float">
            <text:p>1.204736</text:p>
          </table:table-cell>
        </table:table-row>
        <table:table-row table:style-name="ro1">
          <table:table-cell table:formula="of:= [times_10000.A855]" office:value-type="float" office:value="854" calcext:value-type="float">
            <text:p>854</text:p>
          </table:table-cell>
          <table:table-cell table:formula="of:= ([times_10000.C855] - [times_10000.B855]) / 1000000" office:value-type="float" office:value="9.663488" calcext:value-type="float">
            <text:p>9.663488</text:p>
          </table:table-cell>
          <table:table-cell table:formula="of:= ([times_100000.C855] - [times_100000.B855]) / 1000000" office:value-type="float" office:value="1.044992" calcext:value-type="float">
            <text:p>1.044992</text:p>
          </table:table-cell>
          <table:table-cell table:formula="of:= ([times_1000000.C855] - [times_1000000.B855]) / 1000000" office:value-type="float" office:value="1.150464" calcext:value-type="float">
            <text:p>1.150464</text:p>
          </table:table-cell>
        </table:table-row>
        <table:table-row table:style-name="ro1">
          <table:table-cell table:formula="of:= [times_10000.A856]" office:value-type="float" office:value="855" calcext:value-type="float">
            <text:p>855</text:p>
          </table:table-cell>
          <table:table-cell table:formula="of:= ([times_10000.C856] - [times_10000.B856]) / 1000000" office:value-type="float" office:value="9.209088" calcext:value-type="float">
            <text:p>9.209088</text:p>
          </table:table-cell>
          <table:table-cell table:formula="of:= ([times_100000.C856] - [times_100000.B856]) / 1000000" office:value-type="float" office:value="0.785664" calcext:value-type="float">
            <text:p>0.785664</text:p>
          </table:table-cell>
          <table:table-cell table:formula="of:= ([times_1000000.C856] - [times_1000000.B856]) / 1000000" office:value-type="float" office:value="1.062912" calcext:value-type="float">
            <text:p>1.062912</text:p>
          </table:table-cell>
        </table:table-row>
        <table:table-row table:style-name="ro1">
          <table:table-cell table:formula="of:= [times_10000.A857]" office:value-type="float" office:value="856" calcext:value-type="float">
            <text:p>856</text:p>
          </table:table-cell>
          <table:table-cell table:formula="of:= ([times_10000.C857] - [times_10000.B857]) / 1000000" office:value-type="float" office:value="8.907264" calcext:value-type="float">
            <text:p>8.907264</text:p>
          </table:table-cell>
          <table:table-cell table:formula="of:= ([times_100000.C857] - [times_100000.B857]) / 1000000" office:value-type="float" office:value="1.010688" calcext:value-type="float">
            <text:p>1.010688</text:p>
          </table:table-cell>
          <table:table-cell table:formula="of:= ([times_1000000.C857] - [times_1000000.B857]) / 1000000" office:value-type="float" office:value="1.14816" calcext:value-type="float">
            <text:p>1.14816</text:p>
          </table:table-cell>
        </table:table-row>
        <table:table-row table:style-name="ro1">
          <table:table-cell table:formula="of:= [times_10000.A858]" office:value-type="float" office:value="857" calcext:value-type="float">
            <text:p>857</text:p>
          </table:table-cell>
          <table:table-cell table:formula="of:= ([times_10000.C858] - [times_10000.B858]) / 1000000" office:value-type="float" office:value="8.587776" calcext:value-type="float">
            <text:p>8.587776</text:p>
          </table:table-cell>
          <table:table-cell table:formula="of:= ([times_100000.C858] - [times_100000.B858]) / 1000000" office:value-type="float" office:value="1.039872" calcext:value-type="float">
            <text:p>1.039872</text:p>
          </table:table-cell>
          <table:table-cell table:formula="of:= ([times_1000000.C858] - [times_1000000.B858]) / 1000000" office:value-type="float" office:value="1.078016" calcext:value-type="float">
            <text:p>1.078016</text:p>
          </table:table-cell>
        </table:table-row>
        <table:table-row table:style-name="ro1">
          <table:table-cell table:formula="of:= [times_10000.A859]" office:value-type="float" office:value="858" calcext:value-type="float">
            <text:p>858</text:p>
          </table:table-cell>
          <table:table-cell table:formula="of:= ([times_10000.C859] - [times_10000.B859]) / 1000000" office:value-type="float" office:value="8.264704" calcext:value-type="float">
            <text:p>8.264704</text:p>
          </table:table-cell>
          <table:table-cell table:formula="of:= ([times_100000.C859] - [times_100000.B859]) / 1000000" office:value-type="float" office:value="1.04192" calcext:value-type="float">
            <text:p>1.04192</text:p>
          </table:table-cell>
          <table:table-cell table:formula="of:= ([times_1000000.C859] - [times_1000000.B859]) / 1000000" office:value-type="float" office:value="1.129728" calcext:value-type="float">
            <text:p>1.129728</text:p>
          </table:table-cell>
        </table:table-row>
        <table:table-row table:style-name="ro1">
          <table:table-cell table:formula="of:= [times_10000.A860]" office:value-type="float" office:value="859" calcext:value-type="float">
            <text:p>859</text:p>
          </table:table-cell>
          <table:table-cell table:formula="of:= ([times_10000.C860] - [times_10000.B860]) / 1000000" office:value-type="float" office:value="7.962624" calcext:value-type="float">
            <text:p>7.962624</text:p>
          </table:table-cell>
          <table:table-cell table:formula="of:= ([times_100000.C860] - [times_100000.B860]) / 1000000" office:value-type="float" office:value="1.028096" calcext:value-type="float">
            <text:p>1.028096</text:p>
          </table:table-cell>
          <table:table-cell table:formula="of:= ([times_1000000.C860] - [times_1000000.B860]) / 1000000" office:value-type="float" office:value="1.10976" calcext:value-type="float">
            <text:p>1.10976</text:p>
          </table:table-cell>
        </table:table-row>
        <table:table-row table:style-name="ro1">
          <table:table-cell table:formula="of:= [times_10000.A861]" office:value-type="float" office:value="860" calcext:value-type="float">
            <text:p>860</text:p>
          </table:table-cell>
          <table:table-cell table:formula="of:= ([times_10000.C861] - [times_10000.B861]) / 1000000" office:value-type="float" office:value="7.5648" calcext:value-type="float">
            <text:p>7.5648</text:p>
          </table:table-cell>
          <table:table-cell table:formula="of:= ([times_100000.C861] - [times_100000.B861]) / 1000000" office:value-type="float" office:value="0.804096" calcext:value-type="float">
            <text:p>0.804096</text:p>
          </table:table-cell>
          <table:table-cell table:formula="of:= ([times_1000000.C861] - [times_1000000.B861]) / 1000000" office:value-type="float" office:value="1.11104" calcext:value-type="float">
            <text:p>1.11104</text:p>
          </table:table-cell>
        </table:table-row>
        <table:table-row table:style-name="ro1">
          <table:table-cell table:formula="of:= [times_10000.A862]" office:value-type="float" office:value="861" calcext:value-type="float">
            <text:p>861</text:p>
          </table:table-cell>
          <table:table-cell table:formula="of:= ([times_10000.C862] - [times_10000.B862]) / 1000000" office:value-type="float" office:value="7.238912" calcext:value-type="float">
            <text:p>7.238912</text:p>
          </table:table-cell>
          <table:table-cell table:formula="of:= ([times_100000.C862] - [times_100000.B862]) / 1000000" office:value-type="float" office:value="0.98688" calcext:value-type="float">
            <text:p>0.98688</text:p>
          </table:table-cell>
          <table:table-cell table:formula="of:= ([times_1000000.C862] - [times_1000000.B862]) / 1000000" office:value-type="float" office:value="1.097984" calcext:value-type="float">
            <text:p>1.097984</text:p>
          </table:table-cell>
        </table:table-row>
        <table:table-row table:style-name="ro1">
          <table:table-cell table:formula="of:= [times_10000.A863]" office:value-type="float" office:value="862" calcext:value-type="float">
            <text:p>862</text:p>
          </table:table-cell>
          <table:table-cell table:formula="of:= ([times_10000.C863] - [times_10000.B863]) / 1000000" office:value-type="float" office:value="7.037696" calcext:value-type="float">
            <text:p>7.037696</text:p>
          </table:table-cell>
          <table:table-cell table:formula="of:= ([times_100000.C863] - [times_100000.B863]) / 1000000" office:value-type="float" office:value="0.997632" calcext:value-type="float">
            <text:p>0.997632</text:p>
          </table:table-cell>
          <table:table-cell table:formula="of:= ([times_1000000.C863] - [times_1000000.B863]) / 1000000" office:value-type="float" office:value="1.018112" calcext:value-type="float">
            <text:p>1.018112</text:p>
          </table:table-cell>
        </table:table-row>
        <table:table-row table:style-name="ro1">
          <table:table-cell table:formula="of:= [times_10000.A864]" office:value-type="float" office:value="863" calcext:value-type="float">
            <text:p>863</text:p>
          </table:table-cell>
          <table:table-cell table:formula="of:= ([times_10000.C864] - [times_10000.B864]) / 1000000" office:value-type="float" office:value="8.385792" calcext:value-type="float">
            <text:p>8.385792</text:p>
          </table:table-cell>
          <table:table-cell table:formula="of:= ([times_100000.C864] - [times_100000.B864]) / 1000000" office:value-type="float" office:value="0.95488" calcext:value-type="float">
            <text:p>0.95488</text:p>
          </table:table-cell>
          <table:table-cell table:formula="of:= ([times_1000000.C864] - [times_1000000.B864]) / 1000000" office:value-type="float" office:value="1.550848" calcext:value-type="float">
            <text:p>1.550848</text:p>
          </table:table-cell>
        </table:table-row>
        <table:table-row table:style-name="ro1">
          <table:table-cell table:formula="of:= [times_10000.A865]" office:value-type="float" office:value="864" calcext:value-type="float">
            <text:p>864</text:p>
          </table:table-cell>
          <table:table-cell table:formula="of:= ([times_10000.C865] - [times_10000.B865]) / 1000000" office:value-type="float" office:value="11.262208" calcext:value-type="float">
            <text:p>11.262208</text:p>
          </table:table-cell>
          <table:table-cell table:formula="of:= ([times_100000.C865] - [times_100000.B865]) / 1000000" office:value-type="float" office:value="0.975872" calcext:value-type="float">
            <text:p>0.975872</text:p>
          </table:table-cell>
          <table:table-cell table:formula="of:= ([times_1000000.C865] - [times_1000000.B865]) / 1000000" office:value-type="float" office:value="1.173248" calcext:value-type="float">
            <text:p>1.173248</text:p>
          </table:table-cell>
        </table:table-row>
        <table:table-row table:style-name="ro1">
          <table:table-cell table:formula="of:= [times_10000.A866]" office:value-type="float" office:value="865" calcext:value-type="float">
            <text:p>865</text:p>
          </table:table-cell>
          <table:table-cell table:formula="of:= ([times_10000.C866] - [times_10000.B866]) / 1000000" office:value-type="float" office:value="19.564544" calcext:value-type="float">
            <text:p>19.564544</text:p>
          </table:table-cell>
          <table:table-cell table:formula="of:= ([times_100000.C866] - [times_100000.B866]) / 1000000" office:value-type="float" office:value="0.708352" calcext:value-type="float">
            <text:p>0.708352</text:p>
          </table:table-cell>
          <table:table-cell table:formula="of:= ([times_1000000.C866] - [times_1000000.B866]) / 1000000" office:value-type="float" office:value="2.040064" calcext:value-type="float">
            <text:p>2.040064</text:p>
          </table:table-cell>
        </table:table-row>
        <table:table-row table:style-name="ro1">
          <table:table-cell table:formula="of:= [times_10000.A867]" office:value-type="float" office:value="866" calcext:value-type="float">
            <text:p>866</text:p>
          </table:table-cell>
          <table:table-cell table:formula="of:= ([times_10000.C867] - [times_10000.B867]) / 1000000" office:value-type="float" office:value="19.441664" calcext:value-type="float">
            <text:p>19.441664</text:p>
          </table:table-cell>
          <table:table-cell table:formula="of:= ([times_100000.C867] - [times_100000.B867]) / 1000000" office:value-type="float" office:value="0.779776" calcext:value-type="float">
            <text:p>0.779776</text:p>
          </table:table-cell>
          <table:table-cell table:formula="of:= ([times_1000000.C867] - [times_1000000.B867]) / 1000000" office:value-type="float" office:value="2.909952" calcext:value-type="float">
            <text:p>2.909952</text:p>
          </table:table-cell>
        </table:table-row>
        <table:table-row table:style-name="ro1">
          <table:table-cell table:formula="of:= [times_10000.A868]" office:value-type="float" office:value="867" calcext:value-type="float">
            <text:p>867</text:p>
          </table:table-cell>
          <table:table-cell table:formula="of:= ([times_10000.C868] - [times_10000.B868]) / 1000000" office:value-type="float" office:value="19.163904" calcext:value-type="float">
            <text:p>19.163904</text:p>
          </table:table-cell>
          <table:table-cell table:formula="of:= ([times_100000.C868] - [times_100000.B868]) / 1000000" office:value-type="float" office:value="1.00224" calcext:value-type="float">
            <text:p>1.00224</text:p>
          </table:table-cell>
          <table:table-cell table:formula="of:= ([times_1000000.C868] - [times_1000000.B868]) / 1000000" office:value-type="float" office:value="2.646016" calcext:value-type="float">
            <text:p>2.646016</text:p>
          </table:table-cell>
        </table:table-row>
        <table:table-row table:style-name="ro1">
          <table:table-cell table:formula="of:= [times_10000.A869]" office:value-type="float" office:value="868" calcext:value-type="float">
            <text:p>868</text:p>
          </table:table-cell>
          <table:table-cell table:formula="of:= ([times_10000.C869] - [times_10000.B869]) / 1000000" office:value-type="float" office:value="19.373568" calcext:value-type="float">
            <text:p>19.373568</text:p>
          </table:table-cell>
          <table:table-cell table:formula="of:= ([times_100000.C869] - [times_100000.B869]) / 1000000" office:value-type="float" office:value="1.068288" calcext:value-type="float">
            <text:p>1.068288</text:p>
          </table:table-cell>
          <table:table-cell table:formula="of:= ([times_1000000.C869] - [times_1000000.B869]) / 1000000" office:value-type="float" office:value="4.984064" calcext:value-type="float">
            <text:p>4.984064</text:p>
          </table:table-cell>
        </table:table-row>
        <table:table-row table:style-name="ro1">
          <table:table-cell table:formula="of:= [times_10000.A870]" office:value-type="float" office:value="869" calcext:value-type="float">
            <text:p>869</text:p>
          </table:table-cell>
          <table:table-cell table:formula="of:= ([times_10000.C870] - [times_10000.B870]) / 1000000" office:value-type="float" office:value="18.977536" calcext:value-type="float">
            <text:p>18.977536</text:p>
          </table:table-cell>
          <table:table-cell table:formula="of:= ([times_100000.C870] - [times_100000.B870]) / 1000000" office:value-type="float" office:value="0.957952" calcext:value-type="float">
            <text:p>0.957952</text:p>
          </table:table-cell>
          <table:table-cell table:formula="of:= ([times_1000000.C870] - [times_1000000.B870]) / 1000000" office:value-type="float" office:value="5.987072" calcext:value-type="float">
            <text:p>5.987072</text:p>
          </table:table-cell>
        </table:table-row>
        <table:table-row table:style-name="ro1">
          <table:table-cell table:formula="of:= [times_10000.A871]" office:value-type="float" office:value="870" calcext:value-type="float">
            <text:p>870</text:p>
          </table:table-cell>
          <table:table-cell table:formula="of:= ([times_10000.C871] - [times_10000.B871]) / 1000000" office:value-type="float" office:value="19.786752" calcext:value-type="float">
            <text:p>19.786752</text:p>
          </table:table-cell>
          <table:table-cell table:formula="of:= ([times_100000.C871] - [times_100000.B871]) / 1000000" office:value-type="float" office:value="0.973312" calcext:value-type="float">
            <text:p>0.973312</text:p>
          </table:table-cell>
          <table:table-cell table:formula="of:= ([times_1000000.C871] - [times_1000000.B871]) / 1000000" office:value-type="float" office:value="8.482816" calcext:value-type="float">
            <text:p>8.482816</text:p>
          </table:table-cell>
        </table:table-row>
        <table:table-row table:style-name="ro1">
          <table:table-cell table:formula="of:= [times_10000.A872]" office:value-type="float" office:value="871" calcext:value-type="float">
            <text:p>871</text:p>
          </table:table-cell>
          <table:table-cell table:formula="of:= ([times_10000.C872] - [times_10000.B872]) / 1000000" office:value-type="float" office:value="21.734912" calcext:value-type="float">
            <text:p>21.734912</text:p>
          </table:table-cell>
          <table:table-cell table:formula="of:= ([times_100000.C872] - [times_100000.B872]) / 1000000" office:value-type="float" office:value="0.99328" calcext:value-type="float">
            <text:p>0.99328</text:p>
          </table:table-cell>
          <table:table-cell table:formula="of:= ([times_1000000.C872] - [times_1000000.B872]) / 1000000" office:value-type="float" office:value="8.198912" calcext:value-type="float">
            <text:p>8.198912</text:p>
          </table:table-cell>
        </table:table-row>
        <table:table-row table:style-name="ro1">
          <table:table-cell table:formula="of:= [times_10000.A873]" office:value-type="float" office:value="872" calcext:value-type="float">
            <text:p>872</text:p>
          </table:table-cell>
          <table:table-cell table:formula="of:= ([times_10000.C873] - [times_10000.B873]) / 1000000" office:value-type="float" office:value="21.903104" calcext:value-type="float">
            <text:p>21.903104</text:p>
          </table:table-cell>
          <table:table-cell table:formula="of:= ([times_100000.C873] - [times_100000.B873]) / 1000000" office:value-type="float" office:value="1.024768" calcext:value-type="float">
            <text:p>1.024768</text:p>
          </table:table-cell>
          <table:table-cell table:formula="of:= ([times_1000000.C873] - [times_1000000.B873]) / 1000000" office:value-type="float" office:value="8.116736" calcext:value-type="float">
            <text:p>8.116736</text:p>
          </table:table-cell>
        </table:table-row>
        <table:table-row table:style-name="ro1">
          <table:table-cell table:formula="of:= [times_10000.A874]" office:value-type="float" office:value="873" calcext:value-type="float">
            <text:p>873</text:p>
          </table:table-cell>
          <table:table-cell table:formula="of:= ([times_10000.C874] - [times_10000.B874]) / 1000000" office:value-type="float" office:value="22.29888" calcext:value-type="float">
            <text:p>22.29888</text:p>
          </table:table-cell>
          <table:table-cell table:formula="of:= ([times_100000.C874] - [times_100000.B874]) / 1000000" office:value-type="float" office:value="0.999936" calcext:value-type="float">
            <text:p>0.999936</text:p>
          </table:table-cell>
          <table:table-cell table:formula="of:= ([times_1000000.C874] - [times_1000000.B874]) / 1000000" office:value-type="float" office:value="7.828736" calcext:value-type="float">
            <text:p>7.828736</text:p>
          </table:table-cell>
        </table:table-row>
        <table:table-row table:style-name="ro1">
          <table:table-cell table:formula="of:= [times_10000.A875]" office:value-type="float" office:value="874" calcext:value-type="float">
            <text:p>874</text:p>
          </table:table-cell>
          <table:table-cell table:formula="of:= ([times_10000.C875] - [times_10000.B875]) / 1000000" office:value-type="float" office:value="22.76992" calcext:value-type="float">
            <text:p>22.76992</text:p>
          </table:table-cell>
          <table:table-cell table:formula="of:= ([times_100000.C875] - [times_100000.B875]) / 1000000" office:value-type="float" office:value="0.845056" calcext:value-type="float">
            <text:p>0.845056</text:p>
          </table:table-cell>
          <table:table-cell table:formula="of:= ([times_1000000.C875] - [times_1000000.B875]) / 1000000" office:value-type="float" office:value="9.632" calcext:value-type="float">
            <text:p>9.632</text:p>
          </table:table-cell>
        </table:table-row>
        <table:table-row table:style-name="ro1">
          <table:table-cell table:formula="of:= [times_10000.A876]" office:value-type="float" office:value="875" calcext:value-type="float">
            <text:p>875</text:p>
          </table:table-cell>
          <table:table-cell table:formula="of:= ([times_10000.C876] - [times_10000.B876]) / 1000000" office:value-type="float" office:value="22.786304" calcext:value-type="float">
            <text:p>22.786304</text:p>
          </table:table-cell>
          <table:table-cell table:formula="of:= ([times_100000.C876] - [times_100000.B876]) / 1000000" office:value-type="float" office:value="0.95488" calcext:value-type="float">
            <text:p>0.95488</text:p>
          </table:table-cell>
          <table:table-cell table:formula="of:= ([times_1000000.C876] - [times_1000000.B876]) / 1000000" office:value-type="float" office:value="12.09088" calcext:value-type="float">
            <text:p>12.09088</text:p>
          </table:table-cell>
        </table:table-row>
        <table:table-row table:style-name="ro1">
          <table:table-cell table:formula="of:= [times_10000.A877]" office:value-type="float" office:value="876" calcext:value-type="float">
            <text:p>876</text:p>
          </table:table-cell>
          <table:table-cell table:formula="of:= ([times_10000.C877] - [times_10000.B877]) / 1000000" office:value-type="float" office:value="27.836928" calcext:value-type="float">
            <text:p>27.836928</text:p>
          </table:table-cell>
          <table:table-cell table:formula="of:= ([times_100000.C877] - [times_100000.B877]) / 1000000" office:value-type="float" office:value="0.93568" calcext:value-type="float">
            <text:p>0.93568</text:p>
          </table:table-cell>
          <table:table-cell table:formula="of:= ([times_1000000.C877] - [times_1000000.B877]) / 1000000" office:value-type="float" office:value="12.95616" calcext:value-type="float">
            <text:p>12.95616</text:p>
          </table:table-cell>
        </table:table-row>
        <table:table-row table:style-name="ro1">
          <table:table-cell table:formula="of:= [times_10000.A878]" office:value-type="float" office:value="877" calcext:value-type="float">
            <text:p>877</text:p>
          </table:table-cell>
          <table:table-cell table:formula="of:= ([times_10000.C878] - [times_10000.B878]) / 1000000" office:value-type="float" office:value="27.550976" calcext:value-type="float">
            <text:p>27.550976</text:p>
          </table:table-cell>
          <table:table-cell table:formula="of:= ([times_100000.C878] - [times_100000.B878]) / 1000000" office:value-type="float" office:value="1.025792" calcext:value-type="float">
            <text:p>1.025792</text:p>
          </table:table-cell>
          <table:table-cell table:formula="of:= ([times_1000000.C878] - [times_1000000.B878]) / 1000000" office:value-type="float" office:value="14.99904" calcext:value-type="float">
            <text:p>14.99904</text:p>
          </table:table-cell>
        </table:table-row>
        <table:table-row table:style-name="ro1">
          <table:table-cell table:formula="of:= [times_10000.A879]" office:value-type="float" office:value="878" calcext:value-type="float">
            <text:p>878</text:p>
          </table:table-cell>
          <table:table-cell table:formula="of:= ([times_10000.C879] - [times_10000.B879]) / 1000000" office:value-type="float" office:value="27.225088" calcext:value-type="float">
            <text:p>27.225088</text:p>
          </table:table-cell>
          <table:table-cell table:formula="of:= ([times_100000.C879] - [times_100000.B879]) / 1000000" office:value-type="float" office:value="1.021696" calcext:value-type="float">
            <text:p>1.021696</text:p>
          </table:table-cell>
          <table:table-cell table:formula="of:= ([times_1000000.C879] - [times_1000000.B879]) / 1000000" office:value-type="float" office:value="14.720512" calcext:value-type="float">
            <text:p>14.720512</text:p>
          </table:table-cell>
        </table:table-row>
        <table:table-row table:style-name="ro1">
          <table:table-cell table:formula="of:= [times_10000.A880]" office:value-type="float" office:value="879" calcext:value-type="float">
            <text:p>879</text:p>
          </table:table-cell>
          <table:table-cell table:formula="of:= ([times_10000.C880] - [times_10000.B880]) / 1000000" office:value-type="float" office:value="26.791424" calcext:value-type="float">
            <text:p>26.791424</text:p>
          </table:table-cell>
          <table:table-cell table:formula="of:= ([times_100000.C880] - [times_100000.B880]) / 1000000" office:value-type="float" office:value="0.95488" calcext:value-type="float">
            <text:p>0.95488</text:p>
          </table:table-cell>
          <table:table-cell table:formula="of:= ([times_1000000.C880] - [times_1000000.B880]) / 1000000" office:value-type="float" office:value="15.064064" calcext:value-type="float">
            <text:p>15.064064</text:p>
          </table:table-cell>
        </table:table-row>
        <table:table-row table:style-name="ro1">
          <table:table-cell table:formula="of:= [times_10000.A881]" office:value-type="float" office:value="880" calcext:value-type="float">
            <text:p>880</text:p>
          </table:table-cell>
          <table:table-cell table:formula="of:= ([times_10000.C881] - [times_10000.B881]) / 1000000" office:value-type="float" office:value="26.461696" calcext:value-type="float">
            <text:p>26.461696</text:p>
          </table:table-cell>
          <table:table-cell table:formula="of:= ([times_100000.C881] - [times_100000.B881]) / 1000000" office:value-type="float" office:value="1.019136" calcext:value-type="float">
            <text:p>1.019136</text:p>
          </table:table-cell>
          <table:table-cell table:formula="of:= ([times_1000000.C881] - [times_1000000.B881]) / 1000000" office:value-type="float" office:value="15.24992" calcext:value-type="float">
            <text:p>15.24992</text:p>
          </table:table-cell>
        </table:table-row>
        <table:table-row table:style-name="ro1">
          <table:table-cell table:formula="of:= [times_10000.A882]" office:value-type="float" office:value="881" calcext:value-type="float">
            <text:p>881</text:p>
          </table:table-cell>
          <table:table-cell table:formula="of:= ([times_10000.C882] - [times_10000.B882]) / 1000000" office:value-type="float" office:value="26.077696" calcext:value-type="float">
            <text:p>26.077696</text:p>
          </table:table-cell>
          <table:table-cell table:formula="of:= ([times_100000.C882] - [times_100000.B882]) / 1000000" office:value-type="float" office:value="1.02528" calcext:value-type="float">
            <text:p>1.02528</text:p>
          </table:table-cell>
          <table:table-cell table:formula="of:= ([times_1000000.C882] - [times_1000000.B882]) / 1000000" office:value-type="float" office:value="14.870016" calcext:value-type="float">
            <text:p>14.870016</text:p>
          </table:table-cell>
        </table:table-row>
        <table:table-row table:style-name="ro1">
          <table:table-cell table:formula="of:= [times_10000.A883]" office:value-type="float" office:value="882" calcext:value-type="float">
            <text:p>882</text:p>
          </table:table-cell>
          <table:table-cell table:formula="of:= ([times_10000.C883] - [times_10000.B883]) / 1000000" office:value-type="float" office:value="28.869632" calcext:value-type="float">
            <text:p>28.869632</text:p>
          </table:table-cell>
          <table:table-cell table:formula="of:= ([times_100000.C883] - [times_100000.B883]) / 1000000" office:value-type="float" office:value="0.817152" calcext:value-type="float">
            <text:p>0.817152</text:p>
          </table:table-cell>
          <table:table-cell table:formula="of:= ([times_1000000.C883] - [times_1000000.B883]) / 1000000" office:value-type="float" office:value="18.589184" calcext:value-type="float">
            <text:p>18.589184</text:p>
          </table:table-cell>
        </table:table-row>
        <table:table-row table:style-name="ro1">
          <table:table-cell table:formula="of:= [times_10000.A884]" office:value-type="float" office:value="883" calcext:value-type="float">
            <text:p>883</text:p>
          </table:table-cell>
          <table:table-cell table:formula="of:= ([times_10000.C884] - [times_10000.B884]) / 1000000" office:value-type="float" office:value="28.581888" calcext:value-type="float">
            <text:p>28.581888</text:p>
          </table:table-cell>
          <table:table-cell table:formula="of:= ([times_100000.C884] - [times_100000.B884]) / 1000000" office:value-type="float" office:value="1.00608" calcext:value-type="float">
            <text:p>1.00608</text:p>
          </table:table-cell>
          <table:table-cell table:formula="of:= ([times_1000000.C884] - [times_1000000.B884]) / 1000000" office:value-type="float" office:value="19.77088" calcext:value-type="float">
            <text:p>19.77088</text:p>
          </table:table-cell>
        </table:table-row>
        <table:table-row table:style-name="ro1">
          <table:table-cell table:formula="of:= [times_10000.A885]" office:value-type="float" office:value="884" calcext:value-type="float">
            <text:p>884</text:p>
          </table:table-cell>
          <table:table-cell table:formula="of:= ([times_10000.C885] - [times_10000.B885]) / 1000000" office:value-type="float" office:value="28.264704" calcext:value-type="float">
            <text:p>28.264704</text:p>
          </table:table-cell>
          <table:table-cell table:formula="of:= ([times_100000.C885] - [times_100000.B885]) / 1000000" office:value-type="float" office:value="1.00096" calcext:value-type="float">
            <text:p>1.00096</text:p>
          </table:table-cell>
          <table:table-cell table:formula="of:= ([times_1000000.C885] - [times_1000000.B885]) / 1000000" office:value-type="float" office:value="23.55968" calcext:value-type="float">
            <text:p>23.55968</text:p>
          </table:table-cell>
        </table:table-row>
        <table:table-row table:style-name="ro1">
          <table:table-cell table:formula="of:= [times_10000.A886]" office:value-type="float" office:value="885" calcext:value-type="float">
            <text:p>885</text:p>
          </table:table-cell>
          <table:table-cell table:formula="of:= ([times_10000.C886] - [times_10000.B886]) / 1000000" office:value-type="float" office:value="27.930624" calcext:value-type="float">
            <text:p>27.930624</text:p>
          </table:table-cell>
          <table:table-cell table:formula="of:= ([times_100000.C886] - [times_100000.B886]) / 1000000" office:value-type="float" office:value="0.937984" calcext:value-type="float">
            <text:p>0.937984</text:p>
          </table:table-cell>
          <table:table-cell table:formula="of:= ([times_1000000.C886] - [times_1000000.B886]) / 1000000" office:value-type="float" office:value="25.286912" calcext:value-type="float">
            <text:p>25.286912</text:p>
          </table:table-cell>
        </table:table-row>
        <table:table-row table:style-name="ro1">
          <table:table-cell table:formula="of:= [times_10000.A887]" office:value-type="float" office:value="886" calcext:value-type="float">
            <text:p>886</text:p>
          </table:table-cell>
          <table:table-cell table:formula="of:= ([times_10000.C887] - [times_10000.B887]) / 1000000" office:value-type="float" office:value="27.635968" calcext:value-type="float">
            <text:p>27.635968</text:p>
          </table:table-cell>
          <table:table-cell table:formula="of:= ([times_100000.C887] - [times_100000.B887]) / 1000000" office:value-type="float" office:value="0.97792" calcext:value-type="float">
            <text:p>0.97792</text:p>
          </table:table-cell>
          <table:table-cell table:formula="of:= ([times_1000000.C887] - [times_1000000.B887]) / 1000000" office:value-type="float" office:value="25.207296" calcext:value-type="float">
            <text:p>25.207296</text:p>
          </table:table-cell>
        </table:table-row>
        <table:table-row table:style-name="ro1">
          <table:table-cell table:formula="of:= [times_10000.A888]" office:value-type="float" office:value="887" calcext:value-type="float">
            <text:p>887</text:p>
          </table:table-cell>
          <table:table-cell table:formula="of:= ([times_10000.C888] - [times_10000.B888]) / 1000000" office:value-type="float" office:value="27.310336" calcext:value-type="float">
            <text:p>27.310336</text:p>
          </table:table-cell>
          <table:table-cell table:formula="of:= ([times_100000.C888] - [times_100000.B888]) / 1000000" office:value-type="float" office:value="1.008128" calcext:value-type="float">
            <text:p>1.008128</text:p>
          </table:table-cell>
          <table:table-cell table:formula="of:= ([times_1000000.C888] - [times_1000000.B888]) / 1000000" office:value-type="float" office:value="30.955776" calcext:value-type="float">
            <text:p>30.955776</text:p>
          </table:table-cell>
        </table:table-row>
        <table:table-row table:style-name="ro1">
          <table:table-cell table:formula="of:= [times_10000.A889]" office:value-type="float" office:value="888" calcext:value-type="float">
            <text:p>888</text:p>
          </table:table-cell>
          <table:table-cell table:formula="of:= ([times_10000.C889] - [times_10000.B889]) / 1000000" office:value-type="float" office:value="26.87616" calcext:value-type="float">
            <text:p>26.87616</text:p>
          </table:table-cell>
          <table:table-cell table:formula="of:= ([times_100000.C889] - [times_100000.B889]) / 1000000" office:value-type="float" office:value="0.953088" calcext:value-type="float">
            <text:p>0.953088</text:p>
          </table:table-cell>
          <table:table-cell table:formula="of:= ([times_1000000.C889] - [times_1000000.B889]) / 1000000" office:value-type="float" office:value="30.689024" calcext:value-type="float">
            <text:p>30.689024</text:p>
          </table:table-cell>
        </table:table-row>
        <table:table-row table:style-name="ro1">
          <table:table-cell table:formula="of:= [times_10000.A890]" office:value-type="float" office:value="889" calcext:value-type="float">
            <text:p>889</text:p>
          </table:table-cell>
          <table:table-cell table:formula="of:= ([times_10000.C890] - [times_10000.B890]) / 1000000" office:value-type="float" office:value="26.4832" calcext:value-type="float">
            <text:p>26.4832</text:p>
          </table:table-cell>
          <table:table-cell table:formula="of:= ([times_100000.C890] - [times_100000.B890]) / 1000000" office:value-type="float" office:value="0.979712" calcext:value-type="float">
            <text:p>0.979712</text:p>
          </table:table-cell>
          <table:table-cell table:formula="of:= ([times_1000000.C890] - [times_1000000.B890]) / 1000000" office:value-type="float" office:value="30.395648" calcext:value-type="float">
            <text:p>30.395648</text:p>
          </table:table-cell>
        </table:table-row>
        <table:table-row table:style-name="ro1">
          <table:table-cell table:formula="of:= [times_10000.A891]" office:value-type="float" office:value="890" calcext:value-type="float">
            <text:p>890</text:p>
          </table:table-cell>
          <table:table-cell table:formula="of:= ([times_10000.C891] - [times_10000.B891]) / 1000000" office:value-type="float" office:value="26.181888" calcext:value-type="float">
            <text:p>26.181888</text:p>
          </table:table-cell>
          <table:table-cell table:formula="of:= ([times_100000.C891] - [times_100000.B891]) / 1000000" office:value-type="float" office:value="1.000192" calcext:value-type="float">
            <text:p>1.000192</text:p>
          </table:table-cell>
          <table:table-cell table:formula="of:= ([times_1000000.C891] - [times_1000000.B891]) / 1000000" office:value-type="float" office:value="30.6688" calcext:value-type="float">
            <text:p>30.6688</text:p>
          </table:table-cell>
        </table:table-row>
        <table:table-row table:style-name="ro1">
          <table:table-cell table:formula="of:= [times_10000.A892]" office:value-type="float" office:value="891" calcext:value-type="float">
            <text:p>891</text:p>
          </table:table-cell>
          <table:table-cell table:formula="of:= ([times_10000.C892] - [times_10000.B892]) / 1000000" office:value-type="float" office:value="25.887744" calcext:value-type="float">
            <text:p>25.887744</text:p>
          </table:table-cell>
          <table:table-cell table:formula="of:= ([times_100000.C892] - [times_100000.B892]) / 1000000" office:value-type="float" office:value="0.992512" calcext:value-type="float">
            <text:p>0.992512</text:p>
          </table:table-cell>
          <table:table-cell table:formula="of:= ([times_1000000.C892] - [times_1000000.B892]) / 1000000" office:value-type="float" office:value="29.917952" calcext:value-type="float">
            <text:p>29.917952</text:p>
          </table:table-cell>
        </table:table-row>
        <table:table-row table:style-name="ro1">
          <table:table-cell table:formula="of:= [times_10000.A893]" office:value-type="float" office:value="892" calcext:value-type="float">
            <text:p>892</text:p>
          </table:table-cell>
          <table:table-cell table:formula="of:= ([times_10000.C893] - [times_10000.B893]) / 1000000" office:value-type="float" office:value="25.490176" calcext:value-type="float">
            <text:p>25.490176</text:p>
          </table:table-cell>
          <table:table-cell table:formula="of:= ([times_100000.C893] - [times_100000.B893]) / 1000000" office:value-type="float" office:value="0.99584" calcext:value-type="float">
            <text:p>0.99584</text:p>
          </table:table-cell>
          <table:table-cell table:formula="of:= ([times_1000000.C893] - [times_1000000.B893]) / 1000000" office:value-type="float" office:value="29.528832" calcext:value-type="float">
            <text:p>29.528832</text:p>
          </table:table-cell>
        </table:table-row>
        <table:table-row table:style-name="ro1">
          <table:table-cell table:formula="of:= [times_10000.A894]" office:value-type="float" office:value="893" calcext:value-type="float">
            <text:p>893</text:p>
          </table:table-cell>
          <table:table-cell table:formula="of:= ([times_10000.C894] - [times_10000.B894]) / 1000000" office:value-type="float" office:value="24.90112" calcext:value-type="float">
            <text:p>24.90112</text:p>
          </table:table-cell>
          <table:table-cell table:formula="of:= ([times_100000.C894] - [times_100000.B894]) / 1000000" office:value-type="float" office:value="1.010176" calcext:value-type="float">
            <text:p>1.010176</text:p>
          </table:table-cell>
          <table:table-cell table:formula="of:= ([times_1000000.C894] - [times_1000000.B894]) / 1000000" office:value-type="float" office:value="29.235456" calcext:value-type="float">
            <text:p>29.235456</text:p>
          </table:table-cell>
        </table:table-row>
        <table:table-row table:style-name="ro1">
          <table:table-cell table:formula="of:= [times_10000.A895]" office:value-type="float" office:value="894" calcext:value-type="float">
            <text:p>894</text:p>
          </table:table-cell>
          <table:table-cell table:formula="of:= ([times_10000.C895] - [times_10000.B895]) / 1000000" office:value-type="float" office:value="24.46336" calcext:value-type="float">
            <text:p>24.46336</text:p>
          </table:table-cell>
          <table:table-cell table:formula="of:= ([times_100000.C895] - [times_100000.B895]) / 1000000" office:value-type="float" office:value="1.02784" calcext:value-type="float">
            <text:p>1.02784</text:p>
          </table:table-cell>
          <table:table-cell table:formula="of:= ([times_1000000.C895] - [times_1000000.B895]) / 1000000" office:value-type="float" office:value="29.086208" calcext:value-type="float">
            <text:p>29.086208</text:p>
          </table:table-cell>
        </table:table-row>
        <table:table-row table:style-name="ro1">
          <table:table-cell table:formula="of:= [times_10000.A896]" office:value-type="float" office:value="895" calcext:value-type="float">
            <text:p>895</text:p>
          </table:table-cell>
          <table:table-cell table:formula="of:= ([times_10000.C896] - [times_10000.B896]) / 1000000" office:value-type="float" office:value="24.167936" calcext:value-type="float">
            <text:p>24.167936</text:p>
          </table:table-cell>
          <table:table-cell table:formula="of:= ([times_100000.C896] - [times_100000.B896]) / 1000000" office:value-type="float" office:value="0.996352" calcext:value-type="float">
            <text:p>0.996352</text:p>
          </table:table-cell>
          <table:table-cell table:formula="of:= ([times_1000000.C896] - [times_1000000.B896]) / 1000000" office:value-type="float" office:value="29.76512" calcext:value-type="float">
            <text:p>29.76512</text:p>
          </table:table-cell>
        </table:table-row>
        <table:table-row table:style-name="ro1">
          <table:table-cell table:formula="of:= [times_10000.A897]" office:value-type="float" office:value="896" calcext:value-type="float">
            <text:p>896</text:p>
          </table:table-cell>
          <table:table-cell table:formula="of:= ([times_10000.C897] - [times_10000.B897]) / 1000000" office:value-type="float" office:value="23.875584" calcext:value-type="float">
            <text:p>23.875584</text:p>
          </table:table-cell>
          <table:table-cell table:formula="of:= ([times_100000.C897] - [times_100000.B897]) / 1000000" office:value-type="float" office:value="0.841984" calcext:value-type="float">
            <text:p>0.841984</text:p>
          </table:table-cell>
          <table:table-cell table:formula="of:= ([times_1000000.C897] - [times_1000000.B897]) / 1000000" office:value-type="float" office:value="30.182144" calcext:value-type="float">
            <text:p>30.182144</text:p>
          </table:table-cell>
        </table:table-row>
        <table:table-row table:style-name="ro1">
          <table:table-cell table:formula="of:= [times_10000.A898]" office:value-type="float" office:value="897" calcext:value-type="float">
            <text:p>897</text:p>
          </table:table-cell>
          <table:table-cell table:formula="of:= ([times_10000.C898] - [times_10000.B898]) / 1000000" office:value-type="float" office:value="23.550976" calcext:value-type="float">
            <text:p>23.550976</text:p>
          </table:table-cell>
          <table:table-cell table:formula="of:= ([times_100000.C898] - [times_100000.B898]) / 1000000" office:value-type="float" office:value="0.992256" calcext:value-type="float">
            <text:p>0.992256</text:p>
          </table:table-cell>
          <table:table-cell table:formula="of:= ([times_1000000.C898] - [times_1000000.B898]) / 1000000" office:value-type="float" office:value="32.711936" calcext:value-type="float">
            <text:p>32.711936</text:p>
          </table:table-cell>
        </table:table-row>
        <table:table-row table:style-name="ro1">
          <table:table-cell table:formula="of:= [times_10000.A899]" office:value-type="float" office:value="898" calcext:value-type="float">
            <text:p>898</text:p>
          </table:table-cell>
          <table:table-cell table:formula="of:= ([times_10000.C899] - [times_10000.B899]) / 1000000" office:value-type="float" office:value="23.123968" calcext:value-type="float">
            <text:p>23.123968</text:p>
          </table:table-cell>
          <table:table-cell table:formula="of:= ([times_100000.C899] - [times_100000.B899]) / 1000000" office:value-type="float" office:value="0.976128" calcext:value-type="float">
            <text:p>0.976128</text:p>
          </table:table-cell>
          <table:table-cell table:formula="of:= ([times_1000000.C899] - [times_1000000.B899]) / 1000000" office:value-type="float" office:value="32.57728" calcext:value-type="float">
            <text:p>32.57728</text:p>
          </table:table-cell>
        </table:table-row>
        <table:table-row table:style-name="ro1">
          <table:table-cell table:formula="of:= [times_10000.A900]" office:value-type="float" office:value="899" calcext:value-type="float">
            <text:p>899</text:p>
          </table:table-cell>
          <table:table-cell table:formula="of:= ([times_10000.C900] - [times_10000.B900]) / 1000000" office:value-type="float" office:value="22.824192" calcext:value-type="float">
            <text:p>22.824192</text:p>
          </table:table-cell>
          <table:table-cell table:formula="of:= ([times_100000.C900] - [times_100000.B900]) / 1000000" office:value-type="float" office:value="1.02272" calcext:value-type="float">
            <text:p>1.02272</text:p>
          </table:table-cell>
          <table:table-cell table:formula="of:= ([times_1000000.C900] - [times_1000000.B900]) / 1000000" office:value-type="float" office:value="32.544" calcext:value-type="float">
            <text:p>32.544</text:p>
          </table:table-cell>
        </table:table-row>
        <table:table-row table:style-name="ro1">
          <table:table-cell table:formula="of:= [times_10000.A901]" office:value-type="float" office:value="900" calcext:value-type="float">
            <text:p>900</text:p>
          </table:table-cell>
          <table:table-cell table:formula="of:= ([times_10000.C901] - [times_10000.B901]) / 1000000" office:value-type="float" office:value="22.533632" calcext:value-type="float">
            <text:p>22.533632</text:p>
          </table:table-cell>
          <table:table-cell table:formula="of:= ([times_100000.C901] - [times_100000.B901]) / 1000000" office:value-type="float" office:value="1.012992" calcext:value-type="float">
            <text:p>1.012992</text:p>
          </table:table-cell>
          <table:table-cell table:formula="of:= ([times_1000000.C901] - [times_1000000.B901]) / 1000000" office:value-type="float" office:value="33.744128" calcext:value-type="float">
            <text:p>33.744128</text:p>
          </table:table-cell>
        </table:table-row>
        <table:table-row table:style-name="ro1">
          <table:table-cell table:formula="of:= [times_10000.A902]" office:value-type="float" office:value="901" calcext:value-type="float">
            <text:p>901</text:p>
          </table:table-cell>
          <table:table-cell table:formula="of:= ([times_10000.C902] - [times_10000.B902]) / 1000000" office:value-type="float" office:value="22.245888" calcext:value-type="float">
            <text:p>22.245888</text:p>
          </table:table-cell>
          <table:table-cell table:formula="of:= ([times_100000.C902] - [times_100000.B902]) / 1000000" office:value-type="float" office:value="0.956928" calcext:value-type="float">
            <text:p>0.956928</text:p>
          </table:table-cell>
          <table:table-cell table:formula="of:= ([times_1000000.C902] - [times_1000000.B902]) / 1000000" office:value-type="float" office:value="34.127872" calcext:value-type="float">
            <text:p>34.127872</text:p>
          </table:table-cell>
        </table:table-row>
        <table:table-row table:style-name="ro1">
          <table:table-cell table:formula="of:= [times_10000.A903]" office:value-type="float" office:value="902" calcext:value-type="float">
            <text:p>902</text:p>
          </table:table-cell>
          <table:table-cell table:formula="of:= ([times_10000.C903] - [times_10000.B903]) / 1000000" office:value-type="float" office:value="21.953792" calcext:value-type="float">
            <text:p>21.953792</text:p>
          </table:table-cell>
          <table:table-cell table:formula="of:= ([times_100000.C903] - [times_100000.B903]) / 1000000" office:value-type="float" office:value="0.947968" calcext:value-type="float">
            <text:p>0.947968</text:p>
          </table:table-cell>
          <table:table-cell table:formula="of:= ([times_1000000.C903] - [times_1000000.B903]) / 1000000" office:value-type="float" office:value="34.1952" calcext:value-type="float">
            <text:p>34.1952</text:p>
          </table:table-cell>
        </table:table-row>
        <table:table-row table:style-name="ro1">
          <table:table-cell table:formula="of:= [times_10000.A904]" office:value-type="float" office:value="903" calcext:value-type="float">
            <text:p>903</text:p>
          </table:table-cell>
          <table:table-cell table:formula="of:= ([times_10000.C904] - [times_10000.B904]) / 1000000" office:value-type="float" office:value="21.633536" calcext:value-type="float">
            <text:p>21.633536</text:p>
          </table:table-cell>
          <table:table-cell table:formula="of:= ([times_100000.C904] - [times_100000.B904]) / 1000000" office:value-type="float" office:value="0.954112" calcext:value-type="float">
            <text:p>0.954112</text:p>
          </table:table-cell>
          <table:table-cell table:formula="of:= ([times_1000000.C904] - [times_1000000.B904]) / 1000000" office:value-type="float" office:value="33.647872" calcext:value-type="float">
            <text:p>33.647872</text:p>
          </table:table-cell>
        </table:table-row>
        <table:table-row table:style-name="ro1">
          <table:table-cell table:formula="of:= [times_10000.A905]" office:value-type="float" office:value="904" calcext:value-type="float">
            <text:p>904</text:p>
          </table:table-cell>
          <table:table-cell table:formula="of:= ([times_10000.C905] - [times_10000.B905]) / 1000000" office:value-type="float" office:value="21.339648" calcext:value-type="float">
            <text:p>21.339648</text:p>
          </table:table-cell>
          <table:table-cell table:formula="of:= ([times_100000.C905] - [times_100000.B905]) / 1000000" office:value-type="float" office:value="0.93696" calcext:value-type="float">
            <text:p>0.93696</text:p>
          </table:table-cell>
          <table:table-cell table:formula="of:= ([times_1000000.C905] - [times_1000000.B905]) / 1000000" office:value-type="float" office:value="33.416192" calcext:value-type="float">
            <text:p>33.416192</text:p>
          </table:table-cell>
        </table:table-row>
        <table:table-row table:style-name="ro1">
          <table:table-cell table:formula="of:= [times_10000.A906]" office:value-type="float" office:value="905" calcext:value-type="float">
            <text:p>905</text:p>
          </table:table-cell>
          <table:table-cell table:formula="of:= ([times_10000.C906] - [times_10000.B906]) / 1000000" office:value-type="float" office:value="21.051392" calcext:value-type="float">
            <text:p>21.051392</text:p>
          </table:table-cell>
          <table:table-cell table:formula="of:= ([times_100000.C906] - [times_100000.B906]) / 1000000" office:value-type="float" office:value="0.993024" calcext:value-type="float">
            <text:p>0.993024</text:p>
          </table:table-cell>
          <table:table-cell table:formula="of:= ([times_1000000.C906] - [times_1000000.B906]) / 1000000" office:value-type="float" office:value="33.126912" calcext:value-type="float">
            <text:p>33.126912</text:p>
          </table:table-cell>
        </table:table-row>
        <table:table-row table:style-name="ro1">
          <table:table-cell table:formula="of:= [times_10000.A907]" office:value-type="float" office:value="906" calcext:value-type="float">
            <text:p>906</text:p>
          </table:table-cell>
          <table:table-cell table:formula="of:= ([times_10000.C907] - [times_10000.B907]) / 1000000" office:value-type="float" office:value="20.667904" calcext:value-type="float">
            <text:p>20.667904</text:p>
          </table:table-cell>
          <table:table-cell table:formula="of:= ([times_100000.C907] - [times_100000.B907]) / 1000000" office:value-type="float" office:value="1.492736" calcext:value-type="float">
            <text:p>1.492736</text:p>
          </table:table-cell>
          <table:table-cell table:formula="of:= ([times_1000000.C907] - [times_1000000.B907]) / 1000000" office:value-type="float" office:value="32.58368" calcext:value-type="float">
            <text:p>32.58368</text:p>
          </table:table-cell>
        </table:table-row>
        <table:table-row table:style-name="ro1">
          <table:table-cell table:formula="of:= [times_10000.A908]" office:value-type="float" office:value="907" calcext:value-type="float">
            <text:p>907</text:p>
          </table:table-cell>
          <table:table-cell table:formula="of:= ([times_10000.C908] - [times_10000.B908]) / 1000000" office:value-type="float" office:value="20.236032" calcext:value-type="float">
            <text:p>20.236032</text:p>
          </table:table-cell>
          <table:table-cell table:formula="of:= ([times_100000.C908] - [times_100000.B908]) / 1000000" office:value-type="float" office:value="1.041152" calcext:value-type="float">
            <text:p>1.041152</text:p>
          </table:table-cell>
          <table:table-cell table:formula="of:= ([times_1000000.C908] - [times_1000000.B908]) / 1000000" office:value-type="float" office:value="32.196096" calcext:value-type="float">
            <text:p>32.196096</text:p>
          </table:table-cell>
        </table:table-row>
        <table:table-row table:style-name="ro1">
          <table:table-cell table:formula="of:= [times_10000.A909]" office:value-type="float" office:value="908" calcext:value-type="float">
            <text:p>908</text:p>
          </table:table-cell>
          <table:table-cell table:formula="of:= ([times_10000.C909] - [times_10000.B909]) / 1000000" office:value-type="float" office:value="19.93984" calcext:value-type="float">
            <text:p>19.93984</text:p>
          </table:table-cell>
          <table:table-cell table:formula="of:= ([times_100000.C909] - [times_100000.B909]) / 1000000" office:value-type="float" office:value="1.191424" calcext:value-type="float">
            <text:p>1.191424</text:p>
          </table:table-cell>
          <table:table-cell table:formula="of:= ([times_1000000.C909] - [times_1000000.B909]) / 1000000" office:value-type="float" office:value="32.128768" calcext:value-type="float">
            <text:p>32.128768</text:p>
          </table:table-cell>
        </table:table-row>
        <table:table-row table:style-name="ro1">
          <table:table-cell table:formula="of:= [times_10000.A910]" office:value-type="float" office:value="909" calcext:value-type="float">
            <text:p>909</text:p>
          </table:table-cell>
          <table:table-cell table:formula="of:= ([times_10000.C910] - [times_10000.B910]) / 1000000" office:value-type="float" office:value="19.510528" calcext:value-type="float">
            <text:p>19.510528</text:p>
          </table:table-cell>
          <table:table-cell table:formula="of:= ([times_100000.C910] - [times_100000.B910]) / 1000000" office:value-type="float" office:value="0.827136" calcext:value-type="float">
            <text:p>0.827136</text:p>
          </table:table-cell>
          <table:table-cell table:formula="of:= ([times_1000000.C910] - [times_1000000.B910]) / 1000000" office:value-type="float" office:value="31.84896" calcext:value-type="float">
            <text:p>31.84896</text:p>
          </table:table-cell>
        </table:table-row>
        <table:table-row table:style-name="ro1">
          <table:table-cell table:formula="of:= [times_10000.A911]" office:value-type="float" office:value="910" calcext:value-type="float">
            <text:p>910</text:p>
          </table:table-cell>
          <table:table-cell table:formula="of:= ([times_10000.C911] - [times_10000.B911]) / 1000000" office:value-type="float" office:value="19.010304" calcext:value-type="float">
            <text:p>19.010304</text:p>
          </table:table-cell>
          <table:table-cell table:formula="of:= ([times_100000.C911] - [times_100000.B911]) / 1000000" office:value-type="float" office:value="0.977152" calcext:value-type="float">
            <text:p>0.977152</text:p>
          </table:table-cell>
          <table:table-cell table:formula="of:= ([times_1000000.C911] - [times_1000000.B911]) / 1000000" office:value-type="float" office:value="31.334912" calcext:value-type="float">
            <text:p>31.334912</text:p>
          </table:table-cell>
        </table:table-row>
        <table:table-row table:style-name="ro1">
          <table:table-cell table:formula="of:= [times_10000.A912]" office:value-type="float" office:value="911" calcext:value-type="float">
            <text:p>911</text:p>
          </table:table-cell>
          <table:table-cell table:formula="of:= ([times_10000.C912] - [times_10000.B912]) / 1000000" office:value-type="float" office:value="18.588928" calcext:value-type="float">
            <text:p>18.588928</text:p>
          </table:table-cell>
          <table:table-cell table:formula="of:= ([times_100000.C912] - [times_100000.B912]) / 1000000" office:value-type="float" office:value="0.94208" calcext:value-type="float">
            <text:p>0.94208</text:p>
          </table:table-cell>
          <table:table-cell table:formula="of:= ([times_1000000.C912] - [times_1000000.B912]) / 1000000" office:value-type="float" office:value="34.513664" calcext:value-type="float">
            <text:p>34.513664</text:p>
          </table:table-cell>
        </table:table-row>
        <table:table-row table:style-name="ro1">
          <table:table-cell table:formula="of:= [times_10000.A913]" office:value-type="float" office:value="912" calcext:value-type="float">
            <text:p>912</text:p>
          </table:table-cell>
          <table:table-cell table:formula="of:= ([times_10000.C913] - [times_10000.B913]) / 1000000" office:value-type="float" office:value="18.287872" calcext:value-type="float">
            <text:p>18.287872</text:p>
          </table:table-cell>
          <table:table-cell table:formula="of:= ([times_100000.C913] - [times_100000.B913]) / 1000000" office:value-type="float" office:value="1.025024" calcext:value-type="float">
            <text:p>1.025024</text:p>
          </table:table-cell>
          <table:table-cell table:formula="of:= ([times_1000000.C913] - [times_1000000.B913]) / 1000000" office:value-type="float" office:value="34.213632" calcext:value-type="float">
            <text:p>34.213632</text:p>
          </table:table-cell>
        </table:table-row>
        <table:table-row table:style-name="ro1">
          <table:table-cell table:formula="of:= [times_10000.A914]" office:value-type="float" office:value="913" calcext:value-type="float">
            <text:p>913</text:p>
          </table:table-cell>
          <table:table-cell table:formula="of:= ([times_10000.C914] - [times_10000.B914]) / 1000000" office:value-type="float" office:value="17.764096" calcext:value-type="float">
            <text:p>17.764096</text:p>
          </table:table-cell>
          <table:table-cell table:formula="of:= ([times_100000.C914] - [times_100000.B914]) / 1000000" office:value-type="float" office:value="1.07264" calcext:value-type="float">
            <text:p>1.07264</text:p>
          </table:table-cell>
          <table:table-cell table:formula="of:= ([times_1000000.C914] - [times_1000000.B914]) / 1000000" office:value-type="float" office:value="33.764352" calcext:value-type="float">
            <text:p>33.764352</text:p>
          </table:table-cell>
        </table:table-row>
        <table:table-row table:style-name="ro1">
          <table:table-cell table:formula="of:= [times_10000.A915]" office:value-type="float" office:value="914" calcext:value-type="float">
            <text:p>914</text:p>
          </table:table-cell>
          <table:table-cell table:formula="of:= ([times_10000.C915] - [times_10000.B915]) / 1000000" office:value-type="float" office:value="17.462016" calcext:value-type="float">
            <text:p>17.462016</text:p>
          </table:table-cell>
          <table:table-cell table:formula="of:= ([times_100000.C915] - [times_100000.B915]) / 1000000" office:value-type="float" office:value="0.95872" calcext:value-type="float">
            <text:p>0.95872</text:p>
          </table:table-cell>
          <table:table-cell table:formula="of:= ([times_1000000.C915] - [times_1000000.B915]) / 1000000" office:value-type="float" office:value="32.946432" calcext:value-type="float">
            <text:p>32.946432</text:p>
          </table:table-cell>
        </table:table-row>
        <table:table-row table:style-name="ro1">
          <table:table-cell table:formula="of:= [times_10000.A916]" office:value-type="float" office:value="915" calcext:value-type="float">
            <text:p>915</text:p>
          </table:table-cell>
          <table:table-cell table:formula="of:= ([times_10000.C916] - [times_10000.B916]) / 1000000" office:value-type="float" office:value="17.170944" calcext:value-type="float">
            <text:p>17.170944</text:p>
          </table:table-cell>
          <table:table-cell table:formula="of:= ([times_100000.C916] - [times_100000.B916]) / 1000000" office:value-type="float" office:value="0.986368" calcext:value-type="float">
            <text:p>0.986368</text:p>
          </table:table-cell>
          <table:table-cell table:formula="of:= ([times_1000000.C916] - [times_1000000.B916]) / 1000000" office:value-type="float" office:value="32.599296" calcext:value-type="float">
            <text:p>32.599296</text:p>
          </table:table-cell>
        </table:table-row>
        <table:table-row table:style-name="ro1">
          <table:table-cell table:formula="of:= [times_10000.A917]" office:value-type="float" office:value="916" calcext:value-type="float">
            <text:p>916</text:p>
          </table:table-cell>
          <table:table-cell table:formula="of:= ([times_10000.C917] - [times_10000.B917]) / 1000000" office:value-type="float" office:value="16.803328" calcext:value-type="float">
            <text:p>16.803328</text:p>
          </table:table-cell>
          <table:table-cell table:formula="of:= ([times_100000.C917] - [times_100000.B917]) / 1000000" office:value-type="float" office:value="1.01376" calcext:value-type="float">
            <text:p>1.01376</text:p>
          </table:table-cell>
          <table:table-cell table:formula="of:= ([times_1000000.C917] - [times_1000000.B917]) / 1000000" office:value-type="float" office:value="38.28608" calcext:value-type="float">
            <text:p>38.28608</text:p>
          </table:table-cell>
        </table:table-row>
        <table:table-row table:style-name="ro1">
          <table:table-cell table:formula="of:= [times_10000.A918]" office:value-type="float" office:value="917" calcext:value-type="float">
            <text:p>917</text:p>
          </table:table-cell>
          <table:table-cell table:formula="of:= ([times_10000.C918] - [times_10000.B918]) / 1000000" office:value-type="float" office:value="18.318336" calcext:value-type="float">
            <text:p>18.318336</text:p>
          </table:table-cell>
          <table:table-cell table:formula="of:= ([times_100000.C918] - [times_100000.B918]) / 1000000" office:value-type="float" office:value="0.9408" calcext:value-type="float">
            <text:p>0.9408</text:p>
          </table:table-cell>
          <table:table-cell table:formula="of:= ([times_1000000.C918] - [times_1000000.B918]) / 1000000" office:value-type="float" office:value="38.864896" calcext:value-type="float">
            <text:p>38.864896</text:p>
          </table:table-cell>
        </table:table-row>
        <table:table-row table:style-name="ro1">
          <table:table-cell table:formula="of:= [times_10000.A919]" office:value-type="float" office:value="918" calcext:value-type="float">
            <text:p>918</text:p>
          </table:table-cell>
          <table:table-cell table:formula="of:= ([times_10000.C919] - [times_10000.B919]) / 1000000" office:value-type="float" office:value="18.008064" calcext:value-type="float">
            <text:p>18.008064</text:p>
          </table:table-cell>
          <table:table-cell table:formula="of:= ([times_100000.C919] - [times_100000.B919]) / 1000000" office:value-type="float" office:value="1.010944" calcext:value-type="float">
            <text:p>1.010944</text:p>
          </table:table-cell>
          <table:table-cell table:formula="of:= ([times_1000000.C919] - [times_1000000.B919]) / 1000000" office:value-type="float" office:value="38.588928" calcext:value-type="float">
            <text:p>38.588928</text:p>
          </table:table-cell>
        </table:table-row>
        <table:table-row table:style-name="ro1">
          <table:table-cell table:formula="of:= [times_10000.A920]" office:value-type="float" office:value="919" calcext:value-type="float">
            <text:p>919</text:p>
          </table:table-cell>
          <table:table-cell table:formula="of:= ([times_10000.C920] - [times_10000.B920]) / 1000000" office:value-type="float" office:value="17.584128" calcext:value-type="float">
            <text:p>17.584128</text:p>
          </table:table-cell>
          <table:table-cell table:formula="of:= ([times_100000.C920] - [times_100000.B920]) / 1000000" office:value-type="float" office:value="1.062656" calcext:value-type="float">
            <text:p>1.062656</text:p>
          </table:table-cell>
          <table:table-cell table:formula="of:= ([times_1000000.C920] - [times_1000000.B920]) / 1000000" office:value-type="float" office:value="38.214144" calcext:value-type="float">
            <text:p>38.214144</text:p>
          </table:table-cell>
        </table:table-row>
        <table:table-row table:style-name="ro1">
          <table:table-cell table:formula="of:= [times_10000.A921]" office:value-type="float" office:value="920" calcext:value-type="float">
            <text:p>920</text:p>
          </table:table-cell>
          <table:table-cell table:formula="of:= ([times_10000.C921] - [times_10000.B921]) / 1000000" office:value-type="float" office:value="17.260032" calcext:value-type="float">
            <text:p>17.260032</text:p>
          </table:table-cell>
          <table:table-cell table:formula="of:= ([times_100000.C921] - [times_100000.B921]) / 1000000" office:value-type="float" office:value="0.962048" calcext:value-type="float">
            <text:p>0.962048</text:p>
          </table:table-cell>
          <table:table-cell table:formula="of:= ([times_1000000.C921] - [times_1000000.B921]) / 1000000" office:value-type="float" office:value="37.922816" calcext:value-type="float">
            <text:p>37.922816</text:p>
          </table:table-cell>
        </table:table-row>
        <table:table-row table:style-name="ro1">
          <table:table-cell table:formula="of:= [times_10000.A922]" office:value-type="float" office:value="921" calcext:value-type="float">
            <text:p>921</text:p>
          </table:table-cell>
          <table:table-cell table:formula="of:= ([times_10000.C922] - [times_10000.B922]) / 1000000" office:value-type="float" office:value="16.96" calcext:value-type="float">
            <text:p>16.96</text:p>
          </table:table-cell>
          <table:table-cell table:formula="of:= ([times_100000.C922] - [times_100000.B922]) / 1000000" office:value-type="float" office:value="0.977152" calcext:value-type="float">
            <text:p>0.977152</text:p>
          </table:table-cell>
          <table:table-cell table:formula="of:= ([times_1000000.C922] - [times_1000000.B922]) / 1000000" office:value-type="float" office:value="37.633792" calcext:value-type="float">
            <text:p>37.633792</text:p>
          </table:table-cell>
        </table:table-row>
        <table:table-row table:style-name="ro1">
          <table:table-cell table:formula="of:= [times_10000.A923]" office:value-type="float" office:value="922" calcext:value-type="float">
            <text:p>922</text:p>
          </table:table-cell>
          <table:table-cell table:formula="of:= ([times_10000.C923] - [times_10000.B923]) / 1000000" office:value-type="float" office:value="16.669952" calcext:value-type="float">
            <text:p>16.669952</text:p>
          </table:table-cell>
          <table:table-cell table:formula="of:= ([times_100000.C923] - [times_100000.B923]) / 1000000" office:value-type="float" office:value="1.000704" calcext:value-type="float">
            <text:p>1.000704</text:p>
          </table:table-cell>
          <table:table-cell table:formula="of:= ([times_1000000.C923] - [times_1000000.B923]) / 1000000" office:value-type="float" office:value="37.346816" calcext:value-type="float">
            <text:p>37.346816</text:p>
          </table:table-cell>
        </table:table-row>
        <table:table-row table:style-name="ro1">
          <table:table-cell table:formula="of:= [times_10000.A924]" office:value-type="float" office:value="923" calcext:value-type="float">
            <text:p>923</text:p>
          </table:table-cell>
          <table:table-cell table:formula="of:= ([times_10000.C924] - [times_10000.B924]) / 1000000" office:value-type="float" office:value="16.382976" calcext:value-type="float">
            <text:p>16.382976</text:p>
          </table:table-cell>
          <table:table-cell table:formula="of:= ([times_100000.C924] - [times_100000.B924]) / 1000000" office:value-type="float" office:value="1.12" calcext:value-type="float">
            <text:p>1.12</text:p>
          </table:table-cell>
          <table:table-cell table:formula="of:= ([times_1000000.C924] - [times_1000000.B924]) / 1000000" office:value-type="float" office:value="37.060096" calcext:value-type="float">
            <text:p>37.060096</text:p>
          </table:table-cell>
        </table:table-row>
        <table:table-row table:style-name="ro1">
          <table:table-cell table:formula="of:= [times_10000.A925]" office:value-type="float" office:value="924" calcext:value-type="float">
            <text:p>924</text:p>
          </table:table-cell>
          <table:table-cell table:formula="of:= ([times_10000.C925] - [times_10000.B925]) / 1000000" office:value-type="float" office:value="16.473088" calcext:value-type="float">
            <text:p>16.473088</text:p>
          </table:table-cell>
          <table:table-cell table:formula="of:= ([times_100000.C925] - [times_100000.B925]) / 1000000" office:value-type="float" office:value="1.026048" calcext:value-type="float">
            <text:p>1.026048</text:p>
          </table:table-cell>
          <table:table-cell table:formula="of:= ([times_1000000.C925] - [times_1000000.B925]) / 1000000" office:value-type="float" office:value="36.495872" calcext:value-type="float">
            <text:p>36.495872</text:p>
          </table:table-cell>
        </table:table-row>
        <table:table-row table:style-name="ro1">
          <table:table-cell table:formula="of:= [times_10000.A926]" office:value-type="float" office:value="925" calcext:value-type="float">
            <text:p>925</text:p>
          </table:table-cell>
          <table:table-cell table:formula="of:= ([times_10000.C926] - [times_10000.B926]) / 1000000" office:value-type="float" office:value="16.402944" calcext:value-type="float">
            <text:p>16.402944</text:p>
          </table:table-cell>
          <table:table-cell table:formula="of:= ([times_100000.C926] - [times_100000.B926]) / 1000000" office:value-type="float" office:value="1.004288" calcext:value-type="float">
            <text:p>1.004288</text:p>
          </table:table-cell>
          <table:table-cell table:formula="of:= ([times_1000000.C926] - [times_1000000.B926]) / 1000000" office:value-type="float" office:value="36.201216" calcext:value-type="float">
            <text:p>36.201216</text:p>
          </table:table-cell>
        </table:table-row>
        <table:table-row table:style-name="ro1">
          <table:table-cell table:formula="of:= [times_10000.A927]" office:value-type="float" office:value="926" calcext:value-type="float">
            <text:p>926</text:p>
          </table:table-cell>
          <table:table-cell table:formula="of:= ([times_10000.C927] - [times_10000.B927]) / 1000000" office:value-type="float" office:value="17.590528" calcext:value-type="float">
            <text:p>17.590528</text:p>
          </table:table-cell>
          <table:table-cell table:formula="of:= ([times_100000.C927] - [times_100000.B927]) / 1000000" office:value-type="float" office:value="1.037824" calcext:value-type="float">
            <text:p>1.037824</text:p>
          </table:table-cell>
          <table:table-cell table:formula="of:= ([times_1000000.C927] - [times_1000000.B927]) / 1000000" office:value-type="float" office:value="35.81696" calcext:value-type="float">
            <text:p>35.81696</text:p>
          </table:table-cell>
        </table:table-row>
        <table:table-row table:style-name="ro1">
          <table:table-cell table:formula="of:= [times_10000.A928]" office:value-type="float" office:value="927" calcext:value-type="float">
            <text:p>927</text:p>
          </table:table-cell>
          <table:table-cell table:formula="of:= ([times_10000.C928] - [times_10000.B928]) / 1000000" office:value-type="float" office:value="17.627136" calcext:value-type="float">
            <text:p>17.627136</text:p>
          </table:table-cell>
          <table:table-cell table:formula="of:= ([times_100000.C928] - [times_100000.B928]) / 1000000" office:value-type="float" office:value="1.064192" calcext:value-type="float">
            <text:p>1.064192</text:p>
          </table:table-cell>
          <table:table-cell table:formula="of:= ([times_1000000.C928] - [times_1000000.B928]) / 1000000" office:value-type="float" office:value="35.524608" calcext:value-type="float">
            <text:p>35.524608</text:p>
          </table:table-cell>
        </table:table-row>
        <table:table-row table:style-name="ro1">
          <table:table-cell table:formula="of:= [times_10000.A929]" office:value-type="float" office:value="928" calcext:value-type="float">
            <text:p>928</text:p>
          </table:table-cell>
          <table:table-cell table:formula="of:= ([times_10000.C929] - [times_10000.B929]) / 1000000" office:value-type="float" office:value="17.298688" calcext:value-type="float">
            <text:p>17.298688</text:p>
          </table:table-cell>
          <table:table-cell table:formula="of:= ([times_100000.C929] - [times_100000.B929]) / 1000000" office:value-type="float" office:value="0.785152" calcext:value-type="float">
            <text:p>0.785152</text:p>
          </table:table-cell>
          <table:table-cell table:formula="of:= ([times_1000000.C929] - [times_1000000.B929]) / 1000000" office:value-type="float" office:value="35.06816" calcext:value-type="float">
            <text:p>35.06816</text:p>
          </table:table-cell>
        </table:table-row>
        <table:table-row table:style-name="ro1">
          <table:table-cell table:formula="of:= [times_10000.A930]" office:value-type="float" office:value="929" calcext:value-type="float">
            <text:p>929</text:p>
          </table:table-cell>
          <table:table-cell table:formula="of:= ([times_10000.C930] - [times_10000.B930]) / 1000000" office:value-type="float" office:value="17.095168" calcext:value-type="float">
            <text:p>17.095168</text:p>
          </table:table-cell>
          <table:table-cell table:formula="of:= ([times_100000.C930] - [times_100000.B930]) / 1000000" office:value-type="float" office:value="1.008384" calcext:value-type="float">
            <text:p>1.008384</text:p>
          </table:table-cell>
          <table:table-cell table:formula="of:= ([times_1000000.C930] - [times_1000000.B930]) / 1000000" office:value-type="float" office:value="34.7392" calcext:value-type="float">
            <text:p>34.7392</text:p>
          </table:table-cell>
        </table:table-row>
        <table:table-row table:style-name="ro1">
          <table:table-cell table:formula="of:= [times_10000.A931]" office:value-type="float" office:value="930" calcext:value-type="float">
            <text:p>930</text:p>
          </table:table-cell>
          <table:table-cell table:formula="of:= ([times_10000.C931] - [times_10000.B931]) / 1000000" office:value-type="float" office:value="16.692992" calcext:value-type="float">
            <text:p>16.692992</text:p>
          </table:table-cell>
          <table:table-cell table:formula="of:= ([times_100000.C931] - [times_100000.B931]) / 1000000" office:value-type="float" office:value="1.026816" calcext:value-type="float">
            <text:p>1.026816</text:p>
          </table:table-cell>
          <table:table-cell table:formula="of:= ([times_1000000.C931] - [times_1000000.B931]) / 1000000" office:value-type="float" office:value="34.449152" calcext:value-type="float">
            <text:p>34.449152</text:p>
          </table:table-cell>
        </table:table-row>
        <table:table-row table:style-name="ro1">
          <table:table-cell table:formula="of:= [times_10000.A932]" office:value-type="float" office:value="931" calcext:value-type="float">
            <text:p>931</text:p>
          </table:table-cell>
          <table:table-cell table:formula="of:= ([times_10000.C932] - [times_10000.B932]) / 1000000" office:value-type="float" office:value="16.123136" calcext:value-type="float">
            <text:p>16.123136</text:p>
          </table:table-cell>
          <table:table-cell table:formula="of:= ([times_100000.C932] - [times_100000.B932]) / 1000000" office:value-type="float" office:value="1.049856" calcext:value-type="float">
            <text:p>1.049856</text:p>
          </table:table-cell>
          <table:table-cell table:formula="of:= ([times_1000000.C932] - [times_1000000.B932]) / 1000000" office:value-type="float" office:value="34.15808" calcext:value-type="float">
            <text:p>34.15808</text:p>
          </table:table-cell>
        </table:table-row>
        <table:table-row table:style-name="ro1">
          <table:table-cell table:formula="of:= [times_10000.A933]" office:value-type="float" office:value="932" calcext:value-type="float">
            <text:p>932</text:p>
          </table:table-cell>
          <table:table-cell table:formula="of:= ([times_10000.C933] - [times_10000.B933]) / 1000000" office:value-type="float" office:value="15.7568" calcext:value-type="float">
            <text:p>15.7568</text:p>
          </table:table-cell>
          <table:table-cell table:formula="of:= ([times_100000.C933] - [times_100000.B933]) / 1000000" office:value-type="float" office:value="1.02528" calcext:value-type="float">
            <text:p>1.02528</text:p>
          </table:table-cell>
          <table:table-cell table:formula="of:= ([times_1000000.C933] - [times_1000000.B933]) / 1000000" office:value-type="float" office:value="34.082048" calcext:value-type="float">
            <text:p>34.082048</text:p>
          </table:table-cell>
        </table:table-row>
        <table:table-row table:style-name="ro1">
          <table:table-cell table:formula="of:= [times_10000.A934]" office:value-type="float" office:value="933" calcext:value-type="float">
            <text:p>933</text:p>
          </table:table-cell>
          <table:table-cell table:formula="of:= ([times_10000.C934] - [times_10000.B934]) / 1000000" office:value-type="float" office:value="15.399936" calcext:value-type="float">
            <text:p>15.399936</text:p>
          </table:table-cell>
          <table:table-cell table:formula="of:= ([times_100000.C934] - [times_100000.B934]) / 1000000" office:value-type="float" office:value="0.944896" calcext:value-type="float">
            <text:p>0.944896</text:p>
          </table:table-cell>
          <table:table-cell table:formula="of:= ([times_1000000.C934] - [times_1000000.B934]) / 1000000" office:value-type="float" office:value="33.90208" calcext:value-type="float">
            <text:p>33.90208</text:p>
          </table:table-cell>
        </table:table-row>
        <table:table-row table:style-name="ro1">
          <table:table-cell table:formula="of:= [times_10000.A935]" office:value-type="float" office:value="934" calcext:value-type="float">
            <text:p>934</text:p>
          </table:table-cell>
          <table:table-cell table:formula="of:= ([times_10000.C935] - [times_10000.B935]) / 1000000" office:value-type="float" office:value="18.128896" calcext:value-type="float">
            <text:p>18.128896</text:p>
          </table:table-cell>
          <table:table-cell table:formula="of:= ([times_100000.C935] - [times_100000.B935]) / 1000000" office:value-type="float" office:value="1.528576" calcext:value-type="float">
            <text:p>1.528576</text:p>
          </table:table-cell>
          <table:table-cell table:formula="of:= ([times_1000000.C935] - [times_1000000.B935]) / 1000000" office:value-type="float" office:value="33.607936" calcext:value-type="float">
            <text:p>33.607936</text:p>
          </table:table-cell>
        </table:table-row>
        <table:table-row table:style-name="ro1">
          <table:table-cell table:formula="of:= [times_10000.A936]" office:value-type="float" office:value="935" calcext:value-type="float">
            <text:p>935</text:p>
          </table:table-cell>
          <table:table-cell table:formula="of:= ([times_10000.C936] - [times_10000.B936]) / 1000000" office:value-type="float" office:value="19.473152" calcext:value-type="float">
            <text:p>19.473152</text:p>
          </table:table-cell>
          <table:table-cell table:formula="of:= ([times_100000.C936] - [times_100000.B936]) / 1000000" office:value-type="float" office:value="1.110784" calcext:value-type="float">
            <text:p>1.110784</text:p>
          </table:table-cell>
          <table:table-cell table:formula="of:= ([times_1000000.C936] - [times_1000000.B936]) / 1000000" office:value-type="float" office:value="33.309952" calcext:value-type="float">
            <text:p>33.309952</text:p>
          </table:table-cell>
        </table:table-row>
        <table:table-row table:style-name="ro1">
          <table:table-cell table:formula="of:= [times_10000.A937]" office:value-type="float" office:value="936" calcext:value-type="float">
            <text:p>936</text:p>
          </table:table-cell>
          <table:table-cell table:formula="of:= ([times_10000.C937] - [times_10000.B937]) / 1000000" office:value-type="float" office:value="19.088128" calcext:value-type="float">
            <text:p>19.088128</text:p>
          </table:table-cell>
          <table:table-cell table:formula="of:= ([times_100000.C937] - [times_100000.B937]) / 1000000" office:value-type="float" office:value="1.153536" calcext:value-type="float">
            <text:p>1.153536</text:p>
          </table:table-cell>
          <table:table-cell table:formula="of:= ([times_1000000.C937] - [times_1000000.B937]) / 1000000" office:value-type="float" office:value="32.999168" calcext:value-type="float">
            <text:p>32.999168</text:p>
          </table:table-cell>
        </table:table-row>
        <table:table-row table:style-name="ro1">
          <table:table-cell table:formula="of:= [times_10000.A938]" office:value-type="float" office:value="937" calcext:value-type="float">
            <text:p>937</text:p>
          </table:table-cell>
          <table:table-cell table:formula="of:= ([times_10000.C938] - [times_10000.B938]) / 1000000" office:value-type="float" office:value="18.731776" calcext:value-type="float">
            <text:p>18.731776</text:p>
          </table:table-cell>
          <table:table-cell table:formula="of:= ([times_100000.C938] - [times_100000.B938]) / 1000000" office:value-type="float" office:value="0.98432" calcext:value-type="float">
            <text:p>0.98432</text:p>
          </table:table-cell>
          <table:table-cell table:formula="of:= ([times_1000000.C938] - [times_1000000.B938]) / 1000000" office:value-type="float" office:value="32.70912" calcext:value-type="float">
            <text:p>32.70912</text:p>
          </table:table-cell>
        </table:table-row>
        <table:table-row table:style-name="ro1">
          <table:table-cell table:formula="of:= [times_10000.A939]" office:value-type="float" office:value="938" calcext:value-type="float">
            <text:p>938</text:p>
          </table:table-cell>
          <table:table-cell table:formula="of:= ([times_10000.C939] - [times_10000.B939]) / 1000000" office:value-type="float" office:value="18.343936" calcext:value-type="float">
            <text:p>18.343936</text:p>
          </table:table-cell>
          <table:table-cell table:formula="of:= ([times_100000.C939] - [times_100000.B939]) / 1000000" office:value-type="float" office:value="1.014784" calcext:value-type="float">
            <text:p>1.014784</text:p>
          </table:table-cell>
          <table:table-cell table:formula="of:= ([times_1000000.C939] - [times_1000000.B939]) / 1000000" office:value-type="float" office:value="32.313088" calcext:value-type="float">
            <text:p>32.313088</text:p>
          </table:table-cell>
        </table:table-row>
        <table:table-row table:style-name="ro1">
          <table:table-cell table:formula="of:= [times_10000.A940]" office:value-type="float" office:value="939" calcext:value-type="float">
            <text:p>939</text:p>
          </table:table-cell>
          <table:table-cell table:formula="of:= ([times_10000.C940] - [times_10000.B940]) / 1000000" office:value-type="float" office:value="17.886976" calcext:value-type="float">
            <text:p>17.886976</text:p>
          </table:table-cell>
          <table:table-cell table:formula="of:= ([times_100000.C940] - [times_100000.B940]) / 1000000" office:value-type="float" office:value="0.94464" calcext:value-type="float">
            <text:p>0.94464</text:p>
          </table:table-cell>
          <table:table-cell table:formula="of:= ([times_1000000.C940] - [times_1000000.B940]) / 1000000" office:value-type="float" office:value="32.047872" calcext:value-type="float">
            <text:p>32.047872</text:p>
          </table:table-cell>
        </table:table-row>
        <table:table-row table:style-name="ro1">
          <table:table-cell table:formula="of:= [times_10000.A941]" office:value-type="float" office:value="940" calcext:value-type="float">
            <text:p>940</text:p>
          </table:table-cell>
          <table:table-cell table:formula="of:= ([times_10000.C941] - [times_10000.B941]) / 1000000" office:value-type="float" office:value="17.341184" calcext:value-type="float">
            <text:p>17.341184</text:p>
          </table:table-cell>
          <table:table-cell table:formula="of:= ([times_100000.C941] - [times_100000.B941]) / 1000000" office:value-type="float" office:value="0.98304" calcext:value-type="float">
            <text:p>0.98304</text:p>
          </table:table-cell>
          <table:table-cell table:formula="of:= ([times_1000000.C941] - [times_1000000.B941]) / 1000000" office:value-type="float" office:value="32.372992" calcext:value-type="float">
            <text:p>32.372992</text:p>
          </table:table-cell>
        </table:table-row>
        <table:table-row table:style-name="ro1">
          <table:table-cell table:formula="of:= [times_10000.A942]" office:value-type="float" office:value="941" calcext:value-type="float">
            <text:p>941</text:p>
          </table:table-cell>
          <table:table-cell table:formula="of:= ([times_10000.C942] - [times_10000.B942]) / 1000000" office:value-type="float" office:value="16.971264" calcext:value-type="float">
            <text:p>16.971264</text:p>
          </table:table-cell>
          <table:table-cell table:formula="of:= ([times_100000.C942] - [times_100000.B942]) / 1000000" office:value-type="float" office:value="1.00608" calcext:value-type="float">
            <text:p>1.00608</text:p>
          </table:table-cell>
          <table:table-cell table:formula="of:= ([times_1000000.C942] - [times_1000000.B942]) / 1000000" office:value-type="float" office:value="32.219136" calcext:value-type="float">
            <text:p>32.219136</text:p>
          </table:table-cell>
        </table:table-row>
        <table:table-row table:style-name="ro1">
          <table:table-cell table:formula="of:= [times_10000.A943]" office:value-type="float" office:value="942" calcext:value-type="float">
            <text:p>942</text:p>
          </table:table-cell>
          <table:table-cell table:formula="of:= ([times_10000.C943] - [times_10000.B943]) / 1000000" office:value-type="float" office:value="15.956736" calcext:value-type="float">
            <text:p>15.956736</text:p>
          </table:table-cell>
          <table:table-cell table:formula="of:= ([times_100000.C943] - [times_100000.B943]) / 1000000" office:value-type="float" office:value="0.998912" calcext:value-type="float">
            <text:p>0.998912</text:p>
          </table:table-cell>
          <table:table-cell table:formula="of:= ([times_1000000.C943] - [times_1000000.B943]) / 1000000" office:value-type="float" office:value="32.248064" calcext:value-type="float">
            <text:p>32.248064</text:p>
          </table:table-cell>
        </table:table-row>
        <table:table-row table:style-name="ro1">
          <table:table-cell table:formula="of:= [times_10000.A944]" office:value-type="float" office:value="943" calcext:value-type="float">
            <text:p>943</text:p>
          </table:table-cell>
          <table:table-cell table:formula="of:= ([times_10000.C944] - [times_10000.B944]) / 1000000" office:value-type="float" office:value="15.522816" calcext:value-type="float">
            <text:p>15.522816</text:p>
          </table:table-cell>
          <table:table-cell table:formula="of:= ([times_100000.C944] - [times_100000.B944]) / 1000000" office:value-type="float" office:value="0.980992" calcext:value-type="float">
            <text:p>0.980992</text:p>
          </table:table-cell>
          <table:table-cell table:formula="of:= ([times_1000000.C944] - [times_1000000.B944]) / 1000000" office:value-type="float" office:value="31.41632" calcext:value-type="float">
            <text:p>31.41632</text:p>
          </table:table-cell>
        </table:table-row>
        <table:table-row table:style-name="ro1">
          <table:table-cell table:formula="of:= [times_10000.A945]" office:value-type="float" office:value="944" calcext:value-type="float">
            <text:p>944</text:p>
          </table:table-cell>
          <table:table-cell table:formula="of:= ([times_10000.C945] - [times_10000.B945]) / 1000000" office:value-type="float" office:value="15.218944" calcext:value-type="float">
            <text:p>15.218944</text:p>
          </table:table-cell>
          <table:table-cell table:formula="of:= ([times_100000.C945] - [times_100000.B945]) / 1000000" office:value-type="float" office:value="0.984832" calcext:value-type="float">
            <text:p>0.984832</text:p>
          </table:table-cell>
          <table:table-cell table:formula="of:= ([times_1000000.C945] - [times_1000000.B945]) / 1000000" office:value-type="float" office:value="31.725056" calcext:value-type="float">
            <text:p>31.725056</text:p>
          </table:table-cell>
        </table:table-row>
        <table:table-row table:style-name="ro1">
          <table:table-cell table:formula="of:= [times_10000.A946]" office:value-type="float" office:value="945" calcext:value-type="float">
            <text:p>945</text:p>
          </table:table-cell>
          <table:table-cell table:formula="of:= ([times_10000.C946] - [times_10000.B946]) / 1000000" office:value-type="float" office:value="14.712576" calcext:value-type="float">
            <text:p>14.712576</text:p>
          </table:table-cell>
          <table:table-cell table:formula="of:= ([times_100000.C946] - [times_100000.B946]) / 1000000" office:value-type="float" office:value="0.908032" calcext:value-type="float">
            <text:p>0.908032</text:p>
          </table:table-cell>
          <table:table-cell table:formula="of:= ([times_1000000.C946] - [times_1000000.B946]) / 1000000" office:value-type="float" office:value="31.581696" calcext:value-type="float">
            <text:p>31.581696</text:p>
          </table:table-cell>
        </table:table-row>
        <table:table-row table:style-name="ro1">
          <table:table-cell table:formula="of:= [times_10000.A947]" office:value-type="float" office:value="946" calcext:value-type="float">
            <text:p>946</text:p>
          </table:table-cell>
          <table:table-cell table:formula="of:= ([times_10000.C947] - [times_10000.B947]) / 1000000" office:value-type="float" office:value="12.239104" calcext:value-type="float">
            <text:p>12.239104</text:p>
          </table:table-cell>
          <table:table-cell table:formula="of:= ([times_100000.C947] - [times_100000.B947]) / 1000000" office:value-type="float" office:value="0.960256" calcext:value-type="float">
            <text:p>0.960256</text:p>
          </table:table-cell>
          <table:table-cell table:formula="of:= ([times_1000000.C947] - [times_1000000.B947]) / 1000000" office:value-type="float" office:value="31.40608" calcext:value-type="float">
            <text:p>31.40608</text:p>
          </table:table-cell>
        </table:table-row>
        <table:table-row table:style-name="ro1">
          <table:table-cell table:formula="of:= [times_10000.A948]" office:value-type="float" office:value="947" calcext:value-type="float">
            <text:p>947</text:p>
          </table:table-cell>
          <table:table-cell table:formula="of:= ([times_10000.C948] - [times_10000.B948]) / 1000000" office:value-type="float" office:value="11.728896" calcext:value-type="float">
            <text:p>11.728896</text:p>
          </table:table-cell>
          <table:table-cell table:formula="of:= ([times_100000.C948] - [times_100000.B948]) / 1000000" office:value-type="float" office:value="0.982784" calcext:value-type="float">
            <text:p>0.982784</text:p>
          </table:table-cell>
          <table:table-cell table:formula="of:= ([times_1000000.C948] - [times_1000000.B948]) / 1000000" office:value-type="float" office:value="33.319936" calcext:value-type="float">
            <text:p>33.319936</text:p>
          </table:table-cell>
        </table:table-row>
        <table:table-row table:style-name="ro1">
          <table:table-cell table:formula="of:= [times_10000.A949]" office:value-type="float" office:value="948" calcext:value-type="float">
            <text:p>948</text:p>
          </table:table-cell>
          <table:table-cell table:formula="of:= ([times_10000.C949] - [times_10000.B949]) / 1000000" office:value-type="float" office:value="10.164992" calcext:value-type="float">
            <text:p>10.164992</text:p>
          </table:table-cell>
          <table:table-cell table:formula="of:= ([times_100000.C949] - [times_100000.B949]) / 1000000" office:value-type="float" office:value="1.018112" calcext:value-type="float">
            <text:p>1.018112</text:p>
          </table:table-cell>
          <table:table-cell table:formula="of:= ([times_1000000.C949] - [times_1000000.B949]) / 1000000" office:value-type="float" office:value="33.146368" calcext:value-type="float">
            <text:p>33.146368</text:p>
          </table:table-cell>
        </table:table-row>
        <table:table-row table:style-name="ro1">
          <table:table-cell table:formula="of:= [times_10000.A950]" office:value-type="float" office:value="949" calcext:value-type="float">
            <text:p>949</text:p>
          </table:table-cell>
          <table:table-cell table:formula="of:= ([times_10000.C950] - [times_10000.B950]) / 1000000" office:value-type="float" office:value="9.746688" calcext:value-type="float">
            <text:p>9.746688</text:p>
          </table:table-cell>
          <table:table-cell table:formula="of:= ([times_100000.C950] - [times_100000.B950]) / 1000000" office:value-type="float" office:value="0.988672" calcext:value-type="float">
            <text:p>0.988672</text:p>
          </table:table-cell>
          <table:table-cell table:formula="of:= ([times_1000000.C950] - [times_1000000.B950]) / 1000000" office:value-type="float" office:value="32.989696" calcext:value-type="float">
            <text:p>32.989696</text:p>
          </table:table-cell>
        </table:table-row>
        <table:table-row table:style-name="ro1">
          <table:table-cell table:formula="of:= [times_10000.A951]" office:value-type="float" office:value="950" calcext:value-type="float">
            <text:p>950</text:p>
          </table:table-cell>
          <table:table-cell table:formula="of:= ([times_10000.C951] - [times_10000.B951]) / 1000000" office:value-type="float" office:value="9.3184" calcext:value-type="float">
            <text:p>9.3184</text:p>
          </table:table-cell>
          <table:table-cell table:formula="of:= ([times_100000.C951] - [times_100000.B951]) / 1000000" office:value-type="float" office:value="0.836096" calcext:value-type="float">
            <text:p>0.836096</text:p>
          </table:table-cell>
          <table:table-cell table:formula="of:= ([times_1000000.C951] - [times_1000000.B951]) / 1000000" office:value-type="float" office:value="32.70912" calcext:value-type="float">
            <text:p>32.70912</text:p>
          </table:table-cell>
        </table:table-row>
        <table:table-row table:style-name="ro1">
          <table:table-cell table:formula="of:= [times_10000.A952]" office:value-type="float" office:value="951" calcext:value-type="float">
            <text:p>951</text:p>
          </table:table-cell>
          <table:table-cell table:formula="of:= ([times_10000.C952] - [times_10000.B952]) / 1000000" office:value-type="float" office:value="8.97408" calcext:value-type="float">
            <text:p>8.97408</text:p>
          </table:table-cell>
          <table:table-cell table:formula="of:= ([times_100000.C952] - [times_100000.B952]) / 1000000" office:value-type="float" office:value="0.97792" calcext:value-type="float">
            <text:p>0.97792</text:p>
          </table:table-cell>
          <table:table-cell table:formula="of:= ([times_1000000.C952] - [times_1000000.B952]) / 1000000" office:value-type="float" office:value="32.638464" calcext:value-type="float">
            <text:p>32.638464</text:p>
          </table:table-cell>
        </table:table-row>
        <table:table-row table:style-name="ro1">
          <table:table-cell table:formula="of:= [times_10000.A953]" office:value-type="float" office:value="952" calcext:value-type="float">
            <text:p>952</text:p>
          </table:table-cell>
          <table:table-cell table:formula="of:= ([times_10000.C953] - [times_10000.B953]) / 1000000" office:value-type="float" office:value="8.674304" calcext:value-type="float">
            <text:p>8.674304</text:p>
          </table:table-cell>
          <table:table-cell table:formula="of:= ([times_100000.C953] - [times_100000.B953]) / 1000000" office:value-type="float" office:value="0.937472" calcext:value-type="float">
            <text:p>0.937472</text:p>
          </table:table-cell>
          <table:table-cell table:formula="of:= ([times_1000000.C953] - [times_1000000.B953]) / 1000000" office:value-type="float" office:value="32.347904" calcext:value-type="float">
            <text:p>32.347904</text:p>
          </table:table-cell>
        </table:table-row>
        <table:table-row table:style-name="ro1">
          <table:table-cell table:formula="of:= [times_10000.A954]" office:value-type="float" office:value="953" calcext:value-type="float">
            <text:p>953</text:p>
          </table:table-cell>
          <table:table-cell table:formula="of:= ([times_10000.C954] - [times_10000.B954]) / 1000000" office:value-type="float" office:value="9.185024" calcext:value-type="float">
            <text:p>9.185024</text:p>
          </table:table-cell>
          <table:table-cell table:formula="of:= ([times_100000.C954] - [times_100000.B954]) / 1000000" office:value-type="float" office:value="0.96512" calcext:value-type="float">
            <text:p>0.96512</text:p>
          </table:table-cell>
          <table:table-cell table:formula="of:= ([times_1000000.C954] - [times_1000000.B954]) / 1000000" office:value-type="float" office:value="32.057088" calcext:value-type="float">
            <text:p>32.057088</text:p>
          </table:table-cell>
        </table:table-row>
        <table:table-row table:style-name="ro1">
          <table:table-cell table:formula="of:= [times_10000.A955]" office:value-type="float" office:value="954" calcext:value-type="float">
            <text:p>954</text:p>
          </table:table-cell>
          <table:table-cell table:formula="of:= ([times_10000.C955] - [times_10000.B955]) / 1000000" office:value-type="float" office:value="9.135616" calcext:value-type="float">
            <text:p>9.135616</text:p>
          </table:table-cell>
          <table:table-cell table:formula="of:= ([times_100000.C955] - [times_100000.B955]) / 1000000" office:value-type="float" office:value="0.836096" calcext:value-type="float">
            <text:p>0.836096</text:p>
          </table:table-cell>
          <table:table-cell table:formula="of:= ([times_1000000.C955] - [times_1000000.B955]) / 1000000" office:value-type="float" office:value="31.631104" calcext:value-type="float">
            <text:p>31.631104</text:p>
          </table:table-cell>
        </table:table-row>
        <table:table-row table:style-name="ro1">
          <table:table-cell table:formula="of:= [times_10000.A956]" office:value-type="float" office:value="955" calcext:value-type="float">
            <text:p>955</text:p>
          </table:table-cell>
          <table:table-cell table:formula="of:= ([times_10000.C956] - [times_10000.B956]) / 1000000" office:value-type="float" office:value="8.728064" calcext:value-type="float">
            <text:p>8.728064</text:p>
          </table:table-cell>
          <table:table-cell table:formula="of:= ([times_100000.C956] - [times_100000.B956]) / 1000000" office:value-type="float" office:value="0.953344" calcext:value-type="float">
            <text:p>0.953344</text:p>
          </table:table-cell>
          <table:table-cell table:formula="of:= ([times_1000000.C956] - [times_1000000.B956]) / 1000000" office:value-type="float" office:value="31.424512" calcext:value-type="float">
            <text:p>31.424512</text:p>
          </table:table-cell>
        </table:table-row>
        <table:table-row table:style-name="ro1">
          <table:table-cell table:formula="of:= [times_10000.A957]" office:value-type="float" office:value="956" calcext:value-type="float">
            <text:p>956</text:p>
          </table:table-cell>
          <table:table-cell table:formula="of:= ([times_10000.C957] - [times_10000.B957]) / 1000000" office:value-type="float" office:value="8.484352" calcext:value-type="float">
            <text:p>8.484352</text:p>
          </table:table-cell>
          <table:table-cell table:formula="of:= ([times_100000.C957] - [times_100000.B957]) / 1000000" office:value-type="float" office:value="0.973824" calcext:value-type="float">
            <text:p>0.973824</text:p>
          </table:table-cell>
          <table:table-cell table:formula="of:= ([times_1000000.C957] - [times_1000000.B957]) / 1000000" office:value-type="float" office:value="31.27168" calcext:value-type="float">
            <text:p>31.27168</text:p>
          </table:table-cell>
        </table:table-row>
        <table:table-row table:style-name="ro1">
          <table:table-cell table:formula="of:= [times_10000.A958]" office:value-type="float" office:value="957" calcext:value-type="float">
            <text:p>957</text:p>
          </table:table-cell>
          <table:table-cell table:formula="of:= ([times_10000.C958] - [times_10000.B958]) / 1000000" office:value-type="float" office:value="8.563712" calcext:value-type="float">
            <text:p>8.563712</text:p>
          </table:table-cell>
          <table:table-cell table:formula="of:= ([times_100000.C958] - [times_100000.B958]) / 1000000" office:value-type="float" office:value="1.067008" calcext:value-type="float">
            <text:p>1.067008</text:p>
          </table:table-cell>
          <table:table-cell table:formula="of:= ([times_1000000.C958] - [times_1000000.B958]) / 1000000" office:value-type="float" office:value="30.983936" calcext:value-type="float">
            <text:p>30.983936</text:p>
          </table:table-cell>
        </table:table-row>
        <table:table-row table:style-name="ro1">
          <table:table-cell table:formula="of:= [times_10000.A959]" office:value-type="float" office:value="958" calcext:value-type="float">
            <text:p>958</text:p>
          </table:table-cell>
          <table:table-cell table:formula="of:= ([times_10000.C959] - [times_10000.B959]) / 1000000" office:value-type="float" office:value="8.285184" calcext:value-type="float">
            <text:p>8.285184</text:p>
          </table:table-cell>
          <table:table-cell table:formula="of:= ([times_100000.C959] - [times_100000.B959]) / 1000000" office:value-type="float" office:value="0.947712" calcext:value-type="float">
            <text:p>0.947712</text:p>
          </table:table-cell>
          <table:table-cell table:formula="of:= ([times_1000000.C959] - [times_1000000.B959]) / 1000000" office:value-type="float" office:value="31.182336" calcext:value-type="float">
            <text:p>31.182336</text:p>
          </table:table-cell>
        </table:table-row>
        <table:table-row table:style-name="ro1">
          <table:table-cell table:formula="of:= [times_10000.A960]" office:value-type="float" office:value="959" calcext:value-type="float">
            <text:p>959</text:p>
          </table:table-cell>
          <table:table-cell table:formula="of:= ([times_10000.C960] - [times_10000.B960]) / 1000000" office:value-type="float" office:value="7.883008" calcext:value-type="float">
            <text:p>7.883008</text:p>
          </table:table-cell>
          <table:table-cell table:formula="of:= ([times_100000.C960] - [times_100000.B960]) / 1000000" office:value-type="float" office:value="1.004032" calcext:value-type="float">
            <text:p>1.004032</text:p>
          </table:table-cell>
          <table:table-cell table:formula="of:= ([times_1000000.C960] - [times_1000000.B960]) / 1000000" office:value-type="float" office:value="30.607104" calcext:value-type="float">
            <text:p>30.607104</text:p>
          </table:table-cell>
        </table:table-row>
        <table:table-row table:style-name="ro1">
          <table:table-cell table:formula="of:= [times_10000.A961]" office:value-type="float" office:value="960" calcext:value-type="float">
            <text:p>960</text:p>
          </table:table-cell>
          <table:table-cell table:formula="of:= ([times_10000.C961] - [times_10000.B961]) / 1000000" office:value-type="float" office:value="7.579136" calcext:value-type="float">
            <text:p>7.579136</text:p>
          </table:table-cell>
          <table:table-cell table:formula="of:= ([times_100000.C961] - [times_100000.B961]) / 1000000" office:value-type="float" office:value="0.995072" calcext:value-type="float">
            <text:p>0.995072</text:p>
          </table:table-cell>
          <table:table-cell table:formula="of:= ([times_1000000.C961] - [times_1000000.B961]) / 1000000" office:value-type="float" office:value="30.515712" calcext:value-type="float">
            <text:p>30.515712</text:p>
          </table:table-cell>
        </table:table-row>
        <table:table-row table:style-name="ro1">
          <table:table-cell table:formula="of:= [times_10000.A962]" office:value-type="float" office:value="961" calcext:value-type="float">
            <text:p>961</text:p>
          </table:table-cell>
          <table:table-cell table:formula="of:= ([times_10000.C962] - [times_10000.B962]) / 1000000" office:value-type="float" office:value="7.248896" calcext:value-type="float">
            <text:p>7.248896</text:p>
          </table:table-cell>
          <table:table-cell table:formula="of:= ([times_100000.C962] - [times_100000.B962]) / 1000000" office:value-type="float" office:value="0.945152" calcext:value-type="float">
            <text:p>0.945152</text:p>
          </table:table-cell>
          <table:table-cell table:formula="of:= ([times_1000000.C962] - [times_1000000.B962]) / 1000000" office:value-type="float" office:value="29.684992" calcext:value-type="float">
            <text:p>29.684992</text:p>
          </table:table-cell>
        </table:table-row>
        <table:table-row table:style-name="ro1">
          <table:table-cell table:formula="of:= [times_10000.A963]" office:value-type="float" office:value="962" calcext:value-type="float">
            <text:p>962</text:p>
          </table:table-cell>
          <table:table-cell table:formula="of:= ([times_10000.C963] - [times_10000.B963]) / 1000000" office:value-type="float" office:value="8.013056" calcext:value-type="float">
            <text:p>8.013056</text:p>
          </table:table-cell>
          <table:table-cell table:formula="of:= ([times_100000.C963] - [times_100000.B963]) / 1000000" office:value-type="float" office:value="1.410816" calcext:value-type="float">
            <text:p>1.410816</text:p>
          </table:table-cell>
          <table:table-cell table:formula="of:= ([times_1000000.C963] - [times_1000000.B963]) / 1000000" office:value-type="float" office:value="29.344" calcext:value-type="float">
            <text:p>29.344</text:p>
          </table:table-cell>
        </table:table-row>
        <table:table-row table:style-name="ro1">
          <table:table-cell table:formula="of:= [times_10000.A964]" office:value-type="float" office:value="963" calcext:value-type="float">
            <text:p>963</text:p>
          </table:table-cell>
          <table:table-cell table:formula="of:= ([times_10000.C964] - [times_10000.B964]) / 1000000" office:value-type="float" office:value="7.433216" calcext:value-type="float">
            <text:p>7.433216</text:p>
          </table:table-cell>
          <table:table-cell table:formula="of:= ([times_100000.C964] - [times_100000.B964]) / 1000000" office:value-type="float" office:value="1.004032" calcext:value-type="float">
            <text:p>1.004032</text:p>
          </table:table-cell>
          <table:table-cell table:formula="of:= ([times_1000000.C964] - [times_1000000.B964]) / 1000000" office:value-type="float" office:value="28.784128" calcext:value-type="float">
            <text:p>28.784128</text:p>
          </table:table-cell>
        </table:table-row>
        <table:table-row table:style-name="ro1">
          <table:table-cell table:formula="of:= [times_10000.A965]" office:value-type="float" office:value="964" calcext:value-type="float">
            <text:p>964</text:p>
          </table:table-cell>
          <table:table-cell table:formula="of:= ([times_10000.C965] - [times_10000.B965]) / 1000000" office:value-type="float" office:value="8.679424" calcext:value-type="float">
            <text:p>8.679424</text:p>
          </table:table-cell>
          <table:table-cell table:formula="of:= ([times_100000.C965] - [times_100000.B965]) / 1000000" office:value-type="float" office:value="1.17376" calcext:value-type="float">
            <text:p>1.17376</text:p>
          </table:table-cell>
          <table:table-cell table:formula="of:= ([times_1000000.C965] - [times_1000000.B965]) / 1000000" office:value-type="float" office:value="28.529664" calcext:value-type="float">
            <text:p>28.529664</text:p>
          </table:table-cell>
        </table:table-row>
        <table:table-row table:style-name="ro1">
          <table:table-cell table:formula="of:= [times_10000.A966]" office:value-type="float" office:value="965" calcext:value-type="float">
            <text:p>965</text:p>
          </table:table-cell>
          <table:table-cell table:formula="of:= ([times_10000.C966] - [times_10000.B966]) / 1000000" office:value-type="float" office:value="8.594944" calcext:value-type="float">
            <text:p>8.594944</text:p>
          </table:table-cell>
          <table:table-cell table:formula="of:= ([times_100000.C966] - [times_100000.B966]) / 1000000" office:value-type="float" office:value="1.006848" calcext:value-type="float">
            <text:p>1.006848</text:p>
          </table:table-cell>
          <table:table-cell table:formula="of:= ([times_1000000.C966] - [times_1000000.B966]) / 1000000" office:value-type="float" office:value="28.317952" calcext:value-type="float">
            <text:p>28.317952</text:p>
          </table:table-cell>
        </table:table-row>
        <table:table-row table:style-name="ro1">
          <table:table-cell table:formula="of:= [times_10000.A967]" office:value-type="float" office:value="966" calcext:value-type="float">
            <text:p>966</text:p>
          </table:table-cell>
          <table:table-cell table:formula="of:= ([times_10000.C967] - [times_10000.B967]) / 1000000" office:value-type="float" office:value="7.57888" calcext:value-type="float">
            <text:p>7.57888</text:p>
          </table:table-cell>
          <table:table-cell table:formula="of:= ([times_100000.C967] - [times_100000.B967]) / 1000000" office:value-type="float" office:value="1.00992" calcext:value-type="float">
            <text:p>1.00992</text:p>
          </table:table-cell>
          <table:table-cell table:formula="of:= ([times_1000000.C967] - [times_1000000.B967]) / 1000000" office:value-type="float" office:value="28.020992" calcext:value-type="float">
            <text:p>28.020992</text:p>
          </table:table-cell>
        </table:table-row>
        <table:table-row table:style-name="ro1">
          <table:table-cell table:formula="of:= [times_10000.A968]" office:value-type="float" office:value="967" calcext:value-type="float">
            <text:p>967</text:p>
          </table:table-cell>
          <table:table-cell table:formula="of:= ([times_10000.C968] - [times_10000.B968]) / 1000000" office:value-type="float" office:value="7.642368" calcext:value-type="float">
            <text:p>7.642368</text:p>
          </table:table-cell>
          <table:table-cell table:formula="of:= ([times_100000.C968] - [times_100000.B968]) / 1000000" office:value-type="float" office:value="0.7872" calcext:value-type="float">
            <text:p>0.7872</text:p>
          </table:table-cell>
          <table:table-cell table:formula="of:= ([times_1000000.C968] - [times_1000000.B968]) / 1000000" office:value-type="float" office:value="27.727872" calcext:value-type="float">
            <text:p>27.727872</text:p>
          </table:table-cell>
        </table:table-row>
        <table:table-row table:style-name="ro1">
          <table:table-cell table:formula="of:= [times_10000.A969]" office:value-type="float" office:value="968" calcext:value-type="float">
            <text:p>968</text:p>
          </table:table-cell>
          <table:table-cell table:formula="of:= ([times_10000.C969] - [times_10000.B969]) / 1000000" office:value-type="float" office:value="9.950976" calcext:value-type="float">
            <text:p>9.950976</text:p>
          </table:table-cell>
          <table:table-cell table:formula="of:= ([times_100000.C969] - [times_100000.B969]) / 1000000" office:value-type="float" office:value="0.951552" calcext:value-type="float">
            <text:p>0.951552</text:p>
          </table:table-cell>
          <table:table-cell table:formula="of:= ([times_1000000.C969] - [times_1000000.B969]) / 1000000" office:value-type="float" office:value="27.43552" calcext:value-type="float">
            <text:p>27.43552</text:p>
          </table:table-cell>
        </table:table-row>
        <table:table-row table:style-name="ro1">
          <table:table-cell table:formula="of:= [times_10000.A970]" office:value-type="float" office:value="969" calcext:value-type="float">
            <text:p>969</text:p>
          </table:table-cell>
          <table:table-cell table:formula="of:= ([times_10000.C970] - [times_10000.B970]) / 1000000" office:value-type="float" office:value="10.324736" calcext:value-type="float">
            <text:p>10.324736</text:p>
          </table:table-cell>
          <table:table-cell table:formula="of:= ([times_100000.C970] - [times_100000.B970]) / 1000000" office:value-type="float" office:value="0.745984" calcext:value-type="float">
            <text:p>0.745984</text:p>
          </table:table-cell>
          <table:table-cell table:formula="of:= ([times_1000000.C970] - [times_1000000.B970]) / 1000000" office:value-type="float" office:value="27.14112" calcext:value-type="float">
            <text:p>27.14112</text:p>
          </table:table-cell>
        </table:table-row>
        <table:table-row table:style-name="ro1">
          <table:table-cell table:formula="of:= [times_10000.A971]" office:value-type="float" office:value="970" calcext:value-type="float">
            <text:p>970</text:p>
          </table:table-cell>
          <table:table-cell table:formula="of:= ([times_10000.C971] - [times_10000.B971]) / 1000000" office:value-type="float" office:value="9.76512" calcext:value-type="float">
            <text:p>9.76512</text:p>
          </table:table-cell>
          <table:table-cell table:formula="of:= ([times_100000.C971] - [times_100000.B971]) / 1000000" office:value-type="float" office:value="1.012224" calcext:value-type="float">
            <text:p>1.012224</text:p>
          </table:table-cell>
          <table:table-cell table:formula="of:= ([times_1000000.C971] - [times_1000000.B971]) / 1000000" office:value-type="float" office:value="27.39072" calcext:value-type="float">
            <text:p>27.39072</text:p>
          </table:table-cell>
        </table:table-row>
        <table:table-row table:style-name="ro1">
          <table:table-cell table:formula="of:= [times_10000.A972]" office:value-type="float" office:value="971" calcext:value-type="float">
            <text:p>971</text:p>
          </table:table-cell>
          <table:table-cell table:formula="of:= ([times_10000.C972] - [times_10000.B972]) / 1000000" office:value-type="float" office:value="10.219008" calcext:value-type="float">
            <text:p>10.219008</text:p>
          </table:table-cell>
          <table:table-cell table:formula="of:= ([times_100000.C972] - [times_100000.B972]) / 1000000" office:value-type="float" office:value="1.100288" calcext:value-type="float">
            <text:p>1.100288</text:p>
          </table:table-cell>
          <table:table-cell table:formula="of:= ([times_1000000.C972] - [times_1000000.B972]) / 1000000" office:value-type="float" office:value="27.076352" calcext:value-type="float">
            <text:p>27.076352</text:p>
          </table:table-cell>
        </table:table-row>
        <table:table-row table:style-name="ro1">
          <table:table-cell table:formula="of:= [times_10000.A973]" office:value-type="float" office:value="972" calcext:value-type="float">
            <text:p>972</text:p>
          </table:table-cell>
          <table:table-cell table:formula="of:= ([times_10000.C973] - [times_10000.B973]) / 1000000" office:value-type="float" office:value="11.460352" calcext:value-type="float">
            <text:p>11.460352</text:p>
          </table:table-cell>
          <table:table-cell table:formula="of:= ([times_100000.C973] - [times_100000.B973]) / 1000000" office:value-type="float" office:value="1.108224" calcext:value-type="float">
            <text:p>1.108224</text:p>
          </table:table-cell>
          <table:table-cell table:formula="of:= ([times_1000000.C973] - [times_1000000.B973]) / 1000000" office:value-type="float" office:value="26.603776" calcext:value-type="float">
            <text:p>26.603776</text:p>
          </table:table-cell>
        </table:table-row>
        <table:table-row table:style-name="ro1">
          <table:table-cell table:formula="of:= [times_10000.A974]" office:value-type="float" office:value="973" calcext:value-type="float">
            <text:p>973</text:p>
          </table:table-cell>
          <table:table-cell table:formula="of:= ([times_10000.C974] - [times_10000.B974]) / 1000000" office:value-type="float" office:value="10.887168" calcext:value-type="float">
            <text:p>10.887168</text:p>
          </table:table-cell>
          <table:table-cell table:formula="of:= ([times_100000.C974] - [times_100000.B974]) / 1000000" office:value-type="float" office:value="1.039616" calcext:value-type="float">
            <text:p>1.039616</text:p>
          </table:table-cell>
          <table:table-cell table:formula="of:= ([times_1000000.C974] - [times_1000000.B974]) / 1000000" office:value-type="float" office:value="26.830592" calcext:value-type="float">
            <text:p>26.830592</text:p>
          </table:table-cell>
        </table:table-row>
        <table:table-row table:style-name="ro1">
          <table:table-cell table:formula="of:= [times_10000.A975]" office:value-type="float" office:value="974" calcext:value-type="float">
            <text:p>974</text:p>
          </table:table-cell>
          <table:table-cell table:formula="of:= ([times_10000.C975] - [times_10000.B975]) / 1000000" office:value-type="float" office:value="10.308096" calcext:value-type="float">
            <text:p>10.308096</text:p>
          </table:table-cell>
          <table:table-cell table:formula="of:= ([times_100000.C975] - [times_100000.B975]) / 1000000" office:value-type="float" office:value="0.962048" calcext:value-type="float">
            <text:p>0.962048</text:p>
          </table:table-cell>
          <table:table-cell table:formula="of:= ([times_1000000.C975] - [times_1000000.B975]) / 1000000" office:value-type="float" office:value="26.69312" calcext:value-type="float">
            <text:p>26.69312</text:p>
          </table:table-cell>
        </table:table-row>
        <table:table-row table:style-name="ro1">
          <table:table-cell table:formula="of:= [times_10000.A976]" office:value-type="float" office:value="975" calcext:value-type="float">
            <text:p>975</text:p>
          </table:table-cell>
          <table:table-cell table:formula="of:= ([times_10000.C976] - [times_10000.B976]) / 1000000" office:value-type="float" office:value="9.874944" calcext:value-type="float">
            <text:p>9.874944</text:p>
          </table:table-cell>
          <table:table-cell table:formula="of:= ([times_100000.C976] - [times_100000.B976]) / 1000000" office:value-type="float" office:value="1.012224" calcext:value-type="float">
            <text:p>1.012224</text:p>
          </table:table-cell>
          <table:table-cell table:formula="of:= ([times_1000000.C976] - [times_1000000.B976]) / 1000000" office:value-type="float" office:value="26.575872" calcext:value-type="float">
            <text:p>26.575872</text:p>
          </table:table-cell>
        </table:table-row>
        <table:table-row table:style-name="ro1">
          <table:table-cell table:formula="of:= [times_10000.A977]" office:value-type="float" office:value="976" calcext:value-type="float">
            <text:p>976</text:p>
          </table:table-cell>
          <table:table-cell table:formula="of:= ([times_10000.C977] - [times_10000.B977]) / 1000000" office:value-type="float" office:value="11.27168" calcext:value-type="float">
            <text:p>11.27168</text:p>
          </table:table-cell>
          <table:table-cell table:formula="of:= ([times_100000.C977] - [times_100000.B977]) / 1000000" office:value-type="float" office:value="1.01888" calcext:value-type="float">
            <text:p>1.01888</text:p>
          </table:table-cell>
          <table:table-cell table:formula="of:= ([times_1000000.C977] - [times_1000000.B977]) / 1000000" office:value-type="float" office:value="24.98816" calcext:value-type="float">
            <text:p>24.98816</text:p>
          </table:table-cell>
        </table:table-row>
        <table:table-row table:style-name="ro1">
          <table:table-cell table:formula="of:= [times_10000.A978]" office:value-type="float" office:value="977" calcext:value-type="float">
            <text:p>977</text:p>
          </table:table-cell>
          <table:table-cell table:formula="of:= ([times_10000.C978] - [times_10000.B978]) / 1000000" office:value-type="float" office:value="11.383808" calcext:value-type="float">
            <text:p>11.383808</text:p>
          </table:table-cell>
          <table:table-cell table:formula="of:= ([times_100000.C978] - [times_100000.B978]) / 1000000" office:value-type="float" office:value="0.943872" calcext:value-type="float">
            <text:p>0.943872</text:p>
          </table:table-cell>
          <table:table-cell table:formula="of:= ([times_1000000.C978] - [times_1000000.B978]) / 1000000" office:value-type="float" office:value="25.115648" calcext:value-type="float">
            <text:p>25.115648</text:p>
          </table:table-cell>
        </table:table-row>
        <table:table-row table:style-name="ro1">
          <table:table-cell table:formula="of:= [times_10000.A979]" office:value-type="float" office:value="978" calcext:value-type="float">
            <text:p>978</text:p>
          </table:table-cell>
          <table:table-cell table:formula="of:= ([times_10000.C979] - [times_10000.B979]) / 1000000" office:value-type="float" office:value="11.009792" calcext:value-type="float">
            <text:p>11.009792</text:p>
          </table:table-cell>
          <table:table-cell table:formula="of:= ([times_100000.C979] - [times_100000.B979]) / 1000000" office:value-type="float" office:value="0.982784" calcext:value-type="float">
            <text:p>0.982784</text:p>
          </table:table-cell>
          <table:table-cell table:formula="of:= ([times_1000000.C979] - [times_1000000.B979]) / 1000000" office:value-type="float" office:value="24.818944" calcext:value-type="float">
            <text:p>24.818944</text:p>
          </table:table-cell>
        </table:table-row>
        <table:table-row table:style-name="ro1">
          <table:table-cell table:formula="of:= [times_10000.A980]" office:value-type="float" office:value="979" calcext:value-type="float">
            <text:p>979</text:p>
          </table:table-cell>
          <table:table-cell table:formula="of:= ([times_10000.C980] - [times_10000.B980]) / 1000000" office:value-type="float" office:value="10.598912" calcext:value-type="float">
            <text:p>10.598912</text:p>
          </table:table-cell>
          <table:table-cell table:formula="of:= ([times_100000.C980] - [times_100000.B980]) / 1000000" office:value-type="float" office:value="1.007872" calcext:value-type="float">
            <text:p>1.007872</text:p>
          </table:table-cell>
          <table:table-cell table:formula="of:= ([times_1000000.C980] - [times_1000000.B980]) / 1000000" office:value-type="float" office:value="24.52736" calcext:value-type="float">
            <text:p>24.52736</text:p>
          </table:table-cell>
        </table:table-row>
        <table:table-row table:style-name="ro1">
          <table:table-cell table:formula="of:= [times_10000.A981]" office:value-type="float" office:value="980" calcext:value-type="float">
            <text:p>980</text:p>
          </table:table-cell>
          <table:table-cell table:formula="of:= ([times_10000.C981] - [times_10000.B981]) / 1000000" office:value-type="float" office:value="10.17216" calcext:value-type="float">
            <text:p>10.17216</text:p>
          </table:table-cell>
          <table:table-cell table:formula="of:= ([times_100000.C981] - [times_100000.B981]) / 1000000" office:value-type="float" office:value="0.952832" calcext:value-type="float">
            <text:p>0.952832</text:p>
          </table:table-cell>
          <table:table-cell table:formula="of:= ([times_1000000.C981] - [times_1000000.B981]) / 1000000" office:value-type="float" office:value="24.14592" calcext:value-type="float">
            <text:p>24.14592</text:p>
          </table:table-cell>
        </table:table-row>
        <table:table-row table:style-name="ro1">
          <table:table-cell table:formula="of:= [times_10000.A982]" office:value-type="float" office:value="981" calcext:value-type="float">
            <text:p>981</text:p>
          </table:table-cell>
          <table:table-cell table:formula="of:= ([times_10000.C982] - [times_10000.B982]) / 1000000" office:value-type="float" office:value="9.754368" calcext:value-type="float">
            <text:p>9.754368</text:p>
          </table:table-cell>
          <table:table-cell table:formula="of:= ([times_100000.C982] - [times_100000.B982]) / 1000000" office:value-type="float" office:value="1.127168" calcext:value-type="float">
            <text:p>1.127168</text:p>
          </table:table-cell>
          <table:table-cell table:formula="of:= ([times_1000000.C982] - [times_1000000.B982]) / 1000000" office:value-type="float" office:value="23.828992" calcext:value-type="float">
            <text:p>23.828992</text:p>
          </table:table-cell>
        </table:table-row>
        <table:table-row table:style-name="ro1">
          <table:table-cell table:formula="of:= [times_10000.A983]" office:value-type="float" office:value="982" calcext:value-type="float">
            <text:p>982</text:p>
          </table:table-cell>
          <table:table-cell table:formula="of:= ([times_10000.C983] - [times_10000.B983]) / 1000000" office:value-type="float" office:value="9.283328" calcext:value-type="float">
            <text:p>9.283328</text:p>
          </table:table-cell>
          <table:table-cell table:formula="of:= ([times_100000.C983] - [times_100000.B983]) / 1000000" office:value-type="float" office:value="0.858112" calcext:value-type="float">
            <text:p>0.858112</text:p>
          </table:table-cell>
          <table:table-cell table:formula="of:= ([times_1000000.C983] - [times_1000000.B983]) / 1000000" office:value-type="float" office:value="23.493888" calcext:value-type="float">
            <text:p>23.493888</text:p>
          </table:table-cell>
        </table:table-row>
        <table:table-row table:style-name="ro1">
          <table:table-cell table:formula="of:= [times_10000.A984]" office:value-type="float" office:value="983" calcext:value-type="float">
            <text:p>983</text:p>
          </table:table-cell>
          <table:table-cell table:formula="of:= ([times_10000.C984] - [times_10000.B984]) / 1000000" office:value-type="float" office:value="8.9792" calcext:value-type="float">
            <text:p>8.9792</text:p>
          </table:table-cell>
          <table:table-cell table:formula="of:= ([times_100000.C984] - [times_100000.B984]) / 1000000" office:value-type="float" office:value="1.126656" calcext:value-type="float">
            <text:p>1.126656</text:p>
          </table:table-cell>
          <table:table-cell table:formula="of:= ([times_1000000.C984] - [times_1000000.B984]) / 1000000" office:value-type="float" office:value="23.195904" calcext:value-type="float">
            <text:p>23.195904</text:p>
          </table:table-cell>
        </table:table-row>
        <table:table-row table:style-name="ro1">
          <table:table-cell table:formula="of:= [times_10000.A985]" office:value-type="float" office:value="984" calcext:value-type="float">
            <text:p>984</text:p>
          </table:table-cell>
          <table:table-cell table:formula="of:= ([times_10000.C985] - [times_10000.B985]) / 1000000" office:value-type="float" office:value="8.64" calcext:value-type="float">
            <text:p>8.64</text:p>
          </table:table-cell>
          <table:table-cell table:formula="of:= ([times_100000.C985] - [times_100000.B985]) / 1000000" office:value-type="float" office:value="1.066496" calcext:value-type="float">
            <text:p>1.066496</text:p>
          </table:table-cell>
          <table:table-cell table:formula="of:= ([times_1000000.C985] - [times_1000000.B985]) / 1000000" office:value-type="float" office:value="22.906112" calcext:value-type="float">
            <text:p>22.906112</text:p>
          </table:table-cell>
        </table:table-row>
        <table:table-row table:style-name="ro1">
          <table:table-cell table:formula="of:= [times_10000.A986]" office:value-type="float" office:value="985" calcext:value-type="float">
            <text:p>985</text:p>
          </table:table-cell>
          <table:table-cell table:formula="of:= ([times_10000.C986] - [times_10000.B986]) / 1000000" office:value-type="float" office:value="8.312064" calcext:value-type="float">
            <text:p>8.312064</text:p>
          </table:table-cell>
          <table:table-cell table:formula="of:= ([times_100000.C986] - [times_100000.B986]) / 1000000" office:value-type="float" office:value="1.041152" calcext:value-type="float">
            <text:p>1.041152</text:p>
          </table:table-cell>
          <table:table-cell table:formula="of:= ([times_1000000.C986] - [times_1000000.B986]) / 1000000" office:value-type="float" office:value="21.982976" calcext:value-type="float">
            <text:p>21.982976</text:p>
          </table:table-cell>
        </table:table-row>
        <table:table-row table:style-name="ro1">
          <table:table-cell table:formula="of:= [times_10000.A987]" office:value-type="float" office:value="986" calcext:value-type="float">
            <text:p>986</text:p>
          </table:table-cell>
          <table:table-cell table:formula="of:= ([times_10000.C987] - [times_10000.B987]) / 1000000" office:value-type="float" office:value="7.98208" calcext:value-type="float">
            <text:p>7.98208</text:p>
          </table:table-cell>
          <table:table-cell table:formula="of:= ([times_100000.C987] - [times_100000.B987]) / 1000000" office:value-type="float" office:value="0.896768" calcext:value-type="float">
            <text:p>0.896768</text:p>
          </table:table-cell>
          <table:table-cell table:formula="of:= ([times_1000000.C987] - [times_1000000.B987]) / 1000000" office:value-type="float" office:value="22.285312" calcext:value-type="float">
            <text:p>22.285312</text:p>
          </table:table-cell>
        </table:table-row>
        <table:table-row table:style-name="ro1">
          <table:table-cell table:formula="of:= [times_10000.A988]" office:value-type="float" office:value="987" calcext:value-type="float">
            <text:p>987</text:p>
          </table:table-cell>
          <table:table-cell table:formula="of:= ([times_10000.C988] - [times_10000.B988]) / 1000000" office:value-type="float" office:value="7.68" calcext:value-type="float">
            <text:p>7.68</text:p>
          </table:table-cell>
          <table:table-cell table:formula="of:= ([times_100000.C988] - [times_100000.B988]) / 1000000" office:value-type="float" office:value="1.005056" calcext:value-type="float">
            <text:p>1.005056</text:p>
          </table:table-cell>
          <table:table-cell table:formula="of:= ([times_1000000.C988] - [times_1000000.B988]) / 1000000" office:value-type="float" office:value="21.985024" calcext:value-type="float">
            <text:p>21.985024</text:p>
          </table:table-cell>
        </table:table-row>
        <table:table-row table:style-name="ro1">
          <table:table-cell table:formula="of:= [times_10000.A989]" office:value-type="float" office:value="988" calcext:value-type="float">
            <text:p>988</text:p>
          </table:table-cell>
          <table:table-cell table:formula="of:= ([times_10000.C989] - [times_10000.B989]) / 1000000" office:value-type="float" office:value="7.342336" calcext:value-type="float">
            <text:p>7.342336</text:p>
          </table:table-cell>
          <table:table-cell table:formula="of:= ([times_100000.C989] - [times_100000.B989]) / 1000000" office:value-type="float" office:value="0.971776" calcext:value-type="float">
            <text:p>0.971776</text:p>
          </table:table-cell>
          <table:table-cell table:formula="of:= ([times_1000000.C989] - [times_1000000.B989]) / 1000000" office:value-type="float" office:value="21.688064" calcext:value-type="float">
            <text:p>21.688064</text:p>
          </table:table-cell>
        </table:table-row>
        <table:table-row table:style-name="ro1">
          <table:table-cell table:formula="of:= [times_10000.A990]" office:value-type="float" office:value="989" calcext:value-type="float">
            <text:p>989</text:p>
          </table:table-cell>
          <table:table-cell table:formula="of:= ([times_10000.C990] - [times_10000.B990]) / 1000000" office:value-type="float" office:value="6.916096" calcext:value-type="float">
            <text:p>6.916096</text:p>
          </table:table-cell>
          <table:table-cell table:formula="of:= ([times_100000.C990] - [times_100000.B990]) / 1000000" office:value-type="float" office:value="1.00992" calcext:value-type="float">
            <text:p>1.00992</text:p>
          </table:table-cell>
          <table:table-cell table:formula="of:= ([times_1000000.C990] - [times_1000000.B990]) / 1000000" office:value-type="float" office:value="21.394944" calcext:value-type="float">
            <text:p>21.394944</text:p>
          </table:table-cell>
        </table:table-row>
        <table:table-row table:style-name="ro1">
          <table:table-cell table:formula="of:= [times_10000.A991]" office:value-type="float" office:value="990" calcext:value-type="float">
            <text:p>990</text:p>
          </table:table-cell>
          <table:table-cell table:formula="of:= ([times_10000.C991] - [times_10000.B991]) / 1000000" office:value-type="float" office:value="6.86592" calcext:value-type="float">
            <text:p>6.86592</text:p>
          </table:table-cell>
          <table:table-cell table:formula="of:= ([times_100000.C991] - [times_100000.B991]) / 1000000" office:value-type="float" office:value="0.943104" calcext:value-type="float">
            <text:p>0.943104</text:p>
          </table:table-cell>
          <table:table-cell table:formula="of:= ([times_1000000.C991] - [times_1000000.B991]) / 1000000" office:value-type="float" office:value="21.102848" calcext:value-type="float">
            <text:p>21.102848</text:p>
          </table:table-cell>
        </table:table-row>
        <table:table-row table:style-name="ro1">
          <table:table-cell table:formula="of:= [times_10000.A992]" office:value-type="float" office:value="991" calcext:value-type="float">
            <text:p>991</text:p>
          </table:table-cell>
          <table:table-cell table:formula="of:= ([times_10000.C992] - [times_10000.B992]) / 1000000" office:value-type="float" office:value="6.311936" calcext:value-type="float">
            <text:p>6.311936</text:p>
          </table:table-cell>
          <table:table-cell table:formula="of:= ([times_100000.C992] - [times_100000.B992]) / 1000000" office:value-type="float" office:value="1.021184" calcext:value-type="float">
            <text:p>1.021184</text:p>
          </table:table-cell>
          <table:table-cell table:formula="of:= ([times_1000000.C992] - [times_1000000.B992]) / 1000000" office:value-type="float" office:value="20.809984" calcext:value-type="float">
            <text:p>20.809984</text:p>
          </table:table-cell>
        </table:table-row>
        <table:table-row table:style-name="ro1">
          <table:table-cell table:formula="of:= [times_10000.A993]" office:value-type="float" office:value="992" calcext:value-type="float">
            <text:p>992</text:p>
          </table:table-cell>
          <table:table-cell table:formula="of:= ([times_10000.C993] - [times_10000.B993]) / 1000000" office:value-type="float" office:value="5.910272" calcext:value-type="float">
            <text:p>5.910272</text:p>
          </table:table-cell>
          <table:table-cell table:formula="of:= ([times_100000.C993] - [times_100000.B993]) / 1000000" office:value-type="float" office:value="0.999936" calcext:value-type="float">
            <text:p>0.999936</text:p>
          </table:table-cell>
          <table:table-cell table:formula="of:= ([times_1000000.C993] - [times_1000000.B993]) / 1000000" office:value-type="float" office:value="20.518144" calcext:value-type="float">
            <text:p>20.518144</text:p>
          </table:table-cell>
        </table:table-row>
        <table:table-row table:style-name="ro1">
          <table:table-cell table:formula="of:= [times_10000.A994]" office:value-type="float" office:value="993" calcext:value-type="float">
            <text:p>993</text:p>
          </table:table-cell>
          <table:table-cell table:formula="of:= ([times_10000.C994] - [times_10000.B994]) / 1000000" office:value-type="float" office:value="5.703168" calcext:value-type="float">
            <text:p>5.703168</text:p>
          </table:table-cell>
          <table:table-cell table:formula="of:= ([times_100000.C994] - [times_100000.B994]) / 1000000" office:value-type="float" office:value="0.939264" calcext:value-type="float">
            <text:p>0.939264</text:p>
          </table:table-cell>
          <table:table-cell table:formula="of:= ([times_1000000.C994] - [times_1000000.B994]) / 1000000" office:value-type="float" office:value="20.076032" calcext:value-type="float">
            <text:p>20.076032</text:p>
          </table:table-cell>
        </table:table-row>
        <table:table-row table:style-name="ro1">
          <table:table-cell table:formula="of:= [times_10000.A995]" office:value-type="float" office:value="994" calcext:value-type="float">
            <text:p>994</text:p>
          </table:table-cell>
          <table:table-cell table:formula="of:= ([times_10000.C995] - [times_10000.B995]) / 1000000" office:value-type="float" office:value="5.0688" calcext:value-type="float">
            <text:p>5.0688</text:p>
          </table:table-cell>
          <table:table-cell table:formula="of:= ([times_100000.C995] - [times_100000.B995]) / 1000000" office:value-type="float" office:value="0.975616" calcext:value-type="float">
            <text:p>0.975616</text:p>
          </table:table-cell>
          <table:table-cell table:formula="of:= ([times_1000000.C995] - [times_1000000.B995]) / 1000000" office:value-type="float" office:value="19.774976" calcext:value-type="float">
            <text:p>19.774976</text:p>
          </table:table-cell>
        </table:table-row>
        <table:table-row table:style-name="ro1">
          <table:table-cell table:formula="of:= [times_10000.A996]" office:value-type="float" office:value="995" calcext:value-type="float">
            <text:p>995</text:p>
          </table:table-cell>
          <table:table-cell table:formula="of:= ([times_10000.C996] - [times_10000.B996]) / 1000000" office:value-type="float" office:value="3.71712" calcext:value-type="float">
            <text:p>3.71712</text:p>
          </table:table-cell>
          <table:table-cell table:formula="of:= ([times_100000.C996] - [times_100000.B996]) / 1000000" office:value-type="float" office:value="1.001984" calcext:value-type="float">
            <text:p>1.001984</text:p>
          </table:table-cell>
          <table:table-cell table:formula="of:= ([times_1000000.C996] - [times_1000000.B996]) / 1000000" office:value-type="float" office:value="19.480064" calcext:value-type="float">
            <text:p>19.480064</text:p>
          </table:table-cell>
        </table:table-row>
        <table:table-row table:style-name="ro1">
          <table:table-cell table:formula="of:= [times_10000.A997]" office:value-type="float" office:value="996" calcext:value-type="float">
            <text:p>996</text:p>
          </table:table-cell>
          <table:table-cell table:formula="of:= ([times_10000.C997] - [times_10000.B997]) / 1000000" office:value-type="float" office:value="3.403264" calcext:value-type="float">
            <text:p>3.403264</text:p>
          </table:table-cell>
          <table:table-cell table:formula="of:= ([times_100000.C997] - [times_100000.B997]) / 1000000" office:value-type="float" office:value="0.937216" calcext:value-type="float">
            <text:p>0.937216</text:p>
          </table:table-cell>
          <table:table-cell table:formula="of:= ([times_1000000.C997] - [times_1000000.B997]) / 1000000" office:value-type="float" office:value="19.188992" calcext:value-type="float">
            <text:p>19.188992</text:p>
          </table:table-cell>
        </table:table-row>
        <table:table-row table:style-name="ro1">
          <table:table-cell table:formula="of:= [times_10000.A998]" office:value-type="float" office:value="997" calcext:value-type="float">
            <text:p>997</text:p>
          </table:table-cell>
          <table:table-cell table:formula="of:= ([times_10000.C998] - [times_10000.B998]) / 1000000" office:value-type="float" office:value="3.062016" calcext:value-type="float">
            <text:p>3.062016</text:p>
          </table:table-cell>
          <table:table-cell table:formula="of:= ([times_100000.C998] - [times_100000.B998]) / 1000000" office:value-type="float" office:value="1.012992" calcext:value-type="float">
            <text:p>1.012992</text:p>
          </table:table-cell>
          <table:table-cell table:formula="of:= ([times_1000000.C998] - [times_1000000.B998]) / 1000000" office:value-type="float" office:value="18.79808" calcext:value-type="float">
            <text:p>18.79808</text:p>
          </table:table-cell>
        </table:table-row>
        <table:table-row table:style-name="ro1">
          <table:table-cell table:formula="of:= [times_10000.A999]" office:value-type="float" office:value="998" calcext:value-type="float">
            <text:p>998</text:p>
          </table:table-cell>
          <table:table-cell table:formula="of:= ([times_10000.C999] - [times_10000.B999]) / 1000000" office:value-type="float" office:value="2.763264" calcext:value-type="float">
            <text:p>2.763264</text:p>
          </table:table-cell>
          <table:table-cell table:formula="of:= ([times_100000.C999] - [times_100000.B999]) / 1000000" office:value-type="float" office:value="1.000704" calcext:value-type="float">
            <text:p>1.000704</text:p>
          </table:table-cell>
          <table:table-cell table:formula="of:= ([times_1000000.C999] - [times_1000000.B999]) / 1000000" office:value-type="float" office:value="18.500096" calcext:value-type="float">
            <text:p>18.500096</text:p>
          </table:table-cell>
        </table:table-row>
        <table:table-row table:style-name="ro1">
          <table:table-cell table:formula="of:= [times_10000.A1000]" office:value-type="float" office:value="999" calcext:value-type="float">
            <text:p>999</text:p>
          </table:table-cell>
          <table:table-cell table:formula="of:= ([times_10000.C1000] - [times_10000.B1000]) / 1000000" office:value-type="float" office:value="2.430976" calcext:value-type="float">
            <text:p>2.430976</text:p>
          </table:table-cell>
          <table:table-cell table:formula="of:= ([times_100000.C1000] - [times_100000.B1000]) / 1000000" office:value-type="float" office:value="0.799232" calcext:value-type="float">
            <text:p>0.799232</text:p>
          </table:table-cell>
          <table:table-cell table:formula="of:= ([times_1000000.C1000] - [times_1000000.B1000]) / 1000000" office:value-type="float" office:value="18.205696" calcext:value-type="float">
            <text:p>18.205696</text:p>
          </table:table-cell>
        </table:table-row>
      </table:table>
      <table:table table:name="Analysis" table:style-name="ta1">
        <table:shapes>
          <draw:frame draw:z-index="0" draw:style-name="gr1" draw:text-style-name="P1" svg:width="449.07mm" svg:height="226.84mm" svg:x="23.68mm" svg:y="1.06mm">
            <loext:p draw:notify-on-update-of-ranges="time_difference_ms.A1:time_difference_ms.A1 time_difference_ms.A2:time_difference_ms.A1001 time_difference_ms.B1:time_difference_ms.B1 time_difference_ms.B2:time_difference_ms.B1001 time_difference_ms.C1:time_difference_ms.C1 time_difference_ms.C2:time_difference_ms.C1001 time_difference_ms.D1:time_difference_ms.D1 time_difference_ms.D2:time_difference_ms.D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13:41:39.066539305</meta:creation-date>
    <meta:generator>LibreOffice/5.1.4.2$Linux_X86_64 LibreOffice_project/10m0$Build-2</meta:generator>
    <dc:date>2016-10-21T13:48:33.064194594</dc:date>
    <meta:editing-duration>PT6M54S</meta:editing-duration>
    <meta:editing-cycles>2</meta:editing-cycles>
    <meta:document-statistic meta:table-count="5" meta:cell-count="130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4.908cm" svg:height="22.685cm" xlink:href=".." xlink:type="simple" chart:class="chart:line" chart:style-name="ch1">
        <chart:title svg:x="19.474cm" svg:y="0.589cm" chart:style-name="ch2">
          <text:p>Experiment 1 (Fixed) Re-Run</text:p>
        </chart:title>
        <chart:subtitle svg:x="19.46cm" svg:y="1.821cm" chart:style-name="ch3">
          <text:p>Message ID vs Message Latency</text:p>
        </chart:subtitle>
        <chart:legend chart:legend-position="end" svg:x="42.268cm" svg:y="10.545cm" style:legend-expansion="high" chart:style-name="ch4"/>
        <chart:plot-area chart:style-name="ch5" table:cell-range-address="time_difference_ms.A1:time_difference_ms.D1001" chart:data-source-has-labels="both" svg:x="1.909cm" svg:y="2.957cm" svg:width="39.461cm" svg:height="18.294cm">
          <chartooo:coordinate-region svg:x="2.53cm" svg:y="3.078cm" svg:width="38.84cm" svg:height="17.171cm"/>
          <chart:axis chart:dimension="x" chart:name="primary-x" chart:style-name="ch6" chartooo:axis-type="auto">
            <chartooo:date-scale/>
            <chart:title svg:x="20.722cm" svg:y="21.704cm" chart:style-name="ch7">
              <text:p>Message ID</text:p>
            </chart:title>
            <chart:categories table:cell-range-address="time_difference_ms.A2:time_difference_ms.A1001"/>
          </chart:axis>
          <chart:axis chart:dimension="y" chart:name="primary-y" chart:style-name="ch6">
            <chart:title svg:x="0.451cm" svg:y="13.788cm" chart:style-name="ch8">
              <text:p>Message Latency (ms)</text:p>
            </chart:title>
            <chart:grid chart:style-name="ch9" chart:class="major"/>
          </chart:axis>
          <chart:series chart:style-name="ch10" chart:values-cell-range-address="time_difference_ms.B2:time_difference_ms.B1001" chart:label-cell-address="time_difference_ms.B1:time_difference_ms.B1" chart:class="chart:line">
            <chart:data-point chart:repeated="1000"/>
          </chart:series>
          <chart:series chart:style-name="ch11" chart:values-cell-range-address="time_difference_ms.C2:time_difference_ms.C1001" chart:label-cell-address="time_difference_ms.C1:time_difference_ms.C1" chart:class="chart:line">
            <chart:data-point chart:repeated="1000"/>
          </chart:series>
          <chart:series chart:style-name="ch12" chart:values-cell-range-address="time_difference_ms.D2:time_difference_ms.D1001" chart:label-cell-address="time_difference_ms.D1:time_difference_ms.D1" chart:class="chart:line">
            <chart:data-point chart:repeated="10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</text:p>
                <draw:g>
                  <svg:desc>time_difference_ms.B1:time_difference_ms.B1</svg:desc>
                </draw:g>
              </table:table-cell>
              <table:table-cell office:value-type="string">
                <text:p>100000</text:p>
                <draw:g>
                  <svg:desc>time_difference_ms.C1:time_difference_ms.C1</svg:desc>
                </draw:g>
              </table:table-cell>
              <table:table-cell office:value-type="string">
                <text:p>1000000</text:p>
                <draw:g>
                  <svg:desc>time_difference_ms.D1:time_difference_ms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ime_difference_ms.A2:time_difference_ms.A1001</svg:desc>
                </draw:g>
              </table:table-cell>
              <table:table-cell office:value-type="float" office:value="3.741696">
                <text:p>3.741696</text:p>
                <draw:g>
                  <svg:desc>time_difference_ms.B2:time_difference_ms.B1001</svg:desc>
                </draw:g>
              </table:table-cell>
              <table:table-cell office:value-type="float" office:value="10.433024">
                <text:p>10.433024</text:p>
                <draw:g>
                  <svg:desc>time_difference_ms.C2:time_difference_ms.C1001</svg:desc>
                </draw:g>
              </table:table-cell>
              <table:table-cell office:value-type="float" office:value="2.324992">
                <text:p>2.324992</text:p>
                <draw:g>
                  <svg:desc>time_difference_ms.D2:time_difference_ms.D10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.761344">
                <text:p>4.761344</text:p>
              </table:table-cell>
              <table:table-cell office:value-type="float" office:value="10.648064">
                <text:p>10.648064</text:p>
              </table:table-cell>
              <table:table-cell office:value-type="float" office:value="2.81088">
                <text:p>2.8108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.301504">
                <text:p>5.301504</text:p>
              </table:table-cell>
              <table:table-cell office:value-type="float" office:value="10.697216">
                <text:p>10.697216</text:p>
              </table:table-cell>
              <table:table-cell office:value-type="float" office:value="3.131648">
                <text:p>3.13164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.903872">
                <text:p>5.903872</text:p>
              </table:table-cell>
              <table:table-cell office:value-type="float" office:value="10.674176">
                <text:p>10.674176</text:p>
              </table:table-cell>
              <table:table-cell office:value-type="float" office:value="3.910912">
                <text:p>3.91091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.592064">
                <text:p>5.592064</text:p>
              </table:table-cell>
              <table:table-cell office:value-type="float" office:value="10.74816">
                <text:p>10.74816</text:p>
              </table:table-cell>
              <table:table-cell office:value-type="float" office:value="3.648">
                <text:p>3.64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.408768">
                <text:p>5.408768</text:p>
              </table:table-cell>
              <table:table-cell office:value-type="float" office:value="10.872832">
                <text:p>10.8728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.374144">
                <text:p>6.374144</text:p>
              </table:table-cell>
              <table:table-cell office:value-type="float" office:value="10.973696">
                <text:p>10.973696</text:p>
              </table:table-cell>
              <table:table-cell office:value-type="float" office:value="3.510016">
                <text:p>3.51001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.059776">
                <text:p>6.059776</text:p>
              </table:table-cell>
              <table:table-cell office:value-type="float" office:value="11.009024">
                <text:p>11.009024</text:p>
              </table:table-cell>
              <table:table-cell office:value-type="float" office:value="2.858752">
                <text:p>2.85875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985728">
                <text:p>6.985728</text:p>
              </table:table-cell>
              <table:table-cell office:value-type="float" office:value="11.499008">
                <text:p>11.499008</text:p>
              </table:table-cell>
              <table:table-cell office:value-type="float" office:value="2.34624">
                <text:p>2.3462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.579136">
                <text:p>7.579136</text:p>
              </table:table-cell>
              <table:table-cell office:value-type="float" office:value="11.931648">
                <text:p>11.931648</text:p>
              </table:table-cell>
              <table:table-cell office:value-type="float" office:value="1.800704">
                <text:p>1.8007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864064">
                <text:p>7.864064</text:p>
              </table:table-cell>
              <table:table-cell office:value-type="float" office:value="12.440064">
                <text:p>12.440064</text:p>
              </table:table-cell>
              <table:table-cell office:value-type="float" office:value="1.749248">
                <text:p>1.74924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.323776">
                <text:p>9.323776</text:p>
              </table:table-cell>
              <table:table-cell office:value-type="float" office:value="12.37888">
                <text:p>12.37888</text:p>
              </table:table-cell>
              <table:table-cell office:value-type="float" office:value="1.686272">
                <text:p>1.68627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.493824">
                <text:p>12.493824</text:p>
              </table:table-cell>
              <table:table-cell office:value-type="float" office:value="12.364032">
                <text:p>12.364032</text:p>
              </table:table-cell>
              <table:table-cell office:value-type="float" office:value="1.22624">
                <text:p>1.2262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2.84224">
                <text:p>12.84224</text:p>
              </table:table-cell>
              <table:table-cell office:value-type="float" office:value="12.214016">
                <text:p>12.214016</text:p>
              </table:table-cell>
              <table:table-cell office:value-type="float" office:value="1.291776">
                <text:p>1.29177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5.513088">
                <text:p>15.513088</text:p>
              </table:table-cell>
              <table:table-cell office:value-type="float" office:value="12.882944">
                <text:p>12.882944</text:p>
              </table:table-cell>
              <table:table-cell office:value-type="float" office:value="1.513984">
                <text:p>1.51398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4.995712">
                <text:p>14.995712</text:p>
              </table:table-cell>
              <table:table-cell office:value-type="float" office:value="12.819968">
                <text:p>12.819968</text:p>
              </table:table-cell>
              <table:table-cell office:value-type="float" office:value="2.054912">
                <text:p>2.0549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4.688">
                <text:p>14.688</text:p>
              </table:table-cell>
              <table:table-cell office:value-type="float" office:value="13.006336">
                <text:p>13.006336</text:p>
              </table:table-cell>
              <table:table-cell office:value-type="float" office:value="1.75488">
                <text:p>1.7548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4.79424">
                <text:p>14.79424</text:p>
              </table:table-cell>
              <table:table-cell office:value-type="float" office:value="12.744192">
                <text:p>12.744192</text:p>
              </table:table-cell>
              <table:table-cell office:value-type="float" office:value="1.716224">
                <text:p>1.71622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5.392512">
                <text:p>15.392512</text:p>
              </table:table-cell>
              <table:table-cell office:value-type="float" office:value="12.408832">
                <text:p>12.408832</text:p>
              </table:table-cell>
              <table:table-cell office:value-type="float" office:value="1.398528">
                <text:p>1.39852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5.96416">
                <text:p>15.96416</text:p>
              </table:table-cell>
              <table:table-cell office:value-type="float" office:value="12.112896">
                <text:p>12.112896</text:p>
              </table:table-cell>
              <table:table-cell office:value-type="float" office:value="1.28768">
                <text:p>1.2876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.384064">
                <text:p>15.384064</text:p>
              </table:table-cell>
              <table:table-cell office:value-type="float" office:value="11.816704">
                <text:p>11.816704</text:p>
              </table:table-cell>
              <table:table-cell office:value-type="float" office:value="1.693696">
                <text:p>1.69369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5.978752">
                <text:p>15.978752</text:p>
              </table:table-cell>
              <table:table-cell office:value-type="float" office:value="11.524096">
                <text:p>11.524096</text:p>
              </table:table-cell>
              <table:table-cell office:value-type="float" office:value="1.275904">
                <text:p>1.27590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5.693312">
                <text:p>15.693312</text:p>
              </table:table-cell>
              <table:table-cell office:value-type="float" office:value="11.22304">
                <text:p>11.22304</text:p>
              </table:table-cell>
              <table:table-cell office:value-type="float" office:value="1.382144">
                <text:p>1.38214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5.67104">
                <text:p>15.67104</text:p>
              </table:table-cell>
              <table:table-cell office:value-type="float" office:value="11.50208">
                <text:p>11.50208</text:p>
              </table:table-cell>
              <table:table-cell office:value-type="float" office:value="1.719552">
                <text:p>1.71955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7.344">
                <text:p>17.344</text:p>
              </table:table-cell>
              <table:table-cell office:value-type="float" office:value="11.211008">
                <text:p>11.211008</text:p>
              </table:table-cell>
              <table:table-cell office:value-type="float" office:value="1.188608">
                <text:p>1.18860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7.098752">
                <text:p>17.098752</text:p>
              </table:table-cell>
              <table:table-cell office:value-type="float" office:value="10.916352">
                <text:p>10.916352</text:p>
              </table:table-cell>
              <table:table-cell office:value-type="float" office:value="1.230592">
                <text:p>1.23059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7.317376">
                <text:p>17.317376</text:p>
              </table:table-cell>
              <table:table-cell office:value-type="float" office:value="10.610944">
                <text:p>10.610944</text:p>
              </table:table-cell>
              <table:table-cell office:value-type="float" office:value="1.494016">
                <text:p>1.49401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8.331392">
                <text:p>18.331392</text:p>
              </table:table-cell>
              <table:table-cell office:value-type="float" office:value="10.3168">
                <text:p>10.3168</text:p>
              </table:table-cell>
              <table:table-cell office:value-type="float" office:value="1.764096">
                <text:p>1.76409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8.938368">
                <text:p>18.938368</text:p>
              </table:table-cell>
              <table:table-cell office:value-type="float" office:value="9.956096">
                <text:p>9.956096</text:p>
              </table:table-cell>
              <table:table-cell office:value-type="float" office:value="1.50528">
                <text:p>1.5052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9.489024">
                <text:p>19.489024</text:p>
              </table:table-cell>
              <table:table-cell office:value-type="float" office:value="9.652992">
                <text:p>9.652992</text:p>
              </table:table-cell>
              <table:table-cell office:value-type="float" office:value="1.351424">
                <text:p>1.35142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0.81792">
                <text:p>20.81792</text:p>
              </table:table-cell>
              <table:table-cell office:value-type="float" office:value="8.943104">
                <text:p>8.943104</text:p>
              </table:table-cell>
              <table:table-cell office:value-type="float" office:value="1.733888">
                <text:p>1.73388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1.857792">
                <text:p>21.857792</text:p>
              </table:table-cell>
              <table:table-cell office:value-type="float" office:value="7.759104">
                <text:p>7.759104</text:p>
              </table:table-cell>
              <table:table-cell office:value-type="float" office:value="1.25696">
                <text:p>1.2569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2.276864">
                <text:p>22.276864</text:p>
              </table:table-cell>
              <table:table-cell office:value-type="float" office:value="6.12992">
                <text:p>6.12992</text:p>
              </table:table-cell>
              <table:table-cell office:value-type="float" office:value="1.286912">
                <text:p>1.28691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4.737024">
                <text:p>24.737024</text:p>
              </table:table-cell>
              <table:table-cell office:value-type="float" office:value="5.693184">
                <text:p>5.693184</text:p>
              </table:table-cell>
              <table:table-cell office:value-type="float" office:value="1.18784">
                <text:p>1.1878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5.348608">
                <text:p>25.348608</text:p>
              </table:table-cell>
              <table:table-cell office:value-type="float" office:value="4.969216">
                <text:p>4.969216</text:p>
              </table:table-cell>
              <table:table-cell office:value-type="float" office:value="1.162752">
                <text:p>1.16275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6.022912">
                <text:p>26.022912</text:p>
              </table:table-cell>
              <table:table-cell office:value-type="float" office:value="4.3008">
                <text:p>4.3008</text:p>
              </table:table-cell>
              <table:table-cell office:value-type="float" office:value="1.187072">
                <text:p>1.18707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5.731072">
                <text:p>25.731072</text:p>
              </table:table-cell>
              <table:table-cell office:value-type="float" office:value="3.174144">
                <text:p>3.174144</text:p>
              </table:table-cell>
              <table:table-cell office:value-type="float" office:value="1.129984">
                <text:p>1.12998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5.411072">
                <text:p>25.411072</text:p>
              </table:table-cell>
              <table:table-cell office:value-type="float" office:value="3.529984">
                <text:p>3.529984</text:p>
              </table:table-cell>
              <table:table-cell office:value-type="float" office:value="1.075968">
                <text:p>1.07596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7.519744">
                <text:p>27.519744</text:p>
              </table:table-cell>
              <table:table-cell office:value-type="float" office:value="1.178112">
                <text:p>1.178112</text:p>
              </table:table-cell>
              <table:table-cell office:value-type="float" office:value="1.641216">
                <text:p>1.64121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7.194368">
                <text:p>27.194368</text:p>
              </table:table-cell>
              <table:table-cell office:value-type="float" office:value="0.815104">
                <text:p>0.815104</text:p>
              </table:table-cell>
              <table:table-cell office:value-type="float" office:value="1.705984">
                <text:p>1.70598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7.804928">
                <text:p>27.804928</text:p>
              </table:table-cell>
              <table:table-cell office:value-type="float" office:value="0.790016">
                <text:p>0.790016</text:p>
              </table:table-cell>
              <table:table-cell office:value-type="float" office:value="1.368064">
                <text:p>1.36806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7.63904">
                <text:p>27.63904</text:p>
              </table:table-cell>
              <table:table-cell office:value-type="float" office:value="1.125632">
                <text:p>1.125632</text:p>
              </table:table-cell>
              <table:table-cell office:value-type="float" office:value="1.824256">
                <text:p>1.82425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8.638976">
                <text:p>28.638976</text:p>
              </table:table-cell>
              <table:table-cell office:value-type="float" office:value="1.1776">
                <text:p>1.1776</text:p>
              </table:table-cell>
              <table:table-cell office:value-type="float" office:value="1.67424">
                <text:p>1.6742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8.327168">
                <text:p>28.327168</text:p>
              </table:table-cell>
              <table:table-cell office:value-type="float" office:value="1.22368">
                <text:p>1.22368</text:p>
              </table:table-cell>
              <table:table-cell office:value-type="float" office:value="1.432064">
                <text:p>1.43206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9.26336">
                <text:p>29.26336</text:p>
              </table:table-cell>
              <table:table-cell office:value-type="float" office:value="1.410048">
                <text:p>1.410048</text:p>
              </table:table-cell>
              <table:table-cell office:value-type="float" office:value="1.269248">
                <text:p>1.26924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0.164224">
                <text:p>30.164224</text:p>
              </table:table-cell>
              <table:table-cell office:value-type="float" office:value="1.470976">
                <text:p>1.470976</text:p>
              </table:table-cell>
              <table:table-cell office:value-type="float" office:value="1.677824">
                <text:p>1.67782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30.362112">
                <text:p>30.362112</text:p>
              </table:table-cell>
              <table:table-cell office:value-type="float" office:value="1.18144">
                <text:p>1.18144</text:p>
              </table:table-cell>
              <table:table-cell office:value-type="float" office:value="1.222912">
                <text:p>1.22291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31.675904">
                <text:p>31.675904</text:p>
              </table:table-cell>
              <table:table-cell office:value-type="float" office:value="3.638016">
                <text:p>3.638016</text:p>
              </table:table-cell>
              <table:table-cell office:value-type="float" office:value="1.336064">
                <text:p>1.33606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2.969216">
                <text:p>32.969216</text:p>
              </table:table-cell>
              <table:table-cell office:value-type="float" office:value="3.931904">
                <text:p>3.931904</text:p>
              </table:table-cell>
              <table:table-cell office:value-type="float" office:value="1.732096">
                <text:p>1.73209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34.921216">
                <text:p>34.921216</text:p>
              </table:table-cell>
              <table:table-cell office:value-type="float" office:value="4.247552">
                <text:p>4.247552</text:p>
              </table:table-cell>
              <table:table-cell office:value-type="float" office:value="1.199872">
                <text:p>1.19987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5.396096">
                <text:p>35.396096</text:p>
              </table:table-cell>
              <table:table-cell office:value-type="float" office:value="4.19584">
                <text:p>4.19584</text:p>
              </table:table-cell>
              <table:table-cell office:value-type="float" office:value="1.490944">
                <text:p>1.49094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5.449344">
                <text:p>35.449344</text:p>
              </table:table-cell>
              <table:table-cell office:value-type="float" office:value="4.03584">
                <text:p>4.03584</text:p>
              </table:table-cell>
              <table:table-cell office:value-type="float" office:value="1.17504">
                <text:p>1.1750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5.268608">
                <text:p>35.268608</text:p>
              </table:table-cell>
              <table:table-cell office:value-type="float" office:value="3.93216">
                <text:p>3.93216</text:p>
              </table:table-cell>
              <table:table-cell office:value-type="float" office:value="1.682432">
                <text:p>1.68243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34.921984">
                <text:p>34.921984</text:p>
              </table:table-cell>
              <table:table-cell office:value-type="float" office:value="3.638528">
                <text:p>3.638528</text:p>
              </table:table-cell>
              <table:table-cell office:value-type="float" office:value="1.241088">
                <text:p>1.24108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34.393856">
                <text:p>34.393856</text:p>
              </table:table-cell>
              <table:table-cell office:value-type="float" office:value="3.346944">
                <text:p>3.346944</text:p>
              </table:table-cell>
              <table:table-cell office:value-type="float" office:value="1.300736">
                <text:p>1.30073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34.09152">
                <text:p>34.09152</text:p>
              </table:table-cell>
              <table:table-cell office:value-type="float" office:value="3.166208">
                <text:p>3.166208</text:p>
              </table:table-cell>
              <table:table-cell office:value-type="float" office:value="1.09824">
                <text:p>1.0982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34.76992">
                <text:p>34.76992</text:p>
              </table:table-cell>
              <table:table-cell office:value-type="float" office:value="2.937088">
                <text:p>2.937088</text:p>
              </table:table-cell>
              <table:table-cell office:value-type="float" office:value="1.14176">
                <text:p>1.1417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35.365888">
                <text:p>35.365888</text:p>
              </table:table-cell>
              <table:table-cell office:value-type="float" office:value="2.236672">
                <text:p>2.236672</text:p>
              </table:table-cell>
              <table:table-cell office:value-type="float" office:value="1.668864">
                <text:p>1.66886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35.546368">
                <text:p>35.546368</text:p>
              </table:table-cell>
              <table:table-cell office:value-type="float" office:value="2.723072">
                <text:p>2.723072</text:p>
              </table:table-cell>
              <table:table-cell office:value-type="float" office:value="1.711104">
                <text:p>1.71110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36.516864">
                <text:p>36.516864</text:p>
              </table:table-cell>
              <table:table-cell office:value-type="float" office:value="1.634816">
                <text:p>1.634816</text:p>
              </table:table-cell>
              <table:table-cell office:value-type="float" office:value="1.844992">
                <text:p>1.84499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6.233984">
                <text:p>36.233984</text:p>
              </table:table-cell>
              <table:table-cell office:value-type="float" office:value="1.437696">
                <text:p>1.437696</text:p>
              </table:table-cell>
              <table:table-cell office:value-type="float" office:value="1.375488">
                <text:p>1.37548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35.91552">
                <text:p>35.91552</text:p>
              </table:table-cell>
              <table:table-cell office:value-type="float" office:value="1.215232">
                <text:p>1.215232</text:p>
              </table:table-cell>
              <table:table-cell office:value-type="float" office:value="1.891072">
                <text:p>1.89107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35.61984">
                <text:p>35.61984</text:p>
              </table:table-cell>
              <table:table-cell office:value-type="float" office:value="1.095168">
                <text:p>1.095168</text:p>
              </table:table-cell>
              <table:table-cell office:value-type="float" office:value="1.229312">
                <text:p>1.22931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35.276288">
                <text:p>35.276288</text:p>
              </table:table-cell>
              <table:table-cell office:value-type="float" office:value="2.444288">
                <text:p>2.444288</text:p>
              </table:table-cell>
              <table:table-cell office:value-type="float" office:value="1.449728">
                <text:p>1.44972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4.552064">
                <text:p>34.552064</text:p>
              </table:table-cell>
              <table:table-cell office:value-type="float" office:value="8.679424">
                <text:p>8.679424</text:p>
              </table:table-cell>
              <table:table-cell office:value-type="float" office:value="1.221632">
                <text:p>1.22163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34.980864">
                <text:p>34.980864</text:p>
              </table:table-cell>
              <table:table-cell office:value-type="float" office:value="8.99328">
                <text:p>8.99328</text:p>
              </table:table-cell>
              <table:table-cell office:value-type="float" office:value="1.17376">
                <text:p>1.1737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34.681856">
                <text:p>34.681856</text:p>
              </table:table-cell>
              <table:table-cell office:value-type="float" office:value="8.516096">
                <text:p>8.516096</text:p>
              </table:table-cell>
              <table:table-cell office:value-type="float" office:value="1.295616">
                <text:p>1.29561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34.358016">
                <text:p>34.358016</text:p>
              </table:table-cell>
              <table:table-cell office:value-type="float" office:value="8.64128">
                <text:p>8.64128</text:p>
              </table:table-cell>
              <table:table-cell office:value-type="float" office:value="1.217024">
                <text:p>1.21702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35.021568">
                <text:p>35.021568</text:p>
              </table:table-cell>
              <table:table-cell office:value-type="float" office:value="8.518656">
                <text:p>8.518656</text:p>
              </table:table-cell>
              <table:table-cell office:value-type="float" office:value="1.569024">
                <text:p>1.56902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34.502656">
                <text:p>34.502656</text:p>
              </table:table-cell>
              <table:table-cell office:value-type="float" office:value="8.229632">
                <text:p>8.229632</text:p>
              </table:table-cell>
              <table:table-cell office:value-type="float" office:value="1.181696">
                <text:p>1.18169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5.033088">
                <text:p>35.033088</text:p>
              </table:table-cell>
              <table:table-cell office:value-type="float" office:value="8.0512">
                <text:p>8.0512</text:p>
              </table:table-cell>
              <table:table-cell office:value-type="float" office:value="1.853184">
                <text:p>1.85318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36.850944">
                <text:p>36.850944</text:p>
              </table:table-cell>
              <table:table-cell office:value-type="float" office:value="8.587008">
                <text:p>8.587008</text:p>
              </table:table-cell>
              <table:table-cell office:value-type="float" office:value="1.735168">
                <text:p>1.73516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37.406208">
                <text:p>37.406208</text:p>
              </table:table-cell>
              <table:table-cell office:value-type="float" office:value="8.675328">
                <text:p>8.675328</text:p>
              </table:table-cell>
              <table:table-cell office:value-type="float" office:value="1.805824">
                <text:p>1.80582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39.227392">
                <text:p>39.227392</text:p>
              </table:table-cell>
              <table:table-cell office:value-type="float" office:value="8.611072">
                <text:p>8.611072</text:p>
              </table:table-cell>
              <table:table-cell office:value-type="float" office:value="1.374208">
                <text:p>1.37420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40.195072">
                <text:p>40.195072</text:p>
              </table:table-cell>
              <table:table-cell office:value-type="float" office:value="8.665344">
                <text:p>8.665344</text:p>
              </table:table-cell>
              <table:table-cell office:value-type="float" office:value="1.957888">
                <text:p>1.95788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1.170688">
                <text:p>41.170688</text:p>
              </table:table-cell>
              <table:table-cell office:value-type="float" office:value="8.37888">
                <text:p>8.37888</text:p>
              </table:table-cell>
              <table:table-cell office:value-type="float" office:value="1.665792">
                <text:p>1.66579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41.805568">
                <text:p>41.805568</text:p>
              </table:table-cell>
              <table:table-cell office:value-type="float" office:value="8.090112">
                <text:p>8.090112</text:p>
              </table:table-cell>
              <table:table-cell office:value-type="float" office:value="1.339648">
                <text:p>1.33964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42.861056">
                <text:p>42.861056</text:p>
              </table:table-cell>
              <table:table-cell office:value-type="float" office:value="8.043264">
                <text:p>8.043264</text:p>
              </table:table-cell>
              <table:table-cell office:value-type="float" office:value="1.39776">
                <text:p>1.3977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45.556736">
                <text:p>45.556736</text:p>
              </table:table-cell>
              <table:table-cell office:value-type="float" office:value="7.75296">
                <text:p>7.7529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46.516224">
                <text:p>46.516224</text:p>
              </table:table-cell>
              <table:table-cell office:value-type="float" office:value="7.453696">
                <text:p>7.453696</text:p>
              </table:table-cell>
              <table:table-cell office:value-type="float" office:value="1.72416">
                <text:p>1.7241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5.975808">
                <text:p>45.975808</text:p>
              </table:table-cell>
              <table:table-cell office:value-type="float" office:value="7.156992">
                <text:p>7.156992</text:p>
              </table:table-cell>
              <table:table-cell office:value-type="float" office:value="1.417216">
                <text:p>1.41721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45.990144">
                <text:p>45.990144</text:p>
              </table:table-cell>
              <table:table-cell office:value-type="float" office:value="7.094016">
                <text:p>7.094016</text:p>
              </table:table-cell>
              <table:table-cell office:value-type="float" office:value="1.25184">
                <text:p>1.2518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45.545216">
                <text:p>45.545216</text:p>
              </table:table-cell>
              <table:table-cell office:value-type="float" office:value="6.798848">
                <text:p>6.798848</text:p>
              </table:table-cell>
              <table:table-cell office:value-type="float" office:value="1.636864">
                <text:p>1.63686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45.13408">
                <text:p>45.13408</text:p>
              </table:table-cell>
              <table:table-cell office:value-type="float" office:value="6.505984">
                <text:p>6.505984</text:p>
              </table:table-cell>
              <table:table-cell office:value-type="float" office:value="1.712896">
                <text:p>1.71289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44.82688">
                <text:p>44.82688</text:p>
              </table:table-cell>
              <table:table-cell office:value-type="float" office:value="6.210816">
                <text:p>6.210816</text:p>
              </table:table-cell>
              <table:table-cell office:value-type="float" office:value="1.536768">
                <text:p>1.53676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44.707072">
                <text:p>44.707072</text:p>
              </table:table-cell>
              <table:table-cell office:value-type="float" office:value="5.929984">
                <text:p>5.929984</text:p>
              </table:table-cell>
              <table:table-cell office:value-type="float" office:value="1.321728">
                <text:p>1.32172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44.765184">
                <text:p>44.765184</text:p>
              </table:table-cell>
              <table:table-cell office:value-type="float" office:value="5.50528">
                <text:p>5.50528</text:p>
              </table:table-cell>
              <table:table-cell office:value-type="float" office:value="1.156096">
                <text:p>1.15609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45.711872">
                <text:p>45.711872</text:p>
              </table:table-cell>
              <table:table-cell office:value-type="float" office:value="5.002752">
                <text:p>5.002752</text:p>
              </table:table-cell>
              <table:table-cell office:value-type="float" office:value="1.236992">
                <text:p>1.23699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48.356352">
                <text:p>48.356352</text:p>
              </table:table-cell>
              <table:table-cell office:value-type="float" office:value="3.203072">
                <text:p>3.203072</text:p>
              </table:table-cell>
              <table:table-cell office:value-type="float" office:value="1.672704">
                <text:p>1.67270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48.610304">
                <text:p>48.610304</text:p>
              </table:table-cell>
              <table:table-cell office:value-type="float" office:value="2.664448">
                <text:p>2.664448</text:p>
              </table:table-cell>
              <table:table-cell office:value-type="float" office:value="1.174272">
                <text:p>1.17427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9.7472">
                <text:p>49.7472</text:p>
              </table:table-cell>
              <table:table-cell office:value-type="float" office:value="0.866048">
                <text:p>0.866048</text:p>
              </table:table-cell>
              <table:table-cell office:value-type="float" office:value="1.889024">
                <text:p>1.88902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49.271552">
                <text:p>49.271552</text:p>
              </table:table-cell>
              <table:table-cell office:value-type="float" office:value="1.238016">
                <text:p>1.238016</text:p>
              </table:table-cell>
              <table:table-cell office:value-type="float" office:value="1.65376">
                <text:p>1.6537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51.729152">
                <text:p>51.729152</text:p>
              </table:table-cell>
              <table:table-cell office:value-type="float" office:value="1.377024">
                <text:p>1.377024</text:p>
              </table:table-cell>
              <table:table-cell office:value-type="float" office:value="1.314304">
                <text:p>1.31430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51.769344">
                <text:p>51.769344</text:p>
              </table:table-cell>
              <table:table-cell office:value-type="float" office:value="1.638144">
                <text:p>1.638144</text:p>
              </table:table-cell>
              <table:table-cell office:value-type="float" office:value="1.875712">
                <text:p>1.87571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51.428096">
                <text:p>51.428096</text:p>
              </table:table-cell>
              <table:table-cell office:value-type="float" office:value="1.408">
                <text:p>1.408</text:p>
              </table:table-cell>
              <table:table-cell office:value-type="float" office:value="1.23904">
                <text:p>1.2390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51.131904">
                <text:p>51.131904</text:p>
              </table:table-cell>
              <table:table-cell office:value-type="float" office:value="1.497088">
                <text:p>1.497088</text:p>
              </table:table-cell>
              <table:table-cell office:value-type="float" office:value="1.300992">
                <text:p>1.30099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51.181056">
                <text:p>51.181056</text:p>
              </table:table-cell>
              <table:table-cell office:value-type="float" office:value="1.336064">
                <text:p>1.336064</text:p>
              </table:table-cell>
              <table:table-cell office:value-type="float" office:value="1.199872">
                <text:p>1.19987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52.009216">
                <text:p>52.009216</text:p>
              </table:table-cell>
              <table:table-cell office:value-type="float" office:value="1.703936">
                <text:p>1.703936</text:p>
              </table:table-cell>
              <table:table-cell office:value-type="float" office:value="1.487872">
                <text:p>1.48787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51.725824">
                <text:p>51.725824</text:p>
              </table:table-cell>
              <table:table-cell office:value-type="float" office:value="1.762816">
                <text:p>1.762816</text:p>
              </table:table-cell>
              <table:table-cell office:value-type="float" office:value="1.16096">
                <text:p>1.1609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51.128064">
                <text:p>51.128064</text:p>
              </table:table-cell>
              <table:table-cell office:value-type="float" office:value="1.863936">
                <text:p>1.863936</text:p>
              </table:table-cell>
              <table:table-cell office:value-type="float" office:value="1.55904">
                <text:p>1.5590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0.77888">
                <text:p>50.77888</text:p>
              </table:table-cell>
              <table:table-cell office:value-type="float" office:value="1.63712">
                <text:p>1.63712</text:p>
              </table:table-cell>
              <table:table-cell office:value-type="float" office:value="1.184768">
                <text:p>1.184768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50.27584">
                <text:p>50.27584</text:p>
              </table:table-cell>
              <table:table-cell office:value-type="float" office:value="1.252096">
                <text:p>1.252096</text:p>
              </table:table-cell>
              <table:table-cell office:value-type="float" office:value="1.876992">
                <text:p>1.876992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49.875968">
                <text:p>49.875968</text:p>
              </table:table-cell>
              <table:table-cell office:value-type="float" office:value="1.0368">
                <text:p>1.0368</text:p>
              </table:table-cell>
              <table:table-cell office:value-type="float" office:value="1.698048">
                <text:p>1.69804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49.533952">
                <text:p>49.533952</text:p>
              </table:table-cell>
              <table:table-cell office:value-type="float" office:value="0.864">
                <text:p>0.864</text:p>
              </table:table-cell>
              <table:table-cell office:value-type="float" office:value="1.319936">
                <text:p>1.319936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50.224896">
                <text:p>50.224896</text:p>
              </table:table-cell>
              <table:table-cell office:value-type="float" office:value="1.32608">
                <text:p>1.32608</text:p>
              </table:table-cell>
              <table:table-cell office:value-type="float" office:value="1.245184">
                <text:p>1.245184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49.518592">
                <text:p>49.518592</text:p>
              </table:table-cell>
              <table:table-cell office:value-type="float" office:value="1.338112">
                <text:p>1.338112</text:p>
              </table:table-cell>
              <table:table-cell office:value-type="float" office:value="1.690112">
                <text:p>1.690112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49.157888">
                <text:p>49.157888</text:p>
              </table:table-cell>
              <table:table-cell office:value-type="float" office:value="1.157632">
                <text:p>1.157632</text:p>
              </table:table-cell>
              <table:table-cell office:value-type="float" office:value="1.723904">
                <text:p>1.723904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49.27104">
                <text:p>49.27104</text:p>
              </table:table-cell>
              <table:table-cell office:value-type="float" office:value="3.160064">
                <text:p>3.160064</text:p>
              </table:table-cell>
              <table:table-cell office:value-type="float" office:value="1.436672">
                <text:p>1.43667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48.7488">
                <text:p>48.7488</text:p>
              </table:table-cell>
              <table:table-cell office:value-type="float" office:value="3.36384">
                <text:p>3.36384</text:p>
              </table:table-cell>
              <table:table-cell office:value-type="float" office:value="1.313024">
                <text:p>1.313024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48.448">
                <text:p>48.448</text:p>
              </table:table-cell>
              <table:table-cell office:value-type="float" office:value="3.251456">
                <text:p>3.251456</text:p>
              </table:table-cell>
              <table:table-cell office:value-type="float" office:value="1.693952">
                <text:p>1.69395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8.15872">
                <text:p>48.15872</text:p>
              </table:table-cell>
              <table:table-cell office:value-type="float" office:value="2.962944">
                <text:p>2.962944</text:p>
              </table:table-cell>
              <table:table-cell office:value-type="float" office:value="1.641984">
                <text:p>1.64198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47.67488">
                <text:p>47.67488</text:p>
              </table:table-cell>
              <table:table-cell office:value-type="float" office:value="2.816">
                <text:p>2.816</text:p>
              </table:table-cell>
              <table:table-cell office:value-type="float" office:value="1.39008">
                <text:p>1.39008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47.20896">
                <text:p>47.20896</text:p>
              </table:table-cell>
              <table:table-cell office:value-type="float" office:value="2.593024">
                <text:p>2.593024</text:p>
              </table:table-cell>
              <table:table-cell office:value-type="float" office:value="1.368576">
                <text:p>1.368576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46.830848">
                <text:p>46.830848</text:p>
              </table:table-cell>
              <table:table-cell office:value-type="float" office:value="2.354432">
                <text:p>2.354432</text:p>
              </table:table-cell>
              <table:table-cell office:value-type="float" office:value="1.149184">
                <text:p>1.14918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50.711808">
                <text:p>50.711808</text:p>
              </table:table-cell>
              <table:table-cell office:value-type="float" office:value="1.728">
                <text:p>1.728</text:p>
              </table:table-cell>
              <table:table-cell office:value-type="float" office:value="1.110016">
                <text:p>1.11001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55.31264">
                <text:p>55.31264</text:p>
              </table:table-cell>
              <table:table-cell office:value-type="float" office:value="1.6448">
                <text:p>1.6448</text:p>
              </table:table-cell>
              <table:table-cell office:value-type="float" office:value="1.089024">
                <text:p>1.089024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55.99232">
                <text:p>55.99232</text:p>
              </table:table-cell>
              <table:table-cell office:value-type="float" office:value="0.773632">
                <text:p>0.773632</text:p>
              </table:table-cell>
              <table:table-cell office:value-type="float" office:value="1.121024">
                <text:p>1.12102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55.65824">
                <text:p>55.65824</text:p>
              </table:table-cell>
              <table:table-cell office:value-type="float" office:value="0.729088">
                <text:p>0.729088</text:p>
              </table:table-cell>
              <table:table-cell office:value-type="float" office:value="1.10464">
                <text:p>1.10464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59.10528">
                <text:p>59.10528</text:p>
              </table:table-cell>
              <table:table-cell office:value-type="float" office:value="0.771328">
                <text:p>0.771328</text:p>
              </table:table-cell>
              <table:table-cell office:value-type="float" office:value="1.536256">
                <text:p>1.53625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58.795008">
                <text:p>58.795008</text:p>
              </table:table-cell>
              <table:table-cell office:value-type="float" office:value="0.740864">
                <text:p>0.740864</text:p>
              </table:table-cell>
              <table:table-cell office:value-type="float" office:value="1.268224">
                <text:p>1.26822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58.256896">
                <text:p>58.256896</text:p>
              </table:table-cell>
              <table:table-cell office:value-type="float" office:value="4.754176">
                <text:p>4.754176</text:p>
              </table:table-cell>
              <table:table-cell office:value-type="float" office:value="1.876992">
                <text:p>1.87699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57.881088">
                <text:p>57.881088</text:p>
              </table:table-cell>
              <table:table-cell office:value-type="float" office:value="5.095168">
                <text:p>5.095168</text:p>
              </table:table-cell>
              <table:table-cell office:value-type="float" office:value="1.222144">
                <text:p>1.222144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57.533184">
                <text:p>57.533184</text:p>
              </table:table-cell>
              <table:table-cell office:value-type="float" office:value="5.303808">
                <text:p>5.303808</text:p>
              </table:table-cell>
              <table:table-cell office:value-type="float" office:value="1.304064">
                <text:p>1.304064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57.103104">
                <text:p>57.103104</text:p>
              </table:table-cell>
              <table:table-cell office:value-type="float" office:value="5.200128">
                <text:p>5.200128</text:p>
              </table:table-cell>
              <table:table-cell office:value-type="float" office:value="1.13408">
                <text:p>1.13408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56.768">
                <text:p>56.768</text:p>
              </table:table-cell>
              <table:table-cell office:value-type="float" office:value="5.40672">
                <text:p>5.40672</text:p>
              </table:table-cell>
              <table:table-cell office:value-type="float" office:value="1.09184">
                <text:p>1.0918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56.256">
                <text:p>56.256</text:p>
              </table:table-cell>
              <table:table-cell office:value-type="float" office:value="5.309184">
                <text:p>5.309184</text:p>
              </table:table-cell>
              <table:table-cell office:value-type="float" office:value="1.760256">
                <text:p>1.760256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55.913216">
                <text:p>55.913216</text:p>
              </table:table-cell>
              <table:table-cell office:value-type="float" office:value="5.337856">
                <text:p>5.337856</text:p>
              </table:table-cell>
              <table:table-cell office:value-type="float" office:value="1.229824">
                <text:p>1.229824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55.572224">
                <text:p>55.572224</text:p>
              </table:table-cell>
              <table:table-cell office:value-type="float" office:value="5.165056">
                <text:p>5.165056</text:p>
              </table:table-cell>
              <table:table-cell office:value-type="float" office:value="1.31968">
                <text:p>1.3196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55.072256">
                <text:p>55.072256</text:p>
              </table:table-cell>
              <table:table-cell office:value-type="float" office:value="4.98688">
                <text:p>4.98688</text:p>
              </table:table-cell>
              <table:table-cell office:value-type="float" office:value="1.52704">
                <text:p>1.52704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54.132224">
                <text:p>54.132224</text:p>
              </table:table-cell>
              <table:table-cell office:value-type="float" office:value="4.803072">
                <text:p>4.803072</text:p>
              </table:table-cell>
              <table:table-cell office:value-type="float" office:value="1.165824">
                <text:p>1.16582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3.784064">
                <text:p>53.784064</text:p>
              </table:table-cell>
              <table:table-cell office:value-type="float" office:value="4.706816">
                <text:p>4.706816</text:p>
              </table:table-cell>
              <table:table-cell office:value-type="float" office:value="1.908224">
                <text:p>1.908224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53.46688">
                <text:p>53.46688</text:p>
              </table:table-cell>
              <table:table-cell office:value-type="float" office:value="4.978432">
                <text:p>4.978432</text:p>
              </table:table-cell>
              <table:table-cell office:value-type="float" office:value="1.223168">
                <text:p>1.223168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52.963072">
                <text:p>52.963072</text:p>
              </table:table-cell>
              <table:table-cell office:value-type="float" office:value="4.846848">
                <text:p>4.846848</text:p>
              </table:table-cell>
              <table:table-cell office:value-type="float" office:value="1.289984">
                <text:p>1.289984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53.505536">
                <text:p>53.505536</text:p>
              </table:table-cell>
              <table:table-cell office:value-type="float" office:value="4.238592">
                <text:p>4.238592</text:p>
              </table:table-cell>
              <table:table-cell office:value-type="float" office:value="1.66272">
                <text:p>1.6627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53.016064">
                <text:p>53.016064</text:p>
              </table:table-cell>
              <table:table-cell office:value-type="float" office:value="3.7568">
                <text:p>3.7568</text:p>
              </table:table-cell>
              <table:table-cell office:value-type="float" office:value="1.134848">
                <text:p>1.13484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52.676352">
                <text:p>52.676352</text:p>
              </table:table-cell>
              <table:table-cell office:value-type="float" office:value="2.93376">
                <text:p>2.93376</text:p>
              </table:table-cell>
              <table:table-cell office:value-type="float" office:value="1.23392">
                <text:p>1.2339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52.220928">
                <text:p>52.220928</text:p>
              </table:table-cell>
              <table:table-cell office:value-type="float" office:value="2.062336">
                <text:p>2.062336</text:p>
              </table:table-cell>
              <table:table-cell office:value-type="float" office:value="1.643008">
                <text:p>1.643008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51.915776">
                <text:p>51.915776</text:p>
              </table:table-cell>
              <table:table-cell office:value-type="float" office:value="1.112064">
                <text:p>1.112064</text:p>
              </table:table-cell>
              <table:table-cell office:value-type="float" office:value="1.753856">
                <text:p>1.753856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51.6288">
                <text:p>51.6288</text:p>
              </table:table-cell>
              <table:table-cell office:value-type="float" office:value="0.882944">
                <text:p>0.882944</text:p>
              </table:table-cell>
              <table:table-cell office:value-type="float" office:value="1.380096">
                <text:p>1.380096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50.636544">
                <text:p>50.636544</text:p>
              </table:table-cell>
              <table:table-cell office:value-type="float" office:value="0.86016">
                <text:p>0.86016</text:p>
              </table:table-cell>
              <table:table-cell office:value-type="float" office:value="1.866752">
                <text:p>1.86675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0.332928">
                <text:p>50.332928</text:p>
              </table:table-cell>
              <table:table-cell office:value-type="float" office:value="1.254144">
                <text:p>1.254144</text:p>
              </table:table-cell>
              <table:table-cell office:value-type="float" office:value="1.245952">
                <text:p>1.245952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49.588992">
                <text:p>49.588992</text:p>
              </table:table-cell>
              <table:table-cell office:value-type="float" office:value="1.331712">
                <text:p>1.331712</text:p>
              </table:table-cell>
              <table:table-cell office:value-type="float" office:value="1.478144">
                <text:p>1.478144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49.246208">
                <text:p>49.246208</text:p>
              </table:table-cell>
              <table:table-cell office:value-type="float" office:value="1.427456">
                <text:p>1.427456</text:p>
              </table:table-cell>
              <table:table-cell office:value-type="float" office:value="1.626112">
                <text:p>1.626112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50.055936">
                <text:p>50.055936</text:p>
              </table:table-cell>
              <table:table-cell office:value-type="float" office:value="1.638144">
                <text:p>1.638144</text:p>
              </table:table-cell>
              <table:table-cell office:value-type="float" office:value="1.121792">
                <text:p>1.12179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52.0512">
                <text:p>52.0512</text:p>
              </table:table-cell>
              <table:table-cell office:value-type="float" office:value="1.411328">
                <text:p>1.411328</text:p>
              </table:table-cell>
              <table:table-cell office:value-type="float" office:value="2.448896">
                <text:p>2.44889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51.579904">
                <text:p>51.579904</text:p>
              </table:table-cell>
              <table:table-cell office:value-type="float" office:value="1.72032">
                <text:p>1.72032</text:p>
              </table:table-cell>
              <table:table-cell office:value-type="float" office:value="0.956672">
                <text:p>0.956672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51.287552">
                <text:p>51.287552</text:p>
              </table:table-cell>
              <table:table-cell office:value-type="float" office:value="1.947648">
                <text:p>1.947648</text:p>
              </table:table-cell>
              <table:table-cell office:value-type="float" office:value="1.191936">
                <text:p>1.191936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50.969344">
                <text:p>50.969344</text:p>
              </table:table-cell>
              <table:table-cell office:value-type="float" office:value="1.999872">
                <text:p>1.999872</text:p>
              </table:table-cell>
              <table:table-cell office:value-type="float" office:value="1.1648">
                <text:p>1.1648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50.675968">
                <text:p>50.675968</text:p>
              </table:table-cell>
              <table:table-cell office:value-type="float" office:value="1.993984">
                <text:p>1.993984</text:p>
              </table:table-cell>
              <table:table-cell office:value-type="float" office:value="1.044224">
                <text:p>1.044224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50.360064">
                <text:p>50.360064</text:p>
              </table:table-cell>
              <table:table-cell office:value-type="float" office:value="2.101248">
                <text:p>2.101248</text:p>
              </table:table-cell>
              <table:table-cell office:value-type="float" office:value="1.19296">
                <text:p>1.1929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0.064896">
                <text:p>50.064896</text:p>
              </table:table-cell>
              <table:table-cell office:value-type="float" office:value="1.62944">
                <text:p>1.62944</text:p>
              </table:table-cell>
              <table:table-cell office:value-type="float" office:value="1.177856">
                <text:p>1.17785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49.561856">
                <text:p>49.561856</text:p>
              </table:table-cell>
              <table:table-cell office:value-type="float" office:value="1.570048">
                <text:p>1.570048</text:p>
              </table:table-cell>
              <table:table-cell office:value-type="float" office:value="1.022208">
                <text:p>1.02220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49.262848">
                <text:p>49.262848</text:p>
              </table:table-cell>
              <table:table-cell office:value-type="float" office:value="1.183232">
                <text:p>1.183232</text:p>
              </table:table-cell>
              <table:table-cell office:value-type="float" office:value="1.147904">
                <text:p>1.147904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48.780032">
                <text:p>48.780032</text:p>
              </table:table-cell>
              <table:table-cell office:value-type="float" office:value="1.227264">
                <text:p>1.227264</text:p>
              </table:table-cell>
              <table:table-cell office:value-type="float" office:value="1.154816">
                <text:p>1.154816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48.491776">
                <text:p>48.491776</text:p>
              </table:table-cell>
              <table:table-cell office:value-type="float" office:value="1.25312">
                <text:p>1.25312</text:p>
              </table:table-cell>
              <table:table-cell office:value-type="float" office:value="1.010432">
                <text:p>1.01043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48.204544">
                <text:p>48.204544</text:p>
              </table:table-cell>
              <table:table-cell office:value-type="float" office:value="1.644032">
                <text:p>1.644032</text:p>
              </table:table-cell>
              <table:table-cell office:value-type="float" office:value="1.18656">
                <text:p>1.18656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47.887872">
                <text:p>47.887872</text:p>
              </table:table-cell>
              <table:table-cell office:value-type="float" office:value="0.960256">
                <text:p>0.960256</text:p>
              </table:table-cell>
              <table:table-cell office:value-type="float" office:value="1.153792">
                <text:p>1.153792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49.032192">
                <text:p>49.032192</text:p>
              </table:table-cell>
              <table:table-cell office:value-type="float" office:value="1.254144">
                <text:p>1.254144</text:p>
              </table:table-cell>
              <table:table-cell office:value-type="float" office:value="1.111808">
                <text:p>1.111808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48.747776">
                <text:p>48.747776</text:p>
              </table:table-cell>
              <table:table-cell office:value-type="float" office:value="1.025792">
                <text:p>1.025792</text:p>
              </table:table-cell>
              <table:table-cell office:value-type="float" office:value="1.107712">
                <text:p>1.107712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48.249344">
                <text:p>48.249344</text:p>
              </table:table-cell>
              <table:table-cell office:value-type="float" office:value="0.949248">
                <text:p>0.949248</text:p>
              </table:table-cell>
              <table:table-cell office:value-type="float" office:value="1.082368">
                <text:p>1.08236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7.899904">
                <text:p>47.899904</text:p>
              </table:table-cell>
              <table:table-cell office:value-type="float" office:value="2.200064">
                <text:p>2.200064</text:p>
              </table:table-cell>
              <table:table-cell office:value-type="float" office:value="1.101312">
                <text:p>1.101312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47.60192">
                <text:p>47.60192</text:p>
              </table:table-cell>
              <table:table-cell office:value-type="float" office:value="2.355968">
                <text:p>2.355968</text:p>
              </table:table-cell>
              <table:table-cell office:value-type="float" office:value="1.088">
                <text:p>1.088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47.072256">
                <text:p>47.072256</text:p>
              </table:table-cell>
              <table:table-cell office:value-type="float" office:value="2.733056">
                <text:p>2.733056</text:p>
              </table:table-cell>
              <table:table-cell office:value-type="float" office:value="1.156352">
                <text:p>1.156352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46.770432">
                <text:p>46.770432</text:p>
              </table:table-cell>
              <table:table-cell office:value-type="float" office:value="2.855168">
                <text:p>2.855168</text:p>
              </table:table-cell>
              <table:table-cell office:value-type="float" office:value="1.15072">
                <text:p>1.15072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46.447104">
                <text:p>46.447104</text:p>
              </table:table-cell>
              <table:table-cell office:value-type="float" office:value="2.920704">
                <text:p>2.920704</text:p>
              </table:table-cell>
              <table:table-cell office:value-type="float" office:value="1.056768">
                <text:p>1.056768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45.888">
                <text:p>45.888</text:p>
              </table:table-cell>
              <table:table-cell office:value-type="float" office:value="2.512896">
                <text:p>2.512896</text:p>
              </table:table-cell>
              <table:table-cell office:value-type="float" office:value="1.184256">
                <text:p>1.184256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45.547008">
                <text:p>45.547008</text:p>
              </table:table-cell>
              <table:table-cell office:value-type="float" office:value="2.320896">
                <text:p>2.320896</text:p>
              </table:table-cell>
              <table:table-cell office:value-type="float" office:value="1.155328">
                <text:p>1.155328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45.049088">
                <text:p>45.049088</text:p>
              </table:table-cell>
              <table:table-cell office:value-type="float" office:value="2.048">
                <text:p>2.048</text:p>
              </table:table-cell>
              <table:table-cell office:value-type="float" office:value="1.027072">
                <text:p>1.027072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47.047936">
                <text:p>47.047936</text:p>
              </table:table-cell>
              <table:table-cell office:value-type="float" office:value="1.459712">
                <text:p>1.459712</text:p>
              </table:table-cell>
              <table:table-cell office:value-type="float" office:value="1.173504">
                <text:p>1.173504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46.758144">
                <text:p>46.758144</text:p>
              </table:table-cell>
              <table:table-cell office:value-type="float" office:value="0.811776">
                <text:p>0.811776</text:p>
              </table:table-cell>
              <table:table-cell office:value-type="float" office:value="0.952832">
                <text:p>0.95283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46.44096">
                <text:p>46.44096</text:p>
              </table:table-cell>
              <table:table-cell office:value-type="float" office:value="1.089024">
                <text:p>1.089024</text:p>
              </table:table-cell>
              <table:table-cell office:value-type="float" office:value="1.069056">
                <text:p>1.069056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45.942272">
                <text:p>45.942272</text:p>
              </table:table-cell>
              <table:table-cell office:value-type="float" office:value="0.934912">
                <text:p>0.934912</text:p>
              </table:table-cell>
              <table:table-cell office:value-type="float" office:value="1.15072">
                <text:p>1.15072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45.644288">
                <text:p>45.644288</text:p>
              </table:table-cell>
              <table:table-cell office:value-type="float" office:value="1.053952">
                <text:p>1.053952</text:p>
              </table:table-cell>
              <table:table-cell office:value-type="float" office:value="1.144832">
                <text:p>1.144832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45.319424">
                <text:p>45.319424</text:p>
              </table:table-cell>
              <table:table-cell office:value-type="float" office:value="1.148672">
                <text:p>1.148672</text:p>
              </table:table-cell>
              <table:table-cell office:value-type="float" office:value="1.017344">
                <text:p>1.017344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48.847872">
                <text:p>48.847872</text:p>
              </table:table-cell>
              <table:table-cell office:value-type="float" office:value="1.202176">
                <text:p>1.202176</text:p>
              </table:table-cell>
              <table:table-cell office:value-type="float" office:value="1.142272">
                <text:p>1.142272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48.542208">
                <text:p>48.542208</text:p>
              </table:table-cell>
              <table:table-cell office:value-type="float" office:value="1.24672">
                <text:p>1.24672</text:p>
              </table:table-cell>
              <table:table-cell office:value-type="float" office:value="1.182976">
                <text:p>1.18297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48.22016">
                <text:p>48.22016</text:p>
              </table:table-cell>
              <table:table-cell office:value-type="float" office:value="1.1328">
                <text:p>1.1328</text:p>
              </table:table-cell>
              <table:table-cell office:value-type="float" office:value="1.089536">
                <text:p>1.089536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47.919872">
                <text:p>47.919872</text:p>
              </table:table-cell>
              <table:table-cell office:value-type="float" office:value="0.971776">
                <text:p>0.971776</text:p>
              </table:table-cell>
              <table:table-cell office:value-type="float" office:value="1.148928">
                <text:p>1.148928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47.597056">
                <text:p>47.597056</text:p>
              </table:table-cell>
              <table:table-cell office:value-type="float" office:value="0.864">
                <text:p>0.864</text:p>
              </table:table-cell>
              <table:table-cell office:value-type="float" office:value="1.140992">
                <text:p>1.140992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47.054592">
                <text:p>47.054592</text:p>
              </table:table-cell>
              <table:table-cell office:value-type="float" office:value="1.21088">
                <text:p>1.21088</text:p>
              </table:table-cell>
              <table:table-cell office:value-type="float" office:value="1.007104">
                <text:p>1.00710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6.751232">
                <text:p>46.751232</text:p>
              </table:table-cell>
              <table:table-cell office:value-type="float" office:value="1.273856">
                <text:p>1.273856</text:p>
              </table:table-cell>
              <table:table-cell office:value-type="float" office:value="1.108736">
                <text:p>1.108736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46.425856">
                <text:p>46.425856</text:p>
              </table:table-cell>
              <table:table-cell office:value-type="float" office:value="1.576704">
                <text:p>1.576704</text:p>
              </table:table-cell>
              <table:table-cell office:value-type="float" office:value="0.943104">
                <text:p>0.943104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45.133568">
                <text:p>45.133568</text:p>
              </table:table-cell>
              <table:table-cell office:value-type="float" office:value="2.051072">
                <text:p>2.051072</text:p>
              </table:table-cell>
              <table:table-cell office:value-type="float" office:value="1.157632">
                <text:p>1.157632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45.11488">
                <text:p>45.11488</text:p>
              </table:table-cell>
              <table:table-cell office:value-type="float" office:value="1.665792">
                <text:p>1.665792</text:p>
              </table:table-cell>
              <table:table-cell office:value-type="float" office:value="1.117952">
                <text:p>1.117952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44.786688">
                <text:p>44.786688</text:p>
              </table:table-cell>
              <table:table-cell office:value-type="float" office:value="1.49504">
                <text:p>1.49504</text:p>
              </table:table-cell>
              <table:table-cell office:value-type="float" office:value="1.112064">
                <text:p>1.112064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44.466944">
                <text:p>44.466944</text:p>
              </table:table-cell>
              <table:table-cell office:value-type="float" office:value="1.34912">
                <text:p>1.34912</text:p>
              </table:table-cell>
              <table:table-cell office:value-type="float" office:value="1.102848">
                <text:p>1.102848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43.86816">
                <text:p>43.86816</text:p>
              </table:table-cell>
              <table:table-cell office:value-type="float" office:value="0.946944">
                <text:p>0.946944</text:p>
              </table:table-cell>
              <table:table-cell office:value-type="float" office:value="1.009152">
                <text:p>1.009152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42.14912">
                <text:p>42.14912</text:p>
              </table:table-cell>
              <table:table-cell office:value-type="float" office:value="1.324032">
                <text:p>1.324032</text:p>
              </table:table-cell>
              <table:table-cell office:value-type="float" office:value="1.15968">
                <text:p>1.15968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42.555904">
                <text:p>42.555904</text:p>
              </table:table-cell>
              <table:table-cell office:value-type="float" office:value="11.667968">
                <text:p>11.667968</text:p>
              </table:table-cell>
              <table:table-cell office:value-type="float" office:value="0.98816">
                <text:p>0.98816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43.182848">
                <text:p>43.182848</text:p>
              </table:table-cell>
              <table:table-cell office:value-type="float" office:value="12.09984">
                <text:p>12.09984</text:p>
              </table:table-cell>
              <table:table-cell office:value-type="float" office:value="1.173504">
                <text:p>1.17350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44.380928">
                <text:p>44.380928</text:p>
              </table:table-cell>
              <table:table-cell office:value-type="float" office:value="11.627776">
                <text:p>11.627776</text:p>
              </table:table-cell>
              <table:table-cell office:value-type="float" office:value="1.213184">
                <text:p>1.213184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46.209024">
                <text:p>46.209024</text:p>
              </table:table-cell>
              <table:table-cell office:value-type="float" office:value="11.33696">
                <text:p>11.33696</text:p>
              </table:table-cell>
              <table:table-cell office:value-type="float" office:value="1.161216">
                <text:p>1.161216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45.883648">
                <text:p>45.883648</text:p>
              </table:table-cell>
              <table:table-cell office:value-type="float" office:value="11.461888">
                <text:p>11.461888</text:p>
              </table:table-cell>
              <table:table-cell office:value-type="float" office:value="1.10208">
                <text:p>1.10208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45.59104">
                <text:p>45.59104</text:p>
              </table:table-cell>
              <table:table-cell office:value-type="float" office:value="11.157504">
                <text:p>11.157504</text:p>
              </table:table-cell>
              <table:table-cell office:value-type="float" office:value="1.046016">
                <text:p>1.046016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45.304064">
                <text:p>45.304064</text:p>
              </table:table-cell>
              <table:table-cell office:value-type="float" office:value="10.889984">
                <text:p>10.889984</text:p>
              </table:table-cell>
              <table:table-cell office:value-type="float" office:value="1.15968">
                <text:p>1.15968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44.766208">
                <text:p>44.766208</text:p>
              </table:table-cell>
              <table:table-cell office:value-type="float" office:value="10.663936">
                <text:p>10.663936</text:p>
              </table:table-cell>
              <table:table-cell office:value-type="float" office:value="1.156096">
                <text:p>1.156096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44.385024">
                <text:p>44.385024</text:p>
              </table:table-cell>
              <table:table-cell office:value-type="float" office:value="10.4">
                <text:p>10.4</text:p>
              </table:table-cell>
              <table:table-cell office:value-type="float" office:value="1.099264">
                <text:p>1.099264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43.668224">
                <text:p>43.668224</text:p>
              </table:table-cell>
              <table:table-cell office:value-type="float" office:value="10.132992">
                <text:p>10.132992</text:p>
              </table:table-cell>
              <table:table-cell office:value-type="float" office:value="1.104128">
                <text:p>1.104128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42.94784">
                <text:p>42.94784</text:p>
              </table:table-cell>
              <table:table-cell office:value-type="float" office:value="9.866752">
                <text:p>9.866752</text:p>
              </table:table-cell>
              <table:table-cell office:value-type="float" office:value="1.110016">
                <text:p>1.110016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42.526976">
                <text:p>42.526976</text:p>
              </table:table-cell>
              <table:table-cell office:value-type="float" office:value="10.209792">
                <text:p>10.209792</text:p>
              </table:table-cell>
              <table:table-cell office:value-type="float" office:value="1.022976">
                <text:p>1.02297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2.182144">
                <text:p>42.182144</text:p>
              </table:table-cell>
              <table:table-cell office:value-type="float" office:value="10.192128">
                <text:p>10.192128</text:p>
              </table:table-cell>
              <table:table-cell office:value-type="float" office:value="1.195776">
                <text:p>1.195776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41.05216">
                <text:p>41.05216</text:p>
              </table:table-cell>
              <table:table-cell office:value-type="float" office:value="9.932032">
                <text:p>9.932032</text:p>
              </table:table-cell>
              <table:table-cell office:value-type="float" office:value="1.217536">
                <text:p>1.217536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40.741376">
                <text:p>40.741376</text:p>
              </table:table-cell>
              <table:table-cell office:value-type="float" office:value="9.963776">
                <text:p>9.963776</text:p>
              </table:table-cell>
              <table:table-cell office:value-type="float" office:value="1.066752">
                <text:p>1.066752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39.173632">
                <text:p>39.173632</text:p>
              </table:table-cell>
              <table:table-cell office:value-type="float" office:value="10.350848">
                <text:p>10.350848</text:p>
              </table:table-cell>
              <table:table-cell office:value-type="float" office:value="1.13024">
                <text:p>1.13024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38.86592">
                <text:p>38.86592</text:p>
              </table:table-cell>
              <table:table-cell office:value-type="float" office:value="10.09408">
                <text:p>10.09408</text:p>
              </table:table-cell>
              <table:table-cell office:value-type="float" office:value="1.137152">
                <text:p>1.137152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38.5408">
                <text:p>38.5408</text:p>
              </table:table-cell>
              <table:table-cell office:value-type="float" office:value="9.828608">
                <text:p>9.828608</text:p>
              </table:table-cell>
              <table:table-cell office:value-type="float" office:value="1.04704">
                <text:p>1.04704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38.216704">
                <text:p>38.216704</text:p>
              </table:table-cell>
              <table:table-cell office:value-type="float" office:value="9.603328">
                <text:p>9.603328</text:p>
              </table:table-cell>
              <table:table-cell office:value-type="float" office:value="1.057792">
                <text:p>1.057792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37.925632">
                <text:p>37.925632</text:p>
              </table:table-cell>
              <table:table-cell office:value-type="float" office:value="9.34016">
                <text:p>9.34016</text:p>
              </table:table-cell>
              <table:table-cell office:value-type="float" office:value="1.168128">
                <text:p>1.168128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37.606912">
                <text:p>37.606912</text:p>
              </table:table-cell>
              <table:table-cell office:value-type="float" office:value="9.073664">
                <text:p>9.073664</text:p>
              </table:table-cell>
              <table:table-cell office:value-type="float" office:value="1.054976">
                <text:p>1.054976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37.313024">
                <text:p>37.313024</text:p>
              </table:table-cell>
              <table:table-cell office:value-type="float" office:value="8.806912">
                <text:p>8.806912</text:p>
              </table:table-cell>
              <table:table-cell office:value-type="float" office:value="1.182208">
                <text:p>1.18220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8.331136">
                <text:p>38.331136</text:p>
              </table:table-cell>
              <table:table-cell office:value-type="float" office:value="8.540928">
                <text:p>8.540928</text:p>
              </table:table-cell>
              <table:table-cell office:value-type="float" office:value="1.130752">
                <text:p>1.130752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39.944192">
                <text:p>39.944192</text:p>
              </table:table-cell>
              <table:table-cell office:value-type="float" office:value="8.27392">
                <text:p>8.27392</text:p>
              </table:table-cell>
              <table:table-cell office:value-type="float" office:value="1.065728">
                <text:p>1.065728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42.311936">
                <text:p>42.311936</text:p>
              </table:table-cell>
              <table:table-cell office:value-type="float" office:value="8.498688">
                <text:p>8.498688</text:p>
              </table:table-cell>
              <table:table-cell office:value-type="float" office:value="1.0944">
                <text:p>1.0944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41.986048">
                <text:p>41.986048</text:p>
              </table:table-cell>
              <table:table-cell office:value-type="float" office:value="8.799488">
                <text:p>8.799488</text:p>
              </table:table-cell>
              <table:table-cell office:value-type="float" office:value="1.094144">
                <text:p>1.094144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41.366016">
                <text:p>41.366016</text:p>
              </table:table-cell>
              <table:table-cell office:value-type="float" office:value="8.536832">
                <text:p>8.536832</text:p>
              </table:table-cell>
              <table:table-cell office:value-type="float" office:value="0.926976">
                <text:p>0.926976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40.929024">
                <text:p>40.929024</text:p>
              </table:table-cell>
              <table:table-cell office:value-type="float" office:value="8.273152">
                <text:p>8.273152</text:p>
              </table:table-cell>
              <table:table-cell office:value-type="float" office:value="1.152">
                <text:p>1.152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40.57216">
                <text:p>40.57216</text:p>
              </table:table-cell>
              <table:table-cell office:value-type="float" office:value="8.004096">
                <text:p>8.004096</text:p>
              </table:table-cell>
              <table:table-cell office:value-type="float" office:value="1.035264">
                <text:p>1.035264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40.224">
                <text:p>40.224</text:p>
              </table:table-cell>
              <table:table-cell office:value-type="float" office:value="7.065856">
                <text:p>7.065856</text:p>
              </table:table-cell>
              <table:table-cell office:value-type="float" office:value="1.170176">
                <text:p>1.170176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39.875072">
                <text:p>39.875072</text:p>
              </table:table-cell>
              <table:table-cell office:value-type="float" office:value="6.69184">
                <text:p>6.69184</text:p>
              </table:table-cell>
              <table:table-cell office:value-type="float" office:value="1.07392">
                <text:p>1.07392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39.490816">
                <text:p>39.490816</text:p>
              </table:table-cell>
              <table:table-cell office:value-type="float" office:value="6.276352">
                <text:p>6.276352</text:p>
              </table:table-cell>
              <table:table-cell office:value-type="float" office:value="1.142016">
                <text:p>1.14201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9.143936">
                <text:p>39.143936</text:p>
              </table:table-cell>
              <table:table-cell office:value-type="float" office:value="5.64864">
                <text:p>5.64864</text:p>
              </table:table-cell>
              <table:table-cell office:value-type="float" office:value="1.186048">
                <text:p>1.186048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41.307904">
                <text:p>41.307904</text:p>
              </table:table-cell>
              <table:table-cell office:value-type="float" office:value="4.008192">
                <text:p>4.008192</text:p>
              </table:table-cell>
              <table:table-cell office:value-type="float" office:value="1.049088">
                <text:p>1.049088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40.961024">
                <text:p>40.961024</text:p>
              </table:table-cell>
              <table:table-cell office:value-type="float" office:value="3.055872">
                <text:p>3.055872</text:p>
              </table:table-cell>
              <table:table-cell office:value-type="float" office:value="1.142016">
                <text:p>1.142016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40.601856">
                <text:p>40.601856</text:p>
              </table:table-cell>
              <table:table-cell office:value-type="float" office:value="2.124288">
                <text:p>2.124288</text:p>
              </table:table-cell>
              <table:table-cell office:value-type="float" office:value="0.96128">
                <text:p>0.96128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40.269056">
                <text:p>40.269056</text:p>
              </table:table-cell>
              <table:table-cell office:value-type="float" office:value="1.016064">
                <text:p>1.016064</text:p>
              </table:table-cell>
              <table:table-cell office:value-type="float" office:value="1.069056">
                <text:p>1.069056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39.755264">
                <text:p>39.755264</text:p>
              </table:table-cell>
              <table:table-cell office:value-type="float" office:value="1.037312">
                <text:p>1.037312</text:p>
              </table:table-cell>
              <table:table-cell office:value-type="float" office:value="1.181184">
                <text:p>1.181184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39.191552">
                <text:p>39.191552</text:p>
              </table:table-cell>
              <table:table-cell office:value-type="float" office:value="1.11104">
                <text:p>1.11104</text:p>
              </table:table-cell>
              <table:table-cell office:value-type="float" office:value="1.14816">
                <text:p>1.14816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38.589952">
                <text:p>38.589952</text:p>
              </table:table-cell>
              <table:table-cell office:value-type="float" office:value="2.762752">
                <text:p>2.762752</text:p>
              </table:table-cell>
              <table:table-cell office:value-type="float" office:value="1.079296">
                <text:p>1.079296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38.300928">
                <text:p>38.300928</text:p>
              </table:table-cell>
              <table:table-cell office:value-type="float" office:value="2.480896">
                <text:p>2.480896</text:p>
              </table:table-cell>
              <table:table-cell office:value-type="float" office:value="1.168128">
                <text:p>1.168128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38.011648">
                <text:p>38.011648</text:p>
              </table:table-cell>
              <table:table-cell office:value-type="float" office:value="0.840192">
                <text:p>0.840192</text:p>
              </table:table-cell>
              <table:table-cell office:value-type="float" office:value="1.103104">
                <text:p>1.10310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37.624064">
                <text:p>37.624064</text:p>
              </table:table-cell>
              <table:table-cell office:value-type="float" office:value="1.00736">
                <text:p>1.00736</text:p>
              </table:table-cell>
              <table:table-cell office:value-type="float" office:value="1.068032">
                <text:p>1.068032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37.304064">
                <text:p>37.304064</text:p>
              </table:table-cell>
              <table:table-cell office:value-type="float" office:value="1.033216">
                <text:p>1.033216</text:p>
              </table:table-cell>
              <table:table-cell office:value-type="float" office:value="1.10464">
                <text:p>1.10464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36.797952">
                <text:p>36.797952</text:p>
              </table:table-cell>
              <table:table-cell office:value-type="float" office:value="1.001984">
                <text:p>1.001984</text:p>
              </table:table-cell>
              <table:table-cell office:value-type="float" office:value="0.8128">
                <text:p>0.8128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34.752">
                <text:p>34.752</text:p>
              </table:table-cell>
              <table:table-cell office:value-type="float" office:value="0.839168">
                <text:p>0.839168</text:p>
              </table:table-cell>
              <table:table-cell office:value-type="float" office:value="1.14432">
                <text:p>1.14432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34.365184">
                <text:p>34.365184</text:p>
              </table:table-cell>
              <table:table-cell office:value-type="float" office:value="0.996608">
                <text:p>0.996608</text:p>
              </table:table-cell>
              <table:table-cell office:value-type="float" office:value="1.115392">
                <text:p>1.115392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33.348096">
                <text:p>33.348096</text:p>
              </table:table-cell>
              <table:table-cell office:value-type="float" office:value="0.933632">
                <text:p>0.933632</text:p>
              </table:table-cell>
              <table:table-cell office:value-type="float" office:value="0.933376">
                <text:p>0.933376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32.963072">
                <text:p>32.963072</text:p>
              </table:table-cell>
              <table:table-cell office:value-type="float" office:value="1.02016">
                <text:p>1.02016</text:p>
              </table:table-cell>
              <table:table-cell office:value-type="float" office:value="1.152">
                <text:p>1.152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32.545792">
                <text:p>32.545792</text:p>
              </table:table-cell>
              <table:table-cell office:value-type="float" office:value="1.075968">
                <text:p>1.075968</text:p>
              </table:table-cell>
              <table:table-cell office:value-type="float" office:value="1.108992">
                <text:p>1.108992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41.085696">
                <text:p>41.085696</text:p>
              </table:table-cell>
              <table:table-cell office:value-type="float" office:value="0.97792">
                <text:p>0.97792</text:p>
              </table:table-cell>
              <table:table-cell office:value-type="float" office:value="1.102848">
                <text:p>1.102848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40.803072">
                <text:p>40.803072</text:p>
              </table:table-cell>
              <table:table-cell office:value-type="float" office:value="1.110272">
                <text:p>1.110272</text:p>
              </table:table-cell>
              <table:table-cell office:value-type="float" office:value="1.09824">
                <text:p>1.0982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40.475904">
                <text:p>40.475904</text:p>
              </table:table-cell>
              <table:table-cell office:value-type="float" office:value="1.059072">
                <text:p>1.059072</text:p>
              </table:table-cell>
              <table:table-cell office:value-type="float" office:value="1.060096">
                <text:p>1.060096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40.073728">
                <text:p>40.073728</text:p>
              </table:table-cell>
              <table:table-cell office:value-type="float" office:value="1.129728">
                <text:p>1.129728</text:p>
              </table:table-cell>
              <table:table-cell office:value-type="float" office:value="1.27104">
                <text:p>1.27104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38.289408">
                <text:p>38.289408</text:p>
              </table:table-cell>
              <table:table-cell office:value-type="float" office:value="1.039872">
                <text:p>1.039872</text:p>
              </table:table-cell>
              <table:table-cell office:value-type="float" office:value="0.98816">
                <text:p>0.98816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37.929728">
                <text:p>37.929728</text:p>
              </table:table-cell>
              <table:table-cell office:value-type="float" office:value="1.001728">
                <text:p>1.001728</text:p>
              </table:table-cell>
              <table:table-cell office:value-type="float" office:value="1.075712">
                <text:p>1.075712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36.350208">
                <text:p>36.350208</text:p>
              </table:table-cell>
              <table:table-cell office:value-type="float" office:value="1.028864">
                <text:p>1.028864</text:p>
              </table:table-cell>
              <table:table-cell office:value-type="float" office:value="1.144064">
                <text:p>1.144064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36.047104">
                <text:p>36.047104</text:p>
              </table:table-cell>
              <table:table-cell office:value-type="float" office:value="1.001984">
                <text:p>1.001984</text:p>
              </table:table-cell>
              <table:table-cell office:value-type="float" office:value="1.136128">
                <text:p>1.136128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35.68896">
                <text:p>35.68896</text:p>
              </table:table-cell>
              <table:table-cell office:value-type="float" office:value="0.89216">
                <text:p>0.89216</text:p>
              </table:table-cell>
              <table:table-cell office:value-type="float" office:value="1.012992">
                <text:p>1.012992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35.315968">
                <text:p>35.315968</text:p>
              </table:table-cell>
              <table:table-cell office:value-type="float" office:value="0.956928">
                <text:p>0.956928</text:p>
              </table:table-cell>
              <table:table-cell office:value-type="float" office:value="1.161728">
                <text:p>1.161728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34.999296">
                <text:p>34.999296</text:p>
              </table:table-cell>
              <table:table-cell office:value-type="float" office:value="0.935936">
                <text:p>0.935936</text:p>
              </table:table-cell>
              <table:table-cell office:value-type="float" office:value="1.145856">
                <text:p>1.145856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33.890816">
                <text:p>33.890816</text:p>
              </table:table-cell>
              <table:table-cell office:value-type="float" office:value="0.96384">
                <text:p>0.96384</text:p>
              </table:table-cell>
              <table:table-cell office:value-type="float" office:value="1.030144">
                <text:p>1.03014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3.550848">
                <text:p>33.550848</text:p>
              </table:table-cell>
              <table:table-cell office:value-type="float" office:value="1.01632">
                <text:p>1.01632</text:p>
              </table:table-cell>
              <table:table-cell office:value-type="float" office:value="1.129216">
                <text:p>1.129216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33.0368">
                <text:p>33.0368</text:p>
              </table:table-cell>
              <table:table-cell office:value-type="float" office:value="0.992">
                <text:p>0.992</text:p>
              </table:table-cell>
              <table:table-cell office:value-type="float" office:value="1.136128">
                <text:p>1.136128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32.733952">
                <text:p>32.733952</text:p>
              </table:table-cell>
              <table:table-cell office:value-type="float" office:value="0.986112">
                <text:p>0.986112</text:p>
              </table:table-cell>
              <table:table-cell office:value-type="float" office:value="1.067776">
                <text:p>1.067776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32.33024">
                <text:p>32.33024</text:p>
              </table:table-cell>
              <table:table-cell office:value-type="float" office:value="0.96384">
                <text:p>0.96384</text:p>
              </table:table-cell>
              <table:table-cell office:value-type="float" office:value="1.10208">
                <text:p>1.10208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31.908096">
                <text:p>31.908096</text:p>
              </table:table-cell>
              <table:table-cell office:value-type="float" office:value="0.976896">
                <text:p>0.976896</text:p>
              </table:table-cell>
              <table:table-cell office:value-type="float" office:value="1.025024">
                <text:p>1.025024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31.50592">
                <text:p>31.50592</text:p>
              </table:table-cell>
              <table:table-cell office:value-type="float" office:value="0.98048">
                <text:p>0.98048</text:p>
              </table:table-cell>
              <table:table-cell office:value-type="float" office:value="1.16608">
                <text:p>1.1660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31.069184">
                <text:p>31.069184</text:p>
              </table:table-cell>
              <table:table-cell office:value-type="float" office:value="0.769024">
                <text:p>0.769024</text:p>
              </table:table-cell>
              <table:table-cell office:value-type="float" office:value="1.117952">
                <text:p>1.117952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29.296896">
                <text:p>29.296896</text:p>
              </table:table-cell>
              <table:table-cell office:value-type="float" office:value="0.989696">
                <text:p>0.989696</text:p>
              </table:table-cell>
              <table:table-cell office:value-type="float" office:value="1.071872">
                <text:p>1.071872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28.941056">
                <text:p>28.941056</text:p>
              </table:table-cell>
              <table:table-cell office:value-type="float" office:value="0.999936">
                <text:p>0.999936</text:p>
              </table:table-cell>
              <table:table-cell office:value-type="float" office:value="1.165824">
                <text:p>1.165824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28.46208">
                <text:p>28.46208</text:p>
              </table:table-cell>
              <table:table-cell office:value-type="float" office:value="1.012992">
                <text:p>1.012992</text:p>
              </table:table-cell>
              <table:table-cell office:value-type="float" office:value="1.09184">
                <text:p>1.0918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8.058368">
                <text:p>28.058368</text:p>
              </table:table-cell>
              <table:table-cell office:value-type="float" office:value="1.1392">
                <text:p>1.1392</text:p>
              </table:table-cell>
              <table:table-cell office:value-type="float" office:value="1.15456">
                <text:p>1.15456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27.68">
                <text:p>27.68</text:p>
              </table:table-cell>
              <table:table-cell office:value-type="float" office:value="1.03808">
                <text:p>1.03808</text:p>
              </table:table-cell>
              <table:table-cell office:value-type="float" office:value="1.142784">
                <text:p>1.142784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27.390976">
                <text:p>27.390976</text:p>
              </table:table-cell>
              <table:table-cell office:value-type="float" office:value="1.008896">
                <text:p>1.008896</text:p>
              </table:table-cell>
              <table:table-cell office:value-type="float" office:value="0.855552">
                <text:p>0.855552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26.964736">
                <text:p>26.964736</text:p>
              </table:table-cell>
              <table:table-cell office:value-type="float" office:value="0.921856">
                <text:p>0.921856</text:p>
              </table:table-cell>
              <table:table-cell office:value-type="float" office:value="1.159168">
                <text:p>1.159168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26.486784">
                <text:p>26.486784</text:p>
              </table:table-cell>
              <table:table-cell office:value-type="float" office:value="0.960256">
                <text:p>0.960256</text:p>
              </table:table-cell>
              <table:table-cell office:value-type="float" office:value="1.133568">
                <text:p>1.133568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26.191616">
                <text:p>26.191616</text:p>
              </table:table-cell>
              <table:table-cell office:value-type="float" office:value="0.877568">
                <text:p>0.877568</text:p>
              </table:table-cell>
              <table:table-cell office:value-type="float" office:value="1.042176">
                <text:p>1.042176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25.814016">
                <text:p>25.814016</text:p>
              </table:table-cell>
              <table:table-cell office:value-type="float" office:value="1.099264">
                <text:p>1.099264</text:p>
              </table:table-cell>
              <table:table-cell office:value-type="float" office:value="1.399552">
                <text:p>1.399552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25.46816">
                <text:p>25.46816</text:p>
              </table:table-cell>
              <table:table-cell office:value-type="float" office:value="1.046784">
                <text:p>1.046784</text:p>
              </table:table-cell>
              <table:table-cell office:value-type="float" office:value="0.911104">
                <text:p>0.911104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24.953856">
                <text:p>24.953856</text:p>
              </table:table-cell>
              <table:table-cell office:value-type="float" office:value="1.048064">
                <text:p>1.048064</text:p>
              </table:table-cell>
              <table:table-cell office:value-type="float" office:value="0.948992">
                <text:p>0.948992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24.651776">
                <text:p>24.651776</text:p>
              </table:table-cell>
              <table:table-cell office:value-type="float" office:value="1.019904">
                <text:p>1.019904</text:p>
              </table:table-cell>
              <table:table-cell office:value-type="float" office:value="1.113856">
                <text:p>1.11385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4.170752">
                <text:p>24.170752</text:p>
              </table:table-cell>
              <table:table-cell office:value-type="float" office:value="0.950784">
                <text:p>0.950784</text:p>
              </table:table-cell>
              <table:table-cell office:value-type="float" office:value="0.849152">
                <text:p>0.849152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24.456704">
                <text:p>24.456704</text:p>
              </table:table-cell>
              <table:table-cell office:value-type="float" office:value="0.96">
                <text:p>0.96</text:p>
              </table:table-cell>
              <table:table-cell office:value-type="float" office:value="1.16224">
                <text:p>1.16224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22.550528">
                <text:p>22.550528</text:p>
              </table:table-cell>
              <table:table-cell office:value-type="float" office:value="0.994304">
                <text:p>0.994304</text:p>
              </table:table-cell>
              <table:table-cell office:value-type="float" office:value="0.915968">
                <text:p>0.915968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22.32192">
                <text:p>22.32192</text:p>
              </table:table-cell>
              <table:table-cell office:value-type="float" office:value="0.94464">
                <text:p>0.94464</text:p>
              </table:table-cell>
              <table:table-cell office:value-type="float" office:value="1.148928">
                <text:p>1.148928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25.231104">
                <text:p>25.231104</text:p>
              </table:table-cell>
              <table:table-cell office:value-type="float" office:value="0.989696">
                <text:p>0.989696</text:p>
              </table:table-cell>
              <table:table-cell office:value-type="float" office:value="1.146112">
                <text:p>1.146112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26.219264">
                <text:p>26.219264</text:p>
              </table:table-cell>
              <table:table-cell office:value-type="float" office:value="1.008128">
                <text:p>1.008128</text:p>
              </table:table-cell>
              <table:table-cell office:value-type="float" office:value="0.84992">
                <text:p>0.84992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26.615552">
                <text:p>26.615552</text:p>
              </table:table-cell>
              <table:table-cell office:value-type="float" office:value="0.947712">
                <text:p>0.947712</text:p>
              </table:table-cell>
              <table:table-cell office:value-type="float" office:value="1.15712">
                <text:p>1.15712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26.596096">
                <text:p>26.596096</text:p>
              </table:table-cell>
              <table:table-cell office:value-type="float" office:value="0.975872">
                <text:p>0.975872</text:p>
              </table:table-cell>
              <table:table-cell office:value-type="float" office:value="1.138944">
                <text:p>1.138944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26.742016">
                <text:p>26.742016</text:p>
              </table:table-cell>
              <table:table-cell office:value-type="float" office:value="1.00992">
                <text:p>1.00992</text:p>
              </table:table-cell>
              <table:table-cell office:value-type="float" office:value="1.240576">
                <text:p>1.240576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28.324608">
                <text:p>28.324608</text:p>
              </table:table-cell>
              <table:table-cell office:value-type="float" office:value="0.946176">
                <text:p>0.946176</text:p>
              </table:table-cell>
              <table:table-cell office:value-type="float" office:value="3.036928">
                <text:p>3.03692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7.886592">
                <text:p>27.886592</text:p>
              </table:table-cell>
              <table:table-cell office:value-type="float" office:value="0.929024">
                <text:p>0.929024</text:p>
              </table:table-cell>
              <table:table-cell office:value-type="float" office:value="1.341952">
                <text:p>1.341952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29.534208">
                <text:p>29.534208</text:p>
              </table:table-cell>
              <table:table-cell office:value-type="float" office:value="1.04192">
                <text:p>1.04192</text:p>
              </table:table-cell>
              <table:table-cell office:value-type="float" office:value="1.2608">
                <text:p>1.2608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31.161856">
                <text:p>31.161856</text:p>
              </table:table-cell>
              <table:table-cell office:value-type="float" office:value="1.075712">
                <text:p>1.075712</text:p>
              </table:table-cell>
              <table:table-cell office:value-type="float" office:value="1.141248">
                <text:p>1.141248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31.628032">
                <text:p>31.628032</text:p>
              </table:table-cell>
              <table:table-cell office:value-type="float" office:value="1.072128">
                <text:p>1.072128</text:p>
              </table:table-cell>
              <table:table-cell office:value-type="float" office:value="1.103872">
                <text:p>1.103872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31.567872">
                <text:p>31.567872</text:p>
              </table:table-cell>
              <table:table-cell office:value-type="float" office:value="1.012992">
                <text:p>1.012992</text:p>
              </table:table-cell>
              <table:table-cell office:value-type="float" office:value="1.153024">
                <text:p>1.153024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31.130112">
                <text:p>31.130112</text:p>
              </table:table-cell>
              <table:table-cell office:value-type="float" office:value="1.0432">
                <text:p>1.0432</text:p>
              </table:table-cell>
              <table:table-cell office:value-type="float" office:value="1.151744">
                <text:p>1.151744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32.209408">
                <text:p>32.209408</text:p>
              </table:table-cell>
              <table:table-cell office:value-type="float" office:value="1.024">
                <text:p>1.024</text:p>
              </table:table-cell>
              <table:table-cell office:value-type="float" office:value="1.111808">
                <text:p>1.111808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46.339328">
                <text:p>46.339328</text:p>
              </table:table-cell>
              <table:table-cell office:value-type="float" office:value="0.911104">
                <text:p>0.911104</text:p>
              </table:table-cell>
              <table:table-cell office:value-type="float" office:value="1.045248">
                <text:p>1.045248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46.076928">
                <text:p>46.076928</text:p>
              </table:table-cell>
              <table:table-cell office:value-type="float" office:value="0.961024">
                <text:p>0.961024</text:p>
              </table:table-cell>
              <table:table-cell office:value-type="float" office:value="1.07392">
                <text:p>1.07392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45.682432">
                <text:p>45.682432</text:p>
              </table:table-cell>
              <table:table-cell office:value-type="float" office:value="0.93696">
                <text:p>0.93696</text:p>
              </table:table-cell>
              <table:table-cell office:value-type="float" office:value="1.245696">
                <text:p>1.24569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43.427072">
                <text:p>43.427072</text:p>
              </table:table-cell>
              <table:table-cell office:value-type="float" office:value="0.990208">
                <text:p>0.990208</text:p>
              </table:table-cell>
              <table:table-cell office:value-type="float" office:value="1.359104">
                <text:p>1.359104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42.998272">
                <text:p>42.998272</text:p>
              </table:table-cell>
              <table:table-cell office:value-type="float" office:value="0.848128">
                <text:p>0.848128</text:p>
              </table:table-cell>
              <table:table-cell office:value-type="float" office:value="1.216">
                <text:p>1.216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42.688">
                <text:p>42.688</text:p>
              </table:table-cell>
              <table:table-cell office:value-type="float" office:value="1.001728">
                <text:p>1.001728</text:p>
              </table:table-cell>
              <table:table-cell office:value-type="float" office:value="1.09056">
                <text:p>1.09056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42.399488">
                <text:p>42.399488</text:p>
              </table:table-cell>
              <table:table-cell office:value-type="float" office:value="0.986112">
                <text:p>0.986112</text:p>
              </table:table-cell>
              <table:table-cell office:value-type="float" office:value="1.02016">
                <text:p>1.02016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42.087168">
                <text:p>42.087168</text:p>
              </table:table-cell>
              <table:table-cell office:value-type="float" office:value="1.022976">
                <text:p>1.022976</text:p>
              </table:table-cell>
              <table:table-cell office:value-type="float" office:value="1.150976">
                <text:p>1.150976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41.744896">
                <text:p>41.744896</text:p>
              </table:table-cell>
              <table:table-cell office:value-type="float" office:value="0.942848">
                <text:p>0.942848</text:p>
              </table:table-cell>
              <table:table-cell office:value-type="float" office:value="1.142272">
                <text:p>1.142272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41.451264">
                <text:p>41.451264</text:p>
              </table:table-cell>
              <table:table-cell office:value-type="float" office:value="1.00224">
                <text:p>1.00224</text:p>
              </table:table-cell>
              <table:table-cell office:value-type="float" office:value="1.267712">
                <text:p>1.267712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41.11488">
                <text:p>41.11488</text:p>
              </table:table-cell>
              <table:table-cell office:value-type="float" office:value="1.00992">
                <text:p>1.00992</text:p>
              </table:table-cell>
              <table:table-cell office:value-type="float" office:value="1.163008">
                <text:p>1.163008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42.14528">
                <text:p>42.14528</text:p>
              </table:table-cell>
              <table:table-cell office:value-type="float" office:value="0.950016">
                <text:p>0.950016</text:p>
              </table:table-cell>
              <table:table-cell office:value-type="float" office:value="1.0688">
                <text:p>1.0688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45.821696">
                <text:p>45.821696</text:p>
              </table:table-cell>
              <table:table-cell office:value-type="float" office:value="0.97408">
                <text:p>0.97408</text:p>
              </table:table-cell>
              <table:table-cell office:value-type="float" office:value="0.990208">
                <text:p>0.99020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5.52448">
                <text:p>45.52448</text:p>
              </table:table-cell>
              <table:table-cell office:value-type="float" office:value="1.002752">
                <text:p>1.002752</text:p>
              </table:table-cell>
              <table:table-cell office:value-type="float" office:value="1.177088">
                <text:p>1.177088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45.20192">
                <text:p>45.20192</text:p>
              </table:table-cell>
              <table:table-cell office:value-type="float" office:value="0.985344">
                <text:p>0.985344</text:p>
              </table:table-cell>
              <table:table-cell office:value-type="float" office:value="1.135616">
                <text:p>1.135616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44.903936">
                <text:p>44.903936</text:p>
              </table:table-cell>
              <table:table-cell office:value-type="float" office:value="0.994048">
                <text:p>0.994048</text:p>
              </table:table-cell>
              <table:table-cell office:value-type="float" office:value="1.156096">
                <text:p>1.156096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44.612608">
                <text:p>44.612608</text:p>
              </table:table-cell>
              <table:table-cell office:value-type="float" office:value="1.021952">
                <text:p>1.021952</text:p>
              </table:table-cell>
              <table:table-cell office:value-type="float" office:value="1.15584">
                <text:p>1.15584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44.233216">
                <text:p>44.233216</text:p>
              </table:table-cell>
              <table:table-cell office:value-type="float" office:value="1.0432">
                <text:p>1.0432</text:p>
              </table:table-cell>
              <table:table-cell office:value-type="float" office:value="1.102848">
                <text:p>1.102848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43.80416">
                <text:p>43.80416</text:p>
              </table:table-cell>
              <table:table-cell office:value-type="float" office:value="1.010176">
                <text:p>1.010176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43.458816">
                <text:p>43.458816</text:p>
              </table:table-cell>
              <table:table-cell office:value-type="float" office:value="0.845056">
                <text:p>0.845056</text:p>
              </table:table-cell>
              <table:table-cell office:value-type="float" office:value="1.062912">
                <text:p>1.062912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43.134976">
                <text:p>43.134976</text:p>
              </table:table-cell>
              <table:table-cell office:value-type="float" office:value="0.971776">
                <text:p>0.971776</text:p>
              </table:table-cell>
              <table:table-cell office:value-type="float" office:value="1.175808">
                <text:p>1.175808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39.003136">
                <text:p>39.003136</text:p>
              </table:table-cell>
              <table:table-cell office:value-type="float" office:value="0.950272">
                <text:p>0.950272</text:p>
              </table:table-cell>
              <table:table-cell office:value-type="float" office:value="0.962304">
                <text:p>0.962304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38.656">
                <text:p>38.656</text:p>
              </table:table-cell>
              <table:table-cell office:value-type="float" office:value="1.017088">
                <text:p>1.017088</text:p>
              </table:table-cell>
              <table:table-cell office:value-type="float" office:value="1.075968">
                <text:p>1.07596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8.245632">
                <text:p>38.245632</text:p>
              </table:table-cell>
              <table:table-cell office:value-type="float" office:value="1.051904">
                <text:p>1.051904</text:p>
              </table:table-cell>
              <table:table-cell office:value-type="float" office:value="1.088">
                <text:p>1.088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37.5424">
                <text:p>37.5424</text:p>
              </table:table-cell>
              <table:table-cell office:value-type="float" office:value="1.020928">
                <text:p>1.020928</text:p>
              </table:table-cell>
              <table:table-cell office:value-type="float" office:value="1.193728">
                <text:p>1.193728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37.967104">
                <text:p>37.967104</text:p>
              </table:table-cell>
              <table:table-cell office:value-type="float" office:value="1.047552">
                <text:p>1.047552</text:p>
              </table:table-cell>
              <table:table-cell office:value-type="float" office:value="1.078272">
                <text:p>1.078272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37.67808">
                <text:p>37.67808</text:p>
              </table:table-cell>
              <table:table-cell office:value-type="float" office:value="1.54624">
                <text:p>1.54624</text:p>
              </table:table-cell>
              <table:table-cell office:value-type="float" office:value="1.155072">
                <text:p>1.155072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37.3952">
                <text:p>37.3952</text:p>
              </table:table-cell>
              <table:table-cell office:value-type="float" office:value="1.122304">
                <text:p>1.122304</text:p>
              </table:table-cell>
              <table:table-cell office:value-type="float" office:value="0.873984">
                <text:p>0.873984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37.074944">
                <text:p>37.074944</text:p>
              </table:table-cell>
              <table:table-cell office:value-type="float" office:value="1.220352">
                <text:p>1.220352</text:p>
              </table:table-cell>
              <table:table-cell office:value-type="float" office:value="1.067264">
                <text:p>1.067264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36.743168">
                <text:p>36.743168</text:p>
              </table:table-cell>
              <table:table-cell office:value-type="float" office:value="1.031168">
                <text:p>1.031168</text:p>
              </table:table-cell>
              <table:table-cell office:value-type="float" office:value="1.23392">
                <text:p>1.23392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36.448512">
                <text:p>36.448512</text:p>
              </table:table-cell>
              <table:table-cell office:value-type="float" office:value="1.040128">
                <text:p>1.040128</text:p>
              </table:table-cell>
              <table:table-cell office:value-type="float" office:value="1.1392">
                <text:p>1.1392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36.479232">
                <text:p>36.479232</text:p>
              </table:table-cell>
              <table:table-cell office:value-type="float" office:value="0.818688">
                <text:p>0.818688</text:p>
              </table:table-cell>
              <table:table-cell office:value-type="float" office:value="1.078784">
                <text:p>1.078784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36.060928">
                <text:p>36.060928</text:p>
              </table:table-cell>
              <table:table-cell office:value-type="float" office:value="0.957696">
                <text:p>0.957696</text:p>
              </table:table-cell>
              <table:table-cell office:value-type="float" office:value="1.12128">
                <text:p>1.1212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5.688704">
                <text:p>35.688704</text:p>
              </table:table-cell>
              <table:table-cell office:value-type="float" office:value="1.017856">
                <text:p>1.017856</text:p>
              </table:table-cell>
              <table:table-cell office:value-type="float" office:value="0.905216">
                <text:p>0.905216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35.38176">
                <text:p>35.38176</text:p>
              </table:table-cell>
              <table:table-cell office:value-type="float" office:value="0.95744">
                <text:p>0.95744</text:p>
              </table:table-cell>
              <table:table-cell office:value-type="float" office:value="1.193984">
                <text:p>1.193984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35.090432">
                <text:p>35.090432</text:p>
              </table:table-cell>
              <table:table-cell office:value-type="float" office:value="1.012736">
                <text:p>1.012736</text:p>
              </table:table-cell>
              <table:table-cell office:value-type="float" office:value="1.0752">
                <text:p>1.0752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34.664448">
                <text:p>34.664448</text:p>
              </table:table-cell>
              <table:table-cell office:value-type="float" office:value="1.00608">
                <text:p>1.00608</text:p>
              </table:table-cell>
              <table:table-cell office:value-type="float" office:value="1.193984">
                <text:p>1.193984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34.366976">
                <text:p>34.366976</text:p>
              </table:table-cell>
              <table:table-cell office:value-type="float" office:value="0.952832">
                <text:p>0.952832</text:p>
              </table:table-cell>
              <table:table-cell office:value-type="float" office:value="1.146368">
                <text:p>1.146368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33.97632">
                <text:p>33.97632</text:p>
              </table:table-cell>
              <table:table-cell office:value-type="float" office:value="1.022976">
                <text:p>1.022976</text:p>
              </table:table-cell>
              <table:table-cell office:value-type="float" office:value="0.824832">
                <text:p>0.824832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33.46432">
                <text:p>33.46432</text:p>
              </table:table-cell>
              <table:table-cell office:value-type="float" office:value="1.058816">
                <text:p>1.058816</text:p>
              </table:table-cell>
              <table:table-cell office:value-type="float" office:value="0.923136">
                <text:p>0.923136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33.044224">
                <text:p>33.044224</text:p>
              </table:table-cell>
              <table:table-cell office:value-type="float" office:value="0.952064">
                <text:p>0.952064</text:p>
              </table:table-cell>
              <table:table-cell office:value-type="float" office:value="0.83712">
                <text:p>0.83712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32.74496">
                <text:p>32.74496</text:p>
              </table:table-cell>
              <table:table-cell office:value-type="float" office:value="0.99328">
                <text:p>0.99328</text:p>
              </table:table-cell>
              <table:table-cell office:value-type="float" office:value="0.894208">
                <text:p>0.894208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32.408832">
                <text:p>32.408832</text:p>
              </table:table-cell>
              <table:table-cell office:value-type="float" office:value="1.00992">
                <text:p>1.00992</text:p>
              </table:table-cell>
              <table:table-cell office:value-type="float" office:value="1.245184">
                <text:p>1.24518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2.110848">
                <text:p>32.110848</text:p>
              </table:table-cell>
              <table:table-cell office:value-type="float" office:value="0.943104">
                <text:p>0.943104</text:p>
              </table:table-cell>
              <table:table-cell office:value-type="float" office:value="1.167104">
                <text:p>1.167104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1.798016">
                <text:p>31.798016</text:p>
              </table:table-cell>
              <table:table-cell office:value-type="float" office:value="1.017088">
                <text:p>1.017088</text:p>
              </table:table-cell>
              <table:table-cell office:value-type="float" office:value="1.273856">
                <text:p>1.273856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31.222016">
                <text:p>31.222016</text:p>
              </table:table-cell>
              <table:table-cell office:value-type="float" office:value="0.999936">
                <text:p>0.999936</text:p>
              </table:table-cell>
              <table:table-cell office:value-type="float" office:value="1.18912">
                <text:p>1.18912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30.873856">
                <text:p>30.873856</text:p>
              </table:table-cell>
              <table:table-cell office:value-type="float" office:value="0.94208">
                <text:p>0.94208</text:p>
              </table:table-cell>
              <table:table-cell office:value-type="float" office:value="0.93184">
                <text:p>0.93184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30.5792">
                <text:p>30.5792</text:p>
              </table:table-cell>
              <table:table-cell office:value-type="float" office:value="0.973568">
                <text:p>0.973568</text:p>
              </table:table-cell>
              <table:table-cell office:value-type="float" office:value="1.16224">
                <text:p>1.16224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30.288896">
                <text:p>30.288896</text:p>
              </table:table-cell>
              <table:table-cell office:value-type="float" office:value="1.003008">
                <text:p>1.003008</text:p>
              </table:table-cell>
              <table:table-cell office:value-type="float" office:value="1.125376">
                <text:p>1.125376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29.963776">
                <text:p>29.963776</text:p>
              </table:table-cell>
              <table:table-cell office:value-type="float" office:value="1.037056">
                <text:p>1.037056</text:p>
              </table:table-cell>
              <table:table-cell office:value-type="float" office:value="1.09696">
                <text:p>1.09696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29.902848">
                <text:p>29.902848</text:p>
              </table:table-cell>
              <table:table-cell office:value-type="float" office:value="1.010688">
                <text:p>1.010688</text:p>
              </table:table-cell>
              <table:table-cell office:value-type="float" office:value="1.095936">
                <text:p>1.095936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29.566976">
                <text:p>29.566976</text:p>
              </table:table-cell>
              <table:table-cell office:value-type="float" office:value="0.843008">
                <text:p>0.843008</text:p>
              </table:table-cell>
              <table:table-cell office:value-type="float" office:value="1.006592">
                <text:p>1.006592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30.525184">
                <text:p>30.525184</text:p>
              </table:table-cell>
              <table:table-cell office:value-type="float" office:value="0.958976">
                <text:p>0.958976</text:p>
              </table:table-cell>
              <table:table-cell office:value-type="float" office:value="1.158144">
                <text:p>1.15814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0.233088">
                <text:p>30.233088</text:p>
              </table:table-cell>
              <table:table-cell office:value-type="float" office:value="1.085184">
                <text:p>1.085184</text:p>
              </table:table-cell>
              <table:table-cell office:value-type="float" office:value="1.13408">
                <text:p>1.13408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29.926144">
                <text:p>29.926144</text:p>
              </table:table-cell>
              <table:table-cell office:value-type="float" office:value="1.125376">
                <text:p>1.125376</text:p>
              </table:table-cell>
              <table:table-cell office:value-type="float" office:value="1.026816">
                <text:p>1.026816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29.44">
                <text:p>29.44</text:p>
              </table:table-cell>
              <table:table-cell office:value-type="float" office:value="1.085184">
                <text:p>1.085184</text:p>
              </table:table-cell>
              <table:table-cell office:value-type="float" office:value="1.222144">
                <text:p>1.222144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29.102848">
                <text:p>29.102848</text:p>
              </table:table-cell>
              <table:table-cell office:value-type="float" office:value="1.095936">
                <text:p>1.095936</text:p>
              </table:table-cell>
              <table:table-cell office:value-type="float" office:value="1.165824">
                <text:p>1.165824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28.62336">
                <text:p>28.62336</text:p>
              </table:table-cell>
              <table:table-cell office:value-type="float" office:value="1.163776">
                <text:p>1.163776</text:p>
              </table:table-cell>
              <table:table-cell office:value-type="float" office:value="1.039104">
                <text:p>1.039104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30.917888">
                <text:p>30.917888</text:p>
              </table:table-cell>
              <table:table-cell office:value-type="float" office:value="1.06112">
                <text:p>1.06112</text:p>
              </table:table-cell>
              <table:table-cell office:value-type="float" office:value="1.152512">
                <text:p>1.152512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30.637568">
                <text:p>30.637568</text:p>
              </table:table-cell>
              <table:table-cell office:value-type="float" office:value="1.052672">
                <text:p>1.052672</text:p>
              </table:table-cell>
              <table:table-cell office:value-type="float" office:value="1.15328">
                <text:p>1.15328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30.225152">
                <text:p>30.225152</text:p>
              </table:table-cell>
              <table:table-cell office:value-type="float" office:value="0.996864">
                <text:p>0.996864</text:p>
              </table:table-cell>
              <table:table-cell office:value-type="float" office:value="1.003776">
                <text:p>1.003776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29.926144">
                <text:p>29.926144</text:p>
              </table:table-cell>
              <table:table-cell office:value-type="float" office:value="0.980224">
                <text:p>0.980224</text:p>
              </table:table-cell>
              <table:table-cell office:value-type="float" office:value="1.180928">
                <text:p>1.180928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29.63712">
                <text:p>29.63712</text:p>
              </table:table-cell>
              <table:table-cell office:value-type="float" office:value="1.122048">
                <text:p>1.122048</text:p>
              </table:table-cell>
              <table:table-cell office:value-type="float" office:value="1.14688">
                <text:p>1.1468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9.312768">
                <text:p>29.312768</text:p>
              </table:table-cell>
              <table:table-cell office:value-type="float" office:value="1.159936">
                <text:p>1.159936</text:p>
              </table:table-cell>
              <table:table-cell office:value-type="float" office:value="1.07392">
                <text:p>1.07392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28.886272">
                <text:p>28.886272</text:p>
              </table:table-cell>
              <table:table-cell office:value-type="float" office:value="1.07776">
                <text:p>1.07776</text:p>
              </table:table-cell>
              <table:table-cell office:value-type="float" office:value="1.093888">
                <text:p>1.093888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28.504064">
                <text:p>28.504064</text:p>
              </table:table-cell>
              <table:table-cell office:value-type="float" office:value="1.076736">
                <text:p>1.076736</text:p>
              </table:table-cell>
              <table:table-cell office:value-type="float" office:value="1.069056">
                <text:p>1.069056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28.18176">
                <text:p>28.18176</text:p>
              </table:table-cell>
              <table:table-cell office:value-type="float" office:value="1.124864">
                <text:p>1.124864</text:p>
              </table:table-cell>
              <table:table-cell office:value-type="float" office:value="1.130752">
                <text:p>1.130752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27.716096">
                <text:p>27.716096</text:p>
              </table:table-cell>
              <table:table-cell office:value-type="float" office:value="1.209856">
                <text:p>1.209856</text:p>
              </table:table-cell>
              <table:table-cell office:value-type="float" office:value="1.14688">
                <text:p>1.14688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27.418112">
                <text:p>27.418112</text:p>
              </table:table-cell>
              <table:table-cell office:value-type="float" office:value="1.170944">
                <text:p>1.170944</text:p>
              </table:table-cell>
              <table:table-cell office:value-type="float" office:value="1.085696">
                <text:p>1.085696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27.09376">
                <text:p>27.09376</text:p>
              </table:table-cell>
              <table:table-cell office:value-type="float" office:value="1.043968">
                <text:p>1.043968</text:p>
              </table:table-cell>
              <table:table-cell office:value-type="float" office:value="1.192704">
                <text:p>1.192704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26.676992">
                <text:p>26.676992</text:p>
              </table:table-cell>
              <table:table-cell office:value-type="float" office:value="1.020416">
                <text:p>1.020416</text:p>
              </table:table-cell>
              <table:table-cell office:value-type="float" office:value="1.080576">
                <text:p>1.080576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26.38208">
                <text:p>26.38208</text:p>
              </table:table-cell>
              <table:table-cell office:value-type="float" office:value="1.039104">
                <text:p>1.039104</text:p>
              </table:table-cell>
              <table:table-cell office:value-type="float" office:value="1.136128">
                <text:p>1.136128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26.061568">
                <text:p>26.061568</text:p>
              </table:table-cell>
              <table:table-cell office:value-type="float" office:value="1.006848">
                <text:p>1.006848</text:p>
              </table:table-cell>
              <table:table-cell office:value-type="float" office:value="1.15712">
                <text:p>1.1571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25.737216">
                <text:p>25.737216</text:p>
              </table:table-cell>
              <table:table-cell office:value-type="float" office:value="0.845824">
                <text:p>0.845824</text:p>
              </table:table-cell>
              <table:table-cell office:value-type="float" office:value="1.017856">
                <text:p>1.017856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25.443072">
                <text:p>25.443072</text:p>
              </table:table-cell>
              <table:table-cell office:value-type="float" office:value="0.97024">
                <text:p>0.97024</text:p>
              </table:table-cell>
              <table:table-cell office:value-type="float" office:value="1.181952">
                <text:p>1.181952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25.119744">
                <text:p>25.119744</text:p>
              </table:table-cell>
              <table:table-cell office:value-type="float" office:value="0.94208">
                <text:p>0.94208</text:p>
              </table:table-cell>
              <table:table-cell office:value-type="float" office:value="0.965632">
                <text:p>0.965632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24.79488">
                <text:p>24.79488</text:p>
              </table:table-cell>
              <table:table-cell office:value-type="float" office:value="1.006336">
                <text:p>1.006336</text:p>
              </table:table-cell>
              <table:table-cell office:value-type="float" office:value="1.0816">
                <text:p>1.0816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24.50304">
                <text:p>24.50304</text:p>
              </table:table-cell>
              <table:table-cell office:value-type="float" office:value="0.8192">
                <text:p>0.8192</text:p>
              </table:table-cell>
              <table:table-cell office:value-type="float" office:value="1.184768">
                <text:p>1.184768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24.212736">
                <text:p>24.212736</text:p>
              </table:table-cell>
              <table:table-cell office:value-type="float" office:value="0.956672">
                <text:p>0.956672</text:p>
              </table:table-cell>
              <table:table-cell office:value-type="float" office:value="1.148672">
                <text:p>1.148672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23.922688">
                <text:p>23.922688</text:p>
              </table:table-cell>
              <table:table-cell office:value-type="float" office:value="0.98048">
                <text:p>0.98048</text:p>
              </table:table-cell>
              <table:table-cell office:value-type="float" office:value="1.020416">
                <text:p>1.020416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23.588096">
                <text:p>23.588096</text:p>
              </table:table-cell>
              <table:table-cell office:value-type="float" office:value="1.01888">
                <text:p>1.01888</text:p>
              </table:table-cell>
              <table:table-cell office:value-type="float" office:value="1.12512">
                <text:p>1.12512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23.296">
                <text:p>23.296</text:p>
              </table:table-cell>
              <table:table-cell office:value-type="float" office:value="0.998912">
                <text:p>0.998912</text:p>
              </table:table-cell>
              <table:table-cell office:value-type="float" office:value="1.240064">
                <text:p>1.240064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22.93376">
                <text:p>22.93376</text:p>
              </table:table-cell>
              <table:table-cell office:value-type="float" office:value="1.069824">
                <text:p>1.069824</text:p>
              </table:table-cell>
              <table:table-cell office:value-type="float" office:value="1.04704">
                <text:p>1.0470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22.5152">
                <text:p>22.5152</text:p>
              </table:table-cell>
              <table:table-cell office:value-type="float" office:value="1.009152">
                <text:p>1.009152</text:p>
              </table:table-cell>
              <table:table-cell office:value-type="float" office:value="1.1392">
                <text:p>1.1392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22.000128">
                <text:p>22.000128</text:p>
              </table:table-cell>
              <table:table-cell office:value-type="float" office:value="0.95872">
                <text:p>0.95872</text:p>
              </table:table-cell>
              <table:table-cell office:value-type="float" office:value="1.140736">
                <text:p>1.140736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22.656768">
                <text:p>22.656768</text:p>
              </table:table-cell>
              <table:table-cell office:value-type="float" office:value="0.988928">
                <text:p>0.988928</text:p>
              </table:table-cell>
              <table:table-cell office:value-type="float" office:value="0.97792">
                <text:p>0.97792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22.363904">
                <text:p>22.363904</text:p>
              </table:table-cell>
              <table:table-cell office:value-type="float" office:value="1.014016">
                <text:p>1.014016</text:p>
              </table:table-cell>
              <table:table-cell office:value-type="float" office:value="1.13792">
                <text:p>1.13792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22.397184">
                <text:p>22.397184</text:p>
              </table:table-cell>
              <table:table-cell office:value-type="float" office:value="0.993792">
                <text:p>0.993792</text:p>
              </table:table-cell>
              <table:table-cell office:value-type="float" office:value="0.975104">
                <text:p>0.975104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22.011904">
                <text:p>22.011904</text:p>
              </table:table-cell>
              <table:table-cell office:value-type="float" office:value="1.110528">
                <text:p>1.110528</text:p>
              </table:table-cell>
              <table:table-cell office:value-type="float" office:value="1.204224">
                <text:p>1.204224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21.622016">
                <text:p>21.622016</text:p>
              </table:table-cell>
              <table:table-cell office:value-type="float" office:value="1.085696">
                <text:p>1.085696</text:p>
              </table:table-cell>
              <table:table-cell office:value-type="float" office:value="1.132032">
                <text:p>1.132032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21.007616">
                <text:p>21.007616</text:p>
              </table:table-cell>
              <table:table-cell office:value-type="float" office:value="1.048064">
                <text:p>1.048064</text:p>
              </table:table-cell>
              <table:table-cell office:value-type="float" office:value="1.095936">
                <text:p>1.095936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20.698112">
                <text:p>20.698112</text:p>
              </table:table-cell>
              <table:table-cell office:value-type="float" office:value="1.074176">
                <text:p>1.074176</text:p>
              </table:table-cell>
              <table:table-cell office:value-type="float" office:value="1.11488">
                <text:p>1.11488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20.411136">
                <text:p>20.411136</text:p>
              </table:table-cell>
              <table:table-cell office:value-type="float" office:value="0.826368">
                <text:p>0.826368</text:p>
              </table:table-cell>
              <table:table-cell office:value-type="float" office:value="1.03296">
                <text:p>1.0329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9.849216">
                <text:p>19.849216</text:p>
              </table:table-cell>
              <table:table-cell office:value-type="float" office:value="3.008256">
                <text:p>3.008256</text:p>
              </table:table-cell>
              <table:table-cell office:value-type="float" office:value="1.158656">
                <text:p>1.158656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17.23776">
                <text:p>17.23776</text:p>
              </table:table-cell>
              <table:table-cell office:value-type="float" office:value="4.013824">
                <text:p>4.013824</text:p>
              </table:table-cell>
              <table:table-cell office:value-type="float" office:value="1.012224">
                <text:p>1.012224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16.925952">
                <text:p>16.925952</text:p>
              </table:table-cell>
              <table:table-cell office:value-type="float" office:value="4.449024">
                <text:p>4.449024</text:p>
              </table:table-cell>
              <table:table-cell office:value-type="float" office:value="1.071616">
                <text:p>1.071616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16.634112">
                <text:p>16.634112</text:p>
              </table:table-cell>
              <table:table-cell office:value-type="float" office:value="4.554496">
                <text:p>4.554496</text:p>
              </table:table-cell>
              <table:table-cell office:value-type="float" office:value="1.056">
                <text:p>1.056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16.288768">
                <text:p>16.288768</text:p>
              </table:table-cell>
              <table:table-cell office:value-type="float" office:value="4.331776">
                <text:p>4.331776</text:p>
              </table:table-cell>
              <table:table-cell office:value-type="float" office:value="1.180928">
                <text:p>1.180928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15.887104">
                <text:p>15.887104</text:p>
              </table:table-cell>
              <table:table-cell office:value-type="float" office:value="3.807232">
                <text:p>3.807232</text:p>
              </table:table-cell>
              <table:table-cell office:value-type="float" office:value="1.058048">
                <text:p>1.058048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15.92576">
                <text:p>15.92576</text:p>
              </table:table-cell>
              <table:table-cell office:value-type="float" office:value="3.510784">
                <text:p>3.510784</text:p>
              </table:table-cell>
              <table:table-cell office:value-type="float" office:value="1.208832">
                <text:p>1.208832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15.657984">
                <text:p>15.657984</text:p>
              </table:table-cell>
              <table:table-cell office:value-type="float" office:value="4.001024">
                <text:p>4.001024</text:p>
              </table:table-cell>
              <table:table-cell office:value-type="float" office:value="1.056">
                <text:p>1.056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15.134976">
                <text:p>15.134976</text:p>
              </table:table-cell>
              <table:table-cell office:value-type="float" office:value="3.80416">
                <text:p>3.80416</text:p>
              </table:table-cell>
              <table:table-cell office:value-type="float" office:value="1.186816">
                <text:p>1.186816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14.81984">
                <text:p>14.81984</text:p>
              </table:table-cell>
              <table:table-cell office:value-type="float" office:value="4.13184">
                <text:p>4.13184</text:p>
              </table:table-cell>
              <table:table-cell office:value-type="float" office:value="1.126912">
                <text:p>1.12691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5.717376">
                <text:p>15.717376</text:p>
              </table:table-cell>
              <table:table-cell office:value-type="float" office:value="4.018944">
                <text:p>4.018944</text:p>
              </table:table-cell>
              <table:table-cell office:value-type="float" office:value="1.107968">
                <text:p>1.107968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15.293696">
                <text:p>15.293696</text:p>
              </table:table-cell>
              <table:table-cell office:value-type="float" office:value="2.09024">
                <text:p>2.09024</text:p>
              </table:table-cell>
              <table:table-cell office:value-type="float" office:value="1.144064">
                <text:p>1.144064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14.447872">
                <text:p>14.447872</text:p>
              </table:table-cell>
              <table:table-cell office:value-type="float" office:value="1.410816">
                <text:p>1.410816</text:p>
              </table:table-cell>
              <table:table-cell office:value-type="float" office:value="1.07136">
                <text:p>1.07136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15.113728">
                <text:p>15.113728</text:p>
              </table:table-cell>
              <table:table-cell office:value-type="float" office:value="1.22624">
                <text:p>1.22624</text:p>
              </table:table-cell>
              <table:table-cell office:value-type="float" office:value="1.161216">
                <text:p>1.161216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14.437888">
                <text:p>14.437888</text:p>
              </table:table-cell>
              <table:table-cell office:value-type="float" office:value="1.012224">
                <text:p>1.012224</text:p>
              </table:table-cell>
              <table:table-cell office:value-type="float" office:value="1.182976">
                <text:p>1.182976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15.727872">
                <text:p>15.727872</text:p>
              </table:table-cell>
              <table:table-cell office:value-type="float" office:value="1.065984">
                <text:p>1.065984</text:p>
              </table:table-cell>
              <table:table-cell office:value-type="float" office:value="1.1072">
                <text:p>1.1072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15.258112">
                <text:p>15.258112</text:p>
              </table:table-cell>
              <table:table-cell office:value-type="float" office:value="1.088512">
                <text:p>1.088512</text:p>
              </table:table-cell>
              <table:table-cell office:value-type="float" office:value="1.149952">
                <text:p>1.149952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13.402112">
                <text:p>13.402112</text:p>
              </table:table-cell>
              <table:table-cell office:value-type="float" office:value="1.00992">
                <text:p>1.00992</text:p>
              </table:table-cell>
              <table:table-cell office:value-type="float" office:value="1.138176">
                <text:p>1.138176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9.44768">
                <text:p>9.44768</text:p>
              </table:table-cell>
              <table:table-cell office:value-type="float" office:value="0.91392">
                <text:p>0.91392</text:p>
              </table:table-cell>
              <table:table-cell office:value-type="float" office:value="1.03808">
                <text:p>1.03808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9.123072">
                <text:p>9.123072</text:p>
              </table:table-cell>
              <table:table-cell office:value-type="float" office:value="0.964096">
                <text:p>0.964096</text:p>
              </table:table-cell>
              <table:table-cell office:value-type="float" office:value="1.153792">
                <text:p>1.15379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8.374784">
                <text:p>8.374784</text:p>
              </table:table-cell>
              <table:table-cell office:value-type="float" office:value="0.935168">
                <text:p>0.935168</text:p>
              </table:table-cell>
              <table:table-cell office:value-type="float" office:value="1.153792">
                <text:p>1.153792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7.165184">
                <text:p>7.165184</text:p>
              </table:table-cell>
              <table:table-cell office:value-type="float" office:value="1.003776">
                <text:p>1.003776</text:p>
              </table:table-cell>
              <table:table-cell office:value-type="float" office:value="1.055744">
                <text:p>1.055744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6.514176">
                <text:p>6.514176</text:p>
              </table:table-cell>
              <table:table-cell office:value-type="float" office:value="0.839936">
                <text:p>0.839936</text:p>
              </table:table-cell>
              <table:table-cell office:value-type="float" office:value="1.13536">
                <text:p>1.13536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7.01312">
                <text:p>7.01312</text:p>
              </table:table-cell>
              <table:table-cell office:value-type="float" office:value="0.993024">
                <text:p>0.993024</text:p>
              </table:table-cell>
              <table:table-cell office:value-type="float" office:value="1.133568">
                <text:p>1.133568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7.846912">
                <text:p>7.846912</text:p>
              </table:table-cell>
              <table:table-cell office:value-type="float" office:value="0.980224">
                <text:p>0.980224</text:p>
              </table:table-cell>
              <table:table-cell office:value-type="float" office:value="1.277952">
                <text:p>1.277952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7.104">
                <text:p>7.104</text:p>
              </table:table-cell>
              <table:table-cell office:value-type="float" office:value="1.025024">
                <text:p>1.025024</text:p>
              </table:table-cell>
              <table:table-cell office:value-type="float" office:value="0.75392">
                <text:p>0.75392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6.564864">
                <text:p>6.564864</text:p>
              </table:table-cell>
              <table:table-cell office:value-type="float" office:value="0.946176">
                <text:p>0.946176</text:p>
              </table:table-cell>
              <table:table-cell office:value-type="float" office:value="0.922368">
                <text:p>0.922368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5.627904">
                <text:p>5.627904</text:p>
              </table:table-cell>
              <table:table-cell office:value-type="float" office:value="0.984832">
                <text:p>0.984832</text:p>
              </table:table-cell>
              <table:table-cell office:value-type="float" office:value="1.085184">
                <text:p>1.085184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5.282048">
                <text:p>5.282048</text:p>
              </table:table-cell>
              <table:table-cell office:value-type="float" office:value="1.005056">
                <text:p>1.005056</text:p>
              </table:table-cell>
              <table:table-cell office:value-type="float" office:value="1.126144">
                <text:p>1.126144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4.986112">
                <text:p>4.986112</text:p>
              </table:table-cell>
              <table:table-cell office:value-type="float" office:value="0.95104">
                <text:p>0.95104</text:p>
              </table:table-cell>
              <table:table-cell office:value-type="float" office:value="1.134592">
                <text:p>1.134592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4.653056">
                <text:p>4.653056</text:p>
              </table:table-cell>
              <table:table-cell office:value-type="float" office:value="1.03296">
                <text:p>1.03296</text:p>
              </table:table-cell>
              <table:table-cell office:value-type="float" office:value="1.108736">
                <text:p>1.108736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8.707072">
                <text:p>8.707072</text:p>
              </table:table-cell>
              <table:table-cell office:value-type="float" office:value="1.06112">
                <text:p>1.06112</text:p>
              </table:table-cell>
              <table:table-cell office:value-type="float" office:value="1.012736">
                <text:p>1.012736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9.890048">
                <text:p>9.890048</text:p>
              </table:table-cell>
              <table:table-cell office:value-type="float" office:value="1.136128">
                <text:p>1.136128</text:p>
              </table:table-cell>
              <table:table-cell office:value-type="float" office:value="1.07008">
                <text:p>1.07008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9.606144">
                <text:p>9.606144</text:p>
              </table:table-cell>
              <table:table-cell office:value-type="float" office:value="1.033472">
                <text:p>1.033472</text:p>
              </table:table-cell>
              <table:table-cell office:value-type="float" office:value="1.174784">
                <text:p>1.174784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8.692224">
                <text:p>8.692224</text:p>
              </table:table-cell>
              <table:table-cell office:value-type="float" office:value="1.00352">
                <text:p>1.00352</text:p>
              </table:table-cell>
              <table:table-cell office:value-type="float" office:value="1.055744">
                <text:p>1.055744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9.264896">
                <text:p>9.264896</text:p>
              </table:table-cell>
              <table:table-cell office:value-type="float" office:value="1.031936">
                <text:p>1.031936</text:p>
              </table:table-cell>
              <table:table-cell office:value-type="float" office:value="1.14816">
                <text:p>1.14816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8.804096">
                <text:p>8.804096</text:p>
              </table:table-cell>
              <table:table-cell office:value-type="float" office:value="1.002752">
                <text:p>1.002752</text:p>
              </table:table-cell>
              <table:table-cell office:value-type="float" office:value="1.15712">
                <text:p>1.15712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13.056">
                <text:p>13.056</text:p>
              </table:table-cell>
              <table:table-cell office:value-type="float" office:value="0.897024">
                <text:p>0.897024</text:p>
              </table:table-cell>
              <table:table-cell office:value-type="float" office:value="1.010944">
                <text:p>1.010944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11.919872">
                <text:p>11.919872</text:p>
              </table:table-cell>
              <table:table-cell office:value-type="float" office:value="1.146368">
                <text:p>1.146368</text:p>
              </table:table-cell>
              <table:table-cell office:value-type="float" office:value="1.1392">
                <text:p>1.1392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11.586816">
                <text:p>11.586816</text:p>
              </table:table-cell>
              <table:table-cell office:value-type="float" office:value="1.448192">
                <text:p>1.448192</text:p>
              </table:table-cell>
              <table:table-cell office:value-type="float" office:value="1.140992">
                <text:p>1.14099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1.248128">
                <text:p>11.248128</text:p>
              </table:table-cell>
              <table:table-cell office:value-type="float" office:value="1.020416">
                <text:p>1.020416</text:p>
              </table:table-cell>
              <table:table-cell office:value-type="float" office:value="1.071872">
                <text:p>1.071872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10.94784">
                <text:p>10.94784</text:p>
              </table:table-cell>
              <table:table-cell office:value-type="float" office:value="0.915968">
                <text:p>0.915968</text:p>
              </table:table-cell>
              <table:table-cell office:value-type="float" office:value="1.166336">
                <text:p>1.166336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10.622208">
                <text:p>10.622208</text:p>
              </table:table-cell>
              <table:table-cell office:value-type="float" office:value="0.770304">
                <text:p>0.770304</text:p>
              </table:table-cell>
              <table:table-cell office:value-type="float" office:value="1.138944">
                <text:p>1.138944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10.294016">
                <text:p>10.294016</text:p>
              </table:table-cell>
              <table:table-cell office:value-type="float" office:value="0.99584">
                <text:p>0.99584</text:p>
              </table:table-cell>
              <table:table-cell office:value-type="float" office:value="1.05984">
                <text:p>1.05984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9.839104">
                <text:p>9.839104</text:p>
              </table:table-cell>
              <table:table-cell office:value-type="float" office:value="1.023232">
                <text:p>1.023232</text:p>
              </table:table-cell>
              <table:table-cell office:value-type="float" office:value="1.095936">
                <text:p>1.095936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9.44384">
                <text:p>9.44384</text:p>
              </table:table-cell>
              <table:table-cell office:value-type="float" office:value="1.008896">
                <text:p>1.008896</text:p>
              </table:table-cell>
              <table:table-cell office:value-type="float" office:value="1.099776">
                <text:p>1.099776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8.902144">
                <text:p>8.902144</text:p>
              </table:table-cell>
              <table:table-cell office:value-type="float" office:value="1.025024">
                <text:p>1.025024</text:p>
              </table:table-cell>
              <table:table-cell office:value-type="float" office:value="1.140736">
                <text:p>1.140736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8.54784">
                <text:p>8.54784</text:p>
              </table:table-cell>
              <table:table-cell office:value-type="float" office:value="1.01632">
                <text:p>1.01632</text:p>
              </table:table-cell>
              <table:table-cell office:value-type="float" office:value="1.089024">
                <text:p>1.089024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8.617472">
                <text:p>8.617472</text:p>
              </table:table-cell>
              <table:table-cell office:value-type="float" office:value="0.949248">
                <text:p>0.949248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10.584832">
                <text:p>10.584832</text:p>
              </table:table-cell>
              <table:table-cell office:value-type="float" office:value="1.014272">
                <text:p>1.014272</text:p>
              </table:table-cell>
              <table:table-cell office:value-type="float" office:value="0.989184">
                <text:p>0.989184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0.798848">
                <text:p>10.798848</text:p>
              </table:table-cell>
              <table:table-cell office:value-type="float" office:value="0.994048">
                <text:p>0.994048</text:p>
              </table:table-cell>
              <table:table-cell office:value-type="float" office:value="1.09184">
                <text:p>1.09184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11.584">
                <text:p>11.584</text:p>
              </table:table-cell>
              <table:table-cell office:value-type="float" office:value="0.945152">
                <text:p>0.945152</text:p>
              </table:table-cell>
              <table:table-cell office:value-type="float" office:value="1.097728">
                <text:p>1.097728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11.008768">
                <text:p>11.008768</text:p>
              </table:table-cell>
              <table:table-cell office:value-type="float" office:value="0.971776">
                <text:p>0.971776</text:p>
              </table:table-cell>
              <table:table-cell office:value-type="float" office:value="1.163008">
                <text:p>1.163008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10.477824">
                <text:p>10.477824</text:p>
              </table:table-cell>
              <table:table-cell office:value-type="float" office:value="0.994816">
                <text:p>0.994816</text:p>
              </table:table-cell>
              <table:table-cell office:value-type="float" office:value="1.138176">
                <text:p>1.138176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10.979328">
                <text:p>10.979328</text:p>
              </table:table-cell>
              <table:table-cell office:value-type="float" office:value="1.042176">
                <text:p>1.042176</text:p>
              </table:table-cell>
              <table:table-cell office:value-type="float" office:value="1.2416">
                <text:p>1.2416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11.821056">
                <text:p>11.821056</text:p>
              </table:table-cell>
              <table:table-cell office:value-type="float" office:value="1.00864">
                <text:p>1.00864</text:p>
              </table:table-cell>
              <table:table-cell office:value-type="float" office:value="0.975872">
                <text:p>0.975872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11.265792">
                <text:p>11.265792</text:p>
              </table:table-cell>
              <table:table-cell office:value-type="float" office:value="0.84736">
                <text:p>0.84736</text:p>
              </table:table-cell>
              <table:table-cell office:value-type="float" office:value="1.129472">
                <text:p>1.129472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10.840064">
                <text:p>10.840064</text:p>
              </table:table-cell>
              <table:table-cell office:value-type="float" office:value="1.121792">
                <text:p>1.121792</text:p>
              </table:table-cell>
              <table:table-cell office:value-type="float" office:value="1.186816">
                <text:p>1.186816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10.287872">
                <text:p>10.287872</text:p>
              </table:table-cell>
              <table:table-cell office:value-type="float" office:value="1.057024">
                <text:p>1.057024</text:p>
              </table:table-cell>
              <table:table-cell office:value-type="float" office:value="1.140736">
                <text:p>1.140736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9.824768">
                <text:p>9.824768</text:p>
              </table:table-cell>
              <table:table-cell office:value-type="float" office:value="1.056768">
                <text:p>1.056768</text:p>
              </table:table-cell>
              <table:table-cell office:value-type="float" office:value="1.054976">
                <text:p>1.054976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9.52576">
                <text:p>9.52576</text:p>
              </table:table-cell>
              <table:table-cell office:value-type="float" office:value="1.080064">
                <text:p>1.080064</text:p>
              </table:table-cell>
              <table:table-cell office:value-type="float" office:value="1.14432">
                <text:p>1.14432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9.198592">
                <text:p>9.198592</text:p>
              </table:table-cell>
              <table:table-cell office:value-type="float" office:value="0.955136">
                <text:p>0.955136</text:p>
              </table:table-cell>
              <table:table-cell office:value-type="float" office:value="1.132032">
                <text:p>1.132032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8.904192">
                <text:p>8.904192</text:p>
              </table:table-cell>
              <table:table-cell office:value-type="float" office:value="1.012224">
                <text:p>1.012224</text:p>
              </table:table-cell>
              <table:table-cell office:value-type="float" office:value="1.01888">
                <text:p>1.01888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9.625088">
                <text:p>9.625088</text:p>
              </table:table-cell>
              <table:table-cell office:value-type="float" office:value="0.844032">
                <text:p>0.844032</text:p>
              </table:table-cell>
              <table:table-cell office:value-type="float" office:value="1.122304">
                <text:p>1.122304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8.498944">
                <text:p>8.498944</text:p>
              </table:table-cell>
              <table:table-cell office:value-type="float" office:value="0.958976">
                <text:p>0.958976</text:p>
              </table:table-cell>
              <table:table-cell office:value-type="float" office:value="1.117696">
                <text:p>1.117696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7.987968">
                <text:p>7.987968</text:p>
              </table:table-cell>
              <table:table-cell office:value-type="float" office:value="0.9856">
                <text:p>0.9856</text:p>
              </table:table-cell>
              <table:table-cell office:value-type="float" office:value="1.071104">
                <text:p>1.071104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7.501824">
                <text:p>7.501824</text:p>
              </table:table-cell>
              <table:table-cell office:value-type="float" office:value="1.014016">
                <text:p>1.014016</text:p>
              </table:table-cell>
              <table:table-cell office:value-type="float" office:value="1.135104">
                <text:p>1.135104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7.192832">
                <text:p>7.192832</text:p>
              </table:table-cell>
              <table:table-cell office:value-type="float" office:value="0.939776">
                <text:p>0.939776</text:p>
              </table:table-cell>
              <table:table-cell office:value-type="float" office:value="1.109248">
                <text:p>1.109248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6.857728">
                <text:p>6.857728</text:p>
              </table:table-cell>
              <table:table-cell office:value-type="float" office:value="0.982016">
                <text:p>0.982016</text:p>
              </table:table-cell>
              <table:table-cell office:value-type="float" office:value="1.10592">
                <text:p>1.10592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6.40256">
                <text:p>6.40256</text:p>
              </table:table-cell>
              <table:table-cell office:value-type="float" office:value="1.008896">
                <text:p>1.008896</text:p>
              </table:table-cell>
              <table:table-cell office:value-type="float" office:value="1.123072">
                <text:p>1.12307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5.8432">
                <text:p>5.8432</text:p>
              </table:table-cell>
              <table:table-cell office:value-type="float" office:value="0.95104">
                <text:p>0.95104</text:p>
              </table:table-cell>
              <table:table-cell office:value-type="float" office:value="1.140224">
                <text:p>1.140224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6.273792">
                <text:p>6.273792</text:p>
              </table:table-cell>
              <table:table-cell office:value-type="float" office:value="0.976384">
                <text:p>0.976384</text:p>
              </table:table-cell>
              <table:table-cell office:value-type="float" office:value="1.095936">
                <text:p>1.095936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5.310208">
                <text:p>5.310208</text:p>
              </table:table-cell>
              <table:table-cell office:value-type="float" office:value="0.994304">
                <text:p>0.994304</text:p>
              </table:table-cell>
              <table:table-cell office:value-type="float" office:value="1.081088">
                <text:p>1.081088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5.753344">
                <text:p>5.753344</text:p>
              </table:table-cell>
              <table:table-cell office:value-type="float" office:value="0.990976">
                <text:p>0.990976</text:p>
              </table:table-cell>
              <table:table-cell office:value-type="float" office:value="1.689088">
                <text:p>1.689088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6.468608">
                <text:p>6.468608</text:p>
              </table:table-cell>
              <table:table-cell office:value-type="float" office:value="1.05216">
                <text:p>1.05216</text:p>
              </table:table-cell>
              <table:table-cell office:value-type="float" office:value="1.196032">
                <text:p>1.196032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6.238976">
                <text:p>6.238976</text:p>
              </table:table-cell>
              <table:table-cell office:value-type="float" office:value="1.07264">
                <text:p>1.07264</text:p>
              </table:table-cell>
              <table:table-cell office:value-type="float" office:value="1.272064">
                <text:p>1.272064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7.086336">
                <text:p>7.086336</text:p>
              </table:table-cell>
              <table:table-cell office:value-type="float" office:value="0.798976">
                <text:p>0.798976</text:p>
              </table:table-cell>
              <table:table-cell office:value-type="float" office:value="1.11488">
                <text:p>1.11488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7.468288">
                <text:p>7.468288</text:p>
              </table:table-cell>
              <table:table-cell office:value-type="float" office:value="0.964096">
                <text:p>0.964096</text:p>
              </table:table-cell>
              <table:table-cell office:value-type="float" office:value="1.144832">
                <text:p>1.144832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7.055104">
                <text:p>7.055104</text:p>
              </table:table-cell>
              <table:table-cell office:value-type="float" office:value="0.824064">
                <text:p>0.824064</text:p>
              </table:table-cell>
              <table:table-cell office:value-type="float" office:value="1.306624">
                <text:p>1.306624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5.666048">
                <text:p>5.666048</text:p>
              </table:table-cell>
              <table:table-cell office:value-type="float" office:value="0.999936">
                <text:p>0.999936</text:p>
              </table:table-cell>
              <table:table-cell office:value-type="float" office:value="0.885248">
                <text:p>0.885248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6.859008">
                <text:p>6.859008</text:p>
              </table:table-cell>
              <table:table-cell office:value-type="float" office:value="1.089792">
                <text:p>1.089792</text:p>
              </table:table-cell>
              <table:table-cell office:value-type="float" office:value="0.953088">
                <text:p>0.953088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6.25408">
                <text:p>6.25408</text:p>
              </table:table-cell>
              <table:table-cell office:value-type="float" office:value="1.065984">
                <text:p>1.065984</text:p>
              </table:table-cell>
              <table:table-cell office:value-type="float" office:value="1.158912">
                <text:p>1.158912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5.960192">
                <text:p>5.960192</text:p>
              </table:table-cell>
              <table:table-cell office:value-type="float" office:value="1.013248">
                <text:p>1.013248</text:p>
              </table:table-cell>
              <table:table-cell office:value-type="float" office:value="1.121024">
                <text:p>1.121024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5.355008">
                <text:p>5.355008</text:p>
              </table:table-cell>
              <table:table-cell office:value-type="float" office:value="0.937728">
                <text:p>0.937728</text:p>
              </table:table-cell>
              <table:table-cell office:value-type="float" office:value="1.107712">
                <text:p>1.107712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4.923136">
                <text:p>4.923136</text:p>
              </table:table-cell>
              <table:table-cell office:value-type="float" office:value="0.998144">
                <text:p>0.998144</text:p>
              </table:table-cell>
              <table:table-cell office:value-type="float" office:value="1.09696">
                <text:p>1.09696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4.359168">
                <text:p>4.359168</text:p>
              </table:table-cell>
              <table:table-cell office:value-type="float" office:value="0.986368">
                <text:p>0.986368</text:p>
              </table:table-cell>
              <table:table-cell office:value-type="float" office:value="1.03808">
                <text:p>1.03808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4.056064">
                <text:p>4.056064</text:p>
              </table:table-cell>
              <table:table-cell office:value-type="float" office:value="0.98688">
                <text:p>0.98688</text:p>
              </table:table-cell>
              <table:table-cell office:value-type="float" office:value="1.2736">
                <text:p>1.2736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5.094912">
                <text:p>5.094912</text:p>
              </table:table-cell>
              <table:table-cell office:value-type="float" office:value="0.765696">
                <text:p>0.765696</text:p>
              </table:table-cell>
              <table:table-cell office:value-type="float" office:value="1.147904">
                <text:p>1.147904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6.26688">
                <text:p>6.26688</text:p>
              </table:table-cell>
              <table:table-cell office:value-type="float" office:value="0.845056">
                <text:p>0.845056</text:p>
              </table:table-cell>
              <table:table-cell office:value-type="float" office:value="1.225984">
                <text:p>1.225984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8.368896">
                <text:p>8.368896</text:p>
              </table:table-cell>
              <table:table-cell office:value-type="float" office:value="0.965632">
                <text:p>0.965632</text:p>
              </table:table-cell>
              <table:table-cell office:value-type="float" office:value="1.175296">
                <text:p>1.175296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8.301824">
                <text:p>8.301824</text:p>
              </table:table-cell>
              <table:table-cell office:value-type="float" office:value="1.028864">
                <text:p>1.028864</text:p>
              </table:table-cell>
              <table:table-cell office:value-type="float" office:value="0.84224">
                <text:p>0.84224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8.742912">
                <text:p>8.742912</text:p>
              </table:table-cell>
              <table:table-cell office:value-type="float" office:value="0.827136">
                <text:p>0.827136</text:p>
              </table:table-cell>
              <table:table-cell office:value-type="float" office:value="1.020672">
                <text:p>1.020672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11.524608">
                <text:p>11.524608</text:p>
              </table:table-cell>
              <table:table-cell office:value-type="float" office:value="0.989696">
                <text:p>0.989696</text:p>
              </table:table-cell>
              <table:table-cell office:value-type="float" office:value="1.215488">
                <text:p>1.215488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10.290944">
                <text:p>10.290944</text:p>
              </table:table-cell>
              <table:table-cell office:value-type="float" office:value="0.9472">
                <text:p>0.9472</text:p>
              </table:table-cell>
              <table:table-cell office:value-type="float" office:value="1.15072">
                <text:p>1.15072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9.828864">
                <text:p>9.828864</text:p>
              </table:table-cell>
              <table:table-cell office:value-type="float" office:value="1.011456">
                <text:p>1.011456</text:p>
              </table:table-cell>
              <table:table-cell office:value-type="float" office:value="1.009152">
                <text:p>1.009152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9.532672">
                <text:p>9.532672</text:p>
              </table:table-cell>
              <table:table-cell office:value-type="float" office:value="0.816896">
                <text:p>0.816896</text:p>
              </table:table-cell>
              <table:table-cell office:value-type="float" office:value="1.19296">
                <text:p>1.19296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9.039616">
                <text:p>9.039616</text:p>
              </table:table-cell>
              <table:table-cell office:value-type="float" office:value="0.948992">
                <text:p>0.948992</text:p>
              </table:table-cell>
              <table:table-cell office:value-type="float" office:value="1.145344">
                <text:p>1.145344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8.72704">
                <text:p>8.72704</text:p>
              </table:table-cell>
              <table:table-cell office:value-type="float" office:value="0.98816">
                <text:p>0.98816</text:p>
              </table:table-cell>
              <table:table-cell office:value-type="float" office:value="1.074944">
                <text:p>1.074944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9.986816">
                <text:p>9.986816</text:p>
              </table:table-cell>
              <table:table-cell office:value-type="float" office:value="1.022208">
                <text:p>1.022208</text:p>
              </table:table-cell>
              <table:table-cell office:value-type="float" office:value="1.10592">
                <text:p>1.10592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9.673984">
                <text:p>9.673984</text:p>
              </table:table-cell>
              <table:table-cell office:value-type="float" office:value="0.9472">
                <text:p>0.9472</text:p>
              </table:table-cell>
              <table:table-cell office:value-type="float" office:value="1.099008">
                <text:p>1.099008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9.248256">
                <text:p>9.248256</text:p>
              </table:table-cell>
              <table:table-cell office:value-type="float" office:value="0.97152">
                <text:p>0.97152</text:p>
              </table:table-cell>
              <table:table-cell office:value-type="float" office:value="1.12384">
                <text:p>1.12384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8.690176">
                <text:p>8.690176</text:p>
              </table:table-cell>
              <table:table-cell office:value-type="float" office:value="0.998144">
                <text:p>0.998144</text:p>
              </table:table-cell>
              <table:table-cell office:value-type="float" office:value="1.110016">
                <text:p>1.110016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8.316928">
                <text:p>8.316928</text:p>
              </table:table-cell>
              <table:table-cell office:value-type="float" office:value="0.943104">
                <text:p>0.943104</text:p>
              </table:table-cell>
              <table:table-cell office:value-type="float" office:value="0.936192">
                <text:p>0.936192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8.01792">
                <text:p>8.01792</text:p>
              </table:table-cell>
              <table:table-cell office:value-type="float" office:value="0.982016">
                <text:p>0.982016</text:p>
              </table:table-cell>
              <table:table-cell office:value-type="float" office:value="1.181184">
                <text:p>1.181184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7.683072">
                <text:p>7.683072</text:p>
              </table:table-cell>
              <table:table-cell office:value-type="float" office:value="1.056">
                <text:p>1.056</text:p>
              </table:table-cell>
              <table:table-cell office:value-type="float" office:value="1.076736">
                <text:p>1.076736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7.232768">
                <text:p>7.232768</text:p>
              </table:table-cell>
              <table:table-cell office:value-type="float" office:value="1.145856">
                <text:p>1.145856</text:p>
              </table:table-cell>
              <table:table-cell office:value-type="float" office:value="1.252864">
                <text:p>1.252864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6.663168">
                <text:p>6.663168</text:p>
              </table:table-cell>
              <table:table-cell office:value-type="float" office:value="1.0368">
                <text:p>1.0368</text:p>
              </table:table-cell>
              <table:table-cell office:value-type="float" office:value="1.16224">
                <text:p>1.16224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6.228224">
                <text:p>6.228224</text:p>
              </table:table-cell>
              <table:table-cell office:value-type="float" office:value="1.003776">
                <text:p>1.003776</text:p>
              </table:table-cell>
              <table:table-cell office:value-type="float" office:value="1.027072">
                <text:p>1.027072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5.928448">
                <text:p>5.928448</text:p>
              </table:table-cell>
              <table:table-cell office:value-type="float" office:value="1.030912">
                <text:p>1.030912</text:p>
              </table:table-cell>
              <table:table-cell office:value-type="float" office:value="1.181696">
                <text:p>1.181696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5.400064">
                <text:p>5.400064</text:p>
              </table:table-cell>
              <table:table-cell office:value-type="float" office:value="1.002752">
                <text:p>1.002752</text:p>
              </table:table-cell>
              <table:table-cell office:value-type="float" office:value="1.046784">
                <text:p>1.046784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5.047296">
                <text:p>5.047296</text:p>
              </table:table-cell>
              <table:table-cell office:value-type="float" office:value="0.83712">
                <text:p>0.83712</text:p>
              </table:table-cell>
              <table:table-cell office:value-type="float" office:value="1.055232">
                <text:p>1.055232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4.747008">
                <text:p>4.747008</text:p>
              </table:table-cell>
              <table:table-cell office:value-type="float" office:value="1.009408">
                <text:p>1.009408</text:p>
              </table:table-cell>
              <table:table-cell office:value-type="float" office:value="1.262848">
                <text:p>1.262848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5.09824">
                <text:p>5.09824</text:p>
              </table:table-cell>
              <table:table-cell office:value-type="float" office:value="1.424128">
                <text:p>1.424128</text:p>
              </table:table-cell>
              <table:table-cell office:value-type="float" office:value="1.153792">
                <text:p>1.153792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6.24384">
                <text:p>6.24384</text:p>
              </table:table-cell>
              <table:table-cell office:value-type="float" office:value="1.054976">
                <text:p>1.054976</text:p>
              </table:table-cell>
              <table:table-cell office:value-type="float" office:value="1.054976">
                <text:p>1.054976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5.92768">
                <text:p>5.92768</text:p>
              </table:table-cell>
              <table:table-cell office:value-type="float" office:value="1.217536">
                <text:p>1.217536</text:p>
              </table:table-cell>
              <table:table-cell office:value-type="float" office:value="1.040128">
                <text:p>1.040128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5.594112">
                <text:p>5.594112</text:p>
              </table:table-cell>
              <table:table-cell office:value-type="float" office:value="0.954112">
                <text:p>0.954112</text:p>
              </table:table-cell>
              <table:table-cell office:value-type="float" office:value="1.187072">
                <text:p>1.187072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4.525056">
                <text:p>4.525056</text:p>
              </table:table-cell>
              <table:table-cell office:value-type="float" office:value="0.96896">
                <text:p>0.96896</text:p>
              </table:table-cell>
              <table:table-cell office:value-type="float" office:value="0.96512">
                <text:p>0.96512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4.678144">
                <text:p>4.678144</text:p>
              </table:table-cell>
              <table:table-cell office:value-type="float" office:value="0.819968">
                <text:p>0.819968</text:p>
              </table:table-cell>
              <table:table-cell office:value-type="float" office:value="1.013248">
                <text:p>1.013248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2.848">
                <text:p>2.848</text:p>
              </table:table-cell>
              <table:table-cell office:value-type="float" office:value="0.960768">
                <text:p>0.960768</text:p>
              </table:table-cell>
              <table:table-cell office:value-type="float" office:value="1.222656">
                <text:p>1.222656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3.325696">
                <text:p>3.325696</text:p>
              </table:table-cell>
              <table:table-cell office:value-type="float" office:value="1.03936">
                <text:p>1.03936</text:p>
              </table:table-cell>
              <table:table-cell office:value-type="float" office:value="1.21984">
                <text:p>1.2198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.030016">
                <text:p>3.030016</text:p>
              </table:table-cell>
              <table:table-cell office:value-type="float" office:value="1.027072">
                <text:p>1.027072</text:p>
              </table:table-cell>
              <table:table-cell office:value-type="float" office:value="1.149952">
                <text:p>1.149952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3.26912">
                <text:p>3.26912</text:p>
              </table:table-cell>
              <table:table-cell office:value-type="float" office:value="0.944896">
                <text:p>0.944896</text:p>
              </table:table-cell>
              <table:table-cell office:value-type="float" office:value="1.02784">
                <text:p>1.02784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4.465152">
                <text:p>4.465152</text:p>
              </table:table-cell>
              <table:table-cell office:value-type="float" office:value="1.002752">
                <text:p>1.002752</text:p>
              </table:table-cell>
              <table:table-cell office:value-type="float" office:value="1.114624">
                <text:p>1.114624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3.778816">
                <text:p>3.778816</text:p>
              </table:table-cell>
              <table:table-cell office:value-type="float" office:value="1.0112">
                <text:p>1.0112</text:p>
              </table:table-cell>
              <table:table-cell office:value-type="float" office:value="1.261824">
                <text:p>1.261824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5.487872">
                <text:p>5.487872</text:p>
              </table:table-cell>
              <table:table-cell office:value-type="float" office:value="0.952064">
                <text:p>0.952064</text:p>
              </table:table-cell>
              <table:table-cell office:value-type="float" office:value="1.16992">
                <text:p>1.16992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5.697024">
                <text:p>5.697024</text:p>
              </table:table-cell>
              <table:table-cell office:value-type="float" office:value="1.016064">
                <text:p>1.016064</text:p>
              </table:table-cell>
              <table:table-cell office:value-type="float" office:value="1.042944">
                <text:p>1.042944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5.6064">
                <text:p>5.6064</text:p>
              </table:table-cell>
              <table:table-cell office:value-type="float" office:value="0.996864">
                <text:p>0.996864</text:p>
              </table:table-cell>
              <table:table-cell office:value-type="float" office:value="1.163008">
                <text:p>1.163008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6.686976">
                <text:p>6.686976</text:p>
              </table:table-cell>
              <table:table-cell office:value-type="float" office:value="0.914176">
                <text:p>0.914176</text:p>
              </table:table-cell>
              <table:table-cell office:value-type="float" office:value="1.158912">
                <text:p>1.158912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10.271744">
                <text:p>10.271744</text:p>
              </table:table-cell>
              <table:table-cell office:value-type="float" office:value="0.999168">
                <text:p>0.999168</text:p>
              </table:table-cell>
              <table:table-cell office:value-type="float" office:value="0.818944">
                <text:p>0.818944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13.001728">
                <text:p>13.001728</text:p>
              </table:table-cell>
              <table:table-cell office:value-type="float" office:value="1.021952">
                <text:p>1.021952</text:p>
              </table:table-cell>
              <table:table-cell office:value-type="float" office:value="0.944128">
                <text:p>0.944128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4.22464">
                <text:p>14.22464</text:p>
              </table:table-cell>
              <table:table-cell office:value-type="float" office:value="1.088">
                <text:p>1.088</text:p>
              </table:table-cell>
              <table:table-cell office:value-type="float" office:value="0.965888">
                <text:p>0.965888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15.86688">
                <text:p>15.86688</text:p>
              </table:table-cell>
              <table:table-cell office:value-type="float" office:value="1.043712">
                <text:p>1.043712</text:p>
              </table:table-cell>
              <table:table-cell office:value-type="float" office:value="1.128448">
                <text:p>1.12844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6.025344">
                <text:p>16.025344</text:p>
              </table:table-cell>
              <table:table-cell office:value-type="float" office:value="0.840704">
                <text:p>0.840704</text:p>
              </table:table-cell>
              <table:table-cell office:value-type="float" office:value="1.150208">
                <text:p>1.150208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18.71104">
                <text:p>18.71104</text:p>
              </table:table-cell>
              <table:table-cell office:value-type="float" office:value="0.948992">
                <text:p>0.948992</text:p>
              </table:table-cell>
              <table:table-cell office:value-type="float" office:value="1.117184">
                <text:p>1.117184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20.967936">
                <text:p>20.967936</text:p>
              </table:table-cell>
              <table:table-cell office:value-type="float" office:value="0.984064">
                <text:p>0.984064</text:p>
              </table:table-cell>
              <table:table-cell office:value-type="float" office:value="1.030144">
                <text:p>1.030144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20.620032">
                <text:p>20.620032</text:p>
              </table:table-cell>
              <table:table-cell office:value-type="float" office:value="1.021952">
                <text:p>1.021952</text:p>
              </table:table-cell>
              <table:table-cell office:value-type="float" office:value="1.169664">
                <text:p>1.169664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21.376256">
                <text:p>21.376256</text:p>
              </table:table-cell>
              <table:table-cell office:value-type="float" office:value="0.764928">
                <text:p>0.764928</text:p>
              </table:table-cell>
              <table:table-cell office:value-type="float" office:value="0.958976">
                <text:p>0.958976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22.981376">
                <text:p>22.981376</text:p>
              </table:table-cell>
              <table:table-cell office:value-type="float" office:value="0.960256">
                <text:p>0.960256</text:p>
              </table:table-cell>
              <table:table-cell office:value-type="float" office:value="1.185024">
                <text:p>1.185024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24.717824">
                <text:p>24.717824</text:p>
              </table:table-cell>
              <table:table-cell office:value-type="float" office:value="0.989696">
                <text:p>0.989696</text:p>
              </table:table-cell>
              <table:table-cell office:value-type="float" office:value="1.167872">
                <text:p>1.167872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27.589632">
                <text:p>27.589632</text:p>
              </table:table-cell>
              <table:table-cell office:value-type="float" office:value="1.015296">
                <text:p>1.015296</text:p>
              </table:table-cell>
              <table:table-cell office:value-type="float" office:value="1.121024">
                <text:p>1.121024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27.28704">
                <text:p>27.28704</text:p>
              </table:table-cell>
              <table:table-cell office:value-type="float" office:value="0.941056">
                <text:p>0.941056</text:p>
              </table:table-cell>
              <table:table-cell office:value-type="float" office:value="1.12128">
                <text:p>1.12128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26.919936">
                <text:p>26.919936</text:p>
              </table:table-cell>
              <table:table-cell office:value-type="float" office:value="0.978944">
                <text:p>0.978944</text:p>
              </table:table-cell>
              <table:table-cell office:value-type="float" office:value="0.823296">
                <text:p>0.823296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26.322944">
                <text:p>26.322944</text:p>
              </table:table-cell>
              <table:table-cell office:value-type="float" office:value="1.010432">
                <text:p>1.010432</text:p>
              </table:table-cell>
              <table:table-cell office:value-type="float" office:value="0.935168">
                <text:p>0.935168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26.016">
                <text:p>26.016</text:p>
              </table:table-cell>
              <table:table-cell office:value-type="float" office:value="0.752896">
                <text:p>0.752896</text:p>
              </table:table-cell>
              <table:table-cell office:value-type="float" office:value="1.02272">
                <text:p>1.02272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25.695232">
                <text:p>25.695232</text:p>
              </table:table-cell>
              <table:table-cell office:value-type="float" office:value="0.811264">
                <text:p>0.811264</text:p>
              </table:table-cell>
              <table:table-cell office:value-type="float" office:value="1.136384">
                <text:p>1.136384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25.269248">
                <text:p>25.269248</text:p>
              </table:table-cell>
              <table:table-cell office:value-type="float" office:value="1.014784">
                <text:p>1.014784</text:p>
              </table:table-cell>
              <table:table-cell office:value-type="float" office:value="1.191168">
                <text:p>1.191168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24.793088">
                <text:p>24.793088</text:p>
              </table:table-cell>
              <table:table-cell office:value-type="float" office:value="1.167872">
                <text:p>1.167872</text:p>
              </table:table-cell>
              <table:table-cell office:value-type="float" office:value="0.89088">
                <text:p>0.89088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24.359424">
                <text:p>24.359424</text:p>
              </table:table-cell>
              <table:table-cell office:value-type="float" office:value="1.10592">
                <text:p>1.10592</text:p>
              </table:table-cell>
              <table:table-cell office:value-type="float" office:value="1.05984">
                <text:p>1.05984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23.96032">
                <text:p>23.96032</text:p>
              </table:table-cell>
              <table:table-cell office:value-type="float" office:value="1.111808">
                <text:p>1.111808</text:p>
              </table:table-cell>
              <table:table-cell office:value-type="float" office:value="1.155328">
                <text:p>1.155328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23.535104">
                <text:p>23.535104</text:p>
              </table:table-cell>
              <table:table-cell office:value-type="float" office:value="1.093888">
                <text:p>1.093888</text:p>
              </table:table-cell>
              <table:table-cell office:value-type="float" office:value="1.13664">
                <text:p>1.13664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22.996736">
                <text:p>22.996736</text:p>
              </table:table-cell>
              <table:table-cell office:value-type="float" office:value="1.010432">
                <text:p>1.010432</text:p>
              </table:table-cell>
              <table:table-cell office:value-type="float" office:value="1.065728">
                <text:p>1.065728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22.691072">
                <text:p>22.691072</text:p>
              </table:table-cell>
              <table:table-cell office:value-type="float" office:value="0.845824">
                <text:p>0.845824</text:p>
              </table:table-cell>
              <table:table-cell office:value-type="float" office:value="0.781824">
                <text:p>0.781824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22.368">
                <text:p>22.368</text:p>
              </table:table-cell>
              <table:table-cell office:value-type="float" office:value="1.128192">
                <text:p>1.128192</text:p>
              </table:table-cell>
              <table:table-cell office:value-type="float" office:value="0.930048">
                <text:p>0.930048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22.07104">
                <text:p>22.07104</text:p>
              </table:table-cell>
              <table:table-cell office:value-type="float" office:value="1.071872">
                <text:p>1.071872</text:p>
              </table:table-cell>
              <table:table-cell office:value-type="float" office:value="1.162496">
                <text:p>1.162496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21.754112">
                <text:p>21.754112</text:p>
              </table:table-cell>
              <table:table-cell office:value-type="float" office:value="1.16992">
                <text:p>1.16992</text:p>
              </table:table-cell>
              <table:table-cell office:value-type="float" office:value="1.09696">
                <text:p>1.09696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21.303808">
                <text:p>21.303808</text:p>
              </table:table-cell>
              <table:table-cell office:value-type="float" office:value="1.071872">
                <text:p>1.071872</text:p>
              </table:table-cell>
              <table:table-cell office:value-type="float" office:value="0.916224">
                <text:p>0.916224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20.998912">
                <text:p>20.998912</text:p>
              </table:table-cell>
              <table:table-cell office:value-type="float" office:value="0.952064">
                <text:p>0.952064</text:p>
              </table:table-cell>
              <table:table-cell office:value-type="float" office:value="1.182464">
                <text:p>1.182464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20.678656">
                <text:p>20.678656</text:p>
              </table:table-cell>
              <table:table-cell office:value-type="float" office:value="0.971008">
                <text:p>0.971008</text:p>
              </table:table-cell>
              <table:table-cell office:value-type="float" office:value="0.867328">
                <text:p>0.867328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21.600256">
                <text:p>21.600256</text:p>
              </table:table-cell>
              <table:table-cell office:value-type="float" office:value="0.991744">
                <text:p>0.991744</text:p>
              </table:table-cell>
              <table:table-cell office:value-type="float" office:value="0.929792">
                <text:p>0.929792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21.723904">
                <text:p>21.723904</text:p>
              </table:table-cell>
              <table:table-cell office:value-type="float" office:value="0.987136">
                <text:p>0.987136</text:p>
              </table:table-cell>
              <table:table-cell office:value-type="float" office:value="1.136384">
                <text:p>1.136384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21.819648">
                <text:p>21.819648</text:p>
              </table:table-cell>
              <table:table-cell office:value-type="float" office:value="1.0048">
                <text:p>1.0048</text:p>
              </table:table-cell>
              <table:table-cell office:value-type="float" office:value="1.036032">
                <text:p>1.036032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21.476096">
                <text:p>21.476096</text:p>
              </table:table-cell>
              <table:table-cell office:value-type="float" office:value="1.008896">
                <text:p>1.008896</text:p>
              </table:table-cell>
              <table:table-cell office:value-type="float" office:value="1.152">
                <text:p>1.152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21.05216">
                <text:p>21.05216</text:p>
              </table:table-cell>
              <table:table-cell office:value-type="float" office:value="1.028096">
                <text:p>1.028096</text:p>
              </table:table-cell>
              <table:table-cell office:value-type="float" office:value="1.153024">
                <text:p>1.153024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20.755712">
                <text:p>20.755712</text:p>
              </table:table-cell>
              <table:table-cell office:value-type="float" office:value="1.052672">
                <text:p>1.052672</text:p>
              </table:table-cell>
              <table:table-cell office:value-type="float" office:value="0.826368">
                <text:p>0.826368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20.433408">
                <text:p>20.433408</text:p>
              </table:table-cell>
              <table:table-cell office:value-type="float" office:value="0.856832">
                <text:p>0.856832</text:p>
              </table:table-cell>
              <table:table-cell office:value-type="float" office:value="0.915712">
                <text:p>0.915712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20.137472">
                <text:p>20.137472</text:p>
              </table:table-cell>
              <table:table-cell office:value-type="float" office:value="1.106944">
                <text:p>1.106944</text:p>
              </table:table-cell>
              <table:table-cell office:value-type="float" office:value="1.138432">
                <text:p>1.138432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19.848192">
                <text:p>19.848192</text:p>
              </table:table-cell>
              <table:table-cell office:value-type="float" office:value="0.964864">
                <text:p>0.964864</text:p>
              </table:table-cell>
              <table:table-cell office:value-type="float" office:value="1.12512">
                <text:p>1.12512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19.559168">
                <text:p>19.559168</text:p>
              </table:table-cell>
              <table:table-cell office:value-type="float" office:value="1.016064">
                <text:p>1.016064</text:p>
              </table:table-cell>
              <table:table-cell office:value-type="float" office:value="1.074176">
                <text:p>1.074176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19.23712">
                <text:p>19.23712</text:p>
              </table:table-cell>
              <table:table-cell office:value-type="float" office:value="1.017344">
                <text:p>1.017344</text:p>
              </table:table-cell>
              <table:table-cell office:value-type="float" office:value="0.944896">
                <text:p>0.944896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18.808064">
                <text:p>18.808064</text:p>
              </table:table-cell>
              <table:table-cell office:value-type="float" office:value="0.961536">
                <text:p>0.961536</text:p>
              </table:table-cell>
              <table:table-cell office:value-type="float" office:value="1.147904">
                <text:p>1.147904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8.395136">
                <text:p>18.395136</text:p>
              </table:table-cell>
              <table:table-cell office:value-type="float" office:value="0.988672">
                <text:p>0.988672</text:p>
              </table:table-cell>
              <table:table-cell office:value-type="float" office:value="1.189632">
                <text:p>1.189632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18.096128">
                <text:p>18.096128</text:p>
              </table:table-cell>
              <table:table-cell office:value-type="float" office:value="1.01888">
                <text:p>1.01888</text:p>
              </table:table-cell>
              <table:table-cell office:value-type="float" office:value="1.107968">
                <text:p>1.107968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17.758208">
                <text:p>17.758208</text:p>
              </table:table-cell>
              <table:table-cell office:value-type="float" office:value="0.954112">
                <text:p>0.954112</text:p>
              </table:table-cell>
              <table:table-cell office:value-type="float" office:value="0.838656">
                <text:p>0.838656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17.462272">
                <text:p>17.462272</text:p>
              </table:table-cell>
              <table:table-cell office:value-type="float" office:value="1.012992">
                <text:p>1.012992</text:p>
              </table:table-cell>
              <table:table-cell office:value-type="float" office:value="1.06368">
                <text:p>1.06368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17.1392">
                <text:p>17.1392</text:p>
              </table:table-cell>
              <table:table-cell office:value-type="float" office:value="0.994816">
                <text:p>0.994816</text:p>
              </table:table-cell>
              <table:table-cell office:value-type="float" office:value="1.149696">
                <text:p>1.149696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16.813824">
                <text:p>16.813824</text:p>
              </table:table-cell>
              <table:table-cell office:value-type="float" office:value="0.94464">
                <text:p>0.94464</text:p>
              </table:table-cell>
              <table:table-cell office:value-type="float" office:value="1.174272">
                <text:p>1.174272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18.186496">
                <text:p>18.186496</text:p>
              </table:table-cell>
              <table:table-cell office:value-type="float" office:value="1.005312">
                <text:p>1.005312</text:p>
              </table:table-cell>
              <table:table-cell office:value-type="float" office:value="0.870912">
                <text:p>0.870912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17.909248">
                <text:p>17.909248</text:p>
              </table:table-cell>
              <table:table-cell office:value-type="float" office:value="0.987904">
                <text:p>0.987904</text:p>
              </table:table-cell>
              <table:table-cell office:value-type="float" office:value="1.159936">
                <text:p>1.159936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17.504768">
                <text:p>17.504768</text:p>
              </table:table-cell>
              <table:table-cell office:value-type="float" office:value="1.003776">
                <text:p>1.003776</text:p>
              </table:table-cell>
              <table:table-cell office:value-type="float" office:value="1.13024">
                <text:p>1.13024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17.20576">
                <text:p>17.20576</text:p>
              </table:table-cell>
              <table:table-cell office:value-type="float" office:value="1.03296">
                <text:p>1.03296</text:p>
              </table:table-cell>
              <table:table-cell office:value-type="float" office:value="1.062144">
                <text:p>1.062144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8.695936">
                <text:p>18.695936</text:p>
              </table:table-cell>
              <table:table-cell office:value-type="float" office:value="0.99072">
                <text:p>0.99072</text:p>
              </table:table-cell>
              <table:table-cell office:value-type="float" office:value="1.178112">
                <text:p>1.178112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18.377216">
                <text:p>18.377216</text:p>
              </table:table-cell>
              <table:table-cell office:value-type="float" office:value="0.912896">
                <text:p>0.912896</text:p>
              </table:table-cell>
              <table:table-cell office:value-type="float" office:value="1.170176">
                <text:p>1.170176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19.673088">
                <text:p>19.673088</text:p>
              </table:table-cell>
              <table:table-cell office:value-type="float" office:value="0.989184">
                <text:p>0.989184</text:p>
              </table:table-cell>
              <table:table-cell office:value-type="float" office:value="1.1712">
                <text:p>1.1712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19.726336">
                <text:p>19.726336</text:p>
              </table:table-cell>
              <table:table-cell office:value-type="float" office:value="0.83328">
                <text:p>0.83328</text:p>
              </table:table-cell>
              <table:table-cell office:value-type="float" office:value="1.240064">
                <text:p>1.240064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21.136128">
                <text:p>21.136128</text:p>
              </table:table-cell>
              <table:table-cell office:value-type="float" office:value="0.956928">
                <text:p>0.956928</text:p>
              </table:table-cell>
              <table:table-cell office:value-type="float" office:value="1.08928">
                <text:p>1.08928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21.428992">
                <text:p>21.428992</text:p>
              </table:table-cell>
              <table:table-cell office:value-type="float" office:value="0.936192">
                <text:p>0.936192</text:p>
              </table:table-cell>
              <table:table-cell office:value-type="float" office:value="1.295104">
                <text:p>1.295104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21.8752">
                <text:p>21.8752</text:p>
              </table:table-cell>
              <table:table-cell office:value-type="float" office:value="1.015296">
                <text:p>1.015296</text:p>
              </table:table-cell>
              <table:table-cell office:value-type="float" office:value="1.196288">
                <text:p>1.196288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21.981952">
                <text:p>21.981952</text:p>
              </table:table-cell>
              <table:table-cell office:value-type="float" office:value="1.035264">
                <text:p>1.035264</text:p>
              </table:table-cell>
              <table:table-cell office:value-type="float" office:value="1.086976">
                <text:p>1.086976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22.006528">
                <text:p>22.006528</text:p>
              </table:table-cell>
              <table:table-cell office:value-type="float" office:value="0.955904">
                <text:p>0.955904</text:p>
              </table:table-cell>
              <table:table-cell office:value-type="float" office:value="1.110272">
                <text:p>1.110272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24.792064">
                <text:p>24.792064</text:p>
              </table:table-cell>
              <table:table-cell office:value-type="float" office:value="0.989952">
                <text:p>0.989952</text:p>
              </table:table-cell>
              <table:table-cell office:value-type="float" office:value="1.105152">
                <text:p>1.105152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26.184192">
                <text:p>26.184192</text:p>
              </table:table-cell>
              <table:table-cell office:value-type="float" office:value="0.90624">
                <text:p>0.90624</text:p>
              </table:table-cell>
              <table:table-cell office:value-type="float" office:value="1.156864">
                <text:p>1.156864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26.990848">
                <text:p>26.990848</text:p>
              </table:table-cell>
              <table:table-cell office:value-type="float" office:value="0.9664">
                <text:p>0.9664</text:p>
              </table:table-cell>
              <table:table-cell office:value-type="float" office:value="1.099776">
                <text:p>1.099776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26.76608">
                <text:p>26.76608</text:p>
              </table:table-cell>
              <table:table-cell office:value-type="float" office:value="0.986112">
                <text:p>0.986112</text:p>
              </table:table-cell>
              <table:table-cell office:value-type="float" office:value="1.02784">
                <text:p>1.02784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27.215104">
                <text:p>27.215104</text:p>
              </table:table-cell>
              <table:table-cell office:value-type="float" office:value="1.083392">
                <text:p>1.083392</text:p>
              </table:table-cell>
              <table:table-cell office:value-type="float" office:value="1.151232">
                <text:p>1.151232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27.26912">
                <text:p>27.26912</text:p>
              </table:table-cell>
              <table:table-cell office:value-type="float" office:value="0.94976">
                <text:p>0.94976</text:p>
              </table:table-cell>
              <table:table-cell office:value-type="float" office:value="1.13536">
                <text:p>1.13536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27.742464">
                <text:p>27.742464</text:p>
              </table:table-cell>
              <table:table-cell office:value-type="float" office:value="0.97792">
                <text:p>0.97792</text:p>
              </table:table-cell>
              <table:table-cell office:value-type="float" office:value="1.083904">
                <text:p>1.083904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27.540992">
                <text:p>27.540992</text:p>
              </table:table-cell>
              <table:table-cell office:value-type="float" office:value="0.994816">
                <text:p>0.994816</text:p>
              </table:table-cell>
              <table:table-cell office:value-type="float" office:value="1.061888">
                <text:p>1.061888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27.292928">
                <text:p>27.292928</text:p>
              </table:table-cell>
              <table:table-cell office:value-type="float" office:value="0.987136">
                <text:p>0.987136</text:p>
              </table:table-cell>
              <table:table-cell office:value-type="float" office:value="1.184">
                <text:p>1.184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26.524928">
                <text:p>26.524928</text:p>
              </table:table-cell>
              <table:table-cell office:value-type="float" office:value="0.997888">
                <text:p>0.997888</text:p>
              </table:table-cell>
              <table:table-cell office:value-type="float" office:value="1.1904">
                <text:p>1.1904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26.216704">
                <text:p>26.216704</text:p>
              </table:table-cell>
              <table:table-cell office:value-type="float" office:value="1.004032">
                <text:p>1.004032</text:p>
              </table:table-cell>
              <table:table-cell office:value-type="float" office:value="1.117696">
                <text:p>1.117696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25.92256">
                <text:p>25.92256</text:p>
              </table:table-cell>
              <table:table-cell office:value-type="float" office:value="0.781056">
                <text:p>0.781056</text:p>
              </table:table-cell>
              <table:table-cell office:value-type="float" office:value="1.086976">
                <text:p>1.086976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25.602816">
                <text:p>25.602816</text:p>
              </table:table-cell>
              <table:table-cell office:value-type="float" office:value="0.946944">
                <text:p>0.946944</text:p>
              </table:table-cell>
              <table:table-cell office:value-type="float" office:value="0.986624">
                <text:p>0.986624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23.529984">
                <text:p>23.529984</text:p>
              </table:table-cell>
              <table:table-cell office:value-type="float" office:value="0.984064">
                <text:p>0.984064</text:p>
              </table:table-cell>
              <table:table-cell office:value-type="float" office:value="1.17632">
                <text:p>1.17632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26.303232">
                <text:p>26.303232</text:p>
              </table:table-cell>
              <table:table-cell office:value-type="float" office:value="0.789504">
                <text:p>0.789504</text:p>
              </table:table-cell>
              <table:table-cell office:value-type="float" office:value="1.168896">
                <text:p>1.168896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26.130176">
                <text:p>26.130176</text:p>
              </table:table-cell>
              <table:table-cell office:value-type="float" office:value="1.065984">
                <text:p>1.065984</text:p>
              </table:table-cell>
              <table:table-cell office:value-type="float" office:value="1.09824">
                <text:p>1.09824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26.187264">
                <text:p>26.187264</text:p>
              </table:table-cell>
              <table:table-cell office:value-type="float" office:value="1.035264">
                <text:p>1.035264</text:p>
              </table:table-cell>
              <table:table-cell office:value-type="float" office:value="1.041408">
                <text:p>1.041408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26.5664">
                <text:p>26.5664</text:p>
              </table:table-cell>
              <table:table-cell office:value-type="float" office:value="1.067264">
                <text:p>1.067264</text:p>
              </table:table-cell>
              <table:table-cell office:value-type="float" office:value="1.131008">
                <text:p>1.131008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26.360832">
                <text:p>26.360832</text:p>
              </table:table-cell>
              <table:table-cell office:value-type="float" office:value="1.065216">
                <text:p>1.065216</text:p>
              </table:table-cell>
              <table:table-cell office:value-type="float" office:value="1.149184">
                <text:p>1.149184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25.878016">
                <text:p>25.878016</text:p>
              </table:table-cell>
              <table:table-cell office:value-type="float" office:value="1.000448">
                <text:p>1.000448</text:p>
              </table:table-cell>
              <table:table-cell office:value-type="float" office:value="1.05472">
                <text:p>1.05472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25.479936">
                <text:p>25.479936</text:p>
              </table:table-cell>
              <table:table-cell office:value-type="float" office:value="1.00992">
                <text:p>1.00992</text:p>
              </table:table-cell>
              <table:table-cell office:value-type="float" office:value="1.229056">
                <text:p>1.229056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30.592">
                <text:p>30.592</text:p>
              </table:table-cell>
              <table:table-cell office:value-type="float" office:value="1.068032">
                <text:p>1.068032</text:p>
              </table:table-cell>
              <table:table-cell office:value-type="float" office:value="1.174016">
                <text:p>1.174016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30.283776">
                <text:p>30.283776</text:p>
              </table:table-cell>
              <table:table-cell office:value-type="float" office:value="1.029888">
                <text:p>1.029888</text:p>
              </table:table-cell>
              <table:table-cell office:value-type="float" office:value="1.017856">
                <text:p>1.017856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28.788992">
                <text:p>28.788992</text:p>
              </table:table-cell>
              <table:table-cell office:value-type="float" office:value="1.007104">
                <text:p>1.007104</text:p>
              </table:table-cell>
              <table:table-cell office:value-type="float" office:value="1.154304">
                <text:p>1.154304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28.370944">
                <text:p>28.370944</text:p>
              </table:table-cell>
              <table:table-cell office:value-type="float" office:value="0.836864">
                <text:p>0.836864</text:p>
              </table:table-cell>
              <table:table-cell office:value-type="float" office:value="1.150208">
                <text:p>1.150208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28.066816">
                <text:p>28.066816</text:p>
              </table:table-cell>
              <table:table-cell office:value-type="float" office:value="0.963328">
                <text:p>0.963328</text:p>
              </table:table-cell>
              <table:table-cell office:value-type="float" office:value="1.001216">
                <text:p>1.001216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27.774208">
                <text:p>27.774208</text:p>
              </table:table-cell>
              <table:table-cell office:value-type="float" office:value="0.943616">
                <text:p>0.943616</text:p>
              </table:table-cell>
              <table:table-cell office:value-type="float" office:value="1.154304">
                <text:p>1.154304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27.365888">
                <text:p>27.365888</text:p>
              </table:table-cell>
              <table:table-cell office:value-type="float" office:value="1.031168">
                <text:p>1.031168</text:p>
              </table:table-cell>
              <table:table-cell office:value-type="float" office:value="0.861952">
                <text:p>0.861952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26.941184">
                <text:p>26.941184</text:p>
              </table:table-cell>
              <table:table-cell office:value-type="float" office:value="1.161216">
                <text:p>1.161216</text:p>
              </table:table-cell>
              <table:table-cell office:value-type="float" office:value="1.060096">
                <text:p>1.060096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26.610944">
                <text:p>26.610944</text:p>
              </table:table-cell>
              <table:table-cell office:value-type="float" office:value="1.003776">
                <text:p>1.003776</text:p>
              </table:table-cell>
              <table:table-cell office:value-type="float" office:value="1.152">
                <text:p>1.152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26.309888">
                <text:p>26.309888</text:p>
              </table:table-cell>
              <table:table-cell office:value-type="float" office:value="0.97664">
                <text:p>0.97664</text:p>
              </table:table-cell>
              <table:table-cell office:value-type="float" office:value="1.152">
                <text:p>1.15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5.893632">
                <text:p>25.893632</text:p>
              </table:table-cell>
              <table:table-cell office:value-type="float" office:value="1.000192">
                <text:p>1.000192</text:p>
              </table:table-cell>
              <table:table-cell office:value-type="float" office:value="1.135104">
                <text:p>1.135104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25.511936">
                <text:p>25.511936</text:p>
              </table:table-cell>
              <table:table-cell office:value-type="float" office:value="1.127936">
                <text:p>1.127936</text:p>
              </table:table-cell>
              <table:table-cell office:value-type="float" office:value="1.103616">
                <text:p>1.103616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26.276608">
                <text:p>26.276608</text:p>
              </table:table-cell>
              <table:table-cell office:value-type="float" office:value="1.08032">
                <text:p>1.08032</text:p>
              </table:table-cell>
              <table:table-cell office:value-type="float" office:value="1.07008">
                <text:p>1.07008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27.392512">
                <text:p>27.392512</text:p>
              </table:table-cell>
              <table:table-cell office:value-type="float" office:value="1.033216">
                <text:p>1.033216</text:p>
              </table:table-cell>
              <table:table-cell office:value-type="float" office:value="1.180672">
                <text:p>1.180672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27.49184">
                <text:p>27.49184</text:p>
              </table:table-cell>
              <table:table-cell office:value-type="float" office:value="1.044736">
                <text:p>1.044736</text:p>
              </table:table-cell>
              <table:table-cell office:value-type="float" office:value="0.840704">
                <text:p>0.840704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27.166976">
                <text:p>27.166976</text:p>
              </table:table-cell>
              <table:table-cell office:value-type="float" office:value="1.005824">
                <text:p>1.005824</text:p>
              </table:table-cell>
              <table:table-cell office:value-type="float" office:value="0.826112">
                <text:p>0.826112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28.31872">
                <text:p>28.31872</text:p>
              </table:table-cell>
              <table:table-cell office:value-type="float" office:value="0.838144">
                <text:p>0.838144</text:p>
              </table:table-cell>
              <table:table-cell office:value-type="float" office:value="1.195008">
                <text:p>1.195008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28.240128">
                <text:p>28.240128</text:p>
              </table:table-cell>
              <table:table-cell office:value-type="float" office:value="1.013248">
                <text:p>1.013248</text:p>
              </table:table-cell>
              <table:table-cell office:value-type="float" office:value="1.065216">
                <text:p>1.065216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27.941376">
                <text:p>27.941376</text:p>
              </table:table-cell>
              <table:table-cell office:value-type="float" office:value="0.946944">
                <text:p>0.946944</text:p>
              </table:table-cell>
              <table:table-cell office:value-type="float" office:value="1.19296">
                <text:p>1.19296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27.645696">
                <text:p>27.645696</text:p>
              </table:table-cell>
              <table:table-cell office:value-type="float" office:value="1.00608">
                <text:p>1.00608</text:p>
              </table:table-cell>
              <table:table-cell office:value-type="float" office:value="0.964864">
                <text:p>0.964864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27.239936">
                <text:p>27.239936</text:p>
              </table:table-cell>
              <table:table-cell office:value-type="float" office:value="1.029888">
                <text:p>1.029888</text:p>
              </table:table-cell>
              <table:table-cell office:value-type="float" office:value="1.07008">
                <text:p>1.07008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26.935296">
                <text:p>26.935296</text:p>
              </table:table-cell>
              <table:table-cell office:value-type="float" office:value="0.944384">
                <text:p>0.944384</text:p>
              </table:table-cell>
              <table:table-cell office:value-type="float" office:value="1.15968">
                <text:p>1.15968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26.646272">
                <text:p>26.646272</text:p>
              </table:table-cell>
              <table:table-cell office:value-type="float" office:value="0.958976">
                <text:p>0.958976</text:p>
              </table:table-cell>
              <table:table-cell office:value-type="float" office:value="1.152">
                <text:p>1.152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26.358272">
                <text:p>26.358272</text:p>
              </table:table-cell>
              <table:table-cell office:value-type="float" office:value="0.981248">
                <text:p>0.981248</text:p>
              </table:table-cell>
              <table:table-cell office:value-type="float" office:value="1.031936">
                <text:p>1.031936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26.023936">
                <text:p>26.023936</text:p>
              </table:table-cell>
              <table:table-cell office:value-type="float" office:value="1.133056">
                <text:p>1.133056</text:p>
              </table:table-cell>
              <table:table-cell office:value-type="float" office:value="1.139968">
                <text:p>1.139968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25.592064">
                <text:p>25.592064</text:p>
              </table:table-cell>
              <table:table-cell office:value-type="float" office:value="1.035776">
                <text:p>1.035776</text:p>
              </table:table-cell>
              <table:table-cell office:value-type="float" office:value="1.192704">
                <text:p>1.192704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25.266176">
                <text:p>25.266176</text:p>
              </table:table-cell>
              <table:table-cell office:value-type="float" office:value="1.056">
                <text:p>1.056</text:p>
              </table:table-cell>
              <table:table-cell office:value-type="float" office:value="1.033728">
                <text:p>1.033728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24.967936">
                <text:p>24.967936</text:p>
              </table:table-cell>
              <table:table-cell office:value-type="float" office:value="1.09184">
                <text:p>1.09184</text:p>
              </table:table-cell>
              <table:table-cell office:value-type="float" office:value="1.143296">
                <text:p>1.143296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24.64512">
                <text:p>24.64512</text:p>
              </table:table-cell>
              <table:table-cell office:value-type="float" office:value="1.015808">
                <text:p>1.015808</text:p>
              </table:table-cell>
              <table:table-cell office:value-type="float" office:value="1.149184">
                <text:p>1.149184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24.155904">
                <text:p>24.155904</text:p>
              </table:table-cell>
              <table:table-cell office:value-type="float" office:value="0.84608">
                <text:p>0.84608</text:p>
              </table:table-cell>
              <table:table-cell office:value-type="float" office:value="1.07904">
                <text:p>1.07904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24.766208">
                <text:p>24.766208</text:p>
              </table:table-cell>
              <table:table-cell office:value-type="float" office:value="1.120768">
                <text:p>1.120768</text:p>
              </table:table-cell>
              <table:table-cell office:value-type="float" office:value="1.067008">
                <text:p>1.067008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24.548096">
                <text:p>24.548096</text:p>
              </table:table-cell>
              <table:table-cell office:value-type="float" office:value="0.95488">
                <text:p>0.95488</text:p>
              </table:table-cell>
              <table:table-cell office:value-type="float" office:value="0.968192">
                <text:p>0.968192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23.997184">
                <text:p>23.997184</text:p>
              </table:table-cell>
              <table:table-cell office:value-type="float" office:value="1.022464">
                <text:p>1.022464</text:p>
              </table:table-cell>
              <table:table-cell office:value-type="float" office:value="1.1648">
                <text:p>1.1648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23.69792">
                <text:p>23.69792</text:p>
              </table:table-cell>
              <table:table-cell office:value-type="float" office:value="0.822784">
                <text:p>0.822784</text:p>
              </table:table-cell>
              <table:table-cell office:value-type="float" office:value="1.1136">
                <text:p>1.1136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23.198208">
                <text:p>23.198208</text:p>
              </table:table-cell>
              <table:table-cell office:value-type="float" office:value="0.948992">
                <text:p>0.948992</text:p>
              </table:table-cell>
              <table:table-cell office:value-type="float" office:value="1.153024">
                <text:p>1.153024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22.77376">
                <text:p>22.77376</text:p>
              </table:table-cell>
              <table:table-cell office:value-type="float" office:value="0.981248">
                <text:p>0.981248</text:p>
              </table:table-cell>
              <table:table-cell office:value-type="float" office:value="1.086976">
                <text:p>1.086976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22.471424">
                <text:p>22.471424</text:p>
              </table:table-cell>
              <table:table-cell office:value-type="float" office:value="1.017088">
                <text:p>1.017088</text:p>
              </table:table-cell>
              <table:table-cell office:value-type="float" office:value="1.03296">
                <text:p>1.03296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21.561344">
                <text:p>21.561344</text:p>
              </table:table-cell>
              <table:table-cell office:value-type="float" office:value="0.941056">
                <text:p>0.941056</text:p>
              </table:table-cell>
              <table:table-cell office:value-type="float" office:value="1.131264">
                <text:p>1.131264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24.297984">
                <text:p>24.297984</text:p>
              </table:table-cell>
              <table:table-cell office:value-type="float" office:value="0.985344">
                <text:p>0.985344</text:p>
              </table:table-cell>
              <table:table-cell office:value-type="float" office:value="1.245696">
                <text:p>1.245696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25.519104">
                <text:p>25.519104</text:p>
              </table:table-cell>
              <table:table-cell office:value-type="float" office:value="1.008896">
                <text:p>1.008896</text:p>
              </table:table-cell>
              <table:table-cell office:value-type="float" office:value="1.116672">
                <text:p>1.116672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25.158656">
                <text:p>25.158656</text:p>
              </table:table-cell>
              <table:table-cell office:value-type="float" office:value="0.948992">
                <text:p>0.948992</text:p>
              </table:table-cell>
              <table:table-cell office:value-type="float" office:value="1.147904">
                <text:p>1.147904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24.831232">
                <text:p>24.831232</text:p>
              </table:table-cell>
              <table:table-cell office:value-type="float" office:value="1.065216">
                <text:p>1.065216</text:p>
              </table:table-cell>
              <table:table-cell office:value-type="float" office:value="1.126144">
                <text:p>1.126144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24.50048">
                <text:p>24.50048</text:p>
              </table:table-cell>
              <table:table-cell office:value-type="float" office:value="1.059072">
                <text:p>1.059072</text:p>
              </table:table-cell>
              <table:table-cell office:value-type="float" office:value="1.016576">
                <text:p>1.016576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23.897856">
                <text:p>23.897856</text:p>
              </table:table-cell>
              <table:table-cell office:value-type="float" office:value="1.096704">
                <text:p>1.096704</text:p>
              </table:table-cell>
              <table:table-cell office:value-type="float" office:value="1.13792">
                <text:p>1.13792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23.454464">
                <text:p>23.454464</text:p>
              </table:table-cell>
              <table:table-cell office:value-type="float" office:value="1.01632">
                <text:p>1.01632</text:p>
              </table:table-cell>
              <table:table-cell office:value-type="float" office:value="1.153536">
                <text:p>1.153536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23.159296">
                <text:p>23.159296</text:p>
              </table:table-cell>
              <table:table-cell office:value-type="float" office:value="0.984064">
                <text:p>0.984064</text:p>
              </table:table-cell>
              <table:table-cell office:value-type="float" office:value="1.030144">
                <text:p>1.030144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22.580736">
                <text:p>22.580736</text:p>
              </table:table-cell>
              <table:table-cell office:value-type="float" office:value="1.019904">
                <text:p>1.019904</text:p>
              </table:table-cell>
              <table:table-cell office:value-type="float" office:value="1.138176">
                <text:p>1.138176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22.000128">
                <text:p>22.000128</text:p>
              </table:table-cell>
              <table:table-cell office:value-type="float" office:value="0.944128">
                <text:p>0.944128</text:p>
              </table:table-cell>
              <table:table-cell office:value-type="float" office:value="1.129984">
                <text:p>1.129984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21.570816">
                <text:p>21.570816</text:p>
              </table:table-cell>
              <table:table-cell office:value-type="float" office:value="0.957184">
                <text:p>0.957184</text:p>
              </table:table-cell>
              <table:table-cell office:value-type="float" office:value="1.32096">
                <text:p>1.32096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21.2672">
                <text:p>21.2672</text:p>
              </table:table-cell>
              <table:table-cell office:value-type="float" office:value="0.710656">
                <text:p>0.710656</text:p>
              </table:table-cell>
              <table:table-cell office:value-type="float" office:value="1.149184">
                <text:p>1.14918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20.845824">
                <text:p>20.845824</text:p>
              </table:table-cell>
              <table:table-cell office:value-type="float" office:value="0.765696">
                <text:p>0.765696</text:p>
              </table:table-cell>
              <table:table-cell office:value-type="float" office:value="1.08416">
                <text:p>1.08416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23.848704">
                <text:p>23.848704</text:p>
              </table:table-cell>
              <table:table-cell office:value-type="float" office:value="0.993792">
                <text:p>0.993792</text:p>
              </table:table-cell>
              <table:table-cell office:value-type="float" office:value="1.172736">
                <text:p>1.172736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23.540736">
                <text:p>23.540736</text:p>
              </table:table-cell>
              <table:table-cell office:value-type="float" office:value="1.01888">
                <text:p>1.01888</text:p>
              </table:table-cell>
              <table:table-cell office:value-type="float" office:value="1.141248">
                <text:p>1.141248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22.96576">
                <text:p>22.96576</text:p>
              </table:table-cell>
              <table:table-cell office:value-type="float" office:value="0.95104">
                <text:p>0.95104</text:p>
              </table:table-cell>
              <table:table-cell office:value-type="float" office:value="1.025024">
                <text:p>1.025024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22.426112">
                <text:p>22.426112</text:p>
              </table:table-cell>
              <table:table-cell office:value-type="float" office:value="0.97792">
                <text:p>0.97792</text:p>
              </table:table-cell>
              <table:table-cell office:value-type="float" office:value="1.24416">
                <text:p>1.24416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22.109184">
                <text:p>22.109184</text:p>
              </table:table-cell>
              <table:table-cell office:value-type="float" office:value="0.998144">
                <text:p>0.998144</text:p>
              </table:table-cell>
              <table:table-cell office:value-type="float" office:value="1.113088">
                <text:p>1.113088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21.81888">
                <text:p>21.81888</text:p>
              </table:table-cell>
              <table:table-cell office:value-type="float" office:value="1.191168">
                <text:p>1.191168</text:p>
              </table:table-cell>
              <table:table-cell office:value-type="float" office:value="1.145088">
                <text:p>1.145088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22.535168">
                <text:p>22.535168</text:p>
              </table:table-cell>
              <table:table-cell office:value-type="float" office:value="1.09312">
                <text:p>1.09312</text:p>
              </table:table-cell>
              <table:table-cell office:value-type="float" office:value="1.144832">
                <text:p>1.144832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22.551808">
                <text:p>22.551808</text:p>
              </table:table-cell>
              <table:table-cell office:value-type="float" office:value="1.007104">
                <text:p>1.007104</text:p>
              </table:table-cell>
              <table:table-cell office:value-type="float" office:value="1.021952">
                <text:p>1.021952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22.65984">
                <text:p>22.65984</text:p>
              </table:table-cell>
              <table:table-cell office:value-type="float" office:value="0.914688">
                <text:p>0.914688</text:p>
              </table:table-cell>
              <table:table-cell office:value-type="float" office:value="1.131008">
                <text:p>1.131008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22.375936">
                <text:p>22.375936</text:p>
              </table:table-cell>
              <table:table-cell office:value-type="float" office:value="0.963072">
                <text:p>0.963072</text:p>
              </table:table-cell>
              <table:table-cell office:value-type="float" office:value="1.14048">
                <text:p>1.14048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21.95072">
                <text:p>21.95072</text:p>
              </table:table-cell>
              <table:table-cell office:value-type="float" office:value="0.825088">
                <text:p>0.825088</text:p>
              </table:table-cell>
              <table:table-cell office:value-type="float" office:value="1.074688">
                <text:p>1.074688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21.571328">
                <text:p>21.571328</text:p>
              </table:table-cell>
              <table:table-cell office:value-type="float" office:value="0.986112">
                <text:p>0.986112</text:p>
              </table:table-cell>
              <table:table-cell office:value-type="float" office:value="1.095424">
                <text:p>1.095424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18.91968">
                <text:p>18.91968</text:p>
              </table:table-cell>
              <table:table-cell office:value-type="float" office:value="0.940032">
                <text:p>0.940032</text:p>
              </table:table-cell>
              <table:table-cell office:value-type="float" office:value="1.1008">
                <text:p>1.1008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18.605824">
                <text:p>18.605824</text:p>
              </table:table-cell>
              <table:table-cell office:value-type="float" office:value="1.011968">
                <text:p>1.011968</text:p>
              </table:table-cell>
              <table:table-cell office:value-type="float" office:value="1.168896">
                <text:p>1.168896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19.11296">
                <text:p>19.11296</text:p>
              </table:table-cell>
              <table:table-cell office:value-type="float" office:value="1.08416">
                <text:p>1.08416</text:p>
              </table:table-cell>
              <table:table-cell office:value-type="float" office:value="1.281024">
                <text:p>1.281024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19.119104">
                <text:p>19.119104</text:p>
              </table:table-cell>
              <table:table-cell office:value-type="float" office:value="1.118976">
                <text:p>1.118976</text:p>
              </table:table-cell>
              <table:table-cell office:value-type="float" office:value="1.235968">
                <text:p>1.235968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19.34208">
                <text:p>19.34208</text:p>
              </table:table-cell>
              <table:table-cell office:value-type="float" office:value="1.029376">
                <text:p>1.029376</text:p>
              </table:table-cell>
              <table:table-cell office:value-type="float" office:value="1.118208">
                <text:p>1.118208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19.442432">
                <text:p>19.442432</text:p>
              </table:table-cell>
              <table:table-cell office:value-type="float" office:value="0.793344">
                <text:p>0.793344</text:p>
              </table:table-cell>
              <table:table-cell office:value-type="float" office:value="1.089792">
                <text:p>1.089792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19.129088">
                <text:p>19.129088</text:p>
              </table:table-cell>
              <table:table-cell office:value-type="float" office:value="0.952832">
                <text:p>0.952832</text:p>
              </table:table-cell>
              <table:table-cell office:value-type="float" office:value="1.151232">
                <text:p>1.151232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8.665984">
                <text:p>18.665984</text:p>
              </table:table-cell>
              <table:table-cell office:value-type="float" office:value="0.97408">
                <text:p>0.97408</text:p>
              </table:table-cell>
              <table:table-cell office:value-type="float" office:value="1.126144">
                <text:p>1.126144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18.103808">
                <text:p>18.103808</text:p>
              </table:table-cell>
              <table:table-cell office:value-type="float" office:value="1.062912">
                <text:p>1.062912</text:p>
              </table:table-cell>
              <table:table-cell office:value-type="float" office:value="1.046016">
                <text:p>1.046016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17.757696">
                <text:p>17.757696</text:p>
              </table:table-cell>
              <table:table-cell office:value-type="float" office:value="0.961024">
                <text:p>0.961024</text:p>
              </table:table-cell>
              <table:table-cell office:value-type="float" office:value="1.25184">
                <text:p>1.25184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17.415936">
                <text:p>17.415936</text:p>
              </table:table-cell>
              <table:table-cell office:value-type="float" office:value="0.972288">
                <text:p>0.972288</text:p>
              </table:table-cell>
              <table:table-cell office:value-type="float" office:value="1.154816">
                <text:p>1.154816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17.118208">
                <text:p>17.118208</text:p>
              </table:table-cell>
              <table:table-cell office:value-type="float" office:value="0.997888">
                <text:p>0.997888</text:p>
              </table:table-cell>
              <table:table-cell office:value-type="float" office:value="1.11488">
                <text:p>1.11488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16.718592">
                <text:p>16.718592</text:p>
              </table:table-cell>
              <table:table-cell office:value-type="float" office:value="0.751872">
                <text:p>0.751872</text:p>
              </table:table-cell>
              <table:table-cell office:value-type="float" office:value="1.009152">
                <text:p>1.009152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15.573248">
                <text:p>15.573248</text:p>
              </table:table-cell>
              <table:table-cell office:value-type="float" office:value="0.809984">
                <text:p>0.809984</text:p>
              </table:table-cell>
              <table:table-cell office:value-type="float" office:value="1.170944">
                <text:p>1.170944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15.147776">
                <text:p>15.147776</text:p>
              </table:table-cell>
              <table:table-cell office:value-type="float" office:value="0.989696">
                <text:p>0.989696</text:p>
              </table:table-cell>
              <table:table-cell office:value-type="float" office:value="1.1968">
                <text:p>1.1968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14.196736">
                <text:p>14.196736</text:p>
              </table:table-cell>
              <table:table-cell office:value-type="float" office:value="0.917504">
                <text:p>0.917504</text:p>
              </table:table-cell>
              <table:table-cell office:value-type="float" office:value="1.068288">
                <text:p>1.068288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13.837056">
                <text:p>13.837056</text:p>
              </table:table-cell>
              <table:table-cell office:value-type="float" office:value="0.961024">
                <text:p>0.961024</text:p>
              </table:table-cell>
              <table:table-cell office:value-type="float" office:value="1.156352">
                <text:p>1.156352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13.534976">
                <text:p>13.534976</text:p>
              </table:table-cell>
              <table:table-cell office:value-type="float" office:value="0.984064">
                <text:p>0.984064</text:p>
              </table:table-cell>
              <table:table-cell office:value-type="float" office:value="0.965632">
                <text:p>0.965632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13.242112">
                <text:p>13.242112</text:p>
              </table:table-cell>
              <table:table-cell office:value-type="float" office:value="1.030144">
                <text:p>1.030144</text:p>
              </table:table-cell>
              <table:table-cell office:value-type="float" office:value="1.081344">
                <text:p>1.081344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12.84992">
                <text:p>12.84992</text:p>
              </table:table-cell>
              <table:table-cell office:value-type="float" office:value="1.006592">
                <text:p>1.006592</text:p>
              </table:table-cell>
              <table:table-cell office:value-type="float" office:value="1.137152">
                <text:p>1.137152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12.518144">
                <text:p>12.518144</text:p>
              </table:table-cell>
              <table:table-cell office:value-type="float" office:value="1.014784">
                <text:p>1.014784</text:p>
              </table:table-cell>
              <table:table-cell office:value-type="float" office:value="1.129984">
                <text:p>1.129984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13.814272">
                <text:p>13.814272</text:p>
              </table:table-cell>
              <table:table-cell office:value-type="float" office:value="1.02784">
                <text:p>1.02784</text:p>
              </table:table-cell>
              <table:table-cell office:value-type="float" office:value="1.021184">
                <text:p>1.021184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13.539584">
                <text:p>13.539584</text:p>
              </table:table-cell>
              <table:table-cell office:value-type="float" office:value="0.952064">
                <text:p>0.952064</text:p>
              </table:table-cell>
              <table:table-cell office:value-type="float" office:value="1.132288">
                <text:p>1.132288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13.154048">
                <text:p>13.154048</text:p>
              </table:table-cell>
              <table:table-cell office:value-type="float" office:value="1.039872">
                <text:p>1.039872</text:p>
              </table:table-cell>
              <table:table-cell office:value-type="float" office:value="1.160192">
                <text:p>1.160192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14.43584">
                <text:p>14.43584</text:p>
              </table:table-cell>
              <table:table-cell office:value-type="float" office:value="1.030144">
                <text:p>1.030144</text:p>
              </table:table-cell>
              <table:table-cell office:value-type="float" office:value="1.020928">
                <text:p>1.020928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12.532992">
                <text:p>12.532992</text:p>
              </table:table-cell>
              <table:table-cell office:value-type="float" office:value="0.961024">
                <text:p>0.961024</text:p>
              </table:table-cell>
              <table:table-cell office:value-type="float" office:value="1.126656">
                <text:p>1.126656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12.171776">
                <text:p>12.171776</text:p>
              </table:table-cell>
              <table:table-cell office:value-type="float" office:value="1.009152">
                <text:p>1.009152</text:p>
              </table:table-cell>
              <table:table-cell office:value-type="float" office:value="1.123072">
                <text:p>1.123072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1.834368">
                <text:p>11.834368</text:p>
              </table:table-cell>
              <table:table-cell office:value-type="float" office:value="1.017088">
                <text:p>1.017088</text:p>
              </table:table-cell>
              <table:table-cell office:value-type="float" office:value="1.023232">
                <text:p>1.023232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11.386112">
                <text:p>11.386112</text:p>
              </table:table-cell>
              <table:table-cell office:value-type="float" office:value="0.967936">
                <text:p>0.967936</text:p>
              </table:table-cell>
              <table:table-cell office:value-type="float" office:value="1.204224">
                <text:p>1.204224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9.26208">
                <text:p>9.26208</text:p>
              </table:table-cell>
              <table:table-cell office:value-type="float" office:value="1.02784">
                <text:p>1.02784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8.947712">
                <text:p>8.947712</text:p>
              </table:table-cell>
              <table:table-cell office:value-type="float" office:value="1.465344">
                <text:p>1.465344</text:p>
              </table:table-cell>
              <table:table-cell office:value-type="float" office:value="1.153024">
                <text:p>1.153024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8.611328">
                <text:p>8.611328</text:p>
              </table:table-cell>
              <table:table-cell office:value-type="float" office:value="1.059072">
                <text:p>1.059072</text:p>
              </table:table-cell>
              <table:table-cell office:value-type="float" office:value="1.115392">
                <text:p>1.115392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8.236032">
                <text:p>8.236032</text:p>
              </table:table-cell>
              <table:table-cell office:value-type="float" office:value="1.193984">
                <text:p>1.193984</text:p>
              </table:table-cell>
              <table:table-cell office:value-type="float" office:value="1.116928">
                <text:p>1.116928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7.830784">
                <text:p>7.830784</text:p>
              </table:table-cell>
              <table:table-cell office:value-type="float" office:value="0.847616">
                <text:p>0.847616</text:p>
              </table:table-cell>
              <table:table-cell office:value-type="float" office:value="1.132288">
                <text:p>1.132288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7.111936">
                <text:p>7.111936</text:p>
              </table:table-cell>
              <table:table-cell office:value-type="float" office:value="0.941568">
                <text:p>0.941568</text:p>
              </table:table-cell>
              <table:table-cell office:value-type="float" office:value="1.041152">
                <text:p>1.041152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6.7648">
                <text:p>6.7648</text:p>
              </table:table-cell>
              <table:table-cell office:value-type="float" office:value="0.921856">
                <text:p>0.921856</text:p>
              </table:table-cell>
              <table:table-cell office:value-type="float" office:value="1.211648">
                <text:p>1.211648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6.347776">
                <text:p>6.347776</text:p>
              </table:table-cell>
              <table:table-cell office:value-type="float" office:value="0.983296">
                <text:p>0.983296</text:p>
              </table:table-cell>
              <table:table-cell office:value-type="float" office:value="1.172224">
                <text:p>1.172224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5.862656">
                <text:p>5.862656</text:p>
              </table:table-cell>
              <table:table-cell office:value-type="float" office:value="1.080832">
                <text:p>1.080832</text:p>
              </table:table-cell>
              <table:table-cell office:value-type="float" office:value="1.075968">
                <text:p>1.075968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5.403136">
                <text:p>5.403136</text:p>
              </table:table-cell>
              <table:table-cell office:value-type="float" office:value="1.025024">
                <text:p>1.025024</text:p>
              </table:table-cell>
              <table:table-cell office:value-type="float" office:value="1.1904">
                <text:p>1.1904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10.222592">
                <text:p>10.222592</text:p>
              </table:table-cell>
              <table:table-cell office:value-type="float" office:value="1.031936">
                <text:p>1.031936</text:p>
              </table:table-cell>
              <table:table-cell office:value-type="float" office:value="1.129984">
                <text:p>1.129984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10.323712">
                <text:p>10.323712</text:p>
              </table:table-cell>
              <table:table-cell office:value-type="float" office:value="1.008896">
                <text:p>1.008896</text:p>
              </table:table-cell>
              <table:table-cell office:value-type="float" office:value="1.0752">
                <text:p>1.0752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16.16512">
                <text:p>16.16512</text:p>
              </table:table-cell>
              <table:table-cell office:value-type="float" office:value="0.939776">
                <text:p>0.939776</text:p>
              </table:table-cell>
              <table:table-cell office:value-type="float" office:value="1.22624">
                <text:p>1.22624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17.101824">
                <text:p>17.101824</text:p>
              </table:table-cell>
              <table:table-cell office:value-type="float" office:value="1.027072">
                <text:p>1.027072</text:p>
              </table:table-cell>
              <table:table-cell office:value-type="float" office:value="0.899328">
                <text:p>0.899328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28.148992">
                <text:p>28.148992</text:p>
              </table:table-cell>
              <table:table-cell office:value-type="float" office:value="1.01376">
                <text:p>1.01376</text:p>
              </table:table-cell>
              <table:table-cell office:value-type="float" office:value="1.06496">
                <text:p>1.06496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26.788352">
                <text:p>26.788352</text:p>
              </table:table-cell>
              <table:table-cell office:value-type="float" office:value="0.946944">
                <text:p>0.946944</text:p>
              </table:table-cell>
              <table:table-cell office:value-type="float" office:value="1.191936">
                <text:p>1.191936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26.328064">
                <text:p>26.328064</text:p>
              </table:table-cell>
              <table:table-cell office:value-type="float" office:value="0.97792">
                <text:p>0.97792</text:p>
              </table:table-cell>
              <table:table-cell office:value-type="float" office:value="1.137408">
                <text:p>1.137408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26.39104">
                <text:p>26.39104</text:p>
              </table:table-cell>
              <table:table-cell office:value-type="float" office:value="0.996096">
                <text:p>0.996096</text:p>
              </table:table-cell>
              <table:table-cell office:value-type="float" office:value="1.27104">
                <text:p>1.2710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6.215424">
                <text:p>26.215424</text:p>
              </table:table-cell>
              <table:table-cell office:value-type="float" office:value="1.133056">
                <text:p>1.133056</text:p>
              </table:table-cell>
              <table:table-cell office:value-type="float" office:value="0.870144">
                <text:p>0.870144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25.871872">
                <text:p>25.871872</text:p>
              </table:table-cell>
              <table:table-cell office:value-type="float" office:value="1.02784">
                <text:p>1.02784</text:p>
              </table:table-cell>
              <table:table-cell office:value-type="float" office:value="0.928512">
                <text:p>0.928512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25.551104">
                <text:p>25.551104</text:p>
              </table:table-cell>
              <table:table-cell office:value-type="float" office:value="1.00608">
                <text:p>1.00608</text:p>
              </table:table-cell>
              <table:table-cell office:value-type="float" office:value="1.032192">
                <text:p>1.032192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25.251072">
                <text:p>25.251072</text:p>
              </table:table-cell>
              <table:table-cell office:value-type="float" office:value="1.030912">
                <text:p>1.030912</text:p>
              </table:table-cell>
              <table:table-cell office:value-type="float" office:value="1.118976">
                <text:p>1.118976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24.961536">
                <text:p>24.961536</text:p>
              </table:table-cell>
              <table:table-cell office:value-type="float" office:value="1.007872">
                <text:p>1.007872</text:p>
              </table:table-cell>
              <table:table-cell office:value-type="float" office:value="0.934144">
                <text:p>0.934144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24.674048">
                <text:p>24.674048</text:p>
              </table:table-cell>
              <table:table-cell office:value-type="float" office:value="0.884224">
                <text:p>0.884224</text:p>
              </table:table-cell>
              <table:table-cell office:value-type="float" office:value="1.16608">
                <text:p>1.16608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24.342016">
                <text:p>24.342016</text:p>
              </table:table-cell>
              <table:table-cell office:value-type="float" office:value="1.060096">
                <text:p>1.060096</text:p>
              </table:table-cell>
              <table:table-cell office:value-type="float" office:value="1.10208">
                <text:p>1.10208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24.045824">
                <text:p>24.045824</text:p>
              </table:table-cell>
              <table:table-cell office:value-type="float" office:value="1.427968">
                <text:p>1.427968</text:p>
              </table:table-cell>
              <table:table-cell office:value-type="float" office:value="1.266944">
                <text:p>1.266944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23.723008">
                <text:p>23.723008</text:p>
              </table:table-cell>
              <table:table-cell office:value-type="float" office:value="1.020416">
                <text:p>1.020416</text:p>
              </table:table-cell>
              <table:table-cell office:value-type="float" office:value="1.161728">
                <text:p>1.161728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30.48832">
                <text:p>30.48832</text:p>
              </table:table-cell>
              <table:table-cell office:value-type="float" office:value="1.201664">
                <text:p>1.201664</text:p>
              </table:table-cell>
              <table:table-cell office:value-type="float" office:value="1.028608">
                <text:p>1.028608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30.206208">
                <text:p>30.206208</text:p>
              </table:table-cell>
              <table:table-cell office:value-type="float" office:value="0.956928">
                <text:p>0.956928</text:p>
              </table:table-cell>
              <table:table-cell office:value-type="float" office:value="1.245952">
                <text:p>1.245952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29.915136">
                <text:p>29.915136</text:p>
              </table:table-cell>
              <table:table-cell office:value-type="float" office:value="1.472">
                <text:p>1.472</text:p>
              </table:table-cell>
              <table:table-cell office:value-type="float" office:value="1.067008">
                <text:p>1.067008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29.627392">
                <text:p>29.627392</text:p>
              </table:table-cell>
              <table:table-cell office:value-type="float" office:value="1.031936">
                <text:p>1.031936</text:p>
              </table:table-cell>
              <table:table-cell office:value-type="float" office:value="1.171968">
                <text:p>1.171968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29.165824">
                <text:p>29.165824</text:p>
              </table:table-cell>
              <table:table-cell office:value-type="float" office:value="1.244672">
                <text:p>1.244672</text:p>
              </table:table-cell>
              <table:table-cell office:value-type="float" office:value="1.147648">
                <text:p>1.147648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28.768">
                <text:p>28.768</text:p>
              </table:table-cell>
              <table:table-cell office:value-type="float" office:value="1.030912">
                <text:p>1.030912</text:p>
              </table:table-cell>
              <table:table-cell office:value-type="float" office:value="1.094912">
                <text:p>1.094912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28.418048">
                <text:p>28.418048</text:p>
              </table:table-cell>
              <table:table-cell office:value-type="float" office:value="1.018368">
                <text:p>1.018368</text:p>
              </table:table-cell>
              <table:table-cell office:value-type="float" office:value="1.007104">
                <text:p>1.007104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28.098304">
                <text:p>28.098304</text:p>
              </table:table-cell>
              <table:table-cell office:value-type="float" office:value="0.943616">
                <text:p>0.943616</text:p>
              </table:table-cell>
              <table:table-cell office:value-type="float" office:value="1.096192">
                <text:p>1.096192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27.5968">
                <text:p>27.5968</text:p>
              </table:table-cell>
              <table:table-cell office:value-type="float" office:value="0.96896">
                <text:p>0.96896</text:p>
              </table:table-cell>
              <table:table-cell office:value-type="float" office:value="1.161728">
                <text:p>1.161728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27.152128">
                <text:p>27.152128</text:p>
              </table:table-cell>
              <table:table-cell office:value-type="float" office:value="0.99328">
                <text:p>0.99328</text:p>
              </table:table-cell>
              <table:table-cell office:value-type="float" office:value="1.159168">
                <text:p>1.159168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26.84928">
                <text:p>26.84928</text:p>
              </table:table-cell>
              <table:table-cell office:value-type="float" office:value="0.953856">
                <text:p>0.953856</text:p>
              </table:table-cell>
              <table:table-cell office:value-type="float" office:value="1.056256">
                <text:p>1.056256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26.511104">
                <text:p>26.511104</text:p>
              </table:table-cell>
              <table:table-cell office:value-type="float" office:value="1.06112">
                <text:p>1.06112</text:p>
              </table:table-cell>
              <table:table-cell office:value-type="float" office:value="1.21728">
                <text:p>1.21728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26.219264">
                <text:p>26.219264</text:p>
              </table:table-cell>
              <table:table-cell office:value-type="float" office:value="1.033984">
                <text:p>1.033984</text:p>
              </table:table-cell>
              <table:table-cell office:value-type="float" office:value="0.94592">
                <text:p>0.94592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25.904896">
                <text:p>25.904896</text:p>
              </table:table-cell>
              <table:table-cell office:value-type="float" office:value="1.0432">
                <text:p>1.0432</text:p>
              </table:table-cell>
              <table:table-cell office:value-type="float" office:value="1.07392">
                <text:p>1.07392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25.451776">
                <text:p>25.451776</text:p>
              </table:table-cell>
              <table:table-cell office:value-type="float" office:value="1.00992">
                <text:p>1.00992</text:p>
              </table:table-cell>
              <table:table-cell office:value-type="float" office:value="1.088">
                <text:p>1.088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25.155072">
                <text:p>25.155072</text:p>
              </table:table-cell>
              <table:table-cell office:value-type="float" office:value="0.845056">
                <text:p>0.845056</text:p>
              </table:table-cell>
              <table:table-cell office:value-type="float" office:value="1.158144">
                <text:p>1.158144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24.864">
                <text:p>24.864</text:p>
              </table:table-cell>
              <table:table-cell office:value-type="float" office:value="1.468416">
                <text:p>1.468416</text:p>
              </table:table-cell>
              <table:table-cell office:value-type="float" office:value="1.049344">
                <text:p>1.049344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24.534528">
                <text:p>24.534528</text:p>
              </table:table-cell>
              <table:table-cell office:value-type="float" office:value="1.009152">
                <text:p>1.009152</text:p>
              </table:table-cell>
              <table:table-cell office:value-type="float" office:value="1.117696">
                <text:p>1.117696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24.240128">
                <text:p>24.240128</text:p>
              </table:table-cell>
              <table:table-cell office:value-type="float" office:value="1.218304">
                <text:p>1.218304</text:p>
              </table:table-cell>
              <table:table-cell office:value-type="float" office:value="1.131008">
                <text:p>1.131008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25.99808">
                <text:p>25.99808</text:p>
              </table:table-cell>
              <table:table-cell office:value-type="float" office:value="1.021952">
                <text:p>1.021952</text:p>
              </table:table-cell>
              <table:table-cell office:value-type="float" office:value="1.048832">
                <text:p>1.048832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25.696">
                <text:p>25.696</text:p>
              </table:table-cell>
              <table:table-cell office:value-type="float" office:value="0.94592">
                <text:p>0.94592</text:p>
              </table:table-cell>
              <table:table-cell office:value-type="float" office:value="1.153024">
                <text:p>1.153024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25.26976">
                <text:p>25.26976</text:p>
              </table:table-cell>
              <table:table-cell office:value-type="float" office:value="0.989184">
                <text:p>0.989184</text:p>
              </table:table-cell>
              <table:table-cell office:value-type="float" office:value="1.122816">
                <text:p>1.122816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24.857088">
                <text:p>24.857088</text:p>
              </table:table-cell>
              <table:table-cell office:value-type="float" office:value="0.841984">
                <text:p>0.841984</text:p>
              </table:table-cell>
              <table:table-cell office:value-type="float" office:value="1.082368">
                <text:p>1.082368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24.558848">
                <text:p>24.558848</text:p>
              </table:table-cell>
              <table:table-cell office:value-type="float" office:value="0.95616">
                <text:p>0.95616</text:p>
              </table:table-cell>
              <table:table-cell office:value-type="float" office:value="1.145856">
                <text:p>1.145856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24.156928">
                <text:p>24.156928</text:p>
              </table:table-cell>
              <table:table-cell office:value-type="float" office:value="0.9792">
                <text:p>0.9792</text:p>
              </table:table-cell>
              <table:table-cell office:value-type="float" office:value="1.153024">
                <text:p>1.153024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23.71584">
                <text:p>23.71584</text:p>
              </table:table-cell>
              <table:table-cell office:value-type="float" office:value="1.006592">
                <text:p>1.006592</text:p>
              </table:table-cell>
              <table:table-cell office:value-type="float" office:value="1.11232">
                <text:p>1.11232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23.3408">
                <text:p>23.3408</text:p>
              </table:table-cell>
              <table:table-cell office:value-type="float" office:value="0.95104">
                <text:p>0.95104</text:p>
              </table:table-cell>
              <table:table-cell office:value-type="float" office:value="1.090048">
                <text:p>1.090048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22.884864">
                <text:p>22.884864</text:p>
              </table:table-cell>
              <table:table-cell office:value-type="float" office:value="1.0112">
                <text:p>1.0112</text:p>
              </table:table-cell>
              <table:table-cell office:value-type="float" office:value="0.9152">
                <text:p>0.9152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22.579712">
                <text:p>22.579712</text:p>
              </table:table-cell>
              <table:table-cell office:value-type="float" office:value="0.987136">
                <text:p>0.987136</text:p>
              </table:table-cell>
              <table:table-cell office:value-type="float" office:value="1.172992">
                <text:p>1.172992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22.21312">
                <text:p>22.21312</text:p>
              </table:table-cell>
              <table:table-cell office:value-type="float" office:value="0.937984">
                <text:p>0.937984</text:p>
              </table:table-cell>
              <table:table-cell office:value-type="float" office:value="1.053952">
                <text:p>1.053952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21.913088">
                <text:p>21.913088</text:p>
              </table:table-cell>
              <table:table-cell office:value-type="float" office:value="0.973056">
                <text:p>0.973056</text:p>
              </table:table-cell>
              <table:table-cell office:value-type="float" office:value="1.145344">
                <text:p>1.145344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21.421568">
                <text:p>21.421568</text:p>
              </table:table-cell>
              <table:table-cell office:value-type="float" office:value="0.993792">
                <text:p>0.993792</text:p>
              </table:table-cell>
              <table:table-cell office:value-type="float" office:value="1.131264">
                <text:p>1.131264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21.018112">
                <text:p>21.018112</text:p>
              </table:table-cell>
              <table:table-cell office:value-type="float" office:value="0.992">
                <text:p>0.992</text:p>
              </table:table-cell>
              <table:table-cell office:value-type="float" office:value="1.012736">
                <text:p>1.012736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20.713216">
                <text:p>20.713216</text:p>
              </table:table-cell>
              <table:table-cell office:value-type="float" office:value="0.99328">
                <text:p>0.99328</text:p>
              </table:table-cell>
              <table:table-cell office:value-type="float" office:value="1.144832">
                <text:p>1.144832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20.384768">
                <text:p>20.384768</text:p>
              </table:table-cell>
              <table:table-cell office:value-type="float" office:value="1.005568">
                <text:p>1.005568</text:p>
              </table:table-cell>
              <table:table-cell office:value-type="float" office:value="0.967936">
                <text:p>0.967936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20.08576">
                <text:p>20.08576</text:p>
              </table:table-cell>
              <table:table-cell office:value-type="float" office:value="1.030144">
                <text:p>1.030144</text:p>
              </table:table-cell>
              <table:table-cell office:value-type="float" office:value="1.065472">
                <text:p>1.065472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19.764224">
                <text:p>19.764224</text:p>
              </table:table-cell>
              <table:table-cell office:value-type="float" office:value="0.953344">
                <text:p>0.953344</text:p>
              </table:table-cell>
              <table:table-cell office:value-type="float" office:value="1.048576">
                <text:p>1.048576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19.470848">
                <text:p>19.470848</text:p>
              </table:table-cell>
              <table:table-cell office:value-type="float" office:value="1.008128">
                <text:p>1.008128</text:p>
              </table:table-cell>
              <table:table-cell office:value-type="float" office:value="1.038336">
                <text:p>1.038336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19.135744">
                <text:p>19.135744</text:p>
              </table:table-cell>
              <table:table-cell office:value-type="float" office:value="0.820992">
                <text:p>0.820992</text:p>
              </table:table-cell>
              <table:table-cell office:value-type="float" office:value="1.099776">
                <text:p>1.099776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19.47008">
                <text:p>19.47008</text:p>
              </table:table-cell>
              <table:table-cell office:value-type="float" office:value="0.98688">
                <text:p>0.98688</text:p>
              </table:table-cell>
              <table:table-cell office:value-type="float" office:value="1.221632">
                <text:p>1.221632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19.279616">
                <text:p>19.279616</text:p>
              </table:table-cell>
              <table:table-cell office:value-type="float" office:value="0.99584">
                <text:p>0.99584</text:p>
              </table:table-cell>
              <table:table-cell office:value-type="float" office:value="1.150976">
                <text:p>1.150976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9.388928">
                <text:p>19.388928</text:p>
              </table:table-cell>
              <table:table-cell office:value-type="float" office:value="1.0944">
                <text:p>1.0944</text:p>
              </table:table-cell>
              <table:table-cell office:value-type="float" office:value="1.010688">
                <text:p>1.010688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19.489792">
                <text:p>19.489792</text:p>
              </table:table-cell>
              <table:table-cell office:value-type="float" office:value="0.96256">
                <text:p>0.96256</text:p>
              </table:table-cell>
              <table:table-cell office:value-type="float" office:value="1.136128">
                <text:p>1.136128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19.602432">
                <text:p>19.602432</text:p>
              </table:table-cell>
              <table:table-cell office:value-type="float" office:value="1.014528">
                <text:p>1.014528</text:p>
              </table:table-cell>
              <table:table-cell office:value-type="float" office:value="1.133056">
                <text:p>1.133056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20.808448">
                <text:p>20.808448</text:p>
              </table:table-cell>
              <table:table-cell office:value-type="float" office:value="0.99712">
                <text:p>0.99712</text:p>
              </table:table-cell>
              <table:table-cell office:value-type="float" office:value="1.119232">
                <text:p>1.119232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21.273088">
                <text:p>21.273088</text:p>
              </table:table-cell>
              <table:table-cell office:value-type="float" office:value="0.952576">
                <text:p>0.952576</text:p>
              </table:table-cell>
              <table:table-cell office:value-type="float" office:value="1.084928">
                <text:p>1.084928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21.05088">
                <text:p>21.05088</text:p>
              </table:table-cell>
              <table:table-cell office:value-type="float" office:value="1.014272">
                <text:p>1.014272</text:p>
              </table:table-cell>
              <table:table-cell office:value-type="float" office:value="0.923392">
                <text:p>0.923392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20.697344">
                <text:p>20.697344</text:p>
              </table:table-cell>
              <table:table-cell office:value-type="float" office:value="1.10592">
                <text:p>1.10592</text:p>
              </table:table-cell>
              <table:table-cell office:value-type="float" office:value="1.146112">
                <text:p>1.146112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20.934912">
                <text:p>20.934912</text:p>
              </table:table-cell>
              <table:table-cell office:value-type="float" office:value="1.086208">
                <text:p>1.086208</text:p>
              </table:table-cell>
              <table:table-cell office:value-type="float" office:value="1.122816">
                <text:p>1.122816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20.587008">
                <text:p>20.587008</text:p>
              </table:table-cell>
              <table:table-cell office:value-type="float" office:value="0.952064">
                <text:p>0.952064</text:p>
              </table:table-cell>
              <table:table-cell office:value-type="float" office:value="1.127424">
                <text:p>1.127424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22.788864">
                <text:p>22.788864</text:p>
              </table:table-cell>
              <table:table-cell office:value-type="float" office:value="1.012992">
                <text:p>1.012992</text:p>
              </table:table-cell>
              <table:table-cell office:value-type="float" office:value="1.179392">
                <text:p>1.179392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26.69312">
                <text:p>26.69312</text:p>
              </table:table-cell>
              <table:table-cell office:value-type="float" office:value="1.032704">
                <text:p>1.032704</text:p>
              </table:table-cell>
              <table:table-cell office:value-type="float" office:value="1.039104">
                <text:p>1.039104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26.183424">
                <text:p>26.183424</text:p>
              </table:table-cell>
              <table:table-cell office:value-type="float" office:value="0.954112">
                <text:p>0.954112</text:p>
              </table:table-cell>
              <table:table-cell office:value-type="float" office:value="1.15968">
                <text:p>1.15968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25.647872">
                <text:p>25.647872</text:p>
              </table:table-cell>
              <table:table-cell office:value-type="float" office:value="1.022208">
                <text:p>1.022208</text:p>
              </table:table-cell>
              <table:table-cell office:value-type="float" office:value="1.156864">
                <text:p>1.156864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24.591872">
                <text:p>24.591872</text:p>
              </table:table-cell>
              <table:table-cell office:value-type="float" office:value="1.067008">
                <text:p>1.067008</text:p>
              </table:table-cell>
              <table:table-cell office:value-type="float" office:value="1.019904">
                <text:p>1.019904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24.287232">
                <text:p>24.287232</text:p>
              </table:table-cell>
              <table:table-cell office:value-type="float" office:value="0.990976">
                <text:p>0.990976</text:p>
              </table:table-cell>
              <table:table-cell office:value-type="float" office:value="1.16096">
                <text:p>1.16096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24.39424">
                <text:p>24.39424</text:p>
              </table:table-cell>
              <table:table-cell office:value-type="float" office:value="1.077248">
                <text:p>1.077248</text:p>
              </table:table-cell>
              <table:table-cell office:value-type="float" office:value="1.16096">
                <text:p>1.16096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24.462592">
                <text:p>24.462592</text:p>
              </table:table-cell>
              <table:table-cell office:value-type="float" office:value="1.019904">
                <text:p>1.019904</text:p>
              </table:table-cell>
              <table:table-cell office:value-type="float" office:value="1.029888">
                <text:p>1.029888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24.249088">
                <text:p>24.249088</text:p>
              </table:table-cell>
              <table:table-cell office:value-type="float" office:value="0.950016">
                <text:p>0.950016</text:p>
              </table:table-cell>
              <table:table-cell office:value-type="float" office:value="1.14176">
                <text:p>1.14176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23.853824">
                <text:p>23.853824</text:p>
              </table:table-cell>
              <table:table-cell office:value-type="float" office:value="0.975104">
                <text:p>0.975104</text:p>
              </table:table-cell>
              <table:table-cell office:value-type="float" office:value="1.147648">
                <text:p>1.147648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23.559424">
                <text:p>23.559424</text:p>
              </table:table-cell>
              <table:table-cell office:value-type="float" office:value="0.994816">
                <text:p>0.994816</text:p>
              </table:table-cell>
              <table:table-cell office:value-type="float" office:value="1.057792">
                <text:p>1.057792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23.237632">
                <text:p>23.237632</text:p>
              </table:table-cell>
              <table:table-cell office:value-type="float" office:value="1.131008">
                <text:p>1.131008</text:p>
              </table:table-cell>
              <table:table-cell office:value-type="float" office:value="1.155072">
                <text:p>1.155072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22.939136">
                <text:p>22.939136</text:p>
              </table:table-cell>
              <table:table-cell office:value-type="float" office:value="1.028864">
                <text:p>1.028864</text:p>
              </table:table-cell>
              <table:table-cell office:value-type="float" office:value="0.824832">
                <text:p>0.824832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22.649856">
                <text:p>22.649856</text:p>
              </table:table-cell>
              <table:table-cell office:value-type="float" office:value="1.005824">
                <text:p>1.005824</text:p>
              </table:table-cell>
              <table:table-cell office:value-type="float" office:value="0.886784">
                <text:p>0.886784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22.362368">
                <text:p>22.362368</text:p>
              </table:table-cell>
              <table:table-cell office:value-type="float" office:value="1.03296">
                <text:p>1.03296</text:p>
              </table:table-cell>
              <table:table-cell office:value-type="float" office:value="1.168896">
                <text:p>1.168896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21.88544">
                <text:p>21.88544</text:p>
              </table:table-cell>
              <table:table-cell office:value-type="float" office:value="1.004032">
                <text:p>1.004032</text:p>
              </table:table-cell>
              <table:table-cell office:value-type="float" office:value="1.140736">
                <text:p>1.140736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23.350784">
                <text:p>23.350784</text:p>
              </table:table-cell>
              <table:table-cell office:value-type="float" office:value="0.772096">
                <text:p>0.772096</text:p>
              </table:table-cell>
              <table:table-cell office:value-type="float" office:value="0.784128">
                <text:p>0.784128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22.937856">
                <text:p>22.937856</text:p>
              </table:table-cell>
              <table:table-cell office:value-type="float" office:value="0.979712">
                <text:p>0.979712</text:p>
              </table:table-cell>
              <table:table-cell office:value-type="float" office:value="0.91392">
                <text:p>0.91392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22.640896">
                <text:p>22.640896</text:p>
              </table:table-cell>
              <table:table-cell office:value-type="float" office:value="0.93696">
                <text:p>0.93696</text:p>
              </table:table-cell>
              <table:table-cell office:value-type="float" office:value="1.26976">
                <text:p>1.26976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22.316032">
                <text:p>22.316032</text:p>
              </table:table-cell>
              <table:table-cell office:value-type="float" office:value="0.894208">
                <text:p>0.894208</text:p>
              </table:table-cell>
              <table:table-cell office:value-type="float" office:value="1.177088">
                <text:p>1.177088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20.212736">
                <text:p>20.212736</text:p>
              </table:table-cell>
              <table:table-cell office:value-type="float" office:value="0.956928">
                <text:p>0.956928</text:p>
              </table:table-cell>
              <table:table-cell office:value-type="float" office:value="0.890112">
                <text:p>0.890112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8.212608">
                <text:p>18.212608</text:p>
              </table:table-cell>
              <table:table-cell office:value-type="float" office:value="0.963072">
                <text:p>0.963072</text:p>
              </table:table-cell>
              <table:table-cell office:value-type="float" office:value="1.148672">
                <text:p>1.148672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17.910784">
                <text:p>17.910784</text:p>
              </table:table-cell>
              <table:table-cell office:value-type="float" office:value="0.992512">
                <text:p>0.992512</text:p>
              </table:table-cell>
              <table:table-cell office:value-type="float" office:value="1.160704">
                <text:p>1.160704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18.237696">
                <text:p>18.237696</text:p>
              </table:table-cell>
              <table:table-cell office:value-type="float" office:value="0.837888">
                <text:p>0.837888</text:p>
              </table:table-cell>
              <table:table-cell office:value-type="float" office:value="1.03424">
                <text:p>1.03424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18.24">
                <text:p>18.24</text:p>
              </table:table-cell>
              <table:table-cell office:value-type="float" office:value="0.95616">
                <text:p>0.95616</text:p>
              </table:table-cell>
              <table:table-cell office:value-type="float" office:value="1.134336">
                <text:p>1.134336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17.837056">
                <text:p>17.837056</text:p>
              </table:table-cell>
              <table:table-cell office:value-type="float" office:value="0.982272">
                <text:p>0.982272</text:p>
              </table:table-cell>
              <table:table-cell office:value-type="float" office:value="1.378048">
                <text:p>1.378048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17.813248">
                <text:p>17.813248</text:p>
              </table:table-cell>
              <table:table-cell office:value-type="float" office:value="1.00736">
                <text:p>1.00736</text:p>
              </table:table-cell>
              <table:table-cell office:value-type="float" office:value="1.174528">
                <text:p>1.174528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17.834496">
                <text:p>17.834496</text:p>
              </table:table-cell>
              <table:table-cell office:value-type="float" office:value="0.94208">
                <text:p>0.94208</text:p>
              </table:table-cell>
              <table:table-cell office:value-type="float" office:value="1.09824">
                <text:p>1.09824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18.369792">
                <text:p>18.369792</text:p>
              </table:table-cell>
              <table:table-cell office:value-type="float" office:value="1.027328">
                <text:p>1.027328</text:p>
              </table:table-cell>
              <table:table-cell office:value-type="float" office:value="1.08416">
                <text:p>1.08416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20.991488">
                <text:p>20.991488</text:p>
              </table:table-cell>
              <table:table-cell office:value-type="float" office:value="1.01504">
                <text:p>1.01504</text:p>
              </table:table-cell>
              <table:table-cell office:value-type="float" office:value="0.98048">
                <text:p>0.98048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20.649984">
                <text:p>20.649984</text:p>
              </table:table-cell>
              <table:table-cell office:value-type="float" office:value="0.94592">
                <text:p>0.94592</text:p>
              </table:table-cell>
              <table:table-cell office:value-type="float" office:value="1.129216">
                <text:p>1.129216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20.466688">
                <text:p>20.466688</text:p>
              </table:table-cell>
              <table:table-cell office:value-type="float" office:value="1.010176">
                <text:p>1.010176</text:p>
              </table:table-cell>
              <table:table-cell office:value-type="float" office:value="1.15072">
                <text:p>1.15072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19.827968">
                <text:p>19.827968</text:p>
              </table:table-cell>
              <table:table-cell office:value-type="float" office:value="0.997632">
                <text:p>0.997632</text:p>
              </table:table-cell>
              <table:table-cell office:value-type="float" office:value="1.139968">
                <text:p>1.139968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19.515904">
                <text:p>19.515904</text:p>
              </table:table-cell>
              <table:table-cell office:value-type="float" office:value="0.9152">
                <text:p>0.9152</text:p>
              </table:table-cell>
              <table:table-cell office:value-type="float" office:value="1.043712">
                <text:p>1.043712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18.950144">
                <text:p>18.950144</text:p>
              </table:table-cell>
              <table:table-cell office:value-type="float" office:value="1.008896">
                <text:p>1.008896</text:p>
              </table:table-cell>
              <table:table-cell office:value-type="float" office:value="1.147904">
                <text:p>1.147904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18.595328">
                <text:p>18.595328</text:p>
              </table:table-cell>
              <table:table-cell office:value-type="float" office:value="0.882944">
                <text:p>0.882944</text:p>
              </table:table-cell>
              <table:table-cell office:value-type="float" office:value="1.140736">
                <text:p>1.140736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18.253824">
                <text:p>18.253824</text:p>
              </table:table-cell>
              <table:table-cell office:value-type="float" office:value="0.969216">
                <text:p>0.969216</text:p>
              </table:table-cell>
              <table:table-cell office:value-type="float" office:value="1.010432">
                <text:p>1.010432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17.961984">
                <text:p>17.961984</text:p>
              </table:table-cell>
              <table:table-cell office:value-type="float" office:value="0.93312">
                <text:p>0.93312</text:p>
              </table:table-cell>
              <table:table-cell office:value-type="float" office:value="1.145088">
                <text:p>1.145088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19.22816">
                <text:p>19.22816</text:p>
              </table:table-cell>
              <table:table-cell office:value-type="float" office:value="1.02016">
                <text:p>1.02016</text:p>
              </table:table-cell>
              <table:table-cell office:value-type="float" office:value="1.170944">
                <text:p>1.170944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18.944">
                <text:p>18.944</text:p>
              </table:table-cell>
              <table:table-cell office:value-type="float" office:value="1.008896">
                <text:p>1.008896</text:p>
              </table:table-cell>
              <table:table-cell office:value-type="float" office:value="1.083648">
                <text:p>1.083648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18.625024">
                <text:p>18.625024</text:p>
              </table:table-cell>
              <table:table-cell office:value-type="float" office:value="0.954112">
                <text:p>0.954112</text:p>
              </table:table-cell>
              <table:table-cell office:value-type="float" office:value="1.145856">
                <text:p>1.14585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7.96096">
                <text:p>17.96096</text:p>
              </table:table-cell>
              <table:table-cell office:value-type="float" office:value="1.015296">
                <text:p>1.015296</text:p>
              </table:table-cell>
              <table:table-cell office:value-type="float" office:value="1.151232">
                <text:p>1.151232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17.60768">
                <text:p>17.60768</text:p>
              </table:table-cell>
              <table:table-cell office:value-type="float" office:value="1.028352">
                <text:p>1.028352</text:p>
              </table:table-cell>
              <table:table-cell office:value-type="float" office:value="1.090048">
                <text:p>1.090048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17.16224">
                <text:p>17.16224</text:p>
              </table:table-cell>
              <table:table-cell office:value-type="float" office:value="0.969216">
                <text:p>0.969216</text:p>
              </table:table-cell>
              <table:table-cell office:value-type="float" office:value="1.110272">
                <text:p>1.110272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16.864256">
                <text:p>16.864256</text:p>
              </table:table-cell>
              <table:table-cell office:value-type="float" office:value="0.985856">
                <text:p>0.985856</text:p>
              </table:table-cell>
              <table:table-cell office:value-type="float" office:value="1.111808">
                <text:p>1.111808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16.52992">
                <text:p>16.52992</text:p>
              </table:table-cell>
              <table:table-cell office:value-type="float" office:value="1.0112">
                <text:p>1.0112</text:p>
              </table:table-cell>
              <table:table-cell office:value-type="float" office:value="1.004288">
                <text:p>1.004288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16.10624">
                <text:p>16.10624</text:p>
              </table:table-cell>
              <table:table-cell office:value-type="float" office:value="0.944896">
                <text:p>0.944896</text:p>
              </table:table-cell>
              <table:table-cell office:value-type="float" office:value="1.142784">
                <text:p>1.142784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15.700992">
                <text:p>15.700992</text:p>
              </table:table-cell>
              <table:table-cell office:value-type="float" office:value="1.012224">
                <text:p>1.012224</text:p>
              </table:table-cell>
              <table:table-cell office:value-type="float" office:value="1.024768">
                <text:p>1.024768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15.135744">
                <text:p>15.135744</text:p>
              </table:table-cell>
              <table:table-cell office:value-type="float" office:value="1.025792">
                <text:p>1.025792</text:p>
              </table:table-cell>
              <table:table-cell office:value-type="float" office:value="1.166848">
                <text:p>1.166848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14.121216">
                <text:p>14.121216</text:p>
              </table:table-cell>
              <table:table-cell office:value-type="float" office:value="0.954624">
                <text:p>0.954624</text:p>
              </table:table-cell>
              <table:table-cell office:value-type="float" office:value="1.074432">
                <text:p>1.074432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13.705984">
                <text:p>13.705984</text:p>
              </table:table-cell>
              <table:table-cell office:value-type="float" office:value="1.028096">
                <text:p>1.028096</text:p>
              </table:table-cell>
              <table:table-cell office:value-type="float" office:value="1.030144">
                <text:p>1.030144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14.022912">
                <text:p>14.022912</text:p>
              </table:table-cell>
              <table:table-cell office:value-type="float" office:value="1.0048">
                <text:p>1.0048</text:p>
              </table:table-cell>
              <table:table-cell office:value-type="float" office:value="1.443328">
                <text:p>1.443328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13.520128">
                <text:p>13.520128</text:p>
              </table:table-cell>
              <table:table-cell office:value-type="float" office:value="1.12384">
                <text:p>1.12384</text:p>
              </table:table-cell>
              <table:table-cell office:value-type="float" office:value="1.196288">
                <text:p>1.196288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11.943168">
                <text:p>11.943168</text:p>
              </table:table-cell>
              <table:table-cell office:value-type="float" office:value="1.026048">
                <text:p>1.026048</text:p>
              </table:table-cell>
              <table:table-cell office:value-type="float" office:value="1.166592">
                <text:p>1.166592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11.642368">
                <text:p>11.642368</text:p>
              </table:table-cell>
              <table:table-cell office:value-type="float" office:value="1.012992">
                <text:p>1.012992</text:p>
              </table:table-cell>
              <table:table-cell office:value-type="float" office:value="0.966144">
                <text:p>0.966144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11.301888">
                <text:p>11.301888</text:p>
              </table:table-cell>
              <table:table-cell office:value-type="float" office:value="1.097472">
                <text:p>1.097472</text:p>
              </table:table-cell>
              <table:table-cell office:value-type="float" office:value="1.021952">
                <text:p>1.021952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10.74688">
                <text:p>10.74688</text:p>
              </table:table-cell>
              <table:table-cell office:value-type="float" office:value="1.050112">
                <text:p>1.050112</text:p>
              </table:table-cell>
              <table:table-cell office:value-type="float" office:value="1.110016">
                <text:p>1.110016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10.44608">
                <text:p>10.44608</text:p>
              </table:table-cell>
              <table:table-cell office:value-type="float" office:value="1.00608">
                <text:p>1.00608</text:p>
              </table:table-cell>
              <table:table-cell office:value-type="float" office:value="1.102336">
                <text:p>1.102336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9.96992">
                <text:p>9.96992</text:p>
              </table:table-cell>
              <table:table-cell office:value-type="float" office:value="1.053696">
                <text:p>1.053696</text:p>
              </table:table-cell>
              <table:table-cell office:value-type="float" office:value="1.038336">
                <text:p>1.038336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9.48224">
                <text:p>9.48224</text:p>
              </table:table-cell>
              <table:table-cell office:value-type="float" office:value="1.054208">
                <text:p>1.054208</text:p>
              </table:table-cell>
              <table:table-cell office:value-type="float" office:value="1.147904">
                <text:p>1.147904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9.072384">
                <text:p>9.072384</text:p>
              </table:table-cell>
              <table:table-cell office:value-type="float" office:value="1.017088">
                <text:p>1.017088</text:p>
              </table:table-cell>
              <table:table-cell office:value-type="float" office:value="1.124864">
                <text:p>1.124864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8.656896">
                <text:p>8.656896</text:p>
              </table:table-cell>
              <table:table-cell office:value-type="float" office:value="1.012224">
                <text:p>1.012224</text:p>
              </table:table-cell>
              <table:table-cell office:value-type="float" office:value="1.021952">
                <text:p>1.021952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8.358144">
                <text:p>8.358144</text:p>
              </table:table-cell>
              <table:table-cell office:value-type="float" office:value="1.025024">
                <text:p>1.025024</text:p>
              </table:table-cell>
              <table:table-cell office:value-type="float" office:value="1.116672">
                <text:p>1.116672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7.93856">
                <text:p>7.93856</text:p>
              </table:table-cell>
              <table:table-cell office:value-type="float" office:value="1.0048">
                <text:p>1.0048</text:p>
              </table:table-cell>
              <table:table-cell office:value-type="float" office:value="1.133312">
                <text:p>1.133312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7.640832">
                <text:p>7.640832</text:p>
              </table:table-cell>
              <table:table-cell office:value-type="float" office:value="1.03424">
                <text:p>1.03424</text:p>
              </table:table-cell>
              <table:table-cell office:value-type="float" office:value="1.154816">
                <text:p>1.154816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9.960192">
                <text:p>9.960192</text:p>
              </table:table-cell>
              <table:table-cell office:value-type="float" office:value="1.049088">
                <text:p>1.049088</text:p>
              </table:table-cell>
              <table:table-cell office:value-type="float" office:value="1.155328">
                <text:p>1.155328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11.246848">
                <text:p>11.246848</text:p>
              </table:table-cell>
              <table:table-cell office:value-type="float" office:value="0.951808">
                <text:p>0.951808</text:p>
              </table:table-cell>
              <table:table-cell office:value-type="float" office:value="0.94208">
                <text:p>0.94208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11.693312">
                <text:p>11.693312</text:p>
              </table:table-cell>
              <table:table-cell office:value-type="float" office:value="1.019136">
                <text:p>1.019136</text:p>
              </table:table-cell>
              <table:table-cell office:value-type="float" office:value="1.161472">
                <text:p>1.161472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11.4432">
                <text:p>11.4432</text:p>
              </table:table-cell>
              <table:table-cell office:value-type="float" office:value="1.002496">
                <text:p>1.002496</text:p>
              </table:table-cell>
              <table:table-cell office:value-type="float" office:value="1.124864">
                <text:p>1.124864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14.646272">
                <text:p>14.646272</text:p>
              </table:table-cell>
              <table:table-cell office:value-type="float" office:value="0.954112">
                <text:p>0.954112</text:p>
              </table:table-cell>
              <table:table-cell office:value-type="float" office:value="1.115648">
                <text:p>1.115648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14.345984">
                <text:p>14.345984</text:p>
              </table:table-cell>
              <table:table-cell office:value-type="float" office:value="1.017856">
                <text:p>1.017856</text:p>
              </table:table-cell>
              <table:table-cell office:value-type="float" office:value="1.121792">
                <text:p>1.121792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13.22496">
                <text:p>13.22496</text:p>
              </table:table-cell>
              <table:table-cell office:value-type="float" office:value="0.976896">
                <text:p>0.976896</text:p>
              </table:table-cell>
              <table:table-cell office:value-type="float" office:value="1.028096">
                <text:p>1.028096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16.801792">
                <text:p>16.801792</text:p>
              </table:table-cell>
              <table:table-cell office:value-type="float" office:value="1.5232">
                <text:p>1.5232</text:p>
              </table:table-cell>
              <table:table-cell office:value-type="float" office:value="1.191936">
                <text:p>1.191936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14.90688">
                <text:p>14.90688</text:p>
              </table:table-cell>
              <table:table-cell office:value-type="float" office:value="1.057024">
                <text:p>1.057024</text:p>
              </table:table-cell>
              <table:table-cell office:value-type="float" office:value="1.182976">
                <text:p>1.182976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13.004288">
                <text:p>13.004288</text:p>
              </table:table-cell>
              <table:table-cell office:value-type="float" office:value="1.037312">
                <text:p>1.037312</text:p>
              </table:table-cell>
              <table:table-cell office:value-type="float" office:value="1.03424">
                <text:p>1.03424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13.135104">
                <text:p>13.135104</text:p>
              </table:table-cell>
              <table:table-cell office:value-type="float" office:value="0.980736">
                <text:p>0.980736</text:p>
              </table:table-cell>
              <table:table-cell office:value-type="float" office:value="1.139968">
                <text:p>1.139968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12.851968">
                <text:p>12.851968</text:p>
              </table:table-cell>
              <table:table-cell office:value-type="float" office:value="0.980992">
                <text:p>0.980992</text:p>
              </table:table-cell>
              <table:table-cell office:value-type="float" office:value="1.126912">
                <text:p>1.126912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12.52224">
                <text:p>12.52224</text:p>
              </table:table-cell>
              <table:table-cell office:value-type="float" office:value="0.83584">
                <text:p>0.83584</text:p>
              </table:table-cell>
              <table:table-cell office:value-type="float" office:value="1.030144">
                <text:p>1.030144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12.227072">
                <text:p>12.227072</text:p>
              </table:table-cell>
              <table:table-cell office:value-type="float" office:value="0.950528">
                <text:p>0.950528</text:p>
              </table:table-cell>
              <table:table-cell office:value-type="float" office:value="1.204224">
                <text:p>1.204224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11.906816">
                <text:p>11.906816</text:p>
              </table:table-cell>
              <table:table-cell office:value-type="float" office:value="0.968192">
                <text:p>0.968192</text:p>
              </table:table-cell>
              <table:table-cell office:value-type="float" office:value="1.150208">
                <text:p>1.150208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11.581952">
                <text:p>11.581952</text:p>
              </table:table-cell>
              <table:table-cell office:value-type="float" office:value="1.030912">
                <text:p>1.030912</text:p>
              </table:table-cell>
              <table:table-cell office:value-type="float" office:value="1.017088">
                <text:p>1.017088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11.144192">
                <text:p>11.144192</text:p>
              </table:table-cell>
              <table:table-cell office:value-type="float" office:value="0.838656">
                <text:p>0.838656</text:p>
              </table:table-cell>
              <table:table-cell office:value-type="float" office:value="1.065728">
                <text:p>1.065728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11.36384">
                <text:p>11.36384</text:p>
              </table:table-cell>
              <table:table-cell office:value-type="float" office:value="1.000192">
                <text:p>1.000192</text:p>
              </table:table-cell>
              <table:table-cell office:value-type="float" office:value="1.194752">
                <text:p>1.194752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11.083776">
                <text:p>11.083776</text:p>
              </table:table-cell>
              <table:table-cell office:value-type="float" office:value="1.009152">
                <text:p>1.009152</text:p>
              </table:table-cell>
              <table:table-cell office:value-type="float" office:value="0.914176">
                <text:p>0.914176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10.770944">
                <text:p>10.770944</text:p>
              </table:table-cell>
              <table:table-cell office:value-type="float" office:value="1.02144">
                <text:p>1.02144</text:p>
              </table:table-cell>
              <table:table-cell office:value-type="float" office:value="1.11104">
                <text:p>1.11104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10.357248">
                <text:p>10.357248</text:p>
              </table:table-cell>
              <table:table-cell office:value-type="float" office:value="0.940288">
                <text:p>0.940288</text:p>
              </table:table-cell>
              <table:table-cell office:value-type="float" office:value="1.152">
                <text:p>1.152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10.05696">
                <text:p>10.05696</text:p>
              </table:table-cell>
              <table:table-cell office:value-type="float" office:value="1.005056">
                <text:p>1.005056</text:p>
              </table:table-cell>
              <table:table-cell office:value-type="float" office:value="1.124864">
                <text:p>1.124864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9.488128">
                <text:p>9.488128</text:p>
              </table:table-cell>
              <table:table-cell office:value-type="float" office:value="1.019392">
                <text:p>1.019392</text:p>
              </table:table-cell>
              <table:table-cell office:value-type="float" office:value="1.053184">
                <text:p>1.053184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9.916672">
                <text:p>9.916672</text:p>
              </table:table-cell>
              <table:table-cell office:value-type="float" office:value="0.94592">
                <text:p>0.94592</text:p>
              </table:table-cell>
              <table:table-cell office:value-type="float" office:value="1.149952">
                <text:p>1.149952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9.576704">
                <text:p>9.576704</text:p>
              </table:table-cell>
              <table:table-cell office:value-type="float" office:value="1.00096">
                <text:p>1.00096</text:p>
              </table:table-cell>
              <table:table-cell office:value-type="float" office:value="1.163776">
                <text:p>1.163776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9.129984">
                <text:p>9.129984</text:p>
              </table:table-cell>
              <table:table-cell office:value-type="float" office:value="0.993024">
                <text:p>0.993024</text:p>
              </table:table-cell>
              <table:table-cell office:value-type="float" office:value="1.044992">
                <text:p>1.044992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9.368576">
                <text:p>9.368576</text:p>
              </table:table-cell>
              <table:table-cell office:value-type="float" office:value="1.138944">
                <text:p>1.138944</text:p>
              </table:table-cell>
              <table:table-cell office:value-type="float" office:value="1.22496">
                <text:p>1.22496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11.0848">
                <text:p>11.0848</text:p>
              </table:table-cell>
              <table:table-cell office:value-type="float" office:value="1.035008">
                <text:p>1.035008</text:p>
              </table:table-cell>
              <table:table-cell office:value-type="float" office:value="1.156096">
                <text:p>1.156096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10.803968">
                <text:p>10.803968</text:p>
              </table:table-cell>
              <table:table-cell office:value-type="float" office:value="1.010432">
                <text:p>1.010432</text:p>
              </table:table-cell>
              <table:table-cell office:value-type="float" office:value="1.029888">
                <text:p>1.029888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10.4704">
                <text:p>10.4704</text:p>
              </table:table-cell>
              <table:table-cell office:value-type="float" office:value="1.094912">
                <text:p>1.094912</text:p>
              </table:table-cell>
              <table:table-cell office:value-type="float" office:value="1.204736">
                <text:p>1.204736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9.663488">
                <text:p>9.663488</text:p>
              </table:table-cell>
              <table:table-cell office:value-type="float" office:value="1.044992">
                <text:p>1.044992</text:p>
              </table:table-cell>
              <table:table-cell office:value-type="float" office:value="1.150464">
                <text:p>1.150464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9.209088">
                <text:p>9.209088</text:p>
              </table:table-cell>
              <table:table-cell office:value-type="float" office:value="0.785664">
                <text:p>0.785664</text:p>
              </table:table-cell>
              <table:table-cell office:value-type="float" office:value="1.062912">
                <text:p>1.062912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8.907264">
                <text:p>8.907264</text:p>
              </table:table-cell>
              <table:table-cell office:value-type="float" office:value="1.010688">
                <text:p>1.010688</text:p>
              </table:table-cell>
              <table:table-cell office:value-type="float" office:value="1.14816">
                <text:p>1.14816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8.587776">
                <text:p>8.587776</text:p>
              </table:table-cell>
              <table:table-cell office:value-type="float" office:value="1.039872">
                <text:p>1.039872</text:p>
              </table:table-cell>
              <table:table-cell office:value-type="float" office:value="1.078016">
                <text:p>1.078016</text:p>
              </table:table-cell>
            </table:table-row>
            <table:table-row>
              <table:table-cell office:value-type="float" office:value="858">
                <text:p>858</text:p>
              </table:table-cell>
              <table:table-cell office:value-type="float" office:value="8.264704">
                <text:p>8.264704</text:p>
              </table:table-cell>
              <table:table-cell office:value-type="float" office:value="1.04192">
                <text:p>1.04192</text:p>
              </table:table-cell>
              <table:table-cell office:value-type="float" office:value="1.129728">
                <text:p>1.129728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7.962624">
                <text:p>7.962624</text:p>
              </table:table-cell>
              <table:table-cell office:value-type="float" office:value="1.028096">
                <text:p>1.028096</text:p>
              </table:table-cell>
              <table:table-cell office:value-type="float" office:value="1.10976">
                <text:p>1.10976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7.5648">
                <text:p>7.5648</text:p>
              </table:table-cell>
              <table:table-cell office:value-type="float" office:value="0.804096">
                <text:p>0.804096</text:p>
              </table:table-cell>
              <table:table-cell office:value-type="float" office:value="1.11104">
                <text:p>1.11104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7.238912">
                <text:p>7.238912</text:p>
              </table:table-cell>
              <table:table-cell office:value-type="float" office:value="0.98688">
                <text:p>0.98688</text:p>
              </table:table-cell>
              <table:table-cell office:value-type="float" office:value="1.097984">
                <text:p>1.097984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7.037696">
                <text:p>7.037696</text:p>
              </table:table-cell>
              <table:table-cell office:value-type="float" office:value="0.997632">
                <text:p>0.997632</text:p>
              </table:table-cell>
              <table:table-cell office:value-type="float" office:value="1.018112">
                <text:p>1.018112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8.385792">
                <text:p>8.385792</text:p>
              </table:table-cell>
              <table:table-cell office:value-type="float" office:value="0.95488">
                <text:p>0.95488</text:p>
              </table:table-cell>
              <table:table-cell office:value-type="float" office:value="1.550848">
                <text:p>1.550848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11.262208">
                <text:p>11.262208</text:p>
              </table:table-cell>
              <table:table-cell office:value-type="float" office:value="0.975872">
                <text:p>0.975872</text:p>
              </table:table-cell>
              <table:table-cell office:value-type="float" office:value="1.173248">
                <text:p>1.173248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19.564544">
                <text:p>19.564544</text:p>
              </table:table-cell>
              <table:table-cell office:value-type="float" office:value="0.708352">
                <text:p>0.708352</text:p>
              </table:table-cell>
              <table:table-cell office:value-type="float" office:value="2.040064">
                <text:p>2.040064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19.441664">
                <text:p>19.441664</text:p>
              </table:table-cell>
              <table:table-cell office:value-type="float" office:value="0.779776">
                <text:p>0.779776</text:p>
              </table:table-cell>
              <table:table-cell office:value-type="float" office:value="2.909952">
                <text:p>2.909952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19.163904">
                <text:p>19.163904</text:p>
              </table:table-cell>
              <table:table-cell office:value-type="float" office:value="1.00224">
                <text:p>1.00224</text:p>
              </table:table-cell>
              <table:table-cell office:value-type="float" office:value="2.646016">
                <text:p>2.646016</text:p>
              </table:table-cell>
            </table:table-row>
            <table:table-row>
              <table:table-cell office:value-type="float" office:value="868">
                <text:p>868</text:p>
              </table:table-cell>
              <table:table-cell office:value-type="float" office:value="19.373568">
                <text:p>19.373568</text:p>
              </table:table-cell>
              <table:table-cell office:value-type="float" office:value="1.068288">
                <text:p>1.068288</text:p>
              </table:table-cell>
              <table:table-cell office:value-type="float" office:value="4.984064">
                <text:p>4.984064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18.977536">
                <text:p>18.977536</text:p>
              </table:table-cell>
              <table:table-cell office:value-type="float" office:value="0.957952">
                <text:p>0.957952</text:p>
              </table:table-cell>
              <table:table-cell office:value-type="float" office:value="5.987072">
                <text:p>5.987072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19.786752">
                <text:p>19.786752</text:p>
              </table:table-cell>
              <table:table-cell office:value-type="float" office:value="0.973312">
                <text:p>0.973312</text:p>
              </table:table-cell>
              <table:table-cell office:value-type="float" office:value="8.482816">
                <text:p>8.482816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21.734912">
                <text:p>21.734912</text:p>
              </table:table-cell>
              <table:table-cell office:value-type="float" office:value="0.99328">
                <text:p>0.99328</text:p>
              </table:table-cell>
              <table:table-cell office:value-type="float" office:value="8.198912">
                <text:p>8.198912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21.903104">
                <text:p>21.903104</text:p>
              </table:table-cell>
              <table:table-cell office:value-type="float" office:value="1.024768">
                <text:p>1.024768</text:p>
              </table:table-cell>
              <table:table-cell office:value-type="float" office:value="8.116736">
                <text:p>8.116736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22.29888">
                <text:p>22.29888</text:p>
              </table:table-cell>
              <table:table-cell office:value-type="float" office:value="0.999936">
                <text:p>0.999936</text:p>
              </table:table-cell>
              <table:table-cell office:value-type="float" office:value="7.828736">
                <text:p>7.828736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22.76992">
                <text:p>22.76992</text:p>
              </table:table-cell>
              <table:table-cell office:value-type="float" office:value="0.845056">
                <text:p>0.845056</text:p>
              </table:table-cell>
              <table:table-cell office:value-type="float" office:value="9.632">
                <text:p>9.632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22.786304">
                <text:p>22.786304</text:p>
              </table:table-cell>
              <table:table-cell office:value-type="float" office:value="0.95488">
                <text:p>0.95488</text:p>
              </table:table-cell>
              <table:table-cell office:value-type="float" office:value="12.09088">
                <text:p>12.09088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27.836928">
                <text:p>27.836928</text:p>
              </table:table-cell>
              <table:table-cell office:value-type="float" office:value="0.93568">
                <text:p>0.93568</text:p>
              </table:table-cell>
              <table:table-cell office:value-type="float" office:value="12.95616">
                <text:p>12.95616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27.550976">
                <text:p>27.550976</text:p>
              </table:table-cell>
              <table:table-cell office:value-type="float" office:value="1.025792">
                <text:p>1.025792</text:p>
              </table:table-cell>
              <table:table-cell office:value-type="float" office:value="14.99904">
                <text:p>14.99904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27.225088">
                <text:p>27.225088</text:p>
              </table:table-cell>
              <table:table-cell office:value-type="float" office:value="1.021696">
                <text:p>1.021696</text:p>
              </table:table-cell>
              <table:table-cell office:value-type="float" office:value="14.720512">
                <text:p>14.720512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26.791424">
                <text:p>26.791424</text:p>
              </table:table-cell>
              <table:table-cell office:value-type="float" office:value="0.95488">
                <text:p>0.95488</text:p>
              </table:table-cell>
              <table:table-cell office:value-type="float" office:value="15.064064">
                <text:p>15.064064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26.461696">
                <text:p>26.461696</text:p>
              </table:table-cell>
              <table:table-cell office:value-type="float" office:value="1.019136">
                <text:p>1.019136</text:p>
              </table:table-cell>
              <table:table-cell office:value-type="float" office:value="15.24992">
                <text:p>15.24992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26.077696">
                <text:p>26.077696</text:p>
              </table:table-cell>
              <table:table-cell office:value-type="float" office:value="1.02528">
                <text:p>1.02528</text:p>
              </table:table-cell>
              <table:table-cell office:value-type="float" office:value="14.870016">
                <text:p>14.870016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28.869632">
                <text:p>28.869632</text:p>
              </table:table-cell>
              <table:table-cell office:value-type="float" office:value="0.817152">
                <text:p>0.817152</text:p>
              </table:table-cell>
              <table:table-cell office:value-type="float" office:value="18.589184">
                <text:p>18.589184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28.581888">
                <text:p>28.581888</text:p>
              </table:table-cell>
              <table:table-cell office:value-type="float" office:value="1.00608">
                <text:p>1.00608</text:p>
              </table:table-cell>
              <table:table-cell office:value-type="float" office:value="19.77088">
                <text:p>19.77088</text:p>
              </table:table-cell>
            </table:table-row>
            <table:table-row>
              <table:table-cell office:value-type="float" office:value="884">
                <text:p>884</text:p>
              </table:table-cell>
              <table:table-cell office:value-type="float" office:value="28.264704">
                <text:p>28.264704</text:p>
              </table:table-cell>
              <table:table-cell office:value-type="float" office:value="1.00096">
                <text:p>1.00096</text:p>
              </table:table-cell>
              <table:table-cell office:value-type="float" office:value="23.55968">
                <text:p>23.55968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27.930624">
                <text:p>27.930624</text:p>
              </table:table-cell>
              <table:table-cell office:value-type="float" office:value="0.937984">
                <text:p>0.937984</text:p>
              </table:table-cell>
              <table:table-cell office:value-type="float" office:value="25.286912">
                <text:p>25.286912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27.635968">
                <text:p>27.635968</text:p>
              </table:table-cell>
              <table:table-cell office:value-type="float" office:value="0.97792">
                <text:p>0.97792</text:p>
              </table:table-cell>
              <table:table-cell office:value-type="float" office:value="25.207296">
                <text:p>25.207296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27.310336">
                <text:p>27.310336</text:p>
              </table:table-cell>
              <table:table-cell office:value-type="float" office:value="1.008128">
                <text:p>1.008128</text:p>
              </table:table-cell>
              <table:table-cell office:value-type="float" office:value="30.955776">
                <text:p>30.955776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26.87616">
                <text:p>26.87616</text:p>
              </table:table-cell>
              <table:table-cell office:value-type="float" office:value="0.953088">
                <text:p>0.953088</text:p>
              </table:table-cell>
              <table:table-cell office:value-type="float" office:value="30.689024">
                <text:p>30.689024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26.4832">
                <text:p>26.4832</text:p>
              </table:table-cell>
              <table:table-cell office:value-type="float" office:value="0.979712">
                <text:p>0.979712</text:p>
              </table:table-cell>
              <table:table-cell office:value-type="float" office:value="30.395648">
                <text:p>30.395648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26.181888">
                <text:p>26.181888</text:p>
              </table:table-cell>
              <table:table-cell office:value-type="float" office:value="1.000192">
                <text:p>1.000192</text:p>
              </table:table-cell>
              <table:table-cell office:value-type="float" office:value="30.6688">
                <text:p>30.6688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25.887744">
                <text:p>25.887744</text:p>
              </table:table-cell>
              <table:table-cell office:value-type="float" office:value="0.992512">
                <text:p>0.992512</text:p>
              </table:table-cell>
              <table:table-cell office:value-type="float" office:value="29.917952">
                <text:p>29.917952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25.490176">
                <text:p>25.490176</text:p>
              </table:table-cell>
              <table:table-cell office:value-type="float" office:value="0.99584">
                <text:p>0.99584</text:p>
              </table:table-cell>
              <table:table-cell office:value-type="float" office:value="29.528832">
                <text:p>29.528832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24.90112">
                <text:p>24.90112</text:p>
              </table:table-cell>
              <table:table-cell office:value-type="float" office:value="1.010176">
                <text:p>1.010176</text:p>
              </table:table-cell>
              <table:table-cell office:value-type="float" office:value="29.235456">
                <text:p>29.235456</text:p>
              </table:table-cell>
            </table:table-row>
            <table:table-row>
              <table:table-cell office:value-type="float" office:value="894">
                <text:p>894</text:p>
              </table:table-cell>
              <table:table-cell office:value-type="float" office:value="24.46336">
                <text:p>24.46336</text:p>
              </table:table-cell>
              <table:table-cell office:value-type="float" office:value="1.02784">
                <text:p>1.02784</text:p>
              </table:table-cell>
              <table:table-cell office:value-type="float" office:value="29.086208">
                <text:p>29.086208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24.167936">
                <text:p>24.167936</text:p>
              </table:table-cell>
              <table:table-cell office:value-type="float" office:value="0.996352">
                <text:p>0.996352</text:p>
              </table:table-cell>
              <table:table-cell office:value-type="float" office:value="29.76512">
                <text:p>29.76512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23.875584">
                <text:p>23.875584</text:p>
              </table:table-cell>
              <table:table-cell office:value-type="float" office:value="0.841984">
                <text:p>0.841984</text:p>
              </table:table-cell>
              <table:table-cell office:value-type="float" office:value="30.182144">
                <text:p>30.182144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23.550976">
                <text:p>23.550976</text:p>
              </table:table-cell>
              <table:table-cell office:value-type="float" office:value="0.992256">
                <text:p>0.992256</text:p>
              </table:table-cell>
              <table:table-cell office:value-type="float" office:value="32.711936">
                <text:p>32.711936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23.123968">
                <text:p>23.123968</text:p>
              </table:table-cell>
              <table:table-cell office:value-type="float" office:value="0.976128">
                <text:p>0.976128</text:p>
              </table:table-cell>
              <table:table-cell office:value-type="float" office:value="32.57728">
                <text:p>32.57728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22.824192">
                <text:p>22.824192</text:p>
              </table:table-cell>
              <table:table-cell office:value-type="float" office:value="1.02272">
                <text:p>1.02272</text:p>
              </table:table-cell>
              <table:table-cell office:value-type="float" office:value="32.544">
                <text:p>32.54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2.533632">
                <text:p>22.533632</text:p>
              </table:table-cell>
              <table:table-cell office:value-type="float" office:value="1.012992">
                <text:p>1.012992</text:p>
              </table:table-cell>
              <table:table-cell office:value-type="float" office:value="33.744128">
                <text:p>33.744128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22.245888">
                <text:p>22.245888</text:p>
              </table:table-cell>
              <table:table-cell office:value-type="float" office:value="0.956928">
                <text:p>0.956928</text:p>
              </table:table-cell>
              <table:table-cell office:value-type="float" office:value="34.127872">
                <text:p>34.127872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21.953792">
                <text:p>21.953792</text:p>
              </table:table-cell>
              <table:table-cell office:value-type="float" office:value="0.947968">
                <text:p>0.947968</text:p>
              </table:table-cell>
              <table:table-cell office:value-type="float" office:value="34.1952">
                <text:p>34.1952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21.633536">
                <text:p>21.633536</text:p>
              </table:table-cell>
              <table:table-cell office:value-type="float" office:value="0.954112">
                <text:p>0.954112</text:p>
              </table:table-cell>
              <table:table-cell office:value-type="float" office:value="33.647872">
                <text:p>33.647872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21.339648">
                <text:p>21.339648</text:p>
              </table:table-cell>
              <table:table-cell office:value-type="float" office:value="0.93696">
                <text:p>0.93696</text:p>
              </table:table-cell>
              <table:table-cell office:value-type="float" office:value="33.416192">
                <text:p>33.416192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21.051392">
                <text:p>21.051392</text:p>
              </table:table-cell>
              <table:table-cell office:value-type="float" office:value="0.993024">
                <text:p>0.993024</text:p>
              </table:table-cell>
              <table:table-cell office:value-type="float" office:value="33.126912">
                <text:p>33.126912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20.667904">
                <text:p>20.667904</text:p>
              </table:table-cell>
              <table:table-cell office:value-type="float" office:value="1.492736">
                <text:p>1.492736</text:p>
              </table:table-cell>
              <table:table-cell office:value-type="float" office:value="32.58368">
                <text:p>32.58368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20.236032">
                <text:p>20.236032</text:p>
              </table:table-cell>
              <table:table-cell office:value-type="float" office:value="1.041152">
                <text:p>1.041152</text:p>
              </table:table-cell>
              <table:table-cell office:value-type="float" office:value="32.196096">
                <text:p>32.196096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19.93984">
                <text:p>19.93984</text:p>
              </table:table-cell>
              <table:table-cell office:value-type="float" office:value="1.191424">
                <text:p>1.191424</text:p>
              </table:table-cell>
              <table:table-cell office:value-type="float" office:value="32.128768">
                <text:p>32.128768</text:p>
              </table:table-cell>
            </table:table-row>
            <table:table-row>
              <table:table-cell office:value-type="float" office:value="909">
                <text:p>909</text:p>
              </table:table-cell>
              <table:table-cell office:value-type="float" office:value="19.510528">
                <text:p>19.510528</text:p>
              </table:table-cell>
              <table:table-cell office:value-type="float" office:value="0.827136">
                <text:p>0.827136</text:p>
              </table:table-cell>
              <table:table-cell office:value-type="float" office:value="31.84896">
                <text:p>31.84896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19.010304">
                <text:p>19.010304</text:p>
              </table:table-cell>
              <table:table-cell office:value-type="float" office:value="0.977152">
                <text:p>0.977152</text:p>
              </table:table-cell>
              <table:table-cell office:value-type="float" office:value="31.334912">
                <text:p>31.334912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18.588928">
                <text:p>18.588928</text:p>
              </table:table-cell>
              <table:table-cell office:value-type="float" office:value="0.94208">
                <text:p>0.94208</text:p>
              </table:table-cell>
              <table:table-cell office:value-type="float" office:value="34.513664">
                <text:p>34.513664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18.287872">
                <text:p>18.287872</text:p>
              </table:table-cell>
              <table:table-cell office:value-type="float" office:value="1.025024">
                <text:p>1.025024</text:p>
              </table:table-cell>
              <table:table-cell office:value-type="float" office:value="34.213632">
                <text:p>34.213632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17.764096">
                <text:p>17.764096</text:p>
              </table:table-cell>
              <table:table-cell office:value-type="float" office:value="1.07264">
                <text:p>1.07264</text:p>
              </table:table-cell>
              <table:table-cell office:value-type="float" office:value="33.764352">
                <text:p>33.764352</text:p>
              </table:table-cell>
            </table:table-row>
            <table:table-row>
              <table:table-cell office:value-type="float" office:value="914">
                <text:p>914</text:p>
              </table:table-cell>
              <table:table-cell office:value-type="float" office:value="17.462016">
                <text:p>17.462016</text:p>
              </table:table-cell>
              <table:table-cell office:value-type="float" office:value="0.95872">
                <text:p>0.95872</text:p>
              </table:table-cell>
              <table:table-cell office:value-type="float" office:value="32.946432">
                <text:p>32.946432</text:p>
              </table:table-cell>
            </table:table-row>
            <table:table-row>
              <table:table-cell office:value-type="float" office:value="915">
                <text:p>915</text:p>
              </table:table-cell>
              <table:table-cell office:value-type="float" office:value="17.170944">
                <text:p>17.170944</text:p>
              </table:table-cell>
              <table:table-cell office:value-type="float" office:value="0.986368">
                <text:p>0.986368</text:p>
              </table:table-cell>
              <table:table-cell office:value-type="float" office:value="32.599296">
                <text:p>32.599296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16.803328">
                <text:p>16.803328</text:p>
              </table:table-cell>
              <table:table-cell office:value-type="float" office:value="1.01376">
                <text:p>1.01376</text:p>
              </table:table-cell>
              <table:table-cell office:value-type="float" office:value="38.28608">
                <text:p>38.28608</text:p>
              </table:table-cell>
            </table:table-row>
            <table:table-row>
              <table:table-cell office:value-type="float" office:value="917">
                <text:p>917</text:p>
              </table:table-cell>
              <table:table-cell office:value-type="float" office:value="18.318336">
                <text:p>18.318336</text:p>
              </table:table-cell>
              <table:table-cell office:value-type="float" office:value="0.9408">
                <text:p>0.9408</text:p>
              </table:table-cell>
              <table:table-cell office:value-type="float" office:value="38.864896">
                <text:p>38.864896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18.008064">
                <text:p>18.008064</text:p>
              </table:table-cell>
              <table:table-cell office:value-type="float" office:value="1.010944">
                <text:p>1.010944</text:p>
              </table:table-cell>
              <table:table-cell office:value-type="float" office:value="38.588928">
                <text:p>38.588928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17.584128">
                <text:p>17.584128</text:p>
              </table:table-cell>
              <table:table-cell office:value-type="float" office:value="1.062656">
                <text:p>1.062656</text:p>
              </table:table-cell>
              <table:table-cell office:value-type="float" office:value="38.214144">
                <text:p>38.214144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17.260032">
                <text:p>17.260032</text:p>
              </table:table-cell>
              <table:table-cell office:value-type="float" office:value="0.962048">
                <text:p>0.962048</text:p>
              </table:table-cell>
              <table:table-cell office:value-type="float" office:value="37.922816">
                <text:p>37.922816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16.96">
                <text:p>16.96</text:p>
              </table:table-cell>
              <table:table-cell office:value-type="float" office:value="0.977152">
                <text:p>0.977152</text:p>
              </table:table-cell>
              <table:table-cell office:value-type="float" office:value="37.633792">
                <text:p>37.633792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16.669952">
                <text:p>16.669952</text:p>
              </table:table-cell>
              <table:table-cell office:value-type="float" office:value="1.000704">
                <text:p>1.000704</text:p>
              </table:table-cell>
              <table:table-cell office:value-type="float" office:value="37.346816">
                <text:p>37.346816</text:p>
              </table:table-cell>
            </table:table-row>
            <table:table-row>
              <table:table-cell office:value-type="float" office:value="923">
                <text:p>923</text:p>
              </table:table-cell>
              <table:table-cell office:value-type="float" office:value="16.382976">
                <text:p>16.382976</text:p>
              </table:table-cell>
              <table:table-cell office:value-type="float" office:value="1.12">
                <text:p>1.12</text:p>
              </table:table-cell>
              <table:table-cell office:value-type="float" office:value="37.060096">
                <text:p>37.060096</text:p>
              </table:table-cell>
            </table:table-row>
            <table:table-row>
              <table:table-cell office:value-type="float" office:value="924">
                <text:p>924</text:p>
              </table:table-cell>
              <table:table-cell office:value-type="float" office:value="16.473088">
                <text:p>16.473088</text:p>
              </table:table-cell>
              <table:table-cell office:value-type="float" office:value="1.026048">
                <text:p>1.026048</text:p>
              </table:table-cell>
              <table:table-cell office:value-type="float" office:value="36.495872">
                <text:p>36.495872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16.402944">
                <text:p>16.402944</text:p>
              </table:table-cell>
              <table:table-cell office:value-type="float" office:value="1.004288">
                <text:p>1.004288</text:p>
              </table:table-cell>
              <table:table-cell office:value-type="float" office:value="36.201216">
                <text:p>36.201216</text:p>
              </table:table-cell>
            </table:table-row>
            <table:table-row>
              <table:table-cell office:value-type="float" office:value="926">
                <text:p>926</text:p>
              </table:table-cell>
              <table:table-cell office:value-type="float" office:value="17.590528">
                <text:p>17.590528</text:p>
              </table:table-cell>
              <table:table-cell office:value-type="float" office:value="1.037824">
                <text:p>1.037824</text:p>
              </table:table-cell>
              <table:table-cell office:value-type="float" office:value="35.81696">
                <text:p>35.81696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17.627136">
                <text:p>17.627136</text:p>
              </table:table-cell>
              <table:table-cell office:value-type="float" office:value="1.064192">
                <text:p>1.064192</text:p>
              </table:table-cell>
              <table:table-cell office:value-type="float" office:value="35.524608">
                <text:p>35.524608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17.298688">
                <text:p>17.298688</text:p>
              </table:table-cell>
              <table:table-cell office:value-type="float" office:value="0.785152">
                <text:p>0.785152</text:p>
              </table:table-cell>
              <table:table-cell office:value-type="float" office:value="35.06816">
                <text:p>35.06816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17.095168">
                <text:p>17.095168</text:p>
              </table:table-cell>
              <table:table-cell office:value-type="float" office:value="1.008384">
                <text:p>1.008384</text:p>
              </table:table-cell>
              <table:table-cell office:value-type="float" office:value="34.7392">
                <text:p>34.7392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16.692992">
                <text:p>16.692992</text:p>
              </table:table-cell>
              <table:table-cell office:value-type="float" office:value="1.026816">
                <text:p>1.026816</text:p>
              </table:table-cell>
              <table:table-cell office:value-type="float" office:value="34.449152">
                <text:p>34.449152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16.123136">
                <text:p>16.123136</text:p>
              </table:table-cell>
              <table:table-cell office:value-type="float" office:value="1.049856">
                <text:p>1.049856</text:p>
              </table:table-cell>
              <table:table-cell office:value-type="float" office:value="34.15808">
                <text:p>34.15808</text:p>
              </table:table-cell>
            </table:table-row>
            <table:table-row>
              <table:table-cell office:value-type="float" office:value="932">
                <text:p>932</text:p>
              </table:table-cell>
              <table:table-cell office:value-type="float" office:value="15.7568">
                <text:p>15.7568</text:p>
              </table:table-cell>
              <table:table-cell office:value-type="float" office:value="1.02528">
                <text:p>1.02528</text:p>
              </table:table-cell>
              <table:table-cell office:value-type="float" office:value="34.082048">
                <text:p>34.082048</text:p>
              </table:table-cell>
            </table:table-row>
            <table:table-row>
              <table:table-cell office:value-type="float" office:value="933">
                <text:p>933</text:p>
              </table:table-cell>
              <table:table-cell office:value-type="float" office:value="15.399936">
                <text:p>15.399936</text:p>
              </table:table-cell>
              <table:table-cell office:value-type="float" office:value="0.944896">
                <text:p>0.944896</text:p>
              </table:table-cell>
              <table:table-cell office:value-type="float" office:value="33.90208">
                <text:p>33.90208</text:p>
              </table:table-cell>
            </table:table-row>
            <table:table-row>
              <table:table-cell office:value-type="float" office:value="934">
                <text:p>934</text:p>
              </table:table-cell>
              <table:table-cell office:value-type="float" office:value="18.128896">
                <text:p>18.128896</text:p>
              </table:table-cell>
              <table:table-cell office:value-type="float" office:value="1.528576">
                <text:p>1.528576</text:p>
              </table:table-cell>
              <table:table-cell office:value-type="float" office:value="33.607936">
                <text:p>33.607936</text:p>
              </table:table-cell>
            </table:table-row>
            <table:table-row>
              <table:table-cell office:value-type="float" office:value="935">
                <text:p>935</text:p>
              </table:table-cell>
              <table:table-cell office:value-type="float" office:value="19.473152">
                <text:p>19.473152</text:p>
              </table:table-cell>
              <table:table-cell office:value-type="float" office:value="1.110784">
                <text:p>1.110784</text:p>
              </table:table-cell>
              <table:table-cell office:value-type="float" office:value="33.309952">
                <text:p>33.309952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19.088128">
                <text:p>19.088128</text:p>
              </table:table-cell>
              <table:table-cell office:value-type="float" office:value="1.153536">
                <text:p>1.153536</text:p>
              </table:table-cell>
              <table:table-cell office:value-type="float" office:value="32.999168">
                <text:p>32.999168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18.731776">
                <text:p>18.731776</text:p>
              </table:table-cell>
              <table:table-cell office:value-type="float" office:value="0.98432">
                <text:p>0.98432</text:p>
              </table:table-cell>
              <table:table-cell office:value-type="float" office:value="32.70912">
                <text:p>32.70912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18.343936">
                <text:p>18.343936</text:p>
              </table:table-cell>
              <table:table-cell office:value-type="float" office:value="1.014784">
                <text:p>1.014784</text:p>
              </table:table-cell>
              <table:table-cell office:value-type="float" office:value="32.313088">
                <text:p>32.313088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17.886976">
                <text:p>17.886976</text:p>
              </table:table-cell>
              <table:table-cell office:value-type="float" office:value="0.94464">
                <text:p>0.94464</text:p>
              </table:table-cell>
              <table:table-cell office:value-type="float" office:value="32.047872">
                <text:p>32.047872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17.341184">
                <text:p>17.341184</text:p>
              </table:table-cell>
              <table:table-cell office:value-type="float" office:value="0.98304">
                <text:p>0.98304</text:p>
              </table:table-cell>
              <table:table-cell office:value-type="float" office:value="32.372992">
                <text:p>32.372992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16.971264">
                <text:p>16.971264</text:p>
              </table:table-cell>
              <table:table-cell office:value-type="float" office:value="1.00608">
                <text:p>1.00608</text:p>
              </table:table-cell>
              <table:table-cell office:value-type="float" office:value="32.219136">
                <text:p>32.219136</text:p>
              </table:table-cell>
            </table:table-row>
            <table:table-row>
              <table:table-cell office:value-type="float" office:value="942">
                <text:p>942</text:p>
              </table:table-cell>
              <table:table-cell office:value-type="float" office:value="15.956736">
                <text:p>15.956736</text:p>
              </table:table-cell>
              <table:table-cell office:value-type="float" office:value="0.998912">
                <text:p>0.998912</text:p>
              </table:table-cell>
              <table:table-cell office:value-type="float" office:value="32.248064">
                <text:p>32.248064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15.522816">
                <text:p>15.522816</text:p>
              </table:table-cell>
              <table:table-cell office:value-type="float" office:value="0.980992">
                <text:p>0.980992</text:p>
              </table:table-cell>
              <table:table-cell office:value-type="float" office:value="31.41632">
                <text:p>31.41632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15.218944">
                <text:p>15.218944</text:p>
              </table:table-cell>
              <table:table-cell office:value-type="float" office:value="0.984832">
                <text:p>0.984832</text:p>
              </table:table-cell>
              <table:table-cell office:value-type="float" office:value="31.725056">
                <text:p>31.725056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14.712576">
                <text:p>14.712576</text:p>
              </table:table-cell>
              <table:table-cell office:value-type="float" office:value="0.908032">
                <text:p>0.908032</text:p>
              </table:table-cell>
              <table:table-cell office:value-type="float" office:value="31.581696">
                <text:p>31.581696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12.239104">
                <text:p>12.239104</text:p>
              </table:table-cell>
              <table:table-cell office:value-type="float" office:value="0.960256">
                <text:p>0.960256</text:p>
              </table:table-cell>
              <table:table-cell office:value-type="float" office:value="31.40608">
                <text:p>31.40608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11.728896">
                <text:p>11.728896</text:p>
              </table:table-cell>
              <table:table-cell office:value-type="float" office:value="0.982784">
                <text:p>0.982784</text:p>
              </table:table-cell>
              <table:table-cell office:value-type="float" office:value="33.319936">
                <text:p>33.319936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10.164992">
                <text:p>10.164992</text:p>
              </table:table-cell>
              <table:table-cell office:value-type="float" office:value="1.018112">
                <text:p>1.018112</text:p>
              </table:table-cell>
              <table:table-cell office:value-type="float" office:value="33.146368">
                <text:p>33.146368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9.746688">
                <text:p>9.746688</text:p>
              </table:table-cell>
              <table:table-cell office:value-type="float" office:value="0.988672">
                <text:p>0.988672</text:p>
              </table:table-cell>
              <table:table-cell office:value-type="float" office:value="32.989696">
                <text:p>32.989696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9.3184">
                <text:p>9.3184</text:p>
              </table:table-cell>
              <table:table-cell office:value-type="float" office:value="0.836096">
                <text:p>0.836096</text:p>
              </table:table-cell>
              <table:table-cell office:value-type="float" office:value="32.70912">
                <text:p>32.70912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8.97408">
                <text:p>8.97408</text:p>
              </table:table-cell>
              <table:table-cell office:value-type="float" office:value="0.97792">
                <text:p>0.97792</text:p>
              </table:table-cell>
              <table:table-cell office:value-type="float" office:value="32.638464">
                <text:p>32.638464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8.674304">
                <text:p>8.674304</text:p>
              </table:table-cell>
              <table:table-cell office:value-type="float" office:value="0.937472">
                <text:p>0.937472</text:p>
              </table:table-cell>
              <table:table-cell office:value-type="float" office:value="32.347904">
                <text:p>32.347904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9.185024">
                <text:p>9.185024</text:p>
              </table:table-cell>
              <table:table-cell office:value-type="float" office:value="0.96512">
                <text:p>0.96512</text:p>
              </table:table-cell>
              <table:table-cell office:value-type="float" office:value="32.057088">
                <text:p>32.057088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9.135616">
                <text:p>9.135616</text:p>
              </table:table-cell>
              <table:table-cell office:value-type="float" office:value="0.836096">
                <text:p>0.836096</text:p>
              </table:table-cell>
              <table:table-cell office:value-type="float" office:value="31.631104">
                <text:p>31.631104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8.728064">
                <text:p>8.728064</text:p>
              </table:table-cell>
              <table:table-cell office:value-type="float" office:value="0.953344">
                <text:p>0.953344</text:p>
              </table:table-cell>
              <table:table-cell office:value-type="float" office:value="31.424512">
                <text:p>31.424512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8.484352">
                <text:p>8.484352</text:p>
              </table:table-cell>
              <table:table-cell office:value-type="float" office:value="0.973824">
                <text:p>0.973824</text:p>
              </table:table-cell>
              <table:table-cell office:value-type="float" office:value="31.27168">
                <text:p>31.27168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8.563712">
                <text:p>8.563712</text:p>
              </table:table-cell>
              <table:table-cell office:value-type="float" office:value="1.067008">
                <text:p>1.067008</text:p>
              </table:table-cell>
              <table:table-cell office:value-type="float" office:value="30.983936">
                <text:p>30.983936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8.285184">
                <text:p>8.285184</text:p>
              </table:table-cell>
              <table:table-cell office:value-type="float" office:value="0.947712">
                <text:p>0.947712</text:p>
              </table:table-cell>
              <table:table-cell office:value-type="float" office:value="31.182336">
                <text:p>31.182336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7.883008">
                <text:p>7.883008</text:p>
              </table:table-cell>
              <table:table-cell office:value-type="float" office:value="1.004032">
                <text:p>1.004032</text:p>
              </table:table-cell>
              <table:table-cell office:value-type="float" office:value="30.607104">
                <text:p>30.60710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7.579136">
                <text:p>7.579136</text:p>
              </table:table-cell>
              <table:table-cell office:value-type="float" office:value="0.995072">
                <text:p>0.995072</text:p>
              </table:table-cell>
              <table:table-cell office:value-type="float" office:value="30.515712">
                <text:p>30.515712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7.248896">
                <text:p>7.248896</text:p>
              </table:table-cell>
              <table:table-cell office:value-type="float" office:value="0.945152">
                <text:p>0.945152</text:p>
              </table:table-cell>
              <table:table-cell office:value-type="float" office:value="29.684992">
                <text:p>29.684992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8.013056">
                <text:p>8.013056</text:p>
              </table:table-cell>
              <table:table-cell office:value-type="float" office:value="1.410816">
                <text:p>1.410816</text:p>
              </table:table-cell>
              <table:table-cell office:value-type="float" office:value="29.344">
                <text:p>29.344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7.433216">
                <text:p>7.433216</text:p>
              </table:table-cell>
              <table:table-cell office:value-type="float" office:value="1.004032">
                <text:p>1.004032</text:p>
              </table:table-cell>
              <table:table-cell office:value-type="float" office:value="28.784128">
                <text:p>28.784128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8.679424">
                <text:p>8.679424</text:p>
              </table:table-cell>
              <table:table-cell office:value-type="float" office:value="1.17376">
                <text:p>1.17376</text:p>
              </table:table-cell>
              <table:table-cell office:value-type="float" office:value="28.529664">
                <text:p>28.529664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8.594944">
                <text:p>8.594944</text:p>
              </table:table-cell>
              <table:table-cell office:value-type="float" office:value="1.006848">
                <text:p>1.006848</text:p>
              </table:table-cell>
              <table:table-cell office:value-type="float" office:value="28.317952">
                <text:p>28.317952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7.57888">
                <text:p>7.57888</text:p>
              </table:table-cell>
              <table:table-cell office:value-type="float" office:value="1.00992">
                <text:p>1.00992</text:p>
              </table:table-cell>
              <table:table-cell office:value-type="float" office:value="28.020992">
                <text:p>28.020992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7.642368">
                <text:p>7.642368</text:p>
              </table:table-cell>
              <table:table-cell office:value-type="float" office:value="0.7872">
                <text:p>0.7872</text:p>
              </table:table-cell>
              <table:table-cell office:value-type="float" office:value="27.727872">
                <text:p>27.727872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9.950976">
                <text:p>9.950976</text:p>
              </table:table-cell>
              <table:table-cell office:value-type="float" office:value="0.951552">
                <text:p>0.951552</text:p>
              </table:table-cell>
              <table:table-cell office:value-type="float" office:value="27.43552">
                <text:p>27.43552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10.324736">
                <text:p>10.324736</text:p>
              </table:table-cell>
              <table:table-cell office:value-type="float" office:value="0.745984">
                <text:p>0.745984</text:p>
              </table:table-cell>
              <table:table-cell office:value-type="float" office:value="27.14112">
                <text:p>27.14112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9.76512">
                <text:p>9.76512</text:p>
              </table:table-cell>
              <table:table-cell office:value-type="float" office:value="1.012224">
                <text:p>1.012224</text:p>
              </table:table-cell>
              <table:table-cell office:value-type="float" office:value="27.39072">
                <text:p>27.39072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10.219008">
                <text:p>10.219008</text:p>
              </table:table-cell>
              <table:table-cell office:value-type="float" office:value="1.100288">
                <text:p>1.100288</text:p>
              </table:table-cell>
              <table:table-cell office:value-type="float" office:value="27.076352">
                <text:p>27.076352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11.460352">
                <text:p>11.460352</text:p>
              </table:table-cell>
              <table:table-cell office:value-type="float" office:value="1.108224">
                <text:p>1.108224</text:p>
              </table:table-cell>
              <table:table-cell office:value-type="float" office:value="26.603776">
                <text:p>26.603776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10.887168">
                <text:p>10.887168</text:p>
              </table:table-cell>
              <table:table-cell office:value-type="float" office:value="1.039616">
                <text:p>1.039616</text:p>
              </table:table-cell>
              <table:table-cell office:value-type="float" office:value="26.830592">
                <text:p>26.830592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10.308096">
                <text:p>10.308096</text:p>
              </table:table-cell>
              <table:table-cell office:value-type="float" office:value="0.962048">
                <text:p>0.962048</text:p>
              </table:table-cell>
              <table:table-cell office:value-type="float" office:value="26.69312">
                <text:p>26.69312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9.874944">
                <text:p>9.874944</text:p>
              </table:table-cell>
              <table:table-cell office:value-type="float" office:value="1.012224">
                <text:p>1.012224</text:p>
              </table:table-cell>
              <table:table-cell office:value-type="float" office:value="26.575872">
                <text:p>26.575872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11.27168">
                <text:p>11.27168</text:p>
              </table:table-cell>
              <table:table-cell office:value-type="float" office:value="1.01888">
                <text:p>1.01888</text:p>
              </table:table-cell>
              <table:table-cell office:value-type="float" office:value="24.98816">
                <text:p>24.98816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11.383808">
                <text:p>11.383808</text:p>
              </table:table-cell>
              <table:table-cell office:value-type="float" office:value="0.943872">
                <text:p>0.943872</text:p>
              </table:table-cell>
              <table:table-cell office:value-type="float" office:value="25.115648">
                <text:p>25.115648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11.009792">
                <text:p>11.009792</text:p>
              </table:table-cell>
              <table:table-cell office:value-type="float" office:value="0.982784">
                <text:p>0.982784</text:p>
              </table:table-cell>
              <table:table-cell office:value-type="float" office:value="24.818944">
                <text:p>24.818944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10.598912">
                <text:p>10.598912</text:p>
              </table:table-cell>
              <table:table-cell office:value-type="float" office:value="1.007872">
                <text:p>1.007872</text:p>
              </table:table-cell>
              <table:table-cell office:value-type="float" office:value="24.52736">
                <text:p>24.52736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10.17216">
                <text:p>10.17216</text:p>
              </table:table-cell>
              <table:table-cell office:value-type="float" office:value="0.952832">
                <text:p>0.952832</text:p>
              </table:table-cell>
              <table:table-cell office:value-type="float" office:value="24.14592">
                <text:p>24.14592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9.754368">
                <text:p>9.754368</text:p>
              </table:table-cell>
              <table:table-cell office:value-type="float" office:value="1.127168">
                <text:p>1.127168</text:p>
              </table:table-cell>
              <table:table-cell office:value-type="float" office:value="23.828992">
                <text:p>23.828992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9.283328">
                <text:p>9.283328</text:p>
              </table:table-cell>
              <table:table-cell office:value-type="float" office:value="0.858112">
                <text:p>0.858112</text:p>
              </table:table-cell>
              <table:table-cell office:value-type="float" office:value="23.493888">
                <text:p>23.493888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8.9792">
                <text:p>8.9792</text:p>
              </table:table-cell>
              <table:table-cell office:value-type="float" office:value="1.126656">
                <text:p>1.126656</text:p>
              </table:table-cell>
              <table:table-cell office:value-type="float" office:value="23.195904">
                <text:p>23.195904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8.64">
                <text:p>8.64</text:p>
              </table:table-cell>
              <table:table-cell office:value-type="float" office:value="1.066496">
                <text:p>1.066496</text:p>
              </table:table-cell>
              <table:table-cell office:value-type="float" office:value="22.906112">
                <text:p>22.906112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8.312064">
                <text:p>8.312064</text:p>
              </table:table-cell>
              <table:table-cell office:value-type="float" office:value="1.041152">
                <text:p>1.041152</text:p>
              </table:table-cell>
              <table:table-cell office:value-type="float" office:value="21.982976">
                <text:p>21.982976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7.98208">
                <text:p>7.98208</text:p>
              </table:table-cell>
              <table:table-cell office:value-type="float" office:value="0.896768">
                <text:p>0.896768</text:p>
              </table:table-cell>
              <table:table-cell office:value-type="float" office:value="22.285312">
                <text:p>22.285312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7.68">
                <text:p>7.68</text:p>
              </table:table-cell>
              <table:table-cell office:value-type="float" office:value="1.005056">
                <text:p>1.005056</text:p>
              </table:table-cell>
              <table:table-cell office:value-type="float" office:value="21.985024">
                <text:p>21.985024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7.342336">
                <text:p>7.342336</text:p>
              </table:table-cell>
              <table:table-cell office:value-type="float" office:value="0.971776">
                <text:p>0.971776</text:p>
              </table:table-cell>
              <table:table-cell office:value-type="float" office:value="21.688064">
                <text:p>21.688064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6.916096">
                <text:p>6.916096</text:p>
              </table:table-cell>
              <table:table-cell office:value-type="float" office:value="1.00992">
                <text:p>1.00992</text:p>
              </table:table-cell>
              <table:table-cell office:value-type="float" office:value="21.394944">
                <text:p>21.394944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6.86592">
                <text:p>6.86592</text:p>
              </table:table-cell>
              <table:table-cell office:value-type="float" office:value="0.943104">
                <text:p>0.943104</text:p>
              </table:table-cell>
              <table:table-cell office:value-type="float" office:value="21.102848">
                <text:p>21.102848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6.311936">
                <text:p>6.311936</text:p>
              </table:table-cell>
              <table:table-cell office:value-type="float" office:value="1.021184">
                <text:p>1.021184</text:p>
              </table:table-cell>
              <table:table-cell office:value-type="float" office:value="20.809984">
                <text:p>20.809984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5.910272">
                <text:p>5.910272</text:p>
              </table:table-cell>
              <table:table-cell office:value-type="float" office:value="0.999936">
                <text:p>0.999936</text:p>
              </table:table-cell>
              <table:table-cell office:value-type="float" office:value="20.518144">
                <text:p>20.518144</text:p>
              </table:table-cell>
            </table:table-row>
            <table:table-row>
              <table:table-cell office:value-type="float" office:value="993">
                <text:p>993</text:p>
              </table:table-cell>
              <table:table-cell office:value-type="float" office:value="5.703168">
                <text:p>5.703168</text:p>
              </table:table-cell>
              <table:table-cell office:value-type="float" office:value="0.939264">
                <text:p>0.939264</text:p>
              </table:table-cell>
              <table:table-cell office:value-type="float" office:value="20.076032">
                <text:p>20.076032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5.0688">
                <text:p>5.0688</text:p>
              </table:table-cell>
              <table:table-cell office:value-type="float" office:value="0.975616">
                <text:p>0.975616</text:p>
              </table:table-cell>
              <table:table-cell office:value-type="float" office:value="19.774976">
                <text:p>19.774976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3.71712">
                <text:p>3.71712</text:p>
              </table:table-cell>
              <table:table-cell office:value-type="float" office:value="1.001984">
                <text:p>1.001984</text:p>
              </table:table-cell>
              <table:table-cell office:value-type="float" office:value="19.480064">
                <text:p>19.480064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3.403264">
                <text:p>3.403264</text:p>
              </table:table-cell>
              <table:table-cell office:value-type="float" office:value="0.937216">
                <text:p>0.937216</text:p>
              </table:table-cell>
              <table:table-cell office:value-type="float" office:value="19.188992">
                <text:p>19.188992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3.062016">
                <text:p>3.062016</text:p>
              </table:table-cell>
              <table:table-cell office:value-type="float" office:value="1.012992">
                <text:p>1.012992</text:p>
              </table:table-cell>
              <table:table-cell office:value-type="float" office:value="18.79808">
                <text:p>18.79808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2.763264">
                <text:p>2.763264</text:p>
              </table:table-cell>
              <table:table-cell office:value-type="float" office:value="1.000704">
                <text:p>1.000704</text:p>
              </table:table-cell>
              <table:table-cell office:value-type="float" office:value="18.500096">
                <text:p>18.500096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2.430976">
                <text:p>2.430976</text:p>
              </table:table-cell>
              <table:table-cell office:value-type="float" office:value="0.799232">
                <text:p>0.799232</text:p>
              </table:table-cell>
              <table:table-cell office:value-type="float" office:value="18.205696">
                <text:p>18.2056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